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2" svg:font-family="'Ubuntu Mono'"/>
    <style:font-face style:name="Liberation Serif1" svg:font-family="'Liberation Serif'" style:font-family-generic="roman"/>
    <style:font-face style:name="Liberation Serif2" svg:font-family="'Liberation Serif'" style:font-adornments="Жирный курсив" style:font-family-generic="roman"/>
    <style:font-face style:name="Ubuntu Mono1" svg:font-family="'Ubuntu Mono'" style:font-pitch="fixed"/>
    <style:font-face style:name="Ubuntu Mono" svg:font-family="'Ubuntu Mono'" style:font-adornments="Жирный курсив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7" style:family="table">
      <style:table-properties style:width="18.002cm" table:align="margins"/>
    </style:style>
    <style:style style:name="Таблица7.A" style:family="table-column">
      <style:table-column-properties style:column-width="2.096cm" style:rel-column-width="7628*"/>
    </style:style>
    <style:style style:name="Таблица7.B" style:family="table-column">
      <style:table-column-properties style:column-width="3.3cm" style:rel-column-width="12014*"/>
    </style:style>
    <style:style style:name="Таблица7.C" style:family="table-column">
      <style:table-column-properties style:column-width="8.698cm" style:rel-column-width="31663*"/>
    </style:style>
    <style:style style:name="Таблица7.D" style:family="table-column">
      <style:table-column-properties style:column-width="1.101cm" style:rel-column-width="4006*"/>
    </style:style>
    <style:style style:name="Таблица7.E" style:family="table-column">
      <style:table-column-properties style:column-width="2.808cm" style:rel-column-width="10224*"/>
    </style:style>
    <style:style style:name="Таблица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7.D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1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.E1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26" style:family="table-cell">
      <style:table-cell-properties fo:padding="0.097cm" fo:border-left="0.05pt solid #000000" fo:border-right="none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997cm" table:align="left"/>
    </style:style>
    <style:style style:name="Таблица15.A" style:family="table-column">
      <style:table-column-properties style:column-width="1.81cm"/>
    </style:style>
    <style:style style:name="Таблица15.B" style:family="table-column">
      <style:table-column-properties style:column-width="10.896cm"/>
    </style:style>
    <style:style style:name="Таблица15.C" style:family="table-column">
      <style:table-column-properties style:column-width="2.699cm"/>
    </style:style>
    <style:style style:name="Таблица15.D" style:family="table-column">
      <style:table-column-properties style:column-width="2.593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D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3" style:family="table">
      <style:table-properties style:width="18.002cm" table:align="margins"/>
    </style:style>
    <style:style style:name="Таблица73.A" style:family="table-column">
      <style:table-column-properties style:column-width="5.711cm" style:rel-column-width="20791*"/>
    </style:style>
    <style:style style:name="Таблица73.B" style:family="table-column">
      <style:table-column-properties style:column-width="6.182cm" style:rel-column-width="22506*"/>
    </style:style>
    <style:style style:name="Таблица73.C" style:family="table-column">
      <style:table-column-properties style:column-width="6.108cm" style:rel-column-width="22238*"/>
    </style:style>
    <style:style style:name="Таблица73.1" style:family="table-row">
      <style:table-row-properties fo:keep-together="always"/>
    </style:style>
    <style:style style:name="Таблица7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3.C1" style:family="table-cell">
      <style:table-cell-properties fo:padding="0.097cm" fo:border="0.05pt solid #000000"/>
    </style:style>
    <style:style style:name="Таблица7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3.C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3.A3" style:family="table-cell">
      <style:table-cell-properties fo:padding="0.097cm" fo:border-left="0.05pt solid #000000" fo:border-right="none" fo:border-top="none" fo:border-bottom="0.05pt solid #000000"/>
    </style:style>
    <style:style style:name="Таблица73.B3" style:family="table-cell">
      <style:table-cell-properties fo:padding="0.097cm" fo:border-left="0.05pt solid #000000" fo:border-right="none" fo:border-top="none" fo:border-bottom="0.05pt solid #000000"/>
    </style:style>
    <style:style style:name="Таблица7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3.A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3.A5" style:family="table-cell">
      <style:table-cell-properties fo:padding="0.097cm" fo:border-left="0.05pt solid #000000" fo:border-right="none" fo:border-top="none" fo:border-bottom="0.05pt solid #000000"/>
    </style:style>
    <style:style style:name="Таблица73.B5" style:family="table-cell">
      <style:table-cell-properties fo:padding="0.097cm" fo:border-left="0.05pt solid #000000" fo:border-right="none" fo:border-top="none" fo:border-bottom="0.05pt solid #000000"/>
    </style:style>
    <style:style style:name="Таблица7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3.A6" style:family="table-cell">
      <style:table-cell-properties fo:padding="0.097cm" fo:border-left="0.05pt solid #000000" fo:border-right="none" fo:border-top="none" fo:border-bottom="0.05pt solid #000000"/>
    </style:style>
    <style:style style:name="Таблица73.B6" style:family="table-cell">
      <style:table-cell-properties fo:padding="0.097cm" fo:border-left="0.05pt solid #000000" fo:border-right="none" fo:border-top="none" fo:border-bottom="0.05pt solid #000000"/>
    </style:style>
    <style:style style:name="Таблица7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3.A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3.A8" style:family="table-cell">
      <style:table-cell-properties fo:padding="0.097cm" fo:border-left="0.05pt solid #000000" fo:border-right="none" fo:border-top="none" fo:border-bottom="0.05pt solid #000000"/>
    </style:style>
    <style:style style:name="Таблица73.B8" style:family="table-cell">
      <style:table-cell-properties fo:padding="0.097cm" fo:border-left="0.05pt solid #000000" fo:border-right="none" fo:border-top="none" fo:border-bottom="0.05pt solid #000000"/>
    </style:style>
    <style:style style:name="Таблица7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3.A9" style:family="table-cell">
      <style:table-cell-properties fo:padding="0.097cm" fo:border-left="0.05pt solid #000000" fo:border-right="none" fo:border-top="none" fo:border-bottom="0.05pt solid #000000"/>
    </style:style>
    <style:style style:name="Таблица73.B9" style:family="table-cell">
      <style:table-cell-properties fo:padding="0.097cm" fo:border-left="0.05pt solid #000000" fo:border-right="none" fo:border-top="none" fo:border-bottom="0.05pt solid #000000"/>
    </style:style>
    <style:style style:name="Таблица7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99cm" table:align="left"/>
    </style:style>
    <style:style style:name="Таблица17.A" style:family="table-column">
      <style:table-column-properties style:column-width="1.997cm"/>
    </style:style>
    <style:style style:name="Таблица17.B" style:family="table-column">
      <style:table-column-properties style:column-width="5.214cm"/>
    </style:style>
    <style:style style:name="Таблица17.C" style:family="table-column">
      <style:table-column-properties style:column-width="9.779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8.002cm" table:align="margins"/>
    </style:style>
    <style:style style:name="Таблица21.A" style:family="table-column">
      <style:table-column-properties style:column-width="4.794cm" style:rel-column-width="2718*"/>
    </style:style>
    <style:style style:name="Таблица21.B" style:family="table-column">
      <style:table-column-properties style:column-width="6.916cm" style:rel-column-width="3921*"/>
    </style:style>
    <style:style style:name="Таблица21.C" style:family="table-column">
      <style:table-column-properties style:column-width="6.292cm" style:rel-column-width="3567*"/>
    </style:style>
    <style:style style:name="Таблица2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1.C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1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1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1.A3" style:family="table-cell">
      <style:table-cell-properties fo:padding="0.097cm" fo:border-left="0.05pt solid #000000" fo:border-right="none" fo:border-top="none" fo:border-bottom="0.05pt solid #000000"/>
    </style:style>
    <style:style style:name="Таблица21.B3" style:family="table-cell">
      <style:table-cell-properties fo:padding="0.097cm" fo:border-left="0.05pt solid #000000" fo:border-right="none" fo:border-top="none" fo:border-bottom="0.05pt solid #000000"/>
    </style:style>
    <style:style style:name="Таблица2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none" fo:border-top="none" fo:border-bottom="0.05pt solid #000000"/>
    </style:style>
    <style:style style:name="Таблица21.B4" style:family="table-cell">
      <style:table-cell-properties fo:padding="0.097cm" fo:border-left="0.05pt solid #000000" fo:border-right="none" fo:border-top="none" fo:border-bottom="0.05pt solid #000000"/>
    </style:style>
    <style:style style:name="Таблица2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5" style:family="table-cell">
      <style:table-cell-properties fo:padding="0.097cm" fo:border-left="0.05pt solid #000000" fo:border-right="none" fo:border-top="none" fo:border-bottom="0.05pt solid #000000"/>
    </style:style>
    <style:style style:name="Таблица21.B5" style:family="table-cell">
      <style:table-cell-properties fo:padding="0.097cm" fo:border-left="0.05pt solid #000000" fo:border-right="none" fo:border-top="none" fo:border-bottom="0.05pt solid #000000"/>
    </style:style>
    <style:style style:name="Таблица21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8" style:family="table-cell">
      <style:table-cell-properties fo:padding="0.097cm" fo:border-left="0.05pt solid #000000" fo:border-right="none" fo:border-top="none" fo:border-bottom="0.05pt solid #000000"/>
    </style:style>
    <style:style style:name="Таблица2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9" style:family="table-cell">
      <style:table-cell-properties fo:padding="0.097cm" fo:border-left="0.05pt solid #000000" fo:border-right="none" fo:border-top="none" fo:border-bottom="0.05pt solid #000000"/>
    </style:style>
    <style:style style:name="Таблица21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1" style:family="table">
      <style:table-properties style:width="15.404cm" table:align="left"/>
    </style:style>
    <style:style style:name="Таблица41.A" style:family="table-column">
      <style:table-column-properties style:column-width="1.709cm"/>
    </style:style>
    <style:style style:name="Таблица41.B" style:family="table-column">
      <style:table-column-properties style:column-width="2.32cm"/>
    </style:style>
    <style:style style:name="Таблица41.C" style:family="table-column">
      <style:table-column-properties style:column-width="4.172cm"/>
    </style:style>
    <style:style style:name="Таблица41.D" style:family="table-column">
      <style:table-column-properties style:column-width="7.204cm"/>
    </style:style>
    <style:style style:name="Таблица41.1" style:family="table-row">
      <style:table-row-properties fo:keep-together="always"/>
    </style:style>
    <style:style style:name="Таблица4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1.D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41.A2" style:family="table-cell">
      <style:table-cell-properties fo:padding="0.097cm" fo:border-left="0.05pt solid #000000" fo:border-right="none" fo:border-top="none" fo:border-bottom="0.05pt solid #000000"/>
    </style:style>
    <style:style style:name="Таблица41.B2" style:family="table-cell">
      <style:table-cell-properties fo:padding="0.097cm" fo:border-left="0.05pt solid #000000" fo:border-right="none" fo:border-top="none" fo:border-bottom="0.05pt solid #000000"/>
    </style:style>
    <style:style style:name="Таблица41.C2" style:family="table-cell">
      <style:table-cell-properties fo:padding="0.097cm" fo:border-left="0.05pt solid #000000" fo:border-right="none" fo:border-top="none" fo:border-bottom="0.05pt solid #000000"/>
    </style:style>
    <style:style style:name="Таблица4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1.A3" style:family="table-cell">
      <style:table-cell-properties fo:padding="0.097cm" fo:border-left="0.05pt solid #000000" fo:border-right="none" fo:border-top="none" fo:border-bottom="0.05pt solid #000000"/>
    </style:style>
    <style:style style:name="Таблица41.B3" style:family="table-cell">
      <style:table-cell-properties fo:padding="0.097cm" fo:border-left="0.05pt solid #000000" fo:border-right="none" fo:border-top="none" fo:border-bottom="0.05pt solid #000000"/>
    </style:style>
    <style:style style:name="Таблица41.C3" style:family="table-cell">
      <style:table-cell-properties fo:padding="0.097cm" fo:border-left="0.05pt solid #000000" fo:border-right="none" fo:border-top="none" fo:border-bottom="0.05pt solid #000000"/>
    </style:style>
    <style:style style:name="Таблица41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1.A4" style:family="table-cell">
      <style:table-cell-properties fo:padding="0.097cm" fo:border-left="0.05pt solid #000000" fo:border-right="none" fo:border-top="none" fo:border-bottom="0.05pt solid #000000"/>
    </style:style>
    <style:style style:name="Таблица41.B4" style:family="table-cell">
      <style:table-cell-properties fo:padding="0.097cm" fo:border-left="0.05pt solid #000000" fo:border-right="none" fo:border-top="none" fo:border-bottom="0.05pt solid #000000"/>
    </style:style>
    <style:style style:name="Таблица41.C4" style:family="table-cell">
      <style:table-cell-properties fo:padding="0.097cm" fo:border-left="0.05pt solid #000000" fo:border-right="none" fo:border-top="none" fo:border-bottom="0.05pt solid #000000"/>
    </style:style>
    <style:style style:name="Таблица41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1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1.D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1.A6" style:family="table-cell">
      <style:table-cell-properties fo:padding="0.097cm" fo:border-left="0.05pt solid #000000" fo:border-right="none" fo:border-top="none" fo:border-bottom="0.05pt solid #000000"/>
    </style:style>
    <style:style style:name="Таблица41.B6" style:family="table-cell">
      <style:table-cell-properties fo:padding="0.097cm" fo:border-left="0.05pt solid #000000" fo:border-right="none" fo:border-top="none" fo:border-bottom="0.05pt solid #000000"/>
    </style:style>
    <style:style style:name="Таблица41.C6" style:family="table-cell">
      <style:table-cell-properties fo:padding="0.097cm" fo:border-left="0.05pt solid #000000" fo:border-right="none" fo:border-top="none" fo:border-bottom="0.05pt solid #000000"/>
    </style:style>
    <style:style style:name="Таблица41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1.A7" style:family="table-cell">
      <style:table-cell-properties fo:padding="0.097cm" fo:border-left="0.05pt solid #000000" fo:border-right="none" fo:border-top="none" fo:border-bottom="0.05pt solid #000000"/>
    </style:style>
    <style:style style:name="Таблица41.B7" style:family="table-cell">
      <style:table-cell-properties fo:padding="0.097cm" fo:border-left="0.05pt solid #000000" fo:border-right="none" fo:border-top="none" fo:border-bottom="0.05pt solid #000000"/>
    </style:style>
    <style:style style:name="Таблица41.C7" style:family="table-cell">
      <style:table-cell-properties fo:padding="0.097cm" fo:border-left="0.05pt solid #000000" fo:border-right="none" fo:border-top="none" fo:border-bottom="0.05pt solid #000000"/>
    </style:style>
    <style:style style:name="Таблица41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1.A8" style:family="table-cell">
      <style:table-cell-properties fo:padding="0.097cm" fo:border-left="0.05pt solid #000000" fo:border-right="none" fo:border-top="none" fo:border-bottom="0.05pt solid #000000"/>
    </style:style>
    <style:style style:name="Таблица41.B8" style:family="table-cell">
      <style:table-cell-properties fo:padding="0.097cm" fo:border-left="0.05pt solid #000000" fo:border-right="none" fo:border-top="none" fo:border-bottom="0.05pt solid #000000"/>
    </style:style>
    <style:style style:name="Таблица41.C8" style:family="table-cell">
      <style:table-cell-properties fo:padding="0.097cm" fo:border-left="0.05pt solid #000000" fo:border-right="none" fo:border-top="none" fo:border-bottom="0.05pt solid #000000"/>
    </style:style>
    <style:style style:name="Таблица41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8.002cm" table:align="margins"/>
    </style:style>
    <style:style style:name="Таблица22.A" style:family="table-column">
      <style:table-column-properties style:column-width="9.195cm" style:rel-column-width="33473*"/>
    </style:style>
    <style:style style:name="Таблица22.B" style:family="table-column">
      <style:table-column-properties style:column-width="8.807cm" style:rel-column-width="32062*"/>
    </style:style>
    <style:style style:name="Таблица22.1" style:family="table-row">
      <style:table-row-properties fo:keep-together="always"/>
    </style:style>
    <style:style style:name="Таблица2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2.B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none" fo:border-top="none" fo:border-bottom="0.05pt solid #000000"/>
    </style:style>
    <style:style style:name="Таблица2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padding="0.097cm" fo:border-left="0.05pt solid #000000" fo:border-right="none" fo:border-top="none" fo:border-bottom="0.05pt solid #000000"/>
    </style:style>
    <style:style style:name="Таблица2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5" style:family="table-cell">
      <style:table-cell-properties fo:padding="0.097cm" fo:border-left="0.05pt solid #000000" fo:border-right="none" fo:border-top="none" fo:border-bottom="0.05pt solid #000000"/>
    </style:style>
    <style:style style:name="Таблица2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none" fo:border-top="none" fo:border-bottom="0.05pt solid #000000"/>
    </style:style>
    <style:style style:name="Таблица2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B7" style:family="table-cell">
      <style:table-cell-properties fo:padding="0.097cm" fo:border="0.05pt solid #000000"/>
    </style:style>
    <style:style style:name="Таблица22.A8" style:family="table-cell">
      <style:table-cell-properties fo:padding="0.097cm" fo:border-left="0.05pt solid #000000" fo:border-right="none" fo:border-top="none" fo:border-bottom="0.05pt solid #000000"/>
    </style:style>
    <style:style style:name="Таблица2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none" fo:border-top="none" fo:border-bottom="0.05pt solid #000000"/>
    </style:style>
    <style:style style:name="Таблица2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10" style:family="table-cell">
      <style:table-cell-properties fo:padding="0.097cm" fo:border-left="0.05pt solid #000000" fo:border-right="none" fo:border-top="none" fo:border-bottom="0.05pt solid #000000"/>
    </style:style>
    <style:style style:name="Таблица2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11" style:family="table-cell">
      <style:table-cell-properties fo:padding="0.097cm" fo:border-left="0.05pt solid #000000" fo:border-right="none" fo:border-top="none" fo:border-bottom="0.05pt solid #000000"/>
    </style:style>
    <style:style style:name="Таблица22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" style:family="table">
      <style:table-properties style:width="18.002cm" table:align="margins"/>
    </style:style>
    <style:style style:name="Таблица54.A" style:family="table-column">
      <style:table-column-properties style:column-width="4.295cm" style:rel-column-width="15635*"/>
    </style:style>
    <style:style style:name="Таблица54.B" style:family="table-column">
      <style:table-column-properties style:column-width="4.507cm" style:rel-column-width="16406*"/>
    </style:style>
    <style:style style:name="Таблица54.C" style:family="table-column">
      <style:table-column-properties style:column-width="9.2cm" style:rel-column-width="33494*"/>
    </style:style>
    <style:style style:name="Таблица5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4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54.A2" style:family="table-cell">
      <style:table-cell-properties fo:padding="0.097cm" fo:border-left="0.05pt solid #000000" fo:border-right="none" fo:border-top="none" fo:border-bottom="0.05pt solid #000000"/>
    </style:style>
    <style:style style:name="Таблица54.B2" style:family="table-cell">
      <style:table-cell-properties fo:padding="0.097cm" fo:border-left="0.05pt solid #000000" fo:border-right="none" fo:border-top="none" fo:border-bottom="0.05pt solid #000000"/>
    </style:style>
    <style:style style:name="Таблица5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3" style:family="table-cell">
      <style:table-cell-properties fo:padding="0.097cm" fo:border-left="0.05pt solid #000000" fo:border-right="none" fo:border-top="none" fo:border-bottom="0.05pt solid #000000"/>
    </style:style>
    <style:style style:name="Таблица54.B3" style:family="table-cell">
      <style:table-cell-properties fo:padding="0.097cm" fo:border-left="0.05pt solid #000000" fo:border-right="none" fo:border-top="none" fo:border-bottom="0.05pt solid #000000"/>
    </style:style>
    <style:style style:name="Таблица5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4" style:family="table-cell">
      <style:table-cell-properties fo:padding="0.097cm" fo:border-left="0.05pt solid #000000" fo:border-right="none" fo:border-top="none" fo:border-bottom="0.05pt solid #000000"/>
    </style:style>
    <style:style style:name="Таблица54.B4" style:family="table-cell">
      <style:table-cell-properties fo:padding="0.097cm" fo:border-left="0.05pt solid #000000" fo:border-right="none" fo:border-top="none" fo:border-bottom="0.05pt solid #000000"/>
    </style:style>
    <style:style style:name="Таблица5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5" style:family="table-cell">
      <style:table-cell-properties fo:padding="0.097cm" fo:border-left="0.05pt solid #000000" fo:border-right="none" fo:border-top="none" fo:border-bottom="0.05pt solid #000000"/>
    </style:style>
    <style:style style:name="Таблица54.B5" style:family="table-cell">
      <style:table-cell-properties fo:padding="0.097cm" fo:border-left="0.05pt solid #000000" fo:border-right="none" fo:border-top="none" fo:border-bottom="0.05pt solid #000000"/>
    </style:style>
    <style:style style:name="Таблица5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6" style:family="table-cell">
      <style:table-cell-properties fo:padding="0.097cm" fo:border-left="0.05pt solid #000000" fo:border-right="none" fo:border-top="none" fo:border-bottom="0.05pt solid #000000"/>
    </style:style>
    <style:style style:name="Таблица54.B6" style:family="table-cell">
      <style:table-cell-properties fo:padding="0.097cm" fo:border-left="0.05pt solid #000000" fo:border-right="none" fo:border-top="none" fo:border-bottom="0.05pt solid #000000"/>
    </style:style>
    <style:style style:name="Таблица5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7" style:family="table-cell">
      <style:table-cell-properties fo:padding="0.097cm" fo:border-left="0.05pt solid #000000" fo:border-right="none" fo:border-top="none" fo:border-bottom="0.05pt solid #000000"/>
    </style:style>
    <style:style style:name="Таблица54.B7" style:family="table-cell">
      <style:table-cell-properties fo:padding="0.097cm" fo:border-left="0.05pt solid #000000" fo:border-right="none" fo:border-top="none" fo:border-bottom="0.05pt solid #000000"/>
    </style:style>
    <style:style style:name="Таблица5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8" style:family="table-cell">
      <style:table-cell-properties fo:padding="0.097cm" fo:border-left="0.05pt solid #000000" fo:border-right="none" fo:border-top="none" fo:border-bottom="0.05pt solid #000000"/>
    </style:style>
    <style:style style:name="Таблица54.B8" style:family="table-cell">
      <style:table-cell-properties fo:padding="0.097cm" fo:border-left="0.05pt solid #000000" fo:border-right="none" fo:border-top="none" fo:border-bottom="0.05pt solid #000000"/>
    </style:style>
    <style:style style:name="Таблица5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9" style:family="table-cell">
      <style:table-cell-properties fo:padding="0.097cm" fo:border-left="0.05pt solid #000000" fo:border-right="none" fo:border-top="none" fo:border-bottom="0.05pt solid #000000"/>
    </style:style>
    <style:style style:name="Таблица54.B9" style:family="table-cell">
      <style:table-cell-properties fo:padding="0.097cm" fo:border-left="0.05pt solid #000000" fo:border-right="none" fo:border-top="none" fo:border-bottom="0.05pt solid #000000"/>
    </style:style>
    <style:style style:name="Таблица5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10" style:family="table-cell">
      <style:table-cell-properties fo:padding="0.097cm" fo:border-left="0.05pt solid #000000" fo:border-right="none" fo:border-top="none" fo:border-bottom="0.05pt solid #000000"/>
    </style:style>
    <style:style style:name="Таблица54.B10" style:family="table-cell">
      <style:table-cell-properties fo:padding="0.097cm" fo:border-left="0.05pt solid #000000" fo:border-right="none" fo:border-top="none" fo:border-bottom="0.05pt solid #000000"/>
    </style:style>
    <style:style style:name="Таблица5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11" style:family="table-cell">
      <style:table-cell-properties fo:padding="0.097cm" fo:border-left="0.05pt solid #000000" fo:border-right="none" fo:border-top="none" fo:border-bottom="0.05pt solid #000000"/>
    </style:style>
    <style:style style:name="Таблица54.B11" style:family="table-cell">
      <style:table-cell-properties fo:padding="0.097cm" fo:border-left="0.05pt solid #000000" fo:border-right="none" fo:border-top="none" fo:border-bottom="0.05pt solid #000000"/>
    </style:style>
    <style:style style:name="Таблица5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12" style:family="table-cell">
      <style:table-cell-properties fo:padding="0.097cm" fo:border-left="0.05pt solid #000000" fo:border-right="none" fo:border-top="none" fo:border-bottom="0.05pt solid #000000"/>
    </style:style>
    <style:style style:name="Таблица54.B12" style:family="table-cell">
      <style:table-cell-properties fo:padding="0.097cm" fo:border-left="0.05pt solid #000000" fo:border-right="none" fo:border-top="none" fo:border-bottom="0.05pt solid #000000"/>
    </style:style>
    <style:style style:name="Таблица5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13" style:family="table-cell">
      <style:table-cell-properties fo:padding="0.097cm" fo:border-left="0.05pt solid #000000" fo:border-right="none" fo:border-top="none" fo:border-bottom="0.05pt solid #000000"/>
    </style:style>
    <style:style style:name="Таблица54.B13" style:family="table-cell">
      <style:table-cell-properties fo:padding="0.097cm" fo:border-left="0.05pt solid #000000" fo:border-right="none" fo:border-top="none" fo:border-bottom="0.05pt solid #000000"/>
    </style:style>
    <style:style style:name="Таблица5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14" style:family="table-cell">
      <style:table-cell-properties fo:padding="0.097cm" fo:border-left="0.05pt solid #000000" fo:border-right="none" fo:border-top="none" fo:border-bottom="0.05pt solid #000000"/>
    </style:style>
    <style:style style:name="Таблица54.B14" style:family="table-cell">
      <style:table-cell-properties fo:padding="0.097cm" fo:border-left="0.05pt solid #000000" fo:border-right="none" fo:border-top="none" fo:border-bottom="0.05pt solid #000000"/>
    </style:style>
    <style:style style:name="Таблица54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15" style:family="table-cell">
      <style:table-cell-properties fo:padding="0.097cm" fo:border-left="0.05pt solid #000000" fo:border-right="none" fo:border-top="none" fo:border-bottom="0.05pt solid #000000"/>
    </style:style>
    <style:style style:name="Таблица54.B15" style:family="table-cell">
      <style:table-cell-properties fo:padding="0.097cm" fo:border-left="0.05pt solid #000000" fo:border-right="none" fo:border-top="none" fo:border-bottom="0.05pt solid #000000"/>
    </style:style>
    <style:style style:name="Таблица54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16" style:family="table-cell">
      <style:table-cell-properties fo:padding="0.097cm" fo:border-left="0.05pt solid #000000" fo:border-right="none" fo:border-top="none" fo:border-bottom="0.05pt solid #000000"/>
    </style:style>
    <style:style style:name="Таблица54.B16" style:family="table-cell">
      <style:table-cell-properties fo:padding="0.097cm" fo:border-left="0.05pt solid #000000" fo:border-right="none" fo:border-top="none" fo:border-bottom="0.05pt solid #000000"/>
    </style:style>
    <style:style style:name="Таблица54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17" style:family="table-cell">
      <style:table-cell-properties fo:padding="0.097cm" fo:border-left="0.05pt solid #000000" fo:border-right="none" fo:border-top="none" fo:border-bottom="0.05pt solid #000000"/>
    </style:style>
    <style:style style:name="Таблица54.B17" style:family="table-cell">
      <style:table-cell-properties fo:padding="0.097cm" fo:border-left="0.05pt solid #000000" fo:border-right="none" fo:border-top="none" fo:border-bottom="0.05pt solid #000000"/>
    </style:style>
    <style:style style:name="Таблица54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18" style:family="table-cell">
      <style:table-cell-properties fo:padding="0.097cm" fo:border-left="0.05pt solid #000000" fo:border-right="none" fo:border-top="none" fo:border-bottom="0.05pt solid #000000"/>
    </style:style>
    <style:style style:name="Таблица54.B18" style:family="table-cell">
      <style:table-cell-properties fo:padding="0.097cm" fo:border-left="0.05pt solid #000000" fo:border-right="none" fo:border-top="none" fo:border-bottom="0.05pt solid #000000"/>
    </style:style>
    <style:style style:name="Таблица54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19" style:family="table-cell">
      <style:table-cell-properties fo:padding="0.097cm" fo:border-left="0.05pt solid #000000" fo:border-right="none" fo:border-top="none" fo:border-bottom="0.05pt solid #000000"/>
    </style:style>
    <style:style style:name="Таблица54.B19" style:family="table-cell">
      <style:table-cell-properties fo:padding="0.097cm" fo:border-left="0.05pt solid #000000" fo:border-right="none" fo:border-top="none" fo:border-bottom="0.05pt solid #000000"/>
    </style:style>
    <style:style style:name="Таблица54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20" style:family="table-cell">
      <style:table-cell-properties fo:padding="0.097cm" fo:border-left="0.05pt solid #000000" fo:border-right="none" fo:border-top="none" fo:border-bottom="0.05pt solid #000000"/>
    </style:style>
    <style:style style:name="Таблица54.B20" style:family="table-cell">
      <style:table-cell-properties fo:padding="0.097cm" fo:border-left="0.05pt solid #000000" fo:border-right="none" fo:border-top="none" fo:border-bottom="0.05pt solid #000000"/>
    </style:style>
    <style:style style:name="Таблица54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21" style:family="table-cell">
      <style:table-cell-properties fo:padding="0.097cm" fo:border-left="0.05pt solid #000000" fo:border-right="none" fo:border-top="none" fo:border-bottom="0.05pt solid #000000"/>
    </style:style>
    <style:style style:name="Таблица54.B21" style:family="table-cell">
      <style:table-cell-properties fo:padding="0.097cm" fo:border-left="0.05pt solid #000000" fo:border-right="none" fo:border-top="none" fo:border-bottom="0.05pt solid #000000"/>
    </style:style>
    <style:style style:name="Таблица54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22" style:family="table-cell">
      <style:table-cell-properties fo:padding="0.097cm" fo:border-left="0.05pt solid #000000" fo:border-right="none" fo:border-top="none" fo:border-bottom="0.05pt solid #000000"/>
    </style:style>
    <style:style style:name="Таблица54.B22" style:family="table-cell">
      <style:table-cell-properties fo:padding="0.097cm" fo:border-left="0.05pt solid #000000" fo:border-right="none" fo:border-top="none" fo:border-bottom="0.05pt solid #000000"/>
    </style:style>
    <style:style style:name="Таблица54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23" style:family="table-cell">
      <style:table-cell-properties fo:padding="0.097cm" fo:border-left="0.05pt solid #000000" fo:border-right="none" fo:border-top="none" fo:border-bottom="0.05pt solid #000000"/>
    </style:style>
    <style:style style:name="Таблица54.B23" style:family="table-cell">
      <style:table-cell-properties fo:padding="0.097cm" fo:border-left="0.05pt solid #000000" fo:border-right="none" fo:border-top="none" fo:border-bottom="0.05pt solid #000000"/>
    </style:style>
    <style:style style:name="Таблица54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24" style:family="table-cell">
      <style:table-cell-properties fo:padding="0.097cm" fo:border-left="0.05pt solid #000000" fo:border-right="none" fo:border-top="none" fo:border-bottom="0.05pt solid #000000"/>
    </style:style>
    <style:style style:name="Таблица54.B24" style:family="table-cell">
      <style:table-cell-properties fo:padding="0.097cm" fo:border-left="0.05pt solid #000000" fo:border-right="none" fo:border-top="none" fo:border-bottom="0.05pt solid #000000"/>
    </style:style>
    <style:style style:name="Таблица54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25" style:family="table-cell">
      <style:table-cell-properties fo:padding="0.097cm" fo:border-left="0.05pt solid #000000" fo:border-right="none" fo:border-top="none" fo:border-bottom="0.05pt solid #000000"/>
    </style:style>
    <style:style style:name="Таблица54.B25" style:family="table-cell">
      <style:table-cell-properties fo:padding="0.097cm" fo:border-left="0.05pt solid #000000" fo:border-right="none" fo:border-top="none" fo:border-bottom="0.05pt solid #000000"/>
    </style:style>
    <style:style style:name="Таблица54.C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26" style:family="table-cell">
      <style:table-cell-properties fo:padding="0.097cm" fo:border-left="0.05pt solid #000000" fo:border-right="none" fo:border-top="none" fo:border-bottom="0.05pt solid #000000"/>
    </style:style>
    <style:style style:name="Таблица54.B26" style:family="table-cell">
      <style:table-cell-properties fo:padding="0.097cm" fo:border-left="0.05pt solid #000000" fo:border-right="none" fo:border-top="none" fo:border-bottom="0.05pt solid #000000"/>
    </style:style>
    <style:style style:name="Таблица54.C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27" style:family="table-cell">
      <style:table-cell-properties fo:padding="0.097cm" fo:border-left="0.05pt solid #000000" fo:border-right="none" fo:border-top="none" fo:border-bottom="0.05pt solid #000000"/>
    </style:style>
    <style:style style:name="Таблица54.B27" style:family="table-cell">
      <style:table-cell-properties fo:padding="0.097cm" fo:border-left="0.05pt solid #000000" fo:border-right="none" fo:border-top="none" fo:border-bottom="0.05pt solid #000000"/>
    </style:style>
    <style:style style:name="Таблица54.C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28" style:family="table-cell">
      <style:table-cell-properties fo:padding="0.097cm" fo:border-left="0.05pt solid #000000" fo:border-right="none" fo:border-top="none" fo:border-bottom="0.05pt solid #000000"/>
    </style:style>
    <style:style style:name="Таблица54.B28" style:family="table-cell">
      <style:table-cell-properties fo:padding="0.097cm" fo:border-left="0.05pt solid #000000" fo:border-right="none" fo:border-top="none" fo:border-bottom="0.05pt solid #000000"/>
    </style:style>
    <style:style style:name="Таблица54.C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29" style:family="table-cell">
      <style:table-cell-properties fo:padding="0.097cm" fo:border-left="0.05pt solid #000000" fo:border-right="none" fo:border-top="none" fo:border-bottom="0.05pt solid #000000"/>
    </style:style>
    <style:style style:name="Таблица54.B29" style:family="table-cell">
      <style:table-cell-properties fo:padding="0.097cm" fo:border-left="0.05pt solid #000000" fo:border-right="none" fo:border-top="none" fo:border-bottom="0.05pt solid #000000"/>
    </style:style>
    <style:style style:name="Таблица54.C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30" style:family="table-cell">
      <style:table-cell-properties fo:padding="0.097cm" fo:border-left="0.05pt solid #000000" fo:border-right="none" fo:border-top="none" fo:border-bottom="0.05pt solid #000000"/>
    </style:style>
    <style:style style:name="Таблица54.B30" style:family="table-cell">
      <style:table-cell-properties fo:padding="0.097cm" fo:border-left="0.05pt solid #000000" fo:border-right="none" fo:border-top="none" fo:border-bottom="0.05pt solid #000000"/>
    </style:style>
    <style:style style:name="Таблица54.C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31" style:family="table-cell">
      <style:table-cell-properties fo:padding="0.097cm" fo:border-left="0.05pt solid #000000" fo:border-right="none" fo:border-top="none" fo:border-bottom="0.05pt solid #000000"/>
    </style:style>
    <style:style style:name="Таблица54.B31" style:family="table-cell">
      <style:table-cell-properties fo:padding="0.097cm" fo:border-left="0.05pt solid #000000" fo:border-right="none" fo:border-top="none" fo:border-bottom="0.05pt solid #000000"/>
    </style:style>
    <style:style style:name="Таблица54.C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32" style:family="table-cell">
      <style:table-cell-properties fo:padding="0.097cm" fo:border-left="0.05pt solid #000000" fo:border-right="none" fo:border-top="none" fo:border-bottom="0.05pt solid #000000"/>
    </style:style>
    <style:style style:name="Таблица54.B32" style:family="table-cell">
      <style:table-cell-properties fo:padding="0.097cm" fo:border-left="0.05pt solid #000000" fo:border-right="none" fo:border-top="none" fo:border-bottom="0.05pt solid #000000"/>
    </style:style>
    <style:style style:name="Таблица54.C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33" style:family="table-cell">
      <style:table-cell-properties fo:padding="0.097cm" fo:border-left="0.05pt solid #000000" fo:border-right="none" fo:border-top="none" fo:border-bottom="0.05pt solid #000000"/>
    </style:style>
    <style:style style:name="Таблица54.B33" style:family="table-cell">
      <style:table-cell-properties fo:padding="0.097cm" fo:border-left="0.05pt solid #000000" fo:border-right="none" fo:border-top="none" fo:border-bottom="0.05pt solid #000000"/>
    </style:style>
    <style:style style:name="Таблица54.C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34" style:family="table-cell">
      <style:table-cell-properties fo:padding="0.097cm" fo:border-left="0.05pt solid #000000" fo:border-right="none" fo:border-top="none" fo:border-bottom="0.05pt solid #000000"/>
    </style:style>
    <style:style style:name="Таблица54.B34" style:family="table-cell">
      <style:table-cell-properties fo:padding="0.097cm" fo:border-left="0.05pt solid #000000" fo:border-right="none" fo:border-top="none" fo:border-bottom="0.05pt solid #000000"/>
    </style:style>
    <style:style style:name="Таблица54.C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35" style:family="table-cell">
      <style:table-cell-properties fo:padding="0.097cm" fo:border-left="0.05pt solid #000000" fo:border-right="none" fo:border-top="none" fo:border-bottom="0.05pt solid #000000"/>
    </style:style>
    <style:style style:name="Таблица54.B35" style:family="table-cell">
      <style:table-cell-properties fo:padding="0.097cm" fo:border-left="0.05pt solid #000000" fo:border-right="none" fo:border-top="none" fo:border-bottom="0.05pt solid #000000"/>
    </style:style>
    <style:style style:name="Таблица54.C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36" style:family="table-cell">
      <style:table-cell-properties fo:padding="0.097cm" fo:border-left="0.05pt solid #000000" fo:border-right="none" fo:border-top="none" fo:border-bottom="0.05pt solid #000000"/>
    </style:style>
    <style:style style:name="Таблица54.B36" style:family="table-cell">
      <style:table-cell-properties fo:padding="0.097cm" fo:border-left="0.05pt solid #000000" fo:border-right="none" fo:border-top="none" fo:border-bottom="0.05pt solid #000000"/>
    </style:style>
    <style:style style:name="Таблица54.C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37" style:family="table-cell">
      <style:table-cell-properties fo:padding="0.097cm" fo:border-left="0.05pt solid #000000" fo:border-right="none" fo:border-top="none" fo:border-bottom="0.05pt solid #000000"/>
    </style:style>
    <style:style style:name="Таблица54.B37" style:family="table-cell">
      <style:table-cell-properties fo:padding="0.097cm" fo:border-left="0.05pt solid #000000" fo:border-right="none" fo:border-top="none" fo:border-bottom="0.05pt solid #000000"/>
    </style:style>
    <style:style style:name="Таблица54.C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38" style:family="table-cell">
      <style:table-cell-properties fo:padding="0.097cm" fo:border-left="0.05pt solid #000000" fo:border-right="none" fo:border-top="none" fo:border-bottom="0.05pt solid #000000"/>
    </style:style>
    <style:style style:name="Таблица54.B38" style:family="table-cell">
      <style:table-cell-properties fo:padding="0.097cm" fo:border-left="0.05pt solid #000000" fo:border-right="none" fo:border-top="none" fo:border-bottom="0.05pt solid #000000"/>
    </style:style>
    <style:style style:name="Таблица54.C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39" style:family="table-cell">
      <style:table-cell-properties fo:padding="0.097cm" fo:border-left="0.05pt solid #000000" fo:border-right="none" fo:border-top="none" fo:border-bottom="0.05pt solid #000000"/>
    </style:style>
    <style:style style:name="Таблица54.B39" style:family="table-cell">
      <style:table-cell-properties fo:padding="0.097cm" fo:border-left="0.05pt solid #000000" fo:border-right="none" fo:border-top="none" fo:border-bottom="0.05pt solid #000000"/>
    </style:style>
    <style:style style:name="Таблица54.C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40" style:family="table-cell">
      <style:table-cell-properties fo:padding="0.097cm" fo:border-left="0.05pt solid #000000" fo:border-right="none" fo:border-top="none" fo:border-bottom="0.05pt solid #000000"/>
    </style:style>
    <style:style style:name="Таблица54.B40" style:family="table-cell">
      <style:table-cell-properties fo:padding="0.097cm" fo:border-left="0.05pt solid #000000" fo:border-right="none" fo:border-top="none" fo:border-bottom="0.05pt solid #000000"/>
    </style:style>
    <style:style style:name="Таблица54.C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41" style:family="table-cell">
      <style:table-cell-properties fo:padding="0.097cm" fo:border-left="0.05pt solid #000000" fo:border-right="none" fo:border-top="none" fo:border-bottom="0.05pt solid #000000"/>
    </style:style>
    <style:style style:name="Таблица54.B41" style:family="table-cell">
      <style:table-cell-properties fo:padding="0.097cm" fo:border-left="0.05pt solid #000000" fo:border-right="none" fo:border-top="none" fo:border-bottom="0.05pt solid #000000"/>
    </style:style>
    <style:style style:name="Таблица54.C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42" style:family="table-cell">
      <style:table-cell-properties fo:padding="0.097cm" fo:border-left="0.05pt solid #000000" fo:border-right="none" fo:border-top="none" fo:border-bottom="0.05pt solid #000000"/>
    </style:style>
    <style:style style:name="Таблица54.B42" style:family="table-cell">
      <style:table-cell-properties fo:padding="0.097cm" fo:border-left="0.05pt solid #000000" fo:border-right="none" fo:border-top="none" fo:border-bottom="0.05pt solid #000000"/>
    </style:style>
    <style:style style:name="Таблица54.C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43" style:family="table-cell">
      <style:table-cell-properties fo:padding="0.097cm" fo:border-left="0.05pt solid #000000" fo:border-right="none" fo:border-top="none" fo:border-bottom="0.05pt solid #000000"/>
    </style:style>
    <style:style style:name="Таблица54.B43" style:family="table-cell">
      <style:table-cell-properties fo:padding="0.097cm" fo:border-left="0.05pt solid #000000" fo:border-right="none" fo:border-top="none" fo:border-bottom="0.05pt solid #000000"/>
    </style:style>
    <style:style style:name="Таблица54.C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44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4.B44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4.C44" style:family="table-cell">
      <style:table-cell-properties fo:padding="0.097cm" fo:border="0.05pt solid #000000"/>
    </style:style>
    <style:style style:name="Таблица54.A45" style:family="table-cell">
      <style:table-cell-properties fo:padding="0.097cm" fo:border-left="0.05pt solid #000000" fo:border-right="none" fo:border-top="none" fo:border-bottom="0.05pt solid #000000"/>
    </style:style>
    <style:style style:name="Таблица54.B45" style:family="table-cell">
      <style:table-cell-properties fo:padding="0.097cm" fo:border-left="0.05pt solid #000000" fo:border-right="none" fo:border-top="none" fo:border-bottom="0.05pt solid #000000"/>
    </style:style>
    <style:style style:name="Таблица54.C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4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4.C4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4.A47" style:family="table-cell">
      <style:table-cell-properties fo:padding="0.097cm" fo:border-left="0.05pt solid #000000" fo:border-right="none" fo:border-top="none" fo:border-bottom="0.05pt solid #000000"/>
    </style:style>
    <style:style style:name="Таблица54.B47" style:family="table-cell">
      <style:table-cell-properties fo:padding="0.097cm" fo:border-left="0.05pt solid #000000" fo:border-right="none" fo:border-top="none" fo:border-bottom="0.05pt solid #000000"/>
    </style:style>
    <style:style style:name="Таблица54.C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48" style:family="table-cell">
      <style:table-cell-properties fo:padding="0.097cm" fo:border-left="0.05pt solid #000000" fo:border-right="none" fo:border-top="none" fo:border-bottom="0.05pt solid #000000"/>
    </style:style>
    <style:style style:name="Таблица54.B48" style:family="table-cell">
      <style:table-cell-properties fo:padding="0.097cm" fo:border-left="0.05pt solid #000000" fo:border-right="none" fo:border-top="none" fo:border-bottom="0.05pt solid #000000"/>
    </style:style>
    <style:style style:name="Таблица54.C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50" style:family="table-cell">
      <style:table-cell-properties fo:padding="0.097cm" fo:border-left="0.05pt solid #000000" fo:border-right="none" fo:border-top="none" fo:border-bottom="0.05pt solid #000000"/>
    </style:style>
    <style:style style:name="Таблица54.B50" style:family="table-cell">
      <style:table-cell-properties fo:padding="0.097cm" fo:border-left="0.05pt solid #000000" fo:border-right="none" fo:border-top="none" fo:border-bottom="0.05pt solid #000000"/>
    </style:style>
    <style:style style:name="Таблица54.C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51" style:family="table-cell">
      <style:table-cell-properties fo:padding="0.097cm" fo:border-left="0.05pt solid #000000" fo:border-right="none" fo:border-top="none" fo:border-bottom="0.05pt solid #000000"/>
    </style:style>
    <style:style style:name="Таблица54.B51" style:family="table-cell">
      <style:table-cell-properties fo:padding="0.097cm" fo:border-left="0.05pt solid #000000" fo:border-right="none" fo:border-top="none" fo:border-bottom="0.05pt solid #000000"/>
    </style:style>
    <style:style style:name="Таблица54.C5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52" style:family="table-cell">
      <style:table-cell-properties fo:padding="0.097cm" fo:border-left="0.05pt solid #000000" fo:border-right="none" fo:border-top="none" fo:border-bottom="0.05pt solid #000000"/>
    </style:style>
    <style:style style:name="Таблица54.B52" style:family="table-cell">
      <style:table-cell-properties fo:padding="0.097cm" fo:border-left="0.05pt solid #000000" fo:border-right="none" fo:border-top="none" fo:border-bottom="0.05pt solid #000000"/>
    </style:style>
    <style:style style:name="Таблица54.C5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53" style:family="table-cell">
      <style:table-cell-properties fo:padding="0.097cm" fo:border-left="0.05pt solid #000000" fo:border-right="none" fo:border-top="none" fo:border-bottom="0.05pt solid #000000"/>
    </style:style>
    <style:style style:name="Таблица54.B53" style:family="table-cell">
      <style:table-cell-properties fo:padding="0.097cm" fo:border-left="0.05pt solid #000000" fo:border-right="none" fo:border-top="none" fo:border-bottom="0.05pt solid #000000"/>
    </style:style>
    <style:style style:name="Таблица54.C5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54" style:family="table-cell">
      <style:table-cell-properties fo:padding="0.097cm" fo:border-left="0.05pt solid #000000" fo:border-right="none" fo:border-top="none" fo:border-bottom="0.05pt solid #000000"/>
    </style:style>
    <style:style style:name="Таблица54.B54" style:family="table-cell">
      <style:table-cell-properties fo:padding="0.097cm" fo:border-left="0.05pt solid #000000" fo:border-right="none" fo:border-top="none" fo:border-bottom="0.05pt solid #000000"/>
    </style:style>
    <style:style style:name="Таблица54.C5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55" style:family="table-cell">
      <style:table-cell-properties fo:padding="0.097cm" fo:border-left="0.05pt solid #000000" fo:border-right="none" fo:border-top="none" fo:border-bottom="0.05pt solid #000000"/>
    </style:style>
    <style:style style:name="Таблица54.B55" style:family="table-cell">
      <style:table-cell-properties fo:padding="0.097cm" fo:border-left="0.05pt solid #000000" fo:border-right="none" fo:border-top="none" fo:border-bottom="0.05pt solid #000000"/>
    </style:style>
    <style:style style:name="Таблица54.C5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56" style:family="table-cell">
      <style:table-cell-properties fo:padding="0.097cm" fo:border-left="0.05pt solid #000000" fo:border-right="none" fo:border-top="none" fo:border-bottom="0.05pt solid #000000"/>
    </style:style>
    <style:style style:name="Таблица54.B56" style:family="table-cell">
      <style:table-cell-properties fo:padding="0.097cm" fo:border-left="0.05pt solid #000000" fo:border-right="none" fo:border-top="none" fo:border-bottom="0.05pt solid #000000"/>
    </style:style>
    <style:style style:name="Таблица54.C5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57" style:family="table-cell">
      <style:table-cell-properties fo:padding="0.097cm" fo:border-left="0.05pt solid #000000" fo:border-right="none" fo:border-top="none" fo:border-bottom="0.05pt solid #000000"/>
    </style:style>
    <style:style style:name="Таблица54.B57" style:family="table-cell">
      <style:table-cell-properties fo:padding="0.097cm" fo:border-left="0.05pt solid #000000" fo:border-right="none" fo:border-top="none" fo:border-bottom="0.05pt solid #000000"/>
    </style:style>
    <style:style style:name="Таблица54.C5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58" style:family="table-cell">
      <style:table-cell-properties fo:padding="0.097cm" fo:border-left="0.05pt solid #000000" fo:border-right="none" fo:border-top="none" fo:border-bottom="0.05pt solid #000000"/>
    </style:style>
    <style:style style:name="Таблица54.B58" style:family="table-cell">
      <style:table-cell-properties fo:padding="0.097cm" fo:border-left="0.05pt solid #000000" fo:border-right="none" fo:border-top="none" fo:border-bottom="0.05pt solid #000000"/>
    </style:style>
    <style:style style:name="Таблица54.C5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59" style:family="table-cell">
      <style:table-cell-properties fo:padding="0.097cm" fo:border-left="0.05pt solid #000000" fo:border-right="none" fo:border-top="none" fo:border-bottom="0.05pt solid #000000"/>
    </style:style>
    <style:style style:name="Таблица54.B59" style:family="table-cell">
      <style:table-cell-properties fo:padding="0.097cm" fo:border-left="0.05pt solid #000000" fo:border-right="none" fo:border-top="none" fo:border-bottom="0.05pt solid #000000"/>
    </style:style>
    <style:style style:name="Таблица54.C5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60" style:family="table-cell">
      <style:table-cell-properties fo:padding="0.097cm" fo:border-left="0.05pt solid #000000" fo:border-right="none" fo:border-top="none" fo:border-bottom="0.05pt solid #000000"/>
    </style:style>
    <style:style style:name="Таблица54.B60" style:family="table-cell">
      <style:table-cell-properties fo:padding="0.097cm" fo:border-left="0.05pt solid #000000" fo:border-right="none" fo:border-top="none" fo:border-bottom="0.05pt solid #000000"/>
    </style:style>
    <style:style style:name="Таблица54.C6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61" style:family="table-cell">
      <style:table-cell-properties fo:padding="0.097cm" fo:border-left="0.05pt solid #000000" fo:border-right="none" fo:border-top="none" fo:border-bottom="0.05pt solid #000000"/>
    </style:style>
    <style:style style:name="Таблица54.B61" style:family="table-cell">
      <style:table-cell-properties fo:padding="0.097cm" fo:border-left="0.05pt solid #000000" fo:border-right="none" fo:border-top="none" fo:border-bottom="0.05pt solid #000000"/>
    </style:style>
    <style:style style:name="Таблица54.C6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62" style:family="table-cell">
      <style:table-cell-properties fo:padding="0.097cm" fo:border-left="0.05pt solid #000000" fo:border-right="none" fo:border-top="none" fo:border-bottom="0.05pt solid #000000"/>
    </style:style>
    <style:style style:name="Таблица54.B62" style:family="table-cell">
      <style:table-cell-properties fo:padding="0.097cm" fo:border-left="0.05pt solid #000000" fo:border-right="none" fo:border-top="none" fo:border-bottom="0.05pt solid #000000"/>
    </style:style>
    <style:style style:name="Таблица54.C6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63" style:family="table-cell">
      <style:table-cell-properties fo:padding="0.097cm" fo:border-left="0.05pt solid #000000" fo:border-right="none" fo:border-top="none" fo:border-bottom="0.05pt solid #000000"/>
    </style:style>
    <style:style style:name="Таблица54.B63" style:family="table-cell">
      <style:table-cell-properties fo:padding="0.097cm" fo:border-left="0.05pt solid #000000" fo:border-right="none" fo:border-top="none" fo:border-bottom="0.05pt solid #000000"/>
    </style:style>
    <style:style style:name="Таблица54.C6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64" style:family="table-cell">
      <style:table-cell-properties fo:padding="0.097cm" fo:border-left="0.05pt solid #000000" fo:border-right="none" fo:border-top="none" fo:border-bottom="0.05pt solid #000000"/>
    </style:style>
    <style:style style:name="Таблица54.B64" style:family="table-cell">
      <style:table-cell-properties fo:padding="0.097cm" fo:border-left="0.05pt solid #000000" fo:border-right="none" fo:border-top="none" fo:border-bottom="0.05pt solid #000000"/>
    </style:style>
    <style:style style:name="Таблица54.C6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65" style:family="table-cell">
      <style:table-cell-properties fo:padding="0.097cm" fo:border-left="0.05pt solid #000000" fo:border-right="none" fo:border-top="none" fo:border-bottom="0.05pt solid #000000"/>
    </style:style>
    <style:style style:name="Таблица54.B65" style:family="table-cell">
      <style:table-cell-properties fo:padding="0.097cm" fo:border-left="0.05pt solid #000000" fo:border-right="none" fo:border-top="none" fo:border-bottom="0.05pt solid #000000"/>
    </style:style>
    <style:style style:name="Таблица54.C6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66" style:family="table-cell">
      <style:table-cell-properties fo:padding="0.097cm" fo:border-left="0.05pt solid #000000" fo:border-right="none" fo:border-top="none" fo:border-bottom="0.05pt solid #000000"/>
    </style:style>
    <style:style style:name="Таблица54.B66" style:family="table-cell">
      <style:table-cell-properties fo:padding="0.097cm" fo:border-left="0.05pt solid #000000" fo:border-right="none" fo:border-top="none" fo:border-bottom="0.05pt solid #000000"/>
    </style:style>
    <style:style style:name="Таблица54.C6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67" style:family="table-cell">
      <style:table-cell-properties fo:padding="0.097cm" fo:border-left="0.05pt solid #000000" fo:border-right="none" fo:border-top="none" fo:border-bottom="0.05pt solid #000000"/>
    </style:style>
    <style:style style:name="Таблица54.B67" style:family="table-cell">
      <style:table-cell-properties fo:padding="0.097cm" fo:border-left="0.05pt solid #000000" fo:border-right="none" fo:border-top="none" fo:border-bottom="0.05pt solid #000000"/>
    </style:style>
    <style:style style:name="Таблица54.C6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68" style:family="table-cell">
      <style:table-cell-properties fo:padding="0.097cm" fo:border-left="0.05pt solid #000000" fo:border-right="none" fo:border-top="none" fo:border-bottom="0.05pt solid #000000"/>
    </style:style>
    <style:style style:name="Таблица54.B68" style:family="table-cell">
      <style:table-cell-properties fo:padding="0.097cm" fo:border-left="0.05pt solid #000000" fo:border-right="none" fo:border-top="none" fo:border-bottom="0.05pt solid #000000"/>
    </style:style>
    <style:style style:name="Таблица54.C6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69" style:family="table-cell">
      <style:table-cell-properties fo:padding="0.097cm" fo:border-left="0.05pt solid #000000" fo:border-right="none" fo:border-top="none" fo:border-bottom="0.05pt solid #000000"/>
    </style:style>
    <style:style style:name="Таблица54.B69" style:family="table-cell">
      <style:table-cell-properties fo:padding="0.097cm" fo:border-left="0.05pt solid #000000" fo:border-right="none" fo:border-top="none" fo:border-bottom="0.05pt solid #000000"/>
    </style:style>
    <style:style style:name="Таблица54.C6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70" style:family="table-cell">
      <style:table-cell-properties fo:padding="0.097cm" fo:border-left="0.05pt solid #000000" fo:border-right="none" fo:border-top="none" fo:border-bottom="0.05pt solid #000000"/>
    </style:style>
    <style:style style:name="Таблица54.B70" style:family="table-cell">
      <style:table-cell-properties fo:padding="0.097cm" fo:border-left="0.05pt solid #000000" fo:border-right="none" fo:border-top="none" fo:border-bottom="0.05pt solid #000000"/>
    </style:style>
    <style:style style:name="Таблица54.C7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71" style:family="table-cell">
      <style:table-cell-properties fo:padding="0.097cm" fo:border-left="0.05pt solid #000000" fo:border-right="none" fo:border-top="none" fo:border-bottom="0.05pt solid #000000"/>
    </style:style>
    <style:style style:name="Таблица54.B71" style:family="table-cell">
      <style:table-cell-properties fo:padding="0.097cm" fo:border-left="0.05pt solid #000000" fo:border-right="none" fo:border-top="none" fo:border-bottom="0.05pt solid #000000"/>
    </style:style>
    <style:style style:name="Таблица54.C7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.A72" style:family="table-cell">
      <style:table-cell-properties fo:padding="0.097cm" fo:border-left="0.05pt solid #000000" fo:border-right="none" fo:border-top="none" fo:border-bottom="0.05pt solid #000000"/>
    </style:style>
    <style:style style:name="Таблица54.B72" style:family="table-cell">
      <style:table-cell-properties fo:padding="0.097cm" fo:border-left="0.05pt solid #000000" fo:border-right="none" fo:border-top="none" fo:border-bottom="0.05pt solid #000000"/>
    </style:style>
    <style:style style:name="Таблица54.C7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002cm" table:align="margins"/>
    </style:style>
    <style:style style:name="Таблица3.A" style:family="table-column">
      <style:table-column-properties style:column-width="4.297cm" style:rel-column-width="15642*"/>
    </style:style>
    <style:style style:name="Таблица3.B" style:family="table-column">
      <style:table-column-properties style:column-width="4.715cm" style:rel-column-width="17163*"/>
    </style:style>
    <style:style style:name="Таблица3.C" style:family="table-column">
      <style:table-column-properties style:column-width="8.991cm" style:rel-column-width="32730*"/>
    </style:style>
    <style:style style:name="Таблица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none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6" style:family="table-cell">
      <style:table-cell-properties fo:padding="0.097cm" fo:border-left="0.05pt solid #000000" fo:border-right="none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7" style:family="table-cell">
      <style:table-cell-properties fo:padding="0.097cm" fo:border-left="0.05pt solid #000000" fo:border-right="none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8" style:family="table-cell">
      <style:table-cell-properties fo:padding="0.097cm" fo:border-left="0.05pt solid #000000" fo:border-right="none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9" style:family="table-cell">
      <style:table-cell-properties fo:padding="0.097cm" fo:border-left="0.05pt solid #000000" fo:border-right="none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" style:family="table">
      <style:table-properties style:width="18.002cm" table:align="margins"/>
    </style:style>
    <style:style style:name="Таблица55.A" style:family="table-column">
      <style:table-column-properties style:column-width="4.297cm" style:rel-column-width="15642*"/>
    </style:style>
    <style:style style:name="Таблица55.B" style:family="table-column">
      <style:table-column-properties style:column-width="4.715cm" style:rel-column-width="17163*"/>
    </style:style>
    <style:style style:name="Таблица55.C" style:family="table-column">
      <style:table-column-properties style:column-width="8.991cm" style:rel-column-width="32730*"/>
    </style:style>
    <style:style style:name="Таблица5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5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55.A2" style:family="table-cell">
      <style:table-cell-properties fo:padding="0.097cm" fo:border-left="0.05pt solid #000000" fo:border-right="none" fo:border-top="none" fo:border-bottom="0.05pt solid #000000"/>
    </style:style>
    <style:style style:name="Таблица55.B2" style:family="table-cell">
      <style:table-cell-properties fo:padding="0.097cm" fo:border-left="0.05pt solid #000000" fo:border-right="none" fo:border-top="none" fo:border-bottom="0.05pt solid #000000"/>
    </style:style>
    <style:style style:name="Таблица5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3" style:family="table-cell">
      <style:table-cell-properties fo:padding="0.097cm" fo:border-left="0.05pt solid #000000" fo:border-right="none" fo:border-top="none" fo:border-bottom="0.05pt solid #000000"/>
    </style:style>
    <style:style style:name="Таблица55.B3" style:family="table-cell">
      <style:table-cell-properties fo:padding="0.097cm" fo:border-left="0.05pt solid #000000" fo:border-right="none" fo:border-top="none" fo:border-bottom="0.05pt solid #000000"/>
    </style:style>
    <style:style style:name="Таблица5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4" style:family="table-cell">
      <style:table-cell-properties fo:padding="0.097cm" fo:border-left="0.05pt solid #000000" fo:border-right="none" fo:border-top="none" fo:border-bottom="0.05pt solid #000000"/>
    </style:style>
    <style:style style:name="Таблица55.B4" style:family="table-cell">
      <style:table-cell-properties fo:padding="0.097cm" fo:border-left="0.05pt solid #000000" fo:border-right="none" fo:border-top="none" fo:border-bottom="0.05pt solid #000000"/>
    </style:style>
    <style:style style:name="Таблица5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5" style:family="table-cell">
      <style:table-cell-properties fo:padding="0.097cm" fo:border-left="0.05pt solid #000000" fo:border-right="none" fo:border-top="none" fo:border-bottom="0.05pt solid #000000"/>
    </style:style>
    <style:style style:name="Таблица55.B5" style:family="table-cell">
      <style:table-cell-properties fo:padding="0.097cm" fo:border-left="0.05pt solid #000000" fo:border-right="none" fo:border-top="none" fo:border-bottom="0.05pt solid #000000"/>
    </style:style>
    <style:style style:name="Таблица5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6" style:family="table-cell">
      <style:table-cell-properties fo:padding="0.097cm" fo:border-left="0.05pt solid #000000" fo:border-right="none" fo:border-top="none" fo:border-bottom="0.05pt solid #000000"/>
    </style:style>
    <style:style style:name="Таблица55.B6" style:family="table-cell">
      <style:table-cell-properties fo:padding="0.097cm" fo:border-left="0.05pt solid #000000" fo:border-right="none" fo:border-top="none" fo:border-bottom="0.05pt solid #000000"/>
    </style:style>
    <style:style style:name="Таблица5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7" style:family="table-cell">
      <style:table-cell-properties fo:padding="0.097cm" fo:border-left="0.05pt solid #000000" fo:border-right="none" fo:border-top="none" fo:border-bottom="0.05pt solid #000000"/>
    </style:style>
    <style:style style:name="Таблица55.B7" style:family="table-cell">
      <style:table-cell-properties fo:padding="0.097cm" fo:border-left="0.05pt solid #000000" fo:border-right="none" fo:border-top="none" fo:border-bottom="0.05pt solid #000000"/>
    </style:style>
    <style:style style:name="Таблица55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8" style:family="table-cell">
      <style:table-cell-properties fo:padding="0.097cm" fo:border-left="0.05pt solid #000000" fo:border-right="none" fo:border-top="none" fo:border-bottom="0.05pt solid #000000"/>
    </style:style>
    <style:style style:name="Таблица55.B8" style:family="table-cell">
      <style:table-cell-properties fo:padding="0.097cm" fo:border-left="0.05pt solid #000000" fo:border-right="none" fo:border-top="none" fo:border-bottom="0.05pt solid #000000"/>
    </style:style>
    <style:style style:name="Таблица55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9" style:family="table-cell">
      <style:table-cell-properties fo:padding="0.097cm" fo:border-left="0.05pt solid #000000" fo:border-right="none" fo:border-top="none" fo:border-bottom="0.05pt solid #000000"/>
    </style:style>
    <style:style style:name="Таблица55.B9" style:family="table-cell">
      <style:table-cell-properties fo:padding="0.097cm" fo:border-left="0.05pt solid #000000" fo:border-right="none" fo:border-top="none" fo:border-bottom="0.05pt solid #000000"/>
    </style:style>
    <style:style style:name="Таблица55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0" style:family="table-cell">
      <style:table-cell-properties fo:padding="0.097cm" fo:border-left="0.05pt solid #000000" fo:border-right="none" fo:border-top="none" fo:border-bottom="0.05pt solid #000000"/>
    </style:style>
    <style:style style:name="Таблица55.B10" style:family="table-cell">
      <style:table-cell-properties fo:padding="0.097cm" fo:border-left="0.05pt solid #000000" fo:border-right="none" fo:border-top="none" fo:border-bottom="0.05pt solid #000000"/>
    </style:style>
    <style:style style:name="Таблица55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1" style:family="table-cell">
      <style:table-cell-properties fo:padding="0.097cm" fo:border-left="0.05pt solid #000000" fo:border-right="none" fo:border-top="none" fo:border-bottom="0.05pt solid #000000"/>
    </style:style>
    <style:style style:name="Таблица55.B11" style:family="table-cell">
      <style:table-cell-properties fo:padding="0.097cm" fo:border-left="0.05pt solid #000000" fo:border-right="none" fo:border-top="none" fo:border-bottom="0.05pt solid #000000"/>
    </style:style>
    <style:style style:name="Таблица55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2" style:family="table-cell">
      <style:table-cell-properties fo:padding="0.097cm" fo:border-left="0.05pt solid #000000" fo:border-right="none" fo:border-top="none" fo:border-bottom="0.05pt solid #000000"/>
    </style:style>
    <style:style style:name="Таблица55.B12" style:family="table-cell">
      <style:table-cell-properties fo:padding="0.097cm" fo:border-left="0.05pt solid #000000" fo:border-right="none" fo:border-top="none" fo:border-bottom="0.05pt solid #000000"/>
    </style:style>
    <style:style style:name="Таблица55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3" style:family="table-cell">
      <style:table-cell-properties fo:padding="0.097cm" fo:border-left="0.05pt solid #000000" fo:border-right="none" fo:border-top="none" fo:border-bottom="0.05pt solid #000000"/>
    </style:style>
    <style:style style:name="Таблица55.B13" style:family="table-cell">
      <style:table-cell-properties fo:padding="0.097cm" fo:border-left="0.05pt solid #000000" fo:border-right="none" fo:border-top="none" fo:border-bottom="0.05pt solid #000000"/>
    </style:style>
    <style:style style:name="Таблица55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4" style:family="table-cell">
      <style:table-cell-properties fo:padding="0.097cm" fo:border-left="0.05pt solid #000000" fo:border-right="none" fo:border-top="none" fo:border-bottom="0.05pt solid #000000"/>
    </style:style>
    <style:style style:name="Таблица55.B14" style:family="table-cell">
      <style:table-cell-properties fo:padding="0.097cm" fo:border-left="0.05pt solid #000000" fo:border-right="none" fo:border-top="none" fo:border-bottom="0.05pt solid #000000"/>
    </style:style>
    <style:style style:name="Таблица55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5" style:family="table-cell">
      <style:table-cell-properties fo:padding="0.097cm" fo:border-left="0.05pt solid #000000" fo:border-right="none" fo:border-top="none" fo:border-bottom="0.05pt solid #000000"/>
    </style:style>
    <style:style style:name="Таблица55.B15" style:family="table-cell">
      <style:table-cell-properties fo:padding="0.097cm" fo:border-left="0.05pt solid #000000" fo:border-right="none" fo:border-top="none" fo:border-bottom="0.05pt solid #000000"/>
    </style:style>
    <style:style style:name="Таблица55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6" style:family="table-cell">
      <style:table-cell-properties fo:padding="0.097cm" fo:border-left="0.05pt solid #000000" fo:border-right="none" fo:border-top="none" fo:border-bottom="0.05pt solid #000000"/>
    </style:style>
    <style:style style:name="Таблица55.B16" style:family="table-cell">
      <style:table-cell-properties fo:padding="0.097cm" fo:border-left="0.05pt solid #000000" fo:border-right="none" fo:border-top="none" fo:border-bottom="0.05pt solid #000000"/>
    </style:style>
    <style:style style:name="Таблица55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7" style:family="table-cell">
      <style:table-cell-properties fo:padding="0.097cm" fo:border-left="0.05pt solid #000000" fo:border-right="none" fo:border-top="none" fo:border-bottom="0.05pt solid #000000"/>
    </style:style>
    <style:style style:name="Таблица55.B17" style:family="table-cell">
      <style:table-cell-properties fo:padding="0.097cm" fo:border-left="0.05pt solid #000000" fo:border-right="none" fo:border-top="none" fo:border-bottom="0.05pt solid #000000"/>
    </style:style>
    <style:style style:name="Таблица55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8" style:family="table-cell">
      <style:table-cell-properties fo:padding="0.097cm" fo:border-left="0.05pt solid #000000" fo:border-right="none" fo:border-top="none" fo:border-bottom="0.05pt solid #000000"/>
    </style:style>
    <style:style style:name="Таблица55.B18" style:family="table-cell">
      <style:table-cell-properties fo:padding="0.097cm" fo:border-left="0.05pt solid #000000" fo:border-right="none" fo:border-top="none" fo:border-bottom="0.05pt solid #000000"/>
    </style:style>
    <style:style style:name="Таблица55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9" style:family="table-cell">
      <style:table-cell-properties fo:padding="0.097cm" fo:border-left="0.05pt solid #000000" fo:border-right="none" fo:border-top="none" fo:border-bottom="0.05pt solid #000000"/>
    </style:style>
    <style:style style:name="Таблица55.B19" style:family="table-cell">
      <style:table-cell-properties fo:padding="0.097cm" fo:border-left="0.05pt solid #000000" fo:border-right="none" fo:border-top="none" fo:border-bottom="0.05pt solid #000000"/>
    </style:style>
    <style:style style:name="Таблица55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20" style:family="table-cell">
      <style:table-cell-properties fo:padding="0.097cm" fo:border-left="0.05pt solid #000000" fo:border-right="none" fo:border-top="none" fo:border-bottom="0.05pt solid #000000"/>
    </style:style>
    <style:style style:name="Таблица55.B20" style:family="table-cell">
      <style:table-cell-properties fo:padding="0.097cm" fo:border-left="0.05pt solid #000000" fo:border-right="none" fo:border-top="none" fo:border-bottom="0.05pt solid #000000"/>
    </style:style>
    <style:style style:name="Таблица55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21" style:family="table-cell">
      <style:table-cell-properties fo:padding="0.097cm" fo:border-left="0.05pt solid #000000" fo:border-right="none" fo:border-top="none" fo:border-bottom="0.05pt solid #000000"/>
    </style:style>
    <style:style style:name="Таблица55.B21" style:family="table-cell">
      <style:table-cell-properties fo:padding="0.097cm" fo:border-left="0.05pt solid #000000" fo:border-right="none" fo:border-top="none" fo:border-bottom="0.05pt solid #000000"/>
    </style:style>
    <style:style style:name="Таблица55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22" style:family="table-cell">
      <style:table-cell-properties fo:padding="0.097cm" fo:border-left="0.05pt solid #000000" fo:border-right="none" fo:border-top="none" fo:border-bottom="0.05pt solid #000000"/>
    </style:style>
    <style:style style:name="Таблица55.B22" style:family="table-cell">
      <style:table-cell-properties fo:padding="0.097cm" fo:border-left="0.05pt solid #000000" fo:border-right="none" fo:border-top="none" fo:border-bottom="0.05pt solid #000000"/>
    </style:style>
    <style:style style:name="Таблица55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23" style:family="table-cell">
      <style:table-cell-properties fo:padding="0.097cm" fo:border-left="0.05pt solid #000000" fo:border-right="none" fo:border-top="none" fo:border-bottom="0.05pt solid #000000"/>
    </style:style>
    <style:style style:name="Таблица55.B23" style:family="table-cell">
      <style:table-cell-properties fo:padding="0.097cm" fo:border-left="0.05pt solid #000000" fo:border-right="none" fo:border-top="none" fo:border-bottom="0.05pt solid #000000"/>
    </style:style>
    <style:style style:name="Таблица55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24" style:family="table-cell">
      <style:table-cell-properties fo:padding="0.097cm" fo:border-left="0.05pt solid #000000" fo:border-right="none" fo:border-top="none" fo:border-bottom="0.05pt solid #000000"/>
    </style:style>
    <style:style style:name="Таблица55.B24" style:family="table-cell">
      <style:table-cell-properties fo:padding="0.097cm" fo:border-left="0.05pt solid #000000" fo:border-right="none" fo:border-top="none" fo:border-bottom="0.05pt solid #000000"/>
    </style:style>
    <style:style style:name="Таблица55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25" style:family="table-cell">
      <style:table-cell-properties fo:padding="0.097cm" fo:border-left="0.05pt solid #000000" fo:border-right="none" fo:border-top="none" fo:border-bottom="0.05pt solid #000000"/>
    </style:style>
    <style:style style:name="Таблица55.B25" style:family="table-cell">
      <style:table-cell-properties fo:padding="0.097cm" fo:border-left="0.05pt solid #000000" fo:border-right="none" fo:border-top="none" fo:border-bottom="0.05pt solid #000000"/>
    </style:style>
    <style:style style:name="Таблица55.C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26" style:family="table-cell">
      <style:table-cell-properties fo:padding="0.097cm" fo:border-left="0.05pt solid #000000" fo:border-right="none" fo:border-top="none" fo:border-bottom="0.05pt solid #000000"/>
    </style:style>
    <style:style style:name="Таблица55.B26" style:family="table-cell">
      <style:table-cell-properties fo:padding="0.097cm" fo:border-left="0.05pt solid #000000" fo:border-right="none" fo:border-top="none" fo:border-bottom="0.05pt solid #000000"/>
    </style:style>
    <style:style style:name="Таблица55.C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27" style:family="table-cell">
      <style:table-cell-properties fo:padding="0.097cm" fo:border-left="0.05pt solid #000000" fo:border-right="none" fo:border-top="none" fo:border-bottom="0.05pt solid #000000"/>
    </style:style>
    <style:style style:name="Таблица55.B27" style:family="table-cell">
      <style:table-cell-properties fo:padding="0.097cm" fo:border-left="0.05pt solid #000000" fo:border-right="none" fo:border-top="none" fo:border-bottom="0.05pt solid #000000"/>
    </style:style>
    <style:style style:name="Таблица55.C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28" style:family="table-cell">
      <style:table-cell-properties fo:padding="0.097cm" fo:border-left="0.05pt solid #000000" fo:border-right="none" fo:border-top="none" fo:border-bottom="0.05pt solid #000000"/>
    </style:style>
    <style:style style:name="Таблица55.B28" style:family="table-cell">
      <style:table-cell-properties fo:padding="0.097cm" fo:border-left="0.05pt solid #000000" fo:border-right="none" fo:border-top="none" fo:border-bottom="0.05pt solid #000000"/>
    </style:style>
    <style:style style:name="Таблица55.C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29" style:family="table-cell">
      <style:table-cell-properties fo:padding="0.097cm" fo:border-left="0.05pt solid #000000" fo:border-right="none" fo:border-top="none" fo:border-bottom="0.05pt solid #000000"/>
    </style:style>
    <style:style style:name="Таблица55.B29" style:family="table-cell">
      <style:table-cell-properties fo:padding="0.097cm" fo:border-left="0.05pt solid #000000" fo:border-right="none" fo:border-top="none" fo:border-bottom="0.05pt solid #000000"/>
    </style:style>
    <style:style style:name="Таблица55.C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30" style:family="table-cell">
      <style:table-cell-properties fo:padding="0.097cm" fo:border-left="0.05pt solid #000000" fo:border-right="none" fo:border-top="none" fo:border-bottom="0.05pt solid #000000"/>
    </style:style>
    <style:style style:name="Таблица55.B30" style:family="table-cell">
      <style:table-cell-properties fo:padding="0.097cm" fo:border-left="0.05pt solid #000000" fo:border-right="none" fo:border-top="none" fo:border-bottom="0.05pt solid #000000"/>
    </style:style>
    <style:style style:name="Таблица55.C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31" style:family="table-cell">
      <style:table-cell-properties fo:padding="0.097cm" fo:border-left="0.05pt solid #000000" fo:border-right="none" fo:border-top="none" fo:border-bottom="0.05pt solid #000000"/>
    </style:style>
    <style:style style:name="Таблица55.B31" style:family="table-cell">
      <style:table-cell-properties fo:padding="0.097cm" fo:border-left="0.05pt solid #000000" fo:border-right="none" fo:border-top="none" fo:border-bottom="0.05pt solid #000000"/>
    </style:style>
    <style:style style:name="Таблица55.C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32" style:family="table-cell">
      <style:table-cell-properties fo:padding="0.097cm" fo:border-left="0.05pt solid #000000" fo:border-right="none" fo:border-top="none" fo:border-bottom="0.05pt solid #000000"/>
    </style:style>
    <style:style style:name="Таблица55.B32" style:family="table-cell">
      <style:table-cell-properties fo:padding="0.097cm" fo:border-left="0.05pt solid #000000" fo:border-right="none" fo:border-top="none" fo:border-bottom="0.05pt solid #000000"/>
    </style:style>
    <style:style style:name="Таблица55.C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33" style:family="table-cell">
      <style:table-cell-properties fo:padding="0.097cm" fo:border-left="0.05pt solid #000000" fo:border-right="none" fo:border-top="none" fo:border-bottom="0.05pt solid #000000"/>
    </style:style>
    <style:style style:name="Таблица55.B33" style:family="table-cell">
      <style:table-cell-properties fo:padding="0.097cm" fo:border-left="0.05pt solid #000000" fo:border-right="none" fo:border-top="none" fo:border-bottom="0.05pt solid #000000"/>
    </style:style>
    <style:style style:name="Таблица55.C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34" style:family="table-cell">
      <style:table-cell-properties fo:padding="0.097cm" fo:border-left="0.05pt solid #000000" fo:border-right="none" fo:border-top="none" fo:border-bottom="0.05pt solid #000000"/>
    </style:style>
    <style:style style:name="Таблица55.B34" style:family="table-cell">
      <style:table-cell-properties fo:padding="0.097cm" fo:border-left="0.05pt solid #000000" fo:border-right="none" fo:border-top="none" fo:border-bottom="0.05pt solid #000000"/>
    </style:style>
    <style:style style:name="Таблица55.C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35" style:family="table-cell">
      <style:table-cell-properties fo:padding="0.097cm" fo:border-left="0.05pt solid #000000" fo:border-right="none" fo:border-top="none" fo:border-bottom="0.05pt solid #000000"/>
    </style:style>
    <style:style style:name="Таблица55.B35" style:family="table-cell">
      <style:table-cell-properties fo:padding="0.097cm" fo:border-left="0.05pt solid #000000" fo:border-right="none" fo:border-top="none" fo:border-bottom="0.05pt solid #000000"/>
    </style:style>
    <style:style style:name="Таблица55.C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36" style:family="table-cell">
      <style:table-cell-properties fo:padding="0.097cm" fo:border-left="0.05pt solid #000000" fo:border-right="none" fo:border-top="none" fo:border-bottom="0.05pt solid #000000"/>
    </style:style>
    <style:style style:name="Таблица55.B36" style:family="table-cell">
      <style:table-cell-properties fo:padding="0.097cm" fo:border-left="0.05pt solid #000000" fo:border-right="none" fo:border-top="none" fo:border-bottom="0.05pt solid #000000"/>
    </style:style>
    <style:style style:name="Таблица55.C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37" style:family="table-cell">
      <style:table-cell-properties fo:padding="0.097cm" fo:border-left="0.05pt solid #000000" fo:border-right="none" fo:border-top="none" fo:border-bottom="0.05pt solid #000000"/>
    </style:style>
    <style:style style:name="Таблица55.B37" style:family="table-cell">
      <style:table-cell-properties fo:padding="0.097cm" fo:border-left="0.05pt solid #000000" fo:border-right="none" fo:border-top="none" fo:border-bottom="0.05pt solid #000000"/>
    </style:style>
    <style:style style:name="Таблица55.C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38" style:family="table-cell">
      <style:table-cell-properties fo:padding="0.097cm" fo:border-left="0.05pt solid #000000" fo:border-right="none" fo:border-top="none" fo:border-bottom="0.05pt solid #000000"/>
    </style:style>
    <style:style style:name="Таблица55.B38" style:family="table-cell">
      <style:table-cell-properties fo:padding="0.097cm" fo:border-left="0.05pt solid #000000" fo:border-right="none" fo:border-top="none" fo:border-bottom="0.05pt solid #000000"/>
    </style:style>
    <style:style style:name="Таблица55.C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39" style:family="table-cell">
      <style:table-cell-properties fo:padding="0.097cm" fo:border-left="0.05pt solid #000000" fo:border-right="none" fo:border-top="none" fo:border-bottom="0.05pt solid #000000"/>
    </style:style>
    <style:style style:name="Таблица55.B39" style:family="table-cell">
      <style:table-cell-properties fo:padding="0.097cm" fo:border-left="0.05pt solid #000000" fo:border-right="none" fo:border-top="none" fo:border-bottom="0.05pt solid #000000"/>
    </style:style>
    <style:style style:name="Таблица55.C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40" style:family="table-cell">
      <style:table-cell-properties fo:padding="0.097cm" fo:border-left="0.05pt solid #000000" fo:border-right="none" fo:border-top="none" fo:border-bottom="0.05pt solid #000000"/>
    </style:style>
    <style:style style:name="Таблица55.B40" style:family="table-cell">
      <style:table-cell-properties fo:padding="0.097cm" fo:border-left="0.05pt solid #000000" fo:border-right="none" fo:border-top="none" fo:border-bottom="0.05pt solid #000000"/>
    </style:style>
    <style:style style:name="Таблица55.C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4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5.C4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5.A42" style:family="table-cell">
      <style:table-cell-properties fo:padding="0.097cm" fo:border-left="0.05pt solid #000000" fo:border-right="none" fo:border-top="none" fo:border-bottom="0.05pt solid #000000"/>
    </style:style>
    <style:style style:name="Таблица55.B42" style:family="table-cell">
      <style:table-cell-properties fo:padding="0.097cm" fo:border-left="0.05pt solid #000000" fo:border-right="none" fo:border-top="none" fo:border-bottom="0.05pt solid #000000"/>
    </style:style>
    <style:style style:name="Таблица55.C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43" style:family="table-cell">
      <style:table-cell-properties fo:padding="0.097cm" fo:border-left="0.05pt solid #000000" fo:border-right="none" fo:border-top="none" fo:border-bottom="0.05pt solid #000000"/>
    </style:style>
    <style:style style:name="Таблица55.B43" style:family="table-cell">
      <style:table-cell-properties fo:padding="0.097cm" fo:border-left="0.05pt solid #000000" fo:border-right="none" fo:border-top="none" fo:border-bottom="0.05pt solid #000000"/>
    </style:style>
    <style:style style:name="Таблица55.C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44" style:family="table-cell">
      <style:table-cell-properties fo:padding="0.097cm" fo:border-left="0.05pt solid #000000" fo:border-right="none" fo:border-top="none" fo:border-bottom="0.05pt solid #000000"/>
    </style:style>
    <style:style style:name="Таблица55.B44" style:family="table-cell">
      <style:table-cell-properties fo:padding="0.097cm" fo:border-left="0.05pt solid #000000" fo:border-right="none" fo:border-top="none" fo:border-bottom="0.05pt solid #000000"/>
    </style:style>
    <style:style style:name="Таблица55.C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45" style:family="table-cell">
      <style:table-cell-properties fo:padding="0.097cm" fo:border-left="0.05pt solid #000000" fo:border-right="none" fo:border-top="none" fo:border-bottom="0.05pt solid #000000"/>
    </style:style>
    <style:style style:name="Таблица55.B45" style:family="table-cell">
      <style:table-cell-properties fo:padding="0.097cm" fo:border-left="0.05pt solid #000000" fo:border-right="none" fo:border-top="none" fo:border-bottom="0.05pt solid #000000"/>
    </style:style>
    <style:style style:name="Таблица55.C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46" style:family="table-cell">
      <style:table-cell-properties fo:padding="0.097cm" fo:border-left="0.05pt solid #000000" fo:border-right="none" fo:border-top="none" fo:border-bottom="0.05pt solid #000000"/>
    </style:style>
    <style:style style:name="Таблица55.B46" style:family="table-cell">
      <style:table-cell-properties fo:padding="0.097cm" fo:border-left="0.05pt solid #000000" fo:border-right="none" fo:border-top="none" fo:border-bottom="0.05pt solid #000000"/>
    </style:style>
    <style:style style:name="Таблица55.C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47" style:family="table-cell">
      <style:table-cell-properties fo:padding="0.097cm" fo:border-left="0.05pt solid #000000" fo:border-right="none" fo:border-top="none" fo:border-bottom="0.05pt solid #000000"/>
    </style:style>
    <style:style style:name="Таблица55.B47" style:family="table-cell">
      <style:table-cell-properties fo:padding="0.097cm" fo:border-left="0.05pt solid #000000" fo:border-right="none" fo:border-top="none" fo:border-bottom="0.05pt solid #000000"/>
    </style:style>
    <style:style style:name="Таблица55.C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48" style:family="table-cell">
      <style:table-cell-properties fo:padding="0.097cm" fo:border-left="0.05pt solid #000000" fo:border-right="none" fo:border-top="none" fo:border-bottom="0.05pt solid #000000"/>
    </style:style>
    <style:style style:name="Таблица55.B48" style:family="table-cell">
      <style:table-cell-properties fo:padding="0.097cm" fo:border-left="0.05pt solid #000000" fo:border-right="none" fo:border-top="none" fo:border-bottom="0.05pt solid #000000"/>
    </style:style>
    <style:style style:name="Таблица55.C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49" style:family="table-cell">
      <style:table-cell-properties fo:padding="0.097cm" fo:border-left="0.05pt solid #000000" fo:border-right="none" fo:border-top="none" fo:border-bottom="0.05pt solid #000000"/>
    </style:style>
    <style:style style:name="Таблица55.B49" style:family="table-cell">
      <style:table-cell-properties fo:padding="0.097cm" fo:border-left="0.05pt solid #000000" fo:border-right="none" fo:border-top="none" fo:border-bottom="0.05pt solid #000000"/>
    </style:style>
    <style:style style:name="Таблица55.C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50" style:family="table-cell">
      <style:table-cell-properties fo:padding="0.097cm" fo:border-left="0.05pt solid #000000" fo:border-right="none" fo:border-top="none" fo:border-bottom="0.05pt solid #000000"/>
    </style:style>
    <style:style style:name="Таблица55.B50" style:family="table-cell">
      <style:table-cell-properties fo:padding="0.097cm" fo:border-left="0.05pt solid #000000" fo:border-right="none" fo:border-top="none" fo:border-bottom="0.05pt solid #000000"/>
    </style:style>
    <style:style style:name="Таблица55.C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51" style:family="table-cell">
      <style:table-cell-properties fo:padding="0.097cm" fo:border-left="0.05pt solid #000000" fo:border-right="none" fo:border-top="none" fo:border-bottom="0.05pt solid #000000"/>
    </style:style>
    <style:style style:name="Таблица55.B51" style:family="table-cell">
      <style:table-cell-properties fo:padding="0.097cm" fo:border-left="0.05pt solid #000000" fo:border-right="none" fo:border-top="none" fo:border-bottom="0.05pt solid #000000"/>
    </style:style>
    <style:style style:name="Таблица55.C5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52" style:family="table-cell">
      <style:table-cell-properties fo:padding="0.097cm" fo:border-left="0.05pt solid #000000" fo:border-right="none" fo:border-top="none" fo:border-bottom="0.05pt solid #000000"/>
    </style:style>
    <style:style style:name="Таблица55.B52" style:family="table-cell">
      <style:table-cell-properties fo:padding="0.097cm" fo:border-left="0.05pt solid #000000" fo:border-right="none" fo:border-top="none" fo:border-bottom="0.05pt solid #000000"/>
    </style:style>
    <style:style style:name="Таблица55.C5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53" style:family="table-cell">
      <style:table-cell-properties fo:padding="0.097cm" fo:border-left="0.05pt solid #000000" fo:border-right="none" fo:border-top="none" fo:border-bottom="0.05pt solid #000000"/>
    </style:style>
    <style:style style:name="Таблица55.B53" style:family="table-cell">
      <style:table-cell-properties fo:padding="0.097cm" fo:border-left="0.05pt solid #000000" fo:border-right="none" fo:border-top="none" fo:border-bottom="0.05pt solid #000000"/>
    </style:style>
    <style:style style:name="Таблица55.C5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54" style:family="table-cell">
      <style:table-cell-properties fo:padding="0.097cm" fo:border-left="0.05pt solid #000000" fo:border-right="none" fo:border-top="none" fo:border-bottom="0.05pt solid #000000"/>
    </style:style>
    <style:style style:name="Таблица55.B54" style:family="table-cell">
      <style:table-cell-properties fo:padding="0.097cm" fo:border-left="0.05pt solid #000000" fo:border-right="none" fo:border-top="none" fo:border-bottom="0.05pt solid #000000"/>
    </style:style>
    <style:style style:name="Таблица55.C5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55" style:family="table-cell">
      <style:table-cell-properties fo:padding="0.097cm" fo:border-left="0.05pt solid #000000" fo:border-right="none" fo:border-top="none" fo:border-bottom="0.05pt solid #000000"/>
    </style:style>
    <style:style style:name="Таблица55.B55" style:family="table-cell">
      <style:table-cell-properties fo:padding="0.097cm" fo:border-left="0.05pt solid #000000" fo:border-right="none" fo:border-top="none" fo:border-bottom="0.05pt solid #000000"/>
    </style:style>
    <style:style style:name="Таблица55.C5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56" style:family="table-cell">
      <style:table-cell-properties fo:padding="0.097cm" fo:border-left="0.05pt solid #000000" fo:border-right="none" fo:border-top="none" fo:border-bottom="0.05pt solid #000000"/>
    </style:style>
    <style:style style:name="Таблица55.B56" style:family="table-cell">
      <style:table-cell-properties fo:padding="0.097cm" fo:border-left="0.05pt solid #000000" fo:border-right="none" fo:border-top="none" fo:border-bottom="0.05pt solid #000000"/>
    </style:style>
    <style:style style:name="Таблица55.C5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57" style:family="table-cell">
      <style:table-cell-properties fo:padding="0.097cm" fo:border-left="0.05pt solid #000000" fo:border-right="none" fo:border-top="none" fo:border-bottom="0.05pt solid #000000"/>
    </style:style>
    <style:style style:name="Таблица55.B57" style:family="table-cell">
      <style:table-cell-properties fo:padding="0.097cm" fo:border-left="0.05pt solid #000000" fo:border-right="none" fo:border-top="none" fo:border-bottom="0.05pt solid #000000"/>
    </style:style>
    <style:style style:name="Таблица55.C5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58" style:family="table-cell">
      <style:table-cell-properties fo:padding="0.097cm" fo:border-left="0.05pt solid #000000" fo:border-right="none" fo:border-top="none" fo:border-bottom="0.05pt solid #000000"/>
    </style:style>
    <style:style style:name="Таблица55.B58" style:family="table-cell">
      <style:table-cell-properties fo:padding="0.097cm" fo:border-left="0.05pt solid #000000" fo:border-right="none" fo:border-top="none" fo:border-bottom="0.05pt solid #000000"/>
    </style:style>
    <style:style style:name="Таблица55.C5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59" style:family="table-cell">
      <style:table-cell-properties fo:padding="0.097cm" fo:border-left="0.05pt solid #000000" fo:border-right="none" fo:border-top="none" fo:border-bottom="0.05pt solid #000000"/>
    </style:style>
    <style:style style:name="Таблица55.B59" style:family="table-cell">
      <style:table-cell-properties fo:padding="0.097cm" fo:border-left="0.05pt solid #000000" fo:border-right="none" fo:border-top="none" fo:border-bottom="0.05pt solid #000000"/>
    </style:style>
    <style:style style:name="Таблица55.C5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60" style:family="table-cell">
      <style:table-cell-properties fo:padding="0.097cm" fo:border-left="0.05pt solid #000000" fo:border-right="none" fo:border-top="none" fo:border-bottom="0.05pt solid #000000"/>
    </style:style>
    <style:style style:name="Таблица55.B60" style:family="table-cell">
      <style:table-cell-properties fo:padding="0.097cm" fo:border-left="0.05pt solid #000000" fo:border-right="none" fo:border-top="none" fo:border-bottom="0.05pt solid #000000"/>
    </style:style>
    <style:style style:name="Таблица55.C6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61" style:family="table-cell">
      <style:table-cell-properties fo:padding="0.097cm" fo:border-left="0.05pt solid #000000" fo:border-right="none" fo:border-top="none" fo:border-bottom="0.05pt solid #000000"/>
    </style:style>
    <style:style style:name="Таблица55.B61" style:family="table-cell">
      <style:table-cell-properties fo:padding="0.097cm" fo:border-left="0.05pt solid #000000" fo:border-right="none" fo:border-top="none" fo:border-bottom="0.05pt solid #000000"/>
    </style:style>
    <style:style style:name="Таблица55.C6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62" style:family="table-cell">
      <style:table-cell-properties fo:padding="0.097cm" fo:border-left="0.05pt solid #000000" fo:border-right="none" fo:border-top="none" fo:border-bottom="0.05pt solid #000000"/>
    </style:style>
    <style:style style:name="Таблица55.B62" style:family="table-cell">
      <style:table-cell-properties fo:padding="0.097cm" fo:border-left="0.05pt solid #000000" fo:border-right="none" fo:border-top="none" fo:border-bottom="0.05pt solid #000000"/>
    </style:style>
    <style:style style:name="Таблица55.C6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63" style:family="table-cell">
      <style:table-cell-properties fo:padding="0.097cm" fo:border-left="0.05pt solid #000000" fo:border-right="none" fo:border-top="none" fo:border-bottom="0.05pt solid #000000"/>
    </style:style>
    <style:style style:name="Таблица55.B63" style:family="table-cell">
      <style:table-cell-properties fo:padding="0.097cm" fo:border-left="0.05pt solid #000000" fo:border-right="none" fo:border-top="none" fo:border-bottom="0.05pt solid #000000"/>
    </style:style>
    <style:style style:name="Таблица55.C6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64" style:family="table-cell">
      <style:table-cell-properties fo:padding="0.097cm" fo:border-left="0.05pt solid #000000" fo:border-right="none" fo:border-top="none" fo:border-bottom="0.05pt solid #000000"/>
    </style:style>
    <style:style style:name="Таблица55.B64" style:family="table-cell">
      <style:table-cell-properties fo:padding="0.097cm" fo:border-left="0.05pt solid #000000" fo:border-right="none" fo:border-top="none" fo:border-bottom="0.05pt solid #000000"/>
    </style:style>
    <style:style style:name="Таблица55.C6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65" style:family="table-cell">
      <style:table-cell-properties fo:padding="0.097cm" fo:border-left="0.05pt solid #000000" fo:border-right="none" fo:border-top="none" fo:border-bottom="0.05pt solid #000000"/>
    </style:style>
    <style:style style:name="Таблица55.B65" style:family="table-cell">
      <style:table-cell-properties fo:padding="0.097cm" fo:border-left="0.05pt solid #000000" fo:border-right="none" fo:border-top="none" fo:border-bottom="0.05pt solid #000000"/>
    </style:style>
    <style:style style:name="Таблица55.C6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66" style:family="table-cell">
      <style:table-cell-properties fo:padding="0.097cm" fo:border-left="0.05pt solid #000000" fo:border-right="none" fo:border-top="none" fo:border-bottom="0.05pt solid #000000"/>
    </style:style>
    <style:style style:name="Таблица55.B66" style:family="table-cell">
      <style:table-cell-properties fo:padding="0.097cm" fo:border-left="0.05pt solid #000000" fo:border-right="none" fo:border-top="none" fo:border-bottom="0.05pt solid #000000"/>
    </style:style>
    <style:style style:name="Таблица55.C6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67" style:family="table-cell">
      <style:table-cell-properties fo:padding="0.097cm" fo:border-left="0.05pt solid #000000" fo:border-right="none" fo:border-top="none" fo:border-bottom="0.05pt solid #000000"/>
    </style:style>
    <style:style style:name="Таблица55.B67" style:family="table-cell">
      <style:table-cell-properties fo:padding="0.097cm" fo:border-left="0.05pt solid #000000" fo:border-right="none" fo:border-top="none" fo:border-bottom="0.05pt solid #000000"/>
    </style:style>
    <style:style style:name="Таблица55.C6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68" style:family="table-cell">
      <style:table-cell-properties fo:padding="0.097cm" fo:border-left="0.05pt solid #000000" fo:border-right="none" fo:border-top="none" fo:border-bottom="0.05pt solid #000000"/>
    </style:style>
    <style:style style:name="Таблица55.B68" style:family="table-cell">
      <style:table-cell-properties fo:padding="0.097cm" fo:border-left="0.05pt solid #000000" fo:border-right="none" fo:border-top="none" fo:border-bottom="0.05pt solid #000000"/>
    </style:style>
    <style:style style:name="Таблица55.C6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69" style:family="table-cell">
      <style:table-cell-properties fo:padding="0.097cm" fo:border-left="0.05pt solid #000000" fo:border-right="none" fo:border-top="none" fo:border-bottom="0.05pt solid #000000"/>
    </style:style>
    <style:style style:name="Таблица55.B69" style:family="table-cell">
      <style:table-cell-properties fo:padding="0.097cm" fo:border-left="0.05pt solid #000000" fo:border-right="none" fo:border-top="none" fo:border-bottom="0.05pt solid #000000"/>
    </style:style>
    <style:style style:name="Таблица55.C6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70" style:family="table-cell">
      <style:table-cell-properties fo:padding="0.097cm" fo:border-left="0.05pt solid #000000" fo:border-right="none" fo:border-top="none" fo:border-bottom="0.05pt solid #000000"/>
    </style:style>
    <style:style style:name="Таблица55.B70" style:family="table-cell">
      <style:table-cell-properties fo:padding="0.097cm" fo:border-left="0.05pt solid #000000" fo:border-right="none" fo:border-top="none" fo:border-bottom="0.05pt solid #000000"/>
    </style:style>
    <style:style style:name="Таблица55.C7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71" style:family="table-cell">
      <style:table-cell-properties fo:padding="0.097cm" fo:border-left="0.05pt solid #000000" fo:border-right="none" fo:border-top="none" fo:border-bottom="0.05pt solid #000000"/>
    </style:style>
    <style:style style:name="Таблица55.B71" style:family="table-cell">
      <style:table-cell-properties fo:padding="0.097cm" fo:border-left="0.05pt solid #000000" fo:border-right="none" fo:border-top="none" fo:border-bottom="0.05pt solid #000000"/>
    </style:style>
    <style:style style:name="Таблица55.C7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72" style:family="table-cell">
      <style:table-cell-properties fo:padding="0.097cm" fo:border-left="0.05pt solid #000000" fo:border-right="none" fo:border-top="none" fo:border-bottom="0.05pt solid #000000"/>
    </style:style>
    <style:style style:name="Таблица55.B72" style:family="table-cell">
      <style:table-cell-properties fo:padding="0.097cm" fo:border-left="0.05pt solid #000000" fo:border-right="none" fo:border-top="none" fo:border-bottom="0.05pt solid #000000"/>
    </style:style>
    <style:style style:name="Таблица55.C7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73" style:family="table-cell">
      <style:table-cell-properties fo:padding="0.097cm" fo:border-left="0.05pt solid #000000" fo:border-right="none" fo:border-top="none" fo:border-bottom="0.05pt solid #000000"/>
    </style:style>
    <style:style style:name="Таблица55.B73" style:family="table-cell">
      <style:table-cell-properties fo:padding="0.097cm" fo:border-left="0.05pt solid #000000" fo:border-right="none" fo:border-top="none" fo:border-bottom="0.05pt solid #000000"/>
    </style:style>
    <style:style style:name="Таблица55.C7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74" style:family="table-cell">
      <style:table-cell-properties fo:padding="0.097cm" fo:border-left="0.05pt solid #000000" fo:border-right="none" fo:border-top="none" fo:border-bottom="0.05pt solid #000000"/>
    </style:style>
    <style:style style:name="Таблица55.B74" style:family="table-cell">
      <style:table-cell-properties fo:padding="0.097cm" fo:border-left="0.05pt solid #000000" fo:border-right="none" fo:border-top="none" fo:border-bottom="0.05pt solid #000000"/>
    </style:style>
    <style:style style:name="Таблица55.C7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75" style:family="table-cell">
      <style:table-cell-properties fo:padding="0.097cm" fo:border-left="0.05pt solid #000000" fo:border-right="none" fo:border-top="none" fo:border-bottom="0.05pt solid #000000"/>
    </style:style>
    <style:style style:name="Таблица55.B75" style:family="table-cell">
      <style:table-cell-properties fo:padding="0.097cm" fo:border-left="0.05pt solid #000000" fo:border-right="none" fo:border-top="none" fo:border-bottom="0.05pt solid #000000"/>
    </style:style>
    <style:style style:name="Таблица55.C7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76" style:family="table-cell">
      <style:table-cell-properties fo:padding="0.097cm" fo:border-left="0.05pt solid #000000" fo:border-right="none" fo:border-top="none" fo:border-bottom="0.05pt solid #000000"/>
    </style:style>
    <style:style style:name="Таблица55.B76" style:family="table-cell">
      <style:table-cell-properties fo:padding="0.097cm" fo:border-left="0.05pt solid #000000" fo:border-right="none" fo:border-top="none" fo:border-bottom="0.05pt solid #000000"/>
    </style:style>
    <style:style style:name="Таблица55.C7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77" style:family="table-cell">
      <style:table-cell-properties fo:padding="0.097cm" fo:border-left="0.05pt solid #000000" fo:border-right="none" fo:border-top="none" fo:border-bottom="0.05pt solid #000000"/>
    </style:style>
    <style:style style:name="Таблица55.B77" style:family="table-cell">
      <style:table-cell-properties fo:padding="0.097cm" fo:border-left="0.05pt solid #000000" fo:border-right="none" fo:border-top="none" fo:border-bottom="0.05pt solid #000000"/>
    </style:style>
    <style:style style:name="Таблица55.C7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78" style:family="table-cell">
      <style:table-cell-properties fo:padding="0.097cm" fo:border-left="0.05pt solid #000000" fo:border-right="none" fo:border-top="none" fo:border-bottom="0.05pt solid #000000"/>
    </style:style>
    <style:style style:name="Таблица55.B78" style:family="table-cell">
      <style:table-cell-properties fo:padding="0.097cm" fo:border-left="0.05pt solid #000000" fo:border-right="none" fo:border-top="none" fo:border-bottom="0.05pt solid #000000"/>
    </style:style>
    <style:style style:name="Таблица55.C7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79" style:family="table-cell">
      <style:table-cell-properties fo:padding="0.097cm" fo:border-left="0.05pt solid #000000" fo:border-right="none" fo:border-top="none" fo:border-bottom="0.05pt solid #000000"/>
    </style:style>
    <style:style style:name="Таблица55.B79" style:family="table-cell">
      <style:table-cell-properties fo:padding="0.097cm" fo:border-left="0.05pt solid #000000" fo:border-right="none" fo:border-top="none" fo:border-bottom="0.05pt solid #000000"/>
    </style:style>
    <style:style style:name="Таблица55.C7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80" style:family="table-cell">
      <style:table-cell-properties fo:padding="0.097cm" fo:border-left="0.05pt solid #000000" fo:border-right="none" fo:border-top="none" fo:border-bottom="0.05pt solid #000000"/>
    </style:style>
    <style:style style:name="Таблица55.B80" style:family="table-cell">
      <style:table-cell-properties fo:padding="0.097cm" fo:border-left="0.05pt solid #000000" fo:border-right="none" fo:border-top="none" fo:border-bottom="0.05pt solid #000000"/>
    </style:style>
    <style:style style:name="Таблица55.C8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81" style:family="table-cell">
      <style:table-cell-properties fo:padding="0.097cm" fo:border-left="0.05pt solid #000000" fo:border-right="none" fo:border-top="none" fo:border-bottom="0.05pt solid #000000"/>
    </style:style>
    <style:style style:name="Таблица55.B81" style:family="table-cell">
      <style:table-cell-properties fo:padding="0.097cm" fo:border-left="0.05pt solid #000000" fo:border-right="none" fo:border-top="none" fo:border-bottom="0.05pt solid #000000"/>
    </style:style>
    <style:style style:name="Таблица55.C8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82" style:family="table-cell">
      <style:table-cell-properties fo:padding="0.097cm" fo:border-left="0.05pt solid #000000" fo:border-right="none" fo:border-top="none" fo:border-bottom="0.05pt solid #000000"/>
    </style:style>
    <style:style style:name="Таблица55.B82" style:family="table-cell">
      <style:table-cell-properties fo:padding="0.097cm" fo:border-left="0.05pt solid #000000" fo:border-right="none" fo:border-top="none" fo:border-bottom="0.05pt solid #000000"/>
    </style:style>
    <style:style style:name="Таблица55.C8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83" style:family="table-cell">
      <style:table-cell-properties fo:padding="0.097cm" fo:border-left="0.05pt solid #000000" fo:border-right="none" fo:border-top="none" fo:border-bottom="0.05pt solid #000000"/>
    </style:style>
    <style:style style:name="Таблица55.B83" style:family="table-cell">
      <style:table-cell-properties fo:padding="0.097cm" fo:border-left="0.05pt solid #000000" fo:border-right="none" fo:border-top="none" fo:border-bottom="0.05pt solid #000000"/>
    </style:style>
    <style:style style:name="Таблица55.C8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84" style:family="table-cell">
      <style:table-cell-properties fo:padding="0.097cm" fo:border-left="0.05pt solid #000000" fo:border-right="none" fo:border-top="none" fo:border-bottom="0.05pt solid #000000"/>
    </style:style>
    <style:style style:name="Таблица55.B84" style:family="table-cell">
      <style:table-cell-properties fo:padding="0.097cm" fo:border-left="0.05pt solid #000000" fo:border-right="none" fo:border-top="none" fo:border-bottom="0.05pt solid #000000"/>
    </style:style>
    <style:style style:name="Таблица55.C8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85" style:family="table-cell">
      <style:table-cell-properties fo:padding="0.097cm" fo:border-left="0.05pt solid #000000" fo:border-right="none" fo:border-top="none" fo:border-bottom="0.05pt solid #000000"/>
    </style:style>
    <style:style style:name="Таблица55.B85" style:family="table-cell">
      <style:table-cell-properties fo:padding="0.097cm" fo:border-left="0.05pt solid #000000" fo:border-right="none" fo:border-top="none" fo:border-bottom="0.05pt solid #000000"/>
    </style:style>
    <style:style style:name="Таблица55.C8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86" style:family="table-cell">
      <style:table-cell-properties fo:padding="0.097cm" fo:border-left="0.05pt solid #000000" fo:border-right="none" fo:border-top="none" fo:border-bottom="0.05pt solid #000000"/>
    </style:style>
    <style:style style:name="Таблица55.B86" style:family="table-cell">
      <style:table-cell-properties fo:padding="0.097cm" fo:border-left="0.05pt solid #000000" fo:border-right="none" fo:border-top="none" fo:border-bottom="0.05pt solid #000000"/>
    </style:style>
    <style:style style:name="Таблица55.C8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87" style:family="table-cell">
      <style:table-cell-properties fo:padding="0.097cm" fo:border-left="0.05pt solid #000000" fo:border-right="none" fo:border-top="none" fo:border-bottom="0.05pt solid #000000"/>
    </style:style>
    <style:style style:name="Таблица55.B87" style:family="table-cell">
      <style:table-cell-properties fo:padding="0.097cm" fo:border-left="0.05pt solid #000000" fo:border-right="none" fo:border-top="none" fo:border-bottom="0.05pt solid #000000"/>
    </style:style>
    <style:style style:name="Таблица55.C8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88" style:family="table-cell">
      <style:table-cell-properties fo:padding="0.097cm" fo:border-left="0.05pt solid #000000" fo:border-right="none" fo:border-top="none" fo:border-bottom="0.05pt solid #000000"/>
    </style:style>
    <style:style style:name="Таблица55.B88" style:family="table-cell">
      <style:table-cell-properties fo:padding="0.097cm" fo:border-left="0.05pt solid #000000" fo:border-right="none" fo:border-top="none" fo:border-bottom="0.05pt solid #000000"/>
    </style:style>
    <style:style style:name="Таблица55.C8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89" style:family="table-cell">
      <style:table-cell-properties fo:padding="0.097cm" fo:border-left="0.05pt solid #000000" fo:border-right="none" fo:border-top="none" fo:border-bottom="0.05pt solid #000000"/>
    </style:style>
    <style:style style:name="Таблица55.B89" style:family="table-cell">
      <style:table-cell-properties fo:padding="0.097cm" fo:border-left="0.05pt solid #000000" fo:border-right="none" fo:border-top="none" fo:border-bottom="0.05pt solid #000000"/>
    </style:style>
    <style:style style:name="Таблица55.C8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90" style:family="table-cell">
      <style:table-cell-properties fo:padding="0.097cm" fo:border-left="0.05pt solid #000000" fo:border-right="none" fo:border-top="none" fo:border-bottom="0.05pt solid #000000"/>
    </style:style>
    <style:style style:name="Таблица55.B90" style:family="table-cell">
      <style:table-cell-properties fo:padding="0.097cm" fo:border-left="0.05pt solid #000000" fo:border-right="none" fo:border-top="none" fo:border-bottom="0.05pt solid #000000"/>
    </style:style>
    <style:style style:name="Таблица55.C9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91" style:family="table-cell">
      <style:table-cell-properties fo:padding="0.097cm" fo:border-left="0.05pt solid #000000" fo:border-right="none" fo:border-top="none" fo:border-bottom="0.05pt solid #000000"/>
    </style:style>
    <style:style style:name="Таблица55.B91" style:family="table-cell">
      <style:table-cell-properties fo:padding="0.097cm" fo:border-left="0.05pt solid #000000" fo:border-right="none" fo:border-top="none" fo:border-bottom="0.05pt solid #000000"/>
    </style:style>
    <style:style style:name="Таблица55.C9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92" style:family="table-cell">
      <style:table-cell-properties fo:padding="0.097cm" fo:border-left="0.05pt solid #000000" fo:border-right="none" fo:border-top="none" fo:border-bottom="0.05pt solid #000000"/>
    </style:style>
    <style:style style:name="Таблица55.B92" style:family="table-cell">
      <style:table-cell-properties fo:padding="0.097cm" fo:border-left="0.05pt solid #000000" fo:border-right="none" fo:border-top="none" fo:border-bottom="0.05pt solid #000000"/>
    </style:style>
    <style:style style:name="Таблица55.C9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93" style:family="table-cell">
      <style:table-cell-properties fo:padding="0.097cm" fo:border-left="0.05pt solid #000000" fo:border-right="none" fo:border-top="none" fo:border-bottom="0.05pt solid #000000"/>
    </style:style>
    <style:style style:name="Таблица55.B93" style:family="table-cell">
      <style:table-cell-properties fo:padding="0.097cm" fo:border-left="0.05pt solid #000000" fo:border-right="none" fo:border-top="none" fo:border-bottom="0.05pt solid #000000"/>
    </style:style>
    <style:style style:name="Таблица55.C9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95" style:family="table-cell">
      <style:table-cell-properties fo:padding="0.097cm" fo:border-left="0.05pt solid #000000" fo:border-right="none" fo:border-top="none" fo:border-bottom="0.05pt solid #000000"/>
    </style:style>
    <style:style style:name="Таблица55.B95" style:family="table-cell">
      <style:table-cell-properties fo:padding="0.097cm" fo:border-left="0.05pt solid #000000" fo:border-right="none" fo:border-top="none" fo:border-bottom="0.05pt solid #000000"/>
    </style:style>
    <style:style style:name="Таблица55.C9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96" style:family="table-cell">
      <style:table-cell-properties fo:padding="0.097cm" fo:border-left="0.05pt solid #000000" fo:border-right="none" fo:border-top="none" fo:border-bottom="0.05pt solid #000000"/>
    </style:style>
    <style:style style:name="Таблица55.B96" style:family="table-cell">
      <style:table-cell-properties fo:padding="0.097cm" fo:border-left="0.05pt solid #000000" fo:border-right="none" fo:border-top="none" fo:border-bottom="0.05pt solid #000000"/>
    </style:style>
    <style:style style:name="Таблица55.C9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97" style:family="table-cell">
      <style:table-cell-properties fo:padding="0.097cm" fo:border-left="0.05pt solid #000000" fo:border-right="none" fo:border-top="none" fo:border-bottom="0.05pt solid #000000"/>
    </style:style>
    <style:style style:name="Таблица55.B97" style:family="table-cell">
      <style:table-cell-properties fo:padding="0.097cm" fo:border-left="0.05pt solid #000000" fo:border-right="none" fo:border-top="none" fo:border-bottom="0.05pt solid #000000"/>
    </style:style>
    <style:style style:name="Таблица55.C9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98" style:family="table-cell">
      <style:table-cell-properties fo:padding="0.097cm" fo:border-left="0.05pt solid #000000" fo:border-right="none" fo:border-top="none" fo:border-bottom="0.05pt solid #000000"/>
    </style:style>
    <style:style style:name="Таблица55.B98" style:family="table-cell">
      <style:table-cell-properties fo:padding="0.097cm" fo:border-left="0.05pt solid #000000" fo:border-right="none" fo:border-top="none" fo:border-bottom="0.05pt solid #000000"/>
    </style:style>
    <style:style style:name="Таблица55.C9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99" style:family="table-cell">
      <style:table-cell-properties fo:padding="0.097cm" fo:border-left="0.05pt solid #000000" fo:border-right="none" fo:border-top="none" fo:border-bottom="0.05pt solid #000000"/>
    </style:style>
    <style:style style:name="Таблица55.B99" style:family="table-cell">
      <style:table-cell-properties fo:padding="0.097cm" fo:border-left="0.05pt solid #000000" fo:border-right="none" fo:border-top="none" fo:border-bottom="0.05pt solid #000000"/>
    </style:style>
    <style:style style:name="Таблица55.C9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00" style:family="table-cell">
      <style:table-cell-properties fo:padding="0.097cm" fo:border-left="0.05pt solid #000000" fo:border-right="none" fo:border-top="none" fo:border-bottom="0.05pt solid #000000"/>
    </style:style>
    <style:style style:name="Таблица55.B100" style:family="table-cell">
      <style:table-cell-properties fo:padding="0.097cm" fo:border-left="0.05pt solid #000000" fo:border-right="none" fo:border-top="none" fo:border-bottom="0.05pt solid #000000"/>
    </style:style>
    <style:style style:name="Таблица55.C10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01" style:family="table-cell">
      <style:table-cell-properties fo:padding="0.097cm" fo:border-left="0.05pt solid #000000" fo:border-right="none" fo:border-top="none" fo:border-bottom="0.05pt solid #000000"/>
    </style:style>
    <style:style style:name="Таблица55.B101" style:family="table-cell">
      <style:table-cell-properties fo:padding="0.097cm" fo:border-left="0.05pt solid #000000" fo:border-right="none" fo:border-top="none" fo:border-bottom="0.05pt solid #000000"/>
    </style:style>
    <style:style style:name="Таблица55.C10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02" style:family="table-cell">
      <style:table-cell-properties fo:padding="0.097cm" fo:border-left="0.05pt solid #000000" fo:border-right="none" fo:border-top="none" fo:border-bottom="0.05pt solid #000000"/>
    </style:style>
    <style:style style:name="Таблица55.B102" style:family="table-cell">
      <style:table-cell-properties fo:padding="0.097cm" fo:border-left="0.05pt solid #000000" fo:border-right="none" fo:border-top="none" fo:border-bottom="0.05pt solid #000000"/>
    </style:style>
    <style:style style:name="Таблица55.C10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03" style:family="table-cell">
      <style:table-cell-properties fo:padding="0.097cm" fo:border-left="0.05pt solid #000000" fo:border-right="none" fo:border-top="none" fo:border-bottom="0.05pt solid #000000"/>
    </style:style>
    <style:style style:name="Таблица55.B103" style:family="table-cell">
      <style:table-cell-properties fo:padding="0.097cm" fo:border-left="0.05pt solid #000000" fo:border-right="none" fo:border-top="none" fo:border-bottom="0.05pt solid #000000"/>
    </style:style>
    <style:style style:name="Таблица55.C10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04" style:family="table-cell">
      <style:table-cell-properties fo:padding="0.097cm" fo:border-left="0.05pt solid #000000" fo:border-right="none" fo:border-top="none" fo:border-bottom="0.05pt solid #000000"/>
    </style:style>
    <style:style style:name="Таблица55.B104" style:family="table-cell">
      <style:table-cell-properties fo:padding="0.097cm" fo:border-left="0.05pt solid #000000" fo:border-right="none" fo:border-top="none" fo:border-bottom="0.05pt solid #000000"/>
    </style:style>
    <style:style style:name="Таблица55.C10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05" style:family="table-cell">
      <style:table-cell-properties fo:padding="0.097cm" fo:border-left="0.05pt solid #000000" fo:border-right="none" fo:border-top="none" fo:border-bottom="0.05pt solid #000000"/>
    </style:style>
    <style:style style:name="Таблица55.B105" style:family="table-cell">
      <style:table-cell-properties fo:padding="0.097cm" fo:border-left="0.05pt solid #000000" fo:border-right="none" fo:border-top="none" fo:border-bottom="0.05pt solid #000000"/>
    </style:style>
    <style:style style:name="Таблица55.C10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06" style:family="table-cell">
      <style:table-cell-properties fo:padding="0.097cm" fo:border-left="0.05pt solid #000000" fo:border-right="none" fo:border-top="none" fo:border-bottom="0.05pt solid #000000"/>
    </style:style>
    <style:style style:name="Таблица55.B106" style:family="table-cell">
      <style:table-cell-properties fo:padding="0.097cm" fo:border-left="0.05pt solid #000000" fo:border-right="none" fo:border-top="none" fo:border-bottom="0.05pt solid #000000"/>
    </style:style>
    <style:style style:name="Таблица55.C10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07" style:family="table-cell">
      <style:table-cell-properties fo:padding="0.097cm" fo:border-left="0.05pt solid #000000" fo:border-right="none" fo:border-top="none" fo:border-bottom="0.05pt solid #000000"/>
    </style:style>
    <style:style style:name="Таблица55.B107" style:family="table-cell">
      <style:table-cell-properties fo:padding="0.097cm" fo:border-left="0.05pt solid #000000" fo:border-right="none" fo:border-top="none" fo:border-bottom="0.05pt solid #000000"/>
    </style:style>
    <style:style style:name="Таблица55.C10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08" style:family="table-cell">
      <style:table-cell-properties fo:padding="0.097cm" fo:border-left="0.05pt solid #000000" fo:border-right="none" fo:border-top="none" fo:border-bottom="0.05pt solid #000000"/>
    </style:style>
    <style:style style:name="Таблица55.B108" style:family="table-cell">
      <style:table-cell-properties fo:padding="0.097cm" fo:border-left="0.05pt solid #000000" fo:border-right="none" fo:border-top="none" fo:border-bottom="0.05pt solid #000000"/>
    </style:style>
    <style:style style:name="Таблица55.C10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09" style:family="table-cell">
      <style:table-cell-properties fo:padding="0.097cm" fo:border-left="0.05pt solid #000000" fo:border-right="none" fo:border-top="none" fo:border-bottom="0.05pt solid #000000"/>
    </style:style>
    <style:style style:name="Таблица55.B109" style:family="table-cell">
      <style:table-cell-properties fo:padding="0.097cm" fo:border-left="0.05pt solid #000000" fo:border-right="none" fo:border-top="none" fo:border-bottom="0.05pt solid #000000"/>
    </style:style>
    <style:style style:name="Таблица55.C10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10" style:family="table-cell">
      <style:table-cell-properties fo:padding="0.097cm" fo:border-left="0.05pt solid #000000" fo:border-right="none" fo:border-top="none" fo:border-bottom="0.05pt solid #000000"/>
    </style:style>
    <style:style style:name="Таблица55.B110" style:family="table-cell">
      <style:table-cell-properties fo:padding="0.097cm" fo:border-left="0.05pt solid #000000" fo:border-right="none" fo:border-top="none" fo:border-bottom="0.05pt solid #000000"/>
    </style:style>
    <style:style style:name="Таблица55.C1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12" style:family="table-cell">
      <style:table-cell-properties fo:padding="0.097cm" fo:border-left="0.05pt solid #000000" fo:border-right="none" fo:border-top="none" fo:border-bottom="0.05pt solid #000000"/>
    </style:style>
    <style:style style:name="Таблица55.B112" style:family="table-cell">
      <style:table-cell-properties fo:padding="0.097cm" fo:border-left="0.05pt solid #000000" fo:border-right="none" fo:border-top="none" fo:border-bottom="0.05pt solid #000000"/>
    </style:style>
    <style:style style:name="Таблица55.C1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13" style:family="table-cell">
      <style:table-cell-properties fo:padding="0.097cm" fo:border-left="0.05pt solid #000000" fo:border-right="none" fo:border-top="none" fo:border-bottom="0.05pt solid #000000"/>
    </style:style>
    <style:style style:name="Таблица55.B113" style:family="table-cell">
      <style:table-cell-properties fo:padding="0.097cm" fo:border-left="0.05pt solid #000000" fo:border-right="none" fo:border-top="none" fo:border-bottom="0.05pt solid #000000"/>
    </style:style>
    <style:style style:name="Таблица55.C1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14" style:family="table-cell">
      <style:table-cell-properties fo:padding="0.097cm" fo:border-left="0.05pt solid #000000" fo:border-right="none" fo:border-top="none" fo:border-bottom="0.05pt solid #000000"/>
    </style:style>
    <style:style style:name="Таблица55.B114" style:family="table-cell">
      <style:table-cell-properties fo:padding="0.097cm" fo:border-left="0.05pt solid #000000" fo:border-right="none" fo:border-top="none" fo:border-bottom="0.05pt solid #000000"/>
    </style:style>
    <style:style style:name="Таблица55.C1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15" style:family="table-cell">
      <style:table-cell-properties fo:padding="0.097cm" fo:border-left="0.05pt solid #000000" fo:border-right="none" fo:border-top="none" fo:border-bottom="0.05pt solid #000000"/>
    </style:style>
    <style:style style:name="Таблица55.B115" style:family="table-cell">
      <style:table-cell-properties fo:padding="0.097cm" fo:border-left="0.05pt solid #000000" fo:border-right="none" fo:border-top="none" fo:border-bottom="0.05pt solid #000000"/>
    </style:style>
    <style:style style:name="Таблица55.C1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16" style:family="table-cell">
      <style:table-cell-properties fo:padding="0.097cm" fo:border-left="0.05pt solid #000000" fo:border-right="none" fo:border-top="none" fo:border-bottom="0.05pt solid #000000"/>
    </style:style>
    <style:style style:name="Таблица55.B116" style:family="table-cell">
      <style:table-cell-properties fo:padding="0.097cm" fo:border-left="0.05pt solid #000000" fo:border-right="none" fo:border-top="none" fo:border-bottom="0.05pt solid #000000"/>
    </style:style>
    <style:style style:name="Таблица55.C1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17" style:family="table-cell">
      <style:table-cell-properties fo:padding="0.097cm" fo:border-left="0.05pt solid #000000" fo:border-right="none" fo:border-top="none" fo:border-bottom="0.05pt solid #000000"/>
    </style:style>
    <style:style style:name="Таблица55.B117" style:family="table-cell">
      <style:table-cell-properties fo:padding="0.097cm" fo:border-left="0.05pt solid #000000" fo:border-right="none" fo:border-top="none" fo:border-bottom="0.05pt solid #000000"/>
    </style:style>
    <style:style style:name="Таблица55.C1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18" style:family="table-cell">
      <style:table-cell-properties fo:padding="0.097cm" fo:border-left="0.05pt solid #000000" fo:border-right="none" fo:border-top="none" fo:border-bottom="0.05pt solid #000000"/>
    </style:style>
    <style:style style:name="Таблица55.B118" style:family="table-cell">
      <style:table-cell-properties fo:padding="0.097cm" fo:border-left="0.05pt solid #000000" fo:border-right="none" fo:border-top="none" fo:border-bottom="0.05pt solid #000000"/>
    </style:style>
    <style:style style:name="Таблица55.C1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19" style:family="table-cell">
      <style:table-cell-properties fo:padding="0.097cm" fo:border-left="0.05pt solid #000000" fo:border-right="none" fo:border-top="none" fo:border-bottom="0.05pt solid #000000"/>
    </style:style>
    <style:style style:name="Таблица55.B119" style:family="table-cell">
      <style:table-cell-properties fo:padding="0.097cm" fo:border-left="0.05pt solid #000000" fo:border-right="none" fo:border-top="none" fo:border-bottom="0.05pt solid #000000"/>
    </style:style>
    <style:style style:name="Таблица55.C1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20" style:family="table-cell">
      <style:table-cell-properties fo:padding="0.097cm" fo:border-left="0.05pt solid #000000" fo:border-right="none" fo:border-top="none" fo:border-bottom="0.05pt solid #000000"/>
    </style:style>
    <style:style style:name="Таблица55.B120" style:family="table-cell">
      <style:table-cell-properties fo:padding="0.097cm" fo:border-left="0.05pt solid #000000" fo:border-right="none" fo:border-top="none" fo:border-bottom="0.05pt solid #000000"/>
    </style:style>
    <style:style style:name="Таблица55.C1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21" style:family="table-cell">
      <style:table-cell-properties fo:padding="0.097cm" fo:border-left="0.05pt solid #000000" fo:border-right="none" fo:border-top="none" fo:border-bottom="0.05pt solid #000000"/>
    </style:style>
    <style:style style:name="Таблица55.B121" style:family="table-cell">
      <style:table-cell-properties fo:padding="0.097cm" fo:border-left="0.05pt solid #000000" fo:border-right="none" fo:border-top="none" fo:border-bottom="0.05pt solid #000000"/>
    </style:style>
    <style:style style:name="Таблица55.C1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22" style:family="table-cell">
      <style:table-cell-properties fo:padding="0.097cm" fo:border-left="0.05pt solid #000000" fo:border-right="none" fo:border-top="none" fo:border-bottom="0.05pt solid #000000"/>
    </style:style>
    <style:style style:name="Таблица55.B122" style:family="table-cell">
      <style:table-cell-properties fo:padding="0.097cm" fo:border-left="0.05pt solid #000000" fo:border-right="none" fo:border-top="none" fo:border-bottom="0.05pt solid #000000"/>
    </style:style>
    <style:style style:name="Таблица55.C1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23" style:family="table-cell">
      <style:table-cell-properties fo:padding="0.097cm" fo:border-left="0.05pt solid #000000" fo:border-right="none" fo:border-top="none" fo:border-bottom="0.05pt solid #000000"/>
    </style:style>
    <style:style style:name="Таблица55.B123" style:family="table-cell">
      <style:table-cell-properties fo:padding="0.097cm" fo:border-left="0.05pt solid #000000" fo:border-right="none" fo:border-top="none" fo:border-bottom="0.05pt solid #000000"/>
    </style:style>
    <style:style style:name="Таблица55.C1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24" style:family="table-cell">
      <style:table-cell-properties fo:padding="0.097cm" fo:border-left="0.05pt solid #000000" fo:border-right="none" fo:border-top="none" fo:border-bottom="0.05pt solid #000000"/>
    </style:style>
    <style:style style:name="Таблица55.B124" style:family="table-cell">
      <style:table-cell-properties fo:padding="0.097cm" fo:border-left="0.05pt solid #000000" fo:border-right="none" fo:border-top="none" fo:border-bottom="0.05pt solid #000000"/>
    </style:style>
    <style:style style:name="Таблица55.C1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25" style:family="table-cell">
      <style:table-cell-properties fo:padding="0.097cm" fo:border-left="0.05pt solid #000000" fo:border-right="none" fo:border-top="none" fo:border-bottom="0.05pt solid #000000"/>
    </style:style>
    <style:style style:name="Таблица55.B125" style:family="table-cell">
      <style:table-cell-properties fo:padding="0.097cm" fo:border-left="0.05pt solid #000000" fo:border-right="none" fo:border-top="none" fo:border-bottom="0.05pt solid #000000"/>
    </style:style>
    <style:style style:name="Таблица55.C1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26" style:family="table-cell">
      <style:table-cell-properties fo:padding="0.097cm" fo:border-left="0.05pt solid #000000" fo:border-right="none" fo:border-top="none" fo:border-bottom="0.05pt solid #000000"/>
    </style:style>
    <style:style style:name="Таблица55.B126" style:family="table-cell">
      <style:table-cell-properties fo:padding="0.097cm" fo:border-left="0.05pt solid #000000" fo:border-right="none" fo:border-top="none" fo:border-bottom="0.05pt solid #000000"/>
    </style:style>
    <style:style style:name="Таблица55.C1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27" style:family="table-cell">
      <style:table-cell-properties fo:padding="0.097cm" fo:border-left="0.05pt solid #000000" fo:border-right="none" fo:border-top="none" fo:border-bottom="0.05pt solid #000000"/>
    </style:style>
    <style:style style:name="Таблица55.B127" style:family="table-cell">
      <style:table-cell-properties fo:padding="0.097cm" fo:border-left="0.05pt solid #000000" fo:border-right="none" fo:border-top="none" fo:border-bottom="0.05pt solid #000000"/>
    </style:style>
    <style:style style:name="Таблица55.C1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28" style:family="table-cell">
      <style:table-cell-properties fo:padding="0.097cm" fo:border-left="0.05pt solid #000000" fo:border-right="none" fo:border-top="none" fo:border-bottom="0.05pt solid #000000"/>
    </style:style>
    <style:style style:name="Таблица55.B128" style:family="table-cell">
      <style:table-cell-properties fo:padding="0.097cm" fo:border-left="0.05pt solid #000000" fo:border-right="none" fo:border-top="none" fo:border-bottom="0.05pt solid #000000"/>
    </style:style>
    <style:style style:name="Таблица55.C1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29" style:family="table-cell">
      <style:table-cell-properties fo:padding="0.097cm" fo:border-left="0.05pt solid #000000" fo:border-right="none" fo:border-top="none" fo:border-bottom="0.05pt solid #000000"/>
    </style:style>
    <style:style style:name="Таблица55.B129" style:family="table-cell">
      <style:table-cell-properties fo:padding="0.097cm" fo:border-left="0.05pt solid #000000" fo:border-right="none" fo:border-top="none" fo:border-bottom="0.05pt solid #000000"/>
    </style:style>
    <style:style style:name="Таблица55.C1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30" style:family="table-cell">
      <style:table-cell-properties fo:padding="0.097cm" fo:border-left="0.05pt solid #000000" fo:border-right="none" fo:border-top="none" fo:border-bottom="0.05pt solid #000000"/>
    </style:style>
    <style:style style:name="Таблица55.B130" style:family="table-cell">
      <style:table-cell-properties fo:padding="0.097cm" fo:border-left="0.05pt solid #000000" fo:border-right="none" fo:border-top="none" fo:border-bottom="0.05pt solid #000000"/>
    </style:style>
    <style:style style:name="Таблица55.C1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31" style:family="table-cell">
      <style:table-cell-properties fo:padding="0.097cm" fo:border-left="0.05pt solid #000000" fo:border-right="none" fo:border-top="none" fo:border-bottom="0.05pt solid #000000"/>
    </style:style>
    <style:style style:name="Таблица55.B131" style:family="table-cell">
      <style:table-cell-properties fo:padding="0.097cm" fo:border-left="0.05pt solid #000000" fo:border-right="none" fo:border-top="none" fo:border-bottom="0.05pt solid #000000"/>
    </style:style>
    <style:style style:name="Таблица55.C1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32" style:family="table-cell">
      <style:table-cell-properties fo:padding="0.097cm" fo:border-left="0.05pt solid #000000" fo:border-right="none" fo:border-top="none" fo:border-bottom="0.05pt solid #000000"/>
    </style:style>
    <style:style style:name="Таблица55.B132" style:family="table-cell">
      <style:table-cell-properties fo:padding="0.097cm" fo:border-left="0.05pt solid #000000" fo:border-right="none" fo:border-top="none" fo:border-bottom="0.05pt solid #000000"/>
    </style:style>
    <style:style style:name="Таблица55.C1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33" style:family="table-cell">
      <style:table-cell-properties fo:padding="0.097cm" fo:border-left="0.05pt solid #000000" fo:border-right="none" fo:border-top="none" fo:border-bottom="0.05pt solid #000000"/>
    </style:style>
    <style:style style:name="Таблица55.B133" style:family="table-cell">
      <style:table-cell-properties fo:padding="0.097cm" fo:border-left="0.05pt solid #000000" fo:border-right="none" fo:border-top="none" fo:border-bottom="0.05pt solid #000000"/>
    </style:style>
    <style:style style:name="Таблица55.C1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34" style:family="table-cell">
      <style:table-cell-properties fo:padding="0.097cm" fo:border-left="0.05pt solid #000000" fo:border-right="none" fo:border-top="none" fo:border-bottom="0.05pt solid #000000"/>
    </style:style>
    <style:style style:name="Таблица55.B134" style:family="table-cell">
      <style:table-cell-properties fo:padding="0.097cm" fo:border-left="0.05pt solid #000000" fo:border-right="none" fo:border-top="none" fo:border-bottom="0.05pt solid #000000"/>
    </style:style>
    <style:style style:name="Таблица55.C1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35" style:family="table-cell">
      <style:table-cell-properties fo:padding="0.097cm" fo:border-left="0.05pt solid #000000" fo:border-right="none" fo:border-top="none" fo:border-bottom="0.05pt solid #000000"/>
    </style:style>
    <style:style style:name="Таблица55.B135" style:family="table-cell">
      <style:table-cell-properties fo:padding="0.097cm" fo:border-left="0.05pt solid #000000" fo:border-right="none" fo:border-top="none" fo:border-bottom="0.05pt solid #000000"/>
    </style:style>
    <style:style style:name="Таблица55.C1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36" style:family="table-cell">
      <style:table-cell-properties fo:padding="0.097cm" fo:border-left="0.05pt solid #000000" fo:border-right="none" fo:border-top="none" fo:border-bottom="0.05pt solid #000000"/>
    </style:style>
    <style:style style:name="Таблица55.B136" style:family="table-cell">
      <style:table-cell-properties fo:padding="0.097cm" fo:border-left="0.05pt solid #000000" fo:border-right="none" fo:border-top="none" fo:border-bottom="0.05pt solid #000000"/>
    </style:style>
    <style:style style:name="Таблица55.C1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37" style:family="table-cell">
      <style:table-cell-properties fo:padding="0.097cm" fo:border-left="0.05pt solid #000000" fo:border-right="none" fo:border-top="none" fo:border-bottom="0.05pt solid #000000"/>
    </style:style>
    <style:style style:name="Таблица55.B137" style:family="table-cell">
      <style:table-cell-properties fo:padding="0.097cm" fo:border-left="0.05pt solid #000000" fo:border-right="none" fo:border-top="none" fo:border-bottom="0.05pt solid #000000"/>
    </style:style>
    <style:style style:name="Таблица55.C1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38" style:family="table-cell">
      <style:table-cell-properties fo:padding="0.097cm" fo:border-left="0.05pt solid #000000" fo:border-right="none" fo:border-top="none" fo:border-bottom="0.05pt solid #000000"/>
    </style:style>
    <style:style style:name="Таблица55.B138" style:family="table-cell">
      <style:table-cell-properties fo:padding="0.097cm" fo:border-left="0.05pt solid #000000" fo:border-right="none" fo:border-top="none" fo:border-bottom="0.05pt solid #000000"/>
    </style:style>
    <style:style style:name="Таблица55.C1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39" style:family="table-cell">
      <style:table-cell-properties fo:padding="0.097cm" fo:border-left="0.05pt solid #000000" fo:border-right="none" fo:border-top="none" fo:border-bottom="0.05pt solid #000000"/>
    </style:style>
    <style:style style:name="Таблица55.B139" style:family="table-cell">
      <style:table-cell-properties fo:padding="0.097cm" fo:border-left="0.05pt solid #000000" fo:border-right="none" fo:border-top="none" fo:border-bottom="0.05pt solid #000000"/>
    </style:style>
    <style:style style:name="Таблица55.C1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40" style:family="table-cell">
      <style:table-cell-properties fo:padding="0.097cm" fo:border-left="0.05pt solid #000000" fo:border-right="none" fo:border-top="none" fo:border-bottom="0.05pt solid #000000"/>
    </style:style>
    <style:style style:name="Таблица55.B140" style:family="table-cell">
      <style:table-cell-properties fo:padding="0.097cm" fo:border-left="0.05pt solid #000000" fo:border-right="none" fo:border-top="none" fo:border-bottom="0.05pt solid #000000"/>
    </style:style>
    <style:style style:name="Таблица55.C1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41" style:family="table-cell">
      <style:table-cell-properties fo:padding="0.097cm" fo:border-left="0.05pt solid #000000" fo:border-right="none" fo:border-top="none" fo:border-bottom="0.05pt solid #000000"/>
    </style:style>
    <style:style style:name="Таблица55.B141" style:family="table-cell">
      <style:table-cell-properties fo:padding="0.097cm" fo:border-left="0.05pt solid #000000" fo:border-right="none" fo:border-top="none" fo:border-bottom="0.05pt solid #000000"/>
    </style:style>
    <style:style style:name="Таблица55.C1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42" style:family="table-cell">
      <style:table-cell-properties fo:padding="0.097cm" fo:border-left="0.05pt solid #000000" fo:border-right="none" fo:border-top="none" fo:border-bottom="0.05pt solid #000000"/>
    </style:style>
    <style:style style:name="Таблица55.B142" style:family="table-cell">
      <style:table-cell-properties fo:padding="0.097cm" fo:border-left="0.05pt solid #000000" fo:border-right="none" fo:border-top="none" fo:border-bottom="0.05pt solid #000000"/>
    </style:style>
    <style:style style:name="Таблица55.C1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43" style:family="table-cell">
      <style:table-cell-properties fo:padding="0.097cm" fo:border-left="0.05pt solid #000000" fo:border-right="none" fo:border-top="none" fo:border-bottom="0.05pt solid #000000"/>
    </style:style>
    <style:style style:name="Таблица55.B143" style:family="table-cell">
      <style:table-cell-properties fo:padding="0.097cm" fo:border-left="0.05pt solid #000000" fo:border-right="none" fo:border-top="none" fo:border-bottom="0.05pt solid #000000"/>
    </style:style>
    <style:style style:name="Таблица55.C1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44" style:family="table-cell">
      <style:table-cell-properties fo:padding="0.097cm" fo:border-left="0.05pt solid #000000" fo:border-right="none" fo:border-top="none" fo:border-bottom="0.05pt solid #000000"/>
    </style:style>
    <style:style style:name="Таблица55.B144" style:family="table-cell">
      <style:table-cell-properties fo:padding="0.097cm" fo:border-left="0.05pt solid #000000" fo:border-right="none" fo:border-top="none" fo:border-bottom="0.05pt solid #000000"/>
    </style:style>
    <style:style style:name="Таблица55.C1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45" style:family="table-cell">
      <style:table-cell-properties fo:padding="0.097cm" fo:border-left="0.05pt solid #000000" fo:border-right="none" fo:border-top="none" fo:border-bottom="0.05pt solid #000000"/>
    </style:style>
    <style:style style:name="Таблица55.B145" style:family="table-cell">
      <style:table-cell-properties fo:padding="0.097cm" fo:border-left="0.05pt solid #000000" fo:border-right="none" fo:border-top="none" fo:border-bottom="0.05pt solid #000000"/>
    </style:style>
    <style:style style:name="Таблица55.C1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46" style:family="table-cell">
      <style:table-cell-properties fo:padding="0.097cm" fo:border-left="0.05pt solid #000000" fo:border-right="none" fo:border-top="none" fo:border-bottom="0.05pt solid #000000"/>
    </style:style>
    <style:style style:name="Таблица55.B146" style:family="table-cell">
      <style:table-cell-properties fo:padding="0.097cm" fo:border-left="0.05pt solid #000000" fo:border-right="none" fo:border-top="none" fo:border-bottom="0.05pt solid #000000"/>
    </style:style>
    <style:style style:name="Таблица55.C1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47" style:family="table-cell">
      <style:table-cell-properties fo:padding="0.097cm" fo:border-left="0.05pt solid #000000" fo:border-right="none" fo:border-top="none" fo:border-bottom="0.05pt solid #000000"/>
    </style:style>
    <style:style style:name="Таблица55.B147" style:family="table-cell">
      <style:table-cell-properties fo:padding="0.097cm" fo:border-left="0.05pt solid #000000" fo:border-right="none" fo:border-top="none" fo:border-bottom="0.05pt solid #000000"/>
    </style:style>
    <style:style style:name="Таблица55.C1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48" style:family="table-cell">
      <style:table-cell-properties fo:padding="0.097cm" fo:border-left="0.05pt solid #000000" fo:border-right="none" fo:border-top="none" fo:border-bottom="0.05pt solid #000000"/>
    </style:style>
    <style:style style:name="Таблица55.B148" style:family="table-cell">
      <style:table-cell-properties fo:padding="0.097cm" fo:border-left="0.05pt solid #000000" fo:border-right="none" fo:border-top="none" fo:border-bottom="0.05pt solid #000000"/>
    </style:style>
    <style:style style:name="Таблица55.C1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49" style:family="table-cell">
      <style:table-cell-properties fo:padding="0.097cm" fo:border-left="0.05pt solid #000000" fo:border-right="none" fo:border-top="none" fo:border-bottom="0.05pt solid #000000"/>
    </style:style>
    <style:style style:name="Таблица55.B149" style:family="table-cell">
      <style:table-cell-properties fo:padding="0.097cm" fo:border-left="0.05pt solid #000000" fo:border-right="none" fo:border-top="none" fo:border-bottom="0.05pt solid #000000"/>
    </style:style>
    <style:style style:name="Таблица55.C1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50" style:family="table-cell">
      <style:table-cell-properties fo:padding="0.097cm" fo:border-left="0.05pt solid #000000" fo:border-right="none" fo:border-top="none" fo:border-bottom="0.05pt solid #000000"/>
    </style:style>
    <style:style style:name="Таблица55.B150" style:family="table-cell">
      <style:table-cell-properties fo:padding="0.097cm" fo:border-left="0.05pt solid #000000" fo:border-right="none" fo:border-top="none" fo:border-bottom="0.05pt solid #000000"/>
    </style:style>
    <style:style style:name="Таблица55.C1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51" style:family="table-cell">
      <style:table-cell-properties fo:padding="0.097cm" fo:border-left="0.05pt solid #000000" fo:border-right="none" fo:border-top="none" fo:border-bottom="0.05pt solid #000000"/>
    </style:style>
    <style:style style:name="Таблица55.B151" style:family="table-cell">
      <style:table-cell-properties fo:padding="0.097cm" fo:border-left="0.05pt solid #000000" fo:border-right="none" fo:border-top="none" fo:border-bottom="0.05pt solid #000000"/>
    </style:style>
    <style:style style:name="Таблица55.C15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52" style:family="table-cell">
      <style:table-cell-properties fo:padding="0.097cm" fo:border-left="0.05pt solid #000000" fo:border-right="none" fo:border-top="none" fo:border-bottom="0.05pt solid #000000"/>
    </style:style>
    <style:style style:name="Таблица55.B152" style:family="table-cell">
      <style:table-cell-properties fo:padding="0.097cm" fo:border-left="0.05pt solid #000000" fo:border-right="none" fo:border-top="none" fo:border-bottom="0.05pt solid #000000"/>
    </style:style>
    <style:style style:name="Таблица55.C15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53" style:family="table-cell">
      <style:table-cell-properties fo:padding="0.097cm" fo:border-left="0.05pt solid #000000" fo:border-right="none" fo:border-top="none" fo:border-bottom="0.05pt solid #000000"/>
    </style:style>
    <style:style style:name="Таблица55.B153" style:family="table-cell">
      <style:table-cell-properties fo:padding="0.097cm" fo:border-left="0.05pt solid #000000" fo:border-right="none" fo:border-top="none" fo:border-bottom="0.05pt solid #000000"/>
    </style:style>
    <style:style style:name="Таблица55.C15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54" style:family="table-cell">
      <style:table-cell-properties fo:padding="0.097cm" fo:border-left="0.05pt solid #000000" fo:border-right="none" fo:border-top="none" fo:border-bottom="0.05pt solid #000000"/>
    </style:style>
    <style:style style:name="Таблица55.B154" style:family="table-cell">
      <style:table-cell-properties fo:padding="0.097cm" fo:border-left="0.05pt solid #000000" fo:border-right="none" fo:border-top="none" fo:border-bottom="0.05pt solid #000000"/>
    </style:style>
    <style:style style:name="Таблица55.C15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55" style:family="table-cell">
      <style:table-cell-properties fo:padding="0.097cm" fo:border-left="0.05pt solid #000000" fo:border-right="none" fo:border-top="none" fo:border-bottom="0.05pt solid #000000"/>
    </style:style>
    <style:style style:name="Таблица55.B155" style:family="table-cell">
      <style:table-cell-properties fo:padding="0.097cm" fo:border-left="0.05pt solid #000000" fo:border-right="none" fo:border-top="none" fo:border-bottom="0.05pt solid #000000"/>
    </style:style>
    <style:style style:name="Таблица55.C15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56" style:family="table-cell">
      <style:table-cell-properties fo:padding="0.097cm" fo:border-left="0.05pt solid #000000" fo:border-right="none" fo:border-top="none" fo:border-bottom="0.05pt solid #000000"/>
    </style:style>
    <style:style style:name="Таблица55.B156" style:family="table-cell">
      <style:table-cell-properties fo:padding="0.097cm" fo:border-left="0.05pt solid #000000" fo:border-right="none" fo:border-top="none" fo:border-bottom="0.05pt solid #000000"/>
    </style:style>
    <style:style style:name="Таблица55.C15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57" style:family="table-cell">
      <style:table-cell-properties fo:padding="0.097cm" fo:border-left="0.05pt solid #000000" fo:border-right="none" fo:border-top="none" fo:border-bottom="0.05pt solid #000000"/>
    </style:style>
    <style:style style:name="Таблица55.B157" style:family="table-cell">
      <style:table-cell-properties fo:padding="0.097cm" fo:border-left="0.05pt solid #000000" fo:border-right="none" fo:border-top="none" fo:border-bottom="0.05pt solid #000000"/>
    </style:style>
    <style:style style:name="Таблица55.C15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58" style:family="table-cell">
      <style:table-cell-properties fo:padding="0.097cm" fo:border-left="0.05pt solid #000000" fo:border-right="none" fo:border-top="none" fo:border-bottom="0.05pt solid #000000"/>
    </style:style>
    <style:style style:name="Таблица55.B158" style:family="table-cell">
      <style:table-cell-properties fo:padding="0.097cm" fo:border-left="0.05pt solid #000000" fo:border-right="none" fo:border-top="none" fo:border-bottom="0.05pt solid #000000"/>
    </style:style>
    <style:style style:name="Таблица55.C15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59" style:family="table-cell">
      <style:table-cell-properties fo:padding="0.097cm" fo:border-left="0.05pt solid #000000" fo:border-right="none" fo:border-top="none" fo:border-bottom="0.05pt solid #000000"/>
    </style:style>
    <style:style style:name="Таблица55.B159" style:family="table-cell">
      <style:table-cell-properties fo:padding="0.097cm" fo:border-left="0.05pt solid #000000" fo:border-right="none" fo:border-top="none" fo:border-bottom="0.05pt solid #000000"/>
    </style:style>
    <style:style style:name="Таблица55.C15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.A160" style:family="table-cell">
      <style:table-cell-properties fo:padding="0.097cm" fo:border-left="0.05pt solid #000000" fo:border-right="none" fo:border-top="none" fo:border-bottom="0.05pt solid #000000"/>
    </style:style>
    <style:style style:name="Таблица55.B160" style:family="table-cell">
      <style:table-cell-properties fo:padding="0.097cm" fo:border-left="0.05pt solid #000000" fo:border-right="none" fo:border-top="none" fo:border-bottom="0.05pt solid #000000"/>
    </style:style>
    <style:style style:name="Таблица55.C16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8.002cm" table:align="margins"/>
    </style:style>
    <style:style style:name="Таблица25.A" style:family="table-column">
      <style:table-column-properties style:column-width="2.9cm" style:rel-column-width="10559*"/>
    </style:style>
    <style:style style:name="Таблица25.E" style:family="table-column">
      <style:table-column-properties style:column-width="6.399cm" style:rel-column-width="23299*"/>
    </style:style>
    <style:style style:name="Таблица2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5.E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2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5.E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5.A3" style:family="table-cell">
      <style:table-cell-properties fo:padding="0.097cm" fo:border-left="0.05pt solid #000000" fo:border-right="none" fo:border-top="none" fo:border-bottom="0.05pt solid #000000"/>
    </style:style>
    <style:style style:name="Таблица25.B3" style:family="table-cell">
      <style:table-cell-properties fo:padding="0.097cm" fo:border-left="0.05pt solid #000000" fo:border-right="none" fo:border-top="none" fo:border-bottom="0.05pt solid #000000"/>
    </style:style>
    <style:style style:name="Таблица25.C3" style:family="table-cell">
      <style:table-cell-properties fo:padding="0.097cm" fo:border-left="0.05pt solid #000000" fo:border-right="none" fo:border-top="none" fo:border-bottom="0.05pt solid #000000"/>
    </style:style>
    <style:style style:name="Таблица25.D3" style:family="table-cell">
      <style:table-cell-properties fo:padding="0.097cm" fo:border-left="0.05pt solid #000000" fo:border-right="none" fo:border-top="none" fo:border-bottom="0.05pt solid #000000"/>
    </style:style>
    <style:style style:name="Таблица25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4" style:family="table-cell">
      <style:table-cell-properties fo:padding="0.097cm" fo:border-left="0.05pt solid #000000" fo:border-right="none" fo:border-top="none" fo:border-bottom="0.05pt solid #000000"/>
    </style:style>
    <style:style style:name="Таблица25.B4" style:family="table-cell">
      <style:table-cell-properties fo:padding="0.097cm" fo:border-left="0.05pt solid #000000" fo:border-right="none" fo:border-top="none" fo:border-bottom="0.05pt solid #000000"/>
    </style:style>
    <style:style style:name="Таблица25.C4" style:family="table-cell">
      <style:table-cell-properties fo:padding="0.097cm" fo:border-left="0.05pt solid #000000" fo:border-right="none" fo:border-top="none" fo:border-bottom="0.05pt solid #000000"/>
    </style:style>
    <style:style style:name="Таблица25.D4" style:family="table-cell">
      <style:table-cell-properties fo:padding="0.097cm" fo:border-left="0.05pt solid #000000" fo:border-right="none" fo:border-top="none" fo:border-bottom="0.05pt solid #000000"/>
    </style:style>
    <style:style style:name="Таблица25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5" style:family="table-cell">
      <style:table-cell-properties fo:padding="0.097cm" fo:border-left="0.05pt solid #000000" fo:border-right="none" fo:border-top="none" fo:border-bottom="0.05pt solid #000000"/>
    </style:style>
    <style:style style:name="Таблица25.B5" style:family="table-cell">
      <style:table-cell-properties fo:padding="0.097cm" fo:border-left="0.05pt solid #000000" fo:border-right="none" fo:border-top="none" fo:border-bottom="0.05pt solid #000000"/>
    </style:style>
    <style:style style:name="Таблица25.C5" style:family="table-cell">
      <style:table-cell-properties fo:padding="0.097cm" fo:border-left="0.05pt solid #000000" fo:border-right="none" fo:border-top="none" fo:border-bottom="0.05pt solid #000000"/>
    </style:style>
    <style:style style:name="Таблица25.D5" style:family="table-cell">
      <style:table-cell-properties fo:padding="0.097cm" fo:border-left="0.05pt solid #000000" fo:border-right="none" fo:border-top="none" fo:border-bottom="0.05pt solid #000000"/>
    </style:style>
    <style:style style:name="Таблица25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6" style:family="table-cell">
      <style:table-cell-properties fo:padding="0.097cm" fo:border-left="0.05pt solid #000000" fo:border-right="none" fo:border-top="none" fo:border-bottom="0.05pt solid #000000"/>
    </style:style>
    <style:style style:name="Таблица25.B6" style:family="table-cell">
      <style:table-cell-properties fo:padding="0.097cm" fo:border-left="0.05pt solid #000000" fo:border-right="none" fo:border-top="none" fo:border-bottom="0.05pt solid #000000"/>
    </style:style>
    <style:style style:name="Таблица25.C6" style:family="table-cell">
      <style:table-cell-properties fo:padding="0.097cm" fo:border-left="0.05pt solid #000000" fo:border-right="none" fo:border-top="none" fo:border-bottom="0.05pt solid #000000"/>
    </style:style>
    <style:style style:name="Таблица25.D6" style:family="table-cell">
      <style:table-cell-properties fo:padding="0.097cm" fo:border-left="0.05pt solid #000000" fo:border-right="none" fo:border-top="none" fo:border-bottom="0.05pt solid #000000"/>
    </style:style>
    <style:style style:name="Таблица25.E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7" style:family="table-cell">
      <style:table-cell-properties fo:padding="0.097cm" fo:border-left="0.05pt solid #000000" fo:border-right="none" fo:border-top="none" fo:border-bottom="0.05pt solid #000000"/>
    </style:style>
    <style:style style:name="Таблица25.B7" style:family="table-cell">
      <style:table-cell-properties fo:padding="0.097cm" fo:border-left="0.05pt solid #000000" fo:border-right="none" fo:border-top="none" fo:border-bottom="0.05pt solid #000000"/>
    </style:style>
    <style:style style:name="Таблица25.C7" style:family="table-cell">
      <style:table-cell-properties fo:padding="0.097cm" fo:border-left="0.05pt solid #000000" fo:border-right="none" fo:border-top="none" fo:border-bottom="0.05pt solid #000000"/>
    </style:style>
    <style:style style:name="Таблица25.D7" style:family="table-cell">
      <style:table-cell-properties fo:padding="0.097cm" fo:border-left="0.05pt solid #000000" fo:border-right="none" fo:border-top="none" fo:border-bottom="0.05pt solid #000000"/>
    </style:style>
    <style:style style:name="Таблица25.E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8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5.E8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5.A9" style:family="table-cell">
      <style:table-cell-properties fo:padding="0.097cm" fo:border-left="0.05pt solid #000000" fo:border-right="none" fo:border-top="none" fo:border-bottom="0.05pt solid #000000"/>
    </style:style>
    <style:style style:name="Таблица25.B9" style:family="table-cell">
      <style:table-cell-properties fo:padding="0.097cm" fo:border-left="0.05pt solid #000000" fo:border-right="none" fo:border-top="none" fo:border-bottom="0.05pt solid #000000"/>
    </style:style>
    <style:style style:name="Таблица25.C9" style:family="table-cell">
      <style:table-cell-properties fo:padding="0.097cm" fo:border-left="0.05pt solid #000000" fo:border-right="none" fo:border-top="none" fo:border-bottom="0.05pt solid #000000"/>
    </style:style>
    <style:style style:name="Таблица25.D9" style:family="table-cell">
      <style:table-cell-properties fo:padding="0.097cm" fo:border-left="0.05pt solid #000000" fo:border-right="none" fo:border-top="none" fo:border-bottom="0.05pt solid #000000"/>
    </style:style>
    <style:style style:name="Таблица25.E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11" style:family="table-cell">
      <style:table-cell-properties fo:padding="0.097cm" fo:border-left="0.05pt solid #000000" fo:border-right="none" fo:border-top="none" fo:border-bottom="0.05pt solid #000000"/>
    </style:style>
    <style:style style:name="Таблица25.B11" style:family="table-cell">
      <style:table-cell-properties fo:padding="0.097cm" fo:border-left="0.05pt solid #000000" fo:border-right="none" fo:border-top="none" fo:border-bottom="0.05pt solid #000000"/>
    </style:style>
    <style:style style:name="Таблица25.C11" style:family="table-cell">
      <style:table-cell-properties fo:padding="0.097cm" fo:border-left="0.05pt solid #000000" fo:border-right="none" fo:border-top="none" fo:border-bottom="0.05pt solid #000000"/>
    </style:style>
    <style:style style:name="Таблица25.D11" style:family="table-cell">
      <style:table-cell-properties fo:padding="0.097cm" fo:border-left="0.05pt solid #000000" fo:border-right="none" fo:border-top="none" fo:border-bottom="0.05pt solid #000000"/>
    </style:style>
    <style:style style:name="Таблица25.E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13" style:family="table-cell">
      <style:table-cell-properties fo:padding="0.097cm" fo:border-left="0.05pt solid #000000" fo:border-right="none" fo:border-top="none" fo:border-bottom="0.05pt solid #000000"/>
    </style:style>
    <style:style style:name="Таблица25.B13" style:family="table-cell">
      <style:table-cell-properties fo:padding="0.097cm" fo:border-left="0.05pt solid #000000" fo:border-right="none" fo:border-top="none" fo:border-bottom="0.05pt solid #000000"/>
    </style:style>
    <style:style style:name="Таблица25.C13" style:family="table-cell">
      <style:table-cell-properties fo:padding="0.097cm" fo:border-left="0.05pt solid #000000" fo:border-right="none" fo:border-top="none" fo:border-bottom="0.05pt solid #000000"/>
    </style:style>
    <style:style style:name="Таблица25.D13" style:family="table-cell">
      <style:table-cell-properties fo:padding="0.097cm" fo:border-left="0.05pt solid #000000" fo:border-right="none" fo:border-top="none" fo:border-bottom="0.05pt solid #000000"/>
    </style:style>
    <style:style style:name="Таблица25.E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15" style:family="table-cell">
      <style:table-cell-properties fo:padding="0.097cm" fo:border-left="0.05pt solid #000000" fo:border-right="none" fo:border-top="none" fo:border-bottom="0.05pt solid #000000"/>
    </style:style>
    <style:style style:name="Таблица25.B15" style:family="table-cell">
      <style:table-cell-properties fo:padding="0.097cm" fo:border-left="0.05pt solid #000000" fo:border-right="none" fo:border-top="none" fo:border-bottom="0.05pt solid #000000"/>
    </style:style>
    <style:style style:name="Таблица25.C15" style:family="table-cell">
      <style:table-cell-properties fo:padding="0.097cm" fo:border-left="0.05pt solid #000000" fo:border-right="none" fo:border-top="none" fo:border-bottom="0.05pt solid #000000"/>
    </style:style>
    <style:style style:name="Таблица25.D15" style:family="table-cell">
      <style:table-cell-properties fo:padding="0.097cm" fo:border-left="0.05pt solid #000000" fo:border-right="none" fo:border-top="none" fo:border-bottom="0.05pt solid #000000"/>
    </style:style>
    <style:style style:name="Таблица25.E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17" style:family="table-cell">
      <style:table-cell-properties fo:padding="0.097cm" fo:border-left="0.05pt solid #000000" fo:border-right="none" fo:border-top="none" fo:border-bottom="0.05pt solid #000000"/>
    </style:style>
    <style:style style:name="Таблица25.B17" style:family="table-cell">
      <style:table-cell-properties fo:padding="0.097cm" fo:border-left="0.05pt solid #000000" fo:border-right="none" fo:border-top="none" fo:border-bottom="0.05pt solid #000000"/>
    </style:style>
    <style:style style:name="Таблица25.C17" style:family="table-cell">
      <style:table-cell-properties fo:padding="0.097cm" fo:border-left="0.05pt solid #000000" fo:border-right="none" fo:border-top="none" fo:border-bottom="0.05pt solid #000000"/>
    </style:style>
    <style:style style:name="Таблица25.D17" style:family="table-cell">
      <style:table-cell-properties fo:padding="0.097cm" fo:border-left="0.05pt solid #000000" fo:border-right="none" fo:border-top="none" fo:border-bottom="0.05pt solid #000000"/>
    </style:style>
    <style:style style:name="Таблица25.E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19" style:family="table-cell">
      <style:table-cell-properties fo:padding="0.097cm" fo:border-left="0.05pt solid #000000" fo:border-right="none" fo:border-top="none" fo:border-bottom="0.05pt solid #000000"/>
    </style:style>
    <style:style style:name="Таблица25.B19" style:family="table-cell">
      <style:table-cell-properties fo:padding="0.097cm" fo:border-left="0.05pt solid #000000" fo:border-right="none" fo:border-top="none" fo:border-bottom="0.05pt solid #000000"/>
    </style:style>
    <style:style style:name="Таблица25.C19" style:family="table-cell">
      <style:table-cell-properties fo:padding="0.097cm" fo:border-left="0.05pt solid #000000" fo:border-right="none" fo:border-top="none" fo:border-bottom="0.05pt solid #000000"/>
    </style:style>
    <style:style style:name="Таблица25.D19" style:family="table-cell">
      <style:table-cell-properties fo:padding="0.097cm" fo:border-left="0.05pt solid #000000" fo:border-right="none" fo:border-top="none" fo:border-bottom="0.05pt solid #000000"/>
    </style:style>
    <style:style style:name="Таблица25.E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21" style:family="table-cell">
      <style:table-cell-properties fo:padding="0.097cm" fo:border-left="0.05pt solid #000000" fo:border-right="none" fo:border-top="none" fo:border-bottom="0.05pt solid #000000"/>
    </style:style>
    <style:style style:name="Таблица25.B21" style:family="table-cell">
      <style:table-cell-properties fo:padding="0.097cm" fo:border-left="0.05pt solid #000000" fo:border-right="none" fo:border-top="none" fo:border-bottom="0.05pt solid #000000"/>
    </style:style>
    <style:style style:name="Таблица25.C21" style:family="table-cell">
      <style:table-cell-properties fo:padding="0.097cm" fo:border-left="0.05pt solid #000000" fo:border-right="none" fo:border-top="none" fo:border-bottom="0.05pt solid #000000"/>
    </style:style>
    <style:style style:name="Таблица25.D21" style:family="table-cell">
      <style:table-cell-properties fo:padding="0.097cm" fo:border-left="0.05pt solid #000000" fo:border-right="none" fo:border-top="none" fo:border-bottom="0.05pt solid #000000"/>
    </style:style>
    <style:style style:name="Таблица25.E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23" style:family="table-cell">
      <style:table-cell-properties fo:padding="0.097cm" fo:border-left="0.05pt solid #000000" fo:border-right="none" fo:border-top="none" fo:border-bottom="0.05pt solid #000000"/>
    </style:style>
    <style:style style:name="Таблица25.B23" style:family="table-cell">
      <style:table-cell-properties fo:padding="0.097cm" fo:border-left="0.05pt solid #000000" fo:border-right="none" fo:border-top="none" fo:border-bottom="0.05pt solid #000000"/>
    </style:style>
    <style:style style:name="Таблица25.C23" style:family="table-cell">
      <style:table-cell-properties fo:padding="0.097cm" fo:border-left="0.05pt solid #000000" fo:border-right="none" fo:border-top="none" fo:border-bottom="0.05pt solid #000000"/>
    </style:style>
    <style:style style:name="Таблица25.D23" style:family="table-cell">
      <style:table-cell-properties fo:padding="0.097cm" fo:border-left="0.05pt solid #000000" fo:border-right="none" fo:border-top="none" fo:border-bottom="0.05pt solid #000000"/>
    </style:style>
    <style:style style:name="Таблица25.E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25" style:family="table-cell">
      <style:table-cell-properties fo:padding="0.097cm" fo:border-left="0.05pt solid #000000" fo:border-right="none" fo:border-top="none" fo:border-bottom="0.05pt solid #000000"/>
    </style:style>
    <style:style style:name="Таблица25.B25" style:family="table-cell">
      <style:table-cell-properties fo:padding="0.097cm" fo:border-left="0.05pt solid #000000" fo:border-right="none" fo:border-top="none" fo:border-bottom="0.05pt solid #000000"/>
    </style:style>
    <style:style style:name="Таблица25.C25" style:family="table-cell">
      <style:table-cell-properties fo:padding="0.097cm" fo:border-left="0.05pt solid #000000" fo:border-right="none" fo:border-top="none" fo:border-bottom="0.05pt solid #000000"/>
    </style:style>
    <style:style style:name="Таблица25.D25" style:family="table-cell">
      <style:table-cell-properties fo:padding="0.097cm" fo:border-left="0.05pt solid #000000" fo:border-right="none" fo:border-top="none" fo:border-bottom="0.05pt solid #000000"/>
    </style:style>
    <style:style style:name="Таблица25.E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27" style:family="table-cell">
      <style:table-cell-properties fo:padding="0.097cm" fo:border-left="0.05pt solid #000000" fo:border-right="none" fo:border-top="none" fo:border-bottom="0.05pt solid #000000"/>
    </style:style>
    <style:style style:name="Таблица25.B27" style:family="table-cell">
      <style:table-cell-properties fo:padding="0.097cm" fo:border-left="0.05pt solid #000000" fo:border-right="none" fo:border-top="none" fo:border-bottom="0.05pt solid #000000"/>
    </style:style>
    <style:style style:name="Таблица25.C27" style:family="table-cell">
      <style:table-cell-properties fo:padding="0.097cm" fo:border-left="0.05pt solid #000000" fo:border-right="none" fo:border-top="none" fo:border-bottom="0.05pt solid #000000"/>
    </style:style>
    <style:style style:name="Таблица25.D27" style:family="table-cell">
      <style:table-cell-properties fo:padding="0.097cm" fo:border-left="0.05pt solid #000000" fo:border-right="none" fo:border-top="none" fo:border-bottom="0.05pt solid #000000"/>
    </style:style>
    <style:style style:name="Таблица25.E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0" style:family="table">
      <style:table-properties style:width="18.002cm" table:align="margins"/>
    </style:style>
    <style:style style:name="Таблица40.A" style:family="table-column">
      <style:table-column-properties style:column-width="2.11cm" style:rel-column-width="7679*"/>
    </style:style>
    <style:style style:name="Таблица40.B" style:family="table-column">
      <style:table-column-properties style:column-width="1.782cm" style:rel-column-width="6485*"/>
    </style:style>
    <style:style style:name="Таблица40.C" style:family="table-column">
      <style:table-column-properties style:column-width="2.212cm" style:rel-column-width="8052*"/>
    </style:style>
    <style:style style:name="Таблица40.D" style:family="table-column">
      <style:table-column-properties style:column-width="5.398cm" style:rel-column-width="19648*"/>
    </style:style>
    <style:style style:name="Таблица40.E" style:family="table-column">
      <style:table-column-properties style:column-width="6.502cm" style:rel-column-width="23671*"/>
    </style:style>
    <style:style style:name="Таблица40.1" style:family="table-row">
      <style:table-row-properties fo:keep-together="always"/>
    </style:style>
    <style:style style:name="Таблица4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0.E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40.A2" style:family="table-cell">
      <style:table-cell-properties fo:padding="0.097cm" fo:border-left="0.05pt solid #000000" fo:border-right="none" fo:border-top="none" fo:border-bottom="0.05pt solid #000000"/>
    </style:style>
    <style:style style:name="Таблица40.B2" style:family="table-cell">
      <style:table-cell-properties fo:padding="0.097cm" fo:border-left="0.05pt solid #000000" fo:border-right="none" fo:border-top="none" fo:border-bottom="0.05pt solid #000000"/>
    </style:style>
    <style:style style:name="Таблица40.C2" style:family="table-cell">
      <style:table-cell-properties fo:padding="0.097cm" fo:border-left="0.05pt solid #000000" fo:border-right="none" fo:border-top="none" fo:border-bottom="0.05pt solid #000000"/>
    </style:style>
    <style:style style:name="Таблица40.D2" style:family="table-cell">
      <style:table-cell-properties fo:padding="0.097cm" fo:border-left="0.05pt solid #000000" fo:border-right="none" fo:border-top="none" fo:border-bottom="0.05pt solid #000000"/>
    </style:style>
    <style:style style:name="Таблица4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0.A3" style:family="table-cell">
      <style:table-cell-properties fo:padding="0.097cm" fo:border-left="0.05pt solid #000000" fo:border-right="none" fo:border-top="none" fo:border-bottom="0.05pt solid #000000"/>
    </style:style>
    <style:style style:name="Таблица40.B3" style:family="table-cell">
      <style:table-cell-properties fo:padding="0.097cm" fo:border-left="0.05pt solid #000000" fo:border-right="none" fo:border-top="none" fo:border-bottom="0.05pt solid #000000"/>
    </style:style>
    <style:style style:name="Таблица40.C3" style:family="table-cell">
      <style:table-cell-properties fo:padding="0.097cm" fo:border-left="0.05pt solid #000000" fo:border-right="none" fo:border-top="none" fo:border-bottom="0.05pt solid #000000"/>
    </style:style>
    <style:style style:name="Таблица40.D3" style:family="table-cell">
      <style:table-cell-properties fo:padding="0.097cm" fo:border-left="0.05pt solid #000000" fo:border-right="none" fo:border-top="none" fo:border-bottom="0.05pt solid #000000"/>
    </style:style>
    <style:style style:name="Таблица40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0.A4" style:family="table-cell">
      <style:table-cell-properties fo:padding="0.097cm" fo:border-left="0.05pt solid #000000" fo:border-right="none" fo:border-top="none" fo:border-bottom="0.05pt solid #000000"/>
    </style:style>
    <style:style style:name="Таблица40.B4" style:family="table-cell">
      <style:table-cell-properties fo:padding="0.097cm" fo:border-left="0.05pt solid #000000" fo:border-right="none" fo:border-top="none" fo:border-bottom="0.05pt solid #000000"/>
    </style:style>
    <style:style style:name="Таблица40.C4" style:family="table-cell">
      <style:table-cell-properties fo:padding="0.097cm" fo:border-left="0.05pt solid #000000" fo:border-right="none" fo:border-top="none" fo:border-bottom="0.05pt solid #000000"/>
    </style:style>
    <style:style style:name="Таблица40.D4" style:family="table-cell">
      <style:table-cell-properties fo:padding="0.097cm" fo:border-left="0.05pt solid #000000" fo:border-right="none" fo:border-top="none" fo:border-bottom="0.05pt solid #000000"/>
    </style:style>
    <style:style style:name="Таблица40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0.A5" style:family="table-cell">
      <style:table-cell-properties fo:padding="0.097cm" fo:border-left="0.05pt solid #000000" fo:border-right="none" fo:border-top="none" fo:border-bottom="0.05pt solid #000000"/>
    </style:style>
    <style:style style:name="Таблица40.B5" style:family="table-cell">
      <style:table-cell-properties fo:padding="0.097cm" fo:border-left="0.05pt solid #000000" fo:border-right="none" fo:border-top="none" fo:border-bottom="0.05pt solid #000000"/>
    </style:style>
    <style:style style:name="Таблица40.C5" style:family="table-cell">
      <style:table-cell-properties fo:padding="0.097cm" fo:border-left="0.05pt solid #000000" fo:border-right="none" fo:border-top="none" fo:border-bottom="0.05pt solid #000000"/>
    </style:style>
    <style:style style:name="Таблица40.D5" style:family="table-cell">
      <style:table-cell-properties fo:padding="0.097cm" fo:border-left="0.05pt solid #000000" fo:border-right="none" fo:border-top="none" fo:border-bottom="0.05pt solid #000000"/>
    </style:style>
    <style:style style:name="Таблица40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0.A6" style:family="table-cell">
      <style:table-cell-properties fo:padding="0.097cm" fo:border-left="0.05pt solid #000000" fo:border-right="none" fo:border-top="none" fo:border-bottom="0.05pt solid #000000"/>
    </style:style>
    <style:style style:name="Таблица40.B6" style:family="table-cell">
      <style:table-cell-properties fo:padding="0.097cm" fo:border-left="0.05pt solid #000000" fo:border-right="none" fo:border-top="none" fo:border-bottom="0.05pt solid #000000"/>
    </style:style>
    <style:style style:name="Таблица40.C6" style:family="table-cell">
      <style:table-cell-properties fo:padding="0.097cm" fo:border-left="0.05pt solid #000000" fo:border-right="none" fo:border-top="none" fo:border-bottom="0.05pt solid #000000"/>
    </style:style>
    <style:style style:name="Таблица40.D6" style:family="table-cell">
      <style:table-cell-properties fo:padding="0.097cm" fo:border-left="0.05pt solid #000000" fo:border-right="none" fo:border-top="none" fo:border-bottom="0.05pt solid #000000"/>
    </style:style>
    <style:style style:name="Таблица40.E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0.A7" style:family="table-cell">
      <style:table-cell-properties fo:padding="0.097cm" fo:border-left="0.05pt solid #000000" fo:border-right="none" fo:border-top="none" fo:border-bottom="0.05pt solid #000000"/>
    </style:style>
    <style:style style:name="Таблица40.B7" style:family="table-cell">
      <style:table-cell-properties fo:padding="0.097cm" fo:border-left="0.05pt solid #000000" fo:border-right="none" fo:border-top="none" fo:border-bottom="0.05pt solid #000000"/>
    </style:style>
    <style:style style:name="Таблица40.C7" style:family="table-cell">
      <style:table-cell-properties fo:padding="0.097cm" fo:border-left="0.05pt solid #000000" fo:border-right="none" fo:border-top="none" fo:border-bottom="0.05pt solid #000000"/>
    </style:style>
    <style:style style:name="Таблица40.D7" style:family="table-cell">
      <style:table-cell-properties fo:padding="0.097cm" fo:border-left="0.05pt solid #000000" fo:border-right="none" fo:border-top="none" fo:border-bottom="0.05pt solid #000000"/>
    </style:style>
    <style:style style:name="Таблица40.E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0.A8" style:family="table-cell">
      <style:table-cell-properties fo:padding="0.097cm" fo:border-left="0.05pt solid #000000" fo:border-right="none" fo:border-top="none" fo:border-bottom="0.05pt solid #000000"/>
    </style:style>
    <style:style style:name="Таблица40.B8" style:family="table-cell">
      <style:table-cell-properties fo:padding="0.097cm" fo:border-left="0.05pt solid #000000" fo:border-right="none" fo:border-top="none" fo:border-bottom="0.05pt solid #000000"/>
    </style:style>
    <style:style style:name="Таблица40.C8" style:family="table-cell">
      <style:table-cell-properties fo:padding="0.097cm" fo:border-left="0.05pt solid #000000" fo:border-right="none" fo:border-top="none" fo:border-bottom="0.05pt solid #000000"/>
    </style:style>
    <style:style style:name="Таблица40.D8" style:family="table-cell">
      <style:table-cell-properties fo:padding="0.097cm" fo:border-left="0.05pt solid #000000" fo:border-right="none" fo:border-top="none" fo:border-bottom="0.05pt solid #000000"/>
    </style:style>
    <style:style style:name="Таблица40.E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0.A9" style:family="table-cell">
      <style:table-cell-properties fo:padding="0.097cm" fo:border-left="0.05pt solid #000000" fo:border-right="none" fo:border-top="none" fo:border-bottom="0.05pt solid #000000"/>
    </style:style>
    <style:style style:name="Таблица40.B9" style:family="table-cell">
      <style:table-cell-properties fo:padding="0.097cm" fo:border-left="0.05pt solid #000000" fo:border-right="none" fo:border-top="none" fo:border-bottom="0.05pt solid #000000"/>
    </style:style>
    <style:style style:name="Таблица40.C9" style:family="table-cell">
      <style:table-cell-properties fo:padding="0.097cm" fo:border-left="0.05pt solid #000000" fo:border-right="none" fo:border-top="none" fo:border-bottom="0.05pt solid #000000"/>
    </style:style>
    <style:style style:name="Таблица40.D9" style:family="table-cell">
      <style:table-cell-properties fo:padding="0.097cm" fo:border-left="0.05pt solid #000000" fo:border-right="none" fo:border-top="none" fo:border-bottom="0.05pt solid #000000"/>
    </style:style>
    <style:style style:name="Таблица40.E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0.A10" style:family="table-cell">
      <style:table-cell-properties fo:padding="0.097cm" fo:border-left="0.05pt solid #000000" fo:border-right="none" fo:border-top="none" fo:border-bottom="0.05pt solid #000000"/>
    </style:style>
    <style:style style:name="Таблица40.B10" style:family="table-cell">
      <style:table-cell-properties fo:padding="0.097cm" fo:border-left="0.05pt solid #000000" fo:border-right="none" fo:border-top="none" fo:border-bottom="0.05pt solid #000000"/>
    </style:style>
    <style:style style:name="Таблица40.C10" style:family="table-cell">
      <style:table-cell-properties fo:padding="0.097cm" fo:border-left="0.05pt solid #000000" fo:border-right="none" fo:border-top="none" fo:border-bottom="0.05pt solid #000000"/>
    </style:style>
    <style:style style:name="Таблица40.D10" style:family="table-cell">
      <style:table-cell-properties fo:padding="0.097cm" fo:border-left="0.05pt solid #000000" fo:border-right="none" fo:border-top="none" fo:border-bottom="0.05pt solid #000000"/>
    </style:style>
    <style:style style:name="Таблица40.E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9" style:family="table">
      <style:table-properties style:width="18.002cm" table:align="margins"/>
    </style:style>
    <style:style style:name="Таблица69.A" style:family="table-column">
      <style:table-column-properties style:column-width="3.903cm" style:rel-column-width="14210*"/>
    </style:style>
    <style:style style:name="Таблица69.B" style:family="table-column">
      <style:table-column-properties style:column-width="4.688cm" style:rel-column-width="17067*"/>
    </style:style>
    <style:style style:name="Таблица69.C" style:family="table-column">
      <style:table-column-properties style:column-width="4.821cm" style:rel-column-width="17549*"/>
    </style:style>
    <style:style style:name="Таблица69.D" style:family="table-column">
      <style:table-column-properties style:column-width="4.59cm" style:rel-column-width="16709*"/>
    </style:style>
    <style:style style:name="Таблица6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69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9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9.D1" style:family="table-cell">
      <style:table-cell-properties fo:padding="0.097cm" fo:border="0.05pt solid #000000"/>
    </style:style>
    <style:style style:name="Таблица69.A2" style:family="table-cell">
      <style:table-cell-properties fo:padding="0.097cm" fo:border-left="0.05pt solid #000000" fo:border-right="none" fo:border-top="none" fo:border-bottom="0.05pt solid #000000"/>
    </style:style>
    <style:style style:name="Таблица69.B2" style:family="table-cell">
      <style:table-cell-properties fo:padding="0.097cm" fo:border-left="0.05pt solid #000000" fo:border-right="none" fo:border-top="none" fo:border-bottom="0.05pt solid #000000"/>
    </style:style>
    <style:style style:name="Таблица69.C2" style:family="table-cell">
      <style:table-cell-properties fo:padding="0.097cm" fo:border-left="0.05pt solid #000000" fo:border-right="none" fo:border-top="none" fo:border-bottom="0.05pt solid #000000"/>
    </style:style>
    <style:style style:name="Таблица6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9.A3" style:family="table-cell">
      <style:table-cell-properties fo:padding="0.097cm" fo:border-left="0.05pt solid #000000" fo:border-right="none" fo:border-top="none" fo:border-bottom="0.05pt solid #000000"/>
    </style:style>
    <style:style style:name="Таблица69.B3" style:family="table-cell">
      <style:table-cell-properties fo:padding="0.097cm" fo:border-left="0.05pt solid #000000" fo:border-right="none" fo:border-top="none" fo:border-bottom="0.05pt solid #000000"/>
    </style:style>
    <style:style style:name="Таблица69.C3" style:family="table-cell">
      <style:table-cell-properties fo:padding="0.097cm" fo:border-left="0.05pt solid #000000" fo:border-right="none" fo:border-top="none" fo:border-bottom="0.05pt solid #000000"/>
    </style:style>
    <style:style style:name="Таблица6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9.A4" style:family="table-cell">
      <style:table-cell-properties fo:padding="0.097cm" fo:border-left="0.05pt solid #000000" fo:border-right="none" fo:border-top="none" fo:border-bottom="0.05pt solid #000000"/>
    </style:style>
    <style:style style:name="Таблица69.B4" style:family="table-cell">
      <style:table-cell-properties fo:padding="0.097cm" fo:border-left="0.05pt solid #000000" fo:border-right="none" fo:border-top="none" fo:border-bottom="0.05pt solid #000000"/>
    </style:style>
    <style:style style:name="Таблица69.C4" style:family="table-cell">
      <style:table-cell-properties fo:padding="0.097cm" fo:border-left="0.05pt solid #000000" fo:border-right="none" fo:border-top="none" fo:border-bottom="0.05pt solid #000000"/>
    </style:style>
    <style:style style:name="Таблица6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9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9.B5" style:family="table-cell">
      <style:table-cell-properties fo:padding="0.097cm" fo:border-left="0.05pt solid #000000" fo:border-right="none" fo:border-top="none" fo:border-bottom="0.05pt solid #000000"/>
    </style:style>
    <style:style style:name="Таблица69.C5" style:family="table-cell">
      <style:table-cell-properties fo:padding="0.097cm" fo:border-left="0.05pt solid #000000" fo:border-right="none" fo:border-top="none" fo:border-bottom="0.05pt solid #000000"/>
    </style:style>
    <style:style style:name="Таблица6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9.A6" style:family="table-cell">
      <style:table-cell-properties fo:padding="0.097cm" fo:border-left="0.05pt solid #000000" fo:border-right="none" fo:border-top="none" fo:border-bottom="0.05pt solid #000000"/>
    </style:style>
    <style:style style:name="Таблица69.B6" style:family="table-cell">
      <style:table-cell-properties fo:padding="0.097cm" fo:border-left="0.05pt solid #000000" fo:border-right="none" fo:border-top="none" fo:border-bottom="0.05pt solid #000000"/>
    </style:style>
    <style:style style:name="Таблица69.C6" style:family="table-cell">
      <style:table-cell-properties fo:padding="0.097cm" fo:border-left="0.05pt solid #000000" fo:border-right="none" fo:border-top="none" fo:border-bottom="0.05pt solid #000000"/>
    </style:style>
    <style:style style:name="Таблица6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9.A7" style:family="table-cell">
      <style:table-cell-properties fo:padding="0.097cm" fo:border-left="0.05pt solid #000000" fo:border-right="none" fo:border-top="none" fo:border-bottom="0.05pt solid #000000"/>
    </style:style>
    <style:style style:name="Таблица69.B7" style:family="table-cell">
      <style:table-cell-properties fo:padding="0.097cm" fo:border-left="0.05pt solid #000000" fo:border-right="none" fo:border-top="none" fo:border-bottom="0.05pt solid #000000"/>
    </style:style>
    <style:style style:name="Таблица69.C7" style:family="table-cell">
      <style:table-cell-properties fo:padding="0.097cm" fo:border-left="0.05pt solid #000000" fo:border-right="none" fo:border-top="none" fo:border-bottom="0.05pt solid #000000"/>
    </style:style>
    <style:style style:name="Таблица69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9.A8" style:family="table-cell">
      <style:table-cell-properties fo:padding="0.097cm" fo:border-left="0.05pt solid #000000" fo:border-right="none" fo:border-top="none" fo:border-bottom="0.05pt solid #000000"/>
    </style:style>
    <style:style style:name="Таблица69.B8" style:family="table-cell">
      <style:table-cell-properties fo:padding="0.097cm" fo:border-left="0.05pt solid #000000" fo:border-right="none" fo:border-top="none" fo:border-bottom="0.05pt solid #000000"/>
    </style:style>
    <style:style style:name="Таблица69.C8" style:family="table-cell">
      <style:table-cell-properties fo:padding="0.097cm" fo:border-left="0.05pt solid #000000" fo:border-right="none" fo:border-top="none" fo:border-bottom="0.05pt solid #000000"/>
    </style:style>
    <style:style style:name="Таблица69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9.A9" style:family="table-cell">
      <style:table-cell-properties fo:padding="0.097cm" fo:border-left="0.05pt solid #000000" fo:border-right="none" fo:border-top="none" fo:border-bottom="0.05pt solid #000000"/>
    </style:style>
    <style:style style:name="Таблица69.B9" style:family="table-cell">
      <style:table-cell-properties fo:padding="0.097cm" fo:border-left="0.05pt solid #000000" fo:border-right="none" fo:border-top="none" fo:border-bottom="0.05pt solid #000000"/>
    </style:style>
    <style:style style:name="Таблица69.C9" style:family="table-cell">
      <style:table-cell-properties fo:padding="0.097cm" fo:border-left="0.05pt solid #000000" fo:border-right="none" fo:border-top="none" fo:border-bottom="0.05pt solid #000000"/>
    </style:style>
    <style:style style:name="Таблица69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8.002cm" table:align="margins"/>
    </style:style>
    <style:style style:name="Таблица36.A" style:family="table-column">
      <style:table-column-properties style:column-width="3.406cm" style:rel-column-width="12399*"/>
    </style:style>
    <style:style style:name="Таблица36.B" style:family="table-column">
      <style:table-column-properties style:column-width="1.766cm" style:rel-column-width="6427*"/>
    </style:style>
    <style:style style:name="Таблица36.C" style:family="table-column">
      <style:table-column-properties style:column-width="3.828cm" style:rel-column-width="13934*"/>
    </style:style>
    <style:style style:name="Таблица36.D" style:family="table-column">
      <style:table-column-properties style:column-width="0.746cm" style:rel-column-width="2716*"/>
    </style:style>
    <style:style style:name="Таблица36.E" style:family="table-column">
      <style:table-column-properties style:column-width="0.445cm" style:rel-column-width="1618*"/>
    </style:style>
    <style:style style:name="Таблица36.F" style:family="table-column">
      <style:table-column-properties style:column-width="7.812cm" style:rel-column-width="28441*"/>
    </style:style>
    <style:style style:name="Таблица36.1" style:family="table-row">
      <style:table-row-properties fo:keep-together="always"/>
    </style:style>
    <style:style style:name="Таблица36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36.A2" style:family="table-cell">
      <style:table-cell-properties fo:padding="0.097cm" fo:border-left="0.05pt solid #000000" fo:border-right="none" fo:border-top="none" fo:border-bottom="0.05pt solid #000000"/>
    </style:style>
    <style:style style:name="Таблица36.C2" style:family="table-cell">
      <style:table-cell-properties fo:padding="0.097cm" fo:border-left="0.05pt solid #000000" fo:border-right="none" fo:border-top="none" fo:border-bottom="0.05pt solid #000000"/>
    </style:style>
    <style:style style:name="Таблица3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" style:family="table-cell">
      <style:table-cell-properties fo:padding="0.097cm" fo:border-left="0.05pt solid #000000" fo:border-right="none" fo:border-top="none" fo:border-bottom="0.05pt solid #000000"/>
    </style:style>
    <style:style style:name="Таблица36.C3" style:family="table-cell">
      <style:table-cell-properties fo:padding="0.097cm" fo:border-left="0.05pt solid #000000" fo:border-right="none" fo:border-top="none" fo:border-bottom="0.05pt solid #000000"/>
    </style:style>
    <style:style style:name="Таблица36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4" style:family="table-cell">
      <style:table-cell-properties fo:padding="0.097cm" fo:border-left="0.05pt solid #000000" fo:border-right="none" fo:border-top="none" fo:border-bottom="0.05pt solid #000000"/>
    </style:style>
    <style:style style:name="Таблица36.C4" style:family="table-cell">
      <style:table-cell-properties fo:padding="0.097cm" fo:border-left="0.05pt solid #000000" fo:border-right="none" fo:border-top="none" fo:border-bottom="0.05pt solid #000000"/>
    </style:style>
    <style:style style:name="Таблица36.E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5" style:family="table-cell">
      <style:table-cell-properties fo:padding="0.097cm" fo:border-left="0.05pt solid #000000" fo:border-right="none" fo:border-top="none" fo:border-bottom="0.05pt solid #000000"/>
    </style:style>
    <style:style style:name="Таблица36.C5" style:family="table-cell">
      <style:table-cell-properties fo:padding="0.097cm" fo:border-left="0.05pt solid #000000" fo:border-right="none" fo:border-top="none" fo:border-bottom="0.05pt solid #000000"/>
    </style:style>
    <style:style style:name="Таблица36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6" style:family="table-cell">
      <style:table-cell-properties fo:padding="0.097cm" fo:border-left="0.05pt solid #000000" fo:border-right="none" fo:border-top="none" fo:border-bottom="0.05pt solid #000000"/>
    </style:style>
    <style:style style:name="Таблица36.C6" style:family="table-cell">
      <style:table-cell-properties fo:padding="0.097cm" fo:border-left="0.05pt solid #000000" fo:border-right="none" fo:border-top="none" fo:border-bottom="0.05pt solid #000000"/>
    </style:style>
    <style:style style:name="Таблица36.E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7" style:family="table-cell">
      <style:table-cell-properties fo:padding="0.097cm" fo:border-left="0.05pt solid #000000" fo:border-right="none" fo:border-top="none" fo:border-bottom="0.05pt solid #000000"/>
    </style:style>
    <style:style style:name="Таблица36.C7" style:family="table-cell">
      <style:table-cell-properties fo:padding="0.097cm" fo:border-left="0.05pt solid #000000" fo:border-right="none" fo:border-top="none" fo:border-bottom="0.05pt solid #000000"/>
    </style:style>
    <style:style style:name="Таблица36.E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8" style:family="table-cell">
      <style:table-cell-properties fo:padding="0.097cm" fo:border-left="0.05pt solid #000000" fo:border-right="none" fo:border-top="none" fo:border-bottom="0.05pt solid #000000"/>
    </style:style>
    <style:style style:name="Таблица36.C8" style:family="table-cell">
      <style:table-cell-properties fo:padding="0.097cm" fo:border-left="0.05pt solid #000000" fo:border-right="none" fo:border-top="none" fo:border-bottom="0.05pt solid #000000"/>
    </style:style>
    <style:style style:name="Таблица36.E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9" style:family="table-cell">
      <style:table-cell-properties fo:padding="0.097cm" fo:border-left="0.05pt solid #000000" fo:border-right="none" fo:border-top="none" fo:border-bottom="0.05pt solid #000000"/>
    </style:style>
    <style:style style:name="Таблица36.C9" style:family="table-cell">
      <style:table-cell-properties fo:padding="0.097cm" fo:border-left="0.05pt solid #000000" fo:border-right="none" fo:border-top="none" fo:border-bottom="0.05pt solid #000000"/>
    </style:style>
    <style:style style:name="Таблица36.E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10" style:family="table-cell">
      <style:table-cell-properties fo:padding="0.097cm" fo:border-left="0.05pt solid #000000" fo:border-right="none" fo:border-top="none" fo:border-bottom="0.05pt solid #000000"/>
    </style:style>
    <style:style style:name="Таблица36.C10" style:family="table-cell">
      <style:table-cell-properties fo:padding="0.097cm" fo:border-left="0.05pt solid #000000" fo:border-right="none" fo:border-top="none" fo:border-bottom="0.05pt solid #000000"/>
    </style:style>
    <style:style style:name="Таблица36.E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11" style:family="table-cell">
      <style:table-cell-properties fo:padding="0.097cm" fo:border-left="0.05pt solid #000000" fo:border-right="none" fo:border-top="none" fo:border-bottom="0.05pt solid #000000"/>
    </style:style>
    <style:style style:name="Таблица36.C11" style:family="table-cell">
      <style:table-cell-properties fo:padding="0.097cm" fo:border-left="0.05pt solid #000000" fo:border-right="none" fo:border-top="none" fo:border-bottom="0.05pt solid #000000"/>
    </style:style>
    <style:style style:name="Таблица36.E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12" style:family="table-cell">
      <style:table-cell-properties fo:padding="0.097cm" fo:border-left="0.05pt solid #000000" fo:border-right="none" fo:border-top="none" fo:border-bottom="0.05pt solid #000000"/>
    </style:style>
    <style:style style:name="Таблица36.C12" style:family="table-cell">
      <style:table-cell-properties fo:padding="0.097cm" fo:border-left="0.05pt solid #000000" fo:border-right="none" fo:border-top="none" fo:border-bottom="0.05pt solid #000000"/>
    </style:style>
    <style:style style:name="Таблица36.E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13" style:family="table-cell">
      <style:table-cell-properties fo:padding="0.097cm" fo:border-left="0.05pt solid #000000" fo:border-right="none" fo:border-top="none" fo:border-bottom="0.05pt solid #000000"/>
    </style:style>
    <style:style style:name="Таблица36.C13" style:family="table-cell">
      <style:table-cell-properties fo:padding="0.097cm" fo:border-left="0.05pt solid #000000" fo:border-right="none" fo:border-top="none" fo:border-bottom="0.05pt solid #000000"/>
    </style:style>
    <style:style style:name="Таблица36.E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14" style:family="table-cell">
      <style:table-cell-properties fo:padding="0.097cm" fo:border-left="0.05pt solid #000000" fo:border-right="none" fo:border-top="none" fo:border-bottom="0.05pt solid #000000"/>
    </style:style>
    <style:style style:name="Таблица36.C14" style:family="table-cell">
      <style:table-cell-properties fo:padding="0.097cm" fo:border-left="0.05pt solid #000000" fo:border-right="none" fo:border-top="none" fo:border-bottom="0.05pt solid #000000"/>
    </style:style>
    <style:style style:name="Таблица36.E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15" style:family="table-cell">
      <style:table-cell-properties fo:padding="0.097cm" fo:border-left="0.05pt solid #000000" fo:border-right="none" fo:border-top="none" fo:border-bottom="0.05pt solid #000000"/>
    </style:style>
    <style:style style:name="Таблица36.C15" style:family="table-cell">
      <style:table-cell-properties fo:padding="0.097cm" fo:border-left="0.05pt solid #000000" fo:border-right="none" fo:border-top="none" fo:border-bottom="0.05pt solid #000000"/>
    </style:style>
    <style:style style:name="Таблица36.E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17" style:family="table-cell">
      <style:table-cell-properties fo:padding="0.097cm" fo:border-left="0.05pt solid #000000" fo:border-right="none" fo:border-top="none" fo:border-bottom="0.05pt solid #000000"/>
    </style:style>
    <style:style style:name="Таблица36.D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18" style:family="table-cell">
      <style:table-cell-properties fo:padding="0.097cm" fo:border-left="0.05pt solid #000000" fo:border-right="none" fo:border-top="none" fo:border-bottom="0.05pt solid #000000"/>
    </style:style>
    <style:style style:name="Таблица36.D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19" style:family="table-cell">
      <style:table-cell-properties fo:padding="0.097cm" fo:border-left="0.05pt solid #000000" fo:border-right="none" fo:border-top="none" fo:border-bottom="0.05pt solid #000000"/>
    </style:style>
    <style:style style:name="Таблица36.D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20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6.A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22" style:family="table-cell">
      <style:table-cell-properties fo:padding="0.097cm" fo:border-left="0.05pt solid #000000" fo:border-right="none" fo:border-top="none" fo:border-bottom="0.05pt solid #000000"/>
    </style:style>
    <style:style style:name="Таблица36.B22" style:family="table-cell">
      <style:table-cell-properties fo:padding="0.097cm" fo:border-left="0.05pt solid #000000" fo:border-right="none" fo:border-top="none" fo:border-bottom="0.05pt solid #000000"/>
    </style:style>
    <style:style style:name="Таблица36.F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23" style:family="table-cell">
      <style:table-cell-properties fo:padding="0.097cm" fo:border-left="0.05pt solid #000000" fo:border-right="none" fo:border-top="none" fo:border-bottom="0.05pt solid #000000"/>
    </style:style>
    <style:style style:name="Таблица36.B23" style:family="table-cell">
      <style:table-cell-properties fo:padding="0.097cm" fo:border-left="0.05pt solid #000000" fo:border-right="none" fo:border-top="none" fo:border-bottom="0.05pt solid #000000"/>
    </style:style>
    <style:style style:name="Таблица36.F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24" style:family="table-cell">
      <style:table-cell-properties fo:padding="0.097cm" fo:border-left="0.05pt solid #000000" fo:border-right="none" fo:border-top="none" fo:border-bottom="0.05pt solid #000000"/>
    </style:style>
    <style:style style:name="Таблица36.B24" style:family="table-cell">
      <style:table-cell-properties fo:padding="0.097cm" fo:border-left="0.05pt solid #000000" fo:border-right="none" fo:border-top="none" fo:border-bottom="0.05pt solid #000000"/>
    </style:style>
    <style:style style:name="Таблица36.F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25" style:family="table-cell">
      <style:table-cell-properties fo:padding="0.097cm" fo:border-left="0.05pt solid #000000" fo:border-right="none" fo:border-top="none" fo:border-bottom="0.05pt solid #000000"/>
    </style:style>
    <style:style style:name="Таблица36.B25" style:family="table-cell">
      <style:table-cell-properties fo:padding="0.097cm" fo:border-left="0.05pt solid #000000" fo:border-right="none" fo:border-top="none" fo:border-bottom="0.05pt solid #000000"/>
    </style:style>
    <style:style style:name="Таблица36.F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26" style:family="table-cell">
      <style:table-cell-properties fo:padding="0.097cm" fo:border-left="0.05pt solid #000000" fo:border-right="none" fo:border-top="none" fo:border-bottom="0.05pt solid #000000"/>
    </style:style>
    <style:style style:name="Таблица36.B26" style:family="table-cell">
      <style:table-cell-properties fo:padding="0.097cm" fo:border-left="0.05pt solid #000000" fo:border-right="none" fo:border-top="none" fo:border-bottom="0.05pt solid #000000"/>
    </style:style>
    <style:style style:name="Таблица36.F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27" style:family="table-cell">
      <style:table-cell-properties fo:padding="0.097cm" fo:border-left="0.05pt solid #000000" fo:border-right="none" fo:border-top="none" fo:border-bottom="0.05pt solid #000000"/>
    </style:style>
    <style:style style:name="Таблица36.B27" style:family="table-cell">
      <style:table-cell-properties fo:padding="0.097cm" fo:border-left="0.05pt solid #000000" fo:border-right="none" fo:border-top="none" fo:border-bottom="0.05pt solid #000000"/>
    </style:style>
    <style:style style:name="Таблица36.F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28" style:family="table-cell">
      <style:table-cell-properties fo:padding="0.097cm" fo:border-left="0.05pt solid #000000" fo:border-right="none" fo:border-top="none" fo:border-bottom="0.05pt solid #000000"/>
    </style:style>
    <style:style style:name="Таблица36.B28" style:family="table-cell">
      <style:table-cell-properties fo:padding="0.097cm" fo:border-left="0.05pt solid #000000" fo:border-right="none" fo:border-top="none" fo:border-bottom="0.05pt solid #000000"/>
    </style:style>
    <style:style style:name="Таблица36.F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29" style:family="table-cell">
      <style:table-cell-properties fo:padding="0.097cm" fo:border-left="0.05pt solid #000000" fo:border-right="none" fo:border-top="none" fo:border-bottom="0.05pt solid #000000"/>
    </style:style>
    <style:style style:name="Таблица36.B29" style:family="table-cell">
      <style:table-cell-properties fo:padding="0.097cm" fo:border-left="0.05pt solid #000000" fo:border-right="none" fo:border-top="none" fo:border-bottom="0.05pt solid #000000"/>
    </style:style>
    <style:style style:name="Таблица36.F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0" style:family="table-cell">
      <style:table-cell-properties fo:padding="0.097cm" fo:border-left="0.05pt solid #000000" fo:border-right="none" fo:border-top="none" fo:border-bottom="0.05pt solid #000000"/>
    </style:style>
    <style:style style:name="Таблица36.B30" style:family="table-cell">
      <style:table-cell-properties fo:padding="0.097cm" fo:border-left="0.05pt solid #000000" fo:border-right="none" fo:border-top="none" fo:border-bottom="0.05pt solid #000000"/>
    </style:style>
    <style:style style:name="Таблица36.F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1" style:family="table-cell">
      <style:table-cell-properties fo:padding="0.097cm" fo:border-left="0.05pt solid #000000" fo:border-right="none" fo:border-top="none" fo:border-bottom="0.05pt solid #000000"/>
    </style:style>
    <style:style style:name="Таблица36.B31" style:family="table-cell">
      <style:table-cell-properties fo:padding="0.097cm" fo:border-left="0.05pt solid #000000" fo:border-right="none" fo:border-top="none" fo:border-bottom="0.05pt solid #000000"/>
    </style:style>
    <style:style style:name="Таблица36.F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2" style:family="table-cell">
      <style:table-cell-properties fo:padding="0.097cm" fo:border-left="0.05pt solid #000000" fo:border-right="none" fo:border-top="none" fo:border-bottom="0.05pt solid #000000"/>
    </style:style>
    <style:style style:name="Таблица36.B32" style:family="table-cell">
      <style:table-cell-properties fo:padding="0.097cm" fo:border-left="0.05pt solid #000000" fo:border-right="none" fo:border-top="none" fo:border-bottom="0.05pt solid #000000"/>
    </style:style>
    <style:style style:name="Таблица36.F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3" style:family="table-cell">
      <style:table-cell-properties fo:padding="0.097cm" fo:border-left="0.05pt solid #000000" fo:border-right="none" fo:border-top="none" fo:border-bottom="0.05pt solid #000000"/>
    </style:style>
    <style:style style:name="Таблица36.B33" style:family="table-cell">
      <style:table-cell-properties fo:padding="0.097cm" fo:border-left="0.05pt solid #000000" fo:border-right="none" fo:border-top="none" fo:border-bottom="0.05pt solid #000000"/>
    </style:style>
    <style:style style:name="Таблица36.F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4" style:family="table-cell">
      <style:table-cell-properties fo:padding="0.097cm" fo:border-left="0.05pt solid #000000" fo:border-right="none" fo:border-top="none" fo:border-bottom="0.05pt solid #000000"/>
    </style:style>
    <style:style style:name="Таблица36.B34" style:family="table-cell">
      <style:table-cell-properties fo:padding="0.097cm" fo:border-left="0.05pt solid #000000" fo:border-right="none" fo:border-top="none" fo:border-bottom="0.05pt solid #000000"/>
    </style:style>
    <style:style style:name="Таблица36.F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6.F3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6.A37" style:family="table-cell">
      <style:table-cell-properties fo:padding="0.097cm" fo:border-left="0.05pt solid #000000" fo:border-right="none" fo:border-top="none" fo:border-bottom="0.05pt solid #000000"/>
    </style:style>
    <style:style style:name="Таблица36.B37" style:family="table-cell">
      <style:table-cell-properties fo:padding="0.097cm" fo:border-left="0.05pt solid #000000" fo:border-right="none" fo:border-top="none" fo:border-bottom="0.05pt solid #000000"/>
    </style:style>
    <style:style style:name="Таблица36.F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8" style:family="table-cell">
      <style:table-cell-properties fo:padding="0.097cm" fo:border-left="0.05pt solid #000000" fo:border-right="none" fo:border-top="none" fo:border-bottom="0.05pt solid #000000"/>
    </style:style>
    <style:style style:name="Таблица36.B38" style:family="table-cell">
      <style:table-cell-properties fo:padding="0.097cm" fo:border-left="0.05pt solid #000000" fo:border-right="none" fo:border-top="none" fo:border-bottom="0.05pt solid #000000"/>
    </style:style>
    <style:style style:name="Таблица36.F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9" style:family="table-cell">
      <style:table-cell-properties fo:padding="0.097cm" fo:border-left="0.05pt solid #000000" fo:border-right="none" fo:border-top="none" fo:border-bottom="0.05pt solid #000000"/>
    </style:style>
    <style:style style:name="Таблица36.B39" style:family="table-cell">
      <style:table-cell-properties fo:padding="0.097cm" fo:border-left="0.05pt solid #000000" fo:border-right="none" fo:border-top="none" fo:border-bottom="0.05pt solid #000000"/>
    </style:style>
    <style:style style:name="Таблица36.F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40" style:family="table-cell">
      <style:table-cell-properties fo:padding="0.097cm" fo:border-left="0.05pt solid #000000" fo:border-right="none" fo:border-top="none" fo:border-bottom="0.05pt solid #000000"/>
    </style:style>
    <style:style style:name="Таблица36.B40" style:family="table-cell">
      <style:table-cell-properties fo:padding="0.097cm" fo:border-left="0.05pt solid #000000" fo:border-right="none" fo:border-top="none" fo:border-bottom="0.05pt solid #000000"/>
    </style:style>
    <style:style style:name="Таблица36.F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41" style:family="table-cell">
      <style:table-cell-properties fo:padding="0.097cm" fo:border-left="0.05pt solid #000000" fo:border-right="none" fo:border-top="none" fo:border-bottom="0.05pt solid #000000"/>
    </style:style>
    <style:style style:name="Таблица36.B41" style:family="table-cell">
      <style:table-cell-properties fo:padding="0.097cm" fo:border-left="0.05pt solid #000000" fo:border-right="none" fo:border-top="none" fo:border-bottom="0.05pt solid #000000"/>
    </style:style>
    <style:style style:name="Таблица36.F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42" style:family="table-cell">
      <style:table-cell-properties fo:padding="0.097cm" fo:border-left="0.05pt solid #000000" fo:border-right="none" fo:border-top="none" fo:border-bottom="0.05pt solid #000000"/>
    </style:style>
    <style:style style:name="Таблица36.B42" style:family="table-cell">
      <style:table-cell-properties fo:padding="0.097cm" fo:border-left="0.05pt solid #000000" fo:border-right="none" fo:border-top="none" fo:border-bottom="0.05pt solid #000000"/>
    </style:style>
    <style:style style:name="Таблица36.F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43" style:family="table-cell">
      <style:table-cell-properties fo:padding="0.097cm" fo:border-left="0.05pt solid #000000" fo:border-right="none" fo:border-top="none" fo:border-bottom="0.05pt solid #000000"/>
    </style:style>
    <style:style style:name="Таблица36.B43" style:family="table-cell">
      <style:table-cell-properties fo:padding="0.097cm" fo:border-left="0.05pt solid #000000" fo:border-right="none" fo:border-top="none" fo:border-bottom="0.05pt solid #000000"/>
    </style:style>
    <style:style style:name="Таблица36.F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44" style:family="table-cell">
      <style:table-cell-properties fo:padding="0.097cm" fo:border-left="0.05pt solid #000000" fo:border-right="none" fo:border-top="none" fo:border-bottom="0.05pt solid #000000"/>
    </style:style>
    <style:style style:name="Таблица36.B44" style:family="table-cell">
      <style:table-cell-properties fo:padding="0.097cm" fo:border-left="0.05pt solid #000000" fo:border-right="none" fo:border-top="none" fo:border-bottom="0.05pt solid #000000"/>
    </style:style>
    <style:style style:name="Таблица36.F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45" style:family="table-cell">
      <style:table-cell-properties fo:padding="0.097cm" fo:border-left="0.05pt solid #000000" fo:border-right="none" fo:border-top="none" fo:border-bottom="0.05pt solid #000000"/>
    </style:style>
    <style:style style:name="Таблица36.B45" style:family="table-cell">
      <style:table-cell-properties fo:padding="0.097cm" fo:border-left="0.05pt solid #000000" fo:border-right="none" fo:border-top="none" fo:border-bottom="0.05pt solid #000000"/>
    </style:style>
    <style:style style:name="Таблица36.F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46" style:family="table-cell">
      <style:table-cell-properties fo:padding="0.097cm" fo:border-left="0.05pt solid #000000" fo:border-right="none" fo:border-top="none" fo:border-bottom="0.05pt solid #000000"/>
    </style:style>
    <style:style style:name="Таблица36.B46" style:family="table-cell">
      <style:table-cell-properties fo:padding="0.097cm" fo:border-left="0.05pt solid #000000" fo:border-right="none" fo:border-top="none" fo:border-bottom="0.05pt solid #000000"/>
    </style:style>
    <style:style style:name="Таблица36.F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47" style:family="table-cell">
      <style:table-cell-properties fo:padding="0.097cm" fo:border-left="0.05pt solid #000000" fo:border-right="none" fo:border-top="none" fo:border-bottom="0.05pt solid #000000"/>
    </style:style>
    <style:style style:name="Таблица36.B47" style:family="table-cell">
      <style:table-cell-properties fo:padding="0.097cm" fo:border-left="0.05pt solid #000000" fo:border-right="none" fo:border-top="none" fo:border-bottom="0.05pt solid #000000"/>
    </style:style>
    <style:style style:name="Таблица36.F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48" style:family="table-cell">
      <style:table-cell-properties fo:padding="0.097cm" fo:border-left="0.05pt solid #000000" fo:border-right="none" fo:border-top="none" fo:border-bottom="0.05pt solid #000000"/>
    </style:style>
    <style:style style:name="Таблица36.B48" style:family="table-cell">
      <style:table-cell-properties fo:padding="0.097cm" fo:border-left="0.05pt solid #000000" fo:border-right="none" fo:border-top="none" fo:border-bottom="0.05pt solid #000000"/>
    </style:style>
    <style:style style:name="Таблица36.F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49" style:family="table-cell">
      <style:table-cell-properties fo:padding="0.097cm" fo:border-left="0.05pt solid #000000" fo:border-right="none" fo:border-top="none" fo:border-bottom="0.05pt solid #000000"/>
    </style:style>
    <style:style style:name="Таблица36.B49" style:family="table-cell">
      <style:table-cell-properties fo:padding="0.097cm" fo:border-left="0.05pt solid #000000" fo:border-right="none" fo:border-top="none" fo:border-bottom="0.05pt solid #000000"/>
    </style:style>
    <style:style style:name="Таблица36.F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50" style:family="table-cell">
      <style:table-cell-properties fo:padding="0.097cm" fo:border-left="0.05pt solid #000000" fo:border-right="none" fo:border-top="none" fo:border-bottom="0.05pt solid #000000"/>
    </style:style>
    <style:style style:name="Таблица36.B50" style:family="table-cell">
      <style:table-cell-properties fo:padding="0.097cm" fo:border-left="0.05pt solid #000000" fo:border-right="none" fo:border-top="none" fo:border-bottom="0.05pt solid #000000"/>
    </style:style>
    <style:style style:name="Таблица36.F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51" style:family="table-cell">
      <style:table-cell-properties fo:padding="0.097cm" fo:border-left="0.05pt solid #000000" fo:border-right="none" fo:border-top="none" fo:border-bottom="0.05pt solid #000000"/>
    </style:style>
    <style:style style:name="Таблица36.B51" style:family="table-cell">
      <style:table-cell-properties fo:padding="0.097cm" fo:border-left="0.05pt solid #000000" fo:border-right="none" fo:border-top="none" fo:border-bottom="0.05pt solid #000000"/>
    </style:style>
    <style:style style:name="Таблица36.F5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52" style:family="table-cell">
      <style:table-cell-properties fo:padding="0.097cm" fo:border-left="0.05pt solid #000000" fo:border-right="none" fo:border-top="none" fo:border-bottom="0.05pt solid #000000"/>
    </style:style>
    <style:style style:name="Таблица36.B52" style:family="table-cell">
      <style:table-cell-properties fo:padding="0.097cm" fo:border-left="0.05pt solid #000000" fo:border-right="none" fo:border-top="none" fo:border-bottom="0.05pt solid #000000"/>
    </style:style>
    <style:style style:name="Таблица36.F5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53" style:family="table-cell">
      <style:table-cell-properties fo:padding="0.097cm" fo:border-left="0.05pt solid #000000" fo:border-right="none" fo:border-top="none" fo:border-bottom="0.05pt solid #000000"/>
    </style:style>
    <style:style style:name="Таблица36.B53" style:family="table-cell">
      <style:table-cell-properties fo:padding="0.097cm" fo:border-left="0.05pt solid #000000" fo:border-right="none" fo:border-top="none" fo:border-bottom="0.05pt solid #000000"/>
    </style:style>
    <style:style style:name="Таблица36.F5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54" style:family="table-cell">
      <style:table-cell-properties fo:padding="0.097cm" fo:border-left="0.05pt solid #000000" fo:border-right="none" fo:border-top="none" fo:border-bottom="0.05pt solid #000000"/>
    </style:style>
    <style:style style:name="Таблица36.B54" style:family="table-cell">
      <style:table-cell-properties fo:padding="0.097cm" fo:border-left="0.05pt solid #000000" fo:border-right="none" fo:border-top="none" fo:border-bottom="0.05pt solid #000000"/>
    </style:style>
    <style:style style:name="Таблица36.F5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55" style:family="table-cell">
      <style:table-cell-properties fo:padding="0.097cm" fo:border-left="0.05pt solid #000000" fo:border-right="none" fo:border-top="none" fo:border-bottom="0.05pt solid #000000"/>
    </style:style>
    <style:style style:name="Таблица36.B55" style:family="table-cell">
      <style:table-cell-properties fo:padding="0.097cm" fo:border-left="0.05pt solid #000000" fo:border-right="none" fo:border-top="none" fo:border-bottom="0.05pt solid #000000"/>
    </style:style>
    <style:style style:name="Таблица36.F5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56" style:family="table-cell">
      <style:table-cell-properties fo:padding="0.097cm" fo:border-left="0.05pt solid #000000" fo:border-right="none" fo:border-top="none" fo:border-bottom="0.05pt solid #000000"/>
    </style:style>
    <style:style style:name="Таблица36.B56" style:family="table-cell">
      <style:table-cell-properties fo:padding="0.097cm" fo:border-left="0.05pt solid #000000" fo:border-right="none" fo:border-top="none" fo:border-bottom="0.05pt solid #000000"/>
    </style:style>
    <style:style style:name="Таблица36.F5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57" style:family="table-cell">
      <style:table-cell-properties fo:padding="0.097cm" fo:border-left="0.05pt solid #000000" fo:border-right="none" fo:border-top="none" fo:border-bottom="0.05pt solid #000000"/>
    </style:style>
    <style:style style:name="Таблица36.B57" style:family="table-cell">
      <style:table-cell-properties fo:padding="0.097cm" fo:border-left="0.05pt solid #000000" fo:border-right="none" fo:border-top="none" fo:border-bottom="0.05pt solid #000000"/>
    </style:style>
    <style:style style:name="Таблица36.F5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58" style:family="table-cell">
      <style:table-cell-properties fo:padding="0.097cm" fo:border-left="0.05pt solid #000000" fo:border-right="none" fo:border-top="none" fo:border-bottom="0.05pt solid #000000"/>
    </style:style>
    <style:style style:name="Таблица36.B58" style:family="table-cell">
      <style:table-cell-properties fo:padding="0.097cm" fo:border-left="0.05pt solid #000000" fo:border-right="none" fo:border-top="none" fo:border-bottom="0.05pt solid #000000"/>
    </style:style>
    <style:style style:name="Таблица36.F5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59" style:family="table-cell">
      <style:table-cell-properties fo:padding="0.097cm" fo:border-left="0.05pt solid #000000" fo:border-right="none" fo:border-top="none" fo:border-bottom="0.05pt solid #000000"/>
    </style:style>
    <style:style style:name="Таблица36.B59" style:family="table-cell">
      <style:table-cell-properties fo:padding="0.097cm" fo:border-left="0.05pt solid #000000" fo:border-right="none" fo:border-top="none" fo:border-bottom="0.05pt solid #000000"/>
    </style:style>
    <style:style style:name="Таблица36.F5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60" style:family="table-cell">
      <style:table-cell-properties fo:padding="0.097cm" fo:border-left="0.05pt solid #000000" fo:border-right="none" fo:border-top="none" fo:border-bottom="0.05pt solid #000000"/>
    </style:style>
    <style:style style:name="Таблица36.B60" style:family="table-cell">
      <style:table-cell-properties fo:padding="0.097cm" fo:border-left="0.05pt solid #000000" fo:border-right="none" fo:border-top="none" fo:border-bottom="0.05pt solid #000000"/>
    </style:style>
    <style:style style:name="Таблица36.F6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61" style:family="table-cell">
      <style:table-cell-properties fo:padding="0.097cm" fo:border-left="0.05pt solid #000000" fo:border-right="none" fo:border-top="none" fo:border-bottom="0.05pt solid #000000"/>
    </style:style>
    <style:style style:name="Таблица36.B61" style:family="table-cell">
      <style:table-cell-properties fo:padding="0.097cm" fo:border-left="0.05pt solid #000000" fo:border-right="none" fo:border-top="none" fo:border-bottom="0.05pt solid #000000"/>
    </style:style>
    <style:style style:name="Таблица36.F6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62" style:family="table-cell">
      <style:table-cell-properties fo:padding="0.097cm" fo:border-left="0.05pt solid #000000" fo:border-right="none" fo:border-top="none" fo:border-bottom="0.05pt solid #000000"/>
    </style:style>
    <style:style style:name="Таблица36.B62" style:family="table-cell">
      <style:table-cell-properties fo:padding="0.097cm" fo:border-left="0.05pt solid #000000" fo:border-right="none" fo:border-top="none" fo:border-bottom="0.05pt solid #000000"/>
    </style:style>
    <style:style style:name="Таблица36.F6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63" style:family="table-cell">
      <style:table-cell-properties fo:padding="0.097cm" fo:border-left="0.05pt solid #000000" fo:border-right="none" fo:border-top="none" fo:border-bottom="0.05pt solid #000000"/>
    </style:style>
    <style:style style:name="Таблица36.B63" style:family="table-cell">
      <style:table-cell-properties fo:padding="0.097cm" fo:border-left="0.05pt solid #000000" fo:border-right="none" fo:border-top="none" fo:border-bottom="0.05pt solid #000000"/>
    </style:style>
    <style:style style:name="Таблица36.F6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64" style:family="table-cell">
      <style:table-cell-properties fo:padding="0.097cm" fo:border-left="0.05pt solid #000000" fo:border-right="none" fo:border-top="none" fo:border-bottom="0.05pt solid #000000"/>
    </style:style>
    <style:style style:name="Таблица36.B64" style:family="table-cell">
      <style:table-cell-properties fo:padding="0.097cm" fo:border-left="0.05pt solid #000000" fo:border-right="none" fo:border-top="none" fo:border-bottom="0.05pt solid #000000"/>
    </style:style>
    <style:style style:name="Таблица36.F6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65" style:family="table-cell">
      <style:table-cell-properties fo:padding="0.097cm" fo:border-left="0.05pt solid #000000" fo:border-right="none" fo:border-top="none" fo:border-bottom="0.05pt solid #000000"/>
    </style:style>
    <style:style style:name="Таблица36.B65" style:family="table-cell">
      <style:table-cell-properties fo:padding="0.097cm" fo:border-left="0.05pt solid #000000" fo:border-right="none" fo:border-top="none" fo:border-bottom="0.05pt solid #000000"/>
    </style:style>
    <style:style style:name="Таблица36.F6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66" style:family="table-cell">
      <style:table-cell-properties fo:padding="0.097cm" fo:border-left="0.05pt solid #000000" fo:border-right="none" fo:border-top="none" fo:border-bottom="0.05pt solid #000000"/>
    </style:style>
    <style:style style:name="Таблица36.B66" style:family="table-cell">
      <style:table-cell-properties fo:padding="0.097cm" fo:border-left="0.05pt solid #000000" fo:border-right="none" fo:border-top="none" fo:border-bottom="0.05pt solid #000000"/>
    </style:style>
    <style:style style:name="Таблица36.F6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67" style:family="table-cell">
      <style:table-cell-properties fo:padding="0.097cm" fo:border-left="0.05pt solid #000000" fo:border-right="none" fo:border-top="none" fo:border-bottom="0.05pt solid #000000"/>
    </style:style>
    <style:style style:name="Таблица36.B67" style:family="table-cell">
      <style:table-cell-properties fo:padding="0.097cm" fo:border-left="0.05pt solid #000000" fo:border-right="none" fo:border-top="none" fo:border-bottom="0.05pt solid #000000"/>
    </style:style>
    <style:style style:name="Таблица36.F6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68" style:family="table-cell">
      <style:table-cell-properties fo:padding="0.097cm" fo:border-left="0.05pt solid #000000" fo:border-right="none" fo:border-top="none" fo:border-bottom="0.05pt solid #000000"/>
    </style:style>
    <style:style style:name="Таблица36.B68" style:family="table-cell">
      <style:table-cell-properties fo:padding="0.097cm" fo:border-left="0.05pt solid #000000" fo:border-right="none" fo:border-top="none" fo:border-bottom="0.05pt solid #000000"/>
    </style:style>
    <style:style style:name="Таблица36.F6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69" style:family="table-cell">
      <style:table-cell-properties fo:padding="0.097cm" fo:border-left="0.05pt solid #000000" fo:border-right="none" fo:border-top="none" fo:border-bottom="0.05pt solid #000000"/>
    </style:style>
    <style:style style:name="Таблица36.B69" style:family="table-cell">
      <style:table-cell-properties fo:padding="0.097cm" fo:border-left="0.05pt solid #000000" fo:border-right="none" fo:border-top="none" fo:border-bottom="0.05pt solid #000000"/>
    </style:style>
    <style:style style:name="Таблица36.F6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70" style:family="table-cell">
      <style:table-cell-properties fo:padding="0.097cm" fo:border-left="0.05pt solid #000000" fo:border-right="none" fo:border-top="none" fo:border-bottom="0.05pt solid #000000"/>
    </style:style>
    <style:style style:name="Таблица36.B70" style:family="table-cell">
      <style:table-cell-properties fo:padding="0.097cm" fo:border-left="0.05pt solid #000000" fo:border-right="none" fo:border-top="none" fo:border-bottom="0.05pt solid #000000"/>
    </style:style>
    <style:style style:name="Таблица36.F7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71" style:family="table-cell">
      <style:table-cell-properties fo:padding="0.097cm" fo:border-left="0.05pt solid #000000" fo:border-right="none" fo:border-top="none" fo:border-bottom="0.05pt solid #000000"/>
    </style:style>
    <style:style style:name="Таблица36.B71" style:family="table-cell">
      <style:table-cell-properties fo:padding="0.097cm" fo:border-left="0.05pt solid #000000" fo:border-right="none" fo:border-top="none" fo:border-bottom="0.05pt solid #000000"/>
    </style:style>
    <style:style style:name="Таблица36.F7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72" style:family="table-cell">
      <style:table-cell-properties fo:padding="0.097cm" fo:border-left="0.05pt solid #000000" fo:border-right="none" fo:border-top="none" fo:border-bottom="0.05pt solid #000000"/>
    </style:style>
    <style:style style:name="Таблица36.B72" style:family="table-cell">
      <style:table-cell-properties fo:padding="0.097cm" fo:border-left="0.05pt solid #000000" fo:border-right="none" fo:border-top="none" fo:border-bottom="0.05pt solid #000000"/>
    </style:style>
    <style:style style:name="Таблица36.F7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73" style:family="table-cell">
      <style:table-cell-properties fo:padding="0.097cm" fo:border-left="0.05pt solid #000000" fo:border-right="none" fo:border-top="none" fo:border-bottom="0.05pt solid #000000"/>
    </style:style>
    <style:style style:name="Таблица36.B73" style:family="table-cell">
      <style:table-cell-properties fo:padding="0.097cm" fo:border-left="0.05pt solid #000000" fo:border-right="none" fo:border-top="none" fo:border-bottom="0.05pt solid #000000"/>
    </style:style>
    <style:style style:name="Таблица36.F7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74" style:family="table-cell">
      <style:table-cell-properties fo:padding="0.097cm" fo:border-left="0.05pt solid #000000" fo:border-right="none" fo:border-top="none" fo:border-bottom="0.05pt solid #000000"/>
    </style:style>
    <style:style style:name="Таблица36.B74" style:family="table-cell">
      <style:table-cell-properties fo:padding="0.097cm" fo:border-left="0.05pt solid #000000" fo:border-right="none" fo:border-top="none" fo:border-bottom="0.05pt solid #000000"/>
    </style:style>
    <style:style style:name="Таблица36.F7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75" style:family="table-cell">
      <style:table-cell-properties fo:padding="0.097cm" fo:border-left="0.05pt solid #000000" fo:border-right="none" fo:border-top="none" fo:border-bottom="0.05pt solid #000000"/>
    </style:style>
    <style:style style:name="Таблица36.B75" style:family="table-cell">
      <style:table-cell-properties fo:padding="0.097cm" fo:border-left="0.05pt solid #000000" fo:border-right="none" fo:border-top="none" fo:border-bottom="0.05pt solid #000000"/>
    </style:style>
    <style:style style:name="Таблица36.F7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76" style:family="table-cell">
      <style:table-cell-properties fo:padding="0.097cm" fo:border-left="0.05pt solid #000000" fo:border-right="none" fo:border-top="none" fo:border-bottom="0.05pt solid #000000"/>
    </style:style>
    <style:style style:name="Таблица36.B76" style:family="table-cell">
      <style:table-cell-properties fo:padding="0.097cm" fo:border-left="0.05pt solid #000000" fo:border-right="none" fo:border-top="none" fo:border-bottom="0.05pt solid #000000"/>
    </style:style>
    <style:style style:name="Таблица36.F7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77" style:family="table-cell">
      <style:table-cell-properties fo:padding="0.097cm" fo:border-left="0.05pt solid #000000" fo:border-right="none" fo:border-top="none" fo:border-bottom="0.05pt solid #000000"/>
    </style:style>
    <style:style style:name="Таблица36.B77" style:family="table-cell">
      <style:table-cell-properties fo:padding="0.097cm" fo:border-left="0.05pt solid #000000" fo:border-right="none" fo:border-top="none" fo:border-bottom="0.05pt solid #000000"/>
    </style:style>
    <style:style style:name="Таблица36.F7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78" style:family="table-cell">
      <style:table-cell-properties fo:padding="0.097cm" fo:border-left="0.05pt solid #000000" fo:border-right="none" fo:border-top="none" fo:border-bottom="0.05pt solid #000000"/>
    </style:style>
    <style:style style:name="Таблица36.B78" style:family="table-cell">
      <style:table-cell-properties fo:padding="0.097cm" fo:border-left="0.05pt solid #000000" fo:border-right="none" fo:border-top="none" fo:border-bottom="0.05pt solid #000000"/>
    </style:style>
    <style:style style:name="Таблица36.F7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79" style:family="table-cell">
      <style:table-cell-properties fo:padding="0.097cm" fo:border-left="0.05pt solid #000000" fo:border-right="none" fo:border-top="none" fo:border-bottom="0.05pt solid #000000"/>
    </style:style>
    <style:style style:name="Таблица36.B79" style:family="table-cell">
      <style:table-cell-properties fo:padding="0.097cm" fo:border-left="0.05pt solid #000000" fo:border-right="none" fo:border-top="none" fo:border-bottom="0.05pt solid #000000"/>
    </style:style>
    <style:style style:name="Таблица36.F7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80" style:family="table-cell">
      <style:table-cell-properties fo:padding="0.097cm" fo:border-left="0.05pt solid #000000" fo:border-right="none" fo:border-top="none" fo:border-bottom="0.05pt solid #000000"/>
    </style:style>
    <style:style style:name="Таблица36.B80" style:family="table-cell">
      <style:table-cell-properties fo:padding="0.097cm" fo:border-left="0.05pt solid #000000" fo:border-right="none" fo:border-top="none" fo:border-bottom="0.05pt solid #000000"/>
    </style:style>
    <style:style style:name="Таблица36.F8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81" style:family="table-cell">
      <style:table-cell-properties fo:padding="0.097cm" fo:border-left="0.05pt solid #000000" fo:border-right="none" fo:border-top="none" fo:border-bottom="0.05pt solid #000000"/>
    </style:style>
    <style:style style:name="Таблица36.B81" style:family="table-cell">
      <style:table-cell-properties fo:padding="0.097cm" fo:border-left="0.05pt solid #000000" fo:border-right="none" fo:border-top="none" fo:border-bottom="0.05pt solid #000000"/>
    </style:style>
    <style:style style:name="Таблица36.F8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82" style:family="table-cell">
      <style:table-cell-properties fo:padding="0.097cm" fo:border-left="0.05pt solid #000000" fo:border-right="none" fo:border-top="none" fo:border-bottom="0.05pt solid #000000"/>
    </style:style>
    <style:style style:name="Таблица36.B82" style:family="table-cell">
      <style:table-cell-properties fo:padding="0.097cm" fo:border-left="0.05pt solid #000000" fo:border-right="none" fo:border-top="none" fo:border-bottom="0.05pt solid #000000"/>
    </style:style>
    <style:style style:name="Таблица36.F8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83" style:family="table-cell">
      <style:table-cell-properties fo:padding="0.097cm" fo:border-left="0.05pt solid #000000" fo:border-right="none" fo:border-top="none" fo:border-bottom="0.05pt solid #000000"/>
    </style:style>
    <style:style style:name="Таблица36.B83" style:family="table-cell">
      <style:table-cell-properties fo:padding="0.097cm" fo:border-left="0.05pt solid #000000" fo:border-right="none" fo:border-top="none" fo:border-bottom="0.05pt solid #000000"/>
    </style:style>
    <style:style style:name="Таблица36.F8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84" style:family="table-cell">
      <style:table-cell-properties fo:padding="0.097cm" fo:border-left="0.05pt solid #000000" fo:border-right="none" fo:border-top="none" fo:border-bottom="0.05pt solid #000000"/>
    </style:style>
    <style:style style:name="Таблица36.B84" style:family="table-cell">
      <style:table-cell-properties fo:padding="0.097cm" fo:border-left="0.05pt solid #000000" fo:border-right="none" fo:border-top="none" fo:border-bottom="0.05pt solid #000000"/>
    </style:style>
    <style:style style:name="Таблица36.F8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85" style:family="table-cell">
      <style:table-cell-properties fo:padding="0.097cm" fo:border-left="0.05pt solid #000000" fo:border-right="none" fo:border-top="none" fo:border-bottom="0.05pt solid #000000"/>
    </style:style>
    <style:style style:name="Таблица36.B85" style:family="table-cell">
      <style:table-cell-properties fo:padding="0.097cm" fo:border-left="0.05pt solid #000000" fo:border-right="none" fo:border-top="none" fo:border-bottom="0.05pt solid #000000"/>
    </style:style>
    <style:style style:name="Таблица36.F8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86" style:family="table-cell">
      <style:table-cell-properties fo:padding="0.097cm" fo:border-left="0.05pt solid #000000" fo:border-right="none" fo:border-top="none" fo:border-bottom="0.05pt solid #000000"/>
    </style:style>
    <style:style style:name="Таблица36.B86" style:family="table-cell">
      <style:table-cell-properties fo:padding="0.097cm" fo:border-left="0.05pt solid #000000" fo:border-right="none" fo:border-top="none" fo:border-bottom="0.05pt solid #000000"/>
    </style:style>
    <style:style style:name="Таблица36.F8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87" style:family="table-cell">
      <style:table-cell-properties fo:padding="0.097cm" fo:border-left="0.05pt solid #000000" fo:border-right="none" fo:border-top="none" fo:border-bottom="0.05pt solid #000000"/>
    </style:style>
    <style:style style:name="Таблица36.B87" style:family="table-cell">
      <style:table-cell-properties fo:padding="0.097cm" fo:border-left="0.05pt solid #000000" fo:border-right="none" fo:border-top="none" fo:border-bottom="0.05pt solid #000000"/>
    </style:style>
    <style:style style:name="Таблица36.F8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88" style:family="table-cell">
      <style:table-cell-properties fo:padding="0.097cm" fo:border-left="0.05pt solid #000000" fo:border-right="none" fo:border-top="none" fo:border-bottom="0.05pt solid #000000"/>
    </style:style>
    <style:style style:name="Таблица36.B88" style:family="table-cell">
      <style:table-cell-properties fo:padding="0.097cm" fo:border-left="0.05pt solid #000000" fo:border-right="none" fo:border-top="none" fo:border-bottom="0.05pt solid #000000"/>
    </style:style>
    <style:style style:name="Таблица36.F8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90" style:family="table-cell">
      <style:table-cell-properties fo:padding="0.097cm" fo:border-left="0.05pt solid #000000" fo:border-right="none" fo:border-top="none" fo:border-bottom="0.05pt solid #000000"/>
    </style:style>
    <style:style style:name="Таблица36.D9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91" style:family="table-cell">
      <style:table-cell-properties fo:padding="0.097cm" fo:border-left="0.05pt solid #000000" fo:border-right="none" fo:border-top="none" fo:border-bottom="0.05pt solid #000000"/>
    </style:style>
    <style:style style:name="Таблица36.D9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" style:family="table">
      <style:table-properties style:width="18.002cm" table:align="margins"/>
    </style:style>
    <style:style style:name="Таблица50.A" style:family="table-column">
      <style:table-column-properties style:column-width="4.295cm" style:rel-column-width="15635*"/>
    </style:style>
    <style:style style:name="Таблица50.B" style:family="table-column">
      <style:table-column-properties style:column-width="5.11cm" style:rel-column-width="18602*"/>
    </style:style>
    <style:style style:name="Таблица50.C" style:family="table-column">
      <style:table-column-properties style:column-width="8.597cm" style:rel-column-width="31298*"/>
    </style:style>
    <style:style style:name="Таблица50.1" style:family="table-row">
      <style:table-row-properties fo:keep-together="always"/>
    </style:style>
    <style:style style:name="Таблица50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50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0.B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0.C2" style:family="table-cell">
      <style:table-cell-properties fo:padding="0.097cm" fo:border="0.05pt solid #000000"/>
    </style:style>
    <style:style style:name="Таблица50.A3" style:family="table-cell">
      <style:table-cell-properties fo:padding="0.097cm" fo:border-left="0.05pt solid #000000" fo:border-right="none" fo:border-top="none" fo:border-bottom="0.05pt solid #000000"/>
    </style:style>
    <style:style style:name="Таблица50.B3" style:family="table-cell">
      <style:table-cell-properties fo:padding="0.097cm" fo:border-left="0.05pt solid #000000" fo:border-right="none" fo:border-top="none" fo:border-bottom="0.05pt solid #000000"/>
    </style:style>
    <style:style style:name="Таблица50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4" style:family="table-cell">
      <style:table-cell-properties fo:padding="0.097cm" fo:border-left="0.05pt solid #000000" fo:border-right="none" fo:border-top="none" fo:border-bottom="0.05pt solid #000000"/>
    </style:style>
    <style:style style:name="Таблица50.B4" style:family="table-cell">
      <style:table-cell-properties fo:padding="0.097cm" fo:border-left="0.05pt solid #000000" fo:border-right="none" fo:border-top="none" fo:border-bottom="0.05pt solid #000000"/>
    </style:style>
    <style:style style:name="Таблица50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5" style:family="table-cell">
      <style:table-cell-properties fo:padding="0.097cm" fo:border-left="0.05pt solid #000000" fo:border-right="none" fo:border-top="none" fo:border-bottom="0.05pt solid #000000"/>
    </style:style>
    <style:style style:name="Таблица50.B5" style:family="table-cell">
      <style:table-cell-properties fo:padding="0.097cm" fo:border-left="0.05pt solid #000000" fo:border-right="none" fo:border-top="none" fo:border-bottom="0.05pt solid #000000"/>
    </style:style>
    <style:style style:name="Таблица50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6" style:family="table-cell">
      <style:table-cell-properties fo:padding="0.097cm" fo:border-left="0.05pt solid #000000" fo:border-right="none" fo:border-top="none" fo:border-bottom="0.05pt solid #000000"/>
    </style:style>
    <style:style style:name="Таблица50.B6" style:family="table-cell">
      <style:table-cell-properties fo:padding="0.097cm" fo:border-left="0.05pt solid #000000" fo:border-right="none" fo:border-top="none" fo:border-bottom="0.05pt solid #000000"/>
    </style:style>
    <style:style style:name="Таблица50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7" style:family="table-cell">
      <style:table-cell-properties fo:padding="0.097cm" fo:border-left="0.05pt solid #000000" fo:border-right="none" fo:border-top="none" fo:border-bottom="0.05pt solid #000000"/>
    </style:style>
    <style:style style:name="Таблица50.B7" style:family="table-cell">
      <style:table-cell-properties fo:padding="0.097cm" fo:border-left="0.05pt solid #000000" fo:border-right="none" fo:border-top="none" fo:border-bottom="0.05pt solid #000000"/>
    </style:style>
    <style:style style:name="Таблица50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8" style:family="table-cell">
      <style:table-cell-properties fo:padding="0.097cm" fo:border-left="0.05pt solid #000000" fo:border-right="none" fo:border-top="none" fo:border-bottom="0.05pt solid #000000"/>
    </style:style>
    <style:style style:name="Таблица50.B8" style:family="table-cell">
      <style:table-cell-properties fo:padding="0.097cm" fo:border-left="0.05pt solid #000000" fo:border-right="none" fo:border-top="none" fo:border-bottom="0.05pt solid #000000"/>
    </style:style>
    <style:style style:name="Таблица50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9" style:family="table-cell">
      <style:table-cell-properties fo:padding="0.097cm" fo:border-left="0.05pt solid #000000" fo:border-right="none" fo:border-top="none" fo:border-bottom="0.05pt solid #000000"/>
    </style:style>
    <style:style style:name="Таблица50.B9" style:family="table-cell">
      <style:table-cell-properties fo:padding="0.097cm" fo:border-left="0.05pt solid #000000" fo:border-right="none" fo:border-top="none" fo:border-bottom="0.05pt solid #000000"/>
    </style:style>
    <style:style style:name="Таблица50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0.C10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0.A11" style:family="table-cell">
      <style:table-cell-properties fo:padding="0.097cm" fo:border-left="0.05pt solid #000000" fo:border-right="none" fo:border-top="none" fo:border-bottom="0.05pt solid #000000"/>
    </style:style>
    <style:style style:name="Таблица50.B11" style:family="table-cell">
      <style:table-cell-properties fo:padding="0.097cm" fo:border-left="0.05pt solid #000000" fo:border-right="none" fo:border-top="none" fo:border-bottom="0.05pt solid #000000"/>
    </style:style>
    <style:style style:name="Таблица50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12" style:family="table-cell">
      <style:table-cell-properties fo:padding="0.097cm" fo:border-left="0.05pt solid #000000" fo:border-right="none" fo:border-top="none" fo:border-bottom="0.05pt solid #000000"/>
    </style:style>
    <style:style style:name="Таблица50.B12" style:family="table-cell">
      <style:table-cell-properties fo:padding="0.097cm" fo:border-left="0.05pt solid #000000" fo:border-right="none" fo:border-top="none" fo:border-bottom="0.05pt solid #000000"/>
    </style:style>
    <style:style style:name="Таблица50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13" style:family="table-cell">
      <style:table-cell-properties fo:padding="0.097cm" fo:border-left="0.05pt solid #000000" fo:border-right="none" fo:border-top="none" fo:border-bottom="0.05pt solid #000000"/>
    </style:style>
    <style:style style:name="Таблица50.B13" style:family="table-cell">
      <style:table-cell-properties fo:padding="0.097cm" fo:border-left="0.05pt solid #000000" fo:border-right="none" fo:border-top="none" fo:border-bottom="0.05pt solid #000000"/>
    </style:style>
    <style:style style:name="Таблица50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14" style:family="table-cell">
      <style:table-cell-properties fo:padding="0.097cm" fo:border-left="0.05pt solid #000000" fo:border-right="none" fo:border-top="none" fo:border-bottom="0.05pt solid #000000"/>
    </style:style>
    <style:style style:name="Таблица50.B14" style:family="table-cell">
      <style:table-cell-properties fo:padding="0.097cm" fo:border-left="0.05pt solid #000000" fo:border-right="none" fo:border-top="none" fo:border-bottom="0.05pt solid #000000"/>
    </style:style>
    <style:style style:name="Таблица50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15" style:family="table-cell">
      <style:table-cell-properties fo:padding="0.097cm" fo:border-left="0.05pt solid #000000" fo:border-right="none" fo:border-top="none" fo:border-bottom="0.05pt solid #000000"/>
    </style:style>
    <style:style style:name="Таблица50.B15" style:family="table-cell">
      <style:table-cell-properties fo:padding="0.097cm" fo:border-left="0.05pt solid #000000" fo:border-right="none" fo:border-top="none" fo:border-bottom="0.05pt solid #000000"/>
    </style:style>
    <style:style style:name="Таблица50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16" style:family="table-cell">
      <style:table-cell-properties fo:padding="0.097cm" fo:border-left="0.05pt solid #000000" fo:border-right="none" fo:border-top="none" fo:border-bottom="0.05pt solid #000000"/>
    </style:style>
    <style:style style:name="Таблица50.B16" style:family="table-cell">
      <style:table-cell-properties fo:padding="0.097cm" fo:border-left="0.05pt solid #000000" fo:border-right="none" fo:border-top="none" fo:border-bottom="0.05pt solid #000000"/>
    </style:style>
    <style:style style:name="Таблица50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17" style:family="table-cell">
      <style:table-cell-properties fo:padding="0.097cm" fo:border-left="0.05pt solid #000000" fo:border-right="none" fo:border-top="none" fo:border-bottom="0.05pt solid #000000"/>
    </style:style>
    <style:style style:name="Таблица50.B17" style:family="table-cell">
      <style:table-cell-properties fo:padding="0.097cm" fo:border-left="0.05pt solid #000000" fo:border-right="none" fo:border-top="none" fo:border-bottom="0.05pt solid #000000"/>
    </style:style>
    <style:style style:name="Таблица50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18" style:family="table-cell">
      <style:table-cell-properties fo:padding="0.097cm" fo:border-left="0.05pt solid #000000" fo:border-right="none" fo:border-top="none" fo:border-bottom="0.05pt solid #000000"/>
    </style:style>
    <style:style style:name="Таблица50.B18" style:family="table-cell">
      <style:table-cell-properties fo:padding="0.097cm" fo:border-left="0.05pt solid #000000" fo:border-right="none" fo:border-top="none" fo:border-bottom="0.05pt solid #000000"/>
    </style:style>
    <style:style style:name="Таблица50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19" style:family="table-cell">
      <style:table-cell-properties fo:padding="0.097cm" fo:border-left="0.05pt solid #000000" fo:border-right="none" fo:border-top="none" fo:border-bottom="0.05pt solid #000000"/>
    </style:style>
    <style:style style:name="Таблица50.B19" style:family="table-cell">
      <style:table-cell-properties fo:padding="0.097cm" fo:border-left="0.05pt solid #000000" fo:border-right="none" fo:border-top="none" fo:border-bottom="0.05pt solid #000000"/>
    </style:style>
    <style:style style:name="Таблица50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20" style:family="table-cell">
      <style:table-cell-properties fo:padding="0.097cm" fo:border-left="0.05pt solid #000000" fo:border-right="none" fo:border-top="none" fo:border-bottom="0.05pt solid #000000"/>
    </style:style>
    <style:style style:name="Таблица50.B20" style:family="table-cell">
      <style:table-cell-properties fo:padding="0.097cm" fo:border-left="0.05pt solid #000000" fo:border-right="none" fo:border-top="none" fo:border-bottom="0.05pt solid #000000"/>
    </style:style>
    <style:style style:name="Таблица50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23" style:family="table-cell">
      <style:table-cell-properties fo:padding="0.097cm" fo:border-left="0.05pt solid #000000" fo:border-right="none" fo:border-top="none" fo:border-bottom="0.05pt solid #000000"/>
    </style:style>
    <style:style style:name="Таблица50.B23" style:family="table-cell">
      <style:table-cell-properties fo:padding="0.097cm" fo:border-left="0.05pt solid #000000" fo:border-right="none" fo:border-top="none" fo:border-bottom="0.05pt solid #000000"/>
    </style:style>
    <style:style style:name="Таблица50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24" style:family="table-cell">
      <style:table-cell-properties fo:padding="0.097cm" fo:border-left="0.05pt solid #000000" fo:border-right="none" fo:border-top="none" fo:border-bottom="0.05pt solid #000000"/>
    </style:style>
    <style:style style:name="Таблица50.B24" style:family="table-cell">
      <style:table-cell-properties fo:padding="0.097cm" fo:border-left="0.05pt solid #000000" fo:border-right="none" fo:border-top="none" fo:border-bottom="0.05pt solid #000000"/>
    </style:style>
    <style:style style:name="Таблица50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25" style:family="table-cell">
      <style:table-cell-properties fo:padding="0.097cm" fo:border-left="0.05pt solid #000000" fo:border-right="none" fo:border-top="none" fo:border-bottom="0.05pt solid #000000"/>
    </style:style>
    <style:style style:name="Таблица50.B25" style:family="table-cell">
      <style:table-cell-properties fo:padding="0.097cm" fo:border-left="0.05pt solid #000000" fo:border-right="none" fo:border-top="none" fo:border-bottom="0.05pt solid #000000"/>
    </style:style>
    <style:style style:name="Таблица50.C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26" style:family="table-cell">
      <style:table-cell-properties fo:padding="0.097cm" fo:border-left="0.05pt solid #000000" fo:border-right="none" fo:border-top="none" fo:border-bottom="0.05pt solid #000000"/>
    </style:style>
    <style:style style:name="Таблица50.B26" style:family="table-cell">
      <style:table-cell-properties fo:padding="0.097cm" fo:border-left="0.05pt solid #000000" fo:border-right="none" fo:border-top="none" fo:border-bottom="0.05pt solid #000000"/>
    </style:style>
    <style:style style:name="Таблица50.C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27" style:family="table-cell">
      <style:table-cell-properties fo:padding="0.097cm" fo:border-left="0.05pt solid #000000" fo:border-right="none" fo:border-top="none" fo:border-bottom="0.05pt solid #000000"/>
    </style:style>
    <style:style style:name="Таблица50.B27" style:family="table-cell">
      <style:table-cell-properties fo:padding="0.097cm" fo:border-left="0.05pt solid #000000" fo:border-right="none" fo:border-top="none" fo:border-bottom="0.05pt solid #000000"/>
    </style:style>
    <style:style style:name="Таблица50.C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28" style:family="table-cell">
      <style:table-cell-properties fo:padding="0.097cm" fo:border-left="0.05pt solid #000000" fo:border-right="none" fo:border-top="none" fo:border-bottom="0.05pt solid #000000"/>
    </style:style>
    <style:style style:name="Таблица50.B28" style:family="table-cell">
      <style:table-cell-properties fo:padding="0.097cm" fo:border-left="0.05pt solid #000000" fo:border-right="none" fo:border-top="none" fo:border-bottom="0.05pt solid #000000"/>
    </style:style>
    <style:style style:name="Таблица50.C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29" style:family="table-cell">
      <style:table-cell-properties fo:padding="0.097cm" fo:border-left="0.05pt solid #000000" fo:border-right="none" fo:border-top="none" fo:border-bottom="0.05pt solid #000000"/>
    </style:style>
    <style:style style:name="Таблица50.B29" style:family="table-cell">
      <style:table-cell-properties fo:padding="0.097cm" fo:border-left="0.05pt solid #000000" fo:border-right="none" fo:border-top="none" fo:border-bottom="0.05pt solid #000000"/>
    </style:style>
    <style:style style:name="Таблица50.C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30" style:family="table-cell">
      <style:table-cell-properties fo:padding="0.097cm" fo:border-left="0.05pt solid #000000" fo:border-right="none" fo:border-top="none" fo:border-bottom="0.05pt solid #000000"/>
    </style:style>
    <style:style style:name="Таблица50.B30" style:family="table-cell">
      <style:table-cell-properties fo:padding="0.097cm" fo:border-left="0.05pt solid #000000" fo:border-right="none" fo:border-top="none" fo:border-bottom="0.05pt solid #000000"/>
    </style:style>
    <style:style style:name="Таблица50.C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31" style:family="table-cell">
      <style:table-cell-properties fo:padding="0.097cm" fo:border-left="0.05pt solid #000000" fo:border-right="none" fo:border-top="none" fo:border-bottom="0.05pt solid #000000"/>
    </style:style>
    <style:style style:name="Таблица50.B31" style:family="table-cell">
      <style:table-cell-properties fo:padding="0.097cm" fo:border-left="0.05pt solid #000000" fo:border-right="none" fo:border-top="none" fo:border-bottom="0.05pt solid #000000"/>
    </style:style>
    <style:style style:name="Таблица50.C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32" style:family="table-cell">
      <style:table-cell-properties fo:padding="0.097cm" fo:border-left="0.05pt solid #000000" fo:border-right="none" fo:border-top="none" fo:border-bottom="0.05pt solid #000000"/>
    </style:style>
    <style:style style:name="Таблица50.B32" style:family="table-cell">
      <style:table-cell-properties fo:padding="0.097cm" fo:border-left="0.05pt solid #000000" fo:border-right="none" fo:border-top="none" fo:border-bottom="0.05pt solid #000000"/>
    </style:style>
    <style:style style:name="Таблица50.C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33" style:family="table-cell">
      <style:table-cell-properties fo:padding="0.097cm" fo:border-left="0.05pt solid #000000" fo:border-right="none" fo:border-top="none" fo:border-bottom="0.05pt solid #000000"/>
    </style:style>
    <style:style style:name="Таблица50.B33" style:family="table-cell">
      <style:table-cell-properties fo:padding="0.097cm" fo:border-left="0.05pt solid #000000" fo:border-right="none" fo:border-top="none" fo:border-bottom="0.05pt solid #000000"/>
    </style:style>
    <style:style style:name="Таблица50.C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34" style:family="table-cell">
      <style:table-cell-properties fo:padding="0.097cm" fo:border-left="0.05pt solid #000000" fo:border-right="none" fo:border-top="none" fo:border-bottom="0.05pt solid #000000"/>
    </style:style>
    <style:style style:name="Таблица50.B34" style:family="table-cell">
      <style:table-cell-properties fo:padding="0.097cm" fo:border-left="0.05pt solid #000000" fo:border-right="none" fo:border-top="none" fo:border-bottom="0.05pt solid #000000"/>
    </style:style>
    <style:style style:name="Таблица50.C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35" style:family="table-cell">
      <style:table-cell-properties fo:padding="0.097cm" fo:border-left="0.05pt solid #000000" fo:border-right="none" fo:border-top="none" fo:border-bottom="0.05pt solid #000000"/>
    </style:style>
    <style:style style:name="Таблица50.B35" style:family="table-cell">
      <style:table-cell-properties fo:padding="0.097cm" fo:border-left="0.05pt solid #000000" fo:border-right="none" fo:border-top="none" fo:border-bottom="0.05pt solid #000000"/>
    </style:style>
    <style:style style:name="Таблица50.C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36" style:family="table-cell">
      <style:table-cell-properties fo:padding="0.097cm" fo:border-left="0.05pt solid #000000" fo:border-right="none" fo:border-top="none" fo:border-bottom="0.05pt solid #000000"/>
    </style:style>
    <style:style style:name="Таблица50.B36" style:family="table-cell">
      <style:table-cell-properties fo:padding="0.097cm" fo:border-left="0.05pt solid #000000" fo:border-right="none" fo:border-top="none" fo:border-bottom="0.05pt solid #000000"/>
    </style:style>
    <style:style style:name="Таблица50.C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37" style:family="table-cell">
      <style:table-cell-properties fo:padding="0.097cm" fo:border-left="0.05pt solid #000000" fo:border-right="none" fo:border-top="none" fo:border-bottom="0.05pt solid #000000"/>
    </style:style>
    <style:style style:name="Таблица50.B37" style:family="table-cell">
      <style:table-cell-properties fo:padding="0.097cm" fo:border-left="0.05pt solid #000000" fo:border-right="none" fo:border-top="none" fo:border-bottom="0.05pt solid #000000"/>
    </style:style>
    <style:style style:name="Таблица50.C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38" style:family="table-cell">
      <style:table-cell-properties fo:padding="0.097cm" fo:border-left="0.05pt solid #000000" fo:border-right="none" fo:border-top="none" fo:border-bottom="0.05pt solid #000000"/>
    </style:style>
    <style:style style:name="Таблица50.B38" style:family="table-cell">
      <style:table-cell-properties fo:padding="0.097cm" fo:border-left="0.05pt solid #000000" fo:border-right="none" fo:border-top="none" fo:border-bottom="0.05pt solid #000000"/>
    </style:style>
    <style:style style:name="Таблица50.C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39" style:family="table-cell">
      <style:table-cell-properties fo:padding="0.097cm" fo:border-left="0.05pt solid #000000" fo:border-right="none" fo:border-top="none" fo:border-bottom="0.05pt solid #000000"/>
    </style:style>
    <style:style style:name="Таблица50.B39" style:family="table-cell">
      <style:table-cell-properties fo:padding="0.097cm" fo:border-left="0.05pt solid #000000" fo:border-right="none" fo:border-top="none" fo:border-bottom="0.05pt solid #000000"/>
    </style:style>
    <style:style style:name="Таблица50.C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40" style:family="table-cell">
      <style:table-cell-properties fo:padding="0.097cm" fo:border-left="0.05pt solid #000000" fo:border-right="none" fo:border-top="none" fo:border-bottom="0.05pt solid #000000"/>
    </style:style>
    <style:style style:name="Таблица50.B40" style:family="table-cell">
      <style:table-cell-properties fo:padding="0.097cm" fo:border-left="0.05pt solid #000000" fo:border-right="none" fo:border-top="none" fo:border-bottom="0.05pt solid #000000"/>
    </style:style>
    <style:style style:name="Таблица50.C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41" style:family="table-cell">
      <style:table-cell-properties fo:padding="0.097cm" fo:border-left="0.05pt solid #000000" fo:border-right="none" fo:border-top="none" fo:border-bottom="0.05pt solid #000000"/>
    </style:style>
    <style:style style:name="Таблица50.B41" style:family="table-cell">
      <style:table-cell-properties fo:padding="0.097cm" fo:border-left="0.05pt solid #000000" fo:border-right="none" fo:border-top="none" fo:border-bottom="0.05pt solid #000000"/>
    </style:style>
    <style:style style:name="Таблица50.C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42" style:family="table-cell">
      <style:table-cell-properties fo:padding="0.097cm" fo:border-left="0.05pt solid #000000" fo:border-right="none" fo:border-top="none" fo:border-bottom="0.05pt solid #000000"/>
    </style:style>
    <style:style style:name="Таблица50.B42" style:family="table-cell">
      <style:table-cell-properties fo:padding="0.097cm" fo:border-left="0.05pt solid #000000" fo:border-right="none" fo:border-top="none" fo:border-bottom="0.05pt solid #000000"/>
    </style:style>
    <style:style style:name="Таблица50.C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43" style:family="table-cell">
      <style:table-cell-properties fo:padding="0.097cm" fo:border-left="0.05pt solid #000000" fo:border-right="none" fo:border-top="none" fo:border-bottom="0.05pt solid #000000"/>
    </style:style>
    <style:style style:name="Таблица50.B43" style:family="table-cell">
      <style:table-cell-properties fo:padding="0.097cm" fo:border-left="0.05pt solid #000000" fo:border-right="none" fo:border-top="none" fo:border-bottom="0.05pt solid #000000"/>
    </style:style>
    <style:style style:name="Таблица50.C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44" style:family="table-cell">
      <style:table-cell-properties fo:padding="0.097cm" fo:border-left="0.05pt solid #000000" fo:border-right="none" fo:border-top="none" fo:border-bottom="0.05pt solid #000000"/>
    </style:style>
    <style:style style:name="Таблица50.B44" style:family="table-cell">
      <style:table-cell-properties fo:padding="0.097cm" fo:border-left="0.05pt solid #000000" fo:border-right="none" fo:border-top="none" fo:border-bottom="0.05pt solid #000000"/>
    </style:style>
    <style:style style:name="Таблица50.C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45" style:family="table-cell">
      <style:table-cell-properties fo:padding="0.097cm" fo:border-left="0.05pt solid #000000" fo:border-right="none" fo:border-top="none" fo:border-bottom="0.05pt solid #000000"/>
    </style:style>
    <style:style style:name="Таблица50.B45" style:family="table-cell">
      <style:table-cell-properties fo:padding="0.097cm" fo:border-left="0.05pt solid #000000" fo:border-right="none" fo:border-top="none" fo:border-bottom="0.05pt solid #000000"/>
    </style:style>
    <style:style style:name="Таблица50.C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46" style:family="table-cell">
      <style:table-cell-properties fo:padding="0.097cm" fo:border-left="0.05pt solid #000000" fo:border-right="none" fo:border-top="none" fo:border-bottom="0.05pt solid #000000"/>
    </style:style>
    <style:style style:name="Таблица50.B46" style:family="table-cell">
      <style:table-cell-properties fo:padding="0.097cm" fo:border-left="0.05pt solid #000000" fo:border-right="none" fo:border-top="none" fo:border-bottom="0.05pt solid #000000"/>
    </style:style>
    <style:style style:name="Таблица50.C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47" style:family="table-cell">
      <style:table-cell-properties fo:padding="0.097cm" fo:border-left="0.05pt solid #000000" fo:border-right="none" fo:border-top="none" fo:border-bottom="0.05pt solid #000000"/>
    </style:style>
    <style:style style:name="Таблица50.B47" style:family="table-cell">
      <style:table-cell-properties fo:padding="0.097cm" fo:border-left="0.05pt solid #000000" fo:border-right="none" fo:border-top="none" fo:border-bottom="0.05pt solid #000000"/>
    </style:style>
    <style:style style:name="Таблица50.C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48" style:family="table-cell">
      <style:table-cell-properties fo:padding="0.097cm" fo:border-left="0.05pt solid #000000" fo:border-right="none" fo:border-top="none" fo:border-bottom="0.05pt solid #000000"/>
    </style:style>
    <style:style style:name="Таблица50.B48" style:family="table-cell">
      <style:table-cell-properties fo:padding="0.097cm" fo:border-left="0.05pt solid #000000" fo:border-right="none" fo:border-top="none" fo:border-bottom="0.05pt solid #000000"/>
    </style:style>
    <style:style style:name="Таблица50.C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49" style:family="table-cell">
      <style:table-cell-properties fo:padding="0.097cm" fo:border-left="0.05pt solid #000000" fo:border-right="none" fo:border-top="none" fo:border-bottom="0.05pt solid #000000"/>
    </style:style>
    <style:style style:name="Таблица50.B49" style:family="table-cell">
      <style:table-cell-properties fo:padding="0.097cm" fo:border-left="0.05pt solid #000000" fo:border-right="none" fo:border-top="none" fo:border-bottom="0.05pt solid #000000"/>
    </style:style>
    <style:style style:name="Таблица50.C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50" style:family="table-cell">
      <style:table-cell-properties fo:padding="0.097cm" fo:border-left="0.05pt solid #000000" fo:border-right="none" fo:border-top="none" fo:border-bottom="0.05pt solid #000000"/>
    </style:style>
    <style:style style:name="Таблица50.B50" style:family="table-cell">
      <style:table-cell-properties fo:padding="0.097cm" fo:border-left="0.05pt solid #000000" fo:border-right="none" fo:border-top="none" fo:border-bottom="0.05pt solid #000000"/>
    </style:style>
    <style:style style:name="Таблица50.C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51" style:family="table-cell">
      <style:table-cell-properties fo:padding="0.097cm" fo:border-left="0.05pt solid #000000" fo:border-right="none" fo:border-top="none" fo:border-bottom="0.05pt solid #000000"/>
    </style:style>
    <style:style style:name="Таблица50.B51" style:family="table-cell">
      <style:table-cell-properties fo:padding="0.097cm" fo:border-left="0.05pt solid #000000" fo:border-right="none" fo:border-top="none" fo:border-bottom="0.05pt solid #000000"/>
    </style:style>
    <style:style style:name="Таблица50.C5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52" style:family="table-cell">
      <style:table-cell-properties fo:padding="0.097cm" fo:border-left="0.05pt solid #000000" fo:border-right="none" fo:border-top="none" fo:border-bottom="0.05pt solid #000000"/>
    </style:style>
    <style:style style:name="Таблица50.B52" style:family="table-cell">
      <style:table-cell-properties fo:padding="0.097cm" fo:border-left="0.05pt solid #000000" fo:border-right="none" fo:border-top="none" fo:border-bottom="0.05pt solid #000000"/>
    </style:style>
    <style:style style:name="Таблица50.C5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53" style:family="table-cell">
      <style:table-cell-properties fo:padding="0.097cm" fo:border-left="0.05pt solid #000000" fo:border-right="none" fo:border-top="none" fo:border-bottom="0.05pt solid #000000"/>
    </style:style>
    <style:style style:name="Таблица50.B53" style:family="table-cell">
      <style:table-cell-properties fo:padding="0.097cm" fo:border-left="0.05pt solid #000000" fo:border-right="none" fo:border-top="none" fo:border-bottom="0.05pt solid #000000"/>
    </style:style>
    <style:style style:name="Таблица50.C5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54" style:family="table-cell">
      <style:table-cell-properties fo:padding="0.097cm" fo:border-left="0.05pt solid #000000" fo:border-right="none" fo:border-top="none" fo:border-bottom="0.05pt solid #000000"/>
    </style:style>
    <style:style style:name="Таблица50.B54" style:family="table-cell">
      <style:table-cell-properties fo:padding="0.097cm" fo:border-left="0.05pt solid #000000" fo:border-right="none" fo:border-top="none" fo:border-bottom="0.05pt solid #000000"/>
    </style:style>
    <style:style style:name="Таблица50.C5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55" style:family="table-cell">
      <style:table-cell-properties fo:padding="0.097cm" fo:border-left="0.05pt solid #000000" fo:border-right="none" fo:border-top="none" fo:border-bottom="0.05pt solid #000000"/>
    </style:style>
    <style:style style:name="Таблица50.B55" style:family="table-cell">
      <style:table-cell-properties fo:padding="0.097cm" fo:border-left="0.05pt solid #000000" fo:border-right="none" fo:border-top="none" fo:border-bottom="0.05pt solid #000000"/>
    </style:style>
    <style:style style:name="Таблица50.C5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56" style:family="table-cell">
      <style:table-cell-properties fo:padding="0.097cm" fo:border-left="0.05pt solid #000000" fo:border-right="none" fo:border-top="none" fo:border-bottom="0.05pt solid #000000"/>
    </style:style>
    <style:style style:name="Таблица50.B56" style:family="table-cell">
      <style:table-cell-properties fo:padding="0.097cm" fo:border-left="0.05pt solid #000000" fo:border-right="none" fo:border-top="none" fo:border-bottom="0.05pt solid #000000"/>
    </style:style>
    <style:style style:name="Таблица50.C5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57" style:family="table-cell">
      <style:table-cell-properties fo:padding="0.097cm" fo:border-left="0.05pt solid #000000" fo:border-right="none" fo:border-top="none" fo:border-bottom="0.05pt solid #000000"/>
    </style:style>
    <style:style style:name="Таблица50.B57" style:family="table-cell">
      <style:table-cell-properties fo:padding="0.097cm" fo:border-left="0.05pt solid #000000" fo:border-right="none" fo:border-top="none" fo:border-bottom="0.05pt solid #000000"/>
    </style:style>
    <style:style style:name="Таблица50.C5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58" style:family="table-cell">
      <style:table-cell-properties fo:padding="0.097cm" fo:border-left="0.05pt solid #000000" fo:border-right="none" fo:border-top="none" fo:border-bottom="0.05pt solid #000000"/>
    </style:style>
    <style:style style:name="Таблица50.B58" style:family="table-cell">
      <style:table-cell-properties fo:padding="0.097cm" fo:border-left="0.05pt solid #000000" fo:border-right="none" fo:border-top="none" fo:border-bottom="0.05pt solid #000000"/>
    </style:style>
    <style:style style:name="Таблица50.C5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59" style:family="table-cell">
      <style:table-cell-properties fo:padding="0.097cm" fo:border-left="0.05pt solid #000000" fo:border-right="none" fo:border-top="none" fo:border-bottom="0.05pt solid #000000"/>
    </style:style>
    <style:style style:name="Таблица50.B59" style:family="table-cell">
      <style:table-cell-properties fo:padding="0.097cm" fo:border-left="0.05pt solid #000000" fo:border-right="none" fo:border-top="none" fo:border-bottom="0.05pt solid #000000"/>
    </style:style>
    <style:style style:name="Таблица50.C5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60" style:family="table-cell">
      <style:table-cell-properties fo:padding="0.097cm" fo:border-left="0.05pt solid #000000" fo:border-right="none" fo:border-top="none" fo:border-bottom="0.05pt solid #000000"/>
    </style:style>
    <style:style style:name="Таблица50.B60" style:family="table-cell">
      <style:table-cell-properties fo:padding="0.097cm" fo:border-left="0.05pt solid #000000" fo:border-right="none" fo:border-top="none" fo:border-bottom="0.05pt solid #000000"/>
    </style:style>
    <style:style style:name="Таблица50.C6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61" style:family="table-cell">
      <style:table-cell-properties fo:padding="0.097cm" fo:border-left="0.05pt solid #000000" fo:border-right="none" fo:border-top="none" fo:border-bottom="0.05pt solid #000000"/>
    </style:style>
    <style:style style:name="Таблица50.B61" style:family="table-cell">
      <style:table-cell-properties fo:padding="0.097cm" fo:border-left="0.05pt solid #000000" fo:border-right="none" fo:border-top="none" fo:border-bottom="0.05pt solid #000000"/>
    </style:style>
    <style:style style:name="Таблица50.C6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62" style:family="table-cell">
      <style:table-cell-properties fo:padding="0.097cm" fo:border-left="0.05pt solid #000000" fo:border-right="none" fo:border-top="none" fo:border-bottom="0.05pt solid #000000"/>
    </style:style>
    <style:style style:name="Таблица50.B62" style:family="table-cell">
      <style:table-cell-properties fo:padding="0.097cm" fo:border-left="0.05pt solid #000000" fo:border-right="none" fo:border-top="none" fo:border-bottom="0.05pt solid #000000"/>
    </style:style>
    <style:style style:name="Таблица50.C6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63" style:family="table-cell">
      <style:table-cell-properties fo:padding="0.097cm" fo:border-left="0.05pt solid #000000" fo:border-right="none" fo:border-top="none" fo:border-bottom="0.05pt solid #000000"/>
    </style:style>
    <style:style style:name="Таблица50.B63" style:family="table-cell">
      <style:table-cell-properties fo:padding="0.097cm" fo:border-left="0.05pt solid #000000" fo:border-right="none" fo:border-top="none" fo:border-bottom="0.05pt solid #000000"/>
    </style:style>
    <style:style style:name="Таблица50.C6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64" style:family="table-cell">
      <style:table-cell-properties fo:padding="0.097cm" fo:border-left="0.05pt solid #000000" fo:border-right="none" fo:border-top="none" fo:border-bottom="0.05pt solid #000000"/>
    </style:style>
    <style:style style:name="Таблица50.B64" style:family="table-cell">
      <style:table-cell-properties fo:padding="0.097cm" fo:border-left="0.05pt solid #000000" fo:border-right="none" fo:border-top="none" fo:border-bottom="0.05pt solid #000000"/>
    </style:style>
    <style:style style:name="Таблица50.C6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65" style:family="table-cell">
      <style:table-cell-properties fo:padding="0.097cm" fo:border-left="0.05pt solid #000000" fo:border-right="none" fo:border-top="none" fo:border-bottom="0.05pt solid #000000"/>
    </style:style>
    <style:style style:name="Таблица50.B65" style:family="table-cell">
      <style:table-cell-properties fo:padding="0.097cm" fo:border-left="0.05pt solid #000000" fo:border-right="none" fo:border-top="none" fo:border-bottom="0.05pt solid #000000"/>
    </style:style>
    <style:style style:name="Таблица50.C6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66" style:family="table-cell">
      <style:table-cell-properties fo:padding="0.097cm" fo:border-left="0.05pt solid #000000" fo:border-right="none" fo:border-top="none" fo:border-bottom="0.05pt solid #000000"/>
    </style:style>
    <style:style style:name="Таблица50.B66" style:family="table-cell">
      <style:table-cell-properties fo:padding="0.097cm" fo:border-left="0.05pt solid #000000" fo:border-right="none" fo:border-top="none" fo:border-bottom="0.05pt solid #000000"/>
    </style:style>
    <style:style style:name="Таблица50.C6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67" style:family="table-cell">
      <style:table-cell-properties fo:padding="0.097cm" fo:border-left="0.05pt solid #000000" fo:border-right="none" fo:border-top="none" fo:border-bottom="0.05pt solid #000000"/>
    </style:style>
    <style:style style:name="Таблица50.B67" style:family="table-cell">
      <style:table-cell-properties fo:padding="0.097cm" fo:border-left="0.05pt solid #000000" fo:border-right="none" fo:border-top="none" fo:border-bottom="0.05pt solid #000000"/>
    </style:style>
    <style:style style:name="Таблица50.C6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68" style:family="table-cell">
      <style:table-cell-properties fo:padding="0.097cm" fo:border-left="0.05pt solid #000000" fo:border-right="none" fo:border-top="none" fo:border-bottom="0.05pt solid #000000"/>
    </style:style>
    <style:style style:name="Таблица50.B68" style:family="table-cell">
      <style:table-cell-properties fo:padding="0.097cm" fo:border-left="0.05pt solid #000000" fo:border-right="none" fo:border-top="none" fo:border-bottom="0.05pt solid #000000"/>
    </style:style>
    <style:style style:name="Таблица50.C6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69" style:family="table-cell">
      <style:table-cell-properties fo:padding="0.097cm" fo:border-left="0.05pt solid #000000" fo:border-right="none" fo:border-top="none" fo:border-bottom="0.05pt solid #000000"/>
    </style:style>
    <style:style style:name="Таблица50.B69" style:family="table-cell">
      <style:table-cell-properties fo:padding="0.097cm" fo:border-left="0.05pt solid #000000" fo:border-right="none" fo:border-top="none" fo:border-bottom="0.05pt solid #000000"/>
    </style:style>
    <style:style style:name="Таблица50.C6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70" style:family="table-cell">
      <style:table-cell-properties fo:padding="0.097cm" fo:border-left="0.05pt solid #000000" fo:border-right="none" fo:border-top="none" fo:border-bottom="0.05pt solid #000000"/>
    </style:style>
    <style:style style:name="Таблица50.B70" style:family="table-cell">
      <style:table-cell-properties fo:padding="0.097cm" fo:border-left="0.05pt solid #000000" fo:border-right="none" fo:border-top="none" fo:border-bottom="0.05pt solid #000000"/>
    </style:style>
    <style:style style:name="Таблица50.C7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71" style:family="table-cell">
      <style:table-cell-properties fo:padding="0.097cm" fo:border-left="0.05pt solid #000000" fo:border-right="none" fo:border-top="none" fo:border-bottom="0.05pt solid #000000"/>
    </style:style>
    <style:style style:name="Таблица50.B71" style:family="table-cell">
      <style:table-cell-properties fo:padding="0.097cm" fo:border-left="0.05pt solid #000000" fo:border-right="none" fo:border-top="none" fo:border-bottom="0.05pt solid #000000"/>
    </style:style>
    <style:style style:name="Таблица50.C7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72" style:family="table-cell">
      <style:table-cell-properties fo:padding="0.097cm" fo:border-left="0.05pt solid #000000" fo:border-right="none" fo:border-top="none" fo:border-bottom="0.05pt solid #000000"/>
    </style:style>
    <style:style style:name="Таблица50.B72" style:family="table-cell">
      <style:table-cell-properties fo:padding="0.097cm" fo:border-left="0.05pt solid #000000" fo:border-right="none" fo:border-top="none" fo:border-bottom="0.05pt solid #000000"/>
    </style:style>
    <style:style style:name="Таблица50.C7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73" style:family="table-cell">
      <style:table-cell-properties fo:padding="0.097cm" fo:border-left="0.05pt solid #000000" fo:border-right="none" fo:border-top="none" fo:border-bottom="0.05pt solid #000000"/>
    </style:style>
    <style:style style:name="Таблица50.B73" style:family="table-cell">
      <style:table-cell-properties fo:padding="0.097cm" fo:border-left="0.05pt solid #000000" fo:border-right="none" fo:border-top="none" fo:border-bottom="0.05pt solid #000000"/>
    </style:style>
    <style:style style:name="Таблица50.C7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74" style:family="table-cell">
      <style:table-cell-properties fo:padding="0.097cm" fo:border-left="0.05pt solid #000000" fo:border-right="none" fo:border-top="none" fo:border-bottom="0.05pt solid #000000"/>
    </style:style>
    <style:style style:name="Таблица50.B74" style:family="table-cell">
      <style:table-cell-properties fo:padding="0.097cm" fo:border-left="0.05pt solid #000000" fo:border-right="none" fo:border-top="none" fo:border-bottom="0.05pt solid #000000"/>
    </style:style>
    <style:style style:name="Таблица50.C7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75" style:family="table-cell">
      <style:table-cell-properties fo:padding="0.097cm" fo:border-left="0.05pt solid #000000" fo:border-right="none" fo:border-top="none" fo:border-bottom="0.05pt solid #000000"/>
    </style:style>
    <style:style style:name="Таблица50.B75" style:family="table-cell">
      <style:table-cell-properties fo:padding="0.097cm" fo:border-left="0.05pt solid #000000" fo:border-right="none" fo:border-top="none" fo:border-bottom="0.05pt solid #000000"/>
    </style:style>
    <style:style style:name="Таблица50.C7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76" style:family="table-cell">
      <style:table-cell-properties fo:padding="0.097cm" fo:border-left="0.05pt solid #000000" fo:border-right="none" fo:border-top="none" fo:border-bottom="0.05pt solid #000000"/>
    </style:style>
    <style:style style:name="Таблица50.B76" style:family="table-cell">
      <style:table-cell-properties fo:padding="0.097cm" fo:border-left="0.05pt solid #000000" fo:border-right="none" fo:border-top="none" fo:border-bottom="0.05pt solid #000000"/>
    </style:style>
    <style:style style:name="Таблица50.C7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77" style:family="table-cell">
      <style:table-cell-properties fo:padding="0.097cm" fo:border-left="0.05pt solid #000000" fo:border-right="none" fo:border-top="none" fo:border-bottom="0.05pt solid #000000"/>
    </style:style>
    <style:style style:name="Таблица50.B77" style:family="table-cell">
      <style:table-cell-properties fo:padding="0.097cm" fo:border-left="0.05pt solid #000000" fo:border-right="none" fo:border-top="none" fo:border-bottom="0.05pt solid #000000"/>
    </style:style>
    <style:style style:name="Таблица50.C7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78" style:family="table-cell">
      <style:table-cell-properties fo:padding="0.097cm" fo:border-left="0.05pt solid #000000" fo:border-right="none" fo:border-top="none" fo:border-bottom="0.05pt solid #000000"/>
    </style:style>
    <style:style style:name="Таблица50.B78" style:family="table-cell">
      <style:table-cell-properties fo:padding="0.097cm" fo:border-left="0.05pt solid #000000" fo:border-right="none" fo:border-top="none" fo:border-bottom="0.05pt solid #000000"/>
    </style:style>
    <style:style style:name="Таблица50.C7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79" style:family="table-cell">
      <style:table-cell-properties fo:padding="0.097cm" fo:border-left="0.05pt solid #000000" fo:border-right="none" fo:border-top="none" fo:border-bottom="0.05pt solid #000000"/>
    </style:style>
    <style:style style:name="Таблица50.B79" style:family="table-cell">
      <style:table-cell-properties fo:padding="0.097cm" fo:border-left="0.05pt solid #000000" fo:border-right="none" fo:border-top="none" fo:border-bottom="0.05pt solid #000000"/>
    </style:style>
    <style:style style:name="Таблица50.C7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80" style:family="table-cell">
      <style:table-cell-properties fo:padding="0.097cm" fo:border-left="0.05pt solid #000000" fo:border-right="none" fo:border-top="none" fo:border-bottom="0.05pt solid #000000"/>
    </style:style>
    <style:style style:name="Таблица50.B80" style:family="table-cell">
      <style:table-cell-properties fo:padding="0.097cm" fo:border-left="0.05pt solid #000000" fo:border-right="none" fo:border-top="none" fo:border-bottom="0.05pt solid #000000"/>
    </style:style>
    <style:style style:name="Таблица50.C8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81" style:family="table-cell">
      <style:table-cell-properties fo:padding="0.097cm" fo:border-left="0.05pt solid #000000" fo:border-right="none" fo:border-top="none" fo:border-bottom="0.05pt solid #000000"/>
    </style:style>
    <style:style style:name="Таблица50.B81" style:family="table-cell">
      <style:table-cell-properties fo:padding="0.097cm" fo:border-left="0.05pt solid #000000" fo:border-right="none" fo:border-top="none" fo:border-bottom="0.05pt solid #000000"/>
    </style:style>
    <style:style style:name="Таблица50.C8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82" style:family="table-cell">
      <style:table-cell-properties fo:padding="0.097cm" fo:border-left="0.05pt solid #000000" fo:border-right="none" fo:border-top="none" fo:border-bottom="0.05pt solid #000000"/>
    </style:style>
    <style:style style:name="Таблица50.B82" style:family="table-cell">
      <style:table-cell-properties fo:padding="0.097cm" fo:border-left="0.05pt solid #000000" fo:border-right="none" fo:border-top="none" fo:border-bottom="0.05pt solid #000000"/>
    </style:style>
    <style:style style:name="Таблица50.C8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83" style:family="table-cell">
      <style:table-cell-properties fo:padding="0.097cm" fo:border-left="0.05pt solid #000000" fo:border-right="none" fo:border-top="none" fo:border-bottom="0.05pt solid #000000"/>
    </style:style>
    <style:style style:name="Таблица50.B83" style:family="table-cell">
      <style:table-cell-properties fo:padding="0.097cm" fo:border-left="0.05pt solid #000000" fo:border-right="none" fo:border-top="none" fo:border-bottom="0.05pt solid #000000"/>
    </style:style>
    <style:style style:name="Таблица50.C8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84" style:family="table-cell">
      <style:table-cell-properties fo:padding="0.097cm" fo:border-left="0.05pt solid #000000" fo:border-right="none" fo:border-top="none" fo:border-bottom="0.05pt solid #000000"/>
    </style:style>
    <style:style style:name="Таблица50.B84" style:family="table-cell">
      <style:table-cell-properties fo:padding="0.097cm" fo:border-left="0.05pt solid #000000" fo:border-right="none" fo:border-top="none" fo:border-bottom="0.05pt solid #000000"/>
    </style:style>
    <style:style style:name="Таблица50.C8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85" style:family="table-cell">
      <style:table-cell-properties fo:padding="0.097cm" fo:border-left="0.05pt solid #000000" fo:border-right="none" fo:border-top="none" fo:border-bottom="0.05pt solid #000000"/>
    </style:style>
    <style:style style:name="Таблица50.B85" style:family="table-cell">
      <style:table-cell-properties fo:padding="0.097cm" fo:border-left="0.05pt solid #000000" fo:border-right="none" fo:border-top="none" fo:border-bottom="0.05pt solid #000000"/>
    </style:style>
    <style:style style:name="Таблица50.C8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86" style:family="table-cell">
      <style:table-cell-properties fo:padding="0.097cm" fo:border-left="0.05pt solid #000000" fo:border-right="none" fo:border-top="none" fo:border-bottom="0.05pt solid #000000"/>
    </style:style>
    <style:style style:name="Таблица50.B86" style:family="table-cell">
      <style:table-cell-properties fo:padding="0.097cm" fo:border-left="0.05pt solid #000000" fo:border-right="none" fo:border-top="none" fo:border-bottom="0.05pt solid #000000"/>
    </style:style>
    <style:style style:name="Таблица50.C8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87" style:family="table-cell">
      <style:table-cell-properties fo:padding="0.097cm" fo:border-left="0.05pt solid #000000" fo:border-right="none" fo:border-top="none" fo:border-bottom="0.05pt solid #000000"/>
    </style:style>
    <style:style style:name="Таблица50.B87" style:family="table-cell">
      <style:table-cell-properties fo:padding="0.097cm" fo:border-left="0.05pt solid #000000" fo:border-right="none" fo:border-top="none" fo:border-bottom="0.05pt solid #000000"/>
    </style:style>
    <style:style style:name="Таблица50.C8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88" style:family="table-cell">
      <style:table-cell-properties fo:padding="0.097cm" fo:border-left="0.05pt solid #000000" fo:border-right="none" fo:border-top="none" fo:border-bottom="0.05pt solid #000000"/>
    </style:style>
    <style:style style:name="Таблица50.B88" style:family="table-cell">
      <style:table-cell-properties fo:padding="0.097cm" fo:border-left="0.05pt solid #000000" fo:border-right="none" fo:border-top="none" fo:border-bottom="0.05pt solid #000000"/>
    </style:style>
    <style:style style:name="Таблица50.C8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89" style:family="table-cell">
      <style:table-cell-properties fo:padding="0.097cm" fo:border-left="0.05pt solid #000000" fo:border-right="none" fo:border-top="none" fo:border-bottom="0.05pt solid #000000"/>
    </style:style>
    <style:style style:name="Таблица50.B89" style:family="table-cell">
      <style:table-cell-properties fo:padding="0.097cm" fo:border-left="0.05pt solid #000000" fo:border-right="none" fo:border-top="none" fo:border-bottom="0.05pt solid #000000"/>
    </style:style>
    <style:style style:name="Таблица50.C8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90" style:family="table-cell">
      <style:table-cell-properties fo:padding="0.097cm" fo:border-left="0.05pt solid #000000" fo:border-right="none" fo:border-top="none" fo:border-bottom="0.05pt solid #000000"/>
    </style:style>
    <style:style style:name="Таблица50.B90" style:family="table-cell">
      <style:table-cell-properties fo:padding="0.097cm" fo:border-left="0.05pt solid #000000" fo:border-right="none" fo:border-top="none" fo:border-bottom="0.05pt solid #000000"/>
    </style:style>
    <style:style style:name="Таблица50.C9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91" style:family="table-cell">
      <style:table-cell-properties fo:padding="0.097cm" fo:border-left="0.05pt solid #000000" fo:border-right="none" fo:border-top="none" fo:border-bottom="0.05pt solid #000000"/>
    </style:style>
    <style:style style:name="Таблица50.B91" style:family="table-cell">
      <style:table-cell-properties fo:padding="0.097cm" fo:border-left="0.05pt solid #000000" fo:border-right="none" fo:border-top="none" fo:border-bottom="0.05pt solid #000000"/>
    </style:style>
    <style:style style:name="Таблица50.C9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92" style:family="table-cell">
      <style:table-cell-properties fo:padding="0.097cm" fo:border-left="0.05pt solid #000000" fo:border-right="none" fo:border-top="none" fo:border-bottom="0.05pt solid #000000"/>
    </style:style>
    <style:style style:name="Таблица50.B92" style:family="table-cell">
      <style:table-cell-properties fo:padding="0.097cm" fo:border-left="0.05pt solid #000000" fo:border-right="none" fo:border-top="none" fo:border-bottom="0.05pt solid #000000"/>
    </style:style>
    <style:style style:name="Таблица50.C9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93" style:family="table-cell">
      <style:table-cell-properties fo:padding="0.097cm" fo:border-left="0.05pt solid #000000" fo:border-right="none" fo:border-top="none" fo:border-bottom="0.05pt solid #000000"/>
    </style:style>
    <style:style style:name="Таблица50.B93" style:family="table-cell">
      <style:table-cell-properties fo:padding="0.097cm" fo:border-left="0.05pt solid #000000" fo:border-right="none" fo:border-top="none" fo:border-bottom="0.05pt solid #000000"/>
    </style:style>
    <style:style style:name="Таблица50.C9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94" style:family="table-cell">
      <style:table-cell-properties fo:padding="0.097cm" fo:border-left="0.05pt solid #000000" fo:border-right="none" fo:border-top="none" fo:border-bottom="0.05pt solid #000000"/>
    </style:style>
    <style:style style:name="Таблица50.B94" style:family="table-cell">
      <style:table-cell-properties fo:padding="0.097cm" fo:border-left="0.05pt solid #000000" fo:border-right="none" fo:border-top="none" fo:border-bottom="0.05pt solid #000000"/>
    </style:style>
    <style:style style:name="Таблица50.C9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95" style:family="table-cell">
      <style:table-cell-properties fo:padding="0.097cm" fo:border-left="0.05pt solid #000000" fo:border-right="none" fo:border-top="none" fo:border-bottom="0.05pt solid #000000"/>
    </style:style>
    <style:style style:name="Таблица50.B95" style:family="table-cell">
      <style:table-cell-properties fo:padding="0.097cm" fo:border-left="0.05pt solid #000000" fo:border-right="none" fo:border-top="none" fo:border-bottom="0.05pt solid #000000"/>
    </style:style>
    <style:style style:name="Таблица50.C9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96" style:family="table-cell">
      <style:table-cell-properties fo:padding="0.097cm" fo:border-left="0.05pt solid #000000" fo:border-right="none" fo:border-top="none" fo:border-bottom="0.05pt solid #000000"/>
    </style:style>
    <style:style style:name="Таблица50.B96" style:family="table-cell">
      <style:table-cell-properties fo:padding="0.097cm" fo:border-left="0.05pt solid #000000" fo:border-right="none" fo:border-top="none" fo:border-bottom="0.05pt solid #000000"/>
    </style:style>
    <style:style style:name="Таблица50.C9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97" style:family="table-cell">
      <style:table-cell-properties fo:padding="0.097cm" fo:border-left="0.05pt solid #000000" fo:border-right="none" fo:border-top="none" fo:border-bottom="0.05pt solid #000000"/>
    </style:style>
    <style:style style:name="Таблица50.B97" style:family="table-cell">
      <style:table-cell-properties fo:padding="0.097cm" fo:border-left="0.05pt solid #000000" fo:border-right="none" fo:border-top="none" fo:border-bottom="0.05pt solid #000000"/>
    </style:style>
    <style:style style:name="Таблица50.C9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98" style:family="table-cell">
      <style:table-cell-properties fo:padding="0.097cm" fo:border-left="0.05pt solid #000000" fo:border-right="none" fo:border-top="none" fo:border-bottom="0.05pt solid #000000"/>
    </style:style>
    <style:style style:name="Таблица50.B98" style:family="table-cell">
      <style:table-cell-properties fo:padding="0.097cm" fo:border-left="0.05pt solid #000000" fo:border-right="none" fo:border-top="none" fo:border-bottom="0.05pt solid #000000"/>
    </style:style>
    <style:style style:name="Таблица50.C9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99" style:family="table-cell">
      <style:table-cell-properties fo:padding="0.097cm" fo:border-left="0.05pt solid #000000" fo:border-right="none" fo:border-top="none" fo:border-bottom="0.05pt solid #000000"/>
    </style:style>
    <style:style style:name="Таблица50.B99" style:family="table-cell">
      <style:table-cell-properties fo:padding="0.097cm" fo:border-left="0.05pt solid #000000" fo:border-right="none" fo:border-top="none" fo:border-bottom="0.05pt solid #000000"/>
    </style:style>
    <style:style style:name="Таблица50.C9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100" style:family="table-cell">
      <style:table-cell-properties fo:padding="0.097cm" fo:border-left="0.05pt solid #000000" fo:border-right="none" fo:border-top="none" fo:border-bottom="0.05pt solid #000000"/>
    </style:style>
    <style:style style:name="Таблица50.B100" style:family="table-cell">
      <style:table-cell-properties fo:padding="0.097cm" fo:border-left="0.05pt solid #000000" fo:border-right="none" fo:border-top="none" fo:border-bottom="0.05pt solid #000000"/>
    </style:style>
    <style:style style:name="Таблица50.C10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101" style:family="table-cell">
      <style:table-cell-properties fo:padding="0.097cm" fo:border-left="0.05pt solid #000000" fo:border-right="none" fo:border-top="none" fo:border-bottom="0.05pt solid #000000"/>
    </style:style>
    <style:style style:name="Таблица50.B101" style:family="table-cell">
      <style:table-cell-properties fo:padding="0.097cm" fo:border-left="0.05pt solid #000000" fo:border-right="none" fo:border-top="none" fo:border-bottom="0.05pt solid #000000"/>
    </style:style>
    <style:style style:name="Таблица50.C10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102" style:family="table-cell">
      <style:table-cell-properties fo:padding="0.097cm" fo:border-left="0.05pt solid #000000" fo:border-right="none" fo:border-top="none" fo:border-bottom="0.05pt solid #000000"/>
    </style:style>
    <style:style style:name="Таблица50.B102" style:family="table-cell">
      <style:table-cell-properties fo:padding="0.097cm" fo:border-left="0.05pt solid #000000" fo:border-right="none" fo:border-top="none" fo:border-bottom="0.05pt solid #000000"/>
    </style:style>
    <style:style style:name="Таблица50.C10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.A103" style:family="table-cell">
      <style:table-cell-properties fo:padding="0.097cm" fo:border-left="0.05pt solid #000000" fo:border-right="none" fo:border-top="none" fo:border-bottom="0.05pt solid #000000"/>
    </style:style>
    <style:style style:name="Таблица50.B103" style:family="table-cell">
      <style:table-cell-properties fo:padding="0.097cm" fo:border-left="0.05pt solid #000000" fo:border-right="none" fo:border-top="none" fo:border-bottom="0.05pt solid #000000"/>
    </style:style>
    <style:style style:name="Таблица50.C10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7" style:family="table">
      <style:table-properties style:width="18.002cm" table:align="margins"/>
    </style:style>
    <style:style style:name="Таблица67.A" style:family="table-column">
      <style:table-column-properties style:column-width="2.593cm" style:rel-column-width="9439*"/>
    </style:style>
    <style:style style:name="Таблица67.B" style:family="table-column">
      <style:table-column-properties style:column-width="7.703cm" style:rel-column-width="28041*"/>
    </style:style>
    <style:style style:name="Таблица67.C" style:family="table-column">
      <style:table-column-properties style:column-width="3.903cm" style:rel-column-width="14210*"/>
    </style:style>
    <style:style style:name="Таблица67.D" style:family="table-column">
      <style:table-column-properties style:column-width="3.803cm" style:rel-column-width="13845*"/>
    </style:style>
    <style:style style:name="Таблица6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7.D1" style:family="table-cell">
      <style:table-cell-properties fo:padding="0.097cm" fo:border="0.05pt solid #000000"/>
    </style:style>
    <style:style style:name="Таблица67.A2" style:family="table-cell">
      <style:table-cell-properties fo:padding="0.097cm" fo:border-left="0.05pt solid #000000" fo:border-right="none" fo:border-top="none" fo:border-bottom="0.05pt solid #000000"/>
    </style:style>
    <style:style style:name="Таблица6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7.A1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7.D1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8" style:family="table">
      <style:table-properties style:width="18.002cm" table:align="margins"/>
    </style:style>
    <style:style style:name="Таблица68.A" style:family="table-column">
      <style:table-column-properties style:column-width="2.909cm" style:rel-column-width="10588*"/>
    </style:style>
    <style:style style:name="Таблица68.B" style:family="table-column">
      <style:table-column-properties style:column-width="15.094cm" style:rel-column-width="54947*"/>
    </style:style>
    <style:style style:name="Таблица6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68.B1" style:family="table-cell">
      <style:table-cell-properties fo:padding="0.097cm" fo:border="0.05pt solid #000000"/>
    </style:style>
    <style:style style:name="Таблица6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8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8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8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8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8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8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8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8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8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8.A11" style:family="table-cell">
      <style:table-cell-properties fo:padding="0.097cm" fo:border-left="0.05pt solid #000000" fo:border-right="none" fo:border-top="none" fo:border-bottom="0.05pt solid #000000"/>
    </style:style>
    <style:style style:name="Таблица68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8.002cm" table:align="margins"/>
    </style:style>
    <style:style style:name="Таблица24.A" style:family="table-column">
      <style:table-column-properties style:column-width="2.909cm" style:rel-column-width="10588*"/>
    </style:style>
    <style:style style:name="Таблица24.B" style:family="table-column">
      <style:table-column-properties style:column-width="2.986cm" style:rel-column-width="10871*"/>
    </style:style>
    <style:style style:name="Таблица24.C" style:family="table-column">
      <style:table-column-properties style:column-width="2.304cm" style:rel-column-width="8386*"/>
    </style:style>
    <style:style style:name="Таблица24.D" style:family="table-column">
      <style:table-column-properties style:column-width="2.198cm" style:rel-column-width="8000*"/>
    </style:style>
    <style:style style:name="Таблица24.E" style:family="table-column">
      <style:table-column-properties style:column-width="3.591cm" style:rel-column-width="13073*"/>
    </style:style>
    <style:style style:name="Таблица24.F" style:family="table-column">
      <style:table-column-properties style:column-width="0.212cm" style:rel-column-width="770*"/>
    </style:style>
    <style:style style:name="Таблица24.G" style:family="table-column">
      <style:table-column-properties style:column-width="0.349cm" style:rel-column-width="1271*"/>
    </style:style>
    <style:style style:name="Таблица24.H" style:family="table-column">
      <style:table-column-properties style:column-width="3.455cm" style:rel-column-width="12576*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E1" style:family="table-cell">
      <style:table-cell-properties fo:padding="0.097cm" fo:border="0.05pt solid #000000"/>
    </style:style>
    <style:style style:name="Таблица24.A2" style:family="table-cell">
      <style:table-cell-properties fo:padding="0.097cm" fo:border-left="0.05pt solid #000000" fo:border-right="none" fo:border-top="none" fo:border-bottom="0.05pt solid #000000"/>
    </style:style>
    <style:style style:name="Таблица24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6" style:family="table">
      <style:table-properties style:width="18.002cm" table:align="margins"/>
    </style:style>
    <style:style style:name="Таблица66.A" style:family="table-column">
      <style:table-column-properties style:column-width="4.498cm" style:rel-column-width="16374*"/>
    </style:style>
    <style:style style:name="Таблица66.B" style:family="table-column">
      <style:table-column-properties style:column-width="4.501cm" style:rel-column-width="16386*"/>
    </style:style>
    <style:style style:name="Таблица66.C" style:family="table-column">
      <style:table-column-properties style:column-width="4.309cm" style:rel-column-width="15687*"/>
    </style:style>
    <style:style style:name="Таблица66.D" style:family="table-column">
      <style:table-column-properties style:column-width="4.694cm" style:rel-column-width="17088*"/>
    </style:style>
    <style:style style:name="Таблица6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6.C1" style:family="table-cell">
      <style:table-cell-properties fo:padding="0.097cm" fo:border="0.05pt solid #000000"/>
    </style:style>
    <style:style style:name="Таблица66.A2" style:family="table-cell">
      <style:table-cell-properties fo:padding="0.097cm" fo:border-left="0.05pt solid #000000" fo:border-right="none" fo:border-top="none" fo:border-bottom="0.05pt solid #000000"/>
    </style:style>
    <style:style style:name="Таблица6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002cm" table:align="margins"/>
    </style:style>
    <style:style style:name="Таблица5.A" style:family="table-column">
      <style:table-column-properties style:column-width="4.5cm" style:rel-column-width="16383*"/>
    </style:style>
    <style:style style:name="Таблица5.B" style:family="table-column">
      <style:table-column-properties style:column-width="4.501cm" style:rel-column-width="16384*"/>
    </style:style>
    <style:style style:name="Таблица5.D" style:family="table-column">
      <style:table-column-properties style:column-width="4.501cm" style:rel-column-width="16385*"/>
    </style:style>
    <style:style style:name="Таблица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D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7" style:family="table-cell">
      <style:table-cell-properties fo:padding="0.097cm" fo:border-left="0.05pt solid #000000" fo:border-right="none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9" style:family="table">
      <style:table-properties style:width="18.002cm" table:align="margins"/>
    </style:style>
    <style:style style:name="Таблица59.A" style:family="table-column">
      <style:table-column-properties style:column-width="5.004cm" style:rel-column-width="18217*"/>
    </style:style>
    <style:style style:name="Таблица59.B" style:family="table-column">
      <style:table-column-properties style:column-width="2.695cm" style:rel-column-width="9811*"/>
    </style:style>
    <style:style style:name="Таблица59.C" style:family="table-column">
      <style:table-column-properties style:column-width="2.909cm" style:rel-column-width="10588*"/>
    </style:style>
    <style:style style:name="Таблица59.D" style:family="table-column">
      <style:table-column-properties style:column-width="7.394cm" style:rel-column-width="26919*"/>
    </style:style>
    <style:style style:name="Таблица5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9.D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59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59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9.A5" style:family="table-cell">
      <style:table-cell-properties fo:padding="0.097cm" fo:border-left="0.05pt solid #000000" fo:border-right="none" fo:border-top="none" fo:border-bottom="0.05pt solid #000000"/>
    </style:style>
    <style:style style:name="Таблица59.B5" style:family="table-cell">
      <style:table-cell-properties fo:padding="0.097cm" fo:border-left="0.05pt solid #000000" fo:border-right="none" fo:border-top="none" fo:border-bottom="0.05pt solid #000000"/>
    </style:style>
    <style:style style:name="Таблица59.C5" style:family="table-cell">
      <style:table-cell-properties fo:padding="0.097cm" fo:border-left="0.05pt solid #000000" fo:border-right="none" fo:border-top="none" fo:border-bottom="0.05pt solid #000000"/>
    </style:style>
    <style:style style:name="Таблица5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9.A6" style:family="table-cell">
      <style:table-cell-properties fo:padding="0.097cm" fo:border-left="0.05pt solid #000000" fo:border-right="none" fo:border-top="none" fo:border-bottom="0.05pt solid #000000"/>
    </style:style>
    <style:style style:name="Таблица59.B6" style:family="table-cell">
      <style:table-cell-properties fo:padding="0.097cm" fo:border-left="0.05pt solid #000000" fo:border-right="none" fo:border-top="none" fo:border-bottom="0.05pt solid #000000"/>
    </style:style>
    <style:style style:name="Таблица59.C6" style:family="table-cell">
      <style:table-cell-properties fo:padding="0.097cm" fo:border-left="0.05pt solid #000000" fo:border-right="none" fo:border-top="none" fo:border-bottom="0.05pt solid #000000"/>
    </style:style>
    <style:style style:name="Таблица5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9.A7" style:family="table-cell">
      <style:table-cell-properties fo:padding="0.097cm" fo:border-left="0.05pt solid #000000" fo:border-right="none" fo:border-top="none" fo:border-bottom="0.05pt solid #000000"/>
    </style:style>
    <style:style style:name="Таблица59.B7" style:family="table-cell">
      <style:table-cell-properties fo:padding="0.097cm" fo:border-left="0.05pt solid #000000" fo:border-right="none" fo:border-top="none" fo:border-bottom="0.05pt solid #000000"/>
    </style:style>
    <style:style style:name="Таблица59.C7" style:family="table-cell">
      <style:table-cell-properties fo:padding="0.097cm" fo:border-left="0.05pt solid #000000" fo:border-right="none" fo:border-top="none" fo:border-bottom="0.05pt solid #000000"/>
    </style:style>
    <style:style style:name="Таблица59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9.A8" style:family="table-cell">
      <style:table-cell-properties fo:padding="0.097cm" fo:border-left="0.05pt solid #000000" fo:border-right="none" fo:border-top="none" fo:border-bottom="0.05pt solid #000000"/>
    </style:style>
    <style:style style:name="Таблица59.B8" style:family="table-cell">
      <style:table-cell-properties fo:padding="0.097cm" fo:border-left="0.05pt solid #000000" fo:border-right="none" fo:border-top="none" fo:border-bottom="0.05pt solid #000000"/>
    </style:style>
    <style:style style:name="Таблица59.C8" style:family="table-cell">
      <style:table-cell-properties fo:padding="0.097cm" fo:border-left="0.05pt solid #000000" fo:border-right="none" fo:border-top="none" fo:border-bottom="0.05pt solid #000000"/>
    </style:style>
    <style:style style:name="Таблица59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9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9.A13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9.B13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9.C13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9.D13" style:family="table-cell">
      <style:table-cell-properties fo:padding="0.097cm" fo:border="0.05pt solid #000000"/>
    </style:style>
    <style:style style:name="Таблица59.A14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9.B14" style:family="table-cell">
      <style:table-cell-properties fo:padding="0.097cm" fo:border-left="0.05pt solid #000000" fo:border-right="none" fo:border-top="none" fo:border-bottom="0.05pt solid #000000"/>
    </style:style>
    <style:style style:name="Таблица59.C14" style:family="table-cell">
      <style:table-cell-properties fo:padding="0.097cm" fo:border-left="0.05pt solid #000000" fo:border-right="none" fo:border-top="none" fo:border-bottom="0.05pt solid #000000"/>
    </style:style>
    <style:style style:name="Таблица59.D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9.A15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9.B15" style:family="table-cell">
      <style:table-cell-properties fo:padding="0.097cm" fo:border-left="0.05pt solid #000000" fo:border-right="none" fo:border-top="none" fo:border-bottom="0.05pt solid #000000"/>
    </style:style>
    <style:style style:name="Таблица59.C15" style:family="table-cell">
      <style:table-cell-properties fo:padding="0.097cm" fo:border-left="0.05pt solid #000000" fo:border-right="none" fo:border-top="none" fo:border-bottom="0.05pt solid #000000"/>
    </style:style>
    <style:style style:name="Таблица59.D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9.A16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9.B16" style:family="table-cell">
      <style:table-cell-properties fo:padding="0.097cm" fo:border-left="0.05pt solid #000000" fo:border-right="none" fo:border-top="none" fo:border-bottom="0.05pt solid #000000"/>
    </style:style>
    <style:style style:name="Таблица59.C16" style:family="table-cell">
      <style:table-cell-properties fo:padding="0.097cm" fo:border-left="0.05pt solid #000000" fo:border-right="none" fo:border-top="none" fo:border-bottom="0.05pt solid #000000"/>
    </style:style>
    <style:style style:name="Таблица59.D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8.002cm" table:align="margins"/>
    </style:style>
    <style:style style:name="Таблица23.A" style:family="table-column">
      <style:table-column-properties style:column-width="2.699cm" style:rel-column-width="9824*"/>
    </style:style>
    <style:style style:name="Таблица23.B" style:family="table-column">
      <style:table-column-properties style:column-width="3.404cm" style:rel-column-width="12392*"/>
    </style:style>
    <style:style style:name="Таблица23.C" style:family="table-column">
      <style:table-column-properties style:column-width="11.899cm" style:rel-column-width="43319*"/>
    </style:style>
    <style:style style:name="Таблица2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3.C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B2" style:family="table-cell">
      <style:table-cell-properties fo:padding="0.097cm" fo:border-left="0.05pt solid #000000" fo:border-right="none" fo:border-top="none" fo:border-bottom="0.05pt solid #000000"/>
    </style:style>
    <style:style style:name="Таблица2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none" fo:border-top="none" fo:border-bottom="0.05pt solid #000000"/>
    </style:style>
    <style:style style:name="Таблица23.B4" style:family="table-cell">
      <style:table-cell-properties fo:padding="0.097cm" fo:border-left="0.05pt solid #000000" fo:border-right="none" fo:border-top="none" fo:border-bottom="0.05pt solid #000000"/>
    </style:style>
    <style:style style:name="Таблица2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002cm" table:align="margins"/>
    </style:style>
    <style:style style:name="Таблица4.A" style:family="table-column">
      <style:table-column-properties style:column-width="5.396cm" style:rel-column-width="19642*"/>
    </style:style>
    <style:style style:name="Таблица4.B" style:family="table-column">
      <style:table-column-properties style:column-width="2.305cm" style:rel-column-width="8392*"/>
    </style:style>
    <style:style style:name="Таблица4.C" style:family="table-column">
      <style:table-column-properties style:column-width="3.799cm" style:rel-column-width="13831*"/>
    </style:style>
    <style:style style:name="Таблица4.D" style:family="table-column">
      <style:table-column-properties style:column-width="3.09cm" style:rel-column-width="11249*"/>
    </style:style>
    <style:style style:name="Таблица4.E" style:family="table-column">
      <style:table-column-properties style:column-width="3.411cm" style:rel-column-width="12421*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E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9" style:family="table">
      <style:table-properties style:width="18.002cm" table:align="margins"/>
    </style:style>
    <style:style style:name="Таблица79.A" style:family="table-column">
      <style:table-column-properties style:column-width="5.108cm" style:rel-column-width="18595*"/>
    </style:style>
    <style:style style:name="Таблица79.B" style:family="table-column">
      <style:table-column-properties style:column-width="3.981cm" style:rel-column-width="14492*"/>
    </style:style>
    <style:style style:name="Таблица79.C" style:family="table-column">
      <style:table-column-properties style:column-width="8.913cm" style:rel-column-width="32448*"/>
    </style:style>
    <style:style style:name="Таблица7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9.C1" style:family="table-cell">
      <style:table-cell-properties fo:padding="0.097cm" fo:border="0.05pt solid #000000"/>
    </style:style>
    <style:style style:name="Таблица79.A2" style:family="table-cell">
      <style:table-cell-properties fo:padding="0.097cm" fo:border-left="0.05pt solid #000000" fo:border-right="none" fo:border-top="none" fo:border-bottom="0.05pt solid #000000"/>
    </style:style>
    <style:style style:name="Таблица7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3" style:family="table">
      <style:table-properties style:width="18.002cm" table:align="margins"/>
    </style:style>
    <style:style style:name="Таблица63.A" style:family="table-column">
      <style:table-column-properties style:column-width="1.808cm" style:rel-column-width="6581*"/>
    </style:style>
    <style:style style:name="Таблица63.B" style:family="table-column">
      <style:table-column-properties style:column-width="1.886cm" style:rel-column-width="6864*"/>
    </style:style>
    <style:style style:name="Таблица63.C" style:family="table-column">
      <style:table-column-properties style:column-width="8.094cm" style:rel-column-width="29466*"/>
    </style:style>
    <style:style style:name="Таблица63.D" style:family="table-column">
      <style:table-column-properties style:column-width="6.214cm" style:rel-column-width="22624*"/>
    </style:style>
    <style:style style:name="Таблица63.A1" style:family="table-cell">
      <style:table-cell-properties fo:padding="0.097cm" fo:border="0.05pt solid #000000"/>
    </style:style>
    <style:style style:name="Таблица63.A2" style:family="table-cell">
      <style:table-cell-properties fo:padding="0.097cm" fo:border-left="0.05pt solid #000000" fo:border-right="none" fo:border-top="none" fo:border-bottom="0.05pt solid #000000"/>
    </style:style>
    <style:style style:name="Таблица6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7" style:family="table">
      <style:table-properties style:width="18.002cm" table:align="margins"/>
    </style:style>
    <style:style style:name="Таблица47.A" style:family="table-column">
      <style:table-column-properties style:column-width="9.001cm" style:rel-column-width="32767*"/>
    </style:style>
    <style:style style:name="Таблица47.B" style:family="table-column">
      <style:table-column-properties style:column-width="9.001cm" style:rel-column-width="32768*"/>
    </style:style>
    <style:style style:name="Таблица4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7.B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47.A2" style:family="table-cell">
      <style:table-cell-properties fo:padding="0.097cm" fo:border-left="0.05pt solid #000000" fo:border-right="none" fo:border-top="none" fo:border-bottom="0.05pt solid #000000"/>
    </style:style>
    <style:style style:name="Таблица4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7.A3" style:family="table-cell">
      <style:table-cell-properties fo:padding="0.097cm" fo:border-left="0.05pt solid #000000" fo:border-right="none" fo:border-top="none" fo:border-bottom="0.05pt solid #000000"/>
    </style:style>
    <style:style style:name="Таблица47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7.A4" style:family="table-cell">
      <style:table-cell-properties fo:padding="0.097cm" fo:border-left="0.05pt solid #000000" fo:border-right="none" fo:border-top="none" fo:border-bottom="0.05pt solid #000000"/>
    </style:style>
    <style:style style:name="Таблица47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7.A5" style:family="table-cell">
      <style:table-cell-properties fo:padding="0.097cm" fo:border-left="0.05pt solid #000000" fo:border-right="none" fo:border-top="none" fo:border-bottom="0.05pt solid #000000"/>
    </style:style>
    <style:style style:name="Таблица47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7.A6" style:family="table-cell">
      <style:table-cell-properties fo:padding="0.097cm" fo:border-left="0.05pt solid #000000" fo:border-right="none" fo:border-top="none" fo:border-bottom="0.05pt solid #000000"/>
    </style:style>
    <style:style style:name="Таблица47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8.002cm" table:align="margins"/>
    </style:style>
    <style:style style:name="Таблица29.A" style:family="table-column">
      <style:table-column-properties style:column-width="5.999cm" style:rel-column-width="21838*"/>
    </style:style>
    <style:style style:name="Таблица29.B" style:family="table-column">
      <style:table-column-properties style:column-width="12.003cm" style:rel-column-width="43697*"/>
    </style:style>
    <style:style style:name="Таблица2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29.A2" style:family="table-cell">
      <style:table-cell-properties fo:padding="0.097cm" fo:border-left="0.05pt solid #000000" fo:border-right="none" fo:border-top="none" fo:border-bottom="0.05pt solid #000000"/>
    </style:style>
    <style:style style:name="Таблица2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9.B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9.A4" style:family="table-cell">
      <style:table-cell-properties fo:padding="0.097cm" fo:border-left="0.05pt solid #000000" fo:border-right="none" fo:border-top="none" fo:border-bottom="0.05pt solid #000000"/>
    </style:style>
    <style:style style:name="Таблица2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997cm" table:align="left"/>
    </style:style>
    <style:style style:name="Таблица16.A" style:family="table-column">
      <style:table-column-properties style:column-width="3.406cm"/>
    </style:style>
    <style:style style:name="Таблица16.B" style:family="table-column">
      <style:table-column-properties style:column-width="4.191cm"/>
    </style:style>
    <style:style style:name="Таблица16.C" style:family="table-column">
      <style:table-column-properties style:column-width="10.4cm"/>
    </style:style>
    <style:style style:name="Таблица16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none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none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none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none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none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none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none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10" style:family="table-cell">
      <style:table-cell-properties fo:padding="0.097cm" fo:border-left="0.05pt solid #000000" fo:border-right="none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11" style:family="table-cell">
      <style:table-cell-properties fo:padding="0.097cm" fo:border-left="0.05pt solid #000000" fo:border-right="none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12" style:family="table-cell">
      <style:table-cell-properties fo:padding="0.097cm" fo:border-left="0.05pt solid #000000" fo:border-right="none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13" style:family="table-cell">
      <style:table-cell-properties fo:padding="0.097cm" fo:border-left="0.05pt solid #000000" fo:border-right="none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14" style:family="table-cell">
      <style:table-cell-properties fo:padding="0.097cm" fo:border-left="0.05pt solid #000000" fo:border-right="none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15" style:family="table-cell">
      <style:table-cell-properties fo:padding="0.097cm" fo:border-left="0.05pt solid #000000" fo:border-right="none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16" style:family="table-cell">
      <style:table-cell-properties fo:padding="0.097cm" fo:border-left="0.05pt solid #000000" fo:border-right="none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17" style:family="table-cell">
      <style:table-cell-properties fo:padding="0.097cm" fo:border-left="0.05pt solid #000000" fo:border-right="none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18" style:family="table-cell">
      <style:table-cell-properties fo:padding="0.097cm" fo:border-left="0.05pt solid #000000" fo:border-right="none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19" style:family="table-cell">
      <style:table-cell-properties fo:padding="0.097cm" fo:border-left="0.05pt solid #000000" fo:border-right="none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20" style:family="table-cell">
      <style:table-cell-properties fo:padding="0.097cm" fo:border-left="0.05pt solid #000000" fo:border-right="none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21" style:family="table-cell">
      <style:table-cell-properties fo:padding="0.097cm" fo:border-left="0.05pt solid #000000" fo:border-right="none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22" style:family="table-cell">
      <style:table-cell-properties fo:padding="0.097cm" fo:border-left="0.05pt solid #000000" fo:border-right="none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23" style:family="table-cell">
      <style:table-cell-properties fo:padding="0.097cm" fo:border-left="0.05pt solid #000000" fo:border-right="none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24" style:family="table-cell">
      <style:table-cell-properties fo:padding="0.097cm" fo:border-left="0.05pt solid #000000" fo:border-right="none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25" style:family="table-cell">
      <style:table-cell-properties fo:padding="0.097cm" fo:border-left="0.05pt solid #000000" fo:border-right="none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26" style:family="table-cell">
      <style:table-cell-properties fo:padding="0.097cm" fo:border-left="0.05pt solid #000000" fo:border-right="none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27" style:family="table-cell">
      <style:table-cell-properties fo:padding="0.097cm" fo:border-left="0.05pt solid #000000" fo:border-right="none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28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6.A29" style:family="table-cell">
      <style:table-cell-properties fo:padding="0.097cm" fo:border-left="0.05pt solid #000000" fo:border-right="none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0" style:family="table-cell">
      <style:table-cell-properties fo:padding="0.097cm" fo:border-left="0.05pt solid #000000" fo:border-right="none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1" style:family="table-cell">
      <style:table-cell-properties fo:padding="0.097cm" fo:border-left="0.05pt solid #000000" fo:border-right="none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2" style:family="table-cell">
      <style:table-cell-properties fo:padding="0.097cm" fo:border-left="0.05pt solid #000000" fo:border-right="none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3" style:family="table-cell">
      <style:table-cell-properties fo:padding="0.097cm" fo:border-left="0.05pt solid #000000" fo:border-right="none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4" style:family="table-cell">
      <style:table-cell-properties fo:padding="0.097cm" fo:border-left="0.05pt solid #000000" fo:border-right="none" fo:border-top="none" fo:border-bottom="0.05pt solid #000000"/>
    </style:style>
    <style:style style:name="Таблица16.B34" style:family="table-cell">
      <style:table-cell-properties fo:padding="0.097cm" fo:border-left="0.05pt solid #000000" fo:border-right="none" fo:border-top="none" fo:border-bottom="0.05pt solid #000000"/>
    </style:style>
    <style:style style:name="Таблица16.C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5" style:family="table-cell">
      <style:table-cell-properties fo:padding="0.097cm" fo:border-left="0.05pt solid #000000" fo:border-right="none" fo:border-top="none" fo:border-bottom="0.05pt solid #000000"/>
    </style:style>
    <style:style style:name="Таблица16.B35" style:family="table-cell">
      <style:table-cell-properties fo:padding="0.097cm" fo:border-left="0.05pt solid #000000" fo:border-right="none" fo:border-top="none" fo:border-bottom="0.05pt solid #000000"/>
    </style:style>
    <style:style style:name="Таблица16.C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6" style:family="table-cell">
      <style:table-cell-properties fo:padding="0.097cm" fo:border-left="0.05pt solid #000000" fo:border-right="none" fo:border-top="none" fo:border-bottom="0.05pt solid #000000"/>
    </style:style>
    <style:style style:name="Таблица16.B36" style:family="table-cell">
      <style:table-cell-properties fo:padding="0.097cm" fo:border-left="0.05pt solid #000000" fo:border-right="none" fo:border-top="none" fo:border-bottom="0.05pt solid #000000"/>
    </style:style>
    <style:style style:name="Таблица16.C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7" style:family="table-cell">
      <style:table-cell-properties fo:padding="0.097cm" fo:border-left="0.05pt solid #000000" fo:border-right="none" fo:border-top="none" fo:border-bottom="0.05pt solid #000000"/>
    </style:style>
    <style:style style:name="Таблица16.B37" style:family="table-cell">
      <style:table-cell-properties fo:padding="0.097cm" fo:border-left="0.05pt solid #000000" fo:border-right="none" fo:border-top="none" fo:border-bottom="0.05pt solid #000000"/>
    </style:style>
    <style:style style:name="Таблица16.C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8" style:family="table-cell">
      <style:table-cell-properties fo:padding="0.097cm" fo:border-left="0.05pt solid #000000" fo:border-right="none" fo:border-top="none" fo:border-bottom="0.05pt solid #000000"/>
    </style:style>
    <style:style style:name="Таблица16.B38" style:family="table-cell">
      <style:table-cell-properties fo:padding="0.097cm" fo:border-left="0.05pt solid #000000" fo:border-right="none" fo:border-top="none" fo:border-bottom="0.05pt solid #000000"/>
    </style:style>
    <style:style style:name="Таблица16.C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0" style:family="table-cell">
      <style:table-cell-properties fo:padding="0.097cm" fo:border-left="0.05pt solid #000000" fo:border-right="none" fo:border-top="none" fo:border-bottom="0.05pt solid #000000"/>
    </style:style>
    <style:style style:name="Таблица16.B40" style:family="table-cell">
      <style:table-cell-properties fo:padding="0.097cm" fo:border-left="0.05pt solid #000000" fo:border-right="none" fo:border-top="none" fo:border-bottom="0.05pt solid #000000"/>
    </style:style>
    <style:style style:name="Таблица16.C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1" style:family="table-cell">
      <style:table-cell-properties fo:padding="0.097cm" fo:border-left="0.05pt solid #000000" fo:border-right="none" fo:border-top="none" fo:border-bottom="0.05pt solid #000000"/>
    </style:style>
    <style:style style:name="Таблица16.B41" style:family="table-cell">
      <style:table-cell-properties fo:padding="0.097cm" fo:border-left="0.05pt solid #000000" fo:border-right="none" fo:border-top="none" fo:border-bottom="0.05pt solid #000000"/>
    </style:style>
    <style:style style:name="Таблица16.C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2" style:family="table-cell">
      <style:table-cell-properties fo:padding="0.097cm" fo:border-left="0.05pt solid #000000" fo:border-right="none" fo:border-top="none" fo:border-bottom="0.05pt solid #000000"/>
    </style:style>
    <style:style style:name="Таблица16.B42" style:family="table-cell">
      <style:table-cell-properties fo:padding="0.097cm" fo:border-left="0.05pt solid #000000" fo:border-right="none" fo:border-top="none" fo:border-bottom="0.05pt solid #000000"/>
    </style:style>
    <style:style style:name="Таблица16.C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3" style:family="table-cell">
      <style:table-cell-properties fo:padding="0.097cm" fo:border-left="0.05pt solid #000000" fo:border-right="none" fo:border-top="none" fo:border-bottom="0.05pt solid #000000"/>
    </style:style>
    <style:style style:name="Таблица16.B43" style:family="table-cell">
      <style:table-cell-properties fo:padding="0.097cm" fo:border-left="0.05pt solid #000000" fo:border-right="none" fo:border-top="none" fo:border-bottom="0.05pt solid #000000"/>
    </style:style>
    <style:style style:name="Таблица16.C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4" style:family="table-cell">
      <style:table-cell-properties fo:padding="0.097cm" fo:border-left="0.05pt solid #000000" fo:border-right="none" fo:border-top="none" fo:border-bottom="0.05pt solid #000000"/>
    </style:style>
    <style:style style:name="Таблица16.B44" style:family="table-cell">
      <style:table-cell-properties fo:padding="0.097cm" fo:border-left="0.05pt solid #000000" fo:border-right="none" fo:border-top="none" fo:border-bottom="0.05pt solid #000000"/>
    </style:style>
    <style:style style:name="Таблица16.C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6" style:family="table-cell">
      <style:table-cell-properties fo:padding="0.097cm" fo:border-left="0.05pt solid #000000" fo:border-right="none" fo:border-top="none" fo:border-bottom="0.05pt solid #000000"/>
    </style:style>
    <style:style style:name="Таблица16.B46" style:family="table-cell">
      <style:table-cell-properties fo:padding="0.097cm" fo:border-left="0.05pt solid #000000" fo:border-right="none" fo:border-top="none" fo:border-bottom="0.05pt solid #000000"/>
    </style:style>
    <style:style style:name="Таблица16.C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7" style:family="table-cell">
      <style:table-cell-properties fo:padding="0.097cm" fo:border-left="0.05pt solid #000000" fo:border-right="none" fo:border-top="none" fo:border-bottom="0.05pt solid #000000"/>
    </style:style>
    <style:style style:name="Таблица16.B47" style:family="table-cell">
      <style:table-cell-properties fo:padding="0.097cm" fo:border-left="0.05pt solid #000000" fo:border-right="none" fo:border-top="none" fo:border-bottom="0.05pt solid #000000"/>
    </style:style>
    <style:style style:name="Таблица16.C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8" style:family="table-cell">
      <style:table-cell-properties fo:padding="0.097cm" fo:border-left="0.05pt solid #000000" fo:border-right="none" fo:border-top="none" fo:border-bottom="0.05pt solid #000000"/>
    </style:style>
    <style:style style:name="Таблица16.B48" style:family="table-cell">
      <style:table-cell-properties fo:padding="0.097cm" fo:border-left="0.05pt solid #000000" fo:border-right="none" fo:border-top="none" fo:border-bottom="0.05pt solid #000000"/>
    </style:style>
    <style:style style:name="Таблица16.C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9" style:family="table-cell">
      <style:table-cell-properties fo:padding="0.097cm" fo:border-left="0.05pt solid #000000" fo:border-right="none" fo:border-top="none" fo:border-bottom="0.05pt solid #000000"/>
    </style:style>
    <style:style style:name="Таблица16.B49" style:family="table-cell">
      <style:table-cell-properties fo:padding="0.097cm" fo:border-left="0.05pt solid #000000" fo:border-right="none" fo:border-top="none" fo:border-bottom="0.05pt solid #000000"/>
    </style:style>
    <style:style style:name="Таблица16.C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0" style:family="table-cell">
      <style:table-cell-properties fo:padding="0.097cm" fo:border-left="0.05pt solid #000000" fo:border-right="none" fo:border-top="none" fo:border-bottom="0.05pt solid #000000"/>
    </style:style>
    <style:style style:name="Таблица16.B50" style:family="table-cell">
      <style:table-cell-properties fo:padding="0.097cm" fo:border-left="0.05pt solid #000000" fo:border-right="none" fo:border-top="none" fo:border-bottom="0.05pt solid #000000"/>
    </style:style>
    <style:style style:name="Таблица16.C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1" style:family="table-cell">
      <style:table-cell-properties fo:padding="0.097cm" fo:border-left="0.05pt solid #000000" fo:border-right="none" fo:border-top="none" fo:border-bottom="0.05pt solid #000000"/>
    </style:style>
    <style:style style:name="Таблица16.B51" style:family="table-cell">
      <style:table-cell-properties fo:padding="0.097cm" fo:border-left="0.05pt solid #000000" fo:border-right="none" fo:border-top="none" fo:border-bottom="0.05pt solid #000000"/>
    </style:style>
    <style:style style:name="Таблица16.C5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2" style:family="table-cell">
      <style:table-cell-properties fo:padding="0.097cm" fo:border-left="0.05pt solid #000000" fo:border-right="none" fo:border-top="none" fo:border-bottom="0.05pt solid #000000"/>
    </style:style>
    <style:style style:name="Таблица16.B52" style:family="table-cell">
      <style:table-cell-properties fo:padding="0.097cm" fo:border-left="0.05pt solid #000000" fo:border-right="none" fo:border-top="none" fo:border-bottom="0.05pt solid #000000"/>
    </style:style>
    <style:style style:name="Таблица16.C5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3" style:family="table-cell">
      <style:table-cell-properties fo:padding="0.097cm" fo:border-left="0.05pt solid #000000" fo:border-right="none" fo:border-top="none" fo:border-bottom="0.05pt solid #000000"/>
    </style:style>
    <style:style style:name="Таблица16.B53" style:family="table-cell">
      <style:table-cell-properties fo:padding="0.097cm" fo:border-left="0.05pt solid #000000" fo:border-right="none" fo:border-top="none" fo:border-bottom="0.05pt solid #000000"/>
    </style:style>
    <style:style style:name="Таблица16.C5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4" style:family="table-cell">
      <style:table-cell-properties fo:padding="0.097cm" fo:border-left="0.05pt solid #000000" fo:border-right="none" fo:border-top="none" fo:border-bottom="0.05pt solid #000000"/>
    </style:style>
    <style:style style:name="Таблица16.B54" style:family="table-cell">
      <style:table-cell-properties fo:padding="0.097cm" fo:border-left="0.05pt solid #000000" fo:border-right="none" fo:border-top="none" fo:border-bottom="0.05pt solid #000000"/>
    </style:style>
    <style:style style:name="Таблица16.C5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5" style:family="table-cell">
      <style:table-cell-properties fo:padding="0.097cm" fo:border-left="0.05pt solid #000000" fo:border-right="none" fo:border-top="none" fo:border-bottom="0.05pt solid #000000"/>
    </style:style>
    <style:style style:name="Таблица16.B55" style:family="table-cell">
      <style:table-cell-properties fo:padding="0.097cm" fo:border-left="0.05pt solid #000000" fo:border-right="none" fo:border-top="none" fo:border-bottom="0.05pt solid #000000"/>
    </style:style>
    <style:style style:name="Таблица16.C5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6" style:family="table-cell">
      <style:table-cell-properties fo:padding="0.097cm" fo:border-left="0.05pt solid #000000" fo:border-right="none" fo:border-top="none" fo:border-bottom="0.05pt solid #000000"/>
    </style:style>
    <style:style style:name="Таблица16.B56" style:family="table-cell">
      <style:table-cell-properties fo:padding="0.097cm" fo:border-left="0.05pt solid #000000" fo:border-right="none" fo:border-top="none" fo:border-bottom="0.05pt solid #000000"/>
    </style:style>
    <style:style style:name="Таблица16.C5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7" style:family="table-cell">
      <style:table-cell-properties fo:padding="0.097cm" fo:border-left="0.05pt solid #000000" fo:border-right="none" fo:border-top="none" fo:border-bottom="0.05pt solid #000000"/>
    </style:style>
    <style:style style:name="Таблица16.B57" style:family="table-cell">
      <style:table-cell-properties fo:padding="0.097cm" fo:border-left="0.05pt solid #000000" fo:border-right="none" fo:border-top="none" fo:border-bottom="0.05pt solid #000000"/>
    </style:style>
    <style:style style:name="Таблица16.C5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8" style:family="table-cell">
      <style:table-cell-properties fo:padding="0.097cm" fo:border-left="0.05pt solid #000000" fo:border-right="none" fo:border-top="none" fo:border-bottom="0.05pt solid #000000"/>
    </style:style>
    <style:style style:name="Таблица16.B58" style:family="table-cell">
      <style:table-cell-properties fo:padding="0.097cm" fo:border-left="0.05pt solid #000000" fo:border-right="none" fo:border-top="none" fo:border-bottom="0.05pt solid #000000"/>
    </style:style>
    <style:style style:name="Таблица16.C5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9" style:family="table-cell">
      <style:table-cell-properties fo:padding="0.097cm" fo:border-left="0.05pt solid #000000" fo:border-right="none" fo:border-top="none" fo:border-bottom="0.05pt solid #000000"/>
    </style:style>
    <style:style style:name="Таблица16.B59" style:family="table-cell">
      <style:table-cell-properties fo:padding="0.097cm" fo:border-left="0.05pt solid #000000" fo:border-right="none" fo:border-top="none" fo:border-bottom="0.05pt solid #000000"/>
    </style:style>
    <style:style style:name="Таблица16.C5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1" style:family="table-cell">
      <style:table-cell-properties fo:padding="0.097cm" fo:border-left="0.05pt solid #000000" fo:border-right="none" fo:border-top="none" fo:border-bottom="0.05pt solid #000000"/>
    </style:style>
    <style:style style:name="Таблица16.B61" style:family="table-cell">
      <style:table-cell-properties fo:padding="0.097cm" fo:border-left="0.05pt solid #000000" fo:border-right="none" fo:border-top="none" fo:border-bottom="0.05pt solid #000000"/>
    </style:style>
    <style:style style:name="Таблица16.C6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2" style:family="table-cell">
      <style:table-cell-properties fo:padding="0.097cm" fo:border-left="0.05pt solid #000000" fo:border-right="none" fo:border-top="none" fo:border-bottom="0.05pt solid #000000"/>
    </style:style>
    <style:style style:name="Таблица16.B62" style:family="table-cell">
      <style:table-cell-properties fo:padding="0.097cm" fo:border-left="0.05pt solid #000000" fo:border-right="none" fo:border-top="none" fo:border-bottom="0.05pt solid #000000"/>
    </style:style>
    <style:style style:name="Таблица16.C6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3" style:family="table-cell">
      <style:table-cell-properties fo:padding="0.097cm" fo:border-left="0.05pt solid #000000" fo:border-right="none" fo:border-top="none" fo:border-bottom="0.05pt solid #000000"/>
    </style:style>
    <style:style style:name="Таблица16.B63" style:family="table-cell">
      <style:table-cell-properties fo:padding="0.097cm" fo:border-left="0.05pt solid #000000" fo:border-right="none" fo:border-top="none" fo:border-bottom="0.05pt solid #000000"/>
    </style:style>
    <style:style style:name="Таблица16.C6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4" style:family="table-cell">
      <style:table-cell-properties fo:padding="0.097cm" fo:border-left="0.05pt solid #000000" fo:border-right="none" fo:border-top="none" fo:border-bottom="0.05pt solid #000000"/>
    </style:style>
    <style:style style:name="Таблица16.B64" style:family="table-cell">
      <style:table-cell-properties fo:padding="0.097cm" fo:border-left="0.05pt solid #000000" fo:border-right="none" fo:border-top="none" fo:border-bottom="0.05pt solid #000000"/>
    </style:style>
    <style:style style:name="Таблица16.C6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6" style:family="table-cell">
      <style:table-cell-properties fo:padding="0.097cm" fo:border-left="0.05pt solid #000000" fo:border-right="none" fo:border-top="none" fo:border-bottom="0.05pt solid #000000"/>
    </style:style>
    <style:style style:name="Таблица16.B66" style:family="table-cell">
      <style:table-cell-properties fo:padding="0.097cm" fo:border-left="0.05pt solid #000000" fo:border-right="none" fo:border-top="none" fo:border-bottom="0.05pt solid #000000"/>
    </style:style>
    <style:style style:name="Таблица16.C6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7" style:family="table-cell">
      <style:table-cell-properties fo:padding="0.097cm" fo:border-left="0.05pt solid #000000" fo:border-right="none" fo:border-top="none" fo:border-bottom="0.05pt solid #000000"/>
    </style:style>
    <style:style style:name="Таблица16.B67" style:family="table-cell">
      <style:table-cell-properties fo:padding="0.097cm" fo:border-left="0.05pt solid #000000" fo:border-right="none" fo:border-top="none" fo:border-bottom="0.05pt solid #000000"/>
    </style:style>
    <style:style style:name="Таблица16.C6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8" style:family="table-cell">
      <style:table-cell-properties fo:padding="0.097cm" fo:border-left="0.05pt solid #000000" fo:border-right="none" fo:border-top="none" fo:border-bottom="0.05pt solid #000000"/>
    </style:style>
    <style:style style:name="Таблица16.B68" style:family="table-cell">
      <style:table-cell-properties fo:padding="0.097cm" fo:border-left="0.05pt solid #000000" fo:border-right="none" fo:border-top="none" fo:border-bottom="0.05pt solid #000000"/>
    </style:style>
    <style:style style:name="Таблица16.C6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9" style:family="table-cell">
      <style:table-cell-properties fo:padding="0.097cm" fo:border-left="0.05pt solid #000000" fo:border-right="none" fo:border-top="none" fo:border-bottom="0.05pt solid #000000"/>
    </style:style>
    <style:style style:name="Таблица16.B69" style:family="table-cell">
      <style:table-cell-properties fo:padding="0.097cm" fo:border-left="0.05pt solid #000000" fo:border-right="none" fo:border-top="none" fo:border-bottom="0.05pt solid #000000"/>
    </style:style>
    <style:style style:name="Таблица16.C6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0" style:family="table-cell">
      <style:table-cell-properties fo:padding="0.097cm" fo:border-left="0.05pt solid #000000" fo:border-right="none" fo:border-top="none" fo:border-bottom="0.05pt solid #000000"/>
    </style:style>
    <style:style style:name="Таблица16.B70" style:family="table-cell">
      <style:table-cell-properties fo:padding="0.097cm" fo:border-left="0.05pt solid #000000" fo:border-right="none" fo:border-top="none" fo:border-bottom="0.05pt solid #000000"/>
    </style:style>
    <style:style style:name="Таблица16.C7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1" style:family="table-cell">
      <style:table-cell-properties fo:padding="0.097cm" fo:border-left="0.05pt solid #000000" fo:border-right="none" fo:border-top="none" fo:border-bottom="0.05pt solid #000000"/>
    </style:style>
    <style:style style:name="Таблица16.B71" style:family="table-cell">
      <style:table-cell-properties fo:padding="0.097cm" fo:border-left="0.05pt solid #000000" fo:border-right="none" fo:border-top="none" fo:border-bottom="0.05pt solid #000000"/>
    </style:style>
    <style:style style:name="Таблица16.C7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2" style:family="table-cell">
      <style:table-cell-properties fo:padding="0.097cm" fo:border-left="0.05pt solid #000000" fo:border-right="none" fo:border-top="none" fo:border-bottom="0.05pt solid #000000"/>
    </style:style>
    <style:style style:name="Таблица16.B72" style:family="table-cell">
      <style:table-cell-properties fo:padding="0.097cm" fo:border-left="0.05pt solid #000000" fo:border-right="none" fo:border-top="none" fo:border-bottom="0.05pt solid #000000"/>
    </style:style>
    <style:style style:name="Таблица16.C7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3" style:family="table-cell">
      <style:table-cell-properties fo:padding="0.097cm" fo:border-left="0.05pt solid #000000" fo:border-right="none" fo:border-top="none" fo:border-bottom="0.05pt solid #000000"/>
    </style:style>
    <style:style style:name="Таблица16.B73" style:family="table-cell">
      <style:table-cell-properties fo:padding="0.097cm" fo:border-left="0.05pt solid #000000" fo:border-right="none" fo:border-top="none" fo:border-bottom="0.05pt solid #000000"/>
    </style:style>
    <style:style style:name="Таблица16.C7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4" style:family="table-cell">
      <style:table-cell-properties fo:padding="0.097cm" fo:border-left="0.05pt solid #000000" fo:border-right="none" fo:border-top="none" fo:border-bottom="0.05pt solid #000000"/>
    </style:style>
    <style:style style:name="Таблица16.B74" style:family="table-cell">
      <style:table-cell-properties fo:padding="0.097cm" fo:border-left="0.05pt solid #000000" fo:border-right="none" fo:border-top="none" fo:border-bottom="0.05pt solid #000000"/>
    </style:style>
    <style:style style:name="Таблица16.C7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5" style:family="table-cell">
      <style:table-cell-properties fo:padding="0.097cm" fo:border-left="0.05pt solid #000000" fo:border-right="none" fo:border-top="none" fo:border-bottom="0.05pt solid #000000"/>
    </style:style>
    <style:style style:name="Таблица16.B75" style:family="table-cell">
      <style:table-cell-properties fo:padding="0.097cm" fo:border-left="0.05pt solid #000000" fo:border-right="none" fo:border-top="none" fo:border-bottom="0.05pt solid #000000"/>
    </style:style>
    <style:style style:name="Таблица16.C7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6" style:family="table-cell">
      <style:table-cell-properties fo:padding="0.097cm" fo:border-left="0.05pt solid #000000" fo:border-right="none" fo:border-top="none" fo:border-bottom="0.05pt solid #000000"/>
    </style:style>
    <style:style style:name="Таблица16.B76" style:family="table-cell">
      <style:table-cell-properties fo:padding="0.097cm" fo:border-left="0.05pt solid #000000" fo:border-right="none" fo:border-top="none" fo:border-bottom="0.05pt solid #000000"/>
    </style:style>
    <style:style style:name="Таблица16.C7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7" style:family="table-cell">
      <style:table-cell-properties fo:padding="0.097cm" fo:border-left="0.05pt solid #000000" fo:border-right="none" fo:border-top="none" fo:border-bottom="0.05pt solid #000000"/>
    </style:style>
    <style:style style:name="Таблица16.B77" style:family="table-cell">
      <style:table-cell-properties fo:padding="0.097cm" fo:border-left="0.05pt solid #000000" fo:border-right="none" fo:border-top="none" fo:border-bottom="0.05pt solid #000000"/>
    </style:style>
    <style:style style:name="Таблица16.C7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8" style:family="table-cell">
      <style:table-cell-properties fo:padding="0.097cm" fo:border-left="0.05pt solid #000000" fo:border-right="none" fo:border-top="none" fo:border-bottom="0.05pt solid #000000"/>
    </style:style>
    <style:style style:name="Таблица16.B78" style:family="table-cell">
      <style:table-cell-properties fo:padding="0.097cm" fo:border-left="0.05pt solid #000000" fo:border-right="none" fo:border-top="none" fo:border-bottom="0.05pt solid #000000"/>
    </style:style>
    <style:style style:name="Таблица16.C7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9" style:family="table-cell">
      <style:table-cell-properties fo:padding="0.097cm" fo:border-left="0.05pt solid #000000" fo:border-right="none" fo:border-top="none" fo:border-bottom="0.05pt solid #000000"/>
    </style:style>
    <style:style style:name="Таблица16.B79" style:family="table-cell">
      <style:table-cell-properties fo:padding="0.097cm" fo:border-left="0.05pt solid #000000" fo:border-right="none" fo:border-top="none" fo:border-bottom="0.05pt solid #000000"/>
    </style:style>
    <style:style style:name="Таблица16.C7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0" style:family="table-cell">
      <style:table-cell-properties fo:padding="0.097cm" fo:border-left="0.05pt solid #000000" fo:border-right="none" fo:border-top="none" fo:border-bottom="0.05pt solid #000000"/>
    </style:style>
    <style:style style:name="Таблица16.B80" style:family="table-cell">
      <style:table-cell-properties fo:padding="0.097cm" fo:border-left="0.05pt solid #000000" fo:border-right="none" fo:border-top="none" fo:border-bottom="0.05pt solid #000000"/>
    </style:style>
    <style:style style:name="Таблица16.C8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1" style:family="table-cell">
      <style:table-cell-properties fo:padding="0.097cm" fo:border-left="0.05pt solid #000000" fo:border-right="none" fo:border-top="none" fo:border-bottom="0.05pt solid #000000"/>
    </style:style>
    <style:style style:name="Таблица16.B81" style:family="table-cell">
      <style:table-cell-properties fo:padding="0.097cm" fo:border-left="0.05pt solid #000000" fo:border-right="none" fo:border-top="none" fo:border-bottom="0.05pt solid #000000"/>
    </style:style>
    <style:style style:name="Таблица16.C8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2" style:family="table-cell">
      <style:table-cell-properties fo:padding="0.097cm" fo:border-left="0.05pt solid #000000" fo:border-right="none" fo:border-top="none" fo:border-bottom="0.05pt solid #000000"/>
    </style:style>
    <style:style style:name="Таблица16.B82" style:family="table-cell">
      <style:table-cell-properties fo:padding="0.097cm" fo:border-left="0.05pt solid #000000" fo:border-right="none" fo:border-top="none" fo:border-bottom="0.05pt solid #000000"/>
    </style:style>
    <style:style style:name="Таблица16.C8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18.002cm" table:align="margins"/>
    </style:style>
    <style:style style:name="Таблица34.A" style:family="table-column">
      <style:table-column-properties style:column-width="3.196cm" style:rel-column-width="11635*"/>
    </style:style>
    <style:style style:name="Таблица34.B" style:family="table-column">
      <style:table-column-properties style:column-width="3.694cm" style:rel-column-width="13446*"/>
    </style:style>
    <style:style style:name="Таблица34.C" style:family="table-column">
      <style:table-column-properties style:column-width="11.113cm" style:rel-column-width="40454*"/>
    </style:style>
    <style:style style:name="Таблица34.A1" style:family="table-cell">
      <style:table-cell-properties fo:background-color="#dddddd" fo:padding="0.097cm" fo:border="0.5pt solid #000000">
        <style:background-image/>
      </style:table-cell-properties>
    </style:style>
    <style:style style:name="Таблица34.A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B2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C2" style:family="table-cell">
      <style:table-cell-properties fo:padding="0.097cm" fo:border="0.5pt solid #000000"/>
    </style:style>
    <style:style style:name="Таблица34.A3" style:family="table-cell">
      <style:table-cell-properties fo:padding="0.097cm" fo:border-left="0.5pt solid #000000" fo:border-right="none" fo:border-top="none" fo:border-bottom="0.5pt solid #000000"/>
    </style:style>
    <style:style style:name="Таблица34.B3" style:family="table-cell">
      <style:table-cell-properties fo:padding="0.097cm" fo:border-left="0.5pt solid #000000" fo:border-right="none" fo:border-top="none" fo:border-bottom="0.5pt solid #000000"/>
    </style:style>
    <style:style style:name="Таблица34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4" style:family="table-cell">
      <style:table-cell-properties fo:padding="0.097cm" fo:border-left="0.5pt solid #000000" fo:border-right="none" fo:border-top="none" fo:border-bottom="0.5pt solid #000000"/>
    </style:style>
    <style:style style:name="Таблица34.B4" style:family="table-cell">
      <style:table-cell-properties fo:padding="0.097cm" fo:border-left="0.5pt solid #000000" fo:border-right="none" fo:border-top="none" fo:border-bottom="0.5pt solid #000000"/>
    </style:style>
    <style:style style:name="Таблица34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5" style:family="table-cell">
      <style:table-cell-properties fo:padding="0.097cm" fo:border-left="0.5pt solid #000000" fo:border-right="none" fo:border-top="none" fo:border-bottom="0.5pt solid #000000"/>
    </style:style>
    <style:style style:name="Таблица34.B5" style:family="table-cell">
      <style:table-cell-properties fo:padding="0.097cm" fo:border-left="0.5pt solid #000000" fo:border-right="none" fo:border-top="none" fo:border-bottom="0.5pt solid #000000"/>
    </style:style>
    <style:style style:name="Таблица34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6" style:family="table-cell">
      <style:table-cell-properties fo:padding="0.097cm" fo:border-left="0.5pt solid #000000" fo:border-right="none" fo:border-top="none" fo:border-bottom="0.5pt solid #000000"/>
    </style:style>
    <style:style style:name="Таблица34.B6" style:family="table-cell">
      <style:table-cell-properties fo:padding="0.097cm" fo:border-left="0.5pt solid #000000" fo:border-right="none" fo:border-top="none" fo:border-bottom="0.5pt solid #000000"/>
    </style:style>
    <style:style style:name="Таблица34.C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7" style:family="table-cell">
      <style:table-cell-properties fo:padding="0.097cm" fo:border-left="0.5pt solid #000000" fo:border-right="none" fo:border-top="none" fo:border-bottom="0.5pt solid #000000"/>
    </style:style>
    <style:style style:name="Таблица34.B7" style:family="table-cell">
      <style:table-cell-properties fo:padding="0.097cm" fo:border-left="0.5pt solid #000000" fo:border-right="none" fo:border-top="none" fo:border-bottom="0.5pt solid #000000"/>
    </style:style>
    <style:style style:name="Таблица34.C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8" style:family="table-cell">
      <style:table-cell-properties fo:padding="0.097cm" fo:border-left="0.5pt solid #000000" fo:border-right="none" fo:border-top="none" fo:border-bottom="0.5pt solid #000000"/>
    </style:style>
    <style:style style:name="Таблица34.B8" style:family="table-cell">
      <style:table-cell-properties fo:padding="0.097cm" fo:border-left="0.5pt solid #000000" fo:border-right="none" fo:border-top="none" fo:border-bottom="0.5pt solid #000000"/>
    </style:style>
    <style:style style:name="Таблица34.C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9" style:family="table-cell">
      <style:table-cell-properties fo:padding="0.097cm" fo:border-left="0.5pt solid #000000" fo:border-right="none" fo:border-top="none" fo:border-bottom="0.5pt solid #000000"/>
    </style:style>
    <style:style style:name="Таблица34.B9" style:family="table-cell">
      <style:table-cell-properties fo:padding="0.097cm" fo:border-left="0.5pt solid #000000" fo:border-right="none" fo:border-top="none" fo:border-bottom="0.5pt solid #000000"/>
    </style:style>
    <style:style style:name="Таблица34.C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10" style:family="table-cell">
      <style:table-cell-properties fo:padding="0.097cm" fo:border-left="0.5pt solid #000000" fo:border-right="none" fo:border-top="none" fo:border-bottom="0.5pt solid #000000"/>
    </style:style>
    <style:style style:name="Таблица34.B10" style:family="table-cell">
      <style:table-cell-properties fo:padding="0.097cm" fo:border-left="0.5pt solid #000000" fo:border-right="none" fo:border-top="none" fo:border-bottom="0.5pt solid #000000"/>
    </style:style>
    <style:style style:name="Таблица34.C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11" style:family="table-cell">
      <style:table-cell-properties fo:padding="0.097cm" fo:border-left="0.5pt solid #000000" fo:border-right="none" fo:border-top="none" fo:border-bottom="0.5pt solid #000000"/>
    </style:style>
    <style:style style:name="Таблица34.B11" style:family="table-cell">
      <style:table-cell-properties fo:padding="0.097cm" fo:border-left="0.5pt solid #000000" fo:border-right="none" fo:border-top="none" fo:border-bottom="0.5pt solid #000000"/>
    </style:style>
    <style:style style:name="Таблица34.C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12" style:family="table-cell">
      <style:table-cell-properties fo:padding="0.097cm" fo:border-left="0.5pt solid #000000" fo:border-right="none" fo:border-top="none" fo:border-bottom="0.5pt solid #000000"/>
    </style:style>
    <style:style style:name="Таблица34.B12" style:family="table-cell">
      <style:table-cell-properties fo:padding="0.097cm" fo:border-left="0.5pt solid #000000" fo:border-right="none" fo:border-top="none" fo:border-bottom="0.5pt solid #000000"/>
    </style:style>
    <style:style style:name="Таблица34.C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13" style:family="table-cell">
      <style:table-cell-properties fo:padding="0.097cm" fo:border-left="0.5pt solid #000000" fo:border-right="none" fo:border-top="none" fo:border-bottom="0.5pt solid #000000"/>
    </style:style>
    <style:style style:name="Таблица34.B13" style:family="table-cell">
      <style:table-cell-properties fo:padding="0.097cm" fo:border-left="0.5pt solid #000000" fo:border-right="none" fo:border-top="none" fo:border-bottom="0.5pt solid #000000"/>
    </style:style>
    <style:style style:name="Таблица34.C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14" style:family="table-cell">
      <style:table-cell-properties fo:padding="0.097cm" fo:border-left="0.5pt solid #000000" fo:border-right="none" fo:border-top="none" fo:border-bottom="0.5pt solid #000000"/>
    </style:style>
    <style:style style:name="Таблица34.B14" style:family="table-cell">
      <style:table-cell-properties fo:padding="0.097cm" fo:border-left="0.5pt solid #000000" fo:border-right="none" fo:border-top="none" fo:border-bottom="0.5pt solid #000000"/>
    </style:style>
    <style:style style:name="Таблица34.C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15" style:family="table-cell">
      <style:table-cell-properties fo:padding="0.097cm" fo:border-left="0.5pt solid #000000" fo:border-right="none" fo:border-top="none" fo:border-bottom="0.5pt solid #000000"/>
    </style:style>
    <style:style style:name="Таблица34.B15" style:family="table-cell">
      <style:table-cell-properties fo:padding="0.097cm" fo:border-left="0.5pt solid #000000" fo:border-right="none" fo:border-top="none" fo:border-bottom="0.5pt solid #000000"/>
    </style:style>
    <style:style style:name="Таблица34.C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16" style:family="table-cell">
      <style:table-cell-properties fo:padding="0.097cm" fo:border-left="0.5pt solid #000000" fo:border-right="none" fo:border-top="none" fo:border-bottom="0.5pt solid #000000"/>
    </style:style>
    <style:style style:name="Таблица34.B16" style:family="table-cell">
      <style:table-cell-properties fo:padding="0.097cm" fo:border-left="0.5pt solid #000000" fo:border-right="none" fo:border-top="none" fo:border-bottom="0.5pt solid #000000"/>
    </style:style>
    <style:style style:name="Таблица34.C1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17" style:family="table-cell">
      <style:table-cell-properties fo:padding="0.097cm" fo:border-left="0.5pt solid #000000" fo:border-right="none" fo:border-top="none" fo:border-bottom="0.5pt solid #000000"/>
    </style:style>
    <style:style style:name="Таблица34.B17" style:family="table-cell">
      <style:table-cell-properties fo:padding="0.097cm" fo:border-left="0.5pt solid #000000" fo:border-right="none" fo:border-top="none" fo:border-bottom="0.5pt solid #000000"/>
    </style:style>
    <style:style style:name="Таблица34.C1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18" style:family="table-cell">
      <style:table-cell-properties fo:padding="0.097cm" fo:border-left="0.5pt solid #000000" fo:border-right="none" fo:border-top="none" fo:border-bottom="0.5pt solid #000000"/>
    </style:style>
    <style:style style:name="Таблица34.B18" style:family="table-cell">
      <style:table-cell-properties fo:padding="0.097cm" fo:border-left="0.5pt solid #000000" fo:border-right="none" fo:border-top="none" fo:border-bottom="0.5pt solid #000000"/>
    </style:style>
    <style:style style:name="Таблица34.C1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19" style:family="table-cell">
      <style:table-cell-properties fo:padding="0.097cm" fo:border-left="0.5pt solid #000000" fo:border-right="none" fo:border-top="none" fo:border-bottom="0.5pt solid #000000"/>
    </style:style>
    <style:style style:name="Таблица34.B19" style:family="table-cell">
      <style:table-cell-properties fo:padding="0.097cm" fo:border-left="0.5pt solid #000000" fo:border-right="none" fo:border-top="none" fo:border-bottom="0.5pt solid #000000"/>
    </style:style>
    <style:style style:name="Таблица34.C1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20" style:family="table-cell">
      <style:table-cell-properties fo:padding="0.097cm" fo:border-left="0.5pt solid #000000" fo:border-right="none" fo:border-top="none" fo:border-bottom="0.5pt solid #000000"/>
    </style:style>
    <style:style style:name="Таблица34.B20" style:family="table-cell">
      <style:table-cell-properties fo:padding="0.097cm" fo:border-left="0.5pt solid #000000" fo:border-right="none" fo:border-top="none" fo:border-bottom="0.5pt solid #000000"/>
    </style:style>
    <style:style style:name="Таблица34.C2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21" style:family="table-cell">
      <style:table-cell-properties fo:padding="0.097cm" fo:border-left="0.5pt solid #000000" fo:border-right="none" fo:border-top="none" fo:border-bottom="0.5pt solid #000000"/>
    </style:style>
    <style:style style:name="Таблица34.B21" style:family="table-cell">
      <style:table-cell-properties fo:padding="0.097cm" fo:border-left="0.5pt solid #000000" fo:border-right="none" fo:border-top="none" fo:border-bottom="0.5pt solid #000000"/>
    </style:style>
    <style:style style:name="Таблица34.C2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22" style:family="table-cell">
      <style:table-cell-properties fo:padding="0.097cm" fo:border-left="0.5pt solid #000000" fo:border-right="none" fo:border-top="none" fo:border-bottom="0.5pt solid #000000"/>
    </style:style>
    <style:style style:name="Таблица34.B22" style:family="table-cell">
      <style:table-cell-properties fo:padding="0.097cm" fo:border-left="0.5pt solid #000000" fo:border-right="none" fo:border-top="none" fo:border-bottom="0.5pt solid #000000"/>
    </style:style>
    <style:style style:name="Таблица34.C2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23" style:family="table-cell">
      <style:table-cell-properties fo:padding="0.097cm" fo:border-left="0.5pt solid #000000" fo:border-right="none" fo:border-top="none" fo:border-bottom="0.5pt solid #000000"/>
    </style:style>
    <style:style style:name="Таблица34.B23" style:family="table-cell">
      <style:table-cell-properties fo:padding="0.097cm" fo:border-left="0.5pt solid #000000" fo:border-right="none" fo:border-top="none" fo:border-bottom="0.5pt solid #000000"/>
    </style:style>
    <style:style style:name="Таблица34.C2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24" style:family="table-cell">
      <style:table-cell-properties fo:padding="0.097cm" fo:border-left="0.5pt solid #000000" fo:border-right="none" fo:border-top="none" fo:border-bottom="0.5pt solid #000000"/>
    </style:style>
    <style:style style:name="Таблица34.B24" style:family="table-cell">
      <style:table-cell-properties fo:padding="0.097cm" fo:border-left="0.5pt solid #000000" fo:border-right="none" fo:border-top="none" fo:border-bottom="0.5pt solid #000000"/>
    </style:style>
    <style:style style:name="Таблица34.C2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25" style:family="table-cell">
      <style:table-cell-properties fo:padding="0.097cm" fo:border-left="0.5pt solid #000000" fo:border-right="none" fo:border-top="none" fo:border-bottom="0.5pt solid #000000"/>
    </style:style>
    <style:style style:name="Таблица34.B25" style:family="table-cell">
      <style:table-cell-properties fo:padding="0.097cm" fo:border-left="0.5pt solid #000000" fo:border-right="none" fo:border-top="none" fo:border-bottom="0.5pt solid #000000"/>
    </style:style>
    <style:style style:name="Таблица34.C2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26" style:family="table-cell">
      <style:table-cell-properties fo:padding="0.097cm" fo:border-left="0.5pt solid #000000" fo:border-right="none" fo:border-top="none" fo:border-bottom="0.5pt solid #000000"/>
    </style:style>
    <style:style style:name="Таблица34.B26" style:family="table-cell">
      <style:table-cell-properties fo:padding="0.097cm" fo:border-left="0.5pt solid #000000" fo:border-right="none" fo:border-top="none" fo:border-bottom="0.5pt solid #000000"/>
    </style:style>
    <style:style style:name="Таблица34.C2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27" style:family="table-cell">
      <style:table-cell-properties fo:padding="0.097cm" fo:border-left="0.5pt solid #000000" fo:border-right="none" fo:border-top="none" fo:border-bottom="0.5pt solid #000000"/>
    </style:style>
    <style:style style:name="Таблица34.B27" style:family="table-cell">
      <style:table-cell-properties fo:padding="0.097cm" fo:border-left="0.5pt solid #000000" fo:border-right="none" fo:border-top="none" fo:border-bottom="0.5pt solid #000000"/>
    </style:style>
    <style:style style:name="Таблица34.C2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28" style:family="table-cell">
      <style:table-cell-properties fo:padding="0.097cm" fo:border-left="0.5pt solid #000000" fo:border-right="none" fo:border-top="none" fo:border-bottom="0.5pt solid #000000"/>
    </style:style>
    <style:style style:name="Таблица34.B28" style:family="table-cell">
      <style:table-cell-properties fo:padding="0.097cm" fo:border-left="0.5pt solid #000000" fo:border-right="none" fo:border-top="none" fo:border-bottom="0.5pt solid #000000"/>
    </style:style>
    <style:style style:name="Таблица34.C2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.A29" style:family="table-cell">
      <style:table-cell-properties fo:padding="0.097cm" fo:border-left="0.5pt solid #000000" fo:border-right="none" fo:border-top="none" fo:border-bottom="0.5pt solid #000000"/>
    </style:style>
    <style:style style:name="Таблица34.B29" style:family="table-cell">
      <style:table-cell-properties fo:padding="0.097cm" fo:border-left="0.5pt solid #000000" fo:border-right="none" fo:border-top="none" fo:border-bottom="0.5pt solid #000000"/>
    </style:style>
    <style:style style:name="Таблица34.C2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.997cm" table:align="left"/>
    </style:style>
    <style:style style:name="Таблица27.A" style:family="table-column">
      <style:table-column-properties style:column-width="3.903cm"/>
    </style:style>
    <style:style style:name="Таблица27.B" style:family="table-column">
      <style:table-column-properties style:column-width="2.268cm"/>
    </style:style>
    <style:style style:name="Таблица27.C" style:family="table-column">
      <style:table-column-properties style:column-width="3.417cm"/>
    </style:style>
    <style:style style:name="Таблица27.D" style:family="table-column">
      <style:table-column-properties style:column-width="3.219cm"/>
    </style:style>
    <style:style style:name="Таблица27.E" style:family="table-column">
      <style:table-column-properties style:column-width="5.189cm"/>
    </style:style>
    <style:style style:name="Таблица2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7.E1" style:family="table-cell">
      <style:table-cell-properties fo:padding="0.097cm" fo:border="0.05pt solid #000000"/>
    </style:style>
    <style:style style:name="Таблица27.B2" style:family="table-cell">
      <style:table-cell-properties fo:padding="0.097cm" fo:border-left="0.05pt solid #000000" fo:border-right="none" fo:border-top="none" fo:border-bottom="0.05pt solid #000000"/>
    </style:style>
    <style:style style:name="Таблица27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2" style:family="table">
      <style:table-properties style:width="18.002cm" table:align="margins"/>
    </style:style>
    <style:style style:name="Таблица52.A" style:family="table-column">
      <style:table-column-properties style:column-width="18.002cm" style:rel-column-width="65535*"/>
    </style:style>
    <style:style style:name="Таблица52.1" style:family="table-row">
      <style:table-row-properties fo:keep-together="always"/>
    </style:style>
    <style:style style:name="Таблица52.A1" style:family="table-cell">
      <style:table-cell-properties fo:padding="0.097cm" fo:border="0.05pt solid #000000"/>
    </style:style>
    <style:style style:name="Таблица5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8.002cm" table:align="margins"/>
    </style:style>
    <style:style style:name="Таблица35.A" style:family="table-column">
      <style:table-column-properties style:column-width="2.699cm" style:rel-column-width="9824*"/>
    </style:style>
    <style:style style:name="Таблица35.B" style:family="table-column">
      <style:table-column-properties style:column-width="3.798cm" style:rel-column-width="13824*"/>
    </style:style>
    <style:style style:name="Таблица35.C" style:family="table-column">
      <style:table-column-properties style:column-width="11.506cm" style:rel-column-width="41887*"/>
    </style:style>
    <style:style style:name="Таблица3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5.C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none" fo:border-top="none" fo:border-bottom="0.05pt solid #000000"/>
    </style:style>
    <style:style style:name="Таблица3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8.002cm" table:align="margins"/>
    </style:style>
    <style:style style:name="Таблица26.A" style:family="table-column">
      <style:table-column-properties style:column-width="2.305cm" style:rel-column-width="8392*"/>
    </style:style>
    <style:style style:name="Таблица26.B" style:family="table-column">
      <style:table-column-properties style:column-width="3.798cm" style:rel-column-width="13824*"/>
    </style:style>
    <style:style style:name="Таблица26.C" style:family="table-column">
      <style:table-column-properties style:column-width="5.502cm" style:rel-column-width="20027*"/>
    </style:style>
    <style:style style:name="Таблица26.D" style:family="table-column">
      <style:table-column-properties style:column-width="6.398cm" style:rel-column-width="23292*"/>
    </style:style>
    <style:style style:name="Таблица2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6.D1" style:family="table-cell">
      <style:table-cell-properties fo:padding="0.097cm" fo:border="0.05pt solid #000000"/>
    </style:style>
    <style:style style:name="Таблица26.A2" style:family="table-cell">
      <style:table-cell-properties fo:padding="0.097cm" fo:border-left="0.05pt solid #000000" fo:border-right="none" fo:border-top="none" fo:border-bottom="0.05pt solid #000000"/>
    </style:style>
    <style:style style:name="Таблица2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2" style:family="table">
      <style:table-properties style:width="18.002cm" table:align="margins"/>
    </style:style>
    <style:style style:name="Таблица82.A" style:family="table-column">
      <style:table-column-properties style:column-width="5.292cm" style:rel-column-width="19263*"/>
    </style:style>
    <style:style style:name="Таблица82.B" style:family="table-column">
      <style:table-column-properties style:column-width="12.711cm" style:rel-column-width="46272*"/>
    </style:style>
    <style:style style:name="Таблица8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2.B1" style:family="table-cell">
      <style:table-cell-properties fo:padding="0.097cm" fo:border="0.05pt solid #000000"/>
    </style:style>
    <style:style style:name="Таблица82.A2" style:family="table-cell">
      <style:table-cell-properties fo:padding="0.097cm" fo:border-left="0.05pt solid #000000" fo:border-right="none" fo:border-top="none" fo:border-bottom="0.05pt solid #000000"/>
    </style:style>
    <style:style style:name="Таблица8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5" style:family="table">
      <style:table-properties style:width="18.002cm" table:align="margins"/>
    </style:style>
    <style:style style:name="Таблица45.A" style:family="table-column">
      <style:table-column-properties style:column-width="2.092cm" style:rel-column-width="7615*"/>
    </style:style>
    <style:style style:name="Таблица45.B" style:family="table-column">
      <style:table-column-properties style:column-width="1.498cm" style:rel-column-width="5451*"/>
    </style:style>
    <style:style style:name="Таблица45.C" style:family="table-column">
      <style:table-column-properties style:column-width="0.808cm" style:rel-column-width="2940*"/>
    </style:style>
    <style:style style:name="Таблица45.D" style:family="table-column">
      <style:table-column-properties style:column-width="7.389cm" style:rel-column-width="26898*"/>
    </style:style>
    <style:style style:name="Таблица45.E" style:family="table-column">
      <style:table-column-properties style:column-width="6.216cm" style:rel-column-width="22631*"/>
    </style:style>
    <style:style style:name="Таблица45.A1" style:family="table-cell">
      <style:table-cell-properties fo:padding="0.097cm" fo:border="0.05pt solid #000000"/>
    </style:style>
    <style:style style:name="Таблица45.A2" style:family="table-cell">
      <style:table-cell-properties fo:padding="0.097cm" fo:border-left="0.05pt solid #000000" fo:border-right="none" fo:border-top="none" fo:border-bottom="0.05pt solid #000000"/>
    </style:style>
    <style:style style:name="Таблица4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8.002cm" table:align="margins"/>
    </style:style>
    <style:style style:name="Таблица30.A" style:family="table-column">
      <style:table-column-properties style:column-width="3.013cm" style:rel-column-width="10967*"/>
    </style:style>
    <style:style style:name="Таблица30.B" style:family="table-column">
      <style:table-column-properties style:column-width="14.99cm" style:rel-column-width="54568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B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none" fo:border-top="none" fo:border-bottom="0.5pt solid #000000"/>
    </style:style>
    <style:style style:name="Таблица3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8.023cm" fo:margin-left="0cm" table:align="left"/>
    </style:style>
    <style:style style:name="Таблица1.A" style:family="table-column">
      <style:table-column-properties style:column-width="3.406cm"/>
    </style:style>
    <style:style style:name="Таблица1.B" style:family="table-column">
      <style:table-column-properties style:column-width="3.694cm"/>
    </style:style>
    <style:style style:name="Таблица1.C" style:family="table-column">
      <style:table-column-properties style:column-width="10.924cm"/>
    </style:style>
    <style:style style:name="Таблица1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8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B33" style:family="table-cell">
      <style:table-cell-properties fo:padding="0.097cm" fo:border-left="0.05pt solid #000000" fo:border-right="none" fo:border-top="none" fo:border-bottom="0.05pt solid #000000"/>
    </style:style>
    <style:style style:name="Таблица1.C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B34" style:family="table-cell">
      <style:table-cell-properties fo:padding="0.097cm" fo:border-left="0.05pt solid #000000" fo:border-right="none" fo:border-top="none" fo:border-bottom="0.05pt solid #000000"/>
    </style:style>
    <style:style style:name="Таблица1.C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B36" style:family="table-cell">
      <style:table-cell-properties fo:padding="0.097cm" fo:border-left="0.05pt solid #000000" fo:border-right="none" fo:border-top="none" fo:border-bottom="0.05pt solid #000000"/>
    </style:style>
    <style:style style:name="Таблица1.C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B37" style:family="table-cell">
      <style:table-cell-properties fo:padding="0.097cm" fo:border-left="0.05pt solid #000000" fo:border-right="none" fo:border-top="none" fo:border-bottom="0.05pt solid #000000"/>
    </style:style>
    <style:style style:name="Таблица1.C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B38" style:family="table-cell">
      <style:table-cell-properties fo:padding="0.097cm" fo:border-left="0.05pt solid #000000" fo:border-right="none" fo:border-top="none" fo:border-bottom="0.05pt solid #000000"/>
    </style:style>
    <style:style style:name="Таблица1.C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B39" style:family="table-cell">
      <style:table-cell-properties fo:padding="0.097cm" fo:border-left="0.05pt solid #000000" fo:border-right="none" fo:border-top="none" fo:border-bottom="0.05pt solid #000000"/>
    </style:style>
    <style:style style:name="Таблица1.C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B41" style:family="table-cell">
      <style:table-cell-properties fo:padding="0.097cm" fo:border-left="0.05pt solid #000000" fo:border-right="none" fo:border-top="none" fo:border-bottom="0.05pt solid #000000"/>
    </style:style>
    <style:style style:name="Таблица1.C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B42" style:family="table-cell">
      <style:table-cell-properties fo:padding="0.097cm" fo:border-left="0.05pt solid #000000" fo:border-right="none" fo:border-top="none" fo:border-bottom="0.05pt solid #000000"/>
    </style:style>
    <style:style style:name="Таблица1.C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B43" style:family="table-cell">
      <style:table-cell-properties fo:padding="0.097cm" fo:border-left="0.05pt solid #000000" fo:border-right="none" fo:border-top="none" fo:border-bottom="0.05pt solid #000000"/>
    </style:style>
    <style:style style:name="Таблица1.C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B44" style:family="table-cell">
      <style:table-cell-properties fo:padding="0.097cm" fo:border-left="0.05pt solid #000000" fo:border-right="none" fo:border-top="none" fo:border-bottom="0.05pt solid #000000"/>
    </style:style>
    <style:style style:name="Таблица1.C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B45" style:family="table-cell">
      <style:table-cell-properties fo:padding="0.097cm" fo:border-left="0.05pt solid #000000" fo:border-right="none" fo:border-top="none" fo:border-bottom="0.05pt solid #000000"/>
    </style:style>
    <style:style style:name="Таблица1.C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B46" style:family="table-cell">
      <style:table-cell-properties fo:padding="0.097cm" fo:border-left="0.05pt solid #000000" fo:border-right="none" fo:border-top="none" fo:border-bottom="0.05pt solid #000000"/>
    </style:style>
    <style:style style:name="Таблица1.C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B47" style:family="table-cell">
      <style:table-cell-properties fo:padding="0.097cm" fo:border-left="0.05pt solid #000000" fo:border-right="none" fo:border-top="none" fo:border-bottom="0.05pt solid #000000"/>
    </style:style>
    <style:style style:name="Таблица1.C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B48" style:family="table-cell">
      <style:table-cell-properties fo:padding="0.097cm" fo:border-left="0.05pt solid #000000" fo:border-right="none" fo:border-top="none" fo:border-bottom="0.05pt solid #000000"/>
    </style:style>
    <style:style style:name="Таблица1.C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B49" style:family="table-cell">
      <style:table-cell-properties fo:padding="0.097cm" fo:border-left="0.05pt solid #000000" fo:border-right="none" fo:border-top="none" fo:border-bottom="0.05pt solid #000000"/>
    </style:style>
    <style:style style:name="Таблица1.C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B50" style:family="table-cell">
      <style:table-cell-properties fo:padding="0.097cm" fo:border-left="0.05pt solid #000000" fo:border-right="none" fo:border-top="none" fo:border-bottom="0.05pt solid #000000"/>
    </style:style>
    <style:style style:name="Таблица1.C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B51" style:family="table-cell">
      <style:table-cell-properties fo:padding="0.097cm" fo:border-left="0.05pt solid #000000" fo:border-right="none" fo:border-top="none" fo:border-bottom="0.05pt solid #000000"/>
    </style:style>
    <style:style style:name="Таблица1.C5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B52" style:family="table-cell">
      <style:table-cell-properties fo:padding="0.097cm" fo:border-left="0.05pt solid #000000" fo:border-right="none" fo:border-top="none" fo:border-bottom="0.05pt solid #000000"/>
    </style:style>
    <style:style style:name="Таблица1.C5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B53" style:family="table-cell">
      <style:table-cell-properties fo:padding="0.097cm" fo:border-left="0.05pt solid #000000" fo:border-right="none" fo:border-top="none" fo:border-bottom="0.05pt solid #000000"/>
    </style:style>
    <style:style style:name="Таблица1.C5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5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B55" style:family="table-cell">
      <style:table-cell-properties fo:padding="0.097cm" fo:border-left="0.05pt solid #000000" fo:border-right="none" fo:border-top="none" fo:border-bottom="0.05pt solid #000000"/>
    </style:style>
    <style:style style:name="Таблица1.C5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B56" style:family="table-cell">
      <style:table-cell-properties fo:padding="0.097cm" fo:border-left="0.05pt solid #000000" fo:border-right="none" fo:border-top="none" fo:border-bottom="0.05pt solid #000000"/>
    </style:style>
    <style:style style:name="Таблица1.C5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B57" style:family="table-cell">
      <style:table-cell-properties fo:padding="0.097cm" fo:border-left="0.05pt solid #000000" fo:border-right="none" fo:border-top="none" fo:border-bottom="0.05pt solid #000000"/>
    </style:style>
    <style:style style:name="Таблица1.C5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B58" style:family="table-cell">
      <style:table-cell-properties fo:padding="0.097cm" fo:border-left="0.05pt solid #000000" fo:border-right="none" fo:border-top="none" fo:border-bottom="0.05pt solid #000000"/>
    </style:style>
    <style:style style:name="Таблица1.C5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5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B60" style:family="table-cell">
      <style:table-cell-properties fo:padding="0.097cm" fo:border-left="0.05pt solid #000000" fo:border-right="none" fo:border-top="none" fo:border-bottom="0.05pt solid #000000"/>
    </style:style>
    <style:style style:name="Таблица1.C6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B61" style:family="table-cell">
      <style:table-cell-properties fo:padding="0.097cm" fo:border-left="0.05pt solid #000000" fo:border-right="none" fo:border-top="none" fo:border-bottom="0.05pt solid #000000"/>
    </style:style>
    <style:style style:name="Таблица1.C6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B62" style:family="table-cell">
      <style:table-cell-properties fo:padding="0.097cm" fo:border-left="0.05pt solid #000000" fo:border-right="none" fo:border-top="none" fo:border-bottom="0.05pt solid #000000"/>
    </style:style>
    <style:style style:name="Таблица1.C6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B63" style:family="table-cell">
      <style:table-cell-properties fo:padding="0.097cm" fo:border-left="0.05pt solid #000000" fo:border-right="none" fo:border-top="none" fo:border-bottom="0.05pt solid #000000"/>
    </style:style>
    <style:style style:name="Таблица1.C6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B64" style:family="table-cell">
      <style:table-cell-properties fo:padding="0.097cm" fo:border-left="0.05pt solid #000000" fo:border-right="none" fo:border-top="none" fo:border-bottom="0.05pt solid #000000"/>
    </style:style>
    <style:style style:name="Таблица1.C6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B65" style:family="table-cell">
      <style:table-cell-properties fo:padding="0.097cm" fo:border-left="0.05pt solid #000000" fo:border-right="none" fo:border-top="none" fo:border-bottom="0.05pt solid #000000"/>
    </style:style>
    <style:style style:name="Таблица1.C6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B66" style:family="table-cell">
      <style:table-cell-properties fo:padding="0.097cm" fo:border-left="0.05pt solid #000000" fo:border-right="none" fo:border-top="none" fo:border-bottom="0.05pt solid #000000"/>
    </style:style>
    <style:style style:name="Таблица1.C6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6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B68" style:family="table-cell">
      <style:table-cell-properties fo:padding="0.097cm" fo:border-left="0.05pt solid #000000" fo:border-right="none" fo:border-top="none" fo:border-bottom="0.05pt solid #000000"/>
    </style:style>
    <style:style style:name="Таблица1.C6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B69" style:family="table-cell">
      <style:table-cell-properties fo:padding="0.097cm" fo:border-left="0.05pt solid #000000" fo:border-right="none" fo:border-top="none" fo:border-bottom="0.05pt solid #000000"/>
    </style:style>
    <style:style style:name="Таблица1.C6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B70" style:family="table-cell">
      <style:table-cell-properties fo:padding="0.097cm" fo:border-left="0.05pt solid #000000" fo:border-right="none" fo:border-top="none" fo:border-bottom="0.05pt solid #000000"/>
    </style:style>
    <style:style style:name="Таблица1.C7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B71" style:family="table-cell">
      <style:table-cell-properties fo:padding="0.097cm" fo:border-left="0.05pt solid #000000" fo:border-right="none" fo:border-top="none" fo:border-bottom="0.05pt solid #000000"/>
    </style:style>
    <style:style style:name="Таблица1.C7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B72" style:family="table-cell">
      <style:table-cell-properties fo:padding="0.097cm" fo:border-left="0.05pt solid #000000" fo:border-right="none" fo:border-top="none" fo:border-bottom="0.05pt solid #000000"/>
    </style:style>
    <style:style style:name="Таблица1.C7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B73" style:family="table-cell">
      <style:table-cell-properties fo:padding="0.097cm" fo:border-left="0.05pt solid #000000" fo:border-right="none" fo:border-top="none" fo:border-bottom="0.05pt solid #000000"/>
    </style:style>
    <style:style style:name="Таблица1.C7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3" style:family="table">
      <style:table-properties style:width="18.002cm" table:align="margins"/>
    </style:style>
    <style:style style:name="Таблица43.A" style:family="table-column">
      <style:table-column-properties style:column-width="6.001cm" style:rel-column-width="21845*"/>
    </style:style>
    <style:style style:name="Таблица4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3.C1" style:family="table-cell">
      <style:table-cell-properties fo:padding="0.097cm" fo:border="0.05pt solid #000000"/>
    </style:style>
    <style:style style:name="Таблица43.A2" style:family="table-cell">
      <style:table-cell-properties fo:padding="0.097cm" fo:border-left="0.05pt solid #000000" fo:border-right="none" fo:border-top="none" fo:border-bottom="0.05pt solid #000000"/>
    </style:style>
    <style:style style:name="Таблица4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002cm" table:align="margins"/>
    </style:style>
    <style:style style:name="Таблица8.A" style:family="table-column">
      <style:table-column-properties style:column-width="5.616cm" style:rel-column-width="20448*"/>
    </style:style>
    <style:style style:name="Таблица8.C" style:family="table-column">
      <style:table-column-properties style:column-width="6.768cm" style:rel-column-width="24639*"/>
    </style:style>
    <style:style style:name="Таблица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8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none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4" style:family="table">
      <style:table-properties style:width="18.002cm" table:align="margins"/>
    </style:style>
    <style:style style:name="Таблица44.A" style:family="table-column">
      <style:table-column-properties style:column-width="9.001cm" style:rel-column-width="32767*"/>
    </style:style>
    <style:style style:name="Таблица44.B" style:family="table-column">
      <style:table-column-properties style:column-width="9.001cm" style:rel-column-width="32768*"/>
    </style:style>
    <style:style style:name="Таблица4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4.B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44.A2" style:family="table-cell">
      <style:table-cell-properties fo:padding="0.097cm" fo:border-left="0.05pt solid #000000" fo:border-right="none" fo:border-top="none" fo:border-bottom="0.05pt solid #000000"/>
    </style:style>
    <style:style style:name="Таблица4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4.A3" style:family="table-cell">
      <style:table-cell-properties fo:padding="0.097cm" fo:border-left="0.05pt solid #000000" fo:border-right="none" fo:border-top="none" fo:border-bottom="0.05pt solid #000000"/>
    </style:style>
    <style:style style:name="Таблица4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023cm" fo:margin-left="0cm" table:align="left"/>
    </style:style>
    <style:style style:name="Таблица9.A" style:family="table-column">
      <style:table-column-properties style:column-width="0.942cm"/>
    </style:style>
    <style:style style:name="Таблица9.B" style:family="table-column">
      <style:table-column-properties style:column-width="1.154cm"/>
    </style:style>
    <style:style style:name="Таблица9.C" style:family="table-column">
      <style:table-column-properties style:column-width="1.702cm"/>
    </style:style>
    <style:style style:name="Таблица9.D" style:family="table-column">
      <style:table-column-properties style:column-width="2.411cm"/>
    </style:style>
    <style:style style:name="Таблица9.E" style:family="table-column">
      <style:table-column-properties style:column-width="0.7cm"/>
    </style:style>
    <style:style style:name="Таблица9.F" style:family="table-column">
      <style:table-column-properties style:column-width="1.683cm"/>
    </style:style>
    <style:style style:name="Таблица9.G" style:family="table-column">
      <style:table-column-properties style:column-width="2.803cm"/>
    </style:style>
    <style:style style:name="Таблица9.H" style:family="table-column">
      <style:table-column-properties style:column-width="2.909cm"/>
    </style:style>
    <style:style style:name="Таблица9.I" style:family="table-column">
      <style:table-column-properties style:column-width="3.72cm"/>
    </style:style>
    <style:style style:name="Таблица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9.F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9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I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9.A3" style:family="table-cell">
      <style:table-cell-properties fo:padding="0.097cm" fo:border-left="0.05pt solid #000000" fo:border-right="none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none" fo:border-top="none" fo:border-bottom="0.05pt solid #000000"/>
    </style:style>
    <style:style style:name="Таблица9.H3" style:family="table-cell">
      <style:table-cell-properties fo:padding="0.097cm" fo:border-left="0.05pt solid #000000" fo:border-right="none" fo:border-top="none" fo:border-bottom="0.05pt solid #000000"/>
    </style:style>
    <style:style style:name="Таблица9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4" style:family="table-cell">
      <style:table-cell-properties fo:padding="0.097cm" fo:border-left="0.05pt solid #000000" fo:border-right="none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none" fo:border-top="none" fo:border-bottom="0.05pt solid #000000"/>
    </style:style>
    <style:style style:name="Таблица9.H4" style:family="table-cell">
      <style:table-cell-properties fo:padding="0.097cm" fo:border-left="0.05pt solid #000000" fo:border-right="none" fo:border-top="none" fo:border-bottom="0.05pt solid #000000"/>
    </style:style>
    <style:style style:name="Таблица9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5" style:family="table-cell">
      <style:table-cell-properties fo:padding="0.097cm" fo:border-left="0.05pt solid #000000" fo:border-right="none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none" fo:border-top="none" fo:border-bottom="0.05pt solid #000000"/>
    </style:style>
    <style:style style:name="Таблица9.H5" style:family="table-cell">
      <style:table-cell-properties fo:padding="0.097cm" fo:border-left="0.05pt solid #000000" fo:border-right="none" fo:border-top="none" fo:border-bottom="0.05pt solid #000000"/>
    </style:style>
    <style:style style:name="Таблица9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6" style:family="table-cell">
      <style:table-cell-properties fo:padding="0.097cm" fo:border-left="0.05pt solid #000000" fo:border-right="none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none" fo:border-top="none" fo:border-bottom="0.05pt solid #000000"/>
    </style:style>
    <style:style style:name="Таблица9.H6" style:family="table-cell">
      <style:table-cell-properties fo:padding="0.097cm" fo:border-left="0.05pt solid #000000" fo:border-right="none" fo:border-top="none" fo:border-bottom="0.05pt solid #000000"/>
    </style:style>
    <style:style style:name="Таблица9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7" style:family="table-cell">
      <style:table-cell-properties fo:padding="0.097cm" fo:border-left="0.05pt solid #000000" fo:border-right="none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none" fo:border-top="none" fo:border-bottom="0.05pt solid #000000"/>
    </style:style>
    <style:style style:name="Таблица9.H7" style:family="table-cell">
      <style:table-cell-properties fo:padding="0.097cm" fo:border-left="0.05pt solid #000000" fo:border-right="none" fo:border-top="none" fo:border-bottom="0.05pt solid #000000"/>
    </style:style>
    <style:style style:name="Таблица9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8" style:family="table-cell">
      <style:table-cell-properties fo:padding="0.097cm" fo:border-left="0.05pt solid #000000" fo:border-right="none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none" fo:border-top="none" fo:border-bottom="0.05pt solid #000000"/>
    </style:style>
    <style:style style:name="Таблица9.H8" style:family="table-cell">
      <style:table-cell-properties fo:padding="0.097cm" fo:border-left="0.05pt solid #000000" fo:border-right="none" fo:border-top="none" fo:border-bottom="0.05pt solid #000000"/>
    </style:style>
    <style:style style:name="Таблица9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004cm" fo:margin-left="0cm" table:align="left"/>
    </style:style>
    <style:style style:name="Таблица10.A" style:family="table-column">
      <style:table-column-properties style:column-width="0.995cm"/>
    </style:style>
    <style:style style:name="Таблица10.B" style:family="table-column">
      <style:table-column-properties style:column-width="1.598cm"/>
    </style:style>
    <style:style style:name="Таблица10.C" style:family="table-column">
      <style:table-column-properties style:column-width="1.912cm"/>
    </style:style>
    <style:style style:name="Таблица10.D" style:family="table-column">
      <style:table-column-properties style:column-width="1.887cm"/>
    </style:style>
    <style:style style:name="Таблица10.E" style:family="table-column">
      <style:table-column-properties style:column-width="1.173cm"/>
    </style:style>
    <style:style style:name="Таблица10.F" style:family="table-column">
      <style:table-column-properties style:column-width="1.132cm"/>
    </style:style>
    <style:style style:name="Таблица10.G" style:family="table-column">
      <style:table-column-properties style:column-width="2.697cm"/>
    </style:style>
    <style:style style:name="Таблица10.H" style:family="table-column">
      <style:table-column-properties style:column-width="2.909cm"/>
    </style:style>
    <style:style style:name="Таблица10.I" style:family="table-column">
      <style:table-column-properties style:column-width="3.701cm"/>
    </style:style>
    <style:style style:name="Таблица10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0.F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0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0.I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3" style:family="table-cell">
      <style:table-cell-properties fo:padding="0.097cm" fo:border-left="0.05pt solid #000000" fo:border-right="none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none" fo:border-top="none" fo:border-bottom="0.05pt solid #000000"/>
    </style:style>
    <style:style style:name="Таблица10.H3" style:family="table-cell">
      <style:table-cell-properties fo:padding="0.097cm" fo:border-left="0.05pt solid #000000" fo:border-right="none" fo:border-top="none" fo:border-bottom="0.05pt solid #000000"/>
    </style:style>
    <style:style style:name="Таблица1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none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none" fo:border-top="none" fo:border-bottom="0.05pt solid #000000"/>
    </style:style>
    <style:style style:name="Таблица10.H4" style:family="table-cell">
      <style:table-cell-properties fo:padding="0.097cm" fo:border-left="0.05pt solid #000000" fo:border-right="none" fo:border-top="none" fo:border-bottom="0.05pt solid #000000"/>
    </style:style>
    <style:style style:name="Таблица1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none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none" fo:border-top="none" fo:border-bottom="0.05pt solid #000000"/>
    </style:style>
    <style:style style:name="Таблица10.H5" style:family="table-cell">
      <style:table-cell-properties fo:padding="0.097cm" fo:border-left="0.05pt solid #000000" fo:border-right="none" fo:border-top="none" fo:border-bottom="0.05pt solid #000000"/>
    </style:style>
    <style:style style:name="Таблица1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none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none" fo:border-top="none" fo:border-bottom="0.05pt solid #000000"/>
    </style:style>
    <style:style style:name="Таблица10.H6" style:family="table-cell">
      <style:table-cell-properties fo:padding="0.097cm" fo:border-left="0.05pt solid #000000" fo:border-right="none" fo:border-top="none" fo:border-bottom="0.05pt solid #000000"/>
    </style:style>
    <style:style style:name="Таблица1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none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none" fo:border-top="none" fo:border-bottom="0.05pt solid #000000"/>
    </style:style>
    <style:style style:name="Таблица10.H7" style:family="table-cell">
      <style:table-cell-properties fo:padding="0.097cm" fo:border-left="0.05pt solid #000000" fo:border-right="none" fo:border-top="none" fo:border-bottom="0.05pt solid #000000"/>
    </style:style>
    <style:style style:name="Таблица1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none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none" fo:border-top="none" fo:border-bottom="0.05pt solid #000000"/>
    </style:style>
    <style:style style:name="Таблица10.H8" style:family="table-cell">
      <style:table-cell-properties fo:padding="0.097cm" fo:border-left="0.05pt solid #000000" fo:border-right="none" fo:border-top="none" fo:border-bottom="0.05pt solid #000000"/>
    </style:style>
    <style:style style:name="Таблица1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006cm" fo:margin-left="0cm" table:align="left"/>
    </style:style>
    <style:style style:name="Таблица11.A" style:family="table-column">
      <style:table-column-properties style:column-width="1.494cm"/>
    </style:style>
    <style:style style:name="Таблица11.B" style:family="table-column">
      <style:table-column-properties style:column-width="2.2cm"/>
    </style:style>
    <style:style style:name="Таблица11.C" style:family="table-column">
      <style:table-column-properties style:column-width="0.808cm"/>
    </style:style>
    <style:style style:name="Таблица11.D" style:family="table-column">
      <style:table-column-properties style:column-width="1.785cm"/>
    </style:style>
    <style:style style:name="Таблица11.E" style:family="table-column">
      <style:table-column-properties style:column-width="2.515cm"/>
    </style:style>
    <style:style style:name="Таблица11.F" style:family="table-column">
      <style:table-column-properties style:column-width="0.201cm"/>
    </style:style>
    <style:style style:name="Таблица11.G" style:family="table-column">
      <style:table-column-properties style:column-width="2.891cm"/>
    </style:style>
    <style:style style:name="Таблица11.H" style:family="table-column">
      <style:table-column-properties style:column-width="3.194cm"/>
    </style:style>
    <style:style style:name="Таблица11.I" style:family="table-column">
      <style:table-column-properties style:column-width="2.917cm"/>
    </style:style>
    <style:style style:name="Таблица1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1.G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1.I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1.A3" style:family="table-cell">
      <style:table-cell-properties fo:padding="0.097cm" fo:border-left="0.05pt solid #000000" fo:border-right="none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H3" style:family="table-cell">
      <style:table-cell-properties fo:padding="0.097cm" fo:border-left="0.05pt solid #000000" fo:border-right="none" fo:border-top="none" fo:border-bottom="0.05pt solid #000000"/>
    </style:style>
    <style:style style:name="Таблица11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4" style:family="table-cell">
      <style:table-cell-properties fo:padding="0.097cm" fo:border-left="0.05pt solid #000000" fo:border-right="none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H4" style:family="table-cell">
      <style:table-cell-properties fo:padding="0.097cm" fo:border-left="0.05pt solid #000000" fo:border-right="none" fo:border-top="none" fo:border-bottom="0.05pt solid #000000"/>
    </style:style>
    <style:style style:name="Таблица11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5" style:family="table-cell">
      <style:table-cell-properties fo:padding="0.097cm" fo:border-left="0.05pt solid #000000" fo:border-right="none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H5" style:family="table-cell">
      <style:table-cell-properties fo:padding="0.097cm" fo:border-left="0.05pt solid #000000" fo:border-right="none" fo:border-top="none" fo:border-bottom="0.05pt solid #000000"/>
    </style:style>
    <style:style style:name="Таблица11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6" style:family="table-cell">
      <style:table-cell-properties fo:padding="0.097cm" fo:border-left="0.05pt solid #000000" fo:border-right="none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H6" style:family="table-cell">
      <style:table-cell-properties fo:padding="0.097cm" fo:border-left="0.05pt solid #000000" fo:border-right="none" fo:border-top="none" fo:border-bottom="0.05pt solid #000000"/>
    </style:style>
    <style:style style:name="Таблица11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7" style:family="table-cell">
      <style:table-cell-properties fo:padding="0.097cm" fo:border-left="0.05pt solid #000000" fo:border-right="none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H7" style:family="table-cell">
      <style:table-cell-properties fo:padding="0.097cm" fo:border-left="0.05pt solid #000000" fo:border-right="none" fo:border-top="none" fo:border-bottom="0.05pt solid #000000"/>
    </style:style>
    <style:style style:name="Таблица11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8" style:family="table-cell">
      <style:table-cell-properties fo:padding="0.097cm" fo:border-left="0.05pt solid #000000" fo:border-right="none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H8" style:family="table-cell">
      <style:table-cell-properties fo:padding="0.097cm" fo:border-left="0.05pt solid #000000" fo:border-right="none" fo:border-top="none" fo:border-bottom="0.05pt solid #000000"/>
    </style:style>
    <style:style style:name="Таблица11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9" style:family="table-cell">
      <style:table-cell-properties fo:padding="0.097cm" fo:border-left="0.05pt solid #000000" fo:border-right="none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H9" style:family="table-cell">
      <style:table-cell-properties fo:padding="0.097cm" fo:border-left="0.05pt solid #000000" fo:border-right="none" fo:border-top="none" fo:border-bottom="0.05pt solid #000000"/>
    </style:style>
    <style:style style:name="Таблица11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002cm" table:align="margins"/>
    </style:style>
    <style:style style:name="Таблица2.A" style:family="table-column">
      <style:table-column-properties style:column-width="9.001cm" style:rel-column-width="32767*"/>
    </style:style>
    <style:style style:name="Таблица2.B" style:family="table-column">
      <style:table-column-properties style:column-width="9.001cm" style:rel-column-width="32768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1" style:family="table">
      <style:table-properties style:width="18.002cm" table:align="margins"/>
    </style:style>
    <style:style style:name="Таблица81.A" style:family="table-column">
      <style:table-column-properties style:column-width="6.001cm" style:rel-column-width="21845*"/>
    </style:style>
    <style:style style:name="Таблица8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1.C1" style:family="table-cell">
      <style:table-cell-properties fo:padding="0.097cm" fo:border="0.05pt solid #000000"/>
    </style:style>
    <style:style style:name="Таблица81.A2" style:family="table-cell">
      <style:table-cell-properties fo:padding="0.097cm" fo:border-left="0.05pt solid #000000" fo:border-right="none" fo:border-top="none" fo:border-bottom="0.05pt solid #000000"/>
    </style:style>
    <style:style style:name="Таблица8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5" style:family="table">
      <style:table-properties style:width="18.002cm" table:align="margins"/>
    </style:style>
    <style:style style:name="Таблица75.A" style:family="table-column">
      <style:table-column-properties style:column-width="1.912cm" style:rel-column-width="6960*"/>
    </style:style>
    <style:style style:name="Таблица75.B" style:family="table-column">
      <style:table-column-properties style:column-width="2.593cm" style:rel-column-width="9439*"/>
    </style:style>
    <style:style style:name="Таблица75.C" style:family="table-column">
      <style:table-column-properties style:column-width="7.493cm" style:rel-column-width="27277*"/>
    </style:style>
    <style:style style:name="Таблица75.D" style:family="table-column">
      <style:table-column-properties style:column-width="1.494cm" style:rel-column-width="5438*"/>
    </style:style>
    <style:style style:name="Таблица75.E" style:family="table-column">
      <style:table-column-properties style:column-width="0.208cm" style:rel-column-width="757*"/>
    </style:style>
    <style:style style:name="Таблица75.F" style:family="table-column">
      <style:table-column-properties style:column-width="0.891cm" style:rel-column-width="3242*"/>
    </style:style>
    <style:style style:name="Таблица75.G" style:family="table-column">
      <style:table-column-properties style:column-width="0.21cm" style:rel-column-width="764*"/>
    </style:style>
    <style:style style:name="Таблица75.H" style:family="table-column">
      <style:table-column-properties style:column-width="0.497cm" style:rel-column-width="1810*"/>
    </style:style>
    <style:style style:name="Таблица75.I" style:family="table-column">
      <style:table-column-properties style:column-width="0.106cm" style:rel-column-width="385*"/>
    </style:style>
    <style:style style:name="Таблица75.J" style:family="table-column">
      <style:table-column-properties style:column-width="0.104cm" style:rel-column-width="378*"/>
    </style:style>
    <style:style style:name="Таблица75.K" style:family="table-column">
      <style:table-column-properties style:column-width="2.496cm" style:rel-column-width="9085*"/>
    </style:style>
    <style:style style:name="Таблица75.1" style:family="table-row">
      <style:table-row-properties fo:keep-together="always"/>
    </style:style>
    <style:style style:name="Таблица7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5.I1" style:family="table-cell">
      <style:table-cell-properties fo:padding="0.097cm" fo:border="0.05pt solid #000000"/>
    </style:style>
    <style:style style:name="Таблица75.B2" style:family="table-cell">
      <style:table-cell-properties fo:padding="0.097cm" fo:border-left="0.05pt solid #000000" fo:border-right="none" fo:border-top="none" fo:border-bottom="0.05pt solid #000000"/>
    </style:style>
    <style:style style:name="Таблица7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2" style:family="table">
      <style:table-properties style:width="18.002cm" table:align="margins"/>
    </style:style>
    <style:style style:name="Таблица72.A" style:family="table-column">
      <style:table-column-properties style:column-width="1.598cm" style:rel-column-width="5817*"/>
    </style:style>
    <style:style style:name="Таблица72.B" style:family="table-column">
      <style:table-column-properties style:column-width="4.297cm" style:rel-column-width="15642*"/>
    </style:style>
    <style:style style:name="Таблица72.C" style:family="table-column">
      <style:table-column-properties style:column-width="5.212cm" style:rel-column-width="18974*"/>
    </style:style>
    <style:style style:name="Таблица72.D" style:family="table-column">
      <style:table-column-properties style:column-width="6.895cm" style:rel-column-width="25102*"/>
    </style:style>
    <style:style style:name="Таблица72.1" style:family="table-row">
      <style:table-row-properties fo:keep-together="always"/>
    </style:style>
    <style:style style:name="Таблица7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72.D1" style:family="table-cell">
      <style:table-cell-properties fo:background-color="#dddddd" fo:padding="0.097cm" fo:border="0.5pt solid #000000">
        <style:background-image/>
      </style:table-cell-properties>
    </style:style>
    <style:style style:name="Таблица72.A2" style:family="table-cell">
      <style:table-cell-properties fo:padding="0.097cm" fo:border-left="0.5pt solid #000000" fo:border-right="none" fo:border-top="none" fo:border-bottom="0.5pt solid #000000"/>
    </style:style>
    <style:style style:name="Таблица72.B2" style:family="table-cell">
      <style:table-cell-properties fo:padding="0.097cm" fo:border-left="0.5pt solid #000000" fo:border-right="none" fo:border-top="none" fo:border-bottom="0.5pt solid #000000"/>
    </style:style>
    <style:style style:name="Таблица72.C2" style:family="table-cell">
      <style:table-cell-properties fo:padding="0.097cm" fo:border-left="0.5pt solid #000000" fo:border-right="none" fo:border-top="none" fo:border-bottom="0.5pt solid #000000"/>
    </style:style>
    <style:style style:name="Таблица7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3" style:family="table-cell">
      <style:table-cell-properties fo:padding="0.097cm" fo:border-left="0.5pt solid #000000" fo:border-right="none" fo:border-top="none" fo:border-bottom="0.5pt solid #000000"/>
    </style:style>
    <style:style style:name="Таблица72.B3" style:family="table-cell">
      <style:table-cell-properties fo:padding="0.097cm" fo:border-left="0.5pt solid #000000" fo:border-right="none" fo:border-top="none" fo:border-bottom="0.5pt solid #000000"/>
    </style:style>
    <style:style style:name="Таблица72.C3" style:family="table-cell">
      <style:table-cell-properties fo:padding="0.097cm" fo:border-left="0.5pt solid #000000" fo:border-right="none" fo:border-top="none" fo:border-bottom="0.5pt solid #000000"/>
    </style:style>
    <style:style style:name="Таблица72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4" style:family="table-cell">
      <style:table-cell-properties fo:padding="0.097cm" fo:border-left="0.5pt solid #000000" fo:border-right="none" fo:border-top="none" fo:border-bottom="0.5pt solid #000000"/>
    </style:style>
    <style:style style:name="Таблица72.B4" style:family="table-cell">
      <style:table-cell-properties fo:padding="0.097cm" fo:border-left="0.5pt solid #000000" fo:border-right="none" fo:border-top="none" fo:border-bottom="0.5pt solid #000000"/>
    </style:style>
    <style:style style:name="Таблица72.C4" style:family="table-cell">
      <style:table-cell-properties fo:padding="0.097cm" fo:border-left="0.5pt solid #000000" fo:border-right="none" fo:border-top="none" fo:border-bottom="0.5pt solid #000000"/>
    </style:style>
    <style:style style:name="Таблица72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5" style:family="table-cell">
      <style:table-cell-properties fo:padding="0.097cm" fo:border-left="0.5pt solid #000000" fo:border-right="none" fo:border-top="none" fo:border-bottom="0.5pt solid #000000"/>
    </style:style>
    <style:style style:name="Таблица72.B5" style:family="table-cell">
      <style:table-cell-properties fo:padding="0.097cm" fo:border-left="0.5pt solid #000000" fo:border-right="none" fo:border-top="none" fo:border-bottom="0.5pt solid #000000"/>
    </style:style>
    <style:style style:name="Таблица72.C5" style:family="table-cell">
      <style:table-cell-properties fo:padding="0.097cm" fo:border-left="0.5pt solid #000000" fo:border-right="none" fo:border-top="none" fo:border-bottom="0.5pt solid #000000"/>
    </style:style>
    <style:style style:name="Таблица72.D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6" style:family="table-cell">
      <style:table-cell-properties fo:padding="0.097cm" fo:border-left="0.5pt solid #000000" fo:border-right="none" fo:border-top="none" fo:border-bottom="0.5pt solid #000000"/>
    </style:style>
    <style:style style:name="Таблица72.B6" style:family="table-cell">
      <style:table-cell-properties fo:padding="0.097cm" fo:border-left="0.5pt solid #000000" fo:border-right="none" fo:border-top="none" fo:border-bottom="0.5pt solid #000000"/>
    </style:style>
    <style:style style:name="Таблица72.C6" style:family="table-cell">
      <style:table-cell-properties fo:padding="0.097cm" fo:border-left="0.5pt solid #000000" fo:border-right="none" fo:border-top="none" fo:border-bottom="0.5pt solid #000000"/>
    </style:style>
    <style:style style:name="Таблица72.D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7" style:family="table-cell">
      <style:table-cell-properties fo:padding="0.097cm" fo:border-left="0.5pt solid #000000" fo:border-right="none" fo:border-top="none" fo:border-bottom="0.5pt solid #000000"/>
    </style:style>
    <style:style style:name="Таблица72.B7" style:family="table-cell">
      <style:table-cell-properties fo:padding="0.097cm" fo:border-left="0.5pt solid #000000" fo:border-right="none" fo:border-top="none" fo:border-bottom="0.5pt solid #000000"/>
    </style:style>
    <style:style style:name="Таблица72.C7" style:family="table-cell">
      <style:table-cell-properties fo:padding="0.097cm" fo:border-left="0.5pt solid #000000" fo:border-right="none" fo:border-top="none" fo:border-bottom="0.5pt solid #000000"/>
    </style:style>
    <style:style style:name="Таблица72.D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8" style:family="table-cell">
      <style:table-cell-properties fo:padding="0.097cm" fo:border-left="0.5pt solid #000000" fo:border-right="none" fo:border-top="none" fo:border-bottom="0.5pt solid #000000"/>
    </style:style>
    <style:style style:name="Таблица72.B8" style:family="table-cell">
      <style:table-cell-properties fo:padding="0.097cm" fo:border-left="0.5pt solid #000000" fo:border-right="none" fo:border-top="none" fo:border-bottom="0.5pt solid #000000"/>
    </style:style>
    <style:style style:name="Таблица72.C8" style:family="table-cell">
      <style:table-cell-properties fo:padding="0.097cm" fo:border-left="0.5pt solid #000000" fo:border-right="none" fo:border-top="none" fo:border-bottom="0.5pt solid #000000"/>
    </style:style>
    <style:style style:name="Таблица72.D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9" style:family="table-cell">
      <style:table-cell-properties fo:padding="0.097cm" fo:border-left="0.5pt solid #000000" fo:border-right="none" fo:border-top="none" fo:border-bottom="0.5pt solid #000000"/>
    </style:style>
    <style:style style:name="Таблица72.B9" style:family="table-cell">
      <style:table-cell-properties fo:padding="0.097cm" fo:border-left="0.5pt solid #000000" fo:border-right="none" fo:border-top="none" fo:border-bottom="0.5pt solid #000000"/>
    </style:style>
    <style:style style:name="Таблица72.C9" style:family="table-cell">
      <style:table-cell-properties fo:padding="0.097cm" fo:border-left="0.5pt solid #000000" fo:border-right="none" fo:border-top="none" fo:border-bottom="0.5pt solid #000000"/>
    </style:style>
    <style:style style:name="Таблица72.D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0" style:family="table-cell">
      <style:table-cell-properties fo:padding="0.097cm" fo:border-left="0.5pt solid #000000" fo:border-right="none" fo:border-top="none" fo:border-bottom="0.5pt solid #000000"/>
    </style:style>
    <style:style style:name="Таблица72.B10" style:family="table-cell">
      <style:table-cell-properties fo:padding="0.097cm" fo:border-left="0.5pt solid #000000" fo:border-right="none" fo:border-top="none" fo:border-bottom="0.5pt solid #000000"/>
    </style:style>
    <style:style style:name="Таблица72.C10" style:family="table-cell">
      <style:table-cell-properties fo:padding="0.097cm" fo:border-left="0.5pt solid #000000" fo:border-right="none" fo:border-top="none" fo:border-bottom="0.5pt solid #000000"/>
    </style:style>
    <style:style style:name="Таблица72.D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1" style:family="table-cell">
      <style:table-cell-properties fo:padding="0.097cm" fo:border-left="0.5pt solid #000000" fo:border-right="none" fo:border-top="none" fo:border-bottom="0.5pt solid #000000"/>
    </style:style>
    <style:style style:name="Таблица72.B11" style:family="table-cell">
      <style:table-cell-properties fo:padding="0.097cm" fo:border-left="0.5pt solid #000000" fo:border-right="none" fo:border-top="none" fo:border-bottom="0.5pt solid #000000"/>
    </style:style>
    <style:style style:name="Таблица72.C11" style:family="table-cell">
      <style:table-cell-properties fo:padding="0.097cm" fo:border-left="0.5pt solid #000000" fo:border-right="none" fo:border-top="none" fo:border-bottom="0.5pt solid #000000"/>
    </style:style>
    <style:style style:name="Таблица72.D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2" style:family="table-cell">
      <style:table-cell-properties fo:padding="0.097cm" fo:border-left="0.5pt solid #000000" fo:border-right="none" fo:border-top="none" fo:border-bottom="0.5pt solid #000000"/>
    </style:style>
    <style:style style:name="Таблица72.B12" style:family="table-cell">
      <style:table-cell-properties fo:padding="0.097cm" fo:border-left="0.5pt solid #000000" fo:border-right="none" fo:border-top="none" fo:border-bottom="0.5pt solid #000000"/>
    </style:style>
    <style:style style:name="Таблица72.C12" style:family="table-cell">
      <style:table-cell-properties fo:padding="0.097cm" fo:border-left="0.5pt solid #000000" fo:border-right="none" fo:border-top="none" fo:border-bottom="0.5pt solid #000000"/>
    </style:style>
    <style:style style:name="Таблица72.D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3" style:family="table-cell">
      <style:table-cell-properties fo:padding="0.097cm" fo:border-left="0.5pt solid #000000" fo:border-right="none" fo:border-top="none" fo:border-bottom="0.5pt solid #000000"/>
    </style:style>
    <style:style style:name="Таблица72.B13" style:family="table-cell">
      <style:table-cell-properties fo:padding="0.097cm" fo:border-left="0.5pt solid #000000" fo:border-right="none" fo:border-top="none" fo:border-bottom="0.5pt solid #000000"/>
    </style:style>
    <style:style style:name="Таблица72.C13" style:family="table-cell">
      <style:table-cell-properties fo:padding="0.097cm" fo:border-left="0.5pt solid #000000" fo:border-right="none" fo:border-top="none" fo:border-bottom="0.5pt solid #000000"/>
    </style:style>
    <style:style style:name="Таблица72.D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4" style:family="table-cell">
      <style:table-cell-properties fo:padding="0.097cm" fo:border-left="0.5pt solid #000000" fo:border-right="none" fo:border-top="none" fo:border-bottom="0.5pt solid #000000"/>
    </style:style>
    <style:style style:name="Таблица72.B14" style:family="table-cell">
      <style:table-cell-properties fo:padding="0.097cm" fo:border-left="0.5pt solid #000000" fo:border-right="none" fo:border-top="none" fo:border-bottom="0.5pt solid #000000"/>
    </style:style>
    <style:style style:name="Таблица72.C14" style:family="table-cell">
      <style:table-cell-properties fo:padding="0.097cm" fo:border-left="0.5pt solid #000000" fo:border-right="none" fo:border-top="none" fo:border-bottom="0.5pt solid #000000"/>
    </style:style>
    <style:style style:name="Таблица72.D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5" style:family="table-cell">
      <style:table-cell-properties fo:padding="0.097cm" fo:border-left="0.5pt solid #000000" fo:border-right="none" fo:border-top="none" fo:border-bottom="0.5pt solid #000000"/>
    </style:style>
    <style:style style:name="Таблица72.B15" style:family="table-cell">
      <style:table-cell-properties fo:padding="0.097cm" fo:border-left="0.5pt solid #000000" fo:border-right="none" fo:border-top="none" fo:border-bottom="0.5pt solid #000000"/>
    </style:style>
    <style:style style:name="Таблица72.C15" style:family="table-cell">
      <style:table-cell-properties fo:padding="0.097cm" fo:border-left="0.5pt solid #000000" fo:border-right="none" fo:border-top="none" fo:border-bottom="0.5pt solid #000000"/>
    </style:style>
    <style:style style:name="Таблица72.D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6" style:family="table-cell">
      <style:table-cell-properties fo:padding="0.097cm" fo:border-left="0.5pt solid #000000" fo:border-right="none" fo:border-top="none" fo:border-bottom="0.5pt solid #000000"/>
    </style:style>
    <style:style style:name="Таблица72.B16" style:family="table-cell">
      <style:table-cell-properties fo:padding="0.097cm" fo:border-left="0.5pt solid #000000" fo:border-right="none" fo:border-top="none" fo:border-bottom="0.5pt solid #000000"/>
    </style:style>
    <style:style style:name="Таблица72.C16" style:family="table-cell">
      <style:table-cell-properties fo:padding="0.097cm" fo:border-left="0.5pt solid #000000" fo:border-right="none" fo:border-top="none" fo:border-bottom="0.5pt solid #000000"/>
    </style:style>
    <style:style style:name="Таблица72.D1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7" style:family="table-cell">
      <style:table-cell-properties fo:padding="0.097cm" fo:border-left="0.5pt solid #000000" fo:border-right="none" fo:border-top="none" fo:border-bottom="0.5pt solid #000000"/>
    </style:style>
    <style:style style:name="Таблица72.B17" style:family="table-cell">
      <style:table-cell-properties fo:padding="0.097cm" fo:border-left="0.5pt solid #000000" fo:border-right="none" fo:border-top="none" fo:border-bottom="0.5pt solid #000000"/>
    </style:style>
    <style:style style:name="Таблица72.C17" style:family="table-cell">
      <style:table-cell-properties fo:padding="0.097cm" fo:border-left="0.5pt solid #000000" fo:border-right="none" fo:border-top="none" fo:border-bottom="0.5pt solid #000000"/>
    </style:style>
    <style:style style:name="Таблица72.D1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8" style:family="table-cell">
      <style:table-cell-properties fo:padding="0.097cm" fo:border-left="0.5pt solid #000000" fo:border-right="none" fo:border-top="none" fo:border-bottom="0.5pt solid #000000"/>
    </style:style>
    <style:style style:name="Таблица72.B18" style:family="table-cell">
      <style:table-cell-properties fo:padding="0.097cm" fo:border-left="0.5pt solid #000000" fo:border-right="none" fo:border-top="none" fo:border-bottom="0.5pt solid #000000"/>
    </style:style>
    <style:style style:name="Таблица72.C18" style:family="table-cell">
      <style:table-cell-properties fo:padding="0.097cm" fo:border-left="0.5pt solid #000000" fo:border-right="none" fo:border-top="none" fo:border-bottom="0.5pt solid #000000"/>
    </style:style>
    <style:style style:name="Таблица72.D1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2.A19" style:family="table-cell">
      <style:table-cell-properties fo:padding="0.097cm" fo:border-left="0.5pt solid #000000" fo:border-right="none" fo:border-top="none" fo:border-bottom="0.5pt solid #000000"/>
    </style:style>
    <style:style style:name="Таблица72.B19" style:family="table-cell">
      <style:table-cell-properties fo:padding="0.097cm" fo:border-left="0.5pt solid #000000" fo:border-right="none" fo:border-top="none" fo:border-bottom="0.5pt solid #000000"/>
    </style:style>
    <style:style style:name="Таблица72.C19" style:family="table-cell">
      <style:table-cell-properties fo:padding="0.097cm" fo:border-left="0.5pt solid #000000" fo:border-right="none" fo:border-top="none" fo:border-bottom="0.5pt solid #000000"/>
    </style:style>
    <style:style style:name="Таблица72.D1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7" style:family="table">
      <style:table-properties style:width="18.002cm" table:align="margins"/>
    </style:style>
    <style:style style:name="Таблица77.A" style:family="table-column">
      <style:table-column-properties style:column-width="3.196cm" style:rel-column-width="11635*"/>
    </style:style>
    <style:style style:name="Таблица77.B" style:family="table-column">
      <style:table-column-properties style:column-width="7.098cm" style:rel-column-width="25839*"/>
    </style:style>
    <style:style style:name="Таблица77.C" style:family="table-column">
      <style:table-column-properties style:column-width="7.708cm" style:rel-column-width="28061*"/>
    </style:style>
    <style:style style:name="Таблица7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7.C1" style:family="table-cell">
      <style:table-cell-properties fo:padding="0.097cm" fo:border="0.05pt solid #000000"/>
    </style:style>
    <style:style style:name="Таблица77.A2" style:family="table-cell">
      <style:table-cell-properties fo:padding="0.097cm" fo:border-left="0.05pt solid #000000" fo:border-right="none" fo:border-top="none" fo:border-bottom="0.05pt solid #000000"/>
    </style:style>
    <style:style style:name="Таблица7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8" style:family="table">
      <style:table-properties style:width="18.002cm" table:align="margins"/>
    </style:style>
    <style:style style:name="Таблица78.A" style:family="table-column">
      <style:table-column-properties style:column-width="3.013cm" style:rel-column-width="10967*"/>
    </style:style>
    <style:style style:name="Таблица78.B" style:family="table-column">
      <style:table-column-properties style:column-width="3.274cm" style:rel-column-width="11917*"/>
    </style:style>
    <style:style style:name="Таблица78.C" style:family="table-column">
      <style:table-column-properties style:column-width="4.221cm" style:rel-column-width="15365*"/>
    </style:style>
    <style:style style:name="Таблица78.D" style:family="table-column">
      <style:table-column-properties style:column-width="2.905cm" style:rel-column-width="10575*"/>
    </style:style>
    <style:style style:name="Таблица78.E" style:family="table-column">
      <style:table-column-properties style:column-width="4.59cm" style:rel-column-width="16711*"/>
    </style:style>
    <style:style style:name="Таблица78.A1" style:family="table-cell">
      <style:table-cell-properties fo:padding="0.097cm" fo:border="0.05pt solid #000000"/>
    </style:style>
    <style:style style:name="Таблица78.A2" style:family="table-cell">
      <style:table-cell-properties fo:padding="0.097cm" fo:border-left="0.05pt solid #000000" fo:border-right="none" fo:border-top="none" fo:border-bottom="0.05pt solid #000000"/>
    </style:style>
    <style:style style:name="Таблица78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1.492cm" style:rel-column-width="5432*"/>
    </style:style>
    <style:style style:name="Таблица12.B" style:family="table-column">
      <style:table-column-properties style:column-width="3.406cm" style:rel-column-width="12399*"/>
    </style:style>
    <style:style style:name="Таблица12.C" style:family="table-column">
      <style:table-column-properties style:column-width="2.489cm" style:rel-column-width="9060*"/>
    </style:style>
    <style:style style:name="Таблица12.D" style:family="table-column">
      <style:table-column-properties style:column-width="4.613cm" style:rel-column-width="16791*"/>
    </style:style>
    <style:style style:name="Таблица12.E" style:family="table-column">
      <style:table-column-properties style:column-width="2.2cm" style:rel-column-width="8007*"/>
    </style:style>
    <style:style style:name="Таблица12.F" style:family="table-column">
      <style:table-column-properties style:column-width="3.803cm" style:rel-column-width="13846*"/>
    </style:style>
    <style:style style:name="Таблица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2.F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none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none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none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none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none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none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none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10" style:family="table-cell">
      <style:table-cell-properties fo:padding="0.097cm" fo:border-left="0.05pt solid #000000" fo:border-right="none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11" style:family="table-cell">
      <style:table-cell-properties fo:padding="0.097cm" fo:border-left="0.05pt solid #000000" fo:border-right="none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12" style:family="table-cell">
      <style:table-cell-properties fo:padding="0.097cm" fo:border-left="0.05pt solid #000000" fo:border-right="none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13" style:family="table-cell">
      <style:table-cell-properties fo:padding="0.097cm" fo:border-left="0.05pt solid #000000" fo:border-right="none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002cm" table:align="margins"/>
    </style:style>
    <style:style style:name="Таблица13.A" style:family="table-column">
      <style:table-column-properties style:column-width="3.586cm" style:rel-column-width="13054*"/>
    </style:style>
    <style:style style:name="Таблица13.B" style:family="table-column">
      <style:table-column-properties style:column-width="4.009cm" style:rel-column-width="14595*"/>
    </style:style>
    <style:style style:name="Таблица13.C" style:family="table-column">
      <style:table-column-properties style:column-width="0.316cm" style:rel-column-width="1149*"/>
    </style:style>
    <style:style style:name="Таблица13.D" style:family="table-column">
      <style:table-column-properties style:column-width="3.981cm" style:rel-column-width="14492*"/>
    </style:style>
    <style:style style:name="Таблица13.E" style:family="table-column">
      <style:table-column-properties style:column-width="6.11cm" style:rel-column-width="22245*"/>
    </style:style>
    <style:style style:name="Таблица1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3.E1" style:family="table-cell">
      <style:table-cell-properties fo:background-color="#eeeeee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2" style:family="table-cell">
      <style:table-cell-properties fo:padding="0.097cm" fo:border="0.05pt solid #000000"/>
    </style:style>
    <style:style style:name="Таблица13.A3" style:family="table-cell">
      <style:table-cell-properties fo:padding="0.097cm" fo:border-left="0.05pt solid #000000" fo:border-right="none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none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none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3.A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3.A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002cm" table:align="margins"/>
    </style:style>
    <style:style style:name="Таблица18.A" style:family="table-column">
      <style:table-column-properties style:column-width="6.001cm" style:rel-column-width="21845*"/>
    </style:style>
    <style:style style:name="Таблица1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fo:padding="0.097cm" fo:border-left="0.05pt solid #000000" fo:border-right="none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fo:padding="0.097cm" fo:border-left="0.05pt solid #000000" fo:border-right="none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8.C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8.A6" style:family="table-cell">
      <style:table-cell-properties fo:padding="0.097cm" fo:border-left="0.05pt solid #000000" fo:border-right="none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fo:padding="0.097cm" fo:border-left="0.05pt solid #000000" fo:border-right="none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fo:padding="0.097cm" fo:border-left="0.05pt solid #000000" fo:border-right="none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0" style:family="table">
      <style:table-properties style:width="18.002cm" table:align="margins"/>
    </style:style>
    <style:style style:name="Таблица70.A" style:family="table-column">
      <style:table-column-properties style:column-width="6.001cm" style:rel-column-width="21845*"/>
    </style:style>
    <style:style style:name="Таблица7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0.C1" style:family="table-cell">
      <style:table-cell-properties fo:padding="0.097cm" fo:border="0.05pt solid #000000"/>
    </style:style>
    <style:style style:name="Таблица71" style:family="table">
      <style:table-properties style:width="18.002cm" table:align="margins"/>
    </style:style>
    <style:style style:name="Таблица71.A" style:family="table-column">
      <style:table-column-properties style:column-width="6.001cm" style:rel-column-width="21845*"/>
    </style:style>
    <style:style style:name="Таблица7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1.C1" style:family="table-cell">
      <style:table-cell-properties fo:padding="0.097cm" fo:border="0.05pt solid #000000"/>
    </style:style>
    <style:style style:name="Таблица80" style:family="table">
      <style:table-properties style:width="18.002cm" table:align="margins"/>
    </style:style>
    <style:style style:name="Таблица80.A" style:family="table-column">
      <style:table-column-properties style:column-width="3.59cm" style:rel-column-width="13067*"/>
    </style:style>
    <style:style style:name="Таблица80.B" style:family="table-column">
      <style:table-column-properties style:column-width="5.108cm" style:rel-column-width="18595*"/>
    </style:style>
    <style:style style:name="Таблица80.C" style:family="table-column">
      <style:table-column-properties style:column-width="4.008cm" style:rel-column-width="14589*"/>
    </style:style>
    <style:style style:name="Таблица80.D" style:family="table-column">
      <style:table-column-properties style:column-width="5.297cm" style:rel-column-width="19284*"/>
    </style:style>
    <style:style style:name="Таблица8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80.D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80.A2" style:family="table-cell">
      <style:table-cell-properties fo:padding="0.097cm" fo:border-left="0.05pt solid #000000" fo:border-right="none" fo:border-top="none" fo:border-bottom="0.05pt solid #000000"/>
    </style:style>
    <style:style style:name="Таблица80.B2" style:family="table-cell">
      <style:table-cell-properties fo:padding="0.097cm" fo:border-left="0.05pt solid #000000" fo:border-right="none" fo:border-top="none" fo:border-bottom="0.05pt solid #000000"/>
    </style:style>
    <style:style style:name="Таблица80.C2" style:family="table-cell">
      <style:table-cell-properties fo:padding="0.097cm" fo:border-left="0.05pt solid #000000" fo:border-right="none" fo:border-top="none" fo:border-bottom="0.05pt solid #000000"/>
    </style:style>
    <style:style style:name="Таблица8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.A3" style:family="table-cell">
      <style:table-cell-properties fo:padding="0.097cm" fo:border-left="0.05pt solid #000000" fo:border-right="none" fo:border-top="none" fo:border-bottom="0.05pt solid #000000"/>
    </style:style>
    <style:style style:name="Таблица80.B3" style:family="table-cell">
      <style:table-cell-properties fo:padding="0.097cm" fo:border-left="0.05pt solid #000000" fo:border-right="none" fo:border-top="none" fo:border-bottom="0.05pt solid #000000"/>
    </style:style>
    <style:style style:name="Таблица80.C3" style:family="table-cell">
      <style:table-cell-properties fo:padding="0.097cm" fo:border-left="0.05pt solid #000000" fo:border-right="none" fo:border-top="none" fo:border-bottom="0.05pt solid #000000"/>
    </style:style>
    <style:style style:name="Таблица80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.A4" style:family="table-cell">
      <style:table-cell-properties fo:padding="0.097cm" fo:border-left="0.05pt solid #000000" fo:border-right="none" fo:border-top="none" fo:border-bottom="0.05pt solid #000000"/>
    </style:style>
    <style:style style:name="Таблица80.B4" style:family="table-cell">
      <style:table-cell-properties fo:padding="0.097cm" fo:border-left="0.05pt solid #000000" fo:border-right="none" fo:border-top="none" fo:border-bottom="0.05pt solid #000000"/>
    </style:style>
    <style:style style:name="Таблица80.C4" style:family="table-cell">
      <style:table-cell-properties fo:padding="0.097cm" fo:border-left="0.05pt solid #000000" fo:border-right="none" fo:border-top="none" fo:border-bottom="0.05pt solid #000000"/>
    </style:style>
    <style:style style:name="Таблица80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.A5" style:family="table-cell">
      <style:table-cell-properties fo:padding="0.097cm" fo:border-left="0.05pt solid #000000" fo:border-right="none" fo:border-top="none" fo:border-bottom="0.05pt solid #000000"/>
    </style:style>
    <style:style style:name="Таблица80.B5" style:family="table-cell">
      <style:table-cell-properties fo:padding="0.097cm" fo:border-left="0.05pt solid #000000" fo:border-right="none" fo:border-top="none" fo:border-bottom="0.05pt solid #000000"/>
    </style:style>
    <style:style style:name="Таблица80.C5" style:family="table-cell">
      <style:table-cell-properties fo:padding="0.097cm" fo:border-left="0.05pt solid #000000" fo:border-right="none" fo:border-top="none" fo:border-bottom="0.05pt solid #000000"/>
    </style:style>
    <style:style style:name="Таблица80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.A6" style:family="table-cell">
      <style:table-cell-properties fo:padding="0.097cm" fo:border-left="0.05pt solid #000000" fo:border-right="none" fo:border-top="none" fo:border-bottom="0.05pt solid #000000"/>
    </style:style>
    <style:style style:name="Таблица80.B6" style:family="table-cell">
      <style:table-cell-properties fo:padding="0.097cm" fo:border-left="0.05pt solid #000000" fo:border-right="none" fo:border-top="none" fo:border-bottom="0.05pt solid #000000"/>
    </style:style>
    <style:style style:name="Таблица80.C6" style:family="table-cell">
      <style:table-cell-properties fo:padding="0.097cm" fo:border-left="0.05pt solid #000000" fo:border-right="none" fo:border-top="none" fo:border-bottom="0.05pt solid #000000"/>
    </style:style>
    <style:style style:name="Таблица80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.A7" style:family="table-cell">
      <style:table-cell-properties fo:padding="0.097cm" fo:border-left="0.05pt solid #000000" fo:border-right="none" fo:border-top="none" fo:border-bottom="0.05pt solid #000000"/>
    </style:style>
    <style:style style:name="Таблица80.B7" style:family="table-cell">
      <style:table-cell-properties fo:padding="0.097cm" fo:border-left="0.05pt solid #000000" fo:border-right="none" fo:border-top="none" fo:border-bottom="0.05pt solid #000000"/>
    </style:style>
    <style:style style:name="Таблица80.C7" style:family="table-cell">
      <style:table-cell-properties fo:padding="0.097cm" fo:border-left="0.05pt solid #000000" fo:border-right="none" fo:border-top="none" fo:border-bottom="0.05pt solid #000000"/>
    </style:style>
    <style:style style:name="Таблица80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.A8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80.D8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80.A9" style:family="table-cell">
      <style:table-cell-properties fo:padding="0.097cm" fo:border-left="0.05pt solid #000000" fo:border-right="none" fo:border-top="none" fo:border-bottom="0.05pt solid #000000"/>
    </style:style>
    <style:style style:name="Таблица80.B9" style:family="table-cell">
      <style:table-cell-properties fo:padding="0.097cm" fo:border-left="0.05pt solid #000000" fo:border-right="none" fo:border-top="none" fo:border-bottom="0.05pt solid #000000"/>
    </style:style>
    <style:style style:name="Таблица80.C9" style:family="table-cell">
      <style:table-cell-properties fo:padding="0.097cm" fo:border-left="0.05pt solid #000000" fo:border-right="none" fo:border-top="none" fo:border-bottom="0.05pt solid #000000"/>
    </style:style>
    <style:style style:name="Таблица80.D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.A10" style:family="table-cell">
      <style:table-cell-properties fo:padding="0.097cm" fo:border-left="0.05pt solid #000000" fo:border-right="none" fo:border-top="none" fo:border-bottom="0.05pt solid #000000"/>
    </style:style>
    <style:style style:name="Таблица80.B10" style:family="table-cell">
      <style:table-cell-properties fo:padding="0.097cm" fo:border-left="0.05pt solid #000000" fo:border-right="none" fo:border-top="none" fo:border-bottom="0.05pt solid #000000"/>
    </style:style>
    <style:style style:name="Таблица80.C10" style:family="table-cell">
      <style:table-cell-properties fo:padding="0.097cm" fo:border-left="0.05pt solid #000000" fo:border-right="none" fo:border-top="none" fo:border-bottom="0.05pt solid #000000"/>
    </style:style>
    <style:style style:name="Таблица80.D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.A11" style:family="table-cell">
      <style:table-cell-properties fo:padding="0.097cm" fo:border-left="0.05pt solid #000000" fo:border-right="none" fo:border-top="none" fo:border-bottom="0.05pt solid #000000"/>
    </style:style>
    <style:style style:name="Таблица80.B11" style:family="table-cell">
      <style:table-cell-properties fo:padding="0.097cm" fo:border-left="0.05pt solid #000000" fo:border-right="none" fo:border-top="none" fo:border-bottom="0.05pt solid #000000"/>
    </style:style>
    <style:style style:name="Таблица80.C11" style:family="table-cell">
      <style:table-cell-properties fo:padding="0.097cm" fo:border-left="0.05pt solid #000000" fo:border-right="none" fo:border-top="none" fo:border-bottom="0.05pt solid #000000"/>
    </style:style>
    <style:style style:name="Таблица80.D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7.99cm" style:rel-column-width="29088*"/>
    </style:style>
    <style:style style:name="Таблица6.B" style:family="table-column">
      <style:table-column-properties style:column-width="2.503cm" style:rel-column-width="9111*"/>
    </style:style>
    <style:style style:name="Таблица6.C" style:family="table-column">
      <style:table-column-properties style:column-width="2.316cm" style:rel-column-width="8431*"/>
    </style:style>
    <style:style style:name="Таблица6.D" style:family="table-column">
      <style:table-column-properties style:column-width="0.187cm" style:rel-column-width="680*"/>
    </style:style>
    <style:style style:name="Таблица6.F" style:family="table-column">
      <style:table-column-properties style:column-width="2.503cm" style:rel-column-width="9114*"/>
    </style:style>
    <style:style style:name="Таблица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6.B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none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none" fo:border-top="none" fo:border-bottom="0.05pt solid #000000"/>
    </style:style>
    <style:style style:name="Таблица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D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.A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.A7" style:family="table-cell">
      <style:table-cell-properties fo:padding="0.097cm" fo:border-left="0.05pt solid #000000" fo:border-right="none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none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10" style:family="table-cell">
      <style:table-cell-properties fo:padding="0.097cm" fo:border-left="0.05pt solid #000000" fo:border-right="none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11" style:family="table-cell">
      <style:table-cell-properties fo:padding="0.097cm" fo:border-left="0.05pt solid #000000" fo:border-right="none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14" style:family="table-cell">
      <style:table-cell-properties fo:padding="0.097cm" fo:border-left="0.05pt solid #000000" fo:border-right="none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" style:family="table">
      <style:table-properties style:width="18.002cm" table:align="margins"/>
    </style:style>
    <style:style style:name="Таблица39.A" style:family="table-column">
      <style:table-column-properties style:column-width="1.598cm" style:rel-column-width="5817*"/>
    </style:style>
    <style:style style:name="Таблица39.B" style:family="table-column">
      <style:table-column-properties style:column-width="2.096cm" style:rel-column-width="7628*"/>
    </style:style>
    <style:style style:name="Таблица39.C" style:family="table-column">
      <style:table-column-properties style:column-width="1.519cm" style:rel-column-width="5528*"/>
    </style:style>
    <style:style style:name="Таблица39.D" style:family="table-column">
      <style:table-column-properties style:column-width="2.778cm" style:rel-column-width="10113*"/>
    </style:style>
    <style:style style:name="Таблица39.E" style:family="table-column">
      <style:table-column-properties style:column-width="3.221cm" style:rel-column-width="11725*"/>
    </style:style>
    <style:style style:name="Таблица39.F" style:family="table-column">
      <style:table-column-properties style:column-width="3.59cm" style:rel-column-width="13067*"/>
    </style:style>
    <style:style style:name="Таблица39.G" style:family="table-column">
      <style:table-column-properties style:column-width="3.201cm" style:rel-column-width="11657*"/>
    </style:style>
    <style:style style:name="Таблица3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9.G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39.A2" style:family="table-cell">
      <style:table-cell-properties fo:padding="0.097cm" fo:border-left="0.05pt solid #000000" fo:border-right="none" fo:border-top="none" fo:border-bottom="0.05pt solid #000000"/>
    </style:style>
    <style:style style:name="Таблица39.B2" style:family="table-cell">
      <style:table-cell-properties fo:padding="0.097cm" fo:border-left="0.05pt solid #000000" fo:border-right="none" fo:border-top="none" fo:border-bottom="0.05pt solid #000000"/>
    </style:style>
    <style:style style:name="Таблица39.C2" style:family="table-cell">
      <style:table-cell-properties fo:padding="0.097cm" fo:border-left="0.05pt solid #000000" fo:border-right="none" fo:border-top="none" fo:border-bottom="0.05pt solid #000000"/>
    </style:style>
    <style:style style:name="Таблица39.D2" style:family="table-cell">
      <style:table-cell-properties fo:padding="0.097cm" fo:border-left="0.05pt solid #000000" fo:border-right="none" fo:border-top="none" fo:border-bottom="0.05pt solid #000000"/>
    </style:style>
    <style:style style:name="Таблица39.E2" style:family="table-cell">
      <style:table-cell-properties fo:padding="0.097cm" fo:border-left="0.05pt solid #000000" fo:border-right="none" fo:border-top="none" fo:border-bottom="0.05pt solid #000000"/>
    </style:style>
    <style:style style:name="Таблица39.F2" style:family="table-cell">
      <style:table-cell-properties fo:padding="0.097cm" fo:border-left="0.05pt solid #000000" fo:border-right="none" fo:border-top="none" fo:border-bottom="0.05pt solid #000000"/>
    </style:style>
    <style:style style:name="Таблица3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" style:family="table">
      <style:table-properties style:width="18.002cm" table:align="margins"/>
    </style:style>
    <style:style style:name="Таблица60.A" style:family="table-column">
      <style:table-column-properties style:column-width="1.702cm" style:rel-column-width="6196*"/>
    </style:style>
    <style:style style:name="Таблица60.B" style:family="table-column">
      <style:table-column-properties style:column-width="7.31cm" style:rel-column-width="26609*"/>
    </style:style>
    <style:style style:name="Таблица60.C" style:family="table-column">
      <style:table-column-properties style:column-width="8.991cm" style:rel-column-width="32730*"/>
    </style:style>
    <style:style style:name="Таблица60.A1" style:family="table-cell">
      <style:table-cell-properties fo:padding="0.097cm" fo:border="0.05pt solid #000000"/>
    </style:style>
    <style:style style:name="Таблица6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.A3" style:family="table-cell">
      <style:table-cell-properties fo:padding="0.097cm" fo:border-left="0.05pt solid #000000" fo:border-right="none" fo:border-top="none" fo:border-bottom="0.05pt solid #000000"/>
    </style:style>
    <style:style style:name="Таблица61" style:family="table">
      <style:table-properties style:width="18.002cm" table:align="margins"/>
    </style:style>
    <style:style style:name="Таблица61.A" style:family="table-column">
      <style:table-column-properties style:column-width="3.51cm" style:rel-column-width="12778*"/>
    </style:style>
    <style:style style:name="Таблица61.B" style:family="table-column">
      <style:table-column-properties style:column-width="2.986cm" style:rel-column-width="10871*"/>
    </style:style>
    <style:style style:name="Таблица61.C" style:family="table-column">
      <style:table-column-properties style:column-width="2.752cm" style:rel-column-width="10017*"/>
    </style:style>
    <style:style style:name="Таблица61.D" style:family="table-column">
      <style:table-column-properties style:column-width="1.046cm" style:rel-column-width="3807*"/>
    </style:style>
    <style:style style:name="Таблица61.E" style:family="table-column">
      <style:table-column-properties style:column-width="1.706cm" style:rel-column-width="6209*"/>
    </style:style>
    <style:style style:name="Таблица61.F" style:family="table-column">
      <style:table-column-properties style:column-width="0.31cm" style:rel-column-width="1130*"/>
    </style:style>
    <style:style style:name="Таблица61.G" style:family="table-column">
      <style:table-column-properties style:column-width="2.69cm" style:rel-column-width="9792*"/>
    </style:style>
    <style:style style:name="Таблица61.H" style:family="table-column">
      <style:table-column-properties style:column-width="3.002cm" style:rel-column-width="10931*"/>
    </style:style>
    <style:style style:name="Таблица6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1.G1" style:family="table-cell">
      <style:table-cell-properties fo:padding="0.097cm" fo:border="0.05pt solid #000000"/>
    </style:style>
    <style:style style:name="Таблица61.A2" style:family="table-cell">
      <style:table-cell-properties fo:padding="0.097cm" fo:border-left="0.05pt solid #000000" fo:border-right="none" fo:border-top="none" fo:border-bottom="0.05pt solid #000000"/>
    </style:style>
    <style:style style:name="Таблица6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2" style:family="table">
      <style:table-properties style:width="18.002cm" table:align="margins"/>
    </style:style>
    <style:style style:name="Таблица62.A" style:family="table-column">
      <style:table-column-properties style:column-width="4.503cm" style:rel-column-width="16393*"/>
    </style:style>
    <style:style style:name="Таблица62.B" style:family="table-column">
      <style:table-column-properties style:column-width="0.639cm" style:rel-column-width="2324*"/>
    </style:style>
    <style:style style:name="Таблица62.C" style:family="table-column">
      <style:table-column-properties style:column-width="4.445cm" style:rel-column-width="16181*"/>
    </style:style>
    <style:style style:name="Таблица62.D" style:family="table-column">
      <style:table-column-properties style:column-width="0.699cm" style:rel-column-width="2542*"/>
    </style:style>
    <style:style style:name="Таблица62.E" style:family="table-column">
      <style:table-column-properties style:column-width="3.205cm" style:rel-column-width="11667*"/>
    </style:style>
    <style:style style:name="Таблица62.F" style:family="table-column">
      <style:table-column-properties style:column-width="0.917cm" style:rel-column-width="3339*"/>
    </style:style>
    <style:style style:name="Таблица62.G" style:family="table-column">
      <style:table-column-properties style:column-width="3.595cm" style:rel-column-width="13089*"/>
    </style:style>
    <style:style style:name="Таблица6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2.F1" style:family="table-cell">
      <style:table-cell-properties fo:padding="0.097cm" fo:border="0.05pt solid #000000"/>
    </style:style>
    <style:style style:name="Таблица6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2.A3" style:family="table-cell">
      <style:table-cell-properties fo:padding="0.097cm" fo:border-left="0.05pt solid #000000" fo:border-right="none" fo:border-top="none" fo:border-bottom="0.05pt solid #000000"/>
    </style:style>
    <style:style style:name="Таблица62.C3" style:family="table-cell">
      <style:table-cell-properties fo:padding="0.097cm" fo:border-left="0.05pt solid #000000" fo:border-right="none" fo:border-top="none" fo:border-bottom="0.05pt solid #000000"/>
    </style:style>
    <style:style style:name="Таблица62.E3" style:family="table-cell">
      <style:table-cell-properties fo:padding="0.097cm" fo:border-left="0.05pt solid #000000" fo:border-right="none" fo:border-top="none" fo:border-bottom="0.05pt solid #000000"/>
    </style:style>
    <style:style style:name="Таблица6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4" style:family="table">
      <style:table-properties style:width="18.002cm" table:align="margins"/>
    </style:style>
    <style:style style:name="Таблица74.A" style:family="table-column">
      <style:table-column-properties style:column-width="6.001cm" style:rel-column-width="21845*"/>
    </style:style>
    <style:style style:name="Таблица7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74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74.A2" style:family="table-cell">
      <style:table-cell-properties fo:padding="0.097cm" fo:border-left="0.05pt solid #000000" fo:border-right="none" fo:border-top="none" fo:border-bottom="0.05pt solid #000000"/>
    </style:style>
    <style:style style:name="Таблица74.B2" style:family="table-cell">
      <style:table-cell-properties fo:padding="0.097cm" fo:border-left="0.05pt solid #000000" fo:border-right="none" fo:border-top="none" fo:border-bottom="0.05pt solid #000000"/>
    </style:style>
    <style:style style:name="Таблица7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7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4.A4" style:family="table-cell">
      <style:table-cell-properties fo:padding="0.097cm" fo:border-left="0.05pt solid #000000" fo:border-right="none" fo:border-top="none" fo:border-bottom="0.05pt solid #000000"/>
    </style:style>
    <style:style style:name="Таблица74.B4" style:family="table-cell">
      <style:table-cell-properties fo:padding="0.097cm" fo:border-left="0.05pt solid #000000" fo:border-right="none" fo:border-top="none" fo:border-bottom="0.05pt solid #000000"/>
    </style:style>
    <style:style style:name="Таблица7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" style:family="table">
      <style:table-properties style:width="18.002cm" table:align="margins"/>
    </style:style>
    <style:style style:name="Таблица46.A" style:family="table-column">
      <style:table-column-properties style:column-width="1.808cm" style:rel-column-width="6581*"/>
    </style:style>
    <style:style style:name="Таблица46.B" style:family="table-column">
      <style:table-column-properties style:column-width="0.889cm" style:rel-column-width="3239*"/>
    </style:style>
    <style:style style:name="Таблица46.C" style:family="table-column">
      <style:table-column-properties style:column-width="2.697cm" style:rel-column-width="9821*"/>
    </style:style>
    <style:style style:name="Таблица46.D" style:family="table-column">
      <style:table-column-properties style:column-width="4.009cm" style:rel-column-width="14595*"/>
    </style:style>
    <style:style style:name="Таблица46.E" style:family="table-column">
      <style:table-column-properties style:column-width="2.596cm" style:rel-column-width="9452*"/>
    </style:style>
    <style:style style:name="Таблица46.F" style:family="table-column">
      <style:table-column-properties style:column-width="6.001cm" style:rel-column-width="21847*"/>
    </style:style>
    <style:style style:name="Таблица46.1" style:family="table-row">
      <style:table-row-properties fo:keep-together="always"/>
    </style:style>
    <style:style style:name="Таблица4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6.F1" style:family="table-cell">
      <style:table-cell-properties fo:padding="0.097cm" fo:border="0.05pt solid #000000"/>
    </style:style>
    <style:style style:name="Таблица46.A2" style:family="table-cell">
      <style:table-cell-properties fo:padding="0.097cm" fo:border-left="0.05pt solid #000000" fo:border-right="none" fo:border-top="none" fo:border-bottom="0.05pt solid #000000"/>
    </style:style>
    <style:style style:name="Таблица46.D2" style:family="table-cell">
      <style:table-cell-properties fo:padding="0.097cm" fo:border-left="0.05pt solid #000000" fo:border-right="none" fo:border-top="none" fo:border-bottom="0.05pt solid #000000"/>
    </style:style>
    <style:style style:name="Таблица46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" style:family="table-cell">
      <style:table-cell-properties fo:padding="0.097cm" fo:border-left="0.05pt solid #000000" fo:border-right="none" fo:border-top="none" fo:border-bottom="0.05pt solid #000000"/>
    </style:style>
    <style:style style:name="Таблица46.D3" style:family="table-cell">
      <style:table-cell-properties fo:padding="0.097cm" fo:border-left="0.05pt solid #000000" fo:border-right="none" fo:border-top="none" fo:border-bottom="0.05pt solid #000000"/>
    </style:style>
    <style:style style:name="Таблица46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46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5" style:family="table-cell">
      <style:table-cell-properties fo:padding="0.097cm" fo:border-left="0.05pt solid #000000" fo:border-right="none" fo:border-top="none" fo:border-bottom="0.05pt solid #000000"/>
    </style:style>
    <style:style style:name="Таблица46.D5" style:family="table-cell">
      <style:table-cell-properties fo:padding="0.097cm" fo:border-left="0.05pt solid #000000" fo:border-right="none" fo:border-top="none" fo:border-bottom="0.05pt solid #000000"/>
    </style:style>
    <style:style style:name="Таблица46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6" style:family="table-cell">
      <style:table-cell-properties fo:padding="0.097cm" fo:border-left="0.05pt solid #000000" fo:border-right="none" fo:border-top="none" fo:border-bottom="0.05pt solid #000000"/>
    </style:style>
    <style:style style:name="Таблица46.B6" style:family="table-cell">
      <style:table-cell-properties fo:padding="0.097cm" fo:border-left="0.05pt solid #000000" fo:border-right="none" fo:border-top="none" fo:border-bottom="0.05pt solid #000000"/>
    </style:style>
    <style:style style:name="Таблица46.D6" style:family="table-cell">
      <style:table-cell-properties fo:padding="0.097cm" fo:border-left="0.05pt solid #000000" fo:border-right="none" fo:border-top="none" fo:border-bottom="0.05pt solid #000000"/>
    </style:style>
    <style:style style:name="Таблица46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7" style:family="table-cell">
      <style:table-cell-properties fo:padding="0.097cm" fo:border-left="0.05pt solid #000000" fo:border-right="none" fo:border-top="none" fo:border-bottom="0.05pt solid #000000"/>
    </style:style>
    <style:style style:name="Таблица46.B7" style:family="table-cell">
      <style:table-cell-properties fo:padding="0.097cm" fo:border-left="0.05pt solid #000000" fo:border-right="none" fo:border-top="none" fo:border-bottom="0.05pt solid #000000"/>
    </style:style>
    <style:style style:name="Таблица46.D7" style:family="table-cell">
      <style:table-cell-properties fo:padding="0.097cm" fo:border-left="0.05pt solid #000000" fo:border-right="none" fo:border-top="none" fo:border-bottom="0.05pt solid #000000"/>
    </style:style>
    <style:style style:name="Таблица46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8" style:family="table-cell">
      <style:table-cell-properties fo:padding="0.097cm" fo:border-left="0.05pt solid #000000" fo:border-right="none" fo:border-top="none" fo:border-bottom="0.05pt solid #000000"/>
    </style:style>
    <style:style style:name="Таблица46.B8" style:family="table-cell">
      <style:table-cell-properties fo:padding="0.097cm" fo:border-left="0.05pt solid #000000" fo:border-right="none" fo:border-top="none" fo:border-bottom="0.05pt solid #000000"/>
    </style:style>
    <style:style style:name="Таблица46.D8" style:family="table-cell">
      <style:table-cell-properties fo:padding="0.097cm" fo:border-left="0.05pt solid #000000" fo:border-right="none" fo:border-top="none" fo:border-bottom="0.05pt solid #000000"/>
    </style:style>
    <style:style style:name="Таблица46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9" style:family="table-cell">
      <style:table-cell-properties fo:padding="0.097cm" fo:border-left="0.05pt solid #000000" fo:border-right="none" fo:border-top="none" fo:border-bottom="0.05pt solid #000000"/>
    </style:style>
    <style:style style:name="Таблица46.D9" style:family="table-cell">
      <style:table-cell-properties fo:padding="0.097cm" fo:border-left="0.05pt solid #000000" fo:border-right="none" fo:border-top="none" fo:border-bottom="0.05pt solid #000000"/>
    </style:style>
    <style:style style:name="Таблица46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0" style:family="table-cell">
      <style:table-cell-properties fo:padding="0.097cm" fo:border-left="0.05pt solid #000000" fo:border-right="none" fo:border-top="none" fo:border-bottom="0.05pt solid #000000"/>
    </style:style>
    <style:style style:name="Таблица46.D10" style:family="table-cell">
      <style:table-cell-properties fo:padding="0.097cm" fo:border-left="0.05pt solid #000000" fo:border-right="none" fo:border-top="none" fo:border-bottom="0.05pt solid #000000"/>
    </style:style>
    <style:style style:name="Таблица46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1" style:family="table-cell">
      <style:table-cell-properties fo:padding="0.097cm" fo:border-left="0.05pt solid #000000" fo:border-right="none" fo:border-top="none" fo:border-bottom="0.05pt solid #000000"/>
    </style:style>
    <style:style style:name="Таблица46.D11" style:family="table-cell">
      <style:table-cell-properties fo:padding="0.097cm" fo:border-left="0.05pt solid #000000" fo:border-right="none" fo:border-top="none" fo:border-bottom="0.05pt solid #000000"/>
    </style:style>
    <style:style style:name="Таблица46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2" style:family="table-cell">
      <style:table-cell-properties fo:padding="0.097cm" fo:border-left="0.05pt solid #000000" fo:border-right="none" fo:border-top="none" fo:border-bottom="0.05pt solid #000000"/>
    </style:style>
    <style:style style:name="Таблица46.D12" style:family="table-cell">
      <style:table-cell-properties fo:padding="0.097cm" fo:border-left="0.05pt solid #000000" fo:border-right="none" fo:border-top="none" fo:border-bottom="0.05pt solid #000000"/>
    </style:style>
    <style:style style:name="Таблица46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3" style:family="table-cell">
      <style:table-cell-properties fo:padding="0.097cm" fo:border-left="0.05pt solid #000000" fo:border-right="none" fo:border-top="none" fo:border-bottom="0.05pt solid #000000"/>
    </style:style>
    <style:style style:name="Таблица46.D13" style:family="table-cell">
      <style:table-cell-properties fo:padding="0.097cm" fo:border-left="0.05pt solid #000000" fo:border-right="none" fo:border-top="none" fo:border-bottom="0.05pt solid #000000"/>
    </style:style>
    <style:style style:name="Таблица46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4" style:family="table-cell">
      <style:table-cell-properties fo:padding="0.097cm" fo:border-left="0.05pt solid #000000" fo:border-right="none" fo:border-top="none" fo:border-bottom="0.05pt solid #000000"/>
    </style:style>
    <style:style style:name="Таблица46.D14" style:family="table-cell">
      <style:table-cell-properties fo:padding="0.097cm" fo:border-left="0.05pt solid #000000" fo:border-right="none" fo:border-top="none" fo:border-bottom="0.05pt solid #000000"/>
    </style:style>
    <style:style style:name="Таблица46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6" style:family="table-cell">
      <style:table-cell-properties fo:padding="0.097cm" fo:border-left="0.05pt solid #000000" fo:border-right="none" fo:border-top="none" fo:border-bottom="0.05pt solid #000000"/>
    </style:style>
    <style:style style:name="Таблица46.D16" style:family="table-cell">
      <style:table-cell-properties fo:padding="0.097cm" fo:border-left="0.05pt solid #000000" fo:border-right="none" fo:border-top="none" fo:border-bottom="0.05pt solid #000000"/>
    </style:style>
    <style:style style:name="Таблица46.E16" style:family="table-cell">
      <style:table-cell-properties fo:padding="0.097cm" fo:border-left="0.05pt solid #000000" fo:border-right="none" fo:border-top="none" fo:border-bottom="0.05pt solid #000000"/>
    </style:style>
    <style:style style:name="Таблица46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7" style:family="table-cell">
      <style:table-cell-properties fo:padding="0.097cm" fo:border-left="0.05pt solid #000000" fo:border-right="none" fo:border-top="none" fo:border-bottom="0.05pt solid #000000"/>
    </style:style>
    <style:style style:name="Таблица46.D17" style:family="table-cell">
      <style:table-cell-properties fo:padding="0.097cm" fo:border-left="0.05pt solid #000000" fo:border-right="none" fo:border-top="none" fo:border-bottom="0.05pt solid #000000"/>
    </style:style>
    <style:style style:name="Таблица46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8" style:family="table-cell">
      <style:table-cell-properties fo:padding="0.097cm" fo:border-left="0.05pt solid #000000" fo:border-right="none" fo:border-top="none" fo:border-bottom="0.05pt solid #000000"/>
    </style:style>
    <style:style style:name="Таблица46.D18" style:family="table-cell">
      <style:table-cell-properties fo:padding="0.097cm" fo:border-left="0.05pt solid #000000" fo:border-right="none" fo:border-top="none" fo:border-bottom="0.05pt solid #000000"/>
    </style:style>
    <style:style style:name="Таблица46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19" style:family="table-cell">
      <style:table-cell-properties fo:padding="0.097cm" fo:border-left="0.05pt solid #000000" fo:border-right="none" fo:border-top="none" fo:border-bottom="0.05pt solid #000000"/>
    </style:style>
    <style:style style:name="Таблица46.D19" style:family="table-cell">
      <style:table-cell-properties fo:padding="0.097cm" fo:border-left="0.05pt solid #000000" fo:border-right="none" fo:border-top="none" fo:border-bottom="0.05pt solid #000000"/>
    </style:style>
    <style:style style:name="Таблица46.F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0" style:family="table-cell">
      <style:table-cell-properties fo:padding="0.097cm" fo:border-left="0.05pt solid #000000" fo:border-right="none" fo:border-top="none" fo:border-bottom="0.05pt solid #000000"/>
    </style:style>
    <style:style style:name="Таблица46.D20" style:family="table-cell">
      <style:table-cell-properties fo:padding="0.097cm" fo:border-left="0.05pt solid #000000" fo:border-right="none" fo:border-top="none" fo:border-bottom="0.05pt solid #000000"/>
    </style:style>
    <style:style style:name="Таблица46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1" style:family="table-cell">
      <style:table-cell-properties fo:padding="0.097cm" fo:border-left="0.05pt solid #000000" fo:border-right="none" fo:border-top="none" fo:border-bottom="0.05pt solid #000000"/>
    </style:style>
    <style:style style:name="Таблица46.D21" style:family="table-cell">
      <style:table-cell-properties fo:padding="0.097cm" fo:border-left="0.05pt solid #000000" fo:border-right="none" fo:border-top="none" fo:border-bottom="0.05pt solid #000000"/>
    </style:style>
    <style:style style:name="Таблица46.F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2" style:family="table-cell">
      <style:table-cell-properties fo:padding="0.097cm" fo:border-left="0.05pt solid #000000" fo:border-right="none" fo:border-top="none" fo:border-bottom="0.05pt solid #000000"/>
    </style:style>
    <style:style style:name="Таблица46.D22" style:family="table-cell">
      <style:table-cell-properties fo:padding="0.097cm" fo:border-left="0.05pt solid #000000" fo:border-right="none" fo:border-top="none" fo:border-bottom="0.05pt solid #000000"/>
    </style:style>
    <style:style style:name="Таблица46.F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3" style:family="table-cell">
      <style:table-cell-properties fo:padding="0.097cm" fo:border-left="0.05pt solid #000000" fo:border-right="none" fo:border-top="none" fo:border-bottom="0.05pt solid #000000"/>
    </style:style>
    <style:style style:name="Таблица46.D23" style:family="table-cell">
      <style:table-cell-properties fo:padding="0.097cm" fo:border-left="0.05pt solid #000000" fo:border-right="none" fo:border-top="none" fo:border-bottom="0.05pt solid #000000"/>
    </style:style>
    <style:style style:name="Таблица46.F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4" style:family="table-cell">
      <style:table-cell-properties fo:padding="0.097cm" fo:border-left="0.05pt solid #000000" fo:border-right="none" fo:border-top="none" fo:border-bottom="0.05pt solid #000000"/>
    </style:style>
    <style:style style:name="Таблица46.D24" style:family="table-cell">
      <style:table-cell-properties fo:padding="0.097cm" fo:border-left="0.05pt solid #000000" fo:border-right="none" fo:border-top="none" fo:border-bottom="0.05pt solid #000000"/>
    </style:style>
    <style:style style:name="Таблица46.F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5" style:family="table-cell">
      <style:table-cell-properties fo:padding="0.097cm" fo:border-left="0.05pt solid #000000" fo:border-right="none" fo:border-top="none" fo:border-bottom="0.05pt solid #000000"/>
    </style:style>
    <style:style style:name="Таблица46.D25" style:family="table-cell">
      <style:table-cell-properties fo:padding="0.097cm" fo:border-left="0.05pt solid #000000" fo:border-right="none" fo:border-top="none" fo:border-bottom="0.05pt solid #000000"/>
    </style:style>
    <style:style style:name="Таблица46.F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6" style:family="table-cell">
      <style:table-cell-properties fo:padding="0.097cm" fo:border-left="0.05pt solid #000000" fo:border-right="none" fo:border-top="none" fo:border-bottom="0.05pt solid #000000"/>
    </style:style>
    <style:style style:name="Таблица46.D26" style:family="table-cell">
      <style:table-cell-properties fo:padding="0.097cm" fo:border-left="0.05pt solid #000000" fo:border-right="none" fo:border-top="none" fo:border-bottom="0.05pt solid #000000"/>
    </style:style>
    <style:style style:name="Таблица46.F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7" style:family="table-cell">
      <style:table-cell-properties fo:padding="0.097cm" fo:border-left="0.05pt solid #000000" fo:border-right="none" fo:border-top="none" fo:border-bottom="0.05pt solid #000000"/>
    </style:style>
    <style:style style:name="Таблица46.D27" style:family="table-cell">
      <style:table-cell-properties fo:padding="0.097cm" fo:border-left="0.05pt solid #000000" fo:border-right="none" fo:border-top="none" fo:border-bottom="0.05pt solid #000000"/>
    </style:style>
    <style:style style:name="Таблица46.F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8" style:family="table-cell">
      <style:table-cell-properties fo:padding="0.097cm" fo:border-left="0.05pt solid #000000" fo:border-right="none" fo:border-top="none" fo:border-bottom="0.05pt solid #000000"/>
    </style:style>
    <style:style style:name="Таблица46.D28" style:family="table-cell">
      <style:table-cell-properties fo:padding="0.097cm" fo:border-left="0.05pt solid #000000" fo:border-right="none" fo:border-top="none" fo:border-bottom="0.05pt solid #000000"/>
    </style:style>
    <style:style style:name="Таблица46.F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29" style:family="table-cell">
      <style:table-cell-properties fo:padding="0.097cm" fo:border-left="0.05pt solid #000000" fo:border-right="none" fo:border-top="none" fo:border-bottom="0.05pt solid #000000"/>
    </style:style>
    <style:style style:name="Таблица46.D29" style:family="table-cell">
      <style:table-cell-properties fo:padding="0.097cm" fo:border-left="0.05pt solid #000000" fo:border-right="none" fo:border-top="none" fo:border-bottom="0.05pt solid #000000"/>
    </style:style>
    <style:style style:name="Таблица46.F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0" style:family="table-cell">
      <style:table-cell-properties fo:padding="0.097cm" fo:border-left="0.05pt solid #000000" fo:border-right="none" fo:border-top="none" fo:border-bottom="0.05pt solid #000000"/>
    </style:style>
    <style:style style:name="Таблица46.D30" style:family="table-cell">
      <style:table-cell-properties fo:padding="0.097cm" fo:border-left="0.05pt solid #000000" fo:border-right="none" fo:border-top="none" fo:border-bottom="0.05pt solid #000000"/>
    </style:style>
    <style:style style:name="Таблица46.F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1" style:family="table-cell">
      <style:table-cell-properties fo:padding="0.097cm" fo:border-left="0.05pt solid #000000" fo:border-right="none" fo:border-top="none" fo:border-bottom="0.05pt solid #000000"/>
    </style:style>
    <style:style style:name="Таблица46.D31" style:family="table-cell">
      <style:table-cell-properties fo:padding="0.097cm" fo:border-left="0.05pt solid #000000" fo:border-right="none" fo:border-top="none" fo:border-bottom="0.05pt solid #000000"/>
    </style:style>
    <style:style style:name="Таблица46.F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2" style:family="table-cell">
      <style:table-cell-properties fo:padding="0.097cm" fo:border-left="0.05pt solid #000000" fo:border-right="none" fo:border-top="none" fo:border-bottom="0.05pt solid #000000"/>
    </style:style>
    <style:style style:name="Таблица46.D32" style:family="table-cell">
      <style:table-cell-properties fo:padding="0.097cm" fo:border-left="0.05pt solid #000000" fo:border-right="none" fo:border-top="none" fo:border-bottom="0.05pt solid #000000"/>
    </style:style>
    <style:style style:name="Таблица46.F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3" style:family="table-cell">
      <style:table-cell-properties fo:padding="0.097cm" fo:border-left="0.05pt solid #000000" fo:border-right="none" fo:border-top="none" fo:border-bottom="0.05pt solid #000000"/>
    </style:style>
    <style:style style:name="Таблица46.D33" style:family="table-cell">
      <style:table-cell-properties fo:padding="0.097cm" fo:border-left="0.05pt solid #000000" fo:border-right="none" fo:border-top="none" fo:border-bottom="0.05pt solid #000000"/>
    </style:style>
    <style:style style:name="Таблица46.F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4" style:family="table-cell">
      <style:table-cell-properties fo:padding="0.097cm" fo:border-left="0.05pt solid #000000" fo:border-right="none" fo:border-top="none" fo:border-bottom="0.05pt solid #000000"/>
    </style:style>
    <style:style style:name="Таблица46.D34" style:family="table-cell">
      <style:table-cell-properties fo:padding="0.097cm" fo:border-left="0.05pt solid #000000" fo:border-right="none" fo:border-top="none" fo:border-bottom="0.05pt solid #000000"/>
    </style:style>
    <style:style style:name="Таблица46.F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5" style:family="table-cell">
      <style:table-cell-properties fo:padding="0.097cm" fo:border-left="0.05pt solid #000000" fo:border-right="none" fo:border-top="none" fo:border-bottom="0.05pt solid #000000"/>
    </style:style>
    <style:style style:name="Таблица46.D35" style:family="table-cell">
      <style:table-cell-properties fo:padding="0.097cm" fo:border-left="0.05pt solid #000000" fo:border-right="none" fo:border-top="none" fo:border-bottom="0.05pt solid #000000"/>
    </style:style>
    <style:style style:name="Таблица46.F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6" style:family="table-cell">
      <style:table-cell-properties fo:padding="0.097cm" fo:border-left="0.05pt solid #000000" fo:border-right="none" fo:border-top="none" fo:border-bottom="0.05pt solid #000000"/>
    </style:style>
    <style:style style:name="Таблица46.D36" style:family="table-cell">
      <style:table-cell-properties fo:padding="0.097cm" fo:border-left="0.05pt solid #000000" fo:border-right="none" fo:border-top="none" fo:border-bottom="0.05pt solid #000000"/>
    </style:style>
    <style:style style:name="Таблица46.F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7" style:family="table-cell">
      <style:table-cell-properties fo:padding="0.097cm" fo:border-left="0.05pt solid #000000" fo:border-right="none" fo:border-top="none" fo:border-bottom="0.05pt solid #000000"/>
    </style:style>
    <style:style style:name="Таблица46.D37" style:family="table-cell">
      <style:table-cell-properties fo:padding="0.097cm" fo:border-left="0.05pt solid #000000" fo:border-right="none" fo:border-top="none" fo:border-bottom="0.05pt solid #000000"/>
    </style:style>
    <style:style style:name="Таблица46.F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8" style:family="table-cell">
      <style:table-cell-properties fo:padding="0.097cm" fo:border-left="0.05pt solid #000000" fo:border-right="none" fo:border-top="none" fo:border-bottom="0.05pt solid #000000"/>
    </style:style>
    <style:style style:name="Таблица46.D38" style:family="table-cell">
      <style:table-cell-properties fo:padding="0.097cm" fo:border-left="0.05pt solid #000000" fo:border-right="none" fo:border-top="none" fo:border-bottom="0.05pt solid #000000"/>
    </style:style>
    <style:style style:name="Таблица46.F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39" style:family="table-cell">
      <style:table-cell-properties fo:padding="0.097cm" fo:border-left="0.05pt solid #000000" fo:border-right="none" fo:border-top="none" fo:border-bottom="0.05pt solid #000000"/>
    </style:style>
    <style:style style:name="Таблица46.D39" style:family="table-cell">
      <style:table-cell-properties fo:padding="0.097cm" fo:border-left="0.05pt solid #000000" fo:border-right="none" fo:border-top="none" fo:border-bottom="0.05pt solid #000000"/>
    </style:style>
    <style:style style:name="Таблица46.F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0" style:family="table-cell">
      <style:table-cell-properties fo:padding="0.097cm" fo:border-left="0.05pt solid #000000" fo:border-right="none" fo:border-top="none" fo:border-bottom="0.05pt solid #000000"/>
    </style:style>
    <style:style style:name="Таблица46.D40" style:family="table-cell">
      <style:table-cell-properties fo:padding="0.097cm" fo:border-left="0.05pt solid #000000" fo:border-right="none" fo:border-top="none" fo:border-bottom="0.05pt solid #000000"/>
    </style:style>
    <style:style style:name="Таблица46.F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1" style:family="table-cell">
      <style:table-cell-properties fo:padding="0.097cm" fo:border-left="0.05pt solid #000000" fo:border-right="none" fo:border-top="none" fo:border-bottom="0.05pt solid #000000"/>
    </style:style>
    <style:style style:name="Таблица46.D41" style:family="table-cell">
      <style:table-cell-properties fo:padding="0.097cm" fo:border-left="0.05pt solid #000000" fo:border-right="none" fo:border-top="none" fo:border-bottom="0.05pt solid #000000"/>
    </style:style>
    <style:style style:name="Таблица46.F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2" style:family="table-cell">
      <style:table-cell-properties fo:padding="0.097cm" fo:border-left="0.05pt solid #000000" fo:border-right="none" fo:border-top="none" fo:border-bottom="0.05pt solid #000000"/>
    </style:style>
    <style:style style:name="Таблица46.D42" style:family="table-cell">
      <style:table-cell-properties fo:padding="0.097cm" fo:border-left="0.05pt solid #000000" fo:border-right="none" fo:border-top="none" fo:border-bottom="0.05pt solid #000000"/>
    </style:style>
    <style:style style:name="Таблица46.F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3" style:family="table-cell">
      <style:table-cell-properties fo:padding="0.097cm" fo:border-left="0.05pt solid #000000" fo:border-right="none" fo:border-top="none" fo:border-bottom="0.05pt solid #000000"/>
    </style:style>
    <style:style style:name="Таблица46.D43" style:family="table-cell">
      <style:table-cell-properties fo:padding="0.097cm" fo:border-left="0.05pt solid #000000" fo:border-right="none" fo:border-top="none" fo:border-bottom="0.05pt solid #000000"/>
    </style:style>
    <style:style style:name="Таблица46.F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4" style:family="table-cell">
      <style:table-cell-properties fo:padding="0.097cm" fo:border-left="0.05pt solid #000000" fo:border-right="none" fo:border-top="none" fo:border-bottom="0.05pt solid #000000"/>
    </style:style>
    <style:style style:name="Таблица46.D44" style:family="table-cell">
      <style:table-cell-properties fo:padding="0.097cm" fo:border-left="0.05pt solid #000000" fo:border-right="none" fo:border-top="none" fo:border-bottom="0.05pt solid #000000"/>
    </style:style>
    <style:style style:name="Таблица46.F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5" style:family="table-cell">
      <style:table-cell-properties fo:padding="0.097cm" fo:border-left="0.05pt solid #000000" fo:border-right="none" fo:border-top="none" fo:border-bottom="0.05pt solid #000000"/>
    </style:style>
    <style:style style:name="Таблица46.D45" style:family="table-cell">
      <style:table-cell-properties fo:padding="0.097cm" fo:border-left="0.05pt solid #000000" fo:border-right="none" fo:border-top="none" fo:border-bottom="0.05pt solid #000000"/>
    </style:style>
    <style:style style:name="Таблица46.F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6" style:family="table-cell">
      <style:table-cell-properties fo:padding="0.097cm" fo:border-left="0.05pt solid #000000" fo:border-right="none" fo:border-top="none" fo:border-bottom="0.05pt solid #000000"/>
    </style:style>
    <style:style style:name="Таблица46.D46" style:family="table-cell">
      <style:table-cell-properties fo:padding="0.097cm" fo:border-left="0.05pt solid #000000" fo:border-right="none" fo:border-top="none" fo:border-bottom="0.05pt solid #000000"/>
    </style:style>
    <style:style style:name="Таблица46.F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47" style:family="table-cell">
      <style:table-cell-properties fo:padding="0.097cm" fo:border-left="0.05pt solid #000000" fo:border-right="none" fo:border-top="none" fo:border-bottom="0.05pt solid #000000"/>
    </style:style>
    <style:style style:name="Таблица46.D47" style:family="table-cell">
      <style:table-cell-properties fo:padding="0.097cm" fo:border-left="0.05pt solid #000000" fo:border-right="none" fo:border-top="none" fo:border-bottom="0.05pt solid #000000"/>
    </style:style>
    <style:style style:name="Таблица46.F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F48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6.A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50" style:family="table-cell">
      <style:table-cell-properties fo:padding="0.097cm" fo:border-left="0.05pt solid #000000" fo:border-right="none" fo:border-top="none" fo:border-bottom="0.05pt solid #000000"/>
    </style:style>
    <style:style style:name="Таблица46.C50" style:family="table-cell">
      <style:table-cell-properties fo:padding="0.097cm" fo:border-left="0.05pt solid #000000" fo:border-right="none" fo:border-top="none" fo:border-bottom="0.05pt solid #000000"/>
    </style:style>
    <style:style style:name="Таблица46.D50" style:family="table-cell">
      <style:table-cell-properties fo:padding="0.097cm" fo:border-left="0.05pt solid #000000" fo:border-right="none" fo:border-top="none" fo:border-bottom="0.05pt solid #000000"/>
    </style:style>
    <style:style style:name="Таблица46.F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.A51" style:family="table-cell">
      <style:table-cell-properties fo:padding="0.097cm" fo:border-left="0.05pt solid #000000" fo:border-right="none" fo:border-top="none" fo:border-bottom="0.05pt solid #000000"/>
    </style:style>
    <style:style style:name="Таблица46.D51" style:family="table-cell">
      <style:table-cell-properties fo:padding="0.097cm" fo:border-left="0.05pt solid #000000" fo:border-right="none" fo:border-top="none" fo:border-bottom="0.05pt solid #000000"/>
    </style:style>
    <style:style style:name="Таблица46.F5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" style:family="table">
      <style:table-properties style:width="18.002cm" table:align="margins"/>
    </style:style>
    <style:style style:name="Таблица57.A" style:family="table-column">
      <style:table-column-properties style:column-width="2.302cm" style:rel-column-width="8379*"/>
    </style:style>
    <style:style style:name="Таблица57.B" style:family="table-column">
      <style:table-column-properties style:column-width="0.893cm" style:rel-column-width="3249*"/>
    </style:style>
    <style:style style:name="Таблица57.C" style:family="table-column">
      <style:table-column-properties style:column-width="2.201cm" style:rel-column-width="8013*"/>
    </style:style>
    <style:style style:name="Таблица57.D" style:family="table-column">
      <style:table-column-properties style:column-width="3.011cm" style:rel-column-width="10961*"/>
    </style:style>
    <style:style style:name="Таблица57.E" style:family="table-column">
      <style:table-column-properties style:column-width="2.805cm" style:rel-column-width="10209*"/>
    </style:style>
    <style:style style:name="Таблица57.F" style:family="table-column">
      <style:table-column-properties style:column-width="6.791cm" style:rel-column-width="24724*"/>
    </style:style>
    <style:style style:name="Таблица57.1" style:family="table-row">
      <style:table-row-properties fo:keep-together="always"/>
    </style:style>
    <style:style style:name="Таблица5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7.F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57.A2" style:family="table-cell">
      <style:table-cell-properties fo:padding="0.097cm" fo:border-left="0.05pt solid #000000" fo:border-right="none" fo:border-top="none" fo:border-bottom="0.05pt solid #000000"/>
    </style:style>
    <style:style style:name="Таблица57.B2" style:family="table-cell">
      <style:table-cell-properties fo:padding="0.097cm" fo:border-left="0.05pt solid #000000" fo:border-right="none" fo:border-top="none" fo:border-bottom="0.05pt solid #000000"/>
    </style:style>
    <style:style style:name="Таблица57.C2" style:family="table-cell">
      <style:table-cell-properties fo:padding="0.097cm" fo:border-left="0.05pt solid #000000" fo:border-right="none" fo:border-top="none" fo:border-bottom="0.05pt solid #000000"/>
    </style:style>
    <style:style style:name="Таблица57.D2" style:family="table-cell">
      <style:table-cell-properties fo:padding="0.097cm" fo:border-left="0.05pt solid #000000" fo:border-right="none" fo:border-top="none" fo:border-bottom="0.05pt solid #000000"/>
    </style:style>
    <style:style style:name="Таблица57.E2" style:family="table-cell">
      <style:table-cell-properties fo:padding="0.097cm" fo:border-left="0.05pt solid #000000" fo:border-right="none" fo:border-top="none" fo:border-bottom="0.05pt solid #000000"/>
    </style:style>
    <style:style style:name="Таблица57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" style:family="table-cell">
      <style:table-cell-properties fo:padding="0.097cm" fo:border-left="0.05pt solid #000000" fo:border-right="none" fo:border-top="none" fo:border-bottom="0.05pt solid #000000"/>
    </style:style>
    <style:style style:name="Таблица57.B3" style:family="table-cell">
      <style:table-cell-properties fo:padding="0.097cm" fo:border-left="0.05pt solid #000000" fo:border-right="none" fo:border-top="none" fo:border-bottom="0.05pt solid #000000"/>
    </style:style>
    <style:style style:name="Таблица57.C3" style:family="table-cell">
      <style:table-cell-properties fo:padding="0.097cm" fo:border-left="0.05pt solid #000000" fo:border-right="none" fo:border-top="none" fo:border-bottom="0.05pt solid #000000"/>
    </style:style>
    <style:style style:name="Таблица57.D3" style:family="table-cell">
      <style:table-cell-properties fo:padding="0.097cm" fo:border-left="0.05pt solid #000000" fo:border-right="none" fo:border-top="none" fo:border-bottom="0.05pt solid #000000"/>
    </style:style>
    <style:style style:name="Таблица57.E3" style:family="table-cell">
      <style:table-cell-properties fo:padding="0.097cm" fo:border-left="0.05pt solid #000000" fo:border-right="none" fo:border-top="none" fo:border-bottom="0.05pt solid #000000"/>
    </style:style>
    <style:style style:name="Таблица57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" style:family="table-cell">
      <style:table-cell-properties fo:padding="0.097cm" fo:border-left="0.05pt solid #000000" fo:border-right="none" fo:border-top="none" fo:border-bottom="0.05pt solid #000000"/>
    </style:style>
    <style:style style:name="Таблица57.B4" style:family="table-cell">
      <style:table-cell-properties fo:padding="0.097cm" fo:border-left="0.05pt solid #000000" fo:border-right="none" fo:border-top="none" fo:border-bottom="0.05pt solid #000000"/>
    </style:style>
    <style:style style:name="Таблица57.C4" style:family="table-cell">
      <style:table-cell-properties fo:padding="0.097cm" fo:border-left="0.05pt solid #000000" fo:border-right="none" fo:border-top="none" fo:border-bottom="0.05pt solid #000000"/>
    </style:style>
    <style:style style:name="Таблица57.D4" style:family="table-cell">
      <style:table-cell-properties fo:padding="0.097cm" fo:border-left="0.05pt solid #000000" fo:border-right="none" fo:border-top="none" fo:border-bottom="0.05pt solid #000000"/>
    </style:style>
    <style:style style:name="Таблица57.E4" style:family="table-cell">
      <style:table-cell-properties fo:padding="0.097cm" fo:border-left="0.05pt solid #000000" fo:border-right="none" fo:border-top="none" fo:border-bottom="0.05pt solid #000000"/>
    </style:style>
    <style:style style:name="Таблица57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" style:family="table-cell">
      <style:table-cell-properties fo:padding="0.097cm" fo:border-left="0.05pt solid #000000" fo:border-right="none" fo:border-top="none" fo:border-bottom="0.05pt solid #000000"/>
    </style:style>
    <style:style style:name="Таблица57.B5" style:family="table-cell">
      <style:table-cell-properties fo:padding="0.097cm" fo:border-left="0.05pt solid #000000" fo:border-right="none" fo:border-top="none" fo:border-bottom="0.05pt solid #000000"/>
    </style:style>
    <style:style style:name="Таблица57.C5" style:family="table-cell">
      <style:table-cell-properties fo:padding="0.097cm" fo:border-left="0.05pt solid #000000" fo:border-right="none" fo:border-top="none" fo:border-bottom="0.05pt solid #000000"/>
    </style:style>
    <style:style style:name="Таблица57.D5" style:family="table-cell">
      <style:table-cell-properties fo:padding="0.097cm" fo:border-left="0.05pt solid #000000" fo:border-right="none" fo:border-top="none" fo:border-bottom="0.05pt solid #000000"/>
    </style:style>
    <style:style style:name="Таблица57.E5" style:family="table-cell">
      <style:table-cell-properties fo:padding="0.097cm" fo:border-left="0.05pt solid #000000" fo:border-right="none" fo:border-top="none" fo:border-bottom="0.05pt solid #000000"/>
    </style:style>
    <style:style style:name="Таблица57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" style:family="table-cell">
      <style:table-cell-properties fo:padding="0.097cm" fo:border-left="0.05pt solid #000000" fo:border-right="none" fo:border-top="none" fo:border-bottom="0.05pt solid #000000"/>
    </style:style>
    <style:style style:name="Таблица57.B6" style:family="table-cell">
      <style:table-cell-properties fo:padding="0.097cm" fo:border-left="0.05pt solid #000000" fo:border-right="none" fo:border-top="none" fo:border-bottom="0.05pt solid #000000"/>
    </style:style>
    <style:style style:name="Таблица57.C6" style:family="table-cell">
      <style:table-cell-properties fo:padding="0.097cm" fo:border-left="0.05pt solid #000000" fo:border-right="none" fo:border-top="none" fo:border-bottom="0.05pt solid #000000"/>
    </style:style>
    <style:style style:name="Таблица57.D6" style:family="table-cell">
      <style:table-cell-properties fo:padding="0.097cm" fo:border-left="0.05pt solid #000000" fo:border-right="none" fo:border-top="none" fo:border-bottom="0.05pt solid #000000"/>
    </style:style>
    <style:style style:name="Таблица57.E6" style:family="table-cell">
      <style:table-cell-properties fo:padding="0.097cm" fo:border-left="0.05pt solid #000000" fo:border-right="none" fo:border-top="none" fo:border-bottom="0.05pt solid #000000"/>
    </style:style>
    <style:style style:name="Таблица57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" style:family="table-cell">
      <style:table-cell-properties fo:padding="0.097cm" fo:border-left="0.05pt solid #000000" fo:border-right="none" fo:border-top="none" fo:border-bottom="0.05pt solid #000000"/>
    </style:style>
    <style:style style:name="Таблица57.B7" style:family="table-cell">
      <style:table-cell-properties fo:padding="0.097cm" fo:border-left="0.05pt solid #000000" fo:border-right="none" fo:border-top="none" fo:border-bottom="0.05pt solid #000000"/>
    </style:style>
    <style:style style:name="Таблица57.C7" style:family="table-cell">
      <style:table-cell-properties fo:padding="0.097cm" fo:border-left="0.05pt solid #000000" fo:border-right="none" fo:border-top="none" fo:border-bottom="0.05pt solid #000000"/>
    </style:style>
    <style:style style:name="Таблица57.D7" style:family="table-cell">
      <style:table-cell-properties fo:padding="0.097cm" fo:border-left="0.05pt solid #000000" fo:border-right="none" fo:border-top="none" fo:border-bottom="0.05pt solid #000000"/>
    </style:style>
    <style:style style:name="Таблица57.E7" style:family="table-cell">
      <style:table-cell-properties fo:padding="0.097cm" fo:border-left="0.05pt solid #000000" fo:border-right="none" fo:border-top="none" fo:border-bottom="0.05pt solid #000000"/>
    </style:style>
    <style:style style:name="Таблица57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" style:family="table-cell">
      <style:table-cell-properties fo:padding="0.097cm" fo:border-left="0.05pt solid #000000" fo:border-right="none" fo:border-top="none" fo:border-bottom="0.05pt solid #000000"/>
    </style:style>
    <style:style style:name="Таблица57.B8" style:family="table-cell">
      <style:table-cell-properties fo:padding="0.097cm" fo:border-left="0.05pt solid #000000" fo:border-right="none" fo:border-top="none" fo:border-bottom="0.05pt solid #000000"/>
    </style:style>
    <style:style style:name="Таблица57.C8" style:family="table-cell">
      <style:table-cell-properties fo:padding="0.097cm" fo:border-left="0.05pt solid #000000" fo:border-right="none" fo:border-top="none" fo:border-bottom="0.05pt solid #000000"/>
    </style:style>
    <style:style style:name="Таблица57.D8" style:family="table-cell">
      <style:table-cell-properties fo:padding="0.097cm" fo:border-left="0.05pt solid #000000" fo:border-right="none" fo:border-top="none" fo:border-bottom="0.05pt solid #000000"/>
    </style:style>
    <style:style style:name="Таблица57.E8" style:family="table-cell">
      <style:table-cell-properties fo:padding="0.097cm" fo:border-left="0.05pt solid #000000" fo:border-right="none" fo:border-top="none" fo:border-bottom="0.05pt solid #000000"/>
    </style:style>
    <style:style style:name="Таблица57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" style:family="table-cell">
      <style:table-cell-properties fo:padding="0.097cm" fo:border-left="0.05pt solid #000000" fo:border-right="none" fo:border-top="none" fo:border-bottom="0.05pt solid #000000"/>
    </style:style>
    <style:style style:name="Таблица57.B9" style:family="table-cell">
      <style:table-cell-properties fo:padding="0.097cm" fo:border-left="0.05pt solid #000000" fo:border-right="none" fo:border-top="none" fo:border-bottom="0.05pt solid #000000"/>
    </style:style>
    <style:style style:name="Таблица57.C9" style:family="table-cell">
      <style:table-cell-properties fo:padding="0.097cm" fo:border-left="0.05pt solid #000000" fo:border-right="none" fo:border-top="none" fo:border-bottom="0.05pt solid #000000"/>
    </style:style>
    <style:style style:name="Таблица57.D9" style:family="table-cell">
      <style:table-cell-properties fo:padding="0.097cm" fo:border-left="0.05pt solid #000000" fo:border-right="none" fo:border-top="none" fo:border-bottom="0.05pt solid #000000"/>
    </style:style>
    <style:style style:name="Таблица57.E9" style:family="table-cell">
      <style:table-cell-properties fo:padding="0.097cm" fo:border-left="0.05pt solid #000000" fo:border-right="none" fo:border-top="none" fo:border-bottom="0.05pt solid #000000"/>
    </style:style>
    <style:style style:name="Таблица57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" style:family="table-cell">
      <style:table-cell-properties fo:padding="0.097cm" fo:border-left="0.05pt solid #000000" fo:border-right="none" fo:border-top="none" fo:border-bottom="0.05pt solid #000000"/>
    </style:style>
    <style:style style:name="Таблица57.B10" style:family="table-cell">
      <style:table-cell-properties fo:padding="0.097cm" fo:border-left="0.05pt solid #000000" fo:border-right="none" fo:border-top="none" fo:border-bottom="0.05pt solid #000000"/>
    </style:style>
    <style:style style:name="Таблица57.C10" style:family="table-cell">
      <style:table-cell-properties fo:padding="0.097cm" fo:border-left="0.05pt solid #000000" fo:border-right="none" fo:border-top="none" fo:border-bottom="0.05pt solid #000000"/>
    </style:style>
    <style:style style:name="Таблица57.D10" style:family="table-cell">
      <style:table-cell-properties fo:padding="0.097cm" fo:border-left="0.05pt solid #000000" fo:border-right="none" fo:border-top="none" fo:border-bottom="0.05pt solid #000000"/>
    </style:style>
    <style:style style:name="Таблица57.E10" style:family="table-cell">
      <style:table-cell-properties fo:padding="0.097cm" fo:border-left="0.05pt solid #000000" fo:border-right="none" fo:border-top="none" fo:border-bottom="0.05pt solid #000000"/>
    </style:style>
    <style:style style:name="Таблица57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" style:family="table-cell">
      <style:table-cell-properties fo:padding="0.097cm" fo:border-left="0.05pt solid #000000" fo:border-right="none" fo:border-top="none" fo:border-bottom="0.05pt solid #000000"/>
    </style:style>
    <style:style style:name="Таблица57.B11" style:family="table-cell">
      <style:table-cell-properties fo:padding="0.097cm" fo:border-left="0.05pt solid #000000" fo:border-right="none" fo:border-top="none" fo:border-bottom="0.05pt solid #000000"/>
    </style:style>
    <style:style style:name="Таблица57.C11" style:family="table-cell">
      <style:table-cell-properties fo:padding="0.097cm" fo:border-left="0.05pt solid #000000" fo:border-right="none" fo:border-top="none" fo:border-bottom="0.05pt solid #000000"/>
    </style:style>
    <style:style style:name="Таблица57.D11" style:family="table-cell">
      <style:table-cell-properties fo:padding="0.097cm" fo:border-left="0.05pt solid #000000" fo:border-right="none" fo:border-top="none" fo:border-bottom="0.05pt solid #000000"/>
    </style:style>
    <style:style style:name="Таблица57.E11" style:family="table-cell">
      <style:table-cell-properties fo:padding="0.097cm" fo:border-left="0.05pt solid #000000" fo:border-right="none" fo:border-top="none" fo:border-bottom="0.05pt solid #000000"/>
    </style:style>
    <style:style style:name="Таблица57.F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" style:family="table-cell">
      <style:table-cell-properties fo:padding="0.097cm" fo:border-left="0.05pt solid #000000" fo:border-right="none" fo:border-top="none" fo:border-bottom="0.05pt solid #000000"/>
    </style:style>
    <style:style style:name="Таблица57.B12" style:family="table-cell">
      <style:table-cell-properties fo:padding="0.097cm" fo:border-left="0.05pt solid #000000" fo:border-right="none" fo:border-top="none" fo:border-bottom="0.05pt solid #000000"/>
    </style:style>
    <style:style style:name="Таблица57.C12" style:family="table-cell">
      <style:table-cell-properties fo:padding="0.097cm" fo:border-left="0.05pt solid #000000" fo:border-right="none" fo:border-top="none" fo:border-bottom="0.05pt solid #000000"/>
    </style:style>
    <style:style style:name="Таблица57.D12" style:family="table-cell">
      <style:table-cell-properties fo:padding="0.097cm" fo:border-left="0.05pt solid #000000" fo:border-right="none" fo:border-top="none" fo:border-bottom="0.05pt solid #000000"/>
    </style:style>
    <style:style style:name="Таблица57.E12" style:family="table-cell">
      <style:table-cell-properties fo:padding="0.097cm" fo:border-left="0.05pt solid #000000" fo:border-right="none" fo:border-top="none" fo:border-bottom="0.05pt solid #000000"/>
    </style:style>
    <style:style style:name="Таблица57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" style:family="table-cell">
      <style:table-cell-properties fo:padding="0.097cm" fo:border-left="0.05pt solid #000000" fo:border-right="none" fo:border-top="none" fo:border-bottom="0.05pt solid #000000"/>
    </style:style>
    <style:style style:name="Таблица57.B13" style:family="table-cell">
      <style:table-cell-properties fo:padding="0.097cm" fo:border-left="0.05pt solid #000000" fo:border-right="none" fo:border-top="none" fo:border-bottom="0.05pt solid #000000"/>
    </style:style>
    <style:style style:name="Таблица57.C13" style:family="table-cell">
      <style:table-cell-properties fo:padding="0.097cm" fo:border-left="0.05pt solid #000000" fo:border-right="none" fo:border-top="none" fo:border-bottom="0.05pt solid #000000"/>
    </style:style>
    <style:style style:name="Таблица57.D13" style:family="table-cell">
      <style:table-cell-properties fo:padding="0.097cm" fo:border-left="0.05pt solid #000000" fo:border-right="none" fo:border-top="none" fo:border-bottom="0.05pt solid #000000"/>
    </style:style>
    <style:style style:name="Таблица57.E13" style:family="table-cell">
      <style:table-cell-properties fo:padding="0.097cm" fo:border-left="0.05pt solid #000000" fo:border-right="none" fo:border-top="none" fo:border-bottom="0.05pt solid #000000"/>
    </style:style>
    <style:style style:name="Таблица57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" style:family="table-cell">
      <style:table-cell-properties fo:padding="0.097cm" fo:border-left="0.05pt solid #000000" fo:border-right="none" fo:border-top="none" fo:border-bottom="0.05pt solid #000000"/>
    </style:style>
    <style:style style:name="Таблица57.B14" style:family="table-cell">
      <style:table-cell-properties fo:padding="0.097cm" fo:border-left="0.05pt solid #000000" fo:border-right="none" fo:border-top="none" fo:border-bottom="0.05pt solid #000000"/>
    </style:style>
    <style:style style:name="Таблица57.C14" style:family="table-cell">
      <style:table-cell-properties fo:padding="0.097cm" fo:border-left="0.05pt solid #000000" fo:border-right="none" fo:border-top="none" fo:border-bottom="0.05pt solid #000000"/>
    </style:style>
    <style:style style:name="Таблица57.D14" style:family="table-cell">
      <style:table-cell-properties fo:padding="0.097cm" fo:border-left="0.05pt solid #000000" fo:border-right="none" fo:border-top="none" fo:border-bottom="0.05pt solid #000000"/>
    </style:style>
    <style:style style:name="Таблица57.E14" style:family="table-cell">
      <style:table-cell-properties fo:padding="0.097cm" fo:border-left="0.05pt solid #000000" fo:border-right="none" fo:border-top="none" fo:border-bottom="0.05pt solid #000000"/>
    </style:style>
    <style:style style:name="Таблица57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" style:family="table-cell">
      <style:table-cell-properties fo:padding="0.097cm" fo:border-left="0.05pt solid #000000" fo:border-right="none" fo:border-top="none" fo:border-bottom="0.05pt solid #000000"/>
    </style:style>
    <style:style style:name="Таблица57.B15" style:family="table-cell">
      <style:table-cell-properties fo:padding="0.097cm" fo:border-left="0.05pt solid #000000" fo:border-right="none" fo:border-top="none" fo:border-bottom="0.05pt solid #000000"/>
    </style:style>
    <style:style style:name="Таблица57.C15" style:family="table-cell">
      <style:table-cell-properties fo:padding="0.097cm" fo:border-left="0.05pt solid #000000" fo:border-right="none" fo:border-top="none" fo:border-bottom="0.05pt solid #000000"/>
    </style:style>
    <style:style style:name="Таблица57.D15" style:family="table-cell">
      <style:table-cell-properties fo:padding="0.097cm" fo:border-left="0.05pt solid #000000" fo:border-right="none" fo:border-top="none" fo:border-bottom="0.05pt solid #000000"/>
    </style:style>
    <style:style style:name="Таблица57.E15" style:family="table-cell">
      <style:table-cell-properties fo:padding="0.097cm" fo:border-left="0.05pt solid #000000" fo:border-right="none" fo:border-top="none" fo:border-bottom="0.05pt solid #000000"/>
    </style:style>
    <style:style style:name="Таблица57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" style:family="table-cell">
      <style:table-cell-properties fo:padding="0.097cm" fo:border-left="0.05pt solid #000000" fo:border-right="none" fo:border-top="none" fo:border-bottom="0.05pt solid #000000"/>
    </style:style>
    <style:style style:name="Таблица57.B16" style:family="table-cell">
      <style:table-cell-properties fo:padding="0.097cm" fo:border-left="0.05pt solid #000000" fo:border-right="none" fo:border-top="none" fo:border-bottom="0.05pt solid #000000"/>
    </style:style>
    <style:style style:name="Таблица57.C16" style:family="table-cell">
      <style:table-cell-properties fo:padding="0.097cm" fo:border-left="0.05pt solid #000000" fo:border-right="none" fo:border-top="none" fo:border-bottom="0.05pt solid #000000"/>
    </style:style>
    <style:style style:name="Таблица57.D16" style:family="table-cell">
      <style:table-cell-properties fo:padding="0.097cm" fo:border-left="0.05pt solid #000000" fo:border-right="none" fo:border-top="none" fo:border-bottom="0.05pt solid #000000"/>
    </style:style>
    <style:style style:name="Таблица57.E16" style:family="table-cell">
      <style:table-cell-properties fo:padding="0.097cm" fo:border-left="0.05pt solid #000000" fo:border-right="none" fo:border-top="none" fo:border-bottom="0.05pt solid #000000"/>
    </style:style>
    <style:style style:name="Таблица57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" style:family="table-cell">
      <style:table-cell-properties fo:padding="0.097cm" fo:border-left="0.05pt solid #000000" fo:border-right="none" fo:border-top="none" fo:border-bottom="0.05pt solid #000000"/>
    </style:style>
    <style:style style:name="Таблица57.B17" style:family="table-cell">
      <style:table-cell-properties fo:padding="0.097cm" fo:border-left="0.05pt solid #000000" fo:border-right="none" fo:border-top="none" fo:border-bottom="0.05pt solid #000000"/>
    </style:style>
    <style:style style:name="Таблица57.C17" style:family="table-cell">
      <style:table-cell-properties fo:padding="0.097cm" fo:border-left="0.05pt solid #000000" fo:border-right="none" fo:border-top="none" fo:border-bottom="0.05pt solid #000000"/>
    </style:style>
    <style:style style:name="Таблица57.D17" style:family="table-cell">
      <style:table-cell-properties fo:padding="0.097cm" fo:border-left="0.05pt solid #000000" fo:border-right="none" fo:border-top="none" fo:border-bottom="0.05pt solid #000000"/>
    </style:style>
    <style:style style:name="Таблица57.E17" style:family="table-cell">
      <style:table-cell-properties fo:padding="0.097cm" fo:border-left="0.05pt solid #000000" fo:border-right="none" fo:border-top="none" fo:border-bottom="0.05pt solid #000000"/>
    </style:style>
    <style:style style:name="Таблица57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" style:family="table-cell">
      <style:table-cell-properties fo:padding="0.097cm" fo:border-left="0.05pt solid #000000" fo:border-right="none" fo:border-top="none" fo:border-bottom="0.05pt solid #000000"/>
    </style:style>
    <style:style style:name="Таблица57.B18" style:family="table-cell">
      <style:table-cell-properties fo:padding="0.097cm" fo:border-left="0.05pt solid #000000" fo:border-right="none" fo:border-top="none" fo:border-bottom="0.05pt solid #000000"/>
    </style:style>
    <style:style style:name="Таблица57.C18" style:family="table-cell">
      <style:table-cell-properties fo:padding="0.097cm" fo:border-left="0.05pt solid #000000" fo:border-right="none" fo:border-top="none" fo:border-bottom="0.05pt solid #000000"/>
    </style:style>
    <style:style style:name="Таблица57.D18" style:family="table-cell">
      <style:table-cell-properties fo:padding="0.097cm" fo:border-left="0.05pt solid #000000" fo:border-right="none" fo:border-top="none" fo:border-bottom="0.05pt solid #000000"/>
    </style:style>
    <style:style style:name="Таблица57.E18" style:family="table-cell">
      <style:table-cell-properties fo:padding="0.097cm" fo:border-left="0.05pt solid #000000" fo:border-right="none" fo:border-top="none" fo:border-bottom="0.05pt solid #000000"/>
    </style:style>
    <style:style style:name="Таблица57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" style:family="table-cell">
      <style:table-cell-properties fo:padding="0.097cm" fo:border-left="0.05pt solid #000000" fo:border-right="none" fo:border-top="none" fo:border-bottom="0.05pt solid #000000"/>
    </style:style>
    <style:style style:name="Таблица57.B19" style:family="table-cell">
      <style:table-cell-properties fo:padding="0.097cm" fo:border-left="0.05pt solid #000000" fo:border-right="none" fo:border-top="none" fo:border-bottom="0.05pt solid #000000"/>
    </style:style>
    <style:style style:name="Таблица57.C19" style:family="table-cell">
      <style:table-cell-properties fo:padding="0.097cm" fo:border-left="0.05pt solid #000000" fo:border-right="none" fo:border-top="none" fo:border-bottom="0.05pt solid #000000"/>
    </style:style>
    <style:style style:name="Таблица57.D19" style:family="table-cell">
      <style:table-cell-properties fo:padding="0.097cm" fo:border-left="0.05pt solid #000000" fo:border-right="none" fo:border-top="none" fo:border-bottom="0.05pt solid #000000"/>
    </style:style>
    <style:style style:name="Таблица57.E19" style:family="table-cell">
      <style:table-cell-properties fo:padding="0.097cm" fo:border-left="0.05pt solid #000000" fo:border-right="none" fo:border-top="none" fo:border-bottom="0.05pt solid #000000"/>
    </style:style>
    <style:style style:name="Таблица57.F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0" style:family="table-cell">
      <style:table-cell-properties fo:padding="0.097cm" fo:border-left="0.05pt solid #000000" fo:border-right="none" fo:border-top="none" fo:border-bottom="0.05pt solid #000000"/>
    </style:style>
    <style:style style:name="Таблица57.B20" style:family="table-cell">
      <style:table-cell-properties fo:padding="0.097cm" fo:border-left="0.05pt solid #000000" fo:border-right="none" fo:border-top="none" fo:border-bottom="0.05pt solid #000000"/>
    </style:style>
    <style:style style:name="Таблица57.C20" style:family="table-cell">
      <style:table-cell-properties fo:padding="0.097cm" fo:border-left="0.05pt solid #000000" fo:border-right="none" fo:border-top="none" fo:border-bottom="0.05pt solid #000000"/>
    </style:style>
    <style:style style:name="Таблица57.D20" style:family="table-cell">
      <style:table-cell-properties fo:padding="0.097cm" fo:border-left="0.05pt solid #000000" fo:border-right="none" fo:border-top="none" fo:border-bottom="0.05pt solid #000000"/>
    </style:style>
    <style:style style:name="Таблица57.E20" style:family="table-cell">
      <style:table-cell-properties fo:padding="0.097cm" fo:border-left="0.05pt solid #000000" fo:border-right="none" fo:border-top="none" fo:border-bottom="0.05pt solid #000000"/>
    </style:style>
    <style:style style:name="Таблица57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1" style:family="table-cell">
      <style:table-cell-properties fo:padding="0.097cm" fo:border-left="0.05pt solid #000000" fo:border-right="none" fo:border-top="none" fo:border-bottom="0.05pt solid #000000"/>
    </style:style>
    <style:style style:name="Таблица57.B21" style:family="table-cell">
      <style:table-cell-properties fo:padding="0.097cm" fo:border-left="0.05pt solid #000000" fo:border-right="none" fo:border-top="none" fo:border-bottom="0.05pt solid #000000"/>
    </style:style>
    <style:style style:name="Таблица57.C21" style:family="table-cell">
      <style:table-cell-properties fo:padding="0.097cm" fo:border-left="0.05pt solid #000000" fo:border-right="none" fo:border-top="none" fo:border-bottom="0.05pt solid #000000"/>
    </style:style>
    <style:style style:name="Таблица57.D21" style:family="table-cell">
      <style:table-cell-properties fo:padding="0.097cm" fo:border-left="0.05pt solid #000000" fo:border-right="none" fo:border-top="none" fo:border-bottom="0.05pt solid #000000"/>
    </style:style>
    <style:style style:name="Таблица57.E21" style:family="table-cell">
      <style:table-cell-properties fo:padding="0.097cm" fo:border-left="0.05pt solid #000000" fo:border-right="none" fo:border-top="none" fo:border-bottom="0.05pt solid #000000"/>
    </style:style>
    <style:style style:name="Таблица57.F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2" style:family="table-cell">
      <style:table-cell-properties fo:padding="0.097cm" fo:border-left="0.05pt solid #000000" fo:border-right="none" fo:border-top="none" fo:border-bottom="0.05pt solid #000000"/>
    </style:style>
    <style:style style:name="Таблица57.B22" style:family="table-cell">
      <style:table-cell-properties fo:padding="0.097cm" fo:border-left="0.05pt solid #000000" fo:border-right="none" fo:border-top="none" fo:border-bottom="0.05pt solid #000000"/>
    </style:style>
    <style:style style:name="Таблица57.C22" style:family="table-cell">
      <style:table-cell-properties fo:padding="0.097cm" fo:border-left="0.05pt solid #000000" fo:border-right="none" fo:border-top="none" fo:border-bottom="0.05pt solid #000000"/>
    </style:style>
    <style:style style:name="Таблица57.D22" style:family="table-cell">
      <style:table-cell-properties fo:padding="0.097cm" fo:border-left="0.05pt solid #000000" fo:border-right="none" fo:border-top="none" fo:border-bottom="0.05pt solid #000000"/>
    </style:style>
    <style:style style:name="Таблица57.E22" style:family="table-cell">
      <style:table-cell-properties fo:padding="0.097cm" fo:border-left="0.05pt solid #000000" fo:border-right="none" fo:border-top="none" fo:border-bottom="0.05pt solid #000000"/>
    </style:style>
    <style:style style:name="Таблица57.F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3" style:family="table-cell">
      <style:table-cell-properties fo:padding="0.097cm" fo:border-left="0.05pt solid #000000" fo:border-right="none" fo:border-top="none" fo:border-bottom="0.05pt solid #000000"/>
    </style:style>
    <style:style style:name="Таблица57.B23" style:family="table-cell">
      <style:table-cell-properties fo:padding="0.097cm" fo:border-left="0.05pt solid #000000" fo:border-right="none" fo:border-top="none" fo:border-bottom="0.05pt solid #000000"/>
    </style:style>
    <style:style style:name="Таблица57.C23" style:family="table-cell">
      <style:table-cell-properties fo:padding="0.097cm" fo:border-left="0.05pt solid #000000" fo:border-right="none" fo:border-top="none" fo:border-bottom="0.05pt solid #000000"/>
    </style:style>
    <style:style style:name="Таблица57.D23" style:family="table-cell">
      <style:table-cell-properties fo:padding="0.097cm" fo:border-left="0.05pt solid #000000" fo:border-right="none" fo:border-top="none" fo:border-bottom="0.05pt solid #000000"/>
    </style:style>
    <style:style style:name="Таблица57.E23" style:family="table-cell">
      <style:table-cell-properties fo:padding="0.097cm" fo:border-left="0.05pt solid #000000" fo:border-right="none" fo:border-top="none" fo:border-bottom="0.05pt solid #000000"/>
    </style:style>
    <style:style style:name="Таблица57.F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4" style:family="table-cell">
      <style:table-cell-properties fo:padding="0.097cm" fo:border-left="0.05pt solid #000000" fo:border-right="none" fo:border-top="none" fo:border-bottom="0.05pt solid #000000"/>
    </style:style>
    <style:style style:name="Таблица57.B24" style:family="table-cell">
      <style:table-cell-properties fo:padding="0.097cm" fo:border-left="0.05pt solid #000000" fo:border-right="none" fo:border-top="none" fo:border-bottom="0.05pt solid #000000"/>
    </style:style>
    <style:style style:name="Таблица57.C24" style:family="table-cell">
      <style:table-cell-properties fo:padding="0.097cm" fo:border-left="0.05pt solid #000000" fo:border-right="none" fo:border-top="none" fo:border-bottom="0.05pt solid #000000"/>
    </style:style>
    <style:style style:name="Таблица57.D24" style:family="table-cell">
      <style:table-cell-properties fo:padding="0.097cm" fo:border-left="0.05pt solid #000000" fo:border-right="none" fo:border-top="none" fo:border-bottom="0.05pt solid #000000"/>
    </style:style>
    <style:style style:name="Таблица57.E24" style:family="table-cell">
      <style:table-cell-properties fo:padding="0.097cm" fo:border-left="0.05pt solid #000000" fo:border-right="none" fo:border-top="none" fo:border-bottom="0.05pt solid #000000"/>
    </style:style>
    <style:style style:name="Таблица57.F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5" style:family="table-cell">
      <style:table-cell-properties fo:padding="0.097cm" fo:border-left="0.05pt solid #000000" fo:border-right="none" fo:border-top="none" fo:border-bottom="0.05pt solid #000000"/>
    </style:style>
    <style:style style:name="Таблица57.B25" style:family="table-cell">
      <style:table-cell-properties fo:padding="0.097cm" fo:border-left="0.05pt solid #000000" fo:border-right="none" fo:border-top="none" fo:border-bottom="0.05pt solid #000000"/>
    </style:style>
    <style:style style:name="Таблица57.C25" style:family="table-cell">
      <style:table-cell-properties fo:padding="0.097cm" fo:border-left="0.05pt solid #000000" fo:border-right="none" fo:border-top="none" fo:border-bottom="0.05pt solid #000000"/>
    </style:style>
    <style:style style:name="Таблица57.D25" style:family="table-cell">
      <style:table-cell-properties fo:padding="0.097cm" fo:border-left="0.05pt solid #000000" fo:border-right="none" fo:border-top="none" fo:border-bottom="0.05pt solid #000000"/>
    </style:style>
    <style:style style:name="Таблица57.E25" style:family="table-cell">
      <style:table-cell-properties fo:padding="0.097cm" fo:border-left="0.05pt solid #000000" fo:border-right="none" fo:border-top="none" fo:border-bottom="0.05pt solid #000000"/>
    </style:style>
    <style:style style:name="Таблица57.F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6" style:family="table-cell">
      <style:table-cell-properties fo:padding="0.097cm" fo:border-left="0.05pt solid #000000" fo:border-right="none" fo:border-top="none" fo:border-bottom="0.05pt solid #000000"/>
    </style:style>
    <style:style style:name="Таблица57.B26" style:family="table-cell">
      <style:table-cell-properties fo:padding="0.097cm" fo:border-left="0.05pt solid #000000" fo:border-right="none" fo:border-top="none" fo:border-bottom="0.05pt solid #000000"/>
    </style:style>
    <style:style style:name="Таблица57.C26" style:family="table-cell">
      <style:table-cell-properties fo:padding="0.097cm" fo:border-left="0.05pt solid #000000" fo:border-right="none" fo:border-top="none" fo:border-bottom="0.05pt solid #000000"/>
    </style:style>
    <style:style style:name="Таблица57.D26" style:family="table-cell">
      <style:table-cell-properties fo:padding="0.097cm" fo:border-left="0.05pt solid #000000" fo:border-right="none" fo:border-top="none" fo:border-bottom="0.05pt solid #000000"/>
    </style:style>
    <style:style style:name="Таблица57.E26" style:family="table-cell">
      <style:table-cell-properties fo:padding="0.097cm" fo:border-left="0.05pt solid #000000" fo:border-right="none" fo:border-top="none" fo:border-bottom="0.05pt solid #000000"/>
    </style:style>
    <style:style style:name="Таблица57.F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7" style:family="table-cell">
      <style:table-cell-properties fo:padding="0.097cm" fo:border-left="0.05pt solid #000000" fo:border-right="none" fo:border-top="none" fo:border-bottom="0.05pt solid #000000"/>
    </style:style>
    <style:style style:name="Таблица57.B27" style:family="table-cell">
      <style:table-cell-properties fo:padding="0.097cm" fo:border-left="0.05pt solid #000000" fo:border-right="none" fo:border-top="none" fo:border-bottom="0.05pt solid #000000"/>
    </style:style>
    <style:style style:name="Таблица57.C27" style:family="table-cell">
      <style:table-cell-properties fo:padding="0.097cm" fo:border-left="0.05pt solid #000000" fo:border-right="none" fo:border-top="none" fo:border-bottom="0.05pt solid #000000"/>
    </style:style>
    <style:style style:name="Таблица57.D27" style:family="table-cell">
      <style:table-cell-properties fo:padding="0.097cm" fo:border-left="0.05pt solid #000000" fo:border-right="none" fo:border-top="none" fo:border-bottom="0.05pt solid #000000"/>
    </style:style>
    <style:style style:name="Таблица57.E27" style:family="table-cell">
      <style:table-cell-properties fo:padding="0.097cm" fo:border-left="0.05pt solid #000000" fo:border-right="none" fo:border-top="none" fo:border-bottom="0.05pt solid #000000"/>
    </style:style>
    <style:style style:name="Таблица57.F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8" style:family="table-cell">
      <style:table-cell-properties fo:padding="0.097cm" fo:border-left="0.05pt solid #000000" fo:border-right="none" fo:border-top="none" fo:border-bottom="0.05pt solid #000000"/>
    </style:style>
    <style:style style:name="Таблица57.B28" style:family="table-cell">
      <style:table-cell-properties fo:padding="0.097cm" fo:border-left="0.05pt solid #000000" fo:border-right="none" fo:border-top="none" fo:border-bottom="0.05pt solid #000000"/>
    </style:style>
    <style:style style:name="Таблица57.C28" style:family="table-cell">
      <style:table-cell-properties fo:padding="0.097cm" fo:border-left="0.05pt solid #000000" fo:border-right="none" fo:border-top="none" fo:border-bottom="0.05pt solid #000000"/>
    </style:style>
    <style:style style:name="Таблица57.D28" style:family="table-cell">
      <style:table-cell-properties fo:padding="0.097cm" fo:border-left="0.05pt solid #000000" fo:border-right="none" fo:border-top="none" fo:border-bottom="0.05pt solid #000000"/>
    </style:style>
    <style:style style:name="Таблица57.E28" style:family="table-cell">
      <style:table-cell-properties fo:padding="0.097cm" fo:border-left="0.05pt solid #000000" fo:border-right="none" fo:border-top="none" fo:border-bottom="0.05pt solid #000000"/>
    </style:style>
    <style:style style:name="Таблица57.F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29" style:family="table-cell">
      <style:table-cell-properties fo:padding="0.097cm" fo:border-left="0.05pt solid #000000" fo:border-right="none" fo:border-top="none" fo:border-bottom="0.05pt solid #000000"/>
    </style:style>
    <style:style style:name="Таблица57.B29" style:family="table-cell">
      <style:table-cell-properties fo:padding="0.097cm" fo:border-left="0.05pt solid #000000" fo:border-right="none" fo:border-top="none" fo:border-bottom="0.05pt solid #000000"/>
    </style:style>
    <style:style style:name="Таблица57.C29" style:family="table-cell">
      <style:table-cell-properties fo:padding="0.097cm" fo:border-left="0.05pt solid #000000" fo:border-right="none" fo:border-top="none" fo:border-bottom="0.05pt solid #000000"/>
    </style:style>
    <style:style style:name="Таблица57.D29" style:family="table-cell">
      <style:table-cell-properties fo:padding="0.097cm" fo:border-left="0.05pt solid #000000" fo:border-right="none" fo:border-top="none" fo:border-bottom="0.05pt solid #000000"/>
    </style:style>
    <style:style style:name="Таблица57.E29" style:family="table-cell">
      <style:table-cell-properties fo:padding="0.097cm" fo:border-left="0.05pt solid #000000" fo:border-right="none" fo:border-top="none" fo:border-bottom="0.05pt solid #000000"/>
    </style:style>
    <style:style style:name="Таблица57.F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0" style:family="table-cell">
      <style:table-cell-properties fo:padding="0.097cm" fo:border-left="0.05pt solid #000000" fo:border-right="none" fo:border-top="none" fo:border-bottom="0.05pt solid #000000"/>
    </style:style>
    <style:style style:name="Таблица57.B30" style:family="table-cell">
      <style:table-cell-properties fo:padding="0.097cm" fo:border-left="0.05pt solid #000000" fo:border-right="none" fo:border-top="none" fo:border-bottom="0.05pt solid #000000"/>
    </style:style>
    <style:style style:name="Таблица57.C30" style:family="table-cell">
      <style:table-cell-properties fo:padding="0.097cm" fo:border-left="0.05pt solid #000000" fo:border-right="none" fo:border-top="none" fo:border-bottom="0.05pt solid #000000"/>
    </style:style>
    <style:style style:name="Таблица57.D30" style:family="table-cell">
      <style:table-cell-properties fo:padding="0.097cm" fo:border-left="0.05pt solid #000000" fo:border-right="none" fo:border-top="none" fo:border-bottom="0.05pt solid #000000"/>
    </style:style>
    <style:style style:name="Таблица57.E30" style:family="table-cell">
      <style:table-cell-properties fo:padding="0.097cm" fo:border-left="0.05pt solid #000000" fo:border-right="none" fo:border-top="none" fo:border-bottom="0.05pt solid #000000"/>
    </style:style>
    <style:style style:name="Таблица57.F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1" style:family="table-cell">
      <style:table-cell-properties fo:padding="0.097cm" fo:border-left="0.05pt solid #000000" fo:border-right="none" fo:border-top="none" fo:border-bottom="0.05pt solid #000000"/>
    </style:style>
    <style:style style:name="Таблица57.B31" style:family="table-cell">
      <style:table-cell-properties fo:padding="0.097cm" fo:border-left="0.05pt solid #000000" fo:border-right="none" fo:border-top="none" fo:border-bottom="0.05pt solid #000000"/>
    </style:style>
    <style:style style:name="Таблица57.C31" style:family="table-cell">
      <style:table-cell-properties fo:padding="0.097cm" fo:border-left="0.05pt solid #000000" fo:border-right="none" fo:border-top="none" fo:border-bottom="0.05pt solid #000000"/>
    </style:style>
    <style:style style:name="Таблица57.D31" style:family="table-cell">
      <style:table-cell-properties fo:padding="0.097cm" fo:border-left="0.05pt solid #000000" fo:border-right="none" fo:border-top="none" fo:border-bottom="0.05pt solid #000000"/>
    </style:style>
    <style:style style:name="Таблица57.E31" style:family="table-cell">
      <style:table-cell-properties fo:padding="0.097cm" fo:border-left="0.05pt solid #000000" fo:border-right="none" fo:border-top="none" fo:border-bottom="0.05pt solid #000000"/>
    </style:style>
    <style:style style:name="Таблица57.F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2" style:family="table-cell">
      <style:table-cell-properties fo:padding="0.097cm" fo:border-left="0.05pt solid #000000" fo:border-right="none" fo:border-top="none" fo:border-bottom="0.05pt solid #000000"/>
    </style:style>
    <style:style style:name="Таблица57.B32" style:family="table-cell">
      <style:table-cell-properties fo:padding="0.097cm" fo:border-left="0.05pt solid #000000" fo:border-right="none" fo:border-top="none" fo:border-bottom="0.05pt solid #000000"/>
    </style:style>
    <style:style style:name="Таблица57.C32" style:family="table-cell">
      <style:table-cell-properties fo:padding="0.097cm" fo:border-left="0.05pt solid #000000" fo:border-right="none" fo:border-top="none" fo:border-bottom="0.05pt solid #000000"/>
    </style:style>
    <style:style style:name="Таблица57.D32" style:family="table-cell">
      <style:table-cell-properties fo:padding="0.097cm" fo:border-left="0.05pt solid #000000" fo:border-right="none" fo:border-top="none" fo:border-bottom="0.05pt solid #000000"/>
    </style:style>
    <style:style style:name="Таблица57.E32" style:family="table-cell">
      <style:table-cell-properties fo:padding="0.097cm" fo:border-left="0.05pt solid #000000" fo:border-right="none" fo:border-top="none" fo:border-bottom="0.05pt solid #000000"/>
    </style:style>
    <style:style style:name="Таблица57.F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3" style:family="table-cell">
      <style:table-cell-properties fo:padding="0.097cm" fo:border-left="0.05pt solid #000000" fo:border-right="none" fo:border-top="none" fo:border-bottom="0.05pt solid #000000"/>
    </style:style>
    <style:style style:name="Таблица57.B33" style:family="table-cell">
      <style:table-cell-properties fo:padding="0.097cm" fo:border-left="0.05pt solid #000000" fo:border-right="none" fo:border-top="none" fo:border-bottom="0.05pt solid #000000"/>
    </style:style>
    <style:style style:name="Таблица57.C33" style:family="table-cell">
      <style:table-cell-properties fo:padding="0.097cm" fo:border-left="0.05pt solid #000000" fo:border-right="none" fo:border-top="none" fo:border-bottom="0.05pt solid #000000"/>
    </style:style>
    <style:style style:name="Таблица57.D33" style:family="table-cell">
      <style:table-cell-properties fo:padding="0.097cm" fo:border-left="0.05pt solid #000000" fo:border-right="none" fo:border-top="none" fo:border-bottom="0.05pt solid #000000"/>
    </style:style>
    <style:style style:name="Таблица57.E33" style:family="table-cell">
      <style:table-cell-properties fo:padding="0.097cm" fo:border-left="0.05pt solid #000000" fo:border-right="none" fo:border-top="none" fo:border-bottom="0.05pt solid #000000"/>
    </style:style>
    <style:style style:name="Таблица57.F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4" style:family="table-cell">
      <style:table-cell-properties fo:padding="0.097cm" fo:border-left="0.05pt solid #000000" fo:border-right="none" fo:border-top="none" fo:border-bottom="0.05pt solid #000000"/>
    </style:style>
    <style:style style:name="Таблица57.B34" style:family="table-cell">
      <style:table-cell-properties fo:padding="0.097cm" fo:border-left="0.05pt solid #000000" fo:border-right="none" fo:border-top="none" fo:border-bottom="0.05pt solid #000000"/>
    </style:style>
    <style:style style:name="Таблица57.C34" style:family="table-cell">
      <style:table-cell-properties fo:padding="0.097cm" fo:border-left="0.05pt solid #000000" fo:border-right="none" fo:border-top="none" fo:border-bottom="0.05pt solid #000000"/>
    </style:style>
    <style:style style:name="Таблица57.D34" style:family="table-cell">
      <style:table-cell-properties fo:padding="0.097cm" fo:border-left="0.05pt solid #000000" fo:border-right="none" fo:border-top="none" fo:border-bottom="0.05pt solid #000000"/>
    </style:style>
    <style:style style:name="Таблица57.E34" style:family="table-cell">
      <style:table-cell-properties fo:padding="0.097cm" fo:border-left="0.05pt solid #000000" fo:border-right="none" fo:border-top="none" fo:border-bottom="0.05pt solid #000000"/>
    </style:style>
    <style:style style:name="Таблица57.F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5" style:family="table-cell">
      <style:table-cell-properties fo:padding="0.097cm" fo:border-left="0.05pt solid #000000" fo:border-right="none" fo:border-top="none" fo:border-bottom="0.05pt solid #000000"/>
    </style:style>
    <style:style style:name="Таблица57.B35" style:family="table-cell">
      <style:table-cell-properties fo:padding="0.097cm" fo:border-left="0.05pt solid #000000" fo:border-right="none" fo:border-top="none" fo:border-bottom="0.05pt solid #000000"/>
    </style:style>
    <style:style style:name="Таблица57.C35" style:family="table-cell">
      <style:table-cell-properties fo:padding="0.097cm" fo:border-left="0.05pt solid #000000" fo:border-right="none" fo:border-top="none" fo:border-bottom="0.05pt solid #000000"/>
    </style:style>
    <style:style style:name="Таблица57.D35" style:family="table-cell">
      <style:table-cell-properties fo:padding="0.097cm" fo:border-left="0.05pt solid #000000" fo:border-right="none" fo:border-top="none" fo:border-bottom="0.05pt solid #000000"/>
    </style:style>
    <style:style style:name="Таблица57.E35" style:family="table-cell">
      <style:table-cell-properties fo:padding="0.097cm" fo:border-left="0.05pt solid #000000" fo:border-right="none" fo:border-top="none" fo:border-bottom="0.05pt solid #000000"/>
    </style:style>
    <style:style style:name="Таблица57.F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6" style:family="table-cell">
      <style:table-cell-properties fo:padding="0.097cm" fo:border-left="0.05pt solid #000000" fo:border-right="none" fo:border-top="none" fo:border-bottom="0.05pt solid #000000"/>
    </style:style>
    <style:style style:name="Таблица57.B36" style:family="table-cell">
      <style:table-cell-properties fo:padding="0.097cm" fo:border-left="0.05pt solid #000000" fo:border-right="none" fo:border-top="none" fo:border-bottom="0.05pt solid #000000"/>
    </style:style>
    <style:style style:name="Таблица57.C36" style:family="table-cell">
      <style:table-cell-properties fo:padding="0.097cm" fo:border-left="0.05pt solid #000000" fo:border-right="none" fo:border-top="none" fo:border-bottom="0.05pt solid #000000"/>
    </style:style>
    <style:style style:name="Таблица57.D36" style:family="table-cell">
      <style:table-cell-properties fo:padding="0.097cm" fo:border-left="0.05pt solid #000000" fo:border-right="none" fo:border-top="none" fo:border-bottom="0.05pt solid #000000"/>
    </style:style>
    <style:style style:name="Таблица57.E36" style:family="table-cell">
      <style:table-cell-properties fo:padding="0.097cm" fo:border-left="0.05pt solid #000000" fo:border-right="none" fo:border-top="none" fo:border-bottom="0.05pt solid #000000"/>
    </style:style>
    <style:style style:name="Таблица57.F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7" style:family="table-cell">
      <style:table-cell-properties fo:padding="0.097cm" fo:border-left="0.05pt solid #000000" fo:border-right="none" fo:border-top="none" fo:border-bottom="0.05pt solid #000000"/>
    </style:style>
    <style:style style:name="Таблица57.B37" style:family="table-cell">
      <style:table-cell-properties fo:padding="0.097cm" fo:border-left="0.05pt solid #000000" fo:border-right="none" fo:border-top="none" fo:border-bottom="0.05pt solid #000000"/>
    </style:style>
    <style:style style:name="Таблица57.C37" style:family="table-cell">
      <style:table-cell-properties fo:padding="0.097cm" fo:border-left="0.05pt solid #000000" fo:border-right="none" fo:border-top="none" fo:border-bottom="0.05pt solid #000000"/>
    </style:style>
    <style:style style:name="Таблица57.D37" style:family="table-cell">
      <style:table-cell-properties fo:padding="0.097cm" fo:border-left="0.05pt solid #000000" fo:border-right="none" fo:border-top="none" fo:border-bottom="0.05pt solid #000000"/>
    </style:style>
    <style:style style:name="Таблица57.E37" style:family="table-cell">
      <style:table-cell-properties fo:padding="0.097cm" fo:border-left="0.05pt solid #000000" fo:border-right="none" fo:border-top="none" fo:border-bottom="0.05pt solid #000000"/>
    </style:style>
    <style:style style:name="Таблица57.F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8" style:family="table-cell">
      <style:table-cell-properties fo:padding="0.097cm" fo:border-left="0.05pt solid #000000" fo:border-right="none" fo:border-top="none" fo:border-bottom="0.05pt solid #000000"/>
    </style:style>
    <style:style style:name="Таблица57.B38" style:family="table-cell">
      <style:table-cell-properties fo:padding="0.097cm" fo:border-left="0.05pt solid #000000" fo:border-right="none" fo:border-top="none" fo:border-bottom="0.05pt solid #000000"/>
    </style:style>
    <style:style style:name="Таблица57.C38" style:family="table-cell">
      <style:table-cell-properties fo:padding="0.097cm" fo:border-left="0.05pt solid #000000" fo:border-right="none" fo:border-top="none" fo:border-bottom="0.05pt solid #000000"/>
    </style:style>
    <style:style style:name="Таблица57.D38" style:family="table-cell">
      <style:table-cell-properties fo:padding="0.097cm" fo:border-left="0.05pt solid #000000" fo:border-right="none" fo:border-top="none" fo:border-bottom="0.05pt solid #000000"/>
    </style:style>
    <style:style style:name="Таблица57.E38" style:family="table-cell">
      <style:table-cell-properties fo:padding="0.097cm" fo:border-left="0.05pt solid #000000" fo:border-right="none" fo:border-top="none" fo:border-bottom="0.05pt solid #000000"/>
    </style:style>
    <style:style style:name="Таблица57.F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39" style:family="table-cell">
      <style:table-cell-properties fo:padding="0.097cm" fo:border-left="0.05pt solid #000000" fo:border-right="none" fo:border-top="none" fo:border-bottom="0.05pt solid #000000"/>
    </style:style>
    <style:style style:name="Таблица57.B39" style:family="table-cell">
      <style:table-cell-properties fo:padding="0.097cm" fo:border-left="0.05pt solid #000000" fo:border-right="none" fo:border-top="none" fo:border-bottom="0.05pt solid #000000"/>
    </style:style>
    <style:style style:name="Таблица57.C39" style:family="table-cell">
      <style:table-cell-properties fo:padding="0.097cm" fo:border-left="0.05pt solid #000000" fo:border-right="none" fo:border-top="none" fo:border-bottom="0.05pt solid #000000"/>
    </style:style>
    <style:style style:name="Таблица57.D39" style:family="table-cell">
      <style:table-cell-properties fo:padding="0.097cm" fo:border-left="0.05pt solid #000000" fo:border-right="none" fo:border-top="none" fo:border-bottom="0.05pt solid #000000"/>
    </style:style>
    <style:style style:name="Таблица57.E39" style:family="table-cell">
      <style:table-cell-properties fo:padding="0.097cm" fo:border-left="0.05pt solid #000000" fo:border-right="none" fo:border-top="none" fo:border-bottom="0.05pt solid #000000"/>
    </style:style>
    <style:style style:name="Таблица57.F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0" style:family="table-cell">
      <style:table-cell-properties fo:padding="0.097cm" fo:border-left="0.05pt solid #000000" fo:border-right="none" fo:border-top="none" fo:border-bottom="0.05pt solid #000000"/>
    </style:style>
    <style:style style:name="Таблица57.B40" style:family="table-cell">
      <style:table-cell-properties fo:padding="0.097cm" fo:border-left="0.05pt solid #000000" fo:border-right="none" fo:border-top="none" fo:border-bottom="0.05pt solid #000000"/>
    </style:style>
    <style:style style:name="Таблица57.C40" style:family="table-cell">
      <style:table-cell-properties fo:padding="0.097cm" fo:border-left="0.05pt solid #000000" fo:border-right="none" fo:border-top="none" fo:border-bottom="0.05pt solid #000000"/>
    </style:style>
    <style:style style:name="Таблица57.D40" style:family="table-cell">
      <style:table-cell-properties fo:padding="0.097cm" fo:border-left="0.05pt solid #000000" fo:border-right="none" fo:border-top="none" fo:border-bottom="0.05pt solid #000000"/>
    </style:style>
    <style:style style:name="Таблица57.E40" style:family="table-cell">
      <style:table-cell-properties fo:padding="0.097cm" fo:border-left="0.05pt solid #000000" fo:border-right="none" fo:border-top="none" fo:border-bottom="0.05pt solid #000000"/>
    </style:style>
    <style:style style:name="Таблица57.F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1" style:family="table-cell">
      <style:table-cell-properties fo:padding="0.097cm" fo:border-left="0.05pt solid #000000" fo:border-right="none" fo:border-top="none" fo:border-bottom="0.05pt solid #000000"/>
    </style:style>
    <style:style style:name="Таблица57.B41" style:family="table-cell">
      <style:table-cell-properties fo:padding="0.097cm" fo:border-left="0.05pt solid #000000" fo:border-right="none" fo:border-top="none" fo:border-bottom="0.05pt solid #000000"/>
    </style:style>
    <style:style style:name="Таблица57.C41" style:family="table-cell">
      <style:table-cell-properties fo:padding="0.097cm" fo:border-left="0.05pt solid #000000" fo:border-right="none" fo:border-top="none" fo:border-bottom="0.05pt solid #000000"/>
    </style:style>
    <style:style style:name="Таблица57.D41" style:family="table-cell">
      <style:table-cell-properties fo:padding="0.097cm" fo:border-left="0.05pt solid #000000" fo:border-right="none" fo:border-top="none" fo:border-bottom="0.05pt solid #000000"/>
    </style:style>
    <style:style style:name="Таблица57.E41" style:family="table-cell">
      <style:table-cell-properties fo:padding="0.097cm" fo:border-left="0.05pt solid #000000" fo:border-right="none" fo:border-top="none" fo:border-bottom="0.05pt solid #000000"/>
    </style:style>
    <style:style style:name="Таблица57.F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2" style:family="table-cell">
      <style:table-cell-properties fo:padding="0.097cm" fo:border-left="0.05pt solid #000000" fo:border-right="none" fo:border-top="none" fo:border-bottom="0.05pt solid #000000"/>
    </style:style>
    <style:style style:name="Таблица57.B42" style:family="table-cell">
      <style:table-cell-properties fo:padding="0.097cm" fo:border-left="0.05pt solid #000000" fo:border-right="none" fo:border-top="none" fo:border-bottom="0.05pt solid #000000"/>
    </style:style>
    <style:style style:name="Таблица57.C42" style:family="table-cell">
      <style:table-cell-properties fo:padding="0.097cm" fo:border-left="0.05pt solid #000000" fo:border-right="none" fo:border-top="none" fo:border-bottom="0.05pt solid #000000"/>
    </style:style>
    <style:style style:name="Таблица57.D42" style:family="table-cell">
      <style:table-cell-properties fo:padding="0.097cm" fo:border-left="0.05pt solid #000000" fo:border-right="none" fo:border-top="none" fo:border-bottom="0.05pt solid #000000"/>
    </style:style>
    <style:style style:name="Таблица57.E42" style:family="table-cell">
      <style:table-cell-properties fo:padding="0.097cm" fo:border-left="0.05pt solid #000000" fo:border-right="none" fo:border-top="none" fo:border-bottom="0.05pt solid #000000"/>
    </style:style>
    <style:style style:name="Таблица57.F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3" style:family="table-cell">
      <style:table-cell-properties fo:padding="0.097cm" fo:border-left="0.05pt solid #000000" fo:border-right="none" fo:border-top="none" fo:border-bottom="0.05pt solid #000000"/>
    </style:style>
    <style:style style:name="Таблица57.B43" style:family="table-cell">
      <style:table-cell-properties fo:padding="0.097cm" fo:border-left="0.05pt solid #000000" fo:border-right="none" fo:border-top="none" fo:border-bottom="0.05pt solid #000000"/>
    </style:style>
    <style:style style:name="Таблица57.C43" style:family="table-cell">
      <style:table-cell-properties fo:padding="0.097cm" fo:border-left="0.05pt solid #000000" fo:border-right="none" fo:border-top="none" fo:border-bottom="0.05pt solid #000000"/>
    </style:style>
    <style:style style:name="Таблица57.D43" style:family="table-cell">
      <style:table-cell-properties fo:padding="0.097cm" fo:border-left="0.05pt solid #000000" fo:border-right="none" fo:border-top="none" fo:border-bottom="0.05pt solid #000000"/>
    </style:style>
    <style:style style:name="Таблица57.E43" style:family="table-cell">
      <style:table-cell-properties fo:padding="0.097cm" fo:border-left="0.05pt solid #000000" fo:border-right="none" fo:border-top="none" fo:border-bottom="0.05pt solid #000000"/>
    </style:style>
    <style:style style:name="Таблица57.F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4" style:family="table-cell">
      <style:table-cell-properties fo:padding="0.097cm" fo:border-left="0.05pt solid #000000" fo:border-right="none" fo:border-top="none" fo:border-bottom="0.05pt solid #000000"/>
    </style:style>
    <style:style style:name="Таблица57.B44" style:family="table-cell">
      <style:table-cell-properties fo:padding="0.097cm" fo:border-left="0.05pt solid #000000" fo:border-right="none" fo:border-top="none" fo:border-bottom="0.05pt solid #000000"/>
    </style:style>
    <style:style style:name="Таблица57.C44" style:family="table-cell">
      <style:table-cell-properties fo:padding="0.097cm" fo:border-left="0.05pt solid #000000" fo:border-right="none" fo:border-top="none" fo:border-bottom="0.05pt solid #000000"/>
    </style:style>
    <style:style style:name="Таблица57.D44" style:family="table-cell">
      <style:table-cell-properties fo:padding="0.097cm" fo:border-left="0.05pt solid #000000" fo:border-right="none" fo:border-top="none" fo:border-bottom="0.05pt solid #000000"/>
    </style:style>
    <style:style style:name="Таблица57.E44" style:family="table-cell">
      <style:table-cell-properties fo:padding="0.097cm" fo:border-left="0.05pt solid #000000" fo:border-right="none" fo:border-top="none" fo:border-bottom="0.05pt solid #000000"/>
    </style:style>
    <style:style style:name="Таблица57.F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5" style:family="table-cell">
      <style:table-cell-properties fo:padding="0.097cm" fo:border-left="0.05pt solid #000000" fo:border-right="none" fo:border-top="none" fo:border-bottom="0.05pt solid #000000"/>
    </style:style>
    <style:style style:name="Таблица57.B45" style:family="table-cell">
      <style:table-cell-properties fo:padding="0.097cm" fo:border-left="0.05pt solid #000000" fo:border-right="none" fo:border-top="none" fo:border-bottom="0.05pt solid #000000"/>
    </style:style>
    <style:style style:name="Таблица57.C45" style:family="table-cell">
      <style:table-cell-properties fo:padding="0.097cm" fo:border-left="0.05pt solid #000000" fo:border-right="none" fo:border-top="none" fo:border-bottom="0.05pt solid #000000"/>
    </style:style>
    <style:style style:name="Таблица57.D45" style:family="table-cell">
      <style:table-cell-properties fo:padding="0.097cm" fo:border-left="0.05pt solid #000000" fo:border-right="none" fo:border-top="none" fo:border-bottom="0.05pt solid #000000"/>
    </style:style>
    <style:style style:name="Таблица57.E45" style:family="table-cell">
      <style:table-cell-properties fo:padding="0.097cm" fo:border-left="0.05pt solid #000000" fo:border-right="none" fo:border-top="none" fo:border-bottom="0.05pt solid #000000"/>
    </style:style>
    <style:style style:name="Таблица57.F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6" style:family="table-cell">
      <style:table-cell-properties fo:padding="0.097cm" fo:border-left="0.05pt solid #000000" fo:border-right="none" fo:border-top="none" fo:border-bottom="0.05pt solid #000000"/>
    </style:style>
    <style:style style:name="Таблица57.B46" style:family="table-cell">
      <style:table-cell-properties fo:padding="0.097cm" fo:border-left="0.05pt solid #000000" fo:border-right="none" fo:border-top="none" fo:border-bottom="0.05pt solid #000000"/>
    </style:style>
    <style:style style:name="Таблица57.C46" style:family="table-cell">
      <style:table-cell-properties fo:padding="0.097cm" fo:border-left="0.05pt solid #000000" fo:border-right="none" fo:border-top="none" fo:border-bottom="0.05pt solid #000000"/>
    </style:style>
    <style:style style:name="Таблица57.D46" style:family="table-cell">
      <style:table-cell-properties fo:padding="0.097cm" fo:border-left="0.05pt solid #000000" fo:border-right="none" fo:border-top="none" fo:border-bottom="0.05pt solid #000000"/>
    </style:style>
    <style:style style:name="Таблица57.E46" style:family="table-cell">
      <style:table-cell-properties fo:padding="0.097cm" fo:border-left="0.05pt solid #000000" fo:border-right="none" fo:border-top="none" fo:border-bottom="0.05pt solid #000000"/>
    </style:style>
    <style:style style:name="Таблица57.F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7" style:family="table-cell">
      <style:table-cell-properties fo:padding="0.097cm" fo:border-left="0.05pt solid #000000" fo:border-right="none" fo:border-top="none" fo:border-bottom="0.05pt solid #000000"/>
    </style:style>
    <style:style style:name="Таблица57.B47" style:family="table-cell">
      <style:table-cell-properties fo:padding="0.097cm" fo:border-left="0.05pt solid #000000" fo:border-right="none" fo:border-top="none" fo:border-bottom="0.05pt solid #000000"/>
    </style:style>
    <style:style style:name="Таблица57.C47" style:family="table-cell">
      <style:table-cell-properties fo:padding="0.097cm" fo:border-left="0.05pt solid #000000" fo:border-right="none" fo:border-top="none" fo:border-bottom="0.05pt solid #000000"/>
    </style:style>
    <style:style style:name="Таблица57.D47" style:family="table-cell">
      <style:table-cell-properties fo:padding="0.097cm" fo:border-left="0.05pt solid #000000" fo:border-right="none" fo:border-top="none" fo:border-bottom="0.05pt solid #000000"/>
    </style:style>
    <style:style style:name="Таблица57.E47" style:family="table-cell">
      <style:table-cell-properties fo:padding="0.097cm" fo:border-left="0.05pt solid #000000" fo:border-right="none" fo:border-top="none" fo:border-bottom="0.05pt solid #000000"/>
    </style:style>
    <style:style style:name="Таблица57.F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8" style:family="table-cell">
      <style:table-cell-properties fo:padding="0.097cm" fo:border-left="0.05pt solid #000000" fo:border-right="none" fo:border-top="none" fo:border-bottom="0.05pt solid #000000"/>
    </style:style>
    <style:style style:name="Таблица57.B48" style:family="table-cell">
      <style:table-cell-properties fo:padding="0.097cm" fo:border-left="0.05pt solid #000000" fo:border-right="none" fo:border-top="none" fo:border-bottom="0.05pt solid #000000"/>
    </style:style>
    <style:style style:name="Таблица57.C48" style:family="table-cell">
      <style:table-cell-properties fo:padding="0.097cm" fo:border-left="0.05pt solid #000000" fo:border-right="none" fo:border-top="none" fo:border-bottom="0.05pt solid #000000"/>
    </style:style>
    <style:style style:name="Таблица57.D48" style:family="table-cell">
      <style:table-cell-properties fo:padding="0.097cm" fo:border-left="0.05pt solid #000000" fo:border-right="none" fo:border-top="none" fo:border-bottom="0.05pt solid #000000"/>
    </style:style>
    <style:style style:name="Таблица57.E48" style:family="table-cell">
      <style:table-cell-properties fo:padding="0.097cm" fo:border-left="0.05pt solid #000000" fo:border-right="none" fo:border-top="none" fo:border-bottom="0.05pt solid #000000"/>
    </style:style>
    <style:style style:name="Таблица57.F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49" style:family="table-cell">
      <style:table-cell-properties fo:padding="0.097cm" fo:border-left="0.05pt solid #000000" fo:border-right="none" fo:border-top="none" fo:border-bottom="0.05pt solid #000000"/>
    </style:style>
    <style:style style:name="Таблица57.B49" style:family="table-cell">
      <style:table-cell-properties fo:padding="0.097cm" fo:border-left="0.05pt solid #000000" fo:border-right="none" fo:border-top="none" fo:border-bottom="0.05pt solid #000000"/>
    </style:style>
    <style:style style:name="Таблица57.C49" style:family="table-cell">
      <style:table-cell-properties fo:padding="0.097cm" fo:border-left="0.05pt solid #000000" fo:border-right="none" fo:border-top="none" fo:border-bottom="0.05pt solid #000000"/>
    </style:style>
    <style:style style:name="Таблица57.D49" style:family="table-cell">
      <style:table-cell-properties fo:padding="0.097cm" fo:border-left="0.05pt solid #000000" fo:border-right="none" fo:border-top="none" fo:border-bottom="0.05pt solid #000000"/>
    </style:style>
    <style:style style:name="Таблица57.E49" style:family="table-cell">
      <style:table-cell-properties fo:padding="0.097cm" fo:border-left="0.05pt solid #000000" fo:border-right="none" fo:border-top="none" fo:border-bottom="0.05pt solid #000000"/>
    </style:style>
    <style:style style:name="Таблица57.F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0" style:family="table-cell">
      <style:table-cell-properties fo:padding="0.097cm" fo:border-left="0.05pt solid #000000" fo:border-right="none" fo:border-top="none" fo:border-bottom="0.05pt solid #000000"/>
    </style:style>
    <style:style style:name="Таблица57.B50" style:family="table-cell">
      <style:table-cell-properties fo:padding="0.097cm" fo:border-left="0.05pt solid #000000" fo:border-right="none" fo:border-top="none" fo:border-bottom="0.05pt solid #000000"/>
    </style:style>
    <style:style style:name="Таблица57.C50" style:family="table-cell">
      <style:table-cell-properties fo:padding="0.097cm" fo:border-left="0.05pt solid #000000" fo:border-right="none" fo:border-top="none" fo:border-bottom="0.05pt solid #000000"/>
    </style:style>
    <style:style style:name="Таблица57.D50" style:family="table-cell">
      <style:table-cell-properties fo:padding="0.097cm" fo:border-left="0.05pt solid #000000" fo:border-right="none" fo:border-top="none" fo:border-bottom="0.05pt solid #000000"/>
    </style:style>
    <style:style style:name="Таблица57.E50" style:family="table-cell">
      <style:table-cell-properties fo:padding="0.097cm" fo:border-left="0.05pt solid #000000" fo:border-right="none" fo:border-top="none" fo:border-bottom="0.05pt solid #000000"/>
    </style:style>
    <style:style style:name="Таблица57.F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1" style:family="table-cell">
      <style:table-cell-properties fo:padding="0.097cm" fo:border-left="0.05pt solid #000000" fo:border-right="none" fo:border-top="none" fo:border-bottom="0.05pt solid #000000"/>
    </style:style>
    <style:style style:name="Таблица57.B51" style:family="table-cell">
      <style:table-cell-properties fo:padding="0.097cm" fo:border-left="0.05pt solid #000000" fo:border-right="none" fo:border-top="none" fo:border-bottom="0.05pt solid #000000"/>
    </style:style>
    <style:style style:name="Таблица57.C51" style:family="table-cell">
      <style:table-cell-properties fo:padding="0.097cm" fo:border-left="0.05pt solid #000000" fo:border-right="none" fo:border-top="none" fo:border-bottom="0.05pt solid #000000"/>
    </style:style>
    <style:style style:name="Таблица57.D51" style:family="table-cell">
      <style:table-cell-properties fo:padding="0.097cm" fo:border-left="0.05pt solid #000000" fo:border-right="none" fo:border-top="none" fo:border-bottom="0.05pt solid #000000"/>
    </style:style>
    <style:style style:name="Таблица57.E51" style:family="table-cell">
      <style:table-cell-properties fo:padding="0.097cm" fo:border-left="0.05pt solid #000000" fo:border-right="none" fo:border-top="none" fo:border-bottom="0.05pt solid #000000"/>
    </style:style>
    <style:style style:name="Таблица57.F5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2" style:family="table-cell">
      <style:table-cell-properties fo:padding="0.097cm" fo:border-left="0.05pt solid #000000" fo:border-right="none" fo:border-top="none" fo:border-bottom="0.05pt solid #000000"/>
    </style:style>
    <style:style style:name="Таблица57.B52" style:family="table-cell">
      <style:table-cell-properties fo:padding="0.097cm" fo:border-left="0.05pt solid #000000" fo:border-right="none" fo:border-top="none" fo:border-bottom="0.05pt solid #000000"/>
    </style:style>
    <style:style style:name="Таблица57.C52" style:family="table-cell">
      <style:table-cell-properties fo:padding="0.097cm" fo:border-left="0.05pt solid #000000" fo:border-right="none" fo:border-top="none" fo:border-bottom="0.05pt solid #000000"/>
    </style:style>
    <style:style style:name="Таблица57.D52" style:family="table-cell">
      <style:table-cell-properties fo:padding="0.097cm" fo:border-left="0.05pt solid #000000" fo:border-right="none" fo:border-top="none" fo:border-bottom="0.05pt solid #000000"/>
    </style:style>
    <style:style style:name="Таблица57.E52" style:family="table-cell">
      <style:table-cell-properties fo:padding="0.097cm" fo:border-left="0.05pt solid #000000" fo:border-right="none" fo:border-top="none" fo:border-bottom="0.05pt solid #000000"/>
    </style:style>
    <style:style style:name="Таблица57.F5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3" style:family="table-cell">
      <style:table-cell-properties fo:padding="0.097cm" fo:border-left="0.05pt solid #000000" fo:border-right="none" fo:border-top="none" fo:border-bottom="0.05pt solid #000000"/>
    </style:style>
    <style:style style:name="Таблица57.B53" style:family="table-cell">
      <style:table-cell-properties fo:padding="0.097cm" fo:border-left="0.05pt solid #000000" fo:border-right="none" fo:border-top="none" fo:border-bottom="0.05pt solid #000000"/>
    </style:style>
    <style:style style:name="Таблица57.C53" style:family="table-cell">
      <style:table-cell-properties fo:padding="0.097cm" fo:border-left="0.05pt solid #000000" fo:border-right="none" fo:border-top="none" fo:border-bottom="0.05pt solid #000000"/>
    </style:style>
    <style:style style:name="Таблица57.D53" style:family="table-cell">
      <style:table-cell-properties fo:padding="0.097cm" fo:border-left="0.05pt solid #000000" fo:border-right="none" fo:border-top="none" fo:border-bottom="0.05pt solid #000000"/>
    </style:style>
    <style:style style:name="Таблица57.E53" style:family="table-cell">
      <style:table-cell-properties fo:padding="0.097cm" fo:border-left="0.05pt solid #000000" fo:border-right="none" fo:border-top="none" fo:border-bottom="0.05pt solid #000000"/>
    </style:style>
    <style:style style:name="Таблица57.F5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4" style:family="table-cell">
      <style:table-cell-properties fo:padding="0.097cm" fo:border-left="0.05pt solid #000000" fo:border-right="none" fo:border-top="none" fo:border-bottom="0.05pt solid #000000"/>
    </style:style>
    <style:style style:name="Таблица57.B54" style:family="table-cell">
      <style:table-cell-properties fo:padding="0.097cm" fo:border-left="0.05pt solid #000000" fo:border-right="none" fo:border-top="none" fo:border-bottom="0.05pt solid #000000"/>
    </style:style>
    <style:style style:name="Таблица57.C54" style:family="table-cell">
      <style:table-cell-properties fo:padding="0.097cm" fo:border-left="0.05pt solid #000000" fo:border-right="none" fo:border-top="none" fo:border-bottom="0.05pt solid #000000"/>
    </style:style>
    <style:style style:name="Таблица57.D54" style:family="table-cell">
      <style:table-cell-properties fo:padding="0.097cm" fo:border-left="0.05pt solid #000000" fo:border-right="none" fo:border-top="none" fo:border-bottom="0.05pt solid #000000"/>
    </style:style>
    <style:style style:name="Таблица57.E54" style:family="table-cell">
      <style:table-cell-properties fo:padding="0.097cm" fo:border-left="0.05pt solid #000000" fo:border-right="none" fo:border-top="none" fo:border-bottom="0.05pt solid #000000"/>
    </style:style>
    <style:style style:name="Таблица57.F5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5" style:family="table-cell">
      <style:table-cell-properties fo:padding="0.097cm" fo:border-left="0.05pt solid #000000" fo:border-right="none" fo:border-top="none" fo:border-bottom="0.05pt solid #000000"/>
    </style:style>
    <style:style style:name="Таблица57.B55" style:family="table-cell">
      <style:table-cell-properties fo:padding="0.097cm" fo:border-left="0.05pt solid #000000" fo:border-right="none" fo:border-top="none" fo:border-bottom="0.05pt solid #000000"/>
    </style:style>
    <style:style style:name="Таблица57.C55" style:family="table-cell">
      <style:table-cell-properties fo:padding="0.097cm" fo:border-left="0.05pt solid #000000" fo:border-right="none" fo:border-top="none" fo:border-bottom="0.05pt solid #000000"/>
    </style:style>
    <style:style style:name="Таблица57.D55" style:family="table-cell">
      <style:table-cell-properties fo:padding="0.097cm" fo:border-left="0.05pt solid #000000" fo:border-right="none" fo:border-top="none" fo:border-bottom="0.05pt solid #000000"/>
    </style:style>
    <style:style style:name="Таблица57.E55" style:family="table-cell">
      <style:table-cell-properties fo:padding="0.097cm" fo:border-left="0.05pt solid #000000" fo:border-right="none" fo:border-top="none" fo:border-bottom="0.05pt solid #000000"/>
    </style:style>
    <style:style style:name="Таблица57.F5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6" style:family="table-cell">
      <style:table-cell-properties fo:padding="0.097cm" fo:border-left="0.05pt solid #000000" fo:border-right="none" fo:border-top="none" fo:border-bottom="0.05pt solid #000000"/>
    </style:style>
    <style:style style:name="Таблица57.B56" style:family="table-cell">
      <style:table-cell-properties fo:padding="0.097cm" fo:border-left="0.05pt solid #000000" fo:border-right="none" fo:border-top="none" fo:border-bottom="0.05pt solid #000000"/>
    </style:style>
    <style:style style:name="Таблица57.C56" style:family="table-cell">
      <style:table-cell-properties fo:padding="0.097cm" fo:border-left="0.05pt solid #000000" fo:border-right="none" fo:border-top="none" fo:border-bottom="0.05pt solid #000000"/>
    </style:style>
    <style:style style:name="Таблица57.D56" style:family="table-cell">
      <style:table-cell-properties fo:padding="0.097cm" fo:border-left="0.05pt solid #000000" fo:border-right="none" fo:border-top="none" fo:border-bottom="0.05pt solid #000000"/>
    </style:style>
    <style:style style:name="Таблица57.E56" style:family="table-cell">
      <style:table-cell-properties fo:padding="0.097cm" fo:border-left="0.05pt solid #000000" fo:border-right="none" fo:border-top="none" fo:border-bottom="0.05pt solid #000000"/>
    </style:style>
    <style:style style:name="Таблица57.F5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7" style:family="table-cell">
      <style:table-cell-properties fo:padding="0.097cm" fo:border-left="0.05pt solid #000000" fo:border-right="none" fo:border-top="none" fo:border-bottom="0.05pt solid #000000"/>
    </style:style>
    <style:style style:name="Таблица57.B57" style:family="table-cell">
      <style:table-cell-properties fo:padding="0.097cm" fo:border-left="0.05pt solid #000000" fo:border-right="none" fo:border-top="none" fo:border-bottom="0.05pt solid #000000"/>
    </style:style>
    <style:style style:name="Таблица57.C57" style:family="table-cell">
      <style:table-cell-properties fo:padding="0.097cm" fo:border-left="0.05pt solid #000000" fo:border-right="none" fo:border-top="none" fo:border-bottom="0.05pt solid #000000"/>
    </style:style>
    <style:style style:name="Таблица57.D57" style:family="table-cell">
      <style:table-cell-properties fo:padding="0.097cm" fo:border-left="0.05pt solid #000000" fo:border-right="none" fo:border-top="none" fo:border-bottom="0.05pt solid #000000"/>
    </style:style>
    <style:style style:name="Таблица57.E57" style:family="table-cell">
      <style:table-cell-properties fo:padding="0.097cm" fo:border-left="0.05pt solid #000000" fo:border-right="none" fo:border-top="none" fo:border-bottom="0.05pt solid #000000"/>
    </style:style>
    <style:style style:name="Таблица57.F5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8" style:family="table-cell">
      <style:table-cell-properties fo:padding="0.097cm" fo:border-left="0.05pt solid #000000" fo:border-right="none" fo:border-top="none" fo:border-bottom="0.05pt solid #000000"/>
    </style:style>
    <style:style style:name="Таблица57.B58" style:family="table-cell">
      <style:table-cell-properties fo:padding="0.097cm" fo:border-left="0.05pt solid #000000" fo:border-right="none" fo:border-top="none" fo:border-bottom="0.05pt solid #000000"/>
    </style:style>
    <style:style style:name="Таблица57.C58" style:family="table-cell">
      <style:table-cell-properties fo:padding="0.097cm" fo:border-left="0.05pt solid #000000" fo:border-right="none" fo:border-top="none" fo:border-bottom="0.05pt solid #000000"/>
    </style:style>
    <style:style style:name="Таблица57.D58" style:family="table-cell">
      <style:table-cell-properties fo:padding="0.097cm" fo:border-left="0.05pt solid #000000" fo:border-right="none" fo:border-top="none" fo:border-bottom="0.05pt solid #000000"/>
    </style:style>
    <style:style style:name="Таблица57.E58" style:family="table-cell">
      <style:table-cell-properties fo:padding="0.097cm" fo:border-left="0.05pt solid #000000" fo:border-right="none" fo:border-top="none" fo:border-bottom="0.05pt solid #000000"/>
    </style:style>
    <style:style style:name="Таблица57.F5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59" style:family="table-cell">
      <style:table-cell-properties fo:padding="0.097cm" fo:border-left="0.05pt solid #000000" fo:border-right="none" fo:border-top="none" fo:border-bottom="0.05pt solid #000000"/>
    </style:style>
    <style:style style:name="Таблица57.B59" style:family="table-cell">
      <style:table-cell-properties fo:padding="0.097cm" fo:border-left="0.05pt solid #000000" fo:border-right="none" fo:border-top="none" fo:border-bottom="0.05pt solid #000000"/>
    </style:style>
    <style:style style:name="Таблица57.C59" style:family="table-cell">
      <style:table-cell-properties fo:padding="0.097cm" fo:border-left="0.05pt solid #000000" fo:border-right="none" fo:border-top="none" fo:border-bottom="0.05pt solid #000000"/>
    </style:style>
    <style:style style:name="Таблица57.D59" style:family="table-cell">
      <style:table-cell-properties fo:padding="0.097cm" fo:border-left="0.05pt solid #000000" fo:border-right="none" fo:border-top="none" fo:border-bottom="0.05pt solid #000000"/>
    </style:style>
    <style:style style:name="Таблица57.E59" style:family="table-cell">
      <style:table-cell-properties fo:padding="0.097cm" fo:border-left="0.05pt solid #000000" fo:border-right="none" fo:border-top="none" fo:border-bottom="0.05pt solid #000000"/>
    </style:style>
    <style:style style:name="Таблица57.F5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0" style:family="table-cell">
      <style:table-cell-properties fo:padding="0.097cm" fo:border-left="0.05pt solid #000000" fo:border-right="none" fo:border-top="none" fo:border-bottom="0.05pt solid #000000"/>
    </style:style>
    <style:style style:name="Таблица57.B60" style:family="table-cell">
      <style:table-cell-properties fo:padding="0.097cm" fo:border-left="0.05pt solid #000000" fo:border-right="none" fo:border-top="none" fo:border-bottom="0.05pt solid #000000"/>
    </style:style>
    <style:style style:name="Таблица57.C60" style:family="table-cell">
      <style:table-cell-properties fo:padding="0.097cm" fo:border-left="0.05pt solid #000000" fo:border-right="none" fo:border-top="none" fo:border-bottom="0.05pt solid #000000"/>
    </style:style>
    <style:style style:name="Таблица57.D60" style:family="table-cell">
      <style:table-cell-properties fo:padding="0.097cm" fo:border-left="0.05pt solid #000000" fo:border-right="none" fo:border-top="none" fo:border-bottom="0.05pt solid #000000"/>
    </style:style>
    <style:style style:name="Таблица57.E60" style:family="table-cell">
      <style:table-cell-properties fo:padding="0.097cm" fo:border-left="0.05pt solid #000000" fo:border-right="none" fo:border-top="none" fo:border-bottom="0.05pt solid #000000"/>
    </style:style>
    <style:style style:name="Таблица57.F6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1" style:family="table-cell">
      <style:table-cell-properties fo:padding="0.097cm" fo:border-left="0.05pt solid #000000" fo:border-right="none" fo:border-top="none" fo:border-bottom="0.05pt solid #000000"/>
    </style:style>
    <style:style style:name="Таблица57.B61" style:family="table-cell">
      <style:table-cell-properties fo:padding="0.097cm" fo:border-left="0.05pt solid #000000" fo:border-right="none" fo:border-top="none" fo:border-bottom="0.05pt solid #000000"/>
    </style:style>
    <style:style style:name="Таблица57.C61" style:family="table-cell">
      <style:table-cell-properties fo:padding="0.097cm" fo:border-left="0.05pt solid #000000" fo:border-right="none" fo:border-top="none" fo:border-bottom="0.05pt solid #000000"/>
    </style:style>
    <style:style style:name="Таблица57.D61" style:family="table-cell">
      <style:table-cell-properties fo:padding="0.097cm" fo:border-left="0.05pt solid #000000" fo:border-right="none" fo:border-top="none" fo:border-bottom="0.05pt solid #000000"/>
    </style:style>
    <style:style style:name="Таблица57.E61" style:family="table-cell">
      <style:table-cell-properties fo:padding="0.097cm" fo:border-left="0.05pt solid #000000" fo:border-right="none" fo:border-top="none" fo:border-bottom="0.05pt solid #000000"/>
    </style:style>
    <style:style style:name="Таблица57.F6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2" style:family="table-cell">
      <style:table-cell-properties fo:padding="0.097cm" fo:border-left="0.05pt solid #000000" fo:border-right="none" fo:border-top="none" fo:border-bottom="0.05pt solid #000000"/>
    </style:style>
    <style:style style:name="Таблица57.B62" style:family="table-cell">
      <style:table-cell-properties fo:padding="0.097cm" fo:border-left="0.05pt solid #000000" fo:border-right="none" fo:border-top="none" fo:border-bottom="0.05pt solid #000000"/>
    </style:style>
    <style:style style:name="Таблица57.C62" style:family="table-cell">
      <style:table-cell-properties fo:padding="0.097cm" fo:border-left="0.05pt solid #000000" fo:border-right="none" fo:border-top="none" fo:border-bottom="0.05pt solid #000000"/>
    </style:style>
    <style:style style:name="Таблица57.D62" style:family="table-cell">
      <style:table-cell-properties fo:padding="0.097cm" fo:border-left="0.05pt solid #000000" fo:border-right="none" fo:border-top="none" fo:border-bottom="0.05pt solid #000000"/>
    </style:style>
    <style:style style:name="Таблица57.E62" style:family="table-cell">
      <style:table-cell-properties fo:padding="0.097cm" fo:border-left="0.05pt solid #000000" fo:border-right="none" fo:border-top="none" fo:border-bottom="0.05pt solid #000000"/>
    </style:style>
    <style:style style:name="Таблица57.F6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3" style:family="table-cell">
      <style:table-cell-properties fo:padding="0.097cm" fo:border-left="0.05pt solid #000000" fo:border-right="none" fo:border-top="none" fo:border-bottom="0.05pt solid #000000"/>
    </style:style>
    <style:style style:name="Таблица57.B63" style:family="table-cell">
      <style:table-cell-properties fo:padding="0.097cm" fo:border-left="0.05pt solid #000000" fo:border-right="none" fo:border-top="none" fo:border-bottom="0.05pt solid #000000"/>
    </style:style>
    <style:style style:name="Таблица57.C63" style:family="table-cell">
      <style:table-cell-properties fo:padding="0.097cm" fo:border-left="0.05pt solid #000000" fo:border-right="none" fo:border-top="none" fo:border-bottom="0.05pt solid #000000"/>
    </style:style>
    <style:style style:name="Таблица57.D63" style:family="table-cell">
      <style:table-cell-properties fo:padding="0.097cm" fo:border-left="0.05pt solid #000000" fo:border-right="none" fo:border-top="none" fo:border-bottom="0.05pt solid #000000"/>
    </style:style>
    <style:style style:name="Таблица57.E63" style:family="table-cell">
      <style:table-cell-properties fo:padding="0.097cm" fo:border-left="0.05pt solid #000000" fo:border-right="none" fo:border-top="none" fo:border-bottom="0.05pt solid #000000"/>
    </style:style>
    <style:style style:name="Таблица57.F6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4" style:family="table-cell">
      <style:table-cell-properties fo:padding="0.097cm" fo:border-left="0.05pt solid #000000" fo:border-right="none" fo:border-top="none" fo:border-bottom="0.05pt solid #000000"/>
    </style:style>
    <style:style style:name="Таблица57.B64" style:family="table-cell">
      <style:table-cell-properties fo:padding="0.097cm" fo:border-left="0.05pt solid #000000" fo:border-right="none" fo:border-top="none" fo:border-bottom="0.05pt solid #000000"/>
    </style:style>
    <style:style style:name="Таблица57.C64" style:family="table-cell">
      <style:table-cell-properties fo:padding="0.097cm" fo:border-left="0.05pt solid #000000" fo:border-right="none" fo:border-top="none" fo:border-bottom="0.05pt solid #000000"/>
    </style:style>
    <style:style style:name="Таблица57.D64" style:family="table-cell">
      <style:table-cell-properties fo:padding="0.097cm" fo:border-left="0.05pt solid #000000" fo:border-right="none" fo:border-top="none" fo:border-bottom="0.05pt solid #000000"/>
    </style:style>
    <style:style style:name="Таблица57.E64" style:family="table-cell">
      <style:table-cell-properties fo:padding="0.097cm" fo:border-left="0.05pt solid #000000" fo:border-right="none" fo:border-top="none" fo:border-bottom="0.05pt solid #000000"/>
    </style:style>
    <style:style style:name="Таблица57.F6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5" style:family="table-cell">
      <style:table-cell-properties fo:padding="0.097cm" fo:border-left="0.05pt solid #000000" fo:border-right="none" fo:border-top="none" fo:border-bottom="0.05pt solid #000000"/>
    </style:style>
    <style:style style:name="Таблица57.B65" style:family="table-cell">
      <style:table-cell-properties fo:padding="0.097cm" fo:border-left="0.05pt solid #000000" fo:border-right="none" fo:border-top="none" fo:border-bottom="0.05pt solid #000000"/>
    </style:style>
    <style:style style:name="Таблица57.C65" style:family="table-cell">
      <style:table-cell-properties fo:padding="0.097cm" fo:border-left="0.05pt solid #000000" fo:border-right="none" fo:border-top="none" fo:border-bottom="0.05pt solid #000000"/>
    </style:style>
    <style:style style:name="Таблица57.D65" style:family="table-cell">
      <style:table-cell-properties fo:padding="0.097cm" fo:border-left="0.05pt solid #000000" fo:border-right="none" fo:border-top="none" fo:border-bottom="0.05pt solid #000000"/>
    </style:style>
    <style:style style:name="Таблица57.E65" style:family="table-cell">
      <style:table-cell-properties fo:padding="0.097cm" fo:border-left="0.05pt solid #000000" fo:border-right="none" fo:border-top="none" fo:border-bottom="0.05pt solid #000000"/>
    </style:style>
    <style:style style:name="Таблица57.F6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6" style:family="table-cell">
      <style:table-cell-properties fo:padding="0.097cm" fo:border-left="0.05pt solid #000000" fo:border-right="none" fo:border-top="none" fo:border-bottom="0.05pt solid #000000"/>
    </style:style>
    <style:style style:name="Таблица57.B66" style:family="table-cell">
      <style:table-cell-properties fo:padding="0.097cm" fo:border-left="0.05pt solid #000000" fo:border-right="none" fo:border-top="none" fo:border-bottom="0.05pt solid #000000"/>
    </style:style>
    <style:style style:name="Таблица57.C66" style:family="table-cell">
      <style:table-cell-properties fo:padding="0.097cm" fo:border-left="0.05pt solid #000000" fo:border-right="none" fo:border-top="none" fo:border-bottom="0.05pt solid #000000"/>
    </style:style>
    <style:style style:name="Таблица57.D66" style:family="table-cell">
      <style:table-cell-properties fo:padding="0.097cm" fo:border-left="0.05pt solid #000000" fo:border-right="none" fo:border-top="none" fo:border-bottom="0.05pt solid #000000"/>
    </style:style>
    <style:style style:name="Таблица57.E66" style:family="table-cell">
      <style:table-cell-properties fo:padding="0.097cm" fo:border-left="0.05pt solid #000000" fo:border-right="none" fo:border-top="none" fo:border-bottom="0.05pt solid #000000"/>
    </style:style>
    <style:style style:name="Таблица57.F6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7" style:family="table-cell">
      <style:table-cell-properties fo:padding="0.097cm" fo:border-left="0.05pt solid #000000" fo:border-right="none" fo:border-top="none" fo:border-bottom="0.05pt solid #000000"/>
    </style:style>
    <style:style style:name="Таблица57.B67" style:family="table-cell">
      <style:table-cell-properties fo:padding="0.097cm" fo:border-left="0.05pt solid #000000" fo:border-right="none" fo:border-top="none" fo:border-bottom="0.05pt solid #000000"/>
    </style:style>
    <style:style style:name="Таблица57.C67" style:family="table-cell">
      <style:table-cell-properties fo:padding="0.097cm" fo:border-left="0.05pt solid #000000" fo:border-right="none" fo:border-top="none" fo:border-bottom="0.05pt solid #000000"/>
    </style:style>
    <style:style style:name="Таблица57.D67" style:family="table-cell">
      <style:table-cell-properties fo:padding="0.097cm" fo:border-left="0.05pt solid #000000" fo:border-right="none" fo:border-top="none" fo:border-bottom="0.05pt solid #000000"/>
    </style:style>
    <style:style style:name="Таблица57.E67" style:family="table-cell">
      <style:table-cell-properties fo:padding="0.097cm" fo:border-left="0.05pt solid #000000" fo:border-right="none" fo:border-top="none" fo:border-bottom="0.05pt solid #000000"/>
    </style:style>
    <style:style style:name="Таблица57.F6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8" style:family="table-cell">
      <style:table-cell-properties fo:padding="0.097cm" fo:border-left="0.05pt solid #000000" fo:border-right="none" fo:border-top="none" fo:border-bottom="0.05pt solid #000000"/>
    </style:style>
    <style:style style:name="Таблица57.B68" style:family="table-cell">
      <style:table-cell-properties fo:padding="0.097cm" fo:border-left="0.05pt solid #000000" fo:border-right="none" fo:border-top="none" fo:border-bottom="0.05pt solid #000000"/>
    </style:style>
    <style:style style:name="Таблица57.C68" style:family="table-cell">
      <style:table-cell-properties fo:padding="0.097cm" fo:border-left="0.05pt solid #000000" fo:border-right="none" fo:border-top="none" fo:border-bottom="0.05pt solid #000000"/>
    </style:style>
    <style:style style:name="Таблица57.D68" style:family="table-cell">
      <style:table-cell-properties fo:padding="0.097cm" fo:border-left="0.05pt solid #000000" fo:border-right="none" fo:border-top="none" fo:border-bottom="0.05pt solid #000000"/>
    </style:style>
    <style:style style:name="Таблица57.E68" style:family="table-cell">
      <style:table-cell-properties fo:padding="0.097cm" fo:border-left="0.05pt solid #000000" fo:border-right="none" fo:border-top="none" fo:border-bottom="0.05pt solid #000000"/>
    </style:style>
    <style:style style:name="Таблица57.F6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69" style:family="table-cell">
      <style:table-cell-properties fo:padding="0.097cm" fo:border-left="0.05pt solid #000000" fo:border-right="none" fo:border-top="none" fo:border-bottom="0.05pt solid #000000"/>
    </style:style>
    <style:style style:name="Таблица57.B69" style:family="table-cell">
      <style:table-cell-properties fo:padding="0.097cm" fo:border-left="0.05pt solid #000000" fo:border-right="none" fo:border-top="none" fo:border-bottom="0.05pt solid #000000"/>
    </style:style>
    <style:style style:name="Таблица57.C69" style:family="table-cell">
      <style:table-cell-properties fo:padding="0.097cm" fo:border-left="0.05pt solid #000000" fo:border-right="none" fo:border-top="none" fo:border-bottom="0.05pt solid #000000"/>
    </style:style>
    <style:style style:name="Таблица57.D69" style:family="table-cell">
      <style:table-cell-properties fo:padding="0.097cm" fo:border-left="0.05pt solid #000000" fo:border-right="none" fo:border-top="none" fo:border-bottom="0.05pt solid #000000"/>
    </style:style>
    <style:style style:name="Таблица57.E69" style:family="table-cell">
      <style:table-cell-properties fo:padding="0.097cm" fo:border-left="0.05pt solid #000000" fo:border-right="none" fo:border-top="none" fo:border-bottom="0.05pt solid #000000"/>
    </style:style>
    <style:style style:name="Таблица57.F6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0" style:family="table-cell">
      <style:table-cell-properties fo:padding="0.097cm" fo:border-left="0.05pt solid #000000" fo:border-right="none" fo:border-top="none" fo:border-bottom="0.05pt solid #000000"/>
    </style:style>
    <style:style style:name="Таблица57.B70" style:family="table-cell">
      <style:table-cell-properties fo:padding="0.097cm" fo:border-left="0.05pt solid #000000" fo:border-right="none" fo:border-top="none" fo:border-bottom="0.05pt solid #000000"/>
    </style:style>
    <style:style style:name="Таблица57.C70" style:family="table-cell">
      <style:table-cell-properties fo:padding="0.097cm" fo:border-left="0.05pt solid #000000" fo:border-right="none" fo:border-top="none" fo:border-bottom="0.05pt solid #000000"/>
    </style:style>
    <style:style style:name="Таблица57.D70" style:family="table-cell">
      <style:table-cell-properties fo:padding="0.097cm" fo:border-left="0.05pt solid #000000" fo:border-right="none" fo:border-top="none" fo:border-bottom="0.05pt solid #000000"/>
    </style:style>
    <style:style style:name="Таблица57.E70" style:family="table-cell">
      <style:table-cell-properties fo:padding="0.097cm" fo:border-left="0.05pt solid #000000" fo:border-right="none" fo:border-top="none" fo:border-bottom="0.05pt solid #000000"/>
    </style:style>
    <style:style style:name="Таблица57.F7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1" style:family="table-cell">
      <style:table-cell-properties fo:padding="0.097cm" fo:border-left="0.05pt solid #000000" fo:border-right="none" fo:border-top="none" fo:border-bottom="0.05pt solid #000000"/>
    </style:style>
    <style:style style:name="Таблица57.B71" style:family="table-cell">
      <style:table-cell-properties fo:padding="0.097cm" fo:border-left="0.05pt solid #000000" fo:border-right="none" fo:border-top="none" fo:border-bottom="0.05pt solid #000000"/>
    </style:style>
    <style:style style:name="Таблица57.C71" style:family="table-cell">
      <style:table-cell-properties fo:padding="0.097cm" fo:border-left="0.05pt solid #000000" fo:border-right="none" fo:border-top="none" fo:border-bottom="0.05pt solid #000000"/>
    </style:style>
    <style:style style:name="Таблица57.D71" style:family="table-cell">
      <style:table-cell-properties fo:padding="0.097cm" fo:border-left="0.05pt solid #000000" fo:border-right="none" fo:border-top="none" fo:border-bottom="0.05pt solid #000000"/>
    </style:style>
    <style:style style:name="Таблица57.E71" style:family="table-cell">
      <style:table-cell-properties fo:padding="0.097cm" fo:border-left="0.05pt solid #000000" fo:border-right="none" fo:border-top="none" fo:border-bottom="0.05pt solid #000000"/>
    </style:style>
    <style:style style:name="Таблица57.F7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2" style:family="table-cell">
      <style:table-cell-properties fo:padding="0.097cm" fo:border-left="0.05pt solid #000000" fo:border-right="none" fo:border-top="none" fo:border-bottom="0.05pt solid #000000"/>
    </style:style>
    <style:style style:name="Таблица57.B72" style:family="table-cell">
      <style:table-cell-properties fo:padding="0.097cm" fo:border-left="0.05pt solid #000000" fo:border-right="none" fo:border-top="none" fo:border-bottom="0.05pt solid #000000"/>
    </style:style>
    <style:style style:name="Таблица57.C72" style:family="table-cell">
      <style:table-cell-properties fo:padding="0.097cm" fo:border-left="0.05pt solid #000000" fo:border-right="none" fo:border-top="none" fo:border-bottom="0.05pt solid #000000"/>
    </style:style>
    <style:style style:name="Таблица57.D72" style:family="table-cell">
      <style:table-cell-properties fo:padding="0.097cm" fo:border-left="0.05pt solid #000000" fo:border-right="none" fo:border-top="none" fo:border-bottom="0.05pt solid #000000"/>
    </style:style>
    <style:style style:name="Таблица57.E72" style:family="table-cell">
      <style:table-cell-properties fo:padding="0.097cm" fo:border-left="0.05pt solid #000000" fo:border-right="none" fo:border-top="none" fo:border-bottom="0.05pt solid #000000"/>
    </style:style>
    <style:style style:name="Таблица57.F7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3" style:family="table-cell">
      <style:table-cell-properties fo:padding="0.097cm" fo:border-left="0.05pt solid #000000" fo:border-right="none" fo:border-top="none" fo:border-bottom="0.05pt solid #000000"/>
    </style:style>
    <style:style style:name="Таблица57.B73" style:family="table-cell">
      <style:table-cell-properties fo:padding="0.097cm" fo:border-left="0.05pt solid #000000" fo:border-right="none" fo:border-top="none" fo:border-bottom="0.05pt solid #000000"/>
    </style:style>
    <style:style style:name="Таблица57.C73" style:family="table-cell">
      <style:table-cell-properties fo:padding="0.097cm" fo:border-left="0.05pt solid #000000" fo:border-right="none" fo:border-top="none" fo:border-bottom="0.05pt solid #000000"/>
    </style:style>
    <style:style style:name="Таблица57.D73" style:family="table-cell">
      <style:table-cell-properties fo:padding="0.097cm" fo:border-left="0.05pt solid #000000" fo:border-right="none" fo:border-top="none" fo:border-bottom="0.05pt solid #000000"/>
    </style:style>
    <style:style style:name="Таблица57.E73" style:family="table-cell">
      <style:table-cell-properties fo:padding="0.097cm" fo:border-left="0.05pt solid #000000" fo:border-right="none" fo:border-top="none" fo:border-bottom="0.05pt solid #000000"/>
    </style:style>
    <style:style style:name="Таблица57.F7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4" style:family="table-cell">
      <style:table-cell-properties fo:padding="0.097cm" fo:border-left="0.05pt solid #000000" fo:border-right="none" fo:border-top="none" fo:border-bottom="0.05pt solid #000000"/>
    </style:style>
    <style:style style:name="Таблица57.B74" style:family="table-cell">
      <style:table-cell-properties fo:padding="0.097cm" fo:border-left="0.05pt solid #000000" fo:border-right="none" fo:border-top="none" fo:border-bottom="0.05pt solid #000000"/>
    </style:style>
    <style:style style:name="Таблица57.C74" style:family="table-cell">
      <style:table-cell-properties fo:padding="0.097cm" fo:border-left="0.05pt solid #000000" fo:border-right="none" fo:border-top="none" fo:border-bottom="0.05pt solid #000000"/>
    </style:style>
    <style:style style:name="Таблица57.D74" style:family="table-cell">
      <style:table-cell-properties fo:padding="0.097cm" fo:border-left="0.05pt solid #000000" fo:border-right="none" fo:border-top="none" fo:border-bottom="0.05pt solid #000000"/>
    </style:style>
    <style:style style:name="Таблица57.E74" style:family="table-cell">
      <style:table-cell-properties fo:padding="0.097cm" fo:border-left="0.05pt solid #000000" fo:border-right="none" fo:border-top="none" fo:border-bottom="0.05pt solid #000000"/>
    </style:style>
    <style:style style:name="Таблица57.F7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5" style:family="table-cell">
      <style:table-cell-properties fo:padding="0.097cm" fo:border-left="0.05pt solid #000000" fo:border-right="none" fo:border-top="none" fo:border-bottom="0.05pt solid #000000"/>
    </style:style>
    <style:style style:name="Таблица57.B75" style:family="table-cell">
      <style:table-cell-properties fo:padding="0.097cm" fo:border-left="0.05pt solid #000000" fo:border-right="none" fo:border-top="none" fo:border-bottom="0.05pt solid #000000"/>
    </style:style>
    <style:style style:name="Таблица57.C75" style:family="table-cell">
      <style:table-cell-properties fo:padding="0.097cm" fo:border-left="0.05pt solid #000000" fo:border-right="none" fo:border-top="none" fo:border-bottom="0.05pt solid #000000"/>
    </style:style>
    <style:style style:name="Таблица57.D75" style:family="table-cell">
      <style:table-cell-properties fo:padding="0.097cm" fo:border-left="0.05pt solid #000000" fo:border-right="none" fo:border-top="none" fo:border-bottom="0.05pt solid #000000"/>
    </style:style>
    <style:style style:name="Таблица57.E75" style:family="table-cell">
      <style:table-cell-properties fo:padding="0.097cm" fo:border-left="0.05pt solid #000000" fo:border-right="none" fo:border-top="none" fo:border-bottom="0.05pt solid #000000"/>
    </style:style>
    <style:style style:name="Таблица57.F7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6" style:family="table-cell">
      <style:table-cell-properties fo:padding="0.097cm" fo:border-left="0.05pt solid #000000" fo:border-right="none" fo:border-top="none" fo:border-bottom="0.05pt solid #000000"/>
    </style:style>
    <style:style style:name="Таблица57.B76" style:family="table-cell">
      <style:table-cell-properties fo:padding="0.097cm" fo:border-left="0.05pt solid #000000" fo:border-right="none" fo:border-top="none" fo:border-bottom="0.05pt solid #000000"/>
    </style:style>
    <style:style style:name="Таблица57.C76" style:family="table-cell">
      <style:table-cell-properties fo:padding="0.097cm" fo:border-left="0.05pt solid #000000" fo:border-right="none" fo:border-top="none" fo:border-bottom="0.05pt solid #000000"/>
    </style:style>
    <style:style style:name="Таблица57.D76" style:family="table-cell">
      <style:table-cell-properties fo:padding="0.097cm" fo:border-left="0.05pt solid #000000" fo:border-right="none" fo:border-top="none" fo:border-bottom="0.05pt solid #000000"/>
    </style:style>
    <style:style style:name="Таблица57.E76" style:family="table-cell">
      <style:table-cell-properties fo:padding="0.097cm" fo:border-left="0.05pt solid #000000" fo:border-right="none" fo:border-top="none" fo:border-bottom="0.05pt solid #000000"/>
    </style:style>
    <style:style style:name="Таблица57.F7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7" style:family="table-cell">
      <style:table-cell-properties fo:padding="0.097cm" fo:border-left="0.05pt solid #000000" fo:border-right="none" fo:border-top="none" fo:border-bottom="0.05pt solid #000000"/>
    </style:style>
    <style:style style:name="Таблица57.B77" style:family="table-cell">
      <style:table-cell-properties fo:padding="0.097cm" fo:border-left="0.05pt solid #000000" fo:border-right="none" fo:border-top="none" fo:border-bottom="0.05pt solid #000000"/>
    </style:style>
    <style:style style:name="Таблица57.C77" style:family="table-cell">
      <style:table-cell-properties fo:padding="0.097cm" fo:border-left="0.05pt solid #000000" fo:border-right="none" fo:border-top="none" fo:border-bottom="0.05pt solid #000000"/>
    </style:style>
    <style:style style:name="Таблица57.D77" style:family="table-cell">
      <style:table-cell-properties fo:padding="0.097cm" fo:border-left="0.05pt solid #000000" fo:border-right="none" fo:border-top="none" fo:border-bottom="0.05pt solid #000000"/>
    </style:style>
    <style:style style:name="Таблица57.E77" style:family="table-cell">
      <style:table-cell-properties fo:padding="0.097cm" fo:border-left="0.05pt solid #000000" fo:border-right="none" fo:border-top="none" fo:border-bottom="0.05pt solid #000000"/>
    </style:style>
    <style:style style:name="Таблица57.F7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8" style:family="table-cell">
      <style:table-cell-properties fo:padding="0.097cm" fo:border-left="0.05pt solid #000000" fo:border-right="none" fo:border-top="none" fo:border-bottom="0.05pt solid #000000"/>
    </style:style>
    <style:style style:name="Таблица57.B78" style:family="table-cell">
      <style:table-cell-properties fo:padding="0.097cm" fo:border-left="0.05pt solid #000000" fo:border-right="none" fo:border-top="none" fo:border-bottom="0.05pt solid #000000"/>
    </style:style>
    <style:style style:name="Таблица57.C78" style:family="table-cell">
      <style:table-cell-properties fo:padding="0.097cm" fo:border-left="0.05pt solid #000000" fo:border-right="none" fo:border-top="none" fo:border-bottom="0.05pt solid #000000"/>
    </style:style>
    <style:style style:name="Таблица57.D78" style:family="table-cell">
      <style:table-cell-properties fo:padding="0.097cm" fo:border-left="0.05pt solid #000000" fo:border-right="none" fo:border-top="none" fo:border-bottom="0.05pt solid #000000"/>
    </style:style>
    <style:style style:name="Таблица57.E78" style:family="table-cell">
      <style:table-cell-properties fo:padding="0.097cm" fo:border-left="0.05pt solid #000000" fo:border-right="none" fo:border-top="none" fo:border-bottom="0.05pt solid #000000"/>
    </style:style>
    <style:style style:name="Таблица57.F7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79" style:family="table-cell">
      <style:table-cell-properties fo:padding="0.097cm" fo:border-left="0.05pt solid #000000" fo:border-right="none" fo:border-top="none" fo:border-bottom="0.05pt solid #000000"/>
    </style:style>
    <style:style style:name="Таблица57.B79" style:family="table-cell">
      <style:table-cell-properties fo:padding="0.097cm" fo:border-left="0.05pt solid #000000" fo:border-right="none" fo:border-top="none" fo:border-bottom="0.05pt solid #000000"/>
    </style:style>
    <style:style style:name="Таблица57.C79" style:family="table-cell">
      <style:table-cell-properties fo:padding="0.097cm" fo:border-left="0.05pt solid #000000" fo:border-right="none" fo:border-top="none" fo:border-bottom="0.05pt solid #000000"/>
    </style:style>
    <style:style style:name="Таблица57.D79" style:family="table-cell">
      <style:table-cell-properties fo:padding="0.097cm" fo:border-left="0.05pt solid #000000" fo:border-right="none" fo:border-top="none" fo:border-bottom="0.05pt solid #000000"/>
    </style:style>
    <style:style style:name="Таблица57.E79" style:family="table-cell">
      <style:table-cell-properties fo:padding="0.097cm" fo:border-left="0.05pt solid #000000" fo:border-right="none" fo:border-top="none" fo:border-bottom="0.05pt solid #000000"/>
    </style:style>
    <style:style style:name="Таблица57.F7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0" style:family="table-cell">
      <style:table-cell-properties fo:padding="0.097cm" fo:border-left="0.05pt solid #000000" fo:border-right="none" fo:border-top="none" fo:border-bottom="0.05pt solid #000000"/>
    </style:style>
    <style:style style:name="Таблица57.B80" style:family="table-cell">
      <style:table-cell-properties fo:padding="0.097cm" fo:border-left="0.05pt solid #000000" fo:border-right="none" fo:border-top="none" fo:border-bottom="0.05pt solid #000000"/>
    </style:style>
    <style:style style:name="Таблица57.C80" style:family="table-cell">
      <style:table-cell-properties fo:padding="0.097cm" fo:border-left="0.05pt solid #000000" fo:border-right="none" fo:border-top="none" fo:border-bottom="0.05pt solid #000000"/>
    </style:style>
    <style:style style:name="Таблица57.D80" style:family="table-cell">
      <style:table-cell-properties fo:padding="0.097cm" fo:border-left="0.05pt solid #000000" fo:border-right="none" fo:border-top="none" fo:border-bottom="0.05pt solid #000000"/>
    </style:style>
    <style:style style:name="Таблица57.E80" style:family="table-cell">
      <style:table-cell-properties fo:padding="0.097cm" fo:border-left="0.05pt solid #000000" fo:border-right="none" fo:border-top="none" fo:border-bottom="0.05pt solid #000000"/>
    </style:style>
    <style:style style:name="Таблица57.F8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1" style:family="table-cell">
      <style:table-cell-properties fo:padding="0.097cm" fo:border-left="0.05pt solid #000000" fo:border-right="none" fo:border-top="none" fo:border-bottom="0.05pt solid #000000"/>
    </style:style>
    <style:style style:name="Таблица57.B81" style:family="table-cell">
      <style:table-cell-properties fo:padding="0.097cm" fo:border-left="0.05pt solid #000000" fo:border-right="none" fo:border-top="none" fo:border-bottom="0.05pt solid #000000"/>
    </style:style>
    <style:style style:name="Таблица57.C81" style:family="table-cell">
      <style:table-cell-properties fo:padding="0.097cm" fo:border-left="0.05pt solid #000000" fo:border-right="none" fo:border-top="none" fo:border-bottom="0.05pt solid #000000"/>
    </style:style>
    <style:style style:name="Таблица57.D81" style:family="table-cell">
      <style:table-cell-properties fo:padding="0.097cm" fo:border-left="0.05pt solid #000000" fo:border-right="none" fo:border-top="none" fo:border-bottom="0.05pt solid #000000"/>
    </style:style>
    <style:style style:name="Таблица57.E81" style:family="table-cell">
      <style:table-cell-properties fo:padding="0.097cm" fo:border-left="0.05pt solid #000000" fo:border-right="none" fo:border-top="none" fo:border-bottom="0.05pt solid #000000"/>
    </style:style>
    <style:style style:name="Таблица57.F8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2" style:family="table-cell">
      <style:table-cell-properties fo:padding="0.097cm" fo:border-left="0.05pt solid #000000" fo:border-right="none" fo:border-top="none" fo:border-bottom="0.05pt solid #000000"/>
    </style:style>
    <style:style style:name="Таблица57.B82" style:family="table-cell">
      <style:table-cell-properties fo:padding="0.097cm" fo:border-left="0.05pt solid #000000" fo:border-right="none" fo:border-top="none" fo:border-bottom="0.05pt solid #000000"/>
    </style:style>
    <style:style style:name="Таблица57.C82" style:family="table-cell">
      <style:table-cell-properties fo:padding="0.097cm" fo:border-left="0.05pt solid #000000" fo:border-right="none" fo:border-top="none" fo:border-bottom="0.05pt solid #000000"/>
    </style:style>
    <style:style style:name="Таблица57.D82" style:family="table-cell">
      <style:table-cell-properties fo:padding="0.097cm" fo:border-left="0.05pt solid #000000" fo:border-right="none" fo:border-top="none" fo:border-bottom="0.05pt solid #000000"/>
    </style:style>
    <style:style style:name="Таблица57.E82" style:family="table-cell">
      <style:table-cell-properties fo:padding="0.097cm" fo:border-left="0.05pt solid #000000" fo:border-right="none" fo:border-top="none" fo:border-bottom="0.05pt solid #000000"/>
    </style:style>
    <style:style style:name="Таблица57.F8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3" style:family="table-cell">
      <style:table-cell-properties fo:padding="0.097cm" fo:border-left="0.05pt solid #000000" fo:border-right="none" fo:border-top="none" fo:border-bottom="0.05pt solid #000000"/>
    </style:style>
    <style:style style:name="Таблица57.B83" style:family="table-cell">
      <style:table-cell-properties fo:padding="0.097cm" fo:border-left="0.05pt solid #000000" fo:border-right="none" fo:border-top="none" fo:border-bottom="0.05pt solid #000000"/>
    </style:style>
    <style:style style:name="Таблица57.C83" style:family="table-cell">
      <style:table-cell-properties fo:padding="0.097cm" fo:border-left="0.05pt solid #000000" fo:border-right="none" fo:border-top="none" fo:border-bottom="0.05pt solid #000000"/>
    </style:style>
    <style:style style:name="Таблица57.D83" style:family="table-cell">
      <style:table-cell-properties fo:padding="0.097cm" fo:border-left="0.05pt solid #000000" fo:border-right="none" fo:border-top="none" fo:border-bottom="0.05pt solid #000000"/>
    </style:style>
    <style:style style:name="Таблица57.E83" style:family="table-cell">
      <style:table-cell-properties fo:padding="0.097cm" fo:border-left="0.05pt solid #000000" fo:border-right="none" fo:border-top="none" fo:border-bottom="0.05pt solid #000000"/>
    </style:style>
    <style:style style:name="Таблица57.F8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4" style:family="table-cell">
      <style:table-cell-properties fo:padding="0.097cm" fo:border-left="0.05pt solid #000000" fo:border-right="none" fo:border-top="none" fo:border-bottom="0.05pt solid #000000"/>
    </style:style>
    <style:style style:name="Таблица57.B84" style:family="table-cell">
      <style:table-cell-properties fo:padding="0.097cm" fo:border-left="0.05pt solid #000000" fo:border-right="none" fo:border-top="none" fo:border-bottom="0.05pt solid #000000"/>
    </style:style>
    <style:style style:name="Таблица57.C84" style:family="table-cell">
      <style:table-cell-properties fo:padding="0.097cm" fo:border-left="0.05pt solid #000000" fo:border-right="none" fo:border-top="none" fo:border-bottom="0.05pt solid #000000"/>
    </style:style>
    <style:style style:name="Таблица57.D84" style:family="table-cell">
      <style:table-cell-properties fo:padding="0.097cm" fo:border-left="0.05pt solid #000000" fo:border-right="none" fo:border-top="none" fo:border-bottom="0.05pt solid #000000"/>
    </style:style>
    <style:style style:name="Таблица57.E84" style:family="table-cell">
      <style:table-cell-properties fo:padding="0.097cm" fo:border-left="0.05pt solid #000000" fo:border-right="none" fo:border-top="none" fo:border-bottom="0.05pt solid #000000"/>
    </style:style>
    <style:style style:name="Таблица57.F8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5" style:family="table-cell">
      <style:table-cell-properties fo:padding="0.097cm" fo:border-left="0.05pt solid #000000" fo:border-right="none" fo:border-top="none" fo:border-bottom="0.05pt solid #000000"/>
    </style:style>
    <style:style style:name="Таблица57.B85" style:family="table-cell">
      <style:table-cell-properties fo:padding="0.097cm" fo:border-left="0.05pt solid #000000" fo:border-right="none" fo:border-top="none" fo:border-bottom="0.05pt solid #000000"/>
    </style:style>
    <style:style style:name="Таблица57.C85" style:family="table-cell">
      <style:table-cell-properties fo:padding="0.097cm" fo:border-left="0.05pt solid #000000" fo:border-right="none" fo:border-top="none" fo:border-bottom="0.05pt solid #000000"/>
    </style:style>
    <style:style style:name="Таблица57.D85" style:family="table-cell">
      <style:table-cell-properties fo:padding="0.097cm" fo:border-left="0.05pt solid #000000" fo:border-right="none" fo:border-top="none" fo:border-bottom="0.05pt solid #000000"/>
    </style:style>
    <style:style style:name="Таблица57.E85" style:family="table-cell">
      <style:table-cell-properties fo:padding="0.097cm" fo:border-left="0.05pt solid #000000" fo:border-right="none" fo:border-top="none" fo:border-bottom="0.05pt solid #000000"/>
    </style:style>
    <style:style style:name="Таблица57.F8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6" style:family="table-cell">
      <style:table-cell-properties fo:padding="0.097cm" fo:border-left="0.05pt solid #000000" fo:border-right="none" fo:border-top="none" fo:border-bottom="0.05pt solid #000000"/>
    </style:style>
    <style:style style:name="Таблица57.B86" style:family="table-cell">
      <style:table-cell-properties fo:padding="0.097cm" fo:border-left="0.05pt solid #000000" fo:border-right="none" fo:border-top="none" fo:border-bottom="0.05pt solid #000000"/>
    </style:style>
    <style:style style:name="Таблица57.C86" style:family="table-cell">
      <style:table-cell-properties fo:padding="0.097cm" fo:border-left="0.05pt solid #000000" fo:border-right="none" fo:border-top="none" fo:border-bottom="0.05pt solid #000000"/>
    </style:style>
    <style:style style:name="Таблица57.D86" style:family="table-cell">
      <style:table-cell-properties fo:padding="0.097cm" fo:border-left="0.05pt solid #000000" fo:border-right="none" fo:border-top="none" fo:border-bottom="0.05pt solid #000000"/>
    </style:style>
    <style:style style:name="Таблица57.E86" style:family="table-cell">
      <style:table-cell-properties fo:padding="0.097cm" fo:border-left="0.05pt solid #000000" fo:border-right="none" fo:border-top="none" fo:border-bottom="0.05pt solid #000000"/>
    </style:style>
    <style:style style:name="Таблица57.F8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7" style:family="table-cell">
      <style:table-cell-properties fo:padding="0.097cm" fo:border-left="0.05pt solid #000000" fo:border-right="none" fo:border-top="none" fo:border-bottom="0.05pt solid #000000"/>
    </style:style>
    <style:style style:name="Таблица57.B87" style:family="table-cell">
      <style:table-cell-properties fo:padding="0.097cm" fo:border-left="0.05pt solid #000000" fo:border-right="none" fo:border-top="none" fo:border-bottom="0.05pt solid #000000"/>
    </style:style>
    <style:style style:name="Таблица57.C87" style:family="table-cell">
      <style:table-cell-properties fo:padding="0.097cm" fo:border-left="0.05pt solid #000000" fo:border-right="none" fo:border-top="none" fo:border-bottom="0.05pt solid #000000"/>
    </style:style>
    <style:style style:name="Таблица57.D87" style:family="table-cell">
      <style:table-cell-properties fo:padding="0.097cm" fo:border-left="0.05pt solid #000000" fo:border-right="none" fo:border-top="none" fo:border-bottom="0.05pt solid #000000"/>
    </style:style>
    <style:style style:name="Таблица57.E87" style:family="table-cell">
      <style:table-cell-properties fo:padding="0.097cm" fo:border-left="0.05pt solid #000000" fo:border-right="none" fo:border-top="none" fo:border-bottom="0.05pt solid #000000"/>
    </style:style>
    <style:style style:name="Таблица57.F8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8" style:family="table-cell">
      <style:table-cell-properties fo:padding="0.097cm" fo:border-left="0.05pt solid #000000" fo:border-right="none" fo:border-top="none" fo:border-bottom="0.05pt solid #000000"/>
    </style:style>
    <style:style style:name="Таблица57.B88" style:family="table-cell">
      <style:table-cell-properties fo:padding="0.097cm" fo:border-left="0.05pt solid #000000" fo:border-right="none" fo:border-top="none" fo:border-bottom="0.05pt solid #000000"/>
    </style:style>
    <style:style style:name="Таблица57.C88" style:family="table-cell">
      <style:table-cell-properties fo:padding="0.097cm" fo:border-left="0.05pt solid #000000" fo:border-right="none" fo:border-top="none" fo:border-bottom="0.05pt solid #000000"/>
    </style:style>
    <style:style style:name="Таблица57.D88" style:family="table-cell">
      <style:table-cell-properties fo:padding="0.097cm" fo:border-left="0.05pt solid #000000" fo:border-right="none" fo:border-top="none" fo:border-bottom="0.05pt solid #000000"/>
    </style:style>
    <style:style style:name="Таблица57.E88" style:family="table-cell">
      <style:table-cell-properties fo:padding="0.097cm" fo:border-left="0.05pt solid #000000" fo:border-right="none" fo:border-top="none" fo:border-bottom="0.05pt solid #000000"/>
    </style:style>
    <style:style style:name="Таблица57.F8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89" style:family="table-cell">
      <style:table-cell-properties fo:padding="0.097cm" fo:border-left="0.05pt solid #000000" fo:border-right="none" fo:border-top="none" fo:border-bottom="0.05pt solid #000000"/>
    </style:style>
    <style:style style:name="Таблица57.B89" style:family="table-cell">
      <style:table-cell-properties fo:padding="0.097cm" fo:border-left="0.05pt solid #000000" fo:border-right="none" fo:border-top="none" fo:border-bottom="0.05pt solid #000000"/>
    </style:style>
    <style:style style:name="Таблица57.C89" style:family="table-cell">
      <style:table-cell-properties fo:padding="0.097cm" fo:border-left="0.05pt solid #000000" fo:border-right="none" fo:border-top="none" fo:border-bottom="0.05pt solid #000000"/>
    </style:style>
    <style:style style:name="Таблица57.D89" style:family="table-cell">
      <style:table-cell-properties fo:padding="0.097cm" fo:border-left="0.05pt solid #000000" fo:border-right="none" fo:border-top="none" fo:border-bottom="0.05pt solid #000000"/>
    </style:style>
    <style:style style:name="Таблица57.E89" style:family="table-cell">
      <style:table-cell-properties fo:padding="0.097cm" fo:border-left="0.05pt solid #000000" fo:border-right="none" fo:border-top="none" fo:border-bottom="0.05pt solid #000000"/>
    </style:style>
    <style:style style:name="Таблица57.F8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0" style:family="table-cell">
      <style:table-cell-properties fo:padding="0.097cm" fo:border-left="0.05pt solid #000000" fo:border-right="none" fo:border-top="none" fo:border-bottom="0.05pt solid #000000"/>
    </style:style>
    <style:style style:name="Таблица57.B90" style:family="table-cell">
      <style:table-cell-properties fo:padding="0.097cm" fo:border-left="0.05pt solid #000000" fo:border-right="none" fo:border-top="none" fo:border-bottom="0.05pt solid #000000"/>
    </style:style>
    <style:style style:name="Таблица57.C90" style:family="table-cell">
      <style:table-cell-properties fo:padding="0.097cm" fo:border-left="0.05pt solid #000000" fo:border-right="none" fo:border-top="none" fo:border-bottom="0.05pt solid #000000"/>
    </style:style>
    <style:style style:name="Таблица57.D90" style:family="table-cell">
      <style:table-cell-properties fo:padding="0.097cm" fo:border-left="0.05pt solid #000000" fo:border-right="none" fo:border-top="none" fo:border-bottom="0.05pt solid #000000"/>
    </style:style>
    <style:style style:name="Таблица57.E90" style:family="table-cell">
      <style:table-cell-properties fo:padding="0.097cm" fo:border-left="0.05pt solid #000000" fo:border-right="none" fo:border-top="none" fo:border-bottom="0.05pt solid #000000"/>
    </style:style>
    <style:style style:name="Таблица57.F9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1" style:family="table-cell">
      <style:table-cell-properties fo:padding="0.097cm" fo:border-left="0.05pt solid #000000" fo:border-right="none" fo:border-top="none" fo:border-bottom="0.05pt solid #000000"/>
    </style:style>
    <style:style style:name="Таблица57.B91" style:family="table-cell">
      <style:table-cell-properties fo:padding="0.097cm" fo:border-left="0.05pt solid #000000" fo:border-right="none" fo:border-top="none" fo:border-bottom="0.05pt solid #000000"/>
    </style:style>
    <style:style style:name="Таблица57.C91" style:family="table-cell">
      <style:table-cell-properties fo:padding="0.097cm" fo:border-left="0.05pt solid #000000" fo:border-right="none" fo:border-top="none" fo:border-bottom="0.05pt solid #000000"/>
    </style:style>
    <style:style style:name="Таблица57.D91" style:family="table-cell">
      <style:table-cell-properties fo:padding="0.097cm" fo:border-left="0.05pt solid #000000" fo:border-right="none" fo:border-top="none" fo:border-bottom="0.05pt solid #000000"/>
    </style:style>
    <style:style style:name="Таблица57.E91" style:family="table-cell">
      <style:table-cell-properties fo:padding="0.097cm" fo:border-left="0.05pt solid #000000" fo:border-right="none" fo:border-top="none" fo:border-bottom="0.05pt solid #000000"/>
    </style:style>
    <style:style style:name="Таблица57.F9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2" style:family="table-cell">
      <style:table-cell-properties fo:padding="0.097cm" fo:border-left="0.05pt solid #000000" fo:border-right="none" fo:border-top="none" fo:border-bottom="0.05pt solid #000000"/>
    </style:style>
    <style:style style:name="Таблица57.B92" style:family="table-cell">
      <style:table-cell-properties fo:padding="0.097cm" fo:border-left="0.05pt solid #000000" fo:border-right="none" fo:border-top="none" fo:border-bottom="0.05pt solid #000000"/>
    </style:style>
    <style:style style:name="Таблица57.C92" style:family="table-cell">
      <style:table-cell-properties fo:padding="0.097cm" fo:border-left="0.05pt solid #000000" fo:border-right="none" fo:border-top="none" fo:border-bottom="0.05pt solid #000000"/>
    </style:style>
    <style:style style:name="Таблица57.D92" style:family="table-cell">
      <style:table-cell-properties fo:padding="0.097cm" fo:border-left="0.05pt solid #000000" fo:border-right="none" fo:border-top="none" fo:border-bottom="0.05pt solid #000000"/>
    </style:style>
    <style:style style:name="Таблица57.E92" style:family="table-cell">
      <style:table-cell-properties fo:padding="0.097cm" fo:border-left="0.05pt solid #000000" fo:border-right="none" fo:border-top="none" fo:border-bottom="0.05pt solid #000000"/>
    </style:style>
    <style:style style:name="Таблица57.F9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3" style:family="table-cell">
      <style:table-cell-properties fo:padding="0.097cm" fo:border-left="0.05pt solid #000000" fo:border-right="none" fo:border-top="none" fo:border-bottom="0.05pt solid #000000"/>
    </style:style>
    <style:style style:name="Таблица57.B93" style:family="table-cell">
      <style:table-cell-properties fo:padding="0.097cm" fo:border-left="0.05pt solid #000000" fo:border-right="none" fo:border-top="none" fo:border-bottom="0.05pt solid #000000"/>
    </style:style>
    <style:style style:name="Таблица57.C93" style:family="table-cell">
      <style:table-cell-properties fo:padding="0.097cm" fo:border-left="0.05pt solid #000000" fo:border-right="none" fo:border-top="none" fo:border-bottom="0.05pt solid #000000"/>
    </style:style>
    <style:style style:name="Таблица57.D93" style:family="table-cell">
      <style:table-cell-properties fo:padding="0.097cm" fo:border-left="0.05pt solid #000000" fo:border-right="none" fo:border-top="none" fo:border-bottom="0.05pt solid #000000"/>
    </style:style>
    <style:style style:name="Таблица57.E93" style:family="table-cell">
      <style:table-cell-properties fo:padding="0.097cm" fo:border-left="0.05pt solid #000000" fo:border-right="none" fo:border-top="none" fo:border-bottom="0.05pt solid #000000"/>
    </style:style>
    <style:style style:name="Таблица57.F9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4" style:family="table-cell">
      <style:table-cell-properties fo:padding="0.097cm" fo:border-left="0.05pt solid #000000" fo:border-right="none" fo:border-top="none" fo:border-bottom="0.05pt solid #000000"/>
    </style:style>
    <style:style style:name="Таблица57.B94" style:family="table-cell">
      <style:table-cell-properties fo:padding="0.097cm" fo:border-left="0.05pt solid #000000" fo:border-right="none" fo:border-top="none" fo:border-bottom="0.05pt solid #000000"/>
    </style:style>
    <style:style style:name="Таблица57.C94" style:family="table-cell">
      <style:table-cell-properties fo:padding="0.097cm" fo:border-left="0.05pt solid #000000" fo:border-right="none" fo:border-top="none" fo:border-bottom="0.05pt solid #000000"/>
    </style:style>
    <style:style style:name="Таблица57.D94" style:family="table-cell">
      <style:table-cell-properties fo:padding="0.097cm" fo:border-left="0.05pt solid #000000" fo:border-right="none" fo:border-top="none" fo:border-bottom="0.05pt solid #000000"/>
    </style:style>
    <style:style style:name="Таблица57.E94" style:family="table-cell">
      <style:table-cell-properties fo:padding="0.097cm" fo:border-left="0.05pt solid #000000" fo:border-right="none" fo:border-top="none" fo:border-bottom="0.05pt solid #000000"/>
    </style:style>
    <style:style style:name="Таблица57.F9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5" style:family="table-cell">
      <style:table-cell-properties fo:padding="0.097cm" fo:border-left="0.05pt solid #000000" fo:border-right="none" fo:border-top="none" fo:border-bottom="0.05pt solid #000000"/>
    </style:style>
    <style:style style:name="Таблица57.B95" style:family="table-cell">
      <style:table-cell-properties fo:padding="0.097cm" fo:border-left="0.05pt solid #000000" fo:border-right="none" fo:border-top="none" fo:border-bottom="0.05pt solid #000000"/>
    </style:style>
    <style:style style:name="Таблица57.C95" style:family="table-cell">
      <style:table-cell-properties fo:padding="0.097cm" fo:border-left="0.05pt solid #000000" fo:border-right="none" fo:border-top="none" fo:border-bottom="0.05pt solid #000000"/>
    </style:style>
    <style:style style:name="Таблица57.D95" style:family="table-cell">
      <style:table-cell-properties fo:padding="0.097cm" fo:border-left="0.05pt solid #000000" fo:border-right="none" fo:border-top="none" fo:border-bottom="0.05pt solid #000000"/>
    </style:style>
    <style:style style:name="Таблица57.E95" style:family="table-cell">
      <style:table-cell-properties fo:padding="0.097cm" fo:border-left="0.05pt solid #000000" fo:border-right="none" fo:border-top="none" fo:border-bottom="0.05pt solid #000000"/>
    </style:style>
    <style:style style:name="Таблица57.F9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6" style:family="table-cell">
      <style:table-cell-properties fo:padding="0.097cm" fo:border-left="0.05pt solid #000000" fo:border-right="none" fo:border-top="none" fo:border-bottom="0.05pt solid #000000"/>
    </style:style>
    <style:style style:name="Таблица57.B96" style:family="table-cell">
      <style:table-cell-properties fo:padding="0.097cm" fo:border-left="0.05pt solid #000000" fo:border-right="none" fo:border-top="none" fo:border-bottom="0.05pt solid #000000"/>
    </style:style>
    <style:style style:name="Таблица57.C96" style:family="table-cell">
      <style:table-cell-properties fo:padding="0.097cm" fo:border-left="0.05pt solid #000000" fo:border-right="none" fo:border-top="none" fo:border-bottom="0.05pt solid #000000"/>
    </style:style>
    <style:style style:name="Таблица57.D96" style:family="table-cell">
      <style:table-cell-properties fo:padding="0.097cm" fo:border-left="0.05pt solid #000000" fo:border-right="none" fo:border-top="none" fo:border-bottom="0.05pt solid #000000"/>
    </style:style>
    <style:style style:name="Таблица57.E96" style:family="table-cell">
      <style:table-cell-properties fo:padding="0.097cm" fo:border-left="0.05pt solid #000000" fo:border-right="none" fo:border-top="none" fo:border-bottom="0.05pt solid #000000"/>
    </style:style>
    <style:style style:name="Таблица57.F9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7" style:family="table-cell">
      <style:table-cell-properties fo:padding="0.097cm" fo:border-left="0.05pt solid #000000" fo:border-right="none" fo:border-top="none" fo:border-bottom="0.05pt solid #000000"/>
    </style:style>
    <style:style style:name="Таблица57.B97" style:family="table-cell">
      <style:table-cell-properties fo:padding="0.097cm" fo:border-left="0.05pt solid #000000" fo:border-right="none" fo:border-top="none" fo:border-bottom="0.05pt solid #000000"/>
    </style:style>
    <style:style style:name="Таблица57.C97" style:family="table-cell">
      <style:table-cell-properties fo:padding="0.097cm" fo:border-left="0.05pt solid #000000" fo:border-right="none" fo:border-top="none" fo:border-bottom="0.05pt solid #000000"/>
    </style:style>
    <style:style style:name="Таблица57.D97" style:family="table-cell">
      <style:table-cell-properties fo:padding="0.097cm" fo:border-left="0.05pt solid #000000" fo:border-right="none" fo:border-top="none" fo:border-bottom="0.05pt solid #000000"/>
    </style:style>
    <style:style style:name="Таблица57.E97" style:family="table-cell">
      <style:table-cell-properties fo:padding="0.097cm" fo:border-left="0.05pt solid #000000" fo:border-right="none" fo:border-top="none" fo:border-bottom="0.05pt solid #000000"/>
    </style:style>
    <style:style style:name="Таблица57.F9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8" style:family="table-cell">
      <style:table-cell-properties fo:padding="0.097cm" fo:border-left="0.05pt solid #000000" fo:border-right="none" fo:border-top="none" fo:border-bottom="0.05pt solid #000000"/>
    </style:style>
    <style:style style:name="Таблица57.B98" style:family="table-cell">
      <style:table-cell-properties fo:padding="0.097cm" fo:border-left="0.05pt solid #000000" fo:border-right="none" fo:border-top="none" fo:border-bottom="0.05pt solid #000000"/>
    </style:style>
    <style:style style:name="Таблица57.C98" style:family="table-cell">
      <style:table-cell-properties fo:padding="0.097cm" fo:border-left="0.05pt solid #000000" fo:border-right="none" fo:border-top="none" fo:border-bottom="0.05pt solid #000000"/>
    </style:style>
    <style:style style:name="Таблица57.D98" style:family="table-cell">
      <style:table-cell-properties fo:padding="0.097cm" fo:border-left="0.05pt solid #000000" fo:border-right="none" fo:border-top="none" fo:border-bottom="0.05pt solid #000000"/>
    </style:style>
    <style:style style:name="Таблица57.E98" style:family="table-cell">
      <style:table-cell-properties fo:padding="0.097cm" fo:border-left="0.05pt solid #000000" fo:border-right="none" fo:border-top="none" fo:border-bottom="0.05pt solid #000000"/>
    </style:style>
    <style:style style:name="Таблица57.F9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99" style:family="table-cell">
      <style:table-cell-properties fo:padding="0.097cm" fo:border-left="0.05pt solid #000000" fo:border-right="none" fo:border-top="none" fo:border-bottom="0.05pt solid #000000"/>
    </style:style>
    <style:style style:name="Таблица57.B99" style:family="table-cell">
      <style:table-cell-properties fo:padding="0.097cm" fo:border-left="0.05pt solid #000000" fo:border-right="none" fo:border-top="none" fo:border-bottom="0.05pt solid #000000"/>
    </style:style>
    <style:style style:name="Таблица57.C99" style:family="table-cell">
      <style:table-cell-properties fo:padding="0.097cm" fo:border-left="0.05pt solid #000000" fo:border-right="none" fo:border-top="none" fo:border-bottom="0.05pt solid #000000"/>
    </style:style>
    <style:style style:name="Таблица57.D99" style:family="table-cell">
      <style:table-cell-properties fo:padding="0.097cm" fo:border-left="0.05pt solid #000000" fo:border-right="none" fo:border-top="none" fo:border-bottom="0.05pt solid #000000"/>
    </style:style>
    <style:style style:name="Таблица57.E99" style:family="table-cell">
      <style:table-cell-properties fo:padding="0.097cm" fo:border-left="0.05pt solid #000000" fo:border-right="none" fo:border-top="none" fo:border-bottom="0.05pt solid #000000"/>
    </style:style>
    <style:style style:name="Таблица57.F9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0" style:family="table-cell">
      <style:table-cell-properties fo:padding="0.097cm" fo:border-left="0.05pt solid #000000" fo:border-right="none" fo:border-top="none" fo:border-bottom="0.05pt solid #000000"/>
    </style:style>
    <style:style style:name="Таблица57.B100" style:family="table-cell">
      <style:table-cell-properties fo:padding="0.097cm" fo:border-left="0.05pt solid #000000" fo:border-right="none" fo:border-top="none" fo:border-bottom="0.05pt solid #000000"/>
    </style:style>
    <style:style style:name="Таблица57.C100" style:family="table-cell">
      <style:table-cell-properties fo:padding="0.097cm" fo:border-left="0.05pt solid #000000" fo:border-right="none" fo:border-top="none" fo:border-bottom="0.05pt solid #000000"/>
    </style:style>
    <style:style style:name="Таблица57.D100" style:family="table-cell">
      <style:table-cell-properties fo:padding="0.097cm" fo:border-left="0.05pt solid #000000" fo:border-right="none" fo:border-top="none" fo:border-bottom="0.05pt solid #000000"/>
    </style:style>
    <style:style style:name="Таблица57.E100" style:family="table-cell">
      <style:table-cell-properties fo:padding="0.097cm" fo:border-left="0.05pt solid #000000" fo:border-right="none" fo:border-top="none" fo:border-bottom="0.05pt solid #000000"/>
    </style:style>
    <style:style style:name="Таблица57.F10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1" style:family="table-cell">
      <style:table-cell-properties fo:padding="0.097cm" fo:border-left="0.05pt solid #000000" fo:border-right="none" fo:border-top="none" fo:border-bottom="0.05pt solid #000000"/>
    </style:style>
    <style:style style:name="Таблица57.B101" style:family="table-cell">
      <style:table-cell-properties fo:padding="0.097cm" fo:border-left="0.05pt solid #000000" fo:border-right="none" fo:border-top="none" fo:border-bottom="0.05pt solid #000000"/>
    </style:style>
    <style:style style:name="Таблица57.C101" style:family="table-cell">
      <style:table-cell-properties fo:padding="0.097cm" fo:border-left="0.05pt solid #000000" fo:border-right="none" fo:border-top="none" fo:border-bottom="0.05pt solid #000000"/>
    </style:style>
    <style:style style:name="Таблица57.D101" style:family="table-cell">
      <style:table-cell-properties fo:padding="0.097cm" fo:border-left="0.05pt solid #000000" fo:border-right="none" fo:border-top="none" fo:border-bottom="0.05pt solid #000000"/>
    </style:style>
    <style:style style:name="Таблица57.E101" style:family="table-cell">
      <style:table-cell-properties fo:padding="0.097cm" fo:border-left="0.05pt solid #000000" fo:border-right="none" fo:border-top="none" fo:border-bottom="0.05pt solid #000000"/>
    </style:style>
    <style:style style:name="Таблица57.F10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2" style:family="table-cell">
      <style:table-cell-properties fo:padding="0.097cm" fo:border-left="0.05pt solid #000000" fo:border-right="none" fo:border-top="none" fo:border-bottom="0.05pt solid #000000"/>
    </style:style>
    <style:style style:name="Таблица57.B102" style:family="table-cell">
      <style:table-cell-properties fo:padding="0.097cm" fo:border-left="0.05pt solid #000000" fo:border-right="none" fo:border-top="none" fo:border-bottom="0.05pt solid #000000"/>
    </style:style>
    <style:style style:name="Таблица57.C102" style:family="table-cell">
      <style:table-cell-properties fo:padding="0.097cm" fo:border-left="0.05pt solid #000000" fo:border-right="none" fo:border-top="none" fo:border-bottom="0.05pt solid #000000"/>
    </style:style>
    <style:style style:name="Таблица57.D102" style:family="table-cell">
      <style:table-cell-properties fo:padding="0.097cm" fo:border-left="0.05pt solid #000000" fo:border-right="none" fo:border-top="none" fo:border-bottom="0.05pt solid #000000"/>
    </style:style>
    <style:style style:name="Таблица57.E102" style:family="table-cell">
      <style:table-cell-properties fo:padding="0.097cm" fo:border-left="0.05pt solid #000000" fo:border-right="none" fo:border-top="none" fo:border-bottom="0.05pt solid #000000"/>
    </style:style>
    <style:style style:name="Таблица57.F10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3" style:family="table-cell">
      <style:table-cell-properties fo:padding="0.097cm" fo:border-left="0.05pt solid #000000" fo:border-right="none" fo:border-top="none" fo:border-bottom="0.05pt solid #000000"/>
    </style:style>
    <style:style style:name="Таблица57.B103" style:family="table-cell">
      <style:table-cell-properties fo:padding="0.097cm" fo:border-left="0.05pt solid #000000" fo:border-right="none" fo:border-top="none" fo:border-bottom="0.05pt solid #000000"/>
    </style:style>
    <style:style style:name="Таблица57.C103" style:family="table-cell">
      <style:table-cell-properties fo:padding="0.097cm" fo:border-left="0.05pt solid #000000" fo:border-right="none" fo:border-top="none" fo:border-bottom="0.05pt solid #000000"/>
    </style:style>
    <style:style style:name="Таблица57.D103" style:family="table-cell">
      <style:table-cell-properties fo:padding="0.097cm" fo:border-left="0.05pt solid #000000" fo:border-right="none" fo:border-top="none" fo:border-bottom="0.05pt solid #000000"/>
    </style:style>
    <style:style style:name="Таблица57.E103" style:family="table-cell">
      <style:table-cell-properties fo:padding="0.097cm" fo:border-left="0.05pt solid #000000" fo:border-right="none" fo:border-top="none" fo:border-bottom="0.05pt solid #000000"/>
    </style:style>
    <style:style style:name="Таблица57.F10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4" style:family="table-cell">
      <style:table-cell-properties fo:padding="0.097cm" fo:border-left="0.05pt solid #000000" fo:border-right="none" fo:border-top="none" fo:border-bottom="0.05pt solid #000000"/>
    </style:style>
    <style:style style:name="Таблица57.B104" style:family="table-cell">
      <style:table-cell-properties fo:padding="0.097cm" fo:border-left="0.05pt solid #000000" fo:border-right="none" fo:border-top="none" fo:border-bottom="0.05pt solid #000000"/>
    </style:style>
    <style:style style:name="Таблица57.C104" style:family="table-cell">
      <style:table-cell-properties fo:padding="0.097cm" fo:border-left="0.05pt solid #000000" fo:border-right="none" fo:border-top="none" fo:border-bottom="0.05pt solid #000000"/>
    </style:style>
    <style:style style:name="Таблица57.D104" style:family="table-cell">
      <style:table-cell-properties fo:padding="0.097cm" fo:border-left="0.05pt solid #000000" fo:border-right="none" fo:border-top="none" fo:border-bottom="0.05pt solid #000000"/>
    </style:style>
    <style:style style:name="Таблица57.E104" style:family="table-cell">
      <style:table-cell-properties fo:padding="0.097cm" fo:border-left="0.05pt solid #000000" fo:border-right="none" fo:border-top="none" fo:border-bottom="0.05pt solid #000000"/>
    </style:style>
    <style:style style:name="Таблица57.F10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5" style:family="table-cell">
      <style:table-cell-properties fo:padding="0.097cm" fo:border-left="0.05pt solid #000000" fo:border-right="none" fo:border-top="none" fo:border-bottom="0.05pt solid #000000"/>
    </style:style>
    <style:style style:name="Таблица57.B105" style:family="table-cell">
      <style:table-cell-properties fo:padding="0.097cm" fo:border-left="0.05pt solid #000000" fo:border-right="none" fo:border-top="none" fo:border-bottom="0.05pt solid #000000"/>
    </style:style>
    <style:style style:name="Таблица57.C105" style:family="table-cell">
      <style:table-cell-properties fo:padding="0.097cm" fo:border-left="0.05pt solid #000000" fo:border-right="none" fo:border-top="none" fo:border-bottom="0.05pt solid #000000"/>
    </style:style>
    <style:style style:name="Таблица57.D105" style:family="table-cell">
      <style:table-cell-properties fo:padding="0.097cm" fo:border-left="0.05pt solid #000000" fo:border-right="none" fo:border-top="none" fo:border-bottom="0.05pt solid #000000"/>
    </style:style>
    <style:style style:name="Таблица57.E105" style:family="table-cell">
      <style:table-cell-properties fo:padding="0.097cm" fo:border-left="0.05pt solid #000000" fo:border-right="none" fo:border-top="none" fo:border-bottom="0.05pt solid #000000"/>
    </style:style>
    <style:style style:name="Таблица57.F10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6" style:family="table-cell">
      <style:table-cell-properties fo:padding="0.097cm" fo:border-left="0.05pt solid #000000" fo:border-right="none" fo:border-top="none" fo:border-bottom="0.05pt solid #000000"/>
    </style:style>
    <style:style style:name="Таблица57.B106" style:family="table-cell">
      <style:table-cell-properties fo:padding="0.097cm" fo:border-left="0.05pt solid #000000" fo:border-right="none" fo:border-top="none" fo:border-bottom="0.05pt solid #000000"/>
    </style:style>
    <style:style style:name="Таблица57.C106" style:family="table-cell">
      <style:table-cell-properties fo:padding="0.097cm" fo:border-left="0.05pt solid #000000" fo:border-right="none" fo:border-top="none" fo:border-bottom="0.05pt solid #000000"/>
    </style:style>
    <style:style style:name="Таблица57.D106" style:family="table-cell">
      <style:table-cell-properties fo:padding="0.097cm" fo:border-left="0.05pt solid #000000" fo:border-right="none" fo:border-top="none" fo:border-bottom="0.05pt solid #000000"/>
    </style:style>
    <style:style style:name="Таблица57.E106" style:family="table-cell">
      <style:table-cell-properties fo:padding="0.097cm" fo:border-left="0.05pt solid #000000" fo:border-right="none" fo:border-top="none" fo:border-bottom="0.05pt solid #000000"/>
    </style:style>
    <style:style style:name="Таблица57.F10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7" style:family="table-cell">
      <style:table-cell-properties fo:padding="0.097cm" fo:border-left="0.05pt solid #000000" fo:border-right="none" fo:border-top="none" fo:border-bottom="0.05pt solid #000000"/>
    </style:style>
    <style:style style:name="Таблица57.B107" style:family="table-cell">
      <style:table-cell-properties fo:padding="0.097cm" fo:border-left="0.05pt solid #000000" fo:border-right="none" fo:border-top="none" fo:border-bottom="0.05pt solid #000000"/>
    </style:style>
    <style:style style:name="Таблица57.C107" style:family="table-cell">
      <style:table-cell-properties fo:padding="0.097cm" fo:border-left="0.05pt solid #000000" fo:border-right="none" fo:border-top="none" fo:border-bottom="0.05pt solid #000000"/>
    </style:style>
    <style:style style:name="Таблица57.D107" style:family="table-cell">
      <style:table-cell-properties fo:padding="0.097cm" fo:border-left="0.05pt solid #000000" fo:border-right="none" fo:border-top="none" fo:border-bottom="0.05pt solid #000000"/>
    </style:style>
    <style:style style:name="Таблица57.E107" style:family="table-cell">
      <style:table-cell-properties fo:padding="0.097cm" fo:border-left="0.05pt solid #000000" fo:border-right="none" fo:border-top="none" fo:border-bottom="0.05pt solid #000000"/>
    </style:style>
    <style:style style:name="Таблица57.F10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8" style:family="table-cell">
      <style:table-cell-properties fo:padding="0.097cm" fo:border-left="0.05pt solid #000000" fo:border-right="none" fo:border-top="none" fo:border-bottom="0.05pt solid #000000"/>
    </style:style>
    <style:style style:name="Таблица57.B108" style:family="table-cell">
      <style:table-cell-properties fo:padding="0.097cm" fo:border-left="0.05pt solid #000000" fo:border-right="none" fo:border-top="none" fo:border-bottom="0.05pt solid #000000"/>
    </style:style>
    <style:style style:name="Таблица57.C108" style:family="table-cell">
      <style:table-cell-properties fo:padding="0.097cm" fo:border-left="0.05pt solid #000000" fo:border-right="none" fo:border-top="none" fo:border-bottom="0.05pt solid #000000"/>
    </style:style>
    <style:style style:name="Таблица57.D108" style:family="table-cell">
      <style:table-cell-properties fo:padding="0.097cm" fo:border-left="0.05pt solid #000000" fo:border-right="none" fo:border-top="none" fo:border-bottom="0.05pt solid #000000"/>
    </style:style>
    <style:style style:name="Таблица57.E108" style:family="table-cell">
      <style:table-cell-properties fo:padding="0.097cm" fo:border-left="0.05pt solid #000000" fo:border-right="none" fo:border-top="none" fo:border-bottom="0.05pt solid #000000"/>
    </style:style>
    <style:style style:name="Таблица57.F10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09" style:family="table-cell">
      <style:table-cell-properties fo:padding="0.097cm" fo:border-left="0.05pt solid #000000" fo:border-right="none" fo:border-top="none" fo:border-bottom="0.05pt solid #000000"/>
    </style:style>
    <style:style style:name="Таблица57.B109" style:family="table-cell">
      <style:table-cell-properties fo:padding="0.097cm" fo:border-left="0.05pt solid #000000" fo:border-right="none" fo:border-top="none" fo:border-bottom="0.05pt solid #000000"/>
    </style:style>
    <style:style style:name="Таблица57.C109" style:family="table-cell">
      <style:table-cell-properties fo:padding="0.097cm" fo:border-left="0.05pt solid #000000" fo:border-right="none" fo:border-top="none" fo:border-bottom="0.05pt solid #000000"/>
    </style:style>
    <style:style style:name="Таблица57.D109" style:family="table-cell">
      <style:table-cell-properties fo:padding="0.097cm" fo:border-left="0.05pt solid #000000" fo:border-right="none" fo:border-top="none" fo:border-bottom="0.05pt solid #000000"/>
    </style:style>
    <style:style style:name="Таблица57.E109" style:family="table-cell">
      <style:table-cell-properties fo:padding="0.097cm" fo:border-left="0.05pt solid #000000" fo:border-right="none" fo:border-top="none" fo:border-bottom="0.05pt solid #000000"/>
    </style:style>
    <style:style style:name="Таблица57.F10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0" style:family="table-cell">
      <style:table-cell-properties fo:padding="0.097cm" fo:border-left="0.05pt solid #000000" fo:border-right="none" fo:border-top="none" fo:border-bottom="0.05pt solid #000000"/>
    </style:style>
    <style:style style:name="Таблица57.B110" style:family="table-cell">
      <style:table-cell-properties fo:padding="0.097cm" fo:border-left="0.05pt solid #000000" fo:border-right="none" fo:border-top="none" fo:border-bottom="0.05pt solid #000000"/>
    </style:style>
    <style:style style:name="Таблица57.C110" style:family="table-cell">
      <style:table-cell-properties fo:padding="0.097cm" fo:border-left="0.05pt solid #000000" fo:border-right="none" fo:border-top="none" fo:border-bottom="0.05pt solid #000000"/>
    </style:style>
    <style:style style:name="Таблица57.D110" style:family="table-cell">
      <style:table-cell-properties fo:padding="0.097cm" fo:border-left="0.05pt solid #000000" fo:border-right="none" fo:border-top="none" fo:border-bottom="0.05pt solid #000000"/>
    </style:style>
    <style:style style:name="Таблица57.E110" style:family="table-cell">
      <style:table-cell-properties fo:padding="0.097cm" fo:border-left="0.05pt solid #000000" fo:border-right="none" fo:border-top="none" fo:border-bottom="0.05pt solid #000000"/>
    </style:style>
    <style:style style:name="Таблица57.F1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1" style:family="table-cell">
      <style:table-cell-properties fo:padding="0.097cm" fo:border-left="0.05pt solid #000000" fo:border-right="none" fo:border-top="none" fo:border-bottom="0.05pt solid #000000"/>
    </style:style>
    <style:style style:name="Таблица57.B111" style:family="table-cell">
      <style:table-cell-properties fo:padding="0.097cm" fo:border-left="0.05pt solid #000000" fo:border-right="none" fo:border-top="none" fo:border-bottom="0.05pt solid #000000"/>
    </style:style>
    <style:style style:name="Таблица57.C111" style:family="table-cell">
      <style:table-cell-properties fo:padding="0.097cm" fo:border-left="0.05pt solid #000000" fo:border-right="none" fo:border-top="none" fo:border-bottom="0.05pt solid #000000"/>
    </style:style>
    <style:style style:name="Таблица57.D111" style:family="table-cell">
      <style:table-cell-properties fo:padding="0.097cm" fo:border-left="0.05pt solid #000000" fo:border-right="none" fo:border-top="none" fo:border-bottom="0.05pt solid #000000"/>
    </style:style>
    <style:style style:name="Таблица57.E111" style:family="table-cell">
      <style:table-cell-properties fo:padding="0.097cm" fo:border-left="0.05pt solid #000000" fo:border-right="none" fo:border-top="none" fo:border-bottom="0.05pt solid #000000"/>
    </style:style>
    <style:style style:name="Таблица57.F1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2" style:family="table-cell">
      <style:table-cell-properties fo:padding="0.097cm" fo:border-left="0.05pt solid #000000" fo:border-right="none" fo:border-top="none" fo:border-bottom="0.05pt solid #000000"/>
    </style:style>
    <style:style style:name="Таблица57.B112" style:family="table-cell">
      <style:table-cell-properties fo:padding="0.097cm" fo:border-left="0.05pt solid #000000" fo:border-right="none" fo:border-top="none" fo:border-bottom="0.05pt solid #000000"/>
    </style:style>
    <style:style style:name="Таблица57.C112" style:family="table-cell">
      <style:table-cell-properties fo:padding="0.097cm" fo:border-left="0.05pt solid #000000" fo:border-right="none" fo:border-top="none" fo:border-bottom="0.05pt solid #000000"/>
    </style:style>
    <style:style style:name="Таблица57.D112" style:family="table-cell">
      <style:table-cell-properties fo:padding="0.097cm" fo:border-left="0.05pt solid #000000" fo:border-right="none" fo:border-top="none" fo:border-bottom="0.05pt solid #000000"/>
    </style:style>
    <style:style style:name="Таблица57.E112" style:family="table-cell">
      <style:table-cell-properties fo:padding="0.097cm" fo:border-left="0.05pt solid #000000" fo:border-right="none" fo:border-top="none" fo:border-bottom="0.05pt solid #000000"/>
    </style:style>
    <style:style style:name="Таблица57.F1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3" style:family="table-cell">
      <style:table-cell-properties fo:padding="0.097cm" fo:border-left="0.05pt solid #000000" fo:border-right="none" fo:border-top="none" fo:border-bottom="0.05pt solid #000000"/>
    </style:style>
    <style:style style:name="Таблица57.B113" style:family="table-cell">
      <style:table-cell-properties fo:padding="0.097cm" fo:border-left="0.05pt solid #000000" fo:border-right="none" fo:border-top="none" fo:border-bottom="0.05pt solid #000000"/>
    </style:style>
    <style:style style:name="Таблица57.C113" style:family="table-cell">
      <style:table-cell-properties fo:padding="0.097cm" fo:border-left="0.05pt solid #000000" fo:border-right="none" fo:border-top="none" fo:border-bottom="0.05pt solid #000000"/>
    </style:style>
    <style:style style:name="Таблица57.D113" style:family="table-cell">
      <style:table-cell-properties fo:padding="0.097cm" fo:border-left="0.05pt solid #000000" fo:border-right="none" fo:border-top="none" fo:border-bottom="0.05pt solid #000000"/>
    </style:style>
    <style:style style:name="Таблица57.E113" style:family="table-cell">
      <style:table-cell-properties fo:padding="0.097cm" fo:border-left="0.05pt solid #000000" fo:border-right="none" fo:border-top="none" fo:border-bottom="0.05pt solid #000000"/>
    </style:style>
    <style:style style:name="Таблица57.F1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4" style:family="table-cell">
      <style:table-cell-properties fo:padding="0.097cm" fo:border-left="0.05pt solid #000000" fo:border-right="none" fo:border-top="none" fo:border-bottom="0.05pt solid #000000"/>
    </style:style>
    <style:style style:name="Таблица57.B114" style:family="table-cell">
      <style:table-cell-properties fo:padding="0.097cm" fo:border-left="0.05pt solid #000000" fo:border-right="none" fo:border-top="none" fo:border-bottom="0.05pt solid #000000"/>
    </style:style>
    <style:style style:name="Таблица57.C114" style:family="table-cell">
      <style:table-cell-properties fo:padding="0.097cm" fo:border-left="0.05pt solid #000000" fo:border-right="none" fo:border-top="none" fo:border-bottom="0.05pt solid #000000"/>
    </style:style>
    <style:style style:name="Таблица57.D114" style:family="table-cell">
      <style:table-cell-properties fo:padding="0.097cm" fo:border-left="0.05pt solid #000000" fo:border-right="none" fo:border-top="none" fo:border-bottom="0.05pt solid #000000"/>
    </style:style>
    <style:style style:name="Таблица57.E114" style:family="table-cell">
      <style:table-cell-properties fo:padding="0.097cm" fo:border-left="0.05pt solid #000000" fo:border-right="none" fo:border-top="none" fo:border-bottom="0.05pt solid #000000"/>
    </style:style>
    <style:style style:name="Таблица57.F1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5" style:family="table-cell">
      <style:table-cell-properties fo:padding="0.097cm" fo:border-left="0.05pt solid #000000" fo:border-right="none" fo:border-top="none" fo:border-bottom="0.05pt solid #000000"/>
    </style:style>
    <style:style style:name="Таблица57.B115" style:family="table-cell">
      <style:table-cell-properties fo:padding="0.097cm" fo:border-left="0.05pt solid #000000" fo:border-right="none" fo:border-top="none" fo:border-bottom="0.05pt solid #000000"/>
    </style:style>
    <style:style style:name="Таблица57.C115" style:family="table-cell">
      <style:table-cell-properties fo:padding="0.097cm" fo:border-left="0.05pt solid #000000" fo:border-right="none" fo:border-top="none" fo:border-bottom="0.05pt solid #000000"/>
    </style:style>
    <style:style style:name="Таблица57.D115" style:family="table-cell">
      <style:table-cell-properties fo:padding="0.097cm" fo:border-left="0.05pt solid #000000" fo:border-right="none" fo:border-top="none" fo:border-bottom="0.05pt solid #000000"/>
    </style:style>
    <style:style style:name="Таблица57.E115" style:family="table-cell">
      <style:table-cell-properties fo:padding="0.097cm" fo:border-left="0.05pt solid #000000" fo:border-right="none" fo:border-top="none" fo:border-bottom="0.05pt solid #000000"/>
    </style:style>
    <style:style style:name="Таблица57.F1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6" style:family="table-cell">
      <style:table-cell-properties fo:padding="0.097cm" fo:border-left="0.05pt solid #000000" fo:border-right="none" fo:border-top="none" fo:border-bottom="0.05pt solid #000000"/>
    </style:style>
    <style:style style:name="Таблица57.B116" style:family="table-cell">
      <style:table-cell-properties fo:padding="0.097cm" fo:border-left="0.05pt solid #000000" fo:border-right="none" fo:border-top="none" fo:border-bottom="0.05pt solid #000000"/>
    </style:style>
    <style:style style:name="Таблица57.C116" style:family="table-cell">
      <style:table-cell-properties fo:padding="0.097cm" fo:border-left="0.05pt solid #000000" fo:border-right="none" fo:border-top="none" fo:border-bottom="0.05pt solid #000000"/>
    </style:style>
    <style:style style:name="Таблица57.D116" style:family="table-cell">
      <style:table-cell-properties fo:padding="0.097cm" fo:border-left="0.05pt solid #000000" fo:border-right="none" fo:border-top="none" fo:border-bottom="0.05pt solid #000000"/>
    </style:style>
    <style:style style:name="Таблица57.E116" style:family="table-cell">
      <style:table-cell-properties fo:padding="0.097cm" fo:border-left="0.05pt solid #000000" fo:border-right="none" fo:border-top="none" fo:border-bottom="0.05pt solid #000000"/>
    </style:style>
    <style:style style:name="Таблица57.F1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7" style:family="table-cell">
      <style:table-cell-properties fo:padding="0.097cm" fo:border-left="0.05pt solid #000000" fo:border-right="none" fo:border-top="none" fo:border-bottom="0.05pt solid #000000"/>
    </style:style>
    <style:style style:name="Таблица57.B117" style:family="table-cell">
      <style:table-cell-properties fo:padding="0.097cm" fo:border-left="0.05pt solid #000000" fo:border-right="none" fo:border-top="none" fo:border-bottom="0.05pt solid #000000"/>
    </style:style>
    <style:style style:name="Таблица57.C117" style:family="table-cell">
      <style:table-cell-properties fo:padding="0.097cm" fo:border-left="0.05pt solid #000000" fo:border-right="none" fo:border-top="none" fo:border-bottom="0.05pt solid #000000"/>
    </style:style>
    <style:style style:name="Таблица57.D117" style:family="table-cell">
      <style:table-cell-properties fo:padding="0.097cm" fo:border-left="0.05pt solid #000000" fo:border-right="none" fo:border-top="none" fo:border-bottom="0.05pt solid #000000"/>
    </style:style>
    <style:style style:name="Таблица57.E117" style:family="table-cell">
      <style:table-cell-properties fo:padding="0.097cm" fo:border-left="0.05pt solid #000000" fo:border-right="none" fo:border-top="none" fo:border-bottom="0.05pt solid #000000"/>
    </style:style>
    <style:style style:name="Таблица57.F1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8" style:family="table-cell">
      <style:table-cell-properties fo:padding="0.097cm" fo:border-left="0.05pt solid #000000" fo:border-right="none" fo:border-top="none" fo:border-bottom="0.05pt solid #000000"/>
    </style:style>
    <style:style style:name="Таблица57.B118" style:family="table-cell">
      <style:table-cell-properties fo:padding="0.097cm" fo:border-left="0.05pt solid #000000" fo:border-right="none" fo:border-top="none" fo:border-bottom="0.05pt solid #000000"/>
    </style:style>
    <style:style style:name="Таблица57.C118" style:family="table-cell">
      <style:table-cell-properties fo:padding="0.097cm" fo:border-left="0.05pt solid #000000" fo:border-right="none" fo:border-top="none" fo:border-bottom="0.05pt solid #000000"/>
    </style:style>
    <style:style style:name="Таблица57.D118" style:family="table-cell">
      <style:table-cell-properties fo:padding="0.097cm" fo:border-left="0.05pt solid #000000" fo:border-right="none" fo:border-top="none" fo:border-bottom="0.05pt solid #000000"/>
    </style:style>
    <style:style style:name="Таблица57.E118" style:family="table-cell">
      <style:table-cell-properties fo:padding="0.097cm" fo:border-left="0.05pt solid #000000" fo:border-right="none" fo:border-top="none" fo:border-bottom="0.05pt solid #000000"/>
    </style:style>
    <style:style style:name="Таблица57.F1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19" style:family="table-cell">
      <style:table-cell-properties fo:padding="0.097cm" fo:border-left="0.05pt solid #000000" fo:border-right="none" fo:border-top="none" fo:border-bottom="0.05pt solid #000000"/>
    </style:style>
    <style:style style:name="Таблица57.B119" style:family="table-cell">
      <style:table-cell-properties fo:padding="0.097cm" fo:border-left="0.05pt solid #000000" fo:border-right="none" fo:border-top="none" fo:border-bottom="0.05pt solid #000000"/>
    </style:style>
    <style:style style:name="Таблица57.C119" style:family="table-cell">
      <style:table-cell-properties fo:padding="0.097cm" fo:border-left="0.05pt solid #000000" fo:border-right="none" fo:border-top="none" fo:border-bottom="0.05pt solid #000000"/>
    </style:style>
    <style:style style:name="Таблица57.D119" style:family="table-cell">
      <style:table-cell-properties fo:padding="0.097cm" fo:border-left="0.05pt solid #000000" fo:border-right="none" fo:border-top="none" fo:border-bottom="0.05pt solid #000000"/>
    </style:style>
    <style:style style:name="Таблица57.E119" style:family="table-cell">
      <style:table-cell-properties fo:padding="0.097cm" fo:border-left="0.05pt solid #000000" fo:border-right="none" fo:border-top="none" fo:border-bottom="0.05pt solid #000000"/>
    </style:style>
    <style:style style:name="Таблица57.F1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0" style:family="table-cell">
      <style:table-cell-properties fo:padding="0.097cm" fo:border-left="0.05pt solid #000000" fo:border-right="none" fo:border-top="none" fo:border-bottom="0.05pt solid #000000"/>
    </style:style>
    <style:style style:name="Таблица57.B120" style:family="table-cell">
      <style:table-cell-properties fo:padding="0.097cm" fo:border-left="0.05pt solid #000000" fo:border-right="none" fo:border-top="none" fo:border-bottom="0.05pt solid #000000"/>
    </style:style>
    <style:style style:name="Таблица57.C120" style:family="table-cell">
      <style:table-cell-properties fo:padding="0.097cm" fo:border-left="0.05pt solid #000000" fo:border-right="none" fo:border-top="none" fo:border-bottom="0.05pt solid #000000"/>
    </style:style>
    <style:style style:name="Таблица57.D120" style:family="table-cell">
      <style:table-cell-properties fo:padding="0.097cm" fo:border-left="0.05pt solid #000000" fo:border-right="none" fo:border-top="none" fo:border-bottom="0.05pt solid #000000"/>
    </style:style>
    <style:style style:name="Таблица57.E120" style:family="table-cell">
      <style:table-cell-properties fo:padding="0.097cm" fo:border-left="0.05pt solid #000000" fo:border-right="none" fo:border-top="none" fo:border-bottom="0.05pt solid #000000"/>
    </style:style>
    <style:style style:name="Таблица57.F1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1" style:family="table-cell">
      <style:table-cell-properties fo:padding="0.097cm" fo:border-left="0.05pt solid #000000" fo:border-right="none" fo:border-top="none" fo:border-bottom="0.05pt solid #000000"/>
    </style:style>
    <style:style style:name="Таблица57.B121" style:family="table-cell">
      <style:table-cell-properties fo:padding="0.097cm" fo:border-left="0.05pt solid #000000" fo:border-right="none" fo:border-top="none" fo:border-bottom="0.05pt solid #000000"/>
    </style:style>
    <style:style style:name="Таблица57.C121" style:family="table-cell">
      <style:table-cell-properties fo:padding="0.097cm" fo:border-left="0.05pt solid #000000" fo:border-right="none" fo:border-top="none" fo:border-bottom="0.05pt solid #000000"/>
    </style:style>
    <style:style style:name="Таблица57.D121" style:family="table-cell">
      <style:table-cell-properties fo:padding="0.097cm" fo:border-left="0.05pt solid #000000" fo:border-right="none" fo:border-top="none" fo:border-bottom="0.05pt solid #000000"/>
    </style:style>
    <style:style style:name="Таблица57.E121" style:family="table-cell">
      <style:table-cell-properties fo:padding="0.097cm" fo:border-left="0.05pt solid #000000" fo:border-right="none" fo:border-top="none" fo:border-bottom="0.05pt solid #000000"/>
    </style:style>
    <style:style style:name="Таблица57.F1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2" style:family="table-cell">
      <style:table-cell-properties fo:padding="0.097cm" fo:border-left="0.05pt solid #000000" fo:border-right="none" fo:border-top="none" fo:border-bottom="0.05pt solid #000000"/>
    </style:style>
    <style:style style:name="Таблица57.B122" style:family="table-cell">
      <style:table-cell-properties fo:padding="0.097cm" fo:border-left="0.05pt solid #000000" fo:border-right="none" fo:border-top="none" fo:border-bottom="0.05pt solid #000000"/>
    </style:style>
    <style:style style:name="Таблица57.C122" style:family="table-cell">
      <style:table-cell-properties fo:padding="0.097cm" fo:border-left="0.05pt solid #000000" fo:border-right="none" fo:border-top="none" fo:border-bottom="0.05pt solid #000000"/>
    </style:style>
    <style:style style:name="Таблица57.D122" style:family="table-cell">
      <style:table-cell-properties fo:padding="0.097cm" fo:border-left="0.05pt solid #000000" fo:border-right="none" fo:border-top="none" fo:border-bottom="0.05pt solid #000000"/>
    </style:style>
    <style:style style:name="Таблица57.E122" style:family="table-cell">
      <style:table-cell-properties fo:padding="0.097cm" fo:border-left="0.05pt solid #000000" fo:border-right="none" fo:border-top="none" fo:border-bottom="0.05pt solid #000000"/>
    </style:style>
    <style:style style:name="Таблица57.F1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3" style:family="table-cell">
      <style:table-cell-properties fo:padding="0.097cm" fo:border-left="0.05pt solid #000000" fo:border-right="none" fo:border-top="none" fo:border-bottom="0.05pt solid #000000"/>
    </style:style>
    <style:style style:name="Таблица57.B123" style:family="table-cell">
      <style:table-cell-properties fo:padding="0.097cm" fo:border-left="0.05pt solid #000000" fo:border-right="none" fo:border-top="none" fo:border-bottom="0.05pt solid #000000"/>
    </style:style>
    <style:style style:name="Таблица57.C123" style:family="table-cell">
      <style:table-cell-properties fo:padding="0.097cm" fo:border-left="0.05pt solid #000000" fo:border-right="none" fo:border-top="none" fo:border-bottom="0.05pt solid #000000"/>
    </style:style>
    <style:style style:name="Таблица57.D123" style:family="table-cell">
      <style:table-cell-properties fo:padding="0.097cm" fo:border-left="0.05pt solid #000000" fo:border-right="none" fo:border-top="none" fo:border-bottom="0.05pt solid #000000"/>
    </style:style>
    <style:style style:name="Таблица57.E123" style:family="table-cell">
      <style:table-cell-properties fo:padding="0.097cm" fo:border-left="0.05pt solid #000000" fo:border-right="none" fo:border-top="none" fo:border-bottom="0.05pt solid #000000"/>
    </style:style>
    <style:style style:name="Таблица57.F1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4" style:family="table-cell">
      <style:table-cell-properties fo:padding="0.097cm" fo:border-left="0.05pt solid #000000" fo:border-right="none" fo:border-top="none" fo:border-bottom="0.05pt solid #000000"/>
    </style:style>
    <style:style style:name="Таблица57.B124" style:family="table-cell">
      <style:table-cell-properties fo:padding="0.097cm" fo:border-left="0.05pt solid #000000" fo:border-right="none" fo:border-top="none" fo:border-bottom="0.05pt solid #000000"/>
    </style:style>
    <style:style style:name="Таблица57.C124" style:family="table-cell">
      <style:table-cell-properties fo:padding="0.097cm" fo:border-left="0.05pt solid #000000" fo:border-right="none" fo:border-top="none" fo:border-bottom="0.05pt solid #000000"/>
    </style:style>
    <style:style style:name="Таблица57.D124" style:family="table-cell">
      <style:table-cell-properties fo:padding="0.097cm" fo:border-left="0.05pt solid #000000" fo:border-right="none" fo:border-top="none" fo:border-bottom="0.05pt solid #000000"/>
    </style:style>
    <style:style style:name="Таблица57.E124" style:family="table-cell">
      <style:table-cell-properties fo:padding="0.097cm" fo:border-left="0.05pt solid #000000" fo:border-right="none" fo:border-top="none" fo:border-bottom="0.05pt solid #000000"/>
    </style:style>
    <style:style style:name="Таблица57.F1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5" style:family="table-cell">
      <style:table-cell-properties fo:padding="0.097cm" fo:border-left="0.05pt solid #000000" fo:border-right="none" fo:border-top="none" fo:border-bottom="0.05pt solid #000000"/>
    </style:style>
    <style:style style:name="Таблица57.B125" style:family="table-cell">
      <style:table-cell-properties fo:padding="0.097cm" fo:border-left="0.05pt solid #000000" fo:border-right="none" fo:border-top="none" fo:border-bottom="0.05pt solid #000000"/>
    </style:style>
    <style:style style:name="Таблица57.C125" style:family="table-cell">
      <style:table-cell-properties fo:padding="0.097cm" fo:border-left="0.05pt solid #000000" fo:border-right="none" fo:border-top="none" fo:border-bottom="0.05pt solid #000000"/>
    </style:style>
    <style:style style:name="Таблица57.D125" style:family="table-cell">
      <style:table-cell-properties fo:padding="0.097cm" fo:border-left="0.05pt solid #000000" fo:border-right="none" fo:border-top="none" fo:border-bottom="0.05pt solid #000000"/>
    </style:style>
    <style:style style:name="Таблица57.E125" style:family="table-cell">
      <style:table-cell-properties fo:padding="0.097cm" fo:border-left="0.05pt solid #000000" fo:border-right="none" fo:border-top="none" fo:border-bottom="0.05pt solid #000000"/>
    </style:style>
    <style:style style:name="Таблица57.F1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6" style:family="table-cell">
      <style:table-cell-properties fo:padding="0.097cm" fo:border-left="0.05pt solid #000000" fo:border-right="none" fo:border-top="none" fo:border-bottom="0.05pt solid #000000"/>
    </style:style>
    <style:style style:name="Таблица57.B126" style:family="table-cell">
      <style:table-cell-properties fo:padding="0.097cm" fo:border-left="0.05pt solid #000000" fo:border-right="none" fo:border-top="none" fo:border-bottom="0.05pt solid #000000"/>
    </style:style>
    <style:style style:name="Таблица57.C126" style:family="table-cell">
      <style:table-cell-properties fo:padding="0.097cm" fo:border-left="0.05pt solid #000000" fo:border-right="none" fo:border-top="none" fo:border-bottom="0.05pt solid #000000"/>
    </style:style>
    <style:style style:name="Таблица57.D126" style:family="table-cell">
      <style:table-cell-properties fo:padding="0.097cm" fo:border-left="0.05pt solid #000000" fo:border-right="none" fo:border-top="none" fo:border-bottom="0.05pt solid #000000"/>
    </style:style>
    <style:style style:name="Таблица57.E126" style:family="table-cell">
      <style:table-cell-properties fo:padding="0.097cm" fo:border-left="0.05pt solid #000000" fo:border-right="none" fo:border-top="none" fo:border-bottom="0.05pt solid #000000"/>
    </style:style>
    <style:style style:name="Таблица57.F1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7" style:family="table-cell">
      <style:table-cell-properties fo:padding="0.097cm" fo:border-left="0.05pt solid #000000" fo:border-right="none" fo:border-top="none" fo:border-bottom="0.05pt solid #000000"/>
    </style:style>
    <style:style style:name="Таблица57.B127" style:family="table-cell">
      <style:table-cell-properties fo:padding="0.097cm" fo:border-left="0.05pt solid #000000" fo:border-right="none" fo:border-top="none" fo:border-bottom="0.05pt solid #000000"/>
    </style:style>
    <style:style style:name="Таблица57.C127" style:family="table-cell">
      <style:table-cell-properties fo:padding="0.097cm" fo:border-left="0.05pt solid #000000" fo:border-right="none" fo:border-top="none" fo:border-bottom="0.05pt solid #000000"/>
    </style:style>
    <style:style style:name="Таблица57.D127" style:family="table-cell">
      <style:table-cell-properties fo:padding="0.097cm" fo:border-left="0.05pt solid #000000" fo:border-right="none" fo:border-top="none" fo:border-bottom="0.05pt solid #000000"/>
    </style:style>
    <style:style style:name="Таблица57.E127" style:family="table-cell">
      <style:table-cell-properties fo:padding="0.097cm" fo:border-left="0.05pt solid #000000" fo:border-right="none" fo:border-top="none" fo:border-bottom="0.05pt solid #000000"/>
    </style:style>
    <style:style style:name="Таблица57.F1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8" style:family="table-cell">
      <style:table-cell-properties fo:padding="0.097cm" fo:border-left="0.05pt solid #000000" fo:border-right="none" fo:border-top="none" fo:border-bottom="0.05pt solid #000000"/>
    </style:style>
    <style:style style:name="Таблица57.B128" style:family="table-cell">
      <style:table-cell-properties fo:padding="0.097cm" fo:border-left="0.05pt solid #000000" fo:border-right="none" fo:border-top="none" fo:border-bottom="0.05pt solid #000000"/>
    </style:style>
    <style:style style:name="Таблица57.C128" style:family="table-cell">
      <style:table-cell-properties fo:padding="0.097cm" fo:border-left="0.05pt solid #000000" fo:border-right="none" fo:border-top="none" fo:border-bottom="0.05pt solid #000000"/>
    </style:style>
    <style:style style:name="Таблица57.D128" style:family="table-cell">
      <style:table-cell-properties fo:padding="0.097cm" fo:border-left="0.05pt solid #000000" fo:border-right="none" fo:border-top="none" fo:border-bottom="0.05pt solid #000000"/>
    </style:style>
    <style:style style:name="Таблица57.E128" style:family="table-cell">
      <style:table-cell-properties fo:padding="0.097cm" fo:border-left="0.05pt solid #000000" fo:border-right="none" fo:border-top="none" fo:border-bottom="0.05pt solid #000000"/>
    </style:style>
    <style:style style:name="Таблица57.F1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29" style:family="table-cell">
      <style:table-cell-properties fo:padding="0.097cm" fo:border-left="0.05pt solid #000000" fo:border-right="none" fo:border-top="none" fo:border-bottom="0.05pt solid #000000"/>
    </style:style>
    <style:style style:name="Таблица57.B129" style:family="table-cell">
      <style:table-cell-properties fo:padding="0.097cm" fo:border-left="0.05pt solid #000000" fo:border-right="none" fo:border-top="none" fo:border-bottom="0.05pt solid #000000"/>
    </style:style>
    <style:style style:name="Таблица57.C129" style:family="table-cell">
      <style:table-cell-properties fo:padding="0.097cm" fo:border-left="0.05pt solid #000000" fo:border-right="none" fo:border-top="none" fo:border-bottom="0.05pt solid #000000"/>
    </style:style>
    <style:style style:name="Таблица57.D129" style:family="table-cell">
      <style:table-cell-properties fo:padding="0.097cm" fo:border-left="0.05pt solid #000000" fo:border-right="none" fo:border-top="none" fo:border-bottom="0.05pt solid #000000"/>
    </style:style>
    <style:style style:name="Таблица57.E129" style:family="table-cell">
      <style:table-cell-properties fo:padding="0.097cm" fo:border-left="0.05pt solid #000000" fo:border-right="none" fo:border-top="none" fo:border-bottom="0.05pt solid #000000"/>
    </style:style>
    <style:style style:name="Таблица57.F1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0" style:family="table-cell">
      <style:table-cell-properties fo:padding="0.097cm" fo:border-left="0.05pt solid #000000" fo:border-right="none" fo:border-top="none" fo:border-bottom="0.05pt solid #000000"/>
    </style:style>
    <style:style style:name="Таблица57.B130" style:family="table-cell">
      <style:table-cell-properties fo:padding="0.097cm" fo:border-left="0.05pt solid #000000" fo:border-right="none" fo:border-top="none" fo:border-bottom="0.05pt solid #000000"/>
    </style:style>
    <style:style style:name="Таблица57.C130" style:family="table-cell">
      <style:table-cell-properties fo:padding="0.097cm" fo:border-left="0.05pt solid #000000" fo:border-right="none" fo:border-top="none" fo:border-bottom="0.05pt solid #000000"/>
    </style:style>
    <style:style style:name="Таблица57.D130" style:family="table-cell">
      <style:table-cell-properties fo:padding="0.097cm" fo:border-left="0.05pt solid #000000" fo:border-right="none" fo:border-top="none" fo:border-bottom="0.05pt solid #000000"/>
    </style:style>
    <style:style style:name="Таблица57.E130" style:family="table-cell">
      <style:table-cell-properties fo:padding="0.097cm" fo:border-left="0.05pt solid #000000" fo:border-right="none" fo:border-top="none" fo:border-bottom="0.05pt solid #000000"/>
    </style:style>
    <style:style style:name="Таблица57.F1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1" style:family="table-cell">
      <style:table-cell-properties fo:padding="0.097cm" fo:border-left="0.05pt solid #000000" fo:border-right="none" fo:border-top="none" fo:border-bottom="0.05pt solid #000000"/>
    </style:style>
    <style:style style:name="Таблица57.B131" style:family="table-cell">
      <style:table-cell-properties fo:padding="0.097cm" fo:border-left="0.05pt solid #000000" fo:border-right="none" fo:border-top="none" fo:border-bottom="0.05pt solid #000000"/>
    </style:style>
    <style:style style:name="Таблица57.C131" style:family="table-cell">
      <style:table-cell-properties fo:padding="0.097cm" fo:border-left="0.05pt solid #000000" fo:border-right="none" fo:border-top="none" fo:border-bottom="0.05pt solid #000000"/>
    </style:style>
    <style:style style:name="Таблица57.D131" style:family="table-cell">
      <style:table-cell-properties fo:padding="0.097cm" fo:border-left="0.05pt solid #000000" fo:border-right="none" fo:border-top="none" fo:border-bottom="0.05pt solid #000000"/>
    </style:style>
    <style:style style:name="Таблица57.E131" style:family="table-cell">
      <style:table-cell-properties fo:padding="0.097cm" fo:border-left="0.05pt solid #000000" fo:border-right="none" fo:border-top="none" fo:border-bottom="0.05pt solid #000000"/>
    </style:style>
    <style:style style:name="Таблица57.F1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2" style:family="table-cell">
      <style:table-cell-properties fo:padding="0.097cm" fo:border-left="0.05pt solid #000000" fo:border-right="none" fo:border-top="none" fo:border-bottom="0.05pt solid #000000"/>
    </style:style>
    <style:style style:name="Таблица57.B132" style:family="table-cell">
      <style:table-cell-properties fo:padding="0.097cm" fo:border-left="0.05pt solid #000000" fo:border-right="none" fo:border-top="none" fo:border-bottom="0.05pt solid #000000"/>
    </style:style>
    <style:style style:name="Таблица57.C132" style:family="table-cell">
      <style:table-cell-properties fo:padding="0.097cm" fo:border-left="0.05pt solid #000000" fo:border-right="none" fo:border-top="none" fo:border-bottom="0.05pt solid #000000"/>
    </style:style>
    <style:style style:name="Таблица57.D132" style:family="table-cell">
      <style:table-cell-properties fo:padding="0.097cm" fo:border-left="0.05pt solid #000000" fo:border-right="none" fo:border-top="none" fo:border-bottom="0.05pt solid #000000"/>
    </style:style>
    <style:style style:name="Таблица57.E132" style:family="table-cell">
      <style:table-cell-properties fo:padding="0.097cm" fo:border-left="0.05pt solid #000000" fo:border-right="none" fo:border-top="none" fo:border-bottom="0.05pt solid #000000"/>
    </style:style>
    <style:style style:name="Таблица57.F1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3" style:family="table-cell">
      <style:table-cell-properties fo:padding="0.097cm" fo:border-left="0.05pt solid #000000" fo:border-right="none" fo:border-top="none" fo:border-bottom="0.05pt solid #000000"/>
    </style:style>
    <style:style style:name="Таблица57.B133" style:family="table-cell">
      <style:table-cell-properties fo:padding="0.097cm" fo:border-left="0.05pt solid #000000" fo:border-right="none" fo:border-top="none" fo:border-bottom="0.05pt solid #000000"/>
    </style:style>
    <style:style style:name="Таблица57.C133" style:family="table-cell">
      <style:table-cell-properties fo:padding="0.097cm" fo:border-left="0.05pt solid #000000" fo:border-right="none" fo:border-top="none" fo:border-bottom="0.05pt solid #000000"/>
    </style:style>
    <style:style style:name="Таблица57.D133" style:family="table-cell">
      <style:table-cell-properties fo:padding="0.097cm" fo:border-left="0.05pt solid #000000" fo:border-right="none" fo:border-top="none" fo:border-bottom="0.05pt solid #000000"/>
    </style:style>
    <style:style style:name="Таблица57.E133" style:family="table-cell">
      <style:table-cell-properties fo:padding="0.097cm" fo:border-left="0.05pt solid #000000" fo:border-right="none" fo:border-top="none" fo:border-bottom="0.05pt solid #000000"/>
    </style:style>
    <style:style style:name="Таблица57.F1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4" style:family="table-cell">
      <style:table-cell-properties fo:padding="0.097cm" fo:border-left="0.05pt solid #000000" fo:border-right="none" fo:border-top="none" fo:border-bottom="0.05pt solid #000000"/>
    </style:style>
    <style:style style:name="Таблица57.B134" style:family="table-cell">
      <style:table-cell-properties fo:padding="0.097cm" fo:border-left="0.05pt solid #000000" fo:border-right="none" fo:border-top="none" fo:border-bottom="0.05pt solid #000000"/>
    </style:style>
    <style:style style:name="Таблица57.C134" style:family="table-cell">
      <style:table-cell-properties fo:padding="0.097cm" fo:border-left="0.05pt solid #000000" fo:border-right="none" fo:border-top="none" fo:border-bottom="0.05pt solid #000000"/>
    </style:style>
    <style:style style:name="Таблица57.D134" style:family="table-cell">
      <style:table-cell-properties fo:padding="0.097cm" fo:border-left="0.05pt solid #000000" fo:border-right="none" fo:border-top="none" fo:border-bottom="0.05pt solid #000000"/>
    </style:style>
    <style:style style:name="Таблица57.E134" style:family="table-cell">
      <style:table-cell-properties fo:padding="0.097cm" fo:border-left="0.05pt solid #000000" fo:border-right="none" fo:border-top="none" fo:border-bottom="0.05pt solid #000000"/>
    </style:style>
    <style:style style:name="Таблица57.F1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5" style:family="table-cell">
      <style:table-cell-properties fo:padding="0.097cm" fo:border-left="0.05pt solid #000000" fo:border-right="none" fo:border-top="none" fo:border-bottom="0.05pt solid #000000"/>
    </style:style>
    <style:style style:name="Таблица57.B135" style:family="table-cell">
      <style:table-cell-properties fo:padding="0.097cm" fo:border-left="0.05pt solid #000000" fo:border-right="none" fo:border-top="none" fo:border-bottom="0.05pt solid #000000"/>
    </style:style>
    <style:style style:name="Таблица57.C135" style:family="table-cell">
      <style:table-cell-properties fo:padding="0.097cm" fo:border-left="0.05pt solid #000000" fo:border-right="none" fo:border-top="none" fo:border-bottom="0.05pt solid #000000"/>
    </style:style>
    <style:style style:name="Таблица57.D135" style:family="table-cell">
      <style:table-cell-properties fo:padding="0.097cm" fo:border-left="0.05pt solid #000000" fo:border-right="none" fo:border-top="none" fo:border-bottom="0.05pt solid #000000"/>
    </style:style>
    <style:style style:name="Таблица57.E135" style:family="table-cell">
      <style:table-cell-properties fo:padding="0.097cm" fo:border-left="0.05pt solid #000000" fo:border-right="none" fo:border-top="none" fo:border-bottom="0.05pt solid #000000"/>
    </style:style>
    <style:style style:name="Таблица57.F1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6" style:family="table-cell">
      <style:table-cell-properties fo:padding="0.097cm" fo:border-left="0.05pt solid #000000" fo:border-right="none" fo:border-top="none" fo:border-bottom="0.05pt solid #000000"/>
    </style:style>
    <style:style style:name="Таблица57.B136" style:family="table-cell">
      <style:table-cell-properties fo:padding="0.097cm" fo:border-left="0.05pt solid #000000" fo:border-right="none" fo:border-top="none" fo:border-bottom="0.05pt solid #000000"/>
    </style:style>
    <style:style style:name="Таблица57.C136" style:family="table-cell">
      <style:table-cell-properties fo:padding="0.097cm" fo:border-left="0.05pt solid #000000" fo:border-right="none" fo:border-top="none" fo:border-bottom="0.05pt solid #000000"/>
    </style:style>
    <style:style style:name="Таблица57.D136" style:family="table-cell">
      <style:table-cell-properties fo:padding="0.097cm" fo:border-left="0.05pt solid #000000" fo:border-right="none" fo:border-top="none" fo:border-bottom="0.05pt solid #000000"/>
    </style:style>
    <style:style style:name="Таблица57.E136" style:family="table-cell">
      <style:table-cell-properties fo:padding="0.097cm" fo:border-left="0.05pt solid #000000" fo:border-right="none" fo:border-top="none" fo:border-bottom="0.05pt solid #000000"/>
    </style:style>
    <style:style style:name="Таблица57.F1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7" style:family="table-cell">
      <style:table-cell-properties fo:padding="0.097cm" fo:border-left="0.05pt solid #000000" fo:border-right="none" fo:border-top="none" fo:border-bottom="0.05pt solid #000000"/>
    </style:style>
    <style:style style:name="Таблица57.B137" style:family="table-cell">
      <style:table-cell-properties fo:padding="0.097cm" fo:border-left="0.05pt solid #000000" fo:border-right="none" fo:border-top="none" fo:border-bottom="0.05pt solid #000000"/>
    </style:style>
    <style:style style:name="Таблица57.C137" style:family="table-cell">
      <style:table-cell-properties fo:padding="0.097cm" fo:border-left="0.05pt solid #000000" fo:border-right="none" fo:border-top="none" fo:border-bottom="0.05pt solid #000000"/>
    </style:style>
    <style:style style:name="Таблица57.D137" style:family="table-cell">
      <style:table-cell-properties fo:padding="0.097cm" fo:border-left="0.05pt solid #000000" fo:border-right="none" fo:border-top="none" fo:border-bottom="0.05pt solid #000000"/>
    </style:style>
    <style:style style:name="Таблица57.E137" style:family="table-cell">
      <style:table-cell-properties fo:padding="0.097cm" fo:border-left="0.05pt solid #000000" fo:border-right="none" fo:border-top="none" fo:border-bottom="0.05pt solid #000000"/>
    </style:style>
    <style:style style:name="Таблица57.F1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8" style:family="table-cell">
      <style:table-cell-properties fo:padding="0.097cm" fo:border-left="0.05pt solid #000000" fo:border-right="none" fo:border-top="none" fo:border-bottom="0.05pt solid #000000"/>
    </style:style>
    <style:style style:name="Таблица57.B138" style:family="table-cell">
      <style:table-cell-properties fo:padding="0.097cm" fo:border-left="0.05pt solid #000000" fo:border-right="none" fo:border-top="none" fo:border-bottom="0.05pt solid #000000"/>
    </style:style>
    <style:style style:name="Таблица57.C138" style:family="table-cell">
      <style:table-cell-properties fo:padding="0.097cm" fo:border-left="0.05pt solid #000000" fo:border-right="none" fo:border-top="none" fo:border-bottom="0.05pt solid #000000"/>
    </style:style>
    <style:style style:name="Таблица57.D138" style:family="table-cell">
      <style:table-cell-properties fo:padding="0.097cm" fo:border-left="0.05pt solid #000000" fo:border-right="none" fo:border-top="none" fo:border-bottom="0.05pt solid #000000"/>
    </style:style>
    <style:style style:name="Таблица57.E138" style:family="table-cell">
      <style:table-cell-properties fo:padding="0.097cm" fo:border-left="0.05pt solid #000000" fo:border-right="none" fo:border-top="none" fo:border-bottom="0.05pt solid #000000"/>
    </style:style>
    <style:style style:name="Таблица57.F1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39" style:family="table-cell">
      <style:table-cell-properties fo:padding="0.097cm" fo:border-left="0.05pt solid #000000" fo:border-right="none" fo:border-top="none" fo:border-bottom="0.05pt solid #000000"/>
    </style:style>
    <style:style style:name="Таблица57.B139" style:family="table-cell">
      <style:table-cell-properties fo:padding="0.097cm" fo:border-left="0.05pt solid #000000" fo:border-right="none" fo:border-top="none" fo:border-bottom="0.05pt solid #000000"/>
    </style:style>
    <style:style style:name="Таблица57.C139" style:family="table-cell">
      <style:table-cell-properties fo:padding="0.097cm" fo:border-left="0.05pt solid #000000" fo:border-right="none" fo:border-top="none" fo:border-bottom="0.05pt solid #000000"/>
    </style:style>
    <style:style style:name="Таблица57.D139" style:family="table-cell">
      <style:table-cell-properties fo:padding="0.097cm" fo:border-left="0.05pt solid #000000" fo:border-right="none" fo:border-top="none" fo:border-bottom="0.05pt solid #000000"/>
    </style:style>
    <style:style style:name="Таблица57.E139" style:family="table-cell">
      <style:table-cell-properties fo:padding="0.097cm" fo:border-left="0.05pt solid #000000" fo:border-right="none" fo:border-top="none" fo:border-bottom="0.05pt solid #000000"/>
    </style:style>
    <style:style style:name="Таблица57.F1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0" style:family="table-cell">
      <style:table-cell-properties fo:padding="0.097cm" fo:border-left="0.05pt solid #000000" fo:border-right="none" fo:border-top="none" fo:border-bottom="0.05pt solid #000000"/>
    </style:style>
    <style:style style:name="Таблица57.B140" style:family="table-cell">
      <style:table-cell-properties fo:padding="0.097cm" fo:border-left="0.05pt solid #000000" fo:border-right="none" fo:border-top="none" fo:border-bottom="0.05pt solid #000000"/>
    </style:style>
    <style:style style:name="Таблица57.C140" style:family="table-cell">
      <style:table-cell-properties fo:padding="0.097cm" fo:border-left="0.05pt solid #000000" fo:border-right="none" fo:border-top="none" fo:border-bottom="0.05pt solid #000000"/>
    </style:style>
    <style:style style:name="Таблица57.D140" style:family="table-cell">
      <style:table-cell-properties fo:padding="0.097cm" fo:border-left="0.05pt solid #000000" fo:border-right="none" fo:border-top="none" fo:border-bottom="0.05pt solid #000000"/>
    </style:style>
    <style:style style:name="Таблица57.E140" style:family="table-cell">
      <style:table-cell-properties fo:padding="0.097cm" fo:border-left="0.05pt solid #000000" fo:border-right="none" fo:border-top="none" fo:border-bottom="0.05pt solid #000000"/>
    </style:style>
    <style:style style:name="Таблица57.F1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1" style:family="table-cell">
      <style:table-cell-properties fo:padding="0.097cm" fo:border-left="0.05pt solid #000000" fo:border-right="none" fo:border-top="none" fo:border-bottom="0.05pt solid #000000"/>
    </style:style>
    <style:style style:name="Таблица57.B141" style:family="table-cell">
      <style:table-cell-properties fo:padding="0.097cm" fo:border-left="0.05pt solid #000000" fo:border-right="none" fo:border-top="none" fo:border-bottom="0.05pt solid #000000"/>
    </style:style>
    <style:style style:name="Таблица57.C141" style:family="table-cell">
      <style:table-cell-properties fo:padding="0.097cm" fo:border-left="0.05pt solid #000000" fo:border-right="none" fo:border-top="none" fo:border-bottom="0.05pt solid #000000"/>
    </style:style>
    <style:style style:name="Таблица57.D141" style:family="table-cell">
      <style:table-cell-properties fo:padding="0.097cm" fo:border-left="0.05pt solid #000000" fo:border-right="none" fo:border-top="none" fo:border-bottom="0.05pt solid #000000"/>
    </style:style>
    <style:style style:name="Таблица57.E141" style:family="table-cell">
      <style:table-cell-properties fo:padding="0.097cm" fo:border-left="0.05pt solid #000000" fo:border-right="none" fo:border-top="none" fo:border-bottom="0.05pt solid #000000"/>
    </style:style>
    <style:style style:name="Таблица57.F1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2" style:family="table-cell">
      <style:table-cell-properties fo:padding="0.097cm" fo:border-left="0.05pt solid #000000" fo:border-right="none" fo:border-top="none" fo:border-bottom="0.05pt solid #000000"/>
    </style:style>
    <style:style style:name="Таблица57.B142" style:family="table-cell">
      <style:table-cell-properties fo:padding="0.097cm" fo:border-left="0.05pt solid #000000" fo:border-right="none" fo:border-top="none" fo:border-bottom="0.05pt solid #000000"/>
    </style:style>
    <style:style style:name="Таблица57.C142" style:family="table-cell">
      <style:table-cell-properties fo:padding="0.097cm" fo:border-left="0.05pt solid #000000" fo:border-right="none" fo:border-top="none" fo:border-bottom="0.05pt solid #000000"/>
    </style:style>
    <style:style style:name="Таблица57.D142" style:family="table-cell">
      <style:table-cell-properties fo:padding="0.097cm" fo:border-left="0.05pt solid #000000" fo:border-right="none" fo:border-top="none" fo:border-bottom="0.05pt solid #000000"/>
    </style:style>
    <style:style style:name="Таблица57.E142" style:family="table-cell">
      <style:table-cell-properties fo:padding="0.097cm" fo:border-left="0.05pt solid #000000" fo:border-right="none" fo:border-top="none" fo:border-bottom="0.05pt solid #000000"/>
    </style:style>
    <style:style style:name="Таблица57.F1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3" style:family="table-cell">
      <style:table-cell-properties fo:padding="0.097cm" fo:border-left="0.05pt solid #000000" fo:border-right="none" fo:border-top="none" fo:border-bottom="0.05pt solid #000000"/>
    </style:style>
    <style:style style:name="Таблица57.B143" style:family="table-cell">
      <style:table-cell-properties fo:padding="0.097cm" fo:border-left="0.05pt solid #000000" fo:border-right="none" fo:border-top="none" fo:border-bottom="0.05pt solid #000000"/>
    </style:style>
    <style:style style:name="Таблица57.C143" style:family="table-cell">
      <style:table-cell-properties fo:padding="0.097cm" fo:border-left="0.05pt solid #000000" fo:border-right="none" fo:border-top="none" fo:border-bottom="0.05pt solid #000000"/>
    </style:style>
    <style:style style:name="Таблица57.D143" style:family="table-cell">
      <style:table-cell-properties fo:padding="0.097cm" fo:border-left="0.05pt solid #000000" fo:border-right="none" fo:border-top="none" fo:border-bottom="0.05pt solid #000000"/>
    </style:style>
    <style:style style:name="Таблица57.E143" style:family="table-cell">
      <style:table-cell-properties fo:padding="0.097cm" fo:border-left="0.05pt solid #000000" fo:border-right="none" fo:border-top="none" fo:border-bottom="0.05pt solid #000000"/>
    </style:style>
    <style:style style:name="Таблица57.F1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4" style:family="table-cell">
      <style:table-cell-properties fo:padding="0.097cm" fo:border-left="0.05pt solid #000000" fo:border-right="none" fo:border-top="none" fo:border-bottom="0.05pt solid #000000"/>
    </style:style>
    <style:style style:name="Таблица57.B144" style:family="table-cell">
      <style:table-cell-properties fo:padding="0.097cm" fo:border-left="0.05pt solid #000000" fo:border-right="none" fo:border-top="none" fo:border-bottom="0.05pt solid #000000"/>
    </style:style>
    <style:style style:name="Таблица57.C144" style:family="table-cell">
      <style:table-cell-properties fo:padding="0.097cm" fo:border-left="0.05pt solid #000000" fo:border-right="none" fo:border-top="none" fo:border-bottom="0.05pt solid #000000"/>
    </style:style>
    <style:style style:name="Таблица57.D144" style:family="table-cell">
      <style:table-cell-properties fo:padding="0.097cm" fo:border-left="0.05pt solid #000000" fo:border-right="none" fo:border-top="none" fo:border-bottom="0.05pt solid #000000"/>
    </style:style>
    <style:style style:name="Таблица57.E144" style:family="table-cell">
      <style:table-cell-properties fo:padding="0.097cm" fo:border-left="0.05pt solid #000000" fo:border-right="none" fo:border-top="none" fo:border-bottom="0.05pt solid #000000"/>
    </style:style>
    <style:style style:name="Таблица57.F1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5" style:family="table-cell">
      <style:table-cell-properties fo:padding="0.097cm" fo:border-left="0.05pt solid #000000" fo:border-right="none" fo:border-top="none" fo:border-bottom="0.05pt solid #000000"/>
    </style:style>
    <style:style style:name="Таблица57.B145" style:family="table-cell">
      <style:table-cell-properties fo:padding="0.097cm" fo:border-left="0.05pt solid #000000" fo:border-right="none" fo:border-top="none" fo:border-bottom="0.05pt solid #000000"/>
    </style:style>
    <style:style style:name="Таблица57.C145" style:family="table-cell">
      <style:table-cell-properties fo:padding="0.097cm" fo:border-left="0.05pt solid #000000" fo:border-right="none" fo:border-top="none" fo:border-bottom="0.05pt solid #000000"/>
    </style:style>
    <style:style style:name="Таблица57.D145" style:family="table-cell">
      <style:table-cell-properties fo:padding="0.097cm" fo:border-left="0.05pt solid #000000" fo:border-right="none" fo:border-top="none" fo:border-bottom="0.05pt solid #000000"/>
    </style:style>
    <style:style style:name="Таблица57.E145" style:family="table-cell">
      <style:table-cell-properties fo:padding="0.097cm" fo:border-left="0.05pt solid #000000" fo:border-right="none" fo:border-top="none" fo:border-bottom="0.05pt solid #000000"/>
    </style:style>
    <style:style style:name="Таблица57.F1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6" style:family="table-cell">
      <style:table-cell-properties fo:padding="0.097cm" fo:border-left="0.05pt solid #000000" fo:border-right="none" fo:border-top="none" fo:border-bottom="0.05pt solid #000000"/>
    </style:style>
    <style:style style:name="Таблица57.B146" style:family="table-cell">
      <style:table-cell-properties fo:padding="0.097cm" fo:border-left="0.05pt solid #000000" fo:border-right="none" fo:border-top="none" fo:border-bottom="0.05pt solid #000000"/>
    </style:style>
    <style:style style:name="Таблица57.C146" style:family="table-cell">
      <style:table-cell-properties fo:padding="0.097cm" fo:border-left="0.05pt solid #000000" fo:border-right="none" fo:border-top="none" fo:border-bottom="0.05pt solid #000000"/>
    </style:style>
    <style:style style:name="Таблица57.D146" style:family="table-cell">
      <style:table-cell-properties fo:padding="0.097cm" fo:border-left="0.05pt solid #000000" fo:border-right="none" fo:border-top="none" fo:border-bottom="0.05pt solid #000000"/>
    </style:style>
    <style:style style:name="Таблица57.E146" style:family="table-cell">
      <style:table-cell-properties fo:padding="0.097cm" fo:border-left="0.05pt solid #000000" fo:border-right="none" fo:border-top="none" fo:border-bottom="0.05pt solid #000000"/>
    </style:style>
    <style:style style:name="Таблица57.F1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7" style:family="table-cell">
      <style:table-cell-properties fo:padding="0.097cm" fo:border-left="0.05pt solid #000000" fo:border-right="none" fo:border-top="none" fo:border-bottom="0.05pt solid #000000"/>
    </style:style>
    <style:style style:name="Таблица57.B147" style:family="table-cell">
      <style:table-cell-properties fo:padding="0.097cm" fo:border-left="0.05pt solid #000000" fo:border-right="none" fo:border-top="none" fo:border-bottom="0.05pt solid #000000"/>
    </style:style>
    <style:style style:name="Таблица57.C147" style:family="table-cell">
      <style:table-cell-properties fo:padding="0.097cm" fo:border-left="0.05pt solid #000000" fo:border-right="none" fo:border-top="none" fo:border-bottom="0.05pt solid #000000"/>
    </style:style>
    <style:style style:name="Таблица57.D147" style:family="table-cell">
      <style:table-cell-properties fo:padding="0.097cm" fo:border-left="0.05pt solid #000000" fo:border-right="none" fo:border-top="none" fo:border-bottom="0.05pt solid #000000"/>
    </style:style>
    <style:style style:name="Таблица57.E147" style:family="table-cell">
      <style:table-cell-properties fo:padding="0.097cm" fo:border-left="0.05pt solid #000000" fo:border-right="none" fo:border-top="none" fo:border-bottom="0.05pt solid #000000"/>
    </style:style>
    <style:style style:name="Таблица57.F1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8" style:family="table-cell">
      <style:table-cell-properties fo:padding="0.097cm" fo:border-left="0.05pt solid #000000" fo:border-right="none" fo:border-top="none" fo:border-bottom="0.05pt solid #000000"/>
    </style:style>
    <style:style style:name="Таблица57.B148" style:family="table-cell">
      <style:table-cell-properties fo:padding="0.097cm" fo:border-left="0.05pt solid #000000" fo:border-right="none" fo:border-top="none" fo:border-bottom="0.05pt solid #000000"/>
    </style:style>
    <style:style style:name="Таблица57.C148" style:family="table-cell">
      <style:table-cell-properties fo:padding="0.097cm" fo:border-left="0.05pt solid #000000" fo:border-right="none" fo:border-top="none" fo:border-bottom="0.05pt solid #000000"/>
    </style:style>
    <style:style style:name="Таблица57.D148" style:family="table-cell">
      <style:table-cell-properties fo:padding="0.097cm" fo:border-left="0.05pt solid #000000" fo:border-right="none" fo:border-top="none" fo:border-bottom="0.05pt solid #000000"/>
    </style:style>
    <style:style style:name="Таблица57.E148" style:family="table-cell">
      <style:table-cell-properties fo:padding="0.097cm" fo:border-left="0.05pt solid #000000" fo:border-right="none" fo:border-top="none" fo:border-bottom="0.05pt solid #000000"/>
    </style:style>
    <style:style style:name="Таблица57.F1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49" style:family="table-cell">
      <style:table-cell-properties fo:padding="0.097cm" fo:border-left="0.05pt solid #000000" fo:border-right="none" fo:border-top="none" fo:border-bottom="0.05pt solid #000000"/>
    </style:style>
    <style:style style:name="Таблица57.B149" style:family="table-cell">
      <style:table-cell-properties fo:padding="0.097cm" fo:border-left="0.05pt solid #000000" fo:border-right="none" fo:border-top="none" fo:border-bottom="0.05pt solid #000000"/>
    </style:style>
    <style:style style:name="Таблица57.C149" style:family="table-cell">
      <style:table-cell-properties fo:padding="0.097cm" fo:border-left="0.05pt solid #000000" fo:border-right="none" fo:border-top="none" fo:border-bottom="0.05pt solid #000000"/>
    </style:style>
    <style:style style:name="Таблица57.D149" style:family="table-cell">
      <style:table-cell-properties fo:padding="0.097cm" fo:border-left="0.05pt solid #000000" fo:border-right="none" fo:border-top="none" fo:border-bottom="0.05pt solid #000000"/>
    </style:style>
    <style:style style:name="Таблица57.E149" style:family="table-cell">
      <style:table-cell-properties fo:padding="0.097cm" fo:border-left="0.05pt solid #000000" fo:border-right="none" fo:border-top="none" fo:border-bottom="0.05pt solid #000000"/>
    </style:style>
    <style:style style:name="Таблица57.F1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0" style:family="table-cell">
      <style:table-cell-properties fo:padding="0.097cm" fo:border-left="0.05pt solid #000000" fo:border-right="none" fo:border-top="none" fo:border-bottom="0.05pt solid #000000"/>
    </style:style>
    <style:style style:name="Таблица57.B150" style:family="table-cell">
      <style:table-cell-properties fo:padding="0.097cm" fo:border-left="0.05pt solid #000000" fo:border-right="none" fo:border-top="none" fo:border-bottom="0.05pt solid #000000"/>
    </style:style>
    <style:style style:name="Таблица57.C150" style:family="table-cell">
      <style:table-cell-properties fo:padding="0.097cm" fo:border-left="0.05pt solid #000000" fo:border-right="none" fo:border-top="none" fo:border-bottom="0.05pt solid #000000"/>
    </style:style>
    <style:style style:name="Таблица57.D150" style:family="table-cell">
      <style:table-cell-properties fo:padding="0.097cm" fo:border-left="0.05pt solid #000000" fo:border-right="none" fo:border-top="none" fo:border-bottom="0.05pt solid #000000"/>
    </style:style>
    <style:style style:name="Таблица57.E150" style:family="table-cell">
      <style:table-cell-properties fo:padding="0.097cm" fo:border-left="0.05pt solid #000000" fo:border-right="none" fo:border-top="none" fo:border-bottom="0.05pt solid #000000"/>
    </style:style>
    <style:style style:name="Таблица57.F15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1" style:family="table-cell">
      <style:table-cell-properties fo:padding="0.097cm" fo:border-left="0.05pt solid #000000" fo:border-right="none" fo:border-top="none" fo:border-bottom="0.05pt solid #000000"/>
    </style:style>
    <style:style style:name="Таблица57.B151" style:family="table-cell">
      <style:table-cell-properties fo:padding="0.097cm" fo:border-left="0.05pt solid #000000" fo:border-right="none" fo:border-top="none" fo:border-bottom="0.05pt solid #000000"/>
    </style:style>
    <style:style style:name="Таблица57.C151" style:family="table-cell">
      <style:table-cell-properties fo:padding="0.097cm" fo:border-left="0.05pt solid #000000" fo:border-right="none" fo:border-top="none" fo:border-bottom="0.05pt solid #000000"/>
    </style:style>
    <style:style style:name="Таблица57.D151" style:family="table-cell">
      <style:table-cell-properties fo:padding="0.097cm" fo:border-left="0.05pt solid #000000" fo:border-right="none" fo:border-top="none" fo:border-bottom="0.05pt solid #000000"/>
    </style:style>
    <style:style style:name="Таблица57.E151" style:family="table-cell">
      <style:table-cell-properties fo:padding="0.097cm" fo:border-left="0.05pt solid #000000" fo:border-right="none" fo:border-top="none" fo:border-bottom="0.05pt solid #000000"/>
    </style:style>
    <style:style style:name="Таблица57.F15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2" style:family="table-cell">
      <style:table-cell-properties fo:padding="0.097cm" fo:border-left="0.05pt solid #000000" fo:border-right="none" fo:border-top="none" fo:border-bottom="0.05pt solid #000000"/>
    </style:style>
    <style:style style:name="Таблица57.B152" style:family="table-cell">
      <style:table-cell-properties fo:padding="0.097cm" fo:border-left="0.05pt solid #000000" fo:border-right="none" fo:border-top="none" fo:border-bottom="0.05pt solid #000000"/>
    </style:style>
    <style:style style:name="Таблица57.C152" style:family="table-cell">
      <style:table-cell-properties fo:padding="0.097cm" fo:border-left="0.05pt solid #000000" fo:border-right="none" fo:border-top="none" fo:border-bottom="0.05pt solid #000000"/>
    </style:style>
    <style:style style:name="Таблица57.D152" style:family="table-cell">
      <style:table-cell-properties fo:padding="0.097cm" fo:border-left="0.05pt solid #000000" fo:border-right="none" fo:border-top="none" fo:border-bottom="0.05pt solid #000000"/>
    </style:style>
    <style:style style:name="Таблица57.E152" style:family="table-cell">
      <style:table-cell-properties fo:padding="0.097cm" fo:border-left="0.05pt solid #000000" fo:border-right="none" fo:border-top="none" fo:border-bottom="0.05pt solid #000000"/>
    </style:style>
    <style:style style:name="Таблица57.F15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3" style:family="table-cell">
      <style:table-cell-properties fo:padding="0.097cm" fo:border-left="0.05pt solid #000000" fo:border-right="none" fo:border-top="none" fo:border-bottom="0.05pt solid #000000"/>
    </style:style>
    <style:style style:name="Таблица57.B153" style:family="table-cell">
      <style:table-cell-properties fo:padding="0.097cm" fo:border-left="0.05pt solid #000000" fo:border-right="none" fo:border-top="none" fo:border-bottom="0.05pt solid #000000"/>
    </style:style>
    <style:style style:name="Таблица57.C153" style:family="table-cell">
      <style:table-cell-properties fo:padding="0.097cm" fo:border-left="0.05pt solid #000000" fo:border-right="none" fo:border-top="none" fo:border-bottom="0.05pt solid #000000"/>
    </style:style>
    <style:style style:name="Таблица57.D153" style:family="table-cell">
      <style:table-cell-properties fo:padding="0.097cm" fo:border-left="0.05pt solid #000000" fo:border-right="none" fo:border-top="none" fo:border-bottom="0.05pt solid #000000"/>
    </style:style>
    <style:style style:name="Таблица57.E153" style:family="table-cell">
      <style:table-cell-properties fo:padding="0.097cm" fo:border-left="0.05pt solid #000000" fo:border-right="none" fo:border-top="none" fo:border-bottom="0.05pt solid #000000"/>
    </style:style>
    <style:style style:name="Таблица57.F15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4" style:family="table-cell">
      <style:table-cell-properties fo:padding="0.097cm" fo:border-left="0.05pt solid #000000" fo:border-right="none" fo:border-top="none" fo:border-bottom="0.05pt solid #000000"/>
    </style:style>
    <style:style style:name="Таблица57.B154" style:family="table-cell">
      <style:table-cell-properties fo:padding="0.097cm" fo:border-left="0.05pt solid #000000" fo:border-right="none" fo:border-top="none" fo:border-bottom="0.05pt solid #000000"/>
    </style:style>
    <style:style style:name="Таблица57.C154" style:family="table-cell">
      <style:table-cell-properties fo:padding="0.097cm" fo:border-left="0.05pt solid #000000" fo:border-right="none" fo:border-top="none" fo:border-bottom="0.05pt solid #000000"/>
    </style:style>
    <style:style style:name="Таблица57.D154" style:family="table-cell">
      <style:table-cell-properties fo:padding="0.097cm" fo:border-left="0.05pt solid #000000" fo:border-right="none" fo:border-top="none" fo:border-bottom="0.05pt solid #000000"/>
    </style:style>
    <style:style style:name="Таблица57.E154" style:family="table-cell">
      <style:table-cell-properties fo:padding="0.097cm" fo:border-left="0.05pt solid #000000" fo:border-right="none" fo:border-top="none" fo:border-bottom="0.05pt solid #000000"/>
    </style:style>
    <style:style style:name="Таблица57.F15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5" style:family="table-cell">
      <style:table-cell-properties fo:padding="0.097cm" fo:border-left="0.05pt solid #000000" fo:border-right="none" fo:border-top="none" fo:border-bottom="0.05pt solid #000000"/>
    </style:style>
    <style:style style:name="Таблица57.B155" style:family="table-cell">
      <style:table-cell-properties fo:padding="0.097cm" fo:border-left="0.05pt solid #000000" fo:border-right="none" fo:border-top="none" fo:border-bottom="0.05pt solid #000000"/>
    </style:style>
    <style:style style:name="Таблица57.C155" style:family="table-cell">
      <style:table-cell-properties fo:padding="0.097cm" fo:border-left="0.05pt solid #000000" fo:border-right="none" fo:border-top="none" fo:border-bottom="0.05pt solid #000000"/>
    </style:style>
    <style:style style:name="Таблица57.D155" style:family="table-cell">
      <style:table-cell-properties fo:padding="0.097cm" fo:border-left="0.05pt solid #000000" fo:border-right="none" fo:border-top="none" fo:border-bottom="0.05pt solid #000000"/>
    </style:style>
    <style:style style:name="Таблица57.E155" style:family="table-cell">
      <style:table-cell-properties fo:padding="0.097cm" fo:border-left="0.05pt solid #000000" fo:border-right="none" fo:border-top="none" fo:border-bottom="0.05pt solid #000000"/>
    </style:style>
    <style:style style:name="Таблица57.F15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6" style:family="table-cell">
      <style:table-cell-properties fo:padding="0.097cm" fo:border-left="0.05pt solid #000000" fo:border-right="none" fo:border-top="none" fo:border-bottom="0.05pt solid #000000"/>
    </style:style>
    <style:style style:name="Таблица57.B156" style:family="table-cell">
      <style:table-cell-properties fo:padding="0.097cm" fo:border-left="0.05pt solid #000000" fo:border-right="none" fo:border-top="none" fo:border-bottom="0.05pt solid #000000"/>
    </style:style>
    <style:style style:name="Таблица57.C156" style:family="table-cell">
      <style:table-cell-properties fo:padding="0.097cm" fo:border-left="0.05pt solid #000000" fo:border-right="none" fo:border-top="none" fo:border-bottom="0.05pt solid #000000"/>
    </style:style>
    <style:style style:name="Таблица57.D156" style:family="table-cell">
      <style:table-cell-properties fo:padding="0.097cm" fo:border-left="0.05pt solid #000000" fo:border-right="none" fo:border-top="none" fo:border-bottom="0.05pt solid #000000"/>
    </style:style>
    <style:style style:name="Таблица57.E156" style:family="table-cell">
      <style:table-cell-properties fo:padding="0.097cm" fo:border-left="0.05pt solid #000000" fo:border-right="none" fo:border-top="none" fo:border-bottom="0.05pt solid #000000"/>
    </style:style>
    <style:style style:name="Таблица57.F15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7" style:family="table-cell">
      <style:table-cell-properties fo:padding="0.097cm" fo:border-left="0.05pt solid #000000" fo:border-right="none" fo:border-top="none" fo:border-bottom="0.05pt solid #000000"/>
    </style:style>
    <style:style style:name="Таблица57.B157" style:family="table-cell">
      <style:table-cell-properties fo:padding="0.097cm" fo:border-left="0.05pt solid #000000" fo:border-right="none" fo:border-top="none" fo:border-bottom="0.05pt solid #000000"/>
    </style:style>
    <style:style style:name="Таблица57.C157" style:family="table-cell">
      <style:table-cell-properties fo:padding="0.097cm" fo:border-left="0.05pt solid #000000" fo:border-right="none" fo:border-top="none" fo:border-bottom="0.05pt solid #000000"/>
    </style:style>
    <style:style style:name="Таблица57.D157" style:family="table-cell">
      <style:table-cell-properties fo:padding="0.097cm" fo:border-left="0.05pt solid #000000" fo:border-right="none" fo:border-top="none" fo:border-bottom="0.05pt solid #000000"/>
    </style:style>
    <style:style style:name="Таблица57.E157" style:family="table-cell">
      <style:table-cell-properties fo:padding="0.097cm" fo:border-left="0.05pt solid #000000" fo:border-right="none" fo:border-top="none" fo:border-bottom="0.05pt solid #000000"/>
    </style:style>
    <style:style style:name="Таблица57.F15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8" style:family="table-cell">
      <style:table-cell-properties fo:padding="0.097cm" fo:border-left="0.05pt solid #000000" fo:border-right="none" fo:border-top="none" fo:border-bottom="0.05pt solid #000000"/>
    </style:style>
    <style:style style:name="Таблица57.B158" style:family="table-cell">
      <style:table-cell-properties fo:padding="0.097cm" fo:border-left="0.05pt solid #000000" fo:border-right="none" fo:border-top="none" fo:border-bottom="0.05pt solid #000000"/>
    </style:style>
    <style:style style:name="Таблица57.C158" style:family="table-cell">
      <style:table-cell-properties fo:padding="0.097cm" fo:border-left="0.05pt solid #000000" fo:border-right="none" fo:border-top="none" fo:border-bottom="0.05pt solid #000000"/>
    </style:style>
    <style:style style:name="Таблица57.D158" style:family="table-cell">
      <style:table-cell-properties fo:padding="0.097cm" fo:border-left="0.05pt solid #000000" fo:border-right="none" fo:border-top="none" fo:border-bottom="0.05pt solid #000000"/>
    </style:style>
    <style:style style:name="Таблица57.E158" style:family="table-cell">
      <style:table-cell-properties fo:padding="0.097cm" fo:border-left="0.05pt solid #000000" fo:border-right="none" fo:border-top="none" fo:border-bottom="0.05pt solid #000000"/>
    </style:style>
    <style:style style:name="Таблица57.F15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59" style:family="table-cell">
      <style:table-cell-properties fo:padding="0.097cm" fo:border-left="0.05pt solid #000000" fo:border-right="none" fo:border-top="none" fo:border-bottom="0.05pt solid #000000"/>
    </style:style>
    <style:style style:name="Таблица57.B159" style:family="table-cell">
      <style:table-cell-properties fo:padding="0.097cm" fo:border-left="0.05pt solid #000000" fo:border-right="none" fo:border-top="none" fo:border-bottom="0.05pt solid #000000"/>
    </style:style>
    <style:style style:name="Таблица57.C159" style:family="table-cell">
      <style:table-cell-properties fo:padding="0.097cm" fo:border-left="0.05pt solid #000000" fo:border-right="none" fo:border-top="none" fo:border-bottom="0.05pt solid #000000"/>
    </style:style>
    <style:style style:name="Таблица57.D159" style:family="table-cell">
      <style:table-cell-properties fo:padding="0.097cm" fo:border-left="0.05pt solid #000000" fo:border-right="none" fo:border-top="none" fo:border-bottom="0.05pt solid #000000"/>
    </style:style>
    <style:style style:name="Таблица57.E159" style:family="table-cell">
      <style:table-cell-properties fo:padding="0.097cm" fo:border-left="0.05pt solid #000000" fo:border-right="none" fo:border-top="none" fo:border-bottom="0.05pt solid #000000"/>
    </style:style>
    <style:style style:name="Таблица57.F15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0" style:family="table-cell">
      <style:table-cell-properties fo:padding="0.097cm" fo:border-left="0.05pt solid #000000" fo:border-right="none" fo:border-top="none" fo:border-bottom="0.05pt solid #000000"/>
    </style:style>
    <style:style style:name="Таблица57.B160" style:family="table-cell">
      <style:table-cell-properties fo:padding="0.097cm" fo:border-left="0.05pt solid #000000" fo:border-right="none" fo:border-top="none" fo:border-bottom="0.05pt solid #000000"/>
    </style:style>
    <style:style style:name="Таблица57.C160" style:family="table-cell">
      <style:table-cell-properties fo:padding="0.097cm" fo:border-left="0.05pt solid #000000" fo:border-right="none" fo:border-top="none" fo:border-bottom="0.05pt solid #000000"/>
    </style:style>
    <style:style style:name="Таблица57.D160" style:family="table-cell">
      <style:table-cell-properties fo:padding="0.097cm" fo:border-left="0.05pt solid #000000" fo:border-right="none" fo:border-top="none" fo:border-bottom="0.05pt solid #000000"/>
    </style:style>
    <style:style style:name="Таблица57.E160" style:family="table-cell">
      <style:table-cell-properties fo:padding="0.097cm" fo:border-left="0.05pt solid #000000" fo:border-right="none" fo:border-top="none" fo:border-bottom="0.05pt solid #000000"/>
    </style:style>
    <style:style style:name="Таблица57.F16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1" style:family="table-cell">
      <style:table-cell-properties fo:padding="0.097cm" fo:border-left="0.05pt solid #000000" fo:border-right="none" fo:border-top="none" fo:border-bottom="0.05pt solid #000000"/>
    </style:style>
    <style:style style:name="Таблица57.B161" style:family="table-cell">
      <style:table-cell-properties fo:padding="0.097cm" fo:border-left="0.05pt solid #000000" fo:border-right="none" fo:border-top="none" fo:border-bottom="0.05pt solid #000000"/>
    </style:style>
    <style:style style:name="Таблица57.C161" style:family="table-cell">
      <style:table-cell-properties fo:padding="0.097cm" fo:border-left="0.05pt solid #000000" fo:border-right="none" fo:border-top="none" fo:border-bottom="0.05pt solid #000000"/>
    </style:style>
    <style:style style:name="Таблица57.D161" style:family="table-cell">
      <style:table-cell-properties fo:padding="0.097cm" fo:border-left="0.05pt solid #000000" fo:border-right="none" fo:border-top="none" fo:border-bottom="0.05pt solid #000000"/>
    </style:style>
    <style:style style:name="Таблица57.E161" style:family="table-cell">
      <style:table-cell-properties fo:padding="0.097cm" fo:border-left="0.05pt solid #000000" fo:border-right="none" fo:border-top="none" fo:border-bottom="0.05pt solid #000000"/>
    </style:style>
    <style:style style:name="Таблица57.F16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2" style:family="table-cell">
      <style:table-cell-properties fo:padding="0.097cm" fo:border-left="0.05pt solid #000000" fo:border-right="none" fo:border-top="none" fo:border-bottom="0.05pt solid #000000"/>
    </style:style>
    <style:style style:name="Таблица57.B162" style:family="table-cell">
      <style:table-cell-properties fo:padding="0.097cm" fo:border-left="0.05pt solid #000000" fo:border-right="none" fo:border-top="none" fo:border-bottom="0.05pt solid #000000"/>
    </style:style>
    <style:style style:name="Таблица57.C162" style:family="table-cell">
      <style:table-cell-properties fo:padding="0.097cm" fo:border-left="0.05pt solid #000000" fo:border-right="none" fo:border-top="none" fo:border-bottom="0.05pt solid #000000"/>
    </style:style>
    <style:style style:name="Таблица57.D162" style:family="table-cell">
      <style:table-cell-properties fo:padding="0.097cm" fo:border-left="0.05pt solid #000000" fo:border-right="none" fo:border-top="none" fo:border-bottom="0.05pt solid #000000"/>
    </style:style>
    <style:style style:name="Таблица57.E162" style:family="table-cell">
      <style:table-cell-properties fo:padding="0.097cm" fo:border-left="0.05pt solid #000000" fo:border-right="none" fo:border-top="none" fo:border-bottom="0.05pt solid #000000"/>
    </style:style>
    <style:style style:name="Таблица57.F16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3" style:family="table-cell">
      <style:table-cell-properties fo:padding="0.097cm" fo:border-left="0.05pt solid #000000" fo:border-right="none" fo:border-top="none" fo:border-bottom="0.05pt solid #000000"/>
    </style:style>
    <style:style style:name="Таблица57.B163" style:family="table-cell">
      <style:table-cell-properties fo:padding="0.097cm" fo:border-left="0.05pt solid #000000" fo:border-right="none" fo:border-top="none" fo:border-bottom="0.05pt solid #000000"/>
    </style:style>
    <style:style style:name="Таблица57.C163" style:family="table-cell">
      <style:table-cell-properties fo:padding="0.097cm" fo:border-left="0.05pt solid #000000" fo:border-right="none" fo:border-top="none" fo:border-bottom="0.05pt solid #000000"/>
    </style:style>
    <style:style style:name="Таблица57.D163" style:family="table-cell">
      <style:table-cell-properties fo:padding="0.097cm" fo:border-left="0.05pt solid #000000" fo:border-right="none" fo:border-top="none" fo:border-bottom="0.05pt solid #000000"/>
    </style:style>
    <style:style style:name="Таблица57.E163" style:family="table-cell">
      <style:table-cell-properties fo:padding="0.097cm" fo:border-left="0.05pt solid #000000" fo:border-right="none" fo:border-top="none" fo:border-bottom="0.05pt solid #000000"/>
    </style:style>
    <style:style style:name="Таблица57.F16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4" style:family="table-cell">
      <style:table-cell-properties fo:padding="0.097cm" fo:border-left="0.05pt solid #000000" fo:border-right="none" fo:border-top="none" fo:border-bottom="0.05pt solid #000000"/>
    </style:style>
    <style:style style:name="Таблица57.B164" style:family="table-cell">
      <style:table-cell-properties fo:padding="0.097cm" fo:border-left="0.05pt solid #000000" fo:border-right="none" fo:border-top="none" fo:border-bottom="0.05pt solid #000000"/>
    </style:style>
    <style:style style:name="Таблица57.C164" style:family="table-cell">
      <style:table-cell-properties fo:padding="0.097cm" fo:border-left="0.05pt solid #000000" fo:border-right="none" fo:border-top="none" fo:border-bottom="0.05pt solid #000000"/>
    </style:style>
    <style:style style:name="Таблица57.D164" style:family="table-cell">
      <style:table-cell-properties fo:padding="0.097cm" fo:border-left="0.05pt solid #000000" fo:border-right="none" fo:border-top="none" fo:border-bottom="0.05pt solid #000000"/>
    </style:style>
    <style:style style:name="Таблица57.E164" style:family="table-cell">
      <style:table-cell-properties fo:padding="0.097cm" fo:border-left="0.05pt solid #000000" fo:border-right="none" fo:border-top="none" fo:border-bottom="0.05pt solid #000000"/>
    </style:style>
    <style:style style:name="Таблица57.F16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5" style:family="table-cell">
      <style:table-cell-properties fo:padding="0.097cm" fo:border-left="0.05pt solid #000000" fo:border-right="none" fo:border-top="none" fo:border-bottom="0.05pt solid #000000"/>
    </style:style>
    <style:style style:name="Таблица57.B165" style:family="table-cell">
      <style:table-cell-properties fo:padding="0.097cm" fo:border-left="0.05pt solid #000000" fo:border-right="none" fo:border-top="none" fo:border-bottom="0.05pt solid #000000"/>
    </style:style>
    <style:style style:name="Таблица57.C165" style:family="table-cell">
      <style:table-cell-properties fo:padding="0.097cm" fo:border-left="0.05pt solid #000000" fo:border-right="none" fo:border-top="none" fo:border-bottom="0.05pt solid #000000"/>
    </style:style>
    <style:style style:name="Таблица57.D165" style:family="table-cell">
      <style:table-cell-properties fo:padding="0.097cm" fo:border-left="0.05pt solid #000000" fo:border-right="none" fo:border-top="none" fo:border-bottom="0.05pt solid #000000"/>
    </style:style>
    <style:style style:name="Таблица57.E165" style:family="table-cell">
      <style:table-cell-properties fo:padding="0.097cm" fo:border-left="0.05pt solid #000000" fo:border-right="none" fo:border-top="none" fo:border-bottom="0.05pt solid #000000"/>
    </style:style>
    <style:style style:name="Таблица57.F16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6" style:family="table-cell">
      <style:table-cell-properties fo:padding="0.097cm" fo:border-left="0.05pt solid #000000" fo:border-right="none" fo:border-top="none" fo:border-bottom="0.05pt solid #000000"/>
    </style:style>
    <style:style style:name="Таблица57.B166" style:family="table-cell">
      <style:table-cell-properties fo:padding="0.097cm" fo:border-left="0.05pt solid #000000" fo:border-right="none" fo:border-top="none" fo:border-bottom="0.05pt solid #000000"/>
    </style:style>
    <style:style style:name="Таблица57.C166" style:family="table-cell">
      <style:table-cell-properties fo:padding="0.097cm" fo:border-left="0.05pt solid #000000" fo:border-right="none" fo:border-top="none" fo:border-bottom="0.05pt solid #000000"/>
    </style:style>
    <style:style style:name="Таблица57.D166" style:family="table-cell">
      <style:table-cell-properties fo:padding="0.097cm" fo:border-left="0.05pt solid #000000" fo:border-right="none" fo:border-top="none" fo:border-bottom="0.05pt solid #000000"/>
    </style:style>
    <style:style style:name="Таблица57.E166" style:family="table-cell">
      <style:table-cell-properties fo:padding="0.097cm" fo:border-left="0.05pt solid #000000" fo:border-right="none" fo:border-top="none" fo:border-bottom="0.05pt solid #000000"/>
    </style:style>
    <style:style style:name="Таблица57.F16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7" style:family="table-cell">
      <style:table-cell-properties fo:padding="0.097cm" fo:border-left="0.05pt solid #000000" fo:border-right="none" fo:border-top="none" fo:border-bottom="0.05pt solid #000000"/>
    </style:style>
    <style:style style:name="Таблица57.B167" style:family="table-cell">
      <style:table-cell-properties fo:padding="0.097cm" fo:border-left="0.05pt solid #000000" fo:border-right="none" fo:border-top="none" fo:border-bottom="0.05pt solid #000000"/>
    </style:style>
    <style:style style:name="Таблица57.C167" style:family="table-cell">
      <style:table-cell-properties fo:padding="0.097cm" fo:border-left="0.05pt solid #000000" fo:border-right="none" fo:border-top="none" fo:border-bottom="0.05pt solid #000000"/>
    </style:style>
    <style:style style:name="Таблица57.D167" style:family="table-cell">
      <style:table-cell-properties fo:padding="0.097cm" fo:border-left="0.05pt solid #000000" fo:border-right="none" fo:border-top="none" fo:border-bottom="0.05pt solid #000000"/>
    </style:style>
    <style:style style:name="Таблица57.E167" style:family="table-cell">
      <style:table-cell-properties fo:padding="0.097cm" fo:border-left="0.05pt solid #000000" fo:border-right="none" fo:border-top="none" fo:border-bottom="0.05pt solid #000000"/>
    </style:style>
    <style:style style:name="Таблица57.F16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8" style:family="table-cell">
      <style:table-cell-properties fo:padding="0.097cm" fo:border-left="0.05pt solid #000000" fo:border-right="none" fo:border-top="none" fo:border-bottom="0.05pt solid #000000"/>
    </style:style>
    <style:style style:name="Таблица57.B168" style:family="table-cell">
      <style:table-cell-properties fo:padding="0.097cm" fo:border-left="0.05pt solid #000000" fo:border-right="none" fo:border-top="none" fo:border-bottom="0.05pt solid #000000"/>
    </style:style>
    <style:style style:name="Таблица57.C168" style:family="table-cell">
      <style:table-cell-properties fo:padding="0.097cm" fo:border-left="0.05pt solid #000000" fo:border-right="none" fo:border-top="none" fo:border-bottom="0.05pt solid #000000"/>
    </style:style>
    <style:style style:name="Таблица57.D168" style:family="table-cell">
      <style:table-cell-properties fo:padding="0.097cm" fo:border-left="0.05pt solid #000000" fo:border-right="none" fo:border-top="none" fo:border-bottom="0.05pt solid #000000"/>
    </style:style>
    <style:style style:name="Таблица57.E168" style:family="table-cell">
      <style:table-cell-properties fo:padding="0.097cm" fo:border-left="0.05pt solid #000000" fo:border-right="none" fo:border-top="none" fo:border-bottom="0.05pt solid #000000"/>
    </style:style>
    <style:style style:name="Таблица57.F16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69" style:family="table-cell">
      <style:table-cell-properties fo:padding="0.097cm" fo:border-left="0.05pt solid #000000" fo:border-right="none" fo:border-top="none" fo:border-bottom="0.05pt solid #000000"/>
    </style:style>
    <style:style style:name="Таблица57.B169" style:family="table-cell">
      <style:table-cell-properties fo:padding="0.097cm" fo:border-left="0.05pt solid #000000" fo:border-right="none" fo:border-top="none" fo:border-bottom="0.05pt solid #000000"/>
    </style:style>
    <style:style style:name="Таблица57.C169" style:family="table-cell">
      <style:table-cell-properties fo:padding="0.097cm" fo:border-left="0.05pt solid #000000" fo:border-right="none" fo:border-top="none" fo:border-bottom="0.05pt solid #000000"/>
    </style:style>
    <style:style style:name="Таблица57.D169" style:family="table-cell">
      <style:table-cell-properties fo:padding="0.097cm" fo:border-left="0.05pt solid #000000" fo:border-right="none" fo:border-top="none" fo:border-bottom="0.05pt solid #000000"/>
    </style:style>
    <style:style style:name="Таблица57.E169" style:family="table-cell">
      <style:table-cell-properties fo:padding="0.097cm" fo:border-left="0.05pt solid #000000" fo:border-right="none" fo:border-top="none" fo:border-bottom="0.05pt solid #000000"/>
    </style:style>
    <style:style style:name="Таблица57.F16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0" style:family="table-cell">
      <style:table-cell-properties fo:padding="0.097cm" fo:border-left="0.05pt solid #000000" fo:border-right="none" fo:border-top="none" fo:border-bottom="0.05pt solid #000000"/>
    </style:style>
    <style:style style:name="Таблица57.B170" style:family="table-cell">
      <style:table-cell-properties fo:padding="0.097cm" fo:border-left="0.05pt solid #000000" fo:border-right="none" fo:border-top="none" fo:border-bottom="0.05pt solid #000000"/>
    </style:style>
    <style:style style:name="Таблица57.C170" style:family="table-cell">
      <style:table-cell-properties fo:padding="0.097cm" fo:border-left="0.05pt solid #000000" fo:border-right="none" fo:border-top="none" fo:border-bottom="0.05pt solid #000000"/>
    </style:style>
    <style:style style:name="Таблица57.D170" style:family="table-cell">
      <style:table-cell-properties fo:padding="0.097cm" fo:border-left="0.05pt solid #000000" fo:border-right="none" fo:border-top="none" fo:border-bottom="0.05pt solid #000000"/>
    </style:style>
    <style:style style:name="Таблица57.E170" style:family="table-cell">
      <style:table-cell-properties fo:padding="0.097cm" fo:border-left="0.05pt solid #000000" fo:border-right="none" fo:border-top="none" fo:border-bottom="0.05pt solid #000000"/>
    </style:style>
    <style:style style:name="Таблица57.F17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1" style:family="table-cell">
      <style:table-cell-properties fo:padding="0.097cm" fo:border-left="0.05pt solid #000000" fo:border-right="none" fo:border-top="none" fo:border-bottom="0.05pt solid #000000"/>
    </style:style>
    <style:style style:name="Таблица57.B171" style:family="table-cell">
      <style:table-cell-properties fo:padding="0.097cm" fo:border-left="0.05pt solid #000000" fo:border-right="none" fo:border-top="none" fo:border-bottom="0.05pt solid #000000"/>
    </style:style>
    <style:style style:name="Таблица57.C171" style:family="table-cell">
      <style:table-cell-properties fo:padding="0.097cm" fo:border-left="0.05pt solid #000000" fo:border-right="none" fo:border-top="none" fo:border-bottom="0.05pt solid #000000"/>
    </style:style>
    <style:style style:name="Таблица57.D171" style:family="table-cell">
      <style:table-cell-properties fo:padding="0.097cm" fo:border-left="0.05pt solid #000000" fo:border-right="none" fo:border-top="none" fo:border-bottom="0.05pt solid #000000"/>
    </style:style>
    <style:style style:name="Таблица57.E171" style:family="table-cell">
      <style:table-cell-properties fo:padding="0.097cm" fo:border-left="0.05pt solid #000000" fo:border-right="none" fo:border-top="none" fo:border-bottom="0.05pt solid #000000"/>
    </style:style>
    <style:style style:name="Таблица57.F17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2" style:family="table-cell">
      <style:table-cell-properties fo:padding="0.097cm" fo:border-left="0.05pt solid #000000" fo:border-right="none" fo:border-top="none" fo:border-bottom="0.05pt solid #000000"/>
    </style:style>
    <style:style style:name="Таблица57.B172" style:family="table-cell">
      <style:table-cell-properties fo:padding="0.097cm" fo:border-left="0.05pt solid #000000" fo:border-right="none" fo:border-top="none" fo:border-bottom="0.05pt solid #000000"/>
    </style:style>
    <style:style style:name="Таблица57.C172" style:family="table-cell">
      <style:table-cell-properties fo:padding="0.097cm" fo:border-left="0.05pt solid #000000" fo:border-right="none" fo:border-top="none" fo:border-bottom="0.05pt solid #000000"/>
    </style:style>
    <style:style style:name="Таблица57.D172" style:family="table-cell">
      <style:table-cell-properties fo:padding="0.097cm" fo:border-left="0.05pt solid #000000" fo:border-right="none" fo:border-top="none" fo:border-bottom="0.05pt solid #000000"/>
    </style:style>
    <style:style style:name="Таблица57.E172" style:family="table-cell">
      <style:table-cell-properties fo:padding="0.097cm" fo:border-left="0.05pt solid #000000" fo:border-right="none" fo:border-top="none" fo:border-bottom="0.05pt solid #000000"/>
    </style:style>
    <style:style style:name="Таблица57.F17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3" style:family="table-cell">
      <style:table-cell-properties fo:padding="0.097cm" fo:border-left="0.05pt solid #000000" fo:border-right="none" fo:border-top="none" fo:border-bottom="0.05pt solid #000000"/>
    </style:style>
    <style:style style:name="Таблица57.B173" style:family="table-cell">
      <style:table-cell-properties fo:padding="0.097cm" fo:border-left="0.05pt solid #000000" fo:border-right="none" fo:border-top="none" fo:border-bottom="0.05pt solid #000000"/>
    </style:style>
    <style:style style:name="Таблица57.C173" style:family="table-cell">
      <style:table-cell-properties fo:padding="0.097cm" fo:border-left="0.05pt solid #000000" fo:border-right="none" fo:border-top="none" fo:border-bottom="0.05pt solid #000000"/>
    </style:style>
    <style:style style:name="Таблица57.D173" style:family="table-cell">
      <style:table-cell-properties fo:padding="0.097cm" fo:border-left="0.05pt solid #000000" fo:border-right="none" fo:border-top="none" fo:border-bottom="0.05pt solid #000000"/>
    </style:style>
    <style:style style:name="Таблица57.E173" style:family="table-cell">
      <style:table-cell-properties fo:padding="0.097cm" fo:border-left="0.05pt solid #000000" fo:border-right="none" fo:border-top="none" fo:border-bottom="0.05pt solid #000000"/>
    </style:style>
    <style:style style:name="Таблица57.F17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4" style:family="table-cell">
      <style:table-cell-properties fo:padding="0.097cm" fo:border-left="0.05pt solid #000000" fo:border-right="none" fo:border-top="none" fo:border-bottom="0.05pt solid #000000"/>
    </style:style>
    <style:style style:name="Таблица57.B174" style:family="table-cell">
      <style:table-cell-properties fo:padding="0.097cm" fo:border-left="0.05pt solid #000000" fo:border-right="none" fo:border-top="none" fo:border-bottom="0.05pt solid #000000"/>
    </style:style>
    <style:style style:name="Таблица57.C174" style:family="table-cell">
      <style:table-cell-properties fo:padding="0.097cm" fo:border-left="0.05pt solid #000000" fo:border-right="none" fo:border-top="none" fo:border-bottom="0.05pt solid #000000"/>
    </style:style>
    <style:style style:name="Таблица57.D174" style:family="table-cell">
      <style:table-cell-properties fo:padding="0.097cm" fo:border-left="0.05pt solid #000000" fo:border-right="none" fo:border-top="none" fo:border-bottom="0.05pt solid #000000"/>
    </style:style>
    <style:style style:name="Таблица57.E174" style:family="table-cell">
      <style:table-cell-properties fo:padding="0.097cm" fo:border-left="0.05pt solid #000000" fo:border-right="none" fo:border-top="none" fo:border-bottom="0.05pt solid #000000"/>
    </style:style>
    <style:style style:name="Таблица57.F17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5" style:family="table-cell">
      <style:table-cell-properties fo:padding="0.097cm" fo:border-left="0.05pt solid #000000" fo:border-right="none" fo:border-top="none" fo:border-bottom="0.05pt solid #000000"/>
    </style:style>
    <style:style style:name="Таблица57.B175" style:family="table-cell">
      <style:table-cell-properties fo:padding="0.097cm" fo:border-left="0.05pt solid #000000" fo:border-right="none" fo:border-top="none" fo:border-bottom="0.05pt solid #000000"/>
    </style:style>
    <style:style style:name="Таблица57.C175" style:family="table-cell">
      <style:table-cell-properties fo:padding="0.097cm" fo:border-left="0.05pt solid #000000" fo:border-right="none" fo:border-top="none" fo:border-bottom="0.05pt solid #000000"/>
    </style:style>
    <style:style style:name="Таблица57.D175" style:family="table-cell">
      <style:table-cell-properties fo:padding="0.097cm" fo:border-left="0.05pt solid #000000" fo:border-right="none" fo:border-top="none" fo:border-bottom="0.05pt solid #000000"/>
    </style:style>
    <style:style style:name="Таблица57.E175" style:family="table-cell">
      <style:table-cell-properties fo:padding="0.097cm" fo:border-left="0.05pt solid #000000" fo:border-right="none" fo:border-top="none" fo:border-bottom="0.05pt solid #000000"/>
    </style:style>
    <style:style style:name="Таблица57.F17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6" style:family="table-cell">
      <style:table-cell-properties fo:padding="0.097cm" fo:border-left="0.05pt solid #000000" fo:border-right="none" fo:border-top="none" fo:border-bottom="0.05pt solid #000000"/>
    </style:style>
    <style:style style:name="Таблица57.B176" style:family="table-cell">
      <style:table-cell-properties fo:padding="0.097cm" fo:border-left="0.05pt solid #000000" fo:border-right="none" fo:border-top="none" fo:border-bottom="0.05pt solid #000000"/>
    </style:style>
    <style:style style:name="Таблица57.C176" style:family="table-cell">
      <style:table-cell-properties fo:padding="0.097cm" fo:border-left="0.05pt solid #000000" fo:border-right="none" fo:border-top="none" fo:border-bottom="0.05pt solid #000000"/>
    </style:style>
    <style:style style:name="Таблица57.D176" style:family="table-cell">
      <style:table-cell-properties fo:padding="0.097cm" fo:border-left="0.05pt solid #000000" fo:border-right="none" fo:border-top="none" fo:border-bottom="0.05pt solid #000000"/>
    </style:style>
    <style:style style:name="Таблица57.E176" style:family="table-cell">
      <style:table-cell-properties fo:padding="0.097cm" fo:border-left="0.05pt solid #000000" fo:border-right="none" fo:border-top="none" fo:border-bottom="0.05pt solid #000000"/>
    </style:style>
    <style:style style:name="Таблица57.F17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7" style:family="table-cell">
      <style:table-cell-properties fo:padding="0.097cm" fo:border-left="0.05pt solid #000000" fo:border-right="none" fo:border-top="none" fo:border-bottom="0.05pt solid #000000"/>
    </style:style>
    <style:style style:name="Таблица57.B177" style:family="table-cell">
      <style:table-cell-properties fo:padding="0.097cm" fo:border-left="0.05pt solid #000000" fo:border-right="none" fo:border-top="none" fo:border-bottom="0.05pt solid #000000"/>
    </style:style>
    <style:style style:name="Таблица57.C177" style:family="table-cell">
      <style:table-cell-properties fo:padding="0.097cm" fo:border-left="0.05pt solid #000000" fo:border-right="none" fo:border-top="none" fo:border-bottom="0.05pt solid #000000"/>
    </style:style>
    <style:style style:name="Таблица57.D177" style:family="table-cell">
      <style:table-cell-properties fo:padding="0.097cm" fo:border-left="0.05pt solid #000000" fo:border-right="none" fo:border-top="none" fo:border-bottom="0.05pt solid #000000"/>
    </style:style>
    <style:style style:name="Таблица57.E177" style:family="table-cell">
      <style:table-cell-properties fo:padding="0.097cm" fo:border-left="0.05pt solid #000000" fo:border-right="none" fo:border-top="none" fo:border-bottom="0.05pt solid #000000"/>
    </style:style>
    <style:style style:name="Таблица57.F17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8" style:family="table-cell">
      <style:table-cell-properties fo:padding="0.097cm" fo:border-left="0.05pt solid #000000" fo:border-right="none" fo:border-top="none" fo:border-bottom="0.05pt solid #000000"/>
    </style:style>
    <style:style style:name="Таблица57.B178" style:family="table-cell">
      <style:table-cell-properties fo:padding="0.097cm" fo:border-left="0.05pt solid #000000" fo:border-right="none" fo:border-top="none" fo:border-bottom="0.05pt solid #000000"/>
    </style:style>
    <style:style style:name="Таблица57.C178" style:family="table-cell">
      <style:table-cell-properties fo:padding="0.097cm" fo:border-left="0.05pt solid #000000" fo:border-right="none" fo:border-top="none" fo:border-bottom="0.05pt solid #000000"/>
    </style:style>
    <style:style style:name="Таблица57.D178" style:family="table-cell">
      <style:table-cell-properties fo:padding="0.097cm" fo:border-left="0.05pt solid #000000" fo:border-right="none" fo:border-top="none" fo:border-bottom="0.05pt solid #000000"/>
    </style:style>
    <style:style style:name="Таблица57.E178" style:family="table-cell">
      <style:table-cell-properties fo:padding="0.097cm" fo:border-left="0.05pt solid #000000" fo:border-right="none" fo:border-top="none" fo:border-bottom="0.05pt solid #000000"/>
    </style:style>
    <style:style style:name="Таблица57.F17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79" style:family="table-cell">
      <style:table-cell-properties fo:padding="0.097cm" fo:border-left="0.05pt solid #000000" fo:border-right="none" fo:border-top="none" fo:border-bottom="0.05pt solid #000000"/>
    </style:style>
    <style:style style:name="Таблица57.B179" style:family="table-cell">
      <style:table-cell-properties fo:padding="0.097cm" fo:border-left="0.05pt solid #000000" fo:border-right="none" fo:border-top="none" fo:border-bottom="0.05pt solid #000000"/>
    </style:style>
    <style:style style:name="Таблица57.C179" style:family="table-cell">
      <style:table-cell-properties fo:padding="0.097cm" fo:border-left="0.05pt solid #000000" fo:border-right="none" fo:border-top="none" fo:border-bottom="0.05pt solid #000000"/>
    </style:style>
    <style:style style:name="Таблица57.D179" style:family="table-cell">
      <style:table-cell-properties fo:padding="0.097cm" fo:border-left="0.05pt solid #000000" fo:border-right="none" fo:border-top="none" fo:border-bottom="0.05pt solid #000000"/>
    </style:style>
    <style:style style:name="Таблица57.E179" style:family="table-cell">
      <style:table-cell-properties fo:padding="0.097cm" fo:border-left="0.05pt solid #000000" fo:border-right="none" fo:border-top="none" fo:border-bottom="0.05pt solid #000000"/>
    </style:style>
    <style:style style:name="Таблица57.F17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0" style:family="table-cell">
      <style:table-cell-properties fo:padding="0.097cm" fo:border-left="0.05pt solid #000000" fo:border-right="none" fo:border-top="none" fo:border-bottom="0.05pt solid #000000"/>
    </style:style>
    <style:style style:name="Таблица57.B180" style:family="table-cell">
      <style:table-cell-properties fo:padding="0.097cm" fo:border-left="0.05pt solid #000000" fo:border-right="none" fo:border-top="none" fo:border-bottom="0.05pt solid #000000"/>
    </style:style>
    <style:style style:name="Таблица57.C180" style:family="table-cell">
      <style:table-cell-properties fo:padding="0.097cm" fo:border-left="0.05pt solid #000000" fo:border-right="none" fo:border-top="none" fo:border-bottom="0.05pt solid #000000"/>
    </style:style>
    <style:style style:name="Таблица57.D180" style:family="table-cell">
      <style:table-cell-properties fo:padding="0.097cm" fo:border-left="0.05pt solid #000000" fo:border-right="none" fo:border-top="none" fo:border-bottom="0.05pt solid #000000"/>
    </style:style>
    <style:style style:name="Таблица57.E180" style:family="table-cell">
      <style:table-cell-properties fo:padding="0.097cm" fo:border-left="0.05pt solid #000000" fo:border-right="none" fo:border-top="none" fo:border-bottom="0.05pt solid #000000"/>
    </style:style>
    <style:style style:name="Таблица57.F18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1" style:family="table-cell">
      <style:table-cell-properties fo:padding="0.097cm" fo:border-left="0.05pt solid #000000" fo:border-right="none" fo:border-top="none" fo:border-bottom="0.05pt solid #000000"/>
    </style:style>
    <style:style style:name="Таблица57.B181" style:family="table-cell">
      <style:table-cell-properties fo:padding="0.097cm" fo:border-left="0.05pt solid #000000" fo:border-right="none" fo:border-top="none" fo:border-bottom="0.05pt solid #000000"/>
    </style:style>
    <style:style style:name="Таблица57.C181" style:family="table-cell">
      <style:table-cell-properties fo:padding="0.097cm" fo:border-left="0.05pt solid #000000" fo:border-right="none" fo:border-top="none" fo:border-bottom="0.05pt solid #000000"/>
    </style:style>
    <style:style style:name="Таблица57.D181" style:family="table-cell">
      <style:table-cell-properties fo:padding="0.097cm" fo:border-left="0.05pt solid #000000" fo:border-right="none" fo:border-top="none" fo:border-bottom="0.05pt solid #000000"/>
    </style:style>
    <style:style style:name="Таблица57.E181" style:family="table-cell">
      <style:table-cell-properties fo:padding="0.097cm" fo:border-left="0.05pt solid #000000" fo:border-right="none" fo:border-top="none" fo:border-bottom="0.05pt solid #000000"/>
    </style:style>
    <style:style style:name="Таблица57.F18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2" style:family="table-cell">
      <style:table-cell-properties fo:padding="0.097cm" fo:border-left="0.05pt solid #000000" fo:border-right="none" fo:border-top="none" fo:border-bottom="0.05pt solid #000000"/>
    </style:style>
    <style:style style:name="Таблица57.B182" style:family="table-cell">
      <style:table-cell-properties fo:padding="0.097cm" fo:border-left="0.05pt solid #000000" fo:border-right="none" fo:border-top="none" fo:border-bottom="0.05pt solid #000000"/>
    </style:style>
    <style:style style:name="Таблица57.C182" style:family="table-cell">
      <style:table-cell-properties fo:padding="0.097cm" fo:border-left="0.05pt solid #000000" fo:border-right="none" fo:border-top="none" fo:border-bottom="0.05pt solid #000000"/>
    </style:style>
    <style:style style:name="Таблица57.D182" style:family="table-cell">
      <style:table-cell-properties fo:padding="0.097cm" fo:border-left="0.05pt solid #000000" fo:border-right="none" fo:border-top="none" fo:border-bottom="0.05pt solid #000000"/>
    </style:style>
    <style:style style:name="Таблица57.E182" style:family="table-cell">
      <style:table-cell-properties fo:padding="0.097cm" fo:border-left="0.05pt solid #000000" fo:border-right="none" fo:border-top="none" fo:border-bottom="0.05pt solid #000000"/>
    </style:style>
    <style:style style:name="Таблица57.F18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3" style:family="table-cell">
      <style:table-cell-properties fo:padding="0.097cm" fo:border-left="0.05pt solid #000000" fo:border-right="none" fo:border-top="none" fo:border-bottom="0.05pt solid #000000"/>
    </style:style>
    <style:style style:name="Таблица57.B183" style:family="table-cell">
      <style:table-cell-properties fo:padding="0.097cm" fo:border-left="0.05pt solid #000000" fo:border-right="none" fo:border-top="none" fo:border-bottom="0.05pt solid #000000"/>
    </style:style>
    <style:style style:name="Таблица57.C183" style:family="table-cell">
      <style:table-cell-properties fo:padding="0.097cm" fo:border-left="0.05pt solid #000000" fo:border-right="none" fo:border-top="none" fo:border-bottom="0.05pt solid #000000"/>
    </style:style>
    <style:style style:name="Таблица57.D183" style:family="table-cell">
      <style:table-cell-properties fo:padding="0.097cm" fo:border-left="0.05pt solid #000000" fo:border-right="none" fo:border-top="none" fo:border-bottom="0.05pt solid #000000"/>
    </style:style>
    <style:style style:name="Таблица57.E183" style:family="table-cell">
      <style:table-cell-properties fo:padding="0.097cm" fo:border-left="0.05pt solid #000000" fo:border-right="none" fo:border-top="none" fo:border-bottom="0.05pt solid #000000"/>
    </style:style>
    <style:style style:name="Таблица57.F18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4" style:family="table-cell">
      <style:table-cell-properties fo:padding="0.097cm" fo:border-left="0.05pt solid #000000" fo:border-right="none" fo:border-top="none" fo:border-bottom="0.05pt solid #000000"/>
    </style:style>
    <style:style style:name="Таблица57.B184" style:family="table-cell">
      <style:table-cell-properties fo:padding="0.097cm" fo:border-left="0.05pt solid #000000" fo:border-right="none" fo:border-top="none" fo:border-bottom="0.05pt solid #000000"/>
    </style:style>
    <style:style style:name="Таблица57.C184" style:family="table-cell">
      <style:table-cell-properties fo:padding="0.097cm" fo:border-left="0.05pt solid #000000" fo:border-right="none" fo:border-top="none" fo:border-bottom="0.05pt solid #000000"/>
    </style:style>
    <style:style style:name="Таблица57.D184" style:family="table-cell">
      <style:table-cell-properties fo:padding="0.097cm" fo:border-left="0.05pt solid #000000" fo:border-right="none" fo:border-top="none" fo:border-bottom="0.05pt solid #000000"/>
    </style:style>
    <style:style style:name="Таблица57.E184" style:family="table-cell">
      <style:table-cell-properties fo:padding="0.097cm" fo:border-left="0.05pt solid #000000" fo:border-right="none" fo:border-top="none" fo:border-bottom="0.05pt solid #000000"/>
    </style:style>
    <style:style style:name="Таблица57.F18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5" style:family="table-cell">
      <style:table-cell-properties fo:padding="0.097cm" fo:border-left="0.05pt solid #000000" fo:border-right="none" fo:border-top="none" fo:border-bottom="0.05pt solid #000000"/>
    </style:style>
    <style:style style:name="Таблица57.B185" style:family="table-cell">
      <style:table-cell-properties fo:padding="0.097cm" fo:border-left="0.05pt solid #000000" fo:border-right="none" fo:border-top="none" fo:border-bottom="0.05pt solid #000000"/>
    </style:style>
    <style:style style:name="Таблица57.C185" style:family="table-cell">
      <style:table-cell-properties fo:padding="0.097cm" fo:border-left="0.05pt solid #000000" fo:border-right="none" fo:border-top="none" fo:border-bottom="0.05pt solid #000000"/>
    </style:style>
    <style:style style:name="Таблица57.D185" style:family="table-cell">
      <style:table-cell-properties fo:padding="0.097cm" fo:border-left="0.05pt solid #000000" fo:border-right="none" fo:border-top="none" fo:border-bottom="0.05pt solid #000000"/>
    </style:style>
    <style:style style:name="Таблица57.E185" style:family="table-cell">
      <style:table-cell-properties fo:padding="0.097cm" fo:border-left="0.05pt solid #000000" fo:border-right="none" fo:border-top="none" fo:border-bottom="0.05pt solid #000000"/>
    </style:style>
    <style:style style:name="Таблица57.F18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6" style:family="table-cell">
      <style:table-cell-properties fo:padding="0.097cm" fo:border-left="0.05pt solid #000000" fo:border-right="none" fo:border-top="none" fo:border-bottom="0.05pt solid #000000"/>
    </style:style>
    <style:style style:name="Таблица57.B186" style:family="table-cell">
      <style:table-cell-properties fo:padding="0.097cm" fo:border-left="0.05pt solid #000000" fo:border-right="none" fo:border-top="none" fo:border-bottom="0.05pt solid #000000"/>
    </style:style>
    <style:style style:name="Таблица57.C186" style:family="table-cell">
      <style:table-cell-properties fo:padding="0.097cm" fo:border-left="0.05pt solid #000000" fo:border-right="none" fo:border-top="none" fo:border-bottom="0.05pt solid #000000"/>
    </style:style>
    <style:style style:name="Таблица57.D186" style:family="table-cell">
      <style:table-cell-properties fo:padding="0.097cm" fo:border-left="0.05pt solid #000000" fo:border-right="none" fo:border-top="none" fo:border-bottom="0.05pt solid #000000"/>
    </style:style>
    <style:style style:name="Таблица57.E186" style:family="table-cell">
      <style:table-cell-properties fo:padding="0.097cm" fo:border-left="0.05pt solid #000000" fo:border-right="none" fo:border-top="none" fo:border-bottom="0.05pt solid #000000"/>
    </style:style>
    <style:style style:name="Таблица57.F18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7" style:family="table-cell">
      <style:table-cell-properties fo:padding="0.097cm" fo:border-left="0.05pt solid #000000" fo:border-right="none" fo:border-top="none" fo:border-bottom="0.05pt solid #000000"/>
    </style:style>
    <style:style style:name="Таблица57.B187" style:family="table-cell">
      <style:table-cell-properties fo:padding="0.097cm" fo:border-left="0.05pt solid #000000" fo:border-right="none" fo:border-top="none" fo:border-bottom="0.05pt solid #000000"/>
    </style:style>
    <style:style style:name="Таблица57.C187" style:family="table-cell">
      <style:table-cell-properties fo:padding="0.097cm" fo:border-left="0.05pt solid #000000" fo:border-right="none" fo:border-top="none" fo:border-bottom="0.05pt solid #000000"/>
    </style:style>
    <style:style style:name="Таблица57.D187" style:family="table-cell">
      <style:table-cell-properties fo:padding="0.097cm" fo:border-left="0.05pt solid #000000" fo:border-right="none" fo:border-top="none" fo:border-bottom="0.05pt solid #000000"/>
    </style:style>
    <style:style style:name="Таблица57.E187" style:family="table-cell">
      <style:table-cell-properties fo:padding="0.097cm" fo:border-left="0.05pt solid #000000" fo:border-right="none" fo:border-top="none" fo:border-bottom="0.05pt solid #000000"/>
    </style:style>
    <style:style style:name="Таблица57.F18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8" style:family="table-cell">
      <style:table-cell-properties fo:padding="0.097cm" fo:border-left="0.05pt solid #000000" fo:border-right="none" fo:border-top="none" fo:border-bottom="0.05pt solid #000000"/>
    </style:style>
    <style:style style:name="Таблица57.B188" style:family="table-cell">
      <style:table-cell-properties fo:padding="0.097cm" fo:border-left="0.05pt solid #000000" fo:border-right="none" fo:border-top="none" fo:border-bottom="0.05pt solid #000000"/>
    </style:style>
    <style:style style:name="Таблица57.C188" style:family="table-cell">
      <style:table-cell-properties fo:padding="0.097cm" fo:border-left="0.05pt solid #000000" fo:border-right="none" fo:border-top="none" fo:border-bottom="0.05pt solid #000000"/>
    </style:style>
    <style:style style:name="Таблица57.D188" style:family="table-cell">
      <style:table-cell-properties fo:padding="0.097cm" fo:border-left="0.05pt solid #000000" fo:border-right="none" fo:border-top="none" fo:border-bottom="0.05pt solid #000000"/>
    </style:style>
    <style:style style:name="Таблица57.E188" style:family="table-cell">
      <style:table-cell-properties fo:padding="0.097cm" fo:border-left="0.05pt solid #000000" fo:border-right="none" fo:border-top="none" fo:border-bottom="0.05pt solid #000000"/>
    </style:style>
    <style:style style:name="Таблица57.F18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89" style:family="table-cell">
      <style:table-cell-properties fo:padding="0.097cm" fo:border-left="0.05pt solid #000000" fo:border-right="none" fo:border-top="none" fo:border-bottom="0.05pt solid #000000"/>
    </style:style>
    <style:style style:name="Таблица57.B189" style:family="table-cell">
      <style:table-cell-properties fo:padding="0.097cm" fo:border-left="0.05pt solid #000000" fo:border-right="none" fo:border-top="none" fo:border-bottom="0.05pt solid #000000"/>
    </style:style>
    <style:style style:name="Таблица57.C189" style:family="table-cell">
      <style:table-cell-properties fo:padding="0.097cm" fo:border-left="0.05pt solid #000000" fo:border-right="none" fo:border-top="none" fo:border-bottom="0.05pt solid #000000"/>
    </style:style>
    <style:style style:name="Таблица57.D189" style:family="table-cell">
      <style:table-cell-properties fo:padding="0.097cm" fo:border-left="0.05pt solid #000000" fo:border-right="none" fo:border-top="none" fo:border-bottom="0.05pt solid #000000"/>
    </style:style>
    <style:style style:name="Таблица57.E189" style:family="table-cell">
      <style:table-cell-properties fo:padding="0.097cm" fo:border-left="0.05pt solid #000000" fo:border-right="none" fo:border-top="none" fo:border-bottom="0.05pt solid #000000"/>
    </style:style>
    <style:style style:name="Таблица57.F18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0" style:family="table-cell">
      <style:table-cell-properties fo:padding="0.097cm" fo:border-left="0.05pt solid #000000" fo:border-right="none" fo:border-top="none" fo:border-bottom="0.05pt solid #000000"/>
    </style:style>
    <style:style style:name="Таблица57.B190" style:family="table-cell">
      <style:table-cell-properties fo:padding="0.097cm" fo:border-left="0.05pt solid #000000" fo:border-right="none" fo:border-top="none" fo:border-bottom="0.05pt solid #000000"/>
    </style:style>
    <style:style style:name="Таблица57.C190" style:family="table-cell">
      <style:table-cell-properties fo:padding="0.097cm" fo:border-left="0.05pt solid #000000" fo:border-right="none" fo:border-top="none" fo:border-bottom="0.05pt solid #000000"/>
    </style:style>
    <style:style style:name="Таблица57.D190" style:family="table-cell">
      <style:table-cell-properties fo:padding="0.097cm" fo:border-left="0.05pt solid #000000" fo:border-right="none" fo:border-top="none" fo:border-bottom="0.05pt solid #000000"/>
    </style:style>
    <style:style style:name="Таблица57.E190" style:family="table-cell">
      <style:table-cell-properties fo:padding="0.097cm" fo:border-left="0.05pt solid #000000" fo:border-right="none" fo:border-top="none" fo:border-bottom="0.05pt solid #000000"/>
    </style:style>
    <style:style style:name="Таблица57.F19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1" style:family="table-cell">
      <style:table-cell-properties fo:padding="0.097cm" fo:border-left="0.05pt solid #000000" fo:border-right="none" fo:border-top="none" fo:border-bottom="0.05pt solid #000000"/>
    </style:style>
    <style:style style:name="Таблица57.B191" style:family="table-cell">
      <style:table-cell-properties fo:padding="0.097cm" fo:border-left="0.05pt solid #000000" fo:border-right="none" fo:border-top="none" fo:border-bottom="0.05pt solid #000000"/>
    </style:style>
    <style:style style:name="Таблица57.C191" style:family="table-cell">
      <style:table-cell-properties fo:padding="0.097cm" fo:border-left="0.05pt solid #000000" fo:border-right="none" fo:border-top="none" fo:border-bottom="0.05pt solid #000000"/>
    </style:style>
    <style:style style:name="Таблица57.D191" style:family="table-cell">
      <style:table-cell-properties fo:padding="0.097cm" fo:border-left="0.05pt solid #000000" fo:border-right="none" fo:border-top="none" fo:border-bottom="0.05pt solid #000000"/>
    </style:style>
    <style:style style:name="Таблица57.E191" style:family="table-cell">
      <style:table-cell-properties fo:padding="0.097cm" fo:border-left="0.05pt solid #000000" fo:border-right="none" fo:border-top="none" fo:border-bottom="0.05pt solid #000000"/>
    </style:style>
    <style:style style:name="Таблица57.F19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2" style:family="table-cell">
      <style:table-cell-properties fo:padding="0.097cm" fo:border-left="0.05pt solid #000000" fo:border-right="none" fo:border-top="none" fo:border-bottom="0.05pt solid #000000"/>
    </style:style>
    <style:style style:name="Таблица57.B192" style:family="table-cell">
      <style:table-cell-properties fo:padding="0.097cm" fo:border-left="0.05pt solid #000000" fo:border-right="none" fo:border-top="none" fo:border-bottom="0.05pt solid #000000"/>
    </style:style>
    <style:style style:name="Таблица57.C192" style:family="table-cell">
      <style:table-cell-properties fo:padding="0.097cm" fo:border-left="0.05pt solid #000000" fo:border-right="none" fo:border-top="none" fo:border-bottom="0.05pt solid #000000"/>
    </style:style>
    <style:style style:name="Таблица57.D192" style:family="table-cell">
      <style:table-cell-properties fo:padding="0.097cm" fo:border-left="0.05pt solid #000000" fo:border-right="none" fo:border-top="none" fo:border-bottom="0.05pt solid #000000"/>
    </style:style>
    <style:style style:name="Таблица57.E192" style:family="table-cell">
      <style:table-cell-properties fo:padding="0.097cm" fo:border-left="0.05pt solid #000000" fo:border-right="none" fo:border-top="none" fo:border-bottom="0.05pt solid #000000"/>
    </style:style>
    <style:style style:name="Таблица57.F19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3" style:family="table-cell">
      <style:table-cell-properties fo:padding="0.097cm" fo:border-left="0.05pt solid #000000" fo:border-right="none" fo:border-top="none" fo:border-bottom="0.05pt solid #000000"/>
    </style:style>
    <style:style style:name="Таблица57.B193" style:family="table-cell">
      <style:table-cell-properties fo:padding="0.097cm" fo:border-left="0.05pt solid #000000" fo:border-right="none" fo:border-top="none" fo:border-bottom="0.05pt solid #000000"/>
    </style:style>
    <style:style style:name="Таблица57.C193" style:family="table-cell">
      <style:table-cell-properties fo:padding="0.097cm" fo:border-left="0.05pt solid #000000" fo:border-right="none" fo:border-top="none" fo:border-bottom="0.05pt solid #000000"/>
    </style:style>
    <style:style style:name="Таблица57.D193" style:family="table-cell">
      <style:table-cell-properties fo:padding="0.097cm" fo:border-left="0.05pt solid #000000" fo:border-right="none" fo:border-top="none" fo:border-bottom="0.05pt solid #000000"/>
    </style:style>
    <style:style style:name="Таблица57.E193" style:family="table-cell">
      <style:table-cell-properties fo:padding="0.097cm" fo:border-left="0.05pt solid #000000" fo:border-right="none" fo:border-top="none" fo:border-bottom="0.05pt solid #000000"/>
    </style:style>
    <style:style style:name="Таблица57.F19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4" style:family="table-cell">
      <style:table-cell-properties fo:padding="0.097cm" fo:border-left="0.05pt solid #000000" fo:border-right="none" fo:border-top="none" fo:border-bottom="0.05pt solid #000000"/>
    </style:style>
    <style:style style:name="Таблица57.B194" style:family="table-cell">
      <style:table-cell-properties fo:padding="0.097cm" fo:border-left="0.05pt solid #000000" fo:border-right="none" fo:border-top="none" fo:border-bottom="0.05pt solid #000000"/>
    </style:style>
    <style:style style:name="Таблица57.C194" style:family="table-cell">
      <style:table-cell-properties fo:padding="0.097cm" fo:border-left="0.05pt solid #000000" fo:border-right="none" fo:border-top="none" fo:border-bottom="0.05pt solid #000000"/>
    </style:style>
    <style:style style:name="Таблица57.D194" style:family="table-cell">
      <style:table-cell-properties fo:padding="0.097cm" fo:border-left="0.05pt solid #000000" fo:border-right="none" fo:border-top="none" fo:border-bottom="0.05pt solid #000000"/>
    </style:style>
    <style:style style:name="Таблица57.E194" style:family="table-cell">
      <style:table-cell-properties fo:padding="0.097cm" fo:border-left="0.05pt solid #000000" fo:border-right="none" fo:border-top="none" fo:border-bottom="0.05pt solid #000000"/>
    </style:style>
    <style:style style:name="Таблица57.F19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5" style:family="table-cell">
      <style:table-cell-properties fo:padding="0.097cm" fo:border-left="0.05pt solid #000000" fo:border-right="none" fo:border-top="none" fo:border-bottom="0.05pt solid #000000"/>
    </style:style>
    <style:style style:name="Таблица57.B195" style:family="table-cell">
      <style:table-cell-properties fo:padding="0.097cm" fo:border-left="0.05pt solid #000000" fo:border-right="none" fo:border-top="none" fo:border-bottom="0.05pt solid #000000"/>
    </style:style>
    <style:style style:name="Таблица57.C195" style:family="table-cell">
      <style:table-cell-properties fo:padding="0.097cm" fo:border-left="0.05pt solid #000000" fo:border-right="none" fo:border-top="none" fo:border-bottom="0.05pt solid #000000"/>
    </style:style>
    <style:style style:name="Таблица57.D195" style:family="table-cell">
      <style:table-cell-properties fo:padding="0.097cm" fo:border-left="0.05pt solid #000000" fo:border-right="none" fo:border-top="none" fo:border-bottom="0.05pt solid #000000"/>
    </style:style>
    <style:style style:name="Таблица57.E195" style:family="table-cell">
      <style:table-cell-properties fo:padding="0.097cm" fo:border-left="0.05pt solid #000000" fo:border-right="none" fo:border-top="none" fo:border-bottom="0.05pt solid #000000"/>
    </style:style>
    <style:style style:name="Таблица57.F19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6" style:family="table-cell">
      <style:table-cell-properties fo:padding="0.097cm" fo:border-left="0.05pt solid #000000" fo:border-right="none" fo:border-top="none" fo:border-bottom="0.05pt solid #000000"/>
    </style:style>
    <style:style style:name="Таблица57.B196" style:family="table-cell">
      <style:table-cell-properties fo:padding="0.097cm" fo:border-left="0.05pt solid #000000" fo:border-right="none" fo:border-top="none" fo:border-bottom="0.05pt solid #000000"/>
    </style:style>
    <style:style style:name="Таблица57.C196" style:family="table-cell">
      <style:table-cell-properties fo:padding="0.097cm" fo:border-left="0.05pt solid #000000" fo:border-right="none" fo:border-top="none" fo:border-bottom="0.05pt solid #000000"/>
    </style:style>
    <style:style style:name="Таблица57.D196" style:family="table-cell">
      <style:table-cell-properties fo:padding="0.097cm" fo:border-left="0.05pt solid #000000" fo:border-right="none" fo:border-top="none" fo:border-bottom="0.05pt solid #000000"/>
    </style:style>
    <style:style style:name="Таблица57.E196" style:family="table-cell">
      <style:table-cell-properties fo:padding="0.097cm" fo:border-left="0.05pt solid #000000" fo:border-right="none" fo:border-top="none" fo:border-bottom="0.05pt solid #000000"/>
    </style:style>
    <style:style style:name="Таблица57.F19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7" style:family="table-cell">
      <style:table-cell-properties fo:padding="0.097cm" fo:border-left="0.05pt solid #000000" fo:border-right="none" fo:border-top="none" fo:border-bottom="0.05pt solid #000000"/>
    </style:style>
    <style:style style:name="Таблица57.B197" style:family="table-cell">
      <style:table-cell-properties fo:padding="0.097cm" fo:border-left="0.05pt solid #000000" fo:border-right="none" fo:border-top="none" fo:border-bottom="0.05pt solid #000000"/>
    </style:style>
    <style:style style:name="Таблица57.C197" style:family="table-cell">
      <style:table-cell-properties fo:padding="0.097cm" fo:border-left="0.05pt solid #000000" fo:border-right="none" fo:border-top="none" fo:border-bottom="0.05pt solid #000000"/>
    </style:style>
    <style:style style:name="Таблица57.D197" style:family="table-cell">
      <style:table-cell-properties fo:padding="0.097cm" fo:border-left="0.05pt solid #000000" fo:border-right="none" fo:border-top="none" fo:border-bottom="0.05pt solid #000000"/>
    </style:style>
    <style:style style:name="Таблица57.E197" style:family="table-cell">
      <style:table-cell-properties fo:padding="0.097cm" fo:border-left="0.05pt solid #000000" fo:border-right="none" fo:border-top="none" fo:border-bottom="0.05pt solid #000000"/>
    </style:style>
    <style:style style:name="Таблица57.F19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8" style:family="table-cell">
      <style:table-cell-properties fo:padding="0.097cm" fo:border-left="0.05pt solid #000000" fo:border-right="none" fo:border-top="none" fo:border-bottom="0.05pt solid #000000"/>
    </style:style>
    <style:style style:name="Таблица57.B198" style:family="table-cell">
      <style:table-cell-properties fo:padding="0.097cm" fo:border-left="0.05pt solid #000000" fo:border-right="none" fo:border-top="none" fo:border-bottom="0.05pt solid #000000"/>
    </style:style>
    <style:style style:name="Таблица57.C198" style:family="table-cell">
      <style:table-cell-properties fo:padding="0.097cm" fo:border-left="0.05pt solid #000000" fo:border-right="none" fo:border-top="none" fo:border-bottom="0.05pt solid #000000"/>
    </style:style>
    <style:style style:name="Таблица57.D198" style:family="table-cell">
      <style:table-cell-properties fo:padding="0.097cm" fo:border-left="0.05pt solid #000000" fo:border-right="none" fo:border-top="none" fo:border-bottom="0.05pt solid #000000"/>
    </style:style>
    <style:style style:name="Таблица57.E198" style:family="table-cell">
      <style:table-cell-properties fo:padding="0.097cm" fo:border-left="0.05pt solid #000000" fo:border-right="none" fo:border-top="none" fo:border-bottom="0.05pt solid #000000"/>
    </style:style>
    <style:style style:name="Таблица57.F19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9" style:family="table-cell">
      <style:table-cell-properties fo:padding="0.097cm" fo:border-left="0.05pt solid #000000" fo:border-right="none" fo:border-top="none" fo:border-bottom="0.05pt solid #000000"/>
    </style:style>
    <style:style style:name="Таблица57.B199" style:family="table-cell">
      <style:table-cell-properties fo:padding="0.097cm" fo:border-left="0.05pt solid #000000" fo:border-right="none" fo:border-top="none" fo:border-bottom="0.05pt solid #000000"/>
    </style:style>
    <style:style style:name="Таблица57.C199" style:family="table-cell">
      <style:table-cell-properties fo:padding="0.097cm" fo:border-left="0.05pt solid #000000" fo:border-right="none" fo:border-top="none" fo:border-bottom="0.05pt solid #000000"/>
    </style:style>
    <style:style style:name="Таблица57.D199" style:family="table-cell">
      <style:table-cell-properties fo:padding="0.097cm" fo:border-left="0.05pt solid #000000" fo:border-right="none" fo:border-top="none" fo:border-bottom="0.05pt solid #000000"/>
    </style:style>
    <style:style style:name="Таблица57.E199" style:family="table-cell">
      <style:table-cell-properties fo:padding="0.097cm" fo:border-left="0.05pt solid #000000" fo:border-right="none" fo:border-top="none" fo:border-bottom="0.05pt solid #000000"/>
    </style:style>
    <style:style style:name="Таблица57.F19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8" style:family="table">
      <style:table-properties style:width="18.002cm" table:align="margins"/>
    </style:style>
    <style:style style:name="Таблица58.A" style:family="table-column">
      <style:table-column-properties style:column-width="9.001cm" style:rel-column-width="32767*"/>
    </style:style>
    <style:style style:name="Таблица58.B" style:family="table-column">
      <style:table-column-properties style:column-width="9.001cm" style:rel-column-width="32768*"/>
    </style:style>
    <style:style style:name="Таблица5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8.B1" style:family="table-cell">
      <style:table-cell-properties fo:padding="0.097cm" fo:border="0.05pt solid #000000"/>
    </style:style>
    <style:style style:name="Таблица58.A2" style:family="table-cell">
      <style:table-cell-properties fo:padding="0.097cm" fo:border-left="0.05pt solid #000000" fo:border-right="none" fo:border-top="none" fo:border-bottom="0.05pt solid #000000"/>
    </style:style>
    <style:style style:name="Таблица5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997cm" fo:margin-left="-0.005cm" table:align="left"/>
    </style:style>
    <style:style style:name="Таблица14.A" style:family="table-column">
      <style:table-column-properties style:column-width="5.999cm"/>
    </style:style>
    <style:style style:name="Таблица1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4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none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none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none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none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none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none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7.995cm" fo:margin-left="0.051cm" table:align="left"/>
    </style:style>
    <style:style style:name="Таблица32.A" style:family="table-column">
      <style:table-column-properties style:column-width="3.798cm"/>
    </style:style>
    <style:style style:name="Таблица32.B" style:family="table-column">
      <style:table-column-properties style:column-width="4.193cm"/>
    </style:style>
    <style:style style:name="Таблица32.C" style:family="table-column">
      <style:table-column-properties style:column-width="5.002cm"/>
    </style:style>
    <style:style style:name="Таблица3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D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none" fo:border-top="none" fo:border-bottom="0.05pt solid #000000"/>
    </style:style>
    <style:style style:name="Таблица32.C2" style:family="table-cell">
      <style:table-cell-properties fo:padding="0.097cm" fo:border-left="0.05pt solid #000000" fo:border-right="none" fo:border-top="none" fo:border-bottom="0.05pt solid #000000"/>
    </style:style>
    <style:style style:name="Таблица3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none" fo:border-top="none" fo:border-bottom="0.05pt solid #000000"/>
    </style:style>
    <style:style style:name="Таблица32.C3" style:family="table-cell">
      <style:table-cell-properties fo:padding="0.097cm" fo:border-left="0.05pt solid #000000" fo:border-right="none" fo:border-top="none" fo:border-bottom="0.05pt solid #000000"/>
    </style:style>
    <style:style style:name="Таблица32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2.D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8" style:family="table">
      <style:table-properties style:width="18.002cm" table:align="margins"/>
    </style:style>
    <style:style style:name="Таблица48.A" style:family="table-column">
      <style:table-column-properties style:column-width="3.6cm" style:rel-column-width="13107*"/>
    </style:style>
    <style:style style:name="Таблица4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8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8.E1" style:family="table-cell">
      <style:table-cell-properties fo:padding="0.097cm" fo:border="0.05pt solid #000000"/>
    </style:style>
    <style:style style:name="Таблица48.A2" style:family="table-cell">
      <style:table-cell-properties fo:padding="0.097cm" fo:border-left="0.05pt solid #000000" fo:border-right="none" fo:border-top="none" fo:border-bottom="0.05pt solid #000000"/>
    </style:style>
    <style:style style:name="Таблица48.B2" style:family="table-cell">
      <style:table-cell-properties fo:padding="0.097cm" fo:border-left="0.05pt solid #000000" fo:border-right="none" fo:border-top="none" fo:border-bottom="0.05pt solid #000000"/>
    </style:style>
    <style:style style:name="Таблица48.C2" style:family="table-cell">
      <style:table-cell-properties fo:padding="0.097cm" fo:border-left="0.05pt solid #000000" fo:border-right="none" fo:border-top="none" fo:border-bottom="0.05pt solid #000000"/>
    </style:style>
    <style:style style:name="Таблица48.D2" style:family="table-cell">
      <style:table-cell-properties fo:padding="0.097cm" fo:border-left="0.05pt solid #000000" fo:border-right="none" fo:border-top="none" fo:border-bottom="0.05pt solid #000000"/>
    </style:style>
    <style:style style:name="Таблица48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" style:family="table">
      <style:table-properties style:width="18.002cm" table:align="margins"/>
    </style:style>
    <style:style style:name="Таблица49.A" style:family="table-column">
      <style:table-column-properties style:column-width="6.001cm" style:rel-column-width="21845*"/>
    </style:style>
    <style:style style:name="Таблица4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9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49.A2" style:family="table-cell">
      <style:table-cell-properties fo:padding="0.097cm" fo:border-left="0.05pt solid #000000" fo:border-right="none" fo:border-top="none" fo:border-bottom="0.05pt solid #000000"/>
    </style:style>
    <style:style style:name="Таблица49.B2" style:family="table-cell">
      <style:table-cell-properties fo:padding="0.097cm" fo:border-left="0.05pt solid #000000" fo:border-right="none" fo:border-top="none" fo:border-bottom="0.05pt solid #000000"/>
    </style:style>
    <style:style style:name="Таблица4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.A3" style:family="table-cell">
      <style:table-cell-properties fo:padding="0.097cm" fo:border-left="0.05pt solid #000000" fo:border-right="none" fo:border-top="none" fo:border-bottom="0.05pt solid #000000"/>
    </style:style>
    <style:style style:name="Таблица49.B3" style:family="table-cell">
      <style:table-cell-properties fo:padding="0.097cm" fo:border-left="0.05pt solid #000000" fo:border-right="none" fo:border-top="none" fo:border-bottom="0.05pt solid #000000"/>
    </style:style>
    <style:style style:name="Таблица49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.A4" style:family="table-cell">
      <style:table-cell-properties fo:padding="0.097cm" fo:border-left="0.05pt solid #000000" fo:border-right="none" fo:border-top="none" fo:border-bottom="0.05pt solid #000000"/>
    </style:style>
    <style:style style:name="Таблица49.B4" style:family="table-cell">
      <style:table-cell-properties fo:padding="0.097cm" fo:border-left="0.05pt solid #000000" fo:border-right="none" fo:border-top="none" fo:border-bottom="0.05pt solid #000000"/>
    </style:style>
    <style:style style:name="Таблица49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.A5" style:family="table-cell">
      <style:table-cell-properties fo:padding="0.097cm" fo:border-left="0.05pt solid #000000" fo:border-right="none" fo:border-top="none" fo:border-bottom="0.05pt solid #000000"/>
    </style:style>
    <style:style style:name="Таблица49.B5" style:family="table-cell">
      <style:table-cell-properties fo:padding="0.097cm" fo:border-left="0.05pt solid #000000" fo:border-right="none" fo:border-top="none" fo:border-bottom="0.05pt solid #000000"/>
    </style:style>
    <style:style style:name="Таблица49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1" style:family="table">
      <style:table-properties style:width="18.002cm" table:align="margins"/>
    </style:style>
    <style:style style:name="Таблица51.A" style:family="table-column">
      <style:table-column-properties style:column-width="3.6cm" style:rel-column-width="13105*"/>
    </style:style>
    <style:style style:name="Таблица51.D" style:family="table-column">
      <style:table-column-properties style:column-width="3.293cm" style:rel-column-width="11988*"/>
    </style:style>
    <style:style style:name="Таблица51.E" style:family="table-column">
      <style:table-column-properties style:column-width="3.909cm" style:rel-column-width="14232*"/>
    </style:style>
    <style:style style:name="Таблица5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1.E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51.A2" style:family="table-cell">
      <style:table-cell-properties fo:padding="0.097cm" fo:border-left="0.05pt solid #000000" fo:border-right="none" fo:border-top="none" fo:border-bottom="0.05pt solid #000000"/>
    </style:style>
    <style:style style:name="Таблица51.B2" style:family="table-cell">
      <style:table-cell-properties fo:padding="0.097cm" fo:border-left="0.05pt solid #000000" fo:border-right="none" fo:border-top="none" fo:border-bottom="0.05pt solid #000000"/>
    </style:style>
    <style:style style:name="Таблица51.C2" style:family="table-cell">
      <style:table-cell-properties fo:padding="0.097cm" fo:border-left="0.05pt solid #000000" fo:border-right="none" fo:border-top="none" fo:border-bottom="0.05pt solid #000000"/>
    </style:style>
    <style:style style:name="Таблица51.D2" style:family="table-cell">
      <style:table-cell-properties fo:padding="0.097cm" fo:border-left="0.05pt solid #000000" fo:border-right="none" fo:border-top="none" fo:border-bottom="0.05pt solid #000000"/>
    </style:style>
    <style:style style:name="Таблица5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1.A3" style:family="table-cell">
      <style:table-cell-properties fo:padding="0.097cm" fo:border-left="0.05pt solid #000000" fo:border-right="none" fo:border-top="none" fo:border-bottom="0.05pt solid #000000"/>
    </style:style>
    <style:style style:name="Таблица51.B3" style:family="table-cell">
      <style:table-cell-properties fo:padding="0.097cm" fo:border-left="0.05pt solid #000000" fo:border-right="none" fo:border-top="none" fo:border-bottom="0.05pt solid #000000"/>
    </style:style>
    <style:style style:name="Таблица51.C3" style:family="table-cell">
      <style:table-cell-properties fo:padding="0.097cm" fo:border-left="0.05pt solid #000000" fo:border-right="none" fo:border-top="none" fo:border-bottom="0.05pt solid #000000"/>
    </style:style>
    <style:style style:name="Таблица51.D3" style:family="table-cell">
      <style:table-cell-properties fo:padding="0.097cm" fo:border-left="0.05pt solid #000000" fo:border-right="none" fo:border-top="none" fo:border-bottom="0.05pt solid #000000"/>
    </style:style>
    <style:style style:name="Таблица51.E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1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1.A5" style:family="table-cell">
      <style:table-cell-properties fo:padding="0.097cm" fo:border-left="0.05pt solid #000000" fo:border-right="none" fo:border-top="none" fo:border-bottom="0.05pt solid #000000"/>
    </style:style>
    <style:style style:name="Таблица51.B5" style:family="table-cell">
      <style:table-cell-properties fo:padding="0.097cm" fo:border-left="0.05pt solid #000000" fo:border-right="none" fo:border-top="none" fo:border-bottom="0.05pt solid #000000"/>
    </style:style>
    <style:style style:name="Таблица51.C5" style:family="table-cell">
      <style:table-cell-properties fo:padding="0.097cm" fo:border-left="0.05pt solid #000000" fo:border-right="none" fo:border-top="none" fo:border-bottom="0.05pt solid #000000"/>
    </style:style>
    <style:style style:name="Таблица51.D5" style:family="table-cell">
      <style:table-cell-properties fo:padding="0.097cm" fo:border-left="0.05pt solid #000000" fo:border-right="none" fo:border-top="none" fo:border-bottom="0.05pt solid #000000"/>
    </style:style>
    <style:style style:name="Таблица51.E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3" style:family="table">
      <style:table-properties style:width="18.002cm" table:align="margins"/>
    </style:style>
    <style:style style:name="Таблица53.A" style:family="table-column">
      <style:table-column-properties style:column-width="9.001cm" style:rel-column-width="32767*"/>
    </style:style>
    <style:style style:name="Таблица53.B" style:family="table-column">
      <style:table-column-properties style:column-width="9.001cm" style:rel-column-width="32768*"/>
    </style:style>
    <style:style style:name="Таблица5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3.B1" style:family="table-cell">
      <style:table-cell-properties fo:padding="0.097cm" fo:border="0.05pt solid #000000"/>
    </style:style>
    <style:style style:name="Таблица53.A2" style:family="table-cell">
      <style:table-cell-properties fo:padding="0.097cm" fo:border-left="0.05pt solid #000000" fo:border-right="none" fo:border-top="none" fo:border-bottom="0.05pt solid #000000"/>
    </style:style>
    <style:style style:name="Таблица5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8.002cm" table:align="margins"/>
    </style:style>
    <style:style style:name="Таблица31.A" style:family="table-column">
      <style:table-column-properties style:column-width="6.001cm" style:rel-column-width="21845*"/>
    </style:style>
    <style:style style:name="Таблица3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1.C1" style:family="table-cell">
      <style:table-cell-properties fo:padding="0.097cm" fo:border="0.05pt solid #000000"/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" style:family="table">
      <style:table-properties style:width="18.002cm" table:align="margins"/>
    </style:style>
    <style:style style:name="Таблица37.A" style:family="table-column">
      <style:table-column-properties style:column-width="4.911cm" style:rel-column-width="17876*"/>
    </style:style>
    <style:style style:name="Таблица37.B" style:family="table-column">
      <style:table-column-properties style:column-width="13.092cm" style:rel-column-width="47659*"/>
    </style:style>
    <style:style style:name="Таблица3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7.B1" style:family="table-cell">
      <style:table-cell-properties fo:padding="0.097cm" fo:border="0.05pt solid #000000"/>
    </style:style>
    <style:style style:name="Таблица37.A2" style:family="table-cell">
      <style:table-cell-properties fo:padding="0.097cm" fo:border-left="0.05pt solid #000000" fo:border-right="none" fo:border-top="none" fo:border-bottom="0.05pt solid #000000"/>
    </style:style>
    <style:style style:name="Таблица3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8" style:family="table">
      <style:table-properties style:width="18.002cm" table:align="margins"/>
    </style:style>
    <style:style style:name="Таблица38.A" style:family="table-column">
      <style:table-column-properties style:column-width="6.001cm" style:rel-column-width="21845*"/>
    </style:style>
    <style:style style:name="Таблица38.B" style:family="table-column">
      <style:table-column-properties style:column-width="6.592cm" style:rel-column-width="23996*"/>
    </style:style>
    <style:style style:name="Таблица38.C" style:family="table-column">
      <style:table-column-properties style:column-width="5.41cm" style:rel-column-width="19694*"/>
    </style:style>
    <style:style style:name="Таблица3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8.C1" style:family="table-cell">
      <style:table-cell-properties fo:padding="0.097cm" fo:border="0.05pt solid #000000"/>
    </style:style>
    <style:style style:name="Таблица38.A2" style:family="table-cell">
      <style:table-cell-properties fo:padding="0.097cm" fo:border-left="0.05pt solid #000000" fo:border-right="none" fo:border-top="none" fo:border-bottom="0.05pt solid #000000"/>
    </style:style>
    <style:style style:name="Таблица3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99cm" table:align="left"/>
    </style:style>
    <style:style style:name="Таблица28.A" style:family="table-column">
      <style:table-column-properties style:column-width="3.501cm"/>
    </style:style>
    <style:style style:name="Таблица28.B" style:family="table-column">
      <style:table-column-properties style:column-width="2.905cm"/>
    </style:style>
    <style:style style:name="Таблица28.C" style:family="table-column">
      <style:table-column-properties style:column-width="6.343cm"/>
    </style:style>
    <style:style style:name="Таблица28.D" style:family="table-column">
      <style:table-column-properties style:column-width="4.24cm"/>
    </style:style>
    <style:style style:name="Таблица2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8.D1" style:family="table-cell">
      <style:table-cell-properties fo:padding="0.097cm" fo:border="0.05pt solid #000000"/>
    </style:style>
    <style:style style:name="Таблица28.A2" style:family="table-cell">
      <style:table-cell-properties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8.002cm" table:align="margins"/>
    </style:style>
    <style:style style:name="Таблица33.A" style:family="table-column">
      <style:table-column-properties style:column-width="6.001cm" style:rel-column-width="21845*"/>
    </style:style>
    <style:style style:name="Таблица33.B" style:family="table-column">
      <style:table-column-properties style:column-width="7.407cm" style:rel-column-width="26962*"/>
    </style:style>
    <style:style style:name="Таблица33.C" style:family="table-column">
      <style:table-column-properties style:column-width="4.595cm" style:rel-column-width="16728*"/>
    </style:style>
    <style:style style:name="Таблица3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3.C1" style:family="table-cell">
      <style:table-cell-properties fo:padding="0.097cm" fo:border="0.05pt solid #000000"/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6" style:family="table">
      <style:table-properties style:width="18.002cm" table:align="margins"/>
    </style:style>
    <style:style style:name="Таблица76.A" style:family="table-column">
      <style:table-column-properties style:column-width="9.001cm" style:rel-column-width="32767*"/>
    </style:style>
    <style:style style:name="Таблица76.B" style:family="table-column">
      <style:table-column-properties style:column-width="9.001cm" style:rel-column-width="32768*"/>
    </style:style>
    <style:style style:name="Таблица7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6.B1" style:family="table-cell">
      <style:table-cell-properties fo:padding="0.097cm" fo:border="0.05pt solid #000000"/>
    </style:style>
    <style:style style:name="Таблица76.A2" style:family="table-cell">
      <style:table-cell-properties fo:padding="0.097cm" fo:border-left="0.05pt solid #000000" fo:border-right="none" fo:border-top="none" fo:border-bottom="0.05pt solid #000000"/>
    </style:style>
    <style:style style:name="Таблица7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" style:family="table">
      <style:table-properties style:width="18.002cm" table:align="margins"/>
    </style:style>
    <style:style style:name="Таблица64.A" style:family="table-column">
      <style:table-column-properties style:column-width="6.706cm" style:rel-column-width="24413*"/>
    </style:style>
    <style:style style:name="Таблица64.B" style:family="table-column">
      <style:table-column-properties style:column-width="11.296cm" style:rel-column-width="41122*"/>
    </style:style>
    <style:style style:name="Таблица6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64.B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64.A2" style:family="table-cell">
      <style:table-cell-properties fo:padding="0.097cm" fo:border-left="0.05pt solid #000000" fo:border-right="none" fo:border-top="none" fo:border-bottom="0.05pt solid #000000"/>
    </style:style>
    <style:style style:name="Таблица6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4.B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4.A4" style:family="table-cell">
      <style:table-cell-properties fo:padding="0.097cm" fo:border-left="0.05pt solid #000000" fo:border-right="none" fo:border-top="none" fo:border-bottom="0.05pt solid #000000"/>
    </style:style>
    <style:style style:name="Таблица6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6" style:family="table-cell">
      <style:table-cell-properties fo:padding="0.097cm" fo:border-left="0.05pt solid #000000" fo:border-right="none" fo:border-top="none" fo:border-bottom="0.05pt solid #000000"/>
    </style:style>
    <style:style style:name="Таблица64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8" style:family="table-cell">
      <style:table-cell-properties fo:padding="0.097cm" fo:border-left="0.05pt solid #000000" fo:border-right="none" fo:border-top="none" fo:border-bottom="0.05pt solid #000000"/>
    </style:style>
    <style:style style:name="Таблица64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5" style:family="table">
      <style:table-properties style:width="18.002cm" table:align="margins"/>
    </style:style>
    <style:style style:name="Таблица65.A" style:family="table-column">
      <style:table-column-properties style:column-width="6.001cm" style:rel-column-width="21845*"/>
    </style:style>
    <style:style style:name="Таблица6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65.C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65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65.C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5.A3" style:family="table-cell">
      <style:table-cell-properties fo:padding="0.097cm" fo:border-left="0.05pt solid #000000" fo:border-right="none" fo:border-top="none" fo:border-bottom="0.05pt solid #000000"/>
    </style:style>
    <style:style style:name="Таблица65.B3" style:family="table-cell">
      <style:table-cell-properties fo:padding="0.097cm" fo:border-left="0.05pt solid #000000" fo:border-right="none" fo:border-top="none" fo:border-bottom="0.05pt solid #000000"/>
    </style:style>
    <style:style style:name="Таблица6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5.A4" style:family="table-cell">
      <style:table-cell-properties fo:padding="0.097cm" fo:border-left="0.05pt solid #000000" fo:border-right="none" fo:border-top="none" fo:border-bottom="0.05pt solid #000000"/>
    </style:style>
    <style:style style:name="Таблица65.B4" style:family="table-cell">
      <style:table-cell-properties fo:padding="0.097cm" fo:border-left="0.05pt solid #000000" fo:border-right="none" fo:border-top="none" fo:border-bottom="0.05pt solid #000000"/>
    </style:style>
    <style:style style:name="Таблица6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5.A5" style:family="table-cell">
      <style:table-cell-properties fo:padding="0.097cm" fo:border-left="0.05pt solid #000000" fo:border-right="none" fo:border-top="none" fo:border-bottom="0.05pt solid #000000"/>
    </style:style>
    <style:style style:name="Таблица65.B5" style:family="table-cell">
      <style:table-cell-properties fo:padding="0.097cm" fo:border-left="0.05pt solid #000000" fo:border-right="none" fo:border-top="none" fo:border-bottom="0.05pt solid #000000"/>
    </style:style>
    <style:style style:name="Таблица6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5.A6" style:family="table-cell">
      <style:table-cell-properties fo:padding="0.097cm" fo:border-left="0.05pt solid #000000" fo:border-right="none" fo:border-top="none" fo:border-bottom="0.05pt solid #000000"/>
    </style:style>
    <style:style style:name="Таблица65.B6" style:family="table-cell">
      <style:table-cell-properties fo:padding="0.097cm" fo:border-left="0.05pt solid #000000" fo:border-right="none" fo:border-top="none" fo:border-bottom="0.05pt solid #000000"/>
    </style:style>
    <style:style style:name="Таблица6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5.A7" style:family="table-cell">
      <style:table-cell-properties fo:padding="0.097cm" fo:border-left="0.05pt solid #000000" fo:border-right="none" fo:border-top="none" fo:border-bottom="0.05pt solid #000000"/>
    </style:style>
    <style:style style:name="Таблица65.B7" style:family="table-cell">
      <style:table-cell-properties fo:padding="0.097cm" fo:border-left="0.05pt solid #000000" fo:border-right="none" fo:border-top="none" fo:border-bottom="0.05pt solid #000000"/>
    </style:style>
    <style:style style:name="Таблица65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5.A8" style:family="table-cell">
      <style:table-cell-properties fo:padding="0.097cm" fo:border-left="0.05pt solid #000000" fo:border-right="none" fo:border-top="none" fo:border-bottom="0.05pt solid #000000"/>
    </style:style>
    <style:style style:name="Таблица65.B8" style:family="table-cell">
      <style:table-cell-properties fo:padding="0.097cm" fo:border-left="0.05pt solid #000000" fo:border-right="none" fo:border-top="none" fo:border-bottom="0.05pt solid #000000"/>
    </style:style>
    <style:style style:name="Таблица65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5.A9" style:family="table-cell">
      <style:table-cell-properties fo:padding="0.097cm" fo:border-left="0.05pt solid #000000" fo:border-right="none" fo:border-top="none" fo:border-bottom="0.05pt solid #000000"/>
    </style:style>
    <style:style style:name="Таблица65.B9" style:family="table-cell">
      <style:table-cell-properties fo:padding="0.097cm" fo:border-left="0.05pt solid #000000" fo:border-right="none" fo:border-top="none" fo:border-bottom="0.05pt solid #000000"/>
    </style:style>
    <style:style style:name="Таблица65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ubuntu_5f_mono_5f_9">
      <style:paragraph-properties fo:break-before="page"/>
      <style:text-properties officeooo:paragraph-rsid="020a1cb5"/>
    </style:style>
    <style:style style:name="P2" style:family="paragraph" style:parent-style-name="ubuntu_5f_mono_5f_9">
      <style:paragraph-properties fo:break-before="page"/>
      <style:text-properties officeooo:rsid="01feda68" officeooo:paragraph-rsid="0208171c"/>
    </style:style>
    <style:style style:name="P3" style:family="paragraph" style:parent-style-name="head_5f_11_5f_lib_5f_serif">
      <style:paragraph-properties fo:break-before="page"/>
    </style:style>
    <style:style style:name="P4" style:family="paragraph" style:parent-style-name="head_5f_11_5f_lib_5f_serif">
      <style:paragraph-properties fo:break-before="page"/>
      <style:text-properties style:font-name="Liberation Sans" fo:font-size="11pt" fo:font-style="italic" fo:font-weight="bold" officeooo:rsid="0266f4e3" officeooo:paragraph-rsid="0268b493" style:font-name-asian="Noto Sans CJK SC" style:font-size-asian="11pt" style:font-style-asian="italic" style:font-weight-asian="bold" style:font-name-complex="Lohit Devanagari" style:font-size-complex="11pt" style:font-style-complex="italic" style:font-weight-complex="bold"/>
    </style:style>
    <style:style style:name="P5" style:family="paragraph" style:parent-style-name="Standard">
      <style:paragraph-properties fo:break-before="page"/>
      <style:text-properties officeooo:paragraph-rsid="0249b952"/>
    </style:style>
    <style:style style:name="P6" style:family="paragraph" style:parent-style-name="head_5f_11_5f_ubuntu">
      <style:paragraph-properties fo:break-before="page"/>
    </style:style>
    <style:style style:name="P7" style:family="paragraph" style:parent-style-name="Text_20_body">
      <style:paragraph-properties fo:text-align="center" style:justify-single-word="false" fo:break-before="page"/>
      <style:text-properties style:font-name="Purisa" fo:font-size="16pt" fo:font-weight="bold" officeooo:rsid="016651c0" officeooo:paragraph-rsid="016651c0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2a307"/>
    </style:style>
    <style:style style:name="P9" style:family="paragraph" style:parent-style-name="Standard">
      <style:text-properties officeooo:paragraph-rsid="01cd823f"/>
    </style:style>
    <style:style style:name="P10" style:family="paragraph" style:parent-style-name="Standard">
      <style:paragraph-properties fo:text-align="center" style:justify-single-word="false"/>
      <style:text-properties style:font-name="Ubuntu Mono1" fo:font-size="11pt" fo:font-style="italic" fo:font-weight="bold" officeooo:rsid="0043ae02" officeooo:paragraph-rsid="0043ae02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text-properties style:font-name="Ubuntu Mono1" fo:font-size="9pt" fo:font-style="italic" fo:font-weight="bold" officeooo:rsid="001df0d8" officeooo:paragraph-rsid="003bf9f7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fr_5f_text_5f_8">
      <style:text-properties style:font-name="Ubuntu Mono1" fo:font-size="8pt" officeooo:rsid="020d5f88" officeooo:paragraph-rsid="0241d249" style:font-size-asian="8pt" style:font-size-complex="8pt"/>
    </style:style>
    <style:style style:name="P13" style:family="paragraph" style:parent-style-name="fr_5f_text_5f_8">
      <style:text-properties style:font-name="Ubuntu Mono1" fo:font-size="8pt" officeooo:paragraph-rsid="0241d249" style:font-size-asian="8pt" style:font-size-complex="8pt"/>
    </style:style>
    <style:style style:name="P14" style:family="paragraph" style:parent-style-name="fr_5f_text_5f_8">
      <style:text-properties style:font-name="Ubuntu Mono1" fo:font-size="8pt" officeooo:paragraph-rsid="0208171c" style:font-size-asian="8pt" style:font-size-complex="8pt"/>
    </style:style>
    <style:style style:name="P15" style:family="paragraph" style:parent-style-name="fr_5f_text_5f_8">
      <style:text-properties style:font-name="Ubuntu Mono1" fo:font-size="8pt" fo:font-weight="normal" officeooo:paragraph-rsid="02e4fc35" style:font-size-asian="8pt" style:font-weight-asian="normal" style:font-size-complex="8pt" style:font-weight-complex="normal"/>
    </style:style>
    <style:style style:name="P16" style:family="paragraph" style:parent-style-name="fr_5f_text_5f_8">
      <style:paragraph-properties fo:text-align="center" style:justify-single-word="false"/>
      <style:text-properties style:font-name="Ubuntu Mono1" fo:font-size="8pt" fo:font-weight="normal" officeooo:paragraph-rsid="02ef3c25" style:font-size-asian="8pt" style:font-weight-asian="normal" style:font-size-complex="8pt" style:font-weight-complex="normal"/>
    </style:style>
    <style:style style:name="P17" style:family="paragraph" style:parent-style-name="fr_5f_text_5f_8">
      <style:paragraph-properties fo:text-align="center" style:justify-single-word="false"/>
      <style:text-properties style:font-name="Ubuntu Mono1" fo:font-size="8pt" fo:font-weight="normal" officeooo:rsid="001b6e67" officeooo:paragraph-rsid="02ef3c25" style:font-size-asian="8pt" style:font-weight-asian="normal" style:font-size-complex="8pt" style:font-weight-complex="normal"/>
    </style:style>
    <style:style style:name="P18" style:family="paragraph" style:parent-style-name="fr_5f_text_5f_8">
      <style:text-properties fo:font-size="7pt" style:font-size-asian="7pt" style:font-size-complex="7pt"/>
    </style:style>
    <style:style style:name="P19" style:family="paragraph" style:parent-style-name="fr_5f_text_5f_8">
      <style:text-properties fo:font-size="7pt" officeooo:rsid="006a6a06" officeooo:paragraph-rsid="006a6a06" style:font-size-asian="7pt" style:font-size-complex="7pt"/>
    </style:style>
    <style:style style:name="P20" style:family="paragraph" style:parent-style-name="fr_5f_text_5f_8">
      <style:text-properties fo:font-size="7pt" officeooo:rsid="006a4b5f" officeooo:paragraph-rsid="006a4b5f" style:font-size-asian="7pt" style:font-size-complex="7pt"/>
    </style:style>
    <style:style style:name="P21" style:family="paragraph" style:parent-style-name="fr_5f_text_5f_8">
      <style:text-properties fo:font-size="7pt" officeooo:rsid="01329e84" officeooo:paragraph-rsid="01329e84" style:font-size-asian="7pt" style:font-size-complex="7pt"/>
    </style:style>
    <style:style style:name="P22" style:family="paragraph" style:parent-style-name="fr_5f_text_5f_8">
      <style:text-properties fo:font-size="7pt" officeooo:rsid="0135de06" officeooo:paragraph-rsid="0135de06" style:font-size-asian="7pt" style:font-size-complex="7pt"/>
    </style:style>
    <style:style style:name="P23" style:family="paragraph" style:parent-style-name="fr_5f_text_5f_8">
      <style:text-properties fo:font-size="7pt" fo:font-weight="bold" officeooo:rsid="0135c626" officeooo:paragraph-rsid="0135c626" style:font-size-asian="7pt" style:font-weight-asian="bold" style:font-size-complex="7pt" style:font-weight-complex="bold"/>
    </style:style>
    <style:style style:name="P24" style:family="paragraph" style:parent-style-name="fr_5f_text_5f_8">
      <style:text-properties officeooo:paragraph-rsid="02e3df88"/>
    </style:style>
    <style:style style:name="P25" style:family="paragraph" style:parent-style-name="fr_5f_text_5f_8">
      <style:text-properties style:font-name="Purisa" fo:font-size="8pt" fo:font-weight="bold" officeooo:rsid="00de6c67" officeooo:paragraph-rsid="02e3df88" style:font-size-asian="8pt" style:font-weight-asian="bold" style:font-size-complex="8pt" style:font-weight-complex="bold"/>
    </style:style>
    <style:style style:name="P26" style:family="paragraph" style:parent-style-name="tab_5f_text">
      <style:text-properties style:font-name="Ubuntu Mono1" fo:font-size="9pt" fo:font-weight="normal" style:font-size-asian="9pt" style:font-weight-asian="normal" style:font-size-complex="9pt" style:font-weight-complex="normal"/>
    </style:style>
    <style:style style:name="P27" style:family="paragraph" style:parent-style-name="tab_5f_text">
      <style:text-properties style:font-name="Ubuntu Mono1" fo:font-size="8pt" fo:font-weight="normal" officeooo:rsid="00506e31" officeooo:paragraph-rsid="00506e31" style:font-size-asian="8pt" style:font-weight-asian="normal" style:font-size-complex="8pt" style:font-weight-complex="normal"/>
    </style:style>
    <style:style style:name="P28" style:family="paragraph" style:parent-style-name="tab_5f_text">
      <style:text-properties style:font-name="Ubuntu Mono1" fo:font-size="8pt" fo:font-weight="bold" style:font-size-asian="8pt" style:font-weight-asian="bold" style:font-size-complex="8pt" style:font-weight-complex="bold"/>
    </style:style>
    <style:style style:name="P29" style:family="paragraph" style:parent-style-name="tab_5f_text">
      <style:text-properties style:font-name="Ubuntu Mono1" fo:font-size="8pt" officeooo:paragraph-rsid="00bfae21" style:font-size-asian="8pt" style:font-size-complex="8pt"/>
    </style:style>
    <style:style style:name="P30" style:family="paragraph" style:parent-style-name="tab_5f_text">
      <style:text-properties style:font-name="Ubuntu Mono1" fo:font-size="8pt" officeooo:rsid="0056b422" officeooo:paragraph-rsid="00bfae21" style:font-size-asian="8pt" style:font-size-complex="8pt"/>
    </style:style>
    <style:style style:name="P31" style:family="paragraph" style:parent-style-name="tab_5f_text">
      <style:text-properties style:font-name="Ubuntu Mono1" fo:font-size="8pt" officeooo:rsid="00552982" officeooo:paragraph-rsid="00552982" style:font-size-asian="8pt" style:font-size-complex="8pt"/>
    </style:style>
    <style:style style:name="P32" style:family="paragraph" style:parent-style-name="tab_5f_text">
      <style:text-properties style:font-name="Ubuntu Mono1" fo:font-size="8pt" officeooo:rsid="00552982" officeooo:paragraph-rsid="0265ea1f" style:font-size-asian="8pt" style:font-size-complex="8pt"/>
    </style:style>
    <style:style style:name="P33" style:family="paragraph" style:parent-style-name="tab_5f_text">
      <style:text-properties style:font-name="Ubuntu Mono1" fo:font-size="8pt" officeooo:rsid="00338e97" officeooo:paragraph-rsid="00b19241" style:font-size-asian="8pt" style:font-size-complex="8pt"/>
    </style:style>
    <style:style style:name="P34" style:family="paragraph" style:parent-style-name="tab_5f_text">
      <style:text-properties officeooo:paragraph-rsid="0208171c"/>
    </style:style>
    <style:style style:name="P35" style:family="paragraph" style:parent-style-name="Standard" style:master-page-name="">
      <style:paragraph-properties fo:margin-top="0cm" fo:margin-bottom="0cm" loext:contextual-spacing="false" style:page-number="auto"/>
      <style:text-properties officeooo:rsid="004eb986" officeooo:paragraph-rsid="00161bbc"/>
    </style:style>
    <style:style style:name="P36" style:family="paragraph" style:parent-style-name="Standard">
      <style:paragraph-properties fo:margin-top="0cm" fo:margin-bottom="0cm" loext:contextual-spacing="false"/>
      <style:text-properties officeooo:rsid="0012a307" officeooo:paragraph-rsid="00161bbc"/>
    </style:style>
    <style:style style:name="P37" style:family="paragraph" style:parent-style-name="ubuntu_5f_mono_5f_10">
      <style:paragraph-properties fo:text-align="center" style:justify-single-word="false"/>
    </style:style>
    <style:style style:name="P38" style:family="paragraph" style:parent-style-name="ubuntu_5f_mono_5f_10">
      <style:paragraph-properties fo:text-align="center" style:justify-single-word="false"/>
      <style:text-properties officeooo:paragraph-rsid="00dd21f1"/>
    </style:style>
    <style:style style:name="P39" style:family="paragraph" style:parent-style-name="ubuntu_5f_mono_5f_10">
      <style:text-properties officeooo:paragraph-rsid="008a802f"/>
    </style:style>
    <style:style style:name="P40" style:family="paragraph" style:parent-style-name="ubuntu_5f_mono_5f_10">
      <style:text-properties style:font-name="Ubuntu Mono1" fo:font-size="8pt" officeooo:rsid="02e12e61" officeooo:paragraph-rsid="02e12e61" style:font-size-asian="8pt" style:font-size-complex="8pt"/>
    </style:style>
    <style:style style:name="P41" style:family="paragraph" style:parent-style-name="ubuntu_5f_mono_5f_10">
      <style:text-properties style:font-name="Ubuntu Mono1" fo:font-size="8pt" officeooo:rsid="02e12e61" officeooo:paragraph-rsid="02e1641c" style:font-size-asian="8pt" style:font-size-complex="8pt"/>
    </style:style>
    <style:style style:name="P42" style:family="paragraph" style:parent-style-name="ubuntu_5f_mono_5f_9">
      <style:text-properties fo:font-style="italic" officeooo:rsid="004f45f2" officeooo:paragraph-rsid="008b9280" style:font-style-asian="italic" style:font-style-complex="italic"/>
    </style:style>
    <style:style style:name="P43" style:family="paragraph" style:parent-style-name="ubuntu_5f_mono_5f_9">
      <style:paragraph-properties fo:text-align="center" style:justify-single-word="false"/>
      <style:text-properties fo:font-style="italic" officeooo:rsid="00ac2c26" officeooo:paragraph-rsid="00ac2c26" style:font-style-asian="italic" style:font-style-complex="italic"/>
    </style:style>
    <style:style style:name="P44" style:family="paragraph" style:parent-style-name="ubuntu_5f_mono_5f_9">
      <style:paragraph-properties fo:text-align="center" style:justify-single-word="false"/>
      <style:text-properties fo:font-style="italic" officeooo:rsid="014e4e10" officeooo:paragraph-rsid="014e4e10" style:font-style-asian="italic" style:font-style-complex="italic"/>
    </style:style>
    <style:style style:name="P45" style:family="paragraph" style:parent-style-name="ubuntu_5f_mono_5f_9"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ubuntu_5f_mono_5f_9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7" style:family="paragraph" style:parent-style-name="ubuntu_5f_mono_5f_9">
      <style:text-properties fo:font-style="italic" fo:font-weight="bold" officeooo:rsid="00daa0fe" officeooo:paragraph-rsid="00daa0fe" style:font-style-asian="italic" style:font-weight-asian="bold" style:font-style-complex="italic" style:font-weight-complex="bold"/>
    </style:style>
    <style:style style:name="P48" style:family="paragraph" style:parent-style-name="ubuntu_5f_mono_5f_9">
      <style:text-properties fo:font-style="italic" fo:font-weight="bold" officeooo:rsid="00daa0fe" officeooo:paragraph-rsid="02d17f93" style:font-style-asian="italic" style:font-weight-asian="bold" style:font-style-complex="italic" style:font-weight-complex="bold"/>
    </style:style>
    <style:style style:name="P49" style:family="paragraph" style:parent-style-name="ubuntu_5f_mono_5f_9">
      <style:text-properties fo:font-weight="bold" style:font-weight-asian="bold" style:font-weight-complex="bold"/>
    </style:style>
    <style:style style:name="P50" style:family="paragraph" style:parent-style-name="ubuntu_5f_mono_5f_9">
      <style:text-properties fo:font-weight="bold" officeooo:rsid="00c42c33" officeooo:paragraph-rsid="00c42c33" style:font-weight-asian="bold" style:font-weight-complex="bold"/>
    </style:style>
    <style:style style:name="P51" style:family="paragraph" style:parent-style-name="ubuntu_5f_mono_5f_9">
      <style:text-properties fo:font-weight="bold" officeooo:rsid="00c439af" officeooo:paragraph-rsid="00c439af" style:font-weight-asian="bold" style:font-weight-complex="bold"/>
    </style:style>
    <style:style style:name="P52" style:family="paragraph" style:parent-style-name="ubuntu_5f_mono_5f_9">
      <style:text-properties fo:font-weight="bold" officeooo:rsid="009a2ef7" officeooo:paragraph-rsid="00c84473" style:font-weight-asian="bold" style:font-weight-complex="bold"/>
    </style:style>
    <style:style style:name="P53" style:family="paragraph" style:parent-style-name="ubuntu_5f_mono_5f_9">
      <style:text-properties fo:font-weight="bold" officeooo:rsid="00cefc23" officeooo:paragraph-rsid="00cefc23" style:font-weight-asian="bold" style:font-weight-complex="bold"/>
    </style:style>
    <style:style style:name="P54" style:family="paragraph" style:parent-style-name="ubuntu_5f_mono_5f_9">
      <style:text-properties fo:font-weight="bold" officeooo:paragraph-rsid="016651c0" style:font-weight-asian="bold" style:font-weight-complex="bold"/>
    </style:style>
    <style:style style:name="P55" style:family="paragraph" style:parent-style-name="ubuntu_5f_mono_5f_9">
      <style:text-properties fo:font-weight="bold" officeooo:rsid="00dc0c08" officeooo:paragraph-rsid="02d17f93" style:font-weight-asian="bold" style:font-weight-complex="bold"/>
    </style:style>
    <style:style style:name="P56" style:family="paragraph" style:parent-style-name="ubuntu_5f_mono_5f_9">
      <style:text-properties style:font-name="Ubuntu Mono1"/>
    </style:style>
    <style:style style:name="P57" style:family="paragraph" style:parent-style-name="ubuntu_5f_mono_5f_9">
      <style:text-properties style:font-name="Ubuntu Mono1" fo:font-size="9pt" style:font-size-asian="9pt" style:font-size-complex="9pt"/>
    </style:style>
    <style:style style:name="P58" style:family="paragraph" style:parent-style-name="ubuntu_5f_mono_5f_9">
      <style:text-properties style:font-name="Ubuntu Mono1" fo:font-size="9pt" officeooo:rsid="00da7c10" officeooo:paragraph-rsid="00da7c10" style:font-size-asian="9pt" style:font-size-complex="9pt"/>
    </style:style>
    <style:style style:name="P59" style:family="paragraph" style:parent-style-name="ubuntu_5f_mono_5f_9">
      <style:text-properties style:font-name="Ubuntu Mono1" fo:font-size="9pt" officeooo:rsid="00ae487b" officeooo:paragraph-rsid="00e492ae" style:font-size-asian="9pt" style:font-size-complex="9pt"/>
    </style:style>
    <style:style style:name="P60" style:family="paragraph" style:parent-style-name="ubuntu_5f_mono_5f_9">
      <style:text-properties style:font-name="Ubuntu Mono1" fo:font-size="9pt" officeooo:rsid="00b7dbc8" officeooo:paragraph-rsid="00e4f9fb" style:font-size-asian="9pt" style:font-size-complex="9pt"/>
    </style:style>
    <style:style style:name="P61" style:family="paragraph" style:parent-style-name="ubuntu_5f_mono_5f_9">
      <style:text-properties style:font-name="Ubuntu Mono1" fo:font-size="9pt" officeooo:paragraph-rsid="0257ebfb" style:font-size-asian="9pt" style:font-size-complex="9pt"/>
    </style:style>
    <style:style style:name="P62" style:family="paragraph" style:parent-style-name="ubuntu_5f_mono_5f_9">
      <style:text-properties style:font-name="Ubuntu Mono1" fo:font-size="9pt" officeooo:rsid="00338e97" officeooo:paragraph-rsid="02c2f706" style:font-size-asian="9pt" style:font-size-complex="9pt"/>
    </style:style>
    <style:style style:name="P63" style:family="paragraph" style:parent-style-name="ubuntu_5f_mono_5f_9">
      <style:text-properties style:font-name="Ubuntu Mono1" fo:font-size="9pt" fo:font-style="italic" fo:font-weight="bold" officeooo:rsid="00cefc23" officeooo:paragraph-rsid="00cefc23" style:font-size-asian="9pt" style:font-style-asian="italic" style:font-weight-asian="bold" style:font-size-complex="9pt" style:font-style-complex="italic" style:font-weight-complex="bold"/>
    </style:style>
    <style:style style:name="P64" style:family="paragraph" style:parent-style-name="ubuntu_5f_mono_5f_9">
      <style:text-properties style:font-name="Ubuntu Mono1" fo:font-size="9pt" fo:font-weight="bold" style:font-size-asian="9pt" style:font-weight-asian="bold" style:font-size-complex="9pt" style:font-weight-complex="bold"/>
    </style:style>
    <style:style style:name="P65" style:family="paragraph" style:parent-style-name="ubuntu_5f_mono_5f_9">
      <style:text-properties style:font-name="Ubuntu Mono1" fo:font-weight="bold" officeooo:rsid="016421e4" officeooo:paragraph-rsid="016651c0" style:font-size-asian="9pt" style:font-weight-asian="bold" style:font-size-complex="9pt" style:font-weight-complex="bold"/>
    </style:style>
    <style:style style:name="P66" style:family="paragraph" style:parent-style-name="ubuntu_5f_mono_5f_9">
      <style:text-properties style:font-name="Ubuntu Mono1" officeooo:rsid="01329e84" officeooo:paragraph-rsid="01329e84"/>
    </style:style>
    <style:style style:name="P67" style:family="paragraph" style:parent-style-name="ubuntu_5f_mono_5f_9">
      <style:text-properties style:font-name="Ubuntu Mono1" officeooo:rsid="0135de06" officeooo:paragraph-rsid="0135de06"/>
    </style:style>
    <style:style style:name="P68" style:family="paragraph" style:parent-style-name="ubuntu_5f_mono_5f_9">
      <style:text-properties style:font-name="Ubuntu Mono1" officeooo:rsid="0135de06" officeooo:paragraph-rsid="015835a7"/>
    </style:style>
    <style:style style:name="P69" style:family="paragraph" style:parent-style-name="ubuntu_5f_mono_5f_9">
      <style:text-properties style:font-name="Ubuntu Mono1" officeooo:rsid="015742dd" officeooo:paragraph-rsid="015742dd"/>
    </style:style>
    <style:style style:name="P70" style:family="paragraph" style:parent-style-name="ubuntu_5f_mono_5f_9">
      <style:text-properties style:font-name="Ubuntu Mono1" officeooo:rsid="016567f4" officeooo:paragraph-rsid="016651c0"/>
    </style:style>
    <style:style style:name="P71" style:family="paragraph" style:parent-style-name="ubuntu_5f_mono_5f_9">
      <style:text-properties style:font-name="Ubuntu Mono1" officeooo:rsid="016567f4" officeooo:paragraph-rsid="016567f4"/>
    </style:style>
    <style:style style:name="P72" style:family="paragraph" style:parent-style-name="ubuntu_5f_mono_5f_9">
      <style:text-properties style:font-name="Ubuntu Mono1" fo:font-size="8pt" style:font-size-asian="8pt" style:font-size-complex="8pt"/>
    </style:style>
    <style:style style:name="P73" style:family="paragraph" style:parent-style-name="ubuntu_5f_mono_5f_9">
      <style:text-properties style:font-name="Ubuntu Mono1" fo:font-size="8pt" officeooo:rsid="020552ee" officeooo:paragraph-rsid="020552ee" style:font-size-asian="8pt" style:font-size-complex="8pt"/>
    </style:style>
    <style:style style:name="P74" style:family="paragraph" style:parent-style-name="ubuntu_5f_mono_5f_9">
      <style:text-properties style:font-name="Ubuntu Mono1" fo:font-size="8pt" officeooo:paragraph-rsid="022f9938" style:font-size-asian="8pt" style:font-size-complex="8pt"/>
    </style:style>
    <style:style style:name="P75" style:family="paragraph" style:parent-style-name="ubuntu_5f_mono_5f_9">
      <style:text-properties style:font-name="Ubuntu Mono1" fo:font-size="8pt" officeooo:rsid="023269af" officeooo:paragraph-rsid="023269af" style:font-size-asian="8pt" style:font-size-complex="8pt"/>
    </style:style>
    <style:style style:name="P76" style:family="paragraph" style:parent-style-name="ubuntu_5f_mono_5f_9">
      <style:text-properties style:font-name="Ubuntu Mono1" fo:font-size="8pt" officeooo:rsid="023269af" officeooo:paragraph-rsid="0257ebfb" style:font-size-asian="8pt" style:font-size-complex="8pt"/>
    </style:style>
    <style:style style:name="P77" style:family="paragraph" style:parent-style-name="ubuntu_5f_mono_5f_9">
      <style:text-properties style:font-name="Ubuntu Mono1" fo:font-size="8pt" officeooo:rsid="023838ef" officeooo:paragraph-rsid="0257ebfb" style:font-size-asian="8pt" style:font-size-complex="8pt"/>
    </style:style>
    <style:style style:name="P78" style:family="paragraph" style:parent-style-name="ubuntu_5f_mono_5f_9">
      <style:text-properties style:font-name="Ubuntu Mono1" fo:font-size="8pt" officeooo:rsid="023838ef" officeooo:paragraph-rsid="023838ef" style:font-size-asian="8pt" style:font-size-complex="8pt"/>
    </style:style>
    <style:style style:name="P79" style:family="paragraph" style:parent-style-name="ubuntu_5f_mono_5f_9">
      <style:text-properties style:font-name="Ubuntu Mono1" fo:font-size="8pt" officeooo:rsid="023f3252" officeooo:paragraph-rsid="023f3252" style:font-size-asian="8pt" style:font-size-complex="8pt"/>
    </style:style>
    <style:style style:name="P80" style:family="paragraph" style:parent-style-name="ubuntu_5f_mono_5f_9">
      <style:text-properties style:font-name="Ubuntu Mono1" fo:font-size="8pt" officeooo:rsid="023f3252" officeooo:paragraph-rsid="025b4827" style:font-size-asian="8pt" style:font-size-complex="8pt"/>
    </style:style>
    <style:style style:name="P81" style:family="paragraph" style:parent-style-name="ubuntu_5f_mono_5f_9">
      <style:text-properties style:font-name="Ubuntu Mono1" fo:font-size="8pt" officeooo:paragraph-rsid="0249b952" style:font-size-asian="8pt" style:font-size-complex="8pt"/>
    </style:style>
    <style:style style:name="P82" style:family="paragraph" style:parent-style-name="ubuntu_5f_mono_5f_9">
      <style:text-properties style:font-name="Ubuntu Mono1" fo:font-size="8pt" officeooo:rsid="0257ebfb" officeooo:paragraph-rsid="0257ebfb" style:font-size-asian="8pt" style:font-size-complex="8pt"/>
    </style:style>
    <style:style style:name="P83" style:family="paragraph" style:parent-style-name="ubuntu_5f_mono_5f_9">
      <style:text-properties style:font-name="Ubuntu Mono1" fo:font-size="8pt" officeooo:rsid="025b4827" officeooo:paragraph-rsid="025b4827" style:font-size-asian="8pt" style:font-size-complex="8pt"/>
    </style:style>
    <style:style style:name="P84" style:family="paragraph" style:parent-style-name="ubuntu_5f_mono_5f_9">
      <style:text-properties style:font-name="Ubuntu Mono1" fo:font-size="8pt" officeooo:rsid="025d311b" officeooo:paragraph-rsid="025d311b" style:font-size-asian="8pt" style:font-size-complex="8pt"/>
    </style:style>
    <style:style style:name="P85" style:family="paragraph" style:parent-style-name="ubuntu_5f_mono_5f_9">
      <style:text-properties style:font-name="Ubuntu Mono1" fo:font-size="8pt" officeooo:rsid="01445853" officeooo:paragraph-rsid="01463703" style:font-size-asian="8pt" style:font-size-complex="8pt"/>
    </style:style>
    <style:style style:name="P86" style:family="paragraph" style:parent-style-name="ubuntu_5f_mono_5f_9">
      <style:text-properties style:font-name="Ubuntu Mono1" fo:font-size="8pt" officeooo:rsid="01463703" officeooo:paragraph-rsid="01463703" style:font-size-asian="8pt" style:font-size-complex="8pt"/>
    </style:style>
    <style:style style:name="P87" style:family="paragraph" style:parent-style-name="ubuntu_5f_mono_5f_9">
      <style:text-properties style:font-name="Ubuntu Mono1" fo:font-size="8pt" officeooo:rsid="01463703" officeooo:paragraph-rsid="0147fc93" style:font-size-asian="8pt" style:font-size-complex="8pt"/>
    </style:style>
    <style:style style:name="P88" style:family="paragraph" style:parent-style-name="ubuntu_5f_mono_5f_9">
      <style:text-properties style:font-name="Ubuntu Mono1" fo:font-size="8pt" officeooo:rsid="01463703" officeooo:paragraph-rsid="01fb91ea" style:font-size-asian="8pt" style:font-size-complex="8pt"/>
    </style:style>
    <style:style style:name="P89" style:family="paragraph" style:parent-style-name="ubuntu_5f_mono_5f_9">
      <style:text-properties style:font-name="Ubuntu Mono1" fo:font-size="8pt" officeooo:rsid="0147fc93" officeooo:paragraph-rsid="0147fc93" style:font-size-asian="8pt" style:font-size-complex="8pt"/>
    </style:style>
    <style:style style:name="P90" style:family="paragraph" style:parent-style-name="ubuntu_5f_mono_5f_9">
      <style:text-properties style:font-name="Ubuntu Mono1" fo:font-size="8pt" officeooo:rsid="0147fc93" officeooo:paragraph-rsid="014a01c9" style:font-size-asian="8pt" style:font-size-complex="8pt"/>
    </style:style>
    <style:style style:name="P91" style:family="paragraph" style:parent-style-name="ubuntu_5f_mono_5f_9">
      <style:text-properties style:font-name="Ubuntu Mono1" fo:font-size="8pt" officeooo:rsid="014a01c9" officeooo:paragraph-rsid="014a01c9" style:font-size-asian="8pt" style:font-size-complex="8pt"/>
    </style:style>
    <style:style style:name="P92" style:family="paragraph" style:parent-style-name="ubuntu_5f_mono_5f_9">
      <style:text-properties style:font-name="Ubuntu Mono1" fo:font-size="8pt" officeooo:rsid="014a01c9" officeooo:paragraph-rsid="026c4293" style:font-size-asian="8pt" style:font-size-complex="8pt"/>
    </style:style>
    <style:style style:name="P93" style:family="paragraph" style:parent-style-name="ubuntu_5f_mono_5f_9">
      <style:text-properties style:font-name="Ubuntu Mono1" fo:font-size="8pt" officeooo:rsid="0130c0a4" officeooo:paragraph-rsid="0130c0a4" style:font-size-asian="8pt" style:font-size-complex="8pt"/>
    </style:style>
    <style:style style:name="P94" style:family="paragraph" style:parent-style-name="ubuntu_5f_mono_5f_9">
      <style:text-properties style:font-name="Ubuntu Mono1" fo:font-size="8pt" officeooo:rsid="0130c0a4" officeooo:paragraph-rsid="0138487e" style:font-size-asian="8pt" style:font-size-complex="8pt"/>
    </style:style>
    <style:style style:name="P95" style:family="paragraph" style:parent-style-name="ubuntu_5f_mono_5f_9">
      <style:text-properties style:font-name="Ubuntu Mono1" fo:font-size="8pt" officeooo:rsid="02218174" officeooo:paragraph-rsid="02218174" style:font-size-asian="8pt" style:font-size-complex="8pt"/>
    </style:style>
    <style:style style:name="P96" style:family="paragraph" style:parent-style-name="ubuntu_5f_mono_5f_9">
      <style:text-properties style:font-name="Ubuntu Mono1" fo:font-size="8pt" officeooo:rsid="023bc0a1" officeooo:paragraph-rsid="023bc0a1" style:font-size-asian="8pt" style:font-size-complex="8pt"/>
    </style:style>
    <style:style style:name="P97" style:family="paragraph" style:parent-style-name="ubuntu_5f_mono_5f_9">
      <style:text-properties style:font-name="Ubuntu Mono1" fo:font-size="8pt" officeooo:paragraph-rsid="023de099" style:font-size-asian="8pt" style:font-size-complex="8pt"/>
    </style:style>
    <style:style style:name="P98" style:family="paragraph" style:parent-style-name="ubuntu_5f_mono_5f_9">
      <style:text-properties style:font-name="Ubuntu Mono1" fo:font-size="8pt" officeooo:rsid="023d4d3a" officeooo:paragraph-rsid="023d4d3a" style:font-size-asian="8pt" style:font-size-complex="8pt"/>
    </style:style>
    <style:style style:name="P99" style:family="paragraph" style:parent-style-name="ubuntu_5f_mono_5f_9">
      <style:text-properties style:font-name="Ubuntu Mono1" fo:font-size="8pt" officeooo:rsid="023d4d3a" officeooo:paragraph-rsid="023de099" style:font-size-asian="8pt" style:font-size-complex="8pt"/>
    </style:style>
    <style:style style:name="P100" style:family="paragraph" style:parent-style-name="ubuntu_5f_mono_5f_9">
      <style:text-properties style:font-name="Ubuntu Mono1" fo:font-size="8pt" officeooo:rsid="0211bc4d" officeooo:paragraph-rsid="0211bc4d" style:font-size-asian="8pt" style:font-size-complex="8pt"/>
    </style:style>
    <style:style style:name="P101" style:family="paragraph" style:parent-style-name="ubuntu_5f_mono_5f_9">
      <style:text-properties style:font-name="Ubuntu Mono1" fo:font-size="8pt" officeooo:rsid="020a1cb5" officeooo:paragraph-rsid="020a1cb5" style:font-size-asian="8pt" style:font-size-complex="8pt"/>
    </style:style>
    <style:style style:name="P102" style:family="paragraph" style:parent-style-name="ubuntu_5f_mono_5f_9">
      <style:text-properties style:font-name="Ubuntu Mono1" fo:font-size="8pt" officeooo:rsid="020d5f88" officeooo:paragraph-rsid="020d5f88" style:font-size-asian="8pt" style:font-size-complex="8pt"/>
    </style:style>
    <style:style style:name="P103" style:family="paragraph" style:parent-style-name="ubuntu_5f_mono_5f_9">
      <style:text-properties style:font-name="Ubuntu Mono1" fo:font-size="8pt" officeooo:rsid="020d5f88" officeooo:paragraph-rsid="02411586" style:font-size-asian="8pt" style:font-size-complex="8pt"/>
    </style:style>
    <style:style style:name="P104" style:family="paragraph" style:parent-style-name="ubuntu_5f_mono_5f_9">
      <style:text-properties style:font-name="Ubuntu Mono1" fo:font-size="8pt" officeooo:rsid="02411586" officeooo:paragraph-rsid="02411586" style:font-size-asian="8pt" style:font-size-complex="8pt"/>
    </style:style>
    <style:style style:name="P105" style:family="paragraph" style:parent-style-name="ubuntu_5f_mono_5f_9">
      <style:text-properties style:font-name="Ubuntu Mono1" fo:font-size="8pt" officeooo:rsid="0241454e" officeooo:paragraph-rsid="0241454e" style:font-size-asian="8pt" style:font-size-complex="8pt"/>
    </style:style>
    <style:style style:name="P106" style:family="paragraph" style:parent-style-name="ubuntu_5f_mono_5f_9">
      <style:text-properties style:font-name="Ubuntu Mono1" fo:font-size="8pt" officeooo:rsid="0241454e" officeooo:paragraph-rsid="0241912b" style:font-size-asian="8pt" style:font-size-complex="8pt"/>
    </style:style>
    <style:style style:name="P107" style:family="paragraph" style:parent-style-name="ubuntu_5f_mono_5f_9">
      <style:text-properties style:font-name="Ubuntu Mono1" fo:font-size="8pt" officeooo:rsid="0241454e" officeooo:paragraph-rsid="02419a47" style:font-size-asian="8pt" style:font-size-complex="8pt"/>
    </style:style>
    <style:style style:name="P108" style:family="paragraph" style:parent-style-name="ubuntu_5f_mono_5f_9">
      <style:text-properties style:font-name="Ubuntu Mono1" fo:font-size="8pt" officeooo:rsid="020ac645" officeooo:paragraph-rsid="020ac645" style:font-size-asian="8pt" style:font-size-complex="8pt"/>
    </style:style>
    <style:style style:name="P109" style:family="paragraph" style:parent-style-name="ubuntu_5f_mono_5f_9">
      <style:text-properties style:font-name="Ubuntu Mono1" fo:font-size="8pt" officeooo:paragraph-rsid="0241454e" style:font-size-asian="8pt" style:font-size-complex="8pt"/>
    </style:style>
    <style:style style:name="P110" style:family="paragraph" style:parent-style-name="ubuntu_5f_mono_5f_9">
      <style:text-properties style:font-name="Ubuntu Mono1" fo:font-size="8pt" officeooo:rsid="020ee520" officeooo:paragraph-rsid="020ee520" style:font-size-asian="8pt" style:font-size-complex="8pt"/>
    </style:style>
    <style:style style:name="P111" style:family="paragraph" style:parent-style-name="ubuntu_5f_mono_5f_9">
      <style:text-properties style:font-name="Ubuntu Mono1" fo:font-size="8pt" officeooo:rsid="0210dc76" officeooo:paragraph-rsid="0210dc76" style:font-size-asian="8pt" style:font-size-complex="8pt"/>
    </style:style>
    <style:style style:name="P112" style:family="paragraph" style:parent-style-name="ubuntu_5f_mono_5f_9">
      <style:text-properties style:font-name="Ubuntu Mono1" fo:font-size="8pt" officeooo:rsid="024299a8" officeooo:paragraph-rsid="024299a8" style:font-size-asian="8pt" style:font-size-complex="8pt"/>
    </style:style>
    <style:style style:name="P113" style:family="paragraph" style:parent-style-name="ubuntu_5f_mono_5f_9">
      <style:text-properties style:font-name="Ubuntu Mono1" fo:font-size="8pt" officeooo:rsid="024299a8" officeooo:paragraph-rsid="0245d84f" style:font-size-asian="8pt" style:font-size-complex="8pt"/>
    </style:style>
    <style:style style:name="P114" style:family="paragraph" style:parent-style-name="ubuntu_5f_mono_5f_9">
      <style:text-properties style:font-name="Ubuntu Mono1" fo:font-size="8pt" officeooo:rsid="0246345b" officeooo:paragraph-rsid="0246345b" style:font-size-asian="8pt" style:font-size-complex="8pt"/>
    </style:style>
    <style:style style:name="P115" style:family="paragraph" style:parent-style-name="ubuntu_5f_mono_5f_9">
      <style:text-properties style:font-name="Ubuntu Mono1" fo:font-size="8pt" officeooo:paragraph-rsid="0246345b" style:font-size-asian="8pt" style:font-size-complex="8pt"/>
    </style:style>
    <style:style style:name="P116" style:family="paragraph" style:parent-style-name="ubuntu_5f_mono_5f_9">
      <style:text-properties style:font-name="Ubuntu Mono1" fo:font-size="8pt" officeooo:rsid="024c2d29" officeooo:paragraph-rsid="024c2d29" style:font-size-asian="8pt" style:font-size-complex="8pt"/>
    </style:style>
    <style:style style:name="P117" style:family="paragraph" style:parent-style-name="ubuntu_5f_mono_5f_9">
      <style:text-properties style:font-name="Ubuntu Mono1" fo:font-size="8pt" officeooo:rsid="024cee1b" officeooo:paragraph-rsid="024e640c" style:font-size-asian="8pt" style:font-size-complex="8pt"/>
    </style:style>
    <style:style style:name="P118" style:family="paragraph" style:parent-style-name="ubuntu_5f_mono_5f_9">
      <style:text-properties style:font-name="Ubuntu Mono1" fo:font-size="8pt" officeooo:rsid="024e640c" officeooo:paragraph-rsid="024e640c" style:font-size-asian="8pt" style:font-size-complex="8pt"/>
    </style:style>
    <style:style style:name="P119" style:family="paragraph" style:parent-style-name="ubuntu_5f_mono_5f_9">
      <style:text-properties style:font-name="Ubuntu Mono1" fo:font-size="8pt" officeooo:rsid="024ff6cc" officeooo:paragraph-rsid="024ff6cc" style:font-size-asian="8pt" style:font-size-complex="8pt"/>
    </style:style>
    <style:style style:name="P120" style:family="paragraph" style:parent-style-name="ubuntu_5f_mono_5f_9">
      <style:text-properties style:font-name="Ubuntu Mono1" fo:font-size="8pt" officeooo:rsid="0208f4dd" officeooo:paragraph-rsid="0208f4dd" style:font-size-asian="8pt" style:font-size-complex="8pt"/>
    </style:style>
    <style:style style:name="P121" style:family="paragraph" style:parent-style-name="ubuntu_5f_mono_5f_9">
      <style:text-properties style:font-name="Ubuntu Mono1" fo:font-size="8pt" officeooo:rsid="020855c2" style:font-size-asian="8pt" style:font-size-complex="8pt"/>
    </style:style>
    <style:style style:name="P122" style:family="paragraph" style:parent-style-name="ubuntu_5f_mono_5f_9">
      <style:text-properties style:font-name="Ubuntu Mono1" fo:font-size="8pt" officeooo:rsid="020855c2" officeooo:paragraph-rsid="020855c2" style:font-size-asian="8pt" style:font-size-complex="8pt"/>
    </style:style>
    <style:style style:name="P123" style:family="paragraph" style:parent-style-name="ubuntu_5f_mono_5f_9">
      <style:text-properties style:font-name="Ubuntu Mono1" fo:font-size="8pt" officeooo:rsid="020855c2" officeooo:paragraph-rsid="0208f4dd" style:font-size-asian="8pt" style:font-size-complex="8pt"/>
    </style:style>
    <style:style style:name="P124" style:family="paragraph" style:parent-style-name="ubuntu_5f_mono_5f_9">
      <style:text-properties style:font-name="Ubuntu Mono1" fo:font-size="8pt" officeooo:paragraph-rsid="0208f4dd" style:font-size-asian="8pt" style:font-size-complex="8pt"/>
    </style:style>
    <style:style style:name="P125" style:family="paragraph" style:parent-style-name="ubuntu_5f_mono_5f_9">
      <style:text-properties style:font-name="Ubuntu Mono1" fo:font-size="8pt" officeooo:rsid="0213c0a9" officeooo:paragraph-rsid="0213c0a9" style:font-size-asian="8pt" style:font-size-complex="8pt"/>
    </style:style>
    <style:style style:name="P126" style:family="paragraph" style:parent-style-name="ubuntu_5f_mono_5f_9">
      <style:text-properties style:font-name="Ubuntu Mono1" fo:font-size="8pt" officeooo:rsid="0214988e" officeooo:paragraph-rsid="0214988e" style:font-size-asian="8pt" style:font-size-complex="8pt"/>
    </style:style>
    <style:style style:name="P127" style:family="paragraph" style:parent-style-name="ubuntu_5f_mono_5f_9">
      <style:text-properties style:font-name="Ubuntu Mono1" fo:font-size="8pt" officeooo:rsid="021be6ee" officeooo:paragraph-rsid="021be6ee" style:font-size-asian="8pt" style:font-size-complex="8pt"/>
    </style:style>
    <style:style style:name="P128" style:family="paragraph" style:parent-style-name="ubuntu_5f_mono_5f_9">
      <style:text-properties style:font-name="Ubuntu Mono1" fo:font-size="8pt" officeooo:rsid="0215f702" officeooo:paragraph-rsid="0215f702" style:font-size-asian="8pt" style:font-size-complex="8pt"/>
    </style:style>
    <style:style style:name="P129" style:family="paragraph" style:parent-style-name="ubuntu_5f_mono_5f_9">
      <style:text-properties style:font-name="Ubuntu Mono1" fo:font-size="8pt" officeooo:rsid="0217b369" officeooo:paragraph-rsid="0217b369" style:font-size-asian="8pt" style:font-size-complex="8pt"/>
    </style:style>
    <style:style style:name="P130" style:family="paragraph" style:parent-style-name="ubuntu_5f_mono_5f_9">
      <style:text-properties style:font-name="Ubuntu Mono1" fo:font-size="8pt" officeooo:rsid="021a74d5" officeooo:paragraph-rsid="021a74d5" style:font-size-asian="8pt" style:font-size-complex="8pt"/>
    </style:style>
    <style:style style:name="P131" style:family="paragraph" style:parent-style-name="ubuntu_5f_mono_5f_9">
      <style:text-properties style:font-name="Ubuntu Mono1" fo:font-size="8pt" officeooo:rsid="021b03e0" officeooo:paragraph-rsid="021b03e0" style:font-size-asian="8pt" style:font-size-complex="8pt"/>
    </style:style>
    <style:style style:name="P132" style:family="paragraph" style:parent-style-name="ubuntu_5f_mono_5f_9">
      <style:text-properties style:font-name="Ubuntu Mono1" fo:font-size="8pt" officeooo:rsid="021d0075" officeooo:paragraph-rsid="021d0075" style:font-size-asian="8pt" style:font-size-complex="8pt"/>
    </style:style>
    <style:style style:name="P133" style:family="paragraph" style:parent-style-name="ubuntu_5f_mono_5f_9">
      <style:text-properties style:font-name="Ubuntu Mono1" fo:font-size="8pt" officeooo:paragraph-rsid="0241d249" style:font-size-asian="8pt" style:font-size-complex="8pt"/>
    </style:style>
    <style:style style:name="P134" style:family="paragraph" style:parent-style-name="ubuntu_5f_mono_5f_9">
      <style:text-properties style:font-name="Ubuntu Mono1" fo:font-size="8pt" officeooo:rsid="02134c14" officeooo:paragraph-rsid="0241d249" style:font-size-asian="8pt" style:font-size-complex="8pt"/>
    </style:style>
    <style:style style:name="P135" style:family="paragraph" style:parent-style-name="ubuntu_5f_mono_5f_9">
      <style:text-properties style:font-name="Ubuntu Mono1" fo:font-size="8pt" officeooo:rsid="02531d0a" officeooo:paragraph-rsid="02531d0a" style:font-size-asian="8pt" style:font-size-complex="8pt"/>
    </style:style>
    <style:style style:name="P136" style:family="paragraph" style:parent-style-name="ubuntu_5f_mono_5f_9">
      <style:text-properties style:font-name="Ubuntu Mono1" fo:font-size="8pt" officeooo:rsid="02531d0a" officeooo:paragraph-rsid="0255e217" style:font-size-asian="8pt" style:font-size-complex="8pt"/>
    </style:style>
    <style:style style:name="P137" style:family="paragraph" style:parent-style-name="ubuntu_5f_mono_5f_9">
      <style:text-properties style:font-name="Ubuntu Mono1" fo:font-size="8pt" officeooo:rsid="02544b5e" officeooo:paragraph-rsid="02544b5e" style:font-size-asian="8pt" style:font-size-complex="8pt"/>
    </style:style>
    <style:style style:name="P138" style:family="paragraph" style:parent-style-name="ubuntu_5f_mono_5f_9">
      <style:text-properties style:font-name="Ubuntu Mono1" fo:font-size="8pt" officeooo:rsid="0255e217" officeooo:paragraph-rsid="0255e217" style:font-size-asian="8pt" style:font-size-complex="8pt"/>
    </style:style>
    <style:style style:name="P139" style:family="paragraph" style:parent-style-name="ubuntu_5f_mono_5f_9">
      <style:text-properties style:font-name="Ubuntu Mono1" fo:font-size="8pt" officeooo:rsid="00c38a83" officeooo:paragraph-rsid="0257d558" style:font-size-asian="8pt" style:font-size-complex="8pt"/>
    </style:style>
    <style:style style:name="P140" style:family="paragraph" style:parent-style-name="ubuntu_5f_mono_5f_9">
      <style:text-properties style:font-name="Ubuntu Mono1" fo:font-size="8pt" officeooo:paragraph-rsid="0257d558" style:font-size-asian="8pt" style:font-size-complex="8pt"/>
    </style:style>
    <style:style style:name="P141" style:family="paragraph" style:parent-style-name="ubuntu_5f_mono_5f_9">
      <style:text-properties style:font-name="Ubuntu Mono1" fo:font-size="8pt" officeooo:paragraph-rsid="0208171c" style:font-size-asian="8pt" style:font-size-complex="8pt"/>
    </style:style>
    <style:style style:name="P142" style:family="paragraph" style:parent-style-name="ubuntu_5f_mono_5f_9">
      <style:text-properties style:font-name="Ubuntu Mono1" fo:font-size="8pt" officeooo:rsid="013e5c16" officeooo:paragraph-rsid="0208171c" style:font-size-asian="8pt" style:font-size-complex="8pt"/>
    </style:style>
    <style:style style:name="P143" style:family="paragraph" style:parent-style-name="ubuntu_5f_mono_5f_9">
      <style:text-properties style:font-name="Ubuntu Mono1" fo:font-size="8pt" officeooo:rsid="01403b23" officeooo:paragraph-rsid="0208171c" style:font-size-asian="8pt" style:font-size-complex="8pt"/>
    </style:style>
    <style:style style:name="P144" style:family="paragraph" style:parent-style-name="ubuntu_5f_mono_5f_9">
      <style:text-properties style:font-name="Ubuntu Mono1" fo:font-size="8pt" officeooo:rsid="01feda68" officeooo:paragraph-rsid="0208171c" style:font-size-asian="8pt" style:font-size-complex="8pt"/>
    </style:style>
    <style:style style:name="P145" style:family="paragraph" style:parent-style-name="ubuntu_5f_mono_5f_9">
      <style:text-properties style:font-name="Ubuntu Mono1" fo:font-size="8pt" officeooo:rsid="020006c9" officeooo:paragraph-rsid="0208171c" style:font-size-asian="8pt" style:font-size-complex="8pt"/>
    </style:style>
    <style:style style:name="P146" style:family="paragraph" style:parent-style-name="ubuntu_5f_mono_5f_9">
      <style:text-properties style:font-name="Ubuntu Mono1" fo:font-size="8pt" officeooo:rsid="020026d2" officeooo:paragraph-rsid="0208171c" style:font-size-asian="8pt" style:font-size-complex="8pt"/>
    </style:style>
    <style:style style:name="P147" style:family="paragraph" style:parent-style-name="ubuntu_5f_mono_5f_9">
      <style:text-properties style:font-name="Ubuntu Mono1" fo:font-size="8pt" officeooo:paragraph-rsid="008092b6" style:font-size-asian="8pt" style:font-size-complex="8pt"/>
    </style:style>
    <style:style style:name="P148" style:family="paragraph" style:parent-style-name="ubuntu_5f_mono_5f_9">
      <style:text-properties style:font-name="Ubuntu Mono1" fo:font-size="8pt" officeooo:rsid="00d70eb4" officeooo:paragraph-rsid="00d70eb4" style:font-size-asian="8pt" style:font-size-complex="8pt"/>
    </style:style>
    <style:style style:name="P149" style:family="paragraph" style:parent-style-name="ubuntu_5f_mono_5f_9">
      <style:text-properties style:font-name="Ubuntu Mono1" fo:font-size="8pt" officeooo:rsid="00bdb97b" officeooo:paragraph-rsid="02651f1e" style:font-size-asian="8pt" style:font-size-complex="8pt"/>
    </style:style>
    <style:style style:name="P150" style:family="paragraph" style:parent-style-name="ubuntu_5f_mono_5f_9">
      <style:paragraph-properties fo:text-align="center" style:justify-single-word="false"/>
      <style:text-properties style:font-name="Ubuntu Mono1" fo:font-size="8pt" officeooo:rsid="00ac2c26" officeooo:paragraph-rsid="02651f1e" style:font-size-asian="8pt" style:font-size-complex="8pt"/>
    </style:style>
    <style:style style:name="P151" style:family="paragraph" style:parent-style-name="ubuntu_5f_mono_5f_9">
      <style:text-properties style:font-name="Ubuntu Mono1" fo:font-size="8pt" officeooo:rsid="00ac2c26" officeooo:paragraph-rsid="02651f1e" style:font-size-asian="8pt" style:font-size-complex="8pt"/>
    </style:style>
    <style:style style:name="P152" style:family="paragraph" style:parent-style-name="ubuntu_5f_mono_5f_9">
      <style:text-properties style:font-name="Ubuntu Mono1" fo:font-size="8pt" officeooo:paragraph-rsid="01fe07e4" style:font-size-asian="8pt" style:font-size-complex="8pt"/>
    </style:style>
    <style:style style:name="P153" style:family="paragraph" style:parent-style-name="ubuntu_5f_mono_5f_9">
      <style:text-properties style:font-name="Ubuntu Mono1" fo:font-size="8pt" officeooo:rsid="014e4e10" officeooo:paragraph-rsid="01fe07e4" style:font-size-asian="8pt" style:font-size-complex="8pt"/>
    </style:style>
    <style:style style:name="P154" style:family="paragraph" style:parent-style-name="ubuntu_5f_mono_5f_9">
      <style:text-properties style:font-name="Ubuntu Mono1" fo:font-size="8pt" officeooo:rsid="014f199b" officeooo:paragraph-rsid="01fb91ea" style:font-size-asian="8pt" style:font-size-complex="8pt"/>
    </style:style>
    <style:style style:name="P155" style:family="paragraph" style:parent-style-name="ubuntu_5f_mono_5f_9">
      <style:text-properties style:font-name="Ubuntu Mono1" fo:font-size="8pt" officeooo:rsid="0150df91" officeooo:paragraph-rsid="01fb91ea" style:font-size-asian="8pt" style:font-size-complex="8pt"/>
    </style:style>
    <style:style style:name="P156" style:family="paragraph" style:parent-style-name="ubuntu_5f_mono_5f_9">
      <style:text-properties style:font-name="Ubuntu Mono1" fo:font-size="8pt" officeooo:rsid="01cf354d" officeooo:paragraph-rsid="01cf354d" style:font-size-asian="8pt" style:font-size-complex="8pt"/>
    </style:style>
    <style:style style:name="P157" style:family="paragraph" style:parent-style-name="ubuntu_5f_mono_5f_9">
      <style:text-properties style:font-name="Ubuntu Mono1" fo:font-size="8pt" officeooo:rsid="022605c8" officeooo:paragraph-rsid="022605c8" style:font-size-asian="8pt" style:font-size-complex="8pt"/>
    </style:style>
    <style:style style:name="P158" style:family="paragraph" style:parent-style-name="ubuntu_5f_mono_5f_9">
      <style:text-properties style:font-name="Ubuntu Mono1" fo:font-size="8pt" officeooo:rsid="021f9ae9" officeooo:paragraph-rsid="021f9ae9" style:font-size-asian="8pt" style:font-size-complex="8pt"/>
    </style:style>
    <style:style style:name="P159" style:family="paragraph" style:parent-style-name="ubuntu_5f_mono_5f_9">
      <style:text-properties style:font-name="Ubuntu Mono1" fo:font-size="8pt" officeooo:paragraph-rsid="013b76b8" style:font-size-asian="8pt" style:font-size-complex="8pt"/>
    </style:style>
    <style:style style:name="P160" style:family="paragraph" style:parent-style-name="ubuntu_5f_mono_5f_9">
      <style:text-properties style:font-name="Ubuntu Mono1" fo:font-size="8pt" officeooo:rsid="00c631d6" officeooo:paragraph-rsid="013b76b8" style:font-size-asian="8pt" style:font-size-complex="8pt"/>
    </style:style>
    <style:style style:name="P161" style:family="paragraph" style:parent-style-name="ubuntu_5f_mono_5f_9">
      <style:text-properties style:font-name="Ubuntu Mono1" fo:font-size="8pt" officeooo:rsid="00c631d6" officeooo:paragraph-rsid="013d2663" style:font-size-asian="8pt" style:font-size-complex="8pt"/>
    </style:style>
    <style:style style:name="P162" style:family="paragraph" style:parent-style-name="ubuntu_5f_mono_5f_9">
      <style:text-properties style:font-name="Ubuntu Mono1" fo:font-size="8pt" officeooo:rsid="00c631d6" officeooo:paragraph-rsid="028d6c19" style:font-size-asian="8pt" style:font-size-complex="8pt"/>
    </style:style>
    <style:style style:name="P163" style:family="paragraph" style:parent-style-name="ubuntu_5f_mono_5f_9">
      <style:text-properties style:font-name="Ubuntu Mono1" fo:font-size="8pt" officeooo:rsid="0273c766" officeooo:paragraph-rsid="0273c766" style:font-size-asian="8pt" style:font-size-complex="8pt"/>
    </style:style>
    <style:style style:name="P164" style:family="paragraph" style:parent-style-name="ubuntu_5f_mono_5f_9">
      <style:text-properties style:font-name="Ubuntu Mono1" fo:font-size="8pt" officeooo:rsid="0273ca2e" officeooo:paragraph-rsid="0273ca2e" style:font-size-asian="8pt" style:font-size-complex="8pt"/>
    </style:style>
    <style:style style:name="P165" style:family="paragraph" style:parent-style-name="ubuntu_5f_mono_5f_9">
      <style:text-properties style:font-name="Ubuntu Mono1" fo:font-size="8pt" officeooo:rsid="0273ca2e" officeooo:paragraph-rsid="028d6c19" style:font-size-asian="8pt" style:font-size-complex="8pt"/>
    </style:style>
    <style:style style:name="P166" style:family="paragraph" style:parent-style-name="ubuntu_5f_mono_5f_9">
      <style:text-properties style:font-name="Ubuntu Mono1" fo:font-size="8pt" officeooo:paragraph-rsid="0276ea1e" style:font-size-asian="8pt" style:font-size-complex="8pt"/>
    </style:style>
    <style:style style:name="P167" style:family="paragraph" style:parent-style-name="ubuntu_5f_mono_5f_9">
      <style:text-properties style:font-name="Ubuntu Mono1" fo:font-size="8pt" officeooo:rsid="00b63765" officeooo:paragraph-rsid="00b63765" style:font-size-asian="8pt" style:font-size-complex="8pt"/>
    </style:style>
    <style:style style:name="P168" style:family="paragraph" style:parent-style-name="ubuntu_5f_mono_5f_9">
      <style:text-properties style:font-name="Ubuntu Mono1" fo:font-size="8pt" officeooo:rsid="00b63765" officeooo:paragraph-rsid="010cdfb7" style:font-size-asian="8pt" style:font-size-complex="8pt"/>
    </style:style>
    <style:style style:name="P169" style:family="paragraph" style:parent-style-name="ubuntu_5f_mono_5f_9">
      <style:text-properties style:font-name="Ubuntu Mono1" fo:font-size="8pt" officeooo:paragraph-rsid="00e2a39a" style:font-size-asian="8pt" style:font-size-complex="8pt"/>
    </style:style>
    <style:style style:name="P170" style:family="paragraph" style:parent-style-name="ubuntu_5f_mono_5f_9">
      <style:text-properties style:font-name="Ubuntu Mono1" fo:font-size="8pt" officeooo:rsid="00e2a39a" officeooo:paragraph-rsid="00e2a39a" style:font-size-asian="8pt" style:font-size-complex="8pt"/>
    </style:style>
    <style:style style:name="P171" style:family="paragraph" style:parent-style-name="ubuntu_5f_mono_5f_9">
      <style:text-properties style:font-name="Ubuntu Mono1" fo:font-size="8pt" officeooo:paragraph-rsid="00e48ad9" style:font-size-asian="8pt" style:font-size-complex="8pt"/>
    </style:style>
    <style:style style:name="P172" style:family="paragraph" style:parent-style-name="ubuntu_5f_mono_5f_9">
      <style:text-properties style:font-name="Ubuntu Mono1" fo:font-size="8pt" officeooo:paragraph-rsid="00e8d63d" style:font-size-asian="8pt" style:font-size-complex="8pt"/>
    </style:style>
    <style:style style:name="P173" style:family="paragraph" style:parent-style-name="ubuntu_5f_mono_5f_9">
      <style:text-properties style:font-name="Ubuntu Mono1" fo:font-size="8pt" officeooo:rsid="00eb107b" officeooo:paragraph-rsid="00eb107b" style:font-size-asian="8pt" style:font-size-complex="8pt"/>
    </style:style>
    <style:style style:name="P174" style:family="paragraph" style:parent-style-name="ubuntu_5f_mono_5f_9">
      <style:text-properties style:font-name="Ubuntu Mono1" fo:font-size="8pt" officeooo:rsid="00fc9015" officeooo:paragraph-rsid="00fc9015" style:font-size-asian="8pt" style:font-size-complex="8pt"/>
    </style:style>
    <style:style style:name="P175" style:family="paragraph" style:parent-style-name="ubuntu_5f_mono_5f_9">
      <style:text-properties style:font-name="Ubuntu Mono1" fo:font-size="8pt" officeooo:paragraph-rsid="00e89740" style:font-size-asian="8pt" style:font-size-complex="8pt"/>
    </style:style>
    <style:style style:name="P176" style:family="paragraph" style:parent-style-name="ubuntu_5f_mono_5f_9">
      <style:text-properties style:font-name="Ubuntu Mono1" fo:font-size="8pt" officeooo:rsid="01329e84" officeooo:paragraph-rsid="01329e84" style:font-size-asian="8pt" style:font-size-complex="8pt"/>
    </style:style>
    <style:style style:name="P177" style:family="paragraph" style:parent-style-name="ubuntu_5f_mono_5f_9">
      <style:text-properties style:font-name="Ubuntu Mono1" fo:font-size="8pt" officeooo:rsid="00e89740" officeooo:paragraph-rsid="00e89740" style:font-size-asian="8pt" style:font-size-complex="8pt"/>
    </style:style>
    <style:style style:name="P178" style:family="paragraph" style:parent-style-name="ubuntu_5f_mono_5f_9">
      <style:text-properties style:font-name="Ubuntu Mono1" fo:font-size="8pt" officeooo:rsid="0135c626" officeooo:paragraph-rsid="0135c626" style:font-size-asian="8pt" style:font-size-complex="8pt"/>
    </style:style>
    <style:style style:name="P179" style:family="paragraph" style:parent-style-name="ubuntu_5f_mono_5f_9">
      <style:text-properties style:font-name="Ubuntu Mono1" fo:font-size="8pt" officeooo:rsid="011bf5a6" officeooo:paragraph-rsid="011bf5a6" style:font-size-asian="8pt" style:font-size-complex="8pt"/>
    </style:style>
    <style:style style:name="P180" style:family="paragraph" style:parent-style-name="ubuntu_5f_mono_5f_9">
      <style:text-properties style:font-name="Ubuntu Mono1" fo:font-size="8pt" officeooo:paragraph-rsid="00e5506d" style:font-size-asian="8pt" style:font-size-complex="8pt"/>
    </style:style>
    <style:style style:name="P181" style:family="paragraph" style:parent-style-name="ubuntu_5f_mono_5f_9">
      <style:text-properties style:font-name="Ubuntu Mono1" fo:font-size="8pt" officeooo:rsid="00e5506d" officeooo:paragraph-rsid="00e5506d" style:font-size-asian="8pt" style:font-size-complex="8pt"/>
    </style:style>
    <style:style style:name="P182" style:family="paragraph" style:parent-style-name="ubuntu_5f_mono_5f_9">
      <style:text-properties style:font-name="Ubuntu Mono1" fo:font-size="8pt" officeooo:rsid="01131ce6" officeooo:paragraph-rsid="01131ce6" style:font-size-asian="8pt" style:font-size-complex="8pt"/>
    </style:style>
    <style:style style:name="P183" style:family="paragraph" style:parent-style-name="ubuntu_5f_mono_5f_9">
      <style:text-properties style:font-name="Ubuntu Mono1" fo:font-size="8pt" officeooo:paragraph-rsid="00e1a8fb" style:font-size-asian="8pt" style:font-size-complex="8pt"/>
    </style:style>
    <style:style style:name="P184" style:family="paragraph" style:parent-style-name="ubuntu_5f_mono_5f_9">
      <style:text-properties style:font-name="Ubuntu Mono1" fo:font-size="8pt" officeooo:paragraph-rsid="010a4ced" style:font-size-asian="8pt" style:font-size-complex="8pt"/>
    </style:style>
    <style:style style:name="P185" style:family="paragraph" style:parent-style-name="ubuntu_5f_mono_5f_9">
      <style:text-properties style:font-name="Ubuntu Mono1" fo:font-size="8pt" officeooo:rsid="027edb2b" officeooo:paragraph-rsid="027edb2b" style:font-size-asian="8pt" style:font-size-complex="8pt"/>
    </style:style>
    <style:style style:name="P186" style:family="paragraph" style:parent-style-name="ubuntu_5f_mono_5f_9">
      <style:text-properties style:font-name="Ubuntu Mono1" fo:font-size="8pt" officeooo:rsid="02801987" officeooo:paragraph-rsid="02801987" style:font-size-asian="8pt" style:font-size-complex="8pt"/>
    </style:style>
    <style:style style:name="P187" style:family="paragraph" style:parent-style-name="ubuntu_5f_mono_5f_9">
      <style:text-properties style:font-name="Ubuntu Mono1" fo:font-size="8pt" officeooo:rsid="02801987" officeooo:paragraph-rsid="0227ec83" style:font-size-asian="8pt" style:font-size-complex="8pt"/>
    </style:style>
    <style:style style:name="P188" style:family="paragraph" style:parent-style-name="ubuntu_5f_mono_5f_9">
      <style:text-properties style:font-name="Ubuntu Mono1" fo:font-size="8pt" officeooo:rsid="02801987" officeooo:paragraph-rsid="02de6044" style:font-size-asian="8pt" style:font-size-complex="8pt"/>
    </style:style>
    <style:style style:name="P189" style:family="paragraph" style:parent-style-name="ubuntu_5f_mono_5f_9">
      <style:text-properties style:font-name="Ubuntu Mono1" fo:font-size="8pt" officeooo:paragraph-rsid="012a0cb1" style:font-size-asian="8pt" style:font-size-complex="8pt"/>
    </style:style>
    <style:style style:name="P190" style:family="paragraph" style:parent-style-name="ubuntu_5f_mono_5f_9">
      <style:text-properties style:font-name="Ubuntu Mono1" fo:font-size="8pt" officeooo:rsid="008c2598" officeooo:paragraph-rsid="012a0cb1" style:font-size-asian="8pt" style:font-size-complex="8pt"/>
    </style:style>
    <style:style style:name="P191" style:family="paragraph" style:parent-style-name="ubuntu_5f_mono_5f_9">
      <style:text-properties style:font-name="Ubuntu Mono1" fo:font-size="8pt" officeooo:rsid="00bc0e69" officeooo:paragraph-rsid="010a4ced" style:font-size-asian="8pt" style:font-size-complex="8pt"/>
    </style:style>
    <style:style style:name="P192" style:family="paragraph" style:parent-style-name="ubuntu_5f_mono_5f_9">
      <style:text-properties style:font-name="Ubuntu Mono1" fo:font-size="8pt" officeooo:rsid="028d6c19" officeooo:paragraph-rsid="028d6c19" style:font-size-asian="8pt" style:font-size-complex="8pt"/>
    </style:style>
    <style:style style:name="P193" style:family="paragraph" style:parent-style-name="ubuntu_5f_mono_5f_9">
      <style:text-properties style:font-name="Ubuntu Mono1" fo:font-size="8pt" officeooo:rsid="00c12983" officeooo:paragraph-rsid="0289b3a7" style:font-size-asian="8pt" style:font-size-complex="8pt"/>
    </style:style>
    <style:style style:name="P194" style:family="paragraph" style:parent-style-name="ubuntu_5f_mono_5f_9">
      <style:text-properties style:font-name="Ubuntu Mono1" fo:font-size="8pt" officeooo:rsid="00b7449a" officeooo:paragraph-rsid="010cdfb7" style:font-size-asian="8pt" style:font-size-complex="8pt"/>
    </style:style>
    <style:style style:name="P195" style:family="paragraph" style:parent-style-name="ubuntu_5f_mono_5f_9">
      <style:text-properties style:font-name="Ubuntu Mono1" fo:font-size="8pt" officeooo:rsid="00b54a46" officeooo:paragraph-rsid="010cdfb7" style:font-size-asian="8pt" style:font-size-complex="8pt"/>
    </style:style>
    <style:style style:name="P196" style:family="paragraph" style:parent-style-name="ubuntu_5f_mono_5f_9">
      <style:text-properties style:font-name="Ubuntu Mono1" fo:font-size="8pt" officeooo:rsid="00b7c771" officeooo:paragraph-rsid="010cdfb7" style:font-size-asian="8pt" style:font-size-complex="8pt"/>
    </style:style>
    <style:style style:name="P197" style:family="paragraph" style:parent-style-name="ubuntu_5f_mono_5f_9">
      <style:text-properties style:font-name="Ubuntu Mono1" fo:font-size="8pt" officeooo:rsid="00b813af" officeooo:paragraph-rsid="010cdfb7" style:font-size-asian="8pt" style:font-size-complex="8pt"/>
    </style:style>
    <style:style style:name="P198" style:family="paragraph" style:parent-style-name="ubuntu_5f_mono_5f_9">
      <style:text-properties style:font-name="Ubuntu Mono1" fo:font-size="8pt" officeooo:paragraph-rsid="010cdfb7" style:font-size-asian="8pt" style:font-size-complex="8pt"/>
    </style:style>
    <style:style style:name="P199" style:family="paragraph" style:parent-style-name="ubuntu_5f_mono_5f_9">
      <style:text-properties style:font-name="Ubuntu Mono1" fo:font-size="8pt" officeooo:rsid="02c08b8a" officeooo:paragraph-rsid="02c08b8a" style:font-size-asian="8pt" style:font-size-complex="8pt"/>
    </style:style>
    <style:style style:name="P200" style:family="paragraph" style:parent-style-name="ubuntu_5f_mono_5f_9">
      <style:text-properties style:font-name="Ubuntu Mono1" fo:font-size="8pt" officeooo:rsid="02c21bd7" officeooo:paragraph-rsid="02c21bd7" style:font-size-asian="8pt" style:font-size-complex="8pt"/>
    </style:style>
    <style:style style:name="P201" style:family="paragraph" style:parent-style-name="ubuntu_5f_mono_5f_9">
      <style:text-properties style:font-name="Ubuntu Mono1" fo:font-size="8pt" officeooo:rsid="00afa26e" officeooo:paragraph-rsid="00afa26e" style:font-size-asian="8pt" style:font-size-complex="8pt"/>
    </style:style>
    <style:style style:name="P202" style:family="paragraph" style:parent-style-name="ubuntu_5f_mono_5f_9">
      <style:text-properties style:font-name="Ubuntu Mono1" fo:font-size="8pt" officeooo:rsid="00afa26e" officeooo:paragraph-rsid="00b2854d" style:font-size-asian="8pt" style:font-size-complex="8pt"/>
    </style:style>
    <style:style style:name="P203" style:family="paragraph" style:parent-style-name="ubuntu_5f_mono_5f_9">
      <style:text-properties style:font-name="Ubuntu Mono1" fo:font-size="8pt" officeooo:rsid="00afa26e" officeooo:paragraph-rsid="01f6614c" style:font-size-asian="8pt" style:font-size-complex="8pt"/>
    </style:style>
    <style:style style:name="P204" style:family="paragraph" style:parent-style-name="ubuntu_5f_mono_5f_9">
      <style:text-properties style:font-name="Ubuntu Mono1" fo:font-size="8pt" officeooo:rsid="00b2854d" officeooo:paragraph-rsid="00b2854d" style:font-size-asian="8pt" style:font-size-complex="8pt"/>
    </style:style>
    <style:style style:name="P205" style:family="paragraph" style:parent-style-name="ubuntu_5f_mono_5f_9">
      <style:text-properties style:font-name="Ubuntu Mono1" fo:font-size="8pt" officeooo:rsid="01f6614c" style:font-size-asian="8pt" style:font-size-complex="8pt"/>
    </style:style>
    <style:style style:name="P206" style:family="paragraph" style:parent-style-name="ubuntu_5f_mono_5f_9">
      <style:text-properties style:font-name="Ubuntu Mono1" fo:font-size="8pt" officeooo:rsid="01f6614c" officeooo:paragraph-rsid="01f6614c" style:font-size-asian="8pt" style:font-size-complex="8pt"/>
    </style:style>
    <style:style style:name="P207" style:family="paragraph" style:parent-style-name="ubuntu_5f_mono_5f_9">
      <style:text-properties style:font-name="Ubuntu Mono1" fo:font-size="8pt" officeooo:rsid="01f4c0ac" officeooo:paragraph-rsid="01f4c0ac" style:font-size-asian="8pt" style:font-size-complex="8pt"/>
    </style:style>
    <style:style style:name="P208" style:family="paragraph" style:parent-style-name="ubuntu_5f_mono_5f_9">
      <style:text-properties style:font-name="Ubuntu Mono1" fo:font-size="8pt" officeooo:rsid="01f7d16b" officeooo:paragraph-rsid="02c33b9a" style:font-size-asian="8pt" style:font-size-complex="8pt"/>
    </style:style>
    <style:style style:name="P209" style:family="paragraph" style:parent-style-name="ubuntu_5f_mono_5f_9">
      <style:text-properties style:font-name="Ubuntu Mono1" fo:font-size="8pt" officeooo:rsid="02c984bc" officeooo:paragraph-rsid="02c984bc" style:font-size-asian="8pt" style:font-size-complex="8pt"/>
    </style:style>
    <style:style style:name="P210" style:family="paragraph" style:parent-style-name="ubuntu_5f_mono_5f_9">
      <style:text-properties style:font-name="Ubuntu Mono1" fo:font-size="8pt" officeooo:rsid="02cb491b" officeooo:paragraph-rsid="02cb491b" style:font-size-asian="8pt" style:font-size-complex="8pt"/>
    </style:style>
    <style:style style:name="P211" style:family="paragraph" style:parent-style-name="ubuntu_5f_mono_5f_9">
      <style:text-properties style:font-name="Ubuntu Mono1" fo:font-size="8pt" officeooo:rsid="02d395b3" officeooo:paragraph-rsid="02d395b3" style:font-size-asian="8pt" style:font-size-complex="8pt"/>
    </style:style>
    <style:style style:name="P212" style:family="paragraph" style:parent-style-name="ubuntu_5f_mono_5f_9">
      <style:text-properties style:font-name="Ubuntu Mono1" fo:font-size="8pt" officeooo:rsid="02d8c179" officeooo:paragraph-rsid="02d8c179" style:font-size-asian="8pt" style:font-size-complex="8pt"/>
    </style:style>
    <style:style style:name="P213" style:family="paragraph" style:parent-style-name="ubuntu_5f_mono_5f_9">
      <style:text-properties style:font-name="Ubuntu Mono1" fo:font-size="8pt" officeooo:rsid="02288956" officeooo:paragraph-rsid="02de6044" style:font-size-asian="8pt" style:font-size-complex="8pt"/>
    </style:style>
    <style:style style:name="P214" style:family="paragraph" style:parent-style-name="ubuntu_5f_mono_5f_9">
      <style:text-properties style:font-name="Ubuntu Mono1" fo:font-size="8pt" officeooo:rsid="01f908f5" officeooo:paragraph-rsid="01f908f5" style:font-size-asian="8pt" style:font-size-complex="8pt"/>
    </style:style>
    <style:style style:name="P215" style:family="paragraph" style:parent-style-name="ubuntu_5f_mono_5f_9">
      <style:text-properties style:font-name="Ubuntu Mono1" fo:font-size="8pt" officeooo:rsid="004f45f2" officeooo:paragraph-rsid="008b9280" style:font-size-asian="8pt" style:font-size-complex="8pt"/>
    </style:style>
    <style:style style:name="P216" style:family="paragraph" style:parent-style-name="ubuntu_5f_mono_5f_9">
      <style:text-properties style:font-name="Ubuntu Mono1" fo:font-size="8pt" officeooo:paragraph-rsid="008b9280" style:font-size-asian="8pt" style:font-size-complex="8pt"/>
    </style:style>
    <style:style style:name="P217" style:family="paragraph" style:parent-style-name="ubuntu_5f_mono_5f_9">
      <style:text-properties style:font-name="Ubuntu Mono1" fo:font-size="8pt" officeooo:rsid="00c42c33" officeooo:paragraph-rsid="00c42c33" style:font-size-asian="8pt" style:font-size-complex="8pt"/>
    </style:style>
    <style:style style:name="P218" style:family="paragraph" style:parent-style-name="ubuntu_5f_mono_5f_9">
      <style:text-properties style:font-name="Ubuntu Mono1" fo:font-size="8pt" officeooo:rsid="015742dd" officeooo:paragraph-rsid="02e12e61" style:font-size-asian="8pt" style:font-size-complex="8pt"/>
    </style:style>
    <style:style style:name="P219" style:family="paragraph" style:parent-style-name="ubuntu_5f_mono_5f_9">
      <style:text-properties style:font-name="Ubuntu Mono1" fo:font-size="8pt" officeooo:rsid="015742dd" officeooo:paragraph-rsid="015742dd" style:font-size-asian="8pt" style:font-size-complex="8pt"/>
    </style:style>
    <style:style style:name="P220" style:family="paragraph" style:parent-style-name="ubuntu_5f_mono_5f_9">
      <style:text-properties style:font-name="Ubuntu Mono1" fo:font-size="8pt" officeooo:rsid="015742dd" officeooo:paragraph-rsid="02df3442" style:font-size-asian="8pt" style:font-size-complex="8pt"/>
    </style:style>
    <style:style style:name="P221" style:family="paragraph" style:parent-style-name="ubuntu_5f_mono_5f_9">
      <style:text-properties style:font-name="Ubuntu Mono1" fo:font-size="8pt" officeooo:rsid="0157b1e8" officeooo:paragraph-rsid="02e12e61" style:font-size-asian="8pt" style:font-size-complex="8pt"/>
    </style:style>
    <style:style style:name="P222" style:family="paragraph" style:parent-style-name="ubuntu_5f_mono_5f_9">
      <style:text-properties style:font-name="Ubuntu Mono1" fo:font-size="8pt" officeooo:rsid="0157b1e8" officeooo:paragraph-rsid="0157b1e8" style:font-size-asian="8pt" style:font-size-complex="8pt"/>
    </style:style>
    <style:style style:name="P223" style:family="paragraph" style:parent-style-name="ubuntu_5f_mono_5f_9">
      <style:text-properties style:font-name="Ubuntu Mono1" fo:font-size="8pt" officeooo:rsid="02e12e61" officeooo:paragraph-rsid="02e12e61" style:font-size-asian="8pt" style:font-size-complex="8pt"/>
    </style:style>
    <style:style style:name="P224" style:family="paragraph" style:parent-style-name="ubuntu_5f_mono_5f_9">
      <style:text-properties style:font-name="Ubuntu Mono1" fo:font-size="8pt" officeooo:paragraph-rsid="015742dd" style:font-size-asian="8pt" style:font-size-complex="8pt"/>
    </style:style>
    <style:style style:name="P225" style:family="paragraph" style:parent-style-name="ubuntu_5f_mono_5f_9">
      <style:text-properties style:font-name="Ubuntu Mono1" fo:font-size="8pt" officeooo:paragraph-rsid="02e3df88" style:font-size-asian="8pt" style:font-size-complex="8pt"/>
    </style:style>
    <style:style style:name="P226" style:family="paragraph" style:parent-style-name="ubuntu_5f_mono_5f_9">
      <style:text-properties style:font-name="Ubuntu Mono1" fo:font-size="8pt" officeooo:rsid="022bbda3" officeooo:paragraph-rsid="022bbda3" style:font-size-asian="8pt" style:font-size-complex="8pt"/>
    </style:style>
    <style:style style:name="P227" style:family="paragraph" style:parent-style-name="ubuntu_5f_mono_5f_9">
      <style:text-properties style:font-name="Ubuntu Mono1" fo:font-size="8pt" officeooo:rsid="022bbda3" officeooo:paragraph-rsid="022c3f2b" style:font-size-asian="8pt" style:font-size-complex="8pt"/>
    </style:style>
    <style:style style:name="P228" style:family="paragraph" style:parent-style-name="ubuntu_5f_mono_5f_9">
      <style:text-properties style:font-name="Ubuntu Mono1" fo:font-size="8pt" officeooo:rsid="022c3f2b" officeooo:paragraph-rsid="022c3f2b" style:font-size-asian="8pt" style:font-size-complex="8pt"/>
    </style:style>
    <style:style style:name="P229" style:family="paragraph" style:parent-style-name="ubuntu_5f_mono_5f_9">
      <style:text-properties style:font-name="Ubuntu Mono1" fo:font-size="8pt" officeooo:rsid="02b998b0" officeooo:paragraph-rsid="02b998b0" style:font-size-asian="8pt" style:font-size-complex="8pt"/>
    </style:style>
    <style:style style:name="P230" style:family="paragraph" style:parent-style-name="ubuntu_5f_mono_5f_9">
      <style:text-properties style:font-name="Ubuntu Mono1" fo:font-size="8pt" officeooo:rsid="02b7164c" officeooo:paragraph-rsid="02b7164c" style:font-size-asian="8pt" style:font-size-complex="8pt"/>
    </style:style>
    <style:style style:name="P231" style:family="paragraph" style:parent-style-name="ubuntu_5f_mono_5f_9">
      <style:text-properties style:font-name="Ubuntu Mono1" fo:font-size="8pt" officeooo:rsid="02b87b03" officeooo:paragraph-rsid="02b87b03" style:font-size-asian="8pt" style:font-size-complex="8pt"/>
    </style:style>
    <style:style style:name="P232" style:family="paragraph" style:parent-style-name="ubuntu_5f_mono_5f_9">
      <style:text-properties style:font-name="Ubuntu Mono1" fo:font-size="8pt" officeooo:paragraph-rsid="02e708af" style:font-size-asian="8pt" style:font-size-complex="8pt"/>
    </style:style>
    <style:style style:name="P233" style:family="paragraph" style:parent-style-name="ubuntu_5f_mono_5f_9">
      <style:text-properties style:font-name="Ubuntu Mono1" fo:font-size="8pt" officeooo:rsid="02f59729" officeooo:paragraph-rsid="02f59729" style:font-size-asian="8pt" style:font-size-complex="8pt"/>
    </style:style>
    <style:style style:name="P234" style:family="paragraph" style:parent-style-name="ubuntu_5f_mono_5f_9">
      <style:text-properties style:font-name="Ubuntu Mono1" fo:font-size="8pt" officeooo:paragraph-rsid="0223e0b1" style:font-size-asian="8pt" style:font-size-complex="8pt"/>
    </style:style>
    <style:style style:name="P235" style:family="paragraph" style:parent-style-name="ubuntu_5f_mono_5f_9">
      <style:text-properties style:font-name="Ubuntu Mono1" fo:font-size="8pt" officeooo:rsid="02f73a84" officeooo:paragraph-rsid="02f73a84" style:font-size-asian="8pt" style:font-size-complex="8pt"/>
    </style:style>
    <style:style style:name="P236" style:family="paragraph" style:parent-style-name="ubuntu_5f_mono_5f_9">
      <style:text-properties style:font-name="Ubuntu Mono1" fo:font-size="8pt" officeooo:rsid="02f80703" officeooo:paragraph-rsid="02f80703" style:font-size-asian="8pt" style:font-size-complex="8pt"/>
    </style:style>
    <style:style style:name="P237" style:family="paragraph" style:parent-style-name="ubuntu_5f_mono_5f_9">
      <style:text-properties style:font-name="Ubuntu Mono1" fo:font-size="8pt" fo:font-weight="bold" style:font-size-asian="8pt" style:font-weight-asian="bold" style:font-size-complex="8pt" style:font-weight-complex="bold"/>
    </style:style>
    <style:style style:name="P238" style:family="paragraph" style:parent-style-name="ubuntu_5f_mono_5f_9">
      <style:paragraph-properties fo:text-align="center" style:justify-single-word="false"/>
      <style:text-properties style:font-name="Ubuntu Mono1" fo:font-size="8pt" fo:font-weight="bold" style:font-size-asian="8pt" style:font-weight-asian="bold" style:font-size-complex="8pt" style:font-weight-complex="bold"/>
    </style:style>
    <style:style style:name="P239" style:family="paragraph" style:parent-style-name="ubuntu_5f_mono_5f_9">
      <style:paragraph-properties fo:text-align="center" style:justify-single-word="false"/>
      <style:text-properties style:font-name="Ubuntu Mono1" fo:font-size="8pt" fo:font-weight="bold" officeooo:paragraph-rsid="007d4704" style:font-size-asian="8pt" style:font-weight-asian="bold" style:font-size-complex="8pt" style:font-weight-complex="bold"/>
    </style:style>
    <style:style style:name="P240" style:family="paragraph" style:parent-style-name="ubuntu_5f_mono_5f_9">
      <style:paragraph-properties fo:text-align="center" style:justify-single-word="false"/>
      <style:text-properties style:font-name="Ubuntu Mono1" fo:font-size="8pt" fo:font-weight="bold" officeooo:paragraph-rsid="0204f669" style:font-size-asian="8pt" style:font-weight-asian="bold" style:font-size-complex="8pt" style:font-weight-complex="bold"/>
    </style:style>
    <style:style style:name="P241" style:family="paragraph" style:parent-style-name="ubuntu_5f_mono_5f_9">
      <style:text-properties style:font-name="Ubuntu Mono1" fo:font-size="8pt" fo:font-weight="bold" officeooo:paragraph-rsid="02065ca8" style:font-size-asian="8pt" style:font-weight-asian="bold" style:font-size-complex="8pt" style:font-weight-complex="bold"/>
    </style:style>
    <style:style style:name="P242" style:family="paragraph" style:parent-style-name="ubuntu_5f_mono_5f_9">
      <style:text-properties style:font-name="Ubuntu Mono1" fo:font-size="8pt" fo:font-weight="bold" officeooo:rsid="0208f4dd" officeooo:paragraph-rsid="0208f4dd" style:font-size-asian="8pt" style:font-weight-asian="bold" style:font-size-complex="8pt" style:font-weight-complex="bold"/>
    </style:style>
    <style:style style:name="P243" style:family="paragraph" style:parent-style-name="ubuntu_5f_mono_5f_9">
      <style:text-properties style:font-name="Ubuntu Mono1" fo:font-size="8pt" fo:font-weight="bold" officeooo:rsid="023269af" officeooo:paragraph-rsid="023269af" style:font-size-asian="8pt" style:font-weight-asian="bold" style:font-size-complex="8pt" style:font-weight-complex="bold"/>
    </style:style>
    <style:style style:name="P244" style:family="paragraph" style:parent-style-name="ubuntu_5f_mono_5f_9">
      <style:text-properties style:font-name="Ubuntu Mono1" fo:font-size="8pt" fo:font-weight="bold" officeooo:rsid="023269af" officeooo:paragraph-rsid="023f3252" style:font-size-asian="8pt" style:font-weight-asian="bold" style:font-size-complex="8pt" style:font-weight-complex="bold"/>
    </style:style>
    <style:style style:name="P245" style:family="paragraph" style:parent-style-name="ubuntu_5f_mono_5f_9">
      <style:text-properties style:font-name="Ubuntu Mono1" fo:font-size="8pt" fo:font-weight="bold" officeooo:rsid="023269af" officeooo:paragraph-rsid="025b4827" style:font-size-asian="8pt" style:font-weight-asian="bold" style:font-size-complex="8pt" style:font-weight-complex="bold"/>
    </style:style>
    <style:style style:name="P246" style:family="paragraph" style:parent-style-name="ubuntu_5f_mono_5f_9">
      <style:text-properties style:font-name="Ubuntu Mono1" fo:font-size="8pt" fo:font-weight="bold" officeooo:rsid="023441cb" officeooo:paragraph-rsid="023441cb" style:font-size-asian="8pt" style:font-weight-asian="bold" style:font-size-complex="8pt" style:font-weight-complex="bold"/>
    </style:style>
    <style:style style:name="P247" style:family="paragraph" style:parent-style-name="ubuntu_5f_mono_5f_9">
      <style:text-properties style:font-name="Ubuntu Mono1" fo:font-size="8pt" fo:font-weight="bold" officeooo:rsid="023441cb" officeooo:paragraph-rsid="025b4827" style:font-size-asian="8pt" style:font-weight-asian="bold" style:font-size-complex="8pt" style:font-weight-complex="bold"/>
    </style:style>
    <style:style style:name="P248" style:family="paragraph" style:parent-style-name="ubuntu_5f_mono_5f_9">
      <style:text-properties style:font-name="Ubuntu Mono1" fo:font-size="8pt" fo:font-weight="bold" officeooo:rsid="02363261" officeooo:paragraph-rsid="02363261" style:font-size-asian="8pt" style:font-weight-asian="bold" style:font-size-complex="8pt" style:font-weight-complex="bold"/>
    </style:style>
    <style:style style:name="P249" style:family="paragraph" style:parent-style-name="ubuntu_5f_mono_5f_9">
      <style:text-properties style:font-name="Ubuntu Mono1" fo:font-size="8pt" fo:font-weight="bold" officeooo:rsid="02363261" officeooo:paragraph-rsid="025b4827" style:font-size-asian="8pt" style:font-weight-asian="bold" style:font-size-complex="8pt" style:font-weight-complex="bold"/>
    </style:style>
    <style:style style:name="P250" style:family="paragraph" style:parent-style-name="ubuntu_5f_mono_5f_9">
      <style:text-properties style:font-name="Ubuntu Mono1" fo:font-size="8pt" fo:font-weight="bold" officeooo:rsid="0210dc76" officeooo:paragraph-rsid="0210dc76" style:font-size-asian="8pt" style:font-weight-asian="bold" style:font-size-complex="8pt" style:font-weight-complex="bold"/>
    </style:style>
    <style:style style:name="P251" style:family="paragraph" style:parent-style-name="ubuntu_5f_mono_5f_9">
      <style:text-properties style:font-name="Ubuntu Mono1" fo:font-size="8pt" fo:font-weight="bold" officeooo:rsid="0147fc93" officeooo:paragraph-rsid="0147fc93" style:font-size-asian="8pt" style:font-weight-asian="bold" style:font-size-complex="8pt" style:font-weight-complex="bold"/>
    </style:style>
    <style:style style:name="P252" style:family="paragraph" style:parent-style-name="ubuntu_5f_mono_5f_9">
      <style:text-properties style:font-name="Ubuntu Mono1" fo:font-size="8pt" fo:font-weight="bold" officeooo:rsid="01463703" officeooo:paragraph-rsid="01fb91ea" style:font-size-asian="8pt" style:font-weight-asian="bold" style:font-size-complex="8pt" style:font-weight-complex="bold"/>
    </style:style>
    <style:style style:name="P253" style:family="paragraph" style:parent-style-name="ubuntu_5f_mono_5f_9">
      <style:text-properties style:font-name="Ubuntu Mono1" fo:font-size="8pt" fo:font-weight="bold" officeooo:rsid="01fb91ea" officeooo:paragraph-rsid="01fb91ea" style:font-size-asian="8pt" style:font-weight-asian="bold" style:font-size-complex="8pt" style:font-weight-complex="bold"/>
    </style:style>
    <style:style style:name="P254" style:family="paragraph" style:parent-style-name="ubuntu_5f_mono_5f_9">
      <style:text-properties style:font-name="Ubuntu Mono1" fo:font-size="8pt" fo:font-weight="bold" officeooo:rsid="014a01c9" officeooo:paragraph-rsid="026c4293" style:font-size-asian="8pt" style:font-weight-asian="bold" style:font-size-complex="8pt" style:font-weight-complex="bold"/>
    </style:style>
    <style:style style:name="P255" style:family="paragraph" style:parent-style-name="ubuntu_5f_mono_5f_9">
      <style:text-properties style:font-name="Ubuntu Mono1" fo:font-size="8pt" fo:font-weight="bold" officeooo:rsid="014a01c9" officeooo:paragraph-rsid="014a01c9" style:font-size-asian="8pt" style:font-weight-asian="bold" style:font-size-complex="8pt" style:font-weight-complex="bold"/>
    </style:style>
    <style:style style:name="P256" style:family="paragraph" style:parent-style-name="ubuntu_5f_mono_5f_9">
      <style:text-properties style:font-name="Ubuntu Mono1" fo:font-size="8pt" fo:font-weight="bold" officeooo:rsid="020d5f88" officeooo:paragraph-rsid="020d5f88" style:font-size-asian="8pt" style:font-weight-asian="bold" style:font-size-complex="8pt" style:font-weight-complex="bold"/>
    </style:style>
    <style:style style:name="P257" style:family="paragraph" style:parent-style-name="ubuntu_5f_mono_5f_9">
      <style:text-properties style:font-name="Ubuntu Mono1" fo:font-size="8pt" fo:font-weight="bold" officeooo:rsid="020d5f88" officeooo:paragraph-rsid="0212de9c" style:font-size-asian="8pt" style:font-weight-asian="bold" style:font-size-complex="8pt" style:font-weight-complex="bold"/>
    </style:style>
    <style:style style:name="P258" style:family="paragraph" style:parent-style-name="ubuntu_5f_mono_5f_9">
      <style:text-properties style:font-name="Ubuntu Mono1" fo:font-size="8pt" fo:font-weight="bold" officeooo:rsid="020d5f88" officeooo:paragraph-rsid="02d44488" style:font-size-asian="8pt" style:font-weight-asian="bold" style:font-size-complex="8pt" style:font-weight-complex="bold"/>
    </style:style>
    <style:style style:name="P259" style:family="paragraph" style:parent-style-name="ubuntu_5f_mono_5f_9">
      <style:text-properties style:font-name="Ubuntu Mono1" fo:font-size="8pt" fo:font-weight="bold" officeooo:rsid="023d4d3a" officeooo:paragraph-rsid="023d4d3a" style:font-size-asian="8pt" style:font-weight-asian="bold" style:font-size-complex="8pt" style:font-weight-complex="bold"/>
    </style:style>
    <style:style style:name="P260" style:family="paragraph" style:parent-style-name="ubuntu_5f_mono_5f_9">
      <style:text-properties style:font-name="Ubuntu Mono1" fo:font-size="8pt" fo:font-weight="bold" officeooo:rsid="023d4d3a" officeooo:paragraph-rsid="023de099" style:font-size-asian="8pt" style:font-weight-asian="bold" style:font-size-complex="8pt" style:font-weight-complex="bold"/>
    </style:style>
    <style:style style:name="P261" style:family="paragraph" style:parent-style-name="ubuntu_5f_mono_5f_9">
      <style:text-properties style:font-name="Ubuntu Mono1" fo:font-size="8pt" fo:font-weight="bold" officeooo:rsid="023d4d3a" officeooo:paragraph-rsid="0241d249" style:font-size-asian="8pt" style:font-weight-asian="bold" style:font-size-complex="8pt" style:font-weight-complex="bold"/>
    </style:style>
    <style:style style:name="P262" style:family="paragraph" style:parent-style-name="ubuntu_5f_mono_5f_9">
      <style:text-properties style:font-name="Ubuntu Mono1" fo:font-size="8pt" fo:font-weight="bold" officeooo:rsid="0230f098" officeooo:paragraph-rsid="0230f098" style:font-size-asian="8pt" style:font-weight-asian="bold" style:font-size-complex="8pt" style:font-weight-complex="bold"/>
    </style:style>
    <style:style style:name="P263" style:family="paragraph" style:parent-style-name="ubuntu_5f_mono_5f_9">
      <style:text-properties style:font-name="Ubuntu Mono1" fo:font-size="8pt" fo:font-weight="bold" officeooo:rsid="020a1cb5" officeooo:paragraph-rsid="020a1cb5" style:font-size-asian="8pt" style:font-weight-asian="bold" style:font-size-complex="8pt" style:font-weight-complex="bold"/>
    </style:style>
    <style:style style:name="P264" style:family="paragraph" style:parent-style-name="ubuntu_5f_mono_5f_9">
      <style:text-properties style:font-name="Ubuntu Mono1" fo:font-size="8pt" fo:font-weight="bold" officeooo:rsid="020855c2" officeooo:paragraph-rsid="020ac645" style:font-size-asian="8pt" style:font-weight-asian="bold" style:font-size-complex="8pt" style:font-weight-complex="bold"/>
    </style:style>
    <style:style style:name="P265" style:family="paragraph" style:parent-style-name="ubuntu_5f_mono_5f_9">
      <style:text-properties style:font-name="Ubuntu Mono1" fo:font-size="8pt" fo:font-weight="bold" officeooo:rsid="020855c2" officeooo:paragraph-rsid="020ee520" style:font-size-asian="8pt" style:font-weight-asian="bold" style:font-size-complex="8pt" style:font-weight-complex="bold"/>
    </style:style>
    <style:style style:name="P266" style:family="paragraph" style:parent-style-name="ubuntu_5f_mono_5f_9">
      <style:text-properties style:font-name="Ubuntu Mono1" fo:font-size="8pt" fo:font-weight="bold" officeooo:rsid="020855c2" officeooo:paragraph-rsid="020855c2" style:font-size-asian="8pt" style:font-weight-asian="bold" style:font-size-complex="8pt" style:font-weight-complex="bold"/>
    </style:style>
    <style:style style:name="P267" style:family="paragraph" style:parent-style-name="ubuntu_5f_mono_5f_9">
      <style:text-properties style:font-name="Ubuntu Mono1" fo:font-size="8pt" fo:font-weight="bold" officeooo:rsid="020ee520" officeooo:paragraph-rsid="020ee520" style:font-size-asian="8pt" style:font-weight-asian="bold" style:font-size-complex="8pt" style:font-weight-complex="bold"/>
    </style:style>
    <style:style style:name="P268" style:family="paragraph" style:parent-style-name="ubuntu_5f_mono_5f_9">
      <style:text-properties style:font-name="Ubuntu Mono1" fo:font-size="8pt" fo:font-weight="bold" officeooo:rsid="023bc0a1" officeooo:paragraph-rsid="023d4d3a" style:font-size-asian="8pt" style:font-weight-asian="bold" style:font-size-complex="8pt" style:font-weight-complex="bold"/>
    </style:style>
    <style:style style:name="P269" style:family="paragraph" style:parent-style-name="ubuntu_5f_mono_5f_9">
      <style:text-properties style:font-name="Ubuntu Mono1" fo:font-size="8pt" fo:font-weight="bold" officeooo:rsid="023bc0a1" officeooo:paragraph-rsid="023f3252" style:font-size-asian="8pt" style:font-weight-asian="bold" style:font-size-complex="8pt" style:font-weight-complex="bold"/>
    </style:style>
    <style:style style:name="P270" style:family="paragraph" style:parent-style-name="ubuntu_5f_mono_5f_9">
      <style:text-properties style:font-name="Ubuntu Mono1" fo:font-size="8pt" fo:font-weight="bold" officeooo:paragraph-rsid="0241d249" style:font-size-asian="8pt" style:font-weight-asian="bold" style:font-size-complex="8pt" style:font-weight-complex="bold"/>
    </style:style>
    <style:style style:name="P271" style:family="paragraph" style:parent-style-name="ubuntu_5f_mono_5f_9">
      <style:text-properties style:font-name="Ubuntu Mono1" fo:font-size="8pt" fo:font-weight="bold" officeooo:paragraph-rsid="023de099" style:font-size-asian="8pt" style:font-weight-asian="bold" style:font-size-complex="8pt" style:font-weight-complex="bold"/>
    </style:style>
    <style:style style:name="P272" style:family="paragraph" style:parent-style-name="ubuntu_5f_mono_5f_9">
      <style:text-properties style:font-name="Ubuntu Mono1" fo:font-size="8pt" fo:font-weight="bold" officeooo:rsid="023838ef" officeooo:paragraph-rsid="0239ef21" style:font-size-asian="8pt" style:font-weight-asian="bold" style:font-size-complex="8pt" style:font-weight-complex="bold"/>
    </style:style>
    <style:style style:name="P273" style:family="paragraph" style:parent-style-name="ubuntu_5f_mono_5f_9">
      <style:text-properties style:font-name="Ubuntu Mono1" fo:font-size="8pt" fo:font-weight="bold" officeooo:rsid="023de099" officeooo:paragraph-rsid="023de099" style:font-size-asian="8pt" style:font-weight-asian="bold" style:font-size-complex="8pt" style:font-weight-complex="bold"/>
    </style:style>
    <style:style style:name="P274" style:family="paragraph" style:parent-style-name="ubuntu_5f_mono_5f_9">
      <style:text-properties style:font-name="Ubuntu Mono1" fo:font-size="8pt" fo:font-weight="bold" officeooo:rsid="023f3252" officeooo:paragraph-rsid="023f3252" style:font-size-asian="8pt" style:font-weight-asian="bold" style:font-size-complex="8pt" style:font-weight-complex="bold"/>
    </style:style>
    <style:style style:name="P275" style:family="paragraph" style:parent-style-name="ubuntu_5f_mono_5f_9">
      <style:text-properties style:font-name="Ubuntu Mono1" fo:font-size="8pt" fo:font-weight="bold" officeooo:rsid="0213c0a9" officeooo:paragraph-rsid="0213c0a9" style:font-size-asian="8pt" style:font-weight-asian="bold" style:font-size-complex="8pt" style:font-weight-complex="bold"/>
    </style:style>
    <style:style style:name="P276" style:family="paragraph" style:parent-style-name="ubuntu_5f_mono_5f_9">
      <style:text-properties style:font-name="Ubuntu Mono1" fo:font-size="8pt" fo:font-weight="bold" officeooo:rsid="0214988e" officeooo:paragraph-rsid="0214988e" style:font-size-asian="8pt" style:font-weight-asian="bold" style:font-size-complex="8pt" style:font-weight-complex="bold"/>
    </style:style>
    <style:style style:name="P277" style:family="paragraph" style:parent-style-name="ubuntu_5f_mono_5f_9">
      <style:text-properties style:font-name="Ubuntu Mono1" fo:font-size="8pt" fo:font-weight="bold" officeooo:rsid="0215f702" officeooo:paragraph-rsid="0215f702" style:font-size-asian="8pt" style:font-weight-asian="bold" style:font-size-complex="8pt" style:font-weight-complex="bold"/>
    </style:style>
    <style:style style:name="P278" style:family="paragraph" style:parent-style-name="ubuntu_5f_mono_5f_9">
      <style:text-properties style:font-name="Ubuntu Mono1" fo:font-size="8pt" fo:font-weight="bold" officeooo:rsid="021a74d5" officeooo:paragraph-rsid="021a74d5" style:font-size-asian="8pt" style:font-weight-asian="bold" style:font-size-complex="8pt" style:font-weight-complex="bold"/>
    </style:style>
    <style:style style:name="P279" style:family="paragraph" style:parent-style-name="ubuntu_5f_mono_5f_9">
      <style:text-properties style:font-name="Ubuntu Mono1" fo:font-size="8pt" fo:font-weight="bold" officeooo:rsid="02134c14" officeooo:paragraph-rsid="0241d249" style:font-size-asian="8pt" style:font-weight-asian="bold" style:font-size-complex="8pt" style:font-weight-complex="bold"/>
    </style:style>
    <style:style style:name="P280" style:family="paragraph" style:parent-style-name="ubuntu_5f_mono_5f_9">
      <style:text-properties style:font-name="Ubuntu Mono1" fo:font-size="8pt" fo:font-weight="bold" officeooo:rsid="01feda68" officeooo:paragraph-rsid="0208171c" style:font-size-asian="8pt" style:font-weight-asian="bold" style:font-size-complex="8pt" style:font-weight-complex="bold"/>
    </style:style>
    <style:style style:name="P281" style:family="paragraph" style:parent-style-name="ubuntu_5f_mono_5f_9">
      <style:text-properties style:font-name="Ubuntu Mono1" fo:font-size="8pt" fo:font-weight="bold" officeooo:rsid="01feda68" officeooo:paragraph-rsid="02db501d" style:font-size-asian="8pt" style:font-weight-asian="bold" style:font-size-complex="8pt" style:font-weight-complex="bold"/>
    </style:style>
    <style:style style:name="P282" style:family="paragraph" style:parent-style-name="ubuntu_5f_mono_5f_9">
      <style:text-properties style:font-name="Ubuntu Mono1" fo:font-size="8pt" fo:font-weight="bold" officeooo:rsid="020006c9" officeooo:paragraph-rsid="0208171c" style:font-size-asian="8pt" style:font-weight-asian="bold" style:font-size-complex="8pt" style:font-weight-complex="bold"/>
    </style:style>
    <style:style style:name="P283" style:family="paragraph" style:parent-style-name="ubuntu_5f_mono_5f_9">
      <style:text-properties style:font-name="Ubuntu Mono1" fo:font-size="8pt" fo:font-weight="bold" officeooo:rsid="020006c9" officeooo:paragraph-rsid="02620653" style:font-size-asian="8pt" style:font-weight-asian="bold" style:font-size-complex="8pt" style:font-weight-complex="bold"/>
    </style:style>
    <style:style style:name="P284" style:family="paragraph" style:parent-style-name="ubuntu_5f_mono_5f_9">
      <style:text-properties style:font-name="Ubuntu Mono1" fo:font-size="8pt" fo:font-weight="bold" officeooo:rsid="00d70eb4" officeooo:paragraph-rsid="00d70eb4" style:font-size-asian="8pt" style:font-weight-asian="bold" style:font-size-complex="8pt" style:font-weight-complex="bold"/>
    </style:style>
    <style:style style:name="P285" style:family="paragraph" style:parent-style-name="ubuntu_5f_mono_5f_9">
      <style:text-properties style:font-name="Ubuntu Mono1" fo:font-size="8pt" fo:font-weight="bold" officeooo:rsid="02703c70" officeooo:paragraph-rsid="02703c70" style:font-size-asian="8pt" style:font-weight-asian="bold" style:font-size-complex="8pt" style:font-weight-complex="bold"/>
    </style:style>
    <style:style style:name="P286" style:family="paragraph" style:parent-style-name="ubuntu_5f_mono_5f_9">
      <style:text-properties style:font-name="Ubuntu Mono1" fo:font-size="8pt" fo:font-weight="bold" officeooo:rsid="0138487e" officeooo:paragraph-rsid="0138487e" style:font-size-asian="8pt" style:font-weight-asian="bold" style:font-size-complex="8pt" style:font-weight-complex="bold"/>
    </style:style>
    <style:style style:name="P287" style:family="paragraph" style:parent-style-name="ubuntu_5f_mono_5f_9">
      <style:paragraph-properties fo:text-align="center" style:justify-single-word="false"/>
      <style:text-properties style:font-name="Ubuntu Mono1" fo:font-size="8pt" fo:font-weight="bold" officeooo:rsid="01cf354d" officeooo:paragraph-rsid="01cf354d" style:font-size-asian="8pt" style:font-weight-asian="bold" style:font-size-complex="8pt" style:font-weight-complex="bold"/>
    </style:style>
    <style:style style:name="P288" style:family="paragraph" style:parent-style-name="ubuntu_5f_mono_5f_9">
      <style:paragraph-properties fo:text-align="center" style:justify-single-word="false"/>
      <style:text-properties style:font-name="Ubuntu Mono1" fo:font-size="8pt" fo:font-weight="bold" officeooo:rsid="01cf354d" officeooo:paragraph-rsid="022605c8" style:font-size-asian="8pt" style:font-weight-asian="bold" style:font-size-complex="8pt" style:font-weight-complex="bold"/>
    </style:style>
    <style:style style:name="P289" style:family="paragraph" style:parent-style-name="ubuntu_5f_mono_5f_9">
      <style:text-properties style:font-name="Ubuntu Mono1" fo:font-size="8pt" fo:font-weight="bold" officeooo:rsid="021f9ae9" officeooo:paragraph-rsid="021f9ae9" style:font-size-asian="8pt" style:font-weight-asian="bold" style:font-size-complex="8pt" style:font-weight-complex="bold"/>
    </style:style>
    <style:style style:name="P290" style:family="paragraph" style:parent-style-name="ubuntu_5f_mono_5f_9">
      <style:text-properties style:font-name="Ubuntu Mono1" fo:font-size="8pt" fo:font-weight="bold" officeooo:paragraph-rsid="010cdfb7" style:font-size-asian="8pt" style:font-weight-asian="bold" style:font-size-complex="8pt" style:font-weight-complex="bold"/>
    </style:style>
    <style:style style:name="P291" style:family="paragraph" style:parent-style-name="ubuntu_5f_mono_5f_9">
      <style:text-properties style:font-name="Ubuntu Mono1" fo:font-size="8pt" fo:font-weight="bold" officeooo:rsid="00b63765" officeooo:paragraph-rsid="02794abc" style:font-size-asian="8pt" style:font-weight-asian="bold" style:font-size-complex="8pt" style:font-weight-complex="bold"/>
    </style:style>
    <style:style style:name="P292" style:family="paragraph" style:parent-style-name="ubuntu_5f_mono_5f_9">
      <style:text-properties style:font-name="Ubuntu Mono1" fo:font-size="8pt" fo:font-weight="bold" officeooo:paragraph-rsid="00e2a39a" style:font-size-asian="8pt" style:font-weight-asian="bold" style:font-size-complex="8pt" style:font-weight-complex="bold"/>
    </style:style>
    <style:style style:name="P293" style:family="paragraph" style:parent-style-name="ubuntu_5f_mono_5f_9">
      <style:text-properties style:font-name="Ubuntu Mono1" fo:font-size="8pt" fo:font-weight="bold" officeooo:paragraph-rsid="00e1a8fb" style:font-size-asian="8pt" style:font-weight-asian="bold" style:font-size-complex="8pt" style:font-weight-complex="bold"/>
    </style:style>
    <style:style style:name="P294" style:family="paragraph" style:parent-style-name="ubuntu_5f_mono_5f_9">
      <style:text-properties style:font-name="Ubuntu Mono1" fo:font-size="8pt" fo:font-weight="bold" officeooo:paragraph-rsid="00e89740" style:font-size-asian="8pt" style:font-weight-asian="bold" style:font-size-complex="8pt" style:font-weight-complex="bold"/>
    </style:style>
    <style:style style:name="P295" style:family="paragraph" style:parent-style-name="ubuntu_5f_mono_5f_9">
      <style:text-properties style:font-name="Ubuntu Mono1" fo:font-size="8pt" fo:font-weight="bold" officeooo:rsid="0135c626" officeooo:paragraph-rsid="0135c626" style:font-size-asian="8pt" style:font-weight-asian="bold" style:font-size-complex="8pt" style:font-weight-complex="bold"/>
    </style:style>
    <style:style style:name="P296" style:family="paragraph" style:parent-style-name="ubuntu_5f_mono_5f_9">
      <style:text-properties style:font-name="Ubuntu Mono1" fo:font-size="8pt" fo:font-weight="bold" officeooo:rsid="011bf5a6" officeooo:paragraph-rsid="011bf5a6" style:font-size-asian="8pt" style:font-weight-asian="bold" style:font-size-complex="8pt" style:font-weight-complex="bold"/>
    </style:style>
    <style:style style:name="P297" style:family="paragraph" style:parent-style-name="ubuntu_5f_mono_5f_9">
      <style:text-properties style:font-name="Ubuntu Mono1" fo:font-size="8pt" fo:font-weight="bold" officeooo:paragraph-rsid="00e5506d" style:font-size-asian="8pt" style:font-weight-asian="bold" style:font-size-complex="8pt" style:font-weight-complex="bold"/>
    </style:style>
    <style:style style:name="P298" style:family="paragraph" style:parent-style-name="ubuntu_5f_mono_5f_9">
      <style:text-properties style:font-name="Ubuntu Mono1" fo:font-size="8pt" fo:font-weight="bold" officeooo:rsid="00e2a39a" officeooo:paragraph-rsid="00e2a39a" style:font-size-asian="8pt" style:font-weight-asian="bold" style:font-size-complex="8pt" style:font-weight-complex="bold"/>
    </style:style>
    <style:style style:name="P299" style:family="paragraph" style:parent-style-name="ubuntu_5f_mono_5f_9">
      <style:text-properties style:font-name="Ubuntu Mono1" fo:font-size="8pt" fo:font-weight="bold" officeooo:paragraph-rsid="00e48ad9" style:font-size-asian="8pt" style:font-weight-asian="bold" style:font-size-complex="8pt" style:font-weight-complex="bold"/>
    </style:style>
    <style:style style:name="P300" style:family="paragraph" style:parent-style-name="ubuntu_5f_mono_5f_9">
      <style:text-properties style:font-name="Ubuntu Mono1" fo:font-size="8pt" fo:font-weight="bold" officeooo:rsid="028d6c19" officeooo:paragraph-rsid="028d6c19" style:font-size-asian="8pt" style:font-weight-asian="bold" style:font-size-complex="8pt" style:font-weight-complex="bold"/>
    </style:style>
    <style:style style:name="P301" style:family="paragraph" style:parent-style-name="ubuntu_5f_mono_5f_9">
      <style:text-properties style:font-name="Ubuntu Mono1" fo:font-size="8pt" fo:font-weight="bold" officeooo:rsid="00b54a46" officeooo:paragraph-rsid="010cdfb7" style:font-size-asian="8pt" style:font-weight-asian="bold" style:font-size-complex="8pt" style:font-weight-complex="bold"/>
    </style:style>
    <style:style style:name="P302" style:family="paragraph" style:parent-style-name="ubuntu_5f_mono_5f_9">
      <style:text-properties style:font-name="Ubuntu Mono1" fo:font-size="8pt" fo:font-weight="bold" officeooo:rsid="00afa26e" officeooo:paragraph-rsid="00afa26e" style:font-size-asian="8pt" style:font-weight-asian="bold" style:font-size-complex="8pt" style:font-weight-complex="bold"/>
    </style:style>
    <style:style style:name="P303" style:family="paragraph" style:parent-style-name="ubuntu_5f_mono_5f_9">
      <style:text-properties style:font-name="Ubuntu Mono1" fo:font-size="8pt" fo:font-weight="bold" officeooo:rsid="00b2854d" officeooo:paragraph-rsid="00b2854d" style:font-size-asian="8pt" style:font-weight-asian="bold" style:font-size-complex="8pt" style:font-weight-complex="bold"/>
    </style:style>
    <style:style style:name="P304" style:family="paragraph" style:parent-style-name="ubuntu_5f_mono_5f_9">
      <style:text-properties style:font-name="Ubuntu Mono1" fo:font-size="8pt" fo:font-weight="bold" officeooo:rsid="01f4c0ac" officeooo:paragraph-rsid="01f4c0ac" style:font-size-asian="8pt" style:font-weight-asian="bold" style:font-size-complex="8pt" style:font-weight-complex="bold"/>
    </style:style>
    <style:style style:name="P305" style:family="paragraph" style:parent-style-name="ubuntu_5f_mono_5f_9">
      <style:text-properties style:font-name="Ubuntu Mono1" fo:font-size="8pt" fo:font-weight="bold" officeooo:rsid="01f6614c" officeooo:paragraph-rsid="01f6614c" style:font-size-asian="8pt" style:font-weight-asian="bold" style:font-size-complex="8pt" style:font-weight-complex="bold"/>
    </style:style>
    <style:style style:name="P306" style:family="paragraph" style:parent-style-name="ubuntu_5f_mono_5f_9">
      <style:text-properties style:font-name="Ubuntu Mono1" fo:font-size="8pt" fo:font-weight="bold" officeooo:rsid="02cb491b" officeooo:paragraph-rsid="02cb491b" style:font-size-asian="8pt" style:font-weight-asian="bold" style:font-size-complex="8pt" style:font-weight-complex="bold"/>
    </style:style>
    <style:style style:name="P307" style:family="paragraph" style:parent-style-name="ubuntu_5f_mono_5f_9">
      <style:text-properties style:font-name="Ubuntu Mono1" fo:font-size="8pt" fo:font-weight="bold" officeooo:rsid="027edb2b" officeooo:paragraph-rsid="02cb63a4" style:font-size-asian="8pt" style:font-weight-asian="bold" style:font-size-complex="8pt" style:font-weight-complex="bold"/>
    </style:style>
    <style:style style:name="P308" style:family="paragraph" style:parent-style-name="ubuntu_5f_mono_5f_9">
      <style:text-properties style:font-name="Ubuntu Mono1" fo:font-size="8pt" fo:font-weight="bold" officeooo:rsid="013e5c16" officeooo:paragraph-rsid="02ce4bf7" style:font-size-asian="8pt" style:font-weight-asian="bold" style:font-size-complex="8pt" style:font-weight-complex="bold"/>
    </style:style>
    <style:style style:name="P309" style:family="paragraph" style:parent-style-name="ubuntu_5f_mono_5f_9">
      <style:text-properties style:font-name="Ubuntu Mono1" fo:font-size="8pt" fo:font-weight="bold" officeooo:rsid="02801987" officeooo:paragraph-rsid="02a83b9f" style:font-size-asian="8pt" style:font-weight-asian="bold" style:font-size-complex="8pt" style:font-weight-complex="bold"/>
    </style:style>
    <style:style style:name="P310" style:family="paragraph" style:parent-style-name="ubuntu_5f_mono_5f_9">
      <style:text-properties style:font-name="Ubuntu Mono1" fo:font-size="8pt" fo:font-weight="bold" officeooo:rsid="02801987" officeooo:paragraph-rsid="02de6044" style:font-size-asian="8pt" style:font-weight-asian="bold" style:font-size-complex="8pt" style:font-weight-complex="bold"/>
    </style:style>
    <style:style style:name="P311" style:family="paragraph" style:parent-style-name="ubuntu_5f_mono_5f_9">
      <style:text-properties style:font-name="Ubuntu Mono1" fo:font-size="8pt" fo:font-weight="bold" officeooo:rsid="02d8c179" officeooo:paragraph-rsid="02d8c179" style:font-size-asian="8pt" style:font-weight-asian="bold" style:font-size-complex="8pt" style:font-weight-complex="bold"/>
    </style:style>
    <style:style style:name="P312" style:family="paragraph" style:parent-style-name="ubuntu_5f_mono_5f_9">
      <style:text-properties style:font-name="Ubuntu Mono1" fo:font-size="8pt" fo:font-weight="bold" officeooo:rsid="0227ec83" officeooo:paragraph-rsid="02de6044" style:font-size-asian="8pt" style:font-weight-asian="bold" style:font-size-complex="8pt" style:font-weight-complex="bold"/>
    </style:style>
    <style:style style:name="P313" style:family="paragraph" style:parent-style-name="ubuntu_5f_mono_5f_9">
      <style:text-properties style:font-name="Ubuntu Mono1" fo:font-size="8pt" fo:font-weight="bold" officeooo:rsid="02288956" officeooo:paragraph-rsid="02de6044" style:font-size-asian="8pt" style:font-weight-asian="bold" style:font-size-complex="8pt" style:font-weight-complex="bold"/>
    </style:style>
    <style:style style:name="P314" style:family="paragraph" style:parent-style-name="ubuntu_5f_mono_5f_9">
      <style:text-properties style:font-name="Ubuntu Mono1" fo:font-size="8pt" fo:font-weight="bold" officeooo:rsid="01f7d16b" officeooo:paragraph-rsid="01f7d16b" style:font-size-asian="8pt" style:font-weight-asian="bold" style:font-size-complex="8pt" style:font-weight-complex="bold"/>
    </style:style>
    <style:style style:name="P315" style:family="paragraph" style:parent-style-name="ubuntu_5f_mono_5f_9">
      <style:text-properties style:font-name="Ubuntu Mono1" fo:font-size="8pt" fo:font-weight="bold" officeooo:rsid="01f908f5" officeooo:paragraph-rsid="01f908f5" style:font-size-asian="8pt" style:font-weight-asian="bold" style:font-size-complex="8pt" style:font-weight-complex="bold"/>
    </style:style>
    <style:style style:name="P316" style:family="paragraph" style:parent-style-name="ubuntu_5f_mono_5f_9">
      <style:text-properties style:font-name="Ubuntu Mono1" fo:font-size="8pt" fo:font-weight="bold" officeooo:rsid="015742dd" officeooo:paragraph-rsid="02e12e61" style:font-size-asian="8pt" style:font-weight-asian="bold" style:font-size-complex="8pt" style:font-weight-complex="bold"/>
    </style:style>
    <style:style style:name="P317" style:family="paragraph" style:parent-style-name="ubuntu_5f_mono_5f_9">
      <style:text-properties style:font-name="Ubuntu Mono1" fo:font-size="8pt" fo:font-weight="bold" officeooo:rsid="015742dd" officeooo:paragraph-rsid="015742dd" style:font-size-asian="8pt" style:font-weight-asian="bold" style:font-size-complex="8pt" style:font-weight-complex="bold"/>
    </style:style>
    <style:style style:name="P318" style:family="paragraph" style:parent-style-name="ubuntu_5f_mono_5f_9">
      <style:text-properties style:font-name="Ubuntu Mono1" fo:font-size="8pt" fo:font-weight="bold" officeooo:rsid="015742dd" officeooo:paragraph-rsid="02df3442" style:font-size-asian="8pt" style:font-weight-asian="bold" style:font-size-complex="8pt" style:font-weight-complex="bold"/>
    </style:style>
    <style:style style:name="P319" style:family="paragraph" style:parent-style-name="ubuntu_5f_mono_5f_9">
      <style:text-properties style:font-name="Ubuntu Mono1" fo:font-size="8pt" fo:font-weight="bold" officeooo:rsid="02dd9819" officeooo:paragraph-rsid="02dd9819" style:font-size-asian="8pt" style:font-weight-asian="bold" style:font-size-complex="8pt" style:font-weight-complex="bold"/>
    </style:style>
    <style:style style:name="P320" style:family="paragraph" style:parent-style-name="ubuntu_5f_mono_5f_9">
      <style:text-properties style:font-name="Ubuntu Mono1" fo:font-size="8pt" fo:font-weight="bold" officeooo:paragraph-rsid="0185a383" style:font-size-asian="8pt" style:font-weight-asian="bold" style:font-size-complex="8pt" style:font-weight-complex="bold"/>
    </style:style>
    <style:style style:name="P321" style:family="paragraph" style:parent-style-name="ubuntu_5f_mono_5f_9">
      <style:text-properties style:font-name="Ubuntu Mono1" fo:font-size="8pt" fo:font-weight="bold" officeooo:rsid="01873e1a" officeooo:paragraph-rsid="01873e1a" style:font-size-asian="8pt" style:font-weight-asian="bold" style:font-size-complex="8pt" style:font-weight-complex="bold"/>
    </style:style>
    <style:style style:name="P322" style:family="paragraph" style:parent-style-name="ubuntu_5f_mono_5f_9">
      <style:text-properties style:font-name="Ubuntu Mono1" fo:font-size="8pt" fo:font-weight="bold" officeooo:rsid="01734f3d" officeooo:paragraph-rsid="01956192" style:font-size-asian="8pt" style:font-weight-asian="bold" style:font-size-complex="8pt" style:font-weight-complex="bold"/>
    </style:style>
    <style:style style:name="P323" style:family="paragraph" style:parent-style-name="ubuntu_5f_mono_5f_9">
      <style:text-properties style:font-name="Ubuntu Mono1" fo:font-size="8pt" fo:font-weight="bold" officeooo:rsid="01726440" officeooo:paragraph-rsid="01726440" style:font-size-asian="8pt" style:font-weight-asian="bold" style:font-size-complex="8pt" style:font-weight-complex="bold"/>
    </style:style>
    <style:style style:name="P324" style:family="paragraph" style:parent-style-name="ubuntu_5f_mono_5f_9">
      <style:text-properties style:font-name="Ubuntu Mono1" fo:font-size="8pt" fo:font-weight="bold" officeooo:rsid="022bbda3" officeooo:paragraph-rsid="022bbda3" style:font-size-asian="8pt" style:font-weight-asian="bold" style:font-size-complex="8pt" style:font-weight-complex="bold"/>
    </style:style>
    <style:style style:name="P325" style:family="paragraph" style:parent-style-name="ubuntu_5f_mono_5f_9">
      <style:text-properties style:font-name="Ubuntu Mono1" fo:font-size="8pt" fo:font-weight="bold" officeooo:rsid="02b998b0" officeooo:paragraph-rsid="02b998b0" style:font-size-asian="8pt" style:font-weight-asian="bold" style:font-size-complex="8pt" style:font-weight-complex="bold"/>
    </style:style>
    <style:style style:name="P326" style:family="paragraph" style:parent-style-name="ubuntu_5f_mono_5f_9">
      <style:text-properties style:font-name="Ubuntu Mono1" fo:font-size="8pt" fo:font-weight="bold" officeooo:rsid="02b87b03" officeooo:paragraph-rsid="02b87b03" style:font-size-asian="8pt" style:font-weight-asian="bold" style:font-size-complex="8pt" style:font-weight-complex="bold"/>
    </style:style>
    <style:style style:name="P327" style:family="paragraph" style:parent-style-name="ubuntu_5f_mono_5f_9">
      <style:text-properties style:font-name="Ubuntu Mono1" fo:font-size="8pt" fo:font-weight="bold" officeooo:rsid="02b7164c" officeooo:paragraph-rsid="02b7164c" style:font-size-asian="8pt" style:font-weight-asian="bold" style:font-size-complex="8pt" style:font-weight-complex="bold"/>
    </style:style>
    <style:style style:name="P328" style:family="paragraph" style:parent-style-name="ubuntu_5f_mono_5f_9">
      <style:text-properties style:font-name="Ubuntu Mono1" fo:font-size="8pt" fo:font-weight="bold" officeooo:rsid="02b7164c" officeooo:paragraph-rsid="02e708af" style:font-size-asian="8pt" style:font-weight-asian="bold" style:font-size-complex="8pt" style:font-weight-complex="bold"/>
    </style:style>
    <style:style style:name="P329" style:family="paragraph" style:parent-style-name="ubuntu_5f_mono_5f_9">
      <style:text-properties style:font-name="Ubuntu Mono1" fo:font-size="8pt" fo:font-weight="bold" officeooo:rsid="02e708af" officeooo:paragraph-rsid="02e708af" style:font-size-asian="8pt" style:font-weight-asian="bold" style:font-size-complex="8pt" style:font-weight-complex="bold"/>
    </style:style>
    <style:style style:name="P330" style:family="paragraph" style:parent-style-name="ubuntu_5f_mono_5f_9">
      <style:text-properties style:font-name="Ubuntu Mono1" fo:font-size="8pt" fo:font-weight="normal" style:font-size-asian="8pt" style:font-weight-asian="normal" style:font-size-complex="8pt" style:font-weight-complex="normal"/>
    </style:style>
    <style:style style:name="P331" style:family="paragraph" style:parent-style-name="ubuntu_5f_mono_5f_9">
      <style:text-properties style:font-name="Ubuntu Mono1" fo:font-size="8pt" fo:font-weight="normal" officeooo:paragraph-rsid="0218d578" style:font-size-asian="8pt" style:font-weight-asian="normal" style:font-size-complex="8pt" style:font-weight-complex="normal"/>
    </style:style>
    <style:style style:name="P332" style:family="paragraph" style:parent-style-name="ubuntu_5f_mono_5f_9">
      <style:text-properties style:font-name="Ubuntu Mono1" fo:font-size="8pt" fo:font-weight="normal" officeooo:paragraph-rsid="02065ca8" style:font-size-asian="8pt" style:font-weight-asian="normal" style:font-size-complex="8pt" style:font-weight-complex="normal"/>
    </style:style>
    <style:style style:name="P333" style:family="paragraph" style:parent-style-name="ubuntu_5f_mono_5f_9">
      <style:text-properties style:font-name="Ubuntu Mono1" fo:font-size="8pt" fo:font-weight="normal" officeooo:rsid="0051de7d" officeooo:paragraph-rsid="0218d578" style:font-size-asian="8pt" style:font-weight-asian="normal" style:font-size-complex="8pt" style:font-weight-complex="normal"/>
    </style:style>
    <style:style style:name="P334" style:family="paragraph" style:parent-style-name="ubuntu_5f_mono_5f_9">
      <style:text-properties style:font-name="Ubuntu Mono1" fo:font-size="8pt" fo:font-weight="normal" officeooo:rsid="023d4d3a" officeooo:paragraph-rsid="023de099" style:font-size-asian="8pt" style:font-weight-asian="normal" style:font-size-complex="8pt" style:font-weight-complex="normal"/>
    </style:style>
    <style:style style:name="P335" style:family="paragraph" style:parent-style-name="ubuntu_5f_mono_5f_9">
      <style:text-properties style:font-name="Ubuntu Mono1" fo:font-size="8pt" fo:font-weight="normal" officeooo:rsid="024c2d29" officeooo:paragraph-rsid="024c2d29" style:font-size-asian="8pt" style:font-weight-asian="normal" style:font-size-complex="8pt" style:font-weight-complex="normal"/>
    </style:style>
    <style:style style:name="P336" style:family="paragraph" style:parent-style-name="ubuntu_5f_mono_5f_9">
      <style:text-properties style:font-name="Ubuntu Mono1" fo:font-size="8pt" fo:font-weight="normal" officeooo:rsid="00c42c33" officeooo:paragraph-rsid="00c42c33" style:font-size-asian="8pt" style:font-weight-asian="normal" style:font-size-complex="8pt" style:font-weight-complex="normal"/>
    </style:style>
    <style:style style:name="P337" style:family="paragraph" style:parent-style-name="ubuntu_5f_mono_5f_9">
      <style:text-properties style:font-name="Ubuntu Mono1" fo:font-size="8pt" fo:font-weight="normal" officeooo:rsid="02dd9819" officeooo:paragraph-rsid="02dd9819" style:font-size-asian="8pt" style:font-weight-asian="normal" style:font-size-complex="8pt" style:font-weight-complex="normal"/>
    </style:style>
    <style:style style:name="P338" style:family="paragraph" style:parent-style-name="ubuntu_5f_mono_5f_9">
      <style:text-properties style:font-name="Ubuntu Mono1" fo:font-size="8pt" fo:font-style="normal" officeooo:rsid="004eb986" style:font-size-asian="8pt" style:font-style-asian="normal" style:font-size-complex="8pt" style:font-style-complex="normal"/>
    </style:style>
    <style:style style:name="P339" style:family="paragraph" style:parent-style-name="ubuntu_5f_mono_5f_9">
      <style:text-properties style:font-name="Ubuntu Mono1" fo:font-size="8pt" fo:font-style="normal" officeooo:rsid="008fcc46" officeooo:paragraph-rsid="009d4bf0" style:font-size-asian="8pt" style:font-style-asian="normal" style:font-size-complex="8pt" style:font-style-complex="normal"/>
    </style:style>
    <style:style style:name="P340" style:family="paragraph" style:parent-style-name="ubuntu_5f_mono_5f_9">
      <style:text-properties style:font-name="Ubuntu Mono1" fo:font-size="8pt" fo:font-style="normal" officeooo:rsid="008bd259" officeooo:paragraph-rsid="008bd259" style:font-size-asian="8pt" style:font-style-asian="normal" style:font-size-complex="8pt" style:font-style-complex="normal"/>
    </style:style>
    <style:style style:name="P341" style:family="paragraph" style:parent-style-name="ubuntu_5f_mono_5f_9">
      <style:text-properties style:font-name="Ubuntu Mono1" fo:font-size="8pt" fo:font-style="normal" officeooo:rsid="004f45f2" officeooo:paragraph-rsid="008b9280" style:font-size-asian="8pt" style:font-style-asian="normal" style:font-size-complex="8pt" style:font-style-complex="normal"/>
    </style:style>
    <style:style style:name="P342" style:family="paragraph" style:parent-style-name="ubuntu_5f_mono_5f_9">
      <style:text-properties style:font-name="Ubuntu Mono1" fo:font-size="8pt" fo:font-style="normal" fo:font-weight="bold" officeooo:rsid="0081c4b3" officeooo:paragraph-rsid="0081c4b3" style:font-size-asian="8pt" style:font-style-asian="normal" style:font-weight-asian="bold" style:font-size-complex="8pt" style:font-style-complex="normal" style:font-weight-complex="bold"/>
    </style:style>
    <style:style style:name="P343" style:family="paragraph" style:parent-style-name="ubuntu_5f_mono_5f_9">
      <style:text-properties style:font-name="Ubuntu Mono1" fo:font-size="8pt" fo:font-style="normal" fo:font-weight="bold" officeooo:rsid="008fcc46" officeooo:paragraph-rsid="009a6cb1" style:font-size-asian="8pt" style:font-style-asian="normal" style:font-weight-asian="bold" style:font-size-complex="8pt" style:font-style-complex="normal" style:font-weight-complex="bold"/>
    </style:style>
    <style:style style:name="P344" style:family="paragraph" style:parent-style-name="ubuntu_5f_mono_5f_9">
      <style:text-properties style:font-name="Ubuntu Mono1" fo:font-size="8pt" fo:font-style="normal" fo:font-weight="bold" officeooo:rsid="008b9280" officeooo:paragraph-rsid="008b9280" style:font-size-asian="8pt" style:font-style-asian="normal" style:font-weight-asian="bold" style:font-size-complex="8pt" style:font-style-complex="normal" style:font-weight-complex="bold"/>
    </style:style>
    <style:style style:name="P345" style:family="paragraph" style:parent-style-name="ubuntu_5f_mono_5f_9">
      <style:text-properties style:font-name="Ubuntu Mono1" fo:font-size="8pt" fo:font-style="normal" fo:font-weight="bold" officeooo:rsid="008bd259" officeooo:paragraph-rsid="008bd259" style:font-size-asian="8pt" style:font-style-asian="normal" style:font-weight-asian="bold" style:font-size-complex="8pt" style:font-style-complex="normal" style:font-weight-complex="bold"/>
    </style:style>
    <style:style style:name="P346" style:family="paragraph" style:parent-style-name="ubuntu_5f_mono_5f_9">
      <style:text-properties style:font-name="Ubuntu Mono1" fo:font-size="8pt" fo:font-style="normal" fo:font-weight="bold" officeooo:rsid="004e89ed" officeooo:paragraph-rsid="008b9280" style:font-size-asian="8pt" style:font-style-asian="normal" style:font-weight-asian="bold" style:font-size-complex="8pt" style:font-style-complex="normal" style:font-weight-complex="bold"/>
    </style:style>
    <style:style style:name="P347" style:family="paragraph" style:parent-style-name="ubuntu_5f_mono_5f_9">
      <style:text-properties style:font-name="Ubuntu Mono1" fo:font-size="8pt" fo:font-style="normal" fo:font-weight="bold" officeooo:rsid="004f45f2" officeooo:paragraph-rsid="008b9280" style:font-size-asian="8pt" style:font-style-asian="normal" style:font-weight-asian="bold" style:font-size-complex="8pt" style:font-style-complex="normal" style:font-weight-complex="bold"/>
    </style:style>
    <style:style style:name="P348" style:family="paragraph" style:parent-style-name="ubuntu_5f_mono_5f_9">
      <style:text-properties style:font-name="Ubuntu Mono1" fo:font-size="8pt" fo:font-style="normal" fo:font-weight="bold" officeooo:rsid="0094402a" officeooo:paragraph-rsid="0094402a" style:font-size-asian="8pt" style:font-style-asian="normal" style:font-weight-asian="bold" style:font-size-complex="8pt" style:font-style-complex="normal" style:font-weight-complex="bold"/>
    </style:style>
    <style:style style:name="P349" style:family="paragraph" style:parent-style-name="ubuntu_5f_mono_5f_9">
      <style:text-properties style:font-name="Ubuntu Mono1" fo:font-size="8pt" fo:font-style="normal" fo:font-weight="bold" officeooo:rsid="008d8354" officeooo:paragraph-rsid="008d8354" style:font-size-asian="8pt" style:font-style-asian="normal" style:font-weight-asian="bold" style:font-size-complex="8pt" style:font-style-complex="normal" style:font-weight-complex="bold"/>
    </style:style>
    <style:style style:name="P350" style:family="paragraph" style:parent-style-name="ubuntu_5f_mono_5f_9">
      <style:text-properties style:font-name="Ubuntu Mono1" fo:font-size="8pt" fo:font-style="normal" fo:font-weight="bold" officeooo:rsid="008e6587" officeooo:paragraph-rsid="008e6587" style:font-size-asian="8pt" style:font-style-asian="normal" style:font-weight-asian="bold" style:font-size-complex="8pt" style:font-style-complex="normal" style:font-weight-complex="bold"/>
    </style:style>
    <style:style style:name="P351" style:family="paragraph" style:parent-style-name="ubuntu_5f_mono_5f_9">
      <style:text-properties style:font-name="Ubuntu Mono1" fo:font-size="8pt" fo:font-style="normal" style:text-underline-style="none" fo:font-weight="normal" officeooo:rsid="0274bdbb" officeooo:paragraph-rsid="0274bdbb" style:font-size-asian="8pt" style:font-style-asian="normal" style:font-weight-asian="normal" style:font-size-complex="8pt" style:font-style-complex="normal" style:font-weight-complex="normal"/>
    </style:style>
    <style:style style:name="P352" style:family="paragraph" style:parent-style-name="ubuntu_5f_mono_5f_9">
      <style:text-properties style:font-name="Ubuntu Mono1" fo:font-size="8pt" fo:font-style="normal" style:text-underline-style="none" officeooo:rsid="00c631d6" officeooo:paragraph-rsid="028d6c19" style:font-size-asian="8pt" style:font-style-asian="normal" style:font-size-complex="8pt" style:font-style-complex="normal"/>
    </style:style>
    <style:style style:name="P353" style:family="paragraph" style:parent-style-name="ubuntu_5f_mono_5f_9">
      <style:text-properties style:font-name="Ubuntu Mono1" fo:font-size="8pt" fo:font-style="italic" style:font-size-asian="8pt" style:font-style-asian="italic" style:font-size-complex="8pt" style:font-style-complex="italic"/>
    </style:style>
    <style:style style:name="P354" style:family="paragraph" style:parent-style-name="ubuntu_5f_mono_5f_9">
      <style:paragraph-properties fo:text-align="center" style:justify-single-word="false"/>
      <style:text-properties style:font-name="Ubuntu Mono1" fo:font-size="8pt" fo:font-style="italic" officeooo:rsid="0143b7cc" officeooo:paragraph-rsid="01fe07e4" style:font-size-asian="8pt" style:font-style-asian="italic" style:font-size-complex="8pt" style:font-style-complex="italic"/>
    </style:style>
    <style:style style:name="P355" style:family="paragraph" style:parent-style-name="ubuntu_5f_mono_5f_9">
      <style:text-properties style:font-name="Ubuntu Mono1" fo:font-size="8pt" fo:font-style="italic" officeooo:paragraph-rsid="01c4c6c0" style:font-size-asian="8pt" style:font-style-asian="italic" style:font-size-complex="8pt" style:font-style-complex="italic"/>
    </style:style>
    <style:style style:name="P356" style:family="paragraph" style:parent-style-name="ubuntu_5f_mono_5f_9">
      <style:text-properties style:font-name="Ubuntu Mono1" fo:font-size="8pt" fo:font-style="italic" officeooo:rsid="00c6b2dc" officeooo:paragraph-rsid="013b76b8" style:font-size-asian="8pt" style:font-style-asian="italic" style:font-size-complex="8pt" style:font-style-complex="italic"/>
    </style:style>
    <style:style style:name="P357" style:family="paragraph" style:parent-style-name="ubuntu_5f_mono_5f_9">
      <style:text-properties style:font-name="Ubuntu Mono1" fo:font-size="8pt" fo:font-style="italic" officeooo:rsid="00c76058" officeooo:paragraph-rsid="013c7fde" style:font-size-asian="8pt" style:font-style-asian="italic" style:font-size-complex="8pt" style:font-style-complex="italic"/>
    </style:style>
    <style:style style:name="P358" style:family="paragraph" style:parent-style-name="ubuntu_5f_mono_5f_9">
      <style:text-properties style:font-name="Ubuntu Mono1" fo:font-size="8pt" fo:font-style="italic" officeooo:rsid="00c76058" officeooo:paragraph-rsid="013b76b8" style:font-size-asian="8pt" style:font-style-asian="italic" style:font-size-complex="8pt" style:font-style-complex="italic"/>
    </style:style>
    <style:style style:name="P359" style:family="paragraph" style:parent-style-name="ubuntu_5f_mono_5f_9">
      <style:text-properties style:font-name="Ubuntu Mono1" fo:font-size="8pt" fo:font-style="italic" officeooo:rsid="028d6c19" officeooo:paragraph-rsid="028d6c19" style:font-size-asian="8pt" style:font-style-asian="italic" style:font-size-complex="8pt" style:font-style-complex="italic"/>
    </style:style>
    <style:style style:name="P360" style:family="paragraph" style:parent-style-name="ubuntu_5f_mono_5f_9">
      <style:text-properties style:font-name="Ubuntu Mono1" fo:font-size="8pt" fo:font-style="italic" officeooo:rsid="01f4c0ac" officeooo:paragraph-rsid="01f4c0ac" style:font-size-asian="8pt" style:font-style-asian="italic" style:font-size-complex="8pt" style:font-style-complex="italic"/>
    </style:style>
    <style:style style:name="P361" style:family="paragraph" style:parent-style-name="ubuntu_5f_mono_5f_9">
      <style:text-properties style:font-name="Ubuntu Mono1" fo:font-size="8pt" fo:font-style="italic" officeooo:paragraph-rsid="012edcd2" style:font-size-asian="8pt" style:font-style-asian="italic" style:font-size-complex="8pt" style:font-style-complex="italic"/>
    </style:style>
    <style:style style:name="P362" style:family="paragraph" style:parent-style-name="ubuntu_5f_mono_5f_9">
      <style:text-properties style:font-name="Ubuntu Mono1" fo:font-size="8pt" fo:font-style="italic" officeooo:rsid="02c24559" officeooo:paragraph-rsid="02c24559" style:font-size-asian="8pt" style:font-style-asian="italic" style:font-size-complex="8pt" style:font-style-complex="italic"/>
    </style:style>
    <style:style style:name="P363" style:family="paragraph" style:parent-style-name="ubuntu_5f_mono_5f_9">
      <style:text-properties style:font-name="Ubuntu Mono1" fo:font-size="8pt" fo:font-style="italic" officeooo:rsid="008fcc46" officeooo:paragraph-rsid="009d4bf0" style:font-size-asian="8pt" style:font-style-asian="italic" style:font-size-complex="8pt" style:font-style-complex="italic"/>
    </style:style>
    <style:style style:name="P364" style:family="paragraph" style:parent-style-name="ubuntu_5f_mono_5f_9">
      <style:text-properties style:font-name="Ubuntu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65" style:family="paragraph" style:parent-style-name="ubuntu_5f_mono_5f_9">
      <style:text-properties style:font-name="Ubuntu Mono1" fo:font-size="8pt" fo:font-style="italic" fo:font-weight="bold" officeooo:rsid="0081c4b3" officeooo:paragraph-rsid="0081c4b3" style:font-size-asian="8pt" style:font-style-asian="italic" style:font-weight-asian="bold" style:font-size-complex="8pt" style:font-style-complex="italic" style:font-weight-complex="bold"/>
    </style:style>
    <style:style style:name="P366" style:family="paragraph" style:parent-style-name="ubuntu_5f_mono_5f_9">
      <style:text-properties style:font-name="Ubuntu Mono1" fo:font-size="8pt" fo:font-style="italic" fo:font-weight="bold" officeooo:rsid="014f199b" officeooo:paragraph-rsid="01fe07e4" style:font-size-asian="8pt" style:font-style-asian="italic" style:font-weight-asian="bold" style:font-size-complex="8pt" style:font-style-complex="italic" style:font-weight-complex="bold"/>
    </style:style>
    <style:style style:name="P367" style:family="paragraph" style:parent-style-name="ubuntu_5f_mono_5f_9">
      <style:paragraph-properties fo:text-align="start" style:justify-single-word="false"/>
      <style:text-properties style:font-name="Ubuntu Mono1" fo:font-size="8pt" fo:font-style="italic" fo:font-weight="bold" officeooo:rsid="00c631d6" officeooo:paragraph-rsid="013b76b8" style:font-size-asian="8pt" style:font-style-asian="italic" style:font-weight-asian="bold" style:font-size-complex="8pt" style:font-style-complex="italic" style:font-weight-complex="bold"/>
    </style:style>
    <style:style style:name="P368" style:family="paragraph" style:parent-style-name="ubuntu_5f_mono_5f_9">
      <style:paragraph-properties fo:text-align="start" style:justify-single-word="false"/>
      <style:text-properties style:font-name="Ubuntu Mono1" fo:font-size="8pt" fo:font-style="italic" fo:font-weight="bold" officeooo:rsid="00cf90f0" officeooo:paragraph-rsid="013b76b8" style:font-size-asian="8pt" style:font-style-asian="italic" style:font-weight-asian="bold" style:font-size-complex="8pt" style:font-style-complex="italic" style:font-weight-complex="bold"/>
    </style:style>
    <style:style style:name="P369" style:family="paragraph" style:parent-style-name="ubuntu_5f_mono_5f_9">
      <style:paragraph-properties fo:text-align="start" style:justify-single-word="false"/>
      <style:text-properties style:font-name="Ubuntu Mono1" fo:font-size="8pt" fo:font-style="italic" fo:font-weight="bold" officeooo:rsid="00c6b2dc" officeooo:paragraph-rsid="013b76b8" style:font-size-asian="8pt" style:font-style-asian="italic" style:font-weight-asian="bold" style:font-size-complex="8pt" style:font-style-complex="italic" style:font-weight-complex="bold"/>
    </style:style>
    <style:style style:name="P370" style:family="paragraph" style:parent-style-name="ubuntu_5f_mono_5f_9">
      <style:paragraph-properties fo:text-align="start" style:justify-single-word="false"/>
      <style:text-properties style:font-name="Ubuntu Mono1" fo:font-size="8pt" fo:font-style="italic" fo:font-weight="bold" officeooo:rsid="0274bdbb" officeooo:paragraph-rsid="0274bdbb" style:font-size-asian="8pt" style:font-style-asian="italic" style:font-weight-asian="bold" style:font-size-complex="8pt" style:font-style-complex="italic" style:font-weight-complex="bold"/>
    </style:style>
    <style:style style:name="P371" style:family="paragraph" style:parent-style-name="ubuntu_5f_mono_5f_9">
      <style:text-properties style:font-name="Ubuntu Mono1" fo:font-size="8pt" fo:font-style="italic" fo:font-weight="bold" officeooo:rsid="008bd259" officeooo:paragraph-rsid="008bd259" style:font-size-asian="8pt" style:font-style-asian="italic" style:font-weight-asian="bold" style:font-size-complex="8pt" style:font-style-complex="italic" style:font-weight-complex="bold"/>
    </style:style>
    <style:style style:name="P372" style:family="paragraph" style:parent-style-name="ubuntu_5f_mono_5f_9">
      <style:text-properties style:font-name="Ubuntu Mono1" fo:font-size="8pt" fo:font-style="italic" fo:font-weight="bold" officeooo:rsid="008b9280" officeooo:paragraph-rsid="008b9280" style:font-size-asian="8pt" style:font-style-asian="italic" style:font-weight-asian="bold" style:font-size-complex="8pt" style:font-style-complex="italic" style:font-weight-complex="bold"/>
    </style:style>
    <style:style style:name="P373" style:family="paragraph" style:parent-style-name="ubuntu_5f_mono_5f_9">
      <style:text-properties style:font-name="Ubuntu Mono1" fo:font-size="8pt" fo:font-style="italic" fo:font-weight="bold" officeooo:paragraph-rsid="008b9280" style:font-size-asian="8pt" style:font-style-asian="italic" style:font-weight-asian="bold" style:font-size-complex="8pt" style:font-style-complex="italic" style:font-weight-complex="bold"/>
    </style:style>
    <style:style style:name="P374" style:family="paragraph" style:parent-style-name="ubuntu_5f_mono_5f_9">
      <style:text-properties style:font-name="Ubuntu Mono1" fo:font-size="8pt" fo:font-style="italic" fo:font-weight="normal" officeooo:paragraph-rsid="00e2a39a" style:font-size-asian="8pt" style:font-style-asian="italic" style:font-weight-asian="normal" style:font-size-complex="8pt" style:font-style-complex="italic" style:font-weight-complex="normal"/>
    </style:style>
    <style:style style:name="P375" style:family="paragraph" style:parent-style-name="ubuntu_5f_mono_5f_9">
      <style:paragraph-properties fo:text-align="center" style:justify-single-word="false"/>
      <style:text-properties style:font-name="Ubuntu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76" style:family="paragraph" style:parent-style-name="ubuntu_5f_mono_5f_9">
      <style:text-properties style:font-name="Ubuntu Mono1" fo:font-size="8pt" fo:font-style="italic" fo:font-weight="normal" officeooo:rsid="00c42c33" officeooo:paragraph-rsid="00c42c33" style:font-size-asian="8pt" style:font-style-asian="italic" style:font-weight-asian="normal" style:font-size-complex="8pt" style:font-style-complex="italic" style:font-weight-complex="normal"/>
    </style:style>
    <style:style style:name="P377" style:family="paragraph" style:parent-style-name="ubuntu_5f_mono_5f_9">
      <style:text-properties style:font-name="Ubuntu Mono1" fo:font-size="8pt" fo:font-style="italic" style:text-underline-style="solid" style:text-underline-width="auto" style:text-underline-color="font-color" officeooo:rsid="00c76058" officeooo:paragraph-rsid="013b76b8" style:font-size-asian="8pt" style:font-style-asian="italic" style:font-size-complex="8pt" style:font-style-complex="italic"/>
    </style:style>
    <style:style style:name="P378" style:family="paragraph" style:parent-style-name="ubuntu_5f_mono_5f_9">
      <style:text-properties style:font-name="Ubuntu Mono1" fo:font-size="8pt" fo:font-style="italic" style:text-underline-style="solid" style:text-underline-width="auto" style:text-underline-color="font-color" fo:font-weight="normal" officeooo:rsid="00c76058" officeooo:paragraph-rsid="013c7fde" style:font-size-asian="8pt" style:font-style-asian="italic" style:font-weight-asian="normal" style:font-size-complex="8pt" style:font-style-complex="italic" style:font-weight-complex="normal"/>
    </style:style>
    <style:style style:name="P379" style:family="paragraph" style:parent-style-name="ubuntu_5f_mono_5f_9">
      <style:text-properties style:font-name="Ubuntu Mono1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380" style:family="paragraph" style:parent-style-name="ubuntu_5f_mono_5f_9">
      <style:text-properties style:font-name="Ubuntu Mono1" fo:font-size="8pt" style:text-underline-style="solid" style:text-underline-width="auto" style:text-underline-color="font-color" fo:font-weight="bold" officeooo:rsid="014a01c9" officeooo:paragraph-rsid="014a01c9" style:font-size-asian="8pt" style:font-weight-asian="bold" style:font-size-complex="8pt" style:font-weight-complex="bold"/>
    </style:style>
    <style:style style:name="P381" style:family="paragraph" style:parent-style-name="ubuntu_5f_mono_5f_9">
      <style:text-properties style:font-name="Ubuntu Mono1" fo:font-size="8pt" style:text-underline-style="solid" style:text-underline-width="auto" style:text-underline-color="font-color" fo:font-weight="bold" officeooo:rsid="014a01c9" officeooo:paragraph-rsid="026c4293" style:font-size-asian="8pt" style:font-weight-asian="bold" style:font-size-complex="8pt" style:font-weight-complex="bold"/>
    </style:style>
    <style:style style:name="P382" style:family="paragraph" style:parent-style-name="ubuntu_5f_mono_5f_9">
      <style:text-properties style:font-name="Ubuntu Mono1" fo:font-size="8pt" style:text-underline-style="solid" style:text-underline-width="auto" style:text-underline-color="font-color" fo:font-weight="bold" officeooo:rsid="014e4e10" officeooo:paragraph-rsid="01fe07e4" style:font-size-asian="8pt" style:font-weight-asian="bold" style:font-size-complex="8pt" style:font-weight-complex="bold"/>
    </style:style>
    <style:style style:name="P383" style:family="paragraph" style:parent-style-name="ubuntu_5f_mono_5f_9">
      <style:text-properties style:font-name="Ubuntu Mono1" fo:font-size="8pt" style:text-underline-style="none" officeooo:rsid="024ff6cc" officeooo:paragraph-rsid="024ff6cc" style:font-size-asian="8pt" style:font-size-complex="8pt"/>
    </style:style>
    <style:style style:name="P384" style:family="paragraph" style:parent-style-name="ubuntu_5f_mono_5f_9">
      <style:paragraph-properties fo:text-align="center" style:justify-single-word="false"/>
      <style:text-properties style:font-name="Ubuntu Mono1" fo:font-style="italic" style:font-style-asian="italic" style:font-style-complex="italic"/>
    </style:style>
    <style:style style:name="P385" style:family="paragraph" style:parent-style-name="ubuntu_5f_mono_5f_9">
      <style:text-properties officeooo:paragraph-rsid="007ee735"/>
    </style:style>
    <style:style style:name="P386" style:family="paragraph" style:parent-style-name="ubuntu_5f_mono_5f_9">
      <style:text-properties officeooo:rsid="0081c4b3" officeooo:paragraph-rsid="0081c4b3"/>
    </style:style>
    <style:style style:name="P387" style:family="paragraph" style:parent-style-name="ubuntu_5f_mono_5f_9">
      <style:text-properties officeooo:rsid="00862aa7" officeooo:paragraph-rsid="00862aa7"/>
    </style:style>
    <style:style style:name="P388" style:family="paragraph" style:parent-style-name="ubuntu_5f_mono_5f_9">
      <style:text-properties officeooo:rsid="00871678" officeooo:paragraph-rsid="00871678"/>
    </style:style>
    <style:style style:name="P389" style:family="paragraph" style:parent-style-name="ubuntu_5f_mono_5f_9">
      <style:text-properties officeooo:paragraph-rsid="008b9280"/>
    </style:style>
    <style:style style:name="P390" style:family="paragraph" style:parent-style-name="ubuntu_5f_mono_5f_9">
      <style:text-properties officeooo:paragraph-rsid="00a1b39a"/>
    </style:style>
    <style:style style:name="P391" style:family="paragraph" style:parent-style-name="ubuntu_5f_mono_5f_9">
      <style:paragraph-properties fo:text-align="center" style:justify-single-word="false"/>
    </style:style>
    <style:style style:name="P392" style:family="paragraph" style:parent-style-name="ubuntu_5f_mono_5f_9">
      <style:paragraph-properties fo:text-align="center" style:justify-single-word="false"/>
      <style:text-properties fo:font-weight="normal" style:font-weight-asian="normal" style:font-weight-complex="normal"/>
    </style:style>
    <style:style style:name="P393" style:family="paragraph" style:parent-style-name="ubuntu_5f_mono_5f_9">
      <style:text-properties officeooo:rsid="00a8d514" officeooo:paragraph-rsid="00a8d514"/>
    </style:style>
    <style:style style:name="P394" style:family="paragraph" style:parent-style-name="ubuntu_5f_mono_5f_9">
      <style:text-properties officeooo:rsid="00aaafcd" officeooo:paragraph-rsid="00aaafcd"/>
    </style:style>
    <style:style style:name="P395" style:family="paragraph" style:parent-style-name="ubuntu_5f_mono_5f_9">
      <style:text-properties officeooo:rsid="00ab4b5a" officeooo:paragraph-rsid="00ab4b5a"/>
    </style:style>
    <style:style style:name="P396" style:family="paragraph" style:parent-style-name="ubuntu_5f_mono_5f_9">
      <style:text-properties officeooo:rsid="00b2854d" officeooo:paragraph-rsid="00b2854d"/>
    </style:style>
    <style:style style:name="P397" style:family="paragraph" style:parent-style-name="ubuntu_5f_mono_5f_9">
      <style:text-properties style:font-name="Liberation Serif1" fo:font-style="italic" fo:font-weight="bold" officeooo:rsid="00da7c10" officeooo:paragraph-rsid="00da7c10" style:font-style-asian="italic" style:font-weight-asian="bold" style:font-style-complex="italic" style:font-weight-complex="bold"/>
    </style:style>
    <style:style style:name="P398" style:family="paragraph" style:parent-style-name="ubuntu_5f_mono_5f_9">
      <style:text-properties style:font-name="Liberation Serif1" officeooo:rsid="00b54a46" officeooo:paragraph-rsid="010cdfb7"/>
    </style:style>
    <style:style style:name="P399" style:family="paragraph" style:parent-style-name="ubuntu_5f_mono_5f_9">
      <style:text-properties style:font-name="Liberation Serif1" officeooo:rsid="00b6eae3" officeooo:paragraph-rsid="010cdfb7"/>
    </style:style>
    <style:style style:name="P400" style:family="paragraph" style:parent-style-name="ubuntu_5f_mono_5f_9">
      <style:text-properties style:font-name="Liberation Serif1" officeooo:rsid="00d70eb4" officeooo:paragraph-rsid="00d70eb4"/>
    </style:style>
    <style:style style:name="P401" style:family="paragraph" style:parent-style-name="ubuntu_5f_mono_5f_9">
      <style:text-properties officeooo:rsid="00b54a46" officeooo:paragraph-rsid="00b54a46"/>
    </style:style>
    <style:style style:name="P402" style:family="paragraph" style:parent-style-name="ubuntu_5f_mono_5f_9">
      <style:text-properties officeooo:rsid="00b54a46" officeooo:paragraph-rsid="010cdfb7"/>
    </style:style>
    <style:style style:name="P403" style:family="paragraph" style:parent-style-name="ubuntu_5f_mono_5f_9">
      <style:text-properties officeooo:rsid="00b6eae3" officeooo:paragraph-rsid="00b6eae3"/>
    </style:style>
    <style:style style:name="P404" style:family="paragraph" style:parent-style-name="ubuntu_5f_mono_5f_9">
      <style:text-properties officeooo:rsid="00b6eae3" officeooo:paragraph-rsid="00e0ef3b"/>
    </style:style>
    <style:style style:name="P405" style:family="paragraph" style:parent-style-name="ubuntu_5f_mono_5f_9">
      <style:text-properties officeooo:rsid="00b6eae3" officeooo:paragraph-rsid="010cdfb7"/>
    </style:style>
    <style:style style:name="P406" style:family="paragraph" style:parent-style-name="ubuntu_5f_mono_5f_9">
      <style:text-properties officeooo:rsid="00c42c33" officeooo:paragraph-rsid="00c42c33"/>
    </style:style>
    <style:style style:name="P407" style:family="paragraph" style:parent-style-name="ubuntu_5f_mono_5f_9">
      <style:text-properties officeooo:paragraph-rsid="00c84473"/>
    </style:style>
    <style:style style:name="P408" style:family="paragraph" style:parent-style-name="ubuntu_5f_mono_5f_9">
      <style:text-properties officeooo:rsid="00d70eb4" officeooo:paragraph-rsid="00d70eb4"/>
    </style:style>
    <style:style style:name="P409" style:family="paragraph" style:parent-style-name="ubuntu_5f_mono_5f_9">
      <style:text-properties officeooo:paragraph-rsid="00d70eb4"/>
    </style:style>
    <style:style style:name="P410" style:family="paragraph" style:parent-style-name="ubuntu_5f_mono_5f_9">
      <style:text-properties officeooo:rsid="00daa0fe" officeooo:paragraph-rsid="00daa0fe"/>
    </style:style>
    <style:style style:name="P411" style:family="paragraph" style:parent-style-name="ubuntu_5f_mono_5f_9">
      <style:text-properties officeooo:rsid="00dc0c08" officeooo:paragraph-rsid="00dc0c08"/>
    </style:style>
    <style:style style:name="P412" style:family="paragraph" style:parent-style-name="ubuntu_5f_mono_5f_9">
      <style:paragraph-properties fo:text-align="start" style:justify-single-word="false"/>
      <style:text-properties officeooo:paragraph-rsid="00dc0c08"/>
    </style:style>
    <style:style style:name="P413" style:family="paragraph" style:parent-style-name="ubuntu_5f_mono_5f_9">
      <style:text-properties officeooo:paragraph-rsid="00de6c67"/>
    </style:style>
    <style:style style:name="P414" style:family="paragraph" style:parent-style-name="ubuntu_5f_mono_5f_9">
      <style:text-properties officeooo:paragraph-rsid="00e0ef3b"/>
    </style:style>
    <style:style style:name="P415" style:family="paragraph" style:parent-style-name="ubuntu_5f_mono_5f_9">
      <style:text-properties officeooo:paragraph-rsid="00e1a8fb"/>
    </style:style>
    <style:style style:name="P416" style:family="paragraph" style:parent-style-name="ubuntu_5f_mono_5f_9">
      <style:text-properties officeooo:paragraph-rsid="00e48ad9"/>
    </style:style>
    <style:style style:name="P417" style:family="paragraph" style:parent-style-name="ubuntu_5f_mono_5f_9">
      <style:text-properties officeooo:paragraph-rsid="00e4e170"/>
    </style:style>
    <style:style style:name="P418" style:family="paragraph" style:parent-style-name="ubuntu_5f_mono_5f_9">
      <style:text-properties officeooo:paragraph-rsid="00e65fc0"/>
    </style:style>
    <style:style style:name="P419" style:family="paragraph" style:parent-style-name="ubuntu_5f_mono_5f_9">
      <style:text-properties officeooo:paragraph-rsid="00e85949"/>
    </style:style>
    <style:style style:name="P420" style:family="paragraph" style:parent-style-name="ubuntu_5f_mono_5f_9">
      <style:text-properties officeooo:paragraph-rsid="00e89740"/>
    </style:style>
    <style:style style:name="P421" style:family="paragraph" style:parent-style-name="ubuntu_5f_mono_5f_9">
      <style:text-properties officeooo:paragraph-rsid="00e8d63d"/>
    </style:style>
    <style:style style:name="P422" style:family="paragraph" style:parent-style-name="ubuntu_5f_mono_5f_9">
      <style:text-properties officeooo:rsid="00e8d63d" officeooo:paragraph-rsid="00e8d63d"/>
    </style:style>
    <style:style style:name="P423" style:family="paragraph" style:parent-style-name="ubuntu_5f_mono_5f_9">
      <style:text-properties officeooo:rsid="00eb107b" officeooo:paragraph-rsid="00eb107b"/>
    </style:style>
    <style:style style:name="P424" style:family="paragraph" style:parent-style-name="ubuntu_5f_mono_5f_9">
      <style:text-properties officeooo:rsid="00ec0962" officeooo:paragraph-rsid="00ec0962"/>
    </style:style>
    <style:style style:name="P425" style:family="paragraph" style:parent-style-name="ubuntu_5f_mono_5f_9">
      <style:text-properties officeooo:rsid="00ec0962" officeooo:paragraph-rsid="0283a0fa"/>
    </style:style>
    <style:style style:name="P426" style:family="paragraph" style:parent-style-name="ubuntu_5f_mono_5f_9">
      <style:text-properties officeooo:rsid="00fc9015" officeooo:paragraph-rsid="00fc9015"/>
    </style:style>
    <style:style style:name="P427" style:family="paragraph" style:parent-style-name="ubuntu_5f_mono_5f_9">
      <style:text-properties officeooo:rsid="00fd5137" officeooo:paragraph-rsid="00fd5137"/>
    </style:style>
    <style:style style:name="P428" style:family="paragraph" style:parent-style-name="ubuntu_5f_mono_5f_9">
      <style:text-properties officeooo:rsid="00ba9647" officeooo:paragraph-rsid="010a4ced"/>
    </style:style>
    <style:style style:name="P429" style:family="paragraph" style:parent-style-name="ubuntu_5f_mono_5f_9">
      <style:text-properties officeooo:paragraph-rsid="010cd2e4"/>
    </style:style>
    <style:style style:name="P430" style:family="paragraph" style:parent-style-name="ubuntu_5f_mono_5f_9">
      <style:text-properties officeooo:rsid="00b7449a" officeooo:paragraph-rsid="010cdfb7"/>
    </style:style>
    <style:style style:name="P431" style:family="paragraph" style:parent-style-name="ubuntu_5f_mono_5f_9">
      <style:text-properties officeooo:paragraph-rsid="01120a80"/>
    </style:style>
    <style:style style:name="P432" style:family="paragraph" style:parent-style-name="ubuntu_5f_mono_5f_9">
      <style:text-properties officeooo:paragraph-rsid="01129483"/>
    </style:style>
    <style:style style:name="P433" style:family="paragraph" style:parent-style-name="ubuntu_5f_mono_5f_9">
      <style:text-properties officeooo:paragraph-rsid="01155d99"/>
    </style:style>
    <style:style style:name="P434" style:family="paragraph" style:parent-style-name="ubuntu_5f_mono_5f_9">
      <style:text-properties officeooo:paragraph-rsid="0118d036"/>
    </style:style>
    <style:style style:name="P435" style:family="paragraph" style:parent-style-name="ubuntu_5f_mono_5f_9">
      <style:text-properties officeooo:paragraph-rsid="0126901b"/>
    </style:style>
    <style:style style:name="P436" style:family="paragraph" style:parent-style-name="ubuntu_5f_mono_5f_9">
      <style:text-properties officeooo:paragraph-rsid="012a0cb1"/>
    </style:style>
    <style:style style:name="P437" style:family="paragraph" style:parent-style-name="ubuntu_5f_mono_5f_9">
      <style:text-properties officeooo:rsid="0130c0a4" officeooo:paragraph-rsid="0138487e"/>
    </style:style>
    <style:style style:name="P438" style:family="paragraph" style:parent-style-name="ubuntu_5f_mono_5f_9">
      <style:text-properties officeooo:rsid="01329e84" officeooo:paragraph-rsid="01329e84"/>
    </style:style>
    <style:style style:name="P439" style:family="paragraph" style:parent-style-name="ubuntu_5f_mono_5f_9">
      <style:text-properties officeooo:rsid="0135710b" officeooo:paragraph-rsid="0135710b"/>
    </style:style>
    <style:style style:name="P440" style:family="paragraph" style:parent-style-name="ubuntu_5f_mono_5f_9">
      <style:text-properties officeooo:rsid="0135c626" officeooo:paragraph-rsid="0135c626"/>
    </style:style>
    <style:style style:name="P441" style:family="paragraph" style:parent-style-name="ubuntu_5f_mono_5f_9">
      <style:text-properties officeooo:rsid="0135de06" officeooo:paragraph-rsid="0135de06"/>
    </style:style>
    <style:style style:name="P442" style:family="paragraph" style:parent-style-name="ubuntu_5f_mono_5f_9">
      <style:text-properties officeooo:rsid="0136af77" officeooo:paragraph-rsid="0136af77"/>
    </style:style>
    <style:style style:name="P443" style:family="paragraph" style:parent-style-name="ubuntu_5f_mono_5f_9">
      <style:text-properties officeooo:paragraph-rsid="0116f6bb"/>
    </style:style>
    <style:style style:name="P444" style:family="paragraph" style:parent-style-name="ubuntu_5f_mono_5f_9">
      <style:text-properties officeooo:paragraph-rsid="0138487e"/>
    </style:style>
    <style:style style:name="P445" style:family="paragraph" style:parent-style-name="ubuntu_5f_mono_5f_9">
      <style:text-properties officeooo:paragraph-rsid="0142400c"/>
    </style:style>
    <style:style style:name="P446" style:family="paragraph" style:parent-style-name="ubuntu_5f_mono_5f_9">
      <style:text-properties officeooo:rsid="01445853" officeooo:paragraph-rsid="01445853"/>
    </style:style>
    <style:style style:name="P447" style:family="paragraph" style:parent-style-name="ubuntu_5f_mono_5f_9">
      <style:text-properties officeooo:rsid="014e4e10" officeooo:paragraph-rsid="014e4e10"/>
    </style:style>
    <style:style style:name="P448" style:family="paragraph" style:parent-style-name="ubuntu_5f_mono_5f_9">
      <style:text-properties officeooo:rsid="015742dd" officeooo:paragraph-rsid="015742dd"/>
    </style:style>
    <style:style style:name="P449" style:family="paragraph" style:parent-style-name="ubuntu_5f_mono_5f_9">
      <style:text-properties officeooo:paragraph-rsid="015835a7"/>
    </style:style>
    <style:style style:name="P450" style:family="paragraph" style:parent-style-name="ubuntu_5f_mono_5f_9">
      <style:text-properties officeooo:paragraph-rsid="019e7eb0"/>
    </style:style>
    <style:style style:name="P451" style:family="paragraph" style:parent-style-name="ubuntu_5f_mono_5f_9">
      <style:text-properties officeooo:paragraph-rsid="01a6f688"/>
    </style:style>
    <style:style style:name="P452" style:family="paragraph" style:parent-style-name="ubuntu_5f_mono_5f_9">
      <style:text-properties officeooo:paragraph-rsid="01cd823f"/>
    </style:style>
    <style:style style:name="P453" style:family="paragraph" style:parent-style-name="ubuntu_5f_mono_5f_9">
      <style:text-properties officeooo:rsid="01cf354d" officeooo:paragraph-rsid="01cf354d"/>
    </style:style>
    <style:style style:name="P454" style:family="paragraph" style:parent-style-name="ubuntu_5f_mono_5f_9">
      <style:text-properties officeooo:paragraph-rsid="01d111f0"/>
    </style:style>
    <style:style style:name="P455" style:family="paragraph" style:parent-style-name="ubuntu_5f_mono_5f_9">
      <style:text-properties officeooo:paragraph-rsid="01eae7bf"/>
    </style:style>
    <style:style style:name="P456" style:family="paragraph" style:parent-style-name="ubuntu_5f_mono_5f_9">
      <style:text-properties officeooo:rsid="014f199b" officeooo:paragraph-rsid="01fb91ea"/>
    </style:style>
    <style:style style:name="P457" style:family="paragraph" style:parent-style-name="ubuntu_5f_mono_5f_9">
      <style:text-properties officeooo:paragraph-rsid="01fb91ea"/>
    </style:style>
    <style:style style:name="P458" style:family="paragraph" style:parent-style-name="ubuntu_5f_mono_5f_9">
      <style:text-properties officeooo:paragraph-rsid="0208171c"/>
    </style:style>
    <style:style style:name="P459" style:family="paragraph" style:parent-style-name="ubuntu_5f_mono_5f_9">
      <style:text-properties officeooo:rsid="0213ade5" officeooo:paragraph-rsid="0213ade5"/>
    </style:style>
    <style:style style:name="P460" style:family="paragraph" style:parent-style-name="ubuntu_5f_mono_5f_9">
      <style:text-properties officeooo:paragraph-rsid="0218d578"/>
    </style:style>
    <style:style style:name="P461" style:family="paragraph" style:parent-style-name="ubuntu_5f_mono_5f_9">
      <style:text-properties officeooo:paragraph-rsid="0223e0b1"/>
    </style:style>
    <style:style style:name="P462" style:family="paragraph" style:parent-style-name="ubuntu_5f_mono_5f_9">
      <style:text-properties fo:font-size="8pt" style:font-size-asian="8pt" style:font-size-complex="8pt"/>
    </style:style>
    <style:style style:name="P463" style:family="paragraph" style:parent-style-name="ubuntu_5f_mono_5f_9">
      <style:text-properties fo:font-size="8pt" officeooo:paragraph-rsid="00e2a39a" style:font-size-asian="8pt" style:font-size-complex="8pt"/>
    </style:style>
    <style:style style:name="P464" style:family="paragraph" style:parent-style-name="ubuntu_5f_mono_5f_9">
      <style:text-properties fo:font-size="8pt" officeooo:rsid="01feda68" officeooo:paragraph-rsid="0208171c" style:font-size-asian="8pt" style:font-size-complex="8pt"/>
    </style:style>
    <style:style style:name="P465" style:family="paragraph" style:parent-style-name="ubuntu_5f_mono_5f_9">
      <style:text-properties fo:font-size="8pt" officeooo:rsid="01feda68" officeooo:paragraph-rsid="024252ac" style:font-size-asian="8pt" style:font-size-complex="8pt"/>
    </style:style>
    <style:style style:name="P466" style:family="paragraph" style:parent-style-name="ubuntu_5f_mono_5f_9">
      <style:text-properties fo:font-size="8pt" officeooo:rsid="024252ac" officeooo:paragraph-rsid="024252ac" style:font-size-asian="8pt" style:font-size-complex="8pt"/>
    </style:style>
    <style:style style:name="P467" style:family="paragraph" style:parent-style-name="ubuntu_5f_mono_5f_9">
      <style:text-properties fo:font-size="8pt" officeooo:rsid="01463703" officeooo:paragraph-rsid="01463703" style:font-size-asian="8pt" style:font-size-complex="8pt"/>
    </style:style>
    <style:style style:name="P468" style:family="paragraph" style:parent-style-name="ubuntu_5f_mono_5f_9">
      <style:text-properties fo:font-size="8pt" officeooo:rsid="019e7eb0" officeooo:paragraph-rsid="019e7eb0" style:font-size-asian="8pt" style:font-size-complex="8pt"/>
    </style:style>
    <style:style style:name="P469" style:family="paragraph" style:parent-style-name="ubuntu_5f_mono_5f_9">
      <style:text-properties fo:font-size="8pt" officeooo:rsid="021f9ae9" officeooo:paragraph-rsid="021f9ae9" style:font-size-asian="8pt" style:font-size-complex="8pt"/>
    </style:style>
    <style:style style:name="P470" style:family="paragraph" style:parent-style-name="ubuntu_5f_mono_5f_9">
      <style:text-properties fo:font-size="8pt" officeooo:rsid="01a92ef7" officeooo:paragraph-rsid="01cd823f" style:font-size-asian="8pt" style:font-size-complex="8pt"/>
    </style:style>
    <style:style style:name="P471" style:family="paragraph" style:parent-style-name="ubuntu_5f_mono_5f_9">
      <style:text-properties fo:font-size="8pt" officeooo:rsid="02c21bd7" officeooo:paragraph-rsid="02c21bd7" style:font-size-asian="8pt" style:font-size-complex="8pt"/>
    </style:style>
    <style:style style:name="P472" style:family="paragraph" style:parent-style-name="ubuntu_5f_mono_5f_9">
      <style:text-properties fo:font-size="8pt" officeooo:rsid="01f28bf0" officeooo:paragraph-rsid="01f28bf0" style:font-size-asian="8pt" style:font-size-complex="8pt"/>
    </style:style>
    <style:style style:name="P473" style:family="paragraph" style:parent-style-name="ubuntu_5f_mono_5f_9">
      <style:text-properties fo:font-size="8pt" officeooo:rsid="01f3afed" officeooo:paragraph-rsid="01f3afed" style:font-size-asian="8pt" style:font-size-complex="8pt"/>
    </style:style>
    <style:style style:name="P474" style:family="paragraph" style:parent-style-name="ubuntu_5f_mono_5f_9">
      <style:text-properties fo:font-size="8pt" officeooo:paragraph-rsid="01f3afed" style:font-size-asian="8pt" style:font-size-complex="8pt"/>
    </style:style>
    <style:style style:name="P475" style:family="paragraph" style:parent-style-name="ubuntu_5f_mono_5f_9">
      <style:text-properties fo:font-size="8pt" style:font-size-asian="7pt" style:font-size-complex="8pt"/>
    </style:style>
    <style:style style:name="P476" style:family="paragraph" style:parent-style-name="ubuntu_5f_mono_5f_9">
      <style:text-properties fo:font-size="8pt" officeooo:paragraph-rsid="00ac2c26" style:font-size-asian="7pt" style:font-size-complex="8pt"/>
    </style:style>
    <style:style style:name="P477" style:family="paragraph" style:parent-style-name="ubuntu_5f_mono_5f_9">
      <style:text-properties fo:font-size="8pt" fo:font-weight="bold" style:font-size-asian="8pt" style:font-weight-asian="bold" style:font-size-complex="8pt" style:font-weight-complex="bold"/>
    </style:style>
    <style:style style:name="P478" style:family="paragraph" style:parent-style-name="ubuntu_5f_mono_5f_9">
      <style:paragraph-properties fo:text-align="center" style:justify-single-word="false"/>
      <style:text-properties fo:font-size="8pt" fo:font-weight="bold" officeooo:rsid="0149c7cc" officeooo:paragraph-rsid="0149c7cc" style:font-size-asian="8pt" style:font-weight-asian="bold" style:font-size-complex="8pt" style:font-weight-complex="bold"/>
    </style:style>
    <style:style style:name="P479" style:family="paragraph" style:parent-style-name="ubuntu_5f_mono_5f_9">
      <style:text-properties fo:font-size="8pt" fo:font-weight="bold" officeooo:paragraph-rsid="00e2a39a" style:font-size-asian="8pt" style:font-weight-asian="bold" style:font-size-complex="8pt" style:font-weight-complex="bold"/>
    </style:style>
    <style:style style:name="P480" style:family="paragraph" style:parent-style-name="ubuntu_5f_mono_5f_9">
      <style:text-properties fo:font-size="8pt" fo:font-weight="bold" officeooo:paragraph-rsid="00e0ef3b" style:font-size-asian="8pt" style:font-weight-asian="bold" style:font-size-complex="8pt" style:font-weight-complex="bold"/>
    </style:style>
    <style:style style:name="P481" style:family="paragraph" style:parent-style-name="ubuntu_5f_mono_5f_9">
      <style:text-properties fo:font-size="8pt" fo:font-weight="bold" officeooo:rsid="01f28bf0" officeooo:paragraph-rsid="01f28bf0" style:font-size-asian="8pt" style:font-weight-asian="bold" style:font-size-complex="8pt" style:font-weight-complex="bold"/>
    </style:style>
    <style:style style:name="P482" style:family="paragraph" style:parent-style-name="ubuntu_5f_mono_5f_9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483" style:family="paragraph" style:parent-style-name="ubuntu_5f_mono_5f_9">
      <style:text-properties fo:font-size="8pt" fo:font-style="italic" style:font-size-asian="8pt" style:font-style-asian="italic" style:font-size-complex="8pt" style:font-style-complex="italic"/>
    </style:style>
    <style:style style:name="P484" style:family="paragraph" style:parent-style-name="ubuntu_5f_mono_5f_9">
      <style:text-properties fo:font-size="8pt" fo:font-style="italic" officeooo:paragraph-rsid="0226f492" style:font-size-asian="8pt" style:font-style-asian="italic" style:font-size-complex="8pt" style:font-style-complex="italic"/>
    </style:style>
    <style:style style:name="P485" style:family="paragraph" style:parent-style-name="ubuntu_5f_mono_5f_9">
      <style:text-properties officeooo:paragraph-rsid="0230f098"/>
    </style:style>
    <style:style style:name="P486" style:family="paragraph" style:parent-style-name="ubuntu_5f_mono_5f_9">
      <style:text-properties officeooo:paragraph-rsid="023de099"/>
    </style:style>
    <style:style style:name="P487" style:family="paragraph" style:parent-style-name="ubuntu_5f_mono_5f_9">
      <style:text-properties officeooo:paragraph-rsid="023d4d3a"/>
    </style:style>
    <style:style style:name="P488" style:family="paragraph" style:parent-style-name="ubuntu_5f_mono_5f_9">
      <style:text-properties officeooo:rsid="0212de9c" officeooo:paragraph-rsid="0241d249"/>
    </style:style>
    <style:style style:name="P489" style:family="paragraph" style:parent-style-name="ubuntu_5f_mono_5f_9">
      <style:text-properties officeooo:paragraph-rsid="024252ac"/>
    </style:style>
    <style:style style:name="P490" style:family="paragraph" style:parent-style-name="ubuntu_5f_mono_5f_9">
      <style:text-properties officeooo:paragraph-rsid="024299a8"/>
    </style:style>
    <style:style style:name="P491" style:family="paragraph" style:parent-style-name="ubuntu_5f_mono_5f_9">
      <style:text-properties officeooo:paragraph-rsid="0246345b"/>
    </style:style>
    <style:style style:name="P492" style:family="paragraph" style:parent-style-name="ubuntu_5f_mono_5f_9">
      <style:text-properties officeooo:paragraph-rsid="020a1cb5"/>
    </style:style>
    <style:style style:name="P493" style:family="paragraph" style:parent-style-name="ubuntu_5f_mono_5f_9">
      <style:paragraph-properties fo:text-align="center" style:justify-single-word="false"/>
      <style:text-properties fo:font-size="11pt" fo:font-style="italic" fo:font-weight="bold" officeooo:rsid="0215f702" officeooo:paragraph-rsid="0215f702" style:font-size-asian="11pt" style:font-style-asian="italic" style:font-weight-asian="bold" style:font-size-complex="11pt" style:font-style-complex="italic" style:font-weight-complex="bold"/>
    </style:style>
    <style:style style:name="P494" style:family="paragraph" style:parent-style-name="ubuntu_5f_mono_5f_9">
      <style:paragraph-properties fo:text-align="center" style:justify-single-word="false"/>
      <style:text-properties fo:font-size="11pt" fo:font-style="italic" fo:font-weight="bold" officeooo:rsid="0212de9c" officeooo:paragraph-rsid="0241d249" style:font-size-asian="11pt" style:font-style-asian="italic" style:font-weight-asian="bold" style:font-size-complex="11pt" style:font-style-complex="italic" style:font-weight-complex="bold"/>
    </style:style>
    <style:style style:name="P495" style:family="paragraph" style:parent-style-name="ubuntu_5f_mono_5f_9">
      <style:paragraph-properties fo:text-align="center" style:justify-single-word="false"/>
      <style:text-properties fo:font-size="11pt" fo:font-style="italic" fo:font-weight="bold" officeooo:rsid="0213ade5" officeooo:paragraph-rsid="0213ade5" style:font-size-asian="11pt" style:font-style-asian="italic" style:font-weight-asian="bold" style:font-size-complex="11pt" style:font-style-complex="italic" style:font-weight-complex="bold"/>
    </style:style>
    <style:style style:name="P496" style:family="paragraph" style:parent-style-name="ubuntu_5f_mono_5f_9">
      <style:text-properties officeooo:paragraph-rsid="025e5b36"/>
    </style:style>
    <style:style style:name="P497" style:family="paragraph" style:parent-style-name="ubuntu_5f_mono_5f_9">
      <style:text-properties officeooo:paragraph-rsid="0081c4b3"/>
    </style:style>
    <style:style style:name="P498" style:family="paragraph" style:parent-style-name="ubuntu_5f_mono_5f_9">
      <style:text-properties officeooo:paragraph-rsid="0141b546"/>
    </style:style>
    <style:style style:name="P499" style:family="paragraph" style:parent-style-name="ubuntu_5f_mono_5f_9">
      <style:text-properties officeooo:paragraph-rsid="0276ea1e"/>
    </style:style>
    <style:style style:name="P500" style:family="paragraph" style:parent-style-name="ubuntu_5f_mono_5f_9">
      <style:text-properties officeooo:paragraph-rsid="028a6425"/>
    </style:style>
    <style:style style:name="P501" style:family="paragraph" style:parent-style-name="ubuntu_5f_mono_5f_9">
      <style:text-properties officeooo:rsid="02a5ee83" officeooo:paragraph-rsid="02a5ee83"/>
    </style:style>
    <style:style style:name="P502" style:family="paragraph" style:parent-style-name="ubuntu_5f_mono_5f_9">
      <style:text-properties officeooo:paragraph-rsid="02c2f706"/>
    </style:style>
    <style:style style:name="P503" style:family="paragraph" style:parent-style-name="ubuntu_5f_mono_5f_9">
      <style:text-properties officeooo:paragraph-rsid="0215f702"/>
    </style:style>
    <style:style style:name="P504" style:family="paragraph" style:parent-style-name="ubuntu_5f_mono_5f_9">
      <style:text-properties officeooo:rsid="02c984bc" officeooo:paragraph-rsid="02c984bc"/>
    </style:style>
    <style:style style:name="P505" style:family="paragraph" style:parent-style-name="ubuntu_5f_mono_5f_9">
      <style:text-properties officeooo:rsid="02d395b3" officeooo:paragraph-rsid="02d395b3"/>
    </style:style>
    <style:style style:name="P506" style:family="paragraph" style:parent-style-name="ubuntu_5f_mono_5f_9">
      <style:text-properties officeooo:paragraph-rsid="02d7927c"/>
    </style:style>
    <style:style style:name="P507" style:family="paragraph" style:parent-style-name="ubuntu_5f_mono_5f_9">
      <style:text-properties officeooo:rsid="02d7927c" officeooo:paragraph-rsid="02d7927c"/>
    </style:style>
    <style:style style:name="P508" style:family="paragraph" style:parent-style-name="ubuntu_5f_mono_5f_9">
      <style:text-properties officeooo:paragraph-rsid="02da4e39"/>
    </style:style>
    <style:style style:name="P509" style:family="paragraph" style:parent-style-name="ubuntu_5f_mono_5f_9">
      <style:text-properties officeooo:paragraph-rsid="0257d558"/>
    </style:style>
    <style:style style:name="P510" style:family="paragraph" style:parent-style-name="ubuntu_5f_mono_5f_9">
      <style:text-properties officeooo:paragraph-rsid="02e2e0f1"/>
    </style:style>
    <style:style style:name="P511" style:family="paragraph" style:parent-style-name="ubuntu_5f_mono_5f_9">
      <style:text-properties officeooo:rsid="01feda68" officeooo:paragraph-rsid="0208171c"/>
    </style:style>
    <style:style style:name="P512" style:family="paragraph" style:parent-style-name="ubuntu_5f_mono_5f_9">
      <style:text-properties style:font-name="Liberation Serif" fo:font-size="10pt" fo:font-weight="normal" officeooo:rsid="001b6e67" style:font-weight-asian="normal" style:font-weight-complex="normal"/>
    </style:style>
    <style:style style:name="P513" style:family="paragraph" style:parent-style-name="ubuntu_5f_mono_5f_9">
      <style:text-properties officeooo:paragraph-rsid="02f80703"/>
    </style:style>
    <style:style style:name="P514" style:family="paragraph" style:parent-style-name="purisa_5f_7">
      <style:text-properties officeooo:paragraph-rsid="00b19241"/>
    </style:style>
    <style:style style:name="P515" style:family="paragraph" style:parent-style-name="Table_20_Contents">
      <style:text-properties style:font-name="Ubuntu Mono1" fo:font-size="9pt" fo:font-style="italic" officeooo:rsid="016567f4" officeooo:paragraph-rsid="016567f4" style:font-size-asian="9pt" style:font-style-asian="italic" style:font-size-complex="9pt" style:font-style-complex="italic"/>
    </style:style>
    <style:style style:name="P516" style:family="paragraph" style:parent-style-name="Table_20_Contents">
      <style:text-properties style:font-name="Ubuntu Mono1" style:font-size-asian="9pt" style:font-size-complex="9pt"/>
    </style:style>
    <style:style style:name="P517" style:family="paragraph" style:parent-style-name="Table_20_Contents">
      <style:text-properties style:font-name="Ubuntu Mono1" officeooo:rsid="016651c0" officeooo:paragraph-rsid="016651c0" style:font-size-asian="9pt" style:font-size-complex="9pt"/>
    </style:style>
    <style:style style:name="P518" style:family="paragraph" style:parent-style-name="Table_20_Contents">
      <style:text-properties style:font-name="Ubuntu Mono1" fo:font-weight="bold" officeooo:rsid="0163ecbe" officeooo:paragraph-rsid="0163ecbe" style:font-size-asian="9pt" style:font-weight-asian="bold" style:font-size-complex="9pt" style:font-weight-complex="bold"/>
    </style:style>
    <style:style style:name="P519" style:family="paragraph" style:parent-style-name="Table_20_Contents">
      <style:text-properties style:font-name="Ubuntu Mono1" fo:font-weight="bold" officeooo:rsid="016421e4" officeooo:paragraph-rsid="016421e4" style:font-size-asian="9pt" style:font-weight-asian="bold" style:font-size-complex="9pt" style:font-weight-complex="bold"/>
    </style:style>
    <style:style style:name="P520" style:family="paragraph" style:parent-style-name="Table_20_Contents">
      <style:paragraph-properties fo:text-align="center" style:justify-single-word="false"/>
      <style:text-properties style:font-name="Ubuntu Mono1" fo:font-style="italic" fo:font-weight="normal" officeooo:rsid="016421e4" officeooo:paragraph-rsid="016421e4" style:font-size-asian="9pt" style:font-style-asian="italic" style:font-weight-asian="normal" style:font-size-complex="9pt" style:font-style-complex="italic" style:font-weight-complex="normal"/>
    </style:style>
    <style:style style:name="P521" style:family="paragraph" style:parent-style-name="Table_20_Contents">
      <style:text-properties style:font-name="Ubuntu Mono1" fo:font-style="italic" officeooo:rsid="016651c0" officeooo:paragraph-rsid="016651c0" style:font-size-asian="9pt" style:font-style-asian="italic" style:font-size-complex="9pt" style:font-style-complex="italic"/>
    </style:style>
    <style:style style:name="P522" style:family="paragraph" style:parent-style-name="Table_20_Contents">
      <style:text-properties style:font-name="Ubuntu Mono1" fo:font-size="8pt" fo:font-style="italic" fo:font-weight="bold" officeooo:paragraph-rsid="012a0cb1" style:font-size-asian="8pt" style:font-style-asian="italic" style:font-weight-asian="bold" style:font-size-complex="8pt" style:font-style-complex="italic" style:font-weight-complex="bold"/>
    </style:style>
    <style:style style:name="P523" style:family="paragraph" style:parent-style-name="Table_20_Contents">
      <style:text-properties style:font-name="Ubuntu Mono1" fo:font-size="8pt" fo:font-style="italic" fo:font-weight="bold" officeooo:rsid="0062c772" officeooo:paragraph-rsid="012a0cb1" style:font-size-asian="8pt" style:font-style-asian="italic" style:font-weight-asian="bold" style:font-size-complex="8pt" style:font-style-complex="italic" style:font-weight-complex="bold"/>
    </style:style>
    <style:style style:name="P524" style:family="paragraph" style:parent-style-name="Table_20_Contents">
      <style:text-properties style:font-name="Ubuntu Mono1" fo:font-size="8pt" officeooo:rsid="0056cf5a" officeooo:paragraph-rsid="012656d9" style:font-size-asian="8pt" style:font-size-complex="8pt"/>
    </style:style>
    <style:style style:name="P525" style:family="paragraph" style:parent-style-name="Table_20_Contents">
      <style:text-properties style:font-name="Ubuntu Mono1" fo:font-size="8pt" officeooo:paragraph-rsid="012656d9" style:font-size-asian="8pt" style:font-size-complex="8pt"/>
    </style:style>
    <style:style style:name="P526" style:family="paragraph" style:parent-style-name="Table_20_Contents">
      <style:paragraph-properties fo:text-align="center" style:justify-single-word="false"/>
      <style:text-properties style:font-name="Purisa" fo:font-size="11pt" fo:font-weight="bold" officeooo:rsid="016421e4" officeooo:paragraph-rsid="016421e4" style:font-size-asian="11pt" style:font-weight-asian="bold" style:font-size-complex="11pt" style:font-weight-complex="bold"/>
    </style:style>
    <style:style style:name="P527" style:family="paragraph" style:parent-style-name="ubuntu_5f_mono_5f_7">
      <style:text-properties style:font-name="Ubuntu Mono1" fo:font-size="8pt" fo:font-style="italic" fo:font-weight="bold" officeooo:paragraph-rsid="012a0cb1" style:font-size-asian="8pt" style:font-style-asian="italic" style:font-weight-asian="bold" style:font-size-complex="8pt" style:font-style-complex="italic" style:font-weight-complex="bold"/>
    </style:style>
    <style:style style:name="P528" style:family="paragraph" style:parent-style-name="ubuntu_5f_mono_5f_7">
      <style:text-properties style:font-name="Ubuntu Mono1" fo:font-size="8pt" fo:font-style="italic" officeooo:rsid="0062c772" officeooo:paragraph-rsid="012a0cb1" style:font-size-asian="8pt" style:font-style-asian="italic" style:font-size-complex="8pt" style:font-style-complex="italic"/>
    </style:style>
    <style:style style:name="P529" style:family="paragraph" style:parent-style-name="ubuntu_5f_mono_5f_7">
      <style:text-properties style:font-name="Ubuntu Mono1" fo:font-size="8pt" fo:font-style="italic" officeooo:paragraph-rsid="012a0cb1" style:font-size-asian="8pt" style:font-style-asian="italic" style:font-size-complex="8pt" style:font-style-complex="italic"/>
    </style:style>
    <style:style style:name="P530" style:family="paragraph" style:parent-style-name="ubuntu_5f_mono_5f_7">
      <style:text-properties style:font-name="Ubuntu Mono1" fo:font-size="8pt" fo:font-style="italic" officeooo:rsid="006a2279" officeooo:paragraph-rsid="012a0cb1" style:font-size-asian="8pt" style:font-style-asian="italic" style:font-size-complex="8pt" style:font-style-complex="italic"/>
    </style:style>
    <style:style style:name="P531" style:family="paragraph" style:parent-style-name="ubuntu_5f_mono_5f_7">
      <style:text-properties style:font-name="Ubuntu Mono1" fo:font-size="8pt" fo:font-style="italic" officeooo:rsid="008477bd" officeooo:paragraph-rsid="012a0cb1" style:font-size-asian="8pt" style:font-style-asian="italic" style:font-size-complex="8pt" style:font-style-complex="italic"/>
    </style:style>
    <style:style style:name="P532" style:family="paragraph" style:parent-style-name="ubuntu_5f_mono_5f_7">
      <style:text-properties style:font-name="Ubuntu Mono1" fo:font-size="8pt" fo:font-style="italic" officeooo:rsid="0082ff1d" officeooo:paragraph-rsid="012a0cb1" style:font-size-asian="8pt" style:font-style-asian="italic" style:font-size-complex="8pt" style:font-style-complex="italic"/>
    </style:style>
    <style:style style:name="P533" style:family="paragraph" style:parent-style-name="ubuntu_5f_mono_5f_7">
      <style:text-properties style:font-name="Ubuntu Mono1" fo:font-size="8pt" fo:font-style="italic" officeooo:rsid="02703c70" officeooo:paragraph-rsid="02703c70" style:font-size-asian="8pt" style:font-style-asian="italic" style:font-size-complex="8pt" style:font-style-complex="italic"/>
    </style:style>
    <style:style style:name="P534" style:family="paragraph" style:parent-style-name="ubuntu_5f_mono_5f_7">
      <style:text-properties style:font-name="Ubuntu Mono1" fo:font-size="8pt" fo:font-style="italic" officeooo:rsid="0270c62c" officeooo:paragraph-rsid="0270c62c" style:font-size-asian="8pt" style:font-style-asian="italic" style:font-size-complex="8pt" style:font-style-complex="italic"/>
    </style:style>
    <style:style style:name="P535" style:family="paragraph" style:parent-style-name="ubuntu_5f_mono_5f_7">
      <style:text-properties style:font-name="Ubuntu Mono1" fo:font-size="8pt" fo:font-style="italic" officeooo:rsid="00519a2a" officeooo:paragraph-rsid="012a0cb1" style:font-size-asian="8pt" style:font-style-asian="italic" style:font-size-complex="8pt" style:font-style-complex="italic"/>
    </style:style>
    <style:style style:name="P536" style:family="paragraph" style:parent-style-name="ubuntu_5f_mono_5f_7">
      <style:text-properties style:font-name="Ubuntu Mono1" fo:font-size="8pt" fo:font-style="italic" officeooo:rsid="00735a9a" officeooo:paragraph-rsid="012a0cb1" style:font-size-asian="8pt" style:font-style-asian="italic" style:font-size-complex="8pt" style:font-style-complex="italic"/>
    </style:style>
    <style:style style:name="P537" style:family="paragraph" style:parent-style-name="ubuntu_5f_mono_5f_7">
      <style:text-properties style:font-name="Ubuntu Mono1" fo:font-size="8pt" fo:font-style="italic" officeooo:rsid="00848459" officeooo:paragraph-rsid="012a0cb1" style:font-size-asian="8pt" style:font-style-asian="italic" style:font-size-complex="8pt" style:font-style-complex="italic"/>
    </style:style>
    <style:style style:name="P538" style:family="paragraph" style:parent-style-name="ubuntu_5f_mono_5f_7">
      <style:text-properties style:font-name="Ubuntu Mono1" fo:font-size="8pt" fo:font-style="italic" officeooo:rsid="01803a8e" officeooo:paragraph-rsid="01803a8e" style:font-size-asian="8pt" style:font-style-asian="italic" style:font-size-complex="8pt" style:font-style-complex="italic"/>
    </style:style>
    <style:style style:name="P539" style:family="paragraph" style:parent-style-name="ubuntu_5f_mono_5f_7">
      <style:text-properties style:font-name="Ubuntu Mono1" fo:font-size="8pt" fo:font-style="italic" officeooo:rsid="004a593a" officeooo:paragraph-rsid="012a0cb1" style:font-size-asian="8pt" style:font-style-asian="italic" style:font-size-complex="8pt" style:font-style-complex="italic"/>
    </style:style>
    <style:style style:name="P540" style:family="paragraph" style:parent-style-name="ubuntu_5f_mono_5f_7">
      <style:text-properties style:font-name="Ubuntu Mono1" fo:font-size="8pt" fo:font-style="italic" officeooo:rsid="007f59e2" officeooo:paragraph-rsid="012a0cb1" style:font-size-asian="8pt" style:font-style-asian="italic" style:font-size-complex="8pt" style:font-style-complex="italic"/>
    </style:style>
    <style:style style:name="P541" style:family="paragraph" style:parent-style-name="ubuntu_5f_mono_5f_7">
      <style:text-properties style:font-name="Ubuntu Mono1" fo:font-size="8pt" fo:font-style="italic" officeooo:rsid="0065f4ad" officeooo:paragraph-rsid="012a0cb1" style:font-size-asian="8pt" style:font-style-asian="italic" style:font-size-complex="8pt" style:font-style-complex="italic"/>
    </style:style>
    <style:style style:name="P542" style:family="paragraph" style:parent-style-name="ubuntu_5f_mono_5f_7">
      <style:text-properties style:font-name="Ubuntu Mono1" fo:font-size="8pt" fo:font-style="italic" officeooo:rsid="007e4577" officeooo:paragraph-rsid="012a0cb1" style:font-size-asian="8pt" style:font-style-asian="italic" style:font-size-complex="8pt" style:font-style-complex="italic"/>
    </style:style>
    <style:style style:name="P543" style:family="paragraph" style:parent-style-name="ubuntu_5f_mono_5f_7">
      <style:text-properties style:font-name="Ubuntu Mono1" fo:font-size="8pt" fo:font-style="italic" officeooo:rsid="00699b6c" officeooo:paragraph-rsid="012a0cb1" style:font-size-asian="8pt" style:font-style-asian="italic" style:font-size-complex="8pt" style:font-style-complex="italic"/>
    </style:style>
    <style:style style:name="P544" style:family="paragraph" style:parent-style-name="ubuntu_5f_mono_5f_7">
      <style:text-properties style:font-name="Ubuntu Mono1" fo:font-size="8pt" fo:font-style="italic" officeooo:rsid="00537a95" officeooo:paragraph-rsid="012a0cb1" style:font-size-asian="8pt" style:font-style-asian="italic" style:font-size-complex="8pt" style:font-style-complex="italic"/>
    </style:style>
    <style:style style:name="P545" style:family="paragraph" style:parent-style-name="ubuntu_5f_mono_5f_7">
      <style:text-properties style:font-name="Ubuntu Mono1" fo:font-size="8pt" fo:font-style="italic" officeooo:rsid="0074cd07" officeooo:paragraph-rsid="012a0cb1" style:font-size-asian="8pt" style:font-style-asian="italic" style:font-size-complex="8pt" style:font-style-complex="italic"/>
    </style:style>
    <style:style style:name="P546" style:family="paragraph" style:parent-style-name="ubuntu_5f_mono_5f_7">
      <style:text-properties style:font-name="Ubuntu Mono1" fo:font-size="8pt" fo:font-style="italic" officeooo:rsid="00a1d490" officeooo:paragraph-rsid="012a0cb1" style:font-size-asian="8pt" style:font-style-asian="italic" style:font-size-complex="8pt" style:font-style-complex="italic"/>
    </style:style>
    <style:style style:name="P547" style:family="paragraph" style:parent-style-name="ubuntu_5f_mono_5f_7">
      <style:text-properties style:font-name="Ubuntu Mono1" fo:font-size="8pt" fo:font-style="italic" officeooo:rsid="00a37bd6" officeooo:paragraph-rsid="012a0cb1" style:font-size-asian="8pt" style:font-style-asian="italic" style:font-size-complex="8pt" style:font-style-complex="italic"/>
    </style:style>
    <style:style style:name="P548" style:family="paragraph" style:parent-style-name="ubuntu_5f_mono_5f_7">
      <style:text-properties style:font-name="Ubuntu Mono1" fo:font-size="8pt" fo:font-style="italic" officeooo:rsid="00a07625" officeooo:paragraph-rsid="012a0cb1" style:font-size-asian="8pt" style:font-style-asian="italic" style:font-size-complex="8pt" style:font-style-complex="italic"/>
    </style:style>
    <style:style style:name="P549" style:family="paragraph" style:parent-style-name="ubuntu_5f_mono_5f_7">
      <style:text-properties style:font-name="Ubuntu Mono1" fo:font-size="8pt" fo:font-style="italic" officeooo:rsid="0069daa7" officeooo:paragraph-rsid="012a0cb1" style:font-size-asian="8pt" style:font-style-asian="italic" style:font-size-complex="8pt" style:font-style-complex="italic"/>
    </style:style>
    <style:style style:name="P550" style:family="paragraph" style:parent-style-name="ubuntu_5f_mono_5f_7">
      <style:text-properties style:font-name="Ubuntu Mono1" fo:font-size="8pt" fo:font-style="italic" officeooo:rsid="0087cb1f" officeooo:paragraph-rsid="012a0cb1" style:font-size-asian="8pt" style:font-style-asian="italic" style:font-size-complex="8pt" style:font-style-complex="italic"/>
    </style:style>
    <style:style style:name="P551" style:family="paragraph" style:parent-style-name="ubuntu_5f_mono_5f_7">
      <style:text-properties style:font-name="Ubuntu Mono1" fo:font-size="8pt" fo:font-style="italic" officeooo:rsid="007e1668" officeooo:paragraph-rsid="012a0cb1" style:font-size-asian="8pt" style:font-style-asian="italic" style:font-size-complex="8pt" style:font-style-complex="italic"/>
    </style:style>
    <style:style style:name="P552" style:family="paragraph" style:parent-style-name="ubuntu_5f_mono_5f_7">
      <style:text-properties style:font-name="Ubuntu Mono1" fo:font-size="8pt" fo:font-style="italic" officeooo:rsid="0063a1ac" officeooo:paragraph-rsid="012a0cb1" style:font-size-asian="8pt" style:font-style-asian="italic" style:font-size-complex="8pt" style:font-style-complex="italic"/>
    </style:style>
    <style:style style:name="P553" style:family="paragraph" style:parent-style-name="ubuntu_5f_mono_5f_7">
      <style:text-properties style:font-name="Ubuntu Mono1" fo:font-size="8pt" fo:font-style="italic" officeooo:rsid="01873e1a" officeooo:paragraph-rsid="01873e1a" style:font-size-asian="8pt" style:font-style-asian="italic" style:font-size-complex="8pt" style:font-style-complex="italic"/>
    </style:style>
    <style:style style:name="P554" style:family="paragraph" style:parent-style-name="ubuntu_5f_mono_5f_7">
      <style:text-properties style:font-name="Ubuntu Mono1" fo:font-size="8pt" fo:font-style="italic" officeooo:rsid="00895aec" officeooo:paragraph-rsid="012a0cb1" style:font-size-asian="8pt" style:font-style-asian="italic" style:font-size-complex="8pt" style:font-style-complex="italic"/>
    </style:style>
    <style:style style:name="P555" style:family="paragraph" style:parent-style-name="ubuntu_5f_mono_5f_7">
      <style:text-properties style:font-name="Ubuntu Mono1" fo:font-size="8pt" fo:font-style="italic" officeooo:rsid="00761510" officeooo:paragraph-rsid="012a0cb1" style:font-size-asian="8pt" style:font-style-asian="italic" style:font-size-complex="8pt" style:font-style-complex="italic"/>
    </style:style>
    <style:style style:name="P556" style:family="paragraph" style:parent-style-name="ubuntu_5f_mono_5f_7">
      <style:text-properties style:font-name="Ubuntu Mono1" fo:font-size="8pt" fo:font-style="italic" officeooo:rsid="0039788b" officeooo:paragraph-rsid="012a0cb1" style:font-size-asian="8pt" style:font-style-asian="italic" style:font-size-complex="8pt" style:font-style-complex="italic"/>
    </style:style>
    <style:style style:name="P557" style:family="paragraph" style:parent-style-name="ubuntu_5f_mono_5f_7">
      <style:text-properties style:font-name="Ubuntu Mono1" fo:font-size="8pt" fo:font-style="italic" officeooo:rsid="008b40f2" officeooo:paragraph-rsid="012a0cb1" style:font-size-asian="8pt" style:font-style-asian="italic" style:font-size-complex="8pt" style:font-style-complex="italic"/>
    </style:style>
    <style:style style:name="P558" style:family="paragraph" style:parent-style-name="ubuntu_5f_mono_5f_7">
      <style:text-properties style:font-name="Ubuntu Mono1" fo:font-size="8pt" fo:font-style="italic" officeooo:rsid="004519b7" officeooo:paragraph-rsid="012a0cb1" style:font-size-asian="8pt" style:font-style-asian="italic" style:font-size-complex="8pt" style:font-style-complex="italic"/>
    </style:style>
    <style:style style:name="P559" style:family="paragraph" style:parent-style-name="ubuntu_5f_mono_5f_7">
      <style:text-properties style:font-name="Ubuntu Mono1" fo:font-size="8pt" fo:font-style="italic" officeooo:rsid="0046691c" officeooo:paragraph-rsid="012a0cb1" style:font-size-asian="8pt" style:font-style-asian="italic" style:font-size-complex="8pt" style:font-style-complex="italic"/>
    </style:style>
    <style:style style:name="P560" style:family="paragraph" style:parent-style-name="ubuntu_5f_mono_5f_7">
      <style:text-properties style:font-name="Ubuntu Mono1" fo:font-size="8pt" fo:font-style="italic" officeooo:rsid="00a6d546" officeooo:paragraph-rsid="012a0cb1" style:font-size-asian="8pt" style:font-style-asian="italic" style:font-size-complex="8pt" style:font-style-complex="italic"/>
    </style:style>
    <style:style style:name="P561" style:family="paragraph" style:parent-style-name="ubuntu_5f_mono_5f_7">
      <style:text-properties style:font-name="Ubuntu Mono1" fo:font-size="8pt" fo:font-style="italic" officeooo:rsid="003e1bac" officeooo:paragraph-rsid="012a0cb1" style:font-size-asian="8pt" style:font-style-asian="italic" style:font-size-complex="8pt" style:font-style-complex="italic"/>
    </style:style>
    <style:style style:name="P562" style:family="paragraph" style:parent-style-name="ubuntu_5f_mono_5f_7">
      <style:text-properties style:font-name="Ubuntu Mono1" fo:font-size="8pt" fo:font-style="italic" officeooo:rsid="003e6ae6" officeooo:paragraph-rsid="012a0cb1" style:font-size-asian="8pt" style:font-style-asian="italic" style:font-size-complex="8pt" style:font-style-complex="italic"/>
    </style:style>
    <style:style style:name="P563" style:family="paragraph" style:parent-style-name="ubuntu_5f_mono_5f_7">
      <style:text-properties style:font-name="Ubuntu Mono1" fo:font-size="8pt" style:font-size-asian="8pt" style:font-size-complex="8pt"/>
    </style:style>
    <style:style style:name="P564" style:family="paragraph" style:parent-style-name="ubuntu_5f_mono_5f_7">
      <style:text-properties style:font-name="Ubuntu Mono1" fo:font-size="8pt" officeooo:paragraph-rsid="012a0cb1" style:font-size-asian="8pt" style:font-size-complex="8pt"/>
    </style:style>
    <style:style style:name="P565" style:family="paragraph" style:parent-style-name="ubuntu_5f_mono_5f_7">
      <style:text-properties style:font-name="Ubuntu Mono1" fo:font-size="8pt" officeooo:rsid="0069a229" officeooo:paragraph-rsid="012a0cb1" style:font-size-asian="8pt" style:font-size-complex="8pt"/>
    </style:style>
    <style:style style:name="P566" style:family="paragraph" style:parent-style-name="ubuntu_5f_mono_5f_7">
      <style:text-properties style:font-name="Ubuntu Mono1" fo:font-size="8pt" officeooo:rsid="008477bd" officeooo:paragraph-rsid="012a0cb1" style:font-size-asian="8pt" style:font-size-complex="8pt"/>
    </style:style>
    <style:style style:name="P567" style:family="paragraph" style:parent-style-name="ubuntu_5f_mono_5f_7">
      <style:text-properties style:font-name="Ubuntu Mono1" fo:font-size="8pt" officeooo:rsid="00848459" officeooo:paragraph-rsid="012a0cb1" style:font-size-asian="8pt" style:font-size-complex="8pt"/>
    </style:style>
    <style:style style:name="P568" style:family="paragraph" style:parent-style-name="ubuntu_5f_mono_5f_7">
      <style:text-properties style:font-name="Ubuntu Mono1" fo:font-size="8pt" officeooo:rsid="02703c70" officeooo:paragraph-rsid="02703c70" style:font-size-asian="8pt" style:font-size-complex="8pt"/>
    </style:style>
    <style:style style:name="P569" style:family="paragraph" style:parent-style-name="ubuntu_5f_mono_5f_7">
      <style:text-properties style:font-name="Ubuntu Mono1" fo:font-size="8pt" officeooo:rsid="0270af6e" officeooo:paragraph-rsid="0270af6e" style:font-size-asian="8pt" style:font-size-complex="8pt"/>
    </style:style>
    <style:style style:name="P570" style:family="paragraph" style:parent-style-name="ubuntu_5f_mono_5f_7">
      <style:text-properties style:font-name="Ubuntu Mono1" fo:font-size="8pt" officeooo:rsid="0270c62c" officeooo:paragraph-rsid="0270c62c" style:font-size-asian="8pt" style:font-size-complex="8pt"/>
    </style:style>
    <style:style style:name="P571" style:family="paragraph" style:parent-style-name="ubuntu_5f_mono_5f_7">
      <style:text-properties style:font-name="Ubuntu Mono1" fo:font-size="8pt" officeooo:rsid="0270c62c" officeooo:paragraph-rsid="0272b74d" style:font-size-asian="8pt" style:font-size-complex="8pt"/>
    </style:style>
    <style:style style:name="P572" style:family="paragraph" style:parent-style-name="ubuntu_5f_mono_5f_7">
      <style:text-properties style:font-name="Ubuntu Mono1" fo:font-size="8pt" officeooo:rsid="0082ff1d" officeooo:paragraph-rsid="012a0cb1" style:font-size-asian="8pt" style:font-size-complex="8pt"/>
    </style:style>
    <style:style style:name="P573" style:family="paragraph" style:parent-style-name="ubuntu_5f_mono_5f_7">
      <style:text-properties style:font-name="Ubuntu Mono1" fo:font-size="8pt" officeooo:rsid="00735a9a" officeooo:paragraph-rsid="012a0cb1" style:font-size-asian="8pt" style:font-size-complex="8pt"/>
    </style:style>
    <style:style style:name="P574" style:family="paragraph" style:parent-style-name="ubuntu_5f_mono_5f_7">
      <style:text-properties style:font-name="Ubuntu Mono1" fo:font-size="8pt" officeooo:rsid="00859993" officeooo:paragraph-rsid="012a0cb1" style:font-size-asian="8pt" style:font-size-complex="8pt"/>
    </style:style>
    <style:style style:name="P575" style:family="paragraph" style:parent-style-name="ubuntu_5f_mono_5f_7">
      <style:text-properties style:font-name="Ubuntu Mono1" fo:font-size="8pt" officeooo:rsid="007168ab" officeooo:paragraph-rsid="012a0cb1" style:font-size-asian="8pt" style:font-size-complex="8pt"/>
    </style:style>
    <style:style style:name="P576" style:family="paragraph" style:parent-style-name="ubuntu_5f_mono_5f_7">
      <style:text-properties style:font-name="Ubuntu Mono1" fo:font-size="8pt" officeooo:rsid="007e4577" officeooo:paragraph-rsid="012a0cb1" style:font-size-asian="8pt" style:font-size-complex="8pt"/>
    </style:style>
    <style:style style:name="P577" style:family="paragraph" style:parent-style-name="ubuntu_5f_mono_5f_7">
      <style:text-properties style:font-name="Ubuntu Mono1" fo:font-size="8pt" officeooo:rsid="0086276e" officeooo:paragraph-rsid="012a0cb1" style:font-size-asian="8pt" style:font-size-complex="8pt"/>
    </style:style>
    <style:style style:name="P578" style:family="paragraph" style:parent-style-name="ubuntu_5f_mono_5f_7">
      <style:text-properties style:font-name="Ubuntu Mono1" fo:font-size="8pt" officeooo:rsid="0087cb1f" officeooo:paragraph-rsid="012a0cb1" style:font-size-asian="8pt" style:font-size-complex="8pt"/>
    </style:style>
    <style:style style:name="P579" style:family="paragraph" style:parent-style-name="ubuntu_5f_mono_5f_7">
      <style:text-properties style:font-name="Ubuntu Mono1" fo:font-size="8pt" officeooo:rsid="0069daa7" officeooo:paragraph-rsid="012a0cb1" style:font-size-asian="8pt" style:font-size-complex="8pt"/>
    </style:style>
    <style:style style:name="P580" style:family="paragraph" style:parent-style-name="ubuntu_5f_mono_5f_7">
      <style:text-properties style:font-name="Ubuntu Mono1" fo:font-size="8pt" officeooo:rsid="00895aec" officeooo:paragraph-rsid="012a0cb1" style:font-size-asian="8pt" style:font-size-complex="8pt"/>
    </style:style>
    <style:style style:name="P581" style:family="paragraph" style:parent-style-name="ubuntu_5f_mono_5f_7">
      <style:text-properties style:font-name="Ubuntu Mono1" fo:font-size="8pt" officeooo:rsid="008b40f2" officeooo:paragraph-rsid="012a0cb1" style:font-size-asian="8pt" style:font-size-complex="8pt"/>
    </style:style>
    <style:style style:name="P582" style:family="paragraph" style:parent-style-name="ubuntu_5f_mono_5f_7">
      <style:text-properties style:font-name="Ubuntu Mono1" fo:font-size="8pt" officeooo:rsid="00a676e0" officeooo:paragraph-rsid="012a0cb1" style:font-size-asian="8pt" style:font-size-complex="8pt"/>
    </style:style>
    <style:style style:name="P583" style:family="paragraph" style:parent-style-name="ubuntu_5f_mono_5f_7">
      <style:text-properties style:font-name="Ubuntu Mono1" fo:font-size="8pt" officeooo:rsid="00a6d546" officeooo:paragraph-rsid="012a0cb1" style:font-size-asian="8pt" style:font-size-complex="8pt"/>
    </style:style>
    <style:style style:name="P584" style:family="paragraph" style:parent-style-name="ubuntu_5f_mono_5f_7">
      <style:text-properties style:font-name="Ubuntu Mono1" fo:font-size="8pt" officeooo:rsid="0169fc1b" style:font-size-asian="8pt" style:font-size-complex="8pt"/>
    </style:style>
    <style:style style:name="P585" style:family="paragraph" style:parent-style-name="ubuntu_5f_mono_5f_8">
      <style:text-properties style:font-name="Ubuntu Mono1"/>
    </style:style>
    <style:style style:name="P586" style:family="paragraph" style:parent-style-name="ubuntu_5f_mono_5f_8">
      <style:text-properties style:font-name="Ubuntu Mono1" fo:font-size="8pt" style:font-size-asian="8pt" style:font-size-complex="8pt"/>
    </style:style>
    <style:style style:name="P587" style:family="paragraph" style:parent-style-name="ubuntu_5f_mono_5f_8">
      <style:text-properties style:font-name="Ubuntu Mono1" fo:font-size="8pt" officeooo:rsid="01d443cd" officeooo:paragraph-rsid="01d443cd" style:font-size-asian="8pt" style:font-size-complex="8pt"/>
    </style:style>
    <style:style style:name="P588" style:family="paragraph" style:parent-style-name="ubuntu_5f_mono_5f_8">
      <style:text-properties style:font-name="Ubuntu Mono1" fo:font-size="8pt" officeooo:paragraph-rsid="012a0cb1" style:font-size-asian="8pt" style:font-size-complex="8pt"/>
    </style:style>
    <style:style style:name="P589" style:family="paragraph" style:parent-style-name="ubuntu_5f_mono_5f_8">
      <style:text-properties style:font-name="Ubuntu Mono1" fo:font-size="8pt" officeooo:rsid="0069a229" officeooo:paragraph-rsid="012a0cb1" style:font-size-asian="8pt" style:font-size-complex="8pt"/>
    </style:style>
    <style:style style:name="P590" style:family="paragraph" style:parent-style-name="ubuntu_5f_mono_5f_8">
      <style:text-properties style:font-name="Ubuntu Mono1" fo:font-size="8pt" officeooo:rsid="008477bd" officeooo:paragraph-rsid="012a0cb1" style:font-size-asian="8pt" style:font-size-complex="8pt"/>
    </style:style>
    <style:style style:name="P591" style:family="paragraph" style:parent-style-name="ubuntu_5f_mono_5f_8">
      <style:text-properties style:font-name="Ubuntu Mono1" fo:font-size="8pt" officeooo:rsid="00848459" officeooo:paragraph-rsid="012a0cb1" style:font-size-asian="8pt" style:font-size-complex="8pt"/>
    </style:style>
    <style:style style:name="P592" style:family="paragraph" style:parent-style-name="ubuntu_5f_mono_5f_8">
      <style:text-properties style:font-name="Ubuntu Mono1" fo:font-size="8pt" officeooo:rsid="00848459" officeooo:paragraph-rsid="017ef749" style:font-size-asian="8pt" style:font-size-complex="8pt"/>
    </style:style>
    <style:style style:name="P593" style:family="paragraph" style:parent-style-name="ubuntu_5f_mono_5f_8">
      <style:text-properties style:font-name="Ubuntu Mono1" fo:font-size="8pt" officeooo:rsid="006a2279" officeooo:paragraph-rsid="012a0cb1" style:font-size-asian="8pt" style:font-size-complex="8pt"/>
    </style:style>
    <style:style style:name="P594" style:family="paragraph" style:parent-style-name="ubuntu_5f_mono_5f_8">
      <style:text-properties style:font-name="Ubuntu Mono1" fo:font-size="8pt" officeooo:rsid="0082ff1d" officeooo:paragraph-rsid="012a0cb1" style:font-size-asian="8pt" style:font-size-complex="8pt"/>
    </style:style>
    <style:style style:name="P595" style:family="paragraph" style:parent-style-name="ubuntu_5f_mono_5f_8">
      <style:text-properties style:font-name="Ubuntu Mono1" fo:font-size="8pt" officeooo:rsid="01ab0978" officeooo:paragraph-rsid="01ab0978" style:font-size-asian="8pt" style:font-size-complex="8pt"/>
    </style:style>
    <style:style style:name="P596" style:family="paragraph" style:parent-style-name="ubuntu_5f_mono_5f_8">
      <style:text-properties style:font-name="Ubuntu Mono1" fo:font-size="8pt" officeooo:rsid="0069daa7" officeooo:paragraph-rsid="012a0cb1" style:font-size-asian="8pt" style:font-size-complex="8pt"/>
    </style:style>
    <style:style style:name="P597" style:family="paragraph" style:parent-style-name="ubuntu_5f_mono_5f_8">
      <style:text-properties style:font-name="Ubuntu Mono1" fo:font-size="8pt" officeooo:rsid="02703c70" officeooo:paragraph-rsid="02703c70" style:font-size-asian="8pt" style:font-size-complex="8pt"/>
    </style:style>
    <style:style style:name="P598" style:family="paragraph" style:parent-style-name="ubuntu_5f_mono_5f_8">
      <style:text-properties style:font-name="Ubuntu Mono1" fo:font-size="8pt" officeooo:paragraph-rsid="02703c70" style:font-size-asian="8pt" style:font-size-complex="8pt"/>
    </style:style>
    <style:style style:name="P599" style:family="paragraph" style:parent-style-name="ubuntu_5f_mono_5f_8">
      <style:text-properties style:font-name="Ubuntu Mono1" fo:font-size="8pt" officeooo:rsid="0270af6e" officeooo:paragraph-rsid="0270af6e" style:font-size-asian="8pt" style:font-size-complex="8pt"/>
    </style:style>
    <style:style style:name="P600" style:family="paragraph" style:parent-style-name="ubuntu_5f_mono_5f_8">
      <style:text-properties style:font-name="Ubuntu Mono1" fo:font-size="8pt" officeooo:rsid="01c26925" officeooo:paragraph-rsid="01c26925" style:font-size-asian="8pt" style:font-size-complex="8pt"/>
    </style:style>
    <style:style style:name="P601" style:family="paragraph" style:parent-style-name="ubuntu_5f_mono_5f_8">
      <style:text-properties style:font-name="Ubuntu Mono1" fo:font-size="8pt" officeooo:rsid="00735a9a" officeooo:paragraph-rsid="012a0cb1" style:font-size-asian="8pt" style:font-size-complex="8pt"/>
    </style:style>
    <style:style style:name="P602" style:family="paragraph" style:parent-style-name="ubuntu_5f_mono_5f_8">
      <style:text-properties style:font-name="Ubuntu Mono1" fo:font-size="8pt" officeooo:rsid="00735a9a" officeooo:paragraph-rsid="01ae9673" style:font-size-asian="8pt" style:font-size-complex="8pt"/>
    </style:style>
    <style:style style:name="P603" style:family="paragraph" style:parent-style-name="ubuntu_5f_mono_5f_8">
      <style:text-properties style:font-name="Ubuntu Mono1" fo:font-size="8pt" officeooo:rsid="01aecb3e" officeooo:paragraph-rsid="01aecb3e" style:font-size-asian="8pt" style:font-size-complex="8pt"/>
    </style:style>
    <style:style style:name="P604" style:family="paragraph" style:parent-style-name="ubuntu_5f_mono_5f_8">
      <style:text-properties style:font-name="Ubuntu Mono1" fo:font-size="8pt" officeooo:rsid="0270c62c" officeooo:paragraph-rsid="0270c62c" style:font-size-asian="8pt" style:font-size-complex="8pt"/>
    </style:style>
    <style:style style:name="P605" style:family="paragraph" style:parent-style-name="ubuntu_5f_mono_5f_8">
      <style:text-properties style:font-name="Ubuntu Mono1" fo:font-size="8pt" officeooo:rsid="0270c62c" officeooo:paragraph-rsid="0272b74d" style:font-size-asian="8pt" style:font-size-complex="8pt"/>
    </style:style>
    <style:style style:name="P606" style:family="paragraph" style:parent-style-name="ubuntu_5f_mono_5f_8">
      <style:text-properties style:font-name="Ubuntu Mono1" fo:font-size="8pt" officeooo:rsid="0096ea88" officeooo:paragraph-rsid="012a0cb1" style:font-size-asian="8pt" style:font-size-complex="8pt"/>
    </style:style>
    <style:style style:name="P607" style:family="paragraph" style:parent-style-name="ubuntu_5f_mono_5f_8">
      <style:text-properties style:font-name="Ubuntu Mono1" fo:font-size="8pt" officeooo:paragraph-rsid="017da162" style:font-size-asian="8pt" style:font-size-complex="8pt"/>
    </style:style>
    <style:style style:name="P608" style:family="paragraph" style:parent-style-name="ubuntu_5f_mono_5f_8">
      <style:text-properties style:font-name="Ubuntu Mono1" fo:font-size="8pt" officeooo:rsid="0272dcb2" officeooo:paragraph-rsid="0272dcb2" style:font-size-asian="8pt" style:font-size-complex="8pt"/>
    </style:style>
    <style:style style:name="P609" style:family="paragraph" style:parent-style-name="ubuntu_5f_mono_5f_8">
      <style:text-properties style:font-name="Ubuntu Mono1" fo:font-size="8pt" officeooo:rsid="00859993" officeooo:paragraph-rsid="012a0cb1" style:font-size-asian="8pt" style:font-size-complex="8pt"/>
    </style:style>
    <style:style style:name="P610" style:family="paragraph" style:parent-style-name="ubuntu_5f_mono_5f_8">
      <style:text-properties style:font-name="Ubuntu Mono1" fo:font-size="8pt" officeooo:rsid="00859993" officeooo:paragraph-rsid="018205f1" style:font-size-asian="8pt" style:font-size-complex="8pt"/>
    </style:style>
    <style:style style:name="P611" style:family="paragraph" style:parent-style-name="ubuntu_5f_mono_5f_8">
      <style:text-properties style:font-name="Ubuntu Mono1" fo:font-size="8pt" officeooo:rsid="008c2598" officeooo:paragraph-rsid="012a0cb1" style:font-size-asian="8pt" style:font-size-complex="8pt"/>
    </style:style>
    <style:style style:name="P612" style:family="paragraph" style:parent-style-name="ubuntu_5f_mono_5f_8">
      <style:text-properties style:font-name="Ubuntu Mono1" fo:font-size="8pt" officeooo:rsid="01aadadd" officeooo:paragraph-rsid="01aadadd" style:font-size-asian="8pt" style:font-size-complex="8pt"/>
    </style:style>
    <style:style style:name="P613" style:family="paragraph" style:parent-style-name="ubuntu_5f_mono_5f_8">
      <style:text-properties style:font-name="Ubuntu Mono1" fo:font-size="8pt" officeooo:paragraph-rsid="017ef749" style:font-size-asian="8pt" style:font-size-complex="8pt"/>
    </style:style>
    <style:style style:name="P614" style:family="paragraph" style:parent-style-name="ubuntu_5f_mono_5f_8">
      <style:text-properties style:font-name="Ubuntu Mono1" fo:font-size="8pt" officeooo:paragraph-rsid="01803a8e" style:font-size-asian="8pt" style:font-size-complex="8pt"/>
    </style:style>
    <style:style style:name="P615" style:family="paragraph" style:parent-style-name="ubuntu_5f_mono_5f_8">
      <style:text-properties style:font-name="Ubuntu Mono1" fo:font-size="8pt" officeooo:paragraph-rsid="01807a6e" style:font-size-asian="8pt" style:font-size-complex="8pt"/>
    </style:style>
    <style:style style:name="P616" style:family="paragraph" style:parent-style-name="ubuntu_5f_mono_5f_8">
      <style:text-properties style:font-name="Ubuntu Mono1" fo:font-size="8pt" officeooo:rsid="018205f1" officeooo:paragraph-rsid="018205f1" style:font-size-asian="8pt" style:font-size-complex="8pt"/>
    </style:style>
    <style:style style:name="P617" style:family="paragraph" style:parent-style-name="ubuntu_5f_mono_5f_8">
      <style:text-properties style:font-name="Ubuntu Mono1" fo:font-size="8pt" officeooo:rsid="01c1ec77" officeooo:paragraph-rsid="01c1ec77" style:font-size-asian="8pt" style:font-size-complex="8pt"/>
    </style:style>
    <style:style style:name="P618" style:family="paragraph" style:parent-style-name="ubuntu_5f_mono_5f_8">
      <style:text-properties style:font-name="Ubuntu Mono1" fo:font-size="8pt" officeooo:paragraph-rsid="018205f1" style:font-size-asian="8pt" style:font-size-complex="8pt"/>
    </style:style>
    <style:style style:name="P619" style:family="paragraph" style:parent-style-name="ubuntu_5f_mono_5f_8">
      <style:text-properties style:font-name="Ubuntu Mono1" fo:font-size="8pt" officeooo:rsid="01b77163" officeooo:paragraph-rsid="01b77163" style:font-size-asian="8pt" style:font-size-complex="8pt"/>
    </style:style>
    <style:style style:name="P620" style:family="paragraph" style:parent-style-name="ubuntu_5f_mono_5f_8">
      <style:text-properties style:font-name="Ubuntu Mono1" fo:font-size="8pt" officeooo:rsid="007f59e2" style:font-size-asian="8pt" style:font-size-complex="8pt"/>
    </style:style>
    <style:style style:name="P621" style:family="paragraph" style:parent-style-name="ubuntu_5f_mono_5f_8">
      <style:text-properties style:font-name="Ubuntu Mono1" fo:font-size="8pt" officeooo:rsid="007f59e2" officeooo:paragraph-rsid="012a0cb1" style:font-size-asian="8pt" style:font-size-complex="8pt"/>
    </style:style>
    <style:style style:name="P622" style:family="paragraph" style:parent-style-name="ubuntu_5f_mono_5f_8">
      <style:text-properties style:font-name="Ubuntu Mono1" fo:font-size="8pt" officeooo:rsid="007f59e2" officeooo:paragraph-rsid="018b6bfc" style:font-size-asian="8pt" style:font-size-complex="8pt"/>
    </style:style>
    <style:style style:name="P623" style:family="paragraph" style:parent-style-name="ubuntu_5f_mono_5f_8">
      <style:text-properties style:font-name="Ubuntu Mono1" fo:font-size="8pt" officeooo:paragraph-rsid="018383eb" style:font-size-asian="8pt" style:font-size-complex="8pt"/>
    </style:style>
    <style:style style:name="P624" style:family="paragraph" style:parent-style-name="ubuntu_5f_mono_5f_8">
      <style:text-properties style:font-name="Ubuntu Mono1" fo:font-size="8pt" officeooo:rsid="0081b996" officeooo:paragraph-rsid="012a0cb1" style:font-size-asian="8pt" style:font-size-complex="8pt"/>
    </style:style>
    <style:style style:name="P625" style:family="paragraph" style:parent-style-name="ubuntu_5f_mono_5f_8">
      <style:text-properties style:font-name="Ubuntu Mono1" fo:font-size="8pt" officeooo:paragraph-rsid="01849b84" style:font-size-asian="8pt" style:font-size-complex="8pt"/>
    </style:style>
    <style:style style:name="P626" style:family="paragraph" style:parent-style-name="ubuntu_5f_mono_5f_8">
      <style:text-properties style:font-name="Ubuntu Mono1" fo:font-size="8pt" officeooo:rsid="00956d37" officeooo:paragraph-rsid="012a0cb1" style:font-size-asian="8pt" style:font-size-complex="8pt"/>
    </style:style>
    <style:style style:name="P627" style:family="paragraph" style:parent-style-name="ubuntu_5f_mono_5f_8">
      <style:text-properties style:font-name="Ubuntu Mono1" fo:font-size="8pt" officeooo:rsid="007e4577" officeooo:paragraph-rsid="012a0cb1" style:font-size-asian="8pt" style:font-size-complex="8pt"/>
    </style:style>
    <style:style style:name="P628" style:family="paragraph" style:parent-style-name="ubuntu_5f_mono_5f_8">
      <style:text-properties style:font-name="Ubuntu Mono1" fo:font-size="8pt" officeooo:rsid="0086276e" officeooo:paragraph-rsid="012a0cb1" style:font-size-asian="8pt" style:font-size-complex="8pt"/>
    </style:style>
    <style:style style:name="P629" style:family="paragraph" style:parent-style-name="ubuntu_5f_mono_5f_8">
      <style:text-properties style:font-name="Ubuntu Mono1" fo:font-size="8pt" officeooo:rsid="0099e634" officeooo:paragraph-rsid="012a0cb1" style:font-size-asian="8pt" style:font-size-complex="8pt"/>
    </style:style>
    <style:style style:name="P630" style:family="paragraph" style:parent-style-name="ubuntu_5f_mono_5f_8">
      <style:text-properties style:font-name="Ubuntu Mono1" fo:font-size="8pt" officeooo:rsid="01b594b3" officeooo:paragraph-rsid="01b594b3" style:font-size-asian="8pt" style:font-size-complex="8pt"/>
    </style:style>
    <style:style style:name="P631" style:family="paragraph" style:parent-style-name="ubuntu_5f_mono_5f_8">
      <style:text-properties style:font-name="Ubuntu Mono1" fo:font-size="8pt" officeooo:rsid="0074cd07" officeooo:paragraph-rsid="012a0cb1" style:font-size-asian="8pt" style:font-size-complex="8pt"/>
    </style:style>
    <style:style style:name="P632" style:family="paragraph" style:parent-style-name="ubuntu_5f_mono_5f_8">
      <style:text-properties style:font-name="Ubuntu Mono1" fo:font-size="8pt" officeooo:rsid="00a1d490" officeooo:paragraph-rsid="012a0cb1" style:font-size-asian="8pt" style:font-size-complex="8pt"/>
    </style:style>
    <style:style style:name="P633" style:family="paragraph" style:parent-style-name="ubuntu_5f_mono_5f_8">
      <style:text-properties style:font-name="Ubuntu Mono1" fo:font-size="8pt" officeooo:paragraph-rsid="01bd837b" style:font-size-asian="8pt" style:font-size-complex="8pt"/>
    </style:style>
    <style:style style:name="P634" style:family="paragraph" style:parent-style-name="ubuntu_5f_mono_5f_8">
      <style:text-properties style:font-name="Ubuntu Mono1" fo:font-size="8pt" officeooo:paragraph-rsid="01870a00" style:font-size-asian="8pt" style:font-size-complex="8pt"/>
    </style:style>
    <style:style style:name="P635" style:family="paragraph" style:parent-style-name="ubuntu_5f_mono_5f_8">
      <style:text-properties style:font-name="Ubuntu Mono1" fo:font-size="8pt" officeooo:rsid="0172ed82" style:font-size-asian="8pt" style:font-size-complex="8pt"/>
    </style:style>
    <style:style style:name="P636" style:family="paragraph" style:parent-style-name="ubuntu_5f_mono_5f_8">
      <style:text-properties style:font-name="Ubuntu Mono1" fo:font-size="8pt" officeooo:rsid="009ff5cd" officeooo:paragraph-rsid="012a0cb1" style:font-size-asian="8pt" style:font-size-complex="8pt"/>
    </style:style>
    <style:style style:name="P637" style:family="paragraph" style:parent-style-name="ubuntu_5f_mono_5f_8">
      <style:text-properties style:font-name="Ubuntu Mono1" fo:font-size="8pt" officeooo:rsid="0087cb1f" officeooo:paragraph-rsid="012a0cb1" style:font-size-asian="8pt" style:font-size-complex="8pt"/>
    </style:style>
    <style:style style:name="P638" style:family="paragraph" style:parent-style-name="ubuntu_5f_mono_5f_8">
      <style:text-properties style:font-name="Ubuntu Mono1" fo:font-size="8pt" officeooo:paragraph-rsid="01873e1a" style:font-size-asian="8pt" style:font-size-complex="8pt"/>
    </style:style>
    <style:style style:name="P639" style:family="paragraph" style:parent-style-name="ubuntu_5f_mono_5f_8">
      <style:text-properties style:font-name="Ubuntu Mono1" fo:font-size="8pt" officeooo:rsid="01a9dbbf" officeooo:paragraph-rsid="01a9dbbf" style:font-size-asian="8pt" style:font-size-complex="8pt"/>
    </style:style>
    <style:style style:name="P640" style:family="paragraph" style:parent-style-name="ubuntu_5f_mono_5f_8">
      <style:text-properties style:font-name="Ubuntu Mono1" fo:font-size="8pt" officeooo:rsid="007e1668" officeooo:paragraph-rsid="012a0cb1" style:font-size-asian="8pt" style:font-size-complex="8pt"/>
    </style:style>
    <style:style style:name="P641" style:family="paragraph" style:parent-style-name="ubuntu_5f_mono_5f_8">
      <style:text-properties style:font-name="Ubuntu Mono1" fo:font-size="8pt" officeooo:rsid="007b16cb" officeooo:paragraph-rsid="012a0cb1" style:font-size-asian="8pt" style:font-size-complex="8pt"/>
    </style:style>
    <style:style style:name="P642" style:family="paragraph" style:parent-style-name="ubuntu_5f_mono_5f_8">
      <style:text-properties style:font-name="Ubuntu Mono1" fo:font-size="8pt" officeooo:rsid="007b16cb" officeooo:paragraph-rsid="019c94c1" style:font-size-asian="8pt" style:font-size-complex="8pt"/>
    </style:style>
    <style:style style:name="P643" style:family="paragraph" style:parent-style-name="ubuntu_5f_mono_5f_8">
      <style:text-properties style:font-name="Ubuntu Mono1" fo:font-size="8pt" officeooo:paragraph-rsid="01889ef4" style:font-size-asian="8pt" style:font-size-complex="8pt"/>
    </style:style>
    <style:style style:name="P644" style:family="paragraph" style:parent-style-name="ubuntu_5f_mono_5f_8">
      <style:text-properties style:font-name="Ubuntu Mono1" fo:font-size="8pt" officeooo:paragraph-rsid="018a25ef" style:font-size-asian="8pt" style:font-size-complex="8pt"/>
    </style:style>
    <style:style style:name="P645" style:family="paragraph" style:parent-style-name="ubuntu_5f_mono_5f_8">
      <style:text-properties style:font-name="Ubuntu Mono1" fo:font-size="8pt" officeooo:rsid="01beea4c" officeooo:paragraph-rsid="01beea4c" style:font-size-asian="8pt" style:font-size-complex="8pt"/>
    </style:style>
    <style:style style:name="P646" style:family="paragraph" style:parent-style-name="ubuntu_5f_mono_5f_8">
      <style:text-properties style:font-name="Ubuntu Mono1" fo:font-size="8pt" officeooo:rsid="00895aec" officeooo:paragraph-rsid="012a0cb1" style:font-size-asian="8pt" style:font-size-complex="8pt"/>
    </style:style>
    <style:style style:name="P647" style:family="paragraph" style:parent-style-name="ubuntu_5f_mono_5f_8">
      <style:text-properties style:font-name="Ubuntu Mono1" fo:font-size="8pt" officeooo:rsid="008eded9" officeooo:paragraph-rsid="012a0cb1" style:font-size-asian="8pt" style:font-size-complex="8pt"/>
    </style:style>
    <style:style style:name="P648" style:family="paragraph" style:parent-style-name="ubuntu_5f_mono_5f_8">
      <style:text-properties style:font-name="Ubuntu Mono1" fo:font-size="8pt" officeooo:rsid="01b21650" officeooo:paragraph-rsid="01b21650" style:font-size-asian="8pt" style:font-size-complex="8pt"/>
    </style:style>
    <style:style style:name="P649" style:family="paragraph" style:parent-style-name="ubuntu_5f_mono_5f_8">
      <style:text-properties style:font-name="Ubuntu Mono1" fo:font-size="8pt" officeooo:paragraph-rsid="019f1d8d" style:font-size-asian="8pt" style:font-size-complex="8pt"/>
    </style:style>
    <style:style style:name="P650" style:family="paragraph" style:parent-style-name="ubuntu_5f_mono_5f_8">
      <style:text-properties style:font-name="Ubuntu Mono1" fo:font-size="8pt" officeooo:rsid="009ccdf7" officeooo:paragraph-rsid="012a0cb1" style:font-size-asian="8pt" style:font-size-complex="8pt"/>
    </style:style>
    <style:style style:name="P651" style:family="paragraph" style:parent-style-name="ubuntu_5f_mono_5f_8">
      <style:text-properties style:font-name="Ubuntu Mono1" fo:font-size="8pt" officeooo:rsid="00a37bd6" officeooo:paragraph-rsid="012a0cb1" style:font-size-asian="8pt" style:font-size-complex="8pt"/>
    </style:style>
    <style:style style:name="P652" style:family="paragraph" style:parent-style-name="ubuntu_5f_mono_5f_8">
      <style:text-properties style:font-name="Ubuntu Mono1" fo:font-size="8pt" officeooo:paragraph-rsid="018eeef7" style:font-size-asian="8pt" style:font-size-complex="8pt"/>
    </style:style>
    <style:style style:name="P653" style:family="paragraph" style:parent-style-name="ubuntu_5f_mono_5f_8">
      <style:text-properties style:font-name="Ubuntu Mono1" fo:font-size="8pt" officeooo:rsid="01ba284c" officeooo:paragraph-rsid="01ba284c" style:font-size-asian="8pt" style:font-size-complex="8pt"/>
    </style:style>
    <style:style style:name="P654" style:family="paragraph" style:parent-style-name="ubuntu_5f_mono_5f_8">
      <style:text-properties style:font-name="Ubuntu Mono1" fo:font-size="8pt" officeooo:rsid="008b40f2" officeooo:paragraph-rsid="012a0cb1" style:font-size-asian="8pt" style:font-size-complex="8pt"/>
    </style:style>
    <style:style style:name="P655" style:family="paragraph" style:parent-style-name="ubuntu_5f_mono_5f_8">
      <style:text-properties style:font-name="Ubuntu Mono1" fo:font-size="8pt" officeooo:rsid="008b40f2" officeooo:paragraph-rsid="0196f1bc" style:font-size-asian="8pt" style:font-size-complex="8pt"/>
    </style:style>
    <style:style style:name="P656" style:family="paragraph" style:parent-style-name="ubuntu_5f_mono_5f_8">
      <style:text-properties style:font-name="Ubuntu Mono1" fo:font-size="8pt" officeooo:rsid="008b40f2" officeooo:paragraph-rsid="019e7ea9" style:font-size-asian="8pt" style:font-size-complex="8pt"/>
    </style:style>
    <style:style style:name="P657" style:family="paragraph" style:parent-style-name="ubuntu_5f_mono_5f_8">
      <style:text-properties style:font-name="Ubuntu Mono1" fo:font-size="8pt" officeooo:rsid="01bf026c" officeooo:paragraph-rsid="01bf026c" style:font-size-asian="8pt" style:font-size-complex="8pt"/>
    </style:style>
    <style:style style:name="P658" style:family="paragraph" style:parent-style-name="ubuntu_5f_mono_5f_8">
      <style:text-properties style:font-name="Ubuntu Mono1" fo:font-size="8pt" officeooo:paragraph-rsid="01910e9b" style:font-size-asian="8pt" style:font-size-complex="8pt"/>
    </style:style>
    <style:style style:name="P659" style:family="paragraph" style:parent-style-name="ubuntu_5f_mono_5f_8">
      <style:text-properties style:font-name="Ubuntu Mono1" fo:font-size="8pt" officeooo:rsid="01b865aa" officeooo:paragraph-rsid="01b865aa" style:font-size-asian="8pt" style:font-size-complex="8pt"/>
    </style:style>
    <style:style style:name="P660" style:family="paragraph" style:parent-style-name="ubuntu_5f_mono_5f_8">
      <style:text-properties style:font-name="Ubuntu Mono1" fo:font-size="8pt" officeooo:paragraph-rsid="0192d9ab" style:font-size-asian="8pt" style:font-size-complex="8pt"/>
    </style:style>
    <style:style style:name="P661" style:family="paragraph" style:parent-style-name="ubuntu_5f_mono_5f_8">
      <style:text-properties style:font-name="Ubuntu Mono1" fo:font-size="8pt" officeooo:rsid="00a6d546" officeooo:paragraph-rsid="012a0cb1" style:font-size-asian="8pt" style:font-size-complex="8pt"/>
    </style:style>
    <style:style style:name="P662" style:family="paragraph" style:parent-style-name="ubuntu_5f_mono_5f_8">
      <style:text-properties style:font-name="Ubuntu Mono1" fo:font-size="8pt" officeooo:rsid="01ae9673" officeooo:paragraph-rsid="01ae9673" style:font-size-asian="8pt" style:font-size-complex="8pt"/>
    </style:style>
    <style:style style:name="P663" style:family="paragraph" style:parent-style-name="ubuntu_5f_mono_5f_8">
      <style:text-properties style:font-name="Ubuntu Mono1" fo:font-size="8pt" officeooo:paragraph-rsid="0194ab5b" style:font-size-asian="8pt" style:font-size-complex="8pt"/>
    </style:style>
    <style:style style:name="P664" style:family="paragraph" style:parent-style-name="ubuntu_5f_mono_5f_8">
      <style:text-properties style:font-name="Ubuntu Mono1" fo:font-size="8pt" officeooo:paragraph-rsid="01956192" style:font-size-asian="8pt" style:font-size-complex="8pt"/>
    </style:style>
    <style:style style:name="P665" style:family="paragraph" style:parent-style-name="ubuntu_5f_mono_5f_8">
      <style:text-properties style:font-name="Ubuntu Mono1" fo:font-size="8pt" officeooo:paragraph-rsid="0199bffb" style:font-size-asian="8pt" style:font-size-complex="8pt"/>
    </style:style>
    <style:style style:name="P666" style:family="paragraph" style:parent-style-name="ubuntu_5f_mono_5f_8">
      <style:text-properties style:font-name="Ubuntu Mono1" fo:font-size="8pt" officeooo:rsid="00777119" officeooo:paragraph-rsid="012a0cb1" style:font-size-asian="8pt" style:font-size-complex="8pt"/>
    </style:style>
    <style:style style:name="P667" style:family="paragraph" style:parent-style-name="ubuntu_5f_mono_5f_8">
      <style:text-properties style:font-name="Ubuntu Mono1" fo:font-size="8pt" officeooo:rsid="00799012" officeooo:paragraph-rsid="012a0cb1" style:font-size-asian="8pt" style:font-size-complex="8pt"/>
    </style:style>
    <style:style style:name="P668" style:family="paragraph" style:parent-style-name="ubuntu_5f_mono_5f_8">
      <style:text-properties style:font-name="Ubuntu Mono1" fo:font-size="8pt" officeooo:paragraph-rsid="0196f1bc" style:font-size-asian="8pt" style:font-size-complex="8pt"/>
    </style:style>
    <style:style style:name="P669" style:family="paragraph" style:parent-style-name="ubuntu_5f_mono_5f_8">
      <style:text-properties style:font-name="Ubuntu Mono1" fo:font-size="8pt" officeooo:rsid="01ad0820" officeooo:paragraph-rsid="01ad0820" style:font-size-asian="8pt" style:font-size-complex="8pt"/>
    </style:style>
    <style:style style:name="P670" style:family="paragraph" style:parent-style-name="ubuntu_5f_mono_5f_8">
      <style:text-properties style:font-name="Ubuntu Mono1" fo:font-size="8pt" officeooo:paragraph-rsid="019e7ea9" style:font-size-asian="8pt" style:font-size-complex="8pt"/>
    </style:style>
    <style:style style:name="P671" style:family="paragraph" style:parent-style-name="ubuntu_5f_mono_5f_8">
      <style:text-properties style:font-name="Ubuntu Mono1" fo:font-size="8pt" officeooo:rsid="01e7c0b1" officeooo:paragraph-rsid="01e7c0b1" style:font-size-asian="8pt" style:font-size-complex="8pt"/>
    </style:style>
    <style:style style:name="P672" style:family="paragraph" style:parent-style-name="ubuntu_5f_mono_5f_8">
      <style:text-properties style:font-name="Ubuntu Mono1" fo:font-size="8pt" officeooo:rsid="01e6ae77" officeooo:paragraph-rsid="01e6ae77" style:font-size-asian="8pt" style:font-size-complex="8pt"/>
    </style:style>
    <style:style style:name="P673" style:family="paragraph" style:parent-style-name="ubuntu_5f_mono_5f_8">
      <style:text-properties style:font-name="Ubuntu Mono1" fo:font-size="8pt" officeooo:rsid="02c6b46c" officeooo:paragraph-rsid="02c6b46c" style:font-size-asian="8pt" style:font-size-complex="8pt"/>
    </style:style>
    <style:style style:name="P674" style:family="paragraph" style:parent-style-name="ubuntu_5f_mono_5f_8">
      <style:text-properties style:font-name="Ubuntu Mono1" fo:font-size="8pt" officeooo:rsid="02e3df88" officeooo:paragraph-rsid="02e3df88" style:font-size-asian="8pt" style:font-size-complex="8pt"/>
    </style:style>
    <style:style style:name="P675" style:family="paragraph" style:parent-style-name="ubuntu_5f_mono_5f_8">
      <style:text-properties style:font-name="Ubuntu Mono1" fo:font-size="8pt" officeooo:paragraph-rsid="02ed33e5" style:font-size-asian="8pt" style:font-size-complex="8pt"/>
    </style:style>
    <style:style style:name="P676" style:family="paragraph" style:parent-style-name="ubuntu_5f_mono_5f_8">
      <style:text-properties style:font-name="Ubuntu Mono1" fo:font-size="8pt" officeooo:rsid="02b22571" officeooo:paragraph-rsid="02b87b03" style:font-size-asian="8pt" style:font-size-complex="8pt"/>
    </style:style>
    <style:style style:name="P677" style:family="paragraph" style:parent-style-name="ubuntu_5f_mono_5f_8">
      <style:text-properties style:font-name="Ubuntu Mono1" fo:font-size="8pt" fo:font-weight="bold" style:font-size-asian="8pt" style:font-weight-asian="bold" style:font-size-complex="8pt" style:font-weight-complex="bold"/>
    </style:style>
    <style:style style:name="P678" style:family="paragraph" style:parent-style-name="ubuntu_5f_mono_5f_8">
      <style:text-properties style:font-name="Ubuntu Mono1" fo:font-size="8pt" fo:font-weight="bold" officeooo:rsid="01e7c0b1" officeooo:paragraph-rsid="01e7c0b1" style:font-size-asian="8pt" style:font-weight-asian="bold" style:font-size-complex="8pt" style:font-weight-complex="bold"/>
    </style:style>
    <style:style style:name="P679" style:family="paragraph" style:parent-style-name="ubuntu_5f_mono_5f_8">
      <style:text-properties style:font-name="Ubuntu Mono1" fo:font-size="8pt" fo:font-weight="bold" officeooo:rsid="01e6ae77" officeooo:paragraph-rsid="01e6ae77" style:font-size-asian="8pt" style:font-weight-asian="bold" style:font-size-complex="8pt" style:font-weight-complex="bold"/>
    </style:style>
    <style:style style:name="P680" style:family="paragraph" style:parent-style-name="ubuntu_5f_mono_5f_8">
      <style:text-properties style:font-name="Ubuntu Mono1" fo:font-size="8pt" fo:font-weight="bold" officeooo:rsid="02b22571" officeooo:paragraph-rsid="02b87b03" style:font-size-asian="8pt" style:font-weight-asian="bold" style:font-size-complex="8pt" style:font-weight-complex="bold"/>
    </style:style>
    <style:style style:name="P681" style:family="paragraph" style:parent-style-name="ubuntu_5f_mono_5f_8">
      <style:text-properties style:font-name="Ubuntu Mono1" fo:font-size="8pt" fo:font-weight="normal" style:font-size-asian="8pt" style:font-weight-asian="normal" style:font-size-complex="8pt" style:font-weight-complex="normal"/>
    </style:style>
    <style:style style:name="P682" style:family="paragraph" style:parent-style-name="ubuntu_5f_mono_5f_8">
      <style:text-properties style:font-name="Ubuntu Mono1" fo:font-weight="bold" style:font-weight-asian="bold" style:font-weight-complex="bold"/>
    </style:style>
    <style:style style:name="P683" style:family="paragraph" style:parent-style-name="ubuntu_5f_mono_5f_8">
      <style:text-properties style:font-name="Ubuntu Mono1" fo:font-weight="bold" officeooo:rsid="0284f8aa" officeooo:paragraph-rsid="0284f8aa" style:font-weight-asian="bold" style:font-weight-complex="bold"/>
    </style:style>
    <style:style style:name="P684" style:family="paragraph" style:parent-style-name="ubuntu_5f_mono_5f_8">
      <style:text-properties style:font-name="Ubuntu Mono1" fo:font-weight="bold" officeooo:rsid="02ae9c09" officeooo:paragraph-rsid="02ae9c09" style:font-weight-asian="bold" style:font-weight-complex="bold"/>
    </style:style>
    <style:style style:name="P685" style:family="paragraph" style:parent-style-name="ubuntu_5f_mono_5f_8">
      <style:text-properties style:font-name="Ubuntu Mono1" officeooo:rsid="0284f8aa" officeooo:paragraph-rsid="0284f8aa"/>
    </style:style>
    <style:style style:name="P686" style:family="paragraph" style:parent-style-name="ubuntu_5f_mono_5f_8">
      <style:text-properties style:font-name="Ubuntu Mono1" officeooo:rsid="028bf644" officeooo:paragraph-rsid="028bf644"/>
    </style:style>
    <style:style style:name="P687" style:family="paragraph" style:parent-style-name="ubuntu_5f_mono_5f_8">
      <style:text-properties style:font-name="Ubuntu Mono1" fo:font-weight="normal" officeooo:rsid="02a0479d" officeooo:paragraph-rsid="02a0479d" style:font-weight-asian="normal" style:font-weight-complex="normal"/>
    </style:style>
    <style:style style:name="P688" style:family="paragraph" style:parent-style-name="ubuntu_5f_mono_5f_8">
      <style:text-properties style:font-name="Ubuntu Mono1" officeooo:rsid="02ac682b" officeooo:paragraph-rsid="02ac682b"/>
    </style:style>
    <style:style style:name="P689" style:family="paragraph" style:parent-style-name="ubuntu_5f_mono_5f_8">
      <style:text-properties style:font-name="Ubuntu Mono1" officeooo:rsid="02ac8bb5" officeooo:paragraph-rsid="02ac8bb5"/>
    </style:style>
    <style:style style:name="P690" style:family="paragraph" style:parent-style-name="ubuntu_5f_mono_5f_8">
      <style:text-properties style:font-name="Ubuntu Mono1" officeooo:rsid="02ce0c7d" officeooo:paragraph-rsid="02ce0c7d"/>
    </style:style>
    <style:style style:name="P691" style:family="paragraph" style:parent-style-name="ubuntu_5f_mono_5f_8">
      <style:text-properties style:font-name="Ubuntu Mono1" officeooo:rsid="02ce4bf7" officeooo:paragraph-rsid="02d0b334"/>
    </style:style>
    <style:style style:name="P692" style:family="paragraph" style:parent-style-name="ubuntu_5f_mono_5f_8">
      <style:text-properties style:font-name="Ubuntu Mono1" officeooo:rsid="02d0086d" officeooo:paragraph-rsid="02d0086d"/>
    </style:style>
    <style:style style:name="P693" style:family="paragraph" style:parent-style-name="ubuntu_5f_mono_5f_8">
      <style:text-properties style:font-name="Ubuntu Mono1" officeooo:rsid="02cb63a4" officeooo:paragraph-rsid="02cb63a4"/>
    </style:style>
    <style:style style:name="P694" style:family="paragraph" style:parent-style-name="ubuntu_5f_mono_5f_8">
      <style:text-properties officeooo:rsid="0081b996" officeooo:paragraph-rsid="018f84b7"/>
    </style:style>
    <style:style style:name="P695" style:family="paragraph" style:parent-style-name="ubuntu_5f_mono_5f_8">
      <style:text-properties officeooo:rsid="0086276e" officeooo:paragraph-rsid="01867e16"/>
    </style:style>
    <style:style style:name="P696" style:family="paragraph" style:parent-style-name="ubuntu_5f_mono_5f_8">
      <style:text-properties officeooo:rsid="0087cb1f" officeooo:paragraph-rsid="01b865aa"/>
    </style:style>
    <style:style style:name="P697" style:family="paragraph" style:parent-style-name="ubuntu_5f_mono_5f_8">
      <style:text-properties officeooo:rsid="00a676e0" officeooo:paragraph-rsid="012a0cb1"/>
    </style:style>
    <style:style style:name="P698" style:family="paragraph" style:parent-style-name="ubuntu_5f_mono_5f_8">
      <style:text-properties officeooo:paragraph-rsid="012a0cb1"/>
    </style:style>
    <style:style style:name="P699" style:family="paragraph" style:parent-style-name="ubuntu_5f_mono_5f_8">
      <style:text-properties officeooo:paragraph-rsid="01870d25"/>
    </style:style>
    <style:style style:name="P700" style:family="paragraph" style:parent-style-name="ubuntu_5f_mono_5f_8">
      <style:text-properties officeooo:paragraph-rsid="018f84b7"/>
    </style:style>
    <style:style style:name="P701" style:family="paragraph" style:parent-style-name="ubuntu_5f_mono_5f_8">
      <style:text-properties fo:font-size="8pt" style:font-size-asian="8pt" style:font-size-complex="8pt"/>
    </style:style>
    <style:style style:name="P702" style:family="paragraph" style:parent-style-name="ubuntu_5f_mono_5f_8">
      <style:text-properties fo:font-size="8pt" officeooo:paragraph-rsid="01cd823f" style:font-size-asian="8pt" style:font-size-complex="8pt"/>
    </style:style>
    <style:style style:name="P703" style:family="paragraph" style:parent-style-name="ubuntu_5f_mono_5f_8">
      <style:text-properties fo:font-size="8pt" officeooo:rsid="01d31981" officeooo:paragraph-rsid="01d31981" style:font-size-asian="8pt" style:font-size-complex="8pt"/>
    </style:style>
    <style:style style:name="P704" style:family="paragraph" style:parent-style-name="ubuntu_5f_mono_5f_8">
      <style:text-properties fo:font-size="8pt" officeooo:rsid="01e6ae77" officeooo:paragraph-rsid="01e6ae77" style:font-size-asian="8pt" style:font-size-complex="8pt"/>
    </style:style>
    <style:style style:name="P705" style:family="paragraph" style:parent-style-name="ubuntu_5f_mono_5f_8">
      <style:text-properties fo:font-size="8pt" fo:font-style="italic" officeooo:rsid="01cadd9f" style:font-size-asian="8pt" style:font-style-asian="italic" style:font-size-complex="8pt" style:font-style-complex="italic"/>
    </style:style>
    <style:style style:name="P706" style:family="paragraph" style:parent-style-name="ubuntu_5f_mono_5f_8">
      <style:text-properties fo:font-size="8pt" fo:font-weight="bold" style:font-size-asian="8pt" style:font-weight-asian="bold" style:font-size-complex="8pt" style:font-weight-complex="bold"/>
    </style:style>
    <style:style style:name="P707" style:family="paragraph" style:parent-style-name="ubuntu_5f_mono_5f_8">
      <style:text-properties fo:font-size="8pt" fo:font-weight="bold" officeooo:rsid="01d31981" officeooo:paragraph-rsid="01d31981" style:font-size-asian="8pt" style:font-weight-asian="bold" style:font-size-complex="8pt" style:font-weight-complex="bold"/>
    </style:style>
    <style:style style:name="P708" style:family="paragraph" style:parent-style-name="ubuntu_5f_mono_5f_8">
      <style:text-properties fo:font-size="8pt" fo:font-weight="bold" officeooo:rsid="01e6ae77" officeooo:paragraph-rsid="01e6ae77" style:font-size-asian="8pt" style:font-weight-asian="bold" style:font-size-complex="8pt" style:font-weight-complex="bold"/>
    </style:style>
    <style:style style:name="P709" style:family="paragraph" style:parent-style-name="ubuntu_5f_mono_5f_8">
      <style:text-properties officeooo:paragraph-rsid="01cd823f"/>
    </style:style>
    <style:style style:name="P710" style:family="paragraph" style:parent-style-name="ubuntu_5f_mono_5f_8">
      <style:text-properties officeooo:paragraph-rsid="01d1e1ed"/>
    </style:style>
    <style:style style:name="P711" style:family="paragraph" style:parent-style-name="ubuntu_5f_mono_5f_8">
      <style:text-properties officeooo:paragraph-rsid="01d3cc71"/>
    </style:style>
    <style:style style:name="P712" style:family="paragraph" style:parent-style-name="ubuntu_5f_mono_5f_8">
      <style:text-properties officeooo:paragraph-rsid="01e6ae77"/>
    </style:style>
    <style:style style:name="P713" style:family="paragraph" style:parent-style-name="ubuntu_5f_mono_5f_8">
      <style:text-properties officeooo:paragraph-rsid="01e7c0b1"/>
    </style:style>
    <style:style style:name="P714" style:family="paragraph" style:parent-style-name="ubuntu_5f_mono_5f_8">
      <style:text-properties fo:font-style="italic" fo:font-weight="bold" style:font-style-asian="italic" style:font-weight-asian="bold" style:font-style-complex="italic" style:font-weight-complex="bold"/>
    </style:style>
    <style:style style:name="P715" style:family="paragraph" style:parent-style-name="ubuntu_5f_mono_5f_8">
      <style:text-properties fo:font-style="italic" fo:font-weight="normal" officeooo:paragraph-rsid="0284f8aa" style:font-style-asian="italic" style:font-weight-asian="normal" style:font-style-complex="italic" style:font-weight-complex="normal"/>
    </style:style>
    <style:style style:name="P716" style:family="paragraph" style:parent-style-name="ubuntu_5f_mono_5f_8">
      <style:text-properties fo:font-style="italic" style:font-style-asian="italic" style:font-style-complex="italic"/>
    </style:style>
    <style:style style:name="P717" style:family="paragraph" style:parent-style-name="ubuntu_5f_mono_5f_8">
      <style:text-properties fo:font-style="italic" officeooo:rsid="02ce4bf7" officeooo:paragraph-rsid="02d0b334" style:font-style-asian="italic" style:font-style-complex="italic"/>
    </style:style>
    <style:style style:name="P718" style:family="paragraph" style:parent-style-name="ubuntu_5f_mono_5f_8">
      <style:text-properties fo:font-weight="bold" style:font-weight-asian="bold" style:font-weight-complex="bold"/>
    </style:style>
    <style:style style:name="P719" style:family="paragraph" style:parent-style-name="ubuntu_5f_mono_5f_8">
      <style:paragraph-properties fo:text-align="center" style:justify-single-word="false"/>
      <style:text-properties fo:font-weight="bold" officeooo:rsid="0289b3a7" officeooo:paragraph-rsid="0289b3a7" style:font-weight-asian="bold" style:font-weight-complex="bold"/>
    </style:style>
    <style:style style:name="P720" style:family="paragraph" style:parent-style-name="ubuntu_5f_mono_5f_8">
      <style:text-properties fo:font-weight="bold" officeooo:rsid="029e8cfe" officeooo:paragraph-rsid="029e8cfe" style:font-weight-asian="bold" style:font-weight-complex="bold"/>
    </style:style>
    <style:style style:name="P721" style:family="paragraph" style:parent-style-name="ubuntu_5f_mono_5f_8">
      <style:text-properties fo:font-weight="bold" officeooo:rsid="02a0479d" officeooo:paragraph-rsid="02a0479d" style:font-weight-asian="bold" style:font-weight-complex="bold"/>
    </style:style>
    <style:style style:name="P722" style:family="paragraph" style:parent-style-name="ubuntu_5f_mono_5f_8">
      <style:text-properties fo:font-weight="bold" officeooo:rsid="02a29614" officeooo:paragraph-rsid="02a29614" style:font-weight-asian="bold" style:font-weight-complex="bold"/>
    </style:style>
    <style:style style:name="P723" style:family="paragraph" style:parent-style-name="ubuntu_5f_mono_5f_8">
      <style:text-properties fo:font-weight="bold" officeooo:rsid="02a9c1e9" officeooo:paragraph-rsid="02a9c1e9" style:font-weight-asian="bold" style:font-weight-complex="bold"/>
    </style:style>
    <style:style style:name="P724" style:family="paragraph" style:parent-style-name="ubuntu_5f_mono_5f_8">
      <style:text-properties fo:font-weight="bold" officeooo:rsid="02ac682b" officeooo:paragraph-rsid="02ac682b" style:font-weight-asian="bold" style:font-weight-complex="bold"/>
    </style:style>
    <style:style style:name="P725" style:family="paragraph" style:parent-style-name="ubuntu_5f_mono_5f_8">
      <style:text-properties fo:font-weight="bold" officeooo:rsid="02ac8bb5" officeooo:paragraph-rsid="02ac8bb5" style:font-weight-asian="bold" style:font-weight-complex="bold"/>
    </style:style>
    <style:style style:name="P726" style:family="paragraph" style:parent-style-name="ubuntu_5f_mono_5f_8">
      <style:text-properties fo:font-weight="bold" officeooo:rsid="02ae0088" officeooo:paragraph-rsid="02ae0088" style:font-weight-asian="bold" style:font-weight-complex="bold"/>
    </style:style>
    <style:style style:name="P727" style:family="paragraph" style:parent-style-name="ubuntu_5f_mono_5f_8">
      <style:text-properties fo:font-weight="bold" officeooo:paragraph-rsid="02cb63a4" style:font-weight-asian="bold" style:font-weight-complex="bold"/>
    </style:style>
    <style:style style:name="P728" style:family="paragraph" style:parent-style-name="ubuntu_5f_mono_5f_8">
      <style:text-properties fo:font-weight="bold" officeooo:rsid="02cb63a4" officeooo:paragraph-rsid="02cb63a4" style:font-weight-asian="bold" style:font-weight-complex="bold"/>
    </style:style>
    <style:style style:name="P729" style:family="paragraph" style:parent-style-name="ubuntu_5f_mono_5f_8">
      <style:text-properties fo:font-weight="bold" officeooo:rsid="02cc41da" officeooo:paragraph-rsid="02cc41da" style:font-weight-asian="bold" style:font-weight-complex="bold"/>
    </style:style>
    <style:style style:name="P730" style:family="paragraph" style:parent-style-name="ubuntu_5f_mono_5f_8">
      <style:text-properties fo:font-weight="bold" officeooo:rsid="02ce4bf7" officeooo:paragraph-rsid="02ce4bf7" style:font-weight-asian="bold" style:font-weight-complex="bold"/>
    </style:style>
    <style:style style:name="P731" style:family="paragraph" style:parent-style-name="ubuntu_5f_mono_5f_8">
      <style:text-properties fo:font-weight="bold" officeooo:rsid="02d27660" officeooo:paragraph-rsid="02d27660" style:font-weight-asian="bold" style:font-weight-complex="bold"/>
    </style:style>
    <style:style style:name="P732" style:family="paragraph" style:parent-style-name="ubuntu_5f_mono_5f_8">
      <style:text-properties fo:font-weight="bold" officeooo:rsid="02d5d9d7" officeooo:paragraph-rsid="02d5d9d7" style:font-weight-asian="bold" style:font-weight-complex="bold"/>
    </style:style>
    <style:style style:name="P733" style:family="paragraph" style:parent-style-name="ubuntu_5f_mono_5f_8">
      <style:text-properties fo:font-weight="bold" officeooo:rsid="02db501d" officeooo:paragraph-rsid="02db501d" style:font-weight-asian="bold" style:font-weight-complex="bold"/>
    </style:style>
    <style:style style:name="P734" style:family="paragraph" style:parent-style-name="ubuntu_5f_mono_5f_8">
      <style:text-properties fo:font-weight="bold" officeooo:rsid="02dc885b" officeooo:paragraph-rsid="02dc885b" style:font-weight-asian="bold" style:font-weight-complex="bold"/>
    </style:style>
    <style:style style:name="P735" style:family="paragraph" style:parent-style-name="ubuntu_5f_mono_5f_8">
      <style:text-properties fo:font-weight="bold" officeooo:rsid="02e3df88" officeooo:paragraph-rsid="02e3df88" style:font-weight-asian="bold" style:font-weight-complex="bold"/>
    </style:style>
    <style:style style:name="P736" style:family="paragraph" style:parent-style-name="ubuntu_5f_mono_5f_8">
      <style:text-properties officeooo:paragraph-rsid="0288ae5d"/>
    </style:style>
    <style:style style:name="P737" style:family="paragraph" style:parent-style-name="ubuntu_5f_mono_5f_8">
      <style:text-properties officeooo:paragraph-rsid="028964f1"/>
    </style:style>
    <style:style style:name="P738" style:family="paragraph" style:parent-style-name="ubuntu_5f_mono_5f_8">
      <style:text-properties officeooo:paragraph-rsid="0289b3a7"/>
    </style:style>
    <style:style style:name="P739" style:family="paragraph" style:parent-style-name="ubuntu_5f_mono_5f_8">
      <style:text-properties fo:font-weight="normal" style:font-weight-asian="normal" style:font-weight-complex="normal"/>
    </style:style>
    <style:style style:name="P740" style:family="paragraph" style:parent-style-name="ubuntu_5f_mono_5f_8">
      <style:text-properties fo:font-weight="normal" officeooo:rsid="02a0479d" officeooo:paragraph-rsid="02a0479d" style:font-weight-asian="normal" style:font-weight-complex="normal"/>
    </style:style>
    <style:style style:name="P741" style:family="paragraph" style:parent-style-name="ubuntu_5f_mono_5f_8">
      <style:text-properties fo:font-weight="normal" officeooo:rsid="02a0479d" officeooo:paragraph-rsid="02a754c0" style:font-weight-asian="normal" style:font-weight-complex="normal"/>
    </style:style>
    <style:style style:name="P742" style:family="paragraph" style:parent-style-name="ubuntu_5f_mono_5f_8">
      <style:text-properties fo:font-weight="normal" officeooo:rsid="02d5d9d7" officeooo:paragraph-rsid="02d5d9d7" style:font-weight-asian="normal" style:font-weight-complex="normal"/>
    </style:style>
    <style:style style:name="P743" style:family="paragraph" style:parent-style-name="ubuntu_5f_mono_5f_8">
      <style:text-properties fo:font-weight="normal" officeooo:rsid="02dc885b" officeooo:paragraph-rsid="02dc885b" style:font-weight-asian="normal" style:font-weight-complex="normal"/>
    </style:style>
    <style:style style:name="P744" style:family="paragraph" style:parent-style-name="ubuntu_5f_mono_5f_8">
      <style:text-properties officeooo:rsid="029e8cfe" officeooo:paragraph-rsid="029e8cfe"/>
    </style:style>
    <style:style style:name="P745" style:family="paragraph" style:parent-style-name="ubuntu_5f_mono_5f_8">
      <style:text-properties officeooo:rsid="02a0479d" officeooo:paragraph-rsid="02a0479d"/>
    </style:style>
    <style:style style:name="P746" style:family="paragraph" style:parent-style-name="ubuntu_5f_mono_5f_8">
      <style:text-properties officeooo:rsid="02a29614" officeooo:paragraph-rsid="02a29614"/>
    </style:style>
    <style:style style:name="P747" style:family="paragraph" style:parent-style-name="ubuntu_5f_mono_5f_8">
      <style:text-properties officeooo:paragraph-rsid="029e8cfe"/>
    </style:style>
    <style:style style:name="P748" style:family="paragraph" style:parent-style-name="ubuntu_5f_mono_5f_8">
      <style:text-properties style:text-underline-style="solid" style:text-underline-width="auto" style:text-underline-color="font-color" fo:font-weight="bold" officeooo:rsid="02a0479d" officeooo:paragraph-rsid="02a0479d" style:font-weight-asian="bold" style:font-weight-complex="bold"/>
    </style:style>
    <style:style style:name="P749" style:family="paragraph" style:parent-style-name="ubuntu_5f_mono_5f_8">
      <style:text-properties officeooo:rsid="02a9c1e9" officeooo:paragraph-rsid="02a9c1e9"/>
    </style:style>
    <style:style style:name="P750" style:family="paragraph" style:parent-style-name="ubuntu_5f_mono_5f_8">
      <style:text-properties officeooo:rsid="02ab5980" officeooo:paragraph-rsid="02ab5980"/>
    </style:style>
    <style:style style:name="P751" style:family="paragraph" style:parent-style-name="ubuntu_5f_mono_5f_8">
      <style:text-properties officeooo:rsid="02abb168" officeooo:paragraph-rsid="02abb168"/>
    </style:style>
    <style:style style:name="P752" style:family="paragraph" style:parent-style-name="ubuntu_5f_mono_5f_8">
      <style:text-properties officeooo:rsid="02ac682b" officeooo:paragraph-rsid="02ac682b"/>
    </style:style>
    <style:style style:name="P753" style:family="paragraph" style:parent-style-name="ubuntu_5f_mono_5f_8">
      <style:text-properties officeooo:rsid="02ae0088" officeooo:paragraph-rsid="02ae0088"/>
    </style:style>
    <style:style style:name="P754" style:family="paragraph" style:parent-style-name="ubuntu_5f_mono_5f_8">
      <style:text-properties officeooo:rsid="02aed108" officeooo:paragraph-rsid="02aed108"/>
    </style:style>
    <style:style style:name="P755" style:family="paragraph" style:parent-style-name="ubuntu_5f_mono_5f_8">
      <style:text-properties officeooo:rsid="02af8298" officeooo:paragraph-rsid="02af8298"/>
    </style:style>
    <style:style style:name="P756" style:family="paragraph" style:parent-style-name="ubuntu_5f_mono_5f_8">
      <style:text-properties officeooo:rsid="02af8298" officeooo:paragraph-rsid="02b02660"/>
    </style:style>
    <style:style style:name="P757" style:family="paragraph" style:parent-style-name="ubuntu_5f_mono_5f_8">
      <style:text-properties officeooo:rsid="02b106c0" officeooo:paragraph-rsid="02b106c0"/>
    </style:style>
    <style:style style:name="P758" style:family="paragraph" style:parent-style-name="ubuntu_5f_mono_5f_8">
      <style:text-properties officeooo:rsid="02cb63a4" officeooo:paragraph-rsid="02cb63a4"/>
    </style:style>
    <style:style style:name="P759" style:family="paragraph" style:parent-style-name="ubuntu_5f_mono_5f_8">
      <style:text-properties officeooo:paragraph-rsid="02cb63a4"/>
    </style:style>
    <style:style style:name="P760" style:family="paragraph" style:parent-style-name="ubuntu_5f_mono_5f_8">
      <style:text-properties officeooo:rsid="02cc41da" officeooo:paragraph-rsid="02cc41da"/>
    </style:style>
    <style:style style:name="P761" style:family="paragraph" style:parent-style-name="ubuntu_5f_mono_5f_8">
      <style:text-properties officeooo:rsid="02ce4bf7" officeooo:paragraph-rsid="02d0086d"/>
    </style:style>
    <style:style style:name="P762" style:family="paragraph" style:parent-style-name="ubuntu_5f_mono_5f_8">
      <style:text-properties officeooo:rsid="02ce4bf7" officeooo:paragraph-rsid="02d0b334"/>
    </style:style>
    <style:style style:name="P763" style:family="paragraph" style:parent-style-name="ubuntu_5f_mono_5f_8">
      <style:text-properties officeooo:rsid="02d0086d" officeooo:paragraph-rsid="02d0086d"/>
    </style:style>
    <style:style style:name="P764" style:family="paragraph" style:parent-style-name="ubuntu_5f_mono_5f_8">
      <style:text-properties officeooo:rsid="02d0086d" officeooo:paragraph-rsid="02d0b334"/>
    </style:style>
    <style:style style:name="P765" style:family="paragraph" style:parent-style-name="ubuntu_5f_mono_5f_8">
      <style:text-properties officeooo:rsid="02d27660" officeooo:paragraph-rsid="02d27660"/>
    </style:style>
    <style:style style:name="P766" style:family="paragraph" style:parent-style-name="ubuntu_5f_mono_5f_8">
      <style:text-properties officeooo:rsid="02d48815" officeooo:paragraph-rsid="02d48815"/>
    </style:style>
    <style:style style:name="P767" style:family="paragraph" style:parent-style-name="ubuntu_5f_mono_5f_8">
      <style:text-properties officeooo:rsid="02d5d9d7" officeooo:paragraph-rsid="02d5d9d7"/>
    </style:style>
    <style:style style:name="P768" style:family="paragraph" style:parent-style-name="ubuntu_5f_mono_5f_8">
      <style:text-properties officeooo:rsid="02db501d" officeooo:paragraph-rsid="02db501d"/>
    </style:style>
    <style:style style:name="P769" style:family="paragraph" style:parent-style-name="ubuntu_5f_mono_5f_8">
      <style:text-properties officeooo:rsid="02dc885b" officeooo:paragraph-rsid="02dc885b"/>
    </style:style>
    <style:style style:name="P770" style:family="paragraph" style:parent-style-name="ubuntu_5f_mono_5f_8">
      <style:text-properties officeooo:rsid="02de6044" officeooo:paragraph-rsid="02de6044"/>
    </style:style>
    <style:style style:name="P771" style:family="paragraph" style:parent-style-name="ubuntu_5f_mono_5f_8">
      <style:text-properties officeooo:paragraph-rsid="02de6044"/>
    </style:style>
    <style:style style:name="P772" style:family="paragraph" style:parent-style-name="ubuntu_5f_mono_5f_8">
      <style:text-properties officeooo:rsid="02e2e0f1" officeooo:paragraph-rsid="02e2e0f1"/>
    </style:style>
    <style:style style:name="P773" style:family="paragraph" style:parent-style-name="ubuntu_5f_mono_5f_8">
      <style:text-properties officeooo:rsid="02e3df88" officeooo:paragraph-rsid="02e3df88"/>
    </style:style>
    <style:style style:name="P774" style:family="paragraph" style:parent-style-name="ubuntu_5f_mono_5f_8">
      <style:text-properties officeooo:paragraph-rsid="02e9f125"/>
    </style:style>
    <style:style style:name="P775" style:family="paragraph" style:parent-style-name="ubuntu_5f_mono_5f_8">
      <style:text-properties officeooo:rsid="02eab553" officeooo:paragraph-rsid="02eab553"/>
    </style:style>
    <style:style style:name="P776" style:family="paragraph" style:parent-style-name="Heading">
      <style:text-properties style:font-name="Ubuntu Mono1" fo:font-size="11pt" fo:font-style="italic" officeooo:paragraph-rsid="001928bf" style:font-size-asian="11pt" style:font-style-asian="italic" style:font-size-complex="11pt" style:font-style-complex="italic"/>
    </style:style>
    <style:style style:name="P777" style:family="paragraph" style:parent-style-name="ubuntu_5f_mono_5f_10_5f_BI">
      <style:text-properties style:font-name="Ubuntu Mono1" fo:font-style="italic" style:font-style-asian="italic" style:font-style-complex="italic"/>
    </style:style>
    <style:style style:name="P778" style:family="paragraph" style:parent-style-name="head_5f_11_5f_lib_5f_serif">
      <style:text-properties officeooo:paragraph-rsid="0208171c"/>
    </style:style>
    <style:style style:name="P779" style:family="paragraph" style:parent-style-name="head_5f_11_5f_lib_5f_serif">
      <style:text-properties style:font-name="Liberation Sans" fo:font-size="11pt" fo:font-style="italic" fo:font-weight="bold" officeooo:rsid="0268b493" officeooo:paragraph-rsid="0268b493" style:font-name-asian="Noto Sans CJK SC" style:font-size-asian="11pt" style:font-style-asian="italic" style:font-weight-asian="bold" style:font-name-complex="Lohit Devanagari" style:font-size-complex="11pt" style:font-style-complex="italic" style:font-weight-complex="bold"/>
    </style:style>
    <style:style style:name="P780" style:family="paragraph" style:parent-style-name="head_5f_11_5f_ubuntu">
      <style:text-properties officeooo:paragraph-rsid="0276ea1e"/>
    </style:style>
    <style:style style:name="P781" style:family="paragraph" style:parent-style-name="head_5f_11_5f_ubuntu">
      <style:text-properties officeooo:rsid="02c6b46c" officeooo:paragraph-rsid="02c6b46c"/>
    </style:style>
    <style:style style:name="P782" style:family="paragraph" style:parent-style-name="head_5f_11_5f_ubuntu">
      <style:text-properties style:font-name="Ubuntu Mono1" fo:font-size="11pt" fo:font-weight="bold" style:font-size-asian="11pt" style:font-weight-asian="bold" style:font-size-complex="11pt" style:font-weight-complex="bold"/>
    </style:style>
    <style:style style:name="P783" style:family="paragraph" style:parent-style-name="head_5f_11_5f_ubuntu">
      <style:text-properties style:font-name="Ubuntu Mono1" fo:font-size="11pt" fo:font-weight="bold" officeooo:rsid="026085a2" style:font-size-asian="11pt" style:font-weight-asian="bold" style:font-size-complex="11pt" style:font-weight-complex="bold"/>
    </style:style>
    <style:style style:name="P784" style:family="paragraph" style:parent-style-name="ubuntu_5f_mono_5f_9">
      <style:paragraph-properties fo:margin-left="0cm" fo:margin-right="0cm" fo:text-indent="0cm" style:auto-text-indent="false"/>
      <style:text-properties style:font-name="Ubuntu Mono1" fo:font-size="8pt" fo:font-style="normal" fo:font-weight="bold" officeooo:rsid="008e6587" officeooo:paragraph-rsid="008e6587" style:font-size-asian="8pt" style:font-style-asian="normal" style:font-weight-asian="bold" style:font-size-complex="8pt" style:font-style-complex="normal" style:font-weight-complex="bold"/>
    </style:style>
    <style:style style:name="P785" style:family="paragraph" style:parent-style-name="head_5f_11_5f_ubuntu">
      <style:text-properties officeooo:rsid="02b22571" officeooo:paragraph-rsid="02b22571"/>
    </style:style>
    <style:style style:name="P786" style:family="paragraph" style:parent-style-name="fr_5f_text_5f_8">
      <loext:graphic-properties draw:fill="none" draw:fill-color="#ffffff" draw:opacity="100%"/>
      <style:paragraph-properties fo:background-color="transparent"/>
      <style:text-properties style:font-name="Ubuntu Mono1" fo:font-size="8pt" fo:font-weight="normal" officeooo:paragraph-rsid="02e4fc35" style:font-size-asian="8pt" style:font-weight-asian="normal" style:font-size-complex="8pt" style:font-weight-complex="normal"/>
    </style:style>
    <style:style style:name="P787" style:family="paragraph" style:parent-style-name="fr_5f_text_5f_8">
      <style:text-properties style:font-name="Ubuntu Mono1" fo:font-size="8pt" fo:font-weight="normal" officeooo:rsid="02f82e47" officeooo:paragraph-rsid="02f82e47" style:font-size-asian="8pt" style:font-weight-asian="normal" style:font-size-complex="8pt" style:font-weight-complex="normal"/>
    </style:style>
    <style:style style:name="P788" style:family="paragraph" style:parent-style-name="fr_5f_text_5f_8">
      <loext:graphic-properties draw:fill="none" draw:fill-color="#ffffff" draw:opacity="100%"/>
      <style:paragraph-properties fo:background-color="transparent"/>
      <style:text-properties style:font-name="Ubuntu Mono1" fo:font-size="8pt" fo:font-weight="normal" officeooo:rsid="02f82e47" officeooo:paragraph-rsid="02f82e47" style:font-size-asian="8pt" style:font-weight-asian="normal" style:font-size-complex="8pt" style:font-weight-complex="normal"/>
    </style:style>
    <style:style style:name="P789" style:family="paragraph" style:parent-style-name="fr_5f_text_5f_8">
      <loext:graphic-properties draw:fill="none" draw:fill-color="#ffffff" draw:opacity="100%"/>
      <style:paragraph-properties fo:background-color="transparent"/>
      <style:text-properties officeooo:paragraph-rsid="02e3df88"/>
    </style:style>
    <style:style style:name="P790" style:family="paragraph" style:parent-style-name="head_5f_11_5f_lib_5f_serif">
      <style:text-properties officeooo:paragraph-rsid="02651f1e"/>
    </style:style>
    <style:style style:name="P791" style:family="paragraph" style:parent-style-name="head_5f_11_5f_lib_5f_serif">
      <style:paragraph-properties fo:break-before="page"/>
    </style:style>
    <style:style style:name="P792" style:family="paragraph" style:parent-style-name="head_5f_11_5f_lib_5f_serif">
      <style:paragraph-properties fo:break-before="page"/>
      <style:text-properties officeooo:paragraph-rsid="02651f1e"/>
    </style:style>
    <style:style style:name="P793" style:family="paragraph" style:parent-style-name="head_5f_11_5f_lib_5f_serif">
      <style:paragraph-properties fo:break-before="page"/>
      <style:text-properties officeooo:rsid="01feda68"/>
    </style:style>
    <style:style style:name="P794" style:family="paragraph" style:parent-style-name="head_5f_11_5f_lib_5f_serif" style:list-style-name="">
      <style:paragraph-properties fo:break-before="page"/>
    </style:style>
    <style:style style:name="P795" style:family="paragraph" style:parent-style-name="ubuntu_5f_mono_5f_8">
      <loext:graphic-properties draw:fill="none" draw:fill-color="#ffffff" draw:opacity="100%"/>
      <style:paragraph-properties fo:background-color="transparent"/>
      <style:text-properties officeooo:rsid="02f82e47" officeooo:paragraph-rsid="02f82e47"/>
    </style:style>
    <style:style style:name="P796" style:family="paragraph" style:parent-style-name="ubuntu_5f_mono_5f_8">
      <loext:graphic-properties draw:fill="none" draw:fill-color="#ffffff" draw:opacity="100%"/>
      <style:paragraph-properties fo:background-color="transparent"/>
    </style:style>
    <style:style style:name="P797" style:family="paragraph" style:parent-style-name="ubuntu_5f_mono_5f_9">
      <style:text-properties style:font-name="Ubuntu Mono1" fo:font-size="8pt" fo:font-weight="normal" officeooo:rsid="02f59729" officeooo:paragraph-rsid="02f59729" style:font-size-asian="8pt" style:font-weight-asian="normal" style:font-size-complex="8pt" style:font-weight-complex="normal"/>
    </style:style>
    <style:style style:name="P798" style:family="paragraph" style:parent-style-name="ubuntu_5f_mono_5f_9">
      <style:text-properties style:font-name="Ubuntu Mono1" fo:font-size="8pt" fo:font-weight="normal" officeooo:rsid="02f93ead" officeooo:paragraph-rsid="02f93ead" style:font-size-asian="8pt" style:font-weight-asian="normal" style:font-size-complex="8pt" style:font-weight-complex="normal"/>
    </style:style>
    <style:style style:name="P799" style:family="paragraph" style:parent-style-name="ubuntu_5f_mono_5f_9">
      <style:text-properties style:font-name="Ubuntu Mono1" fo:font-size="8pt" officeooo:rsid="02f82e47" officeooo:paragraph-rsid="02f82e47" style:font-size-asian="8pt" style:font-size-complex="8pt"/>
    </style:style>
    <style:style style:name="P800" style:family="paragraph" style:parent-style-name="ubuntu_5f_mono_5f_9">
      <loext:graphic-properties draw:fill="none" draw:fill-color="#ffffff" draw:opacity="100%"/>
      <style:paragraph-properties fo:background-color="transparent"/>
      <style:text-properties style:font-name="Ubuntu Mono1" fo:font-size="9pt" fo:font-weight="bold" officeooo:rsid="02f82e47" officeooo:paragraph-rsid="02f82e47" style:font-size-asian="9pt" style:font-weight-asian="bold" style:font-size-complex="9pt" style:font-weight-complex="bold"/>
    </style:style>
    <style:style style:name="P801" style:family="paragraph" style:parent-style-name="ubuntu_5f_mono_5f_9">
      <style:text-properties fo:font-weight="bold" officeooo:paragraph-rsid="02f82e47" style:font-weight-asian="bold" style:font-weight-complex="bold"/>
    </style:style>
    <style:style style:name="P802" style:family="paragraph" style:parent-style-name="ubuntu_5f_mono_5f_9">
      <style:text-properties officeooo:paragraph-rsid="02f82e47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bold" style:font-weight-asian="bold" style:font-weight-complex="bold"/>
    </style:style>
    <style:style style:name="T3" style:family="text">
      <style:text-properties style:font-name="Liberation Serif1" fo:font-weight="bold" officeooo:rsid="029e8cfe" style:font-weight-asian="bold" style:font-weight-complex="bold"/>
    </style:style>
    <style:style style:name="T4" style:family="text">
      <style:text-properties style:font-name="Liberation Serif1" fo:font-size="8pt" style:font-size-asian="8pt" style:font-size-complex="8pt"/>
    </style:style>
    <style:style style:name="T5" style:family="text">
      <style:text-properties style:font-name="Liberation Serif1" fo:font-size="8pt" officeooo:rsid="01a92ef7" style:font-size-asian="8pt" style:font-size-complex="8pt"/>
    </style:style>
    <style:style style:name="T6" style:family="text">
      <style:text-properties style:font-name="Liberation Serif1" fo:font-size="8pt" officeooo:rsid="0142400c" style:font-size-asian="8pt" style:font-size-complex="8pt"/>
    </style:style>
    <style:style style:name="T7" style:family="text">
      <style:text-properties style:font-name="Liberation Serif1" fo:font-size="8pt" officeooo:rsid="01120a80" style:font-size-asian="8pt" style:font-size-complex="8pt"/>
    </style:style>
    <style:style style:name="T8" style:family="text">
      <style:text-properties style:font-name="Liberation Serif1" fo:font-size="8pt" officeooo:rsid="01129483" style:font-size-asian="8pt" style:font-size-complex="8pt"/>
    </style:style>
    <style:style style:name="T9" style:family="text">
      <style:text-properties style:font-name="Liberation Serif1" fo:font-size="8pt" officeooo:rsid="023441cb" style:font-size-asian="8pt" style:font-size-complex="8pt"/>
    </style:style>
    <style:style style:name="T10" style:family="text">
      <style:text-properties style:font-name="Liberation Serif1" fo:font-size="8pt" officeooo:rsid="024252ac" style:font-size-asian="8pt" style:font-size-complex="8pt"/>
    </style:style>
    <style:style style:name="T11" style:family="text">
      <style:text-properties style:font-name="Liberation Serif1" fo:font-size="8pt" officeooo:rsid="0257ebfb" style:font-size-asian="8pt" style:font-size-complex="8pt"/>
    </style:style>
    <style:style style:name="T12" style:family="text">
      <style:text-properties style:font-name="Liberation Serif1" fo:font-size="8pt" officeooo:rsid="02f80703" style:font-size-asian="8pt" style:font-size-complex="8pt"/>
    </style:style>
    <style:style style:name="T13" style:family="text">
      <style:text-properties style:font-name="Liberation Serif1" fo:font-size="8pt" fo:font-weight="bold" style:font-size-asian="8pt" style:font-weight-asian="bold" style:font-size-complex="8pt" style:font-weight-complex="bold"/>
    </style:style>
    <style:style style:name="T14" style:family="text">
      <style:text-properties style:font-name="Liberation Serif1" fo:font-size="8pt" fo:font-weight="bold" officeooo:rsid="024299a8" style:font-size-asian="8pt" style:font-weight-asian="bold" style:font-size-complex="8pt" style:font-weight-complex="bold"/>
    </style:style>
    <style:style style:name="T15" style:family="text">
      <style:text-properties style:font-name="Liberation Serif1" fo:font-size="8pt" fo:font-weight="bold" officeooo:rsid="0283a0fa" style:font-size-asian="8pt" style:font-weight-asian="bold" style:font-size-complex="8pt" style:font-weight-complex="bold"/>
    </style:style>
    <style:style style:name="T16" style:family="text">
      <style:text-properties style:font-name="Liberation Serif1" officeooo:rsid="016567f4"/>
    </style:style>
    <style:style style:name="T17" style:family="text">
      <style:text-properties style:font-name="Liberation Serif1" officeooo:rsid="02531d0a"/>
    </style:style>
    <style:style style:name="T18" style:family="text">
      <style:text-properties style:font-name="Liberation Serif1" officeooo:rsid="0255e217"/>
    </style:style>
    <style:style style:name="T19" style:family="text">
      <style:text-properties style:font-name="Liberation Serif1" officeooo:rsid="02651f1e"/>
    </style:style>
    <style:style style:name="T20" style:family="text">
      <style:text-properties style:font-name="Liberation Serif1" officeooo:rsid="02b02660"/>
    </style:style>
    <style:style style:name="T21" style:family="text">
      <style:text-properties style:font-name="Liberation Serif1" officeooo:rsid="02c984bc"/>
    </style:style>
    <style:style style:name="T22" style:family="text">
      <style:text-properties style:font-name="Liberation Serif1" officeooo:rsid="02d0086d"/>
    </style:style>
    <style:style style:name="T23" style:family="text">
      <style:text-properties style:font-name="Liberation Serif1" fo:font-weight="normal" style:font-weight-asian="normal" style:font-weight-complex="normal"/>
    </style:style>
    <style:style style:name="T24" style:family="text">
      <style:text-properties style:font-name="Liberation Serif"/>
    </style:style>
    <style:style style:name="T25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6" style:family="text">
      <style:text-properties fo:font-size="9pt" officeooo:rsid="016651c0"/>
    </style:style>
    <style:style style:name="T27" style:family="text">
      <style:text-properties fo:font-size="9pt" fo:font-weight="normal" style:font-size-asian="9pt" style:font-weight-asian="normal" style:font-size-complex="9pt" style:font-weight-complex="normal"/>
    </style:style>
    <style:style style:name="T28" style:family="text">
      <style:text-properties fo:font-size="9pt" fo:font-weight="normal" officeooo:rsid="0227ec83" style:font-size-asian="9pt" style:font-weight-asian="normal" style:font-size-complex="9pt" style:font-weight-complex="normal"/>
    </style:style>
    <style:style style:name="T29" style:family="text">
      <style:text-properties fo:font-size="9pt" fo:font-weight="normal" officeooo:rsid="0227ec83" style:font-name-asian="Noto Sans CJK SC" style:font-size-asian="9pt" style:font-weight-asian="normal" style:font-name-complex="Lohit Devanagari" style:font-size-complex="9pt" style:font-weight-complex="normal"/>
    </style:style>
    <style:style style:name="T30" style:family="text">
      <style:text-properties officeooo:rsid="0003d7db"/>
    </style:style>
    <style:style style:name="T31" style:family="text">
      <style:text-properties officeooo:rsid="00058746"/>
    </style:style>
    <style:style style:name="T32" style:family="text">
      <style:text-properties fo:font-size="10pt" officeooo:rsid="00203c04"/>
    </style:style>
    <style:style style:name="T33" style:family="text">
      <style:text-properties fo:font-size="10pt" officeooo:rsid="00216f2f"/>
    </style:style>
    <style:style style:name="T34" style:family="text">
      <style:text-properties fo:font-size="10pt" officeooo:rsid="0021ad5a"/>
    </style:style>
    <style:style style:name="T35" style:family="text">
      <style:text-properties fo:font-size="10pt" officeooo:rsid="002c970a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058746" style:font-weight-asian="bold" style:font-weight-complex="bold"/>
    </style:style>
    <style:style style:name="T38" style:family="text">
      <style:text-properties fo:font-weight="bold" officeooo:rsid="002699cd" style:font-weight-asian="bold" style:font-weight-complex="bold"/>
    </style:style>
    <style:style style:name="T39" style:family="text">
      <style:text-properties fo:font-weight="bold" officeooo:rsid="010cdfb7" style:font-weight-asian="bold" style:font-weight-complex="bold"/>
    </style:style>
    <style:style style:name="T40" style:family="text">
      <style:text-properties fo:font-weight="bold" officeooo:rsid="01553477" style:font-weight-asian="bold" style:font-weight-complex="bold"/>
    </style:style>
    <style:style style:name="T41" style:family="text">
      <style:text-properties fo:font-weight="bold" officeooo:rsid="014f199b" style:font-weight-asian="bold" style:font-weight-complex="bold"/>
    </style:style>
    <style:style style:name="T42" style:family="text">
      <style:text-properties fo:font-weight="bold" officeooo:rsid="020855c2" style:font-weight-asian="bold" style:font-weight-complex="bold"/>
    </style:style>
    <style:style style:name="T43" style:family="text">
      <style:text-properties fo:font-weight="bold" officeooo:rsid="0223e0b1" style:font-weight-asian="bold" style:font-weight-complex="bold"/>
    </style:style>
    <style:style style:name="T44" style:family="text">
      <style:text-properties fo:font-weight="bold" officeooo:rsid="022605c8" style:font-weight-asian="bold" style:font-weight-complex="bold"/>
    </style:style>
    <style:style style:name="T45" style:family="text">
      <style:text-properties fo:font-weight="bold" officeooo:rsid="020d5f88" style:font-weight-asian="bold" style:font-weight-complex="bold"/>
    </style:style>
    <style:style style:name="T46" style:family="text">
      <style:text-properties fo:font-weight="bold" officeooo:rsid="023de099" style:font-weight-asian="bold" style:font-weight-complex="bold"/>
    </style:style>
    <style:style style:name="T47" style:family="text">
      <style:text-properties fo:font-weight="bold" officeooo:rsid="023d4d3a" style:font-weight-asian="bold" style:font-weight-complex="bold"/>
    </style:style>
    <style:style style:name="T48" style:family="text">
      <style:text-properties fo:font-weight="bold" officeooo:rsid="026085a2" style:font-weight-asian="bold" style:font-weight-complex="bold"/>
    </style:style>
    <style:style style:name="T49" style:family="text">
      <style:text-properties fo:font-weight="bold" officeooo:rsid="0056b422" style:font-weight-asian="bold" style:font-weight-complex="bold"/>
    </style:style>
    <style:style style:name="T50" style:family="text">
      <style:text-properties fo:font-weight="bold" officeooo:rsid="00471d9e" style:font-weight-asian="bold" style:font-weight-complex="bold"/>
    </style:style>
    <style:style style:name="T51" style:family="text">
      <style:text-properties fo:font-weight="bold" officeooo:rsid="00469f78" style:font-weight-asian="bold" style:font-weight-complex="bold"/>
    </style:style>
    <style:style style:name="T52" style:family="text">
      <style:text-properties fo:font-weight="bold" officeooo:rsid="00459bd7" style:font-weight-asian="bold" style:font-weight-complex="bold"/>
    </style:style>
    <style:style style:name="T53" style:family="text">
      <style:text-properties fo:font-weight="bold" officeooo:rsid="01569d4a" style:font-weight-asian="bold" style:font-weight-complex="bold"/>
    </style:style>
    <style:style style:name="T54" style:family="text">
      <style:text-properties fo:font-weight="bold" officeooo:rsid="01c92ce6" style:font-weight-asian="bold" style:font-weight-complex="bold"/>
    </style:style>
    <style:style style:name="T55" style:family="text">
      <style:text-properties fo:font-weight="bold" officeooo:rsid="00df3aef" style:font-weight-asian="bold" style:font-weight-complex="bold"/>
    </style:style>
    <style:style style:name="T56" style:family="text">
      <style:text-properties fo:font-weight="bold" officeooo:rsid="029e8cfe" style:font-weight-asian="bold" style:font-weight-complex="bold"/>
    </style:style>
    <style:style style:name="T57" style:family="text">
      <style:text-properties fo:font-weight="bold" officeooo:rsid="02ac682b" style:font-weight-asian="bold" style:font-weight-complex="bold"/>
    </style:style>
    <style:style style:name="T58" style:family="text">
      <style:text-properties fo:font-weight="bold" officeooo:rsid="02b2fb02" style:font-weight-asian="bold" style:font-weight-complex="bold"/>
    </style:style>
    <style:style style:name="T59" style:family="text">
      <style:text-properties fo:font-weight="bold" officeooo:rsid="02bb9040" style:font-weight-asian="bold" style:font-weight-complex="bold"/>
    </style:style>
    <style:style style:name="T60" style:family="text">
      <style:text-properties fo:font-weight="bold" officeooo:rsid="02df3442" style:font-weight-asian="bold" style:font-weight-complex="bold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solid" style:text-underline-width="auto" style:text-underline-color="font-color" officeooo:rsid="00068c6f"/>
    </style:style>
    <style:style style:name="T6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4" style:family="text">
      <style:text-properties style:text-underline-style="solid" style:text-underline-width="auto" style:text-underline-color="font-color" fo:font-weight="bold" officeooo:rsid="014e4e10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bold" officeooo:rsid="01fe07e4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fo:font-weight="bold" fo:background-color="#ff8000" loext:char-shading-value="0" style:font-weight-asian="bold" style:font-weight-complex="bold"/>
    </style:style>
    <style:style style:name="T67" style:family="text">
      <style:text-properties officeooo:rsid="00145a3b"/>
    </style:style>
    <style:style style:name="T68" style:family="text">
      <style:text-properties officeooo:rsid="0016ebd7"/>
    </style:style>
    <style:style style:name="T69" style:family="text">
      <style:text-properties officeooo:rsid="0017621a"/>
    </style:style>
    <style:style style:name="T70" style:family="text">
      <style:text-properties officeooo:rsid="0017f5a6"/>
    </style:style>
    <style:style style:name="T71" style:family="text">
      <style:text-properties officeooo:rsid="001928bf"/>
    </style:style>
    <style:style style:name="T72" style:family="text">
      <style:text-properties officeooo:rsid="001b6e67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6908f2" style:font-weight-asian="normal" style:font-weight-complex="normal"/>
    </style:style>
    <style:style style:name="T75" style:family="text">
      <style:text-properties fo:font-weight="normal" officeooo:rsid="00698fd4" style:font-weight-asian="normal" style:font-weight-complex="normal"/>
    </style:style>
    <style:style style:name="T76" style:family="text">
      <style:text-properties fo:font-weight="normal" officeooo:rsid="0066fd29" style:font-weight-asian="normal" style:font-weight-complex="normal"/>
    </style:style>
    <style:style style:name="T77" style:family="text">
      <style:text-properties fo:font-weight="normal" officeooo:rsid="00167754" style:font-weight-asian="normal" style:font-weight-complex="normal"/>
    </style:style>
    <style:style style:name="T78" style:family="text">
      <style:text-properties fo:font-weight="normal" officeooo:rsid="0223e0b1" style:font-weight-asian="normal" style:font-weight-complex="normal"/>
    </style:style>
    <style:style style:name="T79" style:family="text">
      <style:text-properties fo:font-weight="normal" officeooo:rsid="002699cd" style:font-weight-asian="normal" style:font-weight-complex="normal"/>
    </style:style>
    <style:style style:name="T80" style:family="text">
      <style:text-properties fo:font-weight="normal" officeooo:rsid="02f59729" style:font-weight-asian="normal" style:font-weight-complex="normal"/>
    </style:style>
    <style:style style:name="T81" style:family="text">
      <style:text-properties style:use-window-font-color="true" fo:font-size="8pt" style:text-underline-style="solid" style:text-underline-width="bold" style:text-underline-color="#127622" style:font-size-asian="8pt" style:font-size-complex="8pt"/>
    </style:style>
    <style:style style:name="T82" style:family="text">
      <style:text-properties style:use-window-font-color="true" fo:font-size="8pt" style:text-underline-style="solid" style:text-underline-type="double" style:text-underline-width="auto" style:text-underline-color="#127622" style:font-size-asian="8pt" style:font-size-complex="8pt"/>
    </style:style>
    <style:style style:name="T83" style:family="text">
      <style:text-properties officeooo:rsid="001df0d8"/>
    </style:style>
    <style:style style:name="T84" style:family="text">
      <style:text-properties officeooo:rsid="00203c04"/>
    </style:style>
    <style:style style:name="T85" style:family="text">
      <style:text-properties officeooo:rsid="00216f2f"/>
    </style:style>
    <style:style style:name="T86" style:family="text">
      <style:text-properties officeooo:rsid="002699cd"/>
    </style:style>
    <style:style style:name="T87" style:family="text">
      <style:text-properties officeooo:rsid="00273a01"/>
    </style:style>
    <style:style style:name="T88" style:family="text">
      <style:text-properties officeooo:rsid="002b2733"/>
    </style:style>
    <style:style style:name="T89" style:family="text">
      <style:text-properties officeooo:rsid="002c970a"/>
    </style:style>
    <style:style style:name="T90" style:family="text">
      <style:text-properties officeooo:rsid="002d46e3"/>
    </style:style>
    <style:style style:name="T91" style:family="text">
      <style:text-properties fo:font-size="8pt"/>
    </style:style>
    <style:style style:name="T92" style:family="text">
      <style:text-properties fo:font-size="8pt" style:font-size-asian="8pt" style:font-size-complex="8pt"/>
    </style:style>
    <style:style style:name="T93" style:family="text">
      <style:text-properties fo:font-size="8pt" officeooo:rsid="01a92ef7" style:font-size-asian="8pt" style:font-size-complex="8pt"/>
    </style:style>
    <style:style style:name="T94" style:family="text">
      <style:text-properties fo:font-size="8pt" officeooo:rsid="01d3cc71" style:font-size-asian="8pt" style:font-size-complex="8pt"/>
    </style:style>
    <style:style style:name="T95" style:family="text">
      <style:text-properties fo:font-size="8pt" officeooo:rsid="01e6ae77" style:font-size-asian="8pt" style:font-size-complex="8pt"/>
    </style:style>
    <style:style style:name="T96" style:family="text">
      <style:text-properties fo:font-size="8pt" officeooo:rsid="01e7c0b1" style:font-size-asian="8pt" style:font-size-complex="8pt"/>
    </style:style>
    <style:style style:name="T97" style:family="text">
      <style:text-properties fo:font-size="8pt" officeooo:rsid="024252ac" style:font-size-asian="8pt" style:font-size-complex="8pt"/>
    </style:style>
    <style:style style:name="T98" style:family="text">
      <style:text-properties fo:font-size="8pt" officeooo:rsid="0257ebfb" style:font-size-asian="8pt" style:font-size-complex="8pt"/>
    </style:style>
    <style:style style:name="T99" style:family="text">
      <style:text-properties fo:font-size="8pt" officeooo:rsid="0142400c" style:font-size-asian="8pt" style:font-size-complex="8pt"/>
    </style:style>
    <style:style style:name="T100" style:family="text">
      <style:text-properties fo:font-size="8pt" officeooo:rsid="01120a80" style:font-size-asian="8pt" style:font-size-complex="8pt"/>
    </style:style>
    <style:style style:name="T101" style:family="text">
      <style:text-properties fo:font-size="8pt" officeooo:rsid="01129483" style:font-size-asian="8pt" style:font-size-complex="8pt"/>
    </style:style>
    <style:style style:name="T102" style:family="text">
      <style:text-properties fo:font-size="8pt" officeooo:rsid="0118d036" style:font-size-asian="8pt" style:font-size-complex="8pt"/>
    </style:style>
    <style:style style:name="T103" style:family="text">
      <style:text-properties fo:font-size="8pt" officeooo:rsid="015835a7" style:font-size-asian="8pt" style:font-size-complex="8pt"/>
    </style:style>
    <style:style style:name="T104" style:family="text">
      <style:text-properties fo:font-size="8pt" officeooo:rsid="01d111f0" style:font-size-asian="8pt" style:font-size-complex="8pt"/>
    </style:style>
    <style:style style:name="T105" style:family="text">
      <style:text-properties fo:font-size="8pt" officeooo:rsid="00216f2f" style:font-size-asian="8pt" style:font-size-complex="8pt"/>
    </style:style>
    <style:style style:name="T106" style:family="text">
      <style:text-properties fo:font-size="8pt" officeooo:rsid="02da4e39" style:font-size-asian="8pt" style:font-size-complex="8pt"/>
    </style:style>
    <style:style style:name="T107" style:family="text">
      <style:text-properties fo:font-size="8pt" style:text-underline-style="dash" style:text-underline-width="bold" style:text-underline-color="#127622" style:font-size-asian="8pt" style:font-size-complex="8pt"/>
    </style:style>
    <style:style style:name="T108" style:family="text">
      <style:text-properties fo:font-size="8pt" fo:font-weight="normal" style:font-size-asian="8pt" style:font-weight-asian="normal" style:font-size-complex="8pt" style:font-weight-complex="normal"/>
    </style:style>
    <style:style style:name="T109" style:family="text">
      <style:text-properties fo:font-size="8pt" fo:font-weight="normal" officeooo:rsid="00216f2f" style:font-size-asian="8pt" style:font-weight-asian="normal" style:font-size-complex="8pt" style:font-weight-complex="normal"/>
    </style:style>
    <style:style style:name="T110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11" style:family="text">
      <style:text-properties fo:font-size="8pt" fo:font-style="italic" style:font-size-asian="8pt" style:font-style-asian="italic" style:font-size-complex="8pt" style:font-style-complex="italic"/>
    </style:style>
    <style:style style:name="T112" style:family="text">
      <style:text-properties fo:font-size="8pt" fo:font-style="italic" officeooo:rsid="01cadd9f" style:font-size-asian="8pt" style:font-style-asian="italic" style:font-size-complex="8pt" style:font-style-complex="italic"/>
    </style:style>
    <style:style style:name="T11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14" style:family="text">
      <style:text-properties fo:font-size="8pt" fo:font-weight="bold" style:font-size-asian="8pt" style:font-weight-asian="bold" style:font-size-complex="8pt" style:font-weight-complex="bold"/>
    </style:style>
    <style:style style:name="T115" style:family="text">
      <style:text-properties fo:font-size="8pt" fo:font-weight="bold" officeooo:rsid="02835ecb" style:font-size-asian="8pt" style:font-weight-asian="bold" style:font-size-complex="8pt" style:font-weight-complex="bold"/>
    </style:style>
    <style:style style:name="T116" style:family="text">
      <style:text-properties fo:font-size="8pt" fo:font-weight="bold" officeooo:rsid="0283a0fa" style:font-size-asian="8pt" style:font-weight-asian="bold" style:font-size-complex="8pt" style:font-weight-complex="bold"/>
    </style:style>
    <style:style style:name="T117" style:family="text">
      <style:text-properties fo:font-size="8pt" fo:font-weight="bold" officeooo:rsid="0284d133" style:font-size-asian="8pt" style:font-weight-asian="bold" style:font-size-complex="8pt" style:font-weight-complex="bold"/>
    </style:style>
    <style:style style:name="T118" style:family="text">
      <style:text-properties fo:font-size="8pt" fo:font-weight="bold" officeooo:rsid="0283f50c" style:font-size-asian="8pt" style:font-weight-asian="bold" style:font-size-complex="8pt" style:font-weight-complex="bold"/>
    </style:style>
    <style:style style:name="T119" style:family="text">
      <style:text-properties fo:font-size="8pt" fo:font-style="normal" style:font-size-asian="8pt" style:font-style-asian="normal" style:font-size-complex="8pt" style:font-style-complex="normal"/>
    </style:style>
    <style:style style:name="T120" style:family="text">
      <style:text-properties style:font-name="Purisa"/>
    </style:style>
    <style:style style:name="T121" style:family="text">
      <style:text-properties style:font-name="Purisa" fo:font-size="8pt" fo:font-weight="bold" style:font-size-asian="8pt" style:font-weight-asian="bold" style:font-size-complex="8pt" style:font-weight-complex="bold"/>
    </style:style>
    <style:style style:name="T122" style:family="text">
      <style:text-properties style:font-name="Purisa" fo:font-size="8pt" fo:font-weight="bold" officeooo:rsid="002c970a" style:font-size-asian="8pt" style:font-weight-asian="bold" style:font-size-complex="8pt" style:font-weight-complex="bold"/>
    </style:style>
    <style:style style:name="T123" style:family="text">
      <style:text-properties style:font-name="Purisa" fo:font-size="8pt" fo:font-weight="bold" officeooo:rsid="002f0a60" style:font-size-asian="8pt" style:font-weight-asian="bold" style:font-size-complex="8pt" style:font-weight-complex="bold"/>
    </style:style>
    <style:style style:name="T124" style:family="text">
      <style:text-properties style:font-name="Purisa" fo:font-size="8pt" style:text-underline-style="none" fo:font-weight="bold" style:font-size-asian="8pt" style:font-weight-asian="bold" style:font-size-complex="8pt" style:font-weight-complex="bold"/>
    </style:style>
    <style:style style:name="T125" style:family="text">
      <style:text-properties officeooo:rsid="0030f3a6"/>
    </style:style>
    <style:style style:name="T126" style:family="text">
      <style:text-properties officeooo:rsid="0012ba5a"/>
    </style:style>
    <style:style style:name="T127" style:family="text">
      <style:text-properties officeooo:rsid="0032a763"/>
    </style:style>
    <style:style style:name="T1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officeooo:rsid="006908f2" style:font-style-asian="italic" style:font-style-complex="italic"/>
    </style:style>
    <style:style style:name="T131" style:family="text">
      <style:text-properties fo:font-style="italic" officeooo:rsid="00216f2f" style:font-style-asian="italic" style:font-style-complex="italic"/>
    </style:style>
    <style:style style:name="T132" style:family="text">
      <style:text-properties fo:font-style="italic" officeooo:rsid="004eb986" style:font-style-asian="italic" style:font-style-complex="italic"/>
    </style:style>
    <style:style style:name="T133" style:family="text">
      <style:text-properties fo:font-style="italic" officeooo:rsid="0268b493" style:font-style-asian="italic" style:font-style-complex="italic"/>
    </style:style>
    <style:style style:name="T134" style:family="text">
      <style:text-properties fo:font-style="italic" officeooo:rsid="01807a6e" style:font-style-asian="italic" style:font-style-complex="italic"/>
    </style:style>
    <style:style style:name="T135" style:family="text">
      <style:text-properties fo:font-style="italic" officeooo:rsid="0095bb2b" style:font-style-asian="italic" style:font-style-complex="italic"/>
    </style:style>
    <style:style style:name="T136" style:family="text">
      <style:text-properties fo:font-style="italic" officeooo:rsid="02f93ead" style:font-style-asian="italic" style:font-style-complex="italic"/>
    </style:style>
    <style:style style:name="T1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8" style:family="text">
      <style:text-properties officeooo:rsid="0035836f"/>
    </style:style>
    <style:style style:name="T139" style:family="text">
      <style:text-properties officeooo:rsid="0043ae02"/>
    </style:style>
    <style:style style:name="T140" style:family="text">
      <style:text-properties officeooo:rsid="0049eae5"/>
    </style:style>
    <style:style style:name="T141" style:family="text">
      <style:text-properties officeooo:rsid="0051de7d"/>
    </style:style>
    <style:style style:name="T142" style:family="text">
      <style:text-properties officeooo:rsid="00536fa4"/>
    </style:style>
    <style:style style:name="T143" style:family="text">
      <style:text-properties officeooo:rsid="005cab47"/>
    </style:style>
    <style:style style:name="T144" style:family="text">
      <style:text-properties style:text-underline-style="none"/>
    </style:style>
    <style:style style:name="T145" style:family="text">
      <style:text-properties style:text-underline-style="none" officeooo:rsid="005d7dfb"/>
    </style:style>
    <style:style style:name="T146" style:family="text">
      <style:text-properties style:text-underline-style="none" fo:font-weight="normal" officeooo:rsid="014f199b" style:font-weight-asian="normal" style:font-weight-complex="normal"/>
    </style:style>
    <style:style style:name="T147" style:family="text">
      <style:text-properties style:text-underline-style="none" officeooo:rsid="00068c6f"/>
    </style:style>
    <style:style style:name="T148" style:family="text">
      <style:text-properties style:font-name="Ubuntu Mono1"/>
    </style:style>
    <style:style style:name="T149" style:family="text">
      <style:text-properties style:font-name="Ubuntu Mono1" fo:font-size="9pt" fo:font-weight="bold" officeooo:rsid="01cadd9f" style:font-size-asian="9pt" style:font-weight-asian="bold" style:font-size-complex="9pt" style:font-weight-complex="bold"/>
    </style:style>
    <style:style style:name="T150" style:family="text">
      <style:text-properties style:font-name="Ubuntu Mono1" fo:font-size="9pt" fo:font-weight="bold" officeooo:rsid="02f82e47" style:font-size-asian="9pt" style:font-weight-asian="bold" style:font-size-complex="9pt" style:font-weight-complex="bold"/>
    </style:style>
    <style:style style:name="T151" style:family="text">
      <style:text-properties style:font-name="Ubuntu Mono1" fo:font-size="9pt" officeooo:rsid="016651c0" style:font-size-asian="9pt" style:font-size-complex="9pt"/>
    </style:style>
    <style:style style:name="T152" style:family="text">
      <style:text-properties style:font-name="Ubuntu Mono1" fo:font-size="9pt" officeooo:rsid="01c91990" style:font-size-asian="9pt" style:font-size-complex="9pt"/>
    </style:style>
    <style:style style:name="T153" style:family="text">
      <style:text-properties style:font-name="Ubuntu Mono1" fo:font-size="9pt" officeooo:rsid="01f01045" style:font-size-asian="9pt" style:font-size-complex="9pt"/>
    </style:style>
    <style:style style:name="T154" style:family="text">
      <style:text-properties style:font-name="Ubuntu Mono1" fo:font-size="9pt" officeooo:rsid="02f82e47" style:font-size-asian="9pt" style:font-size-complex="9pt"/>
    </style:style>
    <style:style style:name="T155" style:family="text">
      <style:text-properties style:font-name="Ubuntu Mono1" fo:font-size="9pt" fo:font-style="italic" officeooo:rsid="0268b493" style:font-size-asian="9pt" style:font-style-asian="italic" style:font-size-complex="9pt" style:font-style-complex="italic"/>
    </style:style>
    <style:style style:name="T156" style:family="text">
      <style:text-properties style:font-name="Ubuntu Mono1" fo:font-size="9pt" fo:font-weight="normal" style:font-size-asian="9pt" style:font-weight-asian="normal" style:font-size-complex="9pt" style:font-weight-complex="normal"/>
    </style:style>
    <style:style style:name="T157" style:family="text">
      <style:text-properties style:font-name="Ubuntu Mono1" fo:font-size="9pt" fo:font-weight="normal" officeooo:rsid="026085a2" style:font-size-asian="9pt" style:font-weight-asian="normal" style:font-size-complex="9pt" style:font-weight-complex="normal"/>
    </style:style>
    <style:style style:name="T158" style:family="text">
      <style:text-properties style:font-name="Ubuntu Mono1" fo:font-size="9pt" fo:font-weight="normal" officeooo:rsid="01ff9bea" style:font-size-asian="9pt" style:font-weight-asian="normal" style:font-size-complex="9pt" style:font-weight-complex="normal"/>
    </style:style>
    <style:style style:name="T159" style:family="text">
      <style:text-properties style:font-name="Ubuntu Mono1" fo:font-size="9pt" fo:font-weight="normal" officeooo:rsid="01ff9bea" style:font-name-asian="Noto Sans CJK SC" style:font-size-asian="9pt" style:font-weight-asian="normal" style:font-name-complex="Lohit Devanagari" style:font-size-complex="9pt" style:font-weight-complex="normal"/>
    </style:style>
    <style:style style:name="T160" style:family="text">
      <style:text-properties style:font-name="Ubuntu Mono1" fo:font-size="10pt" fo:font-style="italic" fo:font-weight="bold" officeooo:rsid="004e89ed" style:font-size-asian="10pt" style:font-style-asian="italic" style:font-weight-asian="bold" style:font-size-complex="10pt" style:font-style-complex="italic" style:font-weight-complex="bold"/>
    </style:style>
    <style:style style:name="T161" style:family="text">
      <style:text-properties style:font-name="Ubuntu Mono1" fo:font-size="10pt" officeooo:rsid="00de7a15" style:font-size-asian="9pt" style:font-size-complex="9pt"/>
    </style:style>
    <style:style style:name="T162" style:family="text">
      <style:text-properties style:font-name="Ubuntu Mono1" fo:font-size="8pt" style:font-size-asian="8pt" style:font-size-complex="8pt"/>
    </style:style>
    <style:style style:name="T163" style:family="text">
      <style:text-properties style:font-name="Ubuntu Mono1" fo:font-size="8pt" officeooo:rsid="016d7314" style:font-size-asian="8pt" style:font-size-complex="8pt"/>
    </style:style>
    <style:style style:name="T164" style:family="text">
      <style:text-properties style:font-name="Ubuntu Mono1" fo:font-size="8pt" officeooo:rsid="01a92ef7" style:font-size-asian="8pt" style:font-size-complex="8pt"/>
    </style:style>
    <style:style style:name="T165" style:family="text">
      <style:text-properties style:font-name="Ubuntu Mono1" fo:font-size="8pt" officeooo:rsid="01d3cc71" style:font-size-asian="8pt" style:font-size-complex="8pt"/>
    </style:style>
    <style:style style:name="T166" style:family="text">
      <style:text-properties style:font-name="Ubuntu Mono1" fo:font-size="8pt" officeooo:rsid="02065ca8" style:font-size-asian="8pt" style:font-size-complex="8pt"/>
    </style:style>
    <style:style style:name="T167" style:family="text">
      <style:text-properties style:font-name="Ubuntu Mono1" fo:font-size="8pt" officeooo:rsid="023441cb" style:font-size-asian="8pt" style:font-size-complex="8pt"/>
    </style:style>
    <style:style style:name="T168" style:family="text">
      <style:text-properties style:font-name="Ubuntu Mono1" fo:font-size="8pt" officeooo:rsid="022ac725" style:font-size-asian="8pt" style:font-size-complex="8pt"/>
    </style:style>
    <style:style style:name="T169" style:family="text">
      <style:text-properties style:font-name="Ubuntu Mono1" fo:font-size="8pt" officeooo:rsid="025b4827" style:font-size-asian="8pt" style:font-size-complex="8pt"/>
    </style:style>
    <style:style style:name="T170" style:family="text">
      <style:text-properties style:font-name="Ubuntu Mono1" fo:font-size="8pt" officeooo:rsid="0142400c" style:font-size-asian="8pt" style:font-size-complex="8pt"/>
    </style:style>
    <style:style style:name="T171" style:family="text">
      <style:text-properties style:font-name="Ubuntu Mono1" fo:font-size="8pt" officeooo:rsid="01120a80" style:font-size-asian="8pt" style:font-size-complex="8pt"/>
    </style:style>
    <style:style style:name="T172" style:family="text">
      <style:text-properties style:font-name="Ubuntu Mono1" fo:font-size="8pt" officeooo:rsid="01129483" style:font-size-asian="8pt" style:font-size-complex="8pt"/>
    </style:style>
    <style:style style:name="T173" style:family="text">
      <style:text-properties style:font-name="Ubuntu Mono1" fo:font-size="8pt" officeooo:rsid="0194ab5b" style:font-size-asian="8pt" style:font-size-complex="8pt"/>
    </style:style>
    <style:style style:name="T174" style:family="text">
      <style:text-properties style:font-name="Ubuntu Mono1" fo:font-size="8pt" officeooo:rsid="0130c0a4" style:font-size-asian="8pt" style:font-size-complex="8pt"/>
    </style:style>
    <style:style style:name="T175" style:family="text">
      <style:text-properties style:font-name="Ubuntu Mono1" fo:font-size="8pt" officeooo:rsid="0116f6bb" style:font-size-asian="8pt" style:font-size-complex="8pt"/>
    </style:style>
    <style:style style:name="T176" style:family="text">
      <style:text-properties style:font-name="Ubuntu Mono1" fo:font-size="8pt" officeooo:rsid="023bc0a1" style:font-size-asian="8pt" style:font-size-complex="8pt"/>
    </style:style>
    <style:style style:name="T177" style:family="text">
      <style:text-properties style:font-name="Ubuntu Mono1" fo:font-size="8pt" officeooo:rsid="023d4d3a" style:font-size-asian="8pt" style:font-size-complex="8pt"/>
    </style:style>
    <style:style style:name="T178" style:family="text">
      <style:text-properties style:font-name="Ubuntu Mono1" fo:font-size="8pt" officeooo:rsid="02411586" style:font-size-asian="8pt" style:font-size-complex="8pt"/>
    </style:style>
    <style:style style:name="T179" style:family="text">
      <style:text-properties style:font-name="Ubuntu Mono1" fo:font-size="8pt" officeooo:rsid="0241454e" style:font-size-asian="8pt" style:font-size-complex="8pt"/>
    </style:style>
    <style:style style:name="T180" style:family="text">
      <style:text-properties style:font-name="Ubuntu Mono1" fo:font-size="8pt" officeooo:rsid="024299a8" style:font-size-asian="8pt" style:font-size-complex="8pt"/>
    </style:style>
    <style:style style:name="T181" style:family="text">
      <style:text-properties style:font-name="Ubuntu Mono1" fo:font-size="8pt" officeooo:rsid="0243f9ba" style:font-size-asian="8pt" style:font-size-complex="8pt"/>
    </style:style>
    <style:style style:name="T182" style:family="text">
      <style:text-properties style:font-name="Ubuntu Mono1" fo:font-size="8pt" officeooo:rsid="0246345b" style:font-size-asian="8pt" style:font-size-complex="8pt"/>
    </style:style>
    <style:style style:name="T183" style:family="text">
      <style:text-properties style:font-name="Ubuntu Mono1" fo:font-size="8pt" officeooo:rsid="01ff9bea" style:font-size-asian="8pt" style:font-size-complex="8pt"/>
    </style:style>
    <style:style style:name="T184" style:family="text">
      <style:text-properties style:font-name="Ubuntu Mono1" fo:font-size="8pt" officeooo:rsid="0138487e" style:font-size-asian="8pt" style:font-size-complex="8pt"/>
    </style:style>
    <style:style style:name="T185" style:family="text">
      <style:text-properties style:font-name="Ubuntu Mono1" fo:font-size="8pt" officeooo:rsid="00a503c0" style:font-size-asian="8pt" style:font-size-complex="8pt"/>
    </style:style>
    <style:style style:name="T186" style:family="text">
      <style:text-properties style:font-name="Ubuntu Mono1" fo:font-size="8pt" officeooo:rsid="01b865aa" style:font-size-asian="8pt" style:font-size-complex="8pt"/>
    </style:style>
    <style:style style:name="T187" style:family="text">
      <style:text-properties style:font-name="Ubuntu Mono1" fo:font-size="8pt" officeooo:rsid="0288ae5d" style:font-size-asian="8pt" style:font-size-complex="8pt"/>
    </style:style>
    <style:style style:name="T188" style:family="text">
      <style:text-properties style:font-name="Ubuntu Mono1" fo:font-size="8pt" officeooo:rsid="00e063a4" style:font-size-asian="8pt" style:font-size-complex="8pt"/>
    </style:style>
    <style:style style:name="T189" style:family="text">
      <style:text-properties style:font-name="Ubuntu Mono1" fo:font-size="8pt" officeooo:rsid="0289b3a7" style:font-size-asian="8pt" style:font-size-complex="8pt"/>
    </style:style>
    <style:style style:name="T190" style:family="text">
      <style:text-properties style:font-name="Ubuntu Mono1" fo:font-size="8pt" officeooo:rsid="0287a9a8" style:font-size-asian="8pt" style:font-size-complex="8pt"/>
    </style:style>
    <style:style style:name="T191" style:family="text">
      <style:text-properties style:font-name="Ubuntu Mono1" fo:font-size="8pt" officeooo:rsid="028a6425" style:font-size-asian="8pt" style:font-size-complex="8pt"/>
    </style:style>
    <style:style style:name="T192" style:family="text">
      <style:text-properties style:font-name="Ubuntu Mono1" fo:font-size="8pt" officeooo:rsid="028d6c19" style:font-size-asian="8pt" style:font-size-complex="8pt"/>
    </style:style>
    <style:style style:name="T193" style:family="text">
      <style:text-properties style:font-name="Ubuntu Mono1" fo:font-size="8pt" officeooo:rsid="028dc211" style:font-size-asian="8pt" style:font-size-complex="8pt"/>
    </style:style>
    <style:style style:name="T194" style:family="text">
      <style:text-properties style:font-name="Ubuntu Mono1" fo:font-size="8pt" officeooo:rsid="00c986cc" style:font-size-asian="8pt" style:font-size-complex="8pt"/>
    </style:style>
    <style:style style:name="T195" style:family="text">
      <style:text-properties style:font-name="Ubuntu Mono1" fo:font-size="8pt" officeooo:rsid="00c95d21" style:font-size-asian="8pt" style:font-size-complex="8pt"/>
    </style:style>
    <style:style style:name="T196" style:family="text">
      <style:text-properties style:font-name="Ubuntu Mono1" fo:font-size="8pt" officeooo:rsid="01d52ae6" style:font-size-asian="8pt" style:font-size-complex="8pt"/>
    </style:style>
    <style:style style:name="T197" style:family="text">
      <style:text-properties style:font-name="Ubuntu Mono1" fo:font-size="8pt" officeooo:rsid="01e31db4" style:font-size-asian="8pt" style:font-size-complex="8pt"/>
    </style:style>
    <style:style style:name="T198" style:family="text">
      <style:text-properties style:font-name="Ubuntu Mono1" fo:font-size="8pt" officeooo:rsid="01e4ac6c" style:font-size-asian="8pt" style:font-size-complex="8pt"/>
    </style:style>
    <style:style style:name="T199" style:family="text">
      <style:text-properties style:font-name="Ubuntu Mono1" fo:font-size="8pt" officeooo:rsid="01e18034" style:font-size-asian="8pt" style:font-size-complex="8pt"/>
    </style:style>
    <style:style style:name="T200" style:family="text">
      <style:text-properties style:font-name="Ubuntu Mono1" fo:font-size="8pt" officeooo:rsid="010dd2d8" style:font-size-asian="8pt" style:font-size-complex="8pt"/>
    </style:style>
    <style:style style:name="T201" style:family="text">
      <style:text-properties style:font-name="Ubuntu Mono1" fo:font-size="8pt" officeooo:rsid="0111443c" style:font-size-asian="8pt" style:font-size-complex="8pt"/>
    </style:style>
    <style:style style:name="T202" style:family="text">
      <style:text-properties style:font-name="Ubuntu Mono1" fo:font-size="8pt" officeooo:rsid="00b2854d" style:font-size-asian="8pt" style:font-size-complex="8pt"/>
    </style:style>
    <style:style style:name="T203" style:family="text">
      <style:text-properties style:font-name="Ubuntu Mono1" fo:font-size="8pt" officeooo:rsid="02c2f706" style:font-size-asian="8pt" style:font-size-complex="8pt"/>
    </style:style>
    <style:style style:name="T204" style:family="text">
      <style:text-properties style:font-name="Ubuntu Mono1" fo:font-size="8pt" officeooo:rsid="00356354" style:font-size-asian="8pt" style:font-size-complex="8pt"/>
    </style:style>
    <style:style style:name="T205" style:family="text">
      <style:text-properties style:font-name="Ubuntu Mono1" fo:font-size="8pt" officeooo:rsid="02cb63a4" style:font-size-asian="8pt" style:font-size-complex="8pt"/>
    </style:style>
    <style:style style:name="T206" style:family="text">
      <style:text-properties style:font-name="Ubuntu Mono1" fo:font-size="8pt" officeooo:rsid="02d395b3" style:font-size-asian="8pt" style:font-size-complex="8pt"/>
    </style:style>
    <style:style style:name="T207" style:family="text">
      <style:text-properties style:font-name="Ubuntu Mono1" fo:font-size="8pt" officeooo:rsid="00de7a15" style:font-size-asian="8pt" style:font-size-complex="8pt"/>
    </style:style>
    <style:style style:name="T208" style:family="text">
      <style:text-properties style:font-name="Ubuntu Mono1" fo:font-size="8pt" officeooo:rsid="02de6044" style:font-size-asian="8pt" style:font-size-complex="8pt"/>
    </style:style>
    <style:style style:name="T209" style:family="text">
      <style:text-properties style:font-name="Ubuntu Mono1" fo:font-size="8pt" officeooo:rsid="009817d2" style:font-size-asian="8pt" style:font-size-complex="8pt"/>
    </style:style>
    <style:style style:name="T210" style:family="text">
      <style:text-properties style:font-name="Ubuntu Mono1" fo:font-size="8pt" officeooo:rsid="009d4bf0" style:font-size-asian="8pt" style:font-size-complex="8pt"/>
    </style:style>
    <style:style style:name="T211" style:family="text">
      <style:text-properties style:font-name="Ubuntu Mono1" fo:font-size="8pt" officeooo:rsid="00a1b39a" style:font-size-asian="8pt" style:font-size-complex="8pt"/>
    </style:style>
    <style:style style:name="T212" style:family="text">
      <style:text-properties style:font-name="Ubuntu Mono1" fo:font-size="8pt" officeooo:rsid="02c3bd97" style:font-size-asian="8pt" style:font-size-complex="8pt"/>
    </style:style>
    <style:style style:name="T213" style:family="text">
      <style:text-properties style:font-name="Ubuntu Mono1" fo:font-size="8pt" officeooo:rsid="01d1e1ed" style:font-size-asian="8pt" style:font-size-complex="8pt"/>
    </style:style>
    <style:style style:name="T214" style:family="text">
      <style:text-properties style:font-name="Ubuntu Mono1" fo:font-size="8pt" officeooo:rsid="02f80703" style:font-size-asian="8pt" style:font-size-complex="8pt"/>
    </style:style>
    <style:style style:name="T215" style:family="text">
      <style:text-properties style:font-name="Ubuntu Mono1" fo:font-size="8pt" officeooo:rsid="02f82e47" style:font-size-asian="8pt" style:font-size-complex="8pt"/>
    </style:style>
    <style:style style:name="T216" style:family="text">
      <style:text-properties style:font-name="Ubuntu Mono1" fo:font-size="8pt" fo:font-style="italic" style:font-size-asian="8pt" style:font-style-asian="italic" style:font-size-complex="8pt" style:font-style-complex="italic"/>
    </style:style>
    <style:style style:name="T217" style:family="text">
      <style:text-properties style:font-name="Ubuntu Mono1" fo:font-size="8pt" fo:font-style="italic" officeooo:rsid="01cadd9f" style:font-size-asian="8pt" style:font-style-asian="italic" style:font-size-complex="8pt" style:font-style-complex="italic"/>
    </style:style>
    <style:style style:name="T218" style:family="text">
      <style:text-properties style:font-name="Ubuntu Mono1" fo:font-size="8pt" fo:font-style="italic" officeooo:rsid="009817d2" style:font-size-asian="8pt" style:font-style-asian="italic" style:font-size-complex="8pt" style:font-style-complex="italic"/>
    </style:style>
    <style:style style:name="T219" style:family="text">
      <style:text-properties style:font-name="Ubuntu Mono1" fo:font-size="8pt" fo:font-style="italic" officeooo:rsid="00dd21f1" style:font-size-asian="8pt" style:font-style-asian="italic" style:font-size-complex="8pt" style:font-style-complex="italic"/>
    </style:style>
    <style:style style:name="T220" style:family="text">
      <style:text-properties style:font-name="Ubuntu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21" style:family="text">
      <style:text-properties style:font-name="Ubuntu Mono1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222" style:family="text">
      <style:text-properties style:font-name="Ubuntu Mono1" fo:font-size="8pt" fo:font-weight="normal" style:font-size-asian="8pt" style:font-weight-asian="normal" style:font-size-complex="8pt" style:font-weight-complex="normal"/>
    </style:style>
    <style:style style:name="T223" style:family="text">
      <style:text-properties style:font-name="Ubuntu Mono1" fo:font-size="8pt" fo:font-weight="normal" officeooo:rsid="00a676e0" style:font-size-asian="8pt" style:font-weight-asian="normal" style:font-size-complex="8pt" style:font-weight-complex="normal"/>
    </style:style>
    <style:style style:name="T224" style:family="text">
      <style:text-properties style:font-name="Ubuntu Mono1" fo:font-size="8pt" fo:font-weight="bold" style:font-size-asian="8pt" style:font-weight-asian="bold" style:font-size-complex="8pt" style:font-weight-complex="bold"/>
    </style:style>
    <style:style style:name="T225" style:family="text">
      <style:text-properties style:font-name="Ubuntu Mono1" fo:font-size="8pt" fo:font-weight="bold" officeooo:rsid="0259b026" style:font-size-asian="8pt" style:font-weight-asian="bold" style:font-size-complex="8pt" style:font-weight-complex="bold"/>
    </style:style>
    <style:style style:name="T226" style:family="text">
      <style:text-properties style:font-name="Ubuntu Mono1" fo:font-size="8pt" fo:font-weight="bold" officeooo:rsid="025b4827" style:font-size-asian="8pt" style:font-weight-asian="bold" style:font-size-complex="8pt" style:font-weight-complex="bold"/>
    </style:style>
    <style:style style:name="T227" style:family="text">
      <style:text-properties style:font-name="Ubuntu Mono1" fo:font-size="8pt" fo:font-weight="bold" officeooo:rsid="023bc0a1" style:font-size-asian="8pt" style:font-weight-asian="bold" style:font-size-complex="8pt" style:font-weight-complex="bold"/>
    </style:style>
    <style:style style:name="T228" style:family="text">
      <style:text-properties style:font-name="Ubuntu Mono1" fo:font-size="8pt" fo:font-weight="bold" officeooo:rsid="023d4d3a" style:font-size-asian="8pt" style:font-weight-asian="bold" style:font-size-complex="8pt" style:font-weight-complex="bold"/>
    </style:style>
    <style:style style:name="T229" style:family="text">
      <style:text-properties style:font-name="Ubuntu Mono1" fo:font-size="8pt" fo:font-weight="bold" officeooo:rsid="024252ac" style:font-size-asian="8pt" style:font-weight-asian="bold" style:font-size-complex="8pt" style:font-weight-complex="bold"/>
    </style:style>
    <style:style style:name="T230" style:family="text">
      <style:text-properties style:font-name="Ubuntu Mono1" fo:font-size="8pt" fo:font-weight="bold" officeooo:rsid="0218d578" style:font-size-asian="8pt" style:font-weight-asian="bold" style:font-size-complex="8pt" style:font-weight-complex="bold"/>
    </style:style>
    <style:style style:name="T231" style:family="text">
      <style:text-properties style:font-name="Ubuntu Mono1" fo:font-size="8pt" fo:font-weight="bold" officeooo:rsid="024299a8" style:font-size-asian="8pt" style:font-weight-asian="bold" style:font-size-complex="8pt" style:font-weight-complex="bold"/>
    </style:style>
    <style:style style:name="T232" style:family="text">
      <style:text-properties style:font-name="Ubuntu Mono1" fo:font-size="8pt" fo:font-weight="bold" officeooo:rsid="023de099" style:font-size-asian="8pt" style:font-weight-asian="bold" style:font-size-complex="8pt" style:font-weight-complex="bold"/>
    </style:style>
    <style:style style:name="T233" style:family="text">
      <style:text-properties style:font-name="Ubuntu Mono1" fo:font-size="8pt" fo:font-weight="bold" officeooo:rsid="01ff9bea" style:font-size-asian="8pt" style:font-weight-asian="bold" style:font-size-complex="8pt" style:font-weight-complex="bold"/>
    </style:style>
    <style:style style:name="T234" style:family="text">
      <style:text-properties style:font-name="Ubuntu Mono1" fo:font-size="8pt" fo:font-weight="bold" officeooo:rsid="00c026cb" style:font-size-asian="8pt" style:font-weight-asian="bold" style:font-size-complex="8pt" style:font-weight-complex="bold"/>
    </style:style>
    <style:style style:name="T235" style:family="text">
      <style:text-properties style:font-name="Ubuntu Mono1" fo:font-size="8pt" fo:font-weight="bold" officeooo:rsid="0138487e" style:font-size-asian="8pt" style:font-weight-asian="bold" style:font-size-complex="8pt" style:font-weight-complex="bold"/>
    </style:style>
    <style:style style:name="T236" style:family="text">
      <style:text-properties style:font-name="Ubuntu Mono1" fo:font-size="8pt" fo:font-weight="bold" officeooo:rsid="0284d133" style:font-size-asian="8pt" style:font-weight-asian="bold" style:font-size-complex="8pt" style:font-weight-complex="bold"/>
    </style:style>
    <style:style style:name="T237" style:family="text">
      <style:text-properties style:font-name="Ubuntu Mono1" fo:font-size="8pt" fo:font-weight="bold" officeooo:rsid="0287a9a8" style:font-size-asian="8pt" style:font-weight-asian="bold" style:font-size-complex="8pt" style:font-weight-complex="bold"/>
    </style:style>
    <style:style style:name="T238" style:family="text">
      <style:text-properties style:font-name="Ubuntu Mono1" fo:font-size="8pt" fo:font-weight="bold" officeooo:rsid="0289b3a7" style:font-size-asian="8pt" style:font-weight-asian="bold" style:font-size-complex="8pt" style:font-weight-complex="bold"/>
    </style:style>
    <style:style style:name="T239" style:family="text">
      <style:text-properties style:font-name="Ubuntu Mono1" fo:font-size="8pt" fo:font-weight="bold" officeooo:rsid="02a754c0" style:font-size-asian="8pt" style:font-weight-asian="bold" style:font-size-complex="8pt" style:font-weight-complex="bold"/>
    </style:style>
    <style:style style:name="T240" style:family="text">
      <style:text-properties style:font-name="Ubuntu Mono1" fo:font-size="8pt" fo:font-weight="bold" officeooo:rsid="023838ef" style:font-size-asian="8pt" style:font-weight-asian="bold" style:font-size-complex="8pt" style:font-weight-complex="bold"/>
    </style:style>
    <style:style style:name="T241" style:family="text">
      <style:text-properties style:font-name="Ubuntu Mono1" fo:font-size="8pt" fo:font-weight="bold" officeooo:rsid="02d395b3" style:font-size-asian="8pt" style:font-weight-asian="bold" style:font-size-complex="8pt" style:font-weight-complex="bold"/>
    </style:style>
    <style:style style:name="T242" style:family="text">
      <style:text-properties style:font-name="Ubuntu Mono1" fo:font-size="8pt" fo:font-weight="bold" officeooo:rsid="02d7927c" style:font-size-asian="8pt" style:font-weight-asian="bold" style:font-size-complex="8pt" style:font-weight-complex="bold"/>
    </style:style>
    <style:style style:name="T243" style:family="text">
      <style:text-properties style:font-name="Ubuntu Mono1" fo:font-size="8pt" fo:font-weight="bold" officeooo:rsid="008b9280" style:font-size-asian="8pt" style:font-weight-asian="bold" style:font-size-complex="8pt" style:font-weight-complex="bold"/>
    </style:style>
    <style:style style:name="T244" style:family="text">
      <style:text-properties style:font-name="Ubuntu Mono1" fo:font-size="8pt" fo:font-weight="bold" officeooo:rsid="002699cd" style:font-size-asian="8pt" style:font-weight-asian="bold" style:font-size-complex="8pt" style:font-weight-complex="bold"/>
    </style:style>
    <style:style style:name="T245" style:family="text">
      <style:text-properties style:font-name="Ubuntu Mono1" fo:font-size="8pt" fo:font-style="normal" style:font-size-asian="8pt" style:font-style-asian="normal" style:font-size-complex="8pt" style:font-style-complex="normal"/>
    </style:style>
    <style:style style:name="T246" style:family="text">
      <style:text-properties style:font-name="Ubuntu Mono1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247" style:family="text">
      <style:text-properties style:font-name="Ubuntu Mono1" fo:font-size="8pt" style:text-underline-style="solid" style:text-underline-width="auto" style:text-underline-color="font-color" style:font-size-asian="8pt" style:font-size-complex="8pt"/>
    </style:style>
    <style:style style:name="T248" style:family="text">
      <style:text-properties style:font-name="Ubuntu Mono1" fo:font-size="8pt" style:text-underline-style="none" fo:font-weight="normal" style:font-size-asian="8pt" style:font-weight-asian="normal" style:font-size-complex="8pt" style:font-weight-complex="normal"/>
    </style:style>
    <style:style style:name="T249" style:family="text">
      <style:text-properties style:font-name="Ubuntu Mono1" officeooo:rsid="016567f4"/>
    </style:style>
    <style:style style:name="T250" style:family="text">
      <style:text-properties style:font-name="Ubuntu Mono1" officeooo:rsid="01a617a6"/>
    </style:style>
    <style:style style:name="T251" style:family="text">
      <style:text-properties style:font-name="Ubuntu Mono1" officeooo:rsid="01f28bf0"/>
    </style:style>
    <style:style style:name="T252" style:family="text">
      <style:text-properties style:font-name="Ubuntu Mono1" officeooo:rsid="01f3afed"/>
    </style:style>
    <style:style style:name="T253" style:family="text">
      <style:text-properties style:font-name="Ubuntu Mono1" fo:font-size="11pt" fo:font-weight="bold" style:font-size-asian="11pt" style:font-weight-asian="bold" style:font-size-complex="11pt" style:font-weight-complex="bold"/>
    </style:style>
    <style:style style:name="T254" style:family="text">
      <style:text-properties style:font-name="Ubuntu Mono1" fo:font-size="11pt" fo:font-weight="bold" officeooo:rsid="0241d249" style:font-size-asian="11pt" style:font-weight-asian="bold" style:font-size-complex="11pt" style:font-weight-complex="bold"/>
    </style:style>
    <style:style style:name="T255" style:family="text">
      <style:text-properties style:font-name="Ubuntu Mono1" fo:font-size="11pt" fo:font-weight="bold" officeooo:rsid="0218d578" style:font-size-asian="11pt" style:font-weight-asian="bold" style:font-size-complex="11pt" style:font-weight-complex="bold"/>
    </style:style>
    <style:style style:name="T256" style:family="text">
      <style:text-properties style:font-name="Ubuntu Mono1" fo:font-size="11pt" fo:font-weight="bold" officeooo:rsid="026085a2" style:font-size-asian="11pt" style:font-weight-asian="bold" style:font-size-complex="11pt" style:font-weight-complex="bold"/>
    </style:style>
    <style:style style:name="T257" style:family="text">
      <style:text-properties style:font-name="Ubuntu Mono1" fo:font-size="11pt" fo:font-style="italic" fo:font-weight="bold" officeooo:rsid="026085a2" style:font-name-asian="Noto Sans CJK SC" style:font-size-asian="11pt" style:font-style-asian="italic" style:font-weight-asian="bold" style:font-name-complex="Lohit Devanagari" style:font-size-complex="11pt" style:font-style-complex="italic" style:font-weight-complex="bold"/>
    </style:style>
    <style:style style:name="T258" style:family="text">
      <style:text-properties style:font-name="Ubuntu Mono1" officeooo:rsid="0284f8aa"/>
    </style:style>
    <style:style style:name="T259" style:family="text">
      <style:text-properties style:font-name="Ubuntu Mono1" fo:font-weight="bold" style:font-weight-asian="bold" style:font-weight-complex="bold"/>
    </style:style>
    <style:style style:name="T260" style:family="text">
      <style:text-properties style:font-name="Ubuntu Mono1" fo:font-weight="bold" officeooo:rsid="02a0479d" style:font-weight-asian="bold" style:font-weight-complex="bold"/>
    </style:style>
    <style:style style:name="T261" style:family="text">
      <style:text-properties style:font-name="Ubuntu Mono1" fo:font-weight="bold" officeooo:rsid="02a754c0" style:font-weight-asian="bold" style:font-weight-complex="bold"/>
    </style:style>
    <style:style style:name="T262" style:family="text">
      <style:text-properties style:font-name="Ubuntu Mono1" officeooo:rsid="02b02660"/>
    </style:style>
    <style:style style:name="T263" style:family="text">
      <style:text-properties style:font-name="Ubuntu Mono1" officeooo:rsid="02d0086d"/>
    </style:style>
    <style:style style:name="T264" style:family="text">
      <style:text-properties style:font-name="Ubuntu Mono1" officeooo:rsid="01ff9bea"/>
    </style:style>
    <style:style style:name="T265" style:family="text">
      <style:text-properties style:font-name="Ubuntu Mono1" officeooo:rsid="01ff9bea" style:font-name-asian="Noto Sans CJK SC" style:font-name-complex="Lohit Devanagari"/>
    </style:style>
    <style:style style:name="T266" style:family="text">
      <style:text-properties officeooo:rsid="00670c87"/>
    </style:style>
    <style:style style:name="T267" style:family="text">
      <style:text-properties officeooo:rsid="00698fd4"/>
    </style:style>
    <style:style style:name="T268" style:family="text">
      <style:text-properties officeooo:rsid="00760d7b"/>
    </style:style>
    <style:style style:name="T269" style:family="text">
      <style:text-properties officeooo:rsid="007f3637"/>
    </style:style>
    <style:style style:name="T270" style:family="text">
      <style:text-properties officeooo:rsid="0084ccaf"/>
    </style:style>
    <style:style style:name="T271" style:family="text">
      <style:text-properties officeooo:rsid="0087ac0e"/>
    </style:style>
    <style:style style:name="T272" style:family="text">
      <style:text-properties officeooo:rsid="005d7dfb"/>
    </style:style>
    <style:style style:name="T273" style:family="text">
      <style:text-properties officeooo:rsid="004f45f2"/>
    </style:style>
    <style:style style:name="T274" style:family="text">
      <style:text-properties style:font-name="Ubuntu Mono2"/>
    </style:style>
    <style:style style:name="T275" style:family="text">
      <style:text-properties style:font-name="Ubuntu Mono2" fo:font-size="8pt" officeooo:rsid="01d3cc71" style:font-size-asian="8pt" style:font-size-complex="8pt"/>
    </style:style>
    <style:style style:name="T276" style:family="text">
      <style:text-properties officeooo:rsid="00964270"/>
    </style:style>
    <style:style style:name="T277" style:family="text">
      <style:text-properties officeooo:rsid="009a44a1"/>
    </style:style>
    <style:style style:name="T278" style:family="text">
      <style:text-properties officeooo:rsid="009a6cb1"/>
    </style:style>
    <style:style style:name="T279" style:family="text">
      <style:text-properties officeooo:rsid="00aaafcd"/>
    </style:style>
    <style:style style:name="T280" style:family="text">
      <style:text-properties officeooo:rsid="00b2c214"/>
    </style:style>
    <style:style style:name="T281" style:family="text">
      <style:text-properties officeooo:rsid="00bc0e69"/>
    </style:style>
    <style:style style:name="T282" style:family="text">
      <style:text-properties officeooo:rsid="00bdb97b"/>
    </style:style>
    <style:style style:name="T283" style:family="text">
      <style:text-properties officeooo:rsid="00c439af"/>
    </style:style>
    <style:style style:name="T284" style:family="text">
      <style:text-properties officeooo:rsid="004fb259"/>
    </style:style>
    <style:style style:name="T285" style:family="text">
      <style:text-properties officeooo:rsid="009a2ef7"/>
    </style:style>
    <style:style style:name="T286" style:family="text">
      <style:text-properties fo:language="fr" fo:country="FR" officeooo:rsid="004fb259"/>
    </style:style>
    <style:style style:name="T287" style:family="text">
      <style:text-properties fo:language="fr" fo:country="FR" officeooo:rsid="009a2ef7"/>
    </style:style>
    <style:style style:name="T288" style:family="text">
      <style:text-properties officeooo:rsid="009a5492"/>
    </style:style>
    <style:style style:name="T289" style:family="text">
      <style:text-properties officeooo:rsid="00d40bfa"/>
    </style:style>
    <style:style style:name="T290" style:family="text">
      <style:text-properties officeooo:rsid="00ddf161"/>
    </style:style>
    <style:style style:name="T291" style:family="text">
      <style:text-properties officeooo:rsid="00de7a15"/>
    </style:style>
    <style:style style:name="T292" style:family="text">
      <style:text-properties officeooo:rsid="00df3aef"/>
    </style:style>
    <style:style style:name="T293" style:family="text">
      <style:text-properties officeooo:rsid="00e063a4"/>
    </style:style>
    <style:style style:name="T294" style:family="text">
      <style:text-properties officeooo:rsid="00e2a39a"/>
    </style:style>
    <style:style style:name="T295" style:family="text">
      <style:text-properties style:font-name="Ubuntu Mono" fo:font-size="10pt" fo:font-style="italic" fo:font-weight="bold" officeooo:rsid="00e48ad9" style:font-size-asian="11pt" style:font-style-asian="italic" style:font-weight-asian="bold" style:font-size-complex="11pt" style:font-style-complex="italic" style:font-weight-complex="bold"/>
    </style:style>
    <style:style style:name="T296" style:family="text">
      <style:text-properties officeooo:rsid="00e8d63d"/>
    </style:style>
    <style:style style:name="T297" style:family="text">
      <style:text-properties officeooo:rsid="00fc9015"/>
    </style:style>
    <style:style style:name="T298" style:family="text">
      <style:text-properties officeooo:rsid="010cdfb7"/>
    </style:style>
    <style:style style:name="T299" style:family="text">
      <style:text-properties officeooo:rsid="010dd2d8"/>
    </style:style>
    <style:style style:name="T300" style:family="text">
      <style:text-properties officeooo:rsid="011ab59e"/>
    </style:style>
    <style:style style:name="T301" style:family="text">
      <style:text-properties officeooo:rsid="011b5ddb"/>
    </style:style>
    <style:style style:name="T302" style:family="text">
      <style:text-properties officeooo:rsid="00579932"/>
    </style:style>
    <style:style style:name="T303" style:family="text">
      <style:text-properties officeooo:rsid="007f59e2"/>
    </style:style>
    <style:style style:name="T304" style:family="text">
      <style:text-properties officeooo:rsid="005cfb98"/>
    </style:style>
    <style:style style:name="T305" style:family="text">
      <style:text-properties officeooo:rsid="00626a8c"/>
    </style:style>
    <style:style style:name="T306" style:family="text">
      <style:text-properties officeooo:rsid="00bc3eff"/>
    </style:style>
    <style:style style:name="T307" style:family="text">
      <style:text-properties style:font-name="Liberation Sans"/>
    </style:style>
    <style:style style:name="T308" style:family="text">
      <style:text-properties style:font-name="Liberation Sans" fo:font-size="11pt" style:font-size-asian="11pt" style:font-size-complex="11pt"/>
    </style:style>
    <style:style style:name="T309" style:family="text">
      <style:text-properties style:font-name="Liberation Sans" officeooo:rsid="01ff9bea" style:font-name-asian="Noto Sans CJK SC" style:font-name-complex="Lohit Devanagari"/>
    </style:style>
    <style:style style:name="T310" style:family="text">
      <style:text-properties style:font-name="Liberation Sans" officeooo:rsid="0227ec83" style:font-name-asian="Noto Sans CJK SC" style:font-name-complex="Lohit Devanagari"/>
    </style:style>
    <style:style style:name="T311" style:family="text">
      <style:text-properties style:font-name="Liberation Sans" officeooo:rsid="0227ec83"/>
    </style:style>
    <style:style style:name="T312" style:family="text">
      <style:text-properties officeooo:rsid="01295d18"/>
    </style:style>
    <style:style style:name="T313" style:family="text">
      <style:text-properties officeooo:rsid="012a0cb1"/>
    </style:style>
    <style:style style:name="T314" style:family="text">
      <style:text-properties officeooo:rsid="00458173"/>
    </style:style>
    <style:style style:name="T315" style:family="text">
      <style:text-properties officeooo:rsid="0082ff1d"/>
    </style:style>
    <style:style style:name="T316" style:family="text">
      <style:text-properties officeooo:rsid="006f9b05"/>
    </style:style>
    <style:style style:name="T317" style:family="text">
      <style:text-properties officeooo:rsid="00485c77"/>
    </style:style>
    <style:style style:name="T318" style:family="text">
      <style:text-properties officeooo:rsid="0065f4ad"/>
    </style:style>
    <style:style style:name="T319" style:family="text">
      <style:text-properties officeooo:rsid="003657e3"/>
    </style:style>
    <style:style style:name="T320" style:family="text">
      <style:text-properties officeooo:rsid="0022c068"/>
    </style:style>
    <style:style style:name="T321" style:family="text">
      <style:text-properties officeooo:rsid="002387b2"/>
    </style:style>
    <style:style style:name="T322" style:family="text">
      <style:text-properties officeooo:rsid="00537a95"/>
    </style:style>
    <style:style style:name="T323" style:family="text">
      <style:text-properties officeooo:rsid="0045eea3"/>
    </style:style>
    <style:style style:name="T324" style:family="text">
      <style:text-properties officeooo:rsid="0066fd29"/>
    </style:style>
    <style:style style:name="T325" style:family="text">
      <style:text-properties officeooo:rsid="00a07625"/>
    </style:style>
    <style:style style:name="T326" style:family="text">
      <style:text-properties officeooo:rsid="0038b2e3"/>
    </style:style>
    <style:style style:name="T327" style:family="text">
      <style:text-properties officeooo:rsid="004319f2"/>
    </style:style>
    <style:style style:name="T328" style:family="text">
      <style:text-properties officeooo:rsid="007e1668"/>
    </style:style>
    <style:style style:name="T329" style:family="text">
      <style:text-properties officeooo:rsid="007b16cb"/>
    </style:style>
    <style:style style:name="T330" style:family="text">
      <style:text-properties officeooo:rsid="0074cd07"/>
    </style:style>
    <style:style style:name="T331" style:family="text">
      <style:text-properties officeooo:rsid="004a593a"/>
    </style:style>
    <style:style style:name="T332" style:family="text">
      <style:text-properties officeooo:rsid="00416d79"/>
    </style:style>
    <style:style style:name="T333" style:family="text">
      <style:text-properties officeooo:rsid="00761510"/>
    </style:style>
    <style:style style:name="T334" style:family="text">
      <style:text-properties officeooo:rsid="006802bb"/>
    </style:style>
    <style:style style:name="T335" style:family="text">
      <style:text-properties officeooo:rsid="0039788b"/>
    </style:style>
    <style:style style:name="T336" style:family="text">
      <style:text-properties officeooo:rsid="003c5d6f"/>
    </style:style>
    <style:style style:name="T337" style:family="text">
      <style:text-properties officeooo:rsid="004519b7"/>
    </style:style>
    <style:style style:name="T338" style:family="text">
      <style:text-properties officeooo:rsid="00298a06"/>
    </style:style>
    <style:style style:name="T339" style:family="text">
      <style:text-properties officeooo:rsid="0046691c"/>
    </style:style>
    <style:style style:name="T340" style:family="text">
      <style:text-properties officeooo:rsid="00a6d546"/>
    </style:style>
    <style:style style:name="T341" style:family="text">
      <style:text-properties officeooo:rsid="006915fd"/>
    </style:style>
    <style:style style:name="T342" style:family="text">
      <style:text-properties officeooo:rsid="001f8d5f"/>
    </style:style>
    <style:style style:name="T343" style:family="text">
      <style:text-properties officeooo:rsid="001ccfb3"/>
    </style:style>
    <style:style style:name="T344" style:family="text">
      <style:text-properties officeooo:rsid="001e5179"/>
    </style:style>
    <style:style style:name="T345" style:family="text">
      <style:text-properties officeooo:rsid="00483f38"/>
    </style:style>
    <style:style style:name="T346" style:family="text">
      <style:text-properties officeooo:rsid="004c5d17"/>
    </style:style>
    <style:style style:name="T347" style:family="text">
      <style:text-properties officeooo:rsid="0064d72e"/>
    </style:style>
    <style:style style:name="T348" style:family="text">
      <style:text-properties officeooo:rsid="00777119"/>
    </style:style>
    <style:style style:name="T349" style:family="text">
      <style:text-properties officeooo:rsid="003e6ae6"/>
    </style:style>
    <style:style style:name="T350" style:family="text">
      <style:text-properties officeooo:rsid="01305511"/>
    </style:style>
    <style:style style:name="T351" style:family="text">
      <style:text-properties officeooo:rsid="01392429"/>
    </style:style>
    <style:style style:name="T352" style:family="text">
      <style:text-properties officeooo:rsid="0139dec3"/>
    </style:style>
    <style:style style:name="T353" style:family="text">
      <style:text-properties officeooo:rsid="013b76b8"/>
    </style:style>
    <style:style style:name="T354" style:family="text">
      <style:text-properties officeooo:rsid="013e5c16"/>
    </style:style>
    <style:style style:name="T355" style:family="text">
      <style:text-properties officeooo:rsid="01463703"/>
    </style:style>
    <style:style style:name="T356" style:family="text">
      <style:text-properties officeooo:rsid="014f199b"/>
    </style:style>
    <style:style style:name="T357" style:family="text">
      <style:text-properties officeooo:rsid="01553477"/>
    </style:style>
    <style:style style:name="T358" style:family="text">
      <style:text-properties officeooo:rsid="016421e4"/>
    </style:style>
    <style:style style:name="T359" style:family="text">
      <style:text-properties officeooo:rsid="016567f4"/>
    </style:style>
    <style:style style:name="T360" style:family="text">
      <style:text-properties officeooo:rsid="0172ed82"/>
    </style:style>
    <style:style style:name="T361" style:family="text">
      <style:text-properties officeooo:rsid="018d0228"/>
    </style:style>
    <style:style style:name="T362" style:family="text">
      <style:text-properties officeooo:rsid="01a617a6"/>
    </style:style>
    <style:style style:name="T363" style:family="text">
      <style:text-properties officeooo:rsid="01a92ef7"/>
    </style:style>
    <style:style style:name="T364" style:family="text">
      <style:text-properties officeooo:rsid="0078d6ce"/>
    </style:style>
    <style:style style:name="T365" style:family="text">
      <style:text-properties officeooo:rsid="01ae9673"/>
    </style:style>
    <style:style style:name="T366" style:family="text">
      <style:text-properties officeooo:rsid="01c26925"/>
    </style:style>
    <style:style style:name="T367" style:family="text">
      <style:text-properties officeooo:rsid="006a3787"/>
    </style:style>
    <style:style style:name="T368" style:family="text">
      <style:text-properties officeooo:rsid="01c2f995"/>
    </style:style>
    <style:style style:name="T369" style:family="text">
      <style:text-properties officeooo:rsid="0094d4d3"/>
    </style:style>
    <style:style style:name="T370" style:family="text">
      <style:text-properties officeooo:rsid="009917f9"/>
    </style:style>
    <style:style style:name="T371" style:family="text">
      <style:text-properties officeooo:rsid="01c4c6c0"/>
    </style:style>
    <style:style style:name="T372" style:family="text">
      <style:text-properties officeooo:rsid="01c91990"/>
    </style:style>
    <style:style style:name="T373" style:family="text">
      <style:text-properties officeooo:rsid="01c92ce6"/>
    </style:style>
    <style:style style:name="T374" style:family="text">
      <style:text-properties officeooo:rsid="01cadd9f"/>
    </style:style>
    <style:style style:name="T375" style:family="text">
      <style:text-properties style:text-line-through-style="solid" style:text-line-through-type="single"/>
    </style:style>
    <style:style style:name="T376" style:family="text">
      <style:text-properties style:text-line-through-style="solid" style:text-line-through-type="single" officeooo:rsid="01cadd9f"/>
    </style:style>
    <style:style style:name="T377" style:family="text">
      <style:text-properties officeooo:rsid="01dc2490"/>
    </style:style>
    <style:style style:name="T378" style:family="text">
      <style:text-properties officeooo:rsid="01e7c0b1"/>
    </style:style>
    <style:style style:name="T379" style:family="text">
      <style:text-properties officeooo:rsid="01f01045"/>
    </style:style>
    <style:style style:name="T380" style:family="text">
      <style:text-properties style:text-position="super 58%"/>
    </style:style>
    <style:style style:name="T381" style:family="text">
      <style:text-properties style:text-position="super 58%" officeooo:rsid="01f01045"/>
    </style:style>
    <style:style style:name="T382" style:family="text">
      <style:text-properties officeooo:rsid="01f28bf0"/>
    </style:style>
    <style:style style:name="T383" style:family="text">
      <style:text-properties officeooo:rsid="01f3afed"/>
    </style:style>
    <style:style style:name="T384" style:family="text">
      <style:text-properties officeooo:rsid="01f4c0ac"/>
    </style:style>
    <style:style style:name="T385" style:family="text">
      <style:text-properties officeooo:rsid="01f7d16b"/>
    </style:style>
    <style:style style:name="T386" style:family="text">
      <style:text-properties officeooo:rsid="01fd9046"/>
    </style:style>
    <style:style style:name="T387" style:family="text">
      <style:text-properties officeooo:rsid="014a01c9"/>
    </style:style>
    <style:style style:name="T388" style:family="text">
      <style:text-properties officeooo:rsid="01ff9bea"/>
    </style:style>
    <style:style style:name="T389" style:family="text">
      <style:text-properties officeooo:rsid="020006c9"/>
    </style:style>
    <style:style style:name="T390" style:family="text">
      <style:text-properties officeooo:rsid="0204f669"/>
    </style:style>
    <style:style style:name="T391" style:family="text">
      <style:text-properties officeooo:rsid="0208171c"/>
    </style:style>
    <style:style style:name="T392" style:family="text">
      <style:text-properties officeooo:rsid="020855c2"/>
    </style:style>
    <style:style style:name="T393" style:family="text">
      <style:text-properties officeooo:rsid="0208f4dd"/>
    </style:style>
    <style:style style:name="T394" style:family="text">
      <style:text-properties officeooo:rsid="020ac645"/>
    </style:style>
    <style:style style:name="T395" style:family="text">
      <style:text-properties officeooo:rsid="020fbe9e"/>
    </style:style>
    <style:style style:name="T396" style:family="text">
      <style:text-properties officeooo:rsid="0211bc4d"/>
    </style:style>
    <style:style style:name="T397" style:family="text">
      <style:text-properties officeooo:rsid="0212de9c"/>
    </style:style>
    <style:style style:name="T398" style:family="text">
      <style:text-properties officeooo:rsid="0218d578"/>
    </style:style>
    <style:style style:name="T399" style:family="text">
      <style:text-properties officeooo:rsid="021db32e"/>
    </style:style>
    <style:style style:name="T400" style:family="text">
      <style:text-properties officeooo:rsid="02218174"/>
    </style:style>
    <style:style style:name="T401" style:family="text">
      <style:text-properties officeooo:rsid="003297b0"/>
    </style:style>
    <style:style style:name="T402" style:family="text">
      <style:text-properties officeooo:rsid="0222d12a"/>
    </style:style>
    <style:style style:name="T403" style:family="text">
      <style:text-properties officeooo:rsid="022605c8"/>
    </style:style>
    <style:style style:name="T404" style:family="text">
      <style:text-properties officeooo:rsid="0227ec83"/>
    </style:style>
    <style:style style:name="T405" style:family="text">
      <style:text-properties fo:font-size="11pt" style:font-size-asian="11pt" style:font-size-complex="11pt"/>
    </style:style>
    <style:style style:name="T406" style:family="text">
      <style:text-properties fo:font-size="11pt" officeooo:rsid="0016ebd7" style:font-size-asian="11pt" style:font-size-complex="11pt"/>
    </style:style>
    <style:style style:name="T407" style:family="text">
      <style:text-properties officeooo:rsid="022c3f2b"/>
    </style:style>
    <style:style style:name="T408" style:family="text">
      <style:text-properties officeooo:rsid="023838ef"/>
    </style:style>
    <style:style style:name="T409" style:family="text">
      <style:text-properties officeooo:rsid="023d4d3a"/>
    </style:style>
    <style:style style:name="T410" style:family="text">
      <style:text-properties officeooo:rsid="020d5f88"/>
    </style:style>
    <style:style style:name="T411" style:family="text">
      <style:text-properties officeooo:rsid="023de099"/>
    </style:style>
    <style:style style:name="T412" style:family="text">
      <style:text-properties officeooo:rsid="0241454e"/>
    </style:style>
    <style:style style:name="T413" style:family="text">
      <style:text-properties officeooo:rsid="0241912b"/>
    </style:style>
    <style:style style:name="T414" style:family="text">
      <style:text-properties officeooo:rsid="02419a47"/>
    </style:style>
    <style:style style:name="T415" style:family="text">
      <style:text-properties officeooo:rsid="0241d249"/>
    </style:style>
    <style:style style:name="T416" style:family="text">
      <style:text-properties officeooo:rsid="0243f9ba"/>
    </style:style>
    <style:style style:name="T417" style:family="text">
      <style:text-properties officeooo:rsid="0245d84f"/>
    </style:style>
    <style:style style:name="T418" style:family="text">
      <style:text-properties officeooo:rsid="0246345b"/>
    </style:style>
    <style:style style:name="T419" style:family="text">
      <style:text-properties officeooo:rsid="024c2d29"/>
    </style:style>
    <style:style style:name="T420" style:family="text">
      <style:text-properties officeooo:rsid="024e640c"/>
    </style:style>
    <style:style style:name="T421" style:family="text">
      <style:text-properties officeooo:rsid="02531d0a"/>
    </style:style>
    <style:style style:name="T422" style:family="text">
      <style:text-properties officeooo:rsid="0255e217"/>
    </style:style>
    <style:style style:name="T423" style:family="text">
      <style:text-properties officeooo:rsid="025b4827"/>
    </style:style>
    <style:style style:name="T424" style:family="text">
      <style:text-properties officeooo:rsid="020026d2"/>
    </style:style>
    <style:style style:name="T425" style:family="text">
      <style:text-properties officeooo:rsid="0056b422"/>
    </style:style>
    <style:style style:name="T426" style:family="text">
      <style:text-properties officeooo:rsid="02651f1e"/>
    </style:style>
    <style:style style:name="T427" style:family="text">
      <style:text-properties officeooo:rsid="0268b493"/>
    </style:style>
    <style:style style:name="T428" style:family="text">
      <style:text-properties officeooo:rsid="026a9529"/>
    </style:style>
    <style:style style:name="T429" style:family="text">
      <style:text-properties officeooo:rsid="0150df91"/>
    </style:style>
    <style:style style:name="T430" style:family="text">
      <style:text-properties officeooo:rsid="02703c70"/>
    </style:style>
    <style:style style:name="T431" style:family="text">
      <style:text-properties officeooo:rsid="0270af6e"/>
    </style:style>
    <style:style style:name="T432" style:family="text">
      <style:text-properties officeooo:rsid="0270c62c"/>
    </style:style>
    <style:style style:name="T433" style:family="text">
      <style:text-properties officeooo:rsid="017da162"/>
    </style:style>
    <style:style style:name="T434" style:family="text">
      <style:text-properties officeooo:rsid="003248be"/>
    </style:style>
    <style:style style:name="T435" style:family="text">
      <style:text-properties officeooo:rsid="0033eeef"/>
    </style:style>
    <style:style style:name="T436" style:family="text">
      <style:text-properties officeooo:rsid="01569d4a"/>
    </style:style>
    <style:style style:name="T437" style:family="text">
      <style:text-properties officeooo:rsid="02794abc"/>
    </style:style>
    <style:style style:name="T438" style:family="text">
      <style:text-properties officeooo:rsid="02796caf"/>
    </style:style>
    <style:style style:name="T439" style:family="text">
      <style:text-properties fo:font-size="7pt" style:font-size-asian="7pt" style:font-size-complex="7pt"/>
    </style:style>
    <style:style style:name="T440" style:family="text">
      <style:text-properties fo:font-size="7pt" officeooo:rsid="001e5179" style:font-size-asian="7pt" style:font-size-complex="7pt"/>
    </style:style>
    <style:style style:name="T441" style:family="text">
      <style:text-properties fo:font-size="7pt" officeooo:rsid="002a7be4" style:font-size-asian="7pt" style:font-size-complex="7pt"/>
    </style:style>
    <style:style style:name="T442" style:family="text">
      <style:text-properties officeooo:rsid="0179de9d"/>
    </style:style>
    <style:style style:name="T443" style:family="text">
      <style:text-properties officeooo:rsid="00699b6c"/>
    </style:style>
    <style:style style:name="T444" style:family="text">
      <style:text-properties officeooo:rsid="0036d6a8"/>
    </style:style>
    <style:style style:name="T445" style:family="text">
      <style:text-properties officeooo:rsid="0087cb1f"/>
    </style:style>
    <style:style style:name="T446" style:family="text">
      <style:text-properties officeooo:rsid="0069daa7"/>
    </style:style>
    <style:style style:name="T447" style:family="text">
      <style:text-properties officeooo:rsid="0176f87f"/>
    </style:style>
    <style:style style:name="T448" style:family="text">
      <style:text-properties officeooo:rsid="0015ad67"/>
    </style:style>
    <style:style style:name="T449" style:family="text">
      <style:text-properties officeooo:rsid="002d83c0"/>
    </style:style>
    <style:style style:name="T450" style:family="text">
      <style:text-properties officeooo:rsid="006c6f7b"/>
    </style:style>
    <style:style style:name="T451" style:family="text">
      <style:text-properties officeooo:rsid="004bca2c"/>
    </style:style>
    <style:style style:name="T452" style:family="text">
      <style:text-properties officeooo:rsid="0283a0fa"/>
    </style:style>
    <style:style style:name="T453" style:family="text">
      <style:text-properties officeooo:rsid="0283f50c"/>
    </style:style>
    <style:style style:name="T454" style:family="text">
      <style:text-properties officeooo:rsid="0284d133"/>
    </style:style>
    <style:style style:name="T455" style:family="text">
      <style:text-properties officeooo:rsid="0286633b"/>
    </style:style>
    <style:style style:name="T456" style:family="text">
      <style:text-properties officeooo:rsid="0288ae5d"/>
    </style:style>
    <style:style style:name="T457" style:family="text">
      <style:text-properties officeooo:rsid="028964f1"/>
    </style:style>
    <style:style style:name="T458" style:family="text">
      <style:text-properties officeooo:rsid="0289b3a7"/>
    </style:style>
    <style:style style:name="T459" style:family="text">
      <style:text-properties officeooo:rsid="028a6425"/>
    </style:style>
    <style:style style:name="T460" style:family="text">
      <style:text-properties officeooo:rsid="028d6c19"/>
    </style:style>
    <style:style style:name="T461" style:family="text">
      <style:text-properties officeooo:rsid="02a0479d"/>
    </style:style>
    <style:style style:name="T462" style:family="text">
      <style:text-properties officeooo:rsid="02a754c0"/>
    </style:style>
    <style:style style:name="T463" style:family="text">
      <style:text-properties officeooo:rsid="02ac682b"/>
    </style:style>
    <style:style style:name="T464" style:family="text">
      <style:text-properties officeooo:rsid="02af8298"/>
    </style:style>
    <style:style style:name="T465" style:family="text">
      <style:text-properties officeooo:rsid="02b02660"/>
    </style:style>
    <style:style style:name="T466" style:family="text">
      <style:text-properties officeooo:rsid="02b106c0"/>
    </style:style>
    <style:style style:name="T467" style:family="text">
      <style:text-properties officeooo:rsid="02b2fb02"/>
    </style:style>
    <style:style style:name="T468" style:family="text">
      <style:text-properties officeooo:rsid="02b4f1fd"/>
    </style:style>
    <style:style style:name="T469" style:family="text">
      <style:text-properties officeooo:rsid="02b87b03"/>
    </style:style>
    <style:style style:name="T470" style:family="text">
      <style:text-properties officeooo:rsid="02b22571"/>
    </style:style>
    <style:style style:name="T471" style:family="text">
      <style:text-properties officeooo:rsid="02c21bd7"/>
    </style:style>
    <style:style style:name="T472" style:family="text">
      <style:text-properties officeooo:rsid="02c24559"/>
    </style:style>
    <style:style style:name="T473" style:family="text">
      <style:text-properties officeooo:rsid="008e6587"/>
    </style:style>
    <style:style style:name="T474" style:family="text">
      <style:text-properties officeooo:rsid="009d4bf0"/>
    </style:style>
    <style:style style:name="T475" style:family="text">
      <style:text-properties officeooo:rsid="02c47033"/>
    </style:style>
    <style:style style:name="T476" style:family="text">
      <style:text-properties officeooo:rsid="02c6b46c"/>
    </style:style>
    <style:style style:name="T477" style:family="text">
      <style:text-properties style:font-name="Liberation Serif2"/>
    </style:style>
    <style:style style:name="T478" style:family="text">
      <style:text-properties officeooo:rsid="02c725ca"/>
    </style:style>
    <style:style style:name="T479" style:family="text">
      <style:text-properties officeooo:rsid="02c87ef2"/>
    </style:style>
    <style:style style:name="T480" style:family="text">
      <style:text-properties officeooo:rsid="02c984bc"/>
    </style:style>
    <style:style style:name="T481" style:family="text">
      <style:text-properties officeooo:rsid="02cb63a4"/>
    </style:style>
    <style:style style:name="T482" style:family="text">
      <style:text-properties officeooo:rsid="02d17f93"/>
    </style:style>
    <style:style style:name="T483" style:family="text">
      <style:text-properties officeooo:rsid="02da4e39"/>
    </style:style>
    <style:style style:name="T484" style:family="text">
      <style:text-properties officeooo:rsid="02db501d"/>
    </style:style>
    <style:style style:name="T485" style:family="text">
      <style:text-properties officeooo:rsid="02de6044"/>
    </style:style>
    <style:style style:name="T486" style:family="text">
      <style:text-properties officeooo:rsid="02df3442"/>
    </style:style>
    <style:style style:name="T487" style:family="text">
      <style:text-properties officeooo:rsid="015742dd"/>
    </style:style>
    <style:style style:name="T488" style:family="text">
      <style:text-properties officeooo:rsid="02e12e61"/>
    </style:style>
    <style:style style:name="T489" style:family="text">
      <style:text-properties officeooo:rsid="0157b1e8"/>
    </style:style>
    <style:style style:name="T490" style:family="text">
      <style:text-properties officeooo:rsid="02e4fc35"/>
    </style:style>
    <style:style style:name="T491" style:family="text">
      <style:text-properties officeooo:rsid="02e708af"/>
    </style:style>
    <style:style style:name="T492" style:family="text">
      <style:text-properties officeooo:rsid="02e9f125"/>
    </style:style>
    <style:style style:name="T493" style:family="text">
      <style:text-properties officeooo:rsid="02eab553"/>
    </style:style>
    <style:style style:name="T494" style:family="text">
      <style:text-properties officeooo:rsid="02ed33e5"/>
    </style:style>
    <style:style style:name="T495" style:family="text">
      <style:text-properties officeooo:rsid="02ee1934"/>
    </style:style>
    <style:style style:name="T496" style:family="text">
      <style:text-properties officeooo:rsid="02ef3c25"/>
    </style:style>
    <style:style style:name="T497" style:family="text">
      <style:text-properties officeooo:rsid="02f59729"/>
    </style:style>
    <style:style style:name="T498" style:family="text">
      <style:text-properties style:font-name="Liberation Serif1"/>
    </style:style>
    <style:style style:name="T499" style:family="text">
      <style:text-properties style:font-name="Liberation Serif1" fo:font-size="9pt" officeooo:rsid="02f82e47" style:font-size-asian="9pt" style:font-size-complex="9pt"/>
    </style:style>
    <style:style style:name="T500" style:family="text">
      <style:text-properties style:font-name="Liberation Serif1" fo:font-size="8pt" officeooo:rsid="02f82e47" style:font-size-asian="8pt" style:font-size-complex="8pt"/>
    </style:style>
    <style:style style:name="T501" style:family="text">
      <style:text-properties style:font-name="Liberation Serif1" style:text-underline-style="solid" style:text-underline-width="auto" style:text-underline-color="font-color"/>
    </style:style>
    <style:style style:name="T502" style:family="text">
      <style:text-properties officeooo:rsid="02f93ea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3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TableLine94401843225280">
          <table:table-cell table:style-name="Таблица7.A1" table:number-columns-spanned="3" office:value-type="string">
            <text:p text:style-name="P324">Согласные</text:p>
          </table:table-cell>
          <table:covered-table-cell/>
          <table:covered-table-cell/>
          <table:table-cell table:style-name="Таблица7.D1" table:number-columns-spanned="2" office:value-type="string">
            <text:p text:style-name="P329">Гласные</text:p>
          </table:table-cell>
          <table:covered-table-cell/>
        </table:table-row>
        <table:table-row table:style-name="TableLine94401849879952">
          <table:table-cell table:style-name="Таблица7.A2" table:number-rows-spanned="2" office:value-type="string">
            <text:p text:style-name="P324">c</text:p>
          </table:table-cell>
          <table:table-cell table:style-name="Таблица7.B2" table:number-columns-spanned="2" office:value-type="string">
            <text:p text:style-name="P226">[s] перед гласными e, i, y</text:p>
          </table:table-cell>
          <table:covered-table-cell/>
          <table:table-cell table:style-name="Таблица7.A2" office:value-type="string">
            <text:p text:style-name="P326">ai</text:p>
          </table:table-cell>
          <table:table-cell table:style-name="Таблица7.E2" office:value-type="string">
            <text:p text:style-name="P229">[Ɛ] (э)</text:p>
          </table:table-cell>
        </table:table-row>
        <table:table-row table:style-name="TableLine94401849965168">
          <table:covered-table-cell/>
          <table:table-cell table:style-name="Таблица7.B3" table:number-columns-spanned="2" office:value-type="string">
            <text:p text:style-name="P226">[k] во всех остальных случаях</text:p>
          </table:table-cell>
          <table:covered-table-cell/>
          <table:table-cell table:style-name="Таблица7.A2" office:value-type="string">
            <text:p text:style-name="P326">ill</text:p>
          </table:table-cell>
          <table:table-cell table:style-name="Таблица7.E3" office:value-type="string">
            <text:p text:style-name="P229">[j] (й)</text:p>
          </table:table-cell>
        </table:table-row>
        <table:table-row table:style-name="TableLine94401849967216">
          <table:table-cell table:style-name="Таблица7.A2" table:number-rows-spanned="2" office:value-type="string">
            <text:p text:style-name="P324">g</text:p>
          </table:table-cell>
          <table:table-cell table:style-name="Таблица7.B4" table:number-columns-spanned="2" office:value-type="string">
            <text:p text:style-name="P226">[<text:span text:style-name="T407">ʒ</text:span>]<text:span text:style-name="T407"> - перед гласными e, i, y</text:span></text:p>
          </table:table-cell>
          <table:covered-table-cell/>
          <table:table-cell table:style-name="Таблица7.A2" office:value-type="string">
            <text:p text:style-name="P326">au</text:p>
          </table:table-cell>
          <table:table-cell table:style-name="Таблица7.E4" office:value-type="string">
            <text:p text:style-name="P229">[o] </text:p>
          </table:table-cell>
        </table:table-row>
        <table:table-row table:style-name="TableLine94401849969424">
          <table:covered-table-cell/>
          <table:table-cell table:style-name="Таблица7.B5" table:number-columns-spanned="2" office:value-type="string">
            <text:p text:style-name="P226">[g]<text:span text:style-name="T407"> - в остальных случаях</text:span></text:p>
          </table:table-cell>
          <table:covered-table-cell/>
          <table:table-cell table:style-name="Таблица7.A2" office:value-type="string">
            <text:p text:style-name="P325">eu</text:p>
          </table:table-cell>
          <table:table-cell table:style-name="Таблица7.E5" office:value-type="string">
            <text:p text:style-name="P229">[œ] (ё)</text:p>
          </table:table-cell>
        </table:table-row>
        <table:table-row table:style-name="TableLine94401849972208">
          <table:table-cell table:style-name="Таблица7.A2" office:value-type="string">
            <text:p text:style-name="P324">h</text:p>
          </table:table-cell>
          <table:table-cell table:style-name="Таблица7.B6" table:number-columns-spanned="2" office:value-type="string">
            <text:p text:style-name="P228">Не произносится. <text:line-break/>В начале слов придыхательное, препятствует связыванию слов</text:p>
          </table:table-cell>
          <table:covered-table-cell/>
          <table:table-cell table:style-name="Таблица7.A2" office:value-type="string">
            <text:p text:style-name="P325">ou</text:p>
          </table:table-cell>
          <table:table-cell table:style-name="Таблица7.E6" office:value-type="string">
            <text:p text:style-name="P229">[u] (у)</text:p>
          </table:table-cell>
        </table:table-row>
        <table:table-row table:style-name="TableLine94401849974320">
          <table:table-cell table:style-name="Таблица7.A2" table:number-rows-spanned="2" office:value-type="string">
            <text:p text:style-name="P324">s</text:p>
          </table:table-cell>
          <table:table-cell table:style-name="Таблица7.B7" table:number-columns-spanned="2" office:value-type="string">
            <text:p text:style-name="P226">[z]<text:span text:style-name="T407"> - между двух гласных</text:span></text:p>
          </table:table-cell>
          <table:covered-table-cell/>
          <table:table-cell table:style-name="Таблица7.A2" office:value-type="string">
            <text:p text:style-name="P325">oi</text:p>
          </table:table-cell>
          <table:table-cell table:style-name="Таблица7.E7" office:value-type="string">
            <text:p text:style-name="P229">[wa] (уа)</text:p>
          </table:table-cell>
        </table:table-row>
        <table:table-row table:style-name="TableLine94401849976368">
          <table:covered-table-cell/>
          <table:table-cell table:style-name="Таблица7.B8" table:number-columns-spanned="2" office:value-type="string">
            <text:p text:style-name="P226">[s]<text:span text:style-name="T407"> - во всех остальных случаях</text:span></text:p>
          </table:table-cell>
          <table:covered-table-cell/>
          <table:table-cell table:style-name="Таблица7.D8" office:value-type="string">
            <text:p text:style-name="P226"/>
          </table:table-cell>
          <table:table-cell table:style-name="Таблица7.E8" office:value-type="string">
            <text:p text:style-name="P226"/>
          </table:table-cell>
        </table:table-row>
        <table:table-row table:style-name="TableLine94401849979616">
          <table:table-cell table:style-name="Таблица7.A2" office:value-type="string">
            <text:p text:style-name="P324">t</text:p>
          </table:table-cell>
          <table:table-cell table:style-name="Таблица7.B9" table:number-columns-spanned="2" office:value-type="string">
            <text:p text:style-name="P226"><text:span text:style-name="T407">в суффиксах </text:span>-tie, -tion<text:span text:style-name="T407"> произносится как </text:span><text:s/>[s]: [si], [sjõ]</text:p>
          </table:table-cell>
          <table:covered-table-cell/>
          <table:table-cell table:style-name="Таблица7.D9" office:value-type="string">
            <text:p text:style-name="P226"/>
          </table:table-cell>
          <table:table-cell table:style-name="Таблица7.E9" office:value-type="string">
            <text:p text:style-name="P226"/>
          </table:table-cell>
        </table:table-row>
        <table:table-row table:style-name="TableLine94401849982240">
          <table:table-cell table:style-name="Таблица7.A2" office:value-type="string">
            <text:p text:style-name="P324">p, d, s, t, x, z</text:p>
          </table:table-cell>
          <table:table-cell table:style-name="Таблица7.B10" table:number-columns-spanned="2" office:value-type="string">
            <text:p text:style-name="P228">в конце слова обычно не произносится</text:p>
            <text:p text:style-name="P228">(кроме случаев согласного связывания)</text:p>
          </table:table-cell>
          <table:covered-table-cell/>
          <table:table-cell table:style-name="Таблица7.D10" office:value-type="string">
            <text:p text:style-name="P228"/>
          </table:table-cell>
          <table:table-cell table:style-name="Таблица7.E10" office:value-type="string">
            <text:p text:style-name="P228"/>
          </table:table-cell>
        </table:table-row>
        <table:table-row table:style-name="TableLine94401849984944">
          <table:table-cell table:style-name="Таблица7.A2" office:value-type="string">
            <text:p text:style-name="P324">c, g</text:p>
          </table:table-cell>
          <table:table-cell table:style-name="Таблица7.B11" table:number-columns-spanned="2" office:value-type="string">
            <text:p text:style-name="P228">в конце слов после носовых гласных не произносится (напр. donc)</text:p>
          </table:table-cell>
          <table:covered-table-cell/>
          <table:table-cell table:style-name="Таблица7.D11" office:value-type="string">
            <text:p text:style-name="P228"/>
          </table:table-cell>
          <table:table-cell table:style-name="Таблица7.E11" office:value-type="string">
            <text:p text:style-name="P228"/>
          </table:table-cell>
        </table:table-row>
        <table:table-row table:style-name="TableLine94401849987648">
          <table:table-cell table:style-name="Таблица7.A2" office:value-type="string">
            <text:p text:style-name="P325">gn</text:p>
          </table:table-cell>
          <table:table-cell table:style-name="Таблица7.B12" table:number-columns-spanned="2" office:value-type="string">
            <text:p text:style-name="P227"><text:span text:style-name="T407">В заимствованных словах произносится кк </text:span>[<text:span text:style-name="T407">ŋ</text:span>]</text:p>
          </table:table-cell>
          <table:covered-table-cell/>
          <table:table-cell table:style-name="Таблица7.D12" office:value-type="string">
            <text:p text:style-name="P227"/>
          </table:table-cell>
          <table:table-cell table:style-name="Таблица7.E12" office:value-type="string">
            <text:p text:style-name="P227"/>
          </table:table-cell>
        </table:table-row>
        <table:table-row table:style-name="TableLine94401849990352">
          <table:table-cell table:style-name="Таблица7.A2" office:value-type="string">
            <text:p text:style-name="P326">ch</text:p>
          </table:table-cell>
          <table:table-cell table:style-name="Таблица7.B13" table:number-columns-spanned="2" office:value-type="string">
            <text:p text:style-name="P229">[ш]</text:p>
          </table:table-cell>
          <table:covered-table-cell/>
          <table:table-cell table:style-name="Таблица7.D13" office:value-type="string">
            <text:p text:style-name="P229"/>
          </table:table-cell>
          <table:table-cell table:style-name="Таблица7.E13" office:value-type="string">
            <text:p text:style-name="P229"/>
          </table:table-cell>
        </table:table-row>
        <table:table-row table:style-name="TableLine94401849993056">
          <table:table-cell table:style-name="Таблица7.A2" office:value-type="string">
            <text:p text:style-name="P325">qu</text:p>
          </table:table-cell>
          <table:table-cell table:style-name="Таблица7.B14" table:number-columns-spanned="2" office:value-type="string">
            <text:p text:style-name="P229">[k]</text:p>
          </table:table-cell>
          <table:covered-table-cell/>
          <table:table-cell table:style-name="Таблица7.D14" office:value-type="string">
            <text:p text:style-name="P229"/>
          </table:table-cell>
          <table:table-cell table:style-name="Таблица7.E14" office:value-type="string">
            <text:p text:style-name="P229"/>
          </table:table-cell>
        </table:table-row>
        <table:table-row table:style-name="TableLine94401849995760">
          <table:table-cell table:style-name="Таблица7.A2" office:value-type="string">
            <text:p text:style-name="P325">ph</text:p>
          </table:table-cell>
          <table:table-cell table:style-name="Таблица7.B15" table:number-columns-spanned="2" office:value-type="string">
            <text:p text:style-name="P229">[f]</text:p>
          </table:table-cell>
          <table:covered-table-cell/>
          <table:table-cell table:style-name="Таблица7.D15" office:value-type="string">
            <text:p text:style-name="P229"/>
          </table:table-cell>
          <table:table-cell table:style-name="Таблица7.E15" office:value-type="string">
            <text:p text:style-name="P229"/>
          </table:table-cell>
        </table:table-row>
        <table:table-row table:style-name="TableLine94401849998464">
          <table:table-cell table:style-name="Таблица7.A16" office:value-type="string">
            <text:p text:style-name="P237"/>
          </table:table-cell>
          <table:table-cell table:style-name="Таблица7.A16" table:number-columns-spanned="2" office:value-type="string">
            <text:p text:style-name="P72"/>
          </table:table-cell>
          <table:covered-table-cell/>
          <table:table-cell table:style-name="Таблица7.A16" office:value-type="string">
            <text:p text:style-name="P72"/>
          </table:table-cell>
          <table:table-cell table:style-name="Таблица7.E16" office:value-type="string">
            <text:p text:style-name="P72"/>
          </table:table-cell>
        </table:table-row>
        <table:table-row table:style-name="TableLine94401850001712">
          <table:table-cell table:style-name="Таблица7.A2" office:value-type="string">
            <text:p text:style-name="P680">e</text:p>
          </table:table-cell>
          <table:table-cell table:style-name="Таблица7.B17" office:value-type="string">
            <text:p text:style-name="P230"/>
          </table:table-cell>
          <table:table-cell table:style-name="Таблица7.C17" office:value-type="string">
            <text:p text:style-name="P676">[<text:span text:style-name="T467">ә</text:span>]<text:span text:style-name="T467"> (ё)</text:span></text:p>
          </table:table-cell>
          <table:table-cell table:style-name="Таблица7.D17" office:value-type="string">
            <text:p text:style-name="P676"/>
          </table:table-cell>
          <table:table-cell table:style-name="Таблица7.E17" office:value-type="string">
            <text:p text:style-name="P676"/>
          </table:table-cell>
        </table:table-row>
        <table:table-row table:style-name="TableLine94401850005152">
          <table:table-cell table:style-name="Таблица7.A2" office:value-type="string">
            <text:p text:style-name="P327">é</text:p>
          </table:table-cell>
          <table:table-cell table:style-name="Таблица7.B18" office:value-type="string">
            <text:p text:style-name="P230">accent aigu</text:p>
          </table:table-cell>
          <table:table-cell table:style-name="Таблица7.C18" office:value-type="string">
            <text:p text:style-name="P230">Закрытое произношение [e]</text:p>
          </table:table-cell>
          <table:table-cell table:style-name="Таблица7.D18" office:value-type="string">
            <text:p text:style-name="P230"/>
          </table:table-cell>
          <table:table-cell table:style-name="Таблица7.E18" office:value-type="string">
            <text:p text:style-name="P230"/>
          </table:table-cell>
        </table:table-row>
        <table:table-row table:style-name="TableLine94401850008544">
          <table:table-cell table:style-name="Таблица7.A2" office:value-type="string">
            <text:p text:style-name="P327">è, à, ù</text:p>
          </table:table-cell>
          <table:table-cell table:style-name="Таблица7.B19" office:value-type="string">
            <text:p text:style-name="P230">accent grave</text:p>
          </table:table-cell>
          <table:table-cell table:style-name="Таблица7.C19" office:value-type="string">
            <text:p text:style-name="P72"/>
          </table:table-cell>
          <table:table-cell table:style-name="Таблица7.D19" office:value-type="string">
            <text:p text:style-name="P72"/>
          </table:table-cell>
          <table:table-cell table:style-name="Таблица7.E19" office:value-type="string">
            <text:p text:style-name="P72"/>
          </table:table-cell>
        </table:table-row>
        <table:table-row table:style-name="TableLine94401850011936">
          <table:table-cell table:style-name="Таблица7.A2" office:value-type="string">
            <text:p text:style-name="P327">ê, ô, û, î</text:p>
          </table:table-cell>
          <table:table-cell table:style-name="Таблица7.B20" office:value-type="string">
            <text:p text:style-name="P230">accent circonflexe</text:p>
          </table:table-cell>
          <table:table-cell table:style-name="Таблица7.C20" office:value-type="string">
            <text:p text:style-name="P72"/>
          </table:table-cell>
          <table:table-cell table:style-name="Таблица7.D20" office:value-type="string">
            <text:p text:style-name="P72"/>
          </table:table-cell>
          <table:table-cell table:style-name="Таблица7.E20" office:value-type="string">
            <text:p text:style-name="P72"/>
          </table:table-cell>
        </table:table-row>
        <table:table-row table:style-name="TableLine94401850016224">
          <table:table-cell table:style-name="Таблица7.A2" office:value-type="string">
            <text:p text:style-name="P327">ï, ë, ü</text:p>
          </table:table-cell>
          <table:table-cell table:style-name="Таблица7.B21" office:value-type="string">
            <text:p text:style-name="P230">le tréma</text:p>
          </table:table-cell>
          <table:table-cell table:style-name="Таблица7.C21" office:value-type="string">
            <text:p text:style-name="P231">требует отдельного произношения (отменяет буквосочетание)</text:p>
          </table:table-cell>
          <table:table-cell table:style-name="Таблица7.D21" office:value-type="string">
            <text:p text:style-name="P231"/>
          </table:table-cell>
          <table:table-cell table:style-name="Таблица7.E21" office:value-type="string">
            <text:p text:style-name="P231"/>
          </table:table-cell>
        </table:table-row>
        <table:table-row table:style-name="TableLine94401850019600">
          <table:table-cell table:style-name="Таблица7.A2" office:value-type="string">
            <text:p text:style-name="P327">è, ê</text:p>
          </table:table-cell>
          <table:table-cell table:style-name="Таблица7.B22" office:value-type="string">
            <text:p text:style-name="P72"/>
          </table:table-cell>
          <table:table-cell table:style-name="Таблица7.C22" office:value-type="string">
            <text:p text:style-name="P230">открытый звук [<text:span text:style-name="T469">Ɛ</text:span>]</text:p>
          </table:table-cell>
          <table:table-cell table:style-name="Таблица7.D22" office:value-type="string">
            <text:p text:style-name="P230"/>
          </table:table-cell>
          <table:table-cell table:style-name="Таблица7.E22" office:value-type="string">
            <text:p text:style-name="P230"/>
          </table:table-cell>
        </table:table-row>
        <table:table-row table:style-name="TableLine94401850022992">
          <table:table-cell table:style-name="Таблица7.A2" office:value-type="string">
            <text:p text:style-name="P327">à, ò</text:p>
          </table:table-cell>
          <table:table-cell table:style-name="Таблица7.B23" office:value-type="string">
            <text:p text:style-name="P72"/>
          </table:table-cell>
          <table:table-cell table:style-name="Таблица7.C23" office:value-type="string">
            <text:p text:style-name="P231">закрытые звуки</text:p>
          </table:table-cell>
          <table:table-cell table:style-name="Таблица7.D23" office:value-type="string">
            <text:p text:style-name="P231"/>
          </table:table-cell>
          <table:table-cell table:style-name="Таблица7.E25" office:value-type="string">
            <text:p text:style-name="P231"/>
          </table:table-cell>
        </table:table-row>
        <table:table-row table:style-name="TableLine94401850026384">
          <table:table-cell table:style-name="Таблица7.A16" office:value-type="string">
            <text:p text:style-name="P327"/>
          </table:table-cell>
          <table:table-cell table:style-name="Таблица7.A16" table:number-columns-spanned="2" office:value-type="string">
            <text:p text:style-name="P72"/>
          </table:table-cell>
          <table:covered-table-cell/>
          <table:table-cell table:style-name="Таблица7.A16" office:value-type="string">
            <text:p text:style-name="P231"/>
          </table:table-cell>
          <table:table-cell table:style-name="Таблица7.E16" office:value-type="string">
            <text:p text:style-name="P231"/>
          </table:table-cell>
        </table:table-row>
        <table:table-row table:style-name="TableLine94401850027408">
          <table:table-cell table:style-name="Таблица7.A2" office:value-type="string">
            <text:p text:style-name="P328">si l'on</text:p>
          </table:table-cell>
          <table:table-cell table:style-name="Таблица7.B25" table:number-columns-spanned="2" office:value-type="string">
            <text:p text:style-name="P232">Звук l для плавности<text:span text:style-name="T399">:</text:span><text:span text:style-name="T491"> </text:span>si on ("l" ничего не обозначает)</text:p>
          </table:table-cell>
          <table:covered-table-cell/>
          <table:table-cell table:style-name="Таблица7.D25" office:value-type="string">
            <text:p text:style-name="P231"/>
          </table:table-cell>
          <table:table-cell table:style-name="Таблица7.E25" office:value-type="string">
            <text:p text:style-name="P231"/>
          </table:table-cell>
        </table:table-row>
        <table:table-row table:style-name="TableLine94401850029568">
          <table:table-cell table:style-name="Таблица7.A26" office:value-type="string">
            <text:p text:style-name="P327"/>
          </table:table-cell>
          <table:table-cell table:style-name="Таблица7.B26" table:number-columns-spanned="2" office:value-type="string">
            <text:p text:style-name="P72"/>
          </table:table-cell>
          <table:covered-table-cell/>
          <table:table-cell table:style-name="Таблица7.D26" office:value-type="string">
            <text:p text:style-name="P231"/>
          </table:table-cell>
          <table:table-cell table:style-name="Таблица7.E26" office:value-type="string">
            <text:p text:style-name="P231"/>
          </table:table-cell>
        </table:table-row>
      </table:table>
      <text:p text:style-name="P413"/>
      <text:p text:style-name="head_5f_11_5f_ubuntu">Элизия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TableLine94401850033792">
          <table:table-cell table:style-name="Таблица15.A1" office:value-type="string">
            <text:p text:style-name="ubuntu_5f_mono_5f_8"><text:span text:style-name="fr_5f_text_5f_8"><text:span text:style-name="T148">si</text:span></text:span></text:p>
          </table:table-cell>
          <table:table-cell table:style-name="Таблица15.A1" office:value-type="string">
            <text:p text:style-name="P585">только если около союза si стоит местоимение il (если он, если они)</text:p>
          </table:table-cell>
          <table:table-cell table:style-name="Таблица15.A1" office:value-type="string">
            <text:p text:style-name="ubuntu_5f_mono_5f_8"><text:span text:style-name="fr_5f_text_5f_8"><text:span text:style-name="T148">si il, si ils</text:span></text:span></text:p>
          </table:table-cell>
          <table:table-cell table:style-name="Таблица15.D1" office:value-type="string">
            <text:p text:style-name="ubuntu_5f_mono_5f_8"><text:span text:style-name="fr_5f_text_5f_8"><text:span text:style-name="T148">s'il, s'ils</text:span></text:span></text:p>
          </table:table-cell>
        </table:table-row>
        <table:table-row table:style-name="TableLine94401850056480">
          <table:table-cell table:style-name="Таблица15.A2" office:value-type="string">
            <text:p text:style-name="ubuntu_5f_mono_5f_8"><text:span text:style-name="fr_5f_text_5f_8"><text:span text:style-name="T148">la</text:span></text:span></text:p>
          </table:table-cell>
          <table:table-cell table:style-name="Таблица15.A2" office:value-type="string">
            <text:p text:style-name="P585">только у артикля la, если след. слово начинается с гласнойй</text:p>
          </table:table-cell>
          <table:table-cell table:style-name="Таблица15.A2" office:value-type="string">
            <text:p text:style-name="ubuntu_5f_mono_5f_8"><text:span text:style-name="fr_5f_text_5f_8"><text:span text:style-name="T148">la usine</text:span></text:span></text:p>
          </table:table-cell>
          <table:table-cell table:style-name="Таблица15.D2" office:value-type="string">
            <text:p text:style-name="ubuntu_5f_mono_5f_8"><text:span text:style-name="fr_5f_text_5f_8"><text:span text:style-name="T148">l'usine</text:span></text:span></text:p>
          </table:table-cell>
        </table:table-row>
        <table:table-row table:style-name="TableLine94401850058832">
          <table:table-cell table:style-name="Таблица15.A2" office:value-type="string">
            <text:p text:style-name="ubuntu_5f_mono_5f_8"><text:span text:style-name="fr_5f_text_5f_8"><text:span text:style-name="T148">le</text:span></text:span></text:p>
          </table:table-cell>
          <table:table-cell table:style-name="Таблица15.A2" office:value-type="string">
            <text:p text:style-name="P585">у артикля le</text:p>
          </table:table-cell>
          <table:table-cell table:style-name="Таблица15.A2" office:value-type="string">
            <text:p text:style-name="ubuntu_5f_mono_5f_8"><text:span text:style-name="fr_5f_text_5f_8"><text:span text:style-name="T148">le arbre</text:span></text:span></text:p>
          </table:table-cell>
          <table:table-cell table:style-name="Таблица15.D2" office:value-type="string">
            <text:p text:style-name="ubuntu_5f_mono_5f_8"><text:span text:style-name="fr_5f_text_5f_8"><text:span text:style-name="T148">l'arbre</text:span></text:span></text:p>
          </table:table-cell>
        </table:table-row>
        <table:table-row table:style-name="TableLine94401850059648">
          <table:table-cell table:style-name="Таблица15.A2" office:value-type="string">
            <text:p text:style-name="ubuntu_5f_mono_5f_8"><text:span text:style-name="fr_5f_text_5f_8"><text:span text:style-name="T148">je</text:span></text:span></text:p>
          </table:table-cell>
          <table:table-cell table:style-name="Таблица15.A2" office:value-type="string">
            <text:p text:style-name="P585">у местоимения je</text:p>
          </table:table-cell>
          <table:table-cell table:style-name="Таблица15.A2" office:value-type="string">
            <text:p text:style-name="ubuntu_5f_mono_5f_8"><text:span text:style-name="fr_5f_text_5f_8"><text:span text:style-name="T148">je arrive</text:span></text:span></text:p>
          </table:table-cell>
          <table:table-cell table:style-name="Таблица15.D2" office:value-type="string">
            <text:p text:style-name="ubuntu_5f_mono_5f_8"><text:span text:style-name="fr_5f_text_5f_8"><text:span text:style-name="T148">j'arrive</text:span></text:span></text:p>
          </table:table-cell>
        </table:table-row>
        <table:table-row table:style-name="TableLine94401850060464">
          <table:table-cell table:style-name="Таблица15.A2" office:value-type="string">
            <text:p text:style-name="ubuntu_5f_mono_5f_8"><text:span text:style-name="fr_5f_text_5f_8"><text:span text:style-name="T148">de</text:span></text:span></text:p>
          </table:table-cell>
          <table:table-cell table:style-name="Таблица15.A2" office:value-type="string">
            <text:p text:style-name="P585">предлог de (о ней, из неё)</text:p>
          </table:table-cell>
          <table:table-cell table:style-name="Таблица15.A2" office:value-type="string">
            <text:p text:style-name="ubuntu_5f_mono_5f_8"><text:span text:style-name="fr_5f_text_5f_8"><text:span text:style-name="T148">de elle</text:span></text:span></text:p>
          </table:table-cell>
          <table:table-cell table:style-name="Таблица15.D2" office:value-type="string">
            <text:p text:style-name="ubuntu_5f_mono_5f_8"><text:span text:style-name="fr_5f_text_5f_8"><text:span text:style-name="T148">d'elle</text:span></text:span></text:p>
          </table:table-cell>
        </table:table-row>
        <table:table-row table:style-name="TableLine94401850061280">
          <table:table-cell table:style-name="Таблица15.A2" office:value-type="string">
            <text:p text:style-name="ubuntu_5f_mono_5f_8"><text:span text:style-name="fr_5f_text_5f_8"><text:span text:style-name="T148">ce</text:span></text:span></text:p>
          </table:table-cell>
          <table:table-cell table:style-name="Таблица15.A2" office:value-type="string">
            <text:p text:style-name="P585"><text:s/><text:span text:style-name="T139">указательное местоимение ce, но только перед форммми глагола быть</text:span></text:p>
          </table:table-cell>
          <table:table-cell table:style-name="Таблица15.A2" office:value-type="string">
            <text:p text:style-name="ubuntu_5f_mono_5f_8"><text:span text:style-name="fr_5f_text_5f_8"><text:span text:style-name="T148">ce est</text:span></text:span></text:p>
          </table:table-cell>
          <table:table-cell table:style-name="Таблица15.D2" office:value-type="string">
            <text:p text:style-name="ubuntu_5f_mono_5f_8"><text:span text:style-name="fr_5f_text_5f_8"><text:span text:style-name="T148">c'est</text:span></text:span></text:p>
          </table:table-cell>
        </table:table-row>
        <table:table-row table:style-name="TableLine94401850062096">
          <table:table-cell table:style-name="Таблица15.A2" office:value-type="string">
            <text:p text:style-name="ubuntu_5f_mono_5f_8"><text:span text:style-name="fr_5f_text_5f_8"><text:span text:style-name="T148">que</text:span></text:span></text:p>
          </table:table-cell>
          <table:table-cell table:style-name="Таблица15.A2" office:value-type="string">
            <text:p text:style-name="P585">вопросительный союз que перед гласной</text:p>
          </table:table-cell>
          <table:table-cell table:style-name="Таблица15.A2" office:value-type="string">
            <text:p text:style-name="ubuntu_5f_mono_5f_8"><text:span text:style-name="fr_5f_text_5f_8"><text:span text:style-name="T148">que est</text:span></text:span></text:p>
          </table:table-cell>
          <table:table-cell table:style-name="Таблица15.D2" office:value-type="string">
            <text:p text:style-name="ubuntu_5f_mono_5f_8"><text:span text:style-name="fr_5f_text_5f_8"><text:span text:style-name="T148">qu'est</text:span></text:span></text:p>
          </table:table-cell>
        </table:table-row>
      </table:table>
      <text:p text:style-name="P785">Раскрытие предпоследнего слога</text:p>
      <table:table table:name="Таблица73" table:style-name="Таблица73">
        <table:table-column table:style-name="Таблица73.A"/>
        <table:table-column table:style-name="Таблица73.B"/>
        <table:table-column table:style-name="Таблица73.C"/>
        <table:table-row table:style-name="Таблица73.1">
          <table:table-cell table:style-name="Таблица73.A1" office:value-type="string">
            <text:p text:style-name="ubuntu_5f_mono_5f_8">Предударный звук - беглый <text:span text:style-name="T470">[</text:span>ә<text:span text:style-name="T470">]</text:span> (ё)</text:p>
            <text:p text:style-name="ubuntu_5f_mono_5f_8">app<text:span text:style-name="T36">e</text:span>ler</text:p>
            <text:p text:style-name="ubuntu_5f_mono_5f_8">j<text:span text:style-name="T36">e</text:span>ter</text:p>
            <text:p text:style-name="ubuntu_5f_mono_5f_8">ach<text:span text:style-name="T36">e</text:span>ter</text:p>
            <text:p text:style-name="ubuntu_5f_mono_5f_8">s<text:span text:style-name="T36">e</text:span>mer</text:p>
          </table:table-cell>
          <table:table-cell table:style-name="Таблица73.A1" office:value-type="string">
            <text:p text:style-name="ubuntu_5f_mono_5f_8">[e]</text:p>
            <text:p text:style-name="ubuntu_5f_mono_5f_8">pénétrer</text:p>
            <text:p text:style-name="ubuntu_5f_mono_5f_8">suggérer</text:p>
            <text:p text:style-name="ubuntu_5f_mono_5f_8">répéter</text:p>
          </table:table-cell>
          <table:table-cell table:style-name="Таблица73.C1" office:value-type="string">
            <text:p text:style-name="ubuntu_5f_mono_5f_8"/>
          </table:table-cell>
        </table:table-row>
        <table:table-row table:style-name="Таблица73.1">
          <table:table-cell table:style-name="Таблица73.A2" office:value-type="string">
            <text:p text:style-name="ubuntu_5f_mono_5f_8"/>
          </table:table-cell>
          <table:table-cell table:style-name="Таблица73.A2" office:value-type="string">
            <text:p text:style-name="P718">Ударение на корань,</text:p>
          </table:table-cell>
          <table:table-cell table:style-name="Таблица73.C2" office:value-type="string">
            <text:p text:style-name="P718">Ударение на последний слог,</text:p>
          </table:table-cell>
        </table:table-row>
        <table:table-row table:style-name="Таблица73.1">
          <table:table-cell table:style-name="Таблица73.A3" office:value-type="string">
            <text:p text:style-name="ubuntu_5f_mono_5f_8">parler</text:p>
          </table:table-cell>
          <table:table-cell table:style-name="Таблица73.B3" office:value-type="string">
            <text:p text:style-name="ubuntu_5f_mono_5f_8">je parle</text:p>
            <text:p text:style-name="ubuntu_5f_mono_5f_8">tu parles</text:p>
            <text:p text:style-name="ubuntu_5f_mono_5f_8">elles parlent</text:p>
          </table:table-cell>
          <table:table-cell table:style-name="Таблица73.C3" office:value-type="string">
            <text:p text:style-name="ubuntu_5f_mono_5f_8">ns parlons</text:p>
            <text:p text:style-name="ubuntu_5f_mono_5f_8">vs parlez</text:p>
            <text:p text:style-name="ubuntu_5f_mono_5f_8">parlé</text:p>
          </table:table-cell>
        </table:table-row>
        <table:table-row table:style-name="Таблица73.1">
          <table:table-cell table:style-name="Таблица73.A4" table:number-columns-spanned="3" office:value-type="string">
            <text:p text:style-name="ubuntu_5f_mono_5f_8"><text:span text:style-name="T58">Если в предударном слоге </text:span><text:span text:style-name="T59">e</text:span><text:span text:style-name="T58"> или é, то под ударением она превращается в è [э] (раскрывается)</text:span></text:p>
          </table:table-cell>
          <table:covered-table-cell/>
          <table:covered-table-cell/>
        </table:table-row>
        <table:table-row table:style-name="Таблица73.1">
          <table:table-cell table:style-name="Таблица73.A5" office:value-type="string">
            <text:p text:style-name="ubuntu_5f_mono_5f_8">semer (сеять)</text:p>
          </table:table-cell>
          <table:table-cell table:style-name="Таблица73.B5" office:value-type="string">
            <text:p text:style-name="ubuntu_5f_mono_5f_8">je sème [же сээм]</text:p>
            <text:p text:style-name="ubuntu_5f_mono_5f_8">tu sèmes</text:p>
            <text:p text:style-name="ubuntu_5f_mono_5f_8">il, elle sème</text:p>
            <text:p text:style-name="ubuntu_5f_mono_5f_8">ils sèment</text:p>
          </table:table-cell>
          <table:table-cell table:style-name="Таблица73.C5" office:value-type="string">
            <text:p text:style-name="ubuntu_5f_mono_5f_8">ns semons [сёмон]</text:p>
            <text:p text:style-name="ubuntu_5f_mono_5f_8">vs semez</text:p>
            <text:p text:style-name="ubuntu_5f_mono_5f_8">semé</text:p>
          </table:table-cell>
        </table:table-row>
        <table:table-row table:style-name="Таблица73.1">
          <table:table-cell table:style-name="Таблица73.A6" office:value-type="string">
            <text:p text:style-name="ubuntu_5f_mono_5f_8">pénétrer</text:p>
          </table:table-cell>
          <table:table-cell table:style-name="Таблица73.B6" office:value-type="string">
            <text:p text:style-name="ubuntu_5f_mono_5f_8">je <text:span text:style-name="T467">pén</text:span>è<text:span text:style-name="T467">tre</text:span></text:p>
            <text:p text:style-name="ubuntu_5f_mono_5f_8"><text:span text:style-name="T467">t</text:span>u <text:span text:style-name="T467">pén</text:span>è<text:span text:style-name="T467">tre</text:span>s</text:p>
            <text:p text:style-name="ubuntu_5f_mono_5f_8">il <text:span text:style-name="T467">pén</text:span>è<text:span text:style-name="T467">tre</text:span></text:p>
            <text:p text:style-name="ubuntu_5f_mono_5f_8"><text:span text:style-name="T467">i</text:span>ls <text:span text:style-name="T467">pén</text:span>è<text:span text:style-name="T467">tre</text:span>nt</text:p>
          </table:table-cell>
          <table:table-cell table:style-name="Таблица73.C6" office:value-type="string">
            <text:p text:style-name="ubuntu_5f_mono_5f_8"><text:span text:style-name="T468">ns </text:span>pénétr<text:span text:style-name="T468">ons</text:span></text:p>
            <text:p text:style-name="ubuntu_5f_mono_5f_8"><text:span text:style-name="T468">vs </text:span>pénétre<text:span text:style-name="T468">z</text:span></text:p>
            <text:p text:style-name="ubuntu_5f_mono_5f_8">pénétr<text:span text:style-name="T468">é</text:span></text:p>
          </table:table-cell>
        </table:table-row>
        <text:soft-page-break/>
        <table:table-row table:style-name="Таблица73.1">
          <table:table-cell table:style-name="Таблица73.A7" office:value-type="string">
            <text:p text:style-name="P718">НО!</text:p>
          </table:table-cell>
          <table:table-cell table:style-name="Таблица73.A7" office:value-type="string">
            <text:p text:style-name="ubuntu_5f_mono_5f_8"/>
          </table:table-cell>
          <table:table-cell table:style-name="Таблица73.A4" office:value-type="string">
            <text:p text:style-name="ubuntu_5f_mono_5f_8"/>
          </table:table-cell>
        </table:table-row>
        <table:table-row table:style-name="Таблица73.1">
          <table:table-cell table:style-name="Таблица73.A8" office:value-type="string">
            <text:p text:style-name="ubuntu_5f_mono_5f_8">appeler</text:p>
          </table:table-cell>
          <table:table-cell table:style-name="Таблица73.B8" office:value-type="string">
            <text:p text:style-name="ubuntu_5f_mono_5f_8">j'appe<text:span text:style-name="T36">ll</text:span>e</text:p>
            <text:p text:style-name="ubuntu_5f_mono_5f_8">tu appelle</text:p>
            <text:p text:style-name="ubuntu_5f_mono_5f_8">il appelle</text:p>
            <text:p text:style-name="ubuntu_5f_mono_5f_8">ils appellent</text:p>
          </table:table-cell>
          <table:table-cell table:style-name="Таблица73.C8" office:value-type="string">
            <text:p text:style-name="ubuntu_5f_mono_5f_8">ns appe<text:span text:style-name="T36">l</text:span>ons</text:p>
            <text:p text:style-name="ubuntu_5f_mono_5f_8">vs appelez</text:p>
            <text:p text:style-name="ubuntu_5f_mono_5f_8">appelé</text:p>
          </table:table-cell>
        </table:table-row>
        <table:table-row table:style-name="Таблица73.1">
          <table:table-cell table:style-name="Таблица73.A9" office:value-type="string">
            <text:p text:style-name="ubuntu_5f_mono_5f_8">jeter (бросать)</text:p>
          </table:table-cell>
          <table:table-cell table:style-name="Таблица73.B9" office:value-type="string">
            <text:p text:style-name="ubuntu_5f_mono_5f_8">je jette</text:p>
            <text:p text:style-name="ubuntu_5f_mono_5f_8">tu jettes</text:p>
            <text:p text:style-name="ubuntu_5f_mono_5f_8">il jette</text:p>
            <text:p text:style-name="ubuntu_5f_mono_5f_8">ils jettent</text:p>
          </table:table-cell>
          <table:table-cell table:style-name="Таблица73.C9" office:value-type="string">
            <text:p text:style-name="ubuntu_5f_mono_5f_8">ns jetons</text:p>
            <text:p text:style-name="ubuntu_5f_mono_5f_8">vs jetez</text:p>
            <text:p text:style-name="ubuntu_5f_mono_5f_8">jeté</text:p>
          </table:table-cell>
        </table:table-row>
      </table:table>
      <text:p text:style-name="ubuntu_5f_mono_5f_8"/>
      <text:h text:style-name="head_5f_11_5f_lib_5f_serif" text:outline-level="6">Артикли</text:h>
      <text:p text:style-name="P11">Артикль используется для слушающего а не для говорящего!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TableLine94401850112448">
          <table:table-cell table:style-name="Таблица17.A1" office:value-type="string">
            <text:p text:style-name="P714">Тема</text:p>
          </table:table-cell>
          <table:table-cell table:style-name="Таблица17.A1" office:value-type="string">
            <text:p text:style-name="P716">известная информация</text:p>
          </table:table-cell>
          <table:table-cell table:style-name="Таблица17.C1" office:value-type="string">
            <text:p text:style-name="P716">в начале предложения</text:p>
          </table:table-cell>
        </table:table-row>
        <table:table-row table:style-name="TableLine94401850121984">
          <table:table-cell table:style-name="Таблица17.A2" office:value-type="string">
            <text:p text:style-name="P714">Рема</text:p>
          </table:table-cell>
          <table:table-cell table:style-name="Таблица17.A2" office:value-type="string">
            <text:p text:style-name="P716">новая информация</text:p>
          </table:table-cell>
          <table:table-cell table:style-name="Таблица17.C2" office:value-type="string">
            <text:p text:style-name="P716">в конце предложения</text:p>
          </table:table-cell>
        </table:table-row>
      </table:table>
      <text:p text:style-name="ubuntu_5f_mono_5f_8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 table:style-name="TableLine94401850124256">
          <table:table-cell table:style-name="Таблица21.A1" table:number-rows-spanned="2" office:value-type="string">
            <text:p text:style-name="P800">Les articles ind<text:span text:style-name="T1">é</text:span>finis</text:p>
            <text:p text:style-name="P789">un, une, des</text:p>
          </table:table-cell>
          <table:table-cell table:style-name="Таблица21.A1" office:value-type="string">
            <text:p text:style-name="P796">- какой-то, некий, новый</text:p>
            <text:p text:style-name="P796">- ты, слушатель, не знаешь пока о чем идет речь</text:p>
          </table:table-cell>
          <table:table-cell table:style-name="Таблица21.C1" office:value-type="string">
            <text:p text:style-name="P786">un jour </text:p>
            <text:p text:style-name="P786">une nuit</text:p>
            <text:p text:style-name="P786">des jours</text:p>
            <text:p text:style-name="P786">des nuits</text:p>
          </table:table-cell>
        </table:table-row>
        <table:table-row table:style-name="TableLine94401850124256">
          <table:covered-table-cell/>
          <table:table-cell table:style-name="Таблица21.B2" office:value-type="string">
            <text:p text:style-name="P795">des &gt;&gt; de, d'</text:p>
          </table:table-cell>
          <table:table-cell table:style-name="Таблица21.C2" office:value-type="string">
            <text:p text:style-name="P788">il y a <text:span text:style-name="T36">des</text:span> <text:span text:style-name="T61">maisons ch</text:span><text:span text:style-name="T501">è</text:span><text:span text:style-name="T61">res</text:span> dans ce quartier<text:span text:style-name="T502"> </text:span><text:span text:style-name="T136">(nom + adjectif)</text:span></text:p>
            <text:p text:style-name="P788">il y a <text:span text:style-name="T36">de</text:span> <text:span text:style-name="T61">belles maisons</text:span> dans ce quartier<text:span text:style-name="T502"> </text:span><text:span text:style-name="T136">(adjectif + nom)</text:span></text:p>
          </table:table-cell>
        </table:table-row>
        <table:table-row table:style-name="TableLine94401850153696">
          <table:table-cell table:style-name="Таблица21.A5" table:number-rows-spanned="3" office:value-type="string">
            <text:p text:style-name="P801"><text:span text:style-name="T154">Les articles d</text:span><text:span text:style-name="T499">é</text:span><text:span text:style-name="T154">finis</text:span> (The)</text:p>
            <text:p text:style-name="P24"><text:span text:style-name="T84">l</text:span>e, la, les</text:p>
          </table:table-cell>
          <table:table-cell table:style-name="Таблица21.B5" office:value-type="string">
            <text:p text:style-name="P225">- <text:span text:style-name="T83">этот, изветный, конкретный</text:span></text:p>
            <text:p text:style-name="P225">- <text:span text:style-name="T83">ты, слушатель, знаешь о чем идет речь</text:span></text:p>
          </table:table-cell>
          <table:table-cell table:style-name="Таблица21.C5" office:value-type="string">
            <text:p text:style-name="P15">le jour</text:p>
            <text:p text:style-name="P15">la nuit</text:p>
            <text:p text:style-name="P15">les jours</text:p>
            <text:p text:style-name="P15">les nuits</text:p>
          </table:table-cell>
        </table:table-row>
        <table:table-row table:style-name="TableLine94401850153696">
          <table:covered-table-cell/>
          <table:table-cell table:style-name="Таблица21.B5" office:value-type="string">
            <text:p text:style-name="P799">- avec les verbes de sentiment</text:p>
          </table:table-cell>
          <table:table-cell table:style-name="Таблица21.C5" office:value-type="string">
            <text:p text:style-name="P787">j'<text:span text:style-name="T61">aime</text:span> <text:span text:style-name="T36">le</text:span> vin</text:p>
            <text:p text:style-name="P787">j'<text:span text:style-name="T61">adore</text:span> <text:span text:style-name="T36">le</text:span> bi<text:span text:style-name="T1">è</text:span>re</text:p>
            <text:p text:style-name="P787">je <text:span text:style-name="T61">d</text:span><text:span text:style-name="T501">é</text:span><text:span text:style-name="T61">teste</text:span> <text:span text:style-name="T36">l'</text:span>alcool</text:p>
            <text:p text:style-name="P787">je <text:span text:style-name="T61">pr</text:span><text:span text:style-name="T501">é</text:span><text:span text:style-name="T61">f</text:span><text:span text:style-name="T501">è</text:span><text:span text:style-name="T61">re</text:span> <text:span text:style-name="T36">les</text:span> chats</text:p>
          </table:table-cell>
        </table:table-row>
        <table:table-row table:style-name="TableLine94401850153696">
          <table:covered-table-cell/>
          <table:table-cell table:style-name="Таблица21.B5" office:value-type="string">
            <text:p text:style-name="P802"><text:span text:style-name="T215">- une g</text:span><text:span text:style-name="T500">é</text:span><text:span text:style-name="T215">n</text:span><text:span text:style-name="T500">é</text:span><text:span text:style-name="T215">ralit</text:span><text:span text:style-name="T500">é (обобщения)</text:span></text:p>
          </table:table-cell>
          <table:table-cell table:style-name="Таблица21.C5" office:value-type="string">
            <text:p text:style-name="P787">Les N<text:span text:style-name="T1">é</text:span>erlandais sont tr<text:span text:style-name="T1">è</text:span>s grands</text:p>
          </table:table-cell>
        </table:table-row>
        <table:table-row table:style-name="TableLine94401850155392">
          <table:table-cell table:style-name="Таблица21.B2" table:number-rows-spanned="2" office:value-type="string">
            <text:p text:style-name="P802"><text:span text:style-name="T150">Les articles partitifs</text:span></text:p>
            <text:p text:style-name="P25">du, de la</text:p>
          </table:table-cell>
          <table:table-cell table:style-name="Таблица21.C2" table:number-columns-spanned="2" office:value-type="string">
            <text:p text:style-name="P337">j'achète du fromage - часть сыра, а не весь сыр, который есть</text:p>
            <text:p text:style-name="P337">c'est de l'obscurantisme<text:span text:style-name="T490">!</text:span> - <text:span text:style-name="T490">"</text:span>это мракобесие<text:span text:style-name="T490">!"</text:span> - не все мракобесие мира, а лишь его часть</text:p>
            <text:p text:style-name="P337">de la transparence - часть прозрачности</text:p>
            <text:p text:style-name="P337"/>
            <text:p text:style-name="P319">Но если объект логически ограничен, то артикль снова станет определенным:</text:p>
            <text:p text:style-name="P337">L'amour, que tu me donnes</text:p>
            <text:p text:style-name="P337">le sel, que tu as acheté</text:p>
            <text:p text:style-name="P337">la transparence de leurs affaires financières</text:p>
          </table:table-cell>
          <table:covered-table-cell/>
        </table:table-row>
        <table:table-row table:style-name="TableLine94401850155392">
          <table:covered-table-cell/>
          <table:table-cell table:style-name="Таблица21.C2" table:number-columns-spanned="2" office:value-type="string">
            <text:p text:style-name="P798">'des' - quand le nom n'est pas comptable ou qu'il n'existe pas au singulier:</text:p>
            <text:p text:style-name="P798">- j'ai mang<text:span text:style-name="T1">é</text:span> des rillettes (паштет) <text:s text:c="2"/>- toujours pluriel</text:p>
          </table:table-cell>
          <table:covered-table-cell/>
        </table:table-row>
        <table:table-row table:style-name="TableLine94401850156432">
          <table:table-cell table:style-name="Таблица21.A8" office:value-type="string">
            <text:p text:style-name="P735">Le среднего рода, абстрактное.</text:p>
            <text:p text:style-name="P773">le + прилаг.муж.ед.</text:p>
            <text:p text:style-name="P773">le + наречие</text:p>
          </table:table-cell>
          <table:table-cell table:style-name="Таблица21.B8" table:number-columns-spanned="2" office:value-type="string">
            <text:p text:style-name="P674">le bien - добро</text:p>
            <text:p text:style-name="P674">le mal - зло</text:p>
            <text:p text:style-name="P674">l'extraordinaire - необычайность</text:p>
          </table:table-cell>
          <table:covered-table-cell/>
        </table:table-row>
        <table:table-row table:style-name="TableLine94401850157120">
          <table:table-cell table:style-name="Таблица21.A9" office:value-type="string">
            <text:p text:style-name="P735">Субстантивация глагола</text:p>
            <text:p text:style-name="P773">le + infinitif</text:p>
          </table:table-cell>
          <table:table-cell table:style-name="Таблица21.B9" table:number-columns-spanned="2" office:value-type="string">
            <text:p text:style-name="P773">d<text:span text:style-name="T1">î</text:span><text:span text:style-name="T148">ner (обедать) - le d</text:span><text:span text:style-name="T1">î</text:span><text:span text:style-name="T148">ner (обед)</text:span></text:p>
            <text:p text:style-name="P773"><text:span text:style-name="T1">ê</text:span><text:span text:style-name="T148">tre (быть) - l'</text:span><text:span text:style-name="T1">ê</text:span><text:span text:style-name="T148">tre (бытие, существо)</text:span></text:p>
          </table:table-cell>
          <table:covered-table-cell/>
        </table:table-row>
      </table:table>
      <text:p text:style-name="ubuntu_5f_mono_5f_9"/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D"/>
        <table:table-row table:style-name="Таблица41.1">
          <table:table-cell table:style-name="Таблица41.A1" table:number-columns-spanned="2" office:value-type="string">
            <text:p text:style-name="P682">предлог à:</text:p>
          </table:table-cell>
          <table:covered-table-cell/>
          <table:table-cell table:style-name="Таблица41.A1" office:value-type="string">
            <text:p text:style-name="ubuntu_5f_mono_5f_8"/>
          </table:table-cell>
          <table:table-cell table:style-name="Таблица41.D1" office:value-type="string">
            <text:p text:style-name="ubuntu_5f_mono_5f_8"/>
          </table:table-cell>
        </table:table-row>
        <table:table-row table:style-name="Таблица41.1">
          <table:table-cell table:style-name="Таблица41.A2" office:value-type="string">
            <text:p text:style-name="ubuntu_5f_mono_5f_8"><text:span text:style-name="purisa_5f_7"><text:span text:style-name="T222">à + la</text:span></text:span></text:p>
          </table:table-cell>
          <table:table-cell table:style-name="Таблица41.B2" office:value-type="string">
            <text:p text:style-name="ubuntu_5f_mono_5f_8"><text:span text:style-name="purisa_5f_7"><text:span text:style-name="T224">à la</text:span></text:span></text:p>
          </table:table-cell>
          <table:table-cell table:style-name="Таблица41.C2" office:value-type="string">
            <text:p text:style-name="ubuntu_5f_mono_5f_8"><text:span text:style-name="purisa_5f_7"><text:span text:style-name="T222">à la maison</text:span></text:span></text:p>
          </table:table-cell>
          <table:table-cell table:style-name="Таблица41.D2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Таблица41.1">
          <table:table-cell table:style-name="Таблица41.A3" office:value-type="string">
            <text:p text:style-name="ubuntu_5f_mono_5f_8"><text:span text:style-name="purisa_5f_7"><text:span text:style-name="T222">à + le</text:span></text:span></text:p>
          </table:table-cell>
          <table:table-cell table:style-name="Таблица41.B3" office:value-type="string">
            <text:p text:style-name="ubuntu_5f_mono_5f_8"><text:span text:style-name="purisa_5f_7"><text:span text:style-name="T224">au</text:span></text:span></text:p>
          </table:table-cell>
          <table:table-cell table:style-name="Таблица41.C3" office:value-type="string">
            <text:p text:style-name="ubuntu_5f_mono_5f_8"><text:span text:style-name="purisa_5f_7"><text:span text:style-name="T222">au cinéma</text:span></text:span></text:p>
          </table:table-cell>
          <table:table-cell table:style-name="Таблица41.D3" office:value-type="string">
            <text:p text:style-name="ubuntu_5f_mono_5f_8"><text:span text:style-name="ubuntu_5f_mono_5f_9"><text:span text:style-name="T162">в кинематограф</text:span></text:span></text:p>
          </table:table-cell>
        </table:table-row>
        <table:table-row table:style-name="Таблица41.1">
          <table:table-cell table:style-name="Таблица41.A7" office:value-type="string">
            <text:p text:style-name="ubuntu_5f_mono_5f_8"><text:span text:style-name="purisa_5f_7"><text:span text:style-name="T222">à + les</text:span></text:span></text:p>
          </table:table-cell>
          <table:table-cell table:style-name="Таблица41.B7" office:value-type="string">
            <text:p text:style-name="ubuntu_5f_mono_5f_8"><text:span text:style-name="purisa_5f_7"><text:span text:style-name="T224">aux</text:span></text:span></text:p>
          </table:table-cell>
          <table:table-cell table:style-name="Таблица41.C7" office:value-type="string">
            <text:p text:style-name="ubuntu_5f_mono_5f_8"><text:span text:style-name="purisa_5f_7"><text:span text:style-name="T222">aux cinémas</text:span></text:span></text:p>
            <text:p text:style-name="ubuntu_5f_mono_5f_8"><text:span text:style-name="purisa_5f_7"><text:span text:style-name="T222">aux maisons</text:span></text:span></text:p>
          </table:table-cell>
          <table:table-cell table:style-name="Таблица41.D7" office:value-type="string">
            <text:p text:style-name="ubuntu_5f_mono_5f_8"><text:span text:style-name="ubuntu_5f_mono_5f_9"><text:span text:style-name="T162">в кинематографы</text:span></text:span></text:p>
            <text:p text:style-name="ubuntu_5f_mono_5f_8"><text:span text:style-name="ubuntu_5f_mono_5f_9"><text:span text:style-name="T162">по домам</text:span></text:span></text:p>
          </table:table-cell>
        </table:table-row>
        <table:table-row table:style-name="Таблица41.1">
          <table:table-cell table:style-name="Таблица41.A5" table:number-columns-spanned="2" office:value-type="string">
            <text:p text:style-name="P677"><text:span text:style-name="T140">предлог </text:span><text:span text:style-name="T451">de</text:span><text:span text:style-name="T140">:</text:span></text:p>
          </table:table-cell>
          <table:covered-table-cell/>
          <table:table-cell table:style-name="Таблица41.A5" office:value-type="string">
            <text:p text:style-name="P681"/>
          </table:table-cell>
          <table:table-cell table:style-name="Таблица41.D5" office:value-type="string">
            <text:p text:style-name="P681"/>
          </table:table-cell>
        </table:table-row>
        <table:table-row table:style-name="Таблица41.1">
          <table:table-cell table:style-name="Таблица41.A7" office:value-type="string">
            <text:p text:style-name="ubuntu_5f_mono_5f_8"><text:span text:style-name="purisa_5f_7"><text:span text:style-name="T222">de + la</text:span></text:span></text:p>
          </table:table-cell>
          <table:table-cell table:style-name="Таблица41.B7" office:value-type="string">
            <text:p text:style-name="ubuntu_5f_mono_5f_8"><text:span text:style-name="purisa_5f_7"><text:span text:style-name="T222">de la</text:span></text:span></text:p>
          </table:table-cell>
          <table:table-cell table:style-name="Таблица41.C7" office:value-type="string">
            <text:p text:style-name="ubuntu_5f_mono_5f_8"><text:span text:style-name="purisa_5f_7"><text:span text:style-name="T222">de la ville</text:span></text:span></text:p>
          </table:table-cell>
          <table:table-cell table:style-name="Таблица41.D7" office:value-type="string">
            <text:p text:style-name="P681">о городе, из города</text:p>
          </table:table-cell>
        </table:table-row>
        <table:table-row table:style-name="Таблица41.1">
          <table:table-cell table:style-name="Таблица41.A7" office:value-type="string">
            <text:p text:style-name="ubuntu_5f_mono_5f_8"><text:span text:style-name="purisa_5f_7"><text:span text:style-name="T222">de + le</text:span></text:span></text:p>
          </table:table-cell>
          <table:table-cell table:style-name="Таблица41.B7" office:value-type="string">
            <text:p text:style-name="ubuntu_5f_mono_5f_8"><text:span text:style-name="purisa_5f_7"><text:span text:style-name="T222">du</text:span></text:span></text:p>
          </table:table-cell>
          <table:table-cell table:style-name="Таблица41.C7" office:value-type="string">
            <text:p text:style-name="ubuntu_5f_mono_5f_8"><text:span text:style-name="purisa_5f_7"><text:span text:style-name="T222">du pais</text:span></text:span></text:p>
          </table:table-cell>
          <table:table-cell table:style-name="Таблица41.D7" office:value-type="string">
            <text:p text:style-name="P681">о стране, из страны</text:p>
          </table:table-cell>
        </table:table-row>
        <table:table-row table:style-name="Таблица41.1">
          <table:table-cell table:style-name="Таблица41.A8" office:value-type="string">
            <text:p text:style-name="ubuntu_5f_mono_5f_8"><text:span text:style-name="purisa_5f_7"><text:span text:style-name="T222">de + les</text:span></text:span></text:p>
          </table:table-cell>
          <table:table-cell table:style-name="Таблица41.B8" office:value-type="string">
            <text:p text:style-name="ubuntu_5f_mono_5f_8"><text:span text:style-name="purisa_5f_7"><text:span text:style-name="T222">des</text:span></text:span></text:p>
          </table:table-cell>
          <table:table-cell table:style-name="Таблица41.C8" office:value-type="string">
            <text:p text:style-name="ubuntu_5f_mono_5f_8"><text:span text:style-name="purisa_5f_7"><text:span text:style-name="T222">des villes</text:span></text:span></text:p>
            <text:p text:style-name="ubuntu_5f_mono_5f_8"><text:span text:style-name="purisa_5f_7"><text:span text:style-name="T222">des pais</text:span></text:span></text:p>
          </table:table-cell>
          <table:table-cell table:style-name="Таблица41.D8" office:value-type="string">
            <text:p text:style-name="P681">о городах, из городов</text:p>
            <text:p text:style-name="P681">о странах, из стран</text:p>
          </table:table-cell>
        </table:table-row>
      </table:table>
      <text:p text:style-name="ubuntu_5f_mono_5f_9"/>
      <text:h text:style-name="P794" text:outline-level="6">De - предлог или артикль</text:h>
      <table:table table:name="Таблица22" table:style-name="Таблица22">
        <table:table-column table:style-name="Таблица22.A"/>
        <table:table-column table:style-name="Таблица22.B"/>
        <table:table-row table:style-name="Таблица22.1">
          <table:table-cell table:style-name="Таблица22.A1" office:value-type="string">
            <text:p text:style-name="P719">Предлог de</text:p>
          </table:table-cell>
          <table:table-cell table:style-name="Таблица22.B1" office:value-type="string">
            <text:p text:style-name="P719">Артикль</text:p>
          </table:table-cell>
        </table:table-row>
        <table:table-row table:style-name="Таблица22.1">
          <table:table-cell table:style-name="Таблица22.A3" office:value-type="string">
            <text:p text:style-name="P500"><text:span text:style-name="T105">Н</text:span><text:span text:style-name="Strong_20_Emphasis"><text:span text:style-name="T92">а предлог de меняется только неопределенный артикль </text:span></text:span></text:p>
            <text:p text:style-name="P500"><text:span text:style-name="Strong_20_Emphasis"><text:span text:style-name="T109">(</text:span></text:span><text:span text:style-name="Strong_20_Emphasis"><text:span text:style-name="T108">un, une, des, а также частичные: du, de la, de l’</text:span></text:span><text:span text:style-name="Strong_20_Emphasis"><text:span text:style-name="T109">)</text:span></text:span><text:span text:style-name="T108">.</text:span></text:p>
          </table:table-cell>
          <table:table-cell table:style-name="Таблица22.B3" office:value-type="string">
            <text:p text:style-name="ubuntu_5f_mono_5f_8"/>
          </table:table-cell>
        </table:table-row>
        <table:table-row table:style-name="Таблица22.1">
          <table:table-cell table:style-name="Таблица22.A3" office:value-type="string">
            <text:p text:style-name="ubuntu_5f_mono_5f_8"><text:span text:style-name="Strong_20_Emphasis">1. </text:span><text:span text:style-name="Strong_20_Emphasis"><text:span text:style-name="T455">П</text:span></text:span><text:span text:style-name="Strong_20_Emphasis">редлог de после слов, означающих количество. </text:span></text:p>
            <text:p text:style-name="ubuntu_5f_mono_5f_8">un groupe d’élèves</text:p>
            <text:p text:style-name="ubuntu_5f_mono_5f_8">un tas de livres<text:span text:style-name="T373"> (стопка каких-то неопределённых книг)</text:span></text:p>
            <text:p text:style-name="ubuntu_5f_mono_5f_8">beaucoup de maison.</text:p>
          </table:table-cell>
          <table:table-cell table:style-name="Таблица22.B3" office:value-type="string">
            <text:p text:style-name="ubuntu_5f_mono_5f_8"/>
          </table:table-cell>
        </table:table-row>
        <table:table-row table:style-name="Таблица22.1">
          <table:table-cell table:style-name="Таблица22.A4" office:value-type="string">
            <text:p text:style-name="P718"><text:span text:style-name="T291">2. </text:span>Часть<text:span text:style-name="T291"> <text:s text:c="3"/>чего-либо</text:span> -<text:span text:style-name="T291"> предлог de</text:span> с определенным артиклем.<text:span text:style-name="T291"> De la, du, des</text:span></text:p>
            <text:p text:style-name="P739"><text:span text:style-name="T32">П</text:span>оловину <text:span text:style-name="T84">(треть, </text:span>проценты<text:span text:style-name="T84">)</text:span> можно взять только от чего-то известного. </text:p>
            <text:p text:style-name="P739">Un tiers des élèves — треть учеников</text:p>
            <text:p text:style-name="P739">La plupart du livre — большая часть книги</text:p>
            <text:p text:style-name="P739">47% des animaux — 47% всех животных</text:p>
          </table:table-cell>
          <table:table-cell table:style-name="Таблица22.B4" office:value-type="string">
            <text:p text:style-name="ubuntu_5f_mono_5f_8"/>
          </table:table-cell>
        </table:table-row>
        <table:table-row table:style-name="Таблица22.1">
          <table:table-cell table:style-name="Таблица22.A5" office:value-type="string">
            <text:p text:style-name="P718"><text:span text:style-name="T207">3.</text:span><text:span text:style-name="T161"> </text:span>глагол<text:span text:style-name="T85">ы</text:span> или выражени<text:span text:style-name="T85">я</text:span>, после котор<text:span text:style-name="T291">ых</text:span> должен идти предлог de. </text:p>
            <text:p text:style-name="P739">Avoir besoin de — нуждаться в чём-то</text:p>
            <text:p text:style-name="P739">Parler de — говорить о чём-то</text:p>
            <text:p text:style-name="P739">Couvrir de — накрывать чем-то </text:p>
            <text:p text:style-name="P739"><text:span text:style-name="T131">(</text:span><text:span text:style-name="T111">«Verbes et leurs prépositions» - справочник </text:span><text:span text:style-name="T217">глаголов с </text:span><text:span text:style-name="T111">предлог</text:span><text:span text:style-name="T112">ами)</text:span></text:p>
          </table:table-cell>
          <table:table-cell table:style-name="Таблица22.B5" office:value-type="string">
            <text:p text:style-name="P705"/>
          </table:table-cell>
        </table:table-row>
        <table:table-row table:style-name="Таблица22.1">
          <table:table-cell table:style-name="Таблица22.A6" office:value-type="string">
            <text:p text:style-name="ubuntu_5f_mono_5f_8"><text:span text:style-name="T33">Е</text:span><text:span text:style-name="Strong_20_Emphasis">сли предлог de стыкуется с </text:span><text:span text:style-name="Strong_20_Emphasis"><text:span text:style-name="T374">созвучным </text:span></text:span><text:span text:style-name="Strong_20_Emphasis">артиклем</text:span><text:span text:style-name="Strong_20_Emphasis"><text:span text:style-name="T149"> </text:span></text:span><text:span text:style-name="Strong_20_Emphasis"><text:span text:style-name="T85">(</text:span></text:span><text:span text:style-name="Strong_20_Emphasis">des, du, de la, de l’</text:span><text:span text:style-name="Strong_20_Emphasis"><text:span text:style-name="T85">)</text:span></text:span><text:span text:style-name="Strong_20_Emphasis">, то артикль опускается!</text:span> </text:p>
            <text:p text:style-name="ubuntu_5f_mono_5f_8">J’ai orné la pièce <text:span text:style-name="T36">de</text:span> fleurs — я украсила комнату какими-то цветами<text:span text:style-name="T374"> (j’ai orné la pièce DE </text:span><text:span text:style-name="T376">DES</text:span><text:span text:style-name="T374"> fleurs)</text:span></text:p>
            <text:p text:style-name="ubuntu_5f_mono_5f_8">J’ai orné la pièce <text:span text:style-name="T36">des</text:span> fleurs — я украсила комнату уже упомянутыми цветами<text:span text:style-name="T374"> (</text:span><text:span text:style-name="T292">’ai orné la pièce de + les fleurs</text:span><text:span text:style-name="T374">)</text:span>.</text:p>
          </table:table-cell>
          <table:table-cell table:style-name="Таблица22.B6" office:value-type="string">
            <text:p text:style-name="P738"><text:span text:style-name="T55">Но н</text:span><text:span text:style-name="T36">еопределенные артикли un, une остаются:</text:span> </text:p>
            <text:p text:style-name="P738">je couvre la table <text:span text:style-name="T36">d’une</text:span> nappe.</text:p>
          </table:table-cell>
        </table:table-row>
        <table:table-row table:style-name="Таблица22.1">
          <table:table-cell table:style-name="Таблица22.A7" office:value-type="string">
            <text:p text:style-name="P738"><text:span text:style-name="Strong_20_Emphasis"><text:span text:style-name="T238">Во множ.числе, если п</text:span></text:span><text:span text:style-name="Strong_20_Emphasis"><text:span text:style-name="T237">рилагательное в препозиции</text:span></text:span><text:span text:style-name="Strong_20_Emphasis"><text:span text:style-name="T458">,</text:span></text:span><text:span text:style-name="Strong_20_Emphasis"><text:span text:style-name="T238"> то </text:span></text:span><text:span text:style-name="Strong_20_Emphasis"><text:span text:style-name="T189">предлог de </text:span></text:span><text:span text:style-name="Strong_20_Emphasis"><text:span text:style-name="T190">: </text:span></text:span></text:p>
            <text:p text:style-name="P193">de petites maisons</text:p>
            <text:p text:style-name="P193">de jolis garçons</text:p>
            <text:p text:style-name="ubuntu_5f_mono_5f_8"/>
            <text:p text:style-name="P736"><text:span text:style-name="T187">Словосочетание</text:span> может быть <text:span text:style-name="T456">как </text:span>подлежащим <text:span text:style-name="T187">так и</text:span> дополнением…</text:p>
            <text:p text:style-name="P736">On a construit de belles maisons — дополнение.</text:p>
            <text:p text:style-name="P736">De belles maisons sont en construction — подлежащее.</text:p>
          </table:table-cell>
          <table:table-cell table:style-name="Таблица22.B7" office:value-type="string">
            <text:p text:style-name="P718"><text:span text:style-name="T458">Во множ. числе, е</text:span>сли прилагательное <text:span text:style-name="T456">в постпозиции</text:span>, то<text:span text:style-name="T458"> неопред.</text:span> артикль des.</text:p>
            <text:p text:style-name="ubuntu_5f_mono_5f_8">des films magnifiques</text:p>
            <text:p text:style-name="ubuntu_5f_mono_5f_8">des rues étroites</text:p>
            <text:p text:style-name="P193">des jours heureux</text:p>
            <text:p text:style-name="P193">des nuits heureuses</text:p>
          </table:table-cell>
        </table:table-row>
        <table:table-row table:style-name="Таблица22.1">
          <table:table-cell table:style-name="Таблица22.A8" office:value-type="string">
            <text:p text:style-name="ubuntu_5f_mono_5f_8">Исключения! </text:p>
            <text:p text:style-name="ubuntu_5f_mono_5f_8"/>
          </table:table-cell>
          <table:table-cell table:style-name="Таблица22.B8" office:value-type="string">
            <text:p text:style-name="P718"><text:span text:style-name="T34">Е</text:span>сли <text:span text:style-name="T152">(</text:span>прил.+сущ.<text:span text:style-name="T372">)</text:span> представляет собой единое понятие, то употребляется артикль des.</text:p>
            <text:p text:style-name="ubuntu_5f_mono_5f_8">Des jeunes gens — молодые люди, молодёжь</text:p>
            <text:p text:style-name="ubuntu_5f_mono_5f_8">Des jeunes hommes — юноши</text:p>
            <text:p text:style-name="ubuntu_5f_mono_5f_8">Des jeunes filles — девушки</text:p>
            <text:p text:style-name="ubuntu_5f_mono_5f_8">Des petits pains — булочки</text:p>
            <text:p text:style-name="ubuntu_5f_mono_5f_8">Des petits pois — горошек</text:p>
          </table:table-cell>
        </table:table-row>
        <table:table-row table:style-name="Таблица22.1">
          <table:table-cell table:style-name="Таблица22.A9" office:value-type="string">
            <text:p text:style-name="ubuntu_5f_mono_5f_8"><text:span text:style-name="Strong_20_Emphasis">При отрицании </text:span><text:span text:style-name="Strong_20_Emphasis"><text:span text:style-name="T61">неопределенные</text:span></text:span><text:span text:style-name="Strong_20_Emphasis"> артикли des, un, une, du, de la меняются на предлог de.</text:span></text:p>
            <text:p text:style-name="ubuntu_5f_mono_5f_8">J’ai une soeur. Je n’ai pas <text:span text:style-name="T36">de</text:span> frère.</text:p>
            <text:p text:style-name="ubuntu_5f_mono_5f_8">J’achète des fruits. Je n’achète pas <text:span text:style-name="T36">de</text:span> glaces.</text:p>
            <text:p text:style-name="ubuntu_5f_mono_5f_8"/>
          </table:table-cell>
          <table:table-cell table:style-name="Таблица22.B9" office:value-type="string">
            <text:p text:style-name="ubuntu_5f_mono_5f_8"><text:span text:style-name="T54">- </text:span><text:span text:style-name="T36">на de заменяются только неопределенные артикли</text:span>. Определённые никуда не убираем.</text:p>
            <text:p text:style-name="ubuntu_5f_mono_5f_8">Il aime les glaces. Il n’aime pas le chocolat.</text:p>
            <text:p text:style-name="ubuntu_5f_mono_5f_8"/>
            <text:p text:style-name="P718"><text:span text:style-name="T373">- </text:span>неопределенный артикль сохраняется, когда мы не отрицаем существование предмета вообще, а поясняем, что это «не то, а другое». </text:p>
            <text:p text:style-name="ubuntu_5f_mono_5f_8">Ce n’est pas un livre, c’est un cahier.</text:p>
            <text:p text:style-name="ubuntu_5f_mono_5f_8">Ce n’est pas de l’eau, c’est du jus.</text:p>
          </table:table-cell>
        </table:table-row>
        <table:table-row table:style-name="Таблица22.1">
          <table:table-cell table:style-name="Таблица22.A10" office:value-type="string">
            <text:p text:style-name="ubuntu_5f_mono_5f_8"><text:span text:style-name="Strong_20_Emphasis"><text:span text:style-name="T271">С</text:span></text:span><text:span text:style-name="Strong_20_Emphasis">уществительное + de + существительное</text:span><text:span text:style-name="Strong_20_Emphasis"><text:span text:style-name="T457"> без артикля</text:span></text:span><text:span text:style-name="Strong_20_Emphasis">.</text:span> </text:p>
            <text:p text:style-name="ubuntu_5f_mono_5f_8">Un billet d’avion — билет на самолёт</text:p>
            <text:p text:style-name="ubuntu_5f_mono_5f_8">Un nid d’oiseau — гнездо птицы</text:p>
            <text:p text:style-name="ubuntu_5f_mono_5f_8">Un programme d’école — школьная программа</text:p>
            <text:p text:style-name="ubuntu_5f_mono_5f_8">Une voix de femme — женский голос</text:p>
            <text:p text:style-name="P736"><text:span text:style-name="Strong_20_Emphasis"/></text:p>
            <text:p text:style-name="P736"><text:span text:style-name="Strong_20_Emphasis">нет предмета — нет артикля</text:span>. </text:p>
            <text:p text:style-name="P736">Un billet d’avion. <text:span text:style-name="T191">Е</text:span><text:span text:style-name="T92">сть билет, но </text:span><text:span text:style-name="T188">смолета пока</text:span> нет. Слово avion здесь <text:span text:style-name="T187">не </text:span>указ<text:span text:style-name="T456">ывает</text:span> на какой-то <text:span text:style-name="T459">определенный </text:span>самолёт, а всего лишь определ<text:span text:style-name="T456">яет</text:span> тип билета. </text:p>
            <text:p text:style-name="P737">Un nid d’oiseau. Слово oiseau определяет <text:span text:style-name="T293">лишь </text:span>тип гнезда: не змеиное, а птичье.</text:p>
          </table:table-cell>
          <table:table-cell table:style-name="Таблица22.B10" office:value-type="string">
            <text:p text:style-name="ubuntu_5f_mono_5f_8"/>
            <text:p text:style-name="ubuntu_5f_mono_5f_8"/>
            <text:p text:style-name="ubuntu_5f_mono_5f_8"/>
          </table:table-cell>
        </table:table-row>
        <table:table-row table:style-name="Таблица22.1">
          <table:table-cell table:style-name="Таблица22.A11" office:value-type="string">
            <text:p text:style-name="P733">Способ выполнения.</text:p>
            <text:p text:style-name="P733">de + сущ.без артикля</text:p>
            <text:p text:style-name="P768">de mani<text:span text:style-name="T1">è</text:span><text:span text:style-name="T148">re passive - пассивной мнерой, пассивным образом</text:span></text:p>
            <text:p text:style-name="P768"><text:span text:style-name="T148">de toute fa</text:span><text:span text:style-name="T1">ç</text:span><text:span text:style-name="T148">on - любым способом, в любом слуае</text:span></text:p>
          </table:table-cell>
          <table:table-cell table:style-name="Таблица22.B11" office:value-type="string">
            <text:p text:style-name="ubuntu_5f_mono_5f_8"/>
          </table:table-cell>
        </table:table-row>
      </table:table>
      <text:p text:style-name="P8"/>
      <text:h text:style-name="P3" text:outline-level="6">Существительное</text:h>
      <table:table table:name="Таблица54" table:style-name="Таблица54">
        <table:table-column table:style-name="Таблица54.A"/>
        <table:table-column table:style-name="Таблица54.B"/>
        <table:table-column table:style-name="Таблица54.C"/>
        <table:table-row table:style-name="TableLine94401850297296">
          <table:table-cell table:style-name="Таблица54.A1" office:value-type="string">
            <text:p text:style-name="P718">Люди</text:p>
          </table:table-cell>
          <table:table-cell table:style-name="Таблица54.A1" office:value-type="string">
            <text:p text:style-name="ubuntu_5f_mono_5f_8"/>
          </table:table-cell>
          <table:table-cell table:style-name="Таблица54.C1" office:value-type="string">
            <text:p text:style-name="ubuntu_5f_mono_5f_8"/>
          </table:table-cell>
        </table:table-row>
        <table:table-row table:style-name="TableLine94401850504528">
          <table:table-cell table:style-name="Таблица54.A2" office:value-type="string">
            <text:p text:style-name="P586"><text:span text:style-name="T302">un </text:span>adolescent</text:p>
          </table:table-cell>
          <table:table-cell table:style-name="Таблица54.B2" office:value-type="string">
            <text:p text:style-name="P586">подросток</text:p>
          </table:table-cell>
          <table:table-cell table:style-name="Таблица54.C2" office:value-type="string">
            <text:p text:style-name="P586">les adolescents boivent trop d'alcool (слишком много алкоголя)</text:p>
          </table:table-cell>
        </table:table-row>
        <table:table-row table:style-name="TableLine94401850506336">
          <table:table-cell table:style-name="Таблица54.A3" office:value-type="string">
            <text:p text:style-name="P586">adult<text:span text:style-name="T378">(</text:span>e<text:span text:style-name="T378">)</text:span></text:p>
          </table:table-cell>
          <table:table-cell table:style-name="Таблица54.B3" office:value-type="string">
            <text:p text:style-name="P586">взрослый</text:p>
          </table:table-cell>
          <table:table-cell table:style-name="Таблица54.C3" office:value-type="string">
            <text:p text:style-name="P586">mon père est un adult</text:p>
          </table:table-cell>
        </table:table-row>
        <table:table-row table:style-name="TableLine94401850508576">
          <table:table-cell table:style-name="Таблица54.A4" office:value-type="string">
            <text:p text:style-name="P586">une âme</text:p>
          </table:table-cell>
          <table:table-cell table:style-name="Таблица54.B4" office:value-type="string">
            <text:p text:style-name="P586">душа</text:p>
          </table:table-cell>
          <table:table-cell table:style-name="Таблица54.C4" office:value-type="string">
            <text:p text:style-name="P586"/>
          </table:table-cell>
        </table:table-row>
        <table:table-row table:style-name="TableLine94401850511072">
          <table:table-cell table:style-name="Таблица54.A10" office:value-type="string">
            <text:p text:style-name="P586">un ami, une amie</text:p>
          </table:table-cell>
          <table:table-cell table:style-name="Таблица54.B5" office:value-type="string">
            <text:p text:style-name="P586">друг</text:p>
          </table:table-cell>
          <table:table-cell table:style-name="Таблица54.C5" office:value-type="string">
            <text:p text:style-name="P586">c'est mon meilleur ami (лучший друг)</text:p>
            <text:p text:style-name="P586">j'ai quelques amies</text:p>
          </table:table-cell>
        </table:table-row>
        <table:table-row table:style-name="TableLine94401850513632">
          <table:table-cell table:style-name="Таблица54.A10" office:value-type="string">
            <text:p text:style-name="P586">un citoyen</text:p>
          </table:table-cell>
          <table:table-cell table:style-name="Таблица54.B6" office:value-type="string">
            <text:p text:style-name="P586">гражданин</text:p>
          </table:table-cell>
          <table:table-cell table:style-name="Таблица54.C6" office:value-type="string">
            <text:p text:style-name="P586"/>
          </table:table-cell>
        </table:table-row>
        <table:table-row table:style-name="TableLine94401850515632">
          <table:table-cell table:style-name="Таблица54.A10" office:value-type="string">
            <text:p text:style-name="P586">un client</text:p>
          </table:table-cell>
          <table:table-cell table:style-name="Таблица54.B7" office:value-type="string">
            <text:p text:style-name="P586"/>
          </table:table-cell>
          <table:table-cell table:style-name="Таблица54.C7" office:value-type="string">
            <text:p text:style-name="P586"/>
          </table:table-cell>
        </table:table-row>
        <table:table-row table:style-name="TableLine94401850517680">
          <table:table-cell table:style-name="Таблица54.A10" office:value-type="string">
            <text:p text:style-name="P586">un collègue</text:p>
          </table:table-cell>
          <table:table-cell table:style-name="Таблица54.B8" office:value-type="string">
            <text:p text:style-name="P586">коллега</text:p>
          </table:table-cell>
          <table:table-cell table:style-name="Таблица54.C8" office:value-type="string">
            <text:p text:style-name="P586">il est populaire parmi ses collègues</text:p>
            <text:p text:style-name="P586">Ma collègue allemande a un bébé</text:p>
          </table:table-cell>
        </table:table-row>
        <table:table-row table:style-name="TableLine94401850519728">
          <table:table-cell table:style-name="Таблица54.A10" office:value-type="string">
            <text:p text:style-name="ubuntu_5f_mono_5f_8"><text:span text:style-name="ubuntu_5f_mono_5f_9"><text:span text:style-name="T162">un copain, une copine</text:span></text:span></text:p>
          </table:table-cell>
          <table:table-cell table:style-name="Таблица54.B9" office:value-type="string">
            <text:p text:style-name="ubuntu_5f_mono_5f_8"><text:span text:style-name="ubuntu_5f_mono_5f_9"><text:span text:style-name="T162">приятель</text:span></text:span></text:p>
          </table:table-cell>
          <table:table-cell table:style-name="Таблица54.C9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TableLine94401850521696">
          <table:table-cell table:style-name="Таблица54.A10" office:value-type="string">
            <text:p text:style-name="ubuntu_5f_mono_5f_8"><text:span text:style-name="ubuntu_5f_mono_5f_9"><text:span text:style-name="T162">une dame</text:span></text:span></text:p>
          </table:table-cell>
          <table:table-cell table:style-name="Таблица54.B10" office:value-type="string">
            <text:p text:style-name="ubuntu_5f_mono_5f_8"><text:span text:style-name="ubuntu_5f_mono_5f_9"><text:span text:style-name="T162">леди</text:span></text:span></text:p>
          </table:table-cell>
          <table:table-cell table:style-name="Таблица54.C10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TableLine94401850523616">
          <table:table-cell table:style-name="Таблица54.A11" office:value-type="string">
            <text:p text:style-name="ubuntu_5f_mono_5f_8"><text:span text:style-name="ubuntu_5f_mono_5f_9"><text:span text:style-name="T162">un ennemi</text:span></text:span></text:p>
          </table:table-cell>
          <table:table-cell table:style-name="Таблица54.B11" office:value-type="string">
            <text:p text:style-name="ubuntu_5f_mono_5f_8"><text:span text:style-name="ubuntu_5f_mono_5f_9"><text:span text:style-name="T162">враг</text:span></text:span></text:p>
          </table:table-cell>
          <table:table-cell table:style-name="Таблица54.C11" office:value-type="string">
            <text:p text:style-name="ubuntu_5f_mono_5f_8"><text:span text:style-name="ubuntu_5f_mono_5f_9"><text:span text:style-name="T162">je n'ai pas d'ennemis</text:span></text:span></text:p>
          </table:table-cell>
        </table:table-row>
        <table:table-row table:style-name="TableLine94401850526032">
          <table:table-cell table:style-name="Таблица54.A17" office:value-type="string">
            <text:p text:style-name="ubuntu_5f_mono_5f_8"><text:span text:style-name="ubuntu_5f_mono_5f_9"><text:span text:style-name="T162">un enfant</text:span></text:span></text:p>
          </table:table-cell>
          <table:table-cell table:style-name="Таблица54.B13" office:value-type="string">
            <text:p text:style-name="ubuntu_5f_mono_5f_8"><text:span text:style-name="ubuntu_5f_mono_5f_9"><text:span text:style-name="T162">ребенок</text:span></text:span></text:p>
          </table:table-cell>
          <table:table-cell table:style-name="Таблица54.C13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TableLine94401850528624">
          <table:table-cell table:style-name="Таблица54.A17" office:value-type="string">
            <text:p text:style-name="P586">enseignant</text:p>
          </table:table-cell>
          <table:table-cell table:style-name="Таблица54.B13" office:value-type="string">
            <text:p text:style-name="P586"/>
          </table:table-cell>
          <table:table-cell table:style-name="Таблица54.C13" office:value-type="string">
            <text:p text:style-name="P586">c'est une enseignante normale</text:p>
          </table:table-cell>
        </table:table-row>
        <table:table-row table:style-name="TableLine94401850529584">
          <table:table-cell table:style-name="Таблица54.A17" office:value-type="string">
            <text:p text:style-name="ubuntu_5f_mono_5f_8"><text:span text:style-name="ubuntu_5f_mono_5f_9"><text:span text:style-name="T162">une femme</text:span></text:span></text:p>
          </table:table-cell>
          <table:table-cell table:style-name="Таблица54.B14" office:value-type="string">
            <text:p text:style-name="ubuntu_5f_mono_5f_8"><text:span text:style-name="ubuntu_5f_mono_5f_9"><text:span text:style-name="T162">женщина</text:span></text:span></text:p>
          </table:table-cell>
          <table:table-cell table:style-name="Таблица54.C14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TableLine94401850531632">
          <table:table-cell table:style-name="Таблица54.A17" office:value-type="string">
            <text:p text:style-name="ubuntu_5f_mono_5f_8"><text:span text:style-name="ubuntu_5f_mono_5f_9"><text:span text:style-name="T162">une fille</text:span></text:span></text:p>
          </table:table-cell>
          <table:table-cell table:style-name="Таблица54.B15" office:value-type="string">
            <text:p text:style-name="ubuntu_5f_mono_5f_8"><text:span text:style-name="ubuntu_5f_mono_5f_9"><text:span text:style-name="T162">дочь</text:span></text:span></text:p>
          </table:table-cell>
          <table:table-cell table:style-name="Таблица54.C15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TableLine94401850533680">
          <table:table-cell table:style-name="Таблица54.A17" office:value-type="string">
            <text:p text:style-name="ubuntu_5f_mono_5f_8"><text:span text:style-name="ubuntu_5f_mono_5f_9"><text:span text:style-name="T162">un fils</text:span></text:span></text:p>
          </table:table-cell>
          <table:table-cell table:style-name="Таблица54.B16" office:value-type="string">
            <text:p text:style-name="ubuntu_5f_mono_5f_8"><text:span text:style-name="ubuntu_5f_mono_5f_9"><text:span text:style-name="T162">сын</text:span></text:span></text:p>
          </table:table-cell>
          <table:table-cell table:style-name="Таблица54.C16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TableLine94401850535728">
          <table:table-cell table:style-name="Таблица54.A17" office:value-type="string">
            <text:p text:style-name="ubuntu_5f_mono_5f_8"><text:span text:style-name="ubuntu_5f_mono_5f_9"><text:span text:style-name="T162">une fillette</text:span></text:span></text:p>
          </table:table-cell>
          <table:table-cell table:style-name="Таблица54.B17" office:value-type="string">
            <text:p text:style-name="ubuntu_5f_mono_5f_8"><text:span text:style-name="ubuntu_5f_mono_5f_9"><text:span text:style-name="T162">девочка</text:span></text:span></text:p>
          </table:table-cell>
          <table:table-cell table:style-name="Таблица54.C17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TableLine94401850537776">
          <table:table-cell table:style-name="Таблица54.A18" office:value-type="string">
            <text:p text:style-name="ubuntu_5f_mono_5f_8"><text:span text:style-name="ubuntu_5f_mono_5f_9"><text:span text:style-name="T162">un frère</text:span></text:span></text:p>
          </table:table-cell>
          <table:table-cell table:style-name="Таблица54.B18" office:value-type="string">
            <text:p text:style-name="ubuntu_5f_mono_5f_8"><text:span text:style-name="ubuntu_5f_mono_5f_9"><text:span text:style-name="T162">брат</text:span></text:span></text:p>
          </table:table-cell>
          <table:table-cell table:style-name="Таблица54.C18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TableLine94401850540368">
          <table:table-cell table:style-name="Таблица54.A19" office:value-type="string">
            <text:p text:style-name="ubuntu_5f_mono_5f_8"><text:span text:style-name="ubuntu_5f_mono_5f_9"><text:span text:style-name="T162">une foule</text:span></text:span></text:p>
          </table:table-cell>
          <table:table-cell table:style-name="Таблица54.B19" office:value-type="string">
            <text:p text:style-name="ubuntu_5f_mono_5f_8"><text:span text:style-name="ubuntu_5f_mono_5f_9"><text:span text:style-name="T162">толпа</text:span></text:span></text:p>
          </table:table-cell>
          <table:table-cell table:style-name="Таблица54.C19" office:value-type="string">
            <text:p text:style-name="ubuntu_5f_mono_5f_8"><text:span text:style-name="ubuntu_5f_mono_5f_9"><text:span text:style-name="T162">je suis dans la foule</text:span></text:span></text:p>
          </table:table-cell>
        </table:table-row>
        <table:table-row table:style-name="TableLine94401850542960">
          <table:table-cell table:style-name="Таблица54.A20" office:value-type="string">
            <text:p text:style-name="ubuntu_5f_mono_5f_8"><text:span text:style-name="ubuntu_5f_mono_5f_9"><text:span text:style-name="T162">une génération</text:span></text:span></text:p>
          </table:table-cell>
          <table:table-cell table:style-name="Таблица54.B20" office:value-type="string">
            <text:p text:style-name="ubuntu_5f_mono_5f_8"><text:span text:style-name="ubuntu_5f_mono_5f_9"><text:span text:style-name="T162">поколение</text:span></text:span></text:p>
          </table:table-cell>
          <table:table-cell table:style-name="Таблица54.C20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TableLine94401850545552">
          <table:table-cell table:style-name="Таблица54.A21" office:value-type="string">
            <text:p text:style-name="ubuntu_5f_mono_5f_8"><text:span text:style-name="ubuntu_5f_mono_5f_9"><text:span text:style-name="T162">un gens</text:span></text:span></text:p>
          </table:table-cell>
          <table:table-cell table:style-name="Таблица54.B21" office:value-type="string">
            <text:p text:style-name="ubuntu_5f_mono_5f_8"><text:span text:style-name="ubuntu_5f_mono_5f_9"><text:span text:style-name="T162">род (les gens - люди)</text:span></text:span></text:p>
          </table:table-cell>
          <table:table-cell table:style-name="Таблица54.C21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TableLine94401850548144">
          <table:table-cell table:style-name="Таблица54.A24" office:value-type="string">
            <text:p text:style-name="ubuntu_5f_mono_5f_8"><text:span text:style-name="ubuntu_5f_mono_5f_9"><text:span text:style-name="T162">un groupe</text:span></text:span></text:p>
          </table:table-cell>
          <table:table-cell table:style-name="Таблица54.B22" office:value-type="string">
            <text:p text:style-name="ubuntu_5f_mono_5f_8"><text:span text:style-name="ubuntu_5f_mono_5f_9"><text:span text:style-name="T162"/></text:span></text:p>
          </table:table-cell>
          <table:table-cell table:style-name="Таблица54.C22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TableLine94401850550736">
          <table:table-cell table:style-name="Таблица54.A24" office:value-type="string">
            <text:p text:style-name="ubuntu_5f_mono_5f_8"><text:span text:style-name="ubuntu_5f_mono_5f_9"><text:span text:style-name="T162">un habitant</text:span></text:span></text:p>
          </table:table-cell>
          <table:table-cell table:style-name="Таблица54.B23" office:value-type="string">
            <text:p text:style-name="ubuntu_5f_mono_5f_8"><text:span text:style-name="ubuntu_5f_mono_5f_9"><text:span text:style-name="T162">житель</text:span></text:span></text:p>
          </table:table-cell>
          <table:table-cell table:style-name="Таблица54.C23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TableLine94401850552784">
          <table:table-cell table:style-name="Таблица54.A24" office:value-type="string">
            <text:p text:style-name="ubuntu_5f_mono_5f_8"><text:span text:style-name="ubuntu_5f_mono_5f_9"><text:span text:style-name="T162">un homme</text:span></text:span></text:p>
          </table:table-cell>
          <table:table-cell table:style-name="Таблица54.B24" office:value-type="string">
            <text:p text:style-name="ubuntu_5f_mono_5f_8"><text:span text:style-name="ubuntu_5f_mono_5f_9"><text:span text:style-name="T162">мужчина</text:span></text:span></text:p>
          </table:table-cell>
          <table:table-cell table:style-name="Таблица54.C24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TableLine94401850554832">
          <table:table-cell table:style-name="Таблица54.A25" office:value-type="string">
            <text:p text:style-name="ubuntu_5f_mono_5f_8"><text:span text:style-name="ubuntu_5f_mono_5f_9"><text:span text:style-name="T162">un humain</text:span></text:span></text:p>
          </table:table-cell>
          <table:table-cell table:style-name="Таблица54.B25" office:value-type="string">
            <text:p text:style-name="ubuntu_5f_mono_5f_8"><text:span text:style-name="ubuntu_5f_mono_5f_9"><text:span text:style-name="T162"/></text:span></text:p>
          </table:table-cell>
          <table:table-cell table:style-name="Таблица54.C25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TableLine94401850557424">
          <table:table-cell table:style-name="Таблица54.A26" office:value-type="string">
            <text:p text:style-name="ubuntu_5f_mono_5f_8"><text:span text:style-name="ubuntu_5f_mono_5f_9"><text:span text:style-name="T162">un héros</text:span></text:span></text:p>
          </table:table-cell>
          <table:table-cell table:style-name="Таблица54.B26" office:value-type="string">
            <text:p text:style-name="ubuntu_5f_mono_5f_8"><text:span text:style-name="ubuntu_5f_mono_5f_9"><text:span text:style-name="T162"/></text:span></text:p>
          </table:table-cell>
          <table:table-cell table:style-name="Таблица54.C26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TableLine94401850560016">
          <table:table-cell table:style-name="Таблица54.A27" office:value-type="string">
            <text:p text:style-name="P586">un invité</text:p>
          </table:table-cell>
          <table:table-cell table:style-name="Таблица54.B27" office:value-type="string">
            <text:p text:style-name="P586">гость</text:p>
          </table:table-cell>
          <table:table-cell table:style-name="Таблица54.C27" office:value-type="string">
            <text:p text:style-name="P586"/>
          </table:table-cell>
        </table:table-row>
        <table:table-row table:style-name="TableLine94401850562608">
          <table:table-cell table:style-name="Таблица54.A28" office:value-type="string">
            <text:p text:style-name="P586">un monde</text:p>
          </table:table-cell>
          <table:table-cell table:style-name="Таблица54.B28" office:value-type="string">
            <text:p text:style-name="P586">мир</text:p>
          </table:table-cell>
          <table:table-cell table:style-name="Таблица54.C28" office:value-type="string">
            <text:p text:style-name="P586">Il y a du monde (есть люди)</text:p>
          </table:table-cell>
        </table:table-row>
        <table:table-row table:style-name="TableLine94401850565200">
          <table:table-cell table:style-name="Таблица54.A29" office:value-type="string">
            <text:p text:style-name="P586">tout le monde</text:p>
          </table:table-cell>
          <table:table-cell table:style-name="Таблица54.B29" office:value-type="string">
            <text:p text:style-name="P586">все</text:p>
          </table:table-cell>
          <table:table-cell table:style-name="Таблица54.C29" office:value-type="string">
            <text:p text:style-name="P586">tout le monde est là (все там)</text:p>
          </table:table-cell>
        </table:table-row>
        <table:table-row table:style-name="TableLine94401850567792">
          <table:table-cell table:style-name="Таблица54.A30" office:value-type="string">
            <text:p text:style-name="P586">mamounette</text:p>
          </table:table-cell>
          <table:table-cell table:style-name="Таблица54.B30" office:value-type="string">
            <text:p text:style-name="P586">мамочка</text:p>
          </table:table-cell>
          <table:table-cell table:style-name="Таблица54.C30" office:value-type="string">
            <text:p text:style-name="P586"/>
          </table:table-cell>
        </table:table-row>
        <table:table-row table:style-name="TableLine94401850570384">
          <table:table-cell table:style-name="Таблица54.A33" office:value-type="string">
            <text:p text:style-name="P586">un monsieur</text:p>
          </table:table-cell>
          <table:table-cell table:style-name="Таблица54.B31" office:value-type="string">
            <text:p text:style-name="P586"/>
          </table:table-cell>
          <table:table-cell table:style-name="Таблица54.C31" office:value-type="string">
            <text:p text:style-name="P586">bonjour messieurs!</text:p>
          </table:table-cell>
        </table:table-row>
        <table:table-row table:style-name="TableLine94401850572976">
          <table:table-cell table:style-name="Таблица54.A33" office:value-type="string">
            <text:p text:style-name="P586">un neveu</text:p>
          </table:table-cell>
          <table:table-cell table:style-name="Таблица54.B32" office:value-type="string">
            <text:p text:style-name="P586">племянник</text:p>
          </table:table-cell>
          <table:table-cell table:style-name="Таблица54.C32" office:value-type="string">
            <text:p text:style-name="P586"/>
          </table:table-cell>
        </table:table-row>
        <table:table-row table:style-name="TableLine94401850575024">
          <table:table-cell table:style-name="Таблица54.A33" office:value-type="string">
            <text:p text:style-name="P586">une nièce</text:p>
          </table:table-cell>
          <table:table-cell table:style-name="Таблица54.B33" office:value-type="string">
            <text:p text:style-name="P586">племянница</text:p>
          </table:table-cell>
          <table:table-cell table:style-name="Таблица54.C33" office:value-type="string">
            <text:p text:style-name="P586"/>
          </table:table-cell>
        </table:table-row>
        <table:table-row table:style-name="TableLine94401850577072">
          <table:table-cell table:style-name="Таблица54.A35" office:value-type="string">
            <text:p text:style-name="P586">un oncle</text:p>
          </table:table-cell>
          <table:table-cell table:style-name="Таблица54.B34" office:value-type="string">
            <text:p text:style-name="P586"/>
          </table:table-cell>
          <table:table-cell table:style-name="Таблица54.C34" office:value-type="string">
            <text:p text:style-name="P586"/>
          </table:table-cell>
        </table:table-row>
        <table:table-row table:style-name="TableLine94401850579664">
          <table:table-cell table:style-name="Таблица54.A35" office:value-type="string">
            <text:p text:style-name="P586">une personne</text:p>
          </table:table-cell>
          <table:table-cell table:style-name="Таблица54.B35" office:value-type="string">
            <text:p text:style-name="P586">человек</text:p>
          </table:table-cell>
          <table:table-cell table:style-name="Таблица54.C35" office:value-type="string">
            <text:p text:style-name="P586">c'est une personne sale<text:span text:style-name="T304"> (грязный человек)</text:span></text:p>
            <text:p text:style-name="P586">je suis une personne</text:p>
          </table:table-cell>
        </table:table-row>
        <table:table-row table:style-name="TableLine94401850581712">
          <table:table-cell table:style-name="Таблица54.A36" office:value-type="string">
            <text:p text:style-name="P586">un peuple</text:p>
          </table:table-cell>
          <table:table-cell table:style-name="Таблица54.B36" office:value-type="string">
            <text:p text:style-name="P586">народ</text:p>
          </table:table-cell>
          <table:table-cell table:style-name="Таблица54.C36" office:value-type="string">
            <text:p text:style-name="P586">elle aime la culture de ce peuple</text:p>
          </table:table-cell>
        </table:table-row>
        <table:table-row table:style-name="TableLine94401850584304">
          <table:table-cell table:style-name="Таблица54.A37" office:value-type="string">
            <text:p text:style-name="P586">une population</text:p>
          </table:table-cell>
          <table:table-cell table:style-name="Таблица54.B37" office:value-type="string">
            <text:p text:style-name="P586">население</text:p>
          </table:table-cell>
          <table:table-cell table:style-name="Таблица54.C37" office:value-type="string">
            <text:p text:style-name="P586">La population française</text:p>
          </table:table-cell>
        </table:table-row>
        <table:table-row table:style-name="TableLine94401850586896">
          <table:table-cell table:style-name="Таблица54.A38" office:value-type="string">
            <text:p text:style-name="P586">un president</text:p>
          </table:table-cell>
          <table:table-cell table:style-name="Таблица54.B38" office:value-type="string">
            <text:p text:style-name="P586">президент</text:p>
          </table:table-cell>
          <table:table-cell table:style-name="Таблица54.C38" office:value-type="string">
            <text:p text:style-name="P586"/>
          </table:table-cell>
        </table:table-row>
        <table:table-row table:style-name="TableLine94401850589488">
          <table:table-cell table:style-name="Таблица54.A39" office:value-type="string">
            <text:p text:style-name="P586">un prisonnier</text:p>
          </table:table-cell>
          <table:table-cell table:style-name="Таблица54.B39" office:value-type="string">
            <text:p text:style-name="P586"/>
          </table:table-cell>
          <table:table-cell table:style-name="Таблица54.C39" office:value-type="string">
            <text:p text:style-name="P586">Les prisoniers sont en prison</text:p>
          </table:table-cell>
        </table:table-row>
        <table:table-row table:style-name="TableLine94401850592080">
          <table:table-cell table:style-name="Таблица54.A43" office:value-type="string">
            <text:p text:style-name="P586">un rés<text:span text:style-name="T305">i</text:span>dent</text:p>
          </table:table-cell>
          <table:table-cell table:style-name="Таблица54.B41" office:value-type="string">
            <text:p text:style-name="P586">житель</text:p>
          </table:table-cell>
          <table:table-cell table:style-name="Таблица54.C41" office:value-type="string">
            <text:p text:style-name="P586"/>
          </table:table-cell>
        </table:table-row>
        <table:table-row table:style-name="TableLine94401850594672">
          <table:table-cell table:style-name="Таблица54.A43" office:value-type="string">
            <text:p text:style-name="P586">un roi</text:p>
          </table:table-cell>
          <table:table-cell table:style-name="Таблица54.B41" office:value-type="string">
            <text:p text:style-name="P586">король</text:p>
          </table:table-cell>
          <table:table-cell table:style-name="Таблица54.C41" office:value-type="string">
            <text:p text:style-name="P586">c'est un roi sage (мудрый)</text:p>
          </table:table-cell>
        </table:table-row>
        <table:table-row table:style-name="TableLine94401850595632">
          <table:table-cell table:style-name="Таблица54.A43" office:value-type="string">
            <text:p text:style-name="P586">une sœur</text:p>
          </table:table-cell>
          <table:table-cell table:style-name="Таблица54.B42" office:value-type="string">
            <text:p text:style-name="P586"/>
          </table:table-cell>
          <table:table-cell table:style-name="Таблица54.C42" office:value-type="string">
            <text:p text:style-name="P586"/>
          </table:table-cell>
        </table:table-row>
        <table:table-row table:style-name="TableLine94401850597680">
          <table:table-cell table:style-name="Таблица54.A43" office:value-type="string">
            <text:p text:style-name="P586">une tante</text:p>
          </table:table-cell>
          <table:table-cell table:style-name="Таблица54.B43" office:value-type="string">
            <text:p text:style-name="P586"/>
          </table:table-cell>
          <table:table-cell table:style-name="Таблица54.C43" office:value-type="string">
            <text:p text:style-name="P586"/>
          </table:table-cell>
        </table:table-row>
        <table:table-row table:style-name="TableLine94401850601792">
          <table:table-cell table:style-name="Таблица54.A44" office:value-type="string">
            <text:p text:style-name="P586">un voisin</text:p>
          </table:table-cell>
          <table:table-cell table:style-name="Таблица54.B44" office:value-type="string">
            <text:p text:style-name="P586"/>
          </table:table-cell>
          <table:table-cell table:style-name="Таблица54.C44" office:value-type="string">
            <text:p text:style-name="P586"/>
          </table:table-cell>
        </table:table-row>
        <table:table-row table:style-name="TableLine94401850604384">
          <table:table-cell table:style-name="Таблица54.A45" office:value-type="string">
            <text:p text:style-name="P586"/>
          </table:table-cell>
          <table:table-cell table:style-name="Таблица54.B45" office:value-type="string">
            <text:p text:style-name="P586"/>
          </table:table-cell>
          <table:table-cell table:style-name="Таблица54.C45" office:value-type="string">
            <text:p text:style-name="P586"/>
          </table:table-cell>
        </table:table-row>
        <table:table-row table:style-name="TableLine94401850606976">
          <table:table-cell table:style-name="Таблица54.A46" office:value-type="string">
            <text:p text:style-name="P586"/>
          </table:table-cell>
          <table:table-cell table:style-name="Таблица54.A46" office:value-type="string">
            <text:p text:style-name="P586"/>
          </table:table-cell>
          <table:table-cell table:style-name="Таблица54.C46" office:value-type="string">
            <text:p text:style-name="P586"/>
          </table:table-cell>
        </table:table-row>
        <table:table-row table:style-name="TableLine94401850609568">
          <table:table-cell table:style-name="Таблица54.A47" office:value-type="string">
            <text:p text:style-name="P586">un genou</text:p>
          </table:table-cell>
          <table:table-cell table:style-name="Таблица54.B47" office:value-type="string">
            <text:p text:style-name="P586">колено</text:p>
          </table:table-cell>
          <table:table-cell table:style-name="Таблица54.C47" office:value-type="string">
            <text:p text:style-name="P586">je suis à genoux</text:p>
          </table:table-cell>
        </table:table-row>
        <text:soft-page-break/>
        <table:table-row table:style-name="TableLine94401850612160">
          <table:table-cell table:style-name="Таблица54.A48" office:value-type="string">
            <text:p text:style-name="P586">un pas</text:p>
          </table:table-cell>
          <table:table-cell table:style-name="Таблица54.B48" office:value-type="string">
            <text:p text:style-name="P586">шаг</text:p>
          </table:table-cell>
          <table:table-cell table:style-name="Таблица54.C48" office:value-type="string">
            <text:p text:style-name="P586">l'enfant fait un pas</text:p>
          </table:table-cell>
        </table:table-row>
        <table:table-row table:style-name="TableLine94401850614752">
          <table:table-cell table:style-name="Таблица54.A46" office:value-type="string">
            <text:p text:style-name="P237">Un vêtement</text:p>
          </table:table-cell>
          <table:table-cell table:style-name="Таблица54.A46" office:value-type="string">
            <text:p text:style-name="P72">Одежда</text:p>
          </table:table-cell>
          <table:table-cell table:style-name="Таблица54.C46" office:value-type="string">
            <text:p text:style-name="P72"/>
          </table:table-cell>
        </table:table-row>
        <table:table-row table:style-name="TableLine94401850615712">
          <table:table-cell table:style-name="Таблица54.A51" office:value-type="string">
            <text:p text:style-name="P72">un bijou</text:p>
          </table:table-cell>
          <table:table-cell table:style-name="Таблица54.B50" office:value-type="string">
            <text:p text:style-name="P72">украшение</text:p>
          </table:table-cell>
          <table:table-cell table:style-name="Таблица54.C50" office:value-type="string">
            <text:p text:style-name="P72">ces bijoux sont précieux</text:p>
          </table:table-cell>
        </table:table-row>
        <table:table-row table:style-name="TableLine94401850618304">
          <table:table-cell table:style-name="Таблица54.A51" office:value-type="string">
            <text:p text:style-name="P72">une botte</text:p>
          </table:table-cell>
          <table:table-cell table:style-name="Таблица54.B51" office:value-type="string">
            <text:p text:style-name="P72"/>
          </table:table-cell>
          <table:table-cell table:style-name="Таблица54.C51" office:value-type="string">
            <text:p text:style-name="P72">vous aves les (des) bottes</text:p>
          </table:table-cell>
        </table:table-row>
        <table:table-row table:style-name="TableLine94401850620352">
          <table:table-cell table:style-name="Таблица54.A52" office:value-type="string">
            <text:p text:style-name="P72">une casquette</text:p>
          </table:table-cell>
          <table:table-cell table:style-name="Таблица54.B52" office:value-type="string">
            <text:p text:style-name="P72"/>
          </table:table-cell>
          <table:table-cell table:style-name="Таблица54.C52" office:value-type="string">
            <text:p text:style-name="P72"/>
          </table:table-cell>
        </table:table-row>
        <table:table-row table:style-name="TableLine94401850625008">
          <table:table-cell table:style-name="Таблица54.A53" office:value-type="string">
            <text:p text:style-name="P72">une ceinture</text:p>
          </table:table-cell>
          <table:table-cell table:style-name="Таблица54.B53" office:value-type="string">
            <text:p text:style-name="P199">ремень</text:p>
          </table:table-cell>
          <table:table-cell table:style-name="Таблица54.C53" office:value-type="string">
            <text:p text:style-name="P72"/>
          </table:table-cell>
        </table:table-row>
        <table:table-row table:style-name="TableLine94401850627600">
          <table:table-cell table:style-name="Таблица54.A54" office:value-type="string">
            <text:p text:style-name="P72">un chapeau</text:p>
          </table:table-cell>
          <table:table-cell table:style-name="Таблица54.B54" office:value-type="string">
            <text:p text:style-name="P72"/>
          </table:table-cell>
          <table:table-cell table:style-name="Таблица54.C54" office:value-type="string">
            <text:p text:style-name="P72">ces chapeaux sont français</text:p>
          </table:table-cell>
        </table:table-row>
        <table:table-row table:style-name="TableLine94401850630192">
          <table:table-cell table:style-name="Таблица54.A56" office:value-type="string">
            <text:p text:style-name="P72">une chaussure</text:p>
          </table:table-cell>
          <table:table-cell table:style-name="Таблица54.B56" office:value-type="string">
            <text:p text:style-name="P199">туфля; обувь</text:p>
          </table:table-cell>
          <table:table-cell table:style-name="Таблица54.C56" office:value-type="string">
            <text:p text:style-name="P72">l'homme à des chaussur<text:span text:style-name="T36">es</text:span> marr<text:span text:style-name="T36">on</text:span><text:span text:style-name="T73"> (marron не согласуется в роде и числе с сущ.)</text:span></text:p>
          </table:table-cell>
        </table:table-row>
        <table:table-row table:style-name="TableLine94401850632784">
          <table:table-cell table:style-name="Таблица54.A56" office:value-type="string">
            <text:p text:style-name="P199">des chaussettes</text:p>
          </table:table-cell>
          <table:table-cell table:style-name="Таблица54.B56" office:value-type="string">
            <text:p text:style-name="P199">носки</text:p>
          </table:table-cell>
          <table:table-cell table:style-name="Таблица54.C56" office:value-type="string">
            <text:p text:style-name="P72"/>
          </table:table-cell>
        </table:table-row>
        <table:table-row table:style-name="TableLine94401850633744">
          <table:table-cell table:style-name="Таблица54.A57" office:value-type="string">
            <text:p text:style-name="P72">une chemise</text:p>
          </table:table-cell>
          <table:table-cell table:style-name="Таблица54.B57" office:value-type="string">
            <text:p text:style-name="P72"/>
          </table:table-cell>
          <table:table-cell table:style-name="Таблица54.C57" office:value-type="string">
            <text:p text:style-name="P72"/>
          </table:table-cell>
        </table:table-row>
        <table:table-row table:style-name="TableLine94401850636336">
          <table:table-cell table:style-name="Таблица54.A58" office:value-type="string">
            <text:p text:style-name="P72">une couleur</text:p>
          </table:table-cell>
          <table:table-cell table:style-name="Таблица54.B58" office:value-type="string">
            <text:p text:style-name="P72"/>
          </table:table-cell>
          <table:table-cell table:style-name="Таблица54.C58" office:value-type="string">
            <text:p text:style-name="P72">une couleur violette</text:p>
          </table:table-cell>
        </table:table-row>
        <table:table-row table:style-name="TableLine94401850638928">
          <table:table-cell table:style-name="Таблица54.A59" office:value-type="string">
            <text:p text:style-name="P72">une cravate</text:p>
          </table:table-cell>
          <table:table-cell table:style-name="Таблица54.B59" office:value-type="string">
            <text:p text:style-name="P72"/>
          </table:table-cell>
          <table:table-cell table:style-name="Таблица54.C59" office:value-type="string">
            <text:p text:style-name="P72"/>
          </table:table-cell>
        </table:table-row>
        <table:table-row table:style-name="TableLine94401850641520">
          <table:table-cell table:style-name="Таблица54.A60" office:value-type="string">
            <text:p text:style-name="P72">une culotte</text:p>
          </table:table-cell>
          <table:table-cell table:style-name="Таблица54.B60" office:value-type="string">
            <text:p text:style-name="P72">трусы</text:p>
          </table:table-cell>
          <table:table-cell table:style-name="Таблица54.C60" office:value-type="string">
            <text:p text:style-name="P72"/>
          </table:table-cell>
        </table:table-row>
        <table:table-row table:style-name="TableLine94401850644112">
          <table:table-cell table:style-name="Таблица54.A61" office:value-type="string">
            <text:p text:style-name="P72">un gant</text:p>
          </table:table-cell>
          <table:table-cell table:style-name="Таблица54.B61" office:value-type="string">
            <text:p text:style-name="P72">перчатка</text:p>
          </table:table-cell>
          <table:table-cell table:style-name="Таблица54.C61" office:value-type="string">
            <text:p text:style-name="P72"/>
          </table:table-cell>
        </table:table-row>
        <table:table-row table:style-name="TableLine94401850646704">
          <table:table-cell table:style-name="Таблица54.A62" office:value-type="string">
            <text:p text:style-name="P72">une jupe</text:p>
          </table:table-cell>
          <table:table-cell table:style-name="Таблица54.B62" office:value-type="string">
            <text:p text:style-name="P72"/>
          </table:table-cell>
          <table:table-cell table:style-name="Таблица54.C62" office:value-type="string">
            <text:p text:style-name="P72"/>
          </table:table-cell>
        </table:table-row>
        <table:table-row table:style-name="TableLine94401850649296">
          <table:table-cell table:style-name="Таблица54.A63" office:value-type="string">
            <text:p text:style-name="P72">un jean</text:p>
          </table:table-cell>
          <table:table-cell table:style-name="Таблица54.B63" office:value-type="string">
            <text:p text:style-name="P72">джинсы</text:p>
          </table:table-cell>
          <table:table-cell table:style-name="Таблица54.C63" office:value-type="string">
            <text:p text:style-name="P72"/>
          </table:table-cell>
        </table:table-row>
        <table:table-row table:style-name="TableLine94401850651888">
          <table:table-cell table:style-name="Таблица54.A65" office:value-type="string">
            <text:p text:style-name="P72">une montre</text:p>
          </table:table-cell>
          <table:table-cell table:style-name="Таблица54.B64" office:value-type="string">
            <text:p text:style-name="P72">часы</text:p>
          </table:table-cell>
          <table:table-cell table:style-name="Таблица54.C64" office:value-type="string">
            <text:p text:style-name="P72"/>
          </table:table-cell>
        </table:table-row>
        <table:table-row table:style-name="TableLine94401850654480">
          <table:table-cell table:style-name="Таблица54.A65" office:value-type="string">
            <text:p text:style-name="P72">un manteau</text:p>
          </table:table-cell>
          <table:table-cell table:style-name="Таблица54.B65" office:value-type="string">
            <text:p text:style-name="P72">пальто</text:p>
          </table:table-cell>
          <table:table-cell table:style-name="Таблица54.C65" office:value-type="string">
            <text:p text:style-name="P72">nos manteaux</text:p>
            <text:p text:style-name="P72">J'aime les nouveaux manteaux</text:p>
          </table:table-cell>
        </table:table-row>
        <table:table-row table:style-name="TableLine94401850656528">
          <table:table-cell table:style-name="Таблица54.A66" office:value-type="string">
            <text:p text:style-name="P72">un parapluie</text:p>
          </table:table-cell>
          <table:table-cell table:style-name="Таблица54.B66" office:value-type="string">
            <text:p text:style-name="P72"/>
          </table:table-cell>
          <table:table-cell table:style-name="Таблица54.C66" office:value-type="string">
            <text:p text:style-name="P72"/>
          </table:table-cell>
        </table:table-row>
        <table:table-row table:style-name="TableLine94401850659120">
          <table:table-cell table:style-name="Таблица54.A67" office:value-type="string">
            <text:p text:style-name="P72">un pantalon</text:p>
          </table:table-cell>
          <table:table-cell table:style-name="Таблица54.B67" office:value-type="string">
            <text:p text:style-name="P72"/>
          </table:table-cell>
          <table:table-cell table:style-name="Таблица54.C67" office:value-type="string">
            <text:p text:style-name="P72"/>
          </table:table-cell>
        </table:table-row>
        <table:table-row table:style-name="TableLine94401850661712">
          <table:table-cell table:style-name="Таблица54.A68" office:value-type="string">
            <text:p text:style-name="P72">un portefeuille</text:p>
          </table:table-cell>
          <table:table-cell table:style-name="Таблица54.B68" office:value-type="string">
            <text:p text:style-name="P72"/>
          </table:table-cell>
          <table:table-cell table:style-name="Таблица54.C68" office:value-type="string">
            <text:p text:style-name="P72"/>
          </table:table-cell>
        </table:table-row>
        <table:table-row table:style-name="TableLine94401850664304">
          <table:table-cell table:style-name="Таблица54.A71" office:value-type="string">
            <text:p text:style-name="P72">une robe</text:p>
          </table:table-cell>
          <table:table-cell table:style-name="Таблица54.B71" office:value-type="string">
            <text:p text:style-name="P72">платье</text:p>
          </table:table-cell>
          <table:table-cell table:style-name="Таблица54.C71" office:value-type="string">
            <text:p text:style-name="P72">la fille a une jolie robe rose</text:p>
          </table:table-cell>
        </table:table-row>
        <table:table-row table:style-name="TableLine94401850666896">
          <table:table-cell table:style-name="Таблица54.A71" office:value-type="string">
            <text:p text:style-name="P72">un sac</text:p>
          </table:table-cell>
          <table:table-cell table:style-name="Таблица54.B71" office:value-type="string">
            <text:p text:style-name="P72"/>
          </table:table-cell>
          <table:table-cell table:style-name="Таблица54.C71" office:value-type="string">
            <text:p text:style-name="ubuntu_5f_mono_5f_9"><text:span text:style-name="ubuntu_5f_mono_5f_9"><text:span text:style-name="T162">Mon magazine est au fond de mon sac</text:span></text:span></text:p>
          </table:table-cell>
        </table:table-row>
        <table:table-row table:style-name="TableLine94401850667856">
          <table:table-cell table:style-name="Таблица54.A71" office:value-type="string">
            <text:p text:style-name="P72">un trou</text:p>
          </table:table-cell>
          <table:table-cell table:style-name="Таблица54.B71" office:value-type="string">
            <text:p text:style-name="P72">дырка</text:p>
          </table:table-cell>
          <table:table-cell table:style-name="Таблица54.C71" office:value-type="string">
            <text:p text:style-name="P72">ce sont des trous</text:p>
          </table:table-cell>
        </table:table-row>
        <table:table-row table:style-name="TableLine94401850668816">
          <table:table-cell table:style-name="Таблица54.A72" office:value-type="string">
            <text:p text:style-name="P72">une veste</text:p>
          </table:table-cell>
          <table:table-cell table:style-name="Таблица54.B72" office:value-type="string">
            <text:p text:style-name="P72">куртка</text:p>
          </table:table-cell>
          <table:table-cell table:style-name="Таблица54.C72" office:value-type="string">
            <text:p text:style-name="P72">j'aime la nouvelle veste</text:p>
            <text:p text:style-name="P72">Une veste est un vêtement</text:p>
          </table:table-cell>
        </table:table-row>
      </table:table>
      <text:p text:style-name="ubuntu_5f_mono_5f_9"><text:span text:style-name="ubuntu_5f_mono_5f_9"/></text:p>
      <text:p text:style-name="ubuntu_5f_mono_5f_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401850622688">
          <table:table-cell table:style-name="Таблица3.A1" office:value-type="string">
            <text:p text:style-name="P452"><text:span text:style-name="ubuntu_5f_mono_5f_9"><text:span text:style-name="T114">Un repas</text:span></text:span></text:p>
          </table:table-cell>
          <table:table-cell table:style-name="Таблица3.A1" office:value-type="string">
            <text:p text:style-name="P452"><text:span text:style-name="ubuntu_5f_mono_5f_9"><text:span text:style-name="T114">Еда</text:span></text:span></text:p>
          </table:table-cell>
          <table:table-cell table:style-name="Таблица3.C1" office:value-type="string">
            <text:p text:style-name="P452"><text:span text:style-name="ubuntu_5f_mono_5f_9"><text:span text:style-name="T114"/></text:span></text:p>
          </table:table-cell>
        </table:table-row>
        <table:table-row table:style-name="TableLine94401850692720">
          <table:table-cell table:style-name="Таблица3.A7" office:value-type="string">
            <text:p text:style-name="P452"><text:span text:style-name="ubuntu_5f_mono_5f_9"><text:span text:style-name="T93">un d</text:span></text:span><text:span text:style-name="ubuntu_5f_mono_5f_9"><text:span text:style-name="T5">é</text:span></text:span><text:span text:style-name="ubuntu_5f_mono_5f_9"><text:span text:style-name="T164">sert</text:span></text:span></text:p>
          </table:table-cell>
          <table:table-cell table:style-name="Таблица3.B7" office:value-type="string">
            <text:p text:style-name="P709"><text:span text:style-name="ubuntu_5f_mono_5f_9"><text:span text:style-name="T92"/></text:span></text:p>
          </table:table-cell>
          <table:table-cell table:style-name="Таблица3.C7" office:value-type="string">
            <text:p text:style-name="P709"><text:span text:style-name="ubuntu_5f_mono_5f_9"><text:span text:style-name="T93">Le d</text:span></text:span><text:span text:style-name="ubuntu_5f_mono_5f_9"><text:span text:style-name="T5">é</text:span></text:span><text:span text:style-name="ubuntu_5f_mono_5f_9"><text:span text:style-name="T164">sert est beau</text:span></text:span></text:p>
          </table:table-cell>
        </table:table-row>
        <table:table-row table:style-name="TableLine94401850694192">
          <table:table-cell table:style-name="Таблица3.A7" office:value-type="string">
            <text:p text:style-name="P452"><text:span text:style-name="ubuntu_5f_mono_5f_9"><text:span text:style-name="T92">un repas</text:span></text:span></text:p>
          </table:table-cell>
          <table:table-cell table:style-name="Таблица3.B7" office:value-type="string">
            <text:p text:style-name="P709"><text:span text:style-name="ubuntu_5f_mono_5f_9"><text:span text:style-name="T92"/></text:span></text:p>
          </table:table-cell>
          <table:table-cell table:style-name="Таблица3.C7" office:value-type="string">
            <text:p text:style-name="P709"><text:span text:style-name="ubuntu_5f_mono_5f_9"><text:span text:style-name="T92"/></text:span></text:p>
          </table:table-cell>
        </table:table-row>
        <table:table-row table:style-name="TableLine94401850694896">
          <table:table-cell table:style-name="Таблица3.A7" office:value-type="string">
            <text:p text:style-name="P452"><text:span text:style-name="ubuntu_5f_mono_5f_9"><text:span text:style-name="T92">une salade</text:span></text:span></text:p>
          </table:table-cell>
          <table:table-cell table:style-name="Таблица3.B7" office:value-type="string">
            <text:p text:style-name="P709"><text:span text:style-name="ubuntu_5f_mono_5f_9"><text:span text:style-name="T92"/></text:span></text:p>
          </table:table-cell>
          <table:table-cell table:style-name="Таблица3.C7" office:value-type="string">
            <text:p text:style-name="P709"><text:span text:style-name="ubuntu_5f_mono_5f_9"><text:span text:style-name="T92"/></text:span></text:p>
          </table:table-cell>
        </table:table-row>
        <table:table-row table:style-name="TableLine94401850695600">
          <table:table-cell table:style-name="Таблица3.A7" office:value-type="string">
            <text:p text:style-name="P452"><text:span text:style-name="ubuntu_5f_mono_5f_9"><text:span text:style-name="T92">un café</text:span></text:span></text:p>
          </table:table-cell>
          <table:table-cell table:style-name="Таблица3.B7" office:value-type="string">
            <text:p text:style-name="P709"><text:span text:style-name="ubuntu_5f_mono_5f_9"><text:span text:style-name="T92"/></text:span></text:p>
          </table:table-cell>
          <table:table-cell table:style-name="Таблица3.C7" office:value-type="string">
            <text:p text:style-name="P709"><text:span text:style-name="ubuntu_5f_mono_5f_9"><text:span text:style-name="T92"/></text:span></text:p>
          </table:table-cell>
        </table:table-row>
        <table:table-row table:style-name="TableLine94401850696304">
          <table:table-cell table:style-name="Таблица3.A7" office:value-type="string">
            <text:p text:style-name="P452"><text:span text:style-name="ubuntu_5f_mono_5f_9"><text:span text:style-name="T92">un gâteau</text:span></text:span></text:p>
          </table:table-cell>
          <table:table-cell table:style-name="Таблица3.B7" office:value-type="string">
            <text:p text:style-name="P709"><text:span text:style-name="ubuntu_5f_mono_5f_9"><text:span text:style-name="T92"/></text:span></text:p>
          </table:table-cell>
          <table:table-cell table:style-name="Таблица3.C7" office:value-type="string">
            <text:p text:style-name="P711"><text:span text:style-name="ubuntu_5f_mono_5f_9"><text:span text:style-name="T94">Elle adore les g</text:span></text:span><text:span text:style-name="ubuntu_5f_mono_5f_9"><text:span text:style-name="T275">â</text:span></text:span><text:span text:style-name="ubuntu_5f_mono_5f_9"><text:span text:style-name="T165">teaux</text:span></text:span></text:p>
          </table:table-cell>
        </table:table-row>
        <table:table-row table:style-name="TableLine94401850697008">
          <table:table-cell table:style-name="Таблица3.A7" office:value-type="string">
            <text:p text:style-name="P452"><text:span text:style-name="ubuntu_5f_mono_5f_9"><text:span text:style-name="T92">un lait</text:span></text:span></text:p>
          </table:table-cell>
          <table:table-cell table:style-name="Таблица3.B7" office:value-type="string">
            <text:p text:style-name="P709"><text:span text:style-name="ubuntu_5f_mono_5f_9"><text:span text:style-name="T92"/></text:span></text:p>
          </table:table-cell>
          <table:table-cell table:style-name="Таблица3.C7" office:value-type="string">
            <text:p text:style-name="P709"><text:span text:style-name="ubuntu_5f_mono_5f_9"><text:span text:style-name="T92"/></text:span></text:p>
          </table:table-cell>
        </table:table-row>
        <table:table-row table:style-name="TableLine94401850697712">
          <table:table-cell table:style-name="Таблица3.A8" office:value-type="string">
            <text:p text:style-name="P452"><text:span text:style-name="ubuntu_5f_mono_5f_9"><text:span text:style-name="T93">un morceau</text:span></text:span></text:p>
          </table:table-cell>
          <table:table-cell table:style-name="Таблица3.B8" office:value-type="string">
            <text:p text:style-name="P709"><text:span text:style-name="ubuntu_5f_mono_5f_9"><text:span text:style-name="T92">кусок</text:span></text:span></text:p>
          </table:table-cell>
          <table:table-cell table:style-name="Таблица3.C8" office:value-type="string">
            <text:p text:style-name="P709"><text:span text:style-name="ubuntu_5f_mono_5f_9"><text:span text:style-name="T92">les morceaux</text:span></text:span></text:p>
          </table:table-cell>
        </table:table-row>
        <table:table-row table:style-name="TableLine94401850699184">
          <table:table-cell table:style-name="Таблица3.A9" office:value-type="string">
            <text:p text:style-name="P470">un vin</text:p>
          </table:table-cell>
          <table:table-cell table:style-name="Таблица3.B9" office:value-type="string">
            <text:p text:style-name="P702"/>
          </table:table-cell>
          <table:table-cell table:style-name="Таблица3.C9" office:value-type="string">
            <text:p text:style-name="P702">j'aime le vin de Bordeaux</text:p>
          </table:table-cell>
        </table:table-row>
      </table:table>
      <text:p text:style-name="P9"/>
      <table:table table:name="Таблица55" table:style-name="Таблица55">
        <table:table-column table:style-name="Таблица55.A"/>
        <table:table-column table:style-name="Таблица55.B"/>
        <table:table-column table:style-name="Таблица55.C"/>
        <table:table-row table:style-name="TableLine94401850701136">
          <table:table-cell table:style-name="Таблица55.A1" office:value-type="string">
            <text:p text:style-name="P238">une cuisine</text:p>
          </table:table-cell>
          <table:table-cell table:style-name="Таблица55.A1" office:value-type="string">
            <text:p text:style-name="P524"/>
          </table:table-cell>
          <table:table-cell table:style-name="Таблица55.C1" office:value-type="string">
            <text:p text:style-name="P525"/>
          </table:table-cell>
        </table:table-row>
        <table:table-row table:style-name="TableLine94401851115984">
          <table:table-cell table:style-name="Таблица55.A2" office:value-type="string">
            <text:p text:style-name="P72">une assiette</text:p>
          </table:table-cell>
          <table:table-cell table:style-name="Таблица55.B2" office:value-type="string">
            <text:p text:style-name="P586">тарелка</text:p>
          </table:table-cell>
          <table:table-cell table:style-name="Таблица55.C2" office:value-type="string">
            <text:p text:style-name="P586">l'assiette contient de la soupe</text:p>
            <text:p text:style-name="P586">une assiette à dessert</text:p>
          </table:table-cell>
        </table:table-row>
        <table:table-row table:style-name="TableLine94401851117792">
          <table:table-cell table:style-name="Таблица55.A5" office:value-type="string">
            <text:p text:style-name="P72">une balance de cuisine</text:p>
          </table:table-cell>
          <table:table-cell table:style-name="Таблица55.B5" office:value-type="string">
            <text:p text:style-name="P586">весы</text:p>
          </table:table-cell>
          <table:table-cell table:style-name="Таблица55.C5" office:value-type="string">
            <text:p text:style-name="P586"/>
          </table:table-cell>
        </table:table-row>
        <table:table-row table:style-name="TableLine94401851120032">
          <table:table-cell table:style-name="Таблица55.A5" office:value-type="string">
            <text:p text:style-name="P72">une boîte de conservation</text:p>
          </table:table-cell>
          <table:table-cell table:style-name="Таблица55.B5" office:value-type="string">
            <text:p text:style-name="P586">контейнеры для хранения</text:p>
          </table:table-cell>
          <table:table-cell table:style-name="Таблица55.C5" office:value-type="string">
            <text:p text:style-name="P586"/>
          </table:table-cell>
        </table:table-row>
        <table:table-row table:style-name="TableLine94401851120960">
          <table:table-cell table:style-name="Таблица55.A5" office:value-type="string">
            <text:p text:style-name="P72">un bole</text:p>
          </table:table-cell>
          <table:table-cell table:style-name="Таблица55.B5" office:value-type="string">
            <text:p text:style-name="P586">миска</text:p>
          </table:table-cell>
          <table:table-cell table:style-name="Таблица55.C5" office:value-type="string">
            <text:p text:style-name="P586"/>
          </table:table-cell>
        </table:table-row>
        <table:table-row table:style-name="TableLine94401851122000">
          <table:table-cell table:style-name="Таблица55.A6" office:value-type="string">
            <text:p text:style-name="P72">une bouteille</text:p>
          </table:table-cell>
          <table:table-cell table:style-name="Таблица55.B6" office:value-type="string">
            <text:p text:style-name="P586">бутылка</text:p>
          </table:table-cell>
          <table:table-cell table:style-name="Таблица55.C6" office:value-type="string">
            <text:p text:style-name="P586">les bouteilles de vin</text:p>
          </table:table-cell>
        </table:table-row>
        <table:table-row table:style-name="TableLine94401851124480">
          <table:table-cell table:style-name="Таблица55.A7" office:value-type="string">
            <text:p text:style-name="P72">une casserole</text:p>
          </table:table-cell>
          <table:table-cell table:style-name="Таблица55.B7" office:value-type="string">
            <text:p text:style-name="P586">кастрюля</text:p>
          </table:table-cell>
          <table:table-cell table:style-name="Таблица55.C7" office:value-type="string">
            <text:p text:style-name="P586"/>
          </table:table-cell>
        </table:table-row>
        <table:table-row table:style-name="TableLine94401851126960">
          <table:table-cell table:style-name="Таблица55.A14" office:value-type="string">
            <text:p text:style-name="P72">une cocotte</text:p>
          </table:table-cell>
          <table:table-cell table:style-name="Таблица55.B14" office:value-type="string">
            <text:p text:style-name="P586">кокотница</text:p>
          </table:table-cell>
          <table:table-cell table:style-name="Таблица55.C14" office:value-type="string">
            <text:p text:style-name="P586"/>
          </table:table-cell>
        </table:table-row>
        <table:table-row table:style-name="TableLine94401851129552">
          <table:table-cell table:style-name="Таблица55.A14" office:value-type="string">
            <text:p text:style-name="P72">une coupe</text:p>
          </table:table-cell>
          <table:table-cell table:style-name="Таблица55.B14" office:value-type="string">
            <text:p text:style-name="P586">чаша, ваза</text:p>
          </table:table-cell>
          <table:table-cell table:style-name="Таблица55.C14" office:value-type="string">
            <text:p text:style-name="P586">une coupe à fruits</text:p>
          </table:table-cell>
        </table:table-row>
        <table:table-row table:style-name="TableLine94401851130432">
          <table:table-cell table:style-name="Таблица55.A14" office:value-type="string">
            <text:p text:style-name="P72">un couteau</text:p>
          </table:table-cell>
          <table:table-cell table:style-name="Таблица55.B14" office:value-type="string">
            <text:p text:style-name="P586">нож</text:p>
          </table:table-cell>
          <table:table-cell table:style-name="Таблица55.C14" office:value-type="string">
            <text:p text:style-name="P586"/>
          </table:table-cell>
        </table:table-row>
        <table:table-row table:style-name="TableLine94401851131392">
          <table:table-cell table:style-name="Таблица55.A14" office:value-type="string">
            <text:p text:style-name="P72">un couvert</text:p>
          </table:table-cell>
          <table:table-cell table:style-name="Таблица55.B14" office:value-type="string">
            <text:p text:style-name="P586">столовый прибор</text:p>
          </table:table-cell>
          <table:table-cell table:style-name="Таблица55.C14" office:value-type="string">
            <text:p text:style-name="P586"/>
          </table:table-cell>
        </table:table-row>
        <text:soft-page-break/>
        <table:table-row table:style-name="TableLine94401851132352">
          <table:table-cell table:style-name="Таблица55.A14" office:value-type="string">
            <text:p text:style-name="P72">une crêpière</text:p>
          </table:table-cell>
          <table:table-cell table:style-name="Таблица55.B14" office:value-type="string">
            <text:p text:style-name="P586">блинница</text:p>
          </table:table-cell>
          <table:table-cell table:style-name="Таблица55.C14" office:value-type="string">
            <text:p text:style-name="P586"/>
          </table:table-cell>
        </table:table-row>
        <table:table-row table:style-name="TableLine94401851133312">
          <table:table-cell table:style-name="Таблица55.A14" office:value-type="string">
            <text:p text:style-name="P72">une cruche</text:p>
          </table:table-cell>
          <table:table-cell table:style-name="Таблица55.B14" office:value-type="string">
            <text:p text:style-name="P586">кувшин</text:p>
          </table:table-cell>
          <table:table-cell table:style-name="Таблица55.C14" office:value-type="string">
            <text:p text:style-name="P586"/>
          </table:table-cell>
        </table:table-row>
        <table:table-row table:style-name="TableLine94401851134272">
          <table:table-cell table:style-name="Таблица55.A14" office:value-type="string">
            <text:p text:style-name="P72">une cuillère</text:p>
          </table:table-cell>
          <table:table-cell table:style-name="Таблица55.B14" office:value-type="string">
            <text:p text:style-name="P586">ложка</text:p>
          </table:table-cell>
          <table:table-cell table:style-name="Таблица55.C14" office:value-type="string">
            <text:p text:style-name="P586">une couillère à café</text:p>
            <text:p text:style-name="P586">une couillère à soupe</text:p>
          </table:table-cell>
        </table:table-row>
        <table:table-row table:style-name="TableLine94401851135232">
          <table:table-cell table:style-name="Таблица55.A23" office:value-type="string">
            <text:p text:style-name="P72">une éponge</text:p>
          </table:table-cell>
          <table:table-cell table:style-name="Таблица55.B23" office:value-type="string">
            <text:p text:style-name="P586">губка</text:p>
          </table:table-cell>
          <table:table-cell table:style-name="Таблица55.C23" office:value-type="string">
            <text:p text:style-name="P586"/>
          </table:table-cell>
        </table:table-row>
        <table:table-row table:style-name="TableLine94401851137824">
          <table:table-cell table:style-name="Таблица55.A23" office:value-type="string">
            <text:p text:style-name="P72">un faitout</text:p>
          </table:table-cell>
          <table:table-cell table:style-name="Таблица55.B23" office:value-type="string">
            <text:p text:style-name="P586">сотейник</text:p>
          </table:table-cell>
          <table:table-cell table:style-name="Таблица55.C23" office:value-type="string">
            <text:p text:style-name="P586"/>
          </table:table-cell>
        </table:table-row>
        <table:table-row table:style-name="TableLine94401851138784">
          <table:table-cell table:style-name="Таблица55.A23" office:value-type="string">
            <text:p text:style-name="P72">un fouet</text:p>
          </table:table-cell>
          <table:table-cell table:style-name="Таблица55.B23" office:value-type="string">
            <text:p text:style-name="P586">венчик</text:p>
          </table:table-cell>
          <table:table-cell table:style-name="Таблица55.C23" office:value-type="string">
            <text:p text:style-name="P586"/>
          </table:table-cell>
        </table:table-row>
        <table:table-row table:style-name="TableLine94401851139744">
          <table:table-cell table:style-name="Таблица55.A23" office:value-type="string">
            <text:p text:style-name="P72">une fourchette</text:p>
          </table:table-cell>
          <table:table-cell table:style-name="Таблица55.B23" office:value-type="string">
            <text:p text:style-name="P586">вилка</text:p>
          </table:table-cell>
          <table:table-cell table:style-name="Таблица55.C23" office:value-type="string">
            <text:p text:style-name="P586"/>
          </table:table-cell>
        </table:table-row>
        <table:table-row table:style-name="TableLine94401851140704">
          <table:table-cell table:style-name="Таблица55.A23" office:value-type="string">
            <text:p text:style-name="P72">une friteuse</text:p>
          </table:table-cell>
          <table:table-cell table:style-name="Таблица55.B23" office:value-type="string">
            <text:p text:style-name="P586">фритюрница</text:p>
          </table:table-cell>
          <table:table-cell table:style-name="Таблица55.C23" office:value-type="string">
            <text:p text:style-name="P586"/>
          </table:table-cell>
        </table:table-row>
        <table:table-row table:style-name="TableLine94401851141664">
          <table:table-cell table:style-name="Таблица55.A23" office:value-type="string">
            <text:p text:style-name="P72">un gril</text:p>
          </table:table-cell>
          <table:table-cell table:style-name="Таблица55.B23" office:value-type="string">
            <text:p text:style-name="P586">гриль</text:p>
          </table:table-cell>
          <table:table-cell table:style-name="Таблица55.C23" office:value-type="string">
            <text:p text:style-name="P586"/>
          </table:table-cell>
        </table:table-row>
        <table:table-row table:style-name="TableLine94401851142624">
          <table:table-cell table:style-name="Таблица55.A23" office:value-type="string">
            <text:p text:style-name="P72">un mortier</text:p>
          </table:table-cell>
          <table:table-cell table:style-name="Таблица55.B23" office:value-type="string">
            <text:p text:style-name="P586">ступка</text:p>
          </table:table-cell>
          <table:table-cell table:style-name="Таблица55.C23" office:value-type="string">
            <text:p text:style-name="P586"/>
          </table:table-cell>
        </table:table-row>
        <table:table-row table:style-name="TableLine94401851143584">
          <table:table-cell table:style-name="Таблица55.A23" office:value-type="string">
            <text:p text:style-name="P72">un mug</text:p>
          </table:table-cell>
          <table:table-cell table:style-name="Таблица55.B23" office:value-type="string">
            <text:p text:style-name="P586">кружка</text:p>
          </table:table-cell>
          <table:table-cell table:style-name="Таблица55.C23" office:value-type="string">
            <text:p text:style-name="P586"/>
          </table:table-cell>
        </table:table-row>
        <table:table-row table:style-name="TableLine94401851144544">
          <table:table-cell table:style-name="Таблица55.A23" office:value-type="string">
            <text:p text:style-name="P72">un nappe</text:p>
          </table:table-cell>
          <table:table-cell table:style-name="Таблица55.B23" office:value-type="string">
            <text:p text:style-name="P586">скатерть</text:p>
          </table:table-cell>
          <table:table-cell table:style-name="Таблица55.C23" office:value-type="string">
            <text:p text:style-name="P586"/>
          </table:table-cell>
        </table:table-row>
        <table:table-row table:style-name="TableLine94401851145504">
          <table:table-cell table:style-name="Таблица55.A24" office:value-type="string">
            <text:p text:style-name="P72">un ouvre-boîte</text:p>
          </table:table-cell>
          <table:table-cell table:style-name="Таблица55.B24" office:value-type="string">
            <text:p text:style-name="P586">консервный нож</text:p>
          </table:table-cell>
          <table:table-cell table:style-name="Таблица55.C24" office:value-type="string">
            <text:p text:style-name="P586"/>
          </table:table-cell>
        </table:table-row>
        <table:table-row table:style-name="TableLine94401851148096">
          <table:table-cell table:style-name="Таблица55.A25" office:value-type="string">
            <text:p text:style-name="P72">une panière</text:p>
          </table:table-cell>
          <table:table-cell table:style-name="Таблица55.B25" office:value-type="string">
            <text:p text:style-name="P586">хлебница</text:p>
          </table:table-cell>
          <table:table-cell table:style-name="Таблица55.C25" office:value-type="string">
            <text:p text:style-name="P586"/>
          </table:table-cell>
        </table:table-row>
        <table:table-row table:style-name="TableLine94401851150688">
          <table:table-cell table:style-name="Таблица55.A34" office:value-type="string">
            <text:p text:style-name="P72">un pilon</text:p>
          </table:table-cell>
          <table:table-cell table:style-name="Таблица55.B34" office:value-type="string">
            <text:p text:style-name="P586">толкушка</text:p>
          </table:table-cell>
          <table:table-cell table:style-name="Таблица55.C34" office:value-type="string">
            <text:p text:style-name="P586"/>
          </table:table-cell>
        </table:table-row>
        <table:table-row table:style-name="TableLine94401851153280">
          <table:table-cell table:style-name="Таблица55.A34" office:value-type="string">
            <text:p text:style-name="P72">un plat</text:p>
          </table:table-cell>
          <table:table-cell table:style-name="Таблица55.B34" office:value-type="string">
            <text:p text:style-name="P586">блюдо</text:p>
          </table:table-cell>
          <table:table-cell table:style-name="Таблица55.C34" office:value-type="string">
            <text:p text:style-name="P586">un plat à escargots et fruits de mer (блюдо для улиток и морепродуктов)</text:p>
          </table:table-cell>
        </table:table-row>
        <table:table-row table:style-name="TableLine94401851154240">
          <table:table-cell table:style-name="Таблица55.A34" office:value-type="string">
            <text:p text:style-name="P72">un plat à four</text:p>
          </table:table-cell>
          <table:table-cell table:style-name="Таблица55.B34" office:value-type="string">
            <text:p text:style-name="P586">форма для выпечки</text:p>
          </table:table-cell>
          <table:table-cell table:style-name="Таблица55.C34" office:value-type="string">
            <text:p text:style-name="P586"/>
          </table:table-cell>
        </table:table-row>
        <table:table-row table:style-name="TableLine94401851155200">
          <table:table-cell table:style-name="Таблица55.A34" office:value-type="string">
            <text:p text:style-name="P72">un plateau</text:p>
          </table:table-cell>
          <table:table-cell table:style-name="Таблица55.B34" office:value-type="string">
            <text:p text:style-name="P586">поднос</text:p>
          </table:table-cell>
          <table:table-cell table:style-name="Таблица55.C34" office:value-type="string">
            <text:p text:style-name="P586">voulez-vous le plateau avec ça?</text:p>
            <text:p text:style-name="P586">Un plateaux de service</text:p>
            <text:p text:style-name="P586">Un plateaux à fromage</text:p>
          </table:table-cell>
        </table:table-row>
        <table:table-row table:style-name="TableLine94401851156160">
          <table:table-cell table:style-name="Таблица55.A34" office:value-type="string">
            <text:p text:style-name="P72">une poêle</text:p>
          </table:table-cell>
          <table:table-cell table:style-name="Таблица55.B34" office:value-type="string">
            <text:p text:style-name="P586">сковорода</text:p>
          </table:table-cell>
          <table:table-cell table:style-name="Таблица55.C34" office:value-type="string">
            <text:p text:style-name="P586"/>
          </table:table-cell>
        </table:table-row>
        <table:table-row table:style-name="TableLine94401851157120">
          <table:table-cell table:style-name="Таблица55.A34" office:value-type="string">
            <text:p text:style-name="P72">une poubelle</text:p>
          </table:table-cell>
          <table:table-cell table:style-name="Таблица55.B34" office:value-type="string">
            <text:p text:style-name="P586">мусорное ведро</text:p>
          </table:table-cell>
          <table:table-cell table:style-name="Таблица55.C34" office:value-type="string">
            <text:p text:style-name="P586"/>
          </table:table-cell>
        </table:table-row>
        <table:table-row table:style-name="TableLine94401851158080">
          <table:table-cell table:style-name="Таблица55.A34" office:value-type="string">
            <text:p text:style-name="P72">un saladier</text:p>
          </table:table-cell>
          <table:table-cell table:style-name="Таблица55.B34" office:value-type="string">
            <text:p text:style-name="P586">салатник</text:p>
          </table:table-cell>
          <table:table-cell table:style-name="Таблица55.C34" office:value-type="string">
            <text:p text:style-name="P586"/>
          </table:table-cell>
        </table:table-row>
        <table:table-row table:style-name="TableLine94401851159040">
          <table:table-cell table:style-name="Таблица55.A34" office:value-type="string">
            <text:p text:style-name="P72">un savon</text:p>
          </table:table-cell>
          <table:table-cell table:style-name="Таблица55.B34" office:value-type="string">
            <text:p text:style-name="P586">мыло</text:p>
          </table:table-cell>
          <table:table-cell table:style-name="Таблица55.C34" office:value-type="string">
            <text:p text:style-name="P586">je n'ai pas de savon</text:p>
          </table:table-cell>
        </table:table-row>
        <table:table-row table:style-name="TableLine94401851160000">
          <table:table-cell table:style-name="Таблица55.A34" office:value-type="string">
            <text:p text:style-name="P72">une spatule</text:p>
          </table:table-cell>
          <table:table-cell table:style-name="Таблица55.B34" office:value-type="string">
            <text:p text:style-name="P586">лопатка</text:p>
          </table:table-cell>
          <table:table-cell table:style-name="Таблица55.C34" office:value-type="string">
            <text:p text:style-name="P586"/>
          </table:table-cell>
        </table:table-row>
        <table:table-row table:style-name="TableLine94401851160960">
          <table:table-cell table:style-name="Таблица55.A37" office:value-type="string">
            <text:p text:style-name="P72">une tasse</text:p>
          </table:table-cell>
          <table:table-cell table:style-name="Таблица55.B37" office:value-type="string">
            <text:p text:style-name="P586">чашка</text:p>
          </table:table-cell>
          <table:table-cell table:style-name="Таблица55.C37" office:value-type="string">
            <text:p text:style-name="P586">nous n'avons pas de tasses</text:p>
          </table:table-cell>
        </table:table-row>
        <table:table-row table:style-name="TableLine94401851163552">
          <table:table-cell table:style-name="Таблица55.A37" office:value-type="string">
            <text:p text:style-name="P72">une terrine</text:p>
          </table:table-cell>
          <table:table-cell table:style-name="Таблица55.B37" office:value-type="string">
            <text:p text:style-name="P586">глиняный горшочек</text:p>
          </table:table-cell>
          <table:table-cell table:style-name="Таблица55.C37" office:value-type="string">
            <text:p text:style-name="P586"/>
          </table:table-cell>
        </table:table-row>
        <table:table-row table:style-name="TableLine94401851164512">
          <table:table-cell table:style-name="Таблица55.A37" office:value-type="string">
            <text:p text:style-name="P72">un ustensiles</text:p>
          </table:table-cell>
          <table:table-cell table:style-name="Таблица55.B37" office:value-type="string">
            <text:p text:style-name="P586">утварь</text:p>
          </table:table-cell>
          <table:table-cell table:style-name="Таблица55.C37" office:value-type="string">
            <text:p text:style-name="P586">des ustensiles de cuisine</text:p>
          </table:table-cell>
        </table:table-row>
        <table:table-row table:style-name="TableLine94401851165472">
          <table:table-cell table:style-name="Таблица55.A39" office:value-type="string">
            <text:p text:style-name="P72">une vaisselle</text:p>
          </table:table-cell>
          <table:table-cell table:style-name="Таблица55.B39" office:value-type="string">
            <text:p text:style-name="P586">посуда</text:p>
          </table:table-cell>
          <table:table-cell table:style-name="Таблица55.C39" office:value-type="string">
            <text:p text:style-name="P586">faire la vaisselle (мыть посуду)</text:p>
          </table:table-cell>
        </table:table-row>
        <table:table-row table:style-name="TableLine94401851168064">
          <table:table-cell table:style-name="Таблица55.A39" office:value-type="string">
            <text:p text:style-name="P72">un verre</text:p>
          </table:table-cell>
          <table:table-cell table:style-name="Таблица55.B39" office:value-type="string">
            <text:p text:style-name="P586">стакан</text:p>
          </table:table-cell>
          <table:table-cell table:style-name="Таблица55.C39" office:value-type="string">
            <text:p text:style-name="P586">un verre à vin (стакан для вина)</text:p>
          </table:table-cell>
        </table:table-row>
        <table:table-row table:style-name="TableLine94401851169024">
          <table:table-cell table:style-name="Таблица55.A40" office:value-type="string">
            <text:p text:style-name="P72"/>
          </table:table-cell>
          <table:table-cell table:style-name="Таблица55.B40" office:value-type="string">
            <text:p text:style-name="P586"/>
          </table:table-cell>
          <table:table-cell table:style-name="Таблица55.C40" office:value-type="string">
            <text:p text:style-name="P586"/>
          </table:table-cell>
        </table:table-row>
        <table:table-row table:style-name="TableLine94401851171616">
          <table:table-cell table:style-name="Таблица55.A41" office:value-type="string">
            <text:p text:style-name="P238">Les choses</text:p>
          </table:table-cell>
          <table:table-cell table:style-name="Таблица55.A41" office:value-type="string">
            <text:p text:style-name="P238">вещи</text:p>
          </table:table-cell>
          <table:table-cell table:style-name="Таблица55.C41" office:value-type="string">
            <text:p text:style-name="P238"/>
          </table:table-cell>
        </table:table-row>
        <table:table-row table:style-name="TableLine94401851174208">
          <table:table-cell table:style-name="Таблица55.A148" office:value-type="string">
            <text:p text:style-name="ubuntu_5f_mono_5f_9"><text:span text:style-name="ubuntu_5f_mono_5f_9"><text:span text:style-name="T162">un adaptateur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адаптер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>je veux un adaptateur</text:span></text:span></text:p>
          </table:table-cell>
        </table:table-row>
        <table:table-row table:style-name="TableLine94401851176800">
          <table:table-cell table:style-name="Таблица55.A148" office:value-type="string">
            <text:p text:style-name="P72">une allumette</text:p>
          </table:table-cell>
          <table:table-cell table:style-name="Таблица55.B148" office:value-type="string">
            <text:p text:style-name="P72">спичка</text:p>
          </table:table-cell>
          <table:table-cell table:style-name="Таблица55.C148" office:value-type="string">
            <text:p text:style-name="P72">J'éteins l'allumette (тушу спичку)</text:p>
          </table:table-cell>
        </table:table-row>
        <table:table-row table:style-name="TableLine94401851179744">
          <table:table-cell table:style-name="Таблица55.A148" office:value-type="string">
            <text:p text:style-name="ubuntu_5f_mono_5f_9"><text:span text:style-name="ubuntu_5f_mono_5f_9"><text:span text:style-name="T162">une arme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оружие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>Elle aime les armes</text:span></text:span></text:p>
          </table:table-cell>
        </table:table-row>
        <table:table-row table:style-name="TableLine94401851180528">
          <table:table-cell table:style-name="Таблица55.A45" office:value-type="string">
            <text:p text:style-name="P72">un berceau</text:p>
          </table:table-cell>
          <table:table-cell table:style-name="Таблица55.B45" office:value-type="string">
            <text:p text:style-name="P72">колыбель</text:p>
          </table:table-cell>
          <table:table-cell table:style-name="Таблица55.C45" office:value-type="string">
            <text:p text:style-name="P72"/>
          </table:table-cell>
        </table:table-row>
        <table:table-row table:style-name="TableLine94401851183056">
          <table:table-cell table:style-name="Таблица55.A148" office:value-type="string">
            <text:p text:style-name="P72">un bureau</text:p>
          </table:table-cell>
          <table:table-cell table:style-name="Таблица55.B148" office:value-type="string">
            <text:p text:style-name="P72">рабочий стол, кабинет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184016">
          <table:table-cell table:style-name="Таблица55.A148" office:value-type="string">
            <text:p text:style-name="P72">une bougie</text:p>
          </table:table-cell>
          <table:table-cell table:style-name="Таблица55.B148" office:value-type="string">
            <text:p text:style-name="P72">свеча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184976">
          <table:table-cell table:style-name="Таблица55.A148" office:value-type="string">
            <text:p text:style-name="P72">une bross</text:p>
          </table:table-cell>
          <table:table-cell table:style-name="Таблица55.B148" office:value-type="string">
            <text:p text:style-name="P72">щетка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185936">
          <table:table-cell table:style-name="Таблица55.A148" office:value-type="string">
            <text:p text:style-name="P72">une caisse</text:p>
          </table:table-cell>
          <table:table-cell table:style-name="Таблица55.B148" office:value-type="string">
            <text:p text:style-name="P72">ящик</text:p>
          </table:table-cell>
          <table:table-cell table:style-name="Таблица55.C148" office:value-type="string">
            <text:p text:style-name="P72">Cette caisse contient des pommes</text:p>
          </table:table-cell>
        </table:table-row>
        <table:table-row table:style-name="TableLine94401851186896">
          <table:table-cell table:style-name="Таблица55.A148" office:value-type="string">
            <text:p text:style-name="P72">un cadeau</text:p>
          </table:table-cell>
          <table:table-cell table:style-name="Таблица55.B148" office:value-type="string">
            <text:p text:style-name="P72">подарок</text:p>
          </table:table-cell>
          <table:table-cell table:style-name="Таблица55.C148" office:value-type="string">
            <text:p text:style-name="P72">Ce sont vos cadeaux</text:p>
          </table:table-cell>
        </table:table-row>
        <table:table-row table:style-name="TableLine94401851187856">
          <table:table-cell table:style-name="Таблица55.A148" office:value-type="string">
            <text:p text:style-name="ubuntu_5f_mono_5f_9"><text:span text:style-name="ubuntu_5f_mono_5f_9"><text:span text:style-name="T162">une carte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карта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/></text:span></text:p>
          </table:table-cell>
        </table:table-row>
        <table:table-row table:style-name="TableLine94401851188816">
          <table:table-cell table:style-name="Таблица55.A56" office:value-type="string">
            <text:p text:style-name="P72">une chaise</text:p>
          </table:table-cell>
          <table:table-cell table:style-name="Таблица55.B56" office:value-type="string">
            <text:p text:style-name="P72">стул</text:p>
          </table:table-cell>
          <table:table-cell table:style-name="Таблица55.C56" office:value-type="string">
            <text:p text:style-name="P72"/>
          </table:table-cell>
        </table:table-row>
        <table:table-row table:style-name="TableLine94401851191408">
          <table:table-cell table:style-name="Таблица55.A56" office:value-type="string">
            <text:p text:style-name="ubuntu_5f_mono_5f_9"><text:span text:style-name="ubuntu_5f_mono_5f_9"><text:span text:style-name="T162">un chargeur</text:span></text:span></text:p>
          </table:table-cell>
          <table:table-cell table:style-name="Таблица55.B56" office:value-type="string">
            <text:p text:style-name="ubuntu_5f_mono_5f_9"><text:span text:style-name="ubuntu_5f_mono_5f_9"><text:span text:style-name="T162">зарядник</text:span></text:span></text:p>
          </table:table-cell>
          <table:table-cell table:style-name="Таблица55.C56" office:value-type="string">
            <text:p text:style-name="ubuntu_5f_mono_5f_9"><text:span text:style-name="ubuntu_5f_mono_5f_9"><text:span text:style-name="T162">Elle cherche un chargeur pour son ordinateur.</text:span></text:span></text:p>
            <text:p text:style-name="ubuntu_5f_mono_5f_9"><text:span text:style-name="ubuntu_5f_mono_5f_9"><text:span text:style-name="T162">Ce sont des chargeurs</text:span></text:span></text:p>
          </table:table-cell>
        </table:table-row>
        <table:table-row table:style-name="TableLine94401851192368">
          <table:table-cell table:style-name="Таблица55.A56" office:value-type="string">
            <text:p text:style-name="P72">un <text:s/>chauffage</text:p>
          </table:table-cell>
          <table:table-cell table:style-name="Таблица55.B56" office:value-type="string">
            <text:p text:style-name="P72">отопление</text:p>
          </table:table-cell>
          <table:table-cell table:style-name="Таблица55.C56" office:value-type="string">
            <text:p text:style-name="ubuntu_5f_mono_5f_9"><text:span text:style-name="ubuntu_5f_mono_5f_9"><text:span text:style-name="T162">L'homme </text:span></text:span><text:span text:style-name="ubuntu_5f_mono_5f_9"><text:span text:style-name="T194">allume le chauffage</text:span></text:span></text:p>
          </table:table-cell>
        </table:table-row>
        <table:table-row table:style-name="TableLine94401851193328">
          <table:table-cell table:style-name="Таблица55.A56" office:value-type="string">
            <text:p text:style-name="P72">un clavier</text:p>
          </table:table-cell>
          <table:table-cell table:style-name="Таблица55.B56" office:value-type="string">
            <text:p text:style-name="P72"/>
          </table:table-cell>
          <table:table-cell table:style-name="Таблица55.C56" office:value-type="string">
            <text:p text:style-name="P72">Pas de clavier!</text:p>
          </table:table-cell>
        </table:table-row>
        <table:table-row table:style-name="TableLine94401851194288">
          <table:table-cell table:style-name="Таблица55.A56" office:value-type="string">
            <text:p text:style-name="P72">une clé</text:p>
          </table:table-cell>
          <table:table-cell table:style-name="Таблица55.B56" office:value-type="string">
            <text:p text:style-name="P72">ключ</text:p>
          </table:table-cell>
          <table:table-cell table:style-name="Таблица55.C56" office:value-type="string">
            <text:p text:style-name="P72"/>
          </table:table-cell>
        </table:table-row>
        <table:table-row table:style-name="TableLine94401851195248">
          <table:table-cell table:style-name="Таблица55.A148" office:value-type="string">
            <text:p text:style-name="ubuntu_5f_mono_5f_9"><text:span text:style-name="ubuntu_5f_mono_5f_9"><text:span text:style-name="T162">une couverture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одеяло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>j'ai deux couvertureses</text:span></text:span></text:p>
            <text:p text:style-name="ubuntu_5f_mono_5f_9"><text:span text:style-name="ubuntu_5f_mono_5f_9"><text:span text:style-name="T162">Pouvez-vous m'apporter une couverture</text:span></text:span></text:p>
          </table:table-cell>
        </table:table-row>
        <table:table-row table:style-name="TableLine94401851196208">
          <table:table-cell table:style-name="Таблица55.A148" office:value-type="string">
            <text:p text:style-name="P72">une croix</text:p>
          </table:table-cell>
          <table:table-cell table:style-name="Таблица55.B148" office:value-type="string">
            <text:p text:style-name="P72">крест</text:p>
          </table:table-cell>
          <table:table-cell table:style-name="Таблица55.C148" office:value-type="string">
            <text:p text:style-name="P72"/>
          </table:table-cell>
        </table:table-row>
        <text:soft-page-break/>
        <table:table-row table:style-name="TableLine94401851197168">
          <table:table-cell table:style-name="Таблица55.A148" office:value-type="string">
            <text:p text:style-name="ubuntu_5f_mono_5f_9"><text:span text:style-name="ubuntu_5f_mono_5f_9"><text:span text:style-name="T162">un dictionnaire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словарь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/></text:span></text:p>
          </table:table-cell>
        </table:table-row>
        <table:table-row table:style-name="TableLine94401851198128">
          <table:table-cell table:style-name="Таблица55.A148" office:value-type="string">
            <text:p text:style-name="ubuntu_5f_mono_5f_9"><text:span text:style-name="ubuntu_5f_mono_5f_9"><text:span text:style-name="T162">un disque dur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жесткий диск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>il n'est plus dans mon disque dur</text:span></text:span></text:p>
          </table:table-cell>
        </table:table-row>
        <table:table-row table:style-name="TableLine94401851199088">
          <table:table-cell table:style-name="Таблица55.A63" office:value-type="string">
            <text:p text:style-name="ubuntu_5f_mono_5f_9"><text:span text:style-name="ubuntu_5f_mono_5f_9"><text:span text:style-name="T162">un drap</text:span></text:span></text:p>
          </table:table-cell>
          <table:table-cell table:style-name="Таблица55.B63" office:value-type="string">
            <text:p text:style-name="ubuntu_5f_mono_5f_9"><text:span text:style-name="ubuntu_5f_mono_5f_9"><text:span text:style-name="T162">простыня</text:span></text:span></text:p>
          </table:table-cell>
          <table:table-cell table:style-name="Таблица55.C63" office:value-type="string">
            <text:p text:style-name="ubuntu_5f_mono_5f_9"><text:span text:style-name="ubuntu_5f_mono_5f_9"><text:span text:style-name="T162">Avons-nous des draps blancs?</text:span></text:span></text:p>
          </table:table-cell>
        </table:table-row>
        <table:table-row table:style-name="TableLine94401851201680">
          <table:table-cell table:style-name="Таблица55.A63" office:value-type="string">
            <text:p text:style-name="P72">un drapeau</text:p>
          </table:table-cell>
          <table:table-cell table:style-name="Таблица55.B63" office:value-type="string">
            <text:p text:style-name="P72">флаг</text:p>
          </table:table-cell>
          <table:table-cell table:style-name="Таблица55.C63" office:value-type="string">
            <text:p text:style-name="P72">Le drapeau français est bleu, blanc, rouge</text:p>
          </table:table-cell>
        </table:table-row>
        <table:table-row table:style-name="TableLine94401851202640">
          <table:table-cell table:style-name="Таблица55.A63" office:value-type="string">
            <text:p text:style-name="ubuntu_5f_mono_5f_9"><text:span text:style-name="ubuntu_5f_mono_5f_9"><text:span text:style-name="T195">un </text:span></text:span><text:span text:style-name="ubuntu_5f_mono_5f_9"><text:span text:style-name="T162">écran</text:span></text:span></text:p>
          </table:table-cell>
          <table:table-cell table:style-name="Таблица55.B63" office:value-type="string">
            <text:p text:style-name="ubuntu_5f_mono_5f_9"><text:span text:style-name="ubuntu_5f_mono_5f_9"><text:span text:style-name="T162">экран</text:span></text:span></text:p>
          </table:table-cell>
          <table:table-cell table:style-name="Таблица55.C63" office:value-type="string">
            <text:p text:style-name="ubuntu_5f_mono_5f_9"><text:span text:style-name="ubuntu_5f_mono_5f_9"><text:span text:style-name="T162">C'est l'écran de mon ordinateur</text:span></text:span></text:p>
          </table:table-cell>
        </table:table-row>
        <table:table-row table:style-name="TableLine94401851203600">
          <table:table-cell table:style-name="Таблица55.A148" office:value-type="string">
            <text:p text:style-name="ubuntu_5f_mono_5f_9"><text:span text:style-name="ubuntu_5f_mono_5f_9"><text:span text:style-name="T162">une enveloppe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конверт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>la lettre est dans une enveloppe</text:span></text:span></text:p>
          </table:table-cell>
        </table:table-row>
        <table:table-row table:style-name="TableLine94401851204560">
          <table:table-cell table:style-name="Таблица55.A148" office:value-type="string">
            <text:p text:style-name="P72">Une feuille</text:p>
          </table:table-cell>
          <table:table-cell table:style-name="Таблица55.B148" office:value-type="string">
            <text:p text:style-name="P72">лист</text:p>
          </table:table-cell>
          <table:table-cell table:style-name="Таблица55.C148" office:value-type="string">
            <text:p text:style-name="P72">Les feuilles vertes sont petites</text:p>
          </table:table-cell>
        </table:table-row>
        <table:table-row table:style-name="TableLine94401851205520">
          <table:table-cell table:style-name="Таблица55.A148" office:value-type="string">
            <text:p text:style-name="P72">Un fil</text:p>
          </table:table-cell>
          <table:table-cell table:style-name="Таблица55.B148" office:value-type="string">
            <text:p text:style-name="P72">провод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06480">
          <table:table-cell table:style-name="Таблица55.A148" office:value-type="string">
            <text:p text:style-name="ubuntu_5f_mono_5f_9"><text:span text:style-name="ubuntu_5f_mono_5f_9"><text:span text:style-name="T162">un jouet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игра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/></text:span></text:p>
          </table:table-cell>
        </table:table-row>
        <table:table-row table:style-name="TableLine94401851207440">
          <table:table-cell table:style-name="Таблица55.A148" office:value-type="string">
            <text:p text:style-name="P72">une lampe</text:p>
          </table:table-cell>
          <table:table-cell table:style-name="Таблица55.B148" office:value-type="string">
            <text:p text:style-name="P72">лампа</text:p>
          </table:table-cell>
          <table:table-cell table:style-name="Таблица55.C148" office:value-type="string">
            <text:p text:style-name="P72">la lampe est européenne</text:p>
          </table:table-cell>
        </table:table-row>
        <table:table-row table:style-name="TableLine94401851208400">
          <table:table-cell table:style-name="Таблица55.A148" office:value-type="string">
            <text:p text:style-name="ubuntu_5f_mono_5f_9"><text:span text:style-name="ubuntu_5f_mono_5f_9"><text:span text:style-name="T162">une lettre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письмо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/></text:span></text:p>
          </table:table-cell>
        </table:table-row>
        <table:table-row table:style-name="TableLine94401851209360">
          <table:table-cell table:style-name="Таблица55.A148" office:value-type="string">
            <text:p text:style-name="ubuntu_5f_mono_5f_9"><text:span text:style-name="ubuntu_5f_mono_5f_9"><text:span text:style-name="T162">un linge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бельё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>elle lave le linge sale (стирает грязное белье)</text:span></text:span></text:p>
          </table:table-cell>
        </table:table-row>
        <table:table-row table:style-name="TableLine94401851210320">
          <table:table-cell table:style-name="Таблица55.A148" office:value-type="string">
            <text:p text:style-name="P72">un lit</text:p>
          </table:table-cell>
          <table:table-cell table:style-name="Таблица55.B148" office:value-type="string">
            <text:p text:style-name="P72">кровать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11280">
          <table:table-cell table:style-name="Таблица55.A148" office:value-type="string">
            <text:p text:style-name="P72">une lunette</text:p>
          </table:table-cell>
          <table:table-cell table:style-name="Таблица55.B148" office:value-type="string">
            <text:p text:style-name="P72">очки</text:p>
          </table:table-cell>
          <table:table-cell table:style-name="Таблица55.C148" office:value-type="string">
            <text:p text:style-name="P72">J'ai trois paires de lunettes</text:p>
          </table:table-cell>
        </table:table-row>
        <table:table-row table:style-name="TableLine94401851212240">
          <table:table-cell table:style-name="Таблица55.A148" office:value-type="string">
            <text:p text:style-name="ubuntu_5f_mono_5f_9"><text:span text:style-name="ubuntu_5f_mono_5f_9"><text:span text:style-name="T162">un magazine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журнал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94">Il vous voit dans le</text:span></text:span><text:span text:style-name="ubuntu_5f_mono_5f_9"><text:span text:style-name="T195"> magazine</text:span></text:span></text:p>
            <text:p text:style-name="ubuntu_5f_mono_5f_9"><text:span text:style-name="ubuntu_5f_mono_5f_9"><text:span text:style-name="T162">Mon magazine est au fond de mon sac</text:span></text:span></text:p>
          </table:table-cell>
        </table:table-row>
        <table:table-row table:style-name="TableLine94401851213200">
          <table:table-cell table:style-name="Таблица55.A148" office:value-type="string">
            <text:p text:style-name="P72">une meuble</text:p>
          </table:table-cell>
          <table:table-cell table:style-name="Таблица55.B148" office:value-type="string">
            <text:p text:style-name="P72">мебель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14160">
          <table:table-cell table:style-name="Таблица55.A148" office:value-type="string">
            <text:p text:style-name="P72">un miroir</text:p>
          </table:table-cell>
          <table:table-cell table:style-name="Таблица55.B148" office:value-type="string">
            <text:p text:style-name="P72">зеркло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15120">
          <table:table-cell table:style-name="Таблица55.A148" office:value-type="string">
            <text:p text:style-name="ubuntu_5f_mono_5f_9"><text:span text:style-name="ubuntu_5f_mono_5f_9"><text:span text:style-name="T162">une montre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часы (карманные)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>Où est ma montre?</text:span></text:span></text:p>
          </table:table-cell>
        </table:table-row>
        <table:table-row table:style-name="TableLine94401851216080">
          <table:table-cell table:style-name="Таблица55.A148" office:value-type="string">
            <text:p text:style-name="ubuntu_5f_mono_5f_9"><text:span text:style-name="ubuntu_5f_mono_5f_9"><text:span text:style-name="T162">un objet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предмет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97">Ces objets sont précieux</text:span></text:span><text:span text:style-name="ubuntu_5f_mono_5f_9"><text:span text:style-name="T198"> (ценные)</text:span></text:span></text:p>
          </table:table-cell>
        </table:table-row>
        <table:table-row table:style-name="TableLine94401851217040">
          <table:table-cell table:style-name="Таблица55.A148" office:value-type="string">
            <text:p text:style-name="ubuntu_5f_mono_5f_9"><text:span text:style-name="ubuntu_5f_mono_5f_9"><text:span text:style-name="T162">un ordinateur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компьютер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>C'est le clavier de mon ordinateur</text:span></text:span></text:p>
          </table:table-cell>
        </table:table-row>
        <table:table-row table:style-name="TableLine94401851218000">
          <table:table-cell table:style-name="Таблица55.A148" office:value-type="string">
            <text:p text:style-name="ubuntu_5f_mono_5f_9"><text:span text:style-name="ubuntu_5f_mono_5f_9"><text:span text:style-name="T162">un oreiller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подушка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/></text:span></text:p>
          </table:table-cell>
        </table:table-row>
        <table:table-row table:style-name="TableLine94401851218960">
          <table:table-cell table:style-name="Таблица55.A148" office:value-type="string">
            <text:p text:style-name="ubuntu_5f_mono_5f_9"><text:span text:style-name="ubuntu_5f_mono_5f_9"><text:span text:style-name="T162">un outil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инструмент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>Cet outil marche</text:span></text:span></text:p>
            <text:p text:style-name="ubuntu_5f_mono_5f_9"><text:span text:style-name="ubuntu_5f_mono_5f_9"><text:span text:style-name="T162">Mon père a beaucoup d'outils</text:span></text:span></text:p>
          </table:table-cell>
        </table:table-row>
        <table:table-row table:style-name="TableLine94401851219920">
          <table:table-cell table:style-name="Таблица55.A148" office:value-type="string">
            <text:p text:style-name="P72">une page</text:p>
          </table:table-cell>
          <table:table-cell table:style-name="Таблица55.B148" office:value-type="string">
            <text:p text:style-name="P72">страница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20880">
          <table:table-cell table:style-name="Таблица55.A148" office:value-type="string">
            <text:p text:style-name="ubuntu_5f_mono_5f_9"><text:span text:style-name="ubuntu_5f_mono_5f_9"><text:span text:style-name="T162">une radio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радио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>ils vendent des radios</text:span></text:span></text:p>
          </table:table-cell>
        </table:table-row>
        <table:table-row table:style-name="TableLine94401851221840">
          <table:table-cell table:style-name="Таблица55.A148" office:value-type="string">
            <text:p text:style-name="P72">un réfrigérateur</text:p>
          </table:table-cell>
          <table:table-cell table:style-name="Таблица55.B148" office:value-type="string">
            <text:p text:style-name="P72">холодильник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22800">
          <table:table-cell table:style-name="Таблица55.A148" office:value-type="string">
            <text:p text:style-name="ubuntu_5f_mono_5f_9"><text:span text:style-name="ubuntu_5f_mono_5f_9"><text:span text:style-name="T162">un rideau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штора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/></text:span></text:p>
          </table:table-cell>
        </table:table-row>
        <table:table-row table:style-name="TableLine94401851223760">
          <table:table-cell table:style-name="Таблица55.A148" office:value-type="string">
            <text:p text:style-name="P72">un robot</text:p>
          </table:table-cell>
          <table:table-cell table:style-name="Таблица55.B148" office:value-type="string">
            <text:p text:style-name="P72">робот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24720">
          <table:table-cell table:style-name="Таблица55.A86" office:value-type="string">
            <text:p text:style-name="P72">une roue</text:p>
          </table:table-cell>
          <table:table-cell table:style-name="Таблица55.B86" office:value-type="string">
            <text:p text:style-name="P72">колесо</text:p>
          </table:table-cell>
          <table:table-cell table:style-name="Таблица55.C86" office:value-type="string">
            <text:p text:style-name="P72"/>
          </table:table-cell>
        </table:table-row>
        <table:table-row table:style-name="TableLine94401851178960">
          <table:table-cell table:style-name="Таблица55.A148" office:value-type="string">
            <text:p text:style-name="ubuntu_5f_mono_5f_9"><text:span text:style-name="ubuntu_5f_mono_5f_9"><text:span text:style-name="T162">une serviette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полотенце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/></text:span></text:p>
          </table:table-cell>
        </table:table-row>
        <table:table-row table:style-name="TableLine94401851230384">
          <table:table-cell table:style-name="Таблица55.A148" office:value-type="string">
            <text:p text:style-name="ubuntu_5f_mono_5f_9"><text:span text:style-name="ubuntu_5f_mono_5f_9"><text:span text:style-name="T162">un stylo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ручка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/></text:span></text:p>
          </table:table-cell>
        </table:table-row>
        <table:table-row table:style-name="TableLine94401851231344">
          <table:table-cell table:style-name="Таблица55.A148" office:value-type="string">
            <text:p text:style-name="P72">un tapis</text:p>
          </table:table-cell>
          <table:table-cell table:style-name="Таблица55.B148" office:value-type="string">
            <text:p text:style-name="P72">ковер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32304">
          <table:table-cell table:style-name="Таблица55.A148" office:value-type="string">
            <text:p text:style-name="P72">une télévision</text:p>
          </table:table-cell>
          <table:table-cell table:style-name="Таблица55.B148" office:value-type="string">
            <text:p text:style-name="P72">телевизор</text:p>
          </table:table-cell>
          <table:table-cell table:style-name="Таблица55.C148" office:value-type="string">
            <text:p text:style-name="P72">tu éteins la télévision (выключаешь)</text:p>
          </table:table-cell>
        </table:table-row>
        <table:table-row table:style-name="TableLine94401851233264">
          <table:table-cell table:style-name="Таблица55.A148" office:value-type="string">
            <text:p text:style-name="P72">une valise</text:p>
          </table:table-cell>
          <table:table-cell table:style-name="Таблица55.B148" office:value-type="string">
            <text:p text:style-name="P72">чемодан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34224">
          <table:table-cell table:style-name="Таблица55.A148" office:value-type="string">
            <text:p text:style-name="P72">une voiture</text:p>
          </table:table-cell>
          <table:table-cell table:style-name="Таблица55.B148" office:value-type="string">
            <text:p text:style-name="P72">машина</text:p>
          </table:table-cell>
          <table:table-cell table:style-name="Таблица55.C148" office:value-type="string">
            <text:p text:style-name="ubuntu_5f_mono_5f_9"><text:span text:style-name="ubuntu_5f_mono_5f_9"><text:span text:style-name="T162"/></text:span></text:p>
          </table:table-cell>
        </table:table-row>
        <table:table-row table:style-name="TableLine94401851235184">
          <table:table-cell table:style-name="Таблица55.A148" office:value-type="string">
            <text:p text:style-name="ubuntu_5f_mono_5f_9"><text:span text:style-name="ubuntu_5f_mono_5f_9"><text:span text:style-name="T162"/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/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/></text:span></text:p>
          </table:table-cell>
        </table:table-row>
        <table:table-row table:style-name="TableLine94401851236144">
          <table:table-cell table:style-name="Таблица55.A41" office:value-type="string">
            <text:p text:style-name="P237">Un intérieur</text:p>
          </table:table-cell>
          <table:table-cell table:style-name="Таблица55.A41" office:value-type="string">
            <text:p text:style-name="P72"/>
          </table:table-cell>
          <table:table-cell table:style-name="Таблица55.C41" office:value-type="string">
            <text:p text:style-name="P72"/>
          </table:table-cell>
        </table:table-row>
        <table:table-row table:style-name="TableLine94401851237104">
          <table:table-cell table:style-name="Таблица55.A148" office:value-type="string">
            <text:p text:style-name="P200">un appartament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38064">
          <table:table-cell table:style-name="Таблица55.A96" office:value-type="string">
            <text:p text:style-name="P72">une baignoire</text:p>
          </table:table-cell>
          <table:table-cell table:style-name="Таблица55.B96" office:value-type="string">
            <text:p text:style-name="P72">ванная</text:p>
          </table:table-cell>
          <table:table-cell table:style-name="Таблица55.C96" office:value-type="string">
            <text:p text:style-name="P72">Je n'aime pas nettoyer (чистить) la baignoire</text:p>
          </table:table-cell>
        </table:table-row>
        <table:table-row table:style-name="TableLine94401851240592">
          <table:table-cell table:style-name="Таблица55.A148" office:value-type="string">
            <text:p text:style-name="P72">un balcon</text:p>
          </table:table-cell>
          <table:table-cell table:style-name="Таблица55.B148" office:value-type="string">
            <text:p text:style-name="P72">балкон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41552">
          <table:table-cell table:style-name="Таблица55.A148" office:value-type="string">
            <text:p text:style-name="P200">une chambre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42512">
          <table:table-cell table:style-name="Таблица55.A148" office:value-type="string">
            <text:p text:style-name="P200">un couloire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43472">
          <table:table-cell table:style-name="Таблица55.A148" office:value-type="string">
            <text:p text:style-name="P72"><text:span text:style-name="T306">un </text:span>escalier</text:p>
          </table:table-cell>
          <table:table-cell table:style-name="Таблица55.B148" office:value-type="string">
            <text:p text:style-name="P72">лестница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44432">
          <table:table-cell table:style-name="Таблица55.A148" office:value-type="string">
            <text:p text:style-name="P72">une fenêtre</text:p>
          </table:table-cell>
          <table:table-cell table:style-name="Таблица55.B148" office:value-type="string">
            <text:p text:style-name="P72">окно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45392">
          <table:table-cell table:style-name="Таблица55.A148" office:value-type="string">
            <text:p text:style-name="P72">un four</text:p>
          </table:table-cell>
          <table:table-cell table:style-name="Таблица55.B148" office:value-type="string">
            <text:p text:style-name="P72">печь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46352">
          <table:table-cell table:style-name="Таблица55.A148" office:value-type="string">
            <text:p text:style-name="P72">une horloge</text:p>
          </table:table-cell>
          <table:table-cell table:style-name="Таблица55.B148" office:value-type="string">
            <text:p text:style-name="P72">часы (башенные)</text:p>
          </table:table-cell>
          <table:table-cell table:style-name="Таблица55.C148" office:value-type="string">
            <text:p text:style-name="P72">Ce n'est pas une horogle</text:p>
          </table:table-cell>
        </table:table-row>
        <table:table-row table:style-name="TableLine94401851247312">
          <table:table-cell table:style-name="Таблица55.A148" office:value-type="string">
            <text:p text:style-name="P72">Un intérieur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>la porte s'ouvre vers l'intérieur (внутрь)</text:p>
            <text:p text:style-name="P72">L'intérieur du château</text:p>
          </table:table-cell>
        </table:table-row>
        <table:table-row table:style-name="TableLine94401851248272">
          <table:table-cell table:style-name="Таблица55.A148" office:value-type="string">
            <text:p text:style-name="P72">un mur</text:p>
          </table:table-cell>
          <table:table-cell table:style-name="Таблица55.B148" office:value-type="string">
            <text:p text:style-name="P72">стена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49232">
          <table:table-cell table:style-name="Таблица55.A148" office:value-type="string">
            <text:p text:style-name="P72">une piscine</text:p>
          </table:table-cell>
          <table:table-cell table:style-name="Таблица55.B148" office:value-type="string">
            <text:p text:style-name="P72">бассейн</text:p>
          </table:table-cell>
          <table:table-cell table:style-name="Таблица55.C148" office:value-type="string">
            <text:p text:style-name="P72">la piscine n'a pas d'eau</text:p>
          </table:table-cell>
        </table:table-row>
        <text:soft-page-break/>
        <table:table-row table:style-name="TableLine94401851250192">
          <table:table-cell table:style-name="Таблица55.A148" office:value-type="string">
            <text:p text:style-name="P72">une porte</text:p>
          </table:table-cell>
          <table:table-cell table:style-name="Таблица55.B148" office:value-type="string">
            <text:p text:style-name="P72">дверь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51152">
          <table:table-cell table:style-name="Таблица55.A148" office:value-type="string">
            <text:p text:style-name="P72">une salle de bain</text:p>
          </table:table-cell>
          <table:table-cell table:style-name="Таблица55.B148" office:value-type="string">
            <text:p text:style-name="P72">ванная</text:p>
          </table:table-cell>
          <table:table-cell table:style-name="Таблица55.C148" office:value-type="string">
            <text:p text:style-name="P72">Demain je nettoie la salle de bains</text:p>
          </table:table-cell>
        </table:table-row>
        <table:table-row table:style-name="TableLine94401851252112">
          <table:table-cell table:style-name="Таблица55.A109" office:value-type="string">
            <text:p text:style-name="P72">un chauffage</text:p>
          </table:table-cell>
          <table:table-cell table:style-name="Таблица55.B109" office:value-type="string">
            <text:p text:style-name="P72">отопление</text:p>
          </table:table-cell>
          <table:table-cell table:style-name="Таблица55.C109" office:value-type="string">
            <text:p text:style-name="P72"/>
          </table:table-cell>
        </table:table-row>
        <table:table-row table:style-name="TableLine94401851254704">
          <table:table-cell table:style-name="Таблица55.A148" office:value-type="string">
            <text:p text:style-name="P72"/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55664">
          <table:table-cell table:style-name="Таблица55.A41" office:value-type="string">
            <text:p text:style-name="ubuntu_5f_mono_5f_9"><text:span text:style-name="ubuntu_5f_mono_5f_9"><text:span text:style-name="T224">Le territoire</text:span></text:span></text:p>
          </table:table-cell>
          <table:table-cell table:style-name="Таблица55.A41" office:value-type="string">
            <text:p text:style-name="ubuntu_5f_mono_5f_9"><text:span text:style-name="ubuntu_5f_mono_5f_9"><text:span text:style-name="T162"/></text:span></text:p>
          </table:table-cell>
          <table:table-cell table:style-name="Таблица55.C41" office:value-type="string">
            <text:p text:style-name="ubuntu_5f_mono_5f_9"><text:span text:style-name="ubuntu_5f_mono_5f_9"><text:span text:style-name="T162"/></text:span></text:p>
          </table:table-cell>
        </table:table-row>
        <table:table-row table:style-name="TableLine94401851256624">
          <table:table-cell table:style-name="Таблица55.A148" office:value-type="string">
            <text:p text:style-name="P72">Allemagne</text:p>
          </table:table-cell>
          <table:table-cell table:style-name="Таблица55.B148" office:value-type="string">
            <text:p text:style-name="P72">Германия</text:p>
          </table:table-cell>
          <table:table-cell table:style-name="Таблица55.C148" office:value-type="string">
            <text:p text:style-name="P72">j'aime beaucoup l'Allemagne</text:p>
          </table:table-cell>
        </table:table-row>
        <table:table-row table:style-name="TableLine94401851257584">
          <table:table-cell table:style-name="Таблица55.A148" office:value-type="string">
            <text:p text:style-name="P72">Bordeaux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>Nous allons à Bordeaux pour acheter du vin rouge</text:p>
            <text:p text:style-name="P72">C'est l'année de notre arrivée à Bordeaux</text:p>
            <text:p text:style-name="P72">J'aime le vin de Bordeaux</text:p>
          </table:table-cell>
        </table:table-row>
        <table:table-row table:style-name="TableLine94401851258544">
          <table:table-cell table:style-name="Таблица55.A148" office:value-type="string">
            <text:p text:style-name="P72">la Chine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>La Chine est en Asie</text:p>
          </table:table-cell>
        </table:table-row>
        <table:table-row table:style-name="TableLine94401851259504">
          <table:table-cell table:style-name="Таблица55.A148" office:value-type="string">
            <text:p text:style-name="P72"/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60464">
          <table:table-cell table:style-name="Таблица55.A148" office:value-type="string">
            <text:p text:style-name="P72">une banlieue</text:p>
          </table:table-cell>
          <table:table-cell table:style-name="Таблица55.B148" office:value-type="string">
            <text:p text:style-name="P72">пригород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61424">
          <table:table-cell table:style-name="Таблица55.A148" office:value-type="string">
            <text:p text:style-name="P72">une banque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>Où est <text:span text:style-name="T363">la banque</text:span></text:p>
          </table:table-cell>
        </table:table-row>
        <table:table-row table:style-name="TableLine94401851262384">
          <table:table-cell table:style-name="Таблица55.A148" office:value-type="string">
            <text:p text:style-name="ubuntu_5f_mono_5f_9"><text:span text:style-name="ubuntu_5f_mono_5f_9"><text:span text:style-name="T162">un bâtiment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здание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/></text:span></text:p>
          </table:table-cell>
        </table:table-row>
        <table:table-row table:style-name="TableLine94401851263344">
          <table:table-cell table:style-name="Таблица55.A148" office:value-type="string">
            <text:p text:style-name="ubuntu_5f_mono_5f_9"><text:span text:style-name="ubuntu_5f_mono_5f_9"><text:span text:style-name="T162">un bord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край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/></text:span></text:p>
          </table:table-cell>
        </table:table-row>
        <table:table-row table:style-name="TableLine94401851264304">
          <table:table-cell table:style-name="Таблица55.A148" office:value-type="string">
            <text:p text:style-name="P471">une boulangerie</text:p>
          </table:table-cell>
          <table:table-cell table:style-name="Таблица55.B148" office:value-type="string">
            <text:p text:style-name="P462"/>
          </table:table-cell>
          <table:table-cell table:style-name="Таблица55.C148" office:value-type="string">
            <text:p text:style-name="P462"/>
          </table:table-cell>
        </table:table-row>
        <table:table-row table:style-name="TableLine94401851265264">
          <table:table-cell table:style-name="Таблица55.A148" office:value-type="string">
            <text:p text:style-name="P200">une campagne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66224">
          <table:table-cell table:style-name="Таблица55.A148" office:value-type="string">
            <text:p text:style-name="P72">une cave</text:p>
          </table:table-cell>
          <table:table-cell table:style-name="Таблица55.B148" office:value-type="string">
            <text:p text:style-name="P72">подвал</text:p>
          </table:table-cell>
          <table:table-cell table:style-name="Таблица55.C148" office:value-type="string">
            <text:p text:style-name="P72">il va à la cave</text:p>
          </table:table-cell>
        </table:table-row>
        <table:table-row table:style-name="TableLine94401851267184">
          <table:table-cell table:style-name="Таблица55.A148" office:value-type="string">
            <text:p text:style-name="P72">un centre</text:p>
          </table:table-cell>
          <table:table-cell table:style-name="Таблица55.B148" office:value-type="string">
            <text:p text:style-name="P72">центр</text:p>
          </table:table-cell>
          <table:table-cell table:style-name="Таблица55.C148" office:value-type="string">
            <text:p text:style-name="P72">elle est au centre du village</text:p>
            <text:p text:style-name="P72">c'est au centre du pays</text:p>
          </table:table-cell>
        </table:table-row>
        <table:table-row table:style-name="TableLine94401851268144">
          <table:table-cell table:style-name="Таблица55.A148" office:value-type="string">
            <text:p text:style-name="P72">un château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>L'intérieur du château</text:p>
          </table:table-cell>
        </table:table-row>
        <table:table-row table:style-name="TableLine94401851269104">
          <table:table-cell table:style-name="Таблица55.A148" office:value-type="string">
            <text:p text:style-name="P72">une Chine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>La Chine est en Asie</text:p>
          </table:table-cell>
        </table:table-row>
        <table:table-row table:style-name="TableLine94401851270064">
          <table:table-cell table:style-name="Таблица55.A148" office:value-type="string">
            <text:p text:style-name="P72">une côte</text:p>
          </table:table-cell>
          <table:table-cell table:style-name="Таблица55.B148" office:value-type="string">
            <text:p text:style-name="P72">берег</text:p>
          </table:table-cell>
          <table:table-cell table:style-name="Таблица55.C148" office:value-type="string">
            <text:p text:style-name="P72">Elle habite sur la côte ouest</text:p>
          </table:table-cell>
        </table:table-row>
        <table:table-row table:style-name="TableLine94401851271024">
          <table:table-cell table:style-name="Таблица55.A148" office:value-type="string">
            <text:p text:style-name="ubuntu_5f_mono_5f_9"><text:span text:style-name="ubuntu_5f_mono_5f_9"><text:span text:style-name="T162">un désert</text:span></text:span></text:p>
          </table:table-cell>
          <table:table-cell table:style-name="Таблица55.B148" office:value-type="string">
            <text:p text:style-name="ubuntu_5f_mono_5f_9"><text:span text:style-name="ubuntu_5f_mono_5f_9"><text:span text:style-name="T162">пустыня</text:span></text:span></text:p>
          </table:table-cell>
          <table:table-cell table:style-name="Таблица55.C148" office:value-type="string">
            <text:p text:style-name="ubuntu_5f_mono_5f_9"><text:span text:style-name="ubuntu_5f_mono_5f_9"><text:span text:style-name="T162"/></text:span></text:p>
          </table:table-cell>
        </table:table-row>
        <table:table-row table:style-name="TableLine94401851271984">
          <table:table-cell table:style-name="Таблица55.A148" office:value-type="string">
            <text:p text:style-name="P72">une direction</text:p>
          </table:table-cell>
          <table:table-cell table:style-name="Таблица55.B148" office:value-type="string">
            <text:p text:style-name="P72">направление</text:p>
          </table:table-cell>
          <table:table-cell table:style-name="Таблица55.C148" office:value-type="string">
            <text:p text:style-name="P72">Il va dans la direction inverse</text:p>
            <text:p text:style-name="P72"><text:span text:style-name="T377">J</text:span>'ai marché en direction du parc</text:p>
          </table:table-cell>
        </table:table-row>
        <table:table-row table:style-name="TableLine94401851272944">
          <table:table-cell table:style-name="Таблица55.A148" office:value-type="string">
            <text:p text:style-name="P72">une <text:span text:style-name="T362">discothèque</text:span>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>Patrick<text:span text:style-name="T362"> est dans la discothèque</text:span></text:p>
          </table:table-cell>
        </table:table-row>
        <table:table-row table:style-name="TableLine94401851275968">
          <table:table-cell table:style-name="Таблица55.A148" office:value-type="string">
            <text:p text:style-name="P72">une distance</text:p>
          </table:table-cell>
          <table:table-cell table:style-name="Таблица55.B148" office:value-type="string">
            <text:p text:style-name="P72">расстояние</text:p>
          </table:table-cell>
          <table:table-cell table:style-name="Таблица55.C148" office:value-type="string">
            <text:p text:style-name="P72">Ce n'est pas une si gande distance</text:p>
          </table:table-cell>
        </table:table-row>
        <table:table-row table:style-name="TableLine94401851276928">
          <table:table-cell table:style-name="Таблица55.A148" office:value-type="string">
            <text:p text:style-name="P72">une entrée</text:p>
          </table:table-cell>
          <table:table-cell table:style-name="Таблица55.B148" office:value-type="string">
            <text:p text:style-name="P72">вход</text:p>
          </table:table-cell>
          <table:table-cell table:style-name="Таблица55.C148" office:value-type="string">
            <text:p text:style-name="P72">Tournez-vous vers l'entrée</text:p>
            <text:p text:style-name="P72">l'entrée libre</text:p>
          </table:table-cell>
        </table:table-row>
        <table:table-row table:style-name="TableLine94401851277888">
          <table:table-cell table:style-name="Таблица55.A148" office:value-type="string">
            <text:p text:style-name="P200">une entreprise</text:p>
          </table:table-cell>
          <table:table-cell table:style-name="Таблица55.B148" office:value-type="string">
            <text:p text:style-name="P200">компания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78848">
          <table:table-cell table:style-name="Таблица55.A148" office:value-type="string">
            <text:p text:style-name="P72">un est</text:p>
          </table:table-cell>
          <table:table-cell table:style-name="Таблица55.B148" office:value-type="string">
            <text:p text:style-name="P72">восток</text:p>
          </table:table-cell>
          <table:table-cell table:style-name="Таблица55.C148" office:value-type="string">
            <text:p text:style-name="P72">je vais vers l'est (я иду на восток)</text:p>
          </table:table-cell>
        </table:table-row>
        <table:table-row table:style-name="TableLine94401851279808">
          <table:table-cell table:style-name="Таблица55.A148" office:value-type="string">
            <text:p text:style-name="P72">un extérieur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>l'extérieur du bâtiment est sale</text:p>
            <text:p text:style-name="P72">l'extérieur de ce bol est sale</text:p>
          </table:table-cell>
        </table:table-row>
        <table:table-row table:style-name="TableLine94401851280768">
          <table:table-cell table:style-name="Таблица55.A148" office:value-type="string">
            <text:p text:style-name="P72">un fond</text:p>
          </table:table-cell>
          <table:table-cell table:style-name="Таблица55.B148" office:value-type="string">
            <text:p text:style-name="P72">дно</text:p>
          </table:table-cell>
          <table:table-cell table:style-name="Таблица55.C148" office:value-type="string">
            <text:p text:style-name="ubuntu_5f_mono_5f_9"><text:span text:style-name="ubuntu_5f_mono_5f_9"><text:span text:style-name="T162">Mon magazine est au fond de mon sac</text:span></text:span></text:p>
          </table:table-cell>
        </table:table-row>
        <table:table-row table:style-name="TableLine94401851281728">
          <table:table-cell table:style-name="Таблица55.A148" office:value-type="string">
            <text:p text:style-name="P72">une frontière</text:p>
          </table:table-cell>
          <table:table-cell table:style-name="Таблица55.B148" office:value-type="string">
            <text:p text:style-name="P72">граница</text:p>
          </table:table-cell>
          <table:table-cell table:style-name="Таблица55.C148" office:value-type="string">
            <text:p text:style-name="P72">Où est la frontière?</text:p>
          </table:table-cell>
        </table:table-row>
        <table:table-row table:style-name="TableLine94401851282688">
          <table:table-cell table:style-name="Таблица55.A148" office:value-type="string">
            <text:p text:style-name="P72">une maison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>Leur maison est au centre de la ville</text:p>
          </table:table-cell>
        </table:table-row>
        <table:table-row table:style-name="TableLine94401851283648">
          <table:table-cell table:style-name="Таблица55.A148" office:value-type="string">
            <text:p text:style-name="P200">un magasin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84608">
          <table:table-cell table:style-name="Таблица55.A148" office:value-type="string">
            <text:p text:style-name="P72">un ouest</text:p>
          </table:table-cell>
          <table:table-cell table:style-name="Таблица55.B148" office:value-type="string">
            <text:p text:style-name="P72">запад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85568">
          <table:table-cell table:style-name="Таблица55.A148" office:value-type="string">
            <text:p text:style-name="P72">un panneau</text:p>
          </table:table-cell>
          <table:table-cell table:style-name="Таблица55.B148" office:value-type="string">
            <text:p text:style-name="P72">знак</text:p>
          </table:table-cell>
          <table:table-cell table:style-name="Таблица55.C148" office:value-type="string">
            <text:p text:style-name="P72">Il y a un panneau rouge avec une croix blanche</text:p>
            <text:p text:style-name="P72">Au premier panneau tournez à goche</text:p>
            <text:p text:style-name="P72">Elle regarde le panneau rouge et blanc</text:p>
          </table:table-cell>
        </table:table-row>
        <table:table-row table:style-name="TableLine94401851286528">
          <table:table-cell table:style-name="Таблица55.A148" office:value-type="string">
            <text:p text:style-name="P200">un parc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87488">
          <table:table-cell table:style-name="Таблица55.A148" office:value-type="string">
            <text:p text:style-name="P72">un plan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>Avez-vous des plans pour ce jour?</text:p>
            <text:p text:style-name="P72">Ce plan a marché (этот план сработал)</text:p>
            <text:p text:style-name="P72">Plan du chêteau</text:p>
          </table:table-cell>
        </table:table-row>
        <table:table-row table:style-name="TableLine94401851288448">
          <table:table-cell table:style-name="Таблица55.A148" office:value-type="string">
            <text:p text:style-name="P72">un prison</text:p>
          </table:table-cell>
          <table:table-cell table:style-name="Таблица55.B148" office:value-type="string">
            <text:p text:style-name="P72">тюрьма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89408">
          <table:table-cell table:style-name="Таблица55.A148" office:value-type="string">
            <text:p text:style-name="P72">un pont</text:p>
          </table:table-cell>
          <table:table-cell table:style-name="Таблица55.B148" office:value-type="string">
            <text:p text:style-name="P72">мост</text:p>
          </table:table-cell>
          <table:table-cell table:style-name="Таблица55.C148" office:value-type="string">
            <text:p text:style-name="P72"/>
          </table:table-cell>
        </table:table-row>
        <table:table-row table:style-name="TableLine94401851290368">
          <table:table-cell table:style-name="Таблица55.A148" office:value-type="string">
            <text:p text:style-name="P72">une position</text:p>
          </table:table-cell>
          <table:table-cell table:style-name="Таблица55.B148" office:value-type="string">
            <text:p text:style-name="P72"/>
          </table:table-cell>
          <table:table-cell table:style-name="Таблица55.C148" office:value-type="string">
            <text:p text:style-name="P72">J'aime cette position</text:p>
            <text:p text:style-name="P72">Ces positions n'existent pas (Этих позиций не существует)</text:p>
            <text:p text:style-name="P72">La position est bonne</text:p>
          </table:table-cell>
        </table:table-row>
        <table:table-row table:style-name="TableLine94401851291328">
          <table:table-cell table:style-name="Таблица55.A148" office:value-type="string">
            <text:p text:style-name="P72">une propriété</text:p>
          </table:table-cell>
          <table:table-cell table:style-name="Таблица55.B148" office:value-type="string">
            <text:p text:style-name="P72">частная &lt;собственность&gt;<text:span text:style-name="T471">, владения</text:span></text:p>
          </table:table-cell>
          <table:table-cell table:style-name="Таблица55.C148" office:value-type="string">
            <text:p text:style-name="P72">Cette terre est ma propriété</text:p>
          </table:table-cell>
        </table:table-row>
        <table:table-row table:style-name="TableLine94401851292288">
          <table:table-cell table:style-name="Таблица55.A148" office:value-type="string">
            <text:p text:style-name="P72">une place</text:p>
          </table:table-cell>
          <table:table-cell table:style-name="Таблица55.B148" office:value-type="string">
            <text:p text:style-name="P72">место</text:p>
          </table:table-cell>
          <table:table-cell table:style-name="Таблица55.C148" office:value-type="string">
            <text:p text:style-name="P72">Ma place est là</text:p>
          </table:table-cell>
        </table:table-row>
        <table:table-row table:style-name="TableLine94401851293248">
          <table:table-cell table:style-name="Таблица55.A148" office:value-type="string">
            <text:p text:style-name="P72">une route</text:p>
          </table:table-cell>
          <table:table-cell table:style-name="Таблица55.B148" office:value-type="string">
            <text:p text:style-name="P72">дорога</text:p>
          </table:table-cell>
          <table:table-cell table:style-name="Таблица55.C148" office:value-type="string">
            <text:p text:style-name="P72">C'est une belle route</text:p>
          </table:table-cell>
        </table:table-row>
        <text:soft-page-break/>
        <table:table-row table:style-name="TableLine94401851294208">
          <table:table-cell table:style-name="Таблица55.A155" office:value-type="string">
            <text:p text:style-name="ubuntu_5f_mono_5f_9"><text:span text:style-name="ubuntu_5f_mono_5f_9"><text:span text:style-name="T162">une sortie</text:span></text:span></text:p>
          </table:table-cell>
          <table:table-cell table:style-name="Таблица55.B155" office:value-type="string">
            <text:p text:style-name="ubuntu_5f_mono_5f_9"><text:span text:style-name="ubuntu_5f_mono_5f_9"><text:span text:style-name="T162">выход</text:span></text:span></text:p>
          </table:table-cell>
          <table:table-cell table:style-name="Таблица55.C155" office:value-type="string">
            <text:p text:style-name="ubuntu_5f_mono_5f_9"><text:span text:style-name="ubuntu_5f_mono_5f_9"><text:span text:style-name="T196">la sortie est ici</text:span></text:span><text:span text:style-name="ubuntu_5f_mono_5f_9"><text:span text:style-name="T199"> (là)</text:span></text:span></text:p>
          </table:table-cell>
        </table:table-row>
        <table:table-row table:style-name="TableLine94401851296800">
          <table:table-cell table:style-name="Таблица55.A155" office:value-type="string">
            <text:p text:style-name="P72">un sud</text:p>
          </table:table-cell>
          <table:table-cell table:style-name="Таблица55.B155" office:value-type="string">
            <text:p text:style-name="P72">юг</text:p>
          </table:table-cell>
          <table:table-cell table:style-name="Таблица55.C155" office:value-type="string">
            <text:p text:style-name="P72">du nord au sud</text:p>
          </table:table-cell>
        </table:table-row>
        <table:table-row table:style-name="TableLine94401851297760">
          <table:table-cell table:style-name="Таблица55.A155" office:value-type="string">
            <text:p text:style-name="P72">un supermarché</text:p>
          </table:table-cell>
          <table:table-cell table:style-name="Таблица55.B155" office:value-type="string">
            <text:p text:style-name="P72"/>
          </table:table-cell>
          <table:table-cell table:style-name="Таблица55.C155" office:value-type="string">
            <text:p text:style-name="P72"/>
          </table:table-cell>
        </table:table-row>
        <table:table-row table:style-name="TableLine94401851298720">
          <table:table-cell table:style-name="Таблица55.A155" office:value-type="string">
            <text:p text:style-name="P72">une terre</text:p>
          </table:table-cell>
          <table:table-cell table:style-name="Таблица55.B155" office:value-type="string">
            <text:p text:style-name="P72"/>
          </table:table-cell>
          <table:table-cell table:style-name="Таблица55.C155" office:value-type="string">
            <text:p text:style-name="P72">Cette terre est ma propriété</text:p>
          </table:table-cell>
        </table:table-row>
        <table:table-row table:style-name="TableLine94401851299680">
          <table:table-cell table:style-name="Таблица55.A155" office:value-type="string">
            <text:p text:style-name="P72">un territoire</text:p>
          </table:table-cell>
          <table:table-cell table:style-name="Таблица55.B155" office:value-type="string">
            <text:p text:style-name="P72"/>
          </table:table-cell>
          <table:table-cell table:style-name="Таблица55.C155" office:value-type="string">
            <text:p text:style-name="P72"/>
          </table:table-cell>
        </table:table-row>
        <table:table-row table:style-name="TableLine94401851300640">
          <table:table-cell table:style-name="Таблица55.A155" office:value-type="string">
            <text:p text:style-name="P72">une ville</text:p>
          </table:table-cell>
          <table:table-cell table:style-name="Таблица55.B155" office:value-type="string">
            <text:p text:style-name="P72">город</text:p>
          </table:table-cell>
          <table:table-cell table:style-name="Таблица55.C155" office:value-type="string">
            <text:p text:style-name="P72">C'est une ville au nord</text:p>
          </table:table-cell>
        </table:table-row>
        <table:table-row table:style-name="TableLine94401851301600">
          <table:table-cell table:style-name="Таблица55.A155" office:value-type="string">
            <text:p text:style-name="P72">un village</text:p>
          </table:table-cell>
          <table:table-cell table:style-name="Таблица55.B155" office:value-type="string">
            <text:p text:style-name="P72"/>
          </table:table-cell>
          <table:table-cell table:style-name="Таблица55.C155" office:value-type="string">
            <text:p text:style-name="P72"/>
          </table:table-cell>
        </table:table-row>
        <table:table-row table:style-name="TableLine94401851302560">
          <table:table-cell table:style-name="Таблица55.A156" office:value-type="string">
            <text:p text:style-name="P72">à droite</text:p>
          </table:table-cell>
          <table:table-cell table:style-name="Таблица55.B156" office:value-type="string">
            <text:p text:style-name="P72"/>
          </table:table-cell>
          <table:table-cell table:style-name="Таблица55.C156" office:value-type="string">
            <text:p text:style-name="P72">Je tourne à droite</text:p>
          </table:table-cell>
        </table:table-row>
        <table:table-row table:style-name="TableLine94401851305152">
          <table:table-cell table:style-name="Таблица55.A157" office:value-type="string">
            <text:p text:style-name="P72">à gauche</text:p>
          </table:table-cell>
          <table:table-cell table:style-name="Таблица55.B157" office:value-type="string">
            <text:p text:style-name="P72"/>
          </table:table-cell>
          <table:table-cell table:style-name="Таблица55.C157" office:value-type="string">
            <text:p text:style-name="P72">Sur ta gauche! (слева от тебя!)</text:p>
            <text:p text:style-name="P72">De gauche à droite (слева направо)</text:p>
          </table:table-cell>
        </table:table-row>
        <table:table-row table:style-name="TableLine94401851307744">
          <table:table-cell table:style-name="Таблица55.A158" office:value-type="string">
            <text:p text:style-name="P72"/>
          </table:table-cell>
          <table:table-cell table:style-name="Таблица55.B158" office:value-type="string">
            <text:p text:style-name="P72"/>
          </table:table-cell>
          <table:table-cell table:style-name="Таблица55.C158" office:value-type="string">
            <text:p text:style-name="P72"/>
          </table:table-cell>
        </table:table-row>
        <table:table-row table:style-name="TableLine94401851310336">
          <table:table-cell table:style-name="Таблица55.A159" office:value-type="string">
            <text:p text:style-name="P72">une arrivée</text:p>
          </table:table-cell>
          <table:table-cell table:style-name="Таблица55.B159" office:value-type="string">
            <text:p text:style-name="P72">прибытие</text:p>
          </table:table-cell>
          <table:table-cell table:style-name="Таблица55.C159" office:value-type="string">
            <text:p text:style-name="P72">L'arrivée est à Paris</text:p>
            <text:p text:style-name="P72">L'arrivée est à dix heures</text:p>
          </table:table-cell>
        </table:table-row>
        <table:table-row table:style-name="TableLine94401851312928">
          <table:table-cell table:style-name="Таблица55.A160" office:value-type="string">
            <text:p text:style-name="P72">un départ</text:p>
          </table:table-cell>
          <table:table-cell table:style-name="Таблица55.B160" office:value-type="string">
            <text:p text:style-name="P72">отъезд</text:p>
          </table:table-cell>
          <table:table-cell table:style-name="Таблица55.C160" office:value-type="string">
            <text:p text:style-name="P72">Le départ est à Marseille</text:p>
          </table:table-cell>
        </table:table-row>
      </table:table>
      <text:p text:style-name="ubuntu_5f_mono_5f_9"><text:span text:style-name="ubuntu_5f_mono_5f_9"/></text:p>
      <text:p text:style-name="P451"><text:span text:style-name="ubuntu_5f_mono_5f_9"><text:span text:style-name="T250"/></text:span></text:p>
      <text:h text:style-name="P3" text:outline-level="6"><text:span text:style-name="ubuntu_5f_mono_5f_9"><text:span text:style-name="T308">Прилагательные</text:span></text:span></text:h>
      <table:table table:name="Таблица25" table:style-name="Таблица25">
        <table:table-column table:style-name="Таблица25.A" table:number-columns-repeated="4"/>
        <table:table-column table:style-name="Таблица25.E"/>
        <table:table-row table:style-name="TableLine94401851029632">
          <table:table-cell table:style-name="Таблица25.A1" office:value-type="string">
            <text:p text:style-name="P237">m<text:span text:style-name="T385"> sinular</text:span></text:p>
          </table:table-cell>
          <table:table-cell table:style-name="Таблица25.A1" office:value-type="string">
            <text:p text:style-name="P237">f<text:span text:style-name="T385"> singular</text:span></text:p>
          </table:table-cell>
          <table:table-cell table:style-name="Таблица25.A1" office:value-type="string">
            <text:p text:style-name="P237">m множ<text:span text:style-name="T385"> (plural)</text:span></text:p>
          </table:table-cell>
          <table:table-cell table:style-name="Таблица25.A1" office:value-type="string">
            <text:p text:style-name="P237">f множ<text:span text:style-name="T385"> (plural)</text:span></text:p>
          </table:table-cell>
          <table:table-cell table:style-name="Таблица25.E1" office:value-type="string">
            <text:p text:style-name="P237"/>
          </table:table-cell>
        </table:table-row>
        <table:table-row table:style-name="TableLine94401851362608">
          <table:table-cell table:style-name="Таблица25.A2" office:value-type="string">
            <text:p text:style-name="P237">форма м.р.</text:p>
          </table:table-cell>
          <table:table-cell table:style-name="Таблица25.A2" office:value-type="string">
            <text:p text:style-name="P237">+e</text:p>
          </table:table-cell>
          <table:table-cell table:style-name="Таблица25.A2" office:value-type="string">
            <text:p text:style-name="P237">+s</text:p>
          </table:table-cell>
          <table:table-cell table:style-name="Таблица25.A2" office:value-type="string">
            <text:p text:style-name="P237">+es</text:p>
          </table:table-cell>
          <table:table-cell table:style-name="Таблица25.E2" office:value-type="string">
            <text:p text:style-name="P72"/>
          </table:table-cell>
        </table:table-row>
        <table:table-row table:style-name="TableLine94401851363376">
          <table:table-cell table:style-name="Таблица25.A4" office:value-type="string">
            <text:p text:style-name="ubuntu_5f_mono_5f_9"><text:span text:style-name="ubuntu_5f_mono_5f_9"><text:span text:style-name="T224">vert</text:span></text:span></text:p>
          </table:table-cell>
          <table:table-cell table:style-name="Таблица25.B3" office:value-type="string">
            <text:p text:style-name="P72">verte</text:p>
          </table:table-cell>
          <table:table-cell table:style-name="Таблица25.C3" office:value-type="string">
            <text:p text:style-name="P72">verts</text:p>
          </table:table-cell>
          <table:table-cell table:style-name="Таблица25.D3" office:value-type="string">
            <text:p text:style-name="P72">vertes</text:p>
          </table:table-cell>
          <table:table-cell table:style-name="Таблица25.E3" office:value-type="string">
            <text:p text:style-name="P72"/>
          </table:table-cell>
        </table:table-row>
        <table:table-row table:style-name="TableLine94401851364912">
          <table:table-cell table:style-name="Таблица25.A4" office:value-type="string">
            <text:p text:style-name="ubuntu_5f_mono_5f_9"><text:span text:style-name="ubuntu_5f_mono_5f_9"><text:span text:style-name="T224">jaune</text:span></text:span></text:p>
          </table:table-cell>
          <table:table-cell table:style-name="Таблица25.B4" office:value-type="string">
            <text:p text:style-name="P72">jaune (=)</text:p>
          </table:table-cell>
          <table:table-cell table:style-name="Таблица25.C4" office:value-type="string">
            <text:p text:style-name="P72">jaunes</text:p>
          </table:table-cell>
          <table:table-cell table:style-name="Таблица25.D4" office:value-type="string">
            <text:p text:style-name="P72">jaunes</text:p>
          </table:table-cell>
          <table:table-cell table:style-name="Таблица25.E4" office:value-type="string">
            <text:p text:style-name="P72"/>
          </table:table-cell>
        </table:table-row>
        <table:table-row table:style-name="TableLine94401851366464">
          <table:table-cell table:style-name="Таблица25.A5" office:value-type="string">
            <text:p text:style-name="ubuntu_5f_mono_5f_9"><text:span text:style-name="ubuntu_5f_mono_5f_9"><text:span text:style-name="T224">gris</text:span></text:span></text:p>
          </table:table-cell>
          <table:table-cell table:style-name="Таблица25.B5" office:value-type="string">
            <text:p text:style-name="P72">grise</text:p>
          </table:table-cell>
          <table:table-cell table:style-name="Таблица25.C5" office:value-type="string">
            <text:p text:style-name="P72">gris</text:p>
          </table:table-cell>
          <table:table-cell table:style-name="Таблица25.D5" office:value-type="string">
            <text:p text:style-name="P72">grises</text:p>
          </table:table-cell>
          <table:table-cell table:style-name="Таблица25.E5" office:value-type="string">
            <text:p text:style-name="P72"/>
          </table:table-cell>
        </table:table-row>
        <table:table-row table:style-name="TableLine94401851368000">
          <table:table-cell table:style-name="Таблица25.A7" office:value-type="string">
            <text:p text:style-name="P353"><text:span text:style-name="T268">un </text:span><text:span text:style-name="T67">jour court</text:span></text:p>
          </table:table-cell>
          <table:table-cell table:style-name="Таблица25.B7" office:value-type="string">
            <text:p text:style-name="P361"><text:span text:style-name="T268">une </text:span>nuit courte</text:p>
          </table:table-cell>
          <table:table-cell table:style-name="Таблица25.C7" office:value-type="string">
            <text:p text:style-name="P353">jours courts</text:p>
          </table:table-cell>
          <table:table-cell table:style-name="Таблица25.D7" office:value-type="string">
            <text:p text:style-name="P361">nuits courtes</text:p>
          </table:table-cell>
          <table:table-cell table:style-name="Таблица25.E7" office:value-type="string">
            <text:p text:style-name="P362">короткий</text:p>
          </table:table-cell>
        </table:table-row>
        <table:table-row table:style-name="TableLine94401851369536">
          <table:table-cell table:style-name="Таблица25.A7" office:value-type="string">
            <text:p text:style-name="P353"><text:span text:style-name="T472">un </text:span><text:span text:style-name="T67">jour </text:span><text:span text:style-name="T272">triste</text:span></text:p>
          </table:table-cell>
          <table:table-cell table:style-name="Таблица25.B7" office:value-type="string">
            <text:p text:style-name="P361"><text:span text:style-name="T472">une </text:span>nuit <text:s/><text:span text:style-name="T272">triste</text:span></text:p>
          </table:table-cell>
          <table:table-cell table:style-name="Таблица25.C7" office:value-type="string">
            <text:p text:style-name="P353">jours <text:span text:style-name="T272">triste</text:span>s</text:p>
          </table:table-cell>
          <table:table-cell table:style-name="Таблица25.D7" office:value-type="string">
            <text:p text:style-name="P361">nuits <text:span text:style-name="T145">triste</text:span><text:span text:style-name="T144">s</text:span></text:p>
          </table:table-cell>
          <table:table-cell table:style-name="Таблица25.E7" office:value-type="string">
            <text:p text:style-name="P362">грустный</text:p>
          </table:table-cell>
        </table:table-row>
        <table:table-row table:style-name="TableLine94401851369792">
          <table:table-cell table:style-name="Таблица25.A8" office:value-type="string">
            <text:p text:style-name="P314">Особые формы ж.р.</text:p>
          </table:table-cell>
          <table:table-cell table:style-name="Таблица25.A8" office:value-type="string">
            <text:p text:style-name="P72"/>
          </table:table-cell>
          <table:table-cell table:style-name="Таблица25.A8" office:value-type="string">
            <text:p text:style-name="P72"/>
          </table:table-cell>
          <table:table-cell table:style-name="Таблица25.A8" office:value-type="string">
            <text:p text:style-name="P72"/>
          </table:table-cell>
          <table:table-cell table:style-name="Таблица25.E8" office:value-type="string">
            <text:p text:style-name="P72"/>
          </table:table-cell>
        </table:table-row>
        <table:table-row table:style-name="TableLine94401851370560">
          <table:table-cell table:style-name="Таблица25.A25" office:value-type="string">
            <text:p text:style-name="P315">bas</text:p>
          </table:table-cell>
          <table:table-cell table:style-name="Таблица25.B25" office:value-type="string">
            <text:p text:style-name="P315">basse</text:p>
          </table:table-cell>
          <table:table-cell table:style-name="Таблица25.C25" office:value-type="string">
            <text:p text:style-name="P72"/>
          </table:table-cell>
          <table:table-cell table:style-name="Таблица25.D25" office:value-type="string">
            <text:p text:style-name="P72"/>
          </table:table-cell>
          <table:table-cell table:style-name="Таблица25.E25" office:value-type="string">
            <text:p text:style-name="P214">низкий</text:p>
          </table:table-cell>
        </table:table-row>
        <table:table-row table:style-name="TableLine94401851372096">
          <table:table-cell table:style-name="Таблица25.A2" office:value-type="string">
            <text:p text:style-name="P315">blanc</text:p>
          </table:table-cell>
          <table:table-cell table:style-name="Таблица25.A2" office:value-type="string">
            <text:p text:style-name="P315">blanche</text:p>
          </table:table-cell>
          <table:table-cell table:style-name="Таблица25.A2" office:value-type="string">
            <text:p text:style-name="P72"/>
          </table:table-cell>
          <table:table-cell table:style-name="Таблица25.A2" office:value-type="string">
            <text:p text:style-name="P72"/>
          </table:table-cell>
          <table:table-cell table:style-name="Таблица25.E2" office:value-type="string">
            <text:p text:style-name="P72"/>
          </table:table-cell>
        </table:table-row>
        <table:table-row table:style-name="TableLine94401851372352">
          <table:table-cell table:style-name="Таблица25.A25" office:value-type="string">
            <text:p text:style-name="P315">bénin</text:p>
          </table:table-cell>
          <table:table-cell table:style-name="Таблица25.B25" office:value-type="string">
            <text:p text:style-name="P315">bénigne</text:p>
          </table:table-cell>
          <table:table-cell table:style-name="Таблица25.C25" office:value-type="string">
            <text:p text:style-name="P72"/>
          </table:table-cell>
          <table:table-cell table:style-name="Таблица25.D25" office:value-type="string">
            <text:p text:style-name="P72"/>
          </table:table-cell>
          <table:table-cell table:style-name="Таблица25.E25" office:value-type="string">
            <text:p text:style-name="P214">безобидный</text:p>
          </table:table-cell>
        </table:table-row>
        <table:table-row table:style-name="TableLine94401851372608">
          <table:table-cell table:style-name="Таблица25.A2" office:value-type="string">
            <text:p text:style-name="P315">doux</text:p>
          </table:table-cell>
          <table:table-cell table:style-name="Таблица25.A2" office:value-type="string">
            <text:p text:style-name="P315">douce</text:p>
          </table:table-cell>
          <table:table-cell table:style-name="Таблица25.A2" office:value-type="string">
            <text:p text:style-name="P72"/>
          </table:table-cell>
          <table:table-cell table:style-name="Таблица25.A2" office:value-type="string">
            <text:p text:style-name="P72"/>
          </table:table-cell>
          <table:table-cell table:style-name="Таблица25.E2" office:value-type="string">
            <text:p text:style-name="P214">мягкий</text:p>
          </table:table-cell>
        </table:table-row>
        <table:table-row table:style-name="TableLine94401851373424">
          <table:table-cell table:style-name="Таблица25.A25" office:value-type="string">
            <text:p text:style-name="P315">épais</text:p>
          </table:table-cell>
          <table:table-cell table:style-name="Таблица25.B25" office:value-type="string">
            <text:p text:style-name="P315">épaisse</text:p>
          </table:table-cell>
          <table:table-cell table:style-name="Таблица25.C25" office:value-type="string">
            <text:p text:style-name="P72"/>
          </table:table-cell>
          <table:table-cell table:style-name="Таблица25.D25" office:value-type="string">
            <text:p text:style-name="P72"/>
          </table:table-cell>
          <table:table-cell table:style-name="Таблица25.E25" office:value-type="string">
            <text:p text:style-name="P214">толстый, грубый</text:p>
          </table:table-cell>
        </table:table-row>
        <table:table-row table:style-name="TableLine94401851374352">
          <table:table-cell table:style-name="Таблица25.A2" office:value-type="string">
            <text:p text:style-name="P315">faux</text:p>
          </table:table-cell>
          <table:table-cell table:style-name="Таблица25.A2" office:value-type="string">
            <text:p text:style-name="P315">fausse</text:p>
          </table:table-cell>
          <table:table-cell table:style-name="Таблица25.A2" office:value-type="string">
            <text:p text:style-name="P72"/>
          </table:table-cell>
          <table:table-cell table:style-name="Таблица25.A2" office:value-type="string">
            <text:p text:style-name="P72"/>
          </table:table-cell>
          <table:table-cell table:style-name="Таблица25.E2" office:value-type="string">
            <text:p text:style-name="P214">ложный, поддельный</text:p>
          </table:table-cell>
        </table:table-row>
        <table:table-row table:style-name="TableLine94401851375520">
          <table:table-cell table:style-name="Таблица25.A25" office:value-type="string">
            <text:p text:style-name="P315">favori</text:p>
          </table:table-cell>
          <table:table-cell table:style-name="Таблица25.B25" office:value-type="string">
            <text:p text:style-name="P315">favorite</text:p>
          </table:table-cell>
          <table:table-cell table:style-name="Таблица25.C25" office:value-type="string">
            <text:p text:style-name="P72"/>
          </table:table-cell>
          <table:table-cell table:style-name="Таблица25.D25" office:value-type="string">
            <text:p text:style-name="P72"/>
          </table:table-cell>
          <table:table-cell table:style-name="Таблица25.E25" office:value-type="string">
            <text:p text:style-name="P214">предпочтительный</text:p>
          </table:table-cell>
        </table:table-row>
        <table:table-row table:style-name="TableLine94401851376688">
          <table:table-cell table:style-name="Таблица25.A2" office:value-type="string">
            <text:p text:style-name="P315">franc</text:p>
          </table:table-cell>
          <table:table-cell table:style-name="Таблица25.A2" office:value-type="string">
            <text:p text:style-name="P315">franche</text:p>
          </table:table-cell>
          <table:table-cell table:style-name="Таблица25.A2" office:value-type="string">
            <text:p text:style-name="P72"/>
          </table:table-cell>
          <table:table-cell table:style-name="Таблица25.A2" office:value-type="string">
            <text:p text:style-name="P72"/>
          </table:table-cell>
          <table:table-cell table:style-name="Таблица25.E2" office:value-type="string">
            <text:p text:style-name="P214">откровенный</text:p>
          </table:table-cell>
        </table:table-row>
        <table:table-row table:style-name="TableLine94401851377856">
          <table:table-cell table:style-name="Таблица25.A25" office:value-type="string">
            <text:p text:style-name="P315">frais</text:p>
          </table:table-cell>
          <table:table-cell table:style-name="Таблица25.B25" office:value-type="string">
            <text:p text:style-name="P315">fraîche</text:p>
          </table:table-cell>
          <table:table-cell table:style-name="Таблица25.C25" office:value-type="string">
            <text:p text:style-name="P72"/>
          </table:table-cell>
          <table:table-cell table:style-name="Таблица25.D25" office:value-type="string">
            <text:p text:style-name="P72"/>
          </table:table-cell>
          <table:table-cell table:style-name="Таблица25.E25" office:value-type="string">
            <text:p text:style-name="P214">свежий</text:p>
          </table:table-cell>
        </table:table-row>
        <table:table-row table:style-name="TableLine94401851379024">
          <table:table-cell table:style-name="Таблица25.A2" office:value-type="string">
            <text:p text:style-name="P315">gentil</text:p>
          </table:table-cell>
          <table:table-cell table:style-name="Таблица25.A2" office:value-type="string">
            <text:p text:style-name="P315">gentille</text:p>
          </table:table-cell>
          <table:table-cell table:style-name="Таблица25.A2" office:value-type="string">
            <text:p text:style-name="P72"/>
          </table:table-cell>
          <table:table-cell table:style-name="Таблица25.A2" office:value-type="string">
            <text:p text:style-name="P72"/>
          </table:table-cell>
          <table:table-cell table:style-name="Таблица25.E2" office:value-type="string">
            <text:p text:style-name="P214">славный, добрый</text:p>
          </table:table-cell>
        </table:table-row>
        <table:table-row table:style-name="TableLine94401851380192">
          <table:table-cell table:style-name="Таблица25.A25" office:value-type="string">
            <text:p text:style-name="P315">gras</text:p>
          </table:table-cell>
          <table:table-cell table:style-name="Таблица25.B25" office:value-type="string">
            <text:p text:style-name="P315">grasse</text:p>
          </table:table-cell>
          <table:table-cell table:style-name="Таблица25.C25" office:value-type="string">
            <text:p text:style-name="P72"/>
          </table:table-cell>
          <table:table-cell table:style-name="Таблица25.D25" office:value-type="string">
            <text:p text:style-name="P72"/>
          </table:table-cell>
          <table:table-cell table:style-name="Таблица25.E25" office:value-type="string">
            <text:p text:style-name="P214">жирный</text:p>
          </table:table-cell>
        </table:table-row>
        <table:table-row table:style-name="TableLine94401851381360">
          <table:table-cell table:style-name="Таблица25.A2" office:value-type="string">
            <text:p text:style-name="P315">gros</text:p>
          </table:table-cell>
          <table:table-cell table:style-name="Таблица25.A2" office:value-type="string">
            <text:p text:style-name="P315">grosse</text:p>
          </table:table-cell>
          <table:table-cell table:style-name="Таблица25.A2" office:value-type="string">
            <text:p text:style-name="P72"/>
          </table:table-cell>
          <table:table-cell table:style-name="Таблица25.A2" office:value-type="string">
            <text:p text:style-name="P72"/>
          </table:table-cell>
          <table:table-cell table:style-name="Таблица25.E2" office:value-type="string">
            <text:p text:style-name="P214">крупный</text:p>
          </table:table-cell>
        </table:table-row>
        <table:table-row table:style-name="TableLine94401851382528">
          <table:table-cell table:style-name="Таблица25.A25" office:value-type="string">
            <text:p text:style-name="P315">las</text:p>
          </table:table-cell>
          <table:table-cell table:style-name="Таблица25.B25" office:value-type="string">
            <text:p text:style-name="P315">lasse</text:p>
          </table:table-cell>
          <table:table-cell table:style-name="Таблица25.C25" office:value-type="string">
            <text:p text:style-name="P72"/>
          </table:table-cell>
          <table:table-cell table:style-name="Таблица25.D25" office:value-type="string">
            <text:p text:style-name="P72"/>
          </table:table-cell>
          <table:table-cell table:style-name="Таблица25.E25" office:value-type="string">
            <text:p text:style-name="P214">усталый</text:p>
          </table:table-cell>
        </table:table-row>
        <table:table-row table:style-name="TableLine94401851383696">
          <table:table-cell table:style-name="Таблица25.A2" office:value-type="string">
            <text:p text:style-name="P315">long</text:p>
          </table:table-cell>
          <table:table-cell table:style-name="Таблица25.A2" office:value-type="string">
            <text:p text:style-name="P315">longue</text:p>
          </table:table-cell>
          <table:table-cell table:style-name="Таблица25.A2" office:value-type="string">
            <text:p text:style-name="P72"/>
          </table:table-cell>
          <table:table-cell table:style-name="Таблица25.A2" office:value-type="string">
            <text:p text:style-name="P72"/>
          </table:table-cell>
          <table:table-cell table:style-name="Таблица25.E2" office:value-type="string">
            <text:p text:style-name="P214">длинный</text:p>
          </table:table-cell>
        </table:table-row>
        <table:table-row table:style-name="TableLine94401851384864">
          <table:table-cell table:style-name="Таблица25.A25" office:value-type="string">
            <text:p text:style-name="P315">oblong</text:p>
          </table:table-cell>
          <table:table-cell table:style-name="Таблица25.B25" office:value-type="string">
            <text:p text:style-name="P315">oblongue</text:p>
          </table:table-cell>
          <table:table-cell table:style-name="Таблица25.C25" office:value-type="string">
            <text:p text:style-name="P72"/>
          </table:table-cell>
          <table:table-cell table:style-name="Таблица25.D25" office:value-type="string">
            <text:p text:style-name="P72"/>
          </table:table-cell>
          <table:table-cell table:style-name="Таблица25.E25" office:value-type="string">
            <text:p text:style-name="P214">вытянутый</text:p>
          </table:table-cell>
        </table:table-row>
        <table:table-row table:style-name="TableLine94401851386032">
          <table:table-cell table:style-name="Таблица25.A2" office:value-type="string">
            <text:p text:style-name="P315">malin</text:p>
          </table:table-cell>
          <table:table-cell table:style-name="Таблица25.A2" office:value-type="string">
            <text:p text:style-name="P315">maligne</text:p>
          </table:table-cell>
          <table:table-cell table:style-name="Таблица25.A2" office:value-type="string">
            <text:p text:style-name="P72"/>
          </table:table-cell>
          <table:table-cell table:style-name="Таблица25.A2" office:value-type="string">
            <text:p text:style-name="P72"/>
          </table:table-cell>
          <table:table-cell table:style-name="Таблица25.E2" office:value-type="string">
            <text:p text:style-name="P214">хитрый</text:p>
          </table:table-cell>
        </table:table-row>
        <table:table-row table:style-name="TableLine94401851387200">
          <table:table-cell table:style-name="Таблица25.A25" office:value-type="string">
            <text:p text:style-name="P315">roux</text:p>
          </table:table-cell>
          <table:table-cell table:style-name="Таблица25.B25" office:value-type="string">
            <text:p text:style-name="P315">rousse</text:p>
          </table:table-cell>
          <table:table-cell table:style-name="Таблица25.C25" office:value-type="string">
            <text:p text:style-name="P72"/>
          </table:table-cell>
          <table:table-cell table:style-name="Таблица25.D25" office:value-type="string">
            <text:p text:style-name="P72"/>
          </table:table-cell>
          <table:table-cell table:style-name="Таблица25.E25" office:value-type="string">
            <text:p text:style-name="P214">рыжий</text:p>
          </table:table-cell>
        </table:table-row>
        <table:table-row table:style-name="TableLine94401851388368">
          <table:table-cell table:style-name="Таблица25.A2" office:value-type="string">
            <text:p text:style-name="P315">sec</text:p>
          </table:table-cell>
          <table:table-cell table:style-name="Таблица25.A2" office:value-type="string">
            <text:p text:style-name="P315">sèche</text:p>
          </table:table-cell>
          <table:table-cell table:style-name="Таблица25.A2" office:value-type="string">
            <text:p text:style-name="P72"/>
          </table:table-cell>
          <table:table-cell table:style-name="Таблица25.A2" office:value-type="string">
            <text:p text:style-name="P72"/>
          </table:table-cell>
          <table:table-cell table:style-name="Таблица25.E2" office:value-type="string">
            <text:p text:style-name="P214">сухой</text:p>
          </table:table-cell>
        </table:table-row>
        <table:table-row table:style-name="TableLine94401851391520">
          <table:table-cell table:style-name="Таблица25.A27" office:value-type="string">
            <text:p text:style-name="P315">tiers</text:p>
          </table:table-cell>
          <table:table-cell table:style-name="Таблица25.B27" office:value-type="string">
            <text:p text:style-name="P315">tierce</text:p>
          </table:table-cell>
          <table:table-cell table:style-name="Таблица25.C27" office:value-type="string">
            <text:p text:style-name="P72"/>
          </table:table-cell>
          <table:table-cell table:style-name="Таблица25.D27" office:value-type="string">
            <text:p text:style-name="P72"/>
          </table:table-cell>
          <table:table-cell table:style-name="Таблица25.E27" office:value-type="string">
            <text:p text:style-name="P214">сторонний</text:p>
          </table:table-cell>
        </table:table-row>
      </table:table>
      <text:p text:style-name="ubuntu_5f_mono_5f_9"><text:span text:style-name="ubuntu_5f_mono_5f_9"/>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row table:style-name="Таблица40.1">
          <table:table-cell table:style-name="Таблица40.A1" office:value-type="string">
            <text:p text:style-name="P64"><text:span text:style-name="ubuntu_5f_mono_5f_9"><text:span text:style-name="T92"/></text:span></text:p>
          </table:table-cell>
          <table:table-cell table:style-name="Таблица40.A1" office:value-type="string">
            <text:p text:style-name="P57"><text:span text:style-name="ubuntu_5f_mono_5f_9"><text:span text:style-name="T92"/></text:span></text:p>
          </table:table-cell>
          <table:table-cell table:style-name="Таблица40.A1" office:value-type="string">
            <text:p text:style-name="P57"><text:span text:style-name="ubuntu_5f_mono_5f_9"><text:span text:style-name="T92"/></text:span></text:p>
          </table:table-cell>
          <table:table-cell table:style-name="Таблица40.A1" office:value-type="string">
            <text:p text:style-name="P57"><text:span text:style-name="ubuntu_5f_mono_5f_9"><text:span text:style-name="T92"/></text:span></text:p>
          </table:table-cell>
          <table:table-cell table:style-name="Таблица40.E1" office:value-type="string">
            <text:p text:style-name="P57"><text:span text:style-name="ubuntu_5f_mono_5f_9"><text:span text:style-name="T92"/></text:span></text:p>
          </table:table-cell>
        </table:table-row>
        <table:table-row table:style-name="Таблица40.1">
          <table:table-cell table:style-name="Таблица40.A2" office:value-type="string">
            <text:p text:style-name="P302">-ien</text:p>
          </table:table-cell>
          <table:table-cell table:style-name="Таблица40.B2" office:value-type="string">
            <text:p text:style-name="P201">il</text:p>
            <text:p text:style-name="P201">elle</text:p>
            <text:p text:style-name="P201">ils</text:p>
            <text:p text:style-name="P201">elles</text:p>
          </table:table-cell>
          <table:table-cell table:style-name="Таблица40.C2" office:value-type="string">
            <text:p text:style-name="P201">-ien</text:p>
            <text:p text:style-name="P201">-ienne</text:p>
            <text:p text:style-name="P201">-iens</text:p>
            <text:p text:style-name="P201">-iennes</text:p>
          </table:table-cell>
          <table:table-cell table:style-name="Таблица40.D2" office:value-type="string">
            <text:p text:style-name="ubuntu_5f_mono_5f_9"><text:span text:style-name="ubuntu_5f_mono_5f_9"><text:span text:style-name="T162">ansien</text:span></text:span></text:p>
            <text:p text:style-name="ubuntu_5f_mono_5f_9"><text:span text:style-name="ubuntu_5f_mono_5f_9"><text:span text:style-name="T162">ancienne</text:span></text:span></text:p>
            <text:p text:style-name="ubuntu_5f_mono_5f_9"><text:span text:style-name="ubuntu_5f_mono_5f_9"><text:span text:style-name="T162">anciens</text:span></text:span></text:p>
            <text:p text:style-name="ubuntu_5f_mono_5f_9"><text:span text:style-name="ubuntu_5f_mono_5f_9"><text:span text:style-name="T162">anciennes</text:span></text:span></text:p>
          </table:table-cell>
          <table:table-cell table:style-name="Таблица40.E2" office:value-type="string">
            <text:p text:style-name="P33">бывший, древний</text:p>
            <text:p text:style-name="P33"/>
            <text:p text:style-name="P62"><text:span text:style-name="ubuntu_5f_mono_5f_9"><text:span text:style-name="T162">chrétien</text:span></text:span><text:span text:style-name="ubuntu_5f_mono_5f_9"><text:span text:style-name="T203"> (</text:span></text:span><text:span text:style-name="ubuntu_5f_mono_5f_9"><text:span text:style-name="T204">христиансий</text:span></text:span><text:span text:style-name="ubuntu_5f_mono_5f_9"><text:span text:style-name="T203">)</text:span></text:span></text:p>
          </table:table-cell>
        </table:table-row>
        <table:table-row table:style-name="Таблица40.1">
          <table:table-cell table:style-name="Таблица40.A9" office:value-type="string">
            <text:p text:style-name="P302">-on</text:p>
          </table:table-cell>
          <table:table-cell table:style-name="Таблица40.B9" office:value-type="string">
            <text:p text:style-name="P201">il</text:p>
            <text:p text:style-name="P201">elle</text:p>
            <text:p text:style-name="P201">ils</text:p>
            <text:p text:style-name="P201">elles</text:p>
          </table:table-cell>
          <table:table-cell table:style-name="Таблица40.C9" office:value-type="string">
            <text:p text:style-name="P201">-on</text:p>
            <text:p text:style-name="P201">-onne</text:p>
            <text:p text:style-name="P201">-ons</text:p>
            <text:p text:style-name="P201">-onnes</text:p>
          </table:table-cell>
          <table:table-cell table:style-name="Таблица40.D9" office:value-type="string">
            <text:p text:style-name="ubuntu_5f_mono_5f_9"><text:span text:style-name="ubuntu_5f_mono_5f_9"><text:span text:style-name="T162">bon</text:span></text:span></text:p>
            <text:p text:style-name="ubuntu_5f_mono_5f_9"><text:span text:style-name="ubuntu_5f_mono_5f_9"><text:span text:style-name="T162">bonne</text:span></text:span></text:p>
            <text:p text:style-name="ubuntu_5f_mono_5f_9"><text:span text:style-name="ubuntu_5f_mono_5f_9"><text:span text:style-name="T162">bons</text:span></text:span></text:p>
            <text:p text:style-name="ubuntu_5f_mono_5f_9"><text:span text:style-name="ubuntu_5f_mono_5f_9"><text:span text:style-name="T162">bonnes</text:span></text:span></text:p>
          </table:table-cell>
          <table:table-cell table:style-name="Таблица40.E9" office:value-type="string">
            <text:p text:style-name="P72"/>
          </table:table-cell>
        </table:table-row>
        <table:table-row table:style-name="Таблица40.1">
          <table:table-cell table:style-name="Таблица40.A4" office:value-type="string">
            <text:p text:style-name="P302">-f</text:p>
          </table:table-cell>
          <table:table-cell table:style-name="Таблица40.B4" office:value-type="string">
            <text:p text:style-name="P201">il</text:p>
            <text:p text:style-name="P201">elle</text:p>
            <text:p text:style-name="P201">ils</text:p>
            <text:p text:style-name="P201">elles</text:p>
          </table:table-cell>
          <table:table-cell table:style-name="Таблица40.C4" office:value-type="string">
            <text:p text:style-name="P201">-f</text:p>
            <text:p text:style-name="P201">-ve</text:p>
            <text:p text:style-name="P201">-fs</text:p>
            <text:p text:style-name="P201">-ves</text:p>
          </table:table-cell>
          <table:table-cell table:style-name="Таблица40.D4" office:value-type="string">
            <text:p text:style-name="ubuntu_5f_mono_5f_9"><text:span text:style-name="ubuntu_5f_mono_5f_9"><text:span text:style-name="T162">attentif</text:span></text:span></text:p>
            <text:p text:style-name="ubuntu_5f_mono_5f_9"><text:span text:style-name="ubuntu_5f_mono_5f_9"><text:span text:style-name="T162">attentive</text:span></text:span></text:p>
            <text:p text:style-name="ubuntu_5f_mono_5f_9"><text:span text:style-name="ubuntu_5f_mono_5f_9"><text:span text:style-name="T162">attentifs</text:span></text:span></text:p>
            <text:p text:style-name="ubuntu_5f_mono_5f_9"><text:span text:style-name="ubuntu_5f_mono_5f_9"><text:span text:style-name="T162">attentives</text:span></text:span></text:p>
          </table:table-cell>
          <table:table-cell table:style-name="Таблица40.E4" office:value-type="string">
            <text:p text:style-name="P33">внимательный</text:p>
            <text:p text:style-name="P33"/>
            <text:p text:style-name="P502"><text:span text:style-name="ubuntu_5f_mono_5f_9"><text:span text:style-name="T162">chétif</text:span></text:span><text:span text:style-name="ubuntu_5f_mono_5f_9"><text:span text:style-name="T203"> (</text:span></text:span><text:span text:style-name="ubuntu_5f_mono_5f_9"><text:span text:style-name="T204">щуплый, хилый</text:span></text:span><text:span text:style-name="ubuntu_5f_mono_5f_9"><text:span text:style-name="T203">)</text:span></text:span></text:p>
            <text:p text:style-name="P62"><text:span text:style-name="ubuntu_5f_mono_5f_9"><text:span text:style-name="T162">créatif</text:span></text:span><text:span text:style-name="ubuntu_5f_mono_5f_9"><text:span text:style-name="T203"> (</text:span></text:span><text:span text:style-name="ubuntu_5f_mono_5f_9"><text:span text:style-name="T204">творческий</text:span></text:span><text:span text:style-name="ubuntu_5f_mono_5f_9"><text:span text:style-name="T203">)</text:span></text:span></text:p>
          </table:table-cell>
        </table:table-row>
        <table:table-row table:style-name="Таблица40.1">
          <table:table-cell table:style-name="Таблица40.A5" office:value-type="string">
            <text:p text:style-name="P302">-x</text:p>
          </table:table-cell>
          <table:table-cell table:style-name="Таблица40.B5" office:value-type="string">
            <text:p text:style-name="P201">il</text:p>
            <text:p text:style-name="P201">elle</text:p>
            <text:p text:style-name="P201">ils</text:p>
            <text:p text:style-name="P201">elles</text:p>
          </table:table-cell>
          <table:table-cell table:style-name="Таблица40.C5" office:value-type="string">
            <text:p text:style-name="P201">-x</text:p>
            <text:p text:style-name="P201">-se</text:p>
            <text:p text:style-name="P201">-x</text:p>
            <text:p text:style-name="P201">-ses</text:p>
          </table:table-cell>
          <table:table-cell table:style-name="Таблица40.D5" office:value-type="string">
            <text:p text:style-name="ubuntu_5f_mono_5f_9"><text:span text:style-name="ubuntu_5f_mono_5f_9"><text:span text:style-name="T162">sérieux</text:span></text:span></text:p>
            <text:p text:style-name="ubuntu_5f_mono_5f_9"><text:span text:style-name="ubuntu_5f_mono_5f_9"><text:span text:style-name="T162">sérieuse</text:span></text:span></text:p>
            <text:p text:style-name="ubuntu_5f_mono_5f_9"><text:span text:style-name="ubuntu_5f_mono_5f_9"><text:span text:style-name="T162">sérieux</text:span></text:span></text:p>
            <text:p text:style-name="ubuntu_5f_mono_5f_9"><text:span text:style-name="ubuntu_5f_mono_5f_9"><text:span text:style-name="T162">sérieuses</text:span></text:span></text:p>
          </table:table-cell>
          <table:table-cell table:style-name="Таблица40.E5" office:value-type="string">
            <text:p text:style-name="P33">серьёзный</text:p>
            <text:p text:style-name="P33"/>
            <text:p text:style-name="P62"><text:span text:style-name="ubuntu_5f_mono_5f_9"><text:span text:style-name="T162">copieux</text:span></text:span><text:span text:style-name="ubuntu_5f_mono_5f_9"><text:span text:style-name="T203"> (</text:span></text:span><text:span text:style-name="ubuntu_5f_mono_5f_9"><text:span text:style-name="T204">обильный, сытный</text:span></text:span><text:span text:style-name="ubuntu_5f_mono_5f_9"><text:span text:style-name="T203">)</text:span></text:span></text:p>
          </table:table-cell>
        </table:table-row>
        <table:table-row table:style-name="Таблица40.1">
          <table:table-cell table:style-name="Таблица40.A9" office:value-type="string">
            <text:p text:style-name="P302">-eau</text:p>
          </table:table-cell>
          <table:table-cell table:style-name="Таблица40.B9" office:value-type="string">
            <text:p text:style-name="P201">il</text:p>
            <text:p text:style-name="P201">elle</text:p>
            <text:p text:style-name="P201">ils</text:p>
            <text:p text:style-name="P201">elles</text:p>
          </table:table-cell>
          <table:table-cell table:style-name="Таблица40.C9" office:value-type="string">
            <text:p text:style-name="P201">-eau</text:p>
            <text:p text:style-name="P201">-elle</text:p>
            <text:p text:style-name="P201">-eaux</text:p>
            <text:p text:style-name="P201">-elles</text:p>
          </table:table-cell>
          <table:table-cell table:style-name="Таблица40.D9" office:value-type="string">
            <text:p text:style-name="ubuntu_5f_mono_5f_9"><text:span text:style-name="ubuntu_5f_mono_5f_9"><text:span text:style-name="T162">beau (bel </text:span></text:span><text:span text:style-name="ubuntu_5f_mono_5f_9"><text:span text:style-name="T220">- перед гласной</text:span></text:span><text:span text:style-name="ubuntu_5f_mono_5f_9"><text:span text:style-name="T162">)</text:span></text:span></text:p>
            <text:p text:style-name="ubuntu_5f_mono_5f_9"><text:span text:style-name="ubuntu_5f_mono_5f_9"><text:span text:style-name="T162">belle</text:span></text:span></text:p>
            <text:p text:style-name="ubuntu_5f_mono_5f_9"><text:span text:style-name="ubuntu_5f_mono_5f_9"><text:span text:style-name="T162">beaux</text:span></text:span></text:p>
            <text:p text:style-name="ubuntu_5f_mono_5f_9"><text:span text:style-name="ubuntu_5f_mono_5f_9"><text:span text:style-name="T162">belles</text:span></text:span></text:p>
          </table:table-cell>
          <table:table-cell table:style-name="Таблица40.E9" office:value-type="string">
            <text:p text:style-name="ubuntu_5f_mono_5f_9"><text:span text:style-name="ubuntu_5f_mono_5f_9"><text:span text:style-name="T220">красивый</text:span></text:span></text:p>
            <text:p text:style-name="P514"><text:span text:style-name="purisa_5f_7"><text:span text:style-name="T162">(mon bel ami)</text:span></text:span></text:p>
          </table:table-cell>
        </table:table-row>
        <table:table-row table:style-name="Таблица40.1">
          <table:table-cell table:style-name="Таблица40.A9" office:value-type="string">
            <text:p text:style-name="P302">-eur</text:p>
          </table:table-cell>
          <table:table-cell table:style-name="Таблица40.B9" office:value-type="string">
            <text:p text:style-name="P201">il</text:p>
            <text:p text:style-name="P201">elle</text:p>
            <text:p text:style-name="P201">ils</text:p>
            <text:p text:style-name="P201">elles</text:p>
          </table:table-cell>
          <table:table-cell table:style-name="Таблица40.C9" office:value-type="string">
            <text:p text:style-name="P204">-eur</text:p>
            <text:p text:style-name="P204">-euse</text:p>
            <text:p text:style-name="P204">-eurs</text:p>
            <text:p text:style-name="P204">-euses</text:p>
          </table:table-cell>
          <table:table-cell table:style-name="Таблица40.D9" office:value-type="string">
            <text:p text:style-name="P204">travailleur</text:p>
            <text:p text:style-name="P204">travailleuse</text:p>
            <text:p text:style-name="P204">travailleurs</text:p>
            <text:p text:style-name="P396"><text:span text:style-name="ubuntu_5f_mono_5f_9"><text:span text:style-name="T202">travaill</text:span></text:span><text:span text:style-name="ubuntu_5f_mono_5f_9"><text:span text:style-name="T162">euses</text:span></text:span></text:p>
          </table:table-cell>
          <table:table-cell table:style-name="Таблица40.E9" office:value-type="string">
            <text:p text:style-name="P204">работящий</text:p>
          </table:table-cell>
        </table:table-row>
        <table:table-row table:style-name="Таблица40.1">
          <table:table-cell table:style-name="Таблица40.A9" office:value-type="string">
            <text:p text:style-name="P303">-et</text:p>
          </table:table-cell>
          <table:table-cell table:style-name="Таблица40.B9" office:value-type="string">
            <text:p text:style-name="P202">il</text:p>
            <text:p text:style-name="P202">elle</text:p>
            <text:p text:style-name="P202">ils</text:p>
            <text:p text:style-name="P202">elles</text:p>
          </table:table-cell>
          <table:table-cell table:style-name="Таблица40.C9" office:value-type="string">
            <text:p text:style-name="P204">-et</text:p>
            <text:p text:style-name="P204">-ette</text:p>
            <text:p text:style-name="P204">-ets</text:p>
            <text:p text:style-name="P204">-ettes</text:p>
          </table:table-cell>
          <table:table-cell table:style-name="Таблица40.D9" office:value-type="string">
            <text:p text:style-name="P204">coquet</text:p>
            <text:p text:style-name="P204">coquette</text:p>
            <text:p text:style-name="P204">coquets</text:p>
            <text:p text:style-name="P396"><text:span text:style-name="ubuntu_5f_mono_5f_9"><text:span text:style-name="T202">coqu</text:span></text:span><text:span text:style-name="ubuntu_5f_mono_5f_9"><text:span text:style-name="T162">ettes</text:span></text:span></text:p>
          </table:table-cell>
          <table:table-cell table:style-name="Таблица40.E9" office:value-type="string">
            <text:p text:style-name="P204">кокетливый</text:p>
          </table:table-cell>
        </table:table-row>
        <text:soft-page-break/>
        <table:table-row table:style-name="Таблица40.1">
          <table:table-cell table:style-name="Таблица40.A9" office:value-type="string">
            <text:p text:style-name="P304">-er</text:p>
          </table:table-cell>
          <table:table-cell table:style-name="Таблица40.B9" office:value-type="string">
            <text:p text:style-name="P203">il</text:p>
            <text:p text:style-name="P203">elle</text:p>
            <text:p text:style-name="P203">ils</text:p>
            <text:p text:style-name="P203">elles</text:p>
          </table:table-cell>
          <table:table-cell table:style-name="Таблица40.C9" office:value-type="string">
            <text:p text:style-name="P206">-<text:span text:style-name="T384">er</text:span></text:p>
            <text:p text:style-name="P206">-ère</text:p>
            <text:p text:style-name="P206">-<text:span text:style-name="T384">er</text:span>s</text:p>
            <text:p text:style-name="P206">-ères</text:p>
          </table:table-cell>
          <table:table-cell table:style-name="Таблица40.D9" office:value-type="string">
            <text:p text:style-name="P207">régulier</text:p>
            <text:p text:style-name="P207">réguli<text:span text:style-name="T36">è</text:span>r<text:span text:style-name="T36">e</text:span></text:p>
            <text:p text:style-name="P207">réguliers</text:p>
            <text:p text:style-name="P207">réguli<text:span text:style-name="T36">è</text:span>r<text:span text:style-name="T36">es</text:span></text:p>
          </table:table-cell>
          <table:table-cell table:style-name="Таблица40.E9" office:value-type="string">
            <text:p text:style-name="P207">регулярный</text:p>
            <text:p text:style-name="P360">В ж.р. обязательно раскрыть последний слог и поставить accent grave (читаем широко и открыто)</text:p>
          </table:table-cell>
        </table:table-row>
        <table:table-row table:style-name="Таблица40.1">
          <table:table-cell table:style-name="Таблица40.A10" office:value-type="string">
            <text:p text:style-name="P305">-al</text:p>
          </table:table-cell>
          <table:table-cell table:style-name="Таблица40.B10" office:value-type="string">
            <text:p text:style-name="P203">il</text:p>
            <text:p text:style-name="P203">elle</text:p>
            <text:p text:style-name="P203">ils</text:p>
            <text:p text:style-name="P203">elles</text:p>
          </table:table-cell>
          <table:table-cell table:style-name="Таблица40.C10" office:value-type="string">
            <text:p text:style-name="P72"/>
          </table:table-cell>
          <table:table-cell table:style-name="Таблица40.D10" office:value-type="string">
            <text:p text:style-name="P206">pénal</text:p>
            <text:p text:style-name="P206">pénale</text:p>
            <text:p text:style-name="P206">pénaux</text:p>
            <text:p text:style-name="P206">pénales</text:p>
          </table:table-cell>
          <table:table-cell table:style-name="Таблица40.E10" office:value-type="string">
            <text:p text:style-name="P205">уголовный</text:p>
            <text:p text:style-name="P205"/>
            <text:p text:style-name="P208">viral (вирусный)</text:p>
            <text:p text:style-name="P208">vital (жизненный)</text:p>
          </table:table-cell>
        </table:table-row>
      </table:table>
      <text:p text:style-name="ubuntu_5f_mono_5f_9"><text:span text:style-name="ubuntu_5f_mono_5f_9"/></text:p>
      <table:table table:name="Таблица69" table:style-name="Таблица69">
        <table:table-column table:style-name="Таблица69.A"/>
        <table:table-column table:style-name="Таблица69.B"/>
        <table:table-column table:style-name="Таблица69.C"/>
        <table:table-column table:style-name="Таблица69.D"/>
        <table:table-row table:style-name="TableLine94401851496544">
          <table:table-cell table:style-name="Таблица69.A1" office:value-type="string">
            <text:p text:style-name="P481">Сравнительная степень</text:p>
          </table:table-cell>
          <table:table-cell table:style-name="Таблица69.B1" office:value-type="string">
            <text:p text:style-name="P462"/>
          </table:table-cell>
          <table:table-cell table:style-name="Таблица69.C1" office:value-type="string">
            <text:p text:style-name="P701"/>
          </table:table-cell>
          <table:table-cell table:style-name="Таблица69.D1" office:value-type="string">
            <text:p text:style-name="P701"/>
          </table:table-cell>
        </table:table-row>
        <table:table-row table:style-name="TableLine94401851525552">
          <table:table-cell table:style-name="Таблица69.A9" office:value-type="string">
            <text:p text:style-name="P481">Увеличение</text:p>
          </table:table-cell>
          <table:table-cell table:style-name="Таблица69.B2" office:value-type="string">
            <text:p text:style-name="P472">plus + adj/adv + que</text:p>
          </table:table-cell>
          <table:table-cell table:style-name="Таблица69.C9" office:value-type="string">
            <text:p text:style-name="P701">plus heureux que</text:p>
            <text:p text:style-name="P701"><text:span text:style-name="T251">plus</text:span><text:span text:style-name="T382"> <text:s/>heureuse que</text:span></text:p>
            <text:p text:style-name="P701"><text:span text:style-name="T251">plus</text:span><text:span text:style-name="T382"> <text:s/>heureusement que (adv)</text:span></text:p>
          </table:table-cell>
          <table:table-cell table:style-name="Таблица69.D2" office:value-type="string">
            <text:p text:style-name="P701">Более счастливый чем</text:p>
            <text:p text:style-name="P701">Более счастливая чем</text:p>
            <text:p text:style-name="P701">Более счастливо чем</text:p>
          </table:table-cell>
        </table:table-row>
        <table:table-row table:style-name="TableLine94401851527520">
          <table:table-cell table:style-name="Таблица69.A9" office:value-type="string">
            <text:p text:style-name="P481">Уравнивание</text:p>
          </table:table-cell>
          <table:table-cell table:style-name="Таблица69.B3" office:value-type="string">
            <text:p text:style-name="P472">aussi + adj/adv + que</text:p>
          </table:table-cell>
          <table:table-cell table:style-name="Таблица69.C9" office:value-type="string">
            <text:p text:style-name="P701">aussi heureux que</text:p>
          </table:table-cell>
          <table:table-cell table:style-name="Таблица69.D3" office:value-type="string">
            <text:p text:style-name="P701"/>
          </table:table-cell>
        </table:table-row>
        <table:table-row table:style-name="TableLine94401851529104">
          <table:table-cell table:style-name="Таблица69.A9" office:value-type="string">
            <text:p text:style-name="P481">Уменьшение</text:p>
          </table:table-cell>
          <table:table-cell table:style-name="Таблица69.B4" office:value-type="string">
            <text:p text:style-name="P472">moins + adj/adv + que</text:p>
          </table:table-cell>
          <table:table-cell table:style-name="Таблица69.C9" office:value-type="string">
            <text:p text:style-name="P701">moins heureux que</text:p>
          </table:table-cell>
          <table:table-cell table:style-name="Таблица69.D4" office:value-type="string">
            <text:p text:style-name="P701"/>
          </table:table-cell>
        </table:table-row>
        <table:table-row table:style-name="TableLine94401851530896">
          <table:table-cell table:style-name="Таблица69.A5" office:value-type="string">
            <text:p text:style-name="P481">Превосходная степень</text:p>
          </table:table-cell>
          <table:table-cell table:style-name="Таблица69.B5" office:value-type="string">
            <text:p text:style-name="P462"/>
          </table:table-cell>
          <table:table-cell table:style-name="Таблица69.C9" office:value-type="string">
            <text:p text:style-name="P701"/>
          </table:table-cell>
          <table:table-cell table:style-name="Таблица69.D5" office:value-type="string">
            <text:p text:style-name="P701"/>
          </table:table-cell>
        </table:table-row>
        <table:table-row table:style-name="TableLine94401851533184">
          <table:table-cell table:style-name="Таблица69.A9" office:value-type="string">
            <text:p text:style-name="P481">Увеличение</text:p>
          </table:table-cell>
          <table:table-cell table:style-name="Таблица69.B6" office:value-type="string">
            <text:p text:style-name="P473">le/la/les + plus + adj/adv</text:p>
          </table:table-cell>
          <table:table-cell table:style-name="Таблица69.C9" office:value-type="string">
            <text:p text:style-name="P701">le plus heureux</text:p>
            <text:p text:style-name="P701">la plus heureuse</text:p>
            <text:p text:style-name="P701">les plus heureux</text:p>
            <text:p text:style-name="P701">les plus heureuses</text:p>
          </table:table-cell>
          <table:table-cell table:style-name="Таблица69.D6" office:value-type="string">
            <text:p text:style-name="P701">наиболее счастливый</text:p>
          </table:table-cell>
        </table:table-row>
        <table:table-row table:style-name="TableLine94401851535056">
          <table:table-cell table:style-name="Таблица69.A9" office:value-type="string">
            <text:p text:style-name="P481">Уменьшение</text:p>
          </table:table-cell>
          <table:table-cell table:style-name="Таблица69.B7" office:value-type="string">
            <text:p text:style-name="P474"><text:span text:style-name="T383">le/la/les + </text:span><text:span text:style-name="T252">moins</text:span><text:span text:style-name="T383"> + adj/adv</text:span></text:p>
          </table:table-cell>
          <table:table-cell table:style-name="Таблица69.C9" office:value-type="string">
            <text:p text:style-name="P701"><text:span text:style-name="T383">le </text:span><text:span text:style-name="T252">moins</text:span><text:span text:style-name="T383"> heureux</text:span></text:p>
          </table:table-cell>
          <table:table-cell table:style-name="Таблица69.D7" office:value-type="string">
            <text:p text:style-name="P701"/>
          </table:table-cell>
        </table:table-row>
        <table:table-row table:style-name="TableLine94401851536928">
          <table:table-cell table:style-name="Таблица69.A9" office:value-type="string">
            <text:p text:style-name="P462"/>
          </table:table-cell>
          <table:table-cell table:style-name="Таблица69.B8" office:value-type="string">
            <text:p text:style-name="P462"/>
          </table:table-cell>
          <table:table-cell table:style-name="Таблица69.C9" office:value-type="string">
            <text:p text:style-name="P701">le plus heureusement</text:p>
          </table:table-cell>
          <table:table-cell table:style-name="Таблица69.D8" office:value-type="string">
            <text:p text:style-name="P701">Наречие всегда с артиклем le!</text:p>
          </table:table-cell>
        </table:table-row>
        <table:table-row table:style-name="TableLine94401851538800">
          <table:table-cell table:style-name="Таблица69.A9" office:value-type="string">
            <text:p text:style-name="P462"/>
          </table:table-cell>
          <table:table-cell table:style-name="Таблица69.B9" office:value-type="string">
            <text:p text:style-name="P472">adj = прилагательное</text:p>
            <text:p text:style-name="P472">adv = наречие</text:p>
          </table:table-cell>
          <table:table-cell table:style-name="Таблица69.C9" office:value-type="string">
            <text:p text:style-name="P701"/>
          </table:table-cell>
          <table:table-cell table:style-name="Таблица69.D9" office:value-type="string">
            <text:p text:style-name="P701"/>
          </table:table-cell>
        </table:table-row>
      </table:table>
      <text:p text:style-name="ubuntu_5f_mono_5f_9"><text:span text:style-name="ubuntu_5f_mono_5f_9"/></text:p>
      <text:h text:style-name="head_5f_11_5f_lib_5f_serif" text:outline-level="6"><text:span text:style-name="ubuntu_5f_mono_5f_9"><text:span text:style-name="T308">Прилагательное в предложении</text:span></text:span></text:h>
      <text:p text:style-name="P39"><text:span text:style-name="ubuntu_5f_mono_5f_9"><text:span text:style-name="T25">Обычно: Существительное + прилагательное</text:span></text:span></text:p>
      <text:p text:style-name="P39"><text:span text:style-name="ubuntu_5f_mono_5f_9"><text:span text:style-name="T128">Но! </text:span></text:span>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 table:style-name="Таблица36.1">
          <table:table-cell table:style-name="Таблица36.A1" table:number-columns-spanned="6" office:value-type="string">
            <text:p text:style-name="P373"><text:span text:style-name="T273">Пр</text:span>епозици<text:span text:style-name="T273">я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6.1">
          <table:table-cell table:style-name="Таблица36.A15" table:number-columns-spanned="2" office:value-type="string">
            <text:p text:style-name="P346">autre</text:p>
          </table:table-cell>
          <table:covered-table-cell/>
          <table:table-cell table:style-name="Таблица36.C2" table:number-columns-spanned="2" office:value-type="string">
            <text:p text:style-name="P215">другой</text:p>
          </table:table-cell>
          <table:covered-table-cell/>
          <table:table-cell table:style-name="Таблица36.E2" table:number-columns-spanned="2" office:value-type="string">
            <text:p text:style-name="P216"/>
          </table:table-cell>
          <table:covered-table-cell/>
        </table:table-row>
        <table:table-row table:style-name="Таблица36.1">
          <table:table-cell table:style-name="Таблица36.A15" table:number-columns-spanned="2" office:value-type="string">
            <text:p text:style-name="P346">beau (bel, belle)</text:p>
          </table:table-cell>
          <table:covered-table-cell/>
          <table:table-cell table:style-name="Таблица36.C3" table:number-columns-spanned="2" office:value-type="string">
            <text:p text:style-name="P215">красивый</text:p>
          </table:table-cell>
          <table:covered-table-cell/>
          <table:table-cell table:style-name="Таблица36.E3" table:number-columns-spanned="2" office:value-type="string">
            <text:p text:style-name="P389"><text:span text:style-name="ubuntu_5f_mono_5f_9"><text:span text:style-name="T162">beau garçon</text:span></text:span></text:p>
          </table:table-cell>
          <table:covered-table-cell/>
        </table:table-row>
        <table:table-row table:style-name="Таблица36.1">
          <table:table-cell table:style-name="Таблица36.A15" table:number-columns-spanned="2" office:value-type="string">
            <text:p text:style-name="P346">bon (bonne)</text:p>
          </table:table-cell>
          <table:covered-table-cell/>
          <table:table-cell table:style-name="Таблица36.C4" table:number-columns-spanned="2" office:value-type="string">
            <text:p text:style-name="P215">хороший, вкусный</text:p>
          </table:table-cell>
          <table:covered-table-cell/>
          <table:table-cell table:style-name="Таблица36.E4" table:number-columns-spanned="2" office:value-type="string">
            <text:p text:style-name="P389"><text:span text:style-name="ubuntu_5f_mono_5f_9"><text:span text:style-name="T162">bonnes amies</text:span></text:span></text:p>
          </table:table-cell>
          <table:covered-table-cell/>
        </table:table-row>
        <table:table-row table:style-name="Таблица36.1">
          <table:table-cell table:style-name="Таблица36.A15" table:number-columns-spanned="2" office:value-type="string">
            <text:p text:style-name="P346">grand (-e)</text:p>
          </table:table-cell>
          <table:covered-table-cell/>
          <table:table-cell table:style-name="Таблица36.C5" table:number-columns-spanned="2" office:value-type="string">
            <text:p text:style-name="P215">большой</text:p>
          </table:table-cell>
          <table:covered-table-cell/>
          <table:table-cell table:style-name="Таблица36.E5" table:number-columns-spanned="2" office:value-type="string">
            <text:p text:style-name="P389"><text:span text:style-name="ubuntu_5f_mono_5f_9"><text:span text:style-name="T162">grandes maisons</text:span></text:span></text:p>
          </table:table-cell>
          <table:covered-table-cell/>
        </table:table-row>
        <table:table-row table:style-name="Таблица36.1">
          <table:table-cell table:style-name="Таблица36.A15" table:number-columns-spanned="2" office:value-type="string">
            <text:p text:style-name="P346">gros (grosse)</text:p>
          </table:table-cell>
          <table:covered-table-cell/>
          <table:table-cell table:style-name="Таблица36.C6" table:number-columns-spanned="2" office:value-type="string">
            <text:p text:style-name="P215">толстый</text:p>
          </table:table-cell>
          <table:covered-table-cell/>
          <table:table-cell table:style-name="Таблица36.E6" table:number-columns-spanned="2" office:value-type="string">
            <text:p text:style-name="P216"/>
          </table:table-cell>
          <table:covered-table-cell/>
        </table:table-row>
        <table:table-row table:style-name="Таблица36.1">
          <table:table-cell table:style-name="Таблица36.A15" table:number-columns-spanned="2" office:value-type="string">
            <text:p text:style-name="P346">haut (-e)</text:p>
          </table:table-cell>
          <table:covered-table-cell/>
          <table:table-cell table:style-name="Таблица36.C7" table:number-columns-spanned="2" office:value-type="string">
            <text:p text:style-name="P215">высокий</text:p>
          </table:table-cell>
          <table:covered-table-cell/>
          <table:table-cell table:style-name="Таблица36.E7" table:number-columns-spanned="2" office:value-type="string">
            <text:p text:style-name="P216"/>
          </table:table-cell>
          <table:covered-table-cell/>
        </table:table-row>
        <table:table-row table:style-name="Таблица36.1">
          <table:table-cell table:style-name="Таблица36.A15" table:number-columns-spanned="2" office:value-type="string">
            <text:p text:style-name="P347">jeune</text:p>
          </table:table-cell>
          <table:covered-table-cell/>
          <table:table-cell table:style-name="Таблица36.C8" table:number-columns-spanned="2" office:value-type="string">
            <text:p text:style-name="P215">молодой</text:p>
          </table:table-cell>
          <table:covered-table-cell/>
          <table:table-cell table:style-name="Таблица36.E8" table:number-columns-spanned="2" office:value-type="string">
            <text:p text:style-name="P216"/>
          </table:table-cell>
          <table:covered-table-cell/>
        </table:table-row>
        <table:table-row table:style-name="Таблица36.1">
          <table:table-cell table:style-name="Таблица36.A15" table:number-columns-spanned="2" office:value-type="string">
            <text:p text:style-name="P346">joli (-e)</text:p>
          </table:table-cell>
          <table:covered-table-cell/>
          <table:table-cell table:style-name="Таблица36.C9" table:number-columns-spanned="2" office:value-type="string">
            <text:p text:style-name="P215">милый, красивый</text:p>
          </table:table-cell>
          <table:covered-table-cell/>
          <table:table-cell table:style-name="Таблица36.E9" table:number-columns-spanned="2" office:value-type="string">
            <text:p text:style-name="P389"><text:span text:style-name="ubuntu_5f_mono_5f_9"><text:span text:style-name="T162">jolie fille</text:span></text:span></text:p>
          </table:table-cell>
          <table:covered-table-cell/>
        </table:table-row>
        <table:table-row table:style-name="Таблица36.1">
          <table:table-cell table:style-name="Таблица36.A15" table:number-columns-spanned="2" office:value-type="string">
            <text:p text:style-name="P346">long (longue)</text:p>
          </table:table-cell>
          <table:covered-table-cell/>
          <table:table-cell table:style-name="Таблица36.C10" table:number-columns-spanned="2" office:value-type="string">
            <text:p text:style-name="P215">длинный</text:p>
          </table:table-cell>
          <table:covered-table-cell/>
          <table:table-cell table:style-name="Таблица36.E10" table:number-columns-spanned="2" office:value-type="string">
            <text:p text:style-name="P216"/>
          </table:table-cell>
          <table:covered-table-cell/>
        </table:table-row>
        <table:table-row table:style-name="Таблица36.1">
          <table:table-cell table:style-name="Таблица36.A15" table:number-columns-spanned="2" office:value-type="string">
            <text:p text:style-name="P346">mouvais(-e)</text:p>
          </table:table-cell>
          <table:covered-table-cell/>
          <table:table-cell table:style-name="Таблица36.C11" table:number-columns-spanned="2" office:value-type="string">
            <text:p text:style-name="P215">плохой</text:p>
          </table:table-cell>
          <table:covered-table-cell/>
          <table:table-cell table:style-name="Таблица36.E11" table:number-columns-spanned="2" office:value-type="string">
            <text:p text:style-name="P389"><text:span text:style-name="ubuntu_5f_mono_5f_9"><text:span text:style-name="T162">mouvais temps</text:span></text:span></text:p>
          </table:table-cell>
          <table:covered-table-cell/>
        </table:table-row>
        <table:table-row table:style-name="Таблица36.1">
          <table:table-cell table:style-name="Таблица36.A15" table:number-columns-spanned="2" office:value-type="string">
            <text:p text:style-name="P346">nouveau (nouvel, nouvelle)</text:p>
          </table:table-cell>
          <table:covered-table-cell/>
          <table:table-cell table:style-name="Таблица36.C12" table:number-columns-spanned="2" office:value-type="string">
            <text:p text:style-name="P215">новый</text:p>
          </table:table-cell>
          <table:covered-table-cell/>
          <table:table-cell table:style-name="Таблица36.E12" table:number-columns-spanned="2" office:value-type="string">
            <text:p text:style-name="P389"><text:span text:style-name="ubuntu_5f_mono_5f_9"><text:span text:style-name="T162">nouveau jour</text:span></text:span></text:p>
          </table:table-cell>
          <table:covered-table-cell/>
        </table:table-row>
        <table:table-row table:style-name="Таблица36.1">
          <table:table-cell table:style-name="Таблица36.A15" table:number-columns-spanned="2" office:value-type="string">
            <text:p text:style-name="P346">petit (-e)</text:p>
          </table:table-cell>
          <table:covered-table-cell/>
          <table:table-cell table:style-name="Таблица36.C13" table:number-columns-spanned="2" office:value-type="string">
            <text:p text:style-name="P215">маленький</text:p>
          </table:table-cell>
          <table:covered-table-cell/>
          <table:table-cell table:style-name="Таблица36.E13" table:number-columns-spanned="2" office:value-type="string">
            <text:p text:style-name="P389"><text:span text:style-name="ubuntu_5f_mono_5f_9"><text:span text:style-name="T162">petit garçon</text:span></text:span></text:p>
          </table:table-cell>
          <table:covered-table-cell/>
        </table:table-row>
        <table:table-row table:style-name="Таблица36.1">
          <table:table-cell table:style-name="Таблица36.A15" table:number-columns-spanned="2" office:value-type="string">
            <text:p text:style-name="P347">Vieux (vieil, vieille)</text:p>
          </table:table-cell>
          <table:covered-table-cell/>
          <table:table-cell table:style-name="Таблица36.C14" table:number-columns-spanned="2" office:value-type="string">
            <text:p text:style-name="P215">старый</text:p>
          </table:table-cell>
          <table:covered-table-cell/>
          <table:table-cell table:style-name="Таблица36.E14" table:number-columns-spanned="2" office:value-type="string">
            <text:p text:style-name="P216"/>
          </table:table-cell>
          <table:covered-table-cell/>
        </table:table-row>
        <table:table-row table:style-name="Таблица36.1">
          <table:table-cell table:style-name="Таблица36.A15" table:number-columns-spanned="2" office:value-type="string">
            <text:p text:style-name="P346">vilain (-e)</text:p>
          </table:table-cell>
          <table:covered-table-cell/>
          <table:table-cell table:style-name="Таблица36.C15" table:number-columns-spanned="2" office:value-type="string">
            <text:p text:style-name="P215">плохой, противный</text:p>
          </table:table-cell>
          <table:covered-table-cell/>
          <table:table-cell table:style-name="Таблица36.E15" table:number-columns-spanned="2" office:value-type="string">
            <text:p text:style-name="P216"/>
          </table:table-cell>
          <table:covered-table-cell/>
        </table:table-row>
        <table:table-row table:style-name="Таблица36.1">
          <table:table-cell table:style-name="Таблица36.A16" table:number-columns-spanned="6" office:value-type="string">
            <text:p text:style-name="ubuntu_5f_mono_5f_9"><text:span text:style-name="ubuntu_5f_mono_5f_9"><text:span text:style-name="T224">НО!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6.1">
          <table:table-cell table:style-name="Таблица36.A19" table:number-columns-spanned="3" office:value-type="string">
            <text:p text:style-name="P390"><text:span text:style-name="ubuntu_5f_mono_5f_9"><text:span text:style-name="T162">1. С </text:span></text:span><text:span text:style-name="ubuntu_5f_mono_5f_9"><text:span text:style-name="T247">длинным наречием</text:span></text:span><text:span text:style-name="ubuntu_5f_mono_5f_9"><text:span text:style-name="T162"> - оба слова после существ.</text:span></text:span></text:p>
          </table:table-cell>
          <table:covered-table-cell/>
          <table:covered-table-cell/>
          <table:table-cell table:style-name="Таблица36.D17" table:number-columns-spanned="3" office:value-type="string">
            <text:p text:style-name="P390"><text:span text:style-name="ubuntu_5f_mono_5f_9"><text:span text:style-name="T216">Un chapeau </text:span></text:span><text:span text:style-name="ubuntu_5f_mono_5f_9"><text:span text:style-name="T221">extrêmement joli</text:span></text:span></text:p>
          </table:table-cell>
          <table:covered-table-cell/>
          <table:covered-table-cell/>
        </table:table-row>
        <table:table-row table:style-name="Таблица36.1">
          <table:table-cell table:style-name="Таблица36.A19" table:number-columns-spanned="3" office:value-type="string">
            <text:p text:style-name="P390"><text:span text:style-name="ubuntu_5f_mono_5f_9"><text:span text:style-name="T162">2. С коротким наречием - как до существ., так и после</text:span></text:span></text:p>
          </table:table-cell>
          <table:covered-table-cell/>
          <table:covered-table-cell/>
          <table:table-cell table:style-name="Таблица36.D18" table:number-columns-spanned="3" office:value-type="string">
            <text:p text:style-name="P390"><text:span text:style-name="ubuntu_5f_mono_5f_9"><text:span text:style-name="T216">Une </text:span></text:span><text:span text:style-name="ubuntu_5f_mono_5f_9"><text:span text:style-name="T221">très haute</text:span></text:span><text:span text:style-name="ubuntu_5f_mono_5f_9"><text:span text:style-name="T216"> montagne = une montagne </text:span></text:span><text:span text:style-name="ubuntu_5f_mono_5f_9"><text:span text:style-name="T221">très haute</text:span></text:span></text:p>
          </table:table-cell>
          <table:covered-table-cell/>
          <table:covered-table-cell/>
        </table:table-row>
        <table:table-row table:style-name="Таблица36.1">
          <table:table-cell table:style-name="Таблица36.A19" table:number-columns-spanned="3" office:value-type="string">
            <text:p text:style-name="ubuntu_5f_mono_5f_9"><text:span text:style-name="ubuntu_5f_mono_5f_9"><text:span text:style-name="T162">3. С дополнение</text:span></text:span><text:span text:style-name="ubuntu_5f_mono_5f_9"><text:span text:style-name="T211">м -</text:span></text:span><text:span text:style-name="ubuntu_5f_mono_5f_9"><text:span text:style-name="T162"> после существительного</text:span></text:span></text:p>
          </table:table-cell>
          <table:covered-table-cell/>
          <table:covered-table-cell/>
          <table:table-cell table:style-name="Таблица36.D19" table:number-columns-spanned="3" office:value-type="string">
            <text:p text:style-name="P390"><text:span text:style-name="ubuntu_5f_mono_5f_9"><text:span text:style-name="T216">Un vin </text:span></text:span><text:span text:style-name="ubuntu_5f_mono_5f_9"><text:span text:style-name="T221">bon à boire</text:span></text:span></text:p>
          </table:table-cell>
          <table:covered-table-cell/>
          <table:covered-table-cell/>
        </table:table-row>
        <table:table-row table:style-name="Таблица36.1">
          <table:table-cell table:style-name="Таблица36.A20" table:number-columns-spanned="6" office:value-type="string">
            <text:p text:style-name="P42"><text:span text:style-name="ubuntu_5f_mono_5f_9"><text:span text:style-name="T243">Прилагательные, которые могут ставиться и до и после существительного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6.1">
          <table:table-cell table:style-name="Таблица36.A21" table:number-columns-spanned="6" office:value-type="string">
            <text:p text:style-name="P372">1. Оценочные прилагательные<text:span text:style-name="T277"> </text:span>(в препозиции приобретают субъективный оттенок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6.1">
          <table:table-cell table:style-name="Таблица36.A87" office:value-type="string">
            <text:p text:style-name="P344">admirable</text:p>
          </table:table-cell>
          <table:table-cell table:style-name="Таблица36.B22" table:number-columns-spanned="4" office:value-type="string">
            <text:p text:style-name="P340">замечательный</text:p>
          </table:table-cell>
          <table:covered-table-cell/>
          <table:covered-table-cell/>
          <table:covered-table-cell/>
          <table:table-cell table:style-name="Таблица36.F22" office:value-type="string">
            <text:p text:style-name="P341"/>
          </table:table-cell>
        </table:table-row>
        <table:table-row table:style-name="Таблица36.1">
          <table:table-cell table:style-name="Таблица36.A87" office:value-type="string">
            <text:p text:style-name="P344">délicieux</text:p>
          </table:table-cell>
          <table:table-cell table:style-name="Таблица36.B23" table:number-columns-spanned="4" office:value-type="string">
            <text:p text:style-name="P340">вкусный</text:p>
          </table:table-cell>
          <table:covered-table-cell/>
          <table:covered-table-cell/>
          <table:covered-table-cell/>
          <table:table-cell table:style-name="Таблица36.F23" office:value-type="string">
            <text:p text:style-name="P341"/>
          </table:table-cell>
        </table:table-row>
        <table:table-row table:style-name="Таблица36.1">
          <table:table-cell table:style-name="Таблица36.A87" office:value-type="string">
            <text:p text:style-name="P344">épouvantable</text:p>
          </table:table-cell>
          <table:table-cell table:style-name="Таблица36.B24" table:number-columns-spanned="4" office:value-type="string">
            <text:p text:style-name="P340">ужасающий</text:p>
          </table:table-cell>
          <table:covered-table-cell/>
          <table:covered-table-cell/>
          <table:covered-table-cell/>
          <table:table-cell table:style-name="Таблица36.F24" office:value-type="string">
            <text:p text:style-name="P341"/>
          </table:table-cell>
        </table:table-row>
        <table:table-row table:style-name="Таблица36.1">
          <table:table-cell table:style-name="Таблица36.A87" office:value-type="string">
            <text:p text:style-name="P344">étonnant</text:p>
          </table:table-cell>
          <table:table-cell table:style-name="Таблица36.B25" table:number-columns-spanned="4" office:value-type="string">
            <text:p text:style-name="P340">удивительный</text:p>
          </table:table-cell>
          <table:covered-table-cell/>
          <table:covered-table-cell/>
          <table:covered-table-cell/>
          <table:table-cell table:style-name="Таблица36.F25" office:value-type="string">
            <text:p text:style-name="P341"/>
          </table:table-cell>
        </table:table-row>
        <table:table-row table:style-name="Таблица36.1">
          <table:table-cell table:style-name="Таблица36.A87" office:value-type="string">
            <text:p text:style-name="P344">extraordinaire</text:p>
          </table:table-cell>
          <table:table-cell table:style-name="Таблица36.B26" table:number-columns-spanned="4" office:value-type="string">
            <text:p text:style-name="P340">необыкновенный</text:p>
          </table:table-cell>
          <table:covered-table-cell/>
          <table:covered-table-cell/>
          <table:covered-table-cell/>
          <table:table-cell table:style-name="Таблица36.F26" office:value-type="string">
            <text:p text:style-name="P341"/>
          </table:table-cell>
        </table:table-row>
        <table:table-row table:style-name="Таблица36.1">
          <table:table-cell table:style-name="Таблица36.A87" office:value-type="string">
            <text:p text:style-name="P344">excellent</text:p>
          </table:table-cell>
          <table:table-cell table:style-name="Таблица36.B27" table:number-columns-spanned="4" office:value-type="string">
            <text:p text:style-name="P340">отличный</text:p>
          </table:table-cell>
          <table:covered-table-cell/>
          <table:covered-table-cell/>
          <table:covered-table-cell/>
          <table:table-cell table:style-name="Таблица36.F27" office:value-type="string">
            <text:p text:style-name="P341"/>
          </table:table-cell>
        </table:table-row>
        <table:table-row table:style-name="Таблица36.1">
          <table:table-cell table:style-name="Таблица36.A87" office:value-type="string">
            <text:p text:style-name="P344">horrible</text:p>
          </table:table-cell>
          <table:table-cell table:style-name="Таблица36.B28" table:number-columns-spanned="4" office:value-type="string">
            <text:p text:style-name="P340">ужасный</text:p>
          </table:table-cell>
          <table:covered-table-cell/>
          <table:covered-table-cell/>
          <table:covered-table-cell/>
          <table:table-cell table:style-name="Таблица36.F28" office:value-type="string">
            <text:p text:style-name="P341"/>
          </table:table-cell>
        </table:table-row>
        <text:soft-page-break/>
        <table:table-row table:style-name="Таблица36.1">
          <table:table-cell table:style-name="Таблица36.A87" office:value-type="string">
            <text:p text:style-name="P344">incoyable</text:p>
          </table:table-cell>
          <table:table-cell table:style-name="Таблица36.B29" table:number-columns-spanned="4" office:value-type="string">
            <text:p text:style-name="P340">невероятный</text:p>
          </table:table-cell>
          <table:covered-table-cell/>
          <table:covered-table-cell/>
          <table:covered-table-cell/>
          <table:table-cell table:style-name="Таблица36.F29" office:value-type="string">
            <text:p text:style-name="P341"/>
          </table:table-cell>
        </table:table-row>
        <table:table-row table:style-name="Таблица36.1">
          <table:table-cell table:style-name="Таблица36.A87" office:value-type="string">
            <text:p text:style-name="P344">magnifique</text:p>
          </table:table-cell>
          <table:table-cell table:style-name="Таблица36.B30" table:number-columns-spanned="4" office:value-type="string">
            <text:p text:style-name="P340">великолепный</text:p>
          </table:table-cell>
          <table:covered-table-cell/>
          <table:covered-table-cell/>
          <table:covered-table-cell/>
          <table:table-cell table:style-name="Таблица36.F30" office:value-type="string">
            <text:p text:style-name="P341"/>
          </table:table-cell>
        </table:table-row>
        <table:table-row table:style-name="Таблица36.1">
          <table:table-cell table:style-name="Таблица36.A87" office:value-type="string">
            <text:p text:style-name="P344">mereilleux</text:p>
          </table:table-cell>
          <table:table-cell table:style-name="Таблица36.B31" table:number-columns-spanned="4" office:value-type="string">
            <text:p text:style-name="P340">замечательный</text:p>
          </table:table-cell>
          <table:covered-table-cell/>
          <table:covered-table-cell/>
          <table:covered-table-cell/>
          <table:table-cell table:style-name="Таблица36.F31" office:value-type="string">
            <text:p text:style-name="P341"/>
          </table:table-cell>
        </table:table-row>
        <table:table-row table:style-name="Таблица36.1">
          <table:table-cell table:style-name="Таблица36.A87" office:value-type="string">
            <text:p text:style-name="P344">splendide</text:p>
          </table:table-cell>
          <table:table-cell table:style-name="Таблица36.B32" table:number-columns-spanned="4" office:value-type="string">
            <text:p text:style-name="P340">великолепный</text:p>
          </table:table-cell>
          <table:covered-table-cell/>
          <table:covered-table-cell/>
          <table:covered-table-cell/>
          <table:table-cell table:style-name="Таблица36.F32" office:value-type="string">
            <text:p text:style-name="P341"/>
          </table:table-cell>
        </table:table-row>
        <table:table-row table:style-name="Таблица36.1">
          <table:table-cell table:style-name="Таблица36.A33" office:value-type="string">
            <text:p text:style-name="P344">superbe</text:p>
          </table:table-cell>
          <table:table-cell table:style-name="Таблица36.B33" table:number-columns-spanned="4" office:value-type="string">
            <text:p text:style-name="P340">оглушительный</text:p>
          </table:table-cell>
          <table:covered-table-cell/>
          <table:covered-table-cell/>
          <table:covered-table-cell/>
          <table:table-cell table:style-name="Таблица36.F33" office:value-type="string">
            <text:p text:style-name="P341"/>
          </table:table-cell>
        </table:table-row>
        <table:table-row table:style-name="Таблица36.1">
          <table:table-cell table:style-name="Таблица36.A34" office:value-type="string">
            <text:p text:style-name="P344">passionnant</text:p>
          </table:table-cell>
          <table:table-cell table:style-name="Таблица36.B34" table:number-columns-spanned="4" office:value-type="string">
            <text:p text:style-name="P340">захватывающий</text:p>
          </table:table-cell>
          <table:covered-table-cell/>
          <table:covered-table-cell/>
          <table:covered-table-cell/>
          <table:table-cell table:style-name="Таблица36.F34" office:value-type="string">
            <text:p text:style-name="P341"/>
          </table:table-cell>
        </table:table-row>
        <table:table-row table:style-name="Таблица36.1">
          <table:table-cell table:style-name="Таблица36.A35" table:number-columns-spanned="6" office:value-type="string">
            <text:p text:style-name="P371">2. С изменением значения в зависимости от позици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6.1">
          <table:table-cell table:style-name="Таблица36.A36" office:value-type="string">
            <text:p text:style-name="P344"/>
          </table:table-cell>
          <table:table-cell table:style-name="Таблица36.A36" table:number-columns-spanned="4" office:value-type="string">
            <text:p text:style-name="P345">постпозиция</text:p>
          </table:table-cell>
          <table:covered-table-cell/>
          <table:covered-table-cell/>
          <table:covered-table-cell/>
          <table:table-cell table:style-name="Таблица36.F36" office:value-type="string">
            <text:p text:style-name="P345">препозиция</text:p>
          </table:table-cell>
        </table:table-row>
        <table:table-row table:style-name="Таблица36.1">
          <table:table-cell table:style-name="Таблица36.A87" office:value-type="string">
            <text:p text:style-name="P345">amer</text:p>
          </table:table-cell>
          <table:table-cell table:style-name="Таблица36.B37" table:number-columns-spanned="4" office:value-type="string">
            <text:p text:style-name="P586">горький (вкус)</text:p>
            <text:p text:style-name="P586">des pommes amères<text:span text:style-name="T277"> </text:span>(горькие яблоки)</text:p>
          </table:table-cell>
          <table:covered-table-cell/>
          <table:covered-table-cell/>
          <table:covered-table-cell/>
          <table:table-cell table:style-name="Таблица36.F37" office:value-type="string">
            <text:p text:style-name="P586">горький, едкий (перен.)</text:p>
            <text:p text:style-name="P586">d'amers reproches<text:span text:style-name="T277"> </text:span>(горькие упреки)</text:p>
          </table:table-cell>
        </table:table-row>
        <table:table-row table:style-name="Таблица36.1">
          <table:table-cell table:style-name="Таблица36.A87" office:value-type="string">
            <text:p text:style-name="P345">ancien</text:p>
          </table:table-cell>
          <table:table-cell table:style-name="Таблица36.B38" table:number-columns-spanned="4" office:value-type="string">
            <text:p text:style-name="P586">старый, старинный</text:p>
            <text:p text:style-name="P586">une maison ancienne (старый дом)</text:p>
            <text:p text:style-name="P586">les meubles anciens (старинная мебель)</text:p>
          </table:table-cell>
          <table:covered-table-cell/>
          <table:covered-table-cell/>
          <table:covered-table-cell/>
          <table:table-cell table:style-name="Таблица36.F38" office:value-type="string">
            <text:p text:style-name="P586">бывший; давно существующий</text:p>
            <text:p text:style-name="P586">un ancien <text:span text:style-name="T483">ami</text:span> (бывший д<text:span text:style-name="T483">руг</text:span>)</text:p>
            <text:p text:style-name="P586">mes anciennes habitudes (мои старинные привычки)</text:p>
          </table:table-cell>
        </table:table-row>
        <table:table-row table:style-name="Таблица36.1">
          <table:table-cell table:style-name="Таблица36.A87" office:value-type="string">
            <text:p text:style-name="P345">antique</text:p>
          </table:table-cell>
          <table:table-cell table:style-name="Таблица36.B39" table:number-columns-spanned="4" office:value-type="string">
            <text:p text:style-name="P586">античный</text:p>
            <text:p text:style-name="P586">des monuments antiques</text:p>
          </table:table-cell>
          <table:covered-table-cell/>
          <table:covered-table-cell/>
          <table:covered-table-cell/>
          <table:table-cell table:style-name="Таблица36.F39" office:value-type="string">
            <text:p text:style-name="P586">старинный</text:p>
            <text:p text:style-name="P586">d'antiques monuments</text:p>
          </table:table-cell>
        </table:table-row>
        <table:table-row table:style-name="Таблица36.1">
          <table:table-cell table:style-name="Таблица36.A87" office:value-type="string">
            <text:p text:style-name="P345">bas</text:p>
          </table:table-cell>
          <table:table-cell table:style-name="Таблица36.B40" table:number-columns-spanned="4" office:value-type="string">
            <text:p text:style-name="P586">низкий, нижний</text:p>
            <text:p text:style-name="P586">une table basse (низкий столик)</text:p>
            <text:p text:style-name="P586">à voix basse (тихим голосом)</text:p>
          </table:table-cell>
          <table:covered-table-cell/>
          <table:covered-table-cell/>
          <table:covered-table-cell/>
          <table:table-cell table:style-name="Таблица36.F40" office:value-type="string">
            <text:p text:style-name="P586">низкий (перен.)</text:p>
            <text:p text:style-name="P586">une basse vengeance (низкая месть)</text:p>
            <text:p text:style-name="P586">les enfants en bas âge (малолетние дети)</text:p>
          </table:table-cell>
        </table:table-row>
        <table:table-row table:style-name="Таблица36.1">
          <table:table-cell table:style-name="Таблица36.A87" office:value-type="string">
            <text:p text:style-name="P345">brave</text:p>
          </table:table-cell>
          <table:table-cell table:style-name="Таблица36.B41" table:number-columns-spanned="4" office:value-type="string">
            <text:p text:style-name="P586">смелый</text:p>
            <text:p text:style-name="P586">un homme brave</text:p>
          </table:table-cell>
          <table:covered-table-cell/>
          <table:covered-table-cell/>
          <table:covered-table-cell/>
          <table:table-cell table:style-name="Таблица36.F41" office:value-type="string">
            <text:p text:style-name="P586">честный, порядочный, славный</text:p>
            <text:p text:style-name="P586">un brave homme</text:p>
          </table:table-cell>
        </table:table-row>
        <table:table-row table:style-name="Таблица36.1">
          <table:table-cell table:style-name="Таблица36.A87" office:value-type="string">
            <text:p text:style-name="P345">certain</text:p>
          </table:table-cell>
          <table:table-cell table:style-name="Таблица36.B42" table:number-columns-spanned="4" office:value-type="string">
            <text:p text:style-name="P586">определенный, достоверный</text:p>
            <text:p text:style-name="P586">un fait certain (достоверный факт)</text:p>
          </table:table-cell>
          <table:covered-table-cell/>
          <table:covered-table-cell/>
          <table:covered-table-cell/>
          <table:table-cell table:style-name="Таблица36.F42" office:value-type="string">
            <text:p text:style-name="P586">некоторый, неопределенный</text:p>
            <text:p text:style-name="P586">un certain temps</text:p>
          </table:table-cell>
        </table:table-row>
        <table:table-row table:style-name="Таблица36.1">
          <table:table-cell table:style-name="Таблица36.A87" office:value-type="string">
            <text:p text:style-name="P345">chaud</text:p>
          </table:table-cell>
          <table:table-cell table:style-name="Таблица36.B43" table:number-columns-spanned="4" office:value-type="string">
            <text:p text:style-name="P586">горячий, теплый</text:p>
            <text:p text:style-name="P586">un plat chaud (горячее блюдо)</text:p>
          </table:table-cell>
          <table:covered-table-cell/>
          <table:covered-table-cell/>
          <table:covered-table-cell/>
          <table:table-cell table:style-name="Таблица36.F43" office:value-type="string">
            <text:p text:style-name="P586">горячий, теплый (перен.)</text:p>
            <text:p text:style-name="P586">un chaud accueil (теплый прием)</text:p>
          </table:table-cell>
        </table:table-row>
        <table:table-row table:style-name="Таблица36.1">
          <table:table-cell table:style-name="Таблица36.A87" office:value-type="string">
            <text:p text:style-name="P345">cher</text:p>
          </table:table-cell>
          <table:table-cell table:style-name="Таблица36.B44" table:number-columns-spanned="4" office:value-type="string">
            <text:p text:style-name="P586">дорогой</text:p>
            <text:p text:style-name="P586">un manteau cher</text:p>
          </table:table-cell>
          <table:covered-table-cell/>
          <table:covered-table-cell/>
          <table:covered-table-cell/>
          <table:table-cell table:style-name="Таблица36.F44" office:value-type="string">
            <text:p text:style-name="P586">дорогой (в обращении)</text:p>
            <text:p text:style-name="P586">mon cher ami</text:p>
          </table:table-cell>
        </table:table-row>
        <table:table-row table:style-name="Таблица36.1">
          <table:table-cell table:style-name="Таблица36.A87" office:value-type="string">
            <text:p text:style-name="P345">court</text:p>
          </table:table-cell>
          <table:table-cell table:style-name="Таблица36.B45" table:number-columns-spanned="4" office:value-type="string">
            <text:p text:style-name="P586">короткий</text:p>
            <text:p text:style-name="P586">à manches courtes (с короткими руквами)</text:p>
            <text:p text:style-name="P586">des phrases courtes</text:p>
          </table:table-cell>
          <table:covered-table-cell/>
          <table:covered-table-cell/>
          <table:covered-table-cell/>
          <table:table-cell table:style-name="Таблица36.F45" office:value-type="string">
            <text:p text:style-name="P586">краткий</text:p>
            <text:p text:style-name="P586">pour une courte période</text:p>
            <text:p text:style-name="P586">sur une courte distance</text:p>
          </table:table-cell>
        </table:table-row>
        <table:table-row table:style-name="Таблица36.1">
          <table:table-cell table:style-name="Таблица36.A87" office:value-type="string">
            <text:p text:style-name="P345">cruel</text:p>
          </table:table-cell>
          <table:table-cell table:style-name="Таблица36.B46" table:number-columns-spanned="4" office:value-type="string">
            <text:p text:style-name="P586">жестокий</text:p>
            <text:p text:style-name="P586">un homme cruel</text:p>
          </table:table-cell>
          <table:covered-table-cell/>
          <table:covered-table-cell/>
          <table:covered-table-cell/>
          <table:table-cell table:style-name="Таблица36.F46" office:value-type="string">
            <text:p text:style-name="P586">жестокий (абстракт)</text:p>
            <text:p text:style-name="P586">la cruelle vérité (жестокая правда)</text:p>
          </table:table-cell>
        </table:table-row>
        <table:table-row table:style-name="Таблица36.1">
          <table:table-cell table:style-name="Таблица36.A87" office:value-type="string">
            <text:p text:style-name="P345">curieux</text:p>
          </table:table-cell>
          <table:table-cell table:style-name="Таблица36.B47" table:number-columns-spanned="4" office:value-type="string">
            <text:p text:style-name="P586">любопытный, любознательный</text:p>
            <text:p text:style-name="P586">un garçon curieux</text:p>
          </table:table-cell>
          <table:covered-table-cell/>
          <table:covered-table-cell/>
          <table:covered-table-cell/>
          <table:table-cell table:style-name="Таблица36.F47" office:value-type="string">
            <text:p text:style-name="P586">странный, удивительный</text:p>
            <text:p text:style-name="P586">une curieuse fille</text:p>
          </table:table-cell>
        </table:table-row>
        <table:table-row table:style-name="Таблица36.1">
          <table:table-cell table:style-name="Таблица36.A87" office:value-type="string">
            <text:p text:style-name="P345">dernier</text:p>
          </table:table-cell>
          <table:table-cell table:style-name="Таблица36.B48" table:number-columns-spanned="4" office:value-type="string">
            <text:p text:style-name="P586">прошлый</text:p>
            <text:p text:style-name="P586">l'année drnière (в прошлом году)</text:p>
            <text:p text:style-name="P586">mercredi dernier (в прошлую среду)</text:p>
          </table:table-cell>
          <table:covered-table-cell/>
          <table:covered-table-cell/>
          <table:covered-table-cell/>
          <table:table-cell table:style-name="Таблица36.F48" office:value-type="string">
            <text:p text:style-name="P586">последний</text:p>
            <text:p text:style-name="P586">la dernière semaine de janvier</text:p>
            <text:p text:style-name="P586">ces derniers temps (последнее время)</text:p>
          </table:table-cell>
        </table:table-row>
        <table:table-row table:style-name="Таблица36.1">
          <table:table-cell table:style-name="Таблица36.A87" office:value-type="string">
            <text:p text:style-name="P345">doux</text:p>
          </table:table-cell>
          <table:table-cell table:style-name="Таблица36.B49" table:number-columns-spanned="4" office:value-type="string">
            <text:p text:style-name="P586">сладкий, нежный, мягкий, пресный</text:p>
            <text:p text:style-name="P586">une pomme douce</text:p>
          </table:table-cell>
          <table:covered-table-cell/>
          <table:covered-table-cell/>
          <table:covered-table-cell/>
          <table:table-cell table:style-name="Таблица36.F49" office:value-type="string">
            <text:p text:style-name="P586">приятный, милый, нежный</text:p>
            <text:p text:style-name="P586">un doux souvenir</text:p>
          </table:table-cell>
        </table:table-row>
        <table:table-row table:style-name="Таблица36.1">
          <table:table-cell table:style-name="Таблица36.A87" office:value-type="string">
            <text:p text:style-name="P345">dur</text:p>
          </table:table-cell>
          <table:table-cell table:style-name="Таблица36.B50" table:number-columns-spanned="4" office:value-type="string">
            <text:p text:style-name="P586">твердый</text:p>
            <text:p text:style-name="P586">un lit dur</text:p>
          </table:table-cell>
          <table:covered-table-cell/>
          <table:covered-table-cell/>
          <table:covered-table-cell/>
          <table:table-cell table:style-name="Таблица36.F50" office:value-type="string">
            <text:p text:style-name="P586">тяжелый</text:p>
            <text:p text:style-name="P586">une dure é<text:span text:style-name="T369">preuve</text:span></text:p>
          </table:table-cell>
        </table:table-row>
        <table:table-row table:style-name="Таблица36.1">
          <table:table-cell table:style-name="Таблица36.A87" office:value-type="string">
            <text:p text:style-name="P348">fameux</text:p>
          </table:table-cell>
          <table:table-cell table:style-name="Таблица36.B51" table:number-columns-spanned="4" office:value-type="string">
            <text:p text:style-name="P586">знаменитый, известный</text:p>
            <text:p text:style-name="P586">un écrivain fameux</text:p>
          </table:table-cell>
          <table:covered-table-cell/>
          <table:covered-table-cell/>
          <table:covered-table-cell/>
          <table:table-cell table:style-name="Таблица36.F51" office:value-type="string">
            <text:p text:style-name="P586">превосходный, замечательный</text:p>
            <text:p text:style-name="P586">un fameux <text:s/>écrivain</text:p>
          </table:table-cell>
        </table:table-row>
        <table:table-row table:style-name="Таблица36.1">
          <table:table-cell table:style-name="Таблица36.A87" office:value-type="string">
            <text:p text:style-name="P345">faux</text:p>
          </table:table-cell>
          <table:table-cell table:style-name="Таблица36.B52" table:number-columns-spanned="4" office:value-type="string">
            <text:p text:style-name="P586">лживый, ложный</text:p>
            <text:p text:style-name="P586">une pensée fausse</text:p>
          </table:table-cell>
          <table:covered-table-cell/>
          <table:covered-table-cell/>
          <table:covered-table-cell/>
          <table:table-cell table:style-name="Таблица36.F52" office:value-type="string">
            <text:p text:style-name="P586">ложный, ненастоящий<text:span text:style-name="T475"> : </text:span>un faux problème</text:p>
            <text:p text:style-name="P586">une fausse nouvelle</text:p>
            <text:p text:style-name="P586">неловкий: <text:span text:style-name="T129">un faux pas</text:span></text:p>
          </table:table-cell>
        </table:table-row>
        <table:table-row table:style-name="Таблица36.1">
          <table:table-cell table:style-name="Таблица36.A87" office:value-type="string">
            <text:p text:style-name="P345">fier</text:p>
          </table:table-cell>
          <table:table-cell table:style-name="Таблица36.B53" table:number-columns-spanned="4" office:value-type="string">
            <text:p text:style-name="P586">гордый, высокомерный, надменный</text:p>
            <text:p text:style-name="P586">les gens fiers</text:p>
          </table:table-cell>
          <table:covered-table-cell/>
          <table:covered-table-cell/>
          <table:covered-table-cell/>
          <table:table-cell table:style-name="Таблица36.F53" office:value-type="string">
            <text:p text:style-name="P586">редкостный, отъявленный</text:p>
            <text:p text:style-name="P586">un fier coureur</text:p>
          </table:table-cell>
        </table:table-row>
        <table:table-row table:style-name="Таблица36.1">
          <table:table-cell table:style-name="Таблица36.A87" office:value-type="string">
            <text:p text:style-name="P345">fin</text:p>
          </table:table-cell>
          <table:table-cell table:style-name="Таблица36.B54" table:number-columns-spanned="4" office:value-type="string">
            <text:p text:style-name="P586">тонкий, острый, мелкий, чистый</text:p>
            <text:p text:style-name="P586">l'or fin</text:p>
          </table:table-cell>
          <table:covered-table-cell/>
          <table:covered-table-cell/>
          <table:covered-table-cell/>
          <table:table-cell table:style-name="Таблица36.F54" office:value-type="string">
            <text:p text:style-name="P586">умный, искусный, умелый</text:p>
            <text:p text:style-name="P586">un fin connaisseur</text:p>
          </table:table-cell>
        </table:table-row>
        <table:table-row table:style-name="Таблица36.1">
          <table:table-cell table:style-name="Таблица36.A87" office:value-type="string">
            <text:p text:style-name="P345">fort</text:p>
          </table:table-cell>
          <table:table-cell table:style-name="Таблица36.B55" table:number-columns-spanned="4" office:value-type="string">
            <text:p text:style-name="P586">сильный, крепкий</text:p>
            <text:p text:style-name="P586">un garçon fort</text:p>
          </table:table-cell>
          <table:covered-table-cell/>
          <table:covered-table-cell/>
          <table:covered-table-cell/>
          <table:table-cell table:style-name="Таблица36.F55" office:value-type="string">
            <text:p text:style-name="P586">интенсивный, большой</text:p>
            <text:p text:style-name="P586">une forte pluie</text:p>
          </table:table-cell>
        </table:table-row>
        <table:table-row table:style-name="Таблица36.1">
          <table:table-cell table:style-name="Таблица36.A87" office:value-type="string">
            <text:p text:style-name="P345">fou</text:p>
          </table:table-cell>
          <table:table-cell table:style-name="Таблица36.B56" table:number-columns-spanned="4" office:value-type="string">
            <text:p text:style-name="P586">помешанный, безумный, сумасшедший</text:p>
            <text:p text:style-name="P586">une tête folle</text:p>
          </table:table-cell>
          <table:covered-table-cell/>
          <table:covered-table-cell/>
          <table:covered-table-cell/>
          <table:table-cell table:style-name="Таблица36.F56" office:value-type="string">
            <text:p text:style-name="P586">шальной, безумный</text:p>
            <text:p text:style-name="P586">une folle aventure</text:p>
          </table:table-cell>
        </table:table-row>
        <table:table-row table:style-name="Таблица36.1">
          <table:table-cell table:style-name="Таблица36.A87" office:value-type="string">
            <text:p text:style-name="P345">franc</text:p>
          </table:table-cell>
          <table:table-cell table:style-name="Таблица36.B57" table:number-columns-spanned="4" office:value-type="string">
            <text:p text:style-name="P586">открытый, чистосердечный, прямой</text:p>
            <text:p text:style-name="P586">une personne franche</text:p>
          </table:table-cell>
          <table:covered-table-cell/>
          <table:covered-table-cell/>
          <table:covered-table-cell/>
          <table:table-cell table:style-name="Таблица36.F57" office:value-type="string">
            <text:p text:style-name="P586">явный, отъявленный</text:p>
            <text:p text:style-name="P586">une franche sottise</text:p>
          </table:table-cell>
        </table:table-row>
        <table:table-row table:style-name="Таблица36.1">
          <table:table-cell table:style-name="Таблица36.A87" office:value-type="string">
            <text:p text:style-name="P345">froid</text:p>
          </table:table-cell>
          <table:table-cell table:style-name="Таблица36.B58" table:number-columns-spanned="4" office:value-type="string">
            <text:p text:style-name="P586">холодный</text:p>
            <text:p text:style-name="P586">une pierre froide</text:p>
          </table:table-cell>
          <table:covered-table-cell/>
          <table:covered-table-cell/>
          <table:covered-table-cell/>
          <table:table-cell table:style-name="Таблица36.F58" office:value-type="string">
            <text:p text:style-name="P586">холодный (перен)</text:p>
            <text:p text:style-name="P586">la froide audace</text:p>
          </table:table-cell>
        </table:table-row>
        <table:table-row table:style-name="Таблица36.1">
          <table:table-cell table:style-name="Таблица36.A87" office:value-type="string">
            <text:p text:style-name="P345">furieux</text:p>
          </table:table-cell>
          <table:table-cell table:style-name="Таблица36.B59" table:number-columns-spanned="4" office:value-type="string">
            <text:p text:style-name="P586">яростный,бешеный, сердитый</text:p>
            <text:p text:style-name="P586">un client furieux</text:p>
          </table:table-cell>
          <table:covered-table-cell/>
          <table:covered-table-cell/>
          <table:covered-table-cell/>
          <table:table-cell table:style-name="Таблица36.F59" office:value-type="string">
            <text:p text:style-name="P586">очень сильный, чрезвычайный</text:p>
            <text:p text:style-name="P586">une furieuse envie</text:p>
          </table:table-cell>
        </table:table-row>
        <table:table-row table:style-name="Таблица36.1">
          <table:table-cell table:style-name="Таблица36.A87" office:value-type="string">
            <text:p text:style-name="P345">futur</text:p>
          </table:table-cell>
          <table:table-cell table:style-name="Таблица36.B60" table:number-columns-spanned="4" office:value-type="string">
            <text:p text:style-name="P586">будущий (относящ. ко времени)</text:p>
            <text:p text:style-name="P586">les siècles futurs</text:p>
          </table:table-cell>
          <table:covered-table-cell/>
          <table:covered-table-cell/>
          <table:covered-table-cell/>
          <table:table-cell table:style-name="Таблица36.F60" office:value-type="string">
            <text:p text:style-name="P586">будущий (станет таким в будущем)</text:p>
            <text:p text:style-name="P586">un futur champion</text:p>
          </table:table-cell>
        </table:table-row>
        <text:soft-page-break/>
        <table:table-row table:style-name="Таблица36.1">
          <table:table-cell table:style-name="Таблица36.A87" office:value-type="string">
            <text:p text:style-name="P345">gris</text:p>
          </table:table-cell>
          <table:table-cell table:style-name="Таблица36.B61" table:number-columns-spanned="4" office:value-type="string">
            <text:p text:style-name="P586">серый</text:p>
            <text:p text:style-name="P586">du papier gris</text:p>
          </table:table-cell>
          <table:covered-table-cell/>
          <table:covered-table-cell/>
          <table:covered-table-cell/>
          <table:table-cell table:style-name="Таблица36.F61" office:value-type="string">
            <text:p text:style-name="P586">неинтересный, невеселый</text:p>
            <text:p text:style-name="P586">une grise mine</text:p>
          </table:table-cell>
        </table:table-row>
        <table:table-row table:style-name="Таблица36.1">
          <table:table-cell table:style-name="Таблица36.A87" office:value-type="string">
            <text:p text:style-name="P345">léger</text:p>
          </table:table-cell>
          <table:table-cell table:style-name="Таблица36.B62" table:number-columns-spanned="4" office:value-type="string">
            <text:p text:style-name="P586">легкий</text:p>
            <text:p text:style-name="P586">un vêtement léger</text:p>
          </table:table-cell>
          <table:covered-table-cell/>
          <table:covered-table-cell/>
          <table:covered-table-cell/>
          <table:table-cell table:style-name="Таблица36.F62" office:value-type="string">
            <text:p text:style-name="P586">незначительный, легкомысленный</text:p>
            <text:p text:style-name="P586">une légère notion</text:p>
          </table:table-cell>
        </table:table-row>
        <table:table-row table:style-name="Таблица36.1">
          <table:table-cell table:style-name="Таблица36.A87" office:value-type="string">
            <text:p text:style-name="P345">maigre</text:p>
          </table:table-cell>
          <table:table-cell table:style-name="Таблица36.B63" table:number-columns-spanned="4" office:value-type="string">
            <text:p text:style-name="P586">худой, тощий</text:p>
            <text:p text:style-name="P586">un chat maigre</text:p>
          </table:table-cell>
          <table:covered-table-cell/>
          <table:covered-table-cell/>
          <table:covered-table-cell/>
          <table:table-cell table:style-name="Таблица36.F63" office:value-type="string">
            <text:p text:style-name="P586">жалкий, скудный, незначительный</text:p>
            <text:p text:style-name="P586">un maigre salaire</text:p>
          </table:table-cell>
        </table:table-row>
        <table:table-row table:style-name="Таблица36.1">
          <table:table-cell table:style-name="Таблица36.A87" office:value-type="string">
            <text:p text:style-name="P345">méchant</text:p>
          </table:table-cell>
          <table:table-cell table:style-name="Таблица36.B64" table:number-columns-spanned="4" office:value-type="string">
            <text:p text:style-name="P586">злой, злобный, вредный</text:p>
            <text:p text:style-name="P586">un homme méchant</text:p>
          </table:table-cell>
          <table:covered-table-cell/>
          <table:covered-table-cell/>
          <table:covered-table-cell/>
          <table:table-cell table:style-name="Таблица36.F64" office:value-type="string">
            <text:p text:style-name="P586">ничтожный</text:p>
            <text:p text:style-name="P586">un méchant roman</text:p>
          </table:table-cell>
        </table:table-row>
        <table:table-row table:style-name="Таблица36.1">
          <table:table-cell table:style-name="Таблица36.A87" office:value-type="string">
            <text:p text:style-name="P349">mince</text:p>
          </table:table-cell>
          <table:table-cell table:style-name="Таблица36.B65" table:number-columns-spanned="4" office:value-type="string">
            <text:p text:style-name="P586">тонкий, худощавый</text:p>
            <text:p text:style-name="P586">une tartine mince</text:p>
          </table:table-cell>
          <table:covered-table-cell/>
          <table:covered-table-cell/>
          <table:covered-table-cell/>
          <table:table-cell table:style-name="Таблица36.F65" office:value-type="string">
            <text:p text:style-name="P586">незначительный</text:p>
            <text:p text:style-name="P586">un mince revenu</text:p>
          </table:table-cell>
        </table:table-row>
        <table:table-row table:style-name="Таблица36.1">
          <table:table-cell table:style-name="Таблица36.A87" office:value-type="string">
            <text:p text:style-name="P349">mortel</text:p>
          </table:table-cell>
          <table:table-cell table:style-name="Таблица36.B66" table:number-columns-spanned="4" office:value-type="string">
            <text:p text:style-name="P586">смертный, смертельный</text:p>
            <text:p text:style-name="P586">un poisson mortel</text:p>
          </table:table-cell>
          <table:covered-table-cell/>
          <table:covered-table-cell/>
          <table:covered-table-cell/>
          <table:table-cell table:style-name="Таблица36.F66" office:value-type="string">
            <text:p text:style-name="P586">смертельный (перен)</text:p>
            <text:p text:style-name="P586">une mortelle inquiétude</text:p>
          </table:table-cell>
        </table:table-row>
        <table:table-row table:style-name="Таблица36.1">
          <table:table-cell table:style-name="Таблица36.A87" office:value-type="string">
            <text:p text:style-name="P349">mo<text:span text:style-name="T276">u</text:span></text:p>
          </table:table-cell>
          <table:table-cell table:style-name="Таблица36.B67" table:number-columns-spanned="4" office:value-type="string">
            <text:p text:style-name="P586">мягкий, слабый</text:p>
            <text:p text:style-name="P586">un fromage mou</text:p>
          </table:table-cell>
          <table:covered-table-cell/>
          <table:covered-table-cell/>
          <table:covered-table-cell/>
          <table:table-cell table:style-name="Таблица36.F67" office:value-type="string">
            <text:p text:style-name="P586">мягкий, слабый (перен)</text:p>
            <text:p text:style-name="P586">de molles complaisances</text:p>
          </table:table-cell>
        </table:table-row>
        <table:table-row table:style-name="Таблица36.1">
          <table:table-cell table:style-name="Таблица36.A87" office:value-type="string">
            <text:p text:style-name="P349">noble</text:p>
          </table:table-cell>
          <table:table-cell table:style-name="Таблица36.B68" table:number-columns-spanned="4" office:value-type="string">
            <text:p text:style-name="P586">дворянский</text:p>
            <text:p text:style-name="P586">une famille noble</text:p>
          </table:table-cell>
          <table:covered-table-cell/>
          <table:covered-table-cell/>
          <table:covered-table-cell/>
          <table:table-cell table:style-name="Таблица36.F68" office:value-type="string">
            <text:p text:style-name="P586">благородный, возвышенный</text:p>
            <text:p text:style-name="P586">une noble famille</text:p>
          </table:table-cell>
        </table:table-row>
        <table:table-row table:style-name="Таблица36.1">
          <table:table-cell table:style-name="Таблица36.A87" office:value-type="string">
            <text:p text:style-name="P349">p<text:span text:style-name="T473">âle</text:span></text:p>
          </table:table-cell>
          <table:table-cell table:style-name="Таблица36.B69" table:number-columns-spanned="4" office:value-type="string">
            <text:p text:style-name="P586">бледный, тусклый</text:p>
            <text:p text:style-name="P586">une lumière pâle</text:p>
          </table:table-cell>
          <table:covered-table-cell/>
          <table:covered-table-cell/>
          <table:covered-table-cell/>
          <table:table-cell table:style-name="Таблица36.F69" office:value-type="string">
            <text:p text:style-name="P586">жалкий</text:p>
            <text:p text:style-name="P586">un pâle crétin</text:p>
          </table:table-cell>
        </table:table-row>
        <table:table-row table:style-name="Таблица36.1">
          <table:table-cell table:style-name="Таблица36.A87" office:value-type="string">
            <text:p text:style-name="P350">pauvre</text:p>
          </table:table-cell>
          <table:table-cell table:style-name="Таблица36.B70" table:number-columns-spanned="4" office:value-type="string">
            <text:p text:style-name="P586">бедный, нищий</text:p>
            <text:p text:style-name="P586">une fille pauvre</text:p>
          </table:table-cell>
          <table:covered-table-cell/>
          <table:covered-table-cell/>
          <table:covered-table-cell/>
          <table:table-cell table:style-name="Таблица36.F70" office:value-type="string">
            <text:p text:style-name="P586">несчастный<text:span text:style-name="T483">, жалкий</text:span></text:p>
            <text:p text:style-name="P586">un pauvre type</text:p>
          </table:table-cell>
        </table:table-row>
        <table:table-row table:style-name="Таблица36.1">
          <table:table-cell table:style-name="Таблица36.A87" office:value-type="string">
            <text:p text:style-name="P350">pieux</text:p>
          </table:table-cell>
          <table:table-cell table:style-name="Таблица36.B71" table:number-columns-spanned="4" office:value-type="string">
            <text:p text:style-name="P586">набожный, почтительный</text:p>
            <text:p text:style-name="P586">un enfant pieux</text:p>
          </table:table-cell>
          <table:covered-table-cell/>
          <table:covered-table-cell/>
          <table:covered-table-cell/>
          <table:table-cell table:style-name="Таблица36.F71" office:value-type="string">
            <text:p text:style-name="P586">благой</text:p>
            <text:p text:style-name="P586">un pieux désir</text:p>
          </table:table-cell>
        </table:table-row>
        <table:table-row table:style-name="Таблица36.1">
          <table:table-cell table:style-name="Таблица36.A87" office:value-type="string">
            <text:p text:style-name="P350">plaisant</text:p>
          </table:table-cell>
          <table:table-cell table:style-name="Таблица36.B72" table:number-columns-spanned="4" office:value-type="string">
            <text:p text:style-name="P586">приятный</text:p>
            <text:p text:style-name="P586">un voyage plaisant</text:p>
          </table:table-cell>
          <table:covered-table-cell/>
          <table:covered-table-cell/>
          <table:covered-table-cell/>
          <table:table-cell table:style-name="Таблица36.F72" office:value-type="string">
            <text:p text:style-name="P586">веселый, странный, нелепый</text:p>
            <text:p text:style-name="P586">une plaisante réponse</text:p>
          </table:table-cell>
        </table:table-row>
        <table:table-row table:style-name="Таблица36.1">
          <table:table-cell table:style-name="Таблица36.A87" office:value-type="string">
            <text:p text:style-name="P350">propre</text:p>
          </table:table-cell>
          <table:table-cell table:style-name="Таблица36.B73" table:number-columns-spanned="4" office:value-type="string">
            <text:p text:style-name="P586">чистый</text:p>
            <text:p text:style-name="P586">une assiette propre</text:p>
          </table:table-cell>
          <table:covered-table-cell/>
          <table:covered-table-cell/>
          <table:covered-table-cell/>
          <table:table-cell table:style-name="Таблица36.F73" office:value-type="string">
            <text:p text:style-name="P586">собственный</text:p>
            <text:p text:style-name="P586">mes propres affaires</text:p>
          </table:table-cell>
        </table:table-row>
        <table:table-row table:style-name="Таблица36.1">
          <table:table-cell table:style-name="Таблица36.A87" office:value-type="string">
            <text:p text:style-name="P350">rare</text:p>
          </table:table-cell>
          <table:table-cell table:style-name="Таблица36.B74" table:number-columns-spanned="4" office:value-type="string">
            <text:p text:style-name="P586">редкий, редко встречающийся</text:p>
            <text:p text:style-name="P586">des fleurs rares</text:p>
          </table:table-cell>
          <table:covered-table-cell/>
          <table:covered-table-cell/>
          <table:covered-table-cell/>
          <table:table-cell table:style-name="Таблица36.F74" office:value-type="string">
            <text:p text:style-name="P586">редкий (перен)</text:p>
            <text:p text:style-name="P586">une rare audace</text:p>
          </table:table-cell>
        </table:table-row>
        <table:table-row table:style-name="Таблица36.1">
          <table:table-cell table:style-name="Таблица36.A87" office:value-type="string">
            <text:p text:style-name="P350">riche</text:p>
          </table:table-cell>
          <table:table-cell table:style-name="Таблица36.B75" table:number-columns-spanned="4" office:value-type="string">
            <text:p text:style-name="P586">богатый</text:p>
            <text:p text:style-name="P586">une fille riche</text:p>
          </table:table-cell>
          <table:covered-table-cell/>
          <table:covered-table-cell/>
          <table:covered-table-cell/>
          <table:table-cell table:style-name="Таблица36.F75" office:value-type="string">
            <text:p text:style-name="P586">дорогой, роскошный</text:p>
            <text:p text:style-name="P586">un riche cadeau</text:p>
          </table:table-cell>
        </table:table-row>
        <table:table-row table:style-name="Таблица36.1">
          <table:table-cell table:style-name="Таблица36.A87" office:value-type="string">
            <text:p text:style-name="P350">royal</text:p>
          </table:table-cell>
          <table:table-cell table:style-name="Таблица36.B76" table:number-columns-spanned="4" office:value-type="string">
            <text:p text:style-name="P586">королевский</text:p>
            <text:p text:style-name="P586">le trône royal</text:p>
          </table:table-cell>
          <table:covered-table-cell/>
          <table:covered-table-cell/>
          <table:covered-table-cell/>
          <table:table-cell table:style-name="Таблица36.F76" office:value-type="string">
            <text:p text:style-name="P586">королевский (перен)</text:p>
            <text:p text:style-name="P586">un royal présent</text:p>
          </table:table-cell>
        </table:table-row>
        <table:table-row table:style-name="Таблица36.1">
          <table:table-cell table:style-name="Таблица36.A87" office:value-type="string">
            <text:p text:style-name="P350">rude</text:p>
          </table:table-cell>
          <table:table-cell table:style-name="Таблица36.B77" table:number-columns-spanned="4" office:value-type="string">
            <text:p text:style-name="P586">жёсткий, суровый, резкий</text:p>
            <text:p text:style-name="P586">une vie rude</text:p>
          </table:table-cell>
          <table:covered-table-cell/>
          <table:covered-table-cell/>
          <table:covered-table-cell/>
          <table:table-cell table:style-name="Таблица36.F77" office:value-type="string">
            <text:p text:style-name="P586">большой, сильный</text:p>
            <text:p text:style-name="P586">une rude sottise</text:p>
          </table:table-cell>
        </table:table-row>
        <table:table-row table:style-name="Таблица36.1">
          <table:table-cell table:style-name="Таблица36.A87" office:value-type="string">
            <text:p text:style-name="P350">sacré</text:p>
          </table:table-cell>
          <table:table-cell table:style-name="Таблица36.B78" table:number-columns-spanned="4" office:value-type="string">
            <text:p text:style-name="P586">священный, религиозный</text:p>
            <text:p text:style-name="P586">les livres sacrés</text:p>
          </table:table-cell>
          <table:covered-table-cell/>
          <table:covered-table-cell/>
          <table:covered-table-cell/>
          <table:table-cell table:style-name="Таблица36.F78" office:value-type="string">
            <text:p text:style-name="ubuntu_5f_mono_5f_8"><text:span text:style-name="T209">1. </text:span><text:span text:style-name="T162">чёртов, проклятый, отпетый</text:span><text:span text:style-name="T212">: </text:span><text:span text:style-name="ubuntu_5f_mono_5f_9"><text:span text:style-name="T162">un sacré menteur</text:span></text:span></text:p>
            <text:p text:style-name="ubuntu_5f_mono_5f_8"><text:span text:style-name="ubuntu_5f_mono_5f_9"><text:span text:style-name="T209">2. в названиях</text:span></text:span><text:span text:style-name="ubuntu_5f_mono_5f_9"><text:span text:style-name="T210">: </text:span></text:span><text:span text:style-name="ubuntu_5f_mono_5f_9"><text:span text:style-name="T218">Le Sacré Collège</text:span></text:span></text:p>
          </table:table-cell>
        </table:table-row>
        <table:table-row table:style-name="Таблица36.1">
          <table:table-cell table:style-name="Таблица36.A87" office:value-type="string">
            <text:p text:style-name="P350">saint</text:p>
          </table:table-cell>
          <table:table-cell table:style-name="Таблица36.B79" table:number-columns-spanned="4" office:value-type="string">
            <text:p text:style-name="P586">священный</text:p>
            <text:p text:style-name="P586">l'Histoire sainte</text:p>
          </table:table-cell>
          <table:covered-table-cell/>
          <table:covered-table-cell/>
          <table:covered-table-cell/>
          <table:table-cell table:style-name="Таблица36.F79" office:value-type="string">
            <text:p text:style-name="P586">святой</text:p>
            <text:p text:style-name="P586">saint Michel</text:p>
          </table:table-cell>
        </table:table-row>
        <table:table-row table:style-name="Таблица36.1">
          <table:table-cell table:style-name="Таблица36.A87" office:value-type="string">
            <text:p text:style-name="P350">sale</text:p>
          </table:table-cell>
          <table:table-cell table:style-name="Таблица36.B80" table:number-columns-spanned="4" office:value-type="string">
            <text:p text:style-name="P586">грязный</text:p>
            <text:p text:style-name="P586">des mains sales</text:p>
          </table:table-cell>
          <table:covered-table-cell/>
          <table:covered-table-cell/>
          <table:covered-table-cell/>
          <table:table-cell table:style-name="Таблица36.F80" office:value-type="string">
            <text:p text:style-name="P586">гнусный, мерзкий</text:p>
            <text:p text:style-name="P586">une sale histoire</text:p>
          </table:table-cell>
        </table:table-row>
        <table:table-row table:style-name="Таблица36.1">
          <table:table-cell table:style-name="Таблица36.A87" office:value-type="string">
            <text:p text:style-name="P350">seul</text:p>
          </table:table-cell>
          <table:table-cell table:style-name="Таблица36.B81" table:number-columns-spanned="4" office:value-type="string">
            <text:p text:style-name="P586">одинокий</text:p>
            <text:p text:style-name="P586">les gens seuls</text:p>
          </table:table-cell>
          <table:covered-table-cell/>
          <table:covered-table-cell/>
          <table:covered-table-cell/>
          <table:table-cell table:style-name="Таблица36.F81" office:value-type="string">
            <text:p text:style-name="P586">единственный</text:p>
            <text:p text:style-name="P586">le seul fils</text:p>
          </table:table-cell>
        </table:table-row>
        <table:table-row table:style-name="Таблица36.1">
          <table:table-cell table:style-name="Таблица36.A87" office:value-type="string">
            <text:p text:style-name="P350">simple</text:p>
          </table:table-cell>
          <table:table-cell table:style-name="Таблица36.B82" table:number-columns-spanned="4" office:value-type="string">
            <text:p text:style-name="P586">простой, несоставной</text:p>
            <text:p text:style-name="P586">un homme simple</text:p>
          </table:table-cell>
          <table:covered-table-cell/>
          <table:covered-table-cell/>
          <table:covered-table-cell/>
          <table:table-cell table:style-name="Таблица36.F82" office:value-type="string">
            <text:p text:style-name="P586">простой, заурядный, только один</text:p>
            <text:p text:style-name="P586">un simple soldat</text:p>
          </table:table-cell>
        </table:table-row>
        <table:table-row table:style-name="Таблица36.1">
          <table:table-cell table:style-name="Таблица36.A87" office:value-type="string">
            <text:p text:style-name="P350">triste</text:p>
          </table:table-cell>
          <table:table-cell table:style-name="Таблица36.B83" table:number-columns-spanned="4" office:value-type="string">
            <text:p text:style-name="P586">грустый, печальный, скучный</text:p>
            <text:p text:style-name="P586">les convives tristes</text:p>
          </table:table-cell>
          <table:covered-table-cell/>
          <table:covered-table-cell/>
          <table:covered-table-cell/>
          <table:table-cell table:style-name="Таблица36.F83" office:value-type="string">
            <text:p text:style-name="P586">плохой, скверный</text:p>
            <text:p text:style-name="P586">un triste é<text:span text:style-name="T370">crivain</text:span></text:p>
          </table:table-cell>
        </table:table-row>
        <table:table-row table:style-name="Таблица36.1">
          <table:table-cell table:style-name="Таблица36.A87" office:value-type="string">
            <text:p text:style-name="P350">unique</text:p>
          </table:table-cell>
          <table:table-cell table:style-name="Таблица36.B84" table:number-columns-spanned="4" office:value-type="string">
            <text:p text:style-name="P586">единственный</text:p>
            <text:p text:style-name="P586">un fils unique</text:p>
          </table:table-cell>
          <table:covered-table-cell/>
          <table:covered-table-cell/>
          <table:covered-table-cell/>
          <table:table-cell table:style-name="Таблица36.F84" office:value-type="string">
            <text:p text:style-name="P586">единственный из того, что было раньше</text:p>
            <text:p text:style-name="P586">c'est l'unique fils qui me reste</text:p>
          </table:table-cell>
        </table:table-row>
        <table:table-row table:style-name="Таблица36.1">
          <table:table-cell table:style-name="Таблица36.A87" office:value-type="string">
            <text:p text:style-name="P784">vague</text:p>
          </table:table-cell>
          <table:table-cell table:style-name="Таблица36.B85" table:number-columns-spanned="4" office:value-type="string">
            <text:p text:style-name="P586">неопределенный, неясный, расплыв<text:span text:style-name="T278">ч</text:span>атый, широкий</text:p>
            <text:p text:style-name="P586">un terrain vague</text:p>
          </table:table-cell>
          <table:covered-table-cell/>
          <table:covered-table-cell/>
          <table:covered-table-cell/>
          <table:table-cell table:style-name="Таблица36.F85" office:value-type="string">
            <text:p text:style-name="P586">какой-то, ничтожный, неопределенный</text:p>
            <text:p text:style-name="P586">de vagues promesses</text:p>
          </table:table-cell>
        </table:table-row>
        <table:table-row table:style-name="Таблица36.1">
          <table:table-cell table:style-name="Таблица36.A87" office:value-type="string">
            <text:p text:style-name="P350">vrai</text:p>
          </table:table-cell>
          <table:table-cell table:style-name="Таблица36.B86" table:number-columns-spanned="4" office:value-type="string">
            <text:p text:style-name="P586">правдивый, рельный<text:span text:style-name="T350"> </text:span>(соответствует правде)</text:p>
            <text:p text:style-name="P586">une pensés vraie</text:p>
          </table:table-cell>
          <table:covered-table-cell/>
          <table:covered-table-cell/>
          <table:covered-table-cell/>
          <table:table-cell table:style-name="Таблица36.F86" office:value-type="string">
            <text:p text:style-name="P586">истинный, настоящий</text:p>
            <text:p text:style-name="P586">une vraie pensée (=достойная)</text:p>
          </table:table-cell>
        </table:table-row>
        <table:table-row table:style-name="Таблица36.1">
          <table:table-cell table:style-name="Таблица36.A87" office:value-type="string">
            <text:p text:style-name="P350">vert</text:p>
          </table:table-cell>
          <table:table-cell table:style-name="Таблица36.B87" table:number-columns-spanned="4" office:value-type="string">
            <text:p text:style-name="P586">зелёный, неспелый, сырой</text:p>
            <text:p text:style-name="P586">une feuille verte</text:p>
          </table:table-cell>
          <table:covered-table-cell/>
          <table:covered-table-cell/>
          <table:covered-table-cell/>
          <table:table-cell table:style-name="Таблица36.F87" office:value-type="string">
            <text:p text:style-name="P586">бодрый, крепкий, здоровый</text:p>
            <text:p text:style-name="P586">les vertes années</text:p>
          </table:table-cell>
        </table:table-row>
        <table:table-row table:style-name="Таблица36.1">
          <table:table-cell table:style-name="Таблица36.A88" office:value-type="string">
            <text:p text:style-name="P350">vif</text:p>
          </table:table-cell>
          <table:table-cell table:style-name="Таблица36.B88" table:number-columns-spanned="4" office:value-type="string">
            <text:p text:style-name="P586">живой, резвый, яркий</text:p>
            <text:p text:style-name="P586">une couleur vive</text:p>
          </table:table-cell>
          <table:covered-table-cell/>
          <table:covered-table-cell/>
          <table:covered-table-cell/>
          <table:table-cell table:style-name="Таблица36.F88" office:value-type="string">
            <text:p text:style-name="P586">сильный (перен)</text:p>
            <text:p text:style-name="P586">de vives reproches</text:p>
          </table:table-cell>
        </table:table-row>
        <table:table-row table:style-name="Таблица36.1">
          <table:table-cell table:style-name="Таблица36.A20" table:number-columns-spanned="6" office:value-type="string">
            <text:p text:style-name="P343">Несколько прилагательных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6.1">
          <table:table-cell table:style-name="Таблица36.A90" table:number-columns-spanned="3" office:value-type="string">
            <text:p text:style-name="P72"><text:span text:style-name="T474">От</text:span> более общей характеристики к более конкретной:</text:p>
          </table:table-cell>
          <table:covered-table-cell/>
          <table:covered-table-cell/>
          <table:table-cell table:style-name="Таблица36.D90" table:number-columns-spanned="3" office:value-type="string">
            <text:p text:style-name="P363">une voiture italienne rouge</text:p>
            <text:p text:style-name="P363">un vin rouge italien</text:p>
          </table:table-cell>
          <table:covered-table-cell/>
          <table:covered-table-cell/>
        </table:table-row>
        <table:table-row table:style-name="Таблица36.1">
          <table:table-cell table:style-name="Таблица36.A91" table:number-columns-spanned="3" office:value-type="string">
            <text:p text:style-name="P339">Когда одно прилагательное в препозиции:</text:p>
          </table:table-cell>
          <table:covered-table-cell/>
          <table:covered-table-cell/>
          <table:table-cell table:style-name="Таблица36.D91" table:number-columns-spanned="3" office:value-type="string">
            <text:p text:style-name="P363">Un deuxième étage rénové</text:p>
          </table:table-cell>
          <table:covered-table-cell/>
          <table:covered-table-cell/>
        </table:table-row>
      </table:table>
      <text:p text:style-name="ubuntu_5f_mono_5f_9"><text:span text:style-name="ubuntu_5f_mono_5f_9"/></text:p>
      <text:h text:style-name="P3" text:outline-level="6"><text:span text:style-name="T160">П</text:span>рилагательные<text:span text:style-name="T312">, словарь</text:span></text:h>
      <table:table table:name="Таблица50" table:style-name="Таблица50">
        <table:table-column table:style-name="Таблица50.A"/>
        <table:table-column table:style-name="Таблица50.B"/>
        <table:table-column table:style-name="Таблица50.C"/>
        <table:table-row table:style-name="Таблица50.1">
          <table:table-cell table:style-name="Таблица50.A1" table:number-columns-spanned="3" office:value-type="string">
            <text:p text:style-name="P63">Pays</text:p>
          </table:table-cell>
          <table:covered-table-cell/>
          <table:covered-table-cell/>
        </table:table-row>
        <table:table-row table:style-name="Таблица50.1">
          <table:table-cell table:style-name="Таблица50.A2" office:value-type="string">
            <text:p text:style-name="P677"><text:span text:style-name="T284">A</text:span>llemand<text:span text:style-name="T285"> (-e)</text:span></text:p>
          </table:table-cell>
          <table:table-cell table:style-name="Таблица50.B2" office:value-type="string">
            <text:p text:style-name="P586"/>
          </table:table-cell>
          <table:table-cell table:style-name="Таблица50.C2" office:value-type="string">
            <text:p text:style-name="P586"/>
          </table:table-cell>
        </table:table-row>
        <table:table-row table:style-name="Таблица50.1">
          <table:table-cell table:style-name="Таблица50.A3" office:value-type="string">
            <text:p text:style-name="P677"><text:span text:style-name="T284">A</text:span>nglais<text:span text:style-name="T285"> (-e)</text:span></text:p>
          </table:table-cell>
          <table:table-cell table:style-name="Таблица50.B3" office:value-type="string">
            <text:p text:style-name="P586"/>
          </table:table-cell>
          <table:table-cell table:style-name="Таблица50.C3" office:value-type="string">
            <text:p text:style-name="P586">celles que je regarde sont anglaises</text:p>
          </table:table-cell>
        </table:table-row>
        <table:table-row table:style-name="Таблица50.1">
          <table:table-cell table:style-name="Таблица50.A5" office:value-type="string">
            <text:p text:style-name="P677">Chinois<text:span text:style-name="T285"> (-e)</text:span></text:p>
          </table:table-cell>
          <table:table-cell table:style-name="Таблица50.B4" office:value-type="string">
            <text:p text:style-name="P586"/>
          </table:table-cell>
          <table:table-cell table:style-name="Таблица50.C4" office:value-type="string">
            <text:p text:style-name="P586">nous sommes chinoises</text:p>
          </table:table-cell>
        </table:table-row>
        <table:table-row table:style-name="Таблица50.1">
          <table:table-cell table:style-name="Таблица50.A5" office:value-type="string">
            <text:p text:style-name="P677">Espagnol<text:span text:style-name="T285"> (-e)</text:span></text:p>
          </table:table-cell>
          <table:table-cell table:style-name="Таблица50.B5" office:value-type="string">
            <text:p text:style-name="P586"/>
          </table:table-cell>
          <table:table-cell table:style-name="Таблица50.C5" office:value-type="string">
            <text:p text:style-name="P586"/>
          </table:table-cell>
        </table:table-row>
        <table:table-row table:style-name="Таблица50.1">
          <table:table-cell table:style-name="Таблица50.A101" office:value-type="string">
            <text:p text:style-name="P677">Français<text:span text:style-name="T285"> (-e)</text:span></text:p>
          </table:table-cell>
          <table:table-cell table:style-name="Таблица50.B6" office:value-type="string">
            <text:p text:style-name="P586"/>
          </table:table-cell>
          <table:table-cell table:style-name="Таблица50.C6" office:value-type="string">
            <text:p text:style-name="P586">qui est français? / кто француз?</text:p>
          </table:table-cell>
        </table:table-row>
        <table:table-row table:style-name="Таблица50.1">
          <table:table-cell table:style-name="Таблица50.A101" office:value-type="string">
            <text:p text:style-name="P677"><text:span text:style-name="T286">Italien</text:span><text:span text:style-name="T287"> (-e)</text:span></text:p>
          </table:table-cell>
          <table:table-cell table:style-name="Таблица50.B7" office:value-type="string">
            <text:p text:style-name="P586"/>
          </table:table-cell>
          <table:table-cell table:style-name="Таблица50.C7" office:value-type="string">
            <text:p text:style-name="P586"/>
          </table:table-cell>
        </table:table-row>
        <table:table-row table:style-name="Таблица50.1">
          <table:table-cell table:style-name="Таблица50.A101" office:value-type="string">
            <text:p text:style-name="P677"><text:span text:style-name="T284">J</text:span>aponais<text:span text:style-name="T285"> (-e)</text:span></text:p>
          </table:table-cell>
          <table:table-cell table:style-name="Таблица50.B8" office:value-type="string">
            <text:p text:style-name="P586"/>
          </table:table-cell>
          <table:table-cell table:style-name="Таблица50.C8" office:value-type="string">
            <text:p text:style-name="P586">la japponaise</text:p>
          </table:table-cell>
        </table:table-row>
        <table:table-row table:style-name="Таблица50.1">
          <table:table-cell table:style-name="Таблица50.A9" office:value-type="string">
            <text:p text:style-name="P677">Russ<text:span text:style-name="T285"> (-e)</text:span></text:p>
          </table:table-cell>
          <table:table-cell table:style-name="Таблица50.B9" office:value-type="string">
            <text:p text:style-name="P586"/>
          </table:table-cell>
          <table:table-cell table:style-name="Таблица50.C9" office:value-type="string">
            <text:p text:style-name="P587">Il parle russe</text:p>
          </table:table-cell>
        </table:table-row>
        <table:table-row table:style-name="Таблица50.1">
          <table:table-cell table:style-name="Таблица50.A10" office:value-type="string">
            <text:p text:style-name="P52">les coulers</text:p>
          </table:table-cell>
          <table:table-cell table:style-name="Таблица50.A10" office:value-type="string">
            <text:p text:style-name="P407"/>
          </table:table-cell>
          <table:table-cell table:style-name="Таблица50.C10" office:value-type="string">
            <text:p text:style-name="P407"/>
          </table:table-cell>
        </table:table-row>
        <table:table-row table:style-name="Таблица50.1">
          <table:table-cell table:style-name="Таблица50.A101" office:value-type="string">
            <text:p text:style-name="P706">blanc<text:span text:style-name="T288"> (blanche)</text:span></text:p>
          </table:table-cell>
          <table:table-cell table:style-name="Таблица50.B11" office:value-type="string">
            <text:p text:style-name="P701"/>
          </table:table-cell>
          <table:table-cell table:style-name="Таблица50.C11" office:value-type="string">
            <text:p text:style-name="P701"/>
          </table:table-cell>
        </table:table-row>
        <table:table-row table:style-name="Таблица50.1">
          <table:table-cell table:style-name="Таблица50.A101" office:value-type="string">
            <text:p text:style-name="P706">noire<text:span text:style-name="T288"> ()</text:span></text:p>
          </table:table-cell>
          <table:table-cell table:style-name="Таблица50.B12" office:value-type="string">
            <text:p text:style-name="P701"/>
          </table:table-cell>
          <table:table-cell table:style-name="Таблица50.C12" office:value-type="string">
            <text:p text:style-name="P701">Ce chien noire et jaune est allemand</text:p>
          </table:table-cell>
        </table:table-row>
        <table:table-row table:style-name="Таблица50.1">
          <table:table-cell table:style-name="Таблица50.A101" office:value-type="string">
            <text:p text:style-name="P706">jaune<text:span text:style-name="T288"> (jaune)</text:span></text:p>
          </table:table-cell>
          <table:table-cell table:style-name="Таблица50.B13" office:value-type="string">
            <text:p text:style-name="P701"/>
          </table:table-cell>
          <table:table-cell table:style-name="Таблица50.C13" office:value-type="string">
            <text:p text:style-name="P701"/>
          </table:table-cell>
        </table:table-row>
        <table:table-row table:style-name="Таблица50.1">
          <table:table-cell table:style-name="Таблица50.A101" office:value-type="string">
            <text:p text:style-name="P706">vert<text:span text:style-name="T288"> (verte)</text:span></text:p>
          </table:table-cell>
          <table:table-cell table:style-name="Таблица50.B14" office:value-type="string">
            <text:p text:style-name="P701"/>
          </table:table-cell>
          <table:table-cell table:style-name="Таблица50.C14" office:value-type="string">
            <text:p text:style-name="P701"/>
          </table:table-cell>
        </table:table-row>
        <table:table-row table:style-name="Таблица50.1">
          <table:table-cell table:style-name="Таблица50.A101" office:value-type="string">
            <text:p text:style-name="P706">bleu<text:span text:style-name="T288"> (bleue)</text:span></text:p>
          </table:table-cell>
          <table:table-cell table:style-name="Таблица50.B15" office:value-type="string">
            <text:p text:style-name="P701"/>
          </table:table-cell>
          <table:table-cell table:style-name="Таблица50.C15" office:value-type="string">
            <text:p text:style-name="P701"/>
          </table:table-cell>
        </table:table-row>
        <table:table-row table:style-name="Таблица50.1">
          <table:table-cell table:style-name="Таблица50.A101" office:value-type="string">
            <text:p text:style-name="P706">violet<text:span text:style-name="T288"> (violette)</text:span></text:p>
          </table:table-cell>
          <table:table-cell table:style-name="Таблица50.B16" office:value-type="string">
            <text:p text:style-name="P701"/>
          </table:table-cell>
          <table:table-cell table:style-name="Таблица50.C16" office:value-type="string">
            <text:p text:style-name="P701"/>
          </table:table-cell>
        </table:table-row>
        <table:table-row table:style-name="Таблица50.1">
          <table:table-cell table:style-name="Таблица50.A101" office:value-type="string">
            <text:p text:style-name="P706">rouge<text:span text:style-name="T288"> (rouge)</text:span></text:p>
          </table:table-cell>
          <table:table-cell table:style-name="Таблица50.B17" office:value-type="string">
            <text:p text:style-name="P701"/>
          </table:table-cell>
          <table:table-cell table:style-name="Таблица50.C17" office:value-type="string">
            <text:p text:style-name="P701"/>
          </table:table-cell>
        </table:table-row>
        <table:table-row table:style-name="Таблица50.1">
          <table:table-cell table:style-name="Таблица50.A101" office:value-type="string">
            <text:p text:style-name="P706">brun<text:span text:style-name="T288"> (brune)</text:span></text:p>
          </table:table-cell>
          <table:table-cell table:style-name="Таблица50.B18" office:value-type="string">
            <text:p text:style-name="P701"/>
          </table:table-cell>
          <table:table-cell table:style-name="Таблица50.C18" office:value-type="string">
            <text:p text:style-name="P701"/>
          </table:table-cell>
        </table:table-row>
        <table:table-row table:style-name="Таблица50.1">
          <table:table-cell table:style-name="Таблица50.A101" office:value-type="string">
            <text:p text:style-name="P706">orange<text:span text:style-name="T288"> (orange)</text:span></text:p>
          </table:table-cell>
          <table:table-cell table:style-name="Таблица50.B19" office:value-type="string">
            <text:p text:style-name="P701"/>
          </table:table-cell>
          <table:table-cell table:style-name="Таблица50.C19" office:value-type="string">
            <text:p text:style-name="P701"/>
          </table:table-cell>
        </table:table-row>
        <table:table-row table:style-name="Таблица50.1">
          <table:table-cell table:style-name="Таблица50.A20" office:value-type="string">
            <text:p text:style-name="P706">marron</text:p>
          </table:table-cell>
          <table:table-cell table:style-name="Таблица50.B20" office:value-type="string">
            <text:p text:style-name="P701">коричневый</text:p>
          </table:table-cell>
          <table:table-cell table:style-name="Таблица50.C20" office:value-type="string">
            <text:p text:style-name="P701">l'homme a des chaussur<text:span text:style-name="T36">es</text:span> marron</text:p>
          </table:table-cell>
        </table:table-row>
        <table:table-row table:style-name="Таблица50.1">
          <table:table-cell table:style-name="Таблица50.A21" table:number-columns-spanned="3" office:value-type="string">
            <text:p text:style-name="P701">цвета, образованные от объектов (каштановый, салатовый, оранжевый) не согласуются в роде и числе с существительным</text:p>
          </table:table-cell>
          <table:covered-table-cell/>
          <table:covered-table-cell/>
        </table:table-row>
        <table:table-row table:style-name="Таблица50.1">
          <table:table-cell table:style-name="Таблица50.A10" office:value-type="string">
            <text:p text:style-name="P53">Autr<text:span text:style-name="T300">a</text:span>i<text:span text:style-name="T301">s</text:span></text:p>
          </table:table-cell>
          <table:table-cell table:style-name="Таблица50.A10" office:value-type="string">
            <text:p text:style-name="P407"/>
          </table:table-cell>
          <table:table-cell table:style-name="Таблица50.C10" office:value-type="string">
            <text:p text:style-name="P407"/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âgé</text:span></text:span></text:p>
          </table:table-cell>
          <table:table-cell table:style-name="Таблица50.B23" office:value-type="string">
            <text:p text:style-name="ubuntu_5f_mono_5f_8"><text:span text:style-name="ubuntu_5f_mono_5f_9"><text:span text:style-name="T162">пожилой</text:span></text:span></text:p>
          </table:table-cell>
          <table:table-cell table:style-name="Таблица50.C23" office:value-type="string">
            <text:p text:style-name="ubuntu_5f_mono_5f_8"><text:span text:style-name="ubuntu_5f_mono_5f_9"><text:span text:style-name="T162">Mes parents ne sont pas très âgés (не очень пожилые)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P678">ancien</text:p>
          </table:table-cell>
          <table:table-cell table:style-name="Таблица50.B24" office:value-type="string">
            <text:p text:style-name="P671">древний</text:p>
          </table:table-cell>
          <table:table-cell table:style-name="Таблица50.C24" office:value-type="string">
            <text:p text:style-name="P671">mes livres sont anciens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bête</text:span></text:span></text:p>
          </table:table-cell>
          <table:table-cell table:style-name="Таблица50.B25" office:value-type="string">
            <text:p text:style-name="ubuntu_5f_mono_5f_8"><text:span text:style-name="ubuntu_5f_mono_5f_9"><text:span text:style-name="T162">глупый</text:span></text:span></text:p>
          </table:table-cell>
          <table:table-cell table:style-name="Таблица50.C25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P679">bruyant</text:p>
          </table:table-cell>
          <table:table-cell table:style-name="Таблица50.B26" office:value-type="string">
            <text:p text:style-name="P672">шумный</text:p>
          </table:table-cell>
          <table:table-cell table:style-name="Таблица50.C26" office:value-type="string">
            <text:p text:style-name="P672">ça va être très bruyant (это будет очень шумно)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Certain</text:span></text:span></text:p>
          </table:table-cell>
          <table:table-cell table:style-name="Таблица50.B27" office:value-type="string">
            <text:p text:style-name="ubuntu_5f_mono_5f_8"><text:span text:style-name="ubuntu_5f_mono_5f_9"><text:span text:style-name="T162">некоторый</text:span></text:span></text:p>
          </table:table-cell>
          <table:table-cell table:style-name="Таблица50.C27" office:value-type="string">
            <text:p text:style-name="ubuntu_5f_mono_5f_8"><text:span text:style-name="ubuntu_5f_mono_5f_9"><text:span text:style-name="T162">Certains hommes sont mauvais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chaud</text:span></text:span></text:p>
          </table:table-cell>
          <table:table-cell table:style-name="Таблица50.B28" office:value-type="string">
            <text:p text:style-name="ubuntu_5f_mono_5f_8"><text:span text:style-name="ubuntu_5f_mono_5f_9"><text:span text:style-name="T162"/></text:span></text:p>
          </table:table-cell>
          <table:table-cell table:style-name="Таблица50.C28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civil</text:span></text:span></text:p>
          </table:table-cell>
          <table:table-cell table:style-name="Таблица50.B29" office:value-type="string">
            <text:p text:style-name="ubuntu_5f_mono_5f_8"><text:span text:style-name="ubuntu_5f_mono_5f_9"><text:span text:style-name="T162">гражданский, вежливый</text:span></text:span></text:p>
          </table:table-cell>
          <table:table-cell table:style-name="Таблица50.C29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clair</text:span></text:span></text:p>
          </table:table-cell>
          <table:table-cell table:style-name="Таблица50.B30" office:value-type="string">
            <text:p text:style-name="ubuntu_5f_mono_5f_8"><text:span text:style-name="ubuntu_5f_mono_5f_9"><text:span text:style-name="T162">ясный</text:span></text:span></text:p>
          </table:table-cell>
          <table:table-cell table:style-name="Таблица50.C30" office:value-type="string">
            <text:p text:style-name="ubuntu_5f_mono_5f_8"><text:span text:style-name="ubuntu_5f_mono_5f_9"><text:span text:style-name="T162">c'est clair (Ясно!)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complet</text:span></text:span></text:p>
          </table:table-cell>
          <table:table-cell table:style-name="Таблица50.B31" office:value-type="string">
            <text:p text:style-name="ubuntu_5f_mono_5f_8"><text:span text:style-name="ubuntu_5f_mono_5f_9"><text:span text:style-name="T162">заполненный, цельнозерновой</text:span></text:span></text:p>
          </table:table-cell>
          <table:table-cell table:style-name="Таблица50.C31" office:value-type="string">
            <text:p text:style-name="ubuntu_5f_mono_5f_8"><text:span text:style-name="ubuntu_5f_mono_5f_9"><text:span text:style-name="T162">C'est complet (свободных мест нет)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cru</text:span></text:span></text:p>
          </table:table-cell>
          <table:table-cell table:style-name="Таблица50.B32" office:value-type="string">
            <text:p text:style-name="ubuntu_5f_mono_5f_8"><text:span text:style-name="ubuntu_5f_mono_5f_9"><text:span text:style-name="T162">сырой</text:span></text:span></text:p>
          </table:table-cell>
          <table:table-cell table:style-name="Таблица50.C32" office:value-type="string">
            <text:p text:style-name="ubuntu_5f_mono_5f_8"><text:span text:style-name="ubuntu_5f_mono_5f_9"><text:span text:style-name="T162">Il mange du poulet cru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dangereux</text:span></text:span></text:p>
          </table:table-cell>
          <table:table-cell table:style-name="Таблица50.B33" office:value-type="string">
            <text:p text:style-name="ubuntu_5f_mono_5f_8"><text:span text:style-name="ubuntu_5f_mono_5f_9"><text:span text:style-name="T162">опасный</text:span></text:span></text:p>
          </table:table-cell>
          <table:table-cell table:style-name="Таблица50.C33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definitif</text:span></text:span></text:p>
          </table:table-cell>
          <table:table-cell table:style-name="Таблица50.B34" office:value-type="string">
            <text:p text:style-name="ubuntu_5f_mono_5f_8"><text:span text:style-name="ubuntu_5f_mono_5f_9"><text:span text:style-name="T162">окончательный, решающий</text:span></text:span></text:p>
          </table:table-cell>
          <table:table-cell table:style-name="Таблица50.C34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dernier</text:span></text:span></text:p>
          </table:table-cell>
          <table:table-cell table:style-name="Таблица50.B35" office:value-type="string">
            <text:p text:style-name="ubuntu_5f_mono_5f_8"><text:span text:style-name="ubuntu_5f_mono_5f_9"><text:span text:style-name="T162">последний, новейший</text:span></text:span></text:p>
          </table:table-cell>
          <table:table-cell table:style-name="Таблица50.C35" office:value-type="string">
            <text:p text:style-name="ubuntu_5f_mono_5f_8"><text:span text:style-name="ubuntu_5f_mono_5f_9"><text:span text:style-name="T162">Ce sont les dernières chaussures</text:span></text:span></text:p>
            <text:p text:style-name="ubuntu_5f_mono_5f_8"><text:span text:style-name="ubuntu_5f_mono_5f_9"><text:span text:style-name="T162">il écrit une dernière lettre</text:span></text:span></text:p>
          </table:table-cell>
        </table:table-row>
        <table:table-row table:style-name="Таблица50.1">
          <table:table-cell table:style-name="Таблица50.A36" office:value-type="string">
            <text:p text:style-name="ubuntu_5f_mono_5f_8"><text:span text:style-name="ubuntu_5f_mono_5f_9"><text:span text:style-name="T224">désert</text:span></text:span></text:p>
          </table:table-cell>
          <table:table-cell table:style-name="Таблица50.B36" office:value-type="string">
            <text:p text:style-name="ubuntu_5f_mono_5f_8"><text:span text:style-name="ubuntu_5f_mono_5f_9"><text:span text:style-name="T162">пустынный, пустой</text:span></text:span></text:p>
          </table:table-cell>
          <table:table-cell table:style-name="Таблица50.C36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different</text:span></text:span></text:p>
          </table:table-cell>
          <table:table-cell table:style-name="Таблица50.B37" office:value-type="string">
            <text:p text:style-name="ubuntu_5f_mono_5f_8"><text:span text:style-name="ubuntu_5f_mono_5f_9"><text:span text:style-name="T162">различный</text:span></text:span></text:p>
          </table:table-cell>
          <table:table-cell table:style-name="Таблица50.C37" office:value-type="string">
            <text:p text:style-name="ubuntu_5f_mono_5f_8"><text:span text:style-name="ubuntu_5f_mono_5f_9"><text:span text:style-name="T162">les villes sont diferentes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dificile</text:span></text:span></text:p>
          </table:table-cell>
          <table:table-cell table:style-name="Таблица50.B38" office:value-type="string">
            <text:p text:style-name="ubuntu_5f_mono_5f_8"><text:span text:style-name="ubuntu_5f_mono_5f_9"><text:span text:style-name="T162">трудный</text:span></text:span></text:p>
          </table:table-cell>
          <table:table-cell table:style-name="Таблица50.C38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drôle</text:span></text:span></text:p>
          </table:table-cell>
          <table:table-cell table:style-name="Таблица50.B39" office:value-type="string">
            <text:p text:style-name="ubuntu_5f_mono_5f_8"><text:span text:style-name="ubuntu_5f_mono_5f_9"><text:span text:style-name="T162">смешной</text:span></text:span></text:p>
          </table:table-cell>
          <table:table-cell table:style-name="Таблица50.C39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dur</text:span></text:span></text:p>
          </table:table-cell>
          <table:table-cell table:style-name="Таблица50.B40" office:value-type="string">
            <text:p text:style-name="ubuntu_5f_mono_5f_8"><text:span text:style-name="ubuntu_5f_mono_5f_9"><text:span text:style-name="T162">жесткий, твердый</text:span></text:span></text:p>
          </table:table-cell>
          <table:table-cell table:style-name="Таблица50.C40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P678">efficace</text:p>
          </table:table-cell>
          <table:table-cell table:style-name="Таблица50.B41" office:value-type="string">
            <text:p text:style-name="P671">эффективный</text:p>
          </table:table-cell>
          <table:table-cell table:style-name="Таблица50.C41" office:value-type="string">
            <text:p text:style-name="P671">c'est simple et efficace (это просто и эффективно)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entier</text:span></text:span></text:p>
          </table:table-cell>
          <table:table-cell table:style-name="Таблица50.B42" office:value-type="string">
            <text:p text:style-name="ubuntu_5f_mono_5f_8"><text:span text:style-name="ubuntu_5f_mono_5f_9"><text:span text:style-name="T162">целый</text:span></text:span></text:p>
          </table:table-cell>
          <table:table-cell table:style-name="Таблица50.C42" office:value-type="string">
            <text:p text:style-name="ubuntu_5f_mono_5f_8"><text:span text:style-name="ubuntu_5f_mono_5f_9"><text:span text:style-name="T162">Tu manges un poulet entier</text:span></text:span></text:p>
            <text:p text:style-name="P710"><text:span text:style-name="ubuntu_5f_mono_5f_9"><text:span text:style-name="T213">elle lit une lettre entière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facile</text:span></text:span></text:p>
          </table:table-cell>
          <table:table-cell table:style-name="Таблица50.B43" office:value-type="string">
            <text:p text:style-name="ubuntu_5f_mono_5f_8"><text:span text:style-name="ubuntu_5f_mono_5f_9"><text:span text:style-name="T162">легкий, несложный</text:span></text:span></text:p>
          </table:table-cell>
          <table:table-cell table:style-name="Таблица50.C43" office:value-type="string">
            <text:p text:style-name="ubuntu_5f_mono_5f_8"><text:span text:style-name="ubuntu_5f_mono_5f_9"><text:span text:style-name="T162">le fromage est facile à couper avec un couteau</text:span></text:span></text:p>
            <text:p text:style-name="ubuntu_5f_mono_5f_8"><text:span text:style-name="ubuntu_5f_mono_5f_9"><text:span text:style-name="T162">être un enfant est facile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faux (fausse)</text:span></text:span></text:p>
          </table:table-cell>
          <table:table-cell table:style-name="Таблица50.B44" office:value-type="string">
            <text:p text:style-name="ubuntu_5f_mono_5f_8"><text:span text:style-name="ubuntu_5f_mono_5f_9"><text:span text:style-name="T162">поддельный, ложный</text:span></text:span></text:p>
          </table:table-cell>
          <table:table-cell table:style-name="Таблица50.C44" office:value-type="string">
            <text:p text:style-name="ubuntu_5f_mono_5f_8"><text:span text:style-name="ubuntu_5f_mono_5f_9"><text:span text:style-name="T162">La lettre est fausse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fin</text:span></text:span></text:p>
          </table:table-cell>
          <table:table-cell table:style-name="Таблица50.B45" office:value-type="string">
            <text:p text:style-name="ubuntu_5f_mono_5f_8"><text:span text:style-name="ubuntu_5f_mono_5f_9"><text:span text:style-name="T162">тонкий</text:span></text:span></text:p>
          </table:table-cell>
          <table:table-cell table:style-name="Таблица50.C45" office:value-type="string">
            <text:p text:style-name="ubuntu_5f_mono_5f_8"><text:span text:style-name="ubuntu_5f_mono_5f_9"><text:span text:style-name="T16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fixe</text:span></text:span></text:p>
          </table:table-cell>
          <table:table-cell table:style-name="Таблица50.B46" office:value-type="string">
            <text:p text:style-name="ubuntu_5f_mono_5f_8"><text:span text:style-name="ubuntu_5f_mono_5f_9"><text:span text:style-name="T162">постоянный</text:span></text:span></text:p>
          </table:table-cell>
          <table:table-cell table:style-name="Таблица50.C46" office:value-type="string">
            <text:p text:style-name="ubuntu_5f_mono_5f_8"><text:span text:style-name="ubuntu_5f_mono_5f_9"><text:span text:style-name="T162">il cherche un emploi fixe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224">froid</text:span></text:span></text:p>
          </table:table-cell>
          <table:table-cell table:style-name="Таблица50.B47" office:value-type="string">
            <text:p text:style-name="ubuntu_5f_mono_5f_8"><text:span text:style-name="ubuntu_5f_mono_5f_9"><text:span text:style-name="T162"/></text:span></text:p>
          </table:table-cell>
          <table:table-cell table:style-name="Таблица50.C47" office:value-type="string">
            <text:p text:style-name="ubuntu_5f_mono_5f_8"><text:span text:style-name="ubuntu_5f_mono_5f_9"><text:span text:style-name="T162"/></text:span></text:p>
          </table:table-cell>
        </table:table-row>
        <text:soft-page-break/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genial</text:span></text:span></text:p>
          </table:table-cell>
          <table:table-cell table:style-name="Таблица50.B48" office:value-type="string">
            <text:p text:style-name="ubuntu_5f_mono_5f_8"><text:span text:style-name="ubuntu_5f_mono_5f_9"><text:span text:style-name="T92"/></text:span></text:p>
          </table:table-cell>
          <table:table-cell table:style-name="Таблица50.C48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gentil</text:span></text:span></text:p>
          </table:table-cell>
          <table:table-cell table:style-name="Таблица50.B49" office:value-type="string">
            <text:p text:style-name="ubuntu_5f_mono_5f_8"><text:span text:style-name="ubuntu_5f_mono_5f_9"><text:span text:style-name="T92">дружелюбный</text:span></text:span></text:p>
          </table:table-cell>
          <table:table-cell table:style-name="Таблица50.C49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gras</text:span></text:span></text:p>
          </table:table-cell>
          <table:table-cell table:style-name="Таблица50.B50" office:value-type="string">
            <text:p text:style-name="ubuntu_5f_mono_5f_8"><text:span text:style-name="ubuntu_5f_mono_5f_9"><text:span text:style-name="T92">жирный</text:span></text:span></text:p>
          </table:table-cell>
          <table:table-cell table:style-name="Таблица50.C50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haut</text:span></text:span></text:p>
          </table:table-cell>
          <table:table-cell table:style-name="Таблица50.B51" office:value-type="string">
            <text:p text:style-name="ubuntu_5f_mono_5f_8"><text:span text:style-name="ubuntu_5f_mono_5f_9"><text:span text:style-name="T92"/></text:span></text:p>
          </table:table-cell>
          <table:table-cell table:style-name="Таблица50.C51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idéale</text:span></text:span></text:p>
          </table:table-cell>
          <table:table-cell table:style-name="Таблица50.B52" office:value-type="string">
            <text:p text:style-name="ubuntu_5f_mono_5f_8"><text:span text:style-name="ubuntu_5f_mono_5f_9"><text:span text:style-name="T92"/></text:span></text:p>
          </table:table-cell>
          <table:table-cell table:style-name="Таблица50.C52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important</text:span></text:span></text:p>
          </table:table-cell>
          <table:table-cell table:style-name="Таблица50.B53" office:value-type="string">
            <text:p text:style-name="ubuntu_5f_mono_5f_8"><text:span text:style-name="ubuntu_5f_mono_5f_9"><text:span text:style-name="T92"/></text:span></text:p>
          </table:table-cell>
          <table:table-cell table:style-name="Таблица50.C53" office:value-type="string">
            <text:p text:style-name="ubuntu_5f_mono_5f_8"><text:span text:style-name="ubuntu_5f_mono_5f_9"><text:span text:style-name="T92">ils sont importants pour nous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impossible</text:span></text:span></text:p>
          </table:table-cell>
          <table:table-cell table:style-name="Таблица50.B54" office:value-type="string">
            <text:p text:style-name="ubuntu_5f_mono_5f_8"><text:span text:style-name="ubuntu_5f_mono_5f_9"><text:span text:style-name="T92"/></text:span></text:p>
          </table:table-cell>
          <table:table-cell table:style-name="Таблица50.C54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incroyable</text:span></text:span></text:p>
          </table:table-cell>
          <table:table-cell table:style-name="Таблица50.B55" office:value-type="string">
            <text:p text:style-name="ubuntu_5f_mono_5f_8"><text:span text:style-name="ubuntu_5f_mono_5f_9"><text:span text:style-name="T92">невероятный</text:span></text:span></text:p>
          </table:table-cell>
          <table:table-cell table:style-name="Таблица50.C55" office:value-type="string">
            <text:p text:style-name="ubuntu_5f_mono_5f_8"><text:span text:style-name="ubuntu_5f_mono_5f_9"><text:span text:style-name="T92">Cette baleine est incroyable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indépendant (-es)</text:span></text:span></text:p>
          </table:table-cell>
          <table:table-cell table:style-name="Таблица50.B56" office:value-type="string">
            <text:p text:style-name="ubuntu_5f_mono_5f_8"><text:span text:style-name="ubuntu_5f_mono_5f_9"><text:span text:style-name="T92"/></text:span></text:p>
          </table:table-cell>
          <table:table-cell table:style-name="Таблица50.C56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indispensable</text:span></text:span></text:p>
          </table:table-cell>
          <table:table-cell table:style-name="Таблица50.B57" office:value-type="string">
            <text:p text:style-name="ubuntu_5f_mono_5f_8"><text:span text:style-name="ubuntu_5f_mono_5f_9"><text:span text:style-name="T92">необходимый, незаменимый</text:span></text:span></text:p>
          </table:table-cell>
          <table:table-cell table:style-name="Таблица50.C57" office:value-type="string">
            <text:p text:style-name="ubuntu_5f_mono_5f_8"><text:span text:style-name="ubuntu_5f_mono_5f_9"><text:span text:style-name="T92">Cette valise vous est indispensable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inutile</text:span></text:span></text:p>
          </table:table-cell>
          <table:table-cell table:style-name="Таблица50.B58" office:value-type="string">
            <text:p text:style-name="ubuntu_5f_mono_5f_8"><text:span text:style-name="ubuntu_5f_mono_5f_9"><text:span text:style-name="T92">бесполезный</text:span></text:span></text:p>
          </table:table-cell>
          <table:table-cell table:style-name="Таблица50.C58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laid</text:span></text:span></text:p>
          </table:table-cell>
          <table:table-cell table:style-name="Таблица50.B59" office:value-type="string">
            <text:p text:style-name="ubuntu_5f_mono_5f_8"><text:span text:style-name="ubuntu_5f_mono_5f_9"><text:span text:style-name="T92">уродливый</text:span></text:span></text:p>
          </table:table-cell>
          <table:table-cell table:style-name="Таблица50.C59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large</text:span></text:span></text:p>
          </table:table-cell>
          <table:table-cell table:style-name="Таблица50.B60" office:value-type="string">
            <text:p text:style-name="ubuntu_5f_mono_5f_8"><text:span text:style-name="ubuntu_5f_mono_5f_9"><text:span text:style-name="T92">широкий, большой</text:span></text:span></text:p>
          </table:table-cell>
          <table:table-cell table:style-name="Таблица50.C60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léger</text:span></text:span></text:p>
          </table:table-cell>
          <table:table-cell table:style-name="Таблица50.B61" office:value-type="string">
            <text:p text:style-name="ubuntu_5f_mono_5f_8"><text:span text:style-name="ubuntu_5f_mono_5f_9"><text:span text:style-name="T92">легкий</text:span></text:span></text:p>
          </table:table-cell>
          <table:table-cell table:style-name="Таблица50.C61" office:value-type="string">
            <text:p text:style-name="ubuntu_5f_mono_5f_8"><text:span text:style-name="ubuntu_5f_mono_5f_9"><text:span text:style-name="T92">ton chapeau est léger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libre</text:span></text:span></text:p>
          </table:table-cell>
          <table:table-cell table:style-name="Таблица50.B62" office:value-type="string">
            <text:p text:style-name="ubuntu_5f_mono_5f_8"><text:span text:style-name="ubuntu_5f_mono_5f_9"><text:span text:style-name="T92"/></text:span></text:p>
          </table:table-cell>
          <table:table-cell table:style-name="Таблица50.C62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long (longue)</text:span></text:span></text:p>
          </table:table-cell>
          <table:table-cell table:style-name="Таблица50.B63" office:value-type="string">
            <text:p text:style-name="ubuntu_5f_mono_5f_8"><text:span text:style-name="ubuntu_5f_mono_5f_9"><text:span text:style-name="T92"/></text:span></text:p>
          </table:table-cell>
          <table:table-cell table:style-name="Таблица50.C63" office:value-type="string">
            <text:p text:style-name="ubuntu_5f_mono_5f_8"><text:span text:style-name="ubuntu_5f_mono_5f_9"><text:span text:style-name="T92">les robes longues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lourd</text:span></text:span></text:p>
          </table:table-cell>
          <table:table-cell table:style-name="Таблица50.B64" office:value-type="string">
            <text:p text:style-name="ubuntu_5f_mono_5f_8"><text:span text:style-name="ubuntu_5f_mono_5f_9"><text:span text:style-name="T92">тяжелый, увесистый</text:span></text:span></text:p>
          </table:table-cell>
          <table:table-cell table:style-name="Таблица50.C64" office:value-type="string">
            <text:p text:style-name="ubuntu_5f_mono_5f_8"><text:span text:style-name="ubuntu_5f_mono_5f_9"><text:span text:style-name="T92">Un éléphant est lourd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marié</text:span></text:span></text:p>
          </table:table-cell>
          <table:table-cell table:style-name="Таблица50.B65" office:value-type="string">
            <text:p text:style-name="ubuntu_5f_mono_5f_8"><text:span text:style-name="ubuntu_5f_mono_5f_9"><text:span text:style-name="T92">женат</text:span></text:span></text:p>
          </table:table-cell>
          <table:table-cell table:style-name="Таблица50.C65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mauvais</text:span></text:span></text:p>
          </table:table-cell>
          <table:table-cell table:style-name="Таблица50.B66" office:value-type="string">
            <text:p text:style-name="ubuntu_5f_mono_5f_8"><text:span text:style-name="ubuntu_5f_mono_5f_9"><text:span text:style-name="T92"/></text:span></text:p>
          </table:table-cell>
          <table:table-cell table:style-name="Таблица50.C66" office:value-type="string">
            <text:p text:style-name="ubuntu_5f_mono_5f_8"><text:span text:style-name="ubuntu_5f_mono_5f_9"><text:span text:style-name="T92">Sommes-nous mauvais?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meilleur</text:span></text:span></text:p>
          </table:table-cell>
          <table:table-cell table:style-name="Таблица50.B67" office:value-type="string">
            <text:p text:style-name="ubuntu_5f_mono_5f_8"><text:span text:style-name="ubuntu_5f_mono_5f_9"><text:span text:style-name="T92">лучший</text:span></text:span></text:p>
          </table:table-cell>
          <table:table-cell table:style-name="Таблица50.C67" office:value-type="string">
            <text:p text:style-name="ubuntu_5f_mono_5f_8"><text:span text:style-name="ubuntu_5f_mono_5f_9"><text:span text:style-name="T92">Elle cherche un meilleur emploi</text:span></text:span></text:p>
            <text:p text:style-name="P713"><text:span text:style-name="ubuntu_5f_mono_5f_9"><text:span text:style-name="T96">c'est mon meilleur ami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méchant</text:span></text:span></text:p>
          </table:table-cell>
          <table:table-cell table:style-name="Таблица50.B68" office:value-type="string">
            <text:p text:style-name="ubuntu_5f_mono_5f_8"><text:span text:style-name="ubuntu_5f_mono_5f_9"><text:span text:style-name="T92">злой</text:span></text:span></text:p>
          </table:table-cell>
          <table:table-cell table:style-name="Таблица50.C68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P707">normal</text:p>
          </table:table-cell>
          <table:table-cell table:style-name="Таблица50.B69" office:value-type="string">
            <text:p text:style-name="P703">нормальный</text:p>
          </table:table-cell>
          <table:table-cell table:style-name="Таблица50.C69" office:value-type="string">
            <text:p text:style-name="P703">c'est une enseignante normale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ordinaire</text:span></text:span></text:p>
          </table:table-cell>
          <table:table-cell table:style-name="Таблица50.B70" office:value-type="string">
            <text:p text:style-name="ubuntu_5f_mono_5f_8"><text:span text:style-name="ubuntu_5f_mono_5f_9"><text:span text:style-name="T92">обычный, заурядный</text:span></text:span></text:p>
          </table:table-cell>
          <table:table-cell table:style-name="Таблица50.C70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parfait</text:span></text:span></text:p>
          </table:table-cell>
          <table:table-cell table:style-name="Таблица50.B71" office:value-type="string">
            <text:p text:style-name="ubuntu_5f_mono_5f_8"><text:span text:style-name="ubuntu_5f_mono_5f_9"><text:span text:style-name="T92">отличный, идеальный, безупречный</text:span></text:span></text:p>
          </table:table-cell>
          <table:table-cell table:style-name="Таблица50.C71" office:value-type="string">
            <text:p text:style-name="ubuntu_5f_mono_5f_8"><text:span text:style-name="ubuntu_5f_mono_5f_9"><text:span text:style-name="T92">Tu es presque parfait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pauvre</text:span></text:span></text:p>
          </table:table-cell>
          <table:table-cell table:style-name="Таблица50.B72" office:value-type="string">
            <text:p text:style-name="ubuntu_5f_mono_5f_8"><text:span text:style-name="ubuntu_5f_mono_5f_9"><text:span text:style-name="T92"/></text:span></text:p>
          </table:table-cell>
          <table:table-cell table:style-name="Таблица50.C72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P708">populaire</text:p>
          </table:table-cell>
          <table:table-cell table:style-name="Таблица50.B73" office:value-type="string">
            <text:p text:style-name="P701"/>
          </table:table-cell>
          <table:table-cell table:style-name="Таблица50.C73" office:value-type="string">
            <text:p text:style-name="P704">tu es populaire</text:p>
          </table:table-cell>
        </table:table-row>
        <table:table-row table:style-name="Таблица50.1">
          <table:table-cell table:style-name="Таблица50.A74" office:value-type="string">
            <text:p text:style-name="ubuntu_5f_mono_5f_8"><text:span text:style-name="ubuntu_5f_mono_5f_9"><text:span text:style-name="T114">possible</text:span></text:span></text:p>
          </table:table-cell>
          <table:table-cell table:style-name="Таблица50.B74" office:value-type="string">
            <text:p text:style-name="ubuntu_5f_mono_5f_8"><text:span text:style-name="ubuntu_5f_mono_5f_9"><text:span text:style-name="T92">возможный</text:span></text:span></text:p>
          </table:table-cell>
          <table:table-cell table:style-name="Таблица50.C74" office:value-type="string">
            <text:p text:style-name="ubuntu_5f_mono_5f_8"><text:span text:style-name="ubuntu_5f_mono_5f_9"><text:span text:style-name="T92">Viens mardi, si c'est possible (приходи во вторик, если это возможно)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pratique</text:span></text:span></text:p>
          </table:table-cell>
          <table:table-cell table:style-name="Таблица50.B75" office:value-type="string">
            <text:p text:style-name="ubuntu_5f_mono_5f_8"><text:span text:style-name="ubuntu_5f_mono_5f_9"><text:span text:style-name="T92">практичный</text:span></text:span></text:p>
          </table:table-cell>
          <table:table-cell table:style-name="Таблица50.C75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précieux</text:span></text:span></text:p>
          </table:table-cell>
          <table:table-cell table:style-name="Таблица50.B76" office:value-type="string">
            <text:p text:style-name="ubuntu_5f_mono_5f_8"><text:span text:style-name="ubuntu_5f_mono_5f_9"><text:span text:style-name="T92">дорогой, ценный</text:span></text:span></text:p>
          </table:table-cell>
          <table:table-cell table:style-name="Таблица50.C76" office:value-type="string">
            <text:p text:style-name="ubuntu_5f_mono_5f_8"><text:span text:style-name="ubuntu_5f_mono_5f_9"><text:span text:style-name="T92">Ces objets sont précieux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precis</text:span></text:span></text:p>
          </table:table-cell>
          <table:table-cell table:style-name="Таблица50.B77" office:value-type="string">
            <text:p text:style-name="ubuntu_5f_mono_5f_8"><text:span text:style-name="ubuntu_5f_mono_5f_9"><text:span text:style-name="T92">точный</text:span></text:span></text:p>
          </table:table-cell>
          <table:table-cell table:style-name="Таблица50.C77" office:value-type="string">
            <text:p text:style-name="ubuntu_5f_mono_5f_8"><text:span text:style-name="ubuntu_5f_mono_5f_9"><text:span text:style-name="T92">Ce calendrier est très précis</text:span></text:span></text:p>
            <text:p text:style-name="ubuntu_5f_mono_5f_8"><text:span text:style-name="ubuntu_5f_mono_5f_9"><text:span text:style-name="T92">Il faut être très précis (нужно быть очень точным)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prêt</text:span></text:span></text:p>
          </table:table-cell>
          <table:table-cell table:style-name="Таблица50.B78" office:value-type="string">
            <text:p text:style-name="ubuntu_5f_mono_5f_8"><text:span text:style-name="ubuntu_5f_mono_5f_9"><text:span text:style-name="T92">готовый</text:span></text:span></text:p>
          </table:table-cell>
          <table:table-cell table:style-name="Таблица50.C78" office:value-type="string">
            <text:p text:style-name="ubuntu_5f_mono_5f_8"><text:span text:style-name="ubuntu_5f_mono_5f_9"><text:span text:style-name="T92">ton cheval est prêt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privé</text:span></text:span></text:p>
          </table:table-cell>
          <table:table-cell table:style-name="Таблица50.B79" office:value-type="string">
            <text:p text:style-name="ubuntu_5f_mono_5f_8"><text:span text:style-name="ubuntu_5f_mono_5f_9"><text:span text:style-name="T92">частный</text:span></text:span></text:p>
          </table:table-cell>
          <table:table-cell table:style-name="Таблица50.C79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profond</text:span></text:span></text:p>
          </table:table-cell>
          <table:table-cell table:style-name="Таблица50.B80" office:value-type="string">
            <text:p text:style-name="ubuntu_5f_mono_5f_8"><text:span text:style-name="ubuntu_5f_mono_5f_9"><text:span text:style-name="T92">глубокий</text:span></text:span></text:p>
          </table:table-cell>
          <table:table-cell table:style-name="Таблица50.C80" office:value-type="string">
            <text:p text:style-name="ubuntu_5f_mono_5f_8"><text:span text:style-name="ubuntu_5f_mono_5f_9"><text:span text:style-name="T92">Le verre est assez profond 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responsable</text:span></text:span></text:p>
          </table:table-cell>
          <table:table-cell table:style-name="Таблица50.B81" office:value-type="string">
            <text:p text:style-name="ubuntu_5f_mono_5f_8"><text:span text:style-name="ubuntu_5f_mono_5f_9"><text:span text:style-name="T92">ответственный</text:span></text:span></text:p>
          </table:table-cell>
          <table:table-cell table:style-name="Таблица50.C81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ridicule</text:span></text:span></text:p>
          </table:table-cell>
          <table:table-cell table:style-name="Таблица50.B82" office:value-type="string">
            <text:p text:style-name="ubuntu_5f_mono_5f_8"><text:span text:style-name="ubuntu_5f_mono_5f_9"><text:span text:style-name="T92">смешной</text:span></text:span></text:p>
          </table:table-cell>
          <table:table-cell table:style-name="Таблица50.C82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rond</text:span></text:span></text:p>
          </table:table-cell>
          <table:table-cell table:style-name="Таблица50.B83" office:value-type="string">
            <text:p text:style-name="ubuntu_5f_mono_5f_8"><text:span text:style-name="ubuntu_5f_mono_5f_9"><text:span text:style-name="T92">круглый</text:span></text:span></text:p>
          </table:table-cell>
          <table:table-cell table:style-name="Таблица50.C83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roux</text:span></text:span></text:p>
          </table:table-cell>
          <table:table-cell table:style-name="Таблица50.B84" office:value-type="string">
            <text:p text:style-name="ubuntu_5f_mono_5f_8"><text:span text:style-name="ubuntu_5f_mono_5f_9"><text:span text:style-name="T92">рыжий</text:span></text:span></text:p>
          </table:table-cell>
          <table:table-cell table:style-name="Таблица50.C84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sage</text:span></text:span></text:p>
          </table:table-cell>
          <table:table-cell table:style-name="Таблица50.B85" office:value-type="string">
            <text:p text:style-name="ubuntu_5f_mono_5f_8"><text:span text:style-name="ubuntu_5f_mono_5f_9"><text:span text:style-name="T92">послушный</text:span></text:span><text:span text:style-name="ubuntu_5f_mono_5f_9"><text:span text:style-name="T95">, мудрый</text:span></text:span></text:p>
          </table:table-cell>
          <table:table-cell table:style-name="Таблица50.C85" office:value-type="string">
            <text:p text:style-name="P712"><text:span text:style-name="ubuntu_5f_mono_5f_9"><text:span text:style-name="T95">c'est un roi sage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sale</text:span></text:span></text:p>
          </table:table-cell>
          <table:table-cell table:style-name="Таблица50.B86" office:value-type="string">
            <text:p text:style-name="ubuntu_5f_mono_5f_8"><text:span text:style-name="ubuntu_5f_mono_5f_9"><text:span text:style-name="T92">грязный</text:span></text:span></text:p>
          </table:table-cell>
          <table:table-cell table:style-name="Таблица50.C86" office:value-type="string">
            <text:p text:style-name="ubuntu_5f_mono_5f_8"><text:span text:style-name="ubuntu_5f_mono_5f_9"><text:span text:style-name="T92">leur chien est sale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sec</text:span></text:span></text:p>
          </table:table-cell>
          <table:table-cell table:style-name="Таблица50.B87" office:value-type="string">
            <text:p text:style-name="ubuntu_5f_mono_5f_8"><text:span text:style-name="ubuntu_5f_mono_5f_9"><text:span text:style-name="T92">сухой</text:span></text:span></text:p>
          </table:table-cell>
          <table:table-cell table:style-name="Таблица50.C87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second</text:span></text:span></text:p>
          </table:table-cell>
          <table:table-cell table:style-name="Таблица50.B88" office:value-type="string">
            <text:p text:style-name="ubuntu_5f_mono_5f_8"><text:span text:style-name="ubuntu_5f_mono_5f_9"><text:span text:style-name="T92"/></text:span></text:p>
          </table:table-cell>
          <table:table-cell table:style-name="Таблица50.C88" office:value-type="string">
            <text:p text:style-name="ubuntu_5f_mono_5f_8"><text:span text:style-name="ubuntu_5f_mono_5f_9"><text:span text:style-name="T92">je lis un second livre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secret</text:span></text:span></text:p>
          </table:table-cell>
          <table:table-cell table:style-name="Таблица50.B89" office:value-type="string">
            <text:p text:style-name="ubuntu_5f_mono_5f_8"><text:span text:style-name="ubuntu_5f_mono_5f_9"><text:span text:style-name="T92">тайный, секретный</text:span></text:span></text:p>
          </table:table-cell>
          <table:table-cell table:style-name="Таблица50.C89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simple</text:span></text:span></text:p>
          </table:table-cell>
          <table:table-cell table:style-name="Таблица50.B90" office:value-type="string">
            <text:p text:style-name="ubuntu_5f_mono_5f_8"><text:span text:style-name="ubuntu_5f_mono_5f_9"><text:span text:style-name="T92">простой, несложный, безыскусный</text:span></text:span></text:p>
          </table:table-cell>
          <table:table-cell table:style-name="Таблица50.C90" office:value-type="string">
            <text:p text:style-name="ubuntu_5f_mono_5f_8"><text:span text:style-name="ubuntu_5f_mono_5f_9"><text:span text:style-name="T92">oui c-est simple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solid</text:span></text:span></text:p>
          </table:table-cell>
          <table:table-cell table:style-name="Таблица50.B91" office:value-type="string">
            <text:p text:style-name="ubuntu_5f_mono_5f_8"><text:span text:style-name="ubuntu_5f_mono_5f_9"><text:span text:style-name="T92">твердый</text:span></text:span></text:p>
          </table:table-cell>
          <table:table-cell table:style-name="Таблица50.C91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sombre</text:span></text:span></text:p>
          </table:table-cell>
          <table:table-cell table:style-name="Таблица50.B92" office:value-type="string">
            <text:p text:style-name="ubuntu_5f_mono_5f_8"><text:span text:style-name="ubuntu_5f_mono_5f_9"><text:span text:style-name="T92">темный</text:span></text:span></text:p>
          </table:table-cell>
          <table:table-cell table:style-name="Таблица50.C92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suprême</text:span></text:span></text:p>
          </table:table-cell>
          <table:table-cell table:style-name="Таблица50.B93" office:value-type="string">
            <text:p text:style-name="ubuntu_5f_mono_5f_8"><text:span text:style-name="ubuntu_5f_mono_5f_9"><text:span text:style-name="T92">высочайший, верховный</text:span></text:span></text:p>
          </table:table-cell>
          <table:table-cell table:style-name="Таблица50.C93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souvage</text:span></text:span></text:p>
          </table:table-cell>
          <table:table-cell table:style-name="Таблица50.B94" office:value-type="string">
            <text:p text:style-name="ubuntu_5f_mono_5f_8"><text:span text:style-name="ubuntu_5f_mono_5f_9"><text:span text:style-name="T92">дикий</text:span></text:span></text:p>
          </table:table-cell>
          <table:table-cell table:style-name="Таблица50.C94" office:value-type="string">
            <text:p text:style-name="ubuntu_5f_mono_5f_8"><text:span text:style-name="ubuntu_5f_mono_5f_9"><text:span text:style-name="T92">C'est un animal sauvage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spécial</text:span></text:span></text:p>
          </table:table-cell>
          <table:table-cell table:style-name="Таблица50.B95" office:value-type="string">
            <text:p text:style-name="ubuntu_5f_mono_5f_8"><text:span text:style-name="ubuntu_5f_mono_5f_9"><text:span text:style-name="T92">особенный</text:span></text:span></text:p>
          </table:table-cell>
          <table:table-cell table:style-name="Таблица50.C95" office:value-type="string">
            <text:p text:style-name="ubuntu_5f_mono_5f_8"><text:span text:style-name="ubuntu_5f_mono_5f_9"><text:span text:style-name="T92">Les pommes rouges ne sont pas spéciales</text:span></text:span></text:p>
          </table:table-cell>
        </table:table-row>
        <text:soft-page-break/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sympa</text:span></text:span></text:p>
          </table:table-cell>
          <table:table-cell table:style-name="Таблица50.B96" office:value-type="string">
            <text:p text:style-name="ubuntu_5f_mono_5f_8"><text:span text:style-name="ubuntu_5f_mono_5f_9"><text:span text:style-name="T92">милый, симпатичный</text:span></text:span></text:p>
          </table:table-cell>
          <table:table-cell table:style-name="Таблица50.C96" office:value-type="string">
            <text:p text:style-name="ubuntu_5f_mono_5f_8"><text:span text:style-name="ubuntu_5f_mono_5f_9"><text:span text:style-name="T92">Elle est sympa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tel</text:span></text:span></text:p>
          </table:table-cell>
          <table:table-cell table:style-name="Таблица50.B97" office:value-type="string">
            <text:p text:style-name="ubuntu_5f_mono_5f_8"><text:span text:style-name="ubuntu_5f_mono_5f_9"><text:span text:style-name="T92">такой (местоимение)</text:span></text:span></text:p>
          </table:table-cell>
          <table:table-cell table:style-name="Таблица50.C97" office:value-type="string">
            <text:p text:style-name="ubuntu_5f_mono_5f_8"><text:span text:style-name="ubuntu_5f_mono_5f_9"><text:span text:style-name="T92">Tel est mon père</text:span></text:span></text:p>
            <text:p text:style-name="ubuntu_5f_mono_5f_8"><text:span text:style-name="ubuntu_5f_mono_5f_9"><text:span text:style-name="T92">J'aime un tel café (я люблю такой кофе)</text:span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tendre</text:span></text:span></text:p>
          </table:table-cell>
          <table:table-cell table:style-name="Таблица50.B98" office:value-type="string">
            <text:p text:style-name="ubuntu_5f_mono_5f_8"><text:span text:style-name="ubuntu_5f_mono_5f_9"><text:span text:style-name="T92">нежный, ласковый</text:span></text:span></text:p>
          </table:table-cell>
          <table:table-cell table:style-name="Таблица50.C98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triste</text:span></text:span></text:p>
          </table:table-cell>
          <table:table-cell table:style-name="Таблица50.B99" office:value-type="string">
            <text:p text:style-name="ubuntu_5f_mono_5f_8"><text:span text:style-name="ubuntu_5f_mono_5f_9"><text:span text:style-name="T92">грустный</text:span></text:span></text:p>
          </table:table-cell>
          <table:table-cell table:style-name="Таблица50.C99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ultime</text:span></text:span></text:p>
          </table:table-cell>
          <table:table-cell table:style-name="Таблица50.B100" office:value-type="string">
            <text:p text:style-name="ubuntu_5f_mono_5f_8"><text:span text:style-name="ubuntu_5f_mono_5f_9"><text:span text:style-name="T92">последний, конечный</text:span></text:span></text:p>
          </table:table-cell>
          <table:table-cell table:style-name="Таблица50.C100" office:value-type="string">
            <text:p text:style-name="ubuntu_5f_mono_5f_8"><text:span text:style-name="ubuntu_5f_mono_5f_9"><text:span text:style-name="T92"/></text:span></text:p>
          </table:table-cell>
        </table:table-row>
        <table:table-row table:style-name="Таблица50.1">
          <table:table-cell table:style-name="Таблица50.A101" office:value-type="string">
            <text:p text:style-name="ubuntu_5f_mono_5f_8"><text:span text:style-name="ubuntu_5f_mono_5f_9"><text:span text:style-name="T114">vieux (vieille)</text:span></text:span></text:p>
          </table:table-cell>
          <table:table-cell table:style-name="Таблица50.B101" office:value-type="string">
            <text:p text:style-name="ubuntu_5f_mono_5f_8"><text:span text:style-name="ubuntu_5f_mono_5f_9"><text:span text:style-name="T92"/></text:span></text:p>
          </table:table-cell>
          <table:table-cell table:style-name="Таблица50.C101" office:value-type="string">
            <text:p text:style-name="ubuntu_5f_mono_5f_8"><text:span text:style-name="ubuntu_5f_mono_5f_9"><text:span text:style-name="T92">c'est une vieille maison</text:span></text:span></text:p>
          </table:table-cell>
        </table:table-row>
        <table:table-row table:style-name="Таблица50.1">
          <table:table-cell table:style-name="Таблица50.A102" office:value-type="string">
            <text:p text:style-name="ubuntu_5f_mono_5f_8"><text:span text:style-name="ubuntu_5f_mono_5f_9"><text:span text:style-name="T114">vivant</text:span></text:span></text:p>
          </table:table-cell>
          <table:table-cell table:style-name="Таблица50.B102" office:value-type="string">
            <text:p text:style-name="ubuntu_5f_mono_5f_8"><text:span text:style-name="ubuntu_5f_mono_5f_9"><text:span text:style-name="T92">живой</text:span></text:span></text:p>
          </table:table-cell>
          <table:table-cell table:style-name="Таблица50.C102" office:value-type="string">
            <text:p text:style-name="ubuntu_5f_mono_5f_8"><text:span text:style-name="ubuntu_5f_mono_5f_9"><text:span text:style-name="T92">Sa mère, est-elle vivante?</text:span></text:span></text:p>
          </table:table-cell>
        </table:table-row>
        <table:table-row table:style-name="Таблица50.1">
          <table:table-cell table:style-name="Таблица50.A103" office:value-type="string">
            <text:p text:style-name="ubuntu_5f_mono_5f_8"><text:span text:style-name="ubuntu_5f_mono_5f_9"><text:span text:style-name="T114"/></text:span></text:p>
          </table:table-cell>
          <table:table-cell table:style-name="Таблица50.B103" office:value-type="string">
            <text:p text:style-name="ubuntu_5f_mono_5f_8"><text:span text:style-name="ubuntu_5f_mono_5f_9"><text:span text:style-name="T92"/></text:span></text:p>
          </table:table-cell>
          <table:table-cell table:style-name="Таблица50.C103" office:value-type="string">
            <text:p text:style-name="ubuntu_5f_mono_5f_8"><text:span text:style-name="ubuntu_5f_mono_5f_9"><text:span text:style-name="T92"/></text:span></text:p>
          </table:table-cell>
        </table:table-row>
      </table:table>
      <text:p text:style-name="P407"/>
      <text:p text:style-name="P407"><text:span text:style-name="ubuntu_5f_mono_5f_9"/></text:p>
      <text:p text:style-name="P3"><text:span text:style-name="ubuntu_5f_mono_5f_9"><text:span text:style-name="T308">Числительные</text:span></text:span></text:p>
      <table:table table:name="Таблица67" table:style-name="Таблица67">
        <table:table-column table:style-name="Таблица67.A"/>
        <table:table-column table:style-name="Таблица67.B"/>
        <table:table-column table:style-name="Таблица67.C"/>
        <table:table-column table:style-name="Таблица67.D"/>
        <table:table-row table:style-name="TableLine94401852434160">
          <table:table-cell table:style-name="Таблица67.A1" office:value-type="string">
            <text:p text:style-name="P718">z<text:span text:style-name="T1">é</text:span><text:span text:style-name="T148">ro</text:span></text:p>
          </table:table-cell>
          <table:table-cell table:style-name="Таблица67.A1" office:value-type="string">
            <text:p text:style-name="ubuntu_5f_mono_5f_8">Z<text:span text:style-name="T1">é</text:span><text:span text:style-name="T148">ro est un chiffre</text:span></text:p>
          </table:table-cell>
          <table:table-cell table:style-name="Таблица67.A1" office:value-type="string">
            <text:p text:style-name="ubuntu_5f_mono_5f_8"/>
          </table:table-cell>
          <table:table-cell table:style-name="Таблица67.D1" office:value-type="string">
            <text:p text:style-name="ubuntu_5f_mono_5f_8"/>
          </table:table-cell>
        </table:table-row>
        <table:table-row table:style-name="TableLine94401852572912">
          <table:table-cell table:style-name="Таблица67.A2" office:value-type="string">
            <text:p text:style-name="P718">un, une</text:p>
          </table:table-cell>
          <table:table-cell table:style-name="Таблица67.A2" office:value-type="string">
            <text:p text:style-name="P718">premier, premi<text:span text:style-name="T1">è</text:span>re</text:p>
          </table:table-cell>
          <table:table-cell table:style-name="Таблица67.A2" office:value-type="string">
            <text:p text:style-name="P718">onze</text:p>
          </table:table-cell>
          <table:table-cell table:style-name="Таблица67.D2" office:value-type="string">
            <text:p text:style-name="ubuntu_5f_mono_5f_8"/>
          </table:table-cell>
        </table:table-row>
        <table:table-row table:style-name="TableLine94401852575008">
          <table:table-cell table:style-name="Таблица67.A2" office:value-type="string">
            <text:p text:style-name="P718">deux</text:p>
          </table:table-cell>
          <table:table-cell table:style-name="Таблица67.A2" office:value-type="string">
            <text:p text:style-name="ubuntu_5f_mono_5f_8"><text:span text:style-name="T36">deuxi</text:span><text:span text:style-name="T2">è</text:span><text:span text:style-name="T36">me</text:span> - когда предполагается, что есть последующие</text:p>
            <text:p text:style-name="ubuntu_5f_mono_5f_8"><text:span text:style-name="T36">second</text:span> - когда второй, он же последний.</text:p>
          </table:table-cell>
          <table:table-cell table:style-name="Таблица67.A2" office:value-type="string">
            <text:p text:style-name="P718">douze</text:p>
          </table:table-cell>
          <table:table-cell table:style-name="Таблица67.D2" office:value-type="string">
            <text:p text:style-name="P718">vingt</text:p>
          </table:table-cell>
        </table:table-row>
        <table:table-row table:style-name="TableLine94401852575824">
          <table:table-cell table:style-name="Таблица67.A2" office:value-type="string">
            <text:p text:style-name="P718">trois</text:p>
          </table:table-cell>
          <table:table-cell table:style-name="Таблица67.A2" office:value-type="string">
            <text:p text:style-name="P718">troisi<text:span text:style-name="T1">è</text:span>me</text:p>
          </table:table-cell>
          <table:table-cell table:style-name="Таблица67.A2" office:value-type="string">
            <text:p text:style-name="P718">treize</text:p>
          </table:table-cell>
          <table:table-cell table:style-name="Таблица67.D2" office:value-type="string">
            <text:p text:style-name="P718">trente</text:p>
          </table:table-cell>
        </table:table-row>
        <table:table-row table:style-name="TableLine94401852576640">
          <table:table-cell table:style-name="Таблица67.A2" office:value-type="string">
            <text:p text:style-name="P718">quatre</text:p>
          </table:table-cell>
          <table:table-cell table:style-name="Таблица67.A2" office:value-type="string">
            <text:p text:style-name="P718">quatr(-<text:span text:style-name="T375">e</text:span>)i<text:span text:style-name="T1">è</text:span>me</text:p>
          </table:table-cell>
          <table:table-cell table:style-name="Таблица67.A2" office:value-type="string">
            <text:p text:style-name="P718">quatorze</text:p>
          </table:table-cell>
          <table:table-cell table:style-name="Таблица67.D2" office:value-type="string">
            <text:p text:style-name="P718">quarante</text:p>
          </table:table-cell>
        </table:table-row>
        <table:table-row table:style-name="TableLine94401852577728">
          <table:table-cell table:style-name="Таблица67.A2" office:value-type="string">
            <text:p text:style-name="P718">cinq</text:p>
          </table:table-cell>
          <table:table-cell table:style-name="Таблица67.A2" office:value-type="string">
            <text:p text:style-name="P718">sinq<text:span text:style-name="T61">u</text:span>i<text:span text:style-name="T1">è</text:span>me</text:p>
          </table:table-cell>
          <table:table-cell table:style-name="Таблица67.A2" office:value-type="string">
            <text:p text:style-name="P718">quinze</text:p>
          </table:table-cell>
          <table:table-cell table:style-name="Таблица67.D2" office:value-type="string">
            <text:p text:style-name="P718">cinquante</text:p>
          </table:table-cell>
        </table:table-row>
        <table:table-row table:style-name="TableLine94401852578704">
          <table:table-cell table:style-name="Таблица67.A2" office:value-type="string">
            <text:p text:style-name="P718">six</text:p>
          </table:table-cell>
          <table:table-cell table:style-name="Таблица67.A2" office:value-type="string">
            <text:p text:style-name="P718">sixi<text:span text:style-name="T1">è</text:span>me</text:p>
          </table:table-cell>
          <table:table-cell table:style-name="Таблица67.A2" office:value-type="string">
            <text:p text:style-name="P718">seize</text:p>
          </table:table-cell>
          <table:table-cell table:style-name="Таблица67.D2" office:value-type="string">
            <text:p text:style-name="P718">soixante</text:p>
          </table:table-cell>
        </table:table-row>
        <table:table-row table:style-name="TableLine94401852579680">
          <table:table-cell table:style-name="Таблица67.A2" office:value-type="string">
            <text:p text:style-name="P718">sept</text:p>
          </table:table-cell>
          <table:table-cell table:style-name="Таблица67.A2" office:value-type="string">
            <text:p text:style-name="P718">septi<text:span text:style-name="T1">è</text:span>me</text:p>
          </table:table-cell>
          <table:table-cell table:style-name="Таблица67.A2" office:value-type="string">
            <text:p text:style-name="P718">dix-sept</text:p>
          </table:table-cell>
          <table:table-cell table:style-name="Таблица67.D2" office:value-type="string">
            <text:p text:style-name="P718">soixante-dix (60+10)</text:p>
          </table:table-cell>
        </table:table-row>
        <table:table-row table:style-name="TableLine94401852580656">
          <table:table-cell table:style-name="Таблица67.A2" office:value-type="string">
            <text:p text:style-name="P718">huit</text:p>
          </table:table-cell>
          <table:table-cell table:style-name="Таблица67.A2" office:value-type="string">
            <text:p text:style-name="P718">huiti<text:span text:style-name="T1">è</text:span>me</text:p>
          </table:table-cell>
          <table:table-cell table:style-name="Таблица67.A2" office:value-type="string">
            <text:p text:style-name="P718">dix-huit</text:p>
          </table:table-cell>
          <table:table-cell table:style-name="Таблица67.D2" office:value-type="string">
            <text:p text:style-name="P718">quare-vingts (4*20)</text:p>
          </table:table-cell>
        </table:table-row>
        <table:table-row table:style-name="TableLine94401852581552">
          <table:table-cell table:style-name="Таблица67.A2" office:value-type="string">
            <text:p text:style-name="P718">neuf</text:p>
          </table:table-cell>
          <table:table-cell table:style-name="Таблица67.A2" office:value-type="string">
            <text:p text:style-name="P718">neu<text:span text:style-name="T61">v</text:span>i<text:span text:style-name="T1">è</text:span>me</text:p>
          </table:table-cell>
          <table:table-cell table:style-name="Таблица67.A2" office:value-type="string">
            <text:p text:style-name="P718">dix-neuf</text:p>
          </table:table-cell>
          <table:table-cell table:style-name="Таблица67.D2" office:value-type="string">
            <text:p text:style-name="P718">quatre-vingt-dix</text:p>
          </table:table-cell>
        </table:table-row>
        <table:table-row table:style-name="TableLine94401852582528">
          <table:table-cell table:style-name="Таблица67.A2" office:value-type="string">
            <text:p text:style-name="P718">dix</text:p>
          </table:table-cell>
          <table:table-cell table:style-name="Таблица67.A2" office:value-type="string">
            <text:p text:style-name="P718">dixi<text:span text:style-name="T1">è</text:span>me</text:p>
          </table:table-cell>
          <table:table-cell table:style-name="Таблица67.A2" office:value-type="string">
            <text:p text:style-name="ubuntu_5f_mono_5f_8"/>
          </table:table-cell>
          <table:table-cell table:style-name="Таблица67.D2" office:value-type="string">
            <text:p text:style-name="ubuntu_5f_mono_5f_8"/>
          </table:table-cell>
        </table:table-row>
        <table:table-row table:style-name="TableLine94401852583504">
          <table:table-cell table:style-name="Таблица67.A2" office:value-type="string">
            <text:p text:style-name="ubuntu_5f_mono_5f_8"/>
          </table:table-cell>
          <table:table-cell table:style-name="Таблица67.A2" office:value-type="string">
            <text:p text:style-name="ubuntu_5f_mono_5f_8"/>
          </table:table-cell>
          <table:table-cell table:style-name="Таблица67.A2" office:value-type="string">
            <text:p text:style-name="ubuntu_5f_mono_5f_8"/>
          </table:table-cell>
          <table:table-cell table:style-name="Таблица67.D2" office:value-type="string">
            <text:p text:style-name="ubuntu_5f_mono_5f_8"/>
          </table:table-cell>
        </table:table-row>
        <table:table-row table:style-name="TableLine94401852584480">
          <table:table-cell table:style-name="Таблица67.A13" office:value-type="string">
            <text:p text:style-name="P718">cent</text:p>
          </table:table-cell>
          <table:table-cell table:style-name="Таблица67.A13" office:value-type="string">
            <text:p text:style-name="ubuntu_5f_mono_5f_8"/>
          </table:table-cell>
          <table:table-cell table:style-name="Таблица67.A13" office:value-type="string">
            <text:p text:style-name="ubuntu_5f_mono_5f_8"/>
          </table:table-cell>
          <table:table-cell table:style-name="Таблица67.D13" office:value-type="string">
            <text:p text:style-name="ubuntu_5f_mono_5f_8"/>
          </table:table-cell>
        </table:table-row>
        <table:table-row table:style-name="TableLine94401852587120">
          <table:table-cell table:style-name="Таблица67.A13" office:value-type="string">
            <text:p text:style-name="P718">mille</text:p>
          </table:table-cell>
          <table:table-cell table:style-name="Таблица67.A13" office:value-type="string">
            <text:p text:style-name="ubuntu_5f_mono_5f_8"/>
          </table:table-cell>
          <table:table-cell table:style-name="Таблица67.A13" office:value-type="string">
            <text:p text:style-name="ubuntu_5f_mono_5f_8"/>
          </table:table-cell>
          <table:table-cell table:style-name="Таблица67.D13" office:value-type="string">
            <text:p text:style-name="ubuntu_5f_mono_5f_8"/>
          </table:table-cell>
        </table:table-row>
        <table:table-row table:style-name="TableLine94401852588096">
          <table:table-cell table:style-name="Таблица67.A13" office:value-type="string">
            <text:p text:style-name="P718"><text:span text:style-name="T400">un </text:span>million</text:p>
          </table:table-cell>
          <table:table-cell table:style-name="Таблица67.A13" office:value-type="string">
            <text:p text:style-name="P774">Tu caches tes millons</text:p>
          </table:table-cell>
          <table:table-cell table:style-name="Таблица67.A13" office:value-type="string">
            <text:p text:style-name="ubuntu_5f_mono_5f_8"/>
          </table:table-cell>
          <table:table-cell table:style-name="Таблица67.D13" office:value-type="string">
            <text:p text:style-name="ubuntu_5f_mono_5f_8"/>
          </table:table-cell>
        </table:table-row>
        <table:table-row table:style-name="TableLine94401852589072">
          <table:table-cell table:style-name="Таблица67.A13" office:value-type="string">
            <text:p text:style-name="P718"><text:span text:style-name="T400">un </text:span>milliard</text:p>
          </table:table-cell>
          <table:table-cell table:style-name="Таблица67.A13" office:value-type="string">
            <text:p text:style-name="P774">Mille millions font un milliard</text:p>
          </table:table-cell>
          <table:table-cell table:style-name="Таблица67.A13" office:value-type="string">
            <text:p text:style-name="ubuntu_5f_mono_5f_8"/>
          </table:table-cell>
          <table:table-cell table:style-name="Таблица67.D13" office:value-type="string">
            <text:p text:style-name="ubuntu_5f_mono_5f_8"/>
          </table:table-cell>
        </table:table-row>
        <table:table-row table:style-name="TableLine94401852590048">
          <table:table-cell table:style-name="Таблица67.A2" office:value-type="string">
            <text:p text:style-name="P718">une dizaine</text:p>
          </table:table-cell>
          <table:table-cell table:style-name="Таблица67.A2" table:number-columns-spanned="2" office:value-type="string">
            <text:p text:style-name="ubuntu_5f_mono_5f_8">J'ai une dizaine de cousins (десяток)</text:p>
          </table:table-cell>
          <table:covered-table-cell/>
          <table:table-cell table:style-name="Таблица67.D2" office:value-type="string">
            <text:p text:style-name="ubuntu_5f_mono_5f_8"/>
          </table:table-cell>
        </table:table-row>
        <table:table-row table:style-name="TableLine94401852591424">
          <table:table-cell table:style-name="Таблица67.A2" office:value-type="string">
            <text:p text:style-name="P718">une centaine</text:p>
          </table:table-cell>
          <table:table-cell table:style-name="Таблица67.A2" table:number-columns-spanned="2" office:value-type="string">
            <text:p text:style-name="ubuntu_5f_mono_5f_8">Je connais des centaines de personne</text:p>
            <text:p text:style-name="ubuntu_5f_mono_5f_8">Ils sont des centaines de millions</text:p>
          </table:table-cell>
          <table:covered-table-cell/>
          <table:table-cell table:style-name="Таблица67.D2" office:value-type="string">
            <text:p text:style-name="ubuntu_5f_mono_5f_8"/>
          </table:table-cell>
        </table:table-row>
        <table:table-row table:style-name="TableLine94401852592288">
          <table:table-cell table:style-name="Таблица67.A2" office:value-type="string">
            <text:p text:style-name="ubuntu_5f_mono_5f_8">vingt-trois</text:p>
          </table:table-cell>
          <table:table-cell table:style-name="Таблица67.A2" table:number-columns-spanned="2" office:value-type="string">
            <text:p text:style-name="ubuntu_5f_mono_5f_8">23</text:p>
          </table:table-cell>
          <table:covered-table-cell/>
          <table:table-cell table:style-name="Таблица67.D2" office:value-type="string">
            <text:p text:style-name="ubuntu_5f_mono_5f_8"/>
          </table:table-cell>
        </table:table-row>
        <table:table-row table:style-name="TableLine94401852593152">
          <table:table-cell table:style-name="Таблица67.A2" office:value-type="string">
            <text:p text:style-name="ubuntu_5f_mono_5f_8">trente-<text:span text:style-name="T63">et</text:span>-un</text:p>
            <text:p text:style-name="P774">vingt-et-uni<text:span text:style-name="T1">è</text:span>me</text:p>
          </table:table-cell>
          <table:table-cell table:style-name="Таблица67.A2" table:number-columns-spanned="2" office:value-type="string">
            <text:p text:style-name="ubuntu_5f_mono_5f_8">Когда к любому десятку добавляем un, то используется союз et</text:p>
            <text:p text:style-name="ubuntu_5f_mono_5f_8">soixante-et-onze ans</text:p>
          </table:table-cell>
          <table:covered-table-cell/>
          <table:table-cell table:style-name="Таблица67.D2" office:value-type="string">
            <text:p text:style-name="ubuntu_5f_mono_5f_8"/>
          </table:table-cell>
        </table:table-row>
        <table:table-row table:style-name="TableLine94401852594016">
          <table:table-cell table:style-name="Таблица67.A2" office:value-type="string">
            <text:p text:style-name="ubuntu_5f_mono_5f_8"/>
          </table:table-cell>
          <table:table-cell table:style-name="Таблица67.A2" table:number-columns-spanned="2" office:value-type="string">
            <text:p text:style-name="ubuntu_5f_mono_5f_8">ton petit ami a quarante ans</text:p>
          </table:table-cell>
          <table:covered-table-cell/>
          <table:table-cell table:style-name="Таблица67.D2" office:value-type="string">
            <text:p text:style-name="ubuntu_5f_mono_5f_8"/>
          </table:table-cell>
        </table:table-row>
        <table:table-row table:style-name="TableLine94401852594880">
          <table:table-cell table:style-name="Таблица67.A2" office:value-type="string">
            <text:p text:style-name="ubuntu_5f_mono_5f_8"/>
          </table:table-cell>
          <table:table-cell table:style-name="Таблица67.A2" table:number-columns-spanned="2" office:value-type="string">
            <text:p text:style-name="ubuntu_5f_mono_5f_8">presque (почти)</text:p>
          </table:table-cell>
          <table:covered-table-cell/>
          <table:table-cell table:style-name="Таблица67.D2" office:value-type="string">
            <text:p text:style-name="ubuntu_5f_mono_5f_8"/>
          </table:table-cell>
        </table:table-row>
        <table:table-row table:style-name="TableLine94401852595744">
          <table:table-cell table:style-name="Таблица67.A2" office:value-type="string">
            <text:p text:style-name="ubuntu_5f_mono_5f_8"/>
          </table:table-cell>
          <table:table-cell table:style-name="Таблица67.A2" table:number-columns-spanned="2" office:value-type="string">
            <text:p text:style-name="ubuntu_5f_mono_5f_8">dans cinquante ans<text:span text:style-name="T493"> (через 50 лет)</text:span></text:p>
          </table:table-cell>
          <table:covered-table-cell/>
          <table:table-cell table:style-name="Таблица67.D2" office:value-type="string">
            <text:p text:style-name="ubuntu_5f_mono_5f_8"/>
          </table:table-cell>
        </table:table-row>
        <table:table-row table:style-name="TableLine94401852596608">
          <table:table-cell table:style-name="Таблица67.A2" office:value-type="string">
            <text:p text:style-name="ubuntu_5f_mono_5f_8"/>
          </table:table-cell>
          <table:table-cell table:style-name="Таблица67.A2" table:number-columns-spanned="2" office:value-type="string">
            <text:p text:style-name="ubuntu_5f_mono_5f_8">c'est une grosse somme</text:p>
          </table:table-cell>
          <table:covered-table-cell/>
          <table:table-cell table:style-name="Таблица67.D2" office:value-type="string">
            <text:p text:style-name="ubuntu_5f_mono_5f_8"/>
          </table:table-cell>
        </table:table-row>
        <table:table-row table:style-name="TableLine94401852597472">
          <table:table-cell table:style-name="Таблица67.A2" office:value-type="string">
            <text:p text:style-name="ubuntu_5f_mono_5f_8"/>
          </table:table-cell>
          <table:table-cell table:style-name="Таблица67.A2" table:number-columns-spanned="2" office:value-type="string">
            <text:p text:style-name="ubuntu_5f_mono_5f_8">nous proposons une petite somme (предлагаем)</text:p>
          </table:table-cell>
          <table:covered-table-cell/>
          <table:table-cell table:style-name="Таблица67.D2" office:value-type="string">
            <text:p text:style-name="ubuntu_5f_mono_5f_8"/>
          </table:table-cell>
        </table:table-row>
        <table:table-row table:style-name="TableLine94401852598336">
          <table:table-cell table:style-name="Таблица67.A2" office:value-type="string">
            <text:p text:style-name="ubuntu_5f_mono_5f_8"/>
          </table:table-cell>
          <table:table-cell table:style-name="Таблица67.A2" table:number-columns-spanned="2" office:value-type="string">
            <text:p text:style-name="ubuntu_5f_mono_5f_8">Demain, pas dans cinquante ans</text:p>
          </table:table-cell>
          <table:covered-table-cell/>
          <table:table-cell table:style-name="Таблица67.D2" office:value-type="string">
            <text:p text:style-name="ubuntu_5f_mono_5f_8"/>
          </table:table-cell>
        </table:table-row>
        <table:table-row table:style-name="TableLine94401852599200">
          <table:table-cell table:style-name="Таблица67.A2" office:value-type="string">
            <text:p text:style-name="ubuntu_5f_mono_5f_8"/>
          </table:table-cell>
          <table:table-cell table:style-name="Таблица67.A2" table:number-columns-spanned="2" office:value-type="string">
            <text:p text:style-name="ubuntu_5f_mono_5f_8">Il y a quatre-vingt<text:span text:style-name="T492">-</text:span>neuf canards</text:p>
          </table:table-cell>
          <table:covered-table-cell/>
          <table:table-cell table:style-name="Таблица67.D2" office:value-type="string">
            <text:p text:style-name="ubuntu_5f_mono_5f_8"/>
          </table:table-cell>
        </table:table-row>
        <table:table-row table:style-name="TableLine94401852600064">
          <table:table-cell table:style-name="Таблица67.A2" office:value-type="string">
            <text:p text:style-name="ubuntu_5f_mono_5f_8"/>
          </table:table-cell>
          <table:table-cell table:style-name="Таблица67.A2" table:number-columns-spanned="2" office:value-type="string">
            <text:p text:style-name="ubuntu_5f_mono_5f_8">J'ai un million d'amis</text:p>
          </table:table-cell>
          <table:covered-table-cell/>
          <table:table-cell table:style-name="Таблица67.D2" office:value-type="string">
            <text:p text:style-name="ubuntu_5f_mono_5f_8"/>
          </table:table-cell>
        </table:table-row>
        <table:table-row table:style-name="TableLine94401852600928">
          <table:table-cell table:style-name="Таблица67.A2" office:value-type="string">
            <text:p text:style-name="ubuntu_5f_mono_5f_8"/>
          </table:table-cell>
          <table:table-cell table:style-name="Таблица67.A2" table:number-columns-spanned="2" office:value-type="string">
            <text:p text:style-name="P775">date de naissance (дата рождения)</text:p>
          </table:table-cell>
          <table:covered-table-cell/>
          <table:table-cell table:style-name="Таблица67.D2" office:value-type="string">
            <text:p text:style-name="ubuntu_5f_mono_5f_8"/>
          </table:table-cell>
        </table:table-row>
        <table:table-row table:style-name="TableLine94401852601792">
          <table:table-cell table:style-name="Таблица67.A2" office:value-type="string">
            <text:p text:style-name="ubuntu_5f_mono_5f_8"/>
          </table:table-cell>
          <table:table-cell table:style-name="Таблица67.A2" table:number-columns-spanned="2" office:value-type="string">
            <text:p text:style-name="P775">la p<text:span text:style-name="T1">é</text:span>riode dure un an et demi</text:p>
          </table:table-cell>
          <table:covered-table-cell/>
          <table:table-cell table:style-name="Таблица67.D2" office:value-type="string">
            <text:p text:style-name="ubuntu_5f_mono_5f_8"/>
          </table:table-cell>
        </table:table-row>
        <table:table-row table:style-name="TableLine94401852602656">
          <table:table-cell table:style-name="Таблица67.A2" office:value-type="string">
            <text:p text:style-name="ubuntu_5f_mono_5f_8"/>
          </table:table-cell>
          <table:table-cell table:style-name="Таблица67.A2" table:number-columns-spanned="2" office:value-type="string">
            <text:p text:style-name="ubuntu_5f_mono_5f_8"/>
          </table:table-cell>
          <table:covered-table-cell/>
          <table:table-cell table:style-name="Таблица67.D2" office:value-type="string">
            <text:p text:style-name="ubuntu_5f_mono_5f_8"/>
          </table:table-cell>
        </table:table-row>
      </table:table>
      <text:p text:style-name="P455"><text:span text:style-name="ubuntu_5f_mono_5f_9"/></text:p>
      <table:table table:name="Таблица68" table:style-name="Таблица68">
        <table:table-column table:style-name="Таблица68.A"/>
        <table:table-column table:style-name="Таблица68.B"/>
        <table:table-row table:style-name="TableLine94401852604048">
          <table:table-cell table:style-name="Таблица68.A1" table:number-rows-spanned="4" office:value-type="string">
            <text:p text:style-name="P718">Сумма</text:p>
          </table:table-cell>
          <table:table-cell table:style-name="Таблица68.B1" office:value-type="string">
            <text:p text:style-name="ubuntu_5f_mono_5f_8">Deux et deux quatre (2+2)</text:p>
          </table:table-cell>
        </table:table-row>
        <table:table-row table:style-name="TableLine94401852622608">
          <table:covered-table-cell/>
          <table:table-cell table:style-name="Таблица68.B2" office:value-type="string">
            <text:p text:style-name="ubuntu_5f_mono_5f_8">Deux et deux font quatre (делают)</text:p>
          </table:table-cell>
        </table:table-row>
        <table:table-row table:style-name="TableLine94401852623456">
          <table:covered-table-cell/>
          <table:table-cell table:style-name="Таблица68.B3" office:value-type="string">
            <text:p text:style-name="ubuntu_5f_mono_5f_8">Un plus un <text:span text:style-name="T2">é</text:span><text:span text:style-name="T259">gale</text:span><text:span text:style-name="T148"> deux (равно)</text:span></text:p>
          </table:table-cell>
        </table:table-row>
        <table:table-row table:style-name="TableLine94401852624656">
          <table:covered-table-cell/>
          <table:table-cell table:style-name="Таблица68.B4" office:value-type="string">
            <text:p text:style-name="ubuntu_5f_mono_5f_8">La somme de six et trois est heuf</text:p>
          </table:table-cell>
        </table:table-row>
        <table:table-row table:style-name="TableLine94401852625856">
          <table:table-cell table:style-name="Таблица68.A5" table:number-rows-spanned="2" office:value-type="string">
            <text:p text:style-name="P718">Умножение</text:p>
          </table:table-cell>
          <table:table-cell table:style-name="Таблица68.B5" office:value-type="string">
            <text:p text:style-name="ubuntu_5f_mono_5f_8">Deux fois trois six (Два раза) (2*3)</text:p>
          </table:table-cell>
        </table:table-row>
        <table:table-row table:style-name="TableLine94401852626960">
          <table:covered-table-cell/>
          <table:table-cell table:style-name="Таблица68.B6" office:value-type="string">
            <text:p text:style-name="ubuntu_5f_mono_5f_8">Deux fois trois font six</text:p>
          </table:table-cell>
        </table:table-row>
        <table:table-row table:style-name="TableLine94401852628224">
          <table:table-cell table:style-name="Таблица68.A5" table:number-rows-spanned="2" office:value-type="string">
            <text:p text:style-name="P718">Степень</text:p>
          </table:table-cell>
          <table:table-cell table:style-name="Таблица68.B7" office:value-type="string">
            <text:p text:style-name="ubuntu_5f_mono_5f_8">x puissance y (сила) (x<text:span text:style-name="T380">y</text:span>)</text:p>
          </table:table-cell>
        </table:table-row>
        <table:table-row table:style-name="TableLine94401852629136">
          <table:covered-table-cell/>
          <table:table-cell table:style-name="Таблица68.B8" office:value-type="string">
            <text:p text:style-name="ubuntu_5f_mono_5f_8"><text:span text:style-name="T153">3</text:span><text:span text:style-name="T379"> puissance </text:span><text:span text:style-name="T153">4</text:span><text:span text:style-name="T379"> (3</text:span><text:span text:style-name="T381">4</text:span><text:span text:style-name="T379">)</text:span></text:p>
          </table:table-cell>
        </table:table-row>
        <table:table-row table:style-name="TableLine94401852630464">
          <table:table-cell table:style-name="Таблица68.A5" table:number-rows-spanned="2" office:value-type="string">
            <text:p text:style-name="P718">Время</text:p>
          </table:table-cell>
          <table:table-cell table:style-name="Таблица68.B9" office:value-type="string">
            <text:p text:style-name="ubuntu_5f_mono_5f_8">trente minutes passent</text:p>
          </table:table-cell>
        </table:table-row>
        <table:table-row table:style-name="TableLine94401852631376">
          <table:covered-table-cell/>
          <table:table-cell table:style-name="Таблица68.B10" office:value-type="string">
            <text:p text:style-name="ubuntu_5f_mono_5f_8">cinq heures trente</text:p>
          </table:table-cell>
        </table:table-row>
        <table:table-row table:style-name="TableLine94401852632704">
          <table:table-cell table:style-name="Таблица68.A11" office:value-type="string">
            <text:p text:style-name="ubuntu_5f_mono_5f_8"/>
          </table:table-cell>
          <table:table-cell table:style-name="Таблица68.B11" office:value-type="string">
            <text:p text:style-name="ubuntu_5f_mono_5f_8"/>
          </table:table-cell>
        </table:table-row>
      </table:table>
      <text:p text:style-name="P455"><text:span text:style-name="ubuntu_5f_mono_5f_9"/></text:p>
      <text:h text:style-name="P3" text:outline-level="6">Личные местоимения</text:h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column table:style-name="Таблица24.F"/>
        <table:table-column table:style-name="Таблица24.G"/>
        <table:table-column table:style-name="Таблица24.H"/>
        <table:table-row table:style-name="TableLine94401852635024">
          <table:table-cell table:style-name="Таблица24.A1" office:value-type="string">
            <text:p text:style-name="P367">именительный падеж</text:p>
            <text:p text:style-name="P368">nominatif</text:p>
          </table:table-cell>
          <table:table-cell table:style-name="Таблица24.A1" office:value-type="string">
            <text:p text:style-name="P159"/>
          </table:table-cell>
          <table:table-cell table:style-name="Таблица24.A1" table:number-columns-spanned="2" office:value-type="string">
            <text:p text:style-name="P159"><text:span text:style-name="T401">j</text:span><text:span text:style-name="T126">e</text:span></text:p>
            <text:p text:style-name="P159">tu</text:p>
            <text:p text:style-name="P159">il<text:span text:style-name="T353">, </text:span>elle</text:p>
            <text:p text:style-name="P159">on (некто<text:span text:style-name="T143">, народ</text:span>)</text:p>
            <text:p text:style-name="P159">nous</text:p>
            <text:p text:style-name="P159">vous</text:p>
            <text:p text:style-name="P159">ils<text:span text:style-name="T353">, </text:span>elles </text:p>
          </table:table-cell>
          <table:covered-table-cell/>
          <table:table-cell table:style-name="Таблица24.E1" table:number-columns-spanned="4" office:value-type="string">
            <text:p text:style-name="P355"><text:span text:style-name="T371">!</text:span>(если в группе есть хотябы один il, то всягруппа ils)</text:p>
          </table:table-cell>
          <table:covered-table-cell/>
          <table:covered-table-cell/>
          <table:covered-table-cell/>
        </table:table-row>
        <table:table-row table:style-name="TableLine94401852654416">
          <table:table-cell table:style-name="Таблица24.A2" office:value-type="string">
            <text:p text:style-name="P367">винительный</text:p>
            <text:p text:style-name="P368">accusatif</text:p>
          </table:table-cell>
          <table:table-cell table:style-name="Таблица24.A2" office:value-type="string">
            <text:p text:style-name="P160">вижу кого/что</text:p>
            <text:p text:style-name="P160">обвиняю кого/что</text:p>
            <text:p text:style-name="P160"/>
            <text:p text:style-name="P163"/>
          </table:table-cell>
          <table:table-cell table:style-name="Таблица24.A2" office:value-type="string">
            <text:p text:style-name="P160">me</text:p>
            <text:p text:style-name="P160">te</text:p>
            <text:p text:style-name="P160">le<text:span text:style-name="T353">, </text:span>la</text:p>
            <text:p text:style-name="P160">nous</text:p>
            <text:p text:style-name="P160">vous</text:p>
            <text:p text:style-name="P160">les<text:span text:style-name="T353">, </text:span>les</text:p>
          </table:table-cell>
          <table:table-cell table:style-name="Таблица24.A2" office:value-type="string">
            <text:p text:style-name="P163">меня</text:p>
            <text:p text:style-name="P163">тебя</text:p>
            <text:p text:style-name="P163">его/её</text:p>
            <text:p text:style-name="P163">нас</text:p>
            <text:p text:style-name="P163">вас</text:p>
            <text:p text:style-name="P163">их.м./их.ж.</text:p>
          </table:table-cell>
          <table:table-cell table:style-name="Таблица24.A2" office:value-type="string">
            <text:p text:style-name="P352">je le dessine</text:p>
            <text:p text:style-name="P352">il vous adore</text:p>
          </table:table-cell>
          <table:table-cell table:style-name="Таблица24.F2" table:number-columns-spanned="3" office:value-type="string">
            <text:p text:style-name="P300">В imperatif!</text:p>
            <text:p text:style-name="P165">sauve-moi (спаси меня)</text:p>
            <text:p text:style-name="P165">sauve-toi</text:p>
            <text:p text:style-name="P165">sauve-le(la)</text:p>
            <text:p text:style-name="P165">sauve-nous</text:p>
            <text:p text:style-name="P165">sauvez-vous</text:p>
            <text:p text:style-name="P165">sauve-les</text:p>
          </table:table-cell>
          <table:covered-table-cell/>
          <table:covered-table-cell/>
        </table:table-row>
        <table:table-row table:style-name="TableLine94401852657568">
          <table:table-cell table:style-name="Таблица24.A2" office:value-type="string">
            <text:p text:style-name="P367">дательный</text:p>
            <text:p text:style-name="P368">datif</text:p>
          </table:table-cell>
          <table:table-cell table:style-name="Таблица24.A2" office:value-type="string">
            <text:p text:style-name="P160">кому</text:p>
            <text:p text:style-name="P160"/>
            <text:p text:style-name="P163"/>
          </table:table-cell>
          <table:table-cell table:style-name="Таблица24.A2" office:value-type="string">
            <text:p text:style-name="P160">m<text:span text:style-name="T460">e</text:span></text:p>
            <text:p text:style-name="P160">t<text:span text:style-name="T460">e</text:span></text:p>
            <text:p text:style-name="P160">lui<text:span text:style-name="T353">, </text:span><text:span text:style-name="T460">lui</text:span></text:p>
            <text:p text:style-name="P160">nous</text:p>
            <text:p text:style-name="P160">vous</text:p>
            <text:p text:style-name="P192">leur, leur</text:p>
          </table:table-cell>
          <table:table-cell table:style-name="Таблица24.A2" office:value-type="string">
            <text:p text:style-name="P163">мне</text:p>
            <text:p text:style-name="P163">тебе</text:p>
            <text:p text:style-name="P163">ему/ей</text:p>
            <text:p text:style-name="P163">нам</text:p>
            <text:p text:style-name="P163">вам</text:p>
            <text:p text:style-name="P163">им.м/им.ж.</text:p>
          </table:table-cell>
          <table:table-cell table:style-name="Таблица24.A2" office:value-type="string">
            <text:p text:style-name="P162">je te donne ce livre</text:p>
            <text:p text:style-name="P352">je te le donne</text:p>
          </table:table-cell>
          <table:table-cell table:style-name="Таблица24.F2" table:number-columns-spanned="3" office:value-type="string">
            <text:p text:style-name="P300">В imperatif!</text:p>
            <text:p text:style-name="P164">donne-moi (дай мне)</text:p>
            <text:p text:style-name="P164">donne-toi</text:p>
            <text:p text:style-name="P164">donne-lui</text:p>
            <text:p text:style-name="P164">donne-nous</text:p>
            <text:p text:style-name="P164">donne-vous</text:p>
            <text:p text:style-name="P164">donne-leur</text:p>
          </table:table-cell>
          <table:covered-table-cell/>
          <table:covered-table-cell/>
        </table:table-row>
        <table:table-row table:style-name="TableLine94401852658688">
          <table:table-cell table:style-name="Таблица24.A2" office:value-type="string">
            <text:p text:style-name="P367">припредложная/ ударная форма </text:p>
          </table:table-cell>
          <table:table-cell table:style-name="Таблица24.A2" office:value-type="string">
            <text:p text:style-name="P160">(при предлоге <text:line-break/>либо без глагола)</text:p>
          </table:table-cell>
          <table:table-cell table:style-name="Таблица24.A2" table:number-columns-spanned="2" office:value-type="string">
            <text:p text:style-name="P359">moi</text:p>
            <text:p text:style-name="P359">toi</text:p>
            <text:p text:style-name="P359">lui, elle</text:p>
            <text:p text:style-name="P359">nous</text:p>
            <text:p text:style-name="P359">vous</text:p>
            <text:p text:style-name="P359">eux, elles</text:p>
          </table:table-cell>
          <table:covered-table-cell/>
          <table:table-cell table:style-name="Таблица24.A2" table:number-columns-spanned="3" office:value-type="string">
            <text:p text:style-name="P160">avec moi</text:p>
            <text:p text:style-name="P160">de toi (о тебе, от тебя)</text:p>
            <text:p text:style-name="P160">sous lui</text:p>
            <text:p text:style-name="P160">pour elle</text:p>
            <text:p text:style-name="P160">entre nous</text:p>
            <text:p text:style-name="P160">devant eux</text:p>
          </table:table-cell>
          <table:covered-table-cell/>
          <table:covered-table-cell/>
          <table:table-cell table:style-name="Таблица24.F2" office:value-type="string">
            <text:p text:style-name="P161">moi, je parle</text:p>
            <text:p text:style-name="P161">lui, il parle</text:p>
            <text:p text:style-name="P161">nous, nous parlons</text:p>
            <text:p text:style-name="P161">eux, ils prlent</text:p>
          </table:table-cell>
        </table:table-row>
        <table:table-row table:style-name="TableLine94401852661264">
          <table:table-cell table:style-name="Таблица24.A2" office:value-type="string">
            <text:p text:style-name="P369">возвратная форма</text:p>
          </table:table-cell>
          <table:table-cell table:style-name="Таблица24.A2" office:value-type="string">
            <text:p text:style-name="P72"/>
          </table:table-cell>
          <table:table-cell table:style-name="Таблица24.A2" table:number-columns-spanned="2" office:value-type="string">
            <text:p text:style-name="P356">me</text:p>
            <text:p text:style-name="P356">te</text:p>
            <text:p text:style-name="P356">se<text:span text:style-name="T353">, </text:span>se</text:p>
            <text:p text:style-name="P356">nous</text:p>
            <text:p text:style-name="P356">vous</text:p>
            <text:p text:style-name="P356">se<text:span text:style-name="T353">, </text:span>se</text:p>
          </table:table-cell>
          <table:covered-table-cell/>
          <table:table-cell table:style-name="Таблица24.A2" table:number-columns-spanned="2" office:value-type="string">
            <text:p text:style-name="P378">se laver</text:p>
            <text:p text:style-name="P357">je me lave</text:p>
            <text:p text:style-name="P357">tu te laves</text:p>
            <text:p text:style-name="P357">il<text:span text:style-name="T353"> (elle)</text:span> se lave</text:p>
            <text:p text:style-name="P357">nous nous lavons</text:p>
            <text:p text:style-name="P357">vous vous lavez</text:p>
            <text:p text:style-name="P357">ils<text:span text:style-name="T353"> (elles)</text:span> se lavent</text:p>
          </table:table-cell>
          <table:covered-table-cell/>
          <table:table-cell table:style-name="Таблица24.F2" table:number-columns-spanned="2" office:value-type="string">
            <text:p text:style-name="P377">s'incliner</text:p>
            <text:p text:style-name="P358">je m'incline</text:p>
            <text:p text:style-name="P358">tu t'inclines</text:p>
            <text:p text:style-name="P377">il s'incline</text:p>
          </table:table-cell>
          <table:covered-table-cell/>
        </table:table-row>
        <table:table-row table:style-name="TableLine94401852663424">
          <table:table-cell table:style-name="Таблица24.A2" office:value-type="string">
            <text:p text:style-name="P370">Два местоимения</text:p>
          </table:table-cell>
          <table:table-cell table:style-name="Таблица24.A2" office:value-type="string">
            <text:p text:style-name="P72"/>
          </table:table-cell>
          <table:table-cell table:style-name="Таблица24.A2" table:number-columns-spanned="2" office:value-type="string">
            <text:p text:style-name="P351">donne-le-moi</text:p>
            <text:p text:style-name="P351">donne-la-nous</text:p>
            <text:p text:style-name="P351">donne-le-leur</text:p>
            <text:p text:style-name="P351">donne-les-moi</text:p>
          </table:table-cell>
          <table:covered-table-cell/>
          <table:table-cell table:style-name="Таблица24.F2" table:number-columns-spanned="4" office:value-type="string">
            <text:p text:style-name="P352"/>
          </table:table-cell>
          <table:covered-table-cell/>
          <table:covered-table-cell/>
          <table:covered-table-cell/>
        </table:table-row>
      </table:table>
      <text:p text:style-name="ubuntu_5f_mono_5f_10"/>
      <text:p text:style-name="head_5f_11_5f_ubuntu">Притяжательные прилагательные </text:p>
      <text:p text:style-name="P37">(<text:span text:style-name="T30">до существительного</text:span>)</text:p>
      <table:table table:name="Таблица66" table:style-name="Таблица66">
        <table:table-column table:style-name="Таблица66.A"/>
        <table:table-column table:style-name="Таблица66.B"/>
        <table:table-column table:style-name="Таблица66.C"/>
        <table:table-column table:style-name="Таблица66.D"/>
        <table:table-row table:style-name="TableLine94401852666080">
          <table:table-cell table:style-name="Таблица66.A1" office:value-type="string">
            <text:p text:style-name="P237">mon<text:span text:style-name="T289"> (мой)</text:span></text:p>
            <text:p text:style-name="P237">ton</text:p>
            <text:p text:style-name="P237">son<text:span text:style-name="T289"> (его, её)</text:span></text:p>
            <text:p text:style-name="P237">notre<text:span text:style-name="T289"> (наш)</text:span></text:p>
            <text:p text:style-name="P237">votre</text:p>
            <text:p text:style-name="P237">leur</text:p>
          </table:table-cell>
          <table:table-cell table:style-name="Таблица66.A1" office:value-type="string">
            <text:p text:style-name="P237">ma <text:span text:style-name="T289">(моя)</text:span></text:p>
            <text:p text:style-name="P237">ta</text:p>
            <text:p text:style-name="P237">sa</text:p>
            <text:p text:style-name="P237">notre<text:span text:style-name="T289"> (наша)</text:span></text:p>
            <text:p text:style-name="P237">votre</text:p>
            <text:p text:style-name="P237">leur</text:p>
          </table:table-cell>
          <table:table-cell table:style-name="Таблица66.C1" table:number-columns-spanned="2" office:value-type="string">
            <text:p text:style-name="P237">mes<text:span text:style-name="T289"> (мои)</text:span></text:p>
            <text:p text:style-name="P237">tes</text:p>
            <text:p text:style-name="P237">ses</text:p>
            <text:p text:style-name="P237">nos<text:span text:style-name="T289"> (наши)</text:span></text:p>
            <text:p text:style-name="P237">vos</text:p>
            <text:p text:style-name="P237">leurs</text:p>
          </table:table-cell>
          <table:covered-table-cell/>
        </table:table-row>
        <table:table-row table:style-name="TableLine94401852690784">
          <table:table-cell table:style-name="Таблица66.A2" office:value-type="string">
            <text:p text:style-name="P72">mon train (m)</text:p>
            <text:p text:style-name="P72">ton train</text:p>
            <text:p text:style-name="P72"><text:span text:style-name="T37">son train</text:span><text:span text:style-name="T31"> (его / её поезд)</text:span></text:p>
          </table:table-cell>
          <table:table-cell table:style-name="Таблица66.A2" office:value-type="string">
            <text:p text:style-name="P72">ma route (f)</text:p>
            <text:p text:style-name="P72">ta route</text:p>
            <text:p text:style-name="P72"><text:span text:style-name="T37">sa route</text:span><text:span text:style-name="T31"> (его / её мршрут)</text:span></text:p>
          </table:table-cell>
          <table:table-cell table:style-name="Таблица66.A2" office:value-type="string">
            <text:p text:style-name="P72">mes trains<text:span text:style-name="T402"> (m)</text:span></text:p>
            <text:p text:style-name="P72">tes trains</text:p>
            <text:p text:style-name="P72"><text:span text:style-name="T37">ses trains</text:span><text:span text:style-name="T31"> (его/её поезда)</text:span></text:p>
          </table:table-cell>
          <table:table-cell table:style-name="Таблица66.D2" office:value-type="string">
            <text:p text:style-name="P72">mes routes<text:span text:style-name="T402"> (f)</text:span></text:p>
            <text:p text:style-name="P72">tes routes</text:p>
            <text:p text:style-name="P72"><text:span text:style-name="T37">ses routes</text:span><text:span text:style-name="T31"> (его/её маршруты)</text:span></text:p>
          </table:table-cell>
        </table:table-row>
        <table:table-row table:style-name="TableLine94401852692880">
          <table:table-cell table:style-name="Таблица66.A2" office:value-type="string">
            <text:p text:style-name="P72">notre fruit (m)</text:p>
            <text:p text:style-name="P72">votre fruit </text:p>
            <text:p text:style-name="P72">leur fruit (их фрукт)</text:p>
          </table:table-cell>
          <table:table-cell table:style-name="Таблица66.A2" office:value-type="string">
            <text:p text:style-name="P72">notre pomme (f)</text:p>
            <text:p text:style-name="P72">votre pomme</text:p>
            <text:p text:style-name="P72">leur pomme (их яблоко)</text:p>
          </table:table-cell>
          <table:table-cell table:style-name="Таблица66.A2" office:value-type="string">
            <text:p text:style-name="P72">nos fruits</text:p>
            <text:p text:style-name="P72">vos fruits</text:p>
            <text:p text:style-name="P72">leurs fruits (их фрукты)</text:p>
          </table:table-cell>
          <table:table-cell table:style-name="Таблица66.D2" office:value-type="string">
            <text:p text:style-name="P72">nos pommes</text:p>
            <text:p text:style-name="P72">vos pommes</text:p>
            <text:p text:style-name="P72">leurs pommes (их яблоки)</text:p>
          </table:table-cell>
        </table:table-row>
      </table:table>
      <text:p text:style-name="ubuntu_5f_mono_5f_9"/>
      <text:p text:style-name="head_5f_11_5f_ubuntu">Притяжательные местоимения</text:p>
      <text:p text:style-name="P37">(местоимение-существительное)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/>
        <table:table-column table:style-name="Таблица5.D"/>
        <table:table-row table:style-name="TableLine94401852694752">
          <table:table-cell table:style-name="Таблица5.A1" office:value-type="string">
            <text:p text:style-name="P477">m</text:p>
          </table:table-cell>
          <table:table-cell table:style-name="Таблица5.A1" office:value-type="string">
            <text:p text:style-name="P477">f</text:p>
          </table:table-cell>
          <table:table-cell table:style-name="Таблица5.A1" office:value-type="string">
            <text:p text:style-name="P477">m pl</text:p>
          </table:table-cell>
          <table:table-cell table:style-name="Таблица5.D1" office:value-type="string">
            <text:p text:style-name="P477">f pl</text:p>
          </table:table-cell>
        </table:table-row>
        <table:table-row table:style-name="TableLine94401841130176">
          <table:table-cell table:style-name="Таблица5.A7" office:value-type="string">
            <text:p text:style-name="ubuntu_5f_mono_5f_9"><text:span text:style-name="ubuntu_5f_mono_5f_9"><text:span text:style-name="T162">le mien (мой) </text:span></text:span></text:p>
          </table:table-cell>
          <table:table-cell table:style-name="Таблица5.B7" office:value-type="string">
            <text:p text:style-name="ubuntu_5f_mono_5f_9"><text:span text:style-name="ubuntu_5f_mono_5f_9"><text:span text:style-name="T162">la mienne</text:span></text:span></text:p>
          </table:table-cell>
          <table:table-cell table:style-name="Таблица5.C7" office:value-type="string">
            <text:p text:style-name="ubuntu_5f_mono_5f_9"><text:span text:style-name="ubuntu_5f_mono_5f_9"><text:span text:style-name="T162">les miens</text:span></text:span></text:p>
          </table:table-cell>
          <table:table-cell table:style-name="Таблица5.D7" office:value-type="string">
            <text:p text:style-name="ubuntu_5f_mono_5f_9"><text:span text:style-name="ubuntu_5f_mono_5f_9"><text:span text:style-name="T162">les miennes</text:span></text:span></text:p>
          </table:table-cell>
        </table:table-row>
        <table:table-row table:style-name="TableLine94401852730032">
          <table:table-cell table:style-name="Таблица5.A7" office:value-type="string">
            <text:p text:style-name="ubuntu_5f_mono_5f_9"><text:span text:style-name="ubuntu_5f_mono_5f_9"><text:span text:style-name="T162">le tien (твой)</text:span></text:span></text:p>
          </table:table-cell>
          <table:table-cell table:style-name="Таблица5.B7" office:value-type="string">
            <text:p text:style-name="ubuntu_5f_mono_5f_9"><text:span text:style-name="ubuntu_5f_mono_5f_9"><text:span text:style-name="T162">la tienne</text:span></text:span></text:p>
          </table:table-cell>
          <table:table-cell table:style-name="Таблица5.C7" office:value-type="string">
            <text:p text:style-name="ubuntu_5f_mono_5f_9"><text:span text:style-name="ubuntu_5f_mono_5f_9"><text:span text:style-name="T162">les tiens</text:span></text:span></text:p>
          </table:table-cell>
          <table:table-cell table:style-name="Таблица5.D7" office:value-type="string">
            <text:p text:style-name="ubuntu_5f_mono_5f_9"><text:span text:style-name="ubuntu_5f_mono_5f_9"><text:span text:style-name="T162">les tiennes</text:span></text:span></text:p>
          </table:table-cell>
        </table:table-row>
        <table:table-row table:style-name="TableLine94401852730848">
          <table:table-cell table:style-name="Таблица5.A7" office:value-type="string">
            <text:p text:style-name="ubuntu_5f_mono_5f_9"><text:span text:style-name="ubuntu_5f_mono_5f_9"><text:span text:style-name="T162">le sien (его её свой)</text:span></text:span></text:p>
          </table:table-cell>
          <table:table-cell table:style-name="Таблица5.B7" office:value-type="string">
            <text:p text:style-name="ubuntu_5f_mono_5f_9"><text:span text:style-name="ubuntu_5f_mono_5f_9"><text:span text:style-name="T162">la sienne</text:span></text:span></text:p>
          </table:table-cell>
          <table:table-cell table:style-name="Таблица5.C7" office:value-type="string">
            <text:p text:style-name="ubuntu_5f_mono_5f_9"><text:span text:style-name="ubuntu_5f_mono_5f_9"><text:span text:style-name="T162">les siens</text:span></text:span></text:p>
          </table:table-cell>
          <table:table-cell table:style-name="Таблица5.D7" office:value-type="string">
            <text:p text:style-name="ubuntu_5f_mono_5f_9"><text:span text:style-name="ubuntu_5f_mono_5f_9"><text:span text:style-name="T162">les siennes</text:span></text:span></text:p>
          </table:table-cell>
        </table:table-row>
        <table:table-row table:style-name="TableLine94401852731664">
          <table:table-cell table:style-name="Таблица5.A7" office:value-type="string">
            <text:p text:style-name="ubuntu_5f_mono_5f_9"><text:span text:style-name="ubuntu_5f_mono_5f_9"><text:span text:style-name="T162">le nôtre (наш)</text:span></text:span></text:p>
          </table:table-cell>
          <table:table-cell table:style-name="Таблица5.B7" office:value-type="string">
            <text:p text:style-name="ubuntu_5f_mono_5f_9"><text:span text:style-name="ubuntu_5f_mono_5f_9"><text:span text:style-name="T162">la <text:s/>nôtre</text:span></text:span></text:p>
          </table:table-cell>
          <table:table-cell table:style-name="Таблица5.C7" office:value-type="string">
            <text:p text:style-name="ubuntu_5f_mono_5f_9"><text:span text:style-name="ubuntu_5f_mono_5f_9"><text:span text:style-name="T162">les <text:s/>nôtres</text:span></text:span></text:p>
          </table:table-cell>
          <table:table-cell table:style-name="Таблица5.D7" office:value-type="string">
            <text:p text:style-name="ubuntu_5f_mono_5f_9"><text:span text:style-name="ubuntu_5f_mono_5f_9"><text:span text:style-name="T162">les <text:s/>nôtres</text:span></text:span></text:p>
          </table:table-cell>
        </table:table-row>
        <table:table-row table:style-name="TableLine94401852732480">
          <table:table-cell table:style-name="Таблица5.A7" office:value-type="string">
            <text:p text:style-name="ubuntu_5f_mono_5f_9"><text:span text:style-name="ubuntu_5f_mono_5f_9"><text:span text:style-name="T162">le vôtre (ваш)</text:span></text:span></text:p>
          </table:table-cell>
          <table:table-cell table:style-name="Таблица5.B7" office:value-type="string">
            <text:p text:style-name="ubuntu_5f_mono_5f_9"><text:span text:style-name="ubuntu_5f_mono_5f_9"><text:span text:style-name="T162">la <text:s/>vôtre</text:span></text:span></text:p>
          </table:table-cell>
          <table:table-cell table:style-name="Таблица5.C7" office:value-type="string">
            <text:p text:style-name="ubuntu_5f_mono_5f_9"><text:span text:style-name="ubuntu_5f_mono_5f_9"><text:span text:style-name="T162">les <text:s/>vôtres</text:span></text:span></text:p>
          </table:table-cell>
          <table:table-cell table:style-name="Таблица5.D7" office:value-type="string">
            <text:p text:style-name="ubuntu_5f_mono_5f_9"><text:span text:style-name="ubuntu_5f_mono_5f_9"><text:span text:style-name="T162">les <text:s/>vôtres</text:span></text:span></text:p>
          </table:table-cell>
        </table:table-row>
        <table:table-row table:style-name="TableLine94401852733296">
          <table:table-cell table:style-name="Таблица5.A7" office:value-type="string">
            <text:p text:style-name="ubuntu_5f_mono_5f_9"><text:span text:style-name="ubuntu_5f_mono_5f_9"><text:span text:style-name="T162">le leur (их)</text:span></text:span></text:p>
          </table:table-cell>
          <table:table-cell table:style-name="Таблица5.B7" office:value-type="string">
            <text:p text:style-name="ubuntu_5f_mono_5f_9"><text:span text:style-name="ubuntu_5f_mono_5f_9"><text:span text:style-name="T162">la <text:s/>leur</text:span></text:span></text:p>
          </table:table-cell>
          <table:table-cell table:style-name="Таблица5.C7" office:value-type="string">
            <text:p text:style-name="ubuntu_5f_mono_5f_9"><text:span text:style-name="ubuntu_5f_mono_5f_9"><text:span text:style-name="T162">les <text:s/>leurs</text:span></text:span></text:p>
          </table:table-cell>
          <table:table-cell table:style-name="Таблица5.D7" office:value-type="string">
            <text:p text:style-name="ubuntu_5f_mono_5f_9"><text:span text:style-name="ubuntu_5f_mono_5f_9"><text:span text:style-name="T162">les <text:s/>leurs</text:span></text:span></text:p>
          </table:table-cell>
        </table:table-row>
        <table:table-row table:style-name="TableLine94401852734112">
          <table:table-cell table:style-name="Таблица5.A8" table:number-columns-spanned="4" office:value-type="string">
            <text:p text:style-name="P484"><text:span text:style-name="T147">je photographie </text:span><text:span text:style-name="T62">mon chat,</text:span><text:span text:style-name="T147"> tu photographies </text:span><text:span text:style-name="T62">le tien</text:span></text:p>
          </table:table-cell>
          <table:covered-table-cell/>
          <table:covered-table-cell/>
          <table:covered-table-cell/>
        </table:table-row>
      </table:table>
      <text:p text:style-name="ubuntu_5f_mono_5f_9"/>
      <text:p text:style-name="P6">Указательные местоимения</text:p>
      <table:table table:name="Таблица59" table:style-name="Таблица59">
        <table:table-column table:style-name="Таблица59.A"/>
        <table:table-column table:style-name="Таблица59.B"/>
        <table:table-column table:style-name="Таблица59.C"/>
        <table:table-column table:style-name="Таблица59.D"/>
        <table:table-row table:style-name="TableLine94401852735664">
          <table:table-cell table:style-name="Таблица59.A1" table:number-rows-spanned="4" office:value-type="string">
            <text:p text:style-name="P72">Этот; <text:line-break/>непосредственная близость объекта</text:p>
          </table:table-cell>
          <table:table-cell table:style-name="Таблица59.A1" office:value-type="string">
            <text:p text:style-name="P237">ce / cet</text:p>
          </table:table-cell>
          <table:table-cell table:style-name="Таблица59.A1" office:value-type="string">
            <text:p text:style-name="P72">этот</text:p>
          </table:table-cell>
          <table:table-cell table:style-name="Таблица59.D1" office:value-type="string">
            <text:p text:style-name="P72">ce jour<text:line-break/>cet ami</text:p>
          </table:table-cell>
        </table:table-row>
        <table:table-row table:style-name="TableLine94401852806960">
          <table:covered-table-cell/>
          <table:table-cell table:style-name="Таблица59.B2" office:value-type="string">
            <text:p text:style-name="P237">cette</text:p>
          </table:table-cell>
          <table:table-cell table:style-name="Таблица59.B2" office:value-type="string">
            <text:p text:style-name="P72">эта</text:p>
          </table:table-cell>
          <table:table-cell table:style-name="Таблица59.D2" office:value-type="string">
            <text:p text:style-name="P72">cette nuit</text:p>
          </table:table-cell>
        </table:table-row>
        <table:table-row table:style-name="TableLine94401852808928">
          <table:covered-table-cell/>
          <table:table-cell table:style-name="Таблица59.B2" office:value-type="string">
            <text:p text:style-name="P237">ces</text:p>
          </table:table-cell>
          <table:table-cell table:style-name="Таблица59.B2" office:value-type="string">
            <text:p text:style-name="P72">эти (m)</text:p>
          </table:table-cell>
          <table:table-cell table:style-name="Таблица59.D2" office:value-type="string">
            <text:p text:style-name="P72">ces jours</text:p>
          </table:table-cell>
        </table:table-row>
        <table:table-row table:style-name="TableLine94401852810240">
          <table:covered-table-cell/>
          <table:table-cell table:style-name="Таблица59.B2" office:value-type="string">
            <text:p text:style-name="P237">ces</text:p>
          </table:table-cell>
          <table:table-cell table:style-name="Таблица59.B2" office:value-type="string">
            <text:p text:style-name="P72">эти (f)</text:p>
          </table:table-cell>
          <table:table-cell table:style-name="Таблица59.D2" office:value-type="string">
            <text:p text:style-name="P72">ces nuits</text:p>
          </table:table-cell>
        </table:table-row>
        <table:table-row table:style-name="TableLine94401852811664">
          <table:table-cell table:style-name="Таблица59.A8" table:number-rows-spanned="4" office:value-type="string">
            <text:p text:style-name="P72">Этот вот; вот этот; <text:line-break/>такой вот; такого характера</text:p>
          </table:table-cell>
          <table:table-cell table:style-name="Таблица59.B5" office:value-type="string">
            <text:p text:style-name="P237">tel</text:p>
          </table:table-cell>
          <table:table-cell table:style-name="Таблица59.C5" office:value-type="string">
            <text:p text:style-name="P72"/>
          </table:table-cell>
          <table:table-cell table:style-name="Таблица59.D5" office:value-type="string">
            <text:p text:style-name="P72"/>
          </table:table-cell>
        </table:table-row>
        <table:table-row table:style-name="TableLine94401852814496">
          <table:covered-table-cell/>
          <table:table-cell table:style-name="Таблица59.B6" office:value-type="string">
            <text:p text:style-name="P237">telle</text:p>
          </table:table-cell>
          <table:table-cell table:style-name="Таблица59.C6" office:value-type="string">
            <text:p text:style-name="P72"/>
          </table:table-cell>
          <table:table-cell table:style-name="Таблица59.D6" office:value-type="string">
            <text:p text:style-name="P72">telle est la vie<text:span text:style-name="T351"> (такова жизнь)</text:span></text:p>
          </table:table-cell>
        </table:table-row>
        <table:table-row table:style-name="TableLine94401852817456">
          <table:covered-table-cell/>
          <table:table-cell table:style-name="Таблица59.B7" office:value-type="string">
            <text:p text:style-name="P237">tels</text:p>
          </table:table-cell>
          <table:table-cell table:style-name="Таблица59.C7" office:value-type="string">
            <text:p text:style-name="P72">(m)</text:p>
          </table:table-cell>
          <table:table-cell table:style-name="Таблица59.D7" office:value-type="string">
            <text:p text:style-name="P72"/>
          </table:table-cell>
        </table:table-row>
        <table:table-row table:style-name="TableLine94401852820352">
          <table:covered-table-cell/>
          <table:table-cell table:style-name="Таблица59.B8" office:value-type="string">
            <text:p text:style-name="P237">tel<text:span text:style-name="T87">le</text:span>s</text:p>
          </table:table-cell>
          <table:table-cell table:style-name="Таблица59.C8" office:value-type="string">
            <text:p text:style-name="P72">(f)</text:p>
          </table:table-cell>
          <table:table-cell table:style-name="Таблица59.D8" office:value-type="string">
            <text:p text:style-name="P72"/>
          </table:table-cell>
        </table:table-row>
        <table:table-row table:style-name="TableLine94401852823600">
          <table:table-cell table:style-name="Таблица59.B2" table:number-rows-spanned="3" office:value-type="string">
            <text:p text:style-name="P72">Абстрактного среднего рода</text:p>
            <text:p text:style-name="P72">Вот это вот, это вот, вон то.</text:p>
          </table:table-cell>
          <table:table-cell table:style-name="Таблица59.B2" office:value-type="string">
            <text:p text:style-name="P237">ceci</text:p>
          </table:table-cell>
          <table:table-cell table:style-name="Таблица59.B2" office:value-type="string">
            <text:p text:style-name="ubuntu_5f_mono_5f_9"><text:span text:style-name="ubuntu_5f_mono_5f_9"><text:span text:style-name="T162">близкий</text:span></text:span></text:p>
          </table:table-cell>
          <table:table-cell table:style-name="Таблица59.D2" office:value-type="string">
            <text:p text:style-name="P72">je fais ceci<text:span text:style-name="T351"> (я делаю вот это)</text:span></text:p>
            <text:p text:style-name="P74"><text:span text:style-name="ubuntu_5f_mono_5f_9"><text:span text:style-name="T174">Ceci est un journal</text:span></text:span></text:p>
          </table:table-cell>
        </table:table-row>
        <table:table-row table:style-name="TableLine94401852825136">
          <table:covered-table-cell/>
          <table:table-cell table:style-name="Таблица59.B2" office:value-type="string">
            <text:p text:style-name="P237">celà</text:p>
          </table:table-cell>
          <table:table-cell table:style-name="Таблица59.B2" office:value-type="string">
            <text:p text:style-name="ubuntu_5f_mono_5f_9"><text:span text:style-name="ubuntu_5f_mono_5f_9"><text:span text:style-name="T162">удаленный</text:span></text:span></text:p>
          </table:table-cell>
          <table:table-cell table:style-name="Таблица59.D2" office:value-type="string">
            <text:p text:style-name="P72">je fais cela<text:span text:style-name="T351"> (я делаю вон то)</text:span></text:p>
            <text:p text:style-name="P74"><text:span text:style-name="ubuntu_5f_mono_5f_9"><text:span text:style-name="T174">Celà est un cheval</text:span></text:span></text:p>
          </table:table-cell>
        </table:table-row>
        <table:table-row table:style-name="TableLine94401852826752">
          <table:covered-table-cell/>
          <table:table-cell table:style-name="Таблица59.B2" office:value-type="string">
            <text:p text:style-name="P237">ça</text:p>
          </table:table-cell>
          <table:table-cell table:style-name="Таблица59.B2" office:value-type="string">
            <text:p text:style-name="ubuntu_5f_mono_5f_9"><text:span text:style-name="ubuntu_5f_mono_5f_9"><text:span text:style-name="T162">разгов.</text:span></text:span></text:p>
          </table:table-cell>
          <table:table-cell table:style-name="Таблица59.D2" office:value-type="string">
            <text:p text:style-name="P72">je fais ça<text:span text:style-name="T351"> (я делаю это)</text:span></text:p>
          </table:table-cell>
        </table:table-row>
        <table:table-row table:style-name="TableLine94401852828368">
          <table:table-cell table:style-name="Таблица59.A12" table:number-columns-spanned="4" office:value-type="string">
            <text:p text:style-name="P237">Составные</text:p>
          </table:table-cell>
          <table:covered-table-cell/>
          <table:covered-table-cell/>
          <table:covered-table-cell/>
        </table:table-row>
        <table:table-row table:style-name="TableLine94401852829712">
          <table:table-cell table:style-name="Таблица59.A16" table:number-rows-spanned="4" office:value-type="string">
            <text:p text:style-name="P72"><text:span text:style-name="T36">-</text:span><text:span text:style-name="T38">ci</text:span><text:span text:style-name="T86"> - сокращенная форма от ici (здесь)</text:span></text:p>
          </table:table-cell>
          <table:table-cell table:style-name="Таблица59.B13" office:value-type="string">
            <text:p text:style-name="P237">celui-ci</text:p>
          </table:table-cell>
          <table:table-cell table:style-name="Таблица59.C13" office:value-type="string">
            <text:p text:style-name="P72">вот этот вот</text:p>
          </table:table-cell>
          <table:table-cell table:style-name="Таблица59.D13" office:value-type="string">
            <text:p text:style-name="P234">je choisis celui-ci - я выбираю вот <text:span text:style-name="T497">этот</text:span></text:p>
            <text:p text:style-name="P233">tu veux celui-ci (ты хочешь это)</text:p>
            <text:p text:style-name="P233">Pourquoi celui-ci?</text:p>
            <text:p text:style-name="P233">Celui-ci est mon fils</text:p>
            <text:p text:style-name="P233">Celui-ci est jaune et celui-l<text:span text:style-name="T1">à</text:span> est bleu</text:p>
          </table:table-cell>
        </table:table-row>
        <table:table-row table:style-name="TableLine94401852832848">
          <table:covered-table-cell/>
          <table:table-cell table:style-name="Таблица59.B14" office:value-type="string">
            <text:p text:style-name="P237">celle-ci</text:p>
          </table:table-cell>
          <table:table-cell table:style-name="Таблица59.C14" office:value-type="string">
            <text:p text:style-name="P72">вот эта вот</text:p>
          </table:table-cell>
          <table:table-cell table:style-name="Таблица59.D14" office:value-type="string">
            <text:p text:style-name="P233">il préfère celle-ci à celle-là</text:p>
            <text:p text:style-name="P233">Celle-ci o<text:span text:style-name="T1">ù</text:span> celle-l<text:span text:style-name="T1">à</text:span>?</text:p>
            <text:p text:style-name="P233">Celle-ci est verte</text:p>
          </table:table-cell>
        </table:table-row>
        <table:table-row table:style-name="TableLine94401852836096">
          <table:covered-table-cell/>
          <table:table-cell table:style-name="Таблица59.B15" office:value-type="string">
            <text:p text:style-name="P237">ceux-ci</text:p>
          </table:table-cell>
          <table:table-cell table:style-name="Таблица59.C15" office:value-type="string">
            <text:p text:style-name="P72">вот эти вот<text:span text:style-name="T352"> (m)</text:span></text:p>
          </table:table-cell>
          <table:table-cell table:style-name="Таблица59.D15" office:value-type="string">
            <text:p text:style-name="P235">Ceux-ci sont beaux</text:p>
          </table:table-cell>
        </table:table-row>
        <table:table-row table:style-name="TableLine94401852839344">
          <table:covered-table-cell/>
          <table:table-cell table:style-name="Таблица59.B16" office:value-type="string">
            <text:p text:style-name="P237">celles-ci</text:p>
          </table:table-cell>
          <table:table-cell table:style-name="Таблица59.C16" office:value-type="string">
            <text:p text:style-name="P72">вот эти вот<text:span text:style-name="T352"> (f)</text:span></text:p>
          </table:table-cell>
          <table:table-cell table:style-name="Таблица59.D16" office:value-type="string">
            <text:p text:style-name="P234">je choisis celles-ci</text:p>
            <text:p text:style-name="P235">celles-ci sont noires</text:p>
            <text:p text:style-name="P235">Ma femme aime bien celles-ci</text:p>
          </table:table-cell>
        </table:table-row>
        <table:table-row table:style-name="TableLine94401852842592">
          <table:table-cell table:style-name="Таблица59.B2" table:number-rows-spanned="4" office:value-type="string">
            <text:p text:style-name="P72"><text:span text:style-name="T38">-là</text:span><text:span text:style-name="T43"> </text:span><text:span text:style-name="T78">- 'там'</text:span></text:p>
          </table:table-cell>
          <table:table-cell table:style-name="Таблица59.B2" office:value-type="string">
            <text:p text:style-name="P237">celui-là</text:p>
          </table:table-cell>
          <table:table-cell table:style-name="Таблица59.B2" office:value-type="string">
            <text:p text:style-name="P72">ceux-là</text:p>
          </table:table-cell>
          <table:table-cell table:style-name="Таблица59.D2" office:value-type="string">
            <text:p text:style-name="P234">je choisis celui<text:span text:style-name="T38">-là </text:span><text:span text:style-name="T79">- </text:span><text:span text:style-name="T73">я выбираю вон т</text:span><text:span text:style-name="T80">от</text:span></text:p>
            <text:p text:style-name="P797">J'aime bien celui-là</text:p>
            <text:p text:style-name="P797">Ma petit amie préfère celui-là</text:p>
          </table:table-cell>
        </table:table-row>
        <table:table-row table:style-name="TableLine94401852843664">
          <table:covered-table-cell/>
          <table:table-cell table:style-name="Таблица59.B2" office:value-type="string">
            <text:p text:style-name="P237">celle-là</text:p>
          </table:table-cell>
          <table:table-cell table:style-name="Таблица59.B2" office:value-type="string">
            <text:p text:style-name="P72">celles-là</text:p>
          </table:table-cell>
          <table:table-cell table:style-name="Таблица59.D2" office:value-type="string">
            <text:p text:style-name="P233">je préfère celle-là</text:p>
          </table:table-cell>
        </table:table-row>
        <table:table-row table:style-name="TableLine94401852845280">
          <table:covered-table-cell/>
          <table:table-cell table:style-name="Таблица59.B2" office:value-type="string">
            <text:p text:style-name="P237">ceux-là</text:p>
          </table:table-cell>
          <table:table-cell table:style-name="Таблица59.B2" office:value-type="string">
            <text:p text:style-name="P72">вон те вон<text:span text:style-name="T352"> (m)</text:span></text:p>
          </table:table-cell>
          <table:table-cell table:style-name="Таблица59.D2" office:value-type="string">
            <text:p text:style-name="P236">Ceux-l<text:span text:style-name="T1">à</text:span> ne sont pas beaux</text:p>
          </table:table-cell>
        </table:table-row>
        <table:table-row table:style-name="TableLine94401852846896">
          <table:covered-table-cell/>
          <table:table-cell table:style-name="Таблица59.B2" office:value-type="string">
            <text:p text:style-name="P237">celles-là</text:p>
          </table:table-cell>
          <table:table-cell table:style-name="Таблица59.B2" office:value-type="string">
            <text:p text:style-name="P72">вон те вон<text:span text:style-name="T352"> (f)</text:span></text:p>
          </table:table-cell>
          <table:table-cell table:style-name="Таблица59.D2" office:value-type="string">
            <text:p text:style-name="P461"><text:span text:style-name="ubuntu_5f_mono_5f_9"><text:span text:style-name="T162">je choisis celles</text:span></text:span><text:span text:style-name="ubuntu_5f_mono_5f_9"><text:span text:style-name="T244">-là</text:span></text:span></text:p>
            <text:p text:style-name="ubuntu_5f_mono_5f_9"><text:span text:style-name="ubuntu_5f_mono_5f_9"><text:span text:style-name="T162">Celles-là sont petites</text:span></text:span></text:p>
            <text:p text:style-name="P513"><text:span text:style-name="ubuntu_5f_mono_5f_9"><text:span text:style-name="T214">Elle n'aime pas celles-l</text:span></text:span><text:span text:style-name="ubuntu_5f_mono_5f_9"><text:span text:style-name="T12">à</text:span></text:span></text:p>
            <text:p text:style-name="P513"><text:span text:style-name="ubuntu_5f_mono_5f_9"><text:span text:style-name="T12">Celles-là sont à mes parents</text:span></text:span></text:p>
          </table:table-cell>
        </table:table-row>
      </table:table>
      <text:p text:style-name="ubuntu_5f_mono_5f_9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 table:style-name="TableLine94401852849136">
          <table:table-cell table:style-name="Таблица23.A1" office:value-type="string">
            <text:p text:style-name="P444"><text:span text:style-name="ubuntu_5f_mono_5f_9"><text:span text:style-name="T235">Celui que</text:span></text:span></text:p>
          </table:table-cell>
          <table:table-cell table:style-name="Таблица23.A1" office:value-type="string">
            <text:p text:style-name="P444"><text:span text:style-name="ubuntu_5f_mono_5f_9"><text:span text:style-name="T184">тот, который</text:span></text:span></text:p>
          </table:table-cell>
          <table:table-cell table:style-name="Таблица23.C1" office:value-type="string">
            <text:p text:style-name="P433"><text:span text:style-name="ubuntu_5f_mono_5f_9"><text:span text:style-name="T162">Celui qui parle est mon père</text:span></text:span></text:p>
            <text:p text:style-name="P93">Celui que je vois est vert</text:p>
            <text:p text:style-name="P437"><text:span text:style-name="ubuntu_5f_mono_5f_9"><text:span text:style-name="T174">Celui qui est dans ma poche est propre (то, что)</text:span></text:span></text:p>
          </table:table-cell>
        </table:table-row>
        <table:table-row table:style-name="TableLine94401852861440">
          <table:table-cell table:style-name="Таблица23.A2" office:value-type="string">
            <text:p text:style-name="ubuntu_5f_mono_5f_9"><text:span text:style-name="ubuntu_5f_mono_5f_9"><text:span text:style-name="T224">Celle que</text:span></text:span></text:p>
          </table:table-cell>
          <table:table-cell table:style-name="Таблица23.B2" office:value-type="string">
            <text:p text:style-name="ubuntu_5f_mono_5f_9"><text:span text:style-name="ubuntu_5f_mono_5f_9"><text:span text:style-name="T162">та, которая</text:span></text:span></text:p>
          </table:table-cell>
          <table:table-cell table:style-name="Таблица23.C2" office:value-type="string">
            <text:p text:style-name="P437"><text:span text:style-name="ubuntu_5f_mono_5f_9"><text:span text:style-name="T174">celle qui vend des légumes est ma nièce</text:span></text:span></text:p>
            <text:p text:style-name="ubuntu_5f_mono_5f_9"><text:span text:style-name="ubuntu_5f_mono_5f_9"><text:span text:style-name="T162">Celle que nous possédons est bleue</text:span></text:span></text:p>
            <text:p text:style-name="P94">Je veux celle qui a quatre poches</text:p>
          </table:table-cell>
        </table:table-row>
        <table:table-row table:style-name="TableLine94401852862912">
          <table:table-cell table:style-name="Таблица23.A1" office:value-type="string">
            <text:p text:style-name="P286">Ceux que</text:p>
          </table:table-cell>
          <table:table-cell table:style-name="Таблица23.A1" office:value-type="string">
            <text:p text:style-name="P72"/>
          </table:table-cell>
          <table:table-cell table:style-name="Таблица23.C1" office:value-type="string">
            <text:p text:style-name="P443"><text:span text:style-name="ubuntu_5f_mono_5f_9"><text:span text:style-name="T162">Bonne nuit</text:span></text:span><text:span text:style-name="ubuntu_5f_mono_5f_9"><text:span text:style-name="T175"> à ceux qui sont ici</text:span></text:span></text:p>
            <text:p text:style-name="P93">Vous parlez à ceux qui sont gentils</text:p>
            <text:p text:style-name="P94">Ceux que tu coupes sont petits</text:p>
            <text:p text:style-name="P94">Ceux qui entrent sont mes parents</text:p>
          </table:table-cell>
        </table:table-row>
        <table:table-row table:style-name="TableLine94401852863616">
          <table:table-cell table:style-name="Таблица23.A4" office:value-type="string">
            <text:p text:style-name="P286">Celles que</text:p>
          </table:table-cell>
          <table:table-cell table:style-name="Таблица23.B4" office:value-type="string">
            <text:p text:style-name="P72"/>
          </table:table-cell>
          <table:table-cell table:style-name="Таблица23.C4" office:value-type="string">
            <text:p text:style-name="P93">Nous parlons de celles qui dorment (о тех, которые)</text:p>
            <text:p text:style-name="P94">Celles qui courent sont mes cousines</text:p>
          </table:table-cell>
        </table:table-row>
      </table:table>
      <text:p text:style-name="ubuntu_5f_mono_5f_9"/>
      <text:p text:style-name="head_5f_11_5f_ubuntu"/>
      <text:p text:style-name="P6">Местоимение quel - lequel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287">quel (который)</text:p>
          </table:table-cell>
          <table:table-cell table:style-name="Таблица4.A1" table:number-columns-spanned="2" office:value-type="string">
            <text:p text:style-name="P288">lequel<text:span text:style-name="T403"> </text:span>(тот, который)</text:p>
          </table:table-cell>
          <table:covered-table-cell/>
          <table:table-cell table:style-name="Таблица4.A1" office:value-type="string">
            <text:p text:style-name="P287"/>
          </table:table-cell>
          <table:table-cell table:style-name="Таблица4.E1" office:value-type="string">
            <text:p text:style-name="P287"/>
          </table:table-cell>
        </table:table-row>
        <table:table-row table:style-name="Таблица4.1">
          <table:table-cell table:style-name="Таблица4.A2" office:value-type="string">
            <text:p text:style-name="P156">в прямом вопросе:</text:p>
            <text:p text:style-name="P156">Quelles fleurs veux-tu?</text:p>
          </table:table-cell>
          <table:table-cell table:style-name="Таблица4.B2" table:number-columns-spanned="2" office:value-type="string">
            <text:p text:style-name="P156">в косвенном вопросе:</text:p>
            <text:p text:style-name="P156">Je te demande, laquelle tu veux</text:p>
          </table:table-cell>
          <table:covered-table-cell/>
          <table:table-cell table:style-name="Таблица4.D2" office:value-type="string">
            <text:p text:style-name="P156"/>
          </table:table-cell>
          <table:table-cell table:style-name="Таблица4.E2" office:value-type="string">
            <text:p text:style-name="P156"/>
          </table:table-cell>
        </table:table-row>
        <table:table-row table:style-name="Таблица4.1">
          <table:table-cell table:style-name="Таблица4.A3" office:value-type="string">
            <text:p text:style-name="P157">quel</text:p>
            <text:p text:style-name="P157">quelle</text:p>
            <text:p text:style-name="P157">quels</text:p>
            <text:p text:style-name="P157">quelles</text:p>
          </table:table-cell>
          <table:table-cell table:style-name="Таблица4.B3" office:value-type="string">
            <text:p text:style-name="P156">артикль + "который":</text:p>
            <text:p text:style-name="P156"/>
          </table:table-cell>
          <table:table-cell table:style-name="Таблица4.C3" office:value-type="string">
            <text:p text:style-name="P156">lequel</text:p>
            <text:p text:style-name="P156"><text:span text:style-name="T36">la</text:span>quelle</text:p>
            <text:p text:style-name="P156">lesquels</text:p>
            <text:p text:style-name="P156">lesquelles</text:p>
          </table:table-cell>
          <table:table-cell table:style-name="Таблица4.D3" office:value-type="string">
            <text:p text:style-name="P156">duquel</text:p>
            <text:p text:style-name="P156">de laquelle</text:p>
            <text:p text:style-name="P156">desquels</text:p>
            <text:p text:style-name="P156">desquelles</text:p>
          </table:table-cell>
          <table:table-cell table:style-name="Таблица4.E3" office:value-type="string">
            <text:p text:style-name="P156">auquel</text:p>
            <text:p text:style-name="P156">à laquelle</text:p>
            <text:p text:style-name="P156">auxquels</text:p>
            <text:p text:style-name="P156">auxquelles</text:p>
          </table:table-cell>
        </table:table-row>
      </table:table>
      <text:p text:style-name="ubuntu_5f_mono_5f_9"/>
      <text:p text:style-name="head_5f_11_5f_ubuntu">Tout как местоимение</text:p>
      <table:table table:name="Таблица79" table:style-name="Таблица79">
        <table:table-column table:style-name="Таблица79.A"/>
        <table:table-column table:style-name="Таблица79.B"/>
        <table:table-column table:style-name="Таблица79.C"/>
        <table:table-row table:style-name="TableLine94401852890672">
          <table:table-cell table:style-name="Таблица79.A1" office:value-type="string">
            <text:p text:style-name="P289">tout отдельностоящее</text:p>
          </table:table-cell>
          <table:table-cell table:style-name="Таблица79.A1" office:value-type="string">
            <text:p text:style-name="P158">"все" среднего рода</text:p>
          </table:table-cell>
          <table:table-cell table:style-name="Таблица79.C1" office:value-type="string">
            <text:p text:style-name="P95">Je sais tout déjà (я уже все знаю)</text:p>
          </table:table-cell>
        </table:table-row>
        <table:table-row table:style-name="TableLine94401852901616">
          <table:table-cell table:style-name="Таблица79.A2" office:value-type="string">
            <text:p text:style-name="P289">tout + опр.артикль + существ.</text:p>
          </table:table-cell>
          <table:table-cell table:style-name="Таблица79.A2" office:value-type="string">
            <text:p text:style-name="P158">"весь, целый"</text:p>
          </table:table-cell>
          <table:table-cell table:style-name="Таблица79.C2" office:value-type="string">
            <text:p text:style-name="P95">tout le jour (целый день, весь день)</text:p>
            <text:p text:style-name="P95">toute la nuit</text:p>
            <text:p text:style-name="P95">tous les jours (целыми днями)</text:p>
            <text:p text:style-name="P95">toutes les nuits</text:p>
          </table:table-cell>
        </table:table-row>
        <table:table-row table:style-name="TableLine94401852903808">
          <table:table-cell table:style-name="Таблица79.A2" office:value-type="string">
            <text:p text:style-name="P289">tout + сущ.без артикля</text:p>
          </table:table-cell>
          <table:table-cell table:style-name="Таблица79.A2" office:value-type="string">
            <text:p text:style-name="P158">"любой" </text:p>
          </table:table-cell>
          <table:table-cell table:style-name="Таблица79.C2" office:value-type="string">
            <text:p text:style-name="P95">tout garçon (любой мальчик)</text:p>
            <text:p text:style-name="P95">toute fille</text:p>
            <text:p text:style-name="P95">tous garçons</text:p>
            <text:p text:style-name="P95">toutes filles</text:p>
          </table:table-cell>
        </table:table-row>
      </table:table>
      <text:p text:style-name="P453"/>
      <text:p text:style-name="head_5f_11_5f_ubuntu">Адвербиальные местоимения<text:span text:style-name="T357"> en и y.</text:span></text:p>
      <table:table table:name="Таблица63" table:style-name="Таблица63">
        <table:table-column table:style-name="Таблица63.A"/>
        <table:table-column table:style-name="Таблица63.B"/>
        <table:table-column table:style-name="Таблица63.C"/>
        <table:table-column table:style-name="Таблица63.D"/>
        <table:table-row table:style-name="TableLine94401852905664">
          <table:table-cell table:style-name="Таблица63.A1" table:number-columns-spanned="4" office:value-type="string">
            <text:p text:style-name="P72">- Местоимения: вместо имени!</text:p>
            <text:p text:style-name="P72">- Адвербиальные: вместо наречной конструкции</text:p>
            <text:p text:style-name="P72">- <text:span text:style-name="T357">ставится между личным местоимением и глаголом</text:span> (<text:span text:style-name="T357">Tu y vas</text:span>)</text:p>
          </table:table-cell>
          <table:covered-table-cell/>
          <table:covered-table-cell/>
          <table:covered-table-cell/>
        </table:table-row>
        <table:table-row table:style-name="TableLine94401852927520">
          <table:table-cell table:style-name="Таблица63.A2" office:value-type="string">
            <text:p text:style-name="P72"><text:span text:style-name="T40">de </text:span><text:span text:style-name="T53">--</text:span><text:span text:style-name="T40">&gt; en </text:span></text:p>
          </table:table-cell>
          <table:table-cell table:style-name="Таблица63.A2" office:value-type="string">
            <text:p text:style-name="P72">(о чем-то)</text:p>
          </table:table-cell>
          <table:table-cell table:style-name="Таблица63.A2" office:value-type="string">
            <text:p text:style-name="P72">Если после глагола ставится в обязательном управлении предлог de, то всю конструкцию можно заменить на en</text:p>
          </table:table-cell>
          <table:table-cell table:style-name="Таблица63.D2" office:value-type="string">
            <text:p text:style-name="ubuntu_5f_mono_5f_9"><text:span text:style-name="ubuntu_5f_mono_5f_9"><text:span text:style-name="T224">parler de</text:span></text:span></text:p>
            <text:p text:style-name="ubuntu_5f_mono_5f_9"><text:span text:style-name="ubuntu_5f_mono_5f_9"><text:span text:style-name="T162">Je parle de la vie</text:span></text:span></text:p>
            <text:p text:style-name="ubuntu_5f_mono_5f_9"><text:span text:style-name="ubuntu_5f_mono_5f_9"><text:span text:style-name="T162">J'en parle (я о ней говорю)</text:span></text:span></text:p>
          </table:table-cell>
        </table:table-row>
        <table:table-row table:style-name="TableLine94401852929728">
          <table:table-cell table:style-name="Таблица63.A2" office:value-type="string">
            <text:p text:style-name="ubuntu_5f_mono_5f_9"><text:span text:style-name="T224">à </text:span><text:span text:style-name="ubuntu_5f_mono_5f_9"><text:span text:style-name="T224">--&gt;</text:span></text:span><text:span text:style-name="T224"> y </text:span></text:p>
          </table:table-cell>
          <table:table-cell table:style-name="Таблица63.A2" office:value-type="string">
            <text:p text:style-name="P72">(куда-то)</text:p>
          </table:table-cell>
          <table:table-cell table:style-name="Таблица63.A2" office:value-type="string">
            <text:p text:style-name="P72"><text:span text:style-name="T357">Если после глагола ставится в обязательном управлении предлог </text:span><text:span text:style-name="T436">à</text:span><text:span text:style-name="T357">, то всю конструкцию можно заменить на </text:span><text:span text:style-name="T436">y</text:span></text:p>
          </table:table-cell>
          <table:table-cell table:style-name="Таблица63.D2" office:value-type="string">
            <text:p text:style-name="ubuntu_5f_mono_5f_9"><text:span text:style-name="ubuntu_5f_mono_5f_9"><text:span text:style-name="T224">aller à</text:span></text:span></text:p>
            <text:p text:style-name="ubuntu_5f_mono_5f_9"><text:span text:style-name="ubuntu_5f_mono_5f_9"><text:span text:style-name="T162">Je vais à Paris</text:span></text:span></text:p>
            <text:p text:style-name="ubuntu_5f_mono_5f_9"><text:span text:style-name="ubuntu_5f_mono_5f_9"><text:span text:style-name="T162">J'y vais (я туда еду)</text:span></text:span></text:p>
          </table:table-cell>
        </table:table-row>
        <table:table-row table:style-name="TableLine94401852930640">
          <table:table-cell table:style-name="Таблица63.A2" table:number-columns-spanned="3" office:value-type="string">
            <text:p text:style-name="P72"><text:span text:style-name="T44">Но!</text:span><text:span text:style-name="T403"> </text:span>Нельзя заменить одушевленных товарищей:</text:p>
            <text:p text:style-name="P72">Je parle de Jacques &gt;&gt; Je parle de lui</text:p>
          </table:table-cell>
          <table:covered-table-cell/>
          <table:covered-table-cell/>
          <table:table-cell table:style-name="Таблица63.D2" office:value-type="string">
            <text:p text:style-name="P72"/>
          </table:table-cell>
        </table:table-row>
      </table:table>
      <text:p text:style-name="ubuntu_5f_mono_5f_9"/>
      <text:p text:style-name="head_5f_11_5f_ubuntu">Местоимение dont</text:p>
      <table:table table:name="Таблица47" table:style-name="Таблица47">
        <table:table-column table:style-name="Таблица47.A"/>
        <table:table-column table:style-name="Таблица47.B"/>
        <table:table-row table:style-name="TableLine94401852932384">
          <table:table-cell table:style-name="Таблица47.A1" office:value-type="string">
            <text:p text:style-name="P715"><text:span text:style-name="T192">Д</text:span><text:span text:style-name="T258">ля замены конструкции при глаголе со строгим управлением de</text:span></text:p>
          </table:table-cell>
          <table:table-cell table:style-name="Таблица47.B1" office:value-type="string">
            <text:p text:style-name="P683">"О котором", "Из которого"</text:p>
          </table:table-cell>
        </table:table-row>
        <table:table-row table:style-name="TableLine94401852946848">
          <table:table-cell table:style-name="Таблица47.A4" office:value-type="string">
            <text:p text:style-name="P685">Tu es <text:span text:style-name="T36">venu d</text:span>'une petite ville (venir de - приезжать из)</text:p>
          </table:table-cell>
          <table:table-cell table:style-name="Таблица47.B4" office:value-type="string">
            <text:p text:style-name="P685">La petit ville dont tu es venu... (тот городок, из которого ты приехал)</text:p>
          </table:table-cell>
        </table:table-row>
        <table:table-row table:style-name="TableLine94401852948240">
          <table:table-cell table:style-name="Таблица47.A4" office:value-type="string">
            <text:p text:style-name="P685">Tu <text:span text:style-name="T36">parles de</text:span> ce problème</text:p>
          </table:table-cell>
          <table:table-cell table:style-name="Таблица47.B4" office:value-type="string">
            <text:p text:style-name="P685">Le promlème dont tu parles... (est tre grand)</text:p>
          </table:table-cell>
        </table:table-row>
        <table:table-row table:style-name="TableLine94401852948880">
          <table:table-cell table:style-name="Таблица47.A4" office:value-type="string">
            <text:p text:style-name="P686">il <text:span text:style-name="T36">appr</text:span><text:span text:style-name="T2">é</text:span><text:span text:style-name="T36">cie</text:span> les tableaux <text:span text:style-name="T36">de</text:span> ce peintre (Он ценит картины этого художника)</text:p>
          </table:table-cell>
          <table:table-cell table:style-name="Таблица47.B4" office:value-type="string">
            <text:p text:style-name="P686">le peintre dont il appr<text:span text:style-name="T1">é</text:span>cie les tableaux</text:p>
          </table:table-cell>
        </table:table-row>
        <table:table-row table:style-name="TableLine94401852949520">
          <table:table-cell table:style-name="Таблица47.A5" office:value-type="string">
            <text:p text:style-name="P686">tu <text:span text:style-name="T36">as conscience</text:span> (осознал) <text:span text:style-name="T36">de</text:span> la dificult<text:span text:style-name="T1">é (сложность)</text:span></text:p>
          </table:table-cell>
          <table:table-cell table:style-name="Таблица47.B5" office:value-type="string">
            <text:p text:style-name="P686">la dificult<text:span text:style-name="T1">é</text:span> dont tu as conscience</text:p>
          </table:table-cell>
        </table:table-row>
        <table:table-row table:style-name="TableLine94401852950864">
          <table:table-cell table:style-name="Таблица47.A6" office:value-type="string">
            <text:p text:style-name="P690">je <text:span text:style-name="T36">veux parler de</text:span> cette cantatrice (оперная певица)</text:p>
          </table:table-cell>
          <table:table-cell table:style-name="Таблица47.B6" office:value-type="string">
            <text:p text:style-name="P690">la cantatrice dont je veux parler</text:p>
          </table:table-cell>
        </table:table-row>
      </table:table>
      <text:p text:style-name="ubuntu_5f_mono_5f_9"/>
      <text:p text:style-name="P781">voici/ voil<text:span text:style-name="T477">à</text:span></text:p>
      <table:table table:name="Таблица29" table:style-name="Таблица29">
        <table:table-column table:style-name="Таблица29.A"/>
        <table:table-column table:style-name="Таблица29.B"/>
        <table:table-row table:style-name="TableLine94401852953248">
          <table:table-cell table:style-name="Таблица29.A1" office:value-type="string">
            <text:p text:style-name="P677">voici<text:span text:style-name="T476">: вот тут; на, вот</text:span></text:p>
          </table:table-cell>
          <table:table-cell table:style-name="Таблица29.B1" office:value-type="string">
            <text:p text:style-name="P586"/>
          </table:table-cell>
        </table:table-row>
        <table:table-row table:style-name="TableLine94401852963456">
          <table:table-cell table:style-name="Таблица29.A4" office:value-type="string">
            <text:p text:style-name="P673">Voici ton livre</text:p>
            <text:p text:style-name="P673">Nous voici</text:p>
          </table:table-cell>
          <table:table-cell table:style-name="Таблица29.B4" office:value-type="string">
            <text:p text:style-name="P673">На, вот тебе твою книгу</text:p>
            <text:p text:style-name="P673">Мы вот тут. Вот и мы</text:p>
          </table:table-cell>
        </table:table-row>
        <table:table-row table:style-name="TableLine94401852964976">
          <table:table-cell table:style-name="Таблица29.A3" office:value-type="string">
            <text:p text:style-name="P677">voila<text:span text:style-name="T476">: вон там, такой вот</text:span></text:p>
          </table:table-cell>
          <table:table-cell table:style-name="Таблица29.B3" office:value-type="string">
            <text:p text:style-name="P586"/>
          </table:table-cell>
        </table:table-row>
        <table:table-row table:style-name="TableLine94401852966528">
          <table:table-cell table:style-name="Таблица29.A4" office:value-type="string">
            <text:p text:style-name="P673">voilà mon destin</text:p>
            <text:p text:style-name="P673">voilà leur argent</text:p>
          </table:table-cell>
          <table:table-cell table:style-name="Таблица29.B4" office:value-type="string">
            <text:p text:style-name="P673">Такова моя судьба</text:p>
            <text:p text:style-name="P673">Вон их деньги</text:p>
          </table:table-cell>
        </table:table-row>
      </table:table>
      <text:p text:style-name="ubuntu_5f_mono_5f_9"/>
      <text:p text:style-name="ubuntu_5f_mono_5f_9"/>
      <text:h text:style-name="P3" text:outline-level="6"><text:s/><text:span text:style-name="T295">Н</text:span>аречия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TableLine94401852968256">
          <table:table-cell table:style-name="Таблица16.A1" table:number-columns-spanned="3" office:value-type="string">
            <text:p text:style-name="P480">Наречия времени (les adverbes de temps)</text:p>
          </table:table-cell>
          <table:covered-table-cell/>
          <table:covered-table-cell/>
        </table:table-row>
        <table:table-row table:style-name="TableLine94401853233904">
          <table:table-cell table:style-name="Таблица16.A2" office:value-type="string">
            <text:p text:style-name="P404"><text:span text:style-name="ubuntu_5f_mono_5f_9"><text:span text:style-name="T115">d</text:span></text:span><text:span text:style-name="ubuntu_5f_mono_5f_9"><text:span text:style-name="T114">’antan</text:span></text:span></text:p>
          </table:table-cell>
          <table:table-cell table:style-name="Таблица16.B2" office:value-type="string">
            <text:p text:style-name="P404"><text:span text:style-name="ubuntu_5f_mono_5f_9"><text:span text:style-name="T92">в прошлом году </text:span></text:span></text:p>
          </table:table-cell>
          <table:table-cell table:style-name="Таблица16.C2" office:value-type="string">
            <text:p text:style-name="P404"><text:span text:style-name="ubuntu_5f_mono_5f_9"><text:span text:style-name="T92">(но часто употребляется в значении «раньше»)</text:span></text:span></text:p>
          </table:table-cell>
        </table:table-row>
        <table:table-row table:style-name="TableLine94401853235648">
          <table:table-cell table:style-name="Таблица16.A18" office:value-type="string">
            <text:p text:style-name="P418"><text:span text:style-name="ubuntu_5f_mono_5f_9"><text:span text:style-name="T114">après</text:span></text:span></text:p>
          </table:table-cell>
          <table:table-cell table:style-name="Таблица16.B18" office:value-type="string">
            <text:p text:style-name="ubuntu_5f_mono_5f_9"><text:span text:style-name="ubuntu_5f_mono_5f_9"><text:span text:style-name="T92"/></text:span></text:p>
          </table:table-cell>
          <table:table-cell table:style-name="Таблица16.C18" office:value-type="string">
            <text:p text:style-name="P418"><text:span text:style-name="ubuntu_5f_mono_5f_9"><text:span text:style-name="T92">jour après jour</text:span></text:span></text:p>
            <text:p text:style-name="P419"><text:span text:style-name="ubuntu_5f_mono_5f_9"><text:span text:style-name="T92">Je bois du café après le dîner</text:span></text:span></text:p>
          </table:table-cell>
        </table:table-row>
        <table:table-row table:style-name="TableLine94401853237456">
          <table:table-cell table:style-name="Таблица16.A18" office:value-type="string">
            <text:p text:style-name="P404"><text:span text:style-name="ubuntu_5f_mono_5f_9"><text:span text:style-name="T115">a</text:span></text:span><text:span text:style-name="ubuntu_5f_mono_5f_9"><text:span text:style-name="T114">ujourd’hui</text:span></text:span></text:p>
          </table:table-cell>
          <table:table-cell table:style-name="Таблица16.B18" office:value-type="string">
            <text:p text:style-name="P404"><text:span text:style-name="ubuntu_5f_mono_5f_9"><text:span text:style-name="T92">сегодня</text:span></text:span></text:p>
          </table:table-cell>
          <table:table-cell table:style-name="Таблица16.C18" office:value-type="string">
            <text:p text:style-name="ubuntu_5f_mono_5f_9"><text:span text:style-name="ubuntu_5f_mono_5f_9"><text:span text:style-name="T92"/></text:span></text:p>
          </table:table-cell>
        </table:table-row>
        <table:table-row table:style-name="TableLine94401853238304">
          <table:table-cell table:style-name="Таблица16.A18" office:value-type="string">
            <text:p text:style-name="P404"><text:span text:style-name="ubuntu_5f_mono_5f_9"><text:span text:style-name="T115">a</text:span></text:span><text:span text:style-name="ubuntu_5f_mono_5f_9"><text:span text:style-name="T114">ussitôt que</text:span></text:span></text:p>
          </table:table-cell>
          <table:table-cell table:style-name="Таблица16.B18" office:value-type="string">
            <text:p text:style-name="P404"><text:span text:style-name="ubuntu_5f_mono_5f_9"><text:span text:style-name="T92">тотчас, сразу</text:span></text:span></text:p>
          </table:table-cell>
          <table:table-cell table:style-name="Таблица16.C18" office:value-type="string">
            <text:p text:style-name="ubuntu_5f_mono_5f_9"><text:span text:style-name="ubuntu_5f_mono_5f_9"><text:span text:style-name="T92"/></text:span></text:p>
          </table:table-cell>
        </table:table-row>
        <table:table-row table:style-name="TableLine94401853239104">
          <table:table-cell table:style-name="Таблица16.A18" office:value-type="string">
            <text:p text:style-name="P404"><text:span text:style-name="ubuntu_5f_mono_5f_9"><text:span text:style-name="T115">a</text:span></text:span><text:span text:style-name="ubuntu_5f_mono_5f_9"><text:span text:style-name="T114">utrefois</text:span></text:span></text:p>
          </table:table-cell>
          <table:table-cell table:style-name="Таблица16.B18" office:value-type="string">
            <text:p text:style-name="P404"><text:span text:style-name="ubuntu_5f_mono_5f_9"><text:span text:style-name="T92">раньше</text:span></text:span></text:p>
          </table:table-cell>
          <table:table-cell table:style-name="Таблица16.C18" office:value-type="string">
            <text:p text:style-name="ubuntu_5f_mono_5f_9"><text:span text:style-name="ubuntu_5f_mono_5f_9"><text:span text:style-name="T92"/></text:span></text:p>
          </table:table-cell>
        </table:table-row>
        <table:table-row table:style-name="TableLine94401853239856">
          <table:table-cell table:style-name="Таблица16.A18" office:value-type="string">
            <text:p text:style-name="P404"><text:span text:style-name="ubuntu_5f_mono_5f_9"><text:span text:style-name="T115">b</text:span></text:span><text:span text:style-name="ubuntu_5f_mono_5f_9"><text:span text:style-name="T114">ientôt</text:span></text:span></text:p>
          </table:table-cell>
          <table:table-cell table:style-name="Таблица16.B18" office:value-type="string">
            <text:p text:style-name="P404"><text:span text:style-name="ubuntu_5f_mono_5f_9"><text:span text:style-name="T92">скоро</text:span></text:span></text:p>
          </table:table-cell>
          <table:table-cell table:style-name="Таблица16.C18" office:value-type="string">
            <text:p text:style-name="P59"><text:span text:style-name="ubuntu_5f_mono_5f_9"><text:span text:style-name="T92">C'est bientôt l'été (скоро лето)</text:span></text:span></text:p>
          </table:table-cell>
        </table:table-row>
        <table:table-row table:style-name="TableLine94401853240816">
          <table:table-cell table:style-name="Таблица16.A18" office:value-type="string">
            <text:p text:style-name="P404"><text:span text:style-name="ubuntu_5f_mono_5f_9"><text:span text:style-name="T115">d</text:span></text:span><text:span text:style-name="ubuntu_5f_mono_5f_9"><text:span text:style-name="T114">éjà</text:span></text:span></text:p>
          </table:table-cell>
          <table:table-cell table:style-name="Таблица16.B18" office:value-type="string">
            <text:p text:style-name="P404"><text:span text:style-name="ubuntu_5f_mono_5f_9"><text:span text:style-name="T92">уже</text:span></text:span></text:p>
          </table:table-cell>
          <table:table-cell table:style-name="Таблица16.C18" office:value-type="string">
            <text:p text:style-name="P417"><text:span text:style-name="ubuntu_5f_mono_5f_9"><text:span text:style-name="T92">Il est déjà ici</text:span></text:span></text:p>
          </table:table-cell>
        </table:table-row>
        <table:table-row table:style-name="TableLine94401853241776">
          <table:table-cell table:style-name="Таблица16.A9" office:value-type="string">
            <text:p text:style-name="P404"><text:span text:style-name="ubuntu_5f_mono_5f_9"><text:span text:style-name="T115">d</text:span></text:span><text:span text:style-name="ubuntu_5f_mono_5f_9"><text:span text:style-name="T114">emain</text:span></text:span></text:p>
          </table:table-cell>
          <table:table-cell table:style-name="Таблица16.B9" office:value-type="string">
            <text:p text:style-name="P404"><text:span text:style-name="ubuntu_5f_mono_5f_9"><text:span text:style-name="T92">завтра</text:span></text:span></text:p>
          </table:table-cell>
          <table:table-cell table:style-name="Таблица16.C9" office:value-type="string">
            <text:p text:style-name="P417"><text:span text:style-name="ubuntu_5f_mono_5f_9"><text:span text:style-name="T92"/></text:span></text:p>
          </table:table-cell>
        </table:table-row>
        <table:table-row table:style-name="TableLine94401853243904">
          <table:table-cell table:style-name="Таблица16.A18" office:value-type="string">
            <text:p text:style-name="P404"><text:span text:style-name="ubuntu_5f_mono_5f_9"><text:span text:style-name="T115">h</text:span></text:span><text:span text:style-name="ubuntu_5f_mono_5f_9"><text:span text:style-name="T114">ier</text:span></text:span></text:p>
          </table:table-cell>
          <table:table-cell table:style-name="Таблица16.B18" office:value-type="string">
            <text:p text:style-name="P404"><text:span text:style-name="ubuntu_5f_mono_5f_9"><text:span text:style-name="T92">вчера</text:span></text:span></text:p>
          </table:table-cell>
          <table:table-cell table:style-name="Таблица16.C18" office:value-type="string">
            <text:p text:style-name="P417"><text:span text:style-name="ubuntu_5f_mono_5f_9"><text:span text:style-name="T92"/></text:span></text:p>
          </table:table-cell>
        </table:table-row>
        <table:table-row table:style-name="TableLine94401853244864">
          <table:table-cell table:style-name="Таблица16.A18" office:value-type="string">
            <text:p text:style-name="P404"><text:span text:style-name="ubuntu_5f_mono_5f_9"><text:span text:style-name="T115">j</text:span></text:span><text:span text:style-name="ubuntu_5f_mono_5f_9"><text:span text:style-name="T114">adis</text:span></text:span></text:p>
          </table:table-cell>
          <table:table-cell table:style-name="Таблица16.B18" office:value-type="string">
            <text:p text:style-name="P404"><text:span text:style-name="ubuntu_5f_mono_5f_9"><text:span text:style-name="T92">давно, встарь</text:span></text:span></text:p>
          </table:table-cell>
          <table:table-cell table:style-name="Таблица16.C18" office:value-type="string">
            <text:p text:style-name="P417"><text:span text:style-name="ubuntu_5f_mono_5f_9"><text:span text:style-name="T92"/></text:span></text:p>
          </table:table-cell>
        </table:table-row>
        <table:table-row table:style-name="TableLine94401853245824">
          <table:table-cell table:style-name="Таблица16.A18" office:value-type="string">
            <text:p text:style-name="P404"><text:span text:style-name="ubuntu_5f_mono_5f_9"><text:span text:style-name="T115">j</text:span></text:span><text:span text:style-name="ubuntu_5f_mono_5f_9"><text:span text:style-name="T114">amais</text:span></text:span></text:p>
          </table:table-cell>
          <table:table-cell table:style-name="Таблица16.B18" office:value-type="string">
            <text:p text:style-name="P404"><text:span text:style-name="ubuntu_5f_mono_5f_9"><text:span text:style-name="T92">никогда</text:span></text:span></text:p>
          </table:table-cell>
          <table:table-cell table:style-name="Таблица16.C18" office:value-type="string">
            <text:p text:style-name="P423"><text:span text:style-name="ubuntu_5f_mono_5f_9"><text:span text:style-name="T92">Je ne comprends jamais pourquoi</text:span></text:span></text:p>
          </table:table-cell>
        </table:table-row>
        <table:table-row table:style-name="TableLine94401853246784">
          <table:table-cell table:style-name="Таблица16.A13" office:value-type="string">
            <text:p text:style-name="P404"><text:span text:style-name="ubuntu_5f_mono_5f_9"><text:span text:style-name="T115">m</text:span></text:span><text:span text:style-name="ubuntu_5f_mono_5f_9"><text:span text:style-name="T114">aintenant</text:span></text:span></text:p>
          </table:table-cell>
          <table:table-cell table:style-name="Таблица16.B13" office:value-type="string">
            <text:p text:style-name="P404"><text:span text:style-name="ubuntu_5f_mono_5f_9"><text:span text:style-name="T92">теперь</text:span></text:span></text:p>
          </table:table-cell>
          <table:table-cell table:style-name="Таблица16.C13" office:value-type="string">
            <text:p text:style-name="P417"><text:span text:style-name="ubuntu_5f_mono_5f_9"><text:span text:style-name="T92"/></text:span></text:p>
          </table:table-cell>
        </table:table-row>
        <table:table-row table:style-name="TableLine94401853248992">
          <table:table-cell table:style-name="Таблица16.A14" office:value-type="string">
            <text:p text:style-name="P404"><text:span text:style-name="ubuntu_5f_mono_5f_9"><text:span text:style-name="T115">n</text:span></text:span><text:span text:style-name="ubuntu_5f_mono_5f_9"><text:span text:style-name="T114">aguère</text:span></text:span></text:p>
          </table:table-cell>
          <table:table-cell table:style-name="Таблица16.B14" office:value-type="string">
            <text:p text:style-name="P404"><text:span text:style-name="ubuntu_5f_mono_5f_9"><text:span text:style-name="T92">недавно</text:span></text:span></text:p>
          </table:table-cell>
          <table:table-cell table:style-name="Таблица16.C14" office:value-type="string">
            <text:p text:style-name="P417"><text:span text:style-name="ubuntu_5f_mono_5f_9"><text:span text:style-name="T92"/></text:span></text:p>
          </table:table-cell>
        </table:table-row>
        <table:table-row table:style-name="TableLine94401853251216">
          <table:table-cell table:style-name="Таблица16.A15" office:value-type="string">
            <text:p text:style-name="ubuntu_5f_mono_5f_9"><text:span text:style-name="ubuntu_5f_mono_5f_9"><text:span text:style-name="T115">p</text:span></text:span><text:span text:style-name="ubuntu_5f_mono_5f_9"><text:span text:style-name="T114">arfois</text:span></text:span></text:p>
          </table:table-cell>
          <table:table-cell table:style-name="Таблица16.B15" office:value-type="string">
            <text:p text:style-name="ubuntu_5f_mono_5f_9"><text:span text:style-name="ubuntu_5f_mono_5f_9"><text:span text:style-name="T92">иногда</text:span></text:span></text:p>
          </table:table-cell>
          <table:table-cell table:style-name="Таблица16.C15" office:value-type="string">
            <text:p text:style-name="P60"><text:span text:style-name="ubuntu_5f_mono_5f_9"><text:span text:style-name="T92">Parfois j'y vais, parfois non (иногда я туда иду, иногда- нет)</text:span></text:span></text:p>
          </table:table-cell>
        </table:table-row>
        <table:table-row table:style-name="TableLine94401853253808">
          <table:table-cell table:style-name="Таблица16.A18" office:value-type="string">
            <text:p text:style-name="ubuntu_5f_mono_5f_9"><text:span text:style-name="ubuntu_5f_mono_5f_9"><text:span text:style-name="T115">q</text:span></text:span><text:span text:style-name="ubuntu_5f_mono_5f_9"><text:span text:style-name="T114">uelquefois</text:span></text:span></text:p>
          </table:table-cell>
          <table:table-cell table:style-name="Таблица16.B18" office:value-type="string">
            <text:p text:style-name="ubuntu_5f_mono_5f_9"><text:span text:style-name="ubuntu_5f_mono_5f_9"><text:span text:style-name="T92">иногда, порою</text:span></text:span></text:p>
          </table:table-cell>
          <table:table-cell table:style-name="Таблица16.C18" office:value-type="string">
            <text:p text:style-name="ubuntu_5f_mono_5f_9"><text:span text:style-name="ubuntu_5f_mono_5f_9"><text:span text:style-name="T92"/></text:span></text:p>
          </table:table-cell>
        </table:table-row>
        <table:table-row table:style-name="TableLine94401853254768">
          <table:table-cell table:style-name="Таблица16.A18" office:value-type="string">
            <text:p text:style-name="P450"><text:span text:style-name="ubuntu_5f_mono_5f_9"><text:span text:style-name="T114">r</text:span></text:span><text:span text:style-name="ubuntu_5f_mono_5f_9"><text:span text:style-name="T13">é</text:span></text:span><text:span text:style-name="ubuntu_5f_mono_5f_9"><text:span text:style-name="T224">cemment</text:span></text:span></text:p>
          </table:table-cell>
          <table:table-cell table:style-name="Таблица16.B18" office:value-type="string">
            <text:p text:style-name="P468">недавно</text:p>
          </table:table-cell>
          <table:table-cell table:style-name="Таблица16.C18" office:value-type="string">
            <text:p text:style-name="P450"><text:span text:style-name="ubuntu_5f_mono_5f_9"><text:span text:style-name="T92">Non pas r</text:span></text:span><text:span text:style-name="ubuntu_5f_mono_5f_9"><text:span text:style-name="T4">é</text:span></text:span><text:span text:style-name="ubuntu_5f_mono_5f_9"><text:span text:style-name="T162">cemment</text:span></text:span><text:span text:style-name="ubuntu_5f_mono_5f_9"><text:span text:style-name="T173"> (Не недавно)</text:span></text:span></text:p>
          </table:table-cell>
        </table:table-row>
        <table:table-row table:style-name="TableLine94401853255728">
          <table:table-cell table:style-name="Таблица16.A18" office:value-type="string">
            <text:p text:style-name="P404"><text:span text:style-name="ubuntu_5f_mono_5f_9"><text:span text:style-name="T115">s</text:span></text:span><text:span text:style-name="ubuntu_5f_mono_5f_9"><text:span text:style-name="T114">itôt que</text:span></text:span></text:p>
          </table:table-cell>
          <table:table-cell table:style-name="Таблица16.B18" office:value-type="string">
            <text:p text:style-name="P404"><text:span text:style-name="ubuntu_5f_mono_5f_9"><text:span text:style-name="T92">как только, после того как</text:span></text:span></text:p>
          </table:table-cell>
          <table:table-cell table:style-name="Таблица16.C18" office:value-type="string">
            <text:p text:style-name="ubuntu_5f_mono_5f_9"><text:span text:style-name="ubuntu_5f_mono_5f_9"><text:span text:style-name="T92"/></text:span></text:p>
          </table:table-cell>
        </table:table-row>
        <table:table-row table:style-name="TableLine94401853256688">
          <table:table-cell table:style-name="Таблица16.A19" office:value-type="string">
            <text:p text:style-name="P404"><text:span text:style-name="ubuntu_5f_mono_5f_9"><text:span text:style-name="T115">s</text:span></text:span><text:span text:style-name="ubuntu_5f_mono_5f_9"><text:span text:style-name="T114">ouvent</text:span></text:span></text:p>
          </table:table-cell>
          <table:table-cell table:style-name="Таблица16.B19" office:value-type="string">
            <text:p text:style-name="P404"><text:span text:style-name="ubuntu_5f_mono_5f_9"><text:span text:style-name="T92">часто</text:span></text:span></text:p>
          </table:table-cell>
          <table:table-cell table:style-name="Таблица16.C19" office:value-type="string">
            <text:p text:style-name="P419"><text:span text:style-name="ubuntu_5f_mono_5f_9"><text:span text:style-name="T92">Très souvent (очень часто)</text:span></text:span></text:p>
          </table:table-cell>
        </table:table-row>
        <table:table-row table:style-name="TableLine94401853259280">
          <table:table-cell table:style-name="Таблица16.A20" office:value-type="string">
            <text:p text:style-name="P404"><text:span text:style-name="ubuntu_5f_mono_5f_9"><text:span text:style-name="T115">t</text:span></text:span><text:span text:style-name="ubuntu_5f_mono_5f_9"><text:span text:style-name="T114">antôt</text:span></text:span></text:p>
          </table:table-cell>
          <table:table-cell table:style-name="Таблица16.B20" office:value-type="string">
            <text:p text:style-name="P404"><text:span text:style-name="ubuntu_5f_mono_5f_9"><text:span text:style-name="T92">(сегодня) после полудня</text:span></text:span></text:p>
          </table:table-cell>
          <table:table-cell table:style-name="Таблица16.C20" office:value-type="string">
            <text:p text:style-name="P414"><text:span text:style-name="ubuntu_5f_mono_5f_9"><text:span text:style-name="T92"/></text:span></text:p>
          </table:table-cell>
        </table:table-row>
        <table:table-row table:style-name="TableLine94401853261872">
          <table:table-cell table:style-name="Таблица16.A22" office:value-type="string">
            <text:p text:style-name="P404"><text:span text:style-name="ubuntu_5f_mono_5f_9"><text:span text:style-name="T115">t</text:span></text:span><text:span text:style-name="ubuntu_5f_mono_5f_9"><text:span text:style-name="T114">ard</text:span></text:span></text:p>
          </table:table-cell>
          <table:table-cell table:style-name="Таблица16.B22" office:value-type="string">
            <text:p text:style-name="P404"><text:span text:style-name="ubuntu_5f_mono_5f_9"><text:span text:style-name="T92">поздно</text:span></text:span></text:p>
          </table:table-cell>
          <table:table-cell table:style-name="Таблица16.C22" office:value-type="string">
            <text:p text:style-name="P414"><text:span text:style-name="ubuntu_5f_mono_5f_9"><text:span text:style-name="T92"/></text:span></text:p>
          </table:table-cell>
        </table:table-row>
        <table:table-row table:style-name="TableLine94401853264464">
          <table:table-cell table:style-name="Таблица16.A22" office:value-type="string">
            <text:p text:style-name="P404"><text:span text:style-name="ubuntu_5f_mono_5f_9"><text:span text:style-name="T115">t</text:span></text:span><text:span text:style-name="ubuntu_5f_mono_5f_9"><text:span text:style-name="T114">ôt</text:span></text:span></text:p>
          </table:table-cell>
          <table:table-cell table:style-name="Таблица16.B22" office:value-type="string">
            <text:p text:style-name="P404"><text:span text:style-name="ubuntu_5f_mono_5f_9"><text:span text:style-name="T92">рано</text:span></text:span></text:p>
          </table:table-cell>
          <table:table-cell table:style-name="Таблица16.C22" office:value-type="string">
            <text:p text:style-name="P414"><text:span text:style-name="ubuntu_5f_mono_5f_9"><text:span text:style-name="T92"/></text:span></text:p>
          </table:table-cell>
        </table:table-row>
        <table:table-row table:style-name="TableLine94401853265424">
          <table:table-cell table:style-name="Таблица16.A23" office:value-type="string">
            <text:p text:style-name="P404"><text:span text:style-name="ubuntu_5f_mono_5f_9"><text:span text:style-name="T115">t</text:span></text:span><text:span text:style-name="ubuntu_5f_mono_5f_9"><text:span text:style-name="T114">oujours</text:span></text:span></text:p>
          </table:table-cell>
          <table:table-cell table:style-name="Таблица16.B23" office:value-type="string">
            <text:p text:style-name="P404"><text:span text:style-name="ubuntu_5f_mono_5f_9"><text:span text:style-name="T92">всегда</text:span></text:span></text:p>
          </table:table-cell>
          <table:table-cell table:style-name="Таблица16.C23" office:value-type="string">
            <text:p text:style-name="P432"><text:span text:style-name="ubuntu_5f_mono_5f_9"><text:span text:style-name="T101">Nous faisons toujours du poulet avec du riz</text:span></text:span></text:p>
          </table:table-cell>
        </table:table-row>
        <table:table-row table:style-name="TableLine94401853268016">
          <table:table-cell table:style-name="Таблица16.A26" office:value-type="string">
            <text:p text:style-name="P404"><text:span text:style-name="ubuntu_5f_mono_5f_9"><text:span text:style-name="T115">t</text:span></text:span><text:span text:style-name="ubuntu_5f_mono_5f_9"><text:span text:style-name="T114">out de suite</text:span></text:span></text:p>
          </table:table-cell>
          <table:table-cell table:style-name="Таблица16.B26" office:value-type="string">
            <text:p text:style-name="P404"><text:span text:style-name="ubuntu_5f_mono_5f_9"><text:span text:style-name="T92">сразу</text:span></text:span></text:p>
          </table:table-cell>
          <table:table-cell table:style-name="Таблица16.C26" office:value-type="string">
            <text:p text:style-name="P414"><text:span text:style-name="ubuntu_5f_mono_5f_9"><text:span text:style-name="T92"/></text:span></text:p>
          </table:table-cell>
        </table:table-row>
        <table:table-row table:style-name="TableLine94401853270608">
          <table:table-cell table:style-name="Таблица16.A26" office:value-type="string">
            <text:p text:style-name="P404"><text:span text:style-name="ubuntu_5f_mono_5f_9"><text:span text:style-name="T115">t</text:span></text:span><text:span text:style-name="ubuntu_5f_mono_5f_9"><text:span text:style-name="T114">out à l’heure</text:span></text:span></text:p>
          </table:table-cell>
          <table:table-cell table:style-name="Таблица16.B26" office:value-type="string">
            <text:p text:style-name="P404"><text:span text:style-name="ubuntu_5f_mono_5f_9"><text:span text:style-name="T92">тотчас, сразу</text:span></text:span></text:p>
          </table:table-cell>
          <table:table-cell table:style-name="Таблица16.C26" office:value-type="string">
            <text:p text:style-name="P414"><text:span text:style-name="ubuntu_5f_mono_5f_9"><text:span text:style-name="T92"/></text:span></text:p>
          </table:table-cell>
        </table:table-row>
        <table:table-row table:style-name="TableLine94401853271568">
          <table:table-cell table:style-name="Таблица16.A26" office:value-type="string">
            <text:p text:style-name="P404"><text:span text:style-name="ubuntu_5f_mono_5f_9"><text:span text:style-name="T115">t</text:span></text:span><text:span text:style-name="ubuntu_5f_mono_5f_9"><text:span text:style-name="T114">out à coup</text:span></text:span></text:p>
          </table:table-cell>
          <table:table-cell table:style-name="Таблица16.B26" office:value-type="string">
            <text:p text:style-name="P404"><text:span text:style-name="ubuntu_5f_mono_5f_9"><text:span text:style-name="T92">вдруг</text:span></text:span></text:p>
          </table:table-cell>
          <table:table-cell table:style-name="Таблица16.C26" office:value-type="string">
            <text:p text:style-name="P414"><text:span text:style-name="ubuntu_5f_mono_5f_9"><text:span text:style-name="T92"/></text:span></text:p>
          </table:table-cell>
        </table:table-row>
        <table:table-row table:style-name="TableLine94401853272528">
          <table:table-cell table:style-name="Таблица16.A27" office:value-type="string">
            <text:p text:style-name="P404"><text:span text:style-name="ubuntu_5f_mono_5f_9"><text:span text:style-name="T115">t</text:span></text:span><text:span text:style-name="ubuntu_5f_mono_5f_9"><text:span text:style-name="T114">out d’un coup</text:span></text:span></text:p>
          </table:table-cell>
          <table:table-cell table:style-name="Таблица16.B27" office:value-type="string">
            <text:p text:style-name="P404"><text:span text:style-name="ubuntu_5f_mono_5f_9"><text:span text:style-name="T92">сразу, быстро</text:span></text:span></text:p>
          </table:table-cell>
          <table:table-cell table:style-name="Таблица16.C27" office:value-type="string">
            <text:p text:style-name="P414"><text:span text:style-name="ubuntu_5f_mono_5f_9"><text:span text:style-name="T92"/></text:span></text:p>
          </table:table-cell>
        </table:table-row>
        <table:table-row table:style-name="TableLine94401853275120">
          <table:table-cell table:style-name="Таблица16.A28" table:number-columns-spanned="3" office:value-type="string">
            <text:p text:style-name="P480">Наречия места (les adverbes de place):</text:p>
          </table:table-cell>
          <table:covered-table-cell/>
          <table:covered-table-cell/>
        </table:table-row>
        <table:table-row table:style-name="TableLine94401853276512">
          <table:table-cell table:style-name="Таблица16.A35" office:value-type="string">
            <text:p text:style-name="P415"><text:span text:style-name="ubuntu_5f_mono_5f_9"><text:span text:style-name="T116">a</text:span></text:span><text:span text:style-name="ubuntu_5f_mono_5f_9"><text:span text:style-name="T114">illeurs</text:span></text:span></text:p>
          </table:table-cell>
          <table:table-cell table:style-name="Таблица16.B35" office:value-type="string">
            <text:p text:style-name="P415"><text:span text:style-name="ubuntu_5f_mono_5f_9"><text:span text:style-name="T92">в другом месте</text:span></text:span></text:p>
          </table:table-cell>
          <table:table-cell table:style-name="Таблица16.C35" office:value-type="string">
            <text:p text:style-name="P414"><text:span text:style-name="ubuntu_5f_mono_5f_9"><text:span text:style-name="T92"/></text:span></text:p>
          </table:table-cell>
        </table:table-row>
        <table:table-row table:style-name="TableLine94401853278944">
          <table:table-cell table:style-name="Таблица16.A35" office:value-type="string">
            <text:p text:style-name="P414"><text:span text:style-name="ubuntu_5f_mono_5f_9"><text:span text:style-name="T15">ç</text:span></text:span><text:span text:style-name="ubuntu_5f_mono_5f_9"><text:span text:style-name="T114">à</text:span></text:span></text:p>
          </table:table-cell>
          <table:table-cell table:style-name="Таблица16.B35" office:value-type="string">
            <text:p text:style-name="P415"><text:span text:style-name="ubuntu_5f_mono_5f_9"><text:span text:style-name="T92">здесь</text:span></text:span></text:p>
          </table:table-cell>
          <table:table-cell table:style-name="Таблица16.C35" office:value-type="string">
            <text:p text:style-name="P414"><text:span text:style-name="ubuntu_5f_mono_5f_9"><text:span text:style-name="T92"/></text:span></text:p>
          </table:table-cell>
        </table:table-row>
        <table:table-row table:style-name="TableLine94401853279904">
          <table:table-cell table:style-name="Таблица16.A35" office:value-type="string">
            <text:p text:style-name="P414"><text:span text:style-name="ubuntu_5f_mono_5f_9"><text:span text:style-name="T116">d</text:span></text:span><text:span text:style-name="ubuntu_5f_mono_5f_9"><text:span text:style-name="T114">edans</text:span></text:span></text:p>
          </table:table-cell>
          <table:table-cell table:style-name="Таблица16.B35" office:value-type="string">
            <text:p text:style-name="P414"><text:span text:style-name="ubuntu_5f_mono_5f_9"><text:span text:style-name="T92">внутри</text:span></text:span></text:p>
          </table:table-cell>
          <table:table-cell table:style-name="Таблица16.C35" office:value-type="string">
            <text:p text:style-name="P414"><text:span text:style-name="ubuntu_5f_mono_5f_9"><text:span text:style-name="T92"/></text:span></text:p>
          </table:table-cell>
        </table:table-row>
        <table:table-row table:style-name="TableLine94401853280864">
          <table:table-cell table:style-name="Таблица16.A32" office:value-type="string">
            <text:p text:style-name="P414"><text:span text:style-name="ubuntu_5f_mono_5f_9"><text:span text:style-name="T116">d</text:span></text:span><text:span text:style-name="ubuntu_5f_mono_5f_9"><text:span text:style-name="T114">ehors</text:span></text:span></text:p>
          </table:table-cell>
          <table:table-cell table:style-name="Таблица16.B32" office:value-type="string">
            <text:p text:style-name="P414"><text:span text:style-name="ubuntu_5f_mono_5f_9"><text:span text:style-name="T92">снаружи</text:span></text:span></text:p>
          </table:table-cell>
          <table:table-cell table:style-name="Таблица16.C32" office:value-type="string">
            <text:p text:style-name="P414"><text:span text:style-name="ubuntu_5f_mono_5f_9"><text:span text:style-name="T92"/></text:span></text:p>
          </table:table-cell>
        </table:table-row>
        <table:table-row table:style-name="TableLine94401853283456">
          <table:table-cell table:style-name="Таблица16.A35" office:value-type="string">
            <text:p text:style-name="P415"><text:span text:style-name="ubuntu_5f_mono_5f_9"><text:span text:style-name="T116">i</text:span></text:span><text:span text:style-name="ubuntu_5f_mono_5f_9"><text:span text:style-name="T114">ci</text:span></text:span></text:p>
          </table:table-cell>
          <table:table-cell table:style-name="Таблица16.B35" office:value-type="string">
            <text:p text:style-name="P415"><text:span text:style-name="ubuntu_5f_mono_5f_9"><text:span text:style-name="T92">здесь</text:span></text:span></text:p>
          </table:table-cell>
          <table:table-cell table:style-name="Таблица16.C35" office:value-type="string">
            <text:p text:style-name="P414"><text:span text:style-name="ubuntu_5f_mono_5f_9"><text:span text:style-name="T92"/></text:span></text:p>
          </table:table-cell>
        </table:table-row>
        <table:table-row table:style-name="TableLine94401853284416">
          <table:table-cell table:style-name="Таблица16.A34" office:value-type="string">
            <text:p text:style-name="P414"><text:span text:style-name="ubuntu_5f_mono_5f_9"><text:span text:style-name="T116">l</text:span></text:span><text:span text:style-name="ubuntu_5f_mono_5f_9"><text:span text:style-name="T114">à</text:span></text:span></text:p>
          </table:table-cell>
          <table:table-cell table:style-name="Таблица16.B34" office:value-type="string">
            <text:p text:style-name="P414"><text:span text:style-name="ubuntu_5f_mono_5f_9"><text:span text:style-name="T92">там</text:span></text:span></text:p>
          </table:table-cell>
          <table:table-cell table:style-name="Таблица16.C34" office:value-type="string">
            <text:p text:style-name="P414"><text:span text:style-name="ubuntu_5f_mono_5f_9"><text:span text:style-name="T92"/></text:span></text:p>
          </table:table-cell>
        </table:table-row>
        <table:table-row table:style-name="TableLine94401853287008">
          <table:table-cell table:style-name="Таблица16.A35" office:value-type="string">
            <text:p text:style-name="P415"><text:span text:style-name="ubuntu_5f_mono_5f_9"><text:span text:style-name="T116">l</text:span></text:span><text:span text:style-name="ubuntu_5f_mono_5f_9"><text:span text:style-name="T114">à-bas</text:span></text:span></text:p>
          </table:table-cell>
          <table:table-cell table:style-name="Таблица16.B35" office:value-type="string">
            <text:p text:style-name="P415"><text:span text:style-name="ubuntu_5f_mono_5f_9"><text:span text:style-name="T92">там</text:span></text:span></text:p>
          </table:table-cell>
          <table:table-cell table:style-name="Таблица16.C35" office:value-type="string">
            <text:p text:style-name="P414"><text:span text:style-name="ubuntu_5f_mono_5f_9"><text:span text:style-name="T92"/></text:span></text:p>
          </table:table-cell>
        </table:table-row>
        <table:table-row table:style-name="TableLine94401853287968">
          <table:table-cell table:style-name="Таблица16.A36" office:value-type="string">
            <text:p text:style-name="P415"><text:span text:style-name="ubuntu_5f_mono_5f_9"><text:span text:style-name="T116">p</text:span></text:span><text:span text:style-name="ubuntu_5f_mono_5f_9"><text:span text:style-name="T114">artout</text:span></text:span></text:p>
          </table:table-cell>
          <table:table-cell table:style-name="Таблица16.B36" office:value-type="string">
            <text:p text:style-name="P415"><text:span text:style-name="ubuntu_5f_mono_5f_9"><text:span text:style-name="T92">везде</text:span></text:span></text:p>
          </table:table-cell>
          <table:table-cell table:style-name="Таблица16.C36" office:value-type="string">
            <text:p text:style-name="P414"><text:span text:style-name="ubuntu_5f_mono_5f_9"><text:span text:style-name="T92"/></text:span></text:p>
          </table:table-cell>
        </table:table-row>
        <table:table-row table:style-name="TableLine94401853290560">
          <table:table-cell table:style-name="Таблица16.A37" office:value-type="string">
            <text:p text:style-name="P415"><text:span text:style-name="ubuntu_5f_mono_5f_9"><text:span text:style-name="T116">q</text:span></text:span><text:span text:style-name="ubuntu_5f_mono_5f_9"><text:span text:style-name="T114">uelque part</text:span></text:span></text:p>
          </table:table-cell>
          <table:table-cell table:style-name="Таблица16.B37" office:value-type="string">
            <text:p text:style-name="P415"><text:span text:style-name="ubuntu_5f_mono_5f_9"><text:span text:style-name="T92">где-то</text:span></text:span></text:p>
          </table:table-cell>
          <table:table-cell table:style-name="Таблица16.C37" office:value-type="string">
            <text:p text:style-name="P414"><text:span text:style-name="ubuntu_5f_mono_5f_9"><text:span text:style-name="T92"/></text:span></text:p>
          </table:table-cell>
        </table:table-row>
        <table:table-row table:style-name="TableLine94401853293152">
          <table:table-cell table:style-name="Таблица16.A38" office:value-type="string">
            <text:p text:style-name="P425"><text:span text:style-name="ubuntu_5f_mono_5f_9"><text:span text:style-name="T116">y</text:span></text:span></text:p>
          </table:table-cell>
          <table:table-cell table:style-name="Таблица16.B38" office:value-type="string">
            <text:p text:style-name="P415"><text:span text:style-name="ubuntu_5f_mono_5f_9"><text:span text:style-name="T92"/></text:span></text:p>
          </table:table-cell>
          <table:table-cell table:style-name="Таблица16.C38" office:value-type="string">
            <text:p text:style-name="P424"><text:span text:style-name="ubuntu_5f_mono_5f_9"><text:span text:style-name="T92">J'y suis (я там)</text:span></text:span></text:p>
            <text:p text:style-name="P424"><text:span text:style-name="ubuntu_5f_mono_5f_9"><text:span text:style-name="T92">Il n'y a plus d'eau</text:span></text:span></text:p>
          </table:table-cell>
        </table:table-row>
        <table:table-row table:style-name="TableLine94401853295744">
          <table:table-cell table:style-name="Таблица16.A28" table:number-columns-spanned="3" office:value-type="string">
            <text:p text:style-name="P293">Наречия последовательности (les adverbes de séquence):</text:p>
          </table:table-cell>
          <table:covered-table-cell/>
          <table:covered-table-cell/>
        </table:table-row>
        <table:table-row table:style-name="TableLine94401853296592">
          <table:table-cell table:style-name="Таблица16.A43" office:value-type="string">
            <text:p text:style-name="P293"><text:span text:style-name="T453">d</text:span>’abord</text:p>
          </table:table-cell>
          <table:table-cell table:style-name="Таблица16.B43" office:value-type="string">
            <text:p text:style-name="P183">сначала</text:p>
          </table:table-cell>
          <table:table-cell table:style-name="Таблица16.C43" office:value-type="string">
            <text:p text:style-name="P72"/>
          </table:table-cell>
        </table:table-row>
        <table:table-row table:style-name="TableLine94401853299024">
          <table:table-cell table:style-name="Таблица16.A43" office:value-type="string">
            <text:p text:style-name="P293"><text:span text:style-name="T453">d</text:span>onc</text:p>
          </table:table-cell>
          <table:table-cell table:style-name="Таблица16.B43" office:value-type="string">
            <text:p text:style-name="P183">итак</text:p>
          </table:table-cell>
          <table:table-cell table:style-name="Таблица16.C43" office:value-type="string">
            <text:p text:style-name="P72"/>
          </table:table-cell>
        </table:table-row>
        <table:table-row table:style-name="TableLine94401853299984">
          <table:table-cell table:style-name="Таблица16.A43" office:value-type="string">
            <text:p text:style-name="P293"><text:span text:style-name="T453">p</text:span>uis</text:p>
          </table:table-cell>
          <table:table-cell table:style-name="Таблица16.B43" office:value-type="string">
            <text:p text:style-name="P183">затем</text:p>
          </table:table-cell>
          <table:table-cell table:style-name="Таблица16.C43" office:value-type="string">
            <text:p text:style-name="P72"/>
          </table:table-cell>
        </table:table-row>
        <table:table-row table:style-name="TableLine94401853300944">
          <table:table-cell table:style-name="Таблица16.A43" office:value-type="string">
            <text:p text:style-name="P293"><text:span text:style-name="T453">e</text:span>nfin</text:p>
          </table:table-cell>
          <table:table-cell table:style-name="Таблица16.B43" office:value-type="string">
            <text:p text:style-name="P183">наконец</text:p>
          </table:table-cell>
          <table:table-cell table:style-name="Таблица16.C43" office:value-type="string">
            <text:p text:style-name="P72"/>
          </table:table-cell>
        </table:table-row>
        <table:table-row table:style-name="TableLine94401853301904">
          <table:table-cell table:style-name="Таблица16.A44" office:value-type="string">
            <text:p text:style-name="P293"><text:span text:style-name="T453">a</text:span>lors</text:p>
          </table:table-cell>
          <table:table-cell table:style-name="Таблица16.B44" office:value-type="string">
            <text:p text:style-name="P183">тогда</text:p>
          </table:table-cell>
          <table:table-cell table:style-name="Таблица16.C44" office:value-type="string">
            <text:p text:style-name="P183"/>
          </table:table-cell>
        </table:table-row>
        <table:table-row table:style-name="TableLine94401853304496">
          <table:table-cell table:style-name="Таблица16.A28" table:number-columns-spanned="3" office:value-type="string">
            <text:p text:style-name="P292">Наречия количества и степени (les adverbes de quantité et de dégrée):</text:p>
          </table:table-cell>
          <table:covered-table-cell/>
          <table:covered-table-cell/>
        </table:table-row>
        <table:table-row table:style-name="TableLine94401853305344">
          <table:table-cell table:style-name="Таблица16.A46" office:value-type="string">
            <text:p text:style-name="P292"><text:span text:style-name="T453">a</text:span>ssez</text:p>
          </table:table-cell>
          <table:table-cell table:style-name="Таблица16.B46" office:value-type="string">
            <text:p text:style-name="P169">достаточно</text:p>
          </table:table-cell>
          <table:table-cell table:style-name="Таблица16.C46" office:value-type="string">
            <text:p text:style-name="P173">Je fais ça assez souvent</text:p>
          </table:table-cell>
        </table:table-row>
        <table:table-row table:style-name="TableLine94401853309712">
          <table:table-cell table:style-name="Таблица16.A63" office:value-type="string">
            <text:p text:style-name="P292"><text:span text:style-name="T453">b</text:span>eaucoup</text:p>
          </table:table-cell>
          <table:table-cell table:style-name="Таблица16.B63" office:value-type="string">
            <text:p text:style-name="P170">много</text:p>
          </table:table-cell>
          <table:table-cell table:style-name="Таблица16.C63" office:value-type="string">
            <text:p text:style-name="P173">Je ne bois pas beaucoup de bière</text:p>
          </table:table-cell>
        </table:table-row>
        <text:soft-page-break/>
        <table:table-row table:style-name="TableLine94401853312176">
          <table:table-cell table:style-name="Таблица16.A48" office:value-type="string">
            <text:p text:style-name="P237">encore</text:p>
          </table:table-cell>
          <table:table-cell table:style-name="Таблица16.B48" office:value-type="string">
            <text:p text:style-name="P72">ещё</text:p>
          </table:table-cell>
          <table:table-cell table:style-name="Таблица16.C48" office:value-type="string">
            <text:p text:style-name="P174">Merci encore (еще раз спасибо)</text:p>
            <text:p text:style-name="P175">Tu es encore jeune</text:p>
          </table:table-cell>
        </table:table-row>
        <table:table-row table:style-name="TableLine94401853314768">
          <table:table-cell table:style-name="Таблица16.A49" office:value-type="string">
            <text:p text:style-name="P237">moins</text:p>
          </table:table-cell>
          <table:table-cell table:style-name="Таблица16.B49" office:value-type="string">
            <text:p text:style-name="P72">меньше</text:p>
          </table:table-cell>
          <table:table-cell table:style-name="Таблица16.C49" office:value-type="string">
            <text:p text:style-name="P173">Ils mangent moins que nous</text:p>
          </table:table-cell>
        </table:table-row>
        <table:table-row table:style-name="TableLine94401853317360">
          <table:table-cell table:style-name="Таблица16.A63" office:value-type="string">
            <text:p text:style-name="P292"><text:span text:style-name="T453">p</text:span>as assez</text:p>
          </table:table-cell>
          <table:table-cell table:style-name="Таблица16.B63" office:value-type="string">
            <text:p text:style-name="P169">недостаточно</text:p>
          </table:table-cell>
          <table:table-cell table:style-name="Таблица16.C63" office:value-type="string">
            <text:p text:style-name="P72"/>
          </table:table-cell>
        </table:table-row>
        <table:table-row table:style-name="TableLine94401853318320">
          <table:table-cell table:style-name="Таблица16.A53" office:value-type="string">
            <text:p text:style-name="P292"><text:span text:style-name="T453">p</text:span>eu<text:span text:style-name="T294">, un peu</text:span></text:p>
          </table:table-cell>
          <table:table-cell table:style-name="Таблица16.B53" office:value-type="string">
            <text:p text:style-name="P169">мало</text:p>
          </table:table-cell>
          <table:table-cell table:style-name="Таблица16.C53" office:value-type="string">
            <text:p text:style-name="P176">Un peu de pain</text:p>
          </table:table-cell>
        </table:table-row>
        <table:table-row table:style-name="TableLine94401853361712">
          <table:table-cell table:style-name="Таблица16.A53" office:value-type="string">
            <text:p text:style-name="P294">à peu<text:span text:style-name="T297"> près</text:span></text:p>
          </table:table-cell>
          <table:table-cell table:style-name="Таблица16.B53" office:value-type="string">
            <text:p text:style-name="P177">около</text:p>
          </table:table-cell>
          <table:table-cell table:style-name="Таблица16.C53" office:value-type="string">
            <text:p text:style-name="P175">Ton père a à peu près sept livres (У твоего отца около семи книг)</text:p>
          </table:table-cell>
        </table:table-row>
        <table:table-row table:style-name="TableLine94401853361968">
          <table:table-cell table:style-name="Таблица16.A53" office:value-type="string">
            <text:p text:style-name="P295">petit peu</text:p>
          </table:table-cell>
          <table:table-cell table:style-name="Таблица16.B53" office:value-type="string">
            <text:p text:style-name="P178">немножко</text:p>
          </table:table-cell>
          <table:table-cell table:style-name="Таблица16.C53" office:value-type="string">
            <text:p text:style-name="P178">Veux-tu un petit-peu de gâteau</text:p>
          </table:table-cell>
        </table:table-row>
        <table:table-row table:style-name="TableLine94401853362448">
          <table:table-cell table:style-name="Таблица16.A63" office:value-type="string">
            <text:p text:style-name="P237">plus</text:p>
          </table:table-cell>
          <table:table-cell table:style-name="Таблица16.B63" office:value-type="string">
            <text:p text:style-name="P72">больше</text:p>
          </table:table-cell>
          <table:table-cell table:style-name="Таблица16.C63" office:value-type="string">
            <text:p text:style-name="P72"/>
          </table:table-cell>
        </table:table-row>
        <table:table-row table:style-name="TableLine94401853363232">
          <table:table-cell table:style-name="Таблица16.A63" office:value-type="string">
            <text:p text:style-name="P296">plusieurs</text:p>
          </table:table-cell>
          <table:table-cell table:style-name="Таблица16.B63" office:value-type="string">
            <text:p text:style-name="P179">несколько</text:p>
          </table:table-cell>
          <table:table-cell table:style-name="Таблица16.C63" office:value-type="string">
            <text:p text:style-name="P179">J'ai plusieurs voitures</text:p>
          </table:table-cell>
        </table:table-row>
        <table:table-row table:style-name="TableLine94401853364192">
          <table:table-cell table:style-name="Таблица16.A63" office:value-type="string">
            <text:p text:style-name="P297">presque</text:p>
          </table:table-cell>
          <table:table-cell table:style-name="Таблица16.B63" office:value-type="string">
            <text:p text:style-name="P181">почти</text:p>
          </table:table-cell>
          <table:table-cell table:style-name="Таблица16.C63" office:value-type="string">
            <text:p text:style-name="P180">Nous sommes presque frères (почти)</text:p>
          </table:table-cell>
        </table:table-row>
        <table:table-row table:style-name="TableLine94401853365152">
          <table:table-cell table:style-name="Таблица16.A63" office:value-type="string">
            <text:p text:style-name="P237">si</text:p>
          </table:table-cell>
          <table:table-cell table:style-name="Таблица16.B63" office:value-type="string">
            <text:p text:style-name="P72">настолько</text:p>
          </table:table-cell>
          <table:table-cell table:style-name="Таблица16.C63" office:value-type="string">
            <text:p text:style-name="P182">Il est si grand (он такой большой)</text:p>
          </table:table-cell>
        </table:table-row>
        <table:table-row table:style-name="TableLine94401853366112">
          <table:table-cell table:style-name="Таблица16.A63" office:value-type="string">
            <text:p text:style-name="P292"><text:span text:style-name="T453">t</text:span>rès</text:p>
          </table:table-cell>
          <table:table-cell table:style-name="Таблица16.B63" office:value-type="string">
            <text:p text:style-name="P169">очень</text:p>
          </table:table-cell>
          <table:table-cell table:style-name="Таблица16.C63" office:value-type="string">
            <text:p text:style-name="P72"/>
          </table:table-cell>
        </table:table-row>
        <table:table-row table:style-name="TableLine94401853367072">
          <table:table-cell table:style-name="Таблица16.A59" office:value-type="string">
            <text:p text:style-name="P292"><text:span text:style-name="T453">t</text:span>rop</text:p>
          </table:table-cell>
          <table:table-cell table:style-name="Таблица16.B59" office:value-type="string">
            <text:p text:style-name="P169">слишком</text:p>
          </table:table-cell>
          <table:table-cell table:style-name="Таблица16.C59" office:value-type="string">
            <text:p text:style-name="P180">C'est peut-être trop</text:p>
          </table:table-cell>
        </table:table-row>
        <table:table-row table:style-name="TableLine94401853369664">
          <table:table-cell table:style-name="Таблица16.A28" table:number-columns-spanned="3" office:value-type="string">
            <text:p text:style-name="P479">Наречия сомнения (les adverbes de doute):</text:p>
          </table:table-cell>
          <table:covered-table-cell/>
          <table:covered-table-cell/>
        </table:table-row>
        <table:table-row table:style-name="TableLine94401853370512">
          <table:table-cell table:style-name="Таблица16.A63" office:value-type="string">
            <text:p text:style-name="P479"><text:span text:style-name="T453">p</text:span>eut-être</text:p>
          </table:table-cell>
          <table:table-cell table:style-name="Таблица16.B63" office:value-type="string">
            <text:p text:style-name="P463">может быть</text:p>
          </table:table-cell>
          <table:table-cell table:style-name="Таблица16.C63" office:value-type="string">
            <text:p text:style-name="P463"/>
          </table:table-cell>
        </table:table-row>
        <table:table-row table:style-name="TableLine94401853371312">
          <table:table-cell table:style-name="Таблица16.A63" office:value-type="string">
            <text:p text:style-name="P479"><text:span text:style-name="T453">p</text:span>robablement</text:p>
          </table:table-cell>
          <table:table-cell table:style-name="Таблица16.B63" office:value-type="string">
            <text:p text:style-name="P463">вероятно, наверно</text:p>
          </table:table-cell>
          <table:table-cell table:style-name="Таблица16.C63" office:value-type="string">
            <text:p text:style-name="P463"/>
          </table:table-cell>
        </table:table-row>
        <table:table-row table:style-name="TableLine94401853372272">
          <table:table-cell table:style-name="Таблица16.A63" office:value-type="string">
            <text:p text:style-name="P479"><text:span text:style-name="T453">s</text:span>ans doute</text:p>
          </table:table-cell>
          <table:table-cell table:style-name="Таблица16.B63" office:value-type="string">
            <text:p text:style-name="P463">вероятно, без сомнения</text:p>
          </table:table-cell>
          <table:table-cell table:style-name="Таблица16.C63" office:value-type="string">
            <text:p text:style-name="P463"/>
          </table:table-cell>
        </table:table-row>
        <table:table-row table:style-name="TableLine94401853373232">
          <table:table-cell table:style-name="Таблица16.A64" office:value-type="string">
            <text:p text:style-name="P479"><text:span text:style-name="T453">p</text:span>ossiblement</text:p>
          </table:table-cell>
          <table:table-cell table:style-name="Таблица16.B64" office:value-type="string">
            <text:p text:style-name="P463">возможно</text:p>
          </table:table-cell>
          <table:table-cell table:style-name="Таблица16.C64" office:value-type="string">
            <text:p text:style-name="P463"/>
          </table:table-cell>
        </table:table-row>
        <table:table-row table:style-name="TableLine94401853375824">
          <table:table-cell table:style-name="Таблица16.A28" table:number-columns-spanned="3" office:value-type="string">
            <text:p text:style-name="P292">Tout – всё, полностью, целиком, очень, совершенно, совсем.</text:p>
            <text:p text:style-name="P374">В предложении <text:span text:style-name="T294">Tout</text:span> ставится перед прилагательным или другим наречием, и согласуется с ним в роде и числе.</text:p>
          </table:table-cell>
          <table:covered-table-cell/>
          <table:covered-table-cell/>
        </table:table-row>
        <table:table-row table:style-name="TableLine94401853376672">
          <table:table-cell table:style-name="Таблица16.A75" office:value-type="string">
            <text:p text:style-name="P298"><text:span text:style-name="T454">t</text:span>out<text:span text:style-name="T438"> (toute)</text:span></text:p>
          </table:table-cell>
          <table:table-cell table:style-name="Таблица16.B75" office:value-type="string">
            <text:p text:style-name="P72"/>
          </table:table-cell>
          <table:table-cell table:style-name="Таблица16.C75" office:value-type="string">
            <text:p text:style-name="P169">Il est tout pâle ce soir. – Он весь (совсем) бледный в этот вечер.</text:p>
            <text:p text:style-name="P169">Elle est toute pâle ce soir. – Она вся (совсем) бледная в этот вечер.</text:p>
          </table:table-cell>
        </table:table-row>
        <table:table-row table:style-name="TableLine94401853379104">
          <table:table-cell table:style-name="Таблица16.A75" office:value-type="string">
            <text:p text:style-name="P292"><text:span text:style-name="T454">t</text:span>out de suite</text:p>
          </table:table-cell>
          <table:table-cell table:style-name="Таблица16.B75" office:value-type="string">
            <text:p text:style-name="P169">сразу же</text:p>
          </table:table-cell>
          <table:table-cell table:style-name="Таблица16.C75" office:value-type="string">
            <text:p text:style-name="P72"/>
          </table:table-cell>
        </table:table-row>
        <table:table-row table:style-name="TableLine94401853380064">
          <table:table-cell table:style-name="Таблица16.A75" office:value-type="string">
            <text:p text:style-name="P292"><text:span text:style-name="T454">t</text:span>out le monde</text:p>
          </table:table-cell>
          <table:table-cell table:style-name="Таблица16.B75" office:value-type="string">
            <text:p text:style-name="P169">все</text:p>
          </table:table-cell>
          <table:table-cell table:style-name="Таблица16.C75" office:value-type="string">
            <text:p text:style-name="P72"/>
          </table:table-cell>
        </table:table-row>
        <table:table-row table:style-name="TableLine94401853381024">
          <table:table-cell table:style-name="Таблица16.A75" office:value-type="string">
            <text:p text:style-name="P292"><text:span text:style-name="T454">t</text:span>out le temps</text:p>
          </table:table-cell>
          <table:table-cell table:style-name="Таблица16.B75" office:value-type="string">
            <text:p text:style-name="P169">все время</text:p>
          </table:table-cell>
          <table:table-cell table:style-name="Таблица16.C75" office:value-type="string">
            <text:p text:style-name="P72"/>
          </table:table-cell>
        </table:table-row>
        <table:table-row table:style-name="TableLine94401853381984">
          <table:table-cell table:style-name="Таблица16.A75" office:value-type="string">
            <text:p text:style-name="P292"><text:span text:style-name="T454">t</text:span>ous les jours</text:p>
          </table:table-cell>
          <table:table-cell table:style-name="Таблица16.B75" office:value-type="string">
            <text:p text:style-name="P169">все дни</text:p>
          </table:table-cell>
          <table:table-cell table:style-name="Таблица16.C75" office:value-type="string">
            <text:p text:style-name="P72"/>
          </table:table-cell>
        </table:table-row>
        <table:table-row table:style-name="TableLine94401853382944">
          <table:table-cell table:style-name="Таблица16.A75" office:value-type="string">
            <text:p text:style-name="P299"><text:span text:style-name="T454">t</text:span>out à l’heure</text:p>
          </table:table-cell>
          <table:table-cell table:style-name="Таблица16.B75" office:value-type="string">
            <text:p text:style-name="P171">скоро</text:p>
          </table:table-cell>
          <table:table-cell table:style-name="Таблица16.C75" office:value-type="string">
            <text:p text:style-name="P72"/>
          </table:table-cell>
        </table:table-row>
        <table:table-row table:style-name="TableLine94401853383904">
          <table:table-cell table:style-name="Таблица16.A75" office:value-type="string">
            <text:p text:style-name="P299"><text:span text:style-name="T454">t</text:span>out à coup</text:p>
          </table:table-cell>
          <table:table-cell table:style-name="Таблица16.B75" office:value-type="string">
            <text:p text:style-name="P171">вдруг</text:p>
          </table:table-cell>
          <table:table-cell table:style-name="Таблица16.C75" office:value-type="string">
            <text:p text:style-name="P72"/>
          </table:table-cell>
        </table:table-row>
        <table:table-row table:style-name="TableLine94401853384864">
          <table:table-cell table:style-name="Таблица16.A75" office:value-type="string">
            <text:p text:style-name="P299"><text:span text:style-name="T454">t</text:span>out à fait</text:p>
          </table:table-cell>
          <table:table-cell table:style-name="Таблица16.B75" office:value-type="string">
            <text:p text:style-name="P171">совсем<text:span text:style-name="T296">, абсолютно</text:span></text:p>
          </table:table-cell>
          <table:table-cell table:style-name="Таблица16.C75" office:value-type="string">
            <text:p text:style-name="P172">c'est tout à fait ça (это абсолютно то)</text:p>
          </table:table-cell>
        </table:table-row>
        <table:table-row table:style-name="TableLine94401853385824">
          <table:table-cell table:style-name="Таблица16.A75" office:value-type="string">
            <text:p text:style-name="P299"><text:span text:style-name="T454">t</text:span>out droit</text:p>
          </table:table-cell>
          <table:table-cell table:style-name="Таблица16.B75" office:value-type="string">
            <text:p text:style-name="P171">прямо</text:p>
          </table:table-cell>
          <table:table-cell table:style-name="Таблица16.C75" office:value-type="string">
            <text:p text:style-name="P72"/>
          </table:table-cell>
        </table:table-row>
        <table:table-row table:style-name="TableLine94401853386784">
          <table:table-cell table:style-name="Таблица16.A75" office:value-type="string">
            <text:p text:style-name="P299"><text:span text:style-name="T454">p</text:span>as du tout</text:p>
          </table:table-cell>
          <table:table-cell table:style-name="Таблица16.B75" office:value-type="string">
            <text:p text:style-name="P171">вовсе не, совсем не</text:p>
          </table:table-cell>
          <table:table-cell table:style-name="Таблица16.C75" office:value-type="string">
            <text:p text:style-name="P173">Il n'est pas du tout jeune (он совсем не молодой)</text:p>
          </table:table-cell>
        </table:table-row>
        <table:table-row table:style-name="TableLine94401853387744">
          <table:table-cell table:style-name="Таблица16.A79" office:value-type="string">
            <text:p text:style-name="P299"><text:span text:style-name="T454">t</text:span>out de même</text:p>
          </table:table-cell>
          <table:table-cell table:style-name="Таблица16.B79" office:value-type="string">
            <text:p text:style-name="P171">то же самое</text:p>
          </table:table-cell>
          <table:table-cell table:style-name="Таблица16.C79" office:value-type="string">
            <text:p text:style-name="P72"/>
          </table:table-cell>
        </table:table-row>
        <table:table-row table:style-name="TableLine94401853390336">
          <table:table-cell table:style-name="Таблица16.A79" office:value-type="string">
            <text:p text:style-name="P299"><text:span text:style-name="T454">t</text:span>ous (toutes) les deux</text:p>
          </table:table-cell>
          <table:table-cell table:style-name="Таблица16.B79" office:value-type="string">
            <text:p text:style-name="P171">оба, обе</text:p>
          </table:table-cell>
          <table:table-cell table:style-name="Таблица16.C79" office:value-type="string">
            <text:p text:style-name="P72"/>
          </table:table-cell>
        </table:table-row>
        <table:table-row table:style-name="TableLine94401853391296">
          <table:table-cell table:style-name="Таблица16.A79" office:value-type="string">
            <text:p text:style-name="P299"><text:span text:style-name="T454">t</text:span>ous les deux jours</text:p>
          </table:table-cell>
          <table:table-cell table:style-name="Таблица16.B79" office:value-type="string">
            <text:p text:style-name="P171">каждые два дня</text:p>
          </table:table-cell>
          <table:table-cell table:style-name="Таблица16.C79" office:value-type="string">
            <text:p text:style-name="P72"/>
          </table:table-cell>
        </table:table-row>
        <table:table-row table:style-name="TableLine94401853392256">
          <table:table-cell table:style-name="Таблица16.A79" office:value-type="string">
            <text:p text:style-name="P299"><text:span text:style-name="T454">t</text:span>outes les deux semaines</text:p>
          </table:table-cell>
          <table:table-cell table:style-name="Таблица16.B79" office:value-type="string">
            <text:p text:style-name="P171">каждые две недели</text:p>
          </table:table-cell>
          <table:table-cell table:style-name="Таблица16.C79" office:value-type="string">
            <text:p text:style-name="P72"/>
          </table:table-cell>
        </table:table-row>
        <table:table-row table:style-name="TableLine94401853393216">
          <table:table-cell table:style-name="Таблица16.A80" office:value-type="string">
            <text:p text:style-name="P299"><text:span text:style-name="T454">e</text:span>n tout cas</text:p>
          </table:table-cell>
          <table:table-cell table:style-name="Таблица16.B80" office:value-type="string">
            <text:p text:style-name="P171">в любом случае</text:p>
          </table:table-cell>
          <table:table-cell table:style-name="Таблица16.C80" office:value-type="string">
            <text:p text:style-name="P72"/>
          </table:table-cell>
        </table:table-row>
        <table:table-row table:style-name="TableLine94401853395808">
          <table:table-cell table:style-name="Таблица16.A81" office:value-type="string">
            <text:p text:style-name="P416"><text:span text:style-name="ubuntu_5f_mono_5f_9"><text:span text:style-name="T236">m</text:span></text:span><text:span text:style-name="ubuntu_5f_mono_5f_9"><text:span text:style-name="T224">algré tout</text:span></text:span></text:p>
          </table:table-cell>
          <table:table-cell table:style-name="Таблица16.B81" office:value-type="string">
            <text:p text:style-name="P416"><text:span text:style-name="ubuntu_5f_mono_5f_9"><text:span text:style-name="T162">несмотря на всё</text:span></text:span></text:p>
          </table:table-cell>
          <table:table-cell table:style-name="Таблица16.C81" office:value-type="string">
            <text:p text:style-name="P72"/>
          </table:table-cell>
        </table:table-row>
        <table:table-row table:style-name="TableLine94401853398400">
          <table:table-cell table:style-name="Таблица16.A82" office:value-type="string">
            <text:p text:style-name="P171"/>
          </table:table-cell>
          <table:table-cell table:style-name="Таблица16.B82" office:value-type="string">
            <text:p text:style-name="P171"/>
          </table:table-cell>
          <table:table-cell table:style-name="Таблица16.C82" office:value-type="string">
            <text:p text:style-name="P72"/>
          </table:table-cell>
        </table:table-row>
      </table:table>
      <text:p text:style-name="ubuntu_5f_mono_5f_9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row table:style-name="TableLine94401853401264">
          <table:table-cell table:style-name="Таблица34.A1" table:number-columns-spanned="3" office:value-type="string">
            <text:p text:style-name="P421"/>
          </table:table-cell>
          <table:covered-table-cell/>
          <table:covered-table-cell/>
        </table:table-row>
        <table:table-row table:style-name="TableLine94401853475376">
          <table:table-cell table:style-name="Таблица34.A2" office:value-type="string">
            <text:p text:style-name="P421"><text:span text:style-name="ubuntu_5f_mono_5f_9"><text:span text:style-name="T117">a</text:span></text:span><text:span text:style-name="ubuntu_5f_mono_5f_9"><text:span text:style-name="T114">u moins</text:span></text:span></text:p>
          </table:table-cell>
          <table:table-cell table:style-name="Таблица34.B2" office:value-type="string">
            <text:p text:style-name="P422"><text:span text:style-name="ubuntu_5f_mono_5f_9"><text:span text:style-name="T92">по крайней мере</text:span></text:span></text:p>
          </table:table-cell>
          <table:table-cell table:style-name="Таблица34.C2" office:value-type="string">
            <text:p text:style-name="ubuntu_5f_mono_5f_9"><text:span text:style-name="ubuntu_5f_mono_5f_9"><text:span text:style-name="T92">Au moins, j'ai mon chien (покрайней мере)</text:span></text:span></text:p>
            <text:p text:style-name="P427"><text:span text:style-name="ubuntu_5f_mono_5f_9"><text:span text:style-name="T92">Il est là pour au moins une journée (он там как минимум на один день)</text:span></text:span></text:p>
          </table:table-cell>
        </table:table-row>
        <table:table-row table:style-name="TableLine94401853476736">
          <table:table-cell table:style-name="Таблица34.A8" office:value-type="string">
            <text:p text:style-name="ubuntu_5f_mono_5f_9"><text:span text:style-name="ubuntu_5f_mono_5f_9"><text:span text:style-name="T114">aussi</text:span></text:span></text:p>
          </table:table-cell>
          <table:table-cell table:style-name="Таблица34.B3" office:value-type="string">
            <text:p text:style-name="ubuntu_5f_mono_5f_9"><text:span text:style-name="ubuntu_5f_mono_5f_9"><text:span text:style-name="T92">тоже</text:span></text:span></text:p>
          </table:table-cell>
          <table:table-cell table:style-name="Таблица34.C3" office:value-type="string">
            <text:p text:style-name="P423"><text:span text:style-name="ubuntu_5f_mono_5f_9"><text:span text:style-name="T92">Je mange aussi</text:span></text:span></text:p>
          </table:table-cell>
        </table:table-row>
        <table:table-row table:style-name="TableLine94401853478208">
          <table:table-cell table:style-name="Таблица34.A8" office:value-type="string">
            <text:p text:style-name="ubuntu_5f_mono_5f_9"><text:span text:style-name="ubuntu_5f_mono_5f_9"><text:span text:style-name="T114">bien</text:span></text:span></text:p>
          </table:table-cell>
          <table:table-cell table:style-name="Таблица34.B4" office:value-type="string">
            <text:p text:style-name="ubuntu_5f_mono_5f_9"><text:span text:style-name="ubuntu_5f_mono_5f_9"><text:span text:style-name="T92">хорошо</text:span></text:span></text:p>
          </table:table-cell>
          <table:table-cell table:style-name="Таблица34.C4" office:value-type="string">
            <text:p text:style-name="ubuntu_5f_mono_5f_9"><text:span text:style-name="ubuntu_5f_mono_5f_9"><text:span text:style-name="T92"/></text:span></text:p>
          </table:table-cell>
        </table:table-row>
        <table:table-row table:style-name="TableLine94401853479424">
          <table:table-cell table:style-name="Таблица34.A8" office:value-type="string">
            <text:p text:style-name="ubuntu_5f_mono_5f_9"><text:span text:style-name="ubuntu_5f_mono_5f_9"><text:span text:style-name="T118">b</text:span></text:span><text:span text:style-name="ubuntu_5f_mono_5f_9"><text:span text:style-name="T114">ref</text:span></text:span></text:p>
          </table:table-cell>
          <table:table-cell table:style-name="Таблица34.B5" office:value-type="string">
            <text:p text:style-name="ubuntu_5f_mono_5f_9"><text:span text:style-name="ubuntu_5f_mono_5f_9"><text:span text:style-name="T92">короче</text:span></text:span></text:p>
          </table:table-cell>
          <table:table-cell table:style-name="Таблица34.C5" office:value-type="string">
            <text:p text:style-name="ubuntu_5f_mono_5f_9"><text:span text:style-name="ubuntu_5f_mono_5f_9"><text:span text:style-name="T92">Bref, c'est un garçon (короче, это мальчик)</text:span></text:span></text:p>
          </table:table-cell>
        </table:table-row>
        <table:table-row table:style-name="TableLine94401853480768">
          <table:table-cell table:style-name="Таблица34.A8" office:value-type="string">
            <text:p text:style-name="P477"><text:span text:style-name="T452">c</text:span>ertes</text:p>
          </table:table-cell>
          <table:table-cell table:style-name="Таблица34.B7" office:value-type="string">
            <text:p text:style-name="P462">конечно, безусловно</text:p>
          </table:table-cell>
          <table:table-cell table:style-name="Таблица34.C7" office:value-type="string">
            <text:p text:style-name="ubuntu_5f_mono_5f_9"/>
          </table:table-cell>
        </table:table-row>
        <table:table-row table:style-name="TableLine94401853482240">
          <table:table-cell table:style-name="Таблица34.A8" office:value-type="string">
            <text:p text:style-name="P403"><text:span text:style-name="ubuntu_5f_mono_5f_9"><text:span text:style-name="T114">claire</text:span></text:span></text:p>
          </table:table-cell>
          <table:table-cell table:style-name="Таблица34.B7" office:value-type="string">
            <text:p text:style-name="P403"><text:span text:style-name="ubuntu_5f_mono_5f_9"><text:span text:style-name="T92">ясно</text:span></text:span></text:p>
          </table:table-cell>
          <table:table-cell table:style-name="Таблица34.C7" office:value-type="string">
            <text:p text:style-name="ubuntu_5f_mono_5f_9"><text:span text:style-name="ubuntu_5f_mono_5f_9"><text:span text:style-name="T92"/></text:span></text:p>
          </table:table-cell>
        </table:table-row>
        <table:table-row table:style-name="TableLine94401853482944">
          <table:table-cell table:style-name="Таблица34.A8" office:value-type="string">
            <text:p text:style-name="P401"><text:span text:style-name="ubuntu_5f_mono_5f_9"><text:span text:style-name="T114">combien</text:span></text:span></text:p>
          </table:table-cell>
          <table:table-cell table:style-name="Таблица34.B8" office:value-type="string">
            <text:p text:style-name="P401"><text:span text:style-name="ubuntu_5f_mono_5f_9"><text:span text:style-name="T92">сколько</text:span></text:span></text:p>
          </table:table-cell>
          <table:table-cell table:style-name="Таблица34.C8" office:value-type="string">
            <text:p text:style-name="ubuntu_5f_mono_5f_9"><text:span text:style-name="ubuntu_5f_mono_5f_9"><text:span text:style-name="T92"/></text:span></text:p>
          </table:table-cell>
        </table:table-row>
        <table:table-row table:style-name="TableLine94401853484592">
          <table:table-cell table:style-name="Таблица34.A9" office:value-type="string">
            <text:p text:style-name="P403"><text:span text:style-name="ubuntu_5f_mono_5f_9"><text:span text:style-name="T114">comme</text:span></text:span></text:p>
          </table:table-cell>
          <table:table-cell table:style-name="Таблица34.B9" office:value-type="string">
            <text:p text:style-name="P403"><text:span text:style-name="ubuntu_5f_mono_5f_9"><text:span text:style-name="T92">как</text:span></text:span></text:p>
          </table:table-cell>
          <table:table-cell table:style-name="Таблица34.C9" office:value-type="string">
            <text:p text:style-name="ubuntu_5f_mono_5f_9"><text:span text:style-name="ubuntu_5f_mono_5f_9"><text:span text:style-name="T92"/></text:span></text:p>
          </table:table-cell>
        </table:table-row>
        <table:table-row table:style-name="TableLine94401853486720">
          <table:table-cell table:style-name="Таблица34.A15" office:value-type="string">
            <text:p text:style-name="P420"><text:span text:style-name="ubuntu_5f_mono_5f_9"><text:span text:style-name="T117">e</text:span></text:span><text:span text:style-name="ubuntu_5f_mono_5f_9"><text:span text:style-name="T114">nsemble</text:span></text:span></text:p>
          </table:table-cell>
          <table:table-cell table:style-name="Таблица34.B10" office:value-type="string">
            <text:p text:style-name="P424"><text:span text:style-name="ubuntu_5f_mono_5f_9"><text:span text:style-name="T92">вместе</text:span></text:span></text:p>
          </table:table-cell>
          <table:table-cell table:style-name="Таблица34.C10" office:value-type="string">
            <text:p text:style-name="ubuntu_5f_mono_5f_9"><text:span text:style-name="ubuntu_5f_mono_5f_9"><text:span text:style-name="T92">Ensemble nous sommes plus forts</text:span></text:span></text:p>
            <text:p text:style-name="P426"><text:span text:style-name="ubuntu_5f_mono_5f_9"><text:span text:style-name="T92">Ils vivent ensemble</text:span></text:span></text:p>
            <text:p text:style-name="P426"><text:span text:style-name="ubuntu_5f_mono_5f_9"><text:span text:style-name="T92">On va prendre un café ensemble (мы вместе возьмем кофе)</text:span></text:span></text:p>
          </table:table-cell>
        </table:table-row>
        <text:soft-page-break/>
        <table:table-row table:style-name="TableLine94401853488928">
          <table:table-cell table:style-name="Таблица34.A15" office:value-type="string">
            <text:p text:style-name="ubuntu_5f_mono_5f_9"><text:span text:style-name="ubuntu_5f_mono_5f_9"><text:span text:style-name="T114">en fait</text:span></text:span></text:p>
          </table:table-cell>
          <table:table-cell table:style-name="Таблица34.B11" office:value-type="string">
            <text:p text:style-name="ubuntu_5f_mono_5f_9"><text:span text:style-name="ubuntu_5f_mono_5f_9"><text:span text:style-name="T92">на самом деле</text:span></text:span></text:p>
          </table:table-cell>
          <table:table-cell table:style-name="Таблица34.C11" office:value-type="string">
            <text:p text:style-name="ubuntu_5f_mono_5f_9"><text:span text:style-name="ubuntu_5f_mono_5f_9"><text:span text:style-name="T92">En fait, il va en France (он едет во францию)</text:span></text:span></text:p>
            <text:p text:style-name="ubuntu_5f_mono_5f_9"><text:span text:style-name="ubuntu_5f_mono_5f_9"><text:span text:style-name="T92">En fait nous lisons très rarement</text:span></text:span></text:p>
          </table:table-cell>
        </table:table-row>
        <table:table-row table:style-name="TableLine94401853490688">
          <table:table-cell table:style-name="Таблица34.A15" office:value-type="string">
            <text:p text:style-name="P401"><text:span text:style-name="ubuntu_5f_mono_5f_9"><text:span text:style-name="T114">environ</text:span></text:span></text:p>
          </table:table-cell>
          <table:table-cell table:style-name="Таблица34.B12" office:value-type="string">
            <text:p text:style-name="P401"><text:span text:style-name="ubuntu_5f_mono_5f_9"><text:span text:style-name="T92">приблизительно</text:span></text:span></text:p>
          </table:table-cell>
          <table:table-cell table:style-name="Таблица34.C12" office:value-type="string">
            <text:p text:style-name="ubuntu_5f_mono_5f_9"><text:span text:style-name="ubuntu_5f_mono_5f_9"><text:span text:style-name="T92"/></text:span></text:p>
          </table:table-cell>
        </table:table-row>
        <table:table-row table:style-name="TableLine94401853492448">
          <table:table-cell table:style-name="Таблица34.A15" office:value-type="string">
            <text:p text:style-name="P421"><text:span text:style-name="ubuntu_5f_mono_5f_9"><text:span text:style-name="T117">g</text:span></text:span><text:span text:style-name="ubuntu_5f_mono_5f_9"><text:span text:style-name="T114">énéralement</text:span></text:span></text:p>
          </table:table-cell>
          <table:table-cell table:style-name="Таблица34.B13" office:value-type="string">
            <text:p text:style-name="ubuntu_5f_mono_5f_9"><text:span text:style-name="ubuntu_5f_mono_5f_9"><text:span text:style-name="T92"/></text:span></text:p>
          </table:table-cell>
          <table:table-cell table:style-name="Таблица34.C13" office:value-type="string">
            <text:p text:style-name="P420"><text:span text:style-name="ubuntu_5f_mono_5f_9"><text:span text:style-name="T92">Généralement c'est vert (как правило)</text:span></text:span></text:p>
            <text:p text:style-name="P431"><text:span text:style-name="ubuntu_5f_mono_5f_9"><text:span text:style-name="T100">G</text:span></text:span><text:span text:style-name="ubuntu_5f_mono_5f_9"><text:span text:style-name="T7">é</text:span></text:span><text:span text:style-name="ubuntu_5f_mono_5f_9"><text:span text:style-name="T171">n</text:span></text:span><text:span text:style-name="ubuntu_5f_mono_5f_9"><text:span text:style-name="T7">é</text:span></text:span><text:span text:style-name="ubuntu_5f_mono_5f_9"><text:span text:style-name="T171">ralement la viande est rouge</text:span></text:span></text:p>
          </table:table-cell>
        </table:table-row>
        <table:table-row table:style-name="TableLine94401853494208">
          <table:table-cell table:style-name="Таблица34.A15" office:value-type="string">
            <text:p text:style-name="ubuntu_5f_mono_5f_9"><text:span text:style-name="ubuntu_5f_mono_5f_9"><text:span text:style-name="T114">guère</text:span></text:span></text:p>
          </table:table-cell>
          <table:table-cell table:style-name="Таблица34.B14" office:value-type="string">
            <text:p text:style-name="ubuntu_5f_mono_5f_9"><text:span text:style-name="ubuntu_5f_mono_5f_9"><text:span text:style-name="T92">совершенно (не)</text:span></text:span></text:p>
          </table:table-cell>
          <table:table-cell table:style-name="Таблица34.C14" office:value-type="string">
            <text:p text:style-name="P420"><text:span text:style-name="ubuntu_5f_mono_5f_9"><text:span text:style-name="T92"/></text:span></text:p>
          </table:table-cell>
        </table:table-row>
        <table:table-row table:style-name="TableLine94401853495968">
          <table:table-cell table:style-name="Таблица34.A15" office:value-type="string">
            <text:p text:style-name="P403"><text:span text:style-name="ubuntu_5f_mono_5f_9"><text:span text:style-name="T114">haut</text:span></text:span></text:p>
          </table:table-cell>
          <table:table-cell table:style-name="Таблица34.B15" office:value-type="string">
            <text:p text:style-name="P403"><text:span text:style-name="ubuntu_5f_mono_5f_9"><text:span text:style-name="T92">высоко</text:span></text:span></text:p>
          </table:table-cell>
          <table:table-cell table:style-name="Таблица34.C15" office:value-type="string">
            <text:p text:style-name="P420"><text:span text:style-name="ubuntu_5f_mono_5f_9"><text:span text:style-name="T92"/></text:span></text:p>
          </table:table-cell>
        </table:table-row>
        <table:table-row table:style-name="TableLine94401853497728">
          <table:table-cell table:style-name="Таблица34.A16" office:value-type="string">
            <text:p text:style-name="ubuntu_5f_mono_5f_9"><text:span text:style-name="ubuntu_5f_mono_5f_9"><text:span text:style-name="T114">important</text:span></text:span></text:p>
          </table:table-cell>
          <table:table-cell table:style-name="Таблица34.B16" office:value-type="string">
            <text:p text:style-name="ubuntu_5f_mono_5f_9"><text:span text:style-name="ubuntu_5f_mono_5f_9"><text:span text:style-name="T92">важно</text:span></text:span></text:p>
          </table:table-cell>
          <table:table-cell table:style-name="Таблица34.C16" office:value-type="string">
            <text:p text:style-name="ubuntu_5f_mono_5f_9"><text:span text:style-name="ubuntu_5f_mono_5f_9"><text:span text:style-name="T92">C'est très important</text:span></text:span></text:p>
          </table:table-cell>
        </table:table-row>
        <table:table-row table:style-name="TableLine94401853499936">
          <table:table-cell table:style-name="Таблица34.A17" office:value-type="string">
            <text:p text:style-name="P420"><text:span text:style-name="ubuntu_5f_mono_5f_9"><text:span text:style-name="T114">lentement</text:span></text:span></text:p>
          </table:table-cell>
          <table:table-cell table:style-name="Таблица34.B17" office:value-type="string">
            <text:p text:style-name="ubuntu_5f_mono_5f_9"><text:span text:style-name="ubuntu_5f_mono_5f_9"><text:span text:style-name="T92"/></text:span></text:p>
          </table:table-cell>
          <table:table-cell table:style-name="Таблица34.C17" office:value-type="string">
            <text:p text:style-name="ubuntu_5f_mono_5f_9"><text:span text:style-name="ubuntu_5f_mono_5f_9"><text:span text:style-name="T92">Je lis lentement</text:span></text:span></text:p>
            <text:p text:style-name="P432"><text:span text:style-name="ubuntu_5f_mono_5f_9"><text:span text:style-name="T101">Lentement mais s</text:span></text:span><text:span text:style-name="ubuntu_5f_mono_5f_9"><text:span text:style-name="T8">û</text:span></text:span><text:span text:style-name="ubuntu_5f_mono_5f_9"><text:span text:style-name="T172">rement</text:span></text:span></text:p>
          </table:table-cell>
        </table:table-row>
        <table:table-row table:style-name="TableLine94401853502144">
          <table:table-cell table:style-name="Таблица34.A18" office:value-type="string">
            <text:p text:style-name="ubuntu_5f_mono_5f_9"><text:span text:style-name="ubuntu_5f_mono_5f_9"><text:span text:style-name="T114">mal</text:span></text:span></text:p>
          </table:table-cell>
          <table:table-cell table:style-name="Таблица34.B18" office:value-type="string">
            <text:p text:style-name="ubuntu_5f_mono_5f_9"><text:span text:style-name="ubuntu_5f_mono_5f_9"><text:span text:style-name="T92">плохо</text:span></text:span></text:p>
          </table:table-cell>
          <table:table-cell table:style-name="Таблица34.C18" office:value-type="string">
            <text:p text:style-name="P421"><text:span text:style-name="ubuntu_5f_mono_5f_9"><text:span text:style-name="T92"/></text:span></text:p>
          </table:table-cell>
        </table:table-row>
        <table:table-row table:style-name="TableLine94401853504496">
          <table:table-cell table:style-name="Таблица34.A19" office:value-type="string">
            <text:p text:style-name="P403"><text:span text:style-name="ubuntu_5f_mono_5f_9"><text:span text:style-name="T114">mieux</text:span></text:span></text:p>
          </table:table-cell>
          <table:table-cell table:style-name="Таблица34.B19" office:value-type="string">
            <text:p text:style-name="P403"><text:span text:style-name="ubuntu_5f_mono_5f_9"><text:span text:style-name="T92">луше</text:span></text:span></text:p>
          </table:table-cell>
          <table:table-cell table:style-name="Таблица34.C19" office:value-type="string">
            <text:p text:style-name="P421"><text:span text:style-name="ubuntu_5f_mono_5f_9"><text:span text:style-name="T92"/></text:span></text:p>
          </table:table-cell>
        </table:table-row>
        <table:table-row table:style-name="TableLine94401853507088">
          <table:table-cell table:style-name="Таблица34.A21" office:value-type="string">
            <text:p text:style-name="P403"><text:span text:style-name="ubuntu_5f_mono_5f_9"><text:span text:style-name="T114">net</text:span></text:span></text:p>
          </table:table-cell>
          <table:table-cell table:style-name="Таблица34.B20" office:value-type="string">
            <text:p text:style-name="P403"><text:span text:style-name="ubuntu_5f_mono_5f_9"><text:span text:style-name="T92">ясно, чисто</text:span></text:span></text:p>
          </table:table-cell>
          <table:table-cell table:style-name="Таблица34.C20" office:value-type="string">
            <text:p text:style-name="ubuntu_5f_mono_5f_9"><text:span text:style-name="ubuntu_5f_mono_5f_9"><text:span text:style-name="T92"/></text:span></text:p>
          </table:table-cell>
        </table:table-row>
        <table:table-row table:style-name="TableLine94401853509680">
          <table:table-cell table:style-name="Таблица34.A21" office:value-type="string">
            <text:p text:style-name="P421"><text:span text:style-name="ubuntu_5f_mono_5f_9"><text:span text:style-name="T117">n</text:span></text:span><text:span text:style-name="ubuntu_5f_mono_5f_9"><text:span text:style-name="T114">ormalement</text:span></text:span></text:p>
          </table:table-cell>
          <table:table-cell table:style-name="Таблица34.B21" office:value-type="string">
            <text:p text:style-name="ubuntu_5f_mono_5f_9"><text:span text:style-name="ubuntu_5f_mono_5f_9"><text:span text:style-name="T92"/></text:span></text:p>
          </table:table-cell>
          <table:table-cell table:style-name="Таблица34.C21" office:value-type="string">
            <text:p text:style-name="ubuntu_5f_mono_5f_9"><text:span text:style-name="ubuntu_5f_mono_5f_9"><text:span text:style-name="T92">Normalement elle boit du thé noir</text:span></text:span></text:p>
          </table:table-cell>
        </table:table-row>
        <table:table-row table:style-name="TableLine94401853511728">
          <table:table-cell table:style-name="Таблица34.A23" office:value-type="string">
            <text:p text:style-name="P421"><text:span text:style-name="ubuntu_5f_mono_5f_9"><text:span text:style-name="T114">personne</text:span></text:span></text:p>
          </table:table-cell>
          <table:table-cell table:style-name="Таблица34.B22" office:value-type="string">
            <text:p text:style-name="ubuntu_5f_mono_5f_9"><text:span text:style-name="ubuntu_5f_mono_5f_9"><text:span text:style-name="T92"/></text:span></text:p>
          </table:table-cell>
          <table:table-cell table:style-name="Таблица34.C22" office:value-type="string">
            <text:p text:style-name="P434"><text:span text:style-name="ubuntu_5f_mono_5f_9"><text:span text:style-name="T102">Il n'y a personne (никого нет)</text:span></text:span></text:p>
            <text:p text:style-name="ubuntu_5f_mono_5f_9"><text:span text:style-name="ubuntu_5f_mono_5f_9"><text:span text:style-name="T92">personne n'attend</text:span></text:span></text:p>
            <text:p text:style-name="P423"><text:span text:style-name="ubuntu_5f_mono_5f_9"><text:span text:style-name="T92">Personne ne veut cela</text:span></text:span></text:p>
            <text:p text:style-name="P423"><text:span text:style-name="ubuntu_5f_mono_5f_9"><text:span text:style-name="T92">Personne ne sait (никто не знает)</text:span></text:span></text:p>
          </table:table-cell>
        </table:table-row>
        <table:table-row table:style-name="TableLine94401853514320">
          <table:table-cell table:style-name="Таблица34.A23" office:value-type="string">
            <text:p text:style-name="ubuntu_5f_mono_5f_9"><text:span text:style-name="ubuntu_5f_mono_5f_9"><text:span text:style-name="T114">pourtant</text:span></text:span></text:p>
          </table:table-cell>
          <table:table-cell table:style-name="Таблица34.B23" office:value-type="string">
            <text:p text:style-name="ubuntu_5f_mono_5f_9"><text:span text:style-name="ubuntu_5f_mono_5f_9"><text:span text:style-name="T92">однако</text:span></text:span></text:p>
          </table:table-cell>
          <table:table-cell table:style-name="Таблица34.C23" office:value-type="string">
            <text:p text:style-name="P426"><text:span text:style-name="ubuntu_5f_mono_5f_9"><text:span text:style-name="T92">Et pourtant non (И все-таки нет)</text:span></text:span></text:p>
            <text:p text:style-name="P426"><text:span text:style-name="ubuntu_5f_mono_5f_9"><text:span text:style-name="T92">Mais pourtant il est la (но, однако он там)</text:span></text:span></text:p>
          </table:table-cell>
        </table:table-row>
        <table:table-row table:style-name="TableLine94401853516368">
          <table:table-cell table:style-name="Таблица34.A24" office:value-type="string">
            <text:p text:style-name="P420"><text:span text:style-name="ubuntu_5f_mono_5f_9"><text:span text:style-name="T114">rarement</text:span></text:span></text:p>
          </table:table-cell>
          <table:table-cell table:style-name="Таблица34.B24" office:value-type="string">
            <text:p text:style-name="ubuntu_5f_mono_5f_9"><text:span text:style-name="ubuntu_5f_mono_5f_9"><text:span text:style-name="T92"/></text:span></text:p>
          </table:table-cell>
          <table:table-cell table:style-name="Таблица34.C24" office:value-type="string">
            <text:p text:style-name="ubuntu_5f_mono_5f_9"><text:span text:style-name="ubuntu_5f_mono_5f_9"><text:span text:style-name="T92">Nous lisons très rarement, en fait.</text:span></text:span></text:p>
            <text:p text:style-name="P420"><text:span text:style-name="ubuntu_5f_mono_5f_9"><text:span text:style-name="T92">Il mange rarement avec sa famille</text:span></text:span></text:p>
          </table:table-cell>
        </table:table-row>
        <table:table-row table:style-name="TableLine94401853518960">
          <table:table-cell table:style-name="Таблица34.A26" office:value-type="string">
            <text:p text:style-name="P426"><text:span text:style-name="ubuntu_5f_mono_5f_9"><text:span text:style-name="T114">seulement</text:span></text:span></text:p>
          </table:table-cell>
          <table:table-cell table:style-name="Таблица34.B26" office:value-type="string">
            <text:p text:style-name="P426"><text:span text:style-name="ubuntu_5f_mono_5f_9"><text:span text:style-name="T92">только</text:span></text:span></text:p>
          </table:table-cell>
          <table:table-cell table:style-name="Таблица34.C26" office:value-type="string">
            <text:p text:style-name="P426"><text:span text:style-name="ubuntu_5f_mono_5f_9"><text:span text:style-name="T92">Elle a seulement dix-sept ans</text:span></text:span></text:p>
          </table:table-cell>
        </table:table-row>
        <table:table-row table:style-name="TableLine94401853521552">
          <table:table-cell table:style-name="Таблица34.A26" office:value-type="string">
            <text:p text:style-name="P477"><text:span text:style-name="T452">s</text:span>i</text:p>
          </table:table-cell>
          <table:table-cell table:style-name="Таблица34.B26" office:value-type="string">
            <text:p text:style-name="P462">да (утвердительный ответ на отрицательный вопрос)</text:p>
          </table:table-cell>
          <table:table-cell table:style-name="Таблица34.C26" office:value-type="string">
            <text:p text:style-name="P426"/>
          </table:table-cell>
        </table:table-row>
        <table:table-row table:style-name="TableLine94401853522512">
          <table:table-cell table:style-name="Таблица34.A27" office:value-type="string">
            <text:p text:style-name="P421"><text:span text:style-name="ubuntu_5f_mono_5f_9"><text:span text:style-name="T114">suffisamment</text:span></text:span></text:p>
          </table:table-cell>
          <table:table-cell table:style-name="Таблица34.B27" office:value-type="string">
            <text:p text:style-name="P422"><text:span text:style-name="ubuntu_5f_mono_5f_9"><text:span text:style-name="T92">достаточно</text:span></text:span></text:p>
          </table:table-cell>
          <table:table-cell table:style-name="Таблица34.C27" office:value-type="string">
            <text:p text:style-name="ubuntu_5f_mono_5f_9"><text:span text:style-name="ubuntu_5f_mono_5f_9"><text:span text:style-name="T92">il fait suffisamment chaud aujourd'hui (сегодня достаточно жарко)</text:span></text:span></text:p>
          </table:table-cell>
        </table:table-row>
        <table:table-row table:style-name="TableLine94401853525104">
          <table:table-cell table:style-name="Таблица34.A28" office:value-type="string">
            <text:p text:style-name="P403"><text:span text:style-name="ubuntu_5f_mono_5f_9"><text:span text:style-name="T114">volontiers</text:span></text:span></text:p>
          </table:table-cell>
          <table:table-cell table:style-name="Таблица34.B28" office:value-type="string">
            <text:p text:style-name="P403"><text:span text:style-name="ubuntu_5f_mono_5f_9"><text:span text:style-name="T92">добровольно</text:span></text:span></text:p>
          </table:table-cell>
          <table:table-cell table:style-name="Таблица34.C28" office:value-type="string">
            <text:p text:style-name="ubuntu_5f_mono_5f_9"><text:span text:style-name="ubuntu_5f_mono_5f_9"><text:span text:style-name="T92"/></text:span></text:p>
          </table:table-cell>
        </table:table-row>
        <table:table-row table:style-name="TableLine94401853527696">
          <table:table-cell table:style-name="Таблица34.A29" office:value-type="string">
            <text:p text:style-name="P403"><text:span text:style-name="ubuntu_5f_mono_5f_9"><text:span text:style-name="T114"/></text:span></text:p>
          </table:table-cell>
          <table:table-cell table:style-name="Таблица34.B29" office:value-type="string">
            <text:p text:style-name="P403"><text:span text:style-name="ubuntu_5f_mono_5f_9"><text:span text:style-name="T92"/></text:span></text:p>
          </table:table-cell>
          <table:table-cell table:style-name="Таблица34.C29" office:value-type="string">
            <text:p text:style-name="P429"><text:span text:style-name="ubuntu_5f_mono_5f_9"><text:span text:style-name="T92"/></text:span></text:p>
          </table:table-cell>
        </table:table-row>
      </table:table>
      <text:p text:style-name="ubuntu_5f_mono_5f_9"/>
      <text:p text:style-name="head_5f_11_5f_ubuntu">Производные наречия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 table:style-name="TableLine94401853530912">
          <table:table-cell table:style-name="Таблица27.A1" table:number-rows-spanned="4" office:value-type="string">
            <text:p text:style-name="P290">феминитив + "ment"</text:p>
          </table:table-cell>
          <table:table-cell table:style-name="Таблица27.A1" office:value-type="string">
            <text:p text:style-name="P72">attentif</text:p>
          </table:table-cell>
          <table:table-cell table:style-name="Таблица27.A1" office:value-type="string">
            <text:p text:style-name="P72">attentive + ment</text:p>
          </table:table-cell>
          <table:table-cell table:style-name="Таблица27.A1" office:value-type="string">
            <text:p text:style-name="P364">attentivement</text:p>
          </table:table-cell>
          <table:table-cell table:style-name="Таблица27.E1" office:value-type="string">
            <text:p text:style-name="P72">внимательно</text:p>
          </table:table-cell>
        </table:table-row>
        <table:table-row table:style-name="TableLine94401853566480">
          <table:covered-table-cell/>
          <table:table-cell table:style-name="Таблица27.B2" office:value-type="string">
            <text:p text:style-name="P72">modeste</text:p>
          </table:table-cell>
          <table:table-cell table:style-name="Таблица27.B2" office:value-type="string">
            <text:p text:style-name="P72">modeste + ment</text:p>
          </table:table-cell>
          <table:table-cell table:style-name="Таблица27.B2" office:value-type="string">
            <text:p text:style-name="P364">modestement</text:p>
          </table:table-cell>
          <table:table-cell table:style-name="Таблица27.E2" office:value-type="string">
            <text:p text:style-name="P72">скромно</text:p>
          </table:table-cell>
        </table:table-row>
        <table:table-row table:style-name="TableLine94401853569264">
          <table:covered-table-cell/>
          <table:table-cell table:style-name="Таблица27.B2" office:value-type="string">
            <text:p text:style-name="P72">sérieux</text:p>
          </table:table-cell>
          <table:table-cell table:style-name="Таблица27.B2" office:value-type="string">
            <text:p text:style-name="P72">sérieuse + ment</text:p>
          </table:table-cell>
          <table:table-cell table:style-name="Таблица27.B2" office:value-type="string">
            <text:p text:style-name="P364">sérieusement</text:p>
          </table:table-cell>
          <table:table-cell table:style-name="Таблица27.E2" office:value-type="string">
            <text:p text:style-name="P72">серьёзно</text:p>
          </table:table-cell>
        </table:table-row>
        <table:table-row table:style-name="TableLine94401853570928">
          <table:covered-table-cell/>
          <table:table-cell table:style-name="Таблица27.B2" office:value-type="string">
            <text:p text:style-name="P72">tel</text:p>
          </table:table-cell>
          <table:table-cell table:style-name="Таблица27.B2" office:value-type="string">
            <text:p text:style-name="P72">telle + ment</text:p>
          </table:table-cell>
          <table:table-cell table:style-name="Таблица27.B2" office:value-type="string">
            <text:p text:style-name="P364">tellement</text:p>
          </table:table-cell>
          <table:table-cell table:style-name="Таблица27.E2" office:value-type="string">
            <text:p text:style-name="P72">таким образом</text:p>
          </table:table-cell>
        </table:table-row>
        <table:table-row table:style-name="TableLine94401853572592">
          <table:table-cell table:style-name="Таблица27.B2" office:value-type="string">
            <text:p text:style-name="P291"><text:span text:style-name="T437">прил </text:span>на -ent:<text:span text:style-name="T298"> </text:span></text:p>
            <text:p text:style-name="P291">-ent заеняем на emment</text:p>
          </table:table-cell>
          <table:table-cell table:style-name="Таблица27.B2" office:value-type="string">
            <text:p text:style-name="P167">prudent</text:p>
          </table:table-cell>
          <table:table-cell table:style-name="Таблица27.B2" office:value-type="string">
            <text:p text:style-name="P72"/>
          </table:table-cell>
          <table:table-cell table:style-name="Таблица27.B2" office:value-type="string">
            <text:p text:style-name="P167">prudemment</text:p>
          </table:table-cell>
          <table:table-cell table:style-name="Таблица27.E2" office:value-type="string">
            <text:p text:style-name="P167">аккуратно</text:p>
          </table:table-cell>
        </table:table-row>
        <table:table-row table:style-name="TableLine94401853574288">
          <table:table-cell table:style-name="Таблица27.B2" office:value-type="string">
            <text:p text:style-name="P291">прил на -ant:<text:span text:style-name="T298"> </text:span></text:p>
            <text:p text:style-name="P291">-ant заеняем на amment</text:p>
          </table:table-cell>
          <table:table-cell table:style-name="Таблица27.B2" office:value-type="string">
            <text:p text:style-name="P167">bruyant</text:p>
          </table:table-cell>
          <table:table-cell table:style-name="Таблица27.B2" office:value-type="string">
            <text:p text:style-name="P72"/>
          </table:table-cell>
          <table:table-cell table:style-name="Таблица27.B2" office:value-type="string">
            <text:p text:style-name="P167">bruyamment</text:p>
          </table:table-cell>
          <table:table-cell table:style-name="Таблица27.E2" office:value-type="string">
            <text:p text:style-name="P167">шумно</text:p>
          </table:table-cell>
        </table:table-row>
        <table:table-row table:style-name="TableLine94401853575456">
          <table:table-cell table:style-name="Таблица27.B2" office:value-type="string">
            <text:p text:style-name="P291"/>
          </table:table-cell>
          <table:table-cell table:style-name="Таблица27.B2" office:value-type="string">
            <text:p text:style-name="P167"/>
          </table:table-cell>
          <table:table-cell table:style-name="Таблица27.B2" office:value-type="string">
            <text:p text:style-name="P72"/>
          </table:table-cell>
          <table:table-cell table:style-name="Таблица27.B2" office:value-type="string">
            <text:p text:style-name="P167"/>
          </table:table-cell>
          <table:table-cell table:style-name="Таблица27.E2" office:value-type="string">
            <text:p text:style-name="P167"/>
          </table:table-cell>
        </table:table-row>
        <table:table-row table:style-name="TableLine94401853576624">
          <table:table-cell table:style-name="Таблица27.A8" table:number-columns-spanned="5" office:value-type="string">
            <text:p text:style-name="P311">Образование наречия от причастия</text:p>
          </table:table-cell>
          <table:covered-table-cell/>
          <table:covered-table-cell/>
          <table:covered-table-cell/>
          <table:covered-table-cell/>
        </table:table-row>
        <table:table-row table:style-name="TableLine94401853577824">
          <table:table-cell table:style-name="Таблица27.B2" office:value-type="string">
            <text:p text:style-name="P311">от мужской формы</text:p>
          </table:table-cell>
          <table:table-cell table:style-name="Таблица27.B2" office:value-type="string">
            <text:p text:style-name="P212">pr<text:span text:style-name="T1">é</text:span>cis<text:span text:style-name="T1">é</text:span></text:p>
          </table:table-cell>
          <table:table-cell table:style-name="Таблица27.B2" office:value-type="string">
            <text:p text:style-name="P212">уточненный</text:p>
          </table:table-cell>
          <table:table-cell table:style-name="Таблица27.B2" office:value-type="string">
            <text:p text:style-name="P212">pr<text:span text:style-name="T1">é</text:span>cis<text:span text:style-name="T1">ément</text:span></text:p>
          </table:table-cell>
          <table:table-cell table:style-name="Таблица27.E2" office:value-type="string">
            <text:p text:style-name="P212">точно</text:p>
          </table:table-cell>
        </table:table-row>
        <table:table-row table:style-name="TableLine94401853578800">
          <table:table-cell table:style-name="Таблица27.B2" office:value-type="string">
            <text:p text:style-name="P311"/>
          </table:table-cell>
          <table:table-cell table:style-name="Таблица27.B2" office:value-type="string">
            <text:p text:style-name="P212"><text:span text:style-name="T1">é</text:span>vident</text:p>
          </table:table-cell>
          <table:table-cell table:style-name="Таблица27.B2" office:value-type="string">
            <text:p text:style-name="P212">очевидный</text:p>
          </table:table-cell>
          <table:table-cell table:style-name="Таблица27.B2" office:value-type="string">
            <text:p text:style-name="P212"><text:span text:style-name="T1">é</text:span>videntmment</text:p>
          </table:table-cell>
          <table:table-cell table:style-name="Таблица27.E2" office:value-type="string">
            <text:p text:style-name="P212">очевидно</text:p>
          </table:table-cell>
        </table:table-row>
        <table:table-row table:style-name="TableLine94401853579968">
          <table:table-cell table:style-name="Таблица27.B2" office:value-type="string">
            <text:p text:style-name="P311"/>
          </table:table-cell>
          <table:table-cell table:style-name="Таблица27.B2" office:value-type="string">
            <text:p text:style-name="P212">absolu</text:p>
          </table:table-cell>
          <table:table-cell table:style-name="Таблица27.B2" office:value-type="string">
            <text:p text:style-name="P72"/>
          </table:table-cell>
          <table:table-cell table:style-name="Таблица27.B2" office:value-type="string">
            <text:p text:style-name="P212">absolument</text:p>
          </table:table-cell>
          <table:table-cell table:style-name="Таблица27.E2" office:value-type="string">
            <text:p text:style-name="P167"/>
          </table:table-cell>
        </table:table-row>
      </table:table>
      <text:p text:style-name="ubuntu_5f_mono_5f_9"/>
      <table:table table:name="Таблица52" table:style-name="Таблица52">
        <table:table-column table:style-name="Таблица52.A"/>
        <table:table-row table:style-name="Таблица52.1">
          <table:table-cell table:style-name="Таблица52.A1" office:value-type="string">
            <text:p text:style-name="P402"><text:span text:style-name="ubuntu_5f_mono_5f_9"><text:span text:style-name="T224">1. Если н.харатеризует действие</text:span></text:span><text:span text:style-name="ubuntu_5f_mono_5f_9"><text:span text:style-name="T162">, </text:span></text:span><text:span text:style-name="ubuntu_5f_mono_5f_9"><text:span text:style-name="T224">то ставится после глагола</text:span></text:span><text:span text:style-name="ubuntu_5f_mono_5f_9"><text:span text:style-name="T162"> (после вспом глагола в составных временах)</text:span></text:span></text:p>
            <text:p text:style-name="P402"><text:span text:style-name="ubuntu_5f_mono_5f_9"><text:span text:style-name="T200"><text:s text:c="4"/></text:span></text:span><text:span text:style-name="ubuntu_5f_mono_5f_9"><text:span text:style-name="T162">je mange beaucoup</text:span></text:span></text:p>
            <text:p text:style-name="P402"><text:span text:style-name="ubuntu_5f_mono_5f_9"><text:span text:style-name="T200"><text:s text:c="4"/></text:span></text:span><text:span text:style-name="ubuntu_5f_mono_5f_9"><text:span text:style-name="T162">j'ai beaucoup mangé</text:span></text:span></text:p>
            <text:p text:style-name="P398"><text:span text:style-name="ubuntu_5f_mono_5f_9"><text:span text:style-name="T200"><text:s text:c="4"/></text:span></text:span><text:span text:style-name="ubuntu_5f_mono_5f_9"><text:span text:style-name="T162">но j'ai mangé beaucoup de bonbons</text:span></text:span></text:p>
          </table:table-cell>
        </table:table-row>
        <table:table-row table:style-name="Таблица52.1">
          <table:table-cell table:style-name="Таблица52.A2" office:value-type="string">
            <text:p text:style-name="P399"><text:span text:style-name="ubuntu_5f_mono_5f_9"><text:span text:style-name="T224">2. в сложных временах beaucoup, peu, bien, mal, encore, déjà, trop - ставятся перед participe passé </text:span></text:span><text:span text:style-name="ubuntu_5f_mono_5f_9"><text:span text:style-name="T162">(после</text:span></text:span><text:span text:style-name="ubuntu_5f_mono_5f_9"><text:span text:style-name="T201"> </text:span></text:span><text:span text:style-name="ubuntu_5f_mono_5f_9"><text:span text:style-name="T162">вспом.глагола)</text:span></text:span></text:p>
            <text:p text:style-name="P399"><text:span text:style-name="ubuntu_5f_mono_5f_9"><text:span text:style-name="T224">остальные наречия - после причастия.</text:span></text:span></text:p>
            <text:p text:style-name="P399"><text:span text:style-name="ubuntu_5f_mono_5f_9"><text:span text:style-name="T200"><text:s text:c="4"/></text:span></text:span><text:span text:style-name="ubuntu_5f_mono_5f_9"><text:span text:style-name="T162">Elle atrop mangé</text:span></text:span></text:p>
            <text:p text:style-name="P405"><text:span text:style-name="ubuntu_5f_mono_5f_9"><text:span text:style-name="T200"><text:s text:c="4"/></text:span></text:span><text:span text:style-name="ubuntu_5f_mono_5f_9"><text:span text:style-name="T162">j'ai bien passé mes vacances d'été</text:span></text:span></text:p>
            <text:p text:style-name="P430"><text:span text:style-name="ubuntu_5f_mono_5f_9"><text:span text:style-name="T200"><text:s text:c="4"/></text:span></text:span><text:span text:style-name="ubuntu_5f_mono_5f_9"><text:span text:style-name="T162">il a mal récité le poème (он плохо прочел стихотворение)</text:span></text:span></text:p>
          </table:table-cell>
        </table:table-row>
        <table:table-row table:style-name="Таблица52.1">
          <table:table-cell table:style-name="Таблица52.A2" office:value-type="string">
            <text:p text:style-name="P402"><text:span text:style-name="ubuntu_5f_mono_5f_9"><text:span text:style-name="T224">3. Если наречие характеризует другое наречие</text:span></text:span><text:span text:style-name="ubuntu_5f_mono_5f_9"><text:span text:style-name="T162">, то перед ним</text:span></text:span></text:p>
            <text:p text:style-name="P398"><text:span text:style-name="ubuntu_5f_mono_5f_9"><text:span text:style-name="T162"><text:s text:c="3"/>il me téléphone tres souvent</text:span></text:span></text:p>
          </table:table-cell>
        </table:table-row>
        <table:table-row table:style-name="Таблица52.1">
          <table:table-cell table:style-name="Таблица52.A2" office:value-type="string">
            <text:p text:style-name="P402"><text:span text:style-name="ubuntu_5f_mono_5f_9"><text:span text:style-name="T224">4. Если наречие характеризует прилагательное</text:span></text:span><text:span text:style-name="ubuntu_5f_mono_5f_9"><text:span text:style-name="T162">, то перед прилагательным</text:span></text:span></text:p>
            <text:p text:style-name="P402"><text:span text:style-name="ubuntu_5f_mono_5f_9"><text:span text:style-name="T162"><text:s text:c="4"/>leur famille habite une très jolie maison</text:span></text:span></text:p>
          </table:table-cell>
        </table:table-row>
        <text:soft-page-break/>
        <table:table-row table:style-name="Таблица52.1">
          <table:table-cell table:style-name="Таблица52.A2" office:value-type="string">
            <text:p text:style-name="P194"><text:span text:style-name="T36">5. Если наречие относится к существительному-дополнению</text:span>, то наречие ставится перед ним</text:p>
            <text:p text:style-name="P194"><text:span text:style-name="T299"><text:s text:c="4"/></text:span>j'ai lu beaucoup de journaux</text:p>
            <text:p text:style-name="P194"><text:span text:style-name="T299"><text:s text:c="4"/></text:span>nous avons mangé peu de croissants</text:p>
          </table:table-cell>
        </table:table-row>
        <table:table-row table:style-name="Таблица52.1">
          <table:table-cell table:style-name="Таблица52.A2" office:value-type="string">
            <text:p text:style-name="P301">4. Отрицания<text:span text:style-name="T299"> </text:span>в постых временах:</text:p>
            <text:p text:style-name="P195"><text:span text:style-name="T299"><text:s text:c="3"/></text:span><text:s/>je ne vient plus</text:p>
            <text:p text:style-name="P195"><text:span text:style-name="T299"><text:s text:c="4"/></text:span>je ne le connais guère (я его почти не знаю)</text:p>
            <text:p text:style-name="P195"><text:span text:style-name="T299"><text:s text:c="4"/></text:span>je ne connais point (я его совсем не знаю)</text:p>
            <text:p text:style-name="P195"><text:span text:style-name="T299"><text:s text:c="4"/></text:span>je ne comprends rien</text:p>
          </table:table-cell>
        </table:table-row>
        <table:table-row table:style-name="Таблица52.1">
          <table:table-cell table:style-name="Таблица52.A2" office:value-type="string">
            <text:p text:style-name="P301">5. Отрицание в составных временах</text:p>
            <text:p text:style-name="P195"><text:span text:style-name="T299"><text:s text:c="4"/></text:span>il n'est pas venu (он не пришел)</text:p>
          </table:table-cell>
        </table:table-row>
        <table:table-row table:style-name="Таблица52.1">
          <table:table-cell table:style-name="Таблица52.A2" office:value-type="string">
            <text:p text:style-name="P168"><text:span text:style-name="T36">6. Наречия nulle part (нигде, никуда) и personne</text:span> ставятся после причастия</text:p>
            <text:p text:style-name="P168"><text:span text:style-name="T299"><text:s text:c="4"/></text:span>je n'ai vu personne (я никого не видел)</text:p>
            <text:p text:style-name="P168"><text:span text:style-name="T299"><text:s text:c="4"/></text:span>je ne suis allée nulle part (я никуда не пошла)</text:p>
          </table:table-cell>
        </table:table-row>
        <table:table-row table:style-name="Таблица52.1">
          <table:table-cell table:style-name="Таблица52.A2" office:value-type="string">
            <text:p text:style-name="P196"><text:span text:style-name="T36">7. Если наречие отосится ко всему предложению</text:span>, то ставится либо в начале предложения, либо в конце</text:p>
            <text:p text:style-name="P196"><text:span text:style-name="T299"><text:s text:c="4"/></text:span>Heureusement, nous avons la possibilité de le faire (heureusement). — К счастью, у нас есть возможность <text:span text:style-name="T299"><text:s/></text:span>сделать это.</text:p>
            <text:p text:style-name="P196"><text:span text:style-name="T299"><text:s text:c="4"/></text:span>Je vais au théâtre souvent. – Я хожу в театр часто.</text:p>
            <text:p text:style-name="P196"><text:span text:style-name="T299"><text:s text:c="4"/></text:span>Hier j’ai rencontré Michel. – Вчера я встретила Мишеля.</text:p>
            <text:p text:style-name="P196"><text:span text:style-name="T299"><text:s text:c="4"/></text:span>Michel aime Marie éperdument. – Мишель любит Мари безумно.</text:p>
          </table:table-cell>
        </table:table-row>
        <table:table-row table:style-name="Таблица52.1">
          <table:table-cell table:style-name="Таблица52.A2" office:value-type="string">
            <text:p text:style-name="P197"><text:span text:style-name="T36">8. Если глагол в предложении выступает в одном из ближайших времен</text:span>, то наречие должно находиться перед инфинитивом смыслового глагола:</text:p>
            <text:p text:style-name="P197"><text:s text:c="4"/>Elle va immédiatement vous faire du café. — Она немедленно приготовит вам кофе.</text:p>
            <text:p text:style-name="P197"><text:s text:c="4"/>Nous allons tout de suite vous raconter cette histoire. – Мы сейчас же расскажем вам эту историю.</text:p>
            <text:p text:style-name="P197"><text:s text:c="4"/>Elles vont bientôt terminer leur ouvrage. – Они скоро закончат свою работу.</text:p>
          </table:table-cell>
        </table:table-row>
        <table:table-row table:style-name="Таблица52.1">
          <table:table-cell table:style-name="Таблица52.A2" office:value-type="string">
            <text:p text:style-name="P198"><text:span text:style-name="T39">9. Н</text:span><text:span text:style-name="T36">аречи</text:span><text:span text:style-name="T39">я</text:span><text:span text:style-name="T36"> времени и места</text:span><text:span text:style-name="T298"> -</text:span> ставятся либо в начале предложения, либо в конце:</text:p>
            <text:p text:style-name="P198"><text:s text:c="4"/>Où vas-tu ? Je vais là-bas. – Куда ты идешь? Я иду туда.</text:p>
            <text:p text:style-name="P198"><text:s text:c="4"/>J’ai été chez André hier. – Я был у Андре вчера.</text:p>
            <text:p text:style-name="P198"><text:s text:c="4"/>Nous voulons faire cela maintenant. – Мы хотим сделать это сейчас.</text:p>
            <text:p text:style-name="P198"><text:s text:c="4"/>Il fait chaud ici. – Жарко здесь. / Здесь жарко.</text:p>
            <text:p text:style-name="P198"><text:s text:c="4"/>Nous visitons nos cousins souvent. – Мы навещаем наших двоюродных братьев часто.</text:p>
          </table:table-cell>
        </table:table-row>
      </table:table>
      <text:p text:style-name="ubuntu_5f_mono_5f_9"/>
      <text:p text:style-name="ubuntu_5f_mono_5f_9"/>
      <text:h text:style-name="P3" text:outline-level="6">Предлоги</text:h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row table:style-name="TableLine94401853626288">
          <table:table-cell table:style-name="Таблица35.A1" office:value-type="string">
            <text:p text:style-name="P18">de</text:p>
          </table:table-cell>
          <table:table-cell table:style-name="Таблица35.A1" office:value-type="string">
            <text:p text:style-name="ubuntu_5f_mono_5f_9"><text:span text:style-name="ubuntu_5f_mono_5f_9"><text:span text:style-name="T108">de la table</text:span></text:span></text:p>
          </table:table-cell>
          <table:table-cell table:style-name="Таблица35.C1" office:value-type="string">
            <text:p text:style-name="ubuntu_5f_mono_5f_9"><text:span text:style-name="ubuntu_5f_mono_5f_9"><text:span text:style-name="T92">1. значение родительного падежа: "стола"</text:span></text:span></text:p>
            <text:p text:style-name="ubuntu_5f_mono_5f_9"><text:span text:style-name="ubuntu_5f_mono_5f_9"><text:span text:style-name="T92">2. о чем-то: "о столе"</text:span></text:span></text:p>
            <text:p text:style-name="ubuntu_5f_mono_5f_9"><text:span text:style-name="ubuntu_5f_mono_5f_9"><text:span text:style-name="T92">3. относительное прилагательное (чаще без артикля): "vin de table" (вино столовое)</text:span></text:span></text:p>
            <text:p text:style-name="ubuntu_5f_mono_5f_9"><text:span text:style-name="ubuntu_5f_mono_5f_9"><text:span text:style-name="T92">4. движение от чего-то: "от стола"</text:span></text:span></text:p>
          </table:table-cell>
        </table:table-row>
        <table:table-row table:style-name="TableLine94401853743984">
          <table:table-cell table:style-name="Таблица35.A2" office:value-type="string">
            <text:p text:style-name="P18">à</text:p>
          </table:table-cell>
          <table:table-cell table:style-name="Таблица35.A2" office:value-type="string">
            <text:p text:style-name="ubuntu_5f_mono_5f_9"><text:span text:style-name="ubuntu_5f_mono_5f_9"><text:span text:style-name="T92">à la table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1. значение дательного падежа, "столу"</text:span></text:span></text:p>
            <text:p text:style-name="ubuntu_5f_mono_5f_9"><text:span text:style-name="ubuntu_5f_mono_5f_9"><text:span text:style-name="T92">2. приближение: "к столу"</text:span></text:span></text:p>
          </table:table-cell>
        </table:table-row>
        <table:table-row table:style-name="TableLine94401853745792">
          <table:table-cell table:style-name="Таблица35.A2" office:value-type="string">
            <text:p text:style-name="fr_5f_text_5f_8"><text:span text:style-name="fr_5f_text_5f_8"><text:span text:style-name="T439">après</text:span></text:span></text:p>
          </table:table-cell>
          <table:table-cell table:style-name="Таблица35.A2" office:value-type="string">
            <text:p text:style-name="P449"><text:span text:style-name="ubuntu_5f_mono_5f_9"><text:span text:style-name="T103">после</text:span></text:span></text:p>
          </table:table-cell>
          <table:table-cell table:style-name="Таблица35.C2" office:value-type="string">
            <text:p text:style-name="P449"><text:span text:style-name="ubuntu_5f_mono_5f_9"><text:span text:style-name="T92">après le concert</text:span></text:span><text:span text:style-name="ubuntu_5f_mono_5f_9"><text:span text:style-name="T103"> (</text:span></text:span><text:span text:style-name="ubuntu_5f_mono_5f_9"><text:span text:style-name="T92">после концерта</text:span></text:span><text:span text:style-name="ubuntu_5f_mono_5f_9"><text:span text:style-name="T103">)</text:span></text:span></text:p>
            <text:p text:style-name="P441"><text:span text:style-name="ubuntu_5f_mono_5f_9"><text:span text:style-name="T92">Après le dîner, généralement, il dort</text:span></text:span></text:p>
          </table:table-cell>
        </table:table-row>
        <table:table-row table:style-name="TableLine94401853746592">
          <table:table-cell table:style-name="Таблица35.A2" office:value-type="string">
            <text:p text:style-name="P19">avant</text:p>
          </table:table-cell>
          <table:table-cell table:style-name="Таблица35.A2" office:value-type="string">
            <text:p text:style-name="P449"><text:span text:style-name="ubuntu_5f_mono_5f_9"><text:span text:style-name="T103">перед (во времени)</text:span></text:span></text:p>
          </table:table-cell>
          <table:table-cell table:style-name="Таблица35.C2" office:value-type="string">
            <text:p text:style-name="P449"><text:span text:style-name="ubuntu_5f_mono_5f_9"><text:span text:style-name="T92">avant la guerre</text:span></text:span><text:span text:style-name="ubuntu_5f_mono_5f_9"><text:span text:style-name="T103"> (</text:span></text:span><text:span text:style-name="ubuntu_5f_mono_5f_9"><text:span text:style-name="T92">перед войной (во времени)</text:span></text:span><text:span text:style-name="ubuntu_5f_mono_5f_9"><text:span text:style-name="T103">)</text:span></text:span></text:p>
            <text:p text:style-name="P441"><text:span text:style-name="ubuntu_5f_mono_5f_9"><text:span text:style-name="T92">La vache mange avant l'homme</text:span></text:span></text:p>
          </table:table-cell>
        </table:table-row>
        <table:table-row table:style-name="TableLine94401853747440">
          <table:table-cell table:style-name="Таблица35.A2" office:value-type="string">
            <text:p text:style-name="P19">avec</text:p>
          </table:table-cell>
          <table:table-cell table:style-name="Таблица35.A2" office:value-type="string">
            <text:p text:style-name="ubuntu_5f_mono_5f_9"><text:span text:style-name="ubuntu_5f_mono_5f_9"><text:span text:style-name="T92">avec un ami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с другом</text:span></text:span></text:p>
          </table:table-cell>
        </table:table-row>
        <table:table-row table:style-name="TableLine94401853748240">
          <table:table-cell table:style-name="Таблица35.A2" office:value-type="string">
            <text:p text:style-name="P20">en</text:p>
          </table:table-cell>
          <table:table-cell table:style-name="Таблица35.A2" office:value-type="string">
            <text:p text:style-name="ubuntu_5f_mono_5f_9"><text:span text:style-name="ubuntu_5f_mono_5f_9"><text:span text:style-name="T92">en France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во Франци</text:span></text:span></text:p>
          </table:table-cell>
        </table:table-row>
        <table:table-row table:style-name="TableLine94401853749264">
          <table:table-cell table:style-name="Таблица35.A2" office:value-type="string">
            <text:p text:style-name="P19">entre</text:p>
          </table:table-cell>
          <table:table-cell table:style-name="Таблица35.A2" office:value-type="string">
            <text:p text:style-name="ubuntu_5f_mono_5f_9"><text:span text:style-name="ubuntu_5f_mono_5f_9"><text:span text:style-name="T92">entre les lignes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между строк, среди строк</text:span></text:span></text:p>
            <text:p text:style-name="P438"><text:span text:style-name="ubuntu_5f_mono_5f_9"><text:span text:style-name="T92">C'est entre nous et elles</text:span></text:span></text:p>
          </table:table-cell>
        </table:table-row>
        <table:table-row table:style-name="TableLine94401853750064">
          <table:table-cell table:style-name="Таблица35.A2" office:value-type="string">
            <text:p text:style-name="P19">envers</text:p>
          </table:table-cell>
          <table:table-cell table:style-name="Таблица35.A2" office:value-type="string">
            <text:p text:style-name="ubuntu_5f_mono_5f_9"><text:span text:style-name="ubuntu_5f_mono_5f_9"><text:span text:style-name="T92">envers Jean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по отношению к Жану</text:span></text:span></text:p>
          </table:table-cell>
        </table:table-row>
        <table:table-row table:style-name="TableLine94401853751024">
          <table:table-cell table:style-name="Таблица35.A2" office:value-type="string">
            <text:p text:style-name="P19">chez</text:p>
          </table:table-cell>
          <table:table-cell table:style-name="Таблица35.A2" office:value-type="string">
            <text:p text:style-name="ubuntu_5f_mono_5f_9"><text:span text:style-name="ubuntu_5f_mono_5f_9"><text:span text:style-name="T92">chez un ami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у друга (у кого-то в доме)</text:span></text:span></text:p>
            <text:p text:style-name="P441"><text:span text:style-name="ubuntu_5f_mono_5f_9"><text:span text:style-name="T92">Nous vivons chez nos parents</text:span></text:span></text:p>
            <text:p text:style-name="P441"><text:span text:style-name="ubuntu_5f_mono_5f_9"><text:span text:style-name="T92">Oui, elle est chez elle (Да, она у себя)</text:span></text:span></text:p>
          </table:table-cell>
        </table:table-row>
        <table:table-row table:style-name="TableLine94401853751904">
          <table:table-cell table:style-name="Таблица35.A2" office:value-type="string">
            <text:p text:style-name="P19">contre</text:p>
          </table:table-cell>
          <table:table-cell table:style-name="Таблица35.A2" office:value-type="string">
            <text:p text:style-name="ubuntu_5f_mono_5f_9"><text:span text:style-name="ubuntu_5f_mono_5f_9"><text:span text:style-name="T92">contre les règles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против правил</text:span></text:span></text:p>
            <text:p text:style-name="P66"><text:span text:style-name="ubuntu_5f_mono_5f_9"><text:span text:style-name="T92">Je dors contre le mur (около стены)</text:span></text:span></text:p>
            <text:p text:style-name="P67"><text:span text:style-name="ubuntu_5f_mono_5f_9"><text:span text:style-name="T92">Pose ta valise contre la porte (положи твой чемодан около двери)</text:span></text:span></text:p>
          </table:table-cell>
        </table:table-row>
        <table:table-row table:style-name="TableLine94401853752864">
          <table:table-cell table:style-name="Таблица35.A2" office:value-type="string">
            <text:p text:style-name="P19">dans</text:p>
          </table:table-cell>
          <table:table-cell table:style-name="Таблица35.A2" office:value-type="string">
            <text:p text:style-name="ubuntu_5f_mono_5f_9"><text:span text:style-name="ubuntu_5f_mono_5f_9"><text:span text:style-name="T92">dans le magasin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в магазине</text:span></text:span></text:p>
          </table:table-cell>
        </table:table-row>
        <table:table-row table:style-name="TableLine94401853753824">
          <table:table-cell table:style-name="Таблица35.A2" office:value-type="string">
            <text:p text:style-name="P19">depuis</text:p>
          </table:table-cell>
          <table:table-cell table:style-name="Таблица35.A2" office:value-type="string">
            <text:p text:style-name="ubuntu_5f_mono_5f_9"><text:span text:style-name="ubuntu_5f_mono_5f_9"><text:span text:style-name="T92">depuis dimanche</text:span></text:span></text:p>
            <text:p text:style-name="P454"><text:span text:style-name="ubuntu_5f_mono_5f_9"><text:span text:style-name="T104">Depuis aujourd'hui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начиная с воскресенья</text:span></text:span></text:p>
            <text:p text:style-name="P438"><text:span text:style-name="ubuntu_5f_mono_5f_9"><text:span text:style-name="T92">Depuis octobre</text:span></text:span></text:p>
            <text:p text:style-name="P441"><text:span text:style-name="ubuntu_5f_mono_5f_9"><text:span text:style-name="T92">Depuis le début (сначала)</text:span></text:span></text:p>
          </table:table-cell>
        </table:table-row>
        <table:table-row table:style-name="TableLine94401853754784">
          <table:table-cell table:style-name="Таблица35.A2" office:value-type="string">
            <text:p text:style-name="fr_5f_text_5f_8"><text:span text:style-name="fr_5f_text_5f_8"><text:span text:style-name="T439">derrière</text:span></text:span></text:p>
          </table:table-cell>
          <table:table-cell table:style-name="Таблица35.A2" office:value-type="string">
            <text:p text:style-name="ubuntu_5f_mono_5f_9"><text:span text:style-name="ubuntu_5f_mono_5f_9"><text:span text:style-name="T108">derrière un arbre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за деревом</text:span></text:span></text:p>
            <text:p text:style-name="P438"><text:span text:style-name="ubuntu_5f_mono_5f_9"><text:span text:style-name="T92">L'insecte est derrière le rideau</text:span></text:span></text:p>
            <text:p text:style-name="P442"><text:span text:style-name="ubuntu_5f_mono_5f_9"><text:span text:style-name="T92">Le chat est derrière elle</text:span></text:span></text:p>
          </table:table-cell>
        </table:table-row>
        <table:table-row table:style-name="TableLine94401853755744">
          <table:table-cell table:style-name="Таблица35.A2" office:value-type="string">
            <text:p text:style-name="P19">devant</text:p>
          </table:table-cell>
          <table:table-cell table:style-name="Таблица35.A2" office:value-type="string">
            <text:p text:style-name="ubuntu_5f_mono_5f_9"><text:span text:style-name="ubuntu_5f_mono_5f_9"><text:span text:style-name="T92">devant une maison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перед домом (физическое пространство)</text:span></text:span></text:p>
            <text:p text:style-name="P485"><text:span text:style-name="ubuntu_5f_mono_5f_9"><text:span text:style-name="T92">Je suis devant le chien (я перед псом)</text:span></text:span></text:p>
          </table:table-cell>
        </table:table-row>
        <table:table-row table:style-name="TableLine94401853756704">
          <table:table-cell table:style-name="Таблица35.A2" office:value-type="string">
            <text:p text:style-name="P21">durant</text:p>
          </table:table-cell>
          <table:table-cell table:style-name="Таблица35.A2" office:value-type="string">
            <text:p text:style-name="ubuntu_5f_mono_5f_9"><text:span text:style-name="ubuntu_5f_mono_5f_9"><text:span text:style-name="T92"/></text:span></text:p>
          </table:table-cell>
          <table:table-cell table:style-name="Таблица35.C2" office:value-type="string">
            <text:p text:style-name="P438"><text:span text:style-name="ubuntu_5f_mono_5f_9"><text:span text:style-name="T92">L'animal boit durant la nuit</text:span></text:span></text:p>
            <text:p text:style-name="P442"><text:span text:style-name="ubuntu_5f_mono_5f_9"><text:span text:style-name="T92">Durant la nuit, il fait noir (Ночью темно)</text:span></text:span></text:p>
          </table:table-cell>
        </table:table-row>
        <table:table-row table:style-name="TableLine94401853757664">
          <table:table-cell table:style-name="Таблица35.A2" office:value-type="string">
            <text:p text:style-name="P23">malgr<text:span text:style-name="T120">é</text:span></text:p>
          </table:table-cell>
          <table:table-cell table:style-name="Таблица35.A2" office:value-type="string">
            <text:p text:style-name="P440"><text:span text:style-name="ubuntu_5f_mono_5f_9"><text:span text:style-name="T92">помимо, вопреки</text:span></text:span></text:p>
          </table:table-cell>
          <table:table-cell table:style-name="Таблица35.C2" office:value-type="string">
            <text:p text:style-name="P440"><text:span text:style-name="ubuntu_5f_mono_5f_9"><text:span text:style-name="T92">Je lis malgré la nuit</text:span></text:span></text:p>
            <text:p text:style-name="P441"><text:span text:style-name="ubuntu_5f_mono_5f_9"><text:span text:style-name="T92">Malgré elle, elle aime ce garçon (вопреки себе)</text:span></text:span></text:p>
          </table:table-cell>
        </table:table-row>
        <table:table-row table:style-name="TableLine94401853758624">
          <table:table-cell table:style-name="Таблица35.A2" office:value-type="string">
            <text:p text:style-name="P19">par</text:p>
          </table:table-cell>
          <table:table-cell table:style-name="Таблица35.A2" office:value-type="string">
            <text:p text:style-name="ubuntu_5f_mono_5f_9"><text:span text:style-name="ubuntu_5f_mono_5f_9"><text:span text:style-name="T92">par une amie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значение творительного падежа ("подругой")</text:span></text:span></text:p>
            <text:p text:style-name="P508"><text:span text:style-name="ubuntu_5f_mono_5f_9"><text:span text:style-name="T106">par moi - [сделано] мной</text:span></text:span></text:p>
            <text:p text:style-name="P508"><text:span text:style-name="ubuntu_5f_mono_5f_9"><text:span text:style-name="T106">par les anciens amis - бывшими друзьями</text:span></text:span></text:p>
          </table:table-cell>
        </table:table-row>
        <table:table-row table:style-name="TableLine94401853759584">
          <table:table-cell table:style-name="Таблица35.A2" office:value-type="string">
            <text:p text:style-name="P22">parmi</text:p>
          </table:table-cell>
          <table:table-cell table:style-name="Таблица35.A2" office:value-type="string">
            <text:p text:style-name="ubuntu_5f_mono_5f_9"><text:span text:style-name="ubuntu_5f_mono_5f_9"><text:span text:style-name="T92"/></text:span></text:p>
          </table:table-cell>
          <table:table-cell table:style-name="Таблица35.C2" office:value-type="string">
            <text:p text:style-name="P441"><text:span text:style-name="ubuntu_5f_mono_5f_9"><text:span text:style-name="T92">Un chat noir dort parmi les chiens blancs</text:span></text:span></text:p>
          </table:table-cell>
        </table:table-row>
        <table:table-row table:style-name="TableLine94401853760544">
          <table:table-cell table:style-name="Таблица35.A2" office:value-type="string">
            <text:p text:style-name="P19">pendant</text:p>
          </table:table-cell>
          <table:table-cell table:style-name="Таблица35.A2" office:value-type="string">
            <text:p text:style-name="P449"><text:span text:style-name="ubuntu_5f_mono_5f_9"><text:span text:style-name="T103">во время</text:span></text:span></text:p>
          </table:table-cell>
          <table:table-cell table:style-name="Таблица35.C2" office:value-type="string">
            <text:p text:style-name="P449"><text:span text:style-name="ubuntu_5f_mono_5f_9"><text:span text:style-name="T92">pendant le dîner</text:span></text:span><text:span text:style-name="ubuntu_5f_mono_5f_9"><text:span text:style-name="T103"> (</text:span></text:span><text:span text:style-name="ubuntu_5f_mono_5f_9"><text:span text:style-name="T92">во время ужина</text:span></text:span><text:span text:style-name="ubuntu_5f_mono_5f_9"><text:span text:style-name="T103">)</text:span></text:span></text:p>
            <text:p text:style-name="P438"><text:span text:style-name="ubuntu_5f_mono_5f_9"><text:span text:style-name="T92">Je mange pendant la journée</text:span></text:span><text:span text:style-name="ubuntu_5f_mono_5f_9"><text:span text:style-name="T104"> (в течение дня)</text:span></text:span></text:p>
          </table:table-cell>
        </table:table-row>
        <table:table-row table:style-name="TableLine94401853761504">
          <table:table-cell table:style-name="Таблица35.A2" office:value-type="string">
            <text:p text:style-name="P19">pour</text:p>
          </table:table-cell>
          <table:table-cell table:style-name="Таблица35.A2" office:value-type="string">
            <text:p text:style-name="ubuntu_5f_mono_5f_9"><text:span text:style-name="ubuntu_5f_mono_5f_9"><text:span text:style-name="T92">pour ami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ради друга, для друга</text:span></text:span></text:p>
          </table:table-cell>
        </table:table-row>
        <table:table-row table:style-name="TableLine94401853762464">
          <table:table-cell table:style-name="Таблица35.A2" office:value-type="string">
            <text:p text:style-name="P19">sans</text:p>
          </table:table-cell>
          <table:table-cell table:style-name="Таблица35.A2" office:value-type="string">
            <text:p text:style-name="ubuntu_5f_mono_5f_9"><text:span text:style-name="ubuntu_5f_mono_5f_9"><text:span text:style-name="T92">sans amis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без друзей (часто без артикля)</text:span></text:span></text:p>
            <text:p text:style-name="P441"><text:span text:style-name="ubuntu_5f_mono_5f_9"><text:span text:style-name="T92">Je veux pâtes sans fromage</text:span></text:span></text:p>
          </table:table-cell>
        </table:table-row>
        <table:table-row table:style-name="TableLine94401853763424">
          <table:table-cell table:style-name="Таблица35.A2" office:value-type="string">
            <text:p text:style-name="P19">sauf</text:p>
          </table:table-cell>
          <table:table-cell table:style-name="Таблица35.A2" office:value-type="string">
            <text:p text:style-name="ubuntu_5f_mono_5f_9"><text:span text:style-name="ubuntu_5f_mono_5f_9"><text:span text:style-name="T92">sauf Marie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кроме Марии</text:span></text:span></text:p>
            <text:p text:style-name="P441"><text:span text:style-name="ubuntu_5f_mono_5f_9"><text:span text:style-name="T92">Oui, sauf quand il pleut (Да, кроме того, когда идет дождь)</text:span></text:span></text:p>
            <text:p text:style-name="P441"><text:span text:style-name="ubuntu_5f_mono_5f_9"><text:span text:style-name="T92">Non, sauf ma femme</text:span></text:span></text:p>
          </table:table-cell>
        </table:table-row>
        <table:table-row table:style-name="TableLine94401853764384">
          <table:table-cell table:style-name="Таблица35.A2" office:value-type="string">
            <text:p text:style-name="P19">selon</text:p>
          </table:table-cell>
          <table:table-cell table:style-name="Таблица35.A2" office:value-type="string">
            <text:p text:style-name="ubuntu_5f_mono_5f_9"><text:span text:style-name="ubuntu_5f_mono_5f_9"><text:span text:style-name="T92">selon Jean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по мнению Жана</text:span></text:span></text:p>
            <text:p text:style-name="P441"><text:span text:style-name="ubuntu_5f_mono_5f_9"><text:span text:style-name="T92">Selon vous c'est jaune (по-вашему, это желтое)</text:span></text:span></text:p>
            <text:p text:style-name="P442"><text:span text:style-name="ubuntu_5f_mono_5f_9"><text:span text:style-name="T92">Selon elle, ces garçons veulent ma chemise</text:span></text:span></text:p>
          </table:table-cell>
        </table:table-row>
        <table:table-row table:style-name="TableLine94401853765344">
          <table:table-cell table:style-name="Таблица35.A2" office:value-type="string">
            <text:p text:style-name="P20">sous</text:p>
          </table:table-cell>
          <table:table-cell table:style-name="Таблица35.A2" office:value-type="string">
            <text:p text:style-name="ubuntu_5f_mono_5f_9"><text:span text:style-name="ubuntu_5f_mono_5f_9"><text:span text:style-name="T92">sous un arbre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под деревом</text:span></text:span></text:p>
          </table:table-cell>
        </table:table-row>
        <table:table-row table:style-name="TableLine94401853766304">
          <table:table-cell table:style-name="Таблица35.A2" office:value-type="string">
            <text:p text:style-name="P20">sur</text:p>
          </table:table-cell>
          <table:table-cell table:style-name="Таблица35.A2" office:value-type="string">
            <text:p text:style-name="ubuntu_5f_mono_5f_9"><text:span text:style-name="ubuntu_5f_mono_5f_9"><text:span text:style-name="T92">sur la table</text:span></text:span></text:p>
          </table:table-cell>
          <table:table-cell table:style-name="Таблица35.C2" office:value-type="string">
            <text:p text:style-name="P68"><text:span text:style-name="ubuntu_5f_mono_5f_9"><text:span text:style-name="T92">Ce verre est sur la table</text:span></text:span></text:p>
            <text:p text:style-name="P439"><text:span text:style-name="ubuntu_5f_mono_5f_9"><text:span text:style-name="T92">Vous écrivez sur le personnel (о сотрудниках)</text:span></text:span></text:p>
          </table:table-cell>
        </table:table-row>
        <table:table-row table:style-name="TableLine94401853767264">
          <table:table-cell table:style-name="Таблица35.A2" office:value-type="string">
            <text:p text:style-name="P19">vers</text:p>
          </table:table-cell>
          <table:table-cell table:style-name="Таблица35.A2" office:value-type="string">
            <text:p text:style-name="ubuntu_5f_mono_5f_9"><text:span text:style-name="ubuntu_5f_mono_5f_9"><text:span text:style-name="T92">marcher vers une ville</text:span></text:span></text:p>
          </table:table-cell>
          <table:table-cell table:style-name="Таблица35.C2" office:value-type="string">
            <text:p text:style-name="ubuntu_5f_mono_5f_9"><text:span text:style-name="ubuntu_5f_mono_5f_9"><text:span text:style-name="T92">идти по направлению к городу</text:span></text:span></text:p>
            <text:p text:style-name="P441"><text:span text:style-name="ubuntu_5f_mono_5f_9"><text:span text:style-name="T92">Vous allez vers le cheval</text:span></text:span></text:p>
          </table:table-cell>
        </table:table-row>
      </table:table>
      <text:p text:style-name="ubuntu_5f_mono_5f_9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TableLine94401853768496">
          <table:table-cell table:style-name="Таблица26.A1" office:value-type="string">
            <text:p text:style-name="P139">parler à</text:p>
          </table:table-cell>
          <table:table-cell table:style-name="Таблица26.A1" office:value-type="string">
            <text:p text:style-name="P139">говорить с к-л.</text:p>
          </table:table-cell>
          <table:table-cell table:style-name="Таблица26.A1" office:value-type="string">
            <text:p text:style-name="P139">Je parle à Jeanne</text:p>
          </table:table-cell>
          <table:table-cell table:style-name="Таблица26.D1" office:value-type="string">
            <text:p text:style-name="P139"/>
          </table:table-cell>
        </table:table-row>
        <table:table-row table:style-name="TableLine94401853781184">
          <table:table-cell table:style-name="Таблица26.A2" office:value-type="string">
            <text:p text:style-name="P139">parler de</text:p>
          </table:table-cell>
          <table:table-cell table:style-name="Таблица26.A2" office:value-type="string">
            <text:p text:style-name="P139">говорить о ч-л</text:p>
          </table:table-cell>
          <table:table-cell table:style-name="Таблица26.A2" office:value-type="string">
            <text:p text:style-name="P139">Je parle de<text:span text:style-name="T478"> </text:span>Jeanne</text:p>
          </table:table-cell>
          <table:table-cell table:style-name="Таблица26.D2" office:value-type="string">
            <text:p text:style-name="P140"/>
          </table:table-cell>
        </table:table-row>
        <table:table-row table:style-name="TableLine94401853783536">
          <table:table-cell table:style-name="Таблица26.A2" office:value-type="string">
            <text:p text:style-name="P139">servir à</text:p>
          </table:table-cell>
          <table:table-cell table:style-name="Таблица26.A2" office:value-type="string">
            <text:p text:style-name="P139">служить чему-л</text:p>
          </table:table-cell>
          <table:table-cell table:style-name="Таблица26.A2" office:value-type="string">
            <text:p text:style-name="P139">ne sert à rien</text:p>
          </table:table-cell>
          <table:table-cell table:style-name="Таблица26.D2" office:value-type="string">
            <text:p text:style-name="P139">не служит ничему, не имеет никакого смысла</text:p>
          </table:table-cell>
        </table:table-row>
        <text:soft-page-break/>
        <table:table-row table:style-name="TableLine94401853784352">
          <table:table-cell table:style-name="Таблица26.A2" office:value-type="string">
            <text:p text:style-name="P139">servir de</text:p>
          </table:table-cell>
          <table:table-cell table:style-name="Таблица26.A2" office:value-type="string">
            <text:p text:style-name="P139">служить чем-л.</text:p>
          </table:table-cell>
          <table:table-cell table:style-name="Таблица26.A2" office:value-type="string">
            <text:p text:style-name="P139">cela sert de couverture</text:p>
          </table:table-cell>
          <table:table-cell table:style-name="Таблица26.D2" office:value-type="string">
            <text:p text:style-name="P139">это служит накидкой</text:p>
          </table:table-cell>
        </table:table-row>
        <table:table-row table:style-name="TableLine94401853785168">
          <table:table-cell table:style-name="Таблица26.A2" office:value-type="string">
            <text:p text:style-name="P140"/>
          </table:table-cell>
          <table:table-cell table:style-name="Таблица26.A2" office:value-type="string">
            <text:p text:style-name="P140"/>
          </table:table-cell>
          <table:table-cell table:style-name="Таблица26.A2" office:value-type="string">
            <text:p text:style-name="P140"/>
          </table:table-cell>
          <table:table-cell table:style-name="Таблица26.D2" office:value-type="string">
            <text:p text:style-name="P140"/>
          </table:table-cell>
        </table:table-row>
        <table:table-row table:style-name="TableLine94401853785984">
          <table:table-cell table:style-name="Таблица26.A2" office:value-type="string">
            <text:p text:style-name="P139">rouge de</text:p>
          </table:table-cell>
          <table:table-cell table:style-name="Таблица26.A2" office:value-type="string">
            <text:p text:style-name="P139">красный от чего-л</text:p>
          </table:table-cell>
          <table:table-cell table:style-name="Таблица26.A2" office:value-type="string">
            <text:p text:style-name="P139">rouge de colère</text:p>
          </table:table-cell>
          <table:table-cell table:style-name="Таблица26.D2" office:value-type="string">
            <text:p text:style-name="P139">красный от гнева</text:p>
          </table:table-cell>
        </table:table-row>
      </table:table>
      <text:p text:style-name="P509"/>
      <text:p text:style-name="head_5f_11_5f_ubuntu">Наречные конструкции с sans и avec.</text:p>
      <table:table table:name="Таблица82" table:style-name="Таблица82">
        <table:table-column table:style-name="Таблица82.A"/>
        <table:table-column table:style-name="Таблица82.B"/>
        <table:table-row table:style-name="TableLine94401853787504">
          <table:table-cell table:style-name="Таблица82.A1" office:value-type="string">
            <text:p text:style-name="P772">sans + сущ.без артикля</text:p>
          </table:table-cell>
          <table:table-cell table:style-name="Таблица82.B1" office:value-type="string">
            <text:p text:style-name="P772">sans <text:span text:style-name="T1">é</text:span><text:span text:style-name="T148">tonnement (без удивления)</text:span></text:p>
          </table:table-cell>
        </table:table-row>
        <table:table-row table:style-name="TableLine94401853792704">
          <table:table-cell table:style-name="Таблица82.A2" office:value-type="string">
            <text:p text:style-name="P772">avec + сущ.без артикля</text:p>
          </table:table-cell>
          <table:table-cell table:style-name="Таблица82.B2" office:value-type="string">
            <text:p text:style-name="P772">avec <text:span text:style-name="T1">é</text:span><text:span text:style-name="T148">tonnement (с удивлением)</text:span></text:p>
          </table:table-cell>
        </table:table-row>
      </table:table>
      <text:p text:style-name="P510"/>
      <text:p text:style-name="P780">Адвербиальные местоимения<text:span text:style-name="T357"> en и y.</text:span></text:p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column table:style-name="Таблица45.D"/>
        <table:table-column table:style-name="Таблица45.E"/>
        <table:table-row table:style-name="TableLine94401853794640">
          <table:table-cell table:style-name="Таблица45.A1" table:number-columns-spanned="5" office:value-type="string">
            <text:p text:style-name="P166">- Местоимения: вместо имени!</text:p>
            <text:p text:style-name="P166">- Адвербиальные: вместо наречной конструкции</text:p>
            <text:p text:style-name="P166">- <text:span text:style-name="T357">ставится между личным местоимением и глаголом</text:span> (<text:span text:style-name="T357">Tu y vas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Line94401853820608">
          <table:table-cell table:style-name="Таблица45.A2" office:value-type="string">
            <text:p text:style-name="P166"><text:span text:style-name="T40">de </text:span><text:span text:style-name="T53">--</text:span><text:span text:style-name="T40">&gt; en </text:span></text:p>
          </table:table-cell>
          <table:table-cell table:style-name="Таблица45.A2" table:number-columns-spanned="2" office:value-type="string">
            <text:p text:style-name="P166">(о чем-то)</text:p>
          </table:table-cell>
          <table:covered-table-cell/>
          <table:table-cell table:style-name="Таблица45.A2" office:value-type="string">
            <text:p text:style-name="P166">Если после глагола ставится в обязательном управлении предлог de, то всю конструкцию можно заменить на en</text:p>
          </table:table-cell>
          <table:table-cell table:style-name="Таблица45.E2" office:value-type="string">
            <text:p text:style-name="P499"><text:span text:style-name="ubuntu_5f_mono_5f_9"><text:span text:style-name="T162">parler de</text:span></text:span></text:p>
            <text:p text:style-name="P499"><text:span text:style-name="ubuntu_5f_mono_5f_9"><text:span text:style-name="T162">Je parle de la vie</text:span></text:span></text:p>
            <text:p text:style-name="P499"><text:span text:style-name="ubuntu_5f_mono_5f_9"><text:span text:style-name="T162">J'en parle (я о ней говорю)</text:span></text:span></text:p>
          </table:table-cell>
        </table:table-row>
        <table:table-row table:style-name="TableLine94401853823616">
          <table:table-cell table:style-name="Таблица45.A2" office:value-type="string">
            <text:p text:style-name="P499"><text:span text:style-name="T224">à </text:span><text:span text:style-name="ubuntu_5f_mono_5f_9"><text:span text:style-name="T224">--&gt;</text:span></text:span><text:span text:style-name="T224"> y </text:span></text:p>
          </table:table-cell>
          <table:table-cell table:style-name="Таблица45.A2" table:number-columns-spanned="2" office:value-type="string">
            <text:p text:style-name="P166">(куда-то)</text:p>
          </table:table-cell>
          <table:covered-table-cell/>
          <table:table-cell table:style-name="Таблица45.A2" office:value-type="string">
            <text:p text:style-name="P166"><text:span text:style-name="T357">Если после глагола ставится в обязательном управлении предлог </text:span><text:span text:style-name="T436">à</text:span><text:span text:style-name="T357">, то всю конструкцию можно заменить на </text:span><text:span text:style-name="T436">y</text:span></text:p>
          </table:table-cell>
          <table:table-cell table:style-name="Таблица45.E2" office:value-type="string">
            <text:p text:style-name="P499"><text:span text:style-name="ubuntu_5f_mono_5f_9"><text:span text:style-name="T162">aller à</text:span></text:span></text:p>
            <text:p text:style-name="P499"><text:span text:style-name="ubuntu_5f_mono_5f_9"><text:span text:style-name="T162">Je vais à Paris</text:span></text:span></text:p>
            <text:p text:style-name="P499"><text:span text:style-name="ubuntu_5f_mono_5f_9"><text:span text:style-name="T162">J'y vais (я туда еду)</text:span></text:span></text:p>
          </table:table-cell>
        </table:table-row>
        <table:table-row table:style-name="TableLine94401853824528">
          <table:table-cell table:style-name="Таблица45.A2" table:number-columns-spanned="4" office:value-type="string">
            <text:p text:style-name="P166"><text:span text:style-name="T44">Но!</text:span><text:span text:style-name="T403"> </text:span>Нельзя заменить одушевленных товарищей:</text:p>
            <text:p text:style-name="P166">Je parle de Jacques &gt;&gt; Je parle de lui</text:p>
          </table:table-cell>
          <table:covered-table-cell/>
          <table:covered-table-cell/>
          <table:covered-table-cell/>
          <table:table-cell table:style-name="Таблица45.E2" office:value-type="string">
            <text:p text:style-name="P166"/>
          </table:table-cell>
        </table:table-row>
        <table:table-row table:style-name="TableLine94401853825568">
          <table:table-cell table:style-name="Таблица45.A2" table:number-columns-spanned="2" office:value-type="string">
            <text:p text:style-name="P306">адвербиальный глагол</text:p>
          </table:table-cell>
          <table:covered-table-cell/>
          <table:table-cell table:style-name="Таблица45.A2" table:number-columns-spanned="2" office:value-type="string">
            <text:p text:style-name="P210">глагол, в который входит адвербиальное местоимение, как неотъемлимая часть</text:p>
          </table:table-cell>
          <table:covered-table-cell/>
          <table:table-cell table:style-name="Таблица45.E2" office:value-type="string">
            <text:p text:style-name="P166"/>
          </table:table-cell>
        </table:table-row>
        <table:table-row table:style-name="TableLine94401853827360">
          <table:table-cell table:style-name="Таблица45.A2" table:number-columns-spanned="2" office:value-type="string">
            <text:p text:style-name="P210">s'en aller</text:p>
          </table:table-cell>
          <table:covered-table-cell/>
          <table:table-cell table:style-name="Таблица45.A2" table:number-columns-spanned="2" office:value-type="string">
            <text:p text:style-name="P210">себя отсюда уходить , т.е. уходить прочь</text:p>
          </table:table-cell>
          <table:covered-table-cell/>
          <table:table-cell table:style-name="Таблица45.E2" office:value-type="string">
            <text:p text:style-name="P166"/>
          </table:table-cell>
        </table:table-row>
        <table:table-row table:style-name="TableLine94401853828272">
          <table:table-cell table:style-name="Таблица45.A2" table:number-columns-spanned="2" office:value-type="string">
            <text:p text:style-name="P210"/>
          </table:table-cell>
          <table:covered-table-cell/>
          <table:table-cell table:style-name="Таблица45.A2" table:number-columns-spanned="2" office:value-type="string">
            <text:p text:style-name="P210">je m'en vais</text:p>
            <text:p text:style-name="P210">tu t'en vas</text:p>
            <text:p text:style-name="P210">il s'en va</text:p>
            <text:p text:style-name="P210">ns ns en allons</text:p>
            <text:p text:style-name="P210">vs vs en allez</text:p>
            <text:p text:style-name="P210">ils s'en vont </text:p>
            <text:p text:style-name="P210">ils s'en est all<text:span text:style-name="T1">é</text:span></text:p>
          </table:table-cell>
          <table:covered-table-cell/>
          <table:table-cell table:style-name="Таблица45.E2" office:value-type="string">
            <text:p text:style-name="P166"/>
          </table:table-cell>
        </table:table-row>
      </table:table>
      <text:p text:style-name="P499"/>
      <text:p text:style-name="P499"/>
      <text:p text:style-name="head_5f_11_5f_ubuntu">Частицы</text:p>
      <table:table table:name="Таблица30" table:style-name="Таблица30">
        <table:table-column table:style-name="Таблица30.A"/>
        <table:table-column table:style-name="Таблица30.B"/>
        <table:table-row table:style-name="TableLine94401853830208">
          <table:table-cell table:style-name="Таблица30.A1" office:value-type="string">
            <text:p text:style-name="P184">ne pas</text:p>
          </table:table-cell>
          <table:table-cell table:style-name="Таблица30.B1" office:value-type="string">
            <text:p text:style-name="P184"/>
          </table:table-cell>
        </table:table-row>
        <table:table-row table:style-name="TableLine94401853836896">
          <table:table-cell table:style-name="Таблица30.A2" office:value-type="string">
            <text:p text:style-name="P184">même - </text:p>
          </table:table-cell>
          <table:table-cell table:style-name="Таблица30.B2" office:value-type="string">
            <text:p text:style-name="P184">даже<text:span text:style-name="T281"> (ставится перед словом, к которому относится)</text:span></text:p>
            <text:p text:style-name="P191">même les amis (даже друзья)</text:p>
            <text:p text:style-name="P191">même jouer (даже играть)</text:p>
            <text:p text:style-name="P191">même personnellement (даже лично)</text:p>
          </table:table-cell>
        </table:table-row>
        <table:table-row table:style-name="TableLine94401853838224">
          <table:table-cell table:style-name="Таблица30.A2" office:value-type="string">
            <text:p text:style-name="P184"/>
          </table:table-cell>
          <table:table-cell table:style-name="Таблица30.B2" office:value-type="string">
            <text:p text:style-name="P184"/>
          </table:table-cell>
        </table:table-row>
      </table:table>
      <text:p text:style-name="P428"/>
      <text:h text:style-name="P3" text:outline-level="6">Союзы.</text:h>
      <text:p text:style-name="ubuntu_5f_mono_5f_9">Союзы отвечают за соединение между собой членов предложения либо независимых предложений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401853839216">
          <table:table-cell table:style-name="Таблица1.A1" table:number-columns-spanned="3" office:value-type="string">
            <text:p text:style-name="ubuntu_5f_mono_5f_9"><text:span text:style-name="ubuntu_5f_mono_5f_9"><text:span text:style-name="T114"><text:s text:c="5"/>Сочинительные.</text:span></text:span></text:p>
          </table:table-cell>
          <table:covered-table-cell/>
          <table:covered-table-cell/>
        </table:table-row>
        <table:table-row table:style-name="TableLine94401854114176">
          <table:table-cell table:style-name="Таблица1.A71" office:value-type="string">
            <text:p text:style-name="ubuntu_5f_mono_5f_9"><text:span text:style-name="ubuntu_5f_mono_5f_9"><text:span text:style-name="T114">ainsi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таким образом</text:span></text:span></text:p>
          </table:table-cell>
          <table:table-cell table:style-name="Таблица1.C2" office:value-type="string">
            <text:p text:style-name="P462"/>
          </table:table-cell>
        </table:table-row>
        <table:table-row table:style-name="TableLine94401854115920">
          <table:table-cell table:style-name="Таблица1.A71" office:value-type="string">
            <text:p text:style-name="ubuntu_5f_mono_5f_9"><text:span text:style-name="ubuntu_5f_mono_5f_9"><text:span text:style-name="T114">au contrair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напротив</text:span></text:span></text:p>
          </table:table-cell>
          <table:table-cell table:style-name="Таблица1.C3" office:value-type="string">
            <text:p text:style-name="P462"/>
          </table:table-cell>
        </table:table-row>
        <table:table-row table:style-name="TableLine94401854117024">
          <table:table-cell table:style-name="Таблица1.A4" office:value-type="string">
            <text:p text:style-name="ubuntu_5f_mono_5f_9"><text:span text:style-name="ubuntu_5f_mono_5f_9"><text:span text:style-name="T114">aussi</text:span></text:span></text:p>
          </table:table-cell>
          <table:table-cell table:style-name="Таблица1.B4" office:value-type="string">
            <text:p text:style-name="ubuntu_5f_mono_5f_9"><text:span text:style-name="ubuntu_5f_mono_5f_9"><text:span text:style-name="T92"/></text:span></text:p>
          </table:table-cell>
          <table:table-cell table:style-name="Таблица1.C4" office:value-type="string">
            <text:p text:style-name="P462"/>
          </table:table-cell>
        </table:table-row>
        <table:table-row table:style-name="TableLine94401854119312">
          <table:table-cell table:style-name="Таблица1.A5" office:value-type="string">
            <text:p text:style-name="ubuntu_5f_mono_5f_9"><text:span text:style-name="ubuntu_5f_mono_5f_9"><text:span text:style-name="T114">c'est-a-dire</text:span></text:span></text:p>
          </table:table-cell>
          <table:table-cell table:style-name="Таблица1.B5" office:value-type="string">
            <text:p text:style-name="ubuntu_5f_mono_5f_9"><text:span text:style-name="ubuntu_5f_mono_5f_9"><text:span text:style-name="T92">то есть</text:span></text:span></text:p>
          </table:table-cell>
          <table:table-cell table:style-name="Таблица1.C5" office:value-type="string">
            <text:p text:style-name="P462"/>
          </table:table-cell>
        </table:table-row>
        <table:table-row table:style-name="TableLine94401854121744">
          <table:table-cell table:style-name="Таблица1.A71" office:value-type="string">
            <text:p text:style-name="ubuntu_5f_mono_5f_9"><text:span text:style-name="ubuntu_5f_mono_5f_9"><text:span text:style-name="T114">et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и</text:span></text:span></text:p>
          </table:table-cell>
          <table:table-cell table:style-name="Таблица1.C6" office:value-type="string">
            <text:p text:style-name="ubuntu_5f_mono_5f_9"><text:span text:style-name="ubuntu_5f_mono_5f_9"><text:span text:style-name="T92">le soleil et la lune</text:span></text:span></text:p>
          </table:table-cell>
        </table:table-row>
        <table:table-row table:style-name="TableLine94401854123040">
          <table:table-cell table:style-name="Таблица1.A71" office:value-type="string">
            <text:p text:style-name="ubuntu_5f_mono_5f_9"><text:span text:style-name="ubuntu_5f_mono_5f_9"><text:span text:style-name="T114">enfin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итак</text:span></text:span></text:p>
          </table:table-cell>
          <table:table-cell table:style-name="Таблица1.C7" office:value-type="string">
            <text:p text:style-name="P462"/>
          </table:table-cell>
        </table:table-row>
        <table:table-row table:style-name="TableLine94401854124464">
          <table:table-cell table:style-name="Таблица1.A71" office:value-type="string">
            <text:p text:style-name="ubuntu_5f_mono_5f_9"><text:span text:style-name="ubuntu_5f_mono_5f_9"><text:span text:style-name="T114">ensuit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затем</text:span></text:span></text:p>
          </table:table-cell>
          <table:table-cell table:style-name="Таблица1.C8" office:value-type="string">
            <text:p text:style-name="P462"/>
          </table:table-cell>
        </table:table-row>
        <table:table-row table:style-name="TableLine94401854125968">
          <table:table-cell table:style-name="Таблица1.A71" office:value-type="string">
            <text:p text:style-name="ubuntu_5f_mono_5f_9"><text:span text:style-name="ubuntu_5f_mono_5f_9"><text:span text:style-name="T114">mais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а, но</text:span></text:span></text:p>
          </table:table-cell>
          <table:table-cell table:style-name="Таблица1.C9" office:value-type="string">
            <text:p text:style-name="ubuntu_5f_mono_5f_9"><text:span text:style-name="ubuntu_5f_mono_5f_9"><text:span text:style-name="T92">il travaille, mais il est pauvre (</text:span></text:span><text:span text:style-name="ubuntu_5f_mono_5f_9"><text:span text:style-name="T111">Он работает, но он беден</text:span></text:span><text:span text:style-name="ubuntu_5f_mono_5f_9"><text:span text:style-name="T92">)</text:span></text:span></text:p>
          </table:table-cell>
        </table:table-row>
        <table:table-row table:style-name="TableLine94401854127280">
          <table:table-cell table:style-name="Таблица1.A71" office:value-type="string">
            <text:p text:style-name="ubuntu_5f_mono_5f_9"><text:span text:style-name="ubuntu_5f_mono_5f_9"><text:span text:style-name="T114">néanmoins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тем не менее</text:span></text:span></text:p>
          </table:table-cell>
          <table:table-cell table:style-name="Таблица1.C10" office:value-type="string">
            <text:p text:style-name="P462"/>
          </table:table-cell>
        </table:table-row>
        <table:table-row table:style-name="TableLine94401854128784">
          <table:table-cell table:style-name="Таблица1.A71" office:value-type="string">
            <text:p text:style-name="ubuntu_5f_mono_5f_9"><text:span text:style-name="ubuntu_5f_mono_5f_9"><text:span text:style-name="T114">ni...ni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ни...ни</text:span></text:span></text:p>
          </table:table-cell>
          <table:table-cell table:style-name="Таблица1.C11" office:value-type="string">
            <text:p text:style-name="ubuntu_5f_mono_5f_9"><text:span text:style-name="ubuntu_5f_mono_5f_9"><text:span text:style-name="T92">ni chien ni chat</text:span></text:span><text:span text:style-name="ubuntu_5f_mono_5f_9"><text:span text:style-name="T111">ни собаки ни кошки (часто без артиклей)</text:span></text:span></text:p>
            <text:p text:style-name="ubuntu_5f_mono_5f_9"><text:span text:style-name="ubuntu_5f_mono_5f_9"><text:span text:style-name="T92">Elle ne peut pas lire ni écrire</text:span></text:span></text:p>
          </table:table-cell>
        </table:table-row>
        <table:table-row table:style-name="TableLine94401854130288">
          <table:table-cell table:style-name="Таблица1.A12" office:value-type="string">
            <text:p text:style-name="ubuntu_5f_mono_5f_9"><text:span text:style-name="ubuntu_5f_mono_5f_9"><text:span text:style-name="T114">ou</text:span></text:span></text:p>
          </table:table-cell>
          <table:table-cell table:style-name="Таблица1.B12" office:value-type="string">
            <text:p text:style-name="ubuntu_5f_mono_5f_9"><text:span text:style-name="ubuntu_5f_mono_5f_9"><text:span text:style-name="T92">или</text:span></text:span></text:p>
          </table:table-cell>
          <table:table-cell table:style-name="Таблица1.C12" office:value-type="string">
            <text:p text:style-name="ubuntu_5f_mono_5f_9"><text:span text:style-name="ubuntu_5f_mono_5f_9"><text:span text:style-name="T92">la vie ou la mort (</text:span></text:span><text:span text:style-name="ubuntu_5f_mono_5f_9"><text:span text:style-name="T111">Жизнь или смерть</text:span></text:span><text:span text:style-name="ubuntu_5f_mono_5f_9"><text:span text:style-name="T92">)</text:span></text:span></text:p>
          </table:table-cell>
        </table:table-row>
        <table:table-row table:style-name="TableLine94401854132880">
          <table:table-cell table:style-name="Таблица1.A13" office:value-type="string">
            <text:p text:style-name="ubuntu_5f_mono_5f_9"><text:span text:style-name="ubuntu_5f_mono_5f_9"><text:span text:style-name="T114">puis</text:span></text:span></text:p>
          </table:table-cell>
          <table:table-cell table:style-name="Таблица1.B13" office:value-type="string">
            <text:p text:style-name="ubuntu_5f_mono_5f_9"><text:span text:style-name="ubuntu_5f_mono_5f_9"><text:span text:style-name="T92">затем</text:span></text:span></text:p>
          </table:table-cell>
          <table:table-cell table:style-name="Таблица1.C13" office:value-type="string">
            <text:p text:style-name="P462"/>
          </table:table-cell>
        </table:table-row>
        <table:table-row table:style-name="TableLine94401854135472">
          <table:table-cell table:style-name="Таблица1.A71" office:value-type="string">
            <text:p text:style-name="ubuntu_5f_mono_5f_9"><text:span text:style-name="ubuntu_5f_mono_5f_9"><text:span text:style-name="T114">pourtant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однако</text:span></text:span></text:p>
          </table:table-cell>
          <table:table-cell table:style-name="Таблица1.C14" office:value-type="string">
            <text:p text:style-name="P462"/>
          </table:table-cell>
        </table:table-row>
        <table:table-row table:style-name="TableLine94401854136912">
          <table:table-cell table:style-name="Таблица1.A71" office:value-type="string">
            <text:p text:style-name="ubuntu_5f_mono_5f_9"><text:span text:style-name="ubuntu_5f_mono_5f_9"><text:span text:style-name="T114">tantôt ...tantôt 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то...то</text:span></text:span></text:p>
          </table:table-cell>
          <table:table-cell table:style-name="Таблица1.C15" office:value-type="string">
            <text:p text:style-name="ubuntu_5f_mono_5f_9"><text:span text:style-name="ubuntu_5f_mono_5f_9"><text:span text:style-name="T92">tantôt le soleil, tantôt la pluie (</text:span></text:span><text:span text:style-name="ubuntu_5f_mono_5f_9"><text:span text:style-name="T111">то солнце, то дождь</text:span></text:span><text:span text:style-name="ubuntu_5f_mono_5f_9"><text:span text:style-name="T92">)</text:span></text:span></text:p>
          </table:table-cell>
        </table:table-row>
        <table:table-row table:style-name="TableLine94401854138352">
          <table:table-cell table:style-name="Таблица1.A71" office:value-type="string">
            <text:p text:style-name="ubuntu_5f_mono_5f_9"><text:span text:style-name="ubuntu_5f_mono_5f_9"><text:span text:style-name="T114">à savoir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а именно</text:span></text:span></text:p>
          </table:table-cell>
          <table:table-cell table:style-name="Таблица1.C16" office:value-type="string">
            <text:p text:style-name="P462"/>
          </table:table-cell>
        </table:table-row>
        <table:table-row table:style-name="TableLine94401854139792">
          <table:table-cell table:style-name="Таблица1.A17" office:value-type="string">
            <text:p text:style-name="ubuntu_5f_mono_5f_9"><text:span text:style-name="ubuntu_5f_mono_5f_9"><text:span text:style-name="T114">soit...soit</text:span></text:span></text:p>
          </table:table-cell>
          <table:table-cell table:style-name="Таблица1.B17" office:value-type="string">
            <text:p text:style-name="ubuntu_5f_mono_5f_9"><text:span text:style-name="ubuntu_5f_mono_5f_9"><text:span text:style-name="T92">либо...либо</text:span></text:span></text:p>
          </table:table-cell>
          <table:table-cell table:style-name="Таблица1.C17" office:value-type="string">
            <text:p text:style-name="ubuntu_5f_mono_5f_9"><text:span text:style-name="ubuntu_5f_mono_5f_9"><text:span text:style-name="T92">soit Moscou, soit Paris (</text:span></text:span><text:span text:style-name="ubuntu_5f_mono_5f_9"><text:span text:style-name="T111">Либо Москва, либо Парыж</text:span></text:span><text:span text:style-name="ubuntu_5f_mono_5f_9"><text:span text:style-name="T92">)</text:span></text:span></text:p>
          </table:table-cell>
        </table:table-row>
        <table:table-row table:style-name="TableLine94401854142384">
          <table:table-cell table:style-name="Таблица1.A18" table:number-columns-spanned="3" office:value-type="string">
            <text:p text:style-name="ubuntu_5f_mono_5f_9"><text:span text:style-name="ubuntu_5f_mono_5f_9"><text:span text:style-name="T114"><text:s text:c="4"/>Подчинительные</text:span></text:span></text:p>
          </table:table-cell>
          <table:covered-table-cell/>
          <table:covered-table-cell/>
        </table:table-row>
        <table:table-row table:style-name="TableLine94401854143776">
          <table:table-cell table:style-name="Таблица1.A19" office:value-type="string">
            <text:p text:style-name="ubuntu_5f_mono_5f_9"><text:span text:style-name="ubuntu_5f_mono_5f_9"><text:span text:style-name="T113">время</text:span></text:span></text:p>
          </table:table-cell>
          <table:table-cell table:style-name="Таблица1.A19" office:value-type="string">
            <text:p text:style-name="P462"/>
          </table:table-cell>
          <table:table-cell table:style-name="Таблица1.C19" office:value-type="string">
            <text:p text:style-name="P462"/>
          </table:table-cell>
        </table:table-row>
        <table:table-row table:style-name="TableLine94401854146208">
          <table:table-cell table:style-name="Таблица1.A71" office:value-type="string">
            <text:p text:style-name="ubuntu_5f_mono_5f_9"><text:span text:style-name="ubuntu_5f_mono_5f_9"><text:span text:style-name="T224">Alor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162">тогда как, хотя</text:span></text:span></text:p>
          </table:table-cell>
          <table:table-cell table:style-name="Таблица1.C21" office:value-type="string">
            <text:p text:style-name="ubuntu_5f_mono_5f_9"><text:span text:style-name="ubuntu_5f_mono_5f_9"><text:span text:style-name="T162">il lit alors que je parle</text:span></text:span></text:p>
            <text:p text:style-name="ubuntu_5f_mono_5f_9"><text:span text:style-name="ubuntu_5f_mono_5f_9"><text:span text:style-name="T162">Tu lis alors que j'écris</text:span></text:span></text:p>
            <text:p text:style-name="ubuntu_5f_mono_5f_9"><text:span text:style-name="ubuntu_5f_mono_5f_9"><text:span text:style-name="T162">J'écris alors qu'il mange (я пишу, когда он ест)</text:span></text:span></text:p>
            <text:p text:style-name="ubuntu_5f_mono_5f_9"><text:span text:style-name="ubuntu_5f_mono_5f_9"><text:span text:style-name="T162">Il est gros alors qu'il mange des légumes (он толстый, хотя он ест овощи)</text:span></text:span></text:p>
          </table:table-cell>
        </table:table-row>
        <table:table-row table:style-name="TableLine94401854147712">
          <table:table-cell table:style-name="Таблица1.A71" office:value-type="string">
            <text:p text:style-name="ubuntu_5f_mono_5f_9"><text:span text:style-name="ubuntu_5f_mono_5f_9"><text:span text:style-name="T224">après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162">после того как</text:span></text:span></text:p>
          </table:table-cell>
          <table:table-cell table:style-name="Таблица1.C21" office:value-type="string">
            <text:p text:style-name="P72"/>
          </table:table-cell>
        </table:table-row>
        <table:table-row table:style-name="TableLine94401854148672">
          <table:table-cell table:style-name="Таблица1.A71" office:value-type="string">
            <text:p text:style-name="ubuntu_5f_mono_5f_9"><text:span text:style-name="ubuntu_5f_mono_5f_9"><text:span text:style-name="T224">aussitôt que</text:span></text:span></text:p>
          </table:table-cell>
          <table:table-cell table:style-name="Таблица1.B71" office:value-type="string">
            <text:p text:style-name="P72"/>
          </table:table-cell>
          <table:table-cell table:style-name="Таблица1.C22" office:value-type="string">
            <text:p text:style-name="P72"/>
          </table:table-cell>
        </table:table-row>
        <table:table-row table:style-name="TableLine94401854150176">
          <table:table-cell table:style-name="Таблица1.A71" office:value-type="string">
            <text:p text:style-name="ubuntu_5f_mono_5f_9"><text:span text:style-name="ubuntu_5f_mono_5f_9"><text:span text:style-name="T224">avant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162">прежде чем</text:span></text:span></text:p>
          </table:table-cell>
          <table:table-cell table:style-name="Таблица1.C23" office:value-type="string">
            <text:p text:style-name="P72"/>
          </table:table-cell>
        </table:table-row>
        <table:table-row table:style-name="TableLine94401854151680">
          <table:table-cell table:style-name="Таблица1.A71" office:value-type="string">
            <text:p text:style-name="ubuntu_5f_mono_5f_9"><text:span text:style-name="ubuntu_5f_mono_5f_9"><text:span text:style-name="T224">chaque fois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162">каждый раз как</text:span></text:span></text:p>
          </table:table-cell>
          <table:table-cell table:style-name="Таблица1.C24" office:value-type="string">
            <text:p text:style-name="P72"/>
          </table:table-cell>
        </table:table-row>
        <table:table-row table:style-name="TableLine94401854153184">
          <table:table-cell table:style-name="Таблица1.A71" office:value-type="string">
            <text:p text:style-name="P237">d'avec</text:p>
          </table:table-cell>
          <table:table-cell table:style-name="Таблица1.B71" office:value-type="string">
            <text:p text:style-name="P72">de + avec</text:p>
          </table:table-cell>
          <table:table-cell table:style-name="Таблица1.C26" office:value-type="string">
            <text:p text:style-name="P72">distinguer d'avec les baobabs (отличить от баобабов)</text:p>
          </table:table-cell>
        </table:table-row>
        <table:table-row table:style-name="TableLine94401854154688">
          <table:table-cell table:style-name="Таблица1.A71" office:value-type="string">
            <text:p text:style-name="ubuntu_5f_mono_5f_9"><text:span text:style-name="ubuntu_5f_mono_5f_9"><text:span text:style-name="T224">depuis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162">с тех пор как</text:span></text:span></text:p>
          </table:table-cell>
          <table:table-cell table:style-name="Таблица1.C26" office:value-type="string">
            <text:p text:style-name="P72"/>
          </table:table-cell>
        </table:table-row>
        <table:table-row table:style-name="TableLine94401854155648">
          <table:table-cell table:style-name="Таблица1.A71" office:value-type="string">
            <text:p text:style-name="ubuntu_5f_mono_5f_9"><text:span text:style-name="ubuntu_5f_mono_5f_9"><text:span text:style-name="T224">Dès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162">как только<text:line-break/></text:span></text:span><text:span text:style-name="ubuntu_5f_mono_5f_9"><text:span text:style-name="T193">с того момента (места), как</text:span></text:span></text:p>
          </table:table-cell>
          <table:table-cell table:style-name="Таблица1.C27" office:value-type="string">
            <text:p text:style-name="ubuntu_5f_mono_5f_9"><text:span text:style-name="ubuntu_5f_mono_5f_9"><text:span text:style-name="T162">Dès qu'elle porte une robe, elle est belle</text:span></text:span></text:p>
            <text:p text:style-name="ubuntu_5f_mono_5f_9"><text:span text:style-name="ubuntu_5f_mono_5f_9"><text:span text:style-name="T162">Dès qu'il porte une chemise, il est beau</text:span></text:span></text:p>
            <text:p text:style-name="ubuntu_5f_mono_5f_9"><text:span text:style-name="ubuntu_5f_mono_5f_9"><text:span text:style-name="T162">Dès qu'elle parle, j'écris</text:span></text:span></text:p>
          </table:table-cell>
        </table:table-row>
        <table:table-row table:style-name="TableLine94401854157152">
          <table:table-cell table:style-name="Таблица1.A71" office:value-type="string">
            <text:p text:style-name="ubuntu_5f_mono_5f_9"><text:span text:style-name="ubuntu_5f_mono_5f_9"><text:span text:style-name="T224">jusqu'à ce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162">До тех пор, пока</text:span></text:span></text:p>
          </table:table-cell>
          <table:table-cell table:style-name="Таблица1.C28" office:value-type="string">
            <text:p text:style-name="P72"/>
          </table:table-cell>
        </table:table-row>
        <table:table-row table:style-name="TableLine94401854158656">
          <table:table-cell table:style-name="Таблица1.A71" office:value-type="string">
            <text:p text:style-name="ubuntu_5f_mono_5f_9"><text:span text:style-name="ubuntu_5f_mono_5f_9"><text:span text:style-name="T224">lors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162">в то время, когда; поскольку</text:span></text:span></text:p>
          </table:table-cell>
          <table:table-cell table:style-name="Таблица1.C29" office:value-type="string">
            <text:p text:style-name="ubuntu_5f_mono_5f_9"><text:span text:style-name="ubuntu_5f_mono_5f_9"><text:span text:style-name="T162">lorsque vous choisissez les livres (</text:span></text:span><text:span text:style-name="ubuntu_5f_mono_5f_9"><text:span text:style-name="T216">в то время, когда вы выбираете книги</text:span></text:span><text:span text:style-name="ubuntu_5f_mono_5f_9"><text:span text:style-name="T162">)</text:span></text:span></text:p>
            <text:p text:style-name="ubuntu_5f_mono_5f_9"><text:span text:style-name="ubuntu_5f_mono_5f_9"><text:span text:style-name="T162">Lorsque le garçon mange la fille mange.</text:span></text:span></text:p>
            <text:p text:style-name="ubuntu_5f_mono_5f_9"><text:span text:style-name="ubuntu_5f_mono_5f_9"><text:span text:style-name="T162">Ils lisent lorsque nous lisons (они читают когда мы читаем)</text:span></text:span></text:p>
            <text:p text:style-name="ubuntu_5f_mono_5f_9"><text:span text:style-name="ubuntu_5f_mono_5f_9"><text:span text:style-name="T162">J'aime lorsque ma fille lit (мне нравится когда моя дочь читает)</text:span></text:span></text:p>
            <text:p text:style-name="ubuntu_5f_mono_5f_9"><text:span text:style-name="ubuntu_5f_mono_5f_9"><text:span text:style-name="T162">Lorsque je vais, elle va (когда я иду, она идет)</text:span></text:span></text:p>
            <text:p text:style-name="ubuntu_5f_mono_5f_9"><text:span text:style-name="ubuntu_5f_mono_5f_9"><text:span text:style-name="T162">Vous achetez du chocolat lorsque vous êtes seule?</text:span></text:span></text:p>
          </table:table-cell>
        </table:table-row>
        <table:table-row table:style-name="TableLine94401854160160">
          <table:table-cell table:style-name="Таблица1.A71" office:value-type="string">
            <text:p text:style-name="ubuntu_5f_mono_5f_9"><text:span text:style-name="ubuntu_5f_mono_5f_9"><text:span text:style-name="T224">à mesure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162">по мере того как</text:span></text:span></text:p>
          </table:table-cell>
          <table:table-cell table:style-name="Таблица1.C30" office:value-type="string">
            <text:p text:style-name="P72"/>
          </table:table-cell>
        </table:table-row>
        <table:table-row table:style-name="TableLine94401854161664">
          <table:table-cell table:style-name="Таблица1.A71" office:value-type="string">
            <text:p text:style-name="ubuntu_5f_mono_5f_9"><text:span text:style-name="ubuntu_5f_mono_5f_9"><text:span text:style-name="T224">pendant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162">в то время как</text:span></text:span></text:p>
          </table:table-cell>
          <table:table-cell table:style-name="Таблица1.C31" office:value-type="string">
            <text:p text:style-name="ubuntu_5f_mono_5f_9"><text:span text:style-name="ubuntu_5f_mono_5f_9"><text:span text:style-name="T162">Pendant que je lis, il écrit</text:span></text:span></text:p>
            <text:p text:style-name="ubuntu_5f_mono_5f_9"><text:span text:style-name="ubuntu_5f_mono_5f_9"><text:span text:style-name="T162">Elle mange pendant que je bois (она есть пока я пью)</text:span></text:span></text:p>
          </table:table-cell>
        </table:table-row>
        <table:table-row table:style-name="TableLine94401854163168">
          <table:table-cell table:style-name="Таблица1.A71" office:value-type="string">
            <text:p text:style-name="ubuntu_5f_mono_5f_9"><text:span text:style-name="ubuntu_5f_mono_5f_9"><text:span text:style-name="T114">à piene ...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едва</text:span></text:span></text:p>
          </table:table-cell>
          <table:table-cell table:style-name="Таблица1.C32" office:value-type="string">
            <text:p text:style-name="P462"/>
          </table:table-cell>
        </table:table-row>
        <table:table-row table:style-name="TableLine94401854164672">
          <table:table-cell table:style-name="Таблица1.A71" office:value-type="string">
            <text:p text:style-name="ubuntu_5f_mono_5f_9"><text:span text:style-name="ubuntu_5f_mono_5f_9"><text:span text:style-name="T114">quand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когда</text:span></text:span></text:p>
          </table:table-cell>
          <table:table-cell table:style-name="Таблица1.C33" office:value-type="string">
            <text:p text:style-name="P462"/>
          </table:table-cell>
        </table:table-row>
        <table:table-row table:style-name="TableLine94401854166176">
          <table:table-cell table:style-name="Таблица1.A34" office:value-type="string">
            <text:p text:style-name="ubuntu_5f_mono_5f_9"><text:span text:style-name="ubuntu_5f_mono_5f_9"><text:span text:style-name="T114">tant que</text:span></text:span></text:p>
          </table:table-cell>
          <table:table-cell table:style-name="Таблица1.B34" office:value-type="string">
            <text:p text:style-name="ubuntu_5f_mono_5f_9"><text:span text:style-name="ubuntu_5f_mono_5f_9"><text:span text:style-name="T92">всё время пока</text:span></text:span></text:p>
          </table:table-cell>
          <table:table-cell table:style-name="Таблица1.C34" office:value-type="string">
            <text:p text:style-name="P462"/>
          </table:table-cell>
        </table:table-row>
        <table:table-row table:style-name="TableLine94401854168768">
          <table:table-cell table:style-name="Таблица1.A19" office:value-type="string">
            <text:p text:style-name="ubuntu_5f_mono_5f_9"><text:span text:style-name="ubuntu_5f_mono_5f_9"><text:span text:style-name="T113">Причина</text:span></text:span></text:p>
          </table:table-cell>
          <table:table-cell table:style-name="Таблица1.A19" office:value-type="string">
            <text:p text:style-name="P483"/>
          </table:table-cell>
          <table:table-cell table:style-name="Таблица1.C35" office:value-type="string">
            <text:p text:style-name="P462"/>
          </table:table-cell>
        </table:table-row>
        <table:table-row table:style-name="TableLine94401854170272">
          <table:table-cell table:style-name="Таблица1.A71" office:value-type="string">
            <text:p text:style-name="ubuntu_5f_mono_5f_9"><text:span text:style-name="ubuntu_5f_mono_5f_9"><text:span text:style-name="T114">car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поскольку, так как</text:span></text:span></text:p>
          </table:table-cell>
          <table:table-cell table:style-name="Таблица1.C57" office:value-type="string">
            <text:p text:style-name="ubuntu_5f_mono_5f_9"><text:span text:style-name="ubuntu_5f_mono_5f_9"><text:span text:style-name="T92">car vous venez (</text:span></text:span><text:span text:style-name="ubuntu_5f_mono_5f_9"><text:span text:style-name="T111">так как вы приходите</text:span></text:span><text:span text:style-name="ubuntu_5f_mono_5f_9"><text:span text:style-name="T92">)</text:span></text:span></text:p>
          </table:table-cell>
        </table:table-row>
        <table:table-row table:style-name="TableLine94401854171776">
          <table:table-cell table:style-name="Таблица1.A71" office:value-type="string">
            <text:p text:style-name="ubuntu_5f_mono_5f_9"><text:span text:style-name="ubuntu_5f_mono_5f_9"><text:span text:style-name="T114">comm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так как</text:span></text:span></text:p>
          </table:table-cell>
          <table:table-cell table:style-name="Таблица1.C57" office:value-type="string">
            <text:p text:style-name="P462"/>
          </table:table-cell>
        </table:table-row>
        <table:table-row table:style-name="TableLine94401854172736">
          <table:table-cell table:style-name="Таблица1.A71" office:value-type="string">
            <text:p text:style-name="ubuntu_5f_mono_5f_9"><text:span text:style-name="ubuntu_5f_mono_5f_9"><text:span text:style-name="T114">parce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потому что</text:span></text:span></text:p>
          </table:table-cell>
          <table:table-cell table:style-name="Таблица1.C57" office:value-type="string">
            <text:p text:style-name="ubuntu_5f_mono_5f_9"><text:span text:style-name="ubuntu_5f_mono_5f_9"><text:span text:style-name="T92">Parce que quoi?</text:span></text:span></text:p>
            <text:p text:style-name="ubuntu_5f_mono_5f_9"><text:span text:style-name="ubuntu_5f_mono_5f_9"><text:span text:style-name="T92">Il aime cette chemise parce qu'elle est bleue.</text:span></text:span></text:p>
            <text:p text:style-name="ubuntu_5f_mono_5f_9"><text:span text:style-name="ubuntu_5f_mono_5f_9"><text:span text:style-name="T92">Il est gros parce qu'il mange ds frites</text:span></text:span></text:p>
            <text:p text:style-name="ubuntu_5f_mono_5f_9"><text:span text:style-name="ubuntu_5f_mono_5f_9"><text:span text:style-name="T92">J'apprends parce que je suis nouveau</text:span></text:span></text:p>
            <text:p text:style-name="ubuntu_5f_mono_5f_9"><text:span text:style-name="ubuntu_5f_mono_5f_9"><text:span text:style-name="T92">Parce qu'elle est jeune, nous pouvons la comprendre</text:span></text:span></text:p>
          </table:table-cell>
        </table:table-row>
        <text:soft-page-break/>
        <table:table-row table:style-name="TableLine94401854173696">
          <table:table-cell table:style-name="Таблица1.A39" office:value-type="string">
            <text:p text:style-name="ubuntu_5f_mono_5f_9"><text:span text:style-name="ubuntu_5f_mono_5f_9"><text:span text:style-name="T114">puisque</text:span></text:span></text:p>
          </table:table-cell>
          <table:table-cell table:style-name="Таблица1.B39" office:value-type="string">
            <text:p text:style-name="ubuntu_5f_mono_5f_9"><text:span text:style-name="ubuntu_5f_mono_5f_9"><text:span text:style-name="T92">поскольку; раз уж</text:span></text:span></text:p>
          </table:table-cell>
          <table:table-cell table:style-name="Таблица1.C39" office:value-type="string">
            <text:p text:style-name="ubuntu_5f_mono_5f_9"><text:span text:style-name="ubuntu_5f_mono_5f_9"><text:span text:style-name="T92">puisque tu aimes la pluie (</text:span></text:span><text:span text:style-name="ubuntu_5f_mono_5f_9"><text:span text:style-name="T111">раз уж ты любишь дождь</text:span></text:span><text:span text:style-name="ubuntu_5f_mono_5f_9"><text:span text:style-name="T92">)</text:span></text:span></text:p>
          </table:table-cell>
        </table:table-row>
        <table:table-row table:style-name="TableLine94401854176288">
          <table:table-cell table:style-name="Таблица1.A19" office:value-type="string">
            <text:p text:style-name="ubuntu_5f_mono_5f_9"><text:span text:style-name="ubuntu_5f_mono_5f_9"><text:span text:style-name="T113">Следствие</text:span></text:span></text:p>
          </table:table-cell>
          <table:table-cell table:style-name="Таблица1.A19" office:value-type="string">
            <text:p text:style-name="P483"/>
          </table:table-cell>
          <table:table-cell table:style-name="Таблица1.C40" office:value-type="string">
            <text:p text:style-name="P462"/>
          </table:table-cell>
        </table:table-row>
        <table:table-row table:style-name="TableLine94401854177792">
          <table:table-cell table:style-name="Таблица1.A71" office:value-type="string">
            <text:p text:style-name="ubuntu_5f_mono_5f_9"><text:span text:style-name="ubuntu_5f_mono_5f_9"><text:span text:style-name="T114">afin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для того чтобы</text:span></text:span></text:p>
          </table:table-cell>
          <table:table-cell table:style-name="Таблица1.C57" office:value-type="string">
            <text:p text:style-name="P462"/>
          </table:table-cell>
        </table:table-row>
        <table:table-row table:style-name="TableLine94401854178752">
          <table:table-cell table:style-name="Таблица1.A71" office:value-type="string">
            <text:p text:style-name="ubuntu_5f_mono_5f_9"><text:span text:style-name="ubuntu_5f_mono_5f_9"><text:span text:style-name="T114">assez...pour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достаточно, чтобы</text:span></text:span></text:p>
          </table:table-cell>
          <table:table-cell table:style-name="Таблица1.C57" office:value-type="string">
            <text:p text:style-name="P462"/>
          </table:table-cell>
        </table:table-row>
        <table:table-row table:style-name="TableLine94401854179712">
          <table:table-cell table:style-name="Таблица1.A71" office:value-type="string">
            <text:p text:style-name="ubuntu_5f_mono_5f_9"><text:span text:style-name="ubuntu_5f_mono_5f_9"><text:span text:style-name="T114">au point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настолько, что</text:span></text:span></text:p>
          </table:table-cell>
          <table:table-cell table:style-name="Таблица1.C57" office:value-type="string">
            <text:p text:style-name="P462"/>
          </table:table-cell>
        </table:table-row>
        <table:table-row table:style-name="TableLine94401854180672">
          <table:table-cell table:style-name="Таблица1.A71" office:value-type="string">
            <text:p text:style-name="ubuntu_5f_mono_5f_9"><text:span text:style-name="ubuntu_5f_mono_5f_9"><text:span text:style-name="T114">de sorte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так что</text:span></text:span></text:p>
          </table:table-cell>
          <table:table-cell table:style-name="Таблица1.C57" office:value-type="string">
            <text:p text:style-name="P462"/>
          </table:table-cell>
        </table:table-row>
        <table:table-row table:style-name="TableLine94401854181632">
          <table:table-cell table:style-name="Таблица1.A45" office:value-type="string">
            <text:p text:style-name="ubuntu_5f_mono_5f_9"><text:span text:style-name="ubuntu_5f_mono_5f_9"><text:span text:style-name="T114">donc</text:span></text:span></text:p>
          </table:table-cell>
          <table:table-cell table:style-name="Таблица1.B45" office:value-type="string">
            <text:p text:style-name="ubuntu_5f_mono_5f_9"><text:span text:style-name="ubuntu_5f_mono_5f_9"><text:span text:style-name="T92">следовательно</text:span></text:span></text:p>
          </table:table-cell>
          <table:table-cell table:style-name="Таблица1.C45" office:value-type="string">
            <text:p text:style-name="ubuntu_5f_mono_5f_9"><text:span text:style-name="ubuntu_5f_mono_5f_9"><text:span text:style-name="T119">je pense, donc je suis</text:span></text:span></text:p>
          </table:table-cell>
        </table:table-row>
        <table:table-row table:style-name="TableLine94401854186288">
          <table:table-cell table:style-name="Таблица1.A71" office:value-type="string">
            <text:p text:style-name="ubuntu_5f_mono_5f_9"><text:span text:style-name="ubuntu_5f_mono_5f_9"><text:span text:style-name="T114">c'est pourquoi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поэтому</text:span></text:span></text:p>
          </table:table-cell>
          <table:table-cell table:style-name="Таблица1.C57" office:value-type="string">
            <text:p text:style-name="P462"/>
          </table:table-cell>
        </table:table-row>
        <table:table-row table:style-name="TableLine94401854187248">
          <table:table-cell table:style-name="Таблица1.A71" office:value-type="string">
            <text:p text:style-name="ubuntu_5f_mono_5f_9"><text:span text:style-name="ubuntu_5f_mono_5f_9"><text:span text:style-name="T114">par conséquent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вот почему</text:span></text:span></text:p>
          </table:table-cell>
          <table:table-cell table:style-name="Таблица1.C57" office:value-type="string">
            <text:p text:style-name="P462"/>
          </table:table-cell>
        </table:table-row>
        <table:table-row table:style-name="TableLine94401854188208">
          <table:table-cell table:style-name="Таблица1.A71" office:value-type="string">
            <text:p text:style-name="ubuntu_5f_mono_5f_9"><text:span text:style-name="ubuntu_5f_mono_5f_9"><text:span text:style-name="T114">pour, pour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чтобы</text:span></text:span></text:p>
          </table:table-cell>
          <table:table-cell table:style-name="Таблица1.C57" office:value-type="string">
            <text:p text:style-name="ubuntu_5f_mono_5f_9"><text:span text:style-name="ubuntu_5f_mono_5f_9"><text:span text:style-name="T92">pour parler ()</text:span></text:span></text:p>
          </table:table-cell>
        </table:table-row>
        <table:table-row table:style-name="TableLine94401854189168">
          <table:table-cell table:style-name="Таблица1.A71" office:value-type="string">
            <text:p text:style-name="ubuntu_5f_mono_5f_9"><text:span text:style-name="ubuntu_5f_mono_5f_9"><text:span text:style-name="T114">si bien que</text:span></text:span></text:p>
          </table:table-cell>
          <table:table-cell table:style-name="Таблица1.B71" office:value-type="string">
            <text:p text:style-name="P462"/>
          </table:table-cell>
          <table:table-cell table:style-name="Таблица1.C57" office:value-type="string">
            <text:p text:style-name="P462"/>
          </table:table-cell>
        </table:table-row>
        <table:table-row table:style-name="TableLine94401854190128">
          <table:table-cell table:style-name="Таблица1.A71" office:value-type="string">
            <text:p text:style-name="ubuntu_5f_mono_5f_9"><text:span text:style-name="ubuntu_5f_mono_5f_9"><text:span text:style-name="T114">si qu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столько, что</text:span></text:span></text:p>
          </table:table-cell>
          <table:table-cell table:style-name="Таблица1.C57" office:value-type="string">
            <text:p text:style-name="P462"/>
          </table:table-cell>
        </table:table-row>
        <table:table-row table:style-name="TableLine94401854191088">
          <table:table-cell table:style-name="Таблица1.A71" office:value-type="string">
            <text:p text:style-name="ubuntu_5f_mono_5f_9"><text:span text:style-name="ubuntu_5f_mono_5f_9"><text:span text:style-name="T114">tant que</text:span></text:span></text:p>
          </table:table-cell>
          <table:table-cell table:style-name="Таблица1.B71" office:value-type="string">
            <text:p text:style-name="P462"/>
          </table:table-cell>
          <table:table-cell table:style-name="Таблица1.C57" office:value-type="string">
            <text:p text:style-name="P462"/>
          </table:table-cell>
        </table:table-row>
        <table:table-row table:style-name="TableLine94401854192048">
          <table:table-cell table:style-name="Таблица1.A52" office:value-type="string">
            <text:p text:style-name="ubuntu_5f_mono_5f_9"><text:span text:style-name="ubuntu_5f_mono_5f_9"><text:span text:style-name="T114">tellement que</text:span></text:span></text:p>
          </table:table-cell>
          <table:table-cell table:style-name="Таблица1.B52" office:value-type="string">
            <text:p text:style-name="P462"/>
          </table:table-cell>
          <table:table-cell table:style-name="Таблица1.C52" office:value-type="string">
            <text:p text:style-name="P462"/>
          </table:table-cell>
        </table:table-row>
        <table:table-row table:style-name="TableLine94401854194640">
          <table:table-cell table:style-name="Таблица1.A53" office:value-type="string">
            <text:p text:style-name="ubuntu_5f_mono_5f_9"><text:span text:style-name="ubuntu_5f_mono_5f_9"><text:span text:style-name="T114">trop pour que</text:span></text:span></text:p>
          </table:table-cell>
          <table:table-cell table:style-name="Таблица1.B53" office:value-type="string">
            <text:p text:style-name="ubuntu_5f_mono_5f_9"><text:span text:style-name="ubuntu_5f_mono_5f_9"><text:span text:style-name="T92">слишком, чтобы</text:span></text:span></text:p>
          </table:table-cell>
          <table:table-cell table:style-name="Таблица1.C53" office:value-type="string">
            <text:p text:style-name="P462"/>
          </table:table-cell>
        </table:table-row>
        <table:table-row table:style-name="TableLine94401854197232">
          <table:table-cell table:style-name="Таблица1.A19" office:value-type="string">
            <text:p text:style-name="ubuntu_5f_mono_5f_9"><text:span text:style-name="ubuntu_5f_mono_5f_9"><text:span text:style-name="T113">сравнение</text:span></text:span></text:p>
          </table:table-cell>
          <table:table-cell table:style-name="Таблица1.A19" office:value-type="string">
            <text:p text:style-name="P483"/>
          </table:table-cell>
          <table:table-cell table:style-name="Таблица1.C57" office:value-type="string">
            <text:p text:style-name="P462"/>
          </table:table-cell>
        </table:table-row>
        <table:table-row table:style-name="TableLine94401854198192">
          <table:table-cell table:style-name="Таблица1.A71" office:value-type="string">
            <text:p text:style-name="ubuntu_5f_mono_5f_9"><text:span text:style-name="ubuntu_5f_mono_5f_9"><text:span text:style-name="T114">ainsi que</text:span></text:span></text:p>
          </table:table-cell>
          <table:table-cell table:style-name="Таблица1.B71" office:value-type="string">
            <text:p text:style-name="P462"/>
          </table:table-cell>
          <table:table-cell table:style-name="Таблица1.C57" office:value-type="string">
            <text:p text:style-name="P462"/>
          </table:table-cell>
        </table:table-row>
        <table:table-row table:style-name="TableLine94401854199152">
          <table:table-cell table:style-name="Таблица1.A71" office:value-type="string">
            <text:p text:style-name="ubuntu_5f_mono_5f_9"><text:span text:style-name="ubuntu_5f_mono_5f_9"><text:span text:style-name="T114">comme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как</text:span></text:span></text:p>
          </table:table-cell>
          <table:table-cell table:style-name="Таблица1.C57" office:value-type="string">
            <text:p text:style-name="P462"/>
          </table:table-cell>
        </table:table-row>
        <table:table-row table:style-name="TableLine94401854200112">
          <table:table-cell table:style-name="Таблица1.A71" office:value-type="string">
            <text:p text:style-name="ubuntu_5f_mono_5f_9"><text:span text:style-name="ubuntu_5f_mono_5f_9"><text:span text:style-name="T114">comme si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как если бы</text:span></text:span></text:p>
          </table:table-cell>
          <table:table-cell table:style-name="Таблица1.C57" office:value-type="string">
            <text:p text:style-name="P462"/>
          </table:table-cell>
        </table:table-row>
        <table:table-row table:style-name="TableLine94401854201072">
          <table:table-cell table:style-name="Таблица1.A58" office:value-type="string">
            <text:p text:style-name="ubuntu_5f_mono_5f_9"><text:span text:style-name="ubuntu_5f_mono_5f_9"><text:span text:style-name="T114">de même que</text:span></text:span></text:p>
          </table:table-cell>
          <table:table-cell table:style-name="Таблица1.B58" office:value-type="string">
            <text:p text:style-name="ubuntu_5f_mono_5f_9"><text:span text:style-name="ubuntu_5f_mono_5f_9"><text:span text:style-name="T92">также как</text:span></text:span></text:p>
          </table:table-cell>
          <table:table-cell table:style-name="Таблица1.C58" office:value-type="string">
            <text:p text:style-name="P462"/>
          </table:table-cell>
        </table:table-row>
        <table:table-row table:style-name="TableLine94401854203664">
          <table:table-cell table:style-name="Таблица1.A19" office:value-type="string">
            <text:p text:style-name="ubuntu_5f_mono_5f_9"><text:span text:style-name="ubuntu_5f_mono_5f_9"><text:span text:style-name="T113">Условие</text:span></text:span></text:p>
          </table:table-cell>
          <table:table-cell table:style-name="Таблица1.A19" office:value-type="string">
            <text:p text:style-name="P483"/>
          </table:table-cell>
          <table:table-cell table:style-name="Таблица1.C59" office:value-type="string">
            <text:p text:style-name="P462"/>
          </table:table-cell>
        </table:table-row>
        <table:table-row table:style-name="TableLine94401854205168">
          <table:table-cell table:style-name="Таблица1.A70" office:value-type="string">
            <text:p text:style-name="ubuntu_5f_mono_5f_9"><text:span text:style-name="ubuntu_5f_mono_5f_9"><text:span text:style-name="T114">si</text:span></text:span></text:p>
          </table:table-cell>
          <table:table-cell table:style-name="Таблица1.B70" office:value-type="string">
            <text:p text:style-name="ubuntu_5f_mono_5f_9"><text:span text:style-name="ubuntu_5f_mono_5f_9"><text:span text:style-name="T92">если</text:span></text:span></text:p>
          </table:table-cell>
          <table:table-cell table:style-name="Таблица1.C70" office:value-type="string">
            <text:p text:style-name="ubuntu_5f_mono_5f_9"><text:span text:style-name="ubuntu_5f_mono_5f_9"><text:span text:style-name="T92">D'accord, si nous pouvons</text:span></text:span></text:p>
            <text:p text:style-name="ubuntu_5f_mono_5f_9"><text:span text:style-name="ubuntu_5f_mono_5f_9"><text:span text:style-name="T92">S'il neige, je bois du thé</text:span></text:span></text:p>
            <text:p text:style-name="ubuntu_5f_mono_5f_9"><text:span text:style-name="ubuntu_5f_mono_5f_9"><text:span text:style-name="T92">Si tu mange mon déjeuner, je mange ton dîner</text:span></text:span></text:p>
            <text:p text:style-name="ubuntu_5f_mono_5f_9"><text:span text:style-name="ubuntu_5f_mono_5f_9"><text:span text:style-name="T92">S'il est bleu ou vert, il est joli</text:span></text:span></text:p>
          </table:table-cell>
        </table:table-row>
        <table:table-row table:style-name="TableLine94401854207760">
          <table:table-cell table:style-name="Таблица1.A70" office:value-type="string">
            <text:p text:style-name="P469">si l'on</text:p>
          </table:table-cell>
          <table:table-cell table:style-name="Таблица1.B70" office:value-type="string">
            <text:p text:style-name="P462"/>
          </table:table-cell>
          <table:table-cell table:style-name="Таблица1.C70" office:value-type="string">
            <text:p text:style-name="P469">звук 'l' для плавности, ничего не обозначает</text:p>
          </table:table-cell>
        </table:table-row>
        <table:table-row table:style-name="TableLine94401854208720">
          <table:table-cell table:style-name="Таблица1.A70" office:value-type="string">
            <text:p text:style-name="ubuntu_5f_mono_5f_9"><text:span text:style-name="ubuntu_5f_mono_5f_9"><text:span text:style-name="T114">(Но!) Si</text:span></text:span></text:p>
          </table:table-cell>
          <table:table-cell table:style-name="Таблица1.B70" office:value-type="string">
            <text:p text:style-name="ubuntu_5f_mono_5f_9"><text:span text:style-name="ubuntu_5f_mono_5f_9"><text:span text:style-name="T92">да (утвердительный ответ на отрицательный вопрос)</text:span></text:span></text:p>
          </table:table-cell>
          <table:table-cell table:style-name="Таблица1.C70" office:value-type="string">
            <text:p text:style-name="ubuntu_5f_mono_5f_9"><text:span text:style-name="ubuntu_5f_mono_5f_9"><text:span text:style-name="T92">Si, je comprends très bien (да нет, я отлично понимаю)</text:span></text:span></text:p>
          </table:table-cell>
        </table:table-row>
        <table:table-row table:style-name="TableLine94401854209680">
          <table:table-cell table:style-name="Таблица1.A70" office:value-type="string">
            <text:p text:style-name="ubuntu_5f_mono_5f_9"><text:span text:style-name="ubuntu_5f_mono_5f_9"><text:span text:style-name="T114">sinon</text:span></text:span></text:p>
          </table:table-cell>
          <table:table-cell table:style-name="Таблица1.B70" office:value-type="string">
            <text:p text:style-name="P462"/>
          </table:table-cell>
          <table:table-cell table:style-name="Таблица1.C70" office:value-type="string">
            <text:p text:style-name="ubuntu_5f_mono_5f_9"><text:span text:style-name="ubuntu_5f_mono_5f_9"><text:span text:style-name="T92">Et sinon pourquoi</text:span></text:span></text:p>
            <text:p text:style-name="ubuntu_5f_mono_5f_9"><text:span text:style-name="ubuntu_5f_mono_5f_9"><text:span text:style-name="T92">Sinon, je bois du café</text:span></text:span></text:p>
            <text:p text:style-name="ubuntu_5f_mono_5f_9"><text:span text:style-name="ubuntu_5f_mono_5f_9"><text:span text:style-name="T92">Et sinon que sait elle</text:span></text:span></text:p>
            <text:p text:style-name="ubuntu_5f_mono_5f_9"><text:span text:style-name="ubuntu_5f_mono_5f_9"><text:span text:style-name="T92">Un citron, sinon une orange</text:span></text:span></text:p>
          </table:table-cell>
        </table:table-row>
        <table:table-row table:style-name="TableLine94401854210640">
          <table:table-cell table:style-name="Таблица1.A70" office:value-type="string">
            <text:p text:style-name="ubuntu_5f_mono_5f_9"><text:span text:style-name="ubuntu_5f_mono_5f_9"><text:span text:style-name="T114">à condition que</text:span></text:span></text:p>
          </table:table-cell>
          <table:table-cell table:style-name="Таблица1.B70" office:value-type="string">
            <text:p text:style-name="ubuntu_5f_mono_5f_9"><text:span text:style-name="ubuntu_5f_mono_5f_9"><text:span text:style-name="T92">при условии что</text:span></text:span></text:p>
          </table:table-cell>
          <table:table-cell table:style-name="Таблица1.C70" office:value-type="string">
            <text:p text:style-name="P462"/>
          </table:table-cell>
        </table:table-row>
        <table:table-row table:style-name="TableLine94401854211600">
          <table:table-cell table:style-name="Таблица1.A65" office:value-type="string">
            <text:p text:style-name="ubuntu_5f_mono_5f_9"><text:span text:style-name="ubuntu_5f_mono_5f_9"><text:span text:style-name="T114">a moins que</text:span></text:span></text:p>
          </table:table-cell>
          <table:table-cell table:style-name="Таблица1.B65" office:value-type="string">
            <text:p text:style-name="ubuntu_5f_mono_5f_9"><text:span text:style-name="ubuntu_5f_mono_5f_9"><text:span text:style-name="T92">если только не</text:span></text:span></text:p>
          </table:table-cell>
          <table:table-cell table:style-name="Таблица1.C65" office:value-type="string">
            <text:p text:style-name="P462"/>
          </table:table-cell>
        </table:table-row>
        <table:table-row table:style-name="TableLine94401854214192">
          <table:table-cell table:style-name="Таблица1.A66" office:value-type="string">
            <text:p text:style-name="ubuntu_5f_mono_5f_9"><text:span text:style-name="ubuntu_5f_mono_5f_9"><text:span text:style-name="T114">pourvu que</text:span></text:span></text:p>
          </table:table-cell>
          <table:table-cell table:style-name="Таблица1.B66" office:value-type="string">
            <text:p text:style-name="ubuntu_5f_mono_5f_9"><text:span text:style-name="ubuntu_5f_mono_5f_9"><text:span text:style-name="T92">лишь бы только</text:span></text:span></text:p>
          </table:table-cell>
          <table:table-cell table:style-name="Таблица1.C66" office:value-type="string">
            <text:p text:style-name="P462"/>
          </table:table-cell>
        </table:table-row>
        <table:table-row table:style-name="TableLine94401854216784">
          <table:table-cell table:style-name="Таблица1.A19" office:value-type="string">
            <text:p text:style-name="ubuntu_5f_mono_5f_9"><text:span text:style-name="ubuntu_5f_mono_5f_9"><text:span text:style-name="T113">Прочее</text:span></text:span></text:p>
          </table:table-cell>
          <table:table-cell table:style-name="Таблица1.A19" office:value-type="string">
            <text:p text:style-name="P462"/>
          </table:table-cell>
          <table:table-cell table:style-name="Таблица1.C70" office:value-type="string">
            <text:p text:style-name="P462"/>
          </table:table-cell>
        </table:table-row>
        <table:table-row table:style-name="TableLine94401854217744">
          <table:table-cell table:style-name="Таблица1.A70" office:value-type="string">
            <text:p text:style-name="ubuntu_5f_mono_5f_9"><text:span text:style-name="ubuntu_5f_mono_5f_9"><text:span text:style-name="T114">Autant que</text:span></text:span></text:p>
          </table:table-cell>
          <table:table-cell table:style-name="Таблица1.B70" office:value-type="string">
            <text:p text:style-name="ubuntu_5f_mono_5f_9"><text:span text:style-name="ubuntu_5f_mono_5f_9"><text:span text:style-name="T92">столько же, сколько</text:span></text:span></text:p>
          </table:table-cell>
          <table:table-cell table:style-name="Таблица1.C70" office:value-type="string">
            <text:p text:style-name="ubuntu_5f_mono_5f_9"><text:span text:style-name="ubuntu_5f_mono_5f_9"><text:span text:style-name="T92">Vous mangez autant que vous voulez (столько сколько хотите)</text:span></text:span></text:p>
            <text:p text:style-name="ubuntu_5f_mono_5f_9"><text:span text:style-name="ubuntu_5f_mono_5f_9"><text:span text:style-name="T92">Nous dormons autant que nous pouvons</text:span></text:span></text:p>
            <text:p text:style-name="ubuntu_5f_mono_5f_9"><text:span text:style-name="ubuntu_5f_mono_5f_9"><text:span text:style-name="T92">Des chaussures? J'en possède autant que vous. (у меня её столько же, сколько у вас)</text:span></text:span></text:p>
          </table:table-cell>
        </table:table-row>
        <table:table-row table:style-name="TableLine94401854218704">
          <table:table-cell table:style-name="Таблица1.A70" office:value-type="string">
            <text:p text:style-name="ubuntu_5f_mono_5f_9"><text:span text:style-name="ubuntu_5f_mono_5f_9"><text:span text:style-name="T114">bien que</text:span></text:span></text:p>
          </table:table-cell>
          <table:table-cell table:style-name="Таблица1.B70" office:value-type="string">
            <text:p text:style-name="ubuntu_5f_mono_5f_9"><text:span text:style-name="ubuntu_5f_mono_5f_9"><text:span text:style-name="T92">хотя</text:span></text:span></text:p>
          </table:table-cell>
          <table:table-cell table:style-name="Таблица1.C70" office:value-type="string">
            <text:p text:style-name="P462"/>
          </table:table-cell>
        </table:table-row>
        <table:table-row table:style-name="TableLine94401854219664">
          <table:table-cell table:style-name="Таблица1.A70" office:value-type="string">
            <text:p text:style-name="ubuntu_5f_mono_5f_9"><text:span text:style-name="ubuntu_5f_mono_5f_9"><text:span text:style-name="T114">de manière que</text:span></text:span></text:p>
          </table:table-cell>
          <table:table-cell table:style-name="Таблица1.B70" office:value-type="string">
            <text:p text:style-name="ubuntu_5f_mono_5f_9"><text:span text:style-name="ubuntu_5f_mono_5f_9"><text:span text:style-name="T92">так, что</text:span></text:span></text:p>
          </table:table-cell>
          <table:table-cell table:style-name="Таблица1.C70" office:value-type="string">
            <text:p text:style-name="P462"/>
          </table:table-cell>
        </table:table-row>
        <table:table-row table:style-name="TableLine94401854220624">
          <table:table-cell table:style-name="Таблица1.A71" office:value-type="string">
            <text:p text:style-name="ubuntu_5f_mono_5f_9"><text:span text:style-name="ubuntu_5f_mono_5f_9"><text:span text:style-name="T114">donc, or</text:span></text:span></text:p>
          </table:table-cell>
          <table:table-cell table:style-name="Таблица1.B71" office:value-type="string">
            <text:p text:style-name="ubuntu_5f_mono_5f_9"><text:span text:style-name="ubuntu_5f_mono_5f_9"><text:span text:style-name="T92">таким образом</text:span></text:span></text:p>
          </table:table-cell>
          <table:table-cell table:style-name="Таблица1.C71" office:value-type="string">
            <text:p text:style-name="P462"/>
          </table:table-cell>
        </table:table-row>
        <table:table-row table:style-name="TableLine94401854222128">
          <table:table-cell table:style-name="Таблица1.A72" office:value-type="string">
            <text:p text:style-name="ubuntu_5f_mono_5f_9"><text:span text:style-name="ubuntu_5f_mono_5f_9"><text:span text:style-name="T114">sans que</text:span></text:span></text:p>
          </table:table-cell>
          <table:table-cell table:style-name="Таблица1.B72" office:value-type="string">
            <text:p text:style-name="ubuntu_5f_mono_5f_9"><text:span text:style-name="ubuntu_5f_mono_5f_9"><text:span text:style-name="T92">так, что не</text:span></text:span></text:p>
          </table:table-cell>
          <table:table-cell table:style-name="Таблица1.C72" office:value-type="string">
            <text:p text:style-name="P462"/>
          </table:table-cell>
        </table:table-row>
        <table:table-row table:style-name="TableLine94401854224720">
          <table:table-cell table:style-name="Таблица1.A73" office:value-type="string">
            <text:p text:style-name="ubuntu_5f_mono_5f_9"><text:span text:style-name="ubuntu_5f_mono_5f_9"><text:span text:style-name="T114">quoi que</text:span></text:span></text:p>
          </table:table-cell>
          <table:table-cell table:style-name="Таблица1.B73" office:value-type="string">
            <text:p text:style-name="ubuntu_5f_mono_5f_9"><text:span text:style-name="ubuntu_5f_mono_5f_9"><text:span text:style-name="T92">хотя</text:span></text:span></text:p>
          </table:table-cell>
          <table:table-cell table:style-name="Таблица1.C73" office:value-type="string">
            <text:p text:style-name="P462"/>
          </table:table-cell>
        </table:table-row>
      </table:table>
      <text:p text:style-name="ubuntu_5f_mono_5f_9"><text:span text:style-name="ubuntu_5f_mono_5f_9"/></text:p>
      <text:p text:style-name="ubuntu_5f_mono_5f_9"><text:span text:style-name="ubuntu_5f_mono_5f_9">Je regarde la télé, </text:span><text:span text:style-name="ubuntu_5f_mono_5f_9"><text:span text:style-name="T36">et</text:span></text:span><text:span text:style-name="ubuntu_5f_mono_5f_9"> Jeanne fait ses devoirs. (Я смотрю телевизор, а Жан делает свои задания)</text:span></text:p>
      <text:p text:style-name="ubuntu_5f_mono_5f_9"><text:span text:style-name="ubuntu_5f_mono_5f_9">Il propos, </text:span><text:span text:style-name="ubuntu_5f_mono_5f_9"><text:span text:style-name="T36">mais</text:span></text:span><text:span text:style-name="ubuntu_5f_mono_5f_9"> nous sommes mécontents. (Он предлагает, но мы недовольны)</text:span></text:p>
      <text:p text:style-name="ubuntu_5f_mono_5f_9"><text:span text:style-name="ubuntu_5f_mono_5f_9"/></text:p>
      <text:h text:style-name="P793" text:outline-level="6">Глаголы</text:h>
      <table:table table:name="Таблица43" table:style-name="Таблица43">
        <table:table-column table:style-name="Таблица43.A" table:number-columns-repeated="3"/>
        <table:table-row table:style-name="TableLine94401854030704">
          <table:table-cell table:style-name="Таблица43.A1" office:value-type="string">
            <text:p text:style-name="P714">Три лица</text:p>
          </table:table-cell>
          <table:table-cell table:style-name="Таблица43.A1" office:value-type="string">
            <text:p text:style-name="P714">Два числа</text:p>
          </table:table-cell>
          <table:table-cell table:style-name="Таблица43.C1" office:value-type="string">
            <text:p text:style-name="P714">Три группы</text:p>
          </table:table-cell>
        </table:table-row>
        <table:table-row table:style-name="TableLine94401854232192">
          <table:table-cell table:style-name="Таблица43.A2" office:value-type="string">
            <text:p text:style-name="ubuntu_5f_mono_5f_8">je / nous</text:p>
            <text:p text:style-name="ubuntu_5f_mono_5f_8">tu / vous</text:p>
            <text:p text:style-name="ubuntu_5f_mono_5f_8">il, elle<text:span text:style-name="T404">, on</text:span> / ils, elles</text:p>
          </table:table-cell>
          <table:table-cell table:style-name="Таблица43.A2" office:value-type="string">
            <text:p text:style-name="ubuntu_5f_mono_5f_8"/>
          </table:table-cell>
          <table:table-cell table:style-name="Таблица43.C2" office:value-type="string">
            <text:p text:style-name="ubuntu_5f_mono_5f_8">I - -er</text:p>
            <text:p text:style-name="ubuntu_5f_mono_5f_8">II - -ir</text:p>
            <text:p text:style-name="ubuntu_5f_mono_5f_8">III - -oir, -re, -er, -ir</text:p>
          </table:table-cell>
        </table:table-row>
      </table:table>
      <text:p text:style-name="P35"/>
      <table:table table:name="Таблица8" table:style-name="Таблица8">
        <table:table-column table:style-name="Таблица8.A" table:number-columns-repeated="2"/>
        <table:table-column table:style-name="Таблица8.C"/>
        <table:table-row table:style-name="TableLine94401854237376">
          <table:table-cell table:style-name="Таблица8.A1" table:number-columns-spanned="2" office:value-type="string">
            <text:p text:style-name="P239">Переходные глаголы </text:p>
          </table:table-cell>
          <table:covered-table-cell/>
          <table:table-cell table:style-name="Таблица8.C1" office:value-type="string">
            <text:p text:style-name="P239">Непереходные глаголы</text:p>
          </table:table-cell>
        </table:table-row>
        <table:table-row table:style-name="TableLine94401854245088">
          <table:table-cell table:style-name="Таблица8.A2" table:number-columns-spanned="2" office:value-type="string">
            <text:p text:style-name="P338">Допускают при себе объектное дополнение</text:p>
          </table:table-cell>
          <table:covered-table-cell/>
          <table:table-cell table:style-name="Таблица8.C2" office:value-type="string">
            <text:p text:style-name="P72">Не допускют при себе объектн<text:span text:style-name="T391">.</text:span>дополнения</text:p>
          </table:table-cell>
        </table:table-row>
        <table:table-row table:style-name="TableLine94401854245856">
          <table:table-cell table:style-name="Таблица8.A3" office:value-type="string">
            <text:p text:style-name="P240">Прямые<text:span text:style-name="T390"> (</text:span><text:span text:style-name="T132">без предлога</text:span><text:span text:style-name="T390">)</text:span></text:p>
          </table:table-cell>
          <table:table-cell table:style-name="Таблица8.A3" office:value-type="string">
            <text:p text:style-name="P240">Косвенные<text:span text:style-name="T390"> (</text:span><text:span text:style-name="T132">с предлогом</text:span><text:span text:style-name="T390">)</text:span></text:p>
          </table:table-cell>
          <table:table-cell table:style-name="Таблица8.C3" office:value-type="string">
            <text:p text:style-name="P57"/>
          </table:table-cell>
        </table:table-row>
        <table:table-row table:style-name="TableLine94401854246624">
          <table:table-cell table:style-name="Таблица8.A4" office:value-type="string">
            <text:p text:style-name="fr_5f_text_5f_8"><text:span text:style-name="fr_5f_text_5f_8"><text:span text:style-name="T222">J'aime les fleurs</text:span></text:span></text:p>
            <text:p text:style-name="fr_5f_text_5f_8"><text:span text:style-name="fr_5f_text_5f_8"><text:span text:style-name="T222">Pierre poit ses amis</text:span></text:span></text:p>
          </table:table-cell>
          <table:table-cell table:style-name="Таблица8.B4" office:value-type="string">
            <text:p text:style-name="fr_5f_text_5f_8"><text:span text:style-name="fr_5f_text_5f_8"><text:span text:style-name="T222">Il parle de ses vacances</text:span></text:span></text:p>
            <text:p text:style-name="fr_5f_text_5f_8"><text:span text:style-name="fr_5f_text_5f_8"><text:span text:style-name="T222">Pierre pense à ses amis</text:span></text:span></text:p>
          </table:table-cell>
          <table:table-cell table:style-name="Таблица8.C5" office:value-type="string">
            <text:p text:style-name="fr_5f_text_5f_8"><text:span text:style-name="fr_5f_text_5f_8"><text:span text:style-name="T222">Nous marchons</text:span></text:span></text:p>
            <text:p text:style-name="fr_5f_text_5f_8"><text:span text:style-name="fr_5f_text_5f_8"><text:span text:style-name="T222">Le soleil brille</text:span></text:span></text:p>
          </table:table-cell>
        </table:table-row>
        <table:table-row table:style-name="TableLine94401854247648">
          <table:table-cell table:style-name="Таблица8.A5" table:number-columns-spanned="2" office:value-type="string">
            <text:p text:style-name="P27">Могут при себе иметь одновременно два дополнения (прямое и косвенное)</text:p>
            <text:p text:style-name="purisa_5f_7"><text:span text:style-name="fr_5f_text_5f_8"><text:span text:style-name="T222">Il écrit une lettre à ses parents</text:span></text:span></text:p>
          </table:table-cell>
          <table:covered-table-cell/>
          <table:table-cell table:style-name="Таблица8.C5" office:value-type="string">
            <text:p text:style-name="P26"/>
          </table:table-cell>
        </table:table-row>
        <table:table-row table:style-name="TableLine94401854248160">
          <table:table-cell table:style-name="Таблица8.A6" table:number-columns-spanned="2" office:value-type="string">
            <text:p text:style-name="P27">Могут употребляться без дополнения</text:p>
            <text:p text:style-name="purisa_5f_7"><text:span text:style-name="fr_5f_text_5f_8"><text:span text:style-name="T222">Elle chante</text:span></text:span></text:p>
          </table:table-cell>
          <table:covered-table-cell/>
          <table:table-cell table:style-name="Таблица8.C6" office:value-type="string">
            <text:p text:style-name="P26"/>
          </table:table-cell>
        </table:table-row>
      </table:table>
      <text:p text:style-name="P36"/>
      <table:table table:name="Таблица44" table:style-name="Таблица44">
        <table:table-column table:style-name="Таблица44.A"/>
        <table:table-column table:style-name="Таблица44.B"/>
        <table:table-row table:style-name="TableLine94401854249280">
          <table:table-cell table:style-name="Таблица44.A1" office:value-type="string">
            <text:p text:style-name="P28">Предельные глаголы</text:p>
          </table:table-cell>
          <table:table-cell table:style-name="Таблица44.B1" office:value-type="string">
            <text:p text:style-name="P28">Непредельные глаголы</text:p>
          </table:table-cell>
        </table:table-row>
        <table:table-row table:style-name="TableLine94401854274368">
          <table:table-cell table:style-name="Таблица44.A2" office:value-type="string">
            <text:p text:style-name="P73">- Действия имеют ограниченную длительность</text:p>
            <text:p text:style-name="P73">- предполагают конец или результат действия</text:p>
          </table:table-cell>
          <table:table-cell table:style-name="Таблица44.B2" office:value-type="string">
            <text:p text:style-name="P73">- Действия, которые могут длиться неопределено долгое время, не встречая предела</text:p>
          </table:table-cell>
        </table:table-row>
        <table:table-row table:style-name="TableLine94401854275472">
          <table:table-cell table:style-name="Таблица44.A3" office:value-type="string">
            <text:section text:style-name="Sect1" text:name="Раздел2">
              <text:p text:style-name="P460"><text:span text:style-name="fr_5f_text_5f_8"><text:span text:style-name="T222">naître, </text:span></text:span></text:p>
              <text:p text:style-name="P460"><text:span text:style-name="fr_5f_text_5f_8"><text:span text:style-name="T222">mourir, </text:span></text:span></text:p>
              <text:p text:style-name="P460"><text:span text:style-name="fr_5f_text_5f_8"><text:span text:style-name="T222">entrer, </text:span></text:span></text:p>
              <text:p text:style-name="P331">sortir, </text:p>
              <text:p text:style-name="P331">arriver, </text:p>
              <text:p text:style-name="P331">venir, </text:p>
              <text:p text:style-name="P331">tomber<text:span text:style-name="T141">, </text:span></text:p>
              <text:p text:style-name="P333">prendre, </text:p>
              <text:p text:style-name="P333">oublier</text:p>
            </text:section>
          </table:table-cell>
          <table:table-cell table:style-name="Таблица44.B3" office:value-type="string">
            <text:section text:style-name="Sect1" text:name="Раздел3">
              <text:p text:style-name="P331">vivre, </text:p>
              <text:p text:style-name="P331">aimer, </text:p>
              <text:p text:style-name="P331">estimer, </text:p>
              <text:p text:style-name="P331">penser,</text:p>
              <text:p text:style-name="P331">regarder, </text:p>
              <text:p text:style-name="P460"><text:span text:style-name="fr_5f_text_5f_8"><text:span text:style-name="T222">écouter, </text:span></text:span></text:p>
              <text:p text:style-name="P460"><text:span text:style-name="fr_5f_text_5f_8"><text:span text:style-name="T222">marcher,</text:span></text:span></text:p>
              <text:p text:style-name="P331">travailler, </text:p>
              <text:p text:style-name="P331">attendre</text:p>
            </text:section>
          </table:table-cell>
        </table:table-row>
      </table:table>
      <text:p text:style-name="ubuntu_5f_mono_5f_9"/>
      <text:p text:style-name="P777"><text:span text:style-name="T405">I group</text:span><text:span text:style-name="T406">p</text:span><text:span text:style-name="T405">e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I"/>
        <table:table-row table:style-name="TableLine94401854277760">
          <table:table-cell table:style-name="Таблица9.A1" table:number-columns-spanned="5" office:value-type="string">
            <text:p text:style-name="P56"><text:span text:style-name="T114">-er</text:span><text:span text:style-name="T92"> </text:span><text:span text:style-name="T108">(кроме </text:span><text:span text:style-name="fr_5f_text_5f_8"><text:span text:style-name="T222">aller</text:span></text:span><text:span text:style-name="T108"> и </text:span><text:span text:style-name="fr_5f_text_5f_8"><text:span text:style-name="T222">envoyer</text:span></text:span><text:span text:style-name="T108">) </text:span></text:p>
          </table:table-cell>
          <table:covered-table-cell/>
          <table:covered-table-cell/>
          <table:covered-table-cell/>
          <table:covered-table-cell/>
          <table:table-cell table:style-name="Таблица9.F1" table:number-columns-spanned="4" office:value-type="string">
            <text:p text:style-name="P330">(около 4000)</text:p>
          </table:table-cell>
          <table:covered-table-cell/>
          <table:covered-table-cell/>
          <table:covered-table-cell/>
        </table:table-row>
        <table:table-row table:style-name="TableLine94401854344016">
          <table:table-cell table:style-name="Таблица9.A2" office:value-type="string">
            <text:p text:style-name="P237"/>
          </table:table-cell>
          <table:table-cell table:style-name="Таблица9.A2" office:value-type="string">
            <text:p text:style-name="P237"/>
          </table:table-cell>
          <table:table-cell table:style-name="Таблица9.A2" office:value-type="string">
            <text:p text:style-name="P237">Présent</text:p>
          </table:table-cell>
          <table:table-cell table:style-name="Таблица9.A2" office:value-type="string">
            <text:p text:style-name="ubuntu_5f_mono_5f_9"><text:span text:style-name="T224">p</text:span><text:span text:style-name="T225">.</text:span><text:span text:style-name="T224">passé</text:span></text:p>
          </table:table-cell>
          <table:table-cell table:style-name="Таблица9.A2" table:number-columns-spanned="2" office:value-type="string">
            <text:p text:style-name="P248">p.pr<text:span text:style-name="T1">é</text:span>sent</text:p>
          </table:table-cell>
          <table:covered-table-cell/>
          <table:table-cell table:style-name="Таблица9.A2" office:value-type="string">
            <text:p text:style-name="P243">imparfait</text:p>
          </table:table-cell>
          <table:table-cell table:style-name="Таблица9.A2" office:value-type="string">
            <text:p text:style-name="P243">pass<text:span text:style-name="T1">é</text:span> simple</text:p>
          </table:table-cell>
          <table:table-cell table:style-name="Таблица9.I2" office:value-type="string">
            <text:p text:style-name="P246">futur simple</text:p>
          </table:table-cell>
        </table:table-row>
        <table:table-row table:style-name="TableLine94401854347904">
          <table:table-cell table:style-name="Таблица9.A7" office:value-type="string">
            <text:p text:style-name="P237">je </text:p>
          </table:table-cell>
          <table:table-cell table:style-name="Таблица9.B3" office:value-type="string">
            <text:p text:style-name="P72">-<text:span text:style-name="T69">e</text:span></text:p>
          </table:table-cell>
          <table:table-cell table:style-name="Таблица9.C3" office:value-type="string">
            <text:p text:style-name="P72"><text:span text:style-name="T70">parl</text:span><text:span text:style-name="T69">e</text:span></text:p>
          </table:table-cell>
          <table:table-cell table:style-name="Таблица9.D3" office:value-type="string">
            <text:p text:style-name="P61"><text:span text:style-name="ubuntu_5f_mono_5f_9"><text:span text:style-name="T92">p</text:span></text:span><text:span text:style-name="ubuntu_5f_mono_5f_9"><text:span text:style-name="T98">arl</text:span></text:span><text:span text:style-name="ubuntu_5f_mono_5f_9"><text:span text:style-name="T11">é</text:span></text:span></text:p>
          </table:table-cell>
          <table:table-cell table:style-name="Таблица9.E3" table:number-columns-spanned="2" office:value-type="string">
            <text:p text:style-name="P82">parlant</text:p>
          </table:table-cell>
          <table:covered-table-cell/>
          <table:table-cell table:style-name="Таблица9.G3" office:value-type="string">
            <text:p text:style-name="P77"><text:span text:style-name="ubuntu_5f_mono_5f_9"><text:span text:style-name="T92">p</text:span></text:span><text:span text:style-name="ubuntu_5f_mono_5f_9"><text:span text:style-name="T98">arl</text:span></text:span>ais</text:p>
          </table:table-cell>
          <table:table-cell table:style-name="Таблица9.H3" office:value-type="string">
            <text:p text:style-name="P76"><text:span text:style-name="ubuntu_5f_mono_5f_9"><text:span text:style-name="T92">p</text:span></text:span><text:span text:style-name="ubuntu_5f_mono_5f_9"><text:span text:style-name="T98">arl</text:span></text:span>ai</text:p>
          </table:table-cell>
          <table:table-cell table:style-name="Таблица9.I3" office:value-type="string">
            <text:p text:style-name="P77"><text:span text:style-name="ubuntu_5f_mono_5f_9"><text:span text:style-name="T92">p</text:span></text:span><text:span text:style-name="ubuntu_5f_mono_5f_9"><text:span text:style-name="T98">arler</text:span></text:span>ai</text:p>
          </table:table-cell>
        </table:table-row>
        <table:table-row table:style-name="TableLine94401854352672">
          <table:table-cell table:style-name="Таблица9.A7" office:value-type="string">
            <text:p text:style-name="P237">tu</text:p>
          </table:table-cell>
          <table:table-cell table:style-name="Таблица9.B4" office:value-type="string">
            <text:p text:style-name="P72">-<text:span text:style-name="T69">es</text:span></text:p>
          </table:table-cell>
          <table:table-cell table:style-name="Таблица9.C4" office:value-type="string">
            <text:p text:style-name="P72"><text:span text:style-name="T70">parl</text:span><text:span text:style-name="T69">es</text:span></text:p>
          </table:table-cell>
          <table:table-cell table:style-name="Таблица9.D4" office:value-type="string">
            <text:p text:style-name="P72"/>
          </table:table-cell>
          <table:table-cell table:style-name="Таблица9.E4" table:number-columns-spanned="2" office:value-type="string">
            <text:p text:style-name="P75"/>
          </table:table-cell>
          <table:covered-table-cell/>
          <table:table-cell table:style-name="Таблица9.G4" office:value-type="string">
            <text:p text:style-name="P77"><text:span text:style-name="ubuntu_5f_mono_5f_9"><text:span text:style-name="T92">p</text:span></text:span><text:span text:style-name="ubuntu_5f_mono_5f_9"><text:span text:style-name="T98">arl</text:span></text:span>ais</text:p>
          </table:table-cell>
          <table:table-cell table:style-name="Таблица9.H4" office:value-type="string">
            <text:p text:style-name="P76"><text:span text:style-name="ubuntu_5f_mono_5f_9"><text:span text:style-name="T92">p</text:span></text:span><text:span text:style-name="ubuntu_5f_mono_5f_9"><text:span text:style-name="T98">arl</text:span></text:span>as</text:p>
          </table:table-cell>
          <table:table-cell table:style-name="Таблица9.I4" office:value-type="string">
            <text:p text:style-name="P77"><text:span text:style-name="ubuntu_5f_mono_5f_9"><text:span text:style-name="T92">p</text:span></text:span><text:span text:style-name="ubuntu_5f_mono_5f_9"><text:span text:style-name="T98">arler</text:span></text:span>as</text:p>
          </table:table-cell>
        </table:table-row>
        <table:table-row table:style-name="TableLine94401854357712">
          <table:table-cell table:style-name="Таблица9.A7" office:value-type="string">
            <text:p text:style-name="P237">il</text:p>
          </table:table-cell>
          <table:table-cell table:style-name="Таблица9.B5" office:value-type="string">
            <text:p text:style-name="P72">-<text:span text:style-name="T69">e</text:span></text:p>
          </table:table-cell>
          <table:table-cell table:style-name="Таблица9.C5" office:value-type="string">
            <text:p text:style-name="P72"><text:span text:style-name="T70">parl</text:span><text:span text:style-name="T69">e</text:span></text:p>
          </table:table-cell>
          <table:table-cell table:style-name="Таблица9.D5" office:value-type="string">
            <text:p text:style-name="ubuntu_5f_mono_5f_9"><text:span text:style-name="T167">-</text:span><text:span text:style-name="T9">é</text:span><text:span text:style-name="T166"> (-</text:span><text:span text:style-name="T9">é</text:span><text:span text:style-name="T166">e)</text:span></text:p>
          </table:table-cell>
          <table:table-cell table:style-name="Таблица9.E5" table:number-columns-spanned="2" office:value-type="string">
            <text:p text:style-name="P75"/>
          </table:table-cell>
          <table:covered-table-cell/>
          <table:table-cell table:style-name="Таблица9.G5" office:value-type="string">
            <text:p text:style-name="P77"><text:span text:style-name="ubuntu_5f_mono_5f_9"><text:span text:style-name="T92">p</text:span></text:span><text:span text:style-name="ubuntu_5f_mono_5f_9"><text:span text:style-name="T98">arl</text:span></text:span>ait</text:p>
          </table:table-cell>
          <table:table-cell table:style-name="Таблица9.H5" office:value-type="string">
            <text:p text:style-name="P76"><text:span text:style-name="ubuntu_5f_mono_5f_9"><text:span text:style-name="T92">p</text:span></text:span><text:span text:style-name="ubuntu_5f_mono_5f_9"><text:span text:style-name="T98">arl</text:span></text:span>a</text:p>
          </table:table-cell>
          <table:table-cell table:style-name="Таблица9.I5" office:value-type="string">
            <text:p text:style-name="P77"><text:span text:style-name="ubuntu_5f_mono_5f_9"><text:span text:style-name="T92">p</text:span></text:span><text:span text:style-name="ubuntu_5f_mono_5f_9"><text:span text:style-name="T98">arler</text:span></text:span>a</text:p>
          </table:table-cell>
        </table:table-row>
        <table:table-row table:style-name="TableLine94401854363312">
          <table:table-cell table:style-name="Таблица9.A7" office:value-type="string">
            <text:p text:style-name="P237">nous</text:p>
          </table:table-cell>
          <table:table-cell table:style-name="Таблица9.B6" office:value-type="string">
            <text:p text:style-name="P72">-<text:span text:style-name="T69">ons</text:span></text:p>
          </table:table-cell>
          <table:table-cell table:style-name="Таблица9.C6" office:value-type="string">
            <text:p text:style-name="P72"><text:span text:style-name="T70">parl</text:span><text:span text:style-name="T69">ons</text:span></text:p>
          </table:table-cell>
          <table:table-cell table:style-name="Таблица9.D6" office:value-type="string">
            <text:p text:style-name="P72"/>
          </table:table-cell>
          <table:table-cell table:style-name="Таблица9.E6" table:number-columns-spanned="2" office:value-type="string">
            <text:p text:style-name="P75"/>
          </table:table-cell>
          <table:covered-table-cell/>
          <table:table-cell table:style-name="Таблица9.G6" office:value-type="string">
            <text:p text:style-name="P77"><text:span text:style-name="ubuntu_5f_mono_5f_9"><text:span text:style-name="T92">p</text:span></text:span><text:span text:style-name="ubuntu_5f_mono_5f_9"><text:span text:style-name="T98">arl</text:span></text:span>ions</text:p>
          </table:table-cell>
          <table:table-cell table:style-name="Таблица9.H6" office:value-type="string">
            <text:p text:style-name="P76"><text:span text:style-name="ubuntu_5f_mono_5f_9"><text:span text:style-name="T92">p</text:span></text:span><text:span text:style-name="ubuntu_5f_mono_5f_9"><text:span text:style-name="T98">arl</text:span></text:span><text:span text:style-name="T274">â</text:span>mes</text:p>
          </table:table-cell>
          <table:table-cell table:style-name="Таблица9.I6" office:value-type="string">
            <text:p text:style-name="P77"><text:span text:style-name="ubuntu_5f_mono_5f_9"><text:span text:style-name="T92">p</text:span></text:span><text:span text:style-name="ubuntu_5f_mono_5f_9"><text:span text:style-name="T98">arler</text:span></text:span>ons</text:p>
          </table:table-cell>
        </table:table-row>
        <table:table-row table:style-name="TableLine94401854368384">
          <table:table-cell table:style-name="Таблица9.A7" office:value-type="string">
            <text:p text:style-name="P237">vous</text:p>
          </table:table-cell>
          <table:table-cell table:style-name="Таблица9.B7" office:value-type="string">
            <text:p text:style-name="P72">-<text:span text:style-name="T69">ez</text:span></text:p>
          </table:table-cell>
          <table:table-cell table:style-name="Таблица9.C7" office:value-type="string">
            <text:p text:style-name="P72"><text:span text:style-name="T70">parl</text:span><text:span text:style-name="T69">ez</text:span></text:p>
          </table:table-cell>
          <table:table-cell table:style-name="Таблица9.D7" office:value-type="string">
            <text:p text:style-name="P72"/>
          </table:table-cell>
          <table:table-cell table:style-name="Таблица9.E7" table:number-columns-spanned="2" office:value-type="string">
            <text:p text:style-name="P75"/>
          </table:table-cell>
          <table:covered-table-cell/>
          <table:table-cell table:style-name="Таблица9.G7" office:value-type="string">
            <text:p text:style-name="P77"><text:span text:style-name="ubuntu_5f_mono_5f_9"><text:span text:style-name="T92">p</text:span></text:span><text:span text:style-name="ubuntu_5f_mono_5f_9"><text:span text:style-name="T98">arl</text:span></text:span>iez</text:p>
          </table:table-cell>
          <table:table-cell table:style-name="Таблица9.H7" office:value-type="string">
            <text:p text:style-name="P76"><text:span text:style-name="ubuntu_5f_mono_5f_9"><text:span text:style-name="T92">p</text:span></text:span><text:span text:style-name="ubuntu_5f_mono_5f_9"><text:span text:style-name="T98">arl</text:span></text:span><text:span text:style-name="T274">â</text:span>tes</text:p>
          </table:table-cell>
          <table:table-cell table:style-name="Таблица9.I7" office:value-type="string">
            <text:p text:style-name="P77"><text:span text:style-name="ubuntu_5f_mono_5f_9"><text:span text:style-name="T92">p</text:span></text:span><text:span text:style-name="ubuntu_5f_mono_5f_9"><text:span text:style-name="T98">arler</text:span></text:span>ez</text:p>
          </table:table-cell>
        </table:table-row>
        <table:table-row table:style-name="TableLine94401854373504">
          <table:table-cell table:style-name="Таблица9.A8" office:value-type="string">
            <text:p text:style-name="P237">ils</text:p>
          </table:table-cell>
          <table:table-cell table:style-name="Таблица9.B8" office:value-type="string">
            <text:p text:style-name="P72">-<text:span text:style-name="T69">ent</text:span></text:p>
          </table:table-cell>
          <table:table-cell table:style-name="Таблица9.C8" office:value-type="string">
            <text:p text:style-name="P72"><text:span text:style-name="T70">parl</text:span><text:span text:style-name="T69">ent</text:span></text:p>
          </table:table-cell>
          <table:table-cell table:style-name="Таблица9.D8" office:value-type="string">
            <text:p text:style-name="ubuntu_5f_mono_5f_9"><text:span text:style-name="T167">-</text:span><text:span text:style-name="T162">és</text:span><text:span text:style-name="T168"> (</text:span><text:span text:style-name="T167">-</text:span><text:span text:style-name="T162">ées</text:span><text:span text:style-name="T168">)</text:span></text:p>
          </table:table-cell>
          <table:table-cell table:style-name="Таблица9.E8" table:number-columns-spanned="2" office:value-type="string">
            <text:p text:style-name="P75"/>
          </table:table-cell>
          <table:covered-table-cell/>
          <table:table-cell table:style-name="Таблица9.G8" office:value-type="string">
            <text:p text:style-name="P77"><text:span text:style-name="ubuntu_5f_mono_5f_9"><text:span text:style-name="T92">p</text:span></text:span><text:span text:style-name="ubuntu_5f_mono_5f_9"><text:span text:style-name="T98">arl</text:span></text:span>aient</text:p>
          </table:table-cell>
          <table:table-cell table:style-name="Таблица9.H8" office:value-type="string">
            <text:p text:style-name="P76"><text:span text:style-name="ubuntu_5f_mono_5f_9"><text:span text:style-name="T92">p</text:span></text:span><text:span text:style-name="ubuntu_5f_mono_5f_9"><text:span text:style-name="T98">arl</text:span></text:span>erent</text:p>
          </table:table-cell>
          <table:table-cell table:style-name="Таблица9.I8" office:value-type="string">
            <text:p text:style-name="P77"><text:span text:style-name="ubuntu_5f_mono_5f_9"><text:span text:style-name="T92">p</text:span></text:span><text:span text:style-name="ubuntu_5f_mono_5f_9"><text:span text:style-name="T98">arler</text:span></text:span>ont</text:p>
          </table:table-cell>
        </table:table-row>
      </table:table>
      <text:p text:style-name="P385"/>
      <text:p text:style-name="P776"><text:span text:style-name="T71">I</text:span>I group<text:span text:style-name="T68">p</text:span>e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column table:style-name="Таблица10.I"/>
        <table:table-row table:style-name="TableLine94401854380000">
          <table:table-cell table:style-name="Таблица10.A1" table:number-columns-spanned="5" office:value-type="string">
            <text:p text:style-name="P241">-ir </text:p>
          </table:table-cell>
          <table:covered-table-cell/>
          <table:covered-table-cell/>
          <table:covered-table-cell/>
          <table:covered-table-cell/>
          <table:table-cell table:style-name="Таблица10.F1" table:number-columns-spanned="4" office:value-type="string">
            <text:p text:style-name="P332">(около 300)</text:p>
          </table:table-cell>
          <table:covered-table-cell/>
          <table:covered-table-cell/>
          <table:covered-table-cell/>
        </table:table-row>
        <table:table-row table:style-name="TableLine94401854423712">
          <table:table-cell table:style-name="Таблица10.A2" office:value-type="string">
            <text:p text:style-name="P237"/>
          </table:table-cell>
          <table:table-cell table:style-name="Таблица10.A2" office:value-type="string">
            <text:p text:style-name="P237"/>
          </table:table-cell>
          <table:table-cell table:style-name="Таблица10.A2" office:value-type="string">
            <text:p text:style-name="P237">Présent</text:p>
          </table:table-cell>
          <table:table-cell table:style-name="Таблица10.A2" office:value-type="string">
            <text:p text:style-name="ubuntu_5f_mono_5f_9"><text:span text:style-name="T224">p</text:span><text:span text:style-name="T226">.</text:span><text:span text:style-name="T224">passé</text:span></text:p>
          </table:table-cell>
          <table:table-cell table:style-name="Таблица10.A2" table:number-columns-spanned="2" office:value-type="string">
            <text:p text:style-name="P249">p.pr<text:span text:style-name="T1">é</text:span>sent</text:p>
          </table:table-cell>
          <table:covered-table-cell/>
          <table:table-cell table:style-name="Таблица10.A2" office:value-type="string">
            <text:p text:style-name="P245">imparfait</text:p>
          </table:table-cell>
          <table:table-cell table:style-name="Таблица10.A2" office:value-type="string">
            <text:p text:style-name="P244">pass<text:span text:style-name="T1">é</text:span> simple</text:p>
          </table:table-cell>
          <table:table-cell table:style-name="Таблица10.I2" office:value-type="string">
            <text:p text:style-name="P247">futur simple</text:p>
          </table:table-cell>
        </table:table-row>
        <table:table-row table:style-name="TableLine94401854428400">
          <table:table-cell table:style-name="Таблица10.A7" office:value-type="string">
            <text:p text:style-name="P237">je </text:p>
          </table:table-cell>
          <table:table-cell table:style-name="Таблица10.B3" office:value-type="string">
            <text:p text:style-name="P72">-<text:span text:style-name="T266">is</text:span></text:p>
          </table:table-cell>
          <table:table-cell table:style-name="Таблица10.C3" office:value-type="string">
            <text:p text:style-name="P72">choisis</text:p>
          </table:table-cell>
          <table:table-cell table:style-name="Таблица10.D3" office:value-type="string">
            <text:p text:style-name="P72">choisi</text:p>
          </table:table-cell>
          <table:table-cell table:style-name="Таблица10.E3" table:number-columns-spanned="2" office:value-type="string">
            <text:p text:style-name="P84">choisissant</text:p>
          </table:table-cell>
          <table:covered-table-cell/>
          <table:table-cell table:style-name="Таблица10.G3" office:value-type="string">
            <text:p text:style-name="P83">choisissais</text:p>
          </table:table-cell>
          <table:table-cell table:style-name="Таблица10.H3" office:value-type="string">
            <text:p text:style-name="P80"><text:span text:style-name="T423">chois</text:span>is</text:p>
          </table:table-cell>
          <table:table-cell table:style-name="Таблица10.I3" office:value-type="string">
            <text:p text:style-name="P83">choisirai</text:p>
          </table:table-cell>
        </table:table-row>
        <table:table-row table:style-name="TableLine94401854433568">
          <table:table-cell table:style-name="Таблица10.A7" office:value-type="string">
            <text:p text:style-name="P237">tu</text:p>
          </table:table-cell>
          <table:table-cell table:style-name="Таблица10.B4" office:value-type="string">
            <text:p text:style-name="P72">-<text:span text:style-name="T266">is</text:span></text:p>
          </table:table-cell>
          <table:table-cell table:style-name="Таблица10.C4" office:value-type="string">
            <text:p text:style-name="P72">choisis</text:p>
          </table:table-cell>
          <table:table-cell table:style-name="Таблица10.D4" office:value-type="string">
            <text:p text:style-name="P72"/>
          </table:table-cell>
          <table:table-cell table:style-name="Таблица10.E4" table:number-columns-spanned="2" office:value-type="string">
            <text:p text:style-name="P79"/>
          </table:table-cell>
          <table:covered-table-cell/>
          <table:table-cell table:style-name="Таблица10.G4" office:value-type="string">
            <text:p text:style-name="P83">choisissais</text:p>
          </table:table-cell>
          <table:table-cell table:style-name="Таблица10.H4" office:value-type="string">
            <text:p text:style-name="P80"><text:span text:style-name="T423">chois</text:span>is</text:p>
          </table:table-cell>
          <table:table-cell table:style-name="Таблица10.I4" office:value-type="string">
            <text:p text:style-name="P83">choisiras</text:p>
          </table:table-cell>
        </table:table-row>
        <table:table-row table:style-name="TableLine94401854438736">
          <table:table-cell table:style-name="Таблица10.A7" office:value-type="string">
            <text:p text:style-name="P237">il</text:p>
          </table:table-cell>
          <table:table-cell table:style-name="Таблица10.B5" office:value-type="string">
            <text:p text:style-name="P72">-<text:span text:style-name="T266">it</text:span></text:p>
          </table:table-cell>
          <table:table-cell table:style-name="Таблица10.C5" office:value-type="string">
            <text:p text:style-name="P72">choisit</text:p>
          </table:table-cell>
          <table:table-cell table:style-name="Таблица10.D5" office:value-type="string">
            <text:p text:style-name="ubuntu_5f_mono_5f_9"><text:span text:style-name="T169">-</text:span><text:span text:style-name="T162">i</text:span><text:span text:style-name="T166"> (-e)</text:span></text:p>
          </table:table-cell>
          <table:table-cell table:style-name="Таблица10.E5" table:number-columns-spanned="2" office:value-type="string">
            <text:p text:style-name="P79"/>
          </table:table-cell>
          <table:covered-table-cell/>
          <table:table-cell table:style-name="Таблица10.G5" office:value-type="string">
            <text:p text:style-name="P83">choisissait</text:p>
          </table:table-cell>
          <table:table-cell table:style-name="Таблица10.H5" office:value-type="string">
            <text:p text:style-name="P80"><text:span text:style-name="T423">chois</text:span>it</text:p>
          </table:table-cell>
          <table:table-cell table:style-name="Таблица10.I5" office:value-type="string">
            <text:p text:style-name="P83">choisira</text:p>
          </table:table-cell>
        </table:table-row>
        <table:table-row table:style-name="TableLine94401854443856">
          <table:table-cell table:style-name="Таблица10.A7" office:value-type="string">
            <text:p text:style-name="P237">nous</text:p>
          </table:table-cell>
          <table:table-cell table:style-name="Таблица10.B6" office:value-type="string">
            <text:p text:style-name="P72">-<text:span text:style-name="T266">iss-</text:span><text:span text:style-name="T69">ons</text:span></text:p>
          </table:table-cell>
          <table:table-cell table:style-name="Таблица10.C6" office:value-type="string">
            <text:p text:style-name="P72">choisissons</text:p>
          </table:table-cell>
          <table:table-cell table:style-name="Таблица10.D6" office:value-type="string">
            <text:p text:style-name="P72"/>
          </table:table-cell>
          <table:table-cell table:style-name="Таблица10.E6" table:number-columns-spanned="2" office:value-type="string">
            <text:p text:style-name="P79"/>
          </table:table-cell>
          <table:covered-table-cell/>
          <table:table-cell table:style-name="Таблица10.G6" office:value-type="string">
            <text:p text:style-name="P83">choisissions</text:p>
          </table:table-cell>
          <table:table-cell table:style-name="Таблица10.H6" office:value-type="string">
            <text:p text:style-name="P80"><text:span text:style-name="T423">chois</text:span><text:span text:style-name="T1">î</text:span>mes</text:p>
          </table:table-cell>
          <table:table-cell table:style-name="Таблица10.I6" office:value-type="string">
            <text:p text:style-name="P83">choisirons</text:p>
          </table:table-cell>
        </table:table-row>
        <table:table-row table:style-name="TableLine94401854448928">
          <table:table-cell table:style-name="Таблица10.A7" office:value-type="string">
            <text:p text:style-name="P237">vous</text:p>
          </table:table-cell>
          <table:table-cell table:style-name="Таблица10.B7" office:value-type="string">
            <text:p text:style-name="P72">-<text:span text:style-name="T266">iss-</text:span><text:span text:style-name="T69">ez</text:span></text:p>
          </table:table-cell>
          <table:table-cell table:style-name="Таблица10.C7" office:value-type="string">
            <text:p text:style-name="P72">choisissez</text:p>
          </table:table-cell>
          <table:table-cell table:style-name="Таблица10.D7" office:value-type="string">
            <text:p text:style-name="P72"/>
          </table:table-cell>
          <table:table-cell table:style-name="Таблица10.E7" table:number-columns-spanned="2" office:value-type="string">
            <text:p text:style-name="P79"/>
          </table:table-cell>
          <table:covered-table-cell/>
          <table:table-cell table:style-name="Таблица10.G7" office:value-type="string">
            <text:p text:style-name="P83">choisissiez</text:p>
          </table:table-cell>
          <table:table-cell table:style-name="Таблица10.H7" office:value-type="string">
            <text:p text:style-name="P80"><text:span text:style-name="T423">chois</text:span><text:span text:style-name="T1">î</text:span>tes</text:p>
          </table:table-cell>
          <table:table-cell table:style-name="Таблица10.I7" office:value-type="string">
            <text:p text:style-name="P83">choisirez</text:p>
          </table:table-cell>
        </table:table-row>
        <table:table-row table:style-name="TableLine94401854454048">
          <table:table-cell table:style-name="Таблица10.A8" office:value-type="string">
            <text:p text:style-name="P237">ils</text:p>
          </table:table-cell>
          <table:table-cell table:style-name="Таблица10.B8" office:value-type="string">
            <text:p text:style-name="P72">-<text:span text:style-name="T266">iss-</text:span><text:span text:style-name="T69">ent</text:span></text:p>
          </table:table-cell>
          <table:table-cell table:style-name="Таблица10.C8" office:value-type="string">
            <text:p text:style-name="P72">choisissent</text:p>
          </table:table-cell>
          <table:table-cell table:style-name="Таблица10.D8" office:value-type="string">
            <text:p text:style-name="ubuntu_5f_mono_5f_9"><text:span text:style-name="T169">-</text:span><text:span text:style-name="T162">is</text:span><text:span text:style-name="T168"> (</text:span><text:span text:style-name="T169">-</text:span><text:span text:style-name="T162">ies</text:span><text:span text:style-name="T168">)</text:span></text:p>
          </table:table-cell>
          <table:table-cell table:style-name="Таблица10.E8" table:number-columns-spanned="2" office:value-type="string">
            <text:p text:style-name="P79"/>
          </table:table-cell>
          <table:covered-table-cell/>
          <table:table-cell table:style-name="Таблица10.G8" office:value-type="string">
            <text:p text:style-name="P83">choisissaient</text:p>
          </table:table-cell>
          <table:table-cell table:style-name="Таблица10.H8" office:value-type="string">
            <text:p text:style-name="P80"><text:span text:style-name="T423">chois</text:span>irent</text:p>
          </table:table-cell>
          <table:table-cell table:style-name="Таблица10.I8" office:value-type="string">
            <text:p text:style-name="P83">choisiront</text:p>
          </table:table-cell>
        </table:table-row>
      </table:table>
      <text:p text:style-name="P385"/>
      <text:p text:style-name="P10">III grouppe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able:table-row table:style-name="TableLine94401854460544">
          <table:table-cell table:style-name="Таблица11.A1" table:number-columns-spanned="3" office:value-type="string">
            <text:p text:style-name="ubuntu_5f_mono_5f_9"><text:span text:style-name="fr_5f_text_5f_8"><text:span text:style-name="T162">-re, -oir, -ir</text:span></text:span></text:p>
          </table:table-cell>
          <table:covered-table-cell/>
          <table:covered-table-cell/>
          <table:table-cell table:style-name="Таблица11.A1" table:number-columns-spanned="3" office:value-type="string">
            <text:p text:style-name="P496"><text:span text:style-name="fr_5f_text_5f_8"><text:span text:style-name="T162">+ aller, + envoyer</text:span></text:span></text:p>
          </table:table-cell>
          <table:covered-table-cell/>
          <table:covered-table-cell/>
          <table:table-cell table:style-name="Таблица11.G1" table:number-columns-spanned="3" office:value-type="string">
            <text:p text:style-name="P237">(около 100)</text:p>
          </table:table-cell>
          <table:covered-table-cell/>
          <table:covered-table-cell/>
        </table:table-row>
        <table:table-row table:style-name="TableLine94401854502240">
          <table:table-cell table:style-name="Таблица11.A2" office:value-type="string">
            <text:p text:style-name="P237"/>
          </table:table-cell>
          <table:table-cell table:style-name="Таблица11.A2" office:value-type="string">
            <text:p text:style-name="P72"/>
          </table:table-cell>
          <table:table-cell table:style-name="Таблица11.A2" table:number-columns-spanned="2" office:value-type="string">
            <text:p text:style-name="P242"><text:span text:style-name="T130">A</text:span><text:span text:style-name="T129">ller</text:span></text:p>
          </table:table-cell>
          <table:covered-table-cell/>
          <table:table-cell table:style-name="Таблица11.A2" office:value-type="string">
            <text:p text:style-name="P237">avoir </text:p>
          </table:table-cell>
          <table:table-cell table:style-name="Таблица11.A2" table:number-columns-spanned="2" office:value-type="string">
            <text:p text:style-name="P237">être</text:p>
          </table:table-cell>
          <table:covered-table-cell/>
          <table:table-cell table:style-name="Таблица11.A2" office:value-type="string">
            <text:p text:style-name="P237">faire</text:p>
          </table:table-cell>
          <table:table-cell table:style-name="Таблица11.I2" office:value-type="string">
            <text:p text:style-name="P237">venir</text:p>
          </table:table-cell>
        </table:table-row>
        <table:table-row table:style-name="TableLine94401854506608">
          <table:table-cell table:style-name="Таблица11.A8" office:value-type="string">
            <text:p text:style-name="P72">je </text:p>
          </table:table-cell>
          <table:table-cell table:style-name="Таблица11.B8" office:value-type="string">
            <text:p text:style-name="P72">-<text:span text:style-name="T142">s, -x, -e</text:span></text:p>
          </table:table-cell>
          <table:table-cell table:style-name="Таблица11.C3" table:number-columns-spanned="2" office:value-type="string">
            <text:p text:style-name="P72">vais</text:p>
          </table:table-cell>
          <table:covered-table-cell/>
          <table:table-cell table:style-name="Таблица11.E3" office:value-type="string">
            <text:p text:style-name="P72">ai</text:p>
          </table:table-cell>
          <table:table-cell table:style-name="Таблица11.F3" table:number-columns-spanned="2" office:value-type="string">
            <text:p text:style-name="P72">suis</text:p>
          </table:table-cell>
          <table:covered-table-cell/>
          <table:table-cell table:style-name="Таблица11.H3" office:value-type="string">
            <text:p text:style-name="P72">fais</text:p>
          </table:table-cell>
          <table:table-cell table:style-name="Таблица11.I3" office:value-type="string">
            <text:p text:style-name="P72">viens</text:p>
          </table:table-cell>
        </table:table-row>
        <table:table-row table:style-name="TableLine94401854511504">
          <table:table-cell table:style-name="Таблица11.A8" office:value-type="string">
            <text:p text:style-name="P72">tu</text:p>
          </table:table-cell>
          <table:table-cell table:style-name="Таблица11.B8" office:value-type="string">
            <text:p text:style-name="P72">-<text:span text:style-name="T142">s, -x, -es</text:span></text:p>
          </table:table-cell>
          <table:table-cell table:style-name="Таблица11.C4" table:number-columns-spanned="2" office:value-type="string">
            <text:p text:style-name="P72">vas</text:p>
          </table:table-cell>
          <table:covered-table-cell/>
          <table:table-cell table:style-name="Таблица11.E4" office:value-type="string">
            <text:p text:style-name="P72">as</text:p>
          </table:table-cell>
          <table:table-cell table:style-name="Таблица11.F4" table:number-columns-spanned="2" office:value-type="string">
            <text:p text:style-name="P72">es</text:p>
          </table:table-cell>
          <table:covered-table-cell/>
          <table:table-cell table:style-name="Таблица11.H4" office:value-type="string">
            <text:p text:style-name="P72">fais</text:p>
          </table:table-cell>
          <table:table-cell table:style-name="Таблица11.I4" office:value-type="string">
            <text:p text:style-name="P72">viens</text:p>
          </table:table-cell>
        </table:table-row>
        <table:table-row table:style-name="TableLine94401854515472">
          <table:table-cell table:style-name="Таблица11.A8" office:value-type="string">
            <text:p text:style-name="P72">il</text:p>
          </table:table-cell>
          <table:table-cell table:style-name="Таблица11.B8" office:value-type="string">
            <text:p text:style-name="P72">-<text:span text:style-name="T142">t, -d, -e</text:span></text:p>
          </table:table-cell>
          <table:table-cell table:style-name="Таблица11.C5" table:number-columns-spanned="2" office:value-type="string">
            <text:p text:style-name="P72">va</text:p>
          </table:table-cell>
          <table:covered-table-cell/>
          <table:table-cell table:style-name="Таблица11.E5" office:value-type="string">
            <text:p text:style-name="P72">a</text:p>
          </table:table-cell>
          <table:table-cell table:style-name="Таблица11.F5" table:number-columns-spanned="2" office:value-type="string">
            <text:p text:style-name="P72">est</text:p>
          </table:table-cell>
          <table:covered-table-cell/>
          <table:table-cell table:style-name="Таблица11.H5" office:value-type="string">
            <text:p text:style-name="P72">fait</text:p>
          </table:table-cell>
          <table:table-cell table:style-name="Таблица11.I5" office:value-type="string">
            <text:p text:style-name="P72">vient</text:p>
          </table:table-cell>
        </table:table-row>
        <table:table-row table:style-name="TableLine94401854519392">
          <table:table-cell table:style-name="Таблица11.A8" office:value-type="string">
            <text:p text:style-name="P72">nous</text:p>
          </table:table-cell>
          <table:table-cell table:style-name="Таблица11.B8" office:value-type="string">
            <text:p text:style-name="P72">-<text:span text:style-name="T69">ons</text:span></text:p>
          </table:table-cell>
          <table:table-cell table:style-name="Таблица11.C6" table:number-columns-spanned="2" office:value-type="string">
            <text:p text:style-name="P72">allons</text:p>
          </table:table-cell>
          <table:covered-table-cell/>
          <table:table-cell table:style-name="Таблица11.E6" office:value-type="string">
            <text:p text:style-name="P72">avons</text:p>
          </table:table-cell>
          <table:table-cell table:style-name="Таблица11.F6" table:number-columns-spanned="2" office:value-type="string">
            <text:p text:style-name="P72">sommes</text:p>
          </table:table-cell>
          <table:covered-table-cell/>
          <table:table-cell table:style-name="Таблица11.H6" office:value-type="string">
            <text:p text:style-name="P72">faisons</text:p>
          </table:table-cell>
          <table:table-cell table:style-name="Таблица11.I6" office:value-type="string">
            <text:p text:style-name="P72">venons</text:p>
          </table:table-cell>
        </table:table-row>
        <table:table-row table:style-name="TableLine94401854523424">
          <table:table-cell table:style-name="Таблица11.A8" office:value-type="string">
            <text:p text:style-name="P72">vous</text:p>
          </table:table-cell>
          <table:table-cell table:style-name="Таблица11.B8" office:value-type="string">
            <text:p text:style-name="P72">-<text:span text:style-name="T69">ez</text:span></text:p>
          </table:table-cell>
          <table:table-cell table:style-name="Таблица11.C7" table:number-columns-spanned="2" office:value-type="string">
            <text:p text:style-name="P72">allez</text:p>
          </table:table-cell>
          <table:covered-table-cell/>
          <table:table-cell table:style-name="Таблица11.E7" office:value-type="string">
            <text:p text:style-name="P72">avez</text:p>
          </table:table-cell>
          <table:table-cell table:style-name="Таблица11.F7" table:number-columns-spanned="2" office:value-type="string">
            <text:p text:style-name="P72">êtes</text:p>
          </table:table-cell>
          <table:covered-table-cell/>
          <table:table-cell table:style-name="Таблица11.H7" office:value-type="string">
            <text:p text:style-name="P72">faites</text:p>
          </table:table-cell>
          <table:table-cell table:style-name="Таблица11.I7" office:value-type="string">
            <text:p text:style-name="P72">venez</text:p>
          </table:table-cell>
        </table:table-row>
        <table:table-row table:style-name="TableLine94401854527584">
          <table:table-cell table:style-name="Таблица11.A8" office:value-type="string">
            <text:p text:style-name="P72">ils</text:p>
          </table:table-cell>
          <table:table-cell table:style-name="Таблица11.B8" office:value-type="string">
            <text:p text:style-name="P72">-<text:span text:style-name="T69">ent</text:span></text:p>
          </table:table-cell>
          <table:table-cell table:style-name="Таблица11.C8" table:number-columns-spanned="2" office:value-type="string">
            <text:p text:style-name="P72">vont</text:p>
          </table:table-cell>
          <table:covered-table-cell/>
          <table:table-cell table:style-name="Таблица11.E8" office:value-type="string">
            <text:p text:style-name="P72">ont</text:p>
          </table:table-cell>
          <table:table-cell table:style-name="Таблица11.F8" table:number-columns-spanned="2" office:value-type="string">
            <text:p text:style-name="P72">sont</text:p>
          </table:table-cell>
          <table:covered-table-cell/>
          <table:table-cell table:style-name="Таблица11.H8" office:value-type="string">
            <text:p text:style-name="P72">font</text:p>
          </table:table-cell>
          <table:table-cell table:style-name="Таблица11.I8" office:value-type="string">
            <text:p text:style-name="P72">viennent</text:p>
          </table:table-cell>
        </table:table-row>
        <table:table-row table:style-name="TableLine94401854531744">
          <table:table-cell table:style-name="Таблица11.A9" office:value-type="string">
            <text:p text:style-name="P72"><text:span text:style-name="T36">p</text:span><text:span text:style-name="T42">.</text:span><text:span text:style-name="T36">passé</text:span></text:p>
          </table:table-cell>
          <table:table-cell table:style-name="Таблица11.B9" office:value-type="string">
            <text:p text:style-name="P72">-u</text:p>
          </table:table-cell>
          <table:table-cell table:style-name="Таблица11.C9" table:number-columns-spanned="2" office:value-type="string">
            <text:p text:style-name="P72"><text:span text:style-name="T74">a</text:span><text:span text:style-name="T73">llé (-e)</text:span></text:p>
          </table:table-cell>
          <table:covered-table-cell/>
          <table:table-cell table:style-name="Таблица11.E9" office:value-type="string">
            <text:p text:style-name="P72">eu <text:span text:style-name="T267">(</text:span><text:span text:style-name="T73">поиметый</text:span><text:span text:style-name="T75">)</text:span></text:p>
          </table:table-cell>
          <table:table-cell table:style-name="Таблица11.F9" table:number-columns-spanned="2" office:value-type="string">
            <text:p text:style-name="P72">été (пробытый)</text:p>
          </table:table-cell>
          <table:covered-table-cell/>
          <table:table-cell table:style-name="Таблица11.H9" office:value-type="string">
            <text:p text:style-name="P72">fait (сделанный)</text:p>
          </table:table-cell>
          <table:table-cell table:style-name="Таблица11.I9" office:value-type="string">
            <text:p text:style-name="P72">venu</text:p>
          </table:table-cell>
        </table:table-row>
      </table:table>
      <text:p text:style-name="ubuntu_5f_mono_5f_9"/>
      <text:p text:style-name="P312"><text:soft-page-break/>Глаголы на -cer/-ger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13">commencer(начинать)</text:p>
          </table:table-cell>
          <table:table-cell table:style-name="Таблица2.B1" office:value-type="string">
            <text:p text:style-name="P313">manger</text:p>
          </table:table-cell>
        </table:table-row>
        <table:table-row table:style-name="Таблица2.1">
          <table:table-cell table:style-name="Таблица2.A2" office:value-type="string">
            <text:p text:style-name="P213">je commence</text:p>
            <text:p text:style-name="P213">tu commences</text:p>
            <text:p text:style-name="P213">il commence</text:p>
            <text:p text:style-name="P213">ns commen<text:span text:style-name="T36">ç</text:span>ons</text:p>
            <text:p text:style-name="P213">vs commencez</text:p>
            <text:p text:style-name="P213">ils commencent</text:p>
          </table:table-cell>
          <table:table-cell table:style-name="Таблица2.B2" office:value-type="string">
            <text:p text:style-name="P213">je mange</text:p>
            <text:p text:style-name="P213">tu manes</text:p>
            <text:p text:style-name="P213">il mange</text:p>
            <text:p text:style-name="P213">ns mang<text:span text:style-name="T36">e</text:span>ons</text:p>
            <text:p text:style-name="P213">vs mangez</text:p>
            <text:p text:style-name="P213">ils manent</text:p>
          </table:table-cell>
        </table:table-row>
      </table:table>
      <text:p text:style-name="P188"/>
      <text:p text:style-name="P310">payer/broyer<text:span text:style-name="T485"> (между двумя гласными)</text:span></text:p>
      <table:table table:name="Таблица81" table:style-name="Таблица81">
        <table:table-column table:style-name="Таблица81.A" table:number-columns-repeated="3"/>
        <table:table-row table:style-name="TableLine94401852025968">
          <table:table-cell table:style-name="Таблица81.A1" office:value-type="string">
            <text:p text:style-name="ubuntu_5f_mono_5f_8"/>
          </table:table-cell>
          <table:table-cell table:style-name="Таблица81.A1" office:value-type="string">
            <text:p text:style-name="P770">Ударный корень</text:p>
          </table:table-cell>
          <table:table-cell table:style-name="Таблица81.C1" office:value-type="string">
            <text:p text:style-name="P770">Ударение на второй слог</text:p>
          </table:table-cell>
        </table:table-row>
        <table:table-row table:style-name="TableLine94401854560864">
          <table:table-cell table:style-name="Таблица81.A2" office:value-type="string">
            <text:p text:style-name="ubuntu_5f_mono_5f_8"/>
          </table:table-cell>
          <table:table-cell table:style-name="Таблица81.A2" office:value-type="string">
            <text:p text:style-name="P770">pai-<text:span text:style-name="T375">ier</text:span></text:p>
            <text:p text:style-name="P770">broi-<text:span text:style-name="T375">ier</text:span></text:p>
          </table:table-cell>
          <table:table-cell table:style-name="Таблица81.C2" office:value-type="string">
            <text:p text:style-name="P770">[pai-ier]</text:p>
            <text:p text:style-name="P770">[broi-ier]</text:p>
          </table:table-cell>
        </table:table-row>
        <table:table-row table:style-name="TableLine94401854562080">
          <table:table-cell table:style-name="Таблица81.A2" office:value-type="string">
            <text:p text:style-name="P770">payer</text:p>
          </table:table-cell>
          <table:table-cell table:style-name="Таблица81.A2" office:value-type="string">
            <text:p text:style-name="P770">je paie (допустимо je paye)</text:p>
            <text:p text:style-name="P770">tu paies</text:p>
            <text:p text:style-name="P770">il paie</text:p>
            <text:p text:style-name="P770">ils paient (допустимо ils payent)</text:p>
          </table:table-cell>
          <table:table-cell table:style-name="Таблица81.C2" office:value-type="string">
            <text:p text:style-name="P770">ns payons</text:p>
            <text:p text:style-name="P770">vs payez</text:p>
          </table:table-cell>
        </table:table-row>
        <table:table-row table:style-name="TableLine94401854562784">
          <table:table-cell table:style-name="Таблица81.A2" office:value-type="string">
            <text:p text:style-name="P770">broyer</text:p>
          </table:table-cell>
          <table:table-cell table:style-name="Таблица81.A2" office:value-type="string">
            <text:p text:style-name="P770">je broie</text:p>
            <text:p text:style-name="P770">tu broies</text:p>
            <text:p text:style-name="P770">il broie</text:p>
            <text:p text:style-name="P770">ils broient</text:p>
          </table:table-cell>
          <table:table-cell table:style-name="Таблица81.C2" office:value-type="string">
            <text:p text:style-name="P771"><text:span text:style-name="T485">ns </text:span><text:span text:style-name="T208">bro</text:span><text:span text:style-name="T485">yons</text:span></text:p>
            <text:p text:style-name="P770">vs broyez</text:p>
          </table:table-cell>
        </table:table-row>
      </table:table>
      <text:p text:style-name="P188"/>
      <text:p text:style-name="P188"/>
      <text:p text:style-name="P5"/>
      <table:table table:name="Таблица75" table:style-name="Таблица75">
        <table:table-column table:style-name="Таблица75.A"/>
        <table:table-column table:style-name="Таблица75.B"/>
        <table:table-column table:style-name="Таблица75.C"/>
        <table:table-column table:style-name="Таблица75.D"/>
        <table:table-column table:style-name="Таблица75.E"/>
        <table:table-column table:style-name="Таблица75.F"/>
        <table:table-column table:style-name="Таблица75.G"/>
        <table:table-column table:style-name="Таблица75.H"/>
        <table:table-column table:style-name="Таблица75.I"/>
        <table:table-column table:style-name="Таблица75.J"/>
        <table:table-column table:style-name="Таблица75.K"/>
        <table:table-row table:style-name="Таблица75.1">
          <table:table-cell table:style-name="Таблица75.A1" table:number-rows-spanned="6" office:value-type="string">
            <text:p text:style-name="P256">Неличные формы глагола</text:p>
          </table:table-cell>
          <table:table-cell table:style-name="Таблица75.A1" office:value-type="string">
            <text:p text:style-name="P237">infinitif</text:p>
          </table:table-cell>
          <table:table-cell table:style-name="Таблица75.A1" office:value-type="string">
            <text:p text:style-name="P72"/>
          </table:table-cell>
          <table:table-cell table:style-name="Таблица75.A1" office:value-type="string">
            <text:p text:style-name="P116">-er</text:p>
          </table:table-cell>
          <table:table-cell table:style-name="Таблица75.A1" table:number-columns-spanned="4" office:value-type="string">
            <text:p text:style-name="P116">-ir</text:p>
          </table:table-cell>
          <table:covered-table-cell/>
          <table:covered-table-cell/>
          <table:covered-table-cell/>
          <table:table-cell table:style-name="Таблица75.I1" table:number-columns-spanned="3" office:value-type="string">
            <text:p text:style-name="P116"><text:span text:style-name="fr_5f_text_5f_8"><text:span text:style-name="T222">-re, -oir, -ir</text:span></text:span></text:p>
          </table:table-cell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37">participe<text:span text:style-name="T398"> présent</text:span></text:p>
          </table:table-cell>
          <table:table-cell table:style-name="Таблица75.B2" office:value-type="string">
            <text:p text:style-name="P268">основа présent 1л.мн.ч.<text:span text:style-name="T409"> + ant</text:span></text:p>
            <text:p text:style-name="P102">причастие</text:p>
          </table:table-cell>
          <table:table-cell table:style-name="Таблица75.D2" table:number-columns-spanned="8" office:value-type="string">
            <text:p text:style-name="P464">parlant</text:p>
            <text:p text:style-name="P464">choisissant</text:p>
            <text:p text:style-name="P464">faisa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37">participe<text:span text:style-name="T398"> passé</text:span></text:p>
          </table:table-cell>
          <table:table-cell table:style-name="Таблица75.B2" office:value-type="string">
            <text:p text:style-name="P13">-<text:span text:style-name="T127">er </text:span><text:span text:style-name="T354">&gt;&gt; -é</text:span></text:p>
            <text:p text:style-name="P12"><text:span text:style-name="T354">-</text:span><text:span text:style-name="T127">ir</text:span><text:span text:style-name="T354"> &gt;&gt; -</text:span><text:span text:style-name="T127">i</text:span></text:p>
          </table:table-cell>
          <table:table-cell table:style-name="Таблица75.D2" table:number-columns-spanned="8" office:value-type="string">
            <text:p text:style-name="P465"><text:span text:style-name="ubuntu_5f_mono_5f_9"><text:span text:style-name="T97">irit</text:span></text:span><text:span text:style-name="ubuntu_5f_mono_5f_9"><text:span text:style-name="T10">é</text:span></text:span></text:p>
            <text:p text:style-name="P465"><text:span text:style-name="ubuntu_5f_mono_5f_9"><text:span text:style-name="T92">chois</text:span></text:span><text:span text:style-name="ubuntu_5f_mono_5f_9"><text:span text:style-name="T114">i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37">participe<text:span text:style-name="T398"> passé composé</text:span></text:p>
          </table:table-cell>
          <table:table-cell table:style-name="Таблица75.B2" office:value-type="string">
            <text:p text:style-name="P489"><text:span text:style-name="T229">p.</text:span><text:span text:style-name="T227">présent</text:span><text:span text:style-name="T229"> вспом.гл. + </text:span><text:span text:style-name="T228">p</text:span><text:span text:style-name="T229">.</text:span><text:span text:style-name="T230">passé</text:span><text:span text:style-name="T229"> спрягаемого гл.</text:span></text:p>
          </table:table-cell>
          <table:table-cell table:style-name="Таблица75.B2" table:number-columns-spanned="4" office:value-type="string">
            <text:p text:style-name="P466">ayant parl<text:span text:style-name="T1">é</text:span></text:p>
          </table:table-cell>
          <table:covered-table-cell/>
          <table:covered-table-cell/>
          <table:covered-table-cell/>
          <table:table-cell table:style-name="Таблица75.D2" table:number-columns-spanned="4" office:value-type="string">
            <text:p text:style-name="P466">etant arriv<text:span text:style-name="T1">é</text:span></text:p>
          </table:table-cell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70">gérondif<text:span text:style-name="T415"> </text:span><text:span text:style-name="T398">présent</text:span></text:p>
          </table:table-cell>
          <table:table-cell table:style-name="Таблица75.B2" office:value-type="string">
            <text:p text:style-name="P261">en + participe<text:span text:style-name="T415"> </text:span><text:span text:style-name="T398">présent</text:span></text:p>
            <text:p text:style-name="P102">деепричастие</text:p>
          </table:table-cell>
          <table:table-cell table:style-name="Таблица75.D2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70">gérondif<text:span text:style-name="T415"> </text:span><text:span text:style-name="T398">passé</text:span></text:p>
          </table:table-cell>
          <table:table-cell table:style-name="Таблица75.B2" office:value-type="string">
            <text:p text:style-name="P283">ayant + P.Passé</text:p>
            <text:p text:style-name="P103">деепричастие</text:p>
          </table:table-cell>
          <table:table-cell table:style-name="Таблица75.D2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table-cell table:style-name="Таблица75.B2" office:value-type="string">
            <text:p text:style-name="P263"/>
          </table:table-cell>
          <table:table-cell table:style-name="Таблица75.B2" office:value-type="string">
            <text:p text:style-name="P263">Le présent</text:p>
          </table:table-cell>
          <table:table-cell table:style-name="Таблица75.B2" office:value-type="string">
            <text:p text:style-name="P101">Настоящее время</text:p>
          </table:table-cell>
          <table:table-cell table:style-name="Таблица75.B2" office:value-type="string">
            <text:p text:style-name="P81">-<text:span text:style-name="T69">e</text:span></text:p>
            <text:p text:style-name="P81">-<text:span text:style-name="T69">es</text:span></text:p>
            <text:p text:style-name="P81">-<text:span text:style-name="T69">e</text:span></text:p>
            <text:p text:style-name="P81">-<text:span text:style-name="T69">ons</text:span></text:p>
            <text:p text:style-name="P81">-<text:span text:style-name="T69">ez</text:span></text:p>
            <text:p text:style-name="P81">-<text:span text:style-name="T69">ent</text:span></text:p>
          </table:table-cell>
          <table:table-cell table:style-name="Таблица75.B2" table:number-columns-spanned="6" office:value-type="string">
            <text:p text:style-name="P81">-<text:span text:style-name="T266">is</text:span></text:p>
            <text:p text:style-name="P81">-<text:span text:style-name="T266">is</text:span></text:p>
            <text:p text:style-name="P81">-<text:span text:style-name="T266">it</text:span></text:p>
            <text:p text:style-name="P81">-<text:span text:style-name="T266">iss-</text:span><text:span text:style-name="T69">ons</text:span></text:p>
            <text:p text:style-name="P81">-<text:span text:style-name="T266">iss-</text:span><text:span text:style-name="T69">ez</text:span></text:p>
            <text:p text:style-name="P81">-<text:span text:style-name="T266">iss-</text:span><text:span text:style-name="T69">en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5.D2" office:value-type="string">
            <text:p text:style-name="P81">-<text:span text:style-name="T142">s, -x, -e</text:span></text:p>
            <text:p text:style-name="P81">-<text:span text:style-name="T142">s, -x, -es</text:span></text:p>
            <text:p text:style-name="P81">-<text:span text:style-name="T142">t, -d, -e</text:span></text:p>
            <text:p text:style-name="P81">-<text:span text:style-name="T69">ons</text:span></text:p>
            <text:p text:style-name="P81">-<text:span text:style-name="T69">ez</text:span></text:p>
            <text:p text:style-name="P81">-<text:span text:style-name="T69">ent</text:span></text:p>
          </table:table-cell>
        </table:table-row>
        <table:table-row table:style-name="Таблица75.1">
          <table:table-cell table:style-name="Таблица75.B2" table:number-rows-spanned="8" office:value-type="string">
            <text:p text:style-name="P267">Les temps passé</text:p>
            <text:p text:style-name="P267"/>
          </table:table-cell>
          <table:table-cell table:style-name="Таблица75.B2" office:value-type="string">
            <text:p text:style-name="P263">L'imparfait</text:p>
          </table:table-cell>
          <table:table-cell table:style-name="Таблица75.B2" office:value-type="string">
            <text:p text:style-name="P269">основа présent 1л.мн.ч. <text:line-break/>+ <text:span text:style-name="T408">[ais, ais, ait, ions, iez, aient]</text:span></text:p>
            <text:p text:style-name="P79">(ns) parl(ons), finiss(ons), part(ons)</text:p>
            <text:p text:style-name="P101">Прошедшее незаконченное</text:p>
          </table:table-cell>
          <table:table-cell table:style-name="Таблица75.D2" table:number-columns-spanned="8" office:value-type="string">
            <text:p text:style-name="P79">je parl-ais</text:p>
            <text:p text:style-name="P79">tu finiss-ais</text:p>
            <text:p text:style-name="P79">il part-ait</text:p>
            <text:p text:style-name="P79">ns parl-ions</text:p>
            <text:p text:style-name="P79">vs finiss-iez</text:p>
            <text:p text:style-name="P79">ils part-a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63">Passé composé</text:p>
          </table:table-cell>
          <table:table-cell table:style-name="Таблица75.B2" office:value-type="string">
            <text:p text:style-name="P259">présent всп.глагола + p.passé спрягаемого гл.</text:p>
            <text:p text:style-name="P108">- Прошедшее законченное (совершенного вида)</text:p>
            <text:p text:style-name="P108">- Связано с настоящим, предшествует настоящему</text:p>
            <text:p text:style-name="P108">- в разговорной речи</text:p>
          </table:table-cell>
          <table:table-cell table:style-name="Таблица75.B2" table:number-columns-spanned="3" office:value-type="string">
            <text:p text:style-name="P105">j'ai parlé</text:p>
            <text:p text:style-name="P105">tu as fini</text:p>
            <text:p text:style-name="P105">il a vendu</text:p>
            <text:p text:style-name="P105">ns avons parlé</text:p>
            <text:p text:style-name="P105">vs avez fini</text:p>
            <text:p text:style-name="P105">ils ont vendu</text:p>
          </table:table-cell>
          <table:covered-table-cell/>
          <table:covered-table-cell/>
          <table:table-cell table:style-name="Таблица75.D2" table:number-columns-spanned="5" office:value-type="string">
            <text:p text:style-name="P105">je suis arrivé(e)</text:p>
            <text:p text:style-name="P105">tu es parti(e)</text:p>
            <text:p text:style-name="P105">il est venu(e)</text:p>
            <text:p text:style-name="P105">ns sommes arrivés(es)</text:p>
            <text:p text:style-name="P105">vs êtes partis(es)</text:p>
            <text:p text:style-name="P105">ils sont venus(es)</text:p>
          </table:table-cell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63">Passé<text:span text:style-name="T394"> simple</text:span></text:p>
          </table:table-cell>
          <table:table-cell table:style-name="Таблица75.B2" office:value-type="string">
            <text:p text:style-name="P108">- Прошедшее законченое (совершенного вида)</text:p>
            <text:p text:style-name="P108">- Полностью истекшее в прошлом</text:p>
            <text:p text:style-name="P108">- в книжной речи</text:p>
          </table:table-cell>
          <table:table-cell table:style-name="Таблица75.B2" table:number-columns-spanned="2" office:value-type="string">
            <text:p text:style-name="P112">-ai</text:p>
            <text:p text:style-name="P112">-as</text:p>
            <text:p text:style-name="P112">-a</text:p>
            <text:p text:style-name="P112">-<text:span text:style-name="T274">â</text:span>mes</text:p>
            <text:p text:style-name="P112">-<text:span text:style-name="T274">â</text:span>tes</text:p>
            <text:p text:style-name="P112">-erent</text:p>
          </table:table-cell>
          <table:covered-table-cell/>
          <table:table-cell table:style-name="Таблица75.B2" table:number-columns-spanned="4" office:value-type="string">
            <text:p text:style-name="P112">-is</text:p>
            <text:p text:style-name="P112">-is</text:p>
            <text:p text:style-name="P112">-it</text:p>
            <text:p text:style-name="P112">-<text:span text:style-name="T1">î</text:span>mes</text:p>
            <text:p text:style-name="P112">-<text:span text:style-name="T1">î</text:span>tes</text:p>
            <text:p text:style-name="P112">-irent</text:p>
          </table:table-cell>
          <table:covered-table-cell/>
          <table:covered-table-cell/>
          <table:covered-table-cell/>
          <table:table-cell table:style-name="Таблица75.D2" table:number-columns-spanned="2" office:value-type="string">
            <text:p text:style-name="P112">-is (-us)</text:p>
            <text:p text:style-name="P112">-is (-us)</text:p>
            <text:p text:style-name="P112">-it (-ut)</text:p>
            <text:p text:style-name="P112">-<text:span text:style-name="T1">î</text:span>mes (-<text:span text:style-name="T1">û</text:span>mes)</text:p>
            <text:p text:style-name="P112">-<text:span text:style-name="T1">î</text:span>tes (-<text:span text:style-name="T1">û</text:span>tes)</text:p>
            <text:p text:style-name="P112">-irent (-urent)</text:p>
          </table:table-cell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64">Plus-que-parfait</text:p>
          </table:table-cell>
          <table:table-cell table:style-name="Таблица75.B2" office:value-type="string">
            <text:p text:style-name="P259">imparfait всп.глагола + p.passé спрягаемого гл.</text:p>
            <text:p text:style-name="P108">П<text:span text:style-name="T409">ро</text:span>шедшее законченное, совершившееся раньше другого прошедшего действия.</text:p>
          </table:table-cell>
          <table:table-cell table:style-name="Таблица75.B2" table:number-columns-spanned="4" office:value-type="string">
            <text:p text:style-name="P105">j'a<text:span text:style-name="T413">vais</text:span> parlé</text:p>
            <text:p text:style-name="P105">tu a<text:span text:style-name="T413">vais</text:span> fini</text:p>
            <text:p text:style-name="P105">il a<text:span text:style-name="T413">vait</text:span> vendu</text:p>
            <text:p text:style-name="P105">ns av<text:span text:style-name="T413">i</text:span>ons parlé</text:p>
            <text:p text:style-name="P105">vs av<text:span text:style-name="T413">i</text:span>ez fini</text:p>
            <text:p text:style-name="P105">ils <text:span text:style-name="T413">avaie</text:span>nt vendu</text:p>
          </table:table-cell>
          <table:covered-table-cell/>
          <table:covered-table-cell/>
          <table:covered-table-cell/>
          <table:table-cell table:style-name="Таблица75.D2" table:number-columns-spanned="4" office:value-type="string">
            <text:p text:style-name="P109"><text:span text:style-name="T412">j</text:span><text:span text:style-name="T413">'étais</text:span><text:span text:style-name="T412"> arrivé(e)</text:span></text:p>
            <text:p text:style-name="P106">tu <text:span text:style-name="T413">étais</text:span> parti(e)</text:p>
            <text:p text:style-name="P106">il <text:span text:style-name="T413">était</text:span> venu(e)</text:p>
            <text:p text:style-name="P106">ns <text:span text:style-name="T413">étions</text:span> arrivés(es)</text:p>
            <text:p text:style-name="P106">vs <text:span text:style-name="T413">étiez</text:span> partis(es)</text:p>
            <text:p text:style-name="P106">ils <text:span text:style-name="T413">étaient</text:span> venus(es)</text:p>
          </table:table-cell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65">Passé antérieur</text:p>
          </table:table-cell>
          <table:table-cell table:style-name="Таблица75.B2" office:value-type="string">
            <text:p text:style-name="P259">passé simple всп.глагола + p.passé спрягаемого гл.</text:p>
            <text:p text:style-name="P110">- в письменой речи</text:p>
            <text:p text:style-name="P110">- непосредственое предшествование<text:span text:style-name="T395"> к passé simple</text:span></text:p>
            <text:p text:style-name="P110">- в придаточных временных предложениях после союзов quand, lorsque (когда), dès que, aussitôt que (как только), après que, à peine que (едва)</text:p>
          </table:table-cell>
          <table:table-cell table:style-name="Таблица75.B2" table:number-columns-spanned="3" office:value-type="string">
            <text:p text:style-name="P105">j'<text:span text:style-name="T414">eus</text:span> parlé</text:p>
            <text:p text:style-name="P105">tu <text:span text:style-name="T414">eus</text:span> fini</text:p>
            <text:p text:style-name="P105">il <text:span text:style-name="T414">eut</text:span> vendu</text:p>
            <text:p text:style-name="P105">ns <text:span text:style-name="T414">eûmes</text:span> parlé</text:p>
            <text:p text:style-name="P107">vs <text:span text:style-name="T414">eûtes</text:span> fini</text:p>
            <text:p text:style-name="P107">ils <text:span text:style-name="T414">eurent</text:span> vendu</text:p>
          </table:table-cell>
          <table:covered-table-cell/>
          <table:covered-table-cell/>
          <table:table-cell table:style-name="Таблица75.D2" table:number-columns-spanned="5" office:value-type="string">
            <text:p text:style-name="P109"><text:span text:style-name="T412">je </text:span><text:span text:style-name="T414">fu</text:span><text:span text:style-name="T412">s arrivé(e)</text:span></text:p>
            <text:p text:style-name="P109"><text:span text:style-name="T412">tu </text:span><text:span text:style-name="T414">fu</text:span><text:span text:style-name="T412">s parti(e)</text:span></text:p>
            <text:p text:style-name="P109"><text:span text:style-name="T412">il </text:span><text:span text:style-name="T414">fu</text:span><text:span text:style-name="T412">t venu(e)</text:span></text:p>
            <text:p text:style-name="P109"><text:span text:style-name="T412">ns </text:span><text:span text:style-name="T414">fûmes</text:span><text:span text:style-name="T412"> arrivés(es)</text:span></text:p>
            <text:p text:style-name="P109"><text:span text:style-name="T412">vs </text:span><text:span text:style-name="T414">fûtes</text:span><text:span text:style-name="T412"> partis(es)</text:span></text:p>
            <text:p text:style-name="P109"><text:span text:style-name="T412">ils </text:span><text:span text:style-name="T414">furent</text:span><text:span text:style-name="T412"> venus(es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67">Passé surcompose</text:p>
          </table:table-cell>
          <table:table-cell table:style-name="Таблица75.B2" office:value-type="string">
            <text:p text:style-name="P490"><text:span text:style-name="T228">passé </text:span><text:span text:style-name="T231">compos</text:span><text:span text:style-name="T14">é</text:span><text:span text:style-name="T228"> всп.глагола + p.passé спрягаемого гл.</text:span></text:p>
            <text:p text:style-name="P110">- в устной речи</text:p>
            <text:p text:style-name="P110">- непосредственое предшествование<text:span text:style-name="T395"> к passé composé</text:span></text:p>
            <text:p text:style-name="P110">- в придаточных временных предложениях после союзов quand, lorsque (когда), dès que, aussitôt que (как только), après que, à peine que (едва)</text:p>
          </table:table-cell>
          <table:table-cell table:style-name="Таблица75.D2" table:number-columns-spanned="8" office:value-type="string">
            <text:p text:style-name="P112">j'ai eu parl<text:span text:style-name="T1">é</text:span></text:p>
            <text:p text:style-name="P112">tu as eu fini</text:p>
            <text:p text:style-name="P112">il a eu vendu</text:p>
            <text:p text:style-name="P112">ns avons été arriv<text:span text:style-name="T1">é</text:span>s(es)</text:p>
            <text:p text:style-name="P112">vs avez été partis(es)</text:p>
            <text:p text:style-name="P112">ils ont été venus(e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0">Le passé immédiant</text:p>
          </table:table-cell>
          <table:table-cell table:style-name="Таблица75.B2" office:value-type="string">
            <text:p text:style-name="P486"><text:span text:style-name="T232">venir </text:span><text:span text:style-name="T231">(</text:span><text:span text:style-name="T232">présent</text:span><text:span text:style-name="T231">)</text:span><text:span text:style-name="T232"> + de <text:line-break/>+ infinitif </text:span><text:span text:style-name="T228">спрягаемого гл.</text:span></text:p>
            <text:p text:style-name="P111">- Только что свершившееся</text:p>
            <text:p text:style-name="P111">- Непосредственно предшествует настоящему</text:p>
          </table:table-cell>
          <table:table-cell table:style-name="Таблица75.D2" table:number-columns-spanned="8" office:value-type="string">
            <text:p text:style-name="P112">je viens de parler</text:p>
            <text:p text:style-name="P112">tu viens de finir</text:p>
            <text:p text:style-name="P112">il vient de vendre</text:p>
            <text:p text:style-name="P112">ns venons d'arriver</text:p>
            <text:p text:style-name="P112">vs venez de partir</text:p>
            <text:p text:style-name="P112">ils viennent de veni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0">Le passé immédiant dans le passé</text:p>
          </table:table-cell>
          <table:table-cell table:style-name="Таблица75.B2" office:value-type="string">
            <text:p text:style-name="P486"><text:span text:style-name="T232">venir </text:span><text:span text:style-name="T231">(</text:span><text:span text:style-name="T232">imparfait</text:span><text:span text:style-name="T231">)</text:span><text:span text:style-name="T232"> + de <text:line-break/>+ infinitif </text:span><text:span text:style-name="T228">спрягаемого гл.</text:span></text:p>
          </table:table-cell>
          <table:table-cell table:style-name="Таблица75.D2" table:number-columns-spanned="8" office:value-type="string">
            <text:p text:style-name="P490"><text:span text:style-name="T180">je v</text:span><text:span text:style-name="T181">enais</text:span><text:span text:style-name="T180"> de parler</text:span></text:p>
            <text:p text:style-name="P112">tu v<text:span text:style-name="T416">enais</text:span> de finir</text:p>
            <text:p text:style-name="P112">il v<text:span text:style-name="T416">enait</text:span> de vendre</text:p>
            <text:p text:style-name="P112">ns ven<text:span text:style-name="T416">i</text:span>ons d'arriver</text:p>
            <text:p text:style-name="P112">vs ven<text:span text:style-name="T416">i</text:span>ez de partir</text:p>
            <text:p text:style-name="P112">ils v<text:span text:style-name="T416">enai</text:span>ent de veni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Таблица75.1">
          <table:table-cell table:style-name="Таблица75.B2" table:number-rows-spanned="6" office:value-type="string">
            <text:p text:style-name="P237"/>
            <text:p text:style-name="P250">Les temps futurs</text:p>
          </table:table-cell>
          <table:table-cell table:style-name="Таблица75.B2" office:value-type="string">
            <text:p text:style-name="P250">Le futur simple</text:p>
          </table:table-cell>
          <table:table-cell table:style-name="Таблица75.B2" office:value-type="string">
            <text:p text:style-name="P272">infinitif + [ai, as, a, ons, ez, ont]</text:p>
            <text:p text:style-name="P116">- будущее по отошению к настоящему</text:p>
            <text:p text:style-name="P116">(мы примем, он проживет, я верусь)</text:p>
          </table:table-cell>
          <table:table-cell table:style-name="Таблица75.D2" table:number-columns-spanned="8" office:value-type="string">
            <text:p text:style-name="P78">je parler-ai</text:p>
            <text:p text:style-name="P78">tu entrer-as</text:p>
            <text:p text:style-name="P78">il finir-a</text:p>
            <text:p text:style-name="P78">ns partir-ons</text:p>
            <text:p text:style-name="P78">vs lir(e)-ez</text:p>
            <text:p text:style-name="P78">ils recev(oi)r-o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0">Le futur dans le passé</text:p>
          </table:table-cell>
          <table:table-cell table:style-name="Таблица75.B2" office:value-type="string">
            <text:p text:style-name="P272">infinitif + [ais, ais, ait, ions, iez, aient]</text:p>
            <text:p text:style-name="P116">- будущее по отношению к прошлому</text:p>
            <text:p text:style-name="P116">Pierre <text:span text:style-name="T61">a dit</text:span> <text:span text:style-name="T36">qu'il reviendrait</text:span> lundi</text:p>
          </table:table-cell>
          <table:table-cell table:style-name="Таблица75.D2" table:number-columns-spanned="8" office:value-type="string">
            <text:p text:style-name="P78"><text:span text:style-name="T419">que </text:span>je parler-ais</text:p>
            <text:p text:style-name="P78">tu entrer-ais</text:p>
            <text:p text:style-name="P78">il finir-ait</text:p>
            <text:p text:style-name="P78">ns partir-ions</text:p>
            <text:p text:style-name="P78">vs lir(e)-iez</text:p>
            <text:p text:style-name="P78">ils recev(oi)r-a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0">Le futur antérieur</text:p>
          </table:table-cell>
          <table:table-cell table:style-name="Таблица75.B2" office:value-type="string">
            <text:p text:style-name="P260"><text:span text:style-name="T411">futur simple </text:span>всп.глагола + p.passé спрягаемого гл.</text:p>
            <text:p text:style-name="P116">- будущее предшествующее другому будущему</text:p>
            <text:p text:style-name="P116"><text:span text:style-name="T61">Quand il arrivera</text:span>, <text:span text:style-name="T36">je serai</text:span> d<text:span text:style-name="T1">é</text:span>j<text:span text:style-name="T1">à</text:span> <text:span text:style-name="T36">parti</text:span></text:p>
            <text:p text:style-name="P335">D<text:span text:style-name="T1">è</text:span>s que <text:span text:style-name="T36">vous aurez lu</text:span> cette lettre, <text:span text:style-name="T61">vous comprendrez</text:span> tout</text:p>
          </table:table-cell>
          <table:table-cell table:style-name="Таблица75.B2" table:number-columns-spanned="4" office:value-type="string">
            <text:p text:style-name="P114">j'aurai parlé</text:p>
            <text:p text:style-name="P114">tu auras fini</text:p>
            <text:p text:style-name="P114">il aura vendu</text:p>
            <text:p text:style-name="P114">ns aurons parlé</text:p>
            <text:p text:style-name="P114">vs aurez fini</text:p>
            <text:p text:style-name="P114">ils auront vendu</text:p>
          </table:table-cell>
          <table:covered-table-cell/>
          <table:covered-table-cell/>
          <table:covered-table-cell/>
          <table:table-cell table:style-name="Таблица75.D2" table:number-columns-spanned="4" office:value-type="string">
            <text:p text:style-name="P491"><text:span text:style-name="T179">je </text:span><text:span text:style-name="T182">serai</text:span><text:span text:style-name="T179"> arrivé(e)</text:span></text:p>
            <text:p text:style-name="P115"><text:span text:style-name="T412">tu </text:span><text:span text:style-name="T418">seras</text:span><text:span text:style-name="T412"> parti(e)</text:span></text:p>
            <text:p text:style-name="P115"><text:span text:style-name="T412">il </text:span><text:span text:style-name="T418">sera</text:span><text:span text:style-name="T412"> venu(e)</text:span></text:p>
            <text:p text:style-name="P115"><text:span text:style-name="T412">ns </text:span><text:span text:style-name="T418">serons</text:span><text:span text:style-name="T412"> arrivés(es)</text:span></text:p>
            <text:p text:style-name="P115"><text:span text:style-name="T412">vs </text:span><text:span text:style-name="T418">serez</text:span><text:span text:style-name="T412"> partis(es)</text:span></text:p>
            <text:p text:style-name="P114"><text:span text:style-name="T412">ils </text:span>sero<text:span text:style-name="T414">nt</text:span><text:span text:style-name="T412"> venus(es)</text:span></text:p>
          </table:table-cell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0">Le futur antérieur dans le passé</text:p>
          </table:table-cell>
          <table:table-cell table:style-name="Таблица75.B2" office:value-type="string">
            <text:p text:style-name="P72"/>
          </table:table-cell>
          <table:table-cell table:style-name="Таблица75.D2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0">Le futur immédiat</text:p>
          </table:table-cell>
          <table:table-cell table:style-name="Таблица75.B2" office:value-type="string">
            <text:p text:style-name="P273">aller dans le présent + infinitif <text:span text:style-name="T409">спрягаемого гл.</text:span></text:p>
            <text:p text:style-name="P117">- ближайшее будущее<text:span text:style-name="T420"> </text:span></text:p>
            <text:p text:style-name="P118">(сейчас позвоню, собирается голосовать, вот-вот придут)</text:p>
          </table:table-cell>
          <table:table-cell table:style-name="Таблица75.D2" table:number-columns-spanned="8" office:value-type="string">
            <text:p text:style-name="P113">je v<text:span text:style-name="T417">ais</text:span> parler</text:p>
            <text:p text:style-name="P113">tu v<text:span text:style-name="T417">as</text:span> finir</text:p>
            <text:p text:style-name="P113">il v<text:span text:style-name="T417">a</text:span> vendre</text:p>
            <text:p text:style-name="P113">ns <text:span text:style-name="T417">all</text:span>ons arriver</text:p>
            <text:p text:style-name="P113">vs <text:span text:style-name="T417">all</text:span>ez partir</text:p>
            <text:p text:style-name="P113">ils <text:span text:style-name="T417">vo</text:span>nt veni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0">Le futur immédiat <text:s/>dans le passé</text:p>
          </table:table-cell>
          <table:table-cell table:style-name="Таблица75.B2" office:value-type="string">
            <text:p text:style-name="P271"><text:span text:style-name="T411">aller dans l'imparfait + infinitif </text:span><text:span text:style-name="T409">спрягаемого гл.</text:span></text:p>
            <text:p text:style-name="P118">- будущее, непосредственно следующее за прошедшим</text:p>
            <text:p text:style-name="P119"><text:span text:style-name="T36">Il allait partir</text:span> quand <text:span text:style-name="T61">on</text:span> l'<text:span text:style-name="T61">a appelé</text:span></text:p>
            <text:p text:style-name="P383">(Он собирался уходить, когда его позвали)</text:p>
          </table:table-cell>
          <table:table-cell table:style-name="Таблица75.D2" table:number-columns-spanned="8" office:value-type="string">
            <text:p text:style-name="P113">j<text:span text:style-name="T417">'allais</text:span> parler</text:p>
            <text:p text:style-name="P113">tu <text:span text:style-name="T417">allais</text:span> finir</text:p>
            <text:p text:style-name="P113">il <text:span text:style-name="T417">allait</text:span> vendre</text:p>
            <text:p text:style-name="P113">ns <text:span text:style-name="T417">alli</text:span>ons arriver</text:p>
            <text:p text:style-name="P113">vs <text:span text:style-name="T417">alli</text:span>ez partir</text:p>
            <text:p text:style-name="P113">ils <text:span text:style-name="T417">allaie</text:span>nt veni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table-cell table:style-name="Таблица75.A1" table:number-rows-spanned="9" office:value-type="string">
            <text:p text:style-name="P262">Наклонения</text:p>
          </table:table-cell>
          <table:table-cell table:style-name="Таблица75.A1" office:value-type="string">
            <text:p text:style-name="P263">L'indicatif</text:p>
          </table:table-cell>
          <table:table-cell table:style-name="Таблица75.A1" office:value-type="string">
            <text:p text:style-name="P96"/>
            <text:p text:style-name="P100">- Изъявительное наклонение</text:p>
            <text:p text:style-name="P101"><text:span text:style-name="T396">- </text:span>реальное действие, которое совершается в настоящем, прошедшем или будущем.</text:p>
          </table:table-cell>
          <table:table-cell table:style-name="Таблица75.I1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6">L'imperatif</text:p>
          </table:table-cell>
          <table:table-cell table:style-name="Таблица75.B2" office:value-type="string">
            <text:p text:style-name="P102"/>
            <text:p text:style-name="P102">Повелительное наклонение</text:p>
          </table:table-cell>
          <table:table-cell table:style-name="Таблица75.D2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6">Le conditionnel<text:span text:style-name="T397"> présent</text:span></text:p>
          </table:table-cell>
          <table:table-cell table:style-name="Таблица75.B2" office:value-type="string">
            <text:p text:style-name="P506"><text:span text:style-name="T241">infinitif +</text:span><text:span text:style-name="T242"> </text:span><text:span text:style-name="T240">[ais, ais, ait, ions, iez, aient]</text:span></text:p>
            <text:p text:style-name="P507"><text:span text:style-name="T240">(</text:span><text:span text:style-name="T241">окончание imp</text:span><text:span text:style-name="T224">a</text:span><text:span text:style-name="T241">rf</text:span><text:span text:style-name="T224">ait)</text:span></text:p>
            <text:p text:style-name="P505"><text:span text:style-name="T206">(</text:span><text:span text:style-name="T162">или особая основа + окончание)</text:span></text:p>
            <text:p text:style-name="P102">Условное наклонение</text:p>
          </table:table-cell>
          <table:table-cell table:style-name="Таблица75.D2" table:number-columns-spanned="8" office:value-type="string">
            <text:p text:style-name="P211">je parlerais</text:p>
            <text:p text:style-name="P211">tu parlerais</text:p>
            <text:p text:style-name="P211">il parlerait</text:p>
            <text:p text:style-name="P211">ns parlerions</text:p>
            <text:p text:style-name="P211">vs parleriez</text:p>
            <text:p text:style-name="P211">ils parlera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7">Le conditionnel<text:span text:style-name="T397"> passé</text:span></text:p>
          </table:table-cell>
          <table:table-cell table:style-name="Таблица75.B2" office:value-type="string">
            <text:p text:style-name="P99"><text:span text:style-name="T411">conditionnel présent </text:span>всп.глагола + p.passé спрягаемого гл.</text:p>
          </table:table-cell>
          <table:table-cell table:style-name="Таблица75.D2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6">Le subjonctif</text:p>
          </table:table-cell>
          <table:table-cell table:style-name="Таблица75.B2" office:value-type="string">
            <text:p text:style-name="P102">Сослагательное наклонение</text:p>
          </table:table-cell>
          <table:table-cell table:style-name="Таблица75.D2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9">Présent du <text:span text:style-name="T410">subjonctif</text:span></text:p>
          </table:table-cell>
          <table:table-cell table:style-name="Таблица75.B2" office:value-type="string">
            <text:p text:style-name="P487"><text:span text:style-name="T176">основа présent </text:span><text:span text:style-name="T177">3</text:span><text:span text:style-name="T176">л.мн.ч.</text:span><text:span text:style-name="T177"> + [e, es, e, ions, </text:span><text:span text:style-name="T178">iez</text:span><text:span text:style-name="T177">, ent]</text:span></text:p>
            <text:p text:style-name="P104">(ils) parl(ent), finiss(ent), part(ent)</text:p>
          </table:table-cell>
          <table:table-cell table:style-name="Таблица75.D2" table:number-columns-spanned="8" office:value-type="string">
            <text:p text:style-name="P104">que je parl-e</text:p>
            <text:p text:style-name="P104">que tu finiss-es</text:p>
            <text:p text:style-name="P104">qu'il part-e</text:p>
            <text:p text:style-name="P104">que ns parl-ions</text:p>
            <text:p text:style-name="P104">que vs finiss-iez</text:p>
            <text:p text:style-name="P104">qu'ils part-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97"><text:span text:style-name="T47">P</text:span><text:span text:style-name="T46">ass</text:span><text:span text:style-name="T47">é du </text:span><text:span text:style-name="T45">subjonctif</text:span></text:p>
          </table:table-cell>
          <table:table-cell table:style-name="Таблица75.B2" office:value-type="string">
            <text:p text:style-name="P260">Présent du <text:span text:style-name="T410">subjonctif</text:span><text:span text:style-name="T411"> </text:span>всп.глагола + p.passé спрягаемого гл.</text:p>
            <text:p text:style-name="P334"/>
          </table:table-cell>
          <table:table-cell table:style-name="Таблица75.D2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259">imparfait du <text:span text:style-name="T410">subjonctif</text:span></text:p>
          </table:table-cell>
          <table:table-cell table:style-name="Таблица75.B2" office:value-type="string">
            <text:p text:style-name="P98">2л.ед.ч passé simple + s + [e, es, t, ions, iez, ent]</text:p>
          </table:table-cell>
          <table:table-cell table:style-name="Таблица75.D2" table:number-columns-spanned="8" office:value-type="string">
            <text:p text:style-name="P104">que je parlasse</text:p>
            <text:p text:style-name="P104">que tu parlasses</text:p>
            <text:p text:style-name="P104">qu'il parl<text:span text:style-name="T274">â</text:span>t</text:p>
            <text:p text:style-name="P104">que ns parlassions</text:p>
            <text:p text:style-name="P104">que vs parlassiez</text:p>
            <text:p text:style-name="P104">qu'ils parlass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5.1">
          <table:covered-table-cell/>
          <table:table-cell table:style-name="Таблица75.B2" office:value-type="string">
            <text:p text:style-name="P97"><text:span text:style-name="T46">plus-que parfait </text:span><text:span text:style-name="T47">du </text:span><text:span text:style-name="T45">subjonctif</text:span></text:p>
          </table:table-cell>
          <table:table-cell table:style-name="Таблица75.B2" office:value-type="string">
            <text:p text:style-name="P99"><text:span text:style-name="T36">imparfait du </text:span><text:span text:style-name="T45">subjonctif</text:span><text:span text:style-name="T46"> </text:span>всп.глагола + p.passé спрягаемого гл.</text:p>
          </table:table-cell>
          <table:table-cell table:style-name="Таблица75.D2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ubuntu_5f_mono_5f_9"/>
      <text:p text:style-name="P492"/>
      <text:p text:style-name="P1"/>
      <table:table table:name="Таблица72" table:style-name="Таблица72">
        <table:table-column table:style-name="Таблица72.A"/>
        <table:table-column table:style-name="Таблица72.B"/>
        <table:table-column table:style-name="Таблица72.C"/>
        <table:table-column table:style-name="Таблица72.D"/>
        <table:table-row table:style-name="Таблица72.1">
          <table:table-cell table:style-name="Таблица72.A1" office:value-type="string">
            <text:p text:style-name="P242"/>
          </table:table-cell>
          <table:table-cell table:style-name="Таблица72.A1" office:value-type="string">
            <text:p text:style-name="P274">Основные формы</text:p>
          </table:table-cell>
          <table:table-cell table:style-name="Таблица72.A1" office:value-type="string">
            <text:p text:style-name="P274">Производные формы</text:p>
          </table:table-cell>
          <table:table-cell table:style-name="Таблица72.D1" office:value-type="string">
            <text:p text:style-name="P266"/>
          </table:table-cell>
        </table:table-row>
        <table:table-row table:style-name="Таблица72.1">
          <table:table-cell table:style-name="Таблица72.A9" table:number-rows-spanned="8" office:value-type="string">
            <text:p text:style-name="P120">Simples</text:p>
          </table:table-cell>
          <table:table-cell table:style-name="Таблица72.B4" table:number-rows-spanned="3" office:value-type="string">
            <text:p text:style-name="P237">infinitif</text:p>
          </table:table-cell>
          <table:table-cell table:style-name="Таблица72.C2" office:value-type="string">
            <text:p text:style-name="P122">Futur simple</text:p>
          </table:table-cell>
          <table:table-cell table:style-name="Таблица72.D2" office:value-type="string">
            <text:p text:style-name="P122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2">Futur dans le passé</text:p>
          </table:table-cell>
          <table:table-cell table:style-name="Таблица72.D18" office:value-type="string">
            <text:p text:style-name="P122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2">Conditionnel présent</text:p>
          </table:table-cell>
          <table:table-cell table:style-name="Таблица72.D18" office:value-type="string">
            <text:p text:style-name="P122"/>
          </table:table-cell>
        </table:table-row>
        <table:table-row table:style-name="Таблица72.1">
          <table:covered-table-cell/>
          <table:table-cell table:style-name="Таблица72.B19" table:number-rows-spanned="4" office:value-type="string">
            <text:p text:style-name="P237">présent de l'indicatif</text:p>
          </table:table-cell>
          <table:table-cell table:style-name="Таблица72.C18" office:value-type="string">
            <text:p text:style-name="P122">Imparfait de l'indicatif</text:p>
          </table:table-cell>
          <table:table-cell table:style-name="Таблица72.D18" office:value-type="string">
            <text:p text:style-name="P122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2">Present du Subjonctif</text:p>
          </table:table-cell>
          <table:table-cell table:style-name="Таблица72.D18" office:value-type="string">
            <text:p text:style-name="P122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2">Impératif présent</text:p>
          </table:table-cell>
          <table:table-cell table:style-name="Таблица72.D18" office:value-type="string">
            <text:p text:style-name="P122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2">Формы на -ant<text:span text:style-name="T409"> (participe présent, gérondif)</text:span></text:p>
          </table:table-cell>
          <table:table-cell table:style-name="Таблица72.D18" office:value-type="string">
            <text:p text:style-name="P122"/>
          </table:table-cell>
        </table:table-row>
        <table:table-row table:style-name="Таблица72.1">
          <table:covered-table-cell/>
          <table:table-cell table:style-name="Таблица72.B19" office:value-type="string">
            <text:p text:style-name="P237">passé simple</text:p>
          </table:table-cell>
          <table:table-cell table:style-name="Таблица72.C18" office:value-type="string">
            <text:p text:style-name="P122">Imparfait du subjonctif</text:p>
          </table:table-cell>
          <table:table-cell table:style-name="Таблица72.D18" office:value-type="string">
            <text:p text:style-name="P122"/>
          </table:table-cell>
        </table:table-row>
        <table:table-row table:style-name="Таблица72.1">
          <table:table-cell table:style-name="Таблица72.A19" table:number-rows-spanned="10" office:value-type="string">
            <text:p text:style-name="P120">Composées</text:p>
          </table:table-cell>
          <table:table-cell table:style-name="Таблица72.B19" table:number-rows-spanned="10" office:value-type="string">
            <text:p text:style-name="P237">participe passé</text:p>
          </table:table-cell>
          <table:table-cell table:style-name="Таблица72.C18" office:value-type="string">
            <text:p text:style-name="P123">Passé composé</text:p>
          </table:table-cell>
          <table:table-cell table:style-name="Таблица72.D18" office:value-type="string">
            <text:p text:style-name="P123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3">Plus-que-parfait</text:p>
          </table:table-cell>
          <table:table-cell table:style-name="Таблица72.D18" office:value-type="string">
            <text:p text:style-name="P123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1">Passé antérieur</text:p>
          </table:table-cell>
          <table:table-cell table:style-name="Таблица72.D18" office:value-type="string">
            <text:p text:style-name="P123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4"><text:span text:style-name="T393">Futur</text:span><text:span text:style-name="T392"> antérieur</text:span></text:p>
          </table:table-cell>
          <table:table-cell table:style-name="Таблица72.D18" office:value-type="string">
            <text:p text:style-name="P123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0"><text:span text:style-name="T392">C</text:span>onditionnel pass<text:span text:style-name="T392">é</text:span></text:p>
          </table:table-cell>
          <table:table-cell table:style-name="Таблица72.D18" office:value-type="string">
            <text:p text:style-name="P123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0"><text:span text:style-name="T392">P</text:span>ass<text:span text:style-name="T392">é</text:span> du subjonctif</text:p>
          </table:table-cell>
          <table:table-cell table:style-name="Таблица72.D18" office:value-type="string">
            <text:p text:style-name="P123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3">Plus-que-parfait<text:span text:style-name="T393"> du subjonctif</text:span></text:p>
          </table:table-cell>
          <table:table-cell table:style-name="Таблица72.D18" office:value-type="string">
            <text:p text:style-name="P123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3">Impératif<text:span text:style-name="T393"> passé</text:span></text:p>
          </table:table-cell>
          <table:table-cell table:style-name="Таблица72.D18" office:value-type="string">
            <text:p text:style-name="P123"/>
          </table:table-cell>
        </table:table-row>
        <table:table-row table:style-name="Таблица72.1">
          <table:covered-table-cell/>
          <table:covered-table-cell/>
          <table:table-cell table:style-name="Таблица72.C18" office:value-type="string">
            <text:p text:style-name="P123">infinitif<text:span text:style-name="T393"> passé</text:span></text:p>
          </table:table-cell>
          <table:table-cell table:style-name="Таблица72.D18" office:value-type="string">
            <text:p text:style-name="P123"/>
          </table:table-cell>
        </table:table-row>
        <table:table-row table:style-name="Таблица72.1">
          <table:covered-table-cell/>
          <table:covered-table-cell/>
          <table:table-cell table:style-name="Таблица72.C19" office:value-type="string">
            <text:p text:style-name="P123">participe passé<text:span text:style-name="T393"> </text:span>composé</text:p>
          </table:table-cell>
          <table:table-cell table:style-name="Таблица72.D19" office:value-type="string">
            <text:p text:style-name="P123"/>
          </table:table-cell>
        </table:table-row>
      </table:table>
      <text:p text:style-name="ubuntu_5f_mono_5f_9"/>
      <text:p text:style-name="P495">Залог</text:p>
      <table:table table:name="Таблица77" table:style-name="Таблица77">
        <table:table-column table:style-name="Таблица77.A"/>
        <table:table-column table:style-name="Таблица77.B"/>
        <table:table-column table:style-name="Таблица77.C"/>
        <table:table-row table:style-name="TableLine94401854921536">
          <table:table-cell table:style-name="Таблица77.A1" office:value-type="string">
            <text:p text:style-name="P275">La forme active</text:p>
          </table:table-cell>
          <table:table-cell table:style-name="Таблица77.A1" office:value-type="string">
            <text:p text:style-name="P125">Подлежащее совершает действие, выраженное глаголом</text:p>
          </table:table-cell>
          <table:table-cell table:style-name="Таблица77.C1" office:value-type="string">
            <text:p text:style-name="P125">Les ouvriers construisent la maison (рабочие строят дом)</text:p>
          </table:table-cell>
        </table:table-row>
        <table:table-row table:style-name="TableLine94401854932752">
          <table:table-cell table:style-name="Таблица77.A2" office:value-type="string">
            <text:p text:style-name="P275">la forme passive</text:p>
          </table:table-cell>
          <table:table-cell table:style-name="Таблица77.A2" office:value-type="string">
            <text:p text:style-name="P125">Подлежащее лишь испытывает действие, выраженное глаголом</text:p>
            <text:p text:style-name="P125">- только прямо-переходные глаголы</text:p>
          </table:table-cell>
          <table:table-cell table:style-name="Таблица77.C2" office:value-type="string">
            <text:p text:style-name="P275">être + p.passé</text:p>
            <text:p text:style-name="P125">être aimé (быть любимым)</text:p>
            <text:p text:style-name="P125">La maison est construite par les ouvriers (Дом строится рабочими)</text:p>
          </table:table-cell>
        </table:table-row>
        <table:table-row table:style-name="TableLine94401854934608">
          <table:table-cell table:style-name="Таблица77.A2" office:value-type="string">
            <text:p text:style-name="P276">La forme pronominale</text:p>
          </table:table-cell>
          <table:table-cell table:style-name="Таблица77.A2" office:value-type="string">
            <text:p text:style-name="P126">Сопровождается возвратным местоимением.</text:p>
            <text:p text:style-name="P126">- вспомогательный глагол всегда être.</text:p>
          </table:table-cell>
          <table:table-cell table:style-name="Таблица77.C2" office:value-type="string">
            <text:p text:style-name="P126">se laver, se battre, se promener</text:p>
          </table:table-cell>
        </table:table-row>
        <table:table-row table:style-name="TableLine94401854935312">
          <table:table-cell table:style-name="Таблица77.A2" office:value-type="string">
            <text:p text:style-name="P276">Faire + infinitif</text:p>
          </table:table-cell>
          <table:table-cell table:style-name="Таблица77.A2" office:value-type="string">
            <text:p text:style-name="P126">Заставлять, велеть, вынуждать кого-либо сделать что-либо</text:p>
          </table:table-cell>
          <table:table-cell table:style-name="Таблица77.C2" office:value-type="string">
            <text:p text:style-name="P127">Il me fait venir (Заставляет меня прийти)</text:p>
            <text:p text:style-name="P127">Ils font éclater (Они вынуждают взорваться)</text:p>
          </table:table-cell>
        </table:table-row>
        <table:table-row table:style-name="TableLine94401854936016">
          <table:table-cell table:style-name="Таблица77.A2" office:value-type="string">
            <text:p text:style-name="P276">Laisser + infinitif</text:p>
          </table:table-cell>
          <table:table-cell table:style-name="Таблица77.A2" office:value-type="string">
            <text:p text:style-name="P128">Давать, позволять, разрешать</text:p>
          </table:table-cell>
          <table:table-cell table:style-name="Таблица77.C2" office:value-type="string">
            <text:p text:style-name="P128">Je laisse partir mon fils (позволяю уехать)</text:p>
          </table:table-cell>
        </table:table-row>
      </table:table>
      <text:p text:style-name="P459"/>
      <text:p text:style-name="P493">Безличные глаголы</text:p>
      <table:table table:name="Таблица78" table:style-name="Таблица78">
        <table:table-column table:style-name="Таблица78.A"/>
        <table:table-column table:style-name="Таблица78.B"/>
        <table:table-column table:style-name="Таблица78.C"/>
        <table:table-column table:style-name="Таблица78.D"/>
        <table:table-column table:style-name="Таблица78.E"/>
        <table:table-row table:style-name="TableLine94401854937424">
          <table:table-cell table:style-name="Таблица78.A1" table:number-columns-spanned="5" office:value-type="string">
            <text:p text:style-name="P128">- Только в 3 лице ед.числа</text:p>
            <text:p text:style-name="P128">- местоимение il выступает в кач. подлежащего, но не отсылает ни к какому реальному субъекту</text:p>
          </table:table-cell>
          <table:covered-table-cell/>
          <table:covered-table-cell/>
          <table:covered-table-cell/>
          <table:covered-table-cell/>
        </table:table-row>
        <table:table-row table:style-name="TableLine94401854963104">
          <table:table-cell table:style-name="Таблица78.A2" office:value-type="string">
            <text:p text:style-name="P277">Явления природы</text:p>
          </table:table-cell>
          <table:table-cell table:style-name="Таблица78.A2" office:value-type="string">
            <text:p text:style-name="P129">pleuvoir</text:p>
            <text:p text:style-name="P129">neiger</text:p>
            <text:p text:style-name="P129">grêler</text:p>
            <text:p text:style-name="P129">geler</text:p>
            <text:p text:style-name="P129">bruiner</text:p>
          </table:table-cell>
          <table:table-cell table:style-name="Таблица78.A2" office:value-type="string">
            <text:p text:style-name="P129">il pleut</text:p>
            <text:p text:style-name="P129">il neige</text:p>
            <text:p text:style-name="P129">il grêle</text:p>
            <text:p text:style-name="P129">il gèle</text:p>
            <text:p text:style-name="P129">il bruine</text:p>
          </table:table-cell>
          <table:table-cell table:style-name="Таблица78.A2" office:value-type="string">
            <text:p text:style-name="P129">Дождит</text:p>
            <text:p text:style-name="P129">Снежит</text:p>
            <text:p text:style-name="P129">Градит</text:p>
            <text:p text:style-name="P129">Морозит</text:p>
            <text:p text:style-name="P129">Моросит</text:p>
          </table:table-cell>
          <table:table-cell table:style-name="Таблица78.E2" office:value-type="string">
            <text:p text:style-name="P127">il pleuvait - прош.незав.</text:p>
          </table:table-cell>
        </table:table-row>
        <table:table-row table:style-name="TableLine94401854965776">
          <table:table-cell table:style-name="Таблица78.A2" office:value-type="string">
            <text:p text:style-name="P277">Значение необходимости</text:p>
          </table:table-cell>
          <table:table-cell table:style-name="Таблица78.A2" office:value-type="string">
            <text:p text:style-name="P129">falloir </text:p>
            <text:p text:style-name="P130"/>
          </table:table-cell>
          <table:table-cell table:style-name="Таблица78.A2" office:value-type="string">
            <text:p text:style-name="P129">il faut (нужно)</text:p>
            <text:p text:style-name="P131">il faudra (будет нужно)</text:p>
          </table:table-cell>
          <table:table-cell table:style-name="Таблица78.E2" table:number-columns-spanned="2" office:value-type="string">
            <text:p text:style-name="P72"/>
          </table:table-cell>
          <table:covered-table-cell/>
        </table:table-row>
        <table:table-row table:style-name="TableLine94401854966992">
          <table:table-cell table:style-name="Таблица78.A2" office:value-type="string">
            <text:p text:style-name="P278">valoir </text:p>
          </table:table-cell>
          <table:table-cell table:style-name="Таблица78.A2" table:number-columns-spanned="2" office:value-type="string">
            <text:p text:style-name="P130">il vaut (имеет смысл)</text:p>
          </table:table-cell>
          <table:covered-table-cell/>
          <table:table-cell table:style-name="Таблица78.E2" table:number-columns-spanned="2" office:value-type="string">
            <text:p text:style-name="P132">Может иметь формы для всех лиц</text:p>
          </table:table-cell>
          <table:covered-table-cell/>
        </table:table-row>
        <table:table-row table:style-name="TableLine94401854968432">
          <table:table-cell table:style-name="Таблица78.A2" office:value-type="string">
            <text:p text:style-name="P277">faire</text:p>
          </table:table-cell>
          <table:table-cell table:style-name="Таблица78.A2" table:number-columns-spanned="2" office:value-type="string">
            <text:p text:style-name="P129">Il fait beau (mauvais)</text:p>
            <text:p text:style-name="P129">Il fait chaud (froid)</text:p>
            <text:p text:style-name="P129">Il fait clair (sombre)</text:p>
            <text:p text:style-name="P129">Il fait du vent (du soleil)</text:p>
          </table:table-cell>
          <table:covered-table-cell/>
          <table:table-cell table:style-name="Таблица78.E2" table:number-columns-spanned="2" office:value-type="string">
            <text:p text:style-name="P129">хорошая (плохая) погода</text:p>
            <text:p text:style-name="P129">Жарко (холодно)</text:p>
            <text:p text:style-name="P129">Светло (темно)</text:p>
            <text:p text:style-name="P129">Ветренно (солнечно)</text:p>
          </table:table-cell>
          <table:covered-table-cell/>
        </table:table-row>
        <table:table-row table:style-name="TableLine94401854969472">
          <table:table-cell table:style-name="Таблица78.A2" office:value-type="string">
            <text:p text:style-name="P277">être</text:p>
          </table:table-cell>
          <table:table-cell table:style-name="Таблица78.A2" table:number-columns-spanned="2" office:value-type="string">
            <text:p text:style-name="P128">Il est trois heures</text:p>
            <text:p text:style-name="P128">Il est temps</text:p>
            <text:p text:style-name="P128">Il est dommage</text:p>
            <text:p text:style-name="P128">Il est possible</text:p>
          </table:table-cell>
          <table:covered-table-cell/>
          <table:table-cell table:style-name="Таблица78.E2" table:number-columns-spanned="2" office:value-type="string">
            <text:p text:style-name="P128">Ти часа</text:p>
            <text:p text:style-name="P128">Пора</text:p>
            <text:p text:style-name="P128">Жаль</text:p>
            <text:p text:style-name="P128">Возможно</text:p>
          </table:table-cell>
          <table:covered-table-cell/>
        </table:table-row>
        <table:table-row table:style-name="TableLine94401854970384">
          <table:table-cell table:style-name="Таблица78.A2" office:value-type="string">
            <text:p text:style-name="P277">avoir</text:p>
          </table:table-cell>
          <table:table-cell table:style-name="Таблица78.A2" table:number-columns-spanned="2" office:value-type="string">
            <text:p text:style-name="P128">Il y a <text:span text:style-name="T480">un probl</text:span><text:span text:style-name="T21">è</text:span><text:span text:style-name="T480">me</text:span></text:p>
            <text:p text:style-name="P209">il n'y a pas de probl<text:span text:style-name="T1">è</text:span>me</text:p>
          </table:table-cell>
          <table:covered-table-cell/>
          <table:table-cell table:style-name="Таблица78.E2" table:number-columns-spanned="2" office:value-type="string">
            <text:p text:style-name="P128"><text:span text:style-name="T479">"Оно там имеет" - т.е. </text:span><text:span text:style-name="T480">"</text:span>Имеется<text:span text:style-name="T480">"</text:span></text:p>
            <text:p text:style-name="P209">"оно там не имеет" - т.е. "нема"</text:p>
          </table:table-cell>
          <table:covered-table-cell/>
        </table:table-row>
        <table:table-row table:style-name="TableLine94401854971344">
          <table:table-cell table:style-name="Таблица78.A2" office:value-type="string">
            <text:p text:style-name="P277">manquer</text:p>
          </table:table-cell>
          <table:table-cell table:style-name="Таблица78.A2" table:number-columns-spanned="2" office:value-type="string">
            <text:p text:style-name="P128">Il manque deux pages dans ce livre </text:p>
          </table:table-cell>
          <table:covered-table-cell/>
          <table:table-cell table:style-name="Таблица78.E2" table:number-columns-spanned="2" office:value-type="string">
            <text:p text:style-name="P128">(В этой книге не хватает двх страниц)</text:p>
          </table:table-cell>
          <table:covered-table-cell/>
        </table:table-row>
        <table:table-row table:style-name="TableLine94401854972304">
          <table:table-cell table:style-name="Таблица78.A2" office:value-type="string">
            <text:p text:style-name="P277">sembler</text:p>
          </table:table-cell>
          <table:table-cell table:style-name="Таблица78.A2" table:number-columns-spanned="2" office:value-type="string">
            <text:p text:style-name="P128">Il semble que... </text:p>
          </table:table-cell>
          <table:covered-table-cell/>
          <table:table-cell table:style-name="Таблица78.E2" table:number-columns-spanned="2" office:value-type="string">
            <text:p text:style-name="P128">(кажется, что...)</text:p>
          </table:table-cell>
          <table:covered-table-cell/>
        </table:table-row>
      </table:table>
      <text:p text:style-name="P503"/>
      <text:p text:style-name="P494"><text:soft-page-break/>Согласование времен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 table:style-name="TableLine94401854974016">
          <table:table-cell table:style-name="Таблица12.A1" office:value-type="string">
            <text:p text:style-name="P270"/>
          </table:table-cell>
          <table:table-cell table:style-name="Таблица12.A1" office:value-type="string">
            <text:p text:style-name="P279">главное предложение</text:p>
          </table:table-cell>
          <table:table-cell table:style-name="Таблица12.A1" table:number-columns-spanned="2" office:value-type="string">
            <text:p text:style-name="P279">придаточное предложение</text:p>
          </table:table-cell>
          <table:covered-table-cell/>
          <table:table-cell table:style-name="Таблица12.A1" office:value-type="string">
            <text:p text:style-name="P270"/>
          </table:table-cell>
          <table:table-cell table:style-name="Таблица12.F1" office:value-type="string">
            <text:p text:style-name="P270"/>
          </table:table-cell>
        </table:table-row>
        <table:table-row table:style-name="TableLine94401855030752">
          <table:table-cell table:style-name="Таблица12.A7" table:number-rows-spanned="6" office:value-type="string">
            <text:p text:style-name="P133"/>
          </table:table-cell>
          <table:table-cell table:style-name="Таблица12.B2" office:value-type="string">
            <text:p text:style-name="P134">Présent</text:p>
          </table:table-cell>
          <table:table-cell table:style-name="Таблица12.C2" office:value-type="string">
            <text:p text:style-name="P135">одновременность</text:p>
          </table:table-cell>
          <table:table-cell table:style-name="Таблица12.D2" office:value-type="string">
            <text:p text:style-name="P135">pr<text:span text:style-name="T1">é</text:span>sent</text:p>
          </table:table-cell>
          <table:table-cell table:style-name="Таблица12.E2" office:value-type="string">
            <text:p text:style-name="P135">il dit</text:p>
          </table:table-cell>
          <table:table-cell table:style-name="Таблица12.F2" office:value-type="string">
            <text:p text:style-name="P135">qu'il part</text:p>
          </table:table-cell>
        </table:table-row>
        <table:table-row table:style-name="TableLine94401855034096">
          <table:covered-table-cell/>
          <table:table-cell table:style-name="Таблица12.B4" table:number-rows-spanned="2" office:value-type="string">
            <text:p text:style-name="P134">Futur simple</text:p>
          </table:table-cell>
          <table:table-cell table:style-name="Таблица12.C4" table:number-rows-spanned="2" office:value-type="string">
            <text:p text:style-name="P135">предшествование</text:p>
          </table:table-cell>
          <table:table-cell table:style-name="Таблица12.D3" office:value-type="string">
            <text:p text:style-name="P135">pass<text:span text:style-name="T1">é</text:span> compos<text:span text:style-name="T1">é</text:span></text:p>
          </table:table-cell>
          <table:table-cell table:style-name="Таблица12.E4" table:number-rows-spanned="2" office:value-type="string">
            <text:p text:style-name="P135">il dira</text:p>
          </table:table-cell>
          <table:table-cell table:style-name="Таблица12.F3" office:value-type="string">
            <text:p text:style-name="P135">qu'il est parti</text:p>
          </table:table-cell>
        </table:table-row>
        <table:table-row table:style-name="TableLine94401855037920">
          <table:covered-table-cell/>
          <table:covered-table-cell/>
          <table:covered-table-cell/>
          <table:table-cell table:style-name="Таблица12.D4" office:value-type="string">
            <text:p text:style-name="P135">pass<text:span text:style-name="T1">é</text:span> imm<text:span text:style-name="T1">é</text:span>diat</text:p>
          </table:table-cell>
          <table:covered-table-cell/>
          <table:table-cell table:style-name="Таблица12.F4" office:value-type="string">
            <text:p text:style-name="P135">qu'il vient de partir</text:p>
          </table:table-cell>
        </table:table-row>
        <table:table-row table:style-name="TableLine94401855042000">
          <table:covered-table-cell/>
          <table:table-cell table:style-name="Таблица12.B7" table:number-rows-spanned="3" office:value-type="string">
            <text:p text:style-name="P134">Conditionnel présent</text:p>
          </table:table-cell>
          <table:table-cell table:style-name="Таблица12.C7" table:number-rows-spanned="3" office:value-type="string">
            <text:p text:style-name="P135">следование</text:p>
          </table:table-cell>
          <table:table-cell table:style-name="Таблица12.D5" office:value-type="string">
            <text:p text:style-name="P135">futur simple</text:p>
          </table:table-cell>
          <table:table-cell table:style-name="Таблица12.E7" table:number-rows-spanned="3" office:value-type="string">
            <text:p text:style-name="P135">il dirait</text:p>
          </table:table-cell>
          <table:table-cell table:style-name="Таблица12.F5" office:value-type="string">
            <text:p text:style-name="P135">qu'il partira</text:p>
          </table:table-cell>
        </table:table-row>
        <table:table-row table:style-name="TableLine94401855046592">
          <table:covered-table-cell/>
          <table:covered-table-cell/>
          <table:covered-table-cell/>
          <table:table-cell table:style-name="Таблица12.D6" office:value-type="string">
            <text:p text:style-name="P135">futur imm<text:span text:style-name="T1">é</text:span>diat</text:p>
          </table:table-cell>
          <table:covered-table-cell/>
          <table:table-cell table:style-name="Таблица12.F6" office:value-type="string">
            <text:p text:style-name="P135">qu'il va partir</text:p>
          </table:table-cell>
        </table:table-row>
        <table:table-row table:style-name="TableLine94401855051136">
          <table:covered-table-cell/>
          <table:covered-table-cell/>
          <table:covered-table-cell/>
          <table:table-cell table:style-name="Таблица12.D7" office:value-type="string">
            <text:p text:style-name="P135">futur ant<text:span text:style-name="T1">é</text:span>rieur</text:p>
          </table:table-cell>
          <table:covered-table-cell/>
          <table:table-cell table:style-name="Таблица12.F7" office:value-type="string">
            <text:p text:style-name="P135">qu'il sera parti</text:p>
          </table:table-cell>
        </table:table-row>
        <table:table-row table:style-name="TableLine94401855055728">
          <table:table-cell table:style-name="Таблица12.A13" table:number-rows-spanned="6" office:value-type="string">
            <text:p text:style-name="P133"/>
          </table:table-cell>
          <table:table-cell table:style-name="Таблица12.B8" office:value-type="string">
            <text:p text:style-name="P134">Passé composé</text:p>
          </table:table-cell>
          <table:table-cell table:style-name="Таблица12.C8" office:value-type="string">
            <text:p text:style-name="P135">одновременность</text:p>
          </table:table-cell>
          <table:table-cell table:style-name="Таблица12.D8" office:value-type="string">
            <text:p text:style-name="P137">imparfait</text:p>
          </table:table-cell>
          <table:table-cell table:style-name="Таблица12.E8" office:value-type="string">
            <text:p text:style-name="P138">il a dit</text:p>
          </table:table-cell>
          <table:table-cell table:style-name="Таблица12.F8" office:value-type="string">
            <text:p text:style-name="P138">qu'il partait</text:p>
          </table:table-cell>
        </table:table-row>
        <table:table-row table:style-name="TableLine94401855060320">
          <table:covered-table-cell/>
          <table:table-cell table:style-name="Таблица12.B10" table:number-rows-spanned="2" office:value-type="string">
            <text:p text:style-name="P134">Passé simple, </text:p>
            <text:p text:style-name="P134">Imparfait</text:p>
          </table:table-cell>
          <table:table-cell table:style-name="Таблица12.C10" table:number-rows-spanned="2" office:value-type="string">
            <text:p text:style-name="P135">предшествование</text:p>
          </table:table-cell>
          <table:table-cell table:style-name="Таблица12.D9" office:value-type="string">
            <text:p text:style-name="P137">plus-que-parfait</text:p>
          </table:table-cell>
          <table:table-cell table:style-name="Таблица12.E9" office:value-type="string">
            <text:p text:style-name="P138">il dit</text:p>
          </table:table-cell>
          <table:table-cell table:style-name="Таблица12.F9" office:value-type="string">
            <text:p text:style-name="P138">qu'il <text:span text:style-name="T1">é</text:span>tait parti</text:p>
          </table:table-cell>
        </table:table-row>
        <table:table-row table:style-name="TableLine94401855064832">
          <table:covered-table-cell/>
          <table:covered-table-cell/>
          <table:covered-table-cell/>
          <table:table-cell table:style-name="Таблица12.D10" office:value-type="string">
            <text:p text:style-name="P137">pass<text:span text:style-name="T1">é</text:span> <text:span text:style-name="T421">imm</text:span><text:span text:style-name="T17">é</text:span><text:span text:style-name="T421">diat</text:span><text:span text:style-name="T422"> dans le pass</text:span><text:span text:style-name="T18">é</text:span></text:p>
          </table:table-cell>
          <table:table-cell table:style-name="Таблица12.E10" office:value-type="string">
            <text:p text:style-name="P138">il disait</text:p>
          </table:table-cell>
          <table:table-cell table:style-name="Таблица12.F10" office:value-type="string">
            <text:p text:style-name="P138">qu'il venait de partir</text:p>
          </table:table-cell>
        </table:table-row>
        <table:table-row table:style-name="TableLine94401855069424">
          <table:covered-table-cell/>
          <table:table-cell table:style-name="Таблица12.B13" table:number-rows-spanned="3" office:value-type="string">
            <text:p text:style-name="P134">Conditionnel passé</text:p>
          </table:table-cell>
          <table:table-cell table:style-name="Таблица12.C13" table:number-rows-spanned="3" office:value-type="string">
            <text:p text:style-name="P135">следование</text:p>
          </table:table-cell>
          <table:table-cell table:style-name="Таблица12.D11" office:value-type="string">
            <text:p text:style-name="P138">futur dans le pass<text:span text:style-name="T1">é</text:span></text:p>
          </table:table-cell>
          <table:table-cell table:style-name="Таблица12.E11" office:value-type="string">
            <text:p text:style-name="P138">il aurait dit</text:p>
          </table:table-cell>
          <table:table-cell table:style-name="Таблица12.F11" office:value-type="string">
            <text:p text:style-name="P138">qu'il partirait</text:p>
          </table:table-cell>
        </table:table-row>
        <table:table-row table:style-name="TableLine94401855074016">
          <table:covered-table-cell/>
          <table:covered-table-cell/>
          <table:covered-table-cell/>
          <table:table-cell table:style-name="Таблица12.D12" office:value-type="string">
            <text:p text:style-name="P138">futur <text:span text:style-name="T421">imm</text:span><text:span text:style-name="T17">é</text:span><text:span text:style-name="T421">diat</text:span> dans le pass<text:span text:style-name="T1">é</text:span></text:p>
          </table:table-cell>
          <table:table-cell table:style-name="Таблица12.E12" office:value-type="string">
            <text:p text:style-name="P133"/>
          </table:table-cell>
          <table:table-cell table:style-name="Таблица12.F12" office:value-type="string">
            <text:p text:style-name="P138">qu'il allait partir</text:p>
          </table:table-cell>
        </table:table-row>
        <table:table-row table:style-name="TableLine94401855078608">
          <table:covered-table-cell/>
          <table:covered-table-cell/>
          <table:covered-table-cell/>
          <table:table-cell table:style-name="Таблица12.D13" office:value-type="string">
            <text:p text:style-name="P136">futur ant<text:span text:style-name="T1">é</text:span>rieur<text:span text:style-name="T422"> dans le pass</text:span><text:span text:style-name="T18">é</text:span></text:p>
          </table:table-cell>
          <table:table-cell table:style-name="Таблица12.E13" office:value-type="string">
            <text:p text:style-name="P133"/>
          </table:table-cell>
          <table:table-cell table:style-name="Таблица12.F13" office:value-type="string">
            <text:p text:style-name="P138">qu'il serait parti</text:p>
          </table:table-cell>
        </table:table-row>
      </table:table>
      <text:p text:style-name="P488"/>
      <text:p text:style-name="P778"><text:span text:style-name="T388">Participe pass</text:span><text:span text:style-name="T309">é </text:span><text:span text:style-name="T159">(</text:span><text:span text:style-name="T156">Прошедшее причастие пассивное</text:span><text:span text:style-name="T158">)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 table:style-name="TableLine94401855086448">
          <table:table-cell table:style-name="Таблица13.A1" table:number-columns-spanned="2" office:value-type="string">
            <text:p text:style-name="P34"><text:span text:style-name="ubuntu_5f_mono_5f_9"><text:span text:style-name="T162">- </text:span></text:span><text:span text:style-name="ubuntu_5f_mono_5f_9"><text:span text:style-name="T233">Признак действия:</text:span></text:span><text:span text:style-name="ubuntu_5f_mono_5f_9"><text:span text:style-name="T183"> </text:span></text:span><text:span text:style-name="ubuntu_5f_mono_5f_9"><text:span text:style-name="T162">Что сделанный?</text:span></text:span></text:p>
            <text:p text:style-name="P34"><text:span text:style-name="ubuntu_5f_mono_5f_9"><text:span text:style-name="T162">- Ведет себя как прилагательное: </text:span></text:span></text:p>
            <text:p text:style-name="P34"><text:span text:style-name="ubuntu_5f_mono_5f_9"><text:span text:style-name="T162"><text:s text:c="4"/>- стоит после существительного</text:span></text:span></text:p>
            <text:p text:style-name="P34"><text:span text:style-name="ubuntu_5f_mono_5f_9"><text:span text:style-name="T162"><text:s text:c="4"/>- согласуется с ним в роде и числе.</text:span></text:span></text:p>
          </table:table-cell>
          <table:covered-table-cell/>
          <table:table-cell table:style-name="Таблица13.A1" table:number-columns-spanned="2" office:value-type="string">
            <text:p text:style-name="P34"><text:span text:style-name="ubuntu_5f_mono_5f_9"><text:span text:style-name="T162">Прочитанный</text:span></text:span></text:p>
            <text:p text:style-name="P34"><text:span text:style-name="ubuntu_5f_mono_5f_9"><text:span text:style-name="T162">Просмотренный</text:span></text:span></text:p>
            <text:p text:style-name="P34"><text:span text:style-name="ubuntu_5f_mono_5f_9"><text:span text:style-name="T162">Смятый</text:span></text:span></text:p>
          </table:table-cell>
          <table:covered-table-cell/>
          <table:table-cell table:style-name="Таблица13.E1" office:value-type="string">
            <text:p text:style-name="P14">-<text:span text:style-name="T127">er </text:span><text:span text:style-name="T354">&gt;&gt; -é</text:span></text:p>
            <text:p text:style-name="P14"><text:span text:style-name="T354">-</text:span><text:span text:style-name="T127">ir</text:span><text:span text:style-name="T354"> &gt;&gt; -</text:span><text:span text:style-name="T127">i</text:span></text:p>
          </table:table-cell>
        </table:table-row>
        <table:table-row table:style-name="TableLine94401855165344">
          <table:table-cell table:style-name="Таблица13.A2" office:value-type="string">
            <text:p text:style-name="P141">irriter &gt;&gt; irrit<text:span text:style-name="T36">é</text:span><text:line-break/>(раздраженный)</text:p>
          </table:table-cell>
          <table:table-cell table:style-name="Таблица13.B2" table:number-columns-spanned="2" office:value-type="string">
            <text:p text:style-name="P458"><text:span text:style-name="ubuntu_5f_mono_5f_9"><text:span text:style-name="T162">un garçon irit</text:span></text:span><text:span text:style-name="ubuntu_5f_mono_5f_9"><text:span text:style-name="T224">é</text:span></text:span></text:p>
            <text:p text:style-name="P458"><text:span text:style-name="ubuntu_5f_mono_5f_9"><text:span text:style-name="T162">des garçons irit</text:span></text:span><text:span text:style-name="ubuntu_5f_mono_5f_9"><text:span text:style-name="T224">és</text:span></text:span></text:p>
            <text:p text:style-name="P458"><text:span text:style-name="ubuntu_5f_mono_5f_9"><text:span text:style-name="T162">une fille irit</text:span></text:span><text:span text:style-name="ubuntu_5f_mono_5f_9"><text:span text:style-name="T224">ée</text:span></text:span></text:p>
            <text:p text:style-name="P458"><text:span text:style-name="ubuntu_5f_mono_5f_9"><text:span text:style-name="T162">des filles irit</text:span></text:span><text:span text:style-name="ubuntu_5f_mono_5f_9"><text:span text:style-name="T224">ées</text:span></text:span></text:p>
          </table:table-cell>
          <table:covered-table-cell/>
          <table:table-cell table:style-name="Таблица13.D2" table:number-columns-spanned="2" office:value-type="string">
            <text:p text:style-name="P458"><text:span text:style-name="ubuntu_5f_mono_5f_9"><text:span text:style-name="T162">- некий раздраженный мальчик</text:span></text:span></text:p>
            <text:p text:style-name="P458"><text:span text:style-name="ubuntu_5f_mono_5f_9"><text:span text:style-name="T162"/></text:span></text:p>
            <text:p text:style-name="P458"><text:span text:style-name="ubuntu_5f_mono_5f_9"><text:span text:style-name="T162"/></text:span></text:p>
            <text:p text:style-name="P458"><text:span text:style-name="ubuntu_5f_mono_5f_9"><text:span text:style-name="T162">- некие раздраженные мальчики</text:span></text:span></text:p>
          </table:table-cell>
          <table:covered-table-cell/>
        </table:table-row>
        <table:table-row table:style-name="TableLine94401855167152">
          <table:table-cell table:style-name="Таблица13.A4" office:value-type="string">
            <text:p text:style-name="P142">choisir &gt;&gt; chois<text:span text:style-name="T36">i</text:span><text:line-break/>(выбранный)</text:p>
          </table:table-cell>
          <table:table-cell table:style-name="Таблица13.B3" table:number-columns-spanned="2" office:value-type="string">
            <text:p text:style-name="P458"><text:span text:style-name="ubuntu_5f_mono_5f_9"><text:span text:style-name="T162">le livre chois</text:span></text:span><text:span text:style-name="ubuntu_5f_mono_5f_9"><text:span text:style-name="T224">i</text:span></text:span></text:p>
            <text:p text:style-name="P458"><text:span text:style-name="ubuntu_5f_mono_5f_9"><text:span text:style-name="T162">les livres chois</text:span></text:span><text:span text:style-name="ubuntu_5f_mono_5f_9"><text:span text:style-name="T224">is</text:span></text:span></text:p>
            <text:p text:style-name="P458"><text:span text:style-name="ubuntu_5f_mono_5f_9"><text:span text:style-name="T162">la posibilité chois</text:span></text:span><text:span text:style-name="ubuntu_5f_mono_5f_9"><text:span text:style-name="T224">ie</text:span></text:span></text:p>
            <text:p text:style-name="P458"><text:span text:style-name="ubuntu_5f_mono_5f_9"><text:span text:style-name="T162">le posibilité chois</text:span></text:span><text:span text:style-name="ubuntu_5f_mono_5f_9"><text:span text:style-name="T224">ies</text:span></text:span></text:p>
          </table:table-cell>
          <table:covered-table-cell/>
          <table:table-cell table:style-name="Таблица13.D3" table:number-columns-spanned="2" office:value-type="string">
            <text:p text:style-name="P458"><text:span text:style-name="ubuntu_5f_mono_5f_9"><text:span text:style-name="T162"/></text:span></text:p>
            <text:p text:style-name="P458"><text:span text:style-name="ubuntu_5f_mono_5f_9"><text:span text:style-name="T162"/></text:span></text:p>
            <text:p text:style-name="P458"><text:span text:style-name="ubuntu_5f_mono_5f_9"><text:span text:style-name="T162">- Та самая выбранная возможность</text:span></text:span></text:p>
            <text:p text:style-name="P458"><text:span text:style-name="ubuntu_5f_mono_5f_9"><text:span text:style-name="T162"/></text:span></text:p>
          </table:table-cell>
          <table:covered-table-cell/>
        </table:table-row>
        <table:table-row table:style-name="TableLine94401855169136">
          <table:table-cell table:style-name="Таблица13.A4" office:value-type="string">
            <text:p text:style-name="P143">cass<text:span text:style-name="T36">é</text:span> <text:line-break/>(разбитый)</text:p>
          </table:table-cell>
          <table:table-cell table:style-name="Таблица13.B4" table:number-columns-spanned="2" office:value-type="string">
            <text:p text:style-name="P458"><text:span text:style-name="ubuntu_5f_mono_5f_9"><text:span text:style-name="T162">un verre cass</text:span></text:span><text:span text:style-name="ubuntu_5f_mono_5f_9"><text:span text:style-name="T224">é</text:span></text:span></text:p>
            <text:p text:style-name="P458"><text:span text:style-name="ubuntu_5f_mono_5f_9"><text:span text:style-name="T162">une tasse cass</text:span></text:span><text:span text:style-name="ubuntu_5f_mono_5f_9"><text:span text:style-name="T224">ée</text:span></text:span></text:p>
            <text:p text:style-name="P458"><text:span text:style-name="ubuntu_5f_mono_5f_9"><text:span text:style-name="T162">des plats cass</text:span></text:span><text:span text:style-name="ubuntu_5f_mono_5f_9"><text:span text:style-name="T224">és</text:span></text:span></text:p>
            <text:p text:style-name="P458"><text:span text:style-name="ubuntu_5f_mono_5f_9"><text:span text:style-name="T162">des fenêtres cass</text:span></text:span><text:span text:style-name="ubuntu_5f_mono_5f_9"><text:span text:style-name="T224">ées</text:span></text:span></text:p>
          </table:table-cell>
          <table:covered-table-cell/>
          <table:table-cell table:style-name="Таблица13.D4" table:number-columns-spanned="2" office:value-type="string">
            <text:p text:style-name="P458"><text:span text:style-name="ubuntu_5f_mono_5f_9"><text:span text:style-name="T162">- разбитый стакан</text:span></text:span></text:p>
            <text:p text:style-name="P458"><text:span text:style-name="ubuntu_5f_mono_5f_9"><text:span text:style-name="T162">- разбитая чашка</text:span></text:span></text:p>
            <text:p text:style-name="P458"><text:span text:style-name="ubuntu_5f_mono_5f_9"><text:span text:style-name="T162">- разбитые тарелки</text:span></text:span></text:p>
            <text:p text:style-name="P458"><text:span text:style-name="ubuntu_5f_mono_5f_9"><text:span text:style-name="T162">- разитые окна</text:span></text:span></text:p>
          </table:table-cell>
          <table:covered-table-cell/>
        </table:table-row>
        <table:table-row table:style-name="TableLine94401855170816">
          <table:table-cell table:style-name="Таблица13.A5" office:value-type="string">
            <text:p text:style-name="P142">brun<text:span text:style-name="T36">i</text:span> <text:line-break/>(вороненый, побуревший)</text:p>
          </table:table-cell>
          <table:table-cell table:style-name="Таблица13.B5" table:number-columns-spanned="2" office:value-type="string">
            <text:p text:style-name="P458"><text:span text:style-name="ubuntu_5f_mono_5f_9"><text:span text:style-name="T162">un chêne brun</text:span></text:span><text:span text:style-name="ubuntu_5f_mono_5f_9"><text:span text:style-name="T224">i</text:span></text:span></text:p>
            <text:p text:style-name="P458"><text:span text:style-name="ubuntu_5f_mono_5f_9"><text:span text:style-name="T162">une feuille brun</text:span></text:span><text:span text:style-name="ubuntu_5f_mono_5f_9"><text:span text:style-name="T224">ie</text:span></text:span></text:p>
            <text:p text:style-name="P458"><text:span text:style-name="ubuntu_5f_mono_5f_9"><text:span text:style-name="T162">des tilleuls brun</text:span></text:span><text:span text:style-name="ubuntu_5f_mono_5f_9"><text:span text:style-name="T224">is</text:span></text:span></text:p>
            <text:p text:style-name="P458"><text:span text:style-name="ubuntu_5f_mono_5f_9"><text:span text:style-name="T162">des branches brun</text:span></text:span><text:span text:style-name="ubuntu_5f_mono_5f_9"><text:span text:style-name="T224">ies</text:span></text:span></text:p>
          </table:table-cell>
          <table:covered-table-cell/>
          <table:table-cell table:style-name="Таблица13.D5" table:number-columns-spanned="2" office:value-type="string">
            <text:p text:style-name="P458"><text:span text:style-name="ubuntu_5f_mono_5f_9"><text:span text:style-name="T162">- побуревший дуб</text:span></text:span></text:p>
            <text:p text:style-name="P458"><text:span text:style-name="ubuntu_5f_mono_5f_9"><text:span text:style-name="T162">- побуревший лист</text:span></text:span></text:p>
            <text:p text:style-name="P458"><text:span text:style-name="ubuntu_5f_mono_5f_9"><text:span text:style-name="T162">- побуревшие липы</text:span></text:span></text:p>
            <text:p text:style-name="P458"><text:span text:style-name="ubuntu_5f_mono_5f_9"><text:span text:style-name="T162">- побуревшие ветки</text:span></text:span></text:p>
          </table:table-cell>
          <table:covered-table-cell/>
        </table:table-row>
        <table:table-row table:style-name="TableLine94401855172944">
          <table:table-cell table:style-name="Таблица13.A6" table:number-columns-spanned="5" office:value-type="string">
            <text:p text:style-name="P308">Согласование причастия с прямым дополнением</text:p>
          </table:table-cell>
          <table:covered-table-cell/>
          <table:covered-table-cell/>
          <table:covered-table-cell/>
          <table:covered-table-cell/>
        </table:table-row>
        <table:table-row table:style-name="TableLine94401855174048">
          <table:table-cell table:style-name="Таблица13.A9" table:number-columns-spanned="3" office:value-type="string">
            <text:p text:style-name="ubuntu_5f_mono_5f_8">l'<text:span text:style-name="T36">ami</text:span> que tu as <text:span text:style-name="T36">vu</text:span></text:p>
          </table:table-cell>
          <table:covered-table-cell/>
          <table:covered-table-cell/>
          <table:table-cell table:style-name="Таблица13.D7" table:number-columns-spanned="2" office:value-type="string">
            <text:p text:style-name="ubuntu_5f_mono_5f_8"><text:span text:style-name="T36">Друг</text:span>, которого ты имеешь <text:span text:style-name="T36">увиденным</text:span></text:p>
          </table:table-cell>
          <table:covered-table-cell/>
        </table:table-row>
        <table:table-row table:style-name="TableLine94401855176160">
          <table:table-cell table:style-name="Таблица13.A9" table:number-columns-spanned="3" office:value-type="string">
            <text:p text:style-name="ubuntu_5f_mono_5f_8"><text:span text:style-name="T36">la lettre</text:span> que vous avez <text:span text:style-name="T23">é</text:span><text:span text:style-name="T73">crit</text:span><text:span text:style-name="T36">e</text:span></text:p>
          </table:table-cell>
          <table:covered-table-cell/>
          <table:covered-table-cell/>
          <table:table-cell table:style-name="Таблица13.D8" table:number-columns-spanned="2" office:value-type="string">
            <text:p text:style-name="ubuntu_5f_mono_5f_8"><text:span text:style-name="T36">Письмо</text:span>, которое вы имеете <text:span text:style-name="T36">написанным</text:span></text:p>
          </table:table-cell>
          <table:covered-table-cell/>
        </table:table-row>
        <table:table-row table:style-name="TableLine94401855177504">
          <table:table-cell table:style-name="Таблица13.A9" table:number-columns-spanned="3" office:value-type="string">
            <text:p text:style-name="ubuntu_5f_mono_5f_8"><text:span text:style-name="T36">les tableaux</text:span> qu'il a peint<text:span text:style-name="T36">s</text:span></text:p>
          </table:table-cell>
          <table:covered-table-cell/>
          <table:covered-table-cell/>
          <table:table-cell table:style-name="Таблица13.D9" table:number-columns-spanned="2" office:value-type="string">
            <text:p text:style-name="ubuntu_5f_mono_5f_8"><text:span text:style-name="T36">Картины</text:span>, которые он имеет нарисованн<text:span text:style-name="T36">ыми</text:span></text:p>
          </table:table-cell>
          <table:covered-table-cell/>
        </table:table-row>
        <table:table-row table:style-name="TableLine94401855178768">
          <table:table-cell table:style-name="Таблица13.A10" table:number-columns-spanned="3" office:value-type="string">
            <text:p text:style-name="P730">Пассив </text:p>
          </table:table-cell>
          <table:covered-table-cell/>
          <table:covered-table-cell/>
          <table:table-cell table:style-name="Таблица13.A6" table:number-columns-spanned="2" office:value-type="string">
            <text:p text:style-name="P717">актив - тот, кто</text:p>
            <text:p text:style-name="P717">пассив - тот, кого</text:p>
          </table:table-cell>
          <table:covered-table-cell/>
        </table:table-row>
        <table:table-row table:style-name="TableLine94401855180656">
          <table:table-cell table:style-name="Таблица13.A11" table:number-columns-spanned="3" office:value-type="string">
            <text:p text:style-name="P762"><text:span text:style-name="T1">ê</text:span><text:span text:style-name="T148">tre + причастие прошедшего времени </text:span></text:p>
            <text:p text:style-name="P691">(соглас.в роде и числе)</text:p>
          </table:table-cell>
          <table:covered-table-cell/>
          <table:covered-table-cell/>
          <table:table-cell table:style-name="Таблица13.D11" table:number-columns-spanned="2" office:value-type="string">
            <text:p text:style-name="ubuntu_5f_mono_5f_8"/>
          </table:table-cell>
          <table:covered-table-cell/>
        </table:table-row>
        <table:table-row table:style-name="TableLine94401855182544">
          <table:table-cell table:style-name="Таблица13.A19" table:number-columns-spanned="3" office:value-type="string">
            <text:p text:style-name="P761"><text:span text:style-name="T1">ê</text:span><text:span text:style-name="T148">tre</text:span><text:span text:style-name="T263"> fait </text:span></text:p>
          </table:table-cell>
          <table:covered-table-cell/>
          <table:covered-table-cell/>
          <table:table-cell table:style-name="Таблица13.D19" table:number-columns-spanned="2" office:value-type="string">
            <text:p text:style-name="P692">быть сделанным (кем-то)</text:p>
          </table:table-cell>
          <table:covered-table-cell/>
        </table:table-row>
        <table:table-row table:style-name="TableLine94401855184432">
          <table:table-cell table:style-name="Таблица13.A19" table:number-columns-spanned="3" office:value-type="string">
            <text:p text:style-name="P761"><text:span text:style-name="T1">ê</text:span><text:span text:style-name="T148">tre</text:span><text:span text:style-name="T263"> </text:span><text:span text:style-name="T22">é</text:span><text:span text:style-name="T263">crit</text:span></text:p>
          </table:table-cell>
          <table:covered-table-cell/>
          <table:covered-table-cell/>
          <table:table-cell table:style-name="Таблица13.D19" table:number-columns-spanned="2" office:value-type="string">
            <text:p text:style-name="P692">быть написанным кем-то</text:p>
          </table:table-cell>
          <table:covered-table-cell/>
        </table:table-row>
        <table:table-row table:style-name="TableLine94401855185232">
          <table:table-cell table:style-name="Таблица13.A19" table:number-columns-spanned="3" office:value-type="string">
            <text:p text:style-name="P763"><text:span text:style-name="T148">elle est <text:s/></text:span><text:span text:style-name="T1">é</text:span><text:span text:style-name="T148">crite</text:span></text:p>
          </table:table-cell>
          <table:covered-table-cell/>
          <table:covered-table-cell/>
          <table:table-cell table:style-name="Таблица13.D19" table:number-columns-spanned="2" office:value-type="string">
            <text:p text:style-name="P763">она является написанной</text:p>
          </table:table-cell>
          <table:covered-table-cell/>
        </table:table-row>
        <table:table-row table:style-name="TableLine94401855186032">
          <table:table-cell table:style-name="Таблица13.A19" table:number-columns-spanned="3" office:value-type="string">
            <text:p text:style-name="P764"><text:span text:style-name="T148">elle </text:span><text:span text:style-name="T1">é</text:span><text:span text:style-name="T148">tait <text:s/></text:span><text:span text:style-name="T1">é</text:span><text:span text:style-name="T148">crite</text:span></text:p>
          </table:table-cell>
          <table:covered-table-cell/>
          <table:covered-table-cell/>
          <table:table-cell table:style-name="Таблица13.D19" table:number-columns-spanned="2" office:value-type="string">
            <text:p text:style-name="P764">она была написанной</text:p>
          </table:table-cell>
          <table:covered-table-cell/>
        </table:table-row>
        <table:table-row table:style-name="TableLine94401855186832">
          <table:table-cell table:style-name="Таблица13.A19" table:number-columns-spanned="3" office:value-type="string">
            <text:p text:style-name="P764"><text:span text:style-name="T148">elle sera <text:s/></text:span><text:span text:style-name="T1">é</text:span><text:span text:style-name="T148">crite</text:span></text:p>
          </table:table-cell>
          <table:covered-table-cell/>
          <table:covered-table-cell/>
          <table:table-cell table:style-name="Таблица13.D19" table:number-columns-spanned="2" office:value-type="string">
            <text:p text:style-name="P764">она будет написанной</text:p>
          </table:table-cell>
          <table:covered-table-cell/>
        </table:table-row>
        <table:table-row table:style-name="TableLine94401855187632">
          <table:table-cell table:style-name="Таблица13.A19" table:number-columns-spanned="3" office:value-type="string">
            <text:p text:style-name="P764"><text:span text:style-name="T148">elle a </text:span><text:span text:style-name="T1">é</text:span><text:span text:style-name="T148">t</text:span><text:span text:style-name="T1">é</text:span><text:span text:style-name="T148"> <text:s/></text:span><text:span text:style-name="T1">é</text:span><text:span text:style-name="T148">crite</text:span></text:p>
          </table:table-cell>
          <table:covered-table-cell/>
          <table:covered-table-cell/>
          <table:table-cell table:style-name="Таблица13.D19" table:number-columns-spanned="2" office:value-type="string">
            <text:p text:style-name="P764">она была написана (и закончена)</text:p>
          </table:table-cell>
          <table:covered-table-cell/>
        </table:table-row>
        <table:table-row table:style-name="TableLine94401855188432">
          <table:table-cell table:style-name="Таблица13.A19" table:number-columns-spanned="3" office:value-type="string">
            <text:p text:style-name="P764"><text:span text:style-name="T148">qu'elle soit <text:s/></text:span><text:span text:style-name="T1">é</text:span><text:span text:style-name="T148">crite</text:span></text:p>
          </table:table-cell>
          <table:covered-table-cell/>
          <table:covered-table-cell/>
          <table:table-cell table:style-name="Таблица13.D19" table:number-columns-spanned="2" office:value-type="string">
            <text:p text:style-name="P764">дабы она была написана</text:p>
          </table:table-cell>
          <table:covered-table-cell/>
        </table:table-row>
        <table:table-row table:style-name="TableLine94401855189232">
          <table:table-cell table:style-name="Таблица13.A19" table:number-columns-spanned="3" office:value-type="string">
            <text:p text:style-name="P763"><text:span text:style-name="T148">sois <text:s/></text:span><text:span text:style-name="T1">é</text:span><text:span text:style-name="T148">crite!</text:span></text:p>
          </table:table-cell>
          <table:covered-table-cell/>
          <table:covered-table-cell/>
          <table:table-cell table:style-name="Таблица13.D19" table:number-columns-spanned="2" office:value-type="string">
            <text:p text:style-name="P764">будь написана!</text:p>
          </table:table-cell>
          <table:covered-table-cell/>
        </table:table-row>
        <table:table-row table:style-name="TableLine94401855190032">
          <table:table-cell table:style-name="Таблица13.A20" table:number-columns-spanned="5" office:value-type="string">
            <text:p text:style-name="P763">le chat es mort - не пассив! нельзя сказать "кот умерший кем-то"</text:p>
          </table:table-cell>
          <table:covered-table-cell/>
          <table:covered-table-cell/>
          <table:covered-table-cell/>
          <table:covered-table-cell/>
        </table:table-row>
      </table:table>
      <text:p text:style-name="P511"/>
      <text:p text:style-name="P2"/>
      <text:p text:style-name="head_5f_11_5f_ubuntu"><text:span text:style-name="T264">Participe pr</text:span><text:span text:style-name="T265">ésent </text:span><text:span text:style-name="T159">(</text:span><text:span text:style-name="T156">Причастие настоящего (активное)</text:span><text:span text:style-name="T158">)</text:span></text:p>
      <table:table table:name="Таблица18" table:style-name="Таблица18">
        <table:table-column table:style-name="Таблица18.A" table:number-columns-repeated="3"/>
        <table:table-row table:style-name="TableLine94401855194880">
          <table:table-cell table:style-name="Таблица18.A1" office:value-type="string">
            <text:p text:style-name="P280">основа 1 мн.н.в. + ant</text:p>
          </table:table-cell>
          <table:table-cell table:style-name="Таблица18.A1" office:value-type="string">
            <text:p text:style-name="P141"/>
          </table:table-cell>
          <table:table-cell table:style-name="Таблица18.C1" office:value-type="string">
            <text:p text:style-name="P141"/>
          </table:table-cell>
        </table:table-row>
        <table:table-row table:style-name="TableLine94401855207312">
          <table:table-cell table:style-name="Таблица18.B8" office:value-type="string">
            <text:p text:style-name="P144">ns parlons</text:p>
          </table:table-cell>
          <table:table-cell table:style-name="Таблица18.B8" office:value-type="string">
            <text:p text:style-name="P144">parlant</text:p>
          </table:table-cell>
          <table:table-cell table:style-name="Таблица18.C8" office:value-type="string">
            <text:p text:style-name="P144">говорящий</text:p>
          </table:table-cell>
        </table:table-row>
        <table:table-row table:style-name="TableLine94401855208768">
          <table:table-cell table:style-name="Таблица18.B8" office:value-type="string">
            <text:p text:style-name="P144">ns choisissons</text:p>
          </table:table-cell>
          <table:table-cell table:style-name="Таблица18.B8" office:value-type="string">
            <text:p text:style-name="P144">choisissant</text:p>
          </table:table-cell>
          <table:table-cell table:style-name="Таблица18.C8" office:value-type="string">
            <text:p text:style-name="P144">выбирающий</text:p>
          </table:table-cell>
        </table:table-row>
        <table:table-row table:style-name="TableLine94401855209568">
          <table:table-cell table:style-name="Таблица18.B8" office:value-type="string">
            <text:p text:style-name="P144">ns faisons</text:p>
          </table:table-cell>
          <table:table-cell table:style-name="Таблица18.B8" office:value-type="string">
            <text:p text:style-name="P144">faisant</text:p>
          </table:table-cell>
          <table:table-cell table:style-name="Таблица18.C8" office:value-type="string">
            <text:p text:style-name="P144">делающий</text:p>
          </table:table-cell>
        </table:table-row>
        <table:table-row table:style-name="TableLine94401855210416">
          <table:table-cell table:style-name="Таблица18.A5" office:value-type="string">
            <text:p text:style-name="P280">Исключения</text:p>
          </table:table-cell>
          <table:table-cell table:style-name="Таблица18.A5" office:value-type="string">
            <text:p text:style-name="P141"/>
          </table:table-cell>
          <table:table-cell table:style-name="Таблица18.C5" office:value-type="string">
            <text:p text:style-name="P141"/>
          </table:table-cell>
        </table:table-row>
        <table:table-row table:style-name="TableLine94401855211920">
          <table:table-cell table:style-name="Таблица18.B8" office:value-type="string">
            <text:p text:style-name="P144">être</text:p>
          </table:table-cell>
          <table:table-cell table:style-name="Таблица18.B8" office:value-type="string">
            <text:p text:style-name="P144">étant</text:p>
          </table:table-cell>
          <table:table-cell table:style-name="Таблица18.C8" office:value-type="string">
            <text:p text:style-name="P145">являющийся, будучи</text:p>
          </table:table-cell>
        </table:table-row>
        <table:table-row table:style-name="TableLine94401855212672">
          <table:table-cell table:style-name="Таблица18.B8" office:value-type="string">
            <text:p text:style-name="P144">avoir</text:p>
          </table:table-cell>
          <table:table-cell table:style-name="Таблица18.B8" office:value-type="string">
            <text:p text:style-name="P144">ayant</text:p>
          </table:table-cell>
          <table:table-cell table:style-name="Таблица18.C8" office:value-type="string">
            <text:p text:style-name="P145">имеющий, имея</text:p>
          </table:table-cell>
        </table:table-row>
        <table:table-row table:style-name="TableLine94401855213472">
          <table:table-cell table:style-name="Таблица18.B8" office:value-type="string">
            <text:p text:style-name="P144">savoir</text:p>
          </table:table-cell>
          <table:table-cell table:style-name="Таблица18.B8" office:value-type="string">
            <text:p text:style-name="P144">sachant</text:p>
          </table:table-cell>
          <table:table-cell table:style-name="Таблица18.C8" office:value-type="string">
            <text:p text:style-name="P145">знающий, зная</text:p>
          </table:table-cell>
        </table:table-row>
      </table:table>
      <text:p text:style-name="P782"/>
      <text:p text:style-name="head_5f_11_5f_ubuntu"><text:span text:style-name="T253">gérondif</text:span><text:span text:style-name="T254"> </text:span><text:span text:style-name="T255">présent</text:span><text:span text:style-name="T256"> </text:span><text:span text:style-name="T157">(</text:span><text:span text:style-name="T156">Деепричастие настоящего</text:span><text:span text:style-name="T157">)</text:span></text:p>
      <table:table table:name="Таблица70" table:style-name="Таблица70">
        <table:table-column table:style-name="Таблица70.A" table:number-columns-repeated="3"/>
        <table:table-row table:style-name="TableLine94401855126672">
          <table:table-cell table:style-name="Таблица70.A1" office:value-type="string">
            <text:p text:style-name="P282">en + P.Présent</text:p>
          </table:table-cell>
          <table:table-cell table:style-name="Таблица70.A1" office:value-type="string">
            <text:p text:style-name="P145">en parlant</text:p>
            <text:p text:style-name="P145">en choisissant</text:p>
            <text:p text:style-name="P145">en faisant</text:p>
          </table:table-cell>
          <table:table-cell table:style-name="Таблица70.C1" office:value-type="string">
            <text:p text:style-name="P145">разговаривая</text:p>
            <text:p text:style-name="P145">выбирая</text:p>
            <text:p text:style-name="P145">делая</text:p>
          </table:table-cell>
        </table:table-row>
      </table:table>
      <text:p text:style-name="P783"/>
      <text:p text:style-name="head_5f_11_5f_ubuntu"><text:span text:style-name="T256">gérondif</text:span><text:span text:style-name="T254"> </text:span><text:span text:style-name="T255">p</text:span><text:span text:style-name="T257">ass</text:span><text:span text:style-name="T255">é</text:span><text:span text:style-name="T157"> (</text:span><text:span text:style-name="T156">Деепричастие прошедшего</text:span><text:span text:style-name="T157">)</text:span></text:p>
      <table:table table:name="Таблица71" table:style-name="Таблица71">
        <table:table-column table:style-name="Таблица71.A" table:number-columns-repeated="3"/>
        <table:table-row table:style-name="TableLine94401855223616">
          <table:table-cell table:style-name="Таблица71.A1" office:value-type="string">
            <text:p text:style-name="P282">ayant + P.Passé</text:p>
          </table:table-cell>
          <table:table-cell table:style-name="Таблица71.A1" office:value-type="string">
            <text:p text:style-name="P145">ayant parl<text:span text:style-name="T424">é</text:span></text:p>
            <text:p text:style-name="P145">ayant choisi</text:p>
            <text:p text:style-name="P141"><text:span text:style-name="T389">ayant fai</text:span><text:span text:style-name="T424">t</text:span></text:p>
          </table:table-cell>
          <table:table-cell table:style-name="Таблица71.C1" office:value-type="string">
            <text:p text:style-name="P146">поговорив</text:p>
            <text:p text:style-name="P146">выбрав</text:p>
            <text:p text:style-name="P146">сделав</text:p>
          </table:table-cell>
        </table:table-row>
      </table:table>
      <text:p text:style-name="P458"/>
      <text:p text:style-name="head_5f_11_5f_ubuntu">Infinitif прошедшего</text:p>
      <table:table table:name="Таблица80" table:style-name="Таблица80">
        <table:table-column table:style-name="Таблица80.A"/>
        <table:table-column table:style-name="Таблица80.B"/>
        <table:table-column table:style-name="Таблица80.C"/>
        <table:table-column table:style-name="Таблица80.D"/>
        <table:table-row table:style-name="TableLine94401855229296">
          <table:table-cell table:style-name="Таблица80.A1" office:value-type="string">
            <text:p text:style-name="P733">avoir fait</text:p>
          </table:table-cell>
          <table:table-cell table:style-name="Таблица80.A1" office:value-type="string">
            <text:p text:style-name="P768">иметь сделанным</text:p>
          </table:table-cell>
          <table:table-cell table:style-name="Таблица80.A1" office:value-type="string">
            <text:p text:style-name="P281">être<text:span text:style-name="T484"> venu</text:span></text:p>
          </table:table-cell>
          <table:table-cell table:style-name="Таблица80.D1" office:value-type="string">
            <text:p text:style-name="P768">быть пришедшим</text:p>
          </table:table-cell>
        </table:table-row>
        <table:table-row table:style-name="TableLine94401855265152">
          <table:table-cell table:style-name="Таблица80.A10" office:value-type="string">
            <text:p text:style-name="P734">tu as fait</text:p>
          </table:table-cell>
          <table:table-cell table:style-name="Таблица80.B2" office:value-type="string">
            <text:p text:style-name="P769">ты имеешь сделанным</text:p>
          </table:table-cell>
          <table:table-cell table:style-name="Таблица80.C10" office:value-type="string">
            <text:p text:style-name="P734">elles sont venues</text:p>
          </table:table-cell>
          <table:table-cell table:style-name="Таблица80.D2" office:value-type="string">
            <text:p text:style-name="P769">они являются пришедшими</text:p>
          </table:table-cell>
        </table:table-row>
        <table:table-row table:style-name="TableLine94401855267424">
          <table:table-cell table:style-name="Таблица80.A10" office:value-type="string">
            <text:p text:style-name="P734">tu avais fait</text:p>
          </table:table-cell>
          <table:table-cell table:style-name="Таблица80.B3" office:value-type="string">
            <text:p text:style-name="P769">ты имел сделанным</text:p>
          </table:table-cell>
          <table:table-cell table:style-name="Таблица80.C10" office:value-type="string">
            <text:p text:style-name="P734">elles <text:span text:style-name="T1">é</text:span><text:span text:style-name="T148">taient</text:span> venues</text:p>
          </table:table-cell>
          <table:table-cell table:style-name="Таблица80.D3" office:value-type="string">
            <text:p text:style-name="P769">они являлись пришедшими</text:p>
          </table:table-cell>
        </table:table-row>
        <table:table-row table:style-name="TableLine94401855269040">
          <table:table-cell table:style-name="Таблица80.A10" office:value-type="string">
            <text:p text:style-name="P734">tu auras fait</text:p>
          </table:table-cell>
          <table:table-cell table:style-name="Таблица80.B4" office:value-type="string">
            <text:p text:style-name="P769">ты будешь иметь сделанным</text:p>
          </table:table-cell>
          <table:table-cell table:style-name="Таблица80.C10" office:value-type="string">
            <text:p text:style-name="P734">elles seront venues</text:p>
          </table:table-cell>
          <table:table-cell table:style-name="Таблица80.D4" office:value-type="string">
            <text:p text:style-name="P769">они будут являться пришедшими</text:p>
          </table:table-cell>
        </table:table-row>
        <table:table-row table:style-name="TableLine94401855270912">
          <table:table-cell table:style-name="Таблица80.A10" office:value-type="string">
            <text:p text:style-name="P734">tu aurais fait</text:p>
          </table:table-cell>
          <table:table-cell table:style-name="Таблица80.B5" office:value-type="string">
            <text:p text:style-name="P769">ты бы имел это сделанным</text:p>
          </table:table-cell>
          <table:table-cell table:style-name="Таблица80.C10" office:value-type="string">
            <text:p text:style-name="P734">elles seraient venues</text:p>
          </table:table-cell>
          <table:table-cell table:style-name="Таблица80.D5" office:value-type="string">
            <text:p text:style-name="P769">они бы являлись пришедшими</text:p>
            <text:p text:style-name="P769">(они пришли бы до другого действия)</text:p>
          </table:table-cell>
        </table:table-row>
        <table:table-row table:style-name="TableLine94401855273168">
          <table:table-cell table:style-name="Таблица80.A10" office:value-type="string">
            <text:p text:style-name="P734">que tu aies fait</text:p>
          </table:table-cell>
          <table:table-cell table:style-name="Таблица80.B6" office:value-type="string">
            <text:p text:style-name="P769">дабы ты имел это сделанным</text:p>
          </table:table-cell>
          <table:table-cell table:style-name="Таблица80.C10" office:value-type="string">
            <text:p text:style-name="P734">elles soient venues</text:p>
          </table:table-cell>
          <table:table-cell table:style-name="Таблица80.D6" office:value-type="string">
            <text:p text:style-name="P769">дабы они явились пришедшими</text:p>
          </table:table-cell>
        </table:table-row>
        <table:table-row table:style-name="TableLine94401855275168">
          <table:table-cell table:style-name="Таблица80.A10" office:value-type="string">
            <text:p text:style-name="P734">aie fait!</text:p>
          </table:table-cell>
          <table:table-cell table:style-name="Таблица80.B7" office:value-type="string">
            <text:p text:style-name="P769">Имей уже это сделанным!</text:p>
            <text:p text:style-name="P769">(императиф нетерпения)</text:p>
          </table:table-cell>
          <table:table-cell table:style-name="Таблица80.C10" office:value-type="string">
            <text:p text:style-name="P734">sois venue!</text:p>
          </table:table-cell>
          <table:table-cell table:style-name="Таблица80.D7" office:value-type="string">
            <text:p text:style-name="P769">Будь уже пришедшей!</text:p>
          </table:table-cell>
        </table:table-row>
        <table:table-row table:style-name="TableLine94401855277328">
          <table:table-cell table:style-name="Таблица80.A8" office:value-type="string">
            <text:p text:style-name="P734">Наиболее часто:</text:p>
          </table:table-cell>
          <table:table-cell table:style-name="Таблица80.A8" office:value-type="string">
            <text:p text:style-name="ubuntu_5f_mono_5f_8"/>
          </table:table-cell>
          <table:table-cell table:style-name="Таблица80.A8" office:value-type="string">
            <text:p text:style-name="P718"/>
          </table:table-cell>
          <table:table-cell table:style-name="Таблица80.D8" office:value-type="string">
            <text:p text:style-name="ubuntu_5f_mono_5f_8"/>
          </table:table-cell>
        </table:table-row>
        <table:table-row table:style-name="TableLine94401855280576">
          <table:table-cell table:style-name="Таблица80.A10" office:value-type="string">
            <text:p text:style-name="P734">Nous avions fait</text:p>
          </table:table-cell>
          <table:table-cell table:style-name="Таблица80.B9" office:value-type="string">
            <text:p text:style-name="P769">мы имели сделанным</text:p>
          </table:table-cell>
          <table:table-cell table:style-name="Таблица80.C10" office:value-type="string">
            <text:p text:style-name="P743">(до другого действия в прошлом)</text:p>
          </table:table-cell>
          <table:table-cell table:style-name="Таблица80.D9" office:value-type="string">
            <text:p text:style-name="P769">предпрошедшее</text:p>
          </table:table-cell>
        </table:table-row>
        <table:table-row table:style-name="TableLine94401855282656">
          <table:table-cell table:style-name="Таблица80.A10" office:value-type="string">
            <text:p text:style-name="P734">nous aurons fait</text:p>
          </table:table-cell>
          <table:table-cell table:style-name="Таблица80.B10" office:value-type="string">
            <text:p text:style-name="P769">мы будем иметь сделанным</text:p>
          </table:table-cell>
          <table:table-cell table:style-name="Таблица80.C10" office:value-type="string">
            <text:p text:style-name="P743">(до другого действия в будущем)</text:p>
          </table:table-cell>
          <table:table-cell table:style-name="Таблица80.D10" office:value-type="string">
            <text:p text:style-name="P769">предбудущее</text:p>
          </table:table-cell>
        </table:table-row>
        <table:table-row table:style-name="TableLine94401855284816">
          <table:table-cell table:style-name="Таблица80.A11" office:value-type="string">
            <text:p text:style-name="P734">nous aurions fait</text:p>
          </table:table-cell>
          <table:table-cell table:style-name="Таблица80.B11" office:value-type="string">
            <text:p text:style-name="P769">мы бы имели это сделанным</text:p>
          </table:table-cell>
          <table:table-cell table:style-name="Таблица80.C11" office:value-type="string">
            <text:p text:style-name="P743">(уже завершенным)</text:p>
          </table:table-cell>
          <table:table-cell table:style-name="Таблица80.D11" office:value-type="string">
            <text:p text:style-name="P769">условное завершенное</text:p>
          </table:table-cell>
        </table:table-row>
      </table:table>
      <text:p text:style-name="P458"/>
      <text:p text:style-name="P458"/>
      <text:h text:style-name="P792" text:outline-level="6"><text:span text:style-name="T313">Глаголы. </text:span><text:span text:style-name="T311">Pass</text:span><text:span text:style-name="T310">é composé </text:span></text:h>
      <text:p text:style-name="P384"><text:span text:style-name="T29">(</text:span><text:span text:style-name="T27">Прошедшее завершенное</text:span><text:span text:style-name="T28">)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B"/>
        <table:table-column table:style-name="Таблица6.F"/>
        <table:table-row table:style-name="TableLine94401855247840">
          <table:table-cell table:style-name="Таблица6.A1" office:value-type="string">
            <text:p text:style-name="P147"><text:span text:style-name="T36">avoir в </text:span><text:span text:style-name="T48">présent</text:span><text:span text:style-name="T36"> + несогласуемое причастие</text:span></text:p>
          </table:table-cell>
          <table:table-cell table:style-name="Таблица6.B1" table:number-columns-spanned="5" office:value-type="string">
            <text:p text:style-name="P147"><text:span text:style-name="T36">être в </text:span><text:span text:style-name="T48">présent</text:span><text:span text:style-name="T36"> + согласуемое причастие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401855382768">
          <table:table-cell table:style-name="Таблица6.A2" office:value-type="string">
            <text:p text:style-name="P29">Все переходные и большинство непереходных глаголов</text:p>
          </table:table-cell>
          <table:table-cell table:style-name="Таблица6.B2" table:number-columns-spanned="5" office:value-type="string">
            <text:p text:style-name="P147">- глаголы движения</text:p>
            <text:p text:style-name="P147">- глаголы изменяющегося состояния</text:p>
            <text:p text:style-name="P147">- возвратные глаголы</text:p>
          </table:table-cell>
          <table:covered-table-cell/>
          <table:covered-table-cell/>
          <table:covered-table-cell/>
          <table:covered-table-cell/>
        </table:table-row>
        <table:table-row table:style-name="TableLine94401855383968">
          <table:table-cell table:style-name="Таблица6.A3" office:value-type="string">
            <text:p text:style-name="P29"/>
          </table:table-cell>
          <table:table-cell table:style-name="Таблица6.E3" office:value-type="string">
            <text:p text:style-name="P31">aller</text:p>
            <text:p text:style-name="P31">arriver</text:p>
            <text:p text:style-name="P31">entrer</text:p>
            <text:p text:style-name="P31">décéder</text:p>
          </table:table-cell>
          <table:table-cell table:style-name="Таблица6.E3" table:number-columns-spanned="2" office:value-type="string">
            <text:p text:style-name="P32">descendre</text:p>
            <text:p text:style-name="P32">devenir</text:p>
            <text:p text:style-name="P31">intervenir</text:p>
            <text:p text:style-name="P31">monter</text:p>
          </table:table-cell>
          <table:covered-table-cell/>
          <table:table-cell table:style-name="Таблица6.E3" office:value-type="string">
            <text:p text:style-name="P31">mourir</text:p>
            <text:p text:style-name="P31">naître</text:p>
            <text:p text:style-name="P31">rentrer</text:p>
            <text:p text:style-name="P31">rester</text:p>
          </table:table-cell>
          <table:table-cell table:style-name="Таблица6.F3" office:value-type="string">
            <text:p text:style-name="P31">parvenir</text:p>
            <text:p text:style-name="P31">partir</text:p>
            <text:p text:style-name="P31">tomber</text:p>
            <text:p text:style-name="P31">venir</text:p>
          </table:table-cell>
        </table:table-row>
        <table:table-row table:style-name="TableLine94401855386128">
          <table:table-cell table:style-name="Таблица6.A4" office:value-type="string">
            <text:p text:style-name="P29"><text:span text:style-name="T49">monter, descendre, sortir, rentrer</text:span><text:span text:style-name="T425">, <text:s/>как переходные:</text:span></text:p>
            <text:p text:style-name="P30">il a monté l'escalier</text:p>
            <text:p text:style-name="P30">il a descendu la rue</text:p>
            <text:p text:style-name="P30">il a sorti son mouchoir</text:p>
            <text:p text:style-name="P30">il a rentré sa voiture au garage</text:p>
          </table:table-cell>
          <table:table-cell table:style-name="Таблица6.B4" table:number-columns-spanned="5" office:value-type="string">
            <text:p text:style-name="P30">il est monté au sixiéme</text:p>
            <text:p text:style-name="P30">il est descendu en cave</text:p>
            <text:p text:style-name="P30">il est sorti le premier</text:p>
            <text:p text:style-name="P30">il est rentré tard</text:p>
          </table:table-cell>
          <table:covered-table-cell/>
          <table:covered-table-cell/>
          <table:covered-table-cell/>
          <table:covered-table-cell/>
        </table:table-row>
        <table:table-row table:style-name="TableLine94401855387728">
          <table:table-cell table:style-name="Таблица6.A5" office:value-type="string">
            <text:p text:style-name="P365">не согласуется</text:p>
          </table:table-cell>
          <table:table-cell table:style-name="Таблица6.A5" table:number-columns-spanned="2" office:value-type="string">
            <text:p text:style-name="P365">мужской род</text:p>
          </table:table-cell>
          <table:covered-table-cell/>
          <table:table-cell table:style-name="Таблица6.D5" table:number-columns-spanned="3" office:value-type="string">
            <text:p text:style-name="P365">женский род</text:p>
          </table:table-cell>
          <table:covered-table-cell/>
          <table:covered-table-cell/>
        </table:table-row>
        <table:table-row table:style-name="TableLine94401855390336">
          <table:table-cell table:style-name="Таблица6.A6" office:value-type="string">
            <text:p text:style-name="P237">construire</text:p>
          </table:table-cell>
          <table:table-cell table:style-name="Таблица6.B6" table:number-columns-spanned="5" office:value-type="string">
            <text:p text:style-name="P342">venir (приходить)</text:p>
          </table:table-cell>
          <table:covered-table-cell/>
          <table:covered-table-cell/>
          <table:covered-table-cell/>
          <table:covered-table-cell/>
        </table:table-row>
        <table:table-row table:style-name="TableLine94401855392224">
          <table:table-cell table:style-name="Таблица6.A7" office:value-type="string">
            <text:p text:style-name="P497"><text:span text:style-name="ubuntu_5f_mono_5f_9"><text:span text:style-name="T162">j'ai construit</text:span></text:span></text:p>
            <text:p text:style-name="P386"><text:span text:style-name="ubuntu_5f_mono_5f_9"><text:span text:style-name="T162">tu as construit</text:span></text:span></text:p>
            <text:p text:style-name="P386"><text:span text:style-name="ubuntu_5f_mono_5f_9"><text:span text:style-name="T162">il (elle) a construit</text:span></text:span></text:p>
            <text:p text:style-name="P386"><text:span text:style-name="ubuntu_5f_mono_5f_9"><text:span text:style-name="T162">ns avons construit</text:span></text:span></text:p>
            <text:p text:style-name="P386"><text:span text:style-name="ubuntu_5f_mono_5f_9"><text:span text:style-name="T162">vs avez construit</text:span></text:span></text:p>
            <text:p text:style-name="P386"><text:span text:style-name="ubuntu_5f_mono_5f_9"><text:span text:style-name="T162">ils ont construit</text:span></text:span></text:p>
          </table:table-cell>
          <table:table-cell table:style-name="Таблица6.B10" table:number-columns-spanned="2" office:value-type="string">
            <text:p text:style-name="P386"><text:span text:style-name="ubuntu_5f_mono_5f_9"><text:span text:style-name="T162">je suis venu</text:span></text:span></text:p>
            <text:p text:style-name="P386"><text:span text:style-name="ubuntu_5f_mono_5f_9"><text:span text:style-name="T162">tu es venu</text:span></text:span></text:p>
            <text:p text:style-name="P386"><text:span text:style-name="ubuntu_5f_mono_5f_9"><text:span text:style-name="T162">il est venu</text:span></text:span></text:p>
            <text:p text:style-name="P386"><text:span text:style-name="ubuntu_5f_mono_5f_9"><text:span text:style-name="T162">ns sommes venus</text:span></text:span></text:p>
            <text:p text:style-name="P386"><text:span text:style-name="ubuntu_5f_mono_5f_9"><text:span text:style-name="T162">vs êtes venus</text:span></text:span></text:p>
            <text:p text:style-name="P386"><text:span text:style-name="ubuntu_5f_mono_5f_9"><text:span text:style-name="T162">ils sont venus</text:span></text:span></text:p>
          </table:table-cell>
          <table:covered-table-cell/>
          <table:table-cell table:style-name="Таблица6.D7" table:number-columns-spanned="3" office:value-type="string">
            <text:p text:style-name="P386"><text:span text:style-name="ubuntu_5f_mono_5f_9"><text:span text:style-name="T162">je suis venue</text:span></text:span></text:p>
            <text:p text:style-name="P386"><text:span text:style-name="ubuntu_5f_mono_5f_9"><text:span text:style-name="T162">tu es venue</text:span></text:span></text:p>
            <text:p text:style-name="P386"><text:span text:style-name="ubuntu_5f_mono_5f_9"><text:span text:style-name="T162">il est venue</text:span></text:span></text:p>
            <text:p text:style-name="P386"><text:span text:style-name="ubuntu_5f_mono_5f_9"><text:span text:style-name="T162">ns sommes venues</text:span></text:span></text:p>
            <text:p text:style-name="P386"><text:span text:style-name="ubuntu_5f_mono_5f_9"><text:span text:style-name="T162">vs êtes venues</text:span></text:span></text:p>
            <text:p text:style-name="P386"><text:span text:style-name="ubuntu_5f_mono_5f_9"><text:span text:style-name="T162">ils sont venues</text:span></text:span></text:p>
          </table:table-cell>
          <table:covered-table-cell/>
          <table:covered-table-cell/>
        </table:table-row>
        <table:table-row table:style-name="TableLine94401855394656">
          <table:table-cell table:style-name="Таблица6.A8" office:value-type="string">
            <text:p text:style-name="ubuntu_5f_mono_5f_9"><text:span text:style-name="ubuntu_5f_mono_5f_9"><text:span text:style-name="T220">я имею что-то построенным</text:span></text:span></text:p>
          </table:table-cell>
          <table:table-cell table:style-name="Таблица6.B10" table:number-columns-spanned="2" office:value-type="string">
            <text:p text:style-name="ubuntu_5f_mono_5f_9"><text:span text:style-name="ubuntu_5f_mono_5f_9"><text:span text:style-name="T220">я являюсь пришедшим</text:span></text:span></text:p>
          </table:table-cell>
          <table:covered-table-cell/>
          <table:table-cell table:style-name="Таблица6.D8" table:number-columns-spanned="3" office:value-type="string">
            <text:p text:style-name="ubuntu_5f_mono_5f_9"><text:span text:style-name="ubuntu_5f_mono_5f_9"><text:span text:style-name="T220">я являюсь пришедшей</text:span></text:span></text:p>
          </table:table-cell>
          <table:covered-table-cell/>
          <table:covered-table-cell/>
        </table:table-row>
        <table:table-row table:style-name="TableLine94401855396704">
          <table:table-cell table:style-name="Таблица6.A6" office:value-type="string">
            <text:p text:style-name="P237">t<text:span text:style-name="T270">r</text:span>availler - работать</text:p>
          </table:table-cell>
          <table:table-cell table:style-name="Таблица6.B6" table:number-columns-spanned="5" office:value-type="string">
            <text:p text:style-name="P72"><text:span text:style-name="T50">de</text:span><text:span text:style-name="T51">venir</text:span><text:span text:style-name="T52"> - </text:span><text:span text:style-name="T50">становиться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401855397472">
          <table:table-cell table:style-name="Таблица6.A10" office:value-type="string">
            <text:p text:style-name="ubuntu_5f_mono_5f_9"><text:span text:style-name="ubuntu_5f_mono_5f_9"><text:span text:style-name="T245">j'ai travaillé</text:span></text:span></text:p>
            <text:p text:style-name="ubuntu_5f_mono_5f_9"><text:span text:style-name="ubuntu_5f_mono_5f_9"><text:span text:style-name="T245">tu as travaillé</text:span></text:span></text:p>
            <text:p text:style-name="ubuntu_5f_mono_5f_9"><text:span text:style-name="ubuntu_5f_mono_5f_9"><text:span text:style-name="T245">il (elle) a travaillé</text:span></text:span></text:p>
            <text:p text:style-name="ubuntu_5f_mono_5f_9"><text:span text:style-name="ubuntu_5f_mono_5f_9"><text:span text:style-name="T245">ns avons travaillé</text:span></text:span></text:p>
            <text:p text:style-name="ubuntu_5f_mono_5f_9"><text:span text:style-name="ubuntu_5f_mono_5f_9"><text:span text:style-name="T245">vs avez travaillé</text:span></text:span></text:p>
            <text:p text:style-name="ubuntu_5f_mono_5f_9"><text:span text:style-name="ubuntu_5f_mono_5f_9"><text:span text:style-name="T245">ils ont travaillé</text:span></text:span></text:p>
          </table:table-cell>
          <table:table-cell table:style-name="Таблица6.B10" table:number-columns-spanned="2" office:value-type="string">
            <text:p text:style-name="P386"><text:span text:style-name="ubuntu_5f_mono_5f_9"><text:span text:style-name="T162">je suis devenu</text:span></text:span></text:p>
            <text:p text:style-name="P386"><text:span text:style-name="ubuntu_5f_mono_5f_9"><text:span text:style-name="T162">tu es devenu</text:span></text:span></text:p>
            <text:p text:style-name="P386"><text:span text:style-name="ubuntu_5f_mono_5f_9"><text:span text:style-name="T162">il est devenu</text:span></text:span></text:p>
            <text:p text:style-name="P386"><text:span text:style-name="ubuntu_5f_mono_5f_9"><text:span text:style-name="T162">ns sommes devenus</text:span></text:span></text:p>
            <text:p text:style-name="P386"><text:span text:style-name="ubuntu_5f_mono_5f_9"><text:span text:style-name="T162">vs êtes devenus</text:span></text:span></text:p>
            <text:p text:style-name="P386"><text:span text:style-name="ubuntu_5f_mono_5f_9"><text:span text:style-name="T162">ils sont devenus</text:span></text:span></text:p>
          </table:table-cell>
          <table:covered-table-cell/>
          <table:table-cell table:style-name="Таблица6.D10" table:number-columns-spanned="3" office:value-type="string">
            <text:p text:style-name="P386"><text:span text:style-name="ubuntu_5f_mono_5f_9"><text:span text:style-name="T162">je suis devenue</text:span></text:span></text:p>
            <text:p text:style-name="P386"><text:span text:style-name="ubuntu_5f_mono_5f_9"><text:span text:style-name="T162">tu es devenue</text:span></text:span></text:p>
            <text:p text:style-name="P386"><text:span text:style-name="ubuntu_5f_mono_5f_9"><text:span text:style-name="T162">il est devenue</text:span></text:span></text:p>
            <text:p text:style-name="P386"><text:span text:style-name="ubuntu_5f_mono_5f_9"><text:span text:style-name="T162">ns sommes devenues</text:span></text:span></text:p>
            <text:p text:style-name="P386"><text:span text:style-name="ubuntu_5f_mono_5f_9"><text:span text:style-name="T162">vs êtes devenues</text:span></text:span></text:p>
            <text:p text:style-name="P386"><text:span text:style-name="ubuntu_5f_mono_5f_9"><text:span text:style-name="T162">ils sont devenues</text:span></text:span></text:p>
          </table:table-cell>
          <table:covered-table-cell/>
          <table:covered-table-cell/>
        </table:table-row>
        <table:table-row table:style-name="TableLine94401855399472">
          <table:table-cell table:style-name="Таблица6.A11" office:value-type="string">
            <text:p text:style-name="ubuntu_5f_mono_5f_9"><text:span text:style-name="ubuntu_5f_mono_5f_9"><text:span text:style-name="T222">я </text:span></text:span><text:span text:style-name="ubuntu_5f_mono_5f_9"><text:span text:style-name="T220">имею что-то сделанным</text:span></text:span></text:p>
          </table:table-cell>
          <table:table-cell table:style-name="Таблица6.B11" table:number-columns-spanned="2" office:value-type="string">
            <text:p text:style-name="ubuntu_5f_mono_5f_9"><text:span text:style-name="ubuntu_5f_mono_5f_9"><text:span text:style-name="T222">я являюсь </text:span></text:span><text:span text:style-name="ubuntu_5f_mono_5f_9"><text:span text:style-name="T220">ставшим <text:s text:c="2"/></text:span></text:span></text:p>
          </table:table-cell>
          <table:covered-table-cell/>
          <table:table-cell table:style-name="Таблица6.D11" table:number-columns-spanned="3" office:value-type="string">
            <text:p text:style-name="ubuntu_5f_mono_5f_9"><text:span text:style-name="ubuntu_5f_mono_5f_9"><text:span text:style-name="T222">я являюсь </text:span></text:span><text:span text:style-name="ubuntu_5f_mono_5f_9"><text:span text:style-name="T220">ставшей</text:span></text:span></text:p>
          </table:table-cell>
          <table:covered-table-cell/>
          <table:covered-table-cell/>
        </table:table-row>
        <table:table-row table:style-name="TableLine94401855402064">
          <table:table-cell table:style-name="Таблица6.A5" office:value-type="string">
            <text:p text:style-name="P148">Но:</text:p>
          </table:table-cell>
          <table:table-cell table:style-name="Таблица6.D5" table:number-columns-spanned="5" office:value-type="string">
            <text:p text:style-name="P148">Возвратные глаголы всегда с être!</text:p>
          </table:table-cell>
          <table:covered-table-cell/>
          <table:covered-table-cell/>
          <table:covered-table-cell/>
          <table:covered-table-cell/>
        </table:table-row>
        <table:table-row table:style-name="TableLine94401855403456">
          <table:table-cell table:style-name="Таблица6.A6" office:value-type="string">
            <text:p text:style-name="P284">laver - мыть</text:p>
          </table:table-cell>
          <table:table-cell table:style-name="Таблица6.B6" table:number-columns-spanned="5" office:value-type="string">
            <text:p text:style-name="P284">se laver - мыться</text:p>
          </table:table-cell>
          <table:covered-table-cell/>
          <table:covered-table-cell/>
          <table:covered-table-cell/>
          <table:covered-table-cell/>
        </table:table-row>
        <table:table-row table:style-name="TableLine94401855404256">
          <table:table-cell table:style-name="Таблица6.A14" office:value-type="string">
            <text:p text:style-name="P408"><text:span text:style-name="ubuntu_5f_mono_5f_9"><text:span text:style-name="T162">j'ai lavé</text:span></text:span></text:p>
            <text:p text:style-name="P400"><text:span text:style-name="ubuntu_5f_mono_5f_9"><text:span text:style-name="T162">tu as lavé</text:span></text:span></text:p>
            <text:p text:style-name="P400"><text:span text:style-name="ubuntu_5f_mono_5f_9"><text:span text:style-name="T162">il, elle a lavé</text:span></text:span></text:p>
            <text:p text:style-name="P400"><text:span text:style-name="ubuntu_5f_mono_5f_9"><text:span text:style-name="T162">nous avons lavé</text:span></text:span></text:p>
            <text:p text:style-name="P400"><text:span text:style-name="ubuntu_5f_mono_5f_9"><text:span text:style-name="T162">vous avez lavé</text:span></text:span></text:p>
            <text:p text:style-name="P400"><text:span text:style-name="ubuntu_5f_mono_5f_9"><text:span text:style-name="T162">ils, elles ont lavé</text:span></text:span></text:p>
          </table:table-cell>
          <table:table-cell table:style-name="Таблица6.B14" table:number-columns-spanned="2" office:value-type="string">
            <text:p text:style-name="P408"><text:span text:style-name="ubuntu_5f_mono_5f_9"><text:span text:style-name="T162">je me suis lavé</text:span></text:span></text:p>
            <text:p text:style-name="P409"><text:span text:style-name="ubuntu_5f_mono_5f_9"><text:span text:style-name="T162">tu t'es lavé</text:span></text:span></text:p>
            <text:p text:style-name="P400"><text:span text:style-name="ubuntu_5f_mono_5f_9"><text:span text:style-name="T162">il s'est lavé</text:span></text:span></text:p>
            <text:p text:style-name="P400"><text:span text:style-name="ubuntu_5f_mono_5f_9"><text:span text:style-name="T162">nous nous sommes lavés</text:span></text:span></text:p>
            <text:p text:style-name="P408"><text:span text:style-name="ubuntu_5f_mono_5f_9"><text:span text:style-name="T162">vous vous êtes lavés</text:span></text:span></text:p>
            <text:p text:style-name="P408"><text:span text:style-name="ubuntu_5f_mono_5f_9"><text:span text:style-name="T162">ils se sont lavés</text:span></text:span></text:p>
          </table:table-cell>
          <table:covered-table-cell/>
          <table:table-cell table:style-name="Таблица6.D14" table:number-columns-spanned="3" office:value-type="string">
            <text:p text:style-name="P408"><text:span text:style-name="ubuntu_5f_mono_5f_9"><text:span text:style-name="T162">je me suis lavée</text:span></text:span></text:p>
            <text:p text:style-name="P409"><text:span text:style-name="ubuntu_5f_mono_5f_9"><text:span text:style-name="T162">tu t'es lavée</text:span></text:span></text:p>
            <text:p text:style-name="P400"><text:span text:style-name="ubuntu_5f_mono_5f_9"><text:span text:style-name="T162">elle s'est lavée</text:span></text:span></text:p>
            <text:p text:style-name="P400"><text:span text:style-name="ubuntu_5f_mono_5f_9"><text:span text:style-name="T162">nous nous sommes lavées</text:span></text:span></text:p>
            <text:p text:style-name="P408"><text:span text:style-name="ubuntu_5f_mono_5f_9"><text:span text:style-name="T162">vous vous êtes lavées</text:span></text:span></text:p>
            <text:p text:style-name="P408"><text:span text:style-name="ubuntu_5f_mono_5f_9"><text:span text:style-name="T162">elles se sont lavées</text:span></text:span></text:p>
          </table:table-cell>
          <table:covered-table-cell/>
          <table:covered-table-cell/>
        </table:table-row>
      </table:table>
      <text:p text:style-name="P475"/>
      <text:h text:style-name="P790" text:outline-level="6"><text:span text:style-name="T313">Глаголы. Impar</text:span><text:span text:style-name="T280">f</text:span><text:span text:style-name="T313">ait</text:span><text:span text:style-name="T426">.</text:span></text:h>
      <text:p text:style-name="P43">Прошедшее незавершенное ("Что делал?")</text:p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D"/>
        <table:table-column table:style-name="Таблица39.E"/>
        <table:table-column table:style-name="Таблица39.F"/>
        <table:table-column table:style-name="Таблица39.G"/>
        <table:table-row table:style-name="TableLine94401855312720">
          <table:table-cell table:style-name="Таблица39.A1" office:value-type="string">
            <text:p text:style-name="P237"/>
          </table:table-cell>
          <table:table-cell table:style-name="Таблица39.A1" office:value-type="string">
            <text:p text:style-name="P237"/>
          </table:table-cell>
          <table:table-cell table:style-name="Таблица39.A1" office:value-type="string">
            <text:p text:style-name="P237"/>
          </table:table-cell>
          <table:table-cell table:style-name="Таблица39.A1" office:value-type="string">
            <text:p text:style-name="ubuntu_5f_mono_5f_9"><text:span text:style-name="ubuntu_5f_mono_5f_9"><text:span text:style-name="T224">nous parlon</text:span></text:span><text:span text:style-name="ubuntu_5f_mono_5f_9"><text:span text:style-name="T234"> (I)</text:span></text:span></text:p>
          </table:table-cell>
          <table:table-cell table:style-name="Таблица39.A1" office:value-type="string">
            <text:p text:style-name="ubuntu_5f_mono_5f_9"><text:span text:style-name="ubuntu_5f_mono_5f_9"><text:span text:style-name="T224">nous pâlissons</text:span></text:span><text:span text:style-name="ubuntu_5f_mono_5f_9"><text:span text:style-name="T234"> (II)</text:span></text:span></text:p>
          </table:table-cell>
          <table:table-cell table:style-name="Таблица39.A1" office:value-type="string">
            <text:p text:style-name="ubuntu_5f_mono_5f_9"><text:span text:style-name="ubuntu_5f_mono_5f_9"><text:span text:style-name="T224">nous faisons</text:span></text:span><text:span text:style-name="ubuntu_5f_mono_5f_9"><text:span text:style-name="T234"> (III)</text:span></text:span></text:p>
          </table:table-cell>
          <table:table-cell table:style-name="Таблица39.G1" office:value-type="string">
            <text:p text:style-name="ubuntu_5f_mono_5f_9"><text:span text:style-name="ubuntu_5f_mono_5f_9"><text:span text:style-name="T224">être (исключение)</text:span></text:span></text:p>
          </table:table-cell>
        </table:table-row>
        <table:table-row table:style-name="TableLine94401855445152">
          <table:table-cell table:style-name="Таблица39.A2" office:value-type="string">
            <text:p text:style-name="P149">je</text:p>
            <text:p text:style-name="P149">tu</text:p>
            <text:p text:style-name="P149">il, elle</text:p>
            <text:p text:style-name="P149">ns</text:p>
            <text:p text:style-name="P149">vs</text:p>
            <text:p text:style-name="P149">ills</text:p>
          </table:table-cell>
          <table:table-cell table:style-name="Таблица39.B2" office:value-type="string">
            <text:p text:style-name="P150">основа<text:span text:style-name="T426"> pr</text:span><text:span text:style-name="T19">é</text:span><text:span text:style-name="T426">sent</text:span> 1<text:span text:style-name="T426">л</text:span> мн.<text:span text:style-name="T282"> +</text:span></text:p>
          </table:table-cell>
          <table:table-cell table:style-name="Таблица39.C2" office:value-type="string">
            <text:p text:style-name="P151">-ais</text:p>
            <text:p text:style-name="P151">-ais</text:p>
            <text:p text:style-name="P151">-ait</text:p>
            <text:p text:style-name="P151">-ions</text:p>
            <text:p text:style-name="P151">-iez</text:p>
            <text:p text:style-name="P151">-aient</text:p>
          </table:table-cell>
          <table:table-cell table:style-name="Таблица39.D2" office:value-type="string">
            <text:p text:style-name="ubuntu_5f_mono_5f_9"><text:span text:style-name="ubuntu_5f_mono_5f_9"><text:span text:style-name="T162">je parlais</text:span></text:span></text:p>
            <text:p text:style-name="ubuntu_5f_mono_5f_9"><text:span text:style-name="ubuntu_5f_mono_5f_9"><text:span text:style-name="T162">tu parlais</text:span></text:span></text:p>
            <text:p text:style-name="ubuntu_5f_mono_5f_9"><text:span text:style-name="ubuntu_5f_mono_5f_9"><text:span text:style-name="T162">il parlait</text:span></text:span></text:p>
            <text:p text:style-name="ubuntu_5f_mono_5f_9"><text:span text:style-name="ubuntu_5f_mono_5f_9"><text:span text:style-name="T162">ns parlions</text:span></text:span></text:p>
            <text:p text:style-name="ubuntu_5f_mono_5f_9"><text:span text:style-name="ubuntu_5f_mono_5f_9"><text:span text:style-name="T162">vs parliez</text:span></text:span></text:p>
            <text:p text:style-name="ubuntu_5f_mono_5f_9"><text:span text:style-name="ubuntu_5f_mono_5f_9"><text:span text:style-name="T162">ils parlaient</text:span></text:span></text:p>
          </table:table-cell>
          <table:table-cell table:style-name="Таблица39.E2" office:value-type="string">
            <text:p text:style-name="ubuntu_5f_mono_5f_9"><text:span text:style-name="ubuntu_5f_mono_5f_9"><text:span text:style-name="T162">je pâlissais</text:span></text:span></text:p>
            <text:p text:style-name="ubuntu_5f_mono_5f_9"><text:span text:style-name="ubuntu_5f_mono_5f_9"><text:span text:style-name="T162">tu pâlissais</text:span></text:span></text:p>
            <text:p text:style-name="ubuntu_5f_mono_5f_9"><text:span text:style-name="ubuntu_5f_mono_5f_9"><text:span text:style-name="T162">il pâlissait</text:span></text:span></text:p>
            <text:p text:style-name="ubuntu_5f_mono_5f_9"><text:span text:style-name="ubuntu_5f_mono_5f_9"><text:span text:style-name="T162">ns pâlissions</text:span></text:span></text:p>
            <text:p text:style-name="ubuntu_5f_mono_5f_9"><text:span text:style-name="ubuntu_5f_mono_5f_9"><text:span text:style-name="T162">vs pâlissiez</text:span></text:span></text:p>
            <text:p text:style-name="ubuntu_5f_mono_5f_9"><text:span text:style-name="ubuntu_5f_mono_5f_9"><text:span text:style-name="T162">ils pâlissaient</text:span></text:span></text:p>
          </table:table-cell>
          <table:table-cell table:style-name="Таблица39.F2" office:value-type="string">
            <text:p text:style-name="ubuntu_5f_mono_5f_9"><text:span text:style-name="ubuntu_5f_mono_5f_9"><text:span text:style-name="T162">je faisais</text:span></text:span></text:p>
            <text:p text:style-name="ubuntu_5f_mono_5f_9"><text:span text:style-name="ubuntu_5f_mono_5f_9"><text:span text:style-name="T162">tu faisais</text:span></text:span></text:p>
            <text:p text:style-name="ubuntu_5f_mono_5f_9"><text:span text:style-name="ubuntu_5f_mono_5f_9"><text:span text:style-name="T162">il faisait</text:span></text:span></text:p>
            <text:p text:style-name="ubuntu_5f_mono_5f_9"><text:span text:style-name="ubuntu_5f_mono_5f_9"><text:span text:style-name="T162">ns faisions</text:span></text:span></text:p>
            <text:p text:style-name="ubuntu_5f_mono_5f_9"><text:span text:style-name="ubuntu_5f_mono_5f_9"><text:span text:style-name="T162">vs faisiez</text:span></text:span></text:p>
            <text:p text:style-name="ubuntu_5f_mono_5f_9"><text:span text:style-name="ubuntu_5f_mono_5f_9"><text:span text:style-name="T162">ils faisaient</text:span></text:span></text:p>
          </table:table-cell>
          <table:table-cell table:style-name="Таблица39.G2" office:value-type="string">
            <text:p text:style-name="ubuntu_5f_mono_5f_9"><text:span text:style-name="ubuntu_5f_mono_5f_9"><text:span text:style-name="T162">je étais</text:span></text:span></text:p>
            <text:p text:style-name="ubuntu_5f_mono_5f_9"><text:span text:style-name="ubuntu_5f_mono_5f_9"><text:span text:style-name="T162">tu étais</text:span></text:span></text:p>
            <text:p text:style-name="ubuntu_5f_mono_5f_9"><text:span text:style-name="ubuntu_5f_mono_5f_9"><text:span text:style-name="T162">il était</text:span></text:span></text:p>
            <text:p text:style-name="ubuntu_5f_mono_5f_9"><text:span text:style-name="ubuntu_5f_mono_5f_9"><text:span text:style-name="T162">ns étions</text:span></text:span></text:p>
            <text:p text:style-name="ubuntu_5f_mono_5f_9"><text:span text:style-name="ubuntu_5f_mono_5f_9"><text:span text:style-name="T162">vs étiez</text:span></text:span></text:p>
            <text:p text:style-name="ubuntu_5f_mono_5f_9"><text:span text:style-name="ubuntu_5f_mono_5f_9"><text:span text:style-name="T162">ils étaient</text:span></text:span></text:p>
          </table:table-cell>
        </table:table-row>
      </table:table>
      <text:p text:style-name="P476"/>
      <text:p text:style-name="head_5f_11_5f_lib_5f_serif">Тематическая гласная</text:p>
      <table:table table:name="Таблица60" table:style-name="Таблица60">
        <table:table-column table:style-name="Таблица60.A"/>
        <table:table-column table:style-name="Таблица60.B"/>
        <table:table-column table:style-name="Таблица60.C"/>
        <table:table-row table:style-name="TableLine94401855450224">
          <table:table-cell table:style-name="Таблица60.A1" table:number-columns-spanned="3" office:value-type="string">
            <text:p text:style-name="P445"><text:span text:style-name="ubuntu_5f_mono_5f_9"><text:span text:style-name="T99">- Характерная гласная спряжения</text:span></text:span></text:p>
            <text:p text:style-name="P445"><text:span text:style-name="ubuntu_5f_mono_5f_9"><text:span text:style-name="T99">- Не имеет смыслового значения, но расцвечивает глагол</text:span></text:span></text:p>
            <text:p text:style-name="P445"><text:span text:style-name="ubuntu_5f_mono_5f_9"><text:span text:style-name="T99">- В современном французском это важно лишь отчасти, но помогает запоминать типы спряжения.</text:span></text:span></text:p>
          </table:table-cell>
          <table:covered-table-cell/>
          <table:covered-table-cell/>
        </table:table-row>
        <table:table-row table:style-name="TableLine94401855473376">
          <table:table-cell table:style-name="Таблица60.A2" table:number-columns-spanned="3" office:value-type="string">
            <text:p text:style-name="P445"><text:span text:style-name="ubuntu_5f_mono_5f_9"><text:span text:style-name="T99">- Лучше всего тематическая гласная сохранилась в причастии:</text:span></text:span></text:p>
          </table:table-cell>
          <table:covered-table-cell/>
          <table:covered-table-cell/>
        </table:table-row>
        <table:table-row table:style-name="TableLine94401855474112">
          <table:table-cell table:style-name="Таблица60.A3" office:value-type="string">
            <text:p text:style-name="P462">I</text:p>
          </table:table-cell>
          <table:table-cell table:style-name="Таблица60.A3" office:value-type="string">
            <text:p text:style-name="ubuntu_5f_mono_5f_9"><text:span text:style-name="ubuntu_5f_mono_5f_9"><text:span text:style-name="T92">e, a (а - это древний латинский вариант)</text:span></text:span></text:p>
          </table:table-cell>
          <table:table-cell table:style-name="Таблица60.A2" office:value-type="string">
            <text:p text:style-name="ubuntu_5f_mono_5f_9"><text:span text:style-name="ubuntu_5f_mono_5f_9"><text:span text:style-name="T99">achet</text:span></text:span><text:span text:style-name="ubuntu_5f_mono_5f_9"><text:span text:style-name="T6">é</text:span></text:span><text:span text:style-name="ubuntu_5f_mono_5f_9"><text:span text:style-name="T170"> (</text:span></text:span><text:span text:style-name="ubuntu_5f_mono_5f_9"><text:span text:style-name="T6">é</text:span></text:span><text:span text:style-name="ubuntu_5f_mono_5f_9"><text:span text:style-name="T170">) - купленный</text:span></text:span></text:p>
          </table:table-cell>
        </table:table-row>
        <table:table-row table:style-name="TableLine94401855475616">
          <table:table-cell table:style-name="Таблица60.A3" office:value-type="string">
            <text:p text:style-name="P462">II</text:p>
          </table:table-cell>
          <table:table-cell table:style-name="Таблица60.A3" office:value-type="string">
            <text:p text:style-name="P462">i</text:p>
          </table:table-cell>
          <table:table-cell table:style-name="Таблица60.A2" office:value-type="string">
            <text:p text:style-name="ubuntu_5f_mono_5f_9"><text:span text:style-name="ubuntu_5f_mono_5f_9"><text:span text:style-name="T92">choisi (i) - </text:span></text:span></text:p>
          </table:table-cell>
        </table:table-row>
        <table:table-row table:style-name="TableLine94401855476464">
          <table:table-cell table:style-name="Таблица60.A3" office:value-type="string">
            <text:p text:style-name="P462">III</text:p>
          </table:table-cell>
          <table:table-cell table:style-name="Таблица60.A3" office:value-type="string">
            <text:p text:style-name="ubuntu_5f_mono_5f_9"><text:span text:style-name="ubuntu_5f_mono_5f_9"><text:span text:style-name="T92">i, u, 0</text:span></text:span></text:p>
          </table:table-cell>
          <table:table-cell table:style-name="Таблица60.A2" office:value-type="string">
            <text:p text:style-name="ubuntu_5f_mono_5f_9"><text:span text:style-name="ubuntu_5f_mono_5f_9"><text:span text:style-name="T92">dormi (i) - поспавший</text:span></text:span></text:p>
            <text:p text:style-name="ubuntu_5f_mono_5f_9"><text:span text:style-name="ubuntu_5f_mono_5f_9"><text:span text:style-name="T92">perdu (u) - потерянный</text:span></text:span></text:p>
            <text:p text:style-name="ubuntu_5f_mono_5f_9"><text:span text:style-name="ubuntu_5f_mono_5f_9"><text:span text:style-name="T92">restein[0]t (отсутствие гласной) - ограниченный</text:span></text:span></text:p>
          </table:table-cell>
        </table:table-row>
      </table:table>
      <text:p text:style-name="P498"/>
      <text:p text:style-name="P4">Pass<text:span text:style-name="T307">é</text:span> simple<text:span text:style-name="T427"> </text:span></text:p>
      <text:p text:style-name="P391"><text:span text:style-name="T129">(</text:span><text:span text:style-name="T155">П</text:span><text:span text:style-name="T133">рошедшее простое</text:span><text:span text:style-name="T129">)</text:span></text:p>
      <table:table table:name="Таблица61" table:style-name="Таблица61">
        <table:table-column table:style-name="Таблица61.A"/>
        <table:table-column table:style-name="Таблица61.B"/>
        <table:table-column table:style-name="Таблица61.C"/>
        <table:table-column table:style-name="Таблица61.D"/>
        <table:table-column table:style-name="Таблица61.E"/>
        <table:table-column table:style-name="Таблица61.F"/>
        <table:table-column table:style-name="Таблица61.G"/>
        <table:table-column table:style-name="Таблица61.H"/>
        <table:table-row table:style-name="TableLine94401855479072">
          <table:table-cell table:style-name="Таблица61.A1" table:number-columns-spanned="6" office:value-type="string">
            <text:p text:style-name="P85">- что сделал? </text:p>
            <text:p text:style-name="P85">- Завершенное действие</text:p>
            <text:p text:style-name="P85">- Не имеет связи с настоящим</text:p>
            <text:p text:style-name="P85">- в разговорной речи не употребляется<text:span text:style-name="T355"> (время письменной литературой речи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61.G1" table:number-columns-spanned="2" office:value-type="string">
            <text:p text:style-name="P354">(визгу много шерсти мало)</text:p>
          </table:table-cell>
          <table:covered-table-cell/>
        </table:table-row>
        <table:table-row table:style-name="TableLine94401855548480">
          <table:table-cell table:style-name="Таблица61.A2" table:number-columns-spanned="4" office:value-type="string">
            <text:p text:style-name="P86"><text:span text:style-name="T36">I, II</text:span> - основа infinitive + окончания (древние, латинские)</text:p>
            <text:p text:style-name="P86"><text:span text:style-name="T36">III</text:span> - особая основа _окончания</text:p>
          </table:table-cell>
          <table:covered-table-cell/>
          <table:covered-table-cell/>
          <table:covered-table-cell/>
          <table:table-cell table:style-name="Таблица61.E2" table:number-columns-spanned="4" office:value-type="string">
            <text:p text:style-name="P252">Базовые окончания:</text:p>
            <text:p text:style-name="P88">-s</text:p>
            <text:p text:style-name="P88">-s</text:p>
            <text:p text:style-name="P88">-t</text:p>
            <text:p text:style-name="P88">-mes</text:p>
            <text:p text:style-name="P88">-tes</text:p>
            <text:p text:style-name="P88">-rent</text:p>
          </table:table-cell>
          <table:covered-table-cell/>
          <table:covered-table-cell/>
          <table:covered-table-cell/>
        </table:table-row>
        <table:table-row table:style-name="TableLine94401855550144">
          <table:table-cell table:style-name="Таблица61.E2" table:number-columns-spanned="8" office:value-type="string">
            <text:p text:style-name="P467">- Для каждого спряжения свои разновидности окончаний на основе базовых.<text:span text:style-name="T386"> (</text:span>Тематическая гласная + основной набор<text:span text:style-name="T38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01855551088">
          <table:table-cell table:style-name="Таблица61.A2" table:number-columns-spanned="2" office:value-type="string">
            <text:p text:style-name="P251">I</text:p>
            <text:p text:style-name="P87">entrer (I) &gt;&gt; entr-</text:p>
          </table:table-cell>
          <table:covered-table-cell/>
          <table:table-cell table:style-name="Таблица61.A2" table:number-columns-spanned="3" office:value-type="string">
            <text:p text:style-name="P86">-ai</text:p>
            <text:p text:style-name="P86">-as</text:p>
            <text:p text:style-name="P86">-a</text:p>
            <text:p text:style-name="P86">-âmes</text:p>
            <text:p text:style-name="P86">-âtes</text:p>
            <text:p text:style-name="P86">-èrent</text:p>
          </table:table-cell>
          <table:covered-table-cell/>
          <table:covered-table-cell/>
          <table:table-cell table:style-name="Таблица61.E2" table:number-columns-spanned="3" office:value-type="string">
            <text:p text:style-name="P87">j'entr<text:span text:style-name="T36">ai</text:span></text:p>
            <text:p text:style-name="P87">tu entr<text:span text:style-name="T36">as</text:span> (я вошел)</text:p>
            <text:p text:style-name="P87">il, elle entr<text:span text:style-name="T36">a</text:span></text:p>
            <text:p text:style-name="P87">ns entr<text:span text:style-name="T36">âmes</text:span> (мы вошли)</text:p>
            <text:p text:style-name="P87">vs entr<text:span text:style-name="T36">âtes</text:span></text:p>
            <text:p text:style-name="P87">ils, elles entr<text:span text:style-name="T36">èrent</text:span></text:p>
          </table:table-cell>
          <table:covered-table-cell/>
          <table:covered-table-cell/>
        </table:table-row>
        <table:table-row table:style-name="TableLine94401855553344">
          <table:table-cell table:style-name="Таблица61.A2" table:number-columns-spanned="2" office:value-type="string">
            <text:p text:style-name="P251">II</text:p>
            <text:p text:style-name="P89">rougir &gt;&gt; roug-</text:p>
          </table:table-cell>
          <table:covered-table-cell/>
          <table:table-cell table:style-name="Таблица61.A2" table:number-columns-spanned="3" office:value-type="string">
            <text:p text:style-name="P89">-is</text:p>
            <text:p text:style-name="P89">-is</text:p>
            <text:p text:style-name="P89">-it</text:p>
            <text:p text:style-name="P89">-îmes</text:p>
            <text:p text:style-name="P89">-îtes</text:p>
            <text:p text:style-name="P89">-irent</text:p>
          </table:table-cell>
          <table:covered-table-cell/>
          <table:covered-table-cell/>
          <table:table-cell table:style-name="Таблица61.E2" table:number-columns-spanned="3" office:value-type="string">
            <text:p text:style-name="P89">je roug<text:span text:style-name="T36">is</text:span></text:p>
            <text:p text:style-name="P89">tu roug<text:span text:style-name="T36">is</text:span></text:p>
            <text:p text:style-name="P89">il, elle roug<text:span text:style-name="T36">it</text:span></text:p>
            <text:p text:style-name="P89">ns roug<text:span text:style-name="T36">îmes</text:span></text:p>
            <text:p text:style-name="P89">vs roug<text:span text:style-name="T36">îtes</text:span></text:p>
            <text:p text:style-name="P89">ils, elles roug<text:span text:style-name="T36">irent</text:span></text:p>
          </table:table-cell>
          <table:covered-table-cell/>
          <table:covered-table-cell/>
        </table:table-row>
        <table:table-row table:style-name="TableLine94401855554304">
          <table:table-cell table:style-name="Таблица61.E2" table:number-columns-spanned="8" office:value-type="string">
            <text:p text:style-name="P478">Прошедшее простое II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01855555104">
          <table:table-cell table:style-name="Таблица61.A2" office:value-type="string">
            <text:p text:style-name="P253">III</text:p>
            <text:p text:style-name="P91">-is/ -us/ -s</text:p>
            <text:p text:style-name="P91">-is/ -us/ -s</text:p>
            <text:p text:style-name="P91">-it/ -ut/ -t</text:p>
            <text:p text:style-name="P90">-îmes<text:span text:style-name="T387">/ -û</text:span>mes<text:span text:style-name="T387">/ -</text:span>mes</text:p>
            <text:p text:style-name="P90">-îtes<text:span text:style-name="T387">/ -û</text:span>tes<text:span text:style-name="T387">/ -</text:span>tes</text:p>
            <text:p text:style-name="P90">-irent<text:span text:style-name="T387">/ -u</text:span>rent<text:span text:style-name="T387">/ -</text:span>rent</text:p>
          </table:table-cell>
          <table:table-cell table:style-name="Таблица61.A2" office:value-type="string">
            <text:p text:style-name="P381">avoir &gt;&gt; eu + 0</text:p>
            <text:p text:style-name="P92">j'eu<text:span text:style-name="T36">s</text:span> (я имел)</text:p>
            <text:p text:style-name="P92">tu eu<text:span text:style-name="T36">s</text:span></text:p>
            <text:p text:style-name="P92">il eu<text:span text:style-name="T36">t</text:span></text:p>
            <text:p text:style-name="P92">ns e<text:span text:style-name="T36">ûmes</text:span></text:p>
            <text:p text:style-name="P92">vs e<text:span text:style-name="T36">ûtes</text:span></text:p>
            <text:p text:style-name="P254">ils eurent</text:p>
          </table:table-cell>
          <table:table-cell table:style-name="Таблица61.A2" office:value-type="string">
            <text:p text:style-name="P380">être &gt;&gt; f + u</text:p>
            <text:p text:style-name="P91">je f<text:span text:style-name="T36">us</text:span></text:p>
            <text:p text:style-name="P91">tu f<text:span text:style-name="T36">us</text:span></text:p>
            <text:p text:style-name="P91">il f<text:span text:style-name="T36">ut</text:span></text:p>
            <text:p text:style-name="P91">ns f<text:span text:style-name="T36">ûmes</text:span></text:p>
            <text:p text:style-name="P91">vs f<text:span text:style-name="T36">ûtes</text:span></text:p>
            <text:p text:style-name="P255">ils furent</text:p>
          </table:table-cell>
          <table:table-cell table:style-name="Таблица61.A2" table:number-columns-spanned="2" office:value-type="string">
            <text:p text:style-name="P381">faire &gt;&gt; f + i</text:p>
            <text:p text:style-name="P92">je f<text:span text:style-name="T36">is</text:span></text:p>
            <text:p text:style-name="P92">tu f<text:span text:style-name="T36">is</text:span></text:p>
            <text:p text:style-name="P92">il f<text:span text:style-name="T36">it</text:span></text:p>
            <text:p text:style-name="P92">ns f<text:span text:style-name="T36">îmes</text:span></text:p>
            <text:p text:style-name="P92">vs f<text:span text:style-name="T36">îtes</text:span></text:p>
            <text:p text:style-name="P92">ils f<text:span text:style-name="T36">irent</text:span></text:p>
          </table:table-cell>
          <table:covered-table-cell/>
          <table:table-cell table:style-name="Таблица61.A2" table:number-columns-spanned="2" office:value-type="string">
            <text:p text:style-name="P91"><text:span text:style-name="T63">perdre</text:span> (терять)</text:p>
            <text:p text:style-name="P91">je perd<text:span text:style-name="T36">is</text:span></text:p>
            <text:p text:style-name="P91">tu perd<text:span text:style-name="T36">is</text:span></text:p>
            <text:p text:style-name="P91">ils perd<text:span text:style-name="T36">it</text:span></text:p>
            <text:p text:style-name="P91">ns perd<text:span text:style-name="T36">îmes</text:span></text:p>
            <text:p text:style-name="P91">vs perd<text:span text:style-name="T36">îtes</text:span></text:p>
            <text:p text:style-name="P255">ils perdirent</text:p>
          </table:table-cell>
          <table:covered-table-cell/>
          <table:table-cell table:style-name="Таблица61.E2" office:value-type="string">
            <text:p text:style-name="P380">venir &gt;&gt; vin + 0</text:p>
            <text:p text:style-name="P91">je vin<text:span text:style-name="T36">s</text:span></text:p>
            <text:p text:style-name="P91">tu vin<text:span text:style-name="T36">s</text:span></text:p>
            <text:p text:style-name="P91">il vin<text:span text:style-name="T36">t</text:span></text:p>
            <text:p text:style-name="P91">ns vîn<text:span text:style-name="T36">mes</text:span></text:p>
            <text:p text:style-name="P91">vs vîn<text:span text:style-name="T36">tes</text:span></text:p>
            <text:p text:style-name="P380">ils vinrent</text:p>
          </table:table-cell>
        </table:table-row>
      </table:table>
      <text:p text:style-name="P446"/>
      <text:p text:style-name="P779">Futur simple</text:p>
      <text:p text:style-name="P44"><text:span text:style-name="T428">Будущее простое (</text:span>Я имею вам сказать<text:span text:style-name="T428">)</text:span></text:p>
      <table:table table:name="Таблица62" table:style-name="Таблица62">
        <table:table-column table:style-name="Таблица62.A"/>
        <table:table-column table:style-name="Таблица62.B"/>
        <table:table-column table:style-name="Таблица62.C"/>
        <table:table-column table:style-name="Таблица62.D"/>
        <table:table-column table:style-name="Таблица62.E"/>
        <table:table-column table:style-name="Таблица62.F"/>
        <table:table-column table:style-name="Таблица62.G"/>
        <table:table-row table:style-name="TableLine94401855561200">
          <table:table-cell table:style-name="Таблица62.A1" office:value-type="string">
            <text:p text:style-name="P152"><text:span text:style-name="T64">Окончания от гл</text:span><text:span text:style-name="T65">.</text:span><text:span text:style-name="T64"> avoir:</text:span></text:p>
            <text:p text:style-name="P153">-ai</text:p>
            <text:p text:style-name="P153">-as</text:p>
            <text:p text:style-name="P153">-a</text:p>
            <text:p text:style-name="P153">-ons</text:p>
            <text:p text:style-name="P153">-ez</text:p>
            <text:p text:style-name="P382">-ont</text:p>
          </table:table-cell>
          <table:table-cell table:style-name="Таблица62.A1" table:number-columns-spanned="2" office:value-type="string">
            <text:p text:style-name="P379">parler</text:p>
            <text:p text:style-name="P72">je parler<text:span text:style-name="T36">ai</text:span> (буду говорить)</text:p>
            <text:p text:style-name="P72">tu parler<text:span text:style-name="T36">as</text:span></text:p>
            <text:p text:style-name="P72">il parler<text:span text:style-name="T36">a</text:span></text:p>
            <text:p text:style-name="P72">ns parler<text:span text:style-name="T36">ons</text:span></text:p>
            <text:p text:style-name="P72">vs parler<text:span text:style-name="T36">ez</text:span></text:p>
            <text:p text:style-name="P72">ils parler<text:span text:style-name="T36">ont</text:span></text:p>
          </table:table-cell>
          <table:covered-table-cell/>
          <table:table-cell table:style-name="Таблица62.A1" table:number-columns-spanned="2" office:value-type="string">
            <text:p text:style-name="ubuntu_5f_mono_5f_9"><text:span text:style-name="ubuntu_5f_mono_5f_9"><text:span text:style-name="T246">obéir</text:span></text:span><text:span text:style-name="ubuntu_5f_mono_5f_9"><text:span text:style-name="T248"> (подчиняться)</text:span></text:span></text:p>
            <text:p text:style-name="ubuntu_5f_mono_5f_9"><text:span text:style-name="ubuntu_5f_mono_5f_9"><text:span text:style-name="T162">je obéir</text:span></text:span><text:span text:style-name="ubuntu_5f_mono_5f_9"><text:span text:style-name="T224">ai</text:span></text:span></text:p>
            <text:p text:style-name="ubuntu_5f_mono_5f_9"><text:span text:style-name="ubuntu_5f_mono_5f_9"><text:span text:style-name="T162">tu obéir</text:span></text:span><text:span text:style-name="ubuntu_5f_mono_5f_9"><text:span text:style-name="T224">as</text:span></text:span></text:p>
            <text:p text:style-name="ubuntu_5f_mono_5f_9"><text:span text:style-name="ubuntu_5f_mono_5f_9"><text:span text:style-name="T162">il obéir</text:span></text:span><text:span text:style-name="ubuntu_5f_mono_5f_9"><text:span text:style-name="T224">a</text:span></text:span></text:p>
            <text:p text:style-name="ubuntu_5f_mono_5f_9"><text:span text:style-name="ubuntu_5f_mono_5f_9"><text:span text:style-name="T162">ns obéir</text:span></text:span><text:span text:style-name="ubuntu_5f_mono_5f_9"><text:span text:style-name="T224">ons</text:span></text:span></text:p>
            <text:p text:style-name="ubuntu_5f_mono_5f_9"><text:span text:style-name="ubuntu_5f_mono_5f_9"><text:span text:style-name="T162">vs obéir</text:span></text:span><text:span text:style-name="ubuntu_5f_mono_5f_9"><text:span text:style-name="T224">ez</text:span></text:span></text:p>
            <text:p text:style-name="ubuntu_5f_mono_5f_9"><text:span text:style-name="ubuntu_5f_mono_5f_9"><text:span text:style-name="T162">ils obéir</text:span></text:span><text:span text:style-name="ubuntu_5f_mono_5f_9"><text:span text:style-name="T224">ont</text:span></text:span></text:p>
          </table:table-cell>
          <table:covered-table-cell/>
          <table:table-cell table:style-name="Таблица62.F1" table:number-columns-spanned="2" office:value-type="string">
            <text:p text:style-name="P72"><text:span text:style-name="T63">(!) permettr</text:span><text:span text:style-name="T66">e</text:span> (разрешать)</text:p>
            <text:p text:style-name="P72"><text:span text:style-name="T356">je </text:span><text:span text:style-name="T146">permettr</text:span><text:span text:style-name="T41">a</text:span><text:span text:style-name="T36">i</text:span></text:p>
            <text:p text:style-name="P72"><text:span text:style-name="T356">tu </text:span><text:span text:style-name="T146">permettr</text:span><text:span text:style-name="T36">as</text:span></text:p>
            <text:p text:style-name="P72"><text:span text:style-name="T356">il </text:span><text:span text:style-name="T146">permettr</text:span><text:span text:style-name="T36">a</text:span></text:p>
            <text:p text:style-name="P72"><text:span text:style-name="T356">ns </text:span><text:span text:style-name="T146">permettr</text:span><text:span text:style-name="T36">ons</text:span></text:p>
            <text:p text:style-name="P72"><text:span text:style-name="T356">vs </text:span><text:span text:style-name="T146">permettr</text:span><text:span text:style-name="T36">ez</text:span></text:p>
            <text:p text:style-name="P72"><text:span text:style-name="T356">ils </text:span><text:span text:style-name="T146">permettr</text:span><text:span text:style-name="T36">ont</text:span></text:p>
          </table:table-cell>
          <table:covered-table-cell/>
        </table:table-row>
        <table:table-row table:style-name="TableLine94401855608384">
          <table:table-cell table:style-name="Таблица62.A2" office:value-type="string">
            <text:p text:style-name="P366">Исключения</text:p>
          </table:table-cell>
          <table:table-cell table:style-name="Таблица62.A2" table:number-columns-spanned="2" office:value-type="string">
            <text:p text:style-name="P366"/>
          </table:table-cell>
          <table:covered-table-cell/>
          <table:table-cell table:style-name="Таблица62.A2" table:number-columns-spanned="2" office:value-type="string">
            <text:p text:style-name="P72"/>
          </table:table-cell>
          <table:covered-table-cell/>
          <table:table-cell table:style-name="Таблица62.F2" table:number-columns-spanned="2" office:value-type="string">
            <text:p text:style-name="P72"/>
          </table:table-cell>
          <table:covered-table-cell/>
        </table:table-row>
        <table:table-row table:style-name="TableLine94401855610672">
          <table:table-cell table:style-name="Таблица62.A3" table:number-columns-spanned="2" office:value-type="string">
            <text:p text:style-name="P154">être &gt;&gt; ser<text:span text:style-name="T429">-</text:span></text:p>
            <text:p text:style-name="P154">avoir &gt;&gt; aur<text:span text:style-name="T429">-</text:span></text:p>
            <text:p text:style-name="P155">aller &gt;&gt; ir-</text:p>
            <text:p text:style-name="P155">courir &gt;&gt; courr-</text:p>
            <text:p text:style-name="P155">devoir &gt;&gt; devr-</text:p>
            <text:p text:style-name="P155">envoyer &gt;&gt; enverr-</text:p>
          </table:table-cell>
          <table:covered-table-cell/>
          <table:table-cell table:style-name="Таблица62.C3" table:number-columns-spanned="2" office:value-type="string">
            <text:p text:style-name="P155">faire &gt;&gt; fer-</text:p>
            <text:p text:style-name="P155">falloir &gt;&gt; faudr-</text:p>
            <text:p text:style-name="P155">mourir &gt;&gt; mourr-</text:p>
            <text:p text:style-name="P155">pleuvoir &gt;&gt; pleuvr-</text:p>
            <text:p text:style-name="P155">pouvoir &gt;&gt; pourr-</text:p>
            <text:p text:style-name="P155">recevoir &gt;&gt; recevr-</text:p>
          </table:table-cell>
          <table:covered-table-cell/>
          <table:table-cell table:style-name="Таблица62.E3" table:number-columns-spanned="2" office:value-type="string">
            <text:p text:style-name="P155">savoir &gt;&gt; saur-</text:p>
            <text:p text:style-name="P155">tenir &gt;&gt; tiendr-</text:p>
            <text:p text:style-name="P155">venir &gt;&gt; viendr-</text:p>
            <text:p text:style-name="P155">vouloir &gt;&gt; voudr-</text:p>
            <text:p text:style-name="P155">voir &gt;&gt; verr-</text:p>
            <text:p text:style-name="P155">valoir &gt;&gt; vaudr-</text:p>
          </table:table-cell>
          <table:covered-table-cell/>
          <table:table-cell table:style-name="Таблица62.G3" office:value-type="string">
            <text:p text:style-name="P456"><text:span text:style-name="ubuntu_5f_mono_5f_9"><text:span text:style-name="T246">voir &gt;&gt; verr-</text:span></text:span></text:p>
            <text:p text:style-name="P457"><text:span text:style-name="ubuntu_5f_mono_5f_9"><text:span text:style-name="T162">je verr</text:span></text:span><text:span text:style-name="ubuntu_5f_mono_5f_9"><text:span text:style-name="T224">ai</text:span></text:span></text:p>
            <text:p text:style-name="P457"><text:span text:style-name="ubuntu_5f_mono_5f_9"><text:span text:style-name="T162">tu verr</text:span></text:span><text:span text:style-name="ubuntu_5f_mono_5f_9"><text:span text:style-name="T224">as</text:span></text:span></text:p>
            <text:p text:style-name="P457"><text:span text:style-name="ubuntu_5f_mono_5f_9"><text:span text:style-name="T162">il verr</text:span></text:span><text:span text:style-name="ubuntu_5f_mono_5f_9"><text:span text:style-name="T224">a</text:span></text:span></text:p>
            <text:p text:style-name="P457"><text:span text:style-name="ubuntu_5f_mono_5f_9"><text:span text:style-name="T162">ns verr</text:span></text:span><text:span text:style-name="ubuntu_5f_mono_5f_9"><text:span text:style-name="T224">ons</text:span></text:span></text:p>
            <text:p text:style-name="P457"><text:span text:style-name="ubuntu_5f_mono_5f_9"><text:span text:style-name="T162">vs verr</text:span></text:span><text:span text:style-name="ubuntu_5f_mono_5f_9"><text:span text:style-name="T224">ez</text:span></text:span></text:p>
            <text:p text:style-name="P457"><text:span text:style-name="ubuntu_5f_mono_5f_9"><text:span text:style-name="T162">ils verr</text:span></text:span><text:span text:style-name="ubuntu_5f_mono_5f_9"><text:span text:style-name="T224">ont</text:span></text:span></text:p>
          </table:table-cell>
        </table:table-row>
      </table:table>
      <text:p text:style-name="P447"/>
      <text:p text:style-name="P187"/>
      <text:p text:style-name="P6">Перифразовые времена</text:p>
      <table:table table:name="Таблица74" table:style-name="Таблица74">
        <table:table-column table:style-name="Таблица74.A" table:number-columns-repeated="3"/>
        <table:table-row table:style-name="TableLine94401855614944">
          <table:table-cell table:style-name="Таблица74.A1" office:value-type="string">
            <text:p text:style-name="P307">Ближайшее будущее</text:p>
          </table:table-cell>
          <table:table-cell table:style-name="Таблица74.A1" office:value-type="string">
            <text:p text:style-name="P727"><text:span text:style-name="T481">aller + infiniti</text:span><text:span text:style-name="T205">f</text:span></text:p>
          </table:table-cell>
          <table:table-cell table:style-name="Таблица74.C1" office:value-type="string">
            <text:p text:style-name="P728">"идти делать что-либо"</text:p>
          </table:table-cell>
        </table:table-row>
        <table:table-row table:style-name="TableLine94401855635648">
          <table:table-cell table:style-name="Таблица74.A2" office:value-type="string">
            <text:p text:style-name="ubuntu_5f_mono_5f_8"/>
          </table:table-cell>
          <table:table-cell table:style-name="Таблица74.B2" office:value-type="string">
            <text:p text:style-name="P758">je vais voyager</text:p>
            <text:p text:style-name="P758">tu va chanter</text:p>
            <text:p text:style-name="P758">il va choisir</text:p>
            <text:p text:style-name="P758">ns allons d<text:span text:style-name="T1">é</text:span><text:span text:style-name="T148">battre</text:span></text:p>
            <text:p text:style-name="P693">vs allez revenir</text:p>
            <text:p text:style-name="P758"><text:span text:style-name="T148">ils vont ob</text:span><text:span text:style-name="T1">é</text:span><text:span text:style-name="T148">ir</text:span></text:p>
          </table:table-cell>
          <table:table-cell table:style-name="Таблица74.C2" office:value-type="string">
            <text:p text:style-name="P760">я "иду" путешествовать</text:p>
            <text:p text:style-name="P760">ты идешь петь (будешь)</text:p>
            <text:p text:style-name="P760">он идет выбирать</text:p>
            <text:p text:style-name="P760">мы собираемся обсуждать</text:p>
            <text:p text:style-name="P760">вы собираетесь возвращаться</text:p>
            <text:p text:style-name="P760">они собираются подчиниться</text:p>
          </table:table-cell>
        </table:table-row>
        <table:table-row table:style-name="TableLine94401855637456">
          <table:table-cell table:style-name="Таблица74.A3" office:value-type="string">
            <text:p text:style-name="P307">Ближайшее прошедшее</text:p>
          </table:table-cell>
          <table:table-cell table:style-name="Таблица74.A3" office:value-type="string">
            <text:p text:style-name="P728">venir de + infinitif</text:p>
          </table:table-cell>
          <table:table-cell table:style-name="Таблица74.C3" office:value-type="string">
            <text:p text:style-name="P729">"приходить от действия"</text:p>
          </table:table-cell>
        </table:table-row>
        <table:table-row table:style-name="TableLine94401855639088">
          <table:table-cell table:style-name="Таблица74.A4" office:value-type="string">
            <text:p text:style-name="ubuntu_5f_mono_5f_8"/>
          </table:table-cell>
          <table:table-cell table:style-name="Таблица74.B4" office:value-type="string">
            <text:p text:style-name="P759"><text:span text:style-name="T481">je </text:span><text:span text:style-name="T205">viens de </text:span><text:span text:style-name="T481">voyager</text:span></text:p>
            <text:p text:style-name="P758">tu viens de chanter</text:p>
            <text:p text:style-name="P758">il vient de choisir</text:p>
            <text:p text:style-name="P758">ns venons de <text:span text:style-name="T148">rire</text:span></text:p>
            <text:p text:style-name="P693">vs venez de revenir</text:p>
            <text:p text:style-name="P758"><text:span text:style-name="T148">ils viennent d'ob</text:span><text:span text:style-name="T1">é</text:span><text:span text:style-name="T148">ir</text:span></text:p>
          </table:table-cell>
          <table:table-cell table:style-name="Таблица74.C4" office:value-type="string">
            <text:p text:style-name="P760">я иду от путешествовать</text:p>
            <text:p text:style-name="P760">ты (только что) пропел</text:p>
            <text:p text:style-name="P760">он идет от выбирания (выбрал)</text:p>
            <text:p text:style-name="P760">мы посмеялись</text:p>
            <text:p text:style-name="P760">вы вернулись</text:p>
          </table:table-cell>
        </table:table-row>
      </table:table>
      <text:p text:style-name="P185"/>
      <text:p text:style-name="head_5f_11_5f_ubuntu">Наклонения</text:p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column table:style-name="Таблица46.E"/>
        <table:table-column table:style-name="Таблица46.F"/>
        <table:table-row table:style-name="Таблица46.1">
          <table:table-cell table:style-name="Таблица46.A1" table:number-columns-spanned="3" office:value-type="string">
            <text:p text:style-name="P720">indicatif</text:p>
          </table:table-cell>
          <table:covered-table-cell/>
          <table:covered-table-cell/>
          <table:table-cell table:style-name="Таблица46.A1" table:number-columns-spanned="2" office:value-type="string">
            <text:p text:style-name="P720">(Изъявительное наклонение)</text:p>
          </table:table-cell>
          <table:covered-table-cell/>
          <table:table-cell table:style-name="Таблица46.F1" office:value-type="string">
            <text:p text:style-name="P720">реальность происходящего действия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18"/>
          </table:table-cell>
          <table:covered-table-cell/>
          <table:covered-table-cell/>
          <table:table-cell table:style-name="Таблица46.D46" table:number-columns-spanned="2" office:value-type="string">
            <text:p text:style-name="ubuntu_5f_mono_5f_8"/>
          </table:table-cell>
          <table:covered-table-cell/>
          <table:table-cell table:style-name="Таблица46.F46" office:value-type="string">
            <text:p text:style-name="P744">Троллейбус едет, солце светит, чел идет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18"/>
          </table:table-cell>
          <table:covered-table-cell/>
          <table:covered-table-cell/>
          <table:table-cell table:style-name="Таблица46.D46" table:number-columns-spanned="2" office:value-type="string">
            <text:p text:style-name="ubuntu_5f_mono_5f_8"/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" table:number-columns-spanned="3" office:value-type="string">
            <text:p text:style-name="P720">imperatif</text:p>
          </table:table-cell>
          <table:covered-table-cell/>
          <table:covered-table-cell/>
          <table:table-cell table:style-name="Таблица46.A4" table:number-columns-spanned="2" office:value-type="string">
            <text:p text:style-name="P720"><text:span text:style-name="T461">(</text:span>повелительное наклонение<text:span text:style-name="T461">)</text:span></text:p>
          </table:table-cell>
          <table:covered-table-cell/>
          <table:table-cell table:style-name="Таблица46.F46" office:value-type="string">
            <text:p text:style-name="P720">Передает просьбу или приказ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47"><text:span text:style-name="T56">по</text:span><text:span text:style-name="T239">чти</text:span><text:span text:style-name="T56"> совпадает с pr</text:span><text:span text:style-name="T3">é</text:span><text:span text:style-name="T260">sent indicatif</text:span><text:span text:style-name="T261"> (</text:span><text:span text:style-name="T239">кроме</text:span><text:span text:style-name="T260"> 2</text:span><text:span text:style-name="T261">л.</text:span><text:span text:style-name="T260"> ед I группы</text:span><text:span text:style-name="T261">)</text:span>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20">- 3 формы: </text:p>
            <text:p text:style-name="P720">1) 2 ед - "ты делай!"</text:p>
            <text:p text:style-name="P720">2) 1 мн - "давайте поделаем!"</text:p>
            <text:p text:style-name="P720">3) 2 мн - "вы делайте!"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6" office:value-type="string">
            <text:p text:style-name="P721">I</text:p>
          </table:table-cell>
          <table:table-cell table:style-name="Таблица46.B6" table:number-columns-spanned="2" office:value-type="string">
            <text:p text:style-name="P741">tu parles -&gt; </text:p>
            <text:p text:style-name="P741">ns parlons -&gt; </text:p>
            <text:p text:style-name="P741">vs parlez -&gt; </text:p>
          </table:table-cell>
          <table:covered-table-cell/>
          <table:table-cell table:style-name="Таблица46.D46" table:number-columns-spanned="2" office:value-type="string">
            <text:p text:style-name="P740">parle! (говори!)</text:p>
            <text:p text:style-name="P740">parlons! (давайте поговорим!)</text:p>
            <text:p text:style-name="P740">parlez!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7" office:value-type="string">
            <text:p text:style-name="P721">II</text:p>
          </table:table-cell>
          <table:table-cell table:style-name="Таблица46.B7" table:number-columns-spanned="2" office:value-type="string">
            <text:p text:style-name="P741">tu choisis -&gt; </text:p>
            <text:p text:style-name="P741">ns choisissons -&gt; </text:p>
            <text:p text:style-name="P741">vs choisissez -&gt; </text:p>
          </table:table-cell>
          <table:covered-table-cell/>
          <table:table-cell table:style-name="Таблица46.D46" table:number-columns-spanned="2" office:value-type="string">
            <text:p text:style-name="P740">choisis!</text:p>
            <text:p text:style-name="P740">choisissons!</text:p>
            <text:p text:style-name="P740">choisissez!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8" office:value-type="string">
            <text:p text:style-name="P721">III</text:p>
          </table:table-cell>
          <table:table-cell table:style-name="Таблица46.B8" table:number-columns-spanned="2" office:value-type="string">
            <text:p text:style-name="P741">tu mets -&gt; </text:p>
            <text:p text:style-name="P741">ns mettons -&gt; </text:p>
            <text:p text:style-name="P741">vs mettez -&gt; </text:p>
          </table:table-cell>
          <table:covered-table-cell/>
          <table:table-cell table:style-name="Таблица46.D46" table:number-columns-spanned="2" office:value-type="string">
            <text:p text:style-name="P745">mets!</text:p>
            <text:p text:style-name="P745">mettons!</text:p>
            <text:p text:style-name="P745">mettez!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1">исключения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45"/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48"><text:span text:style-name="T1">ê</text:span><text:span text:style-name="T148">tre</text:span></text:p>
            <text:p text:style-name="P687">tu es -&gt; sois!</text:p>
            <text:p text:style-name="P687">ns sommes -&gt; soyons!</text:p>
            <text:p text:style-name="P740"><text:span text:style-name="T148">vs </text:span><text:span text:style-name="T1">ê</text:span><text:span text:style-name="T148">tes -&gt; soyez!</text:span>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48">avoir</text:p>
            <text:p text:style-name="P740">tu as -&gt;aie!</text:p>
            <text:p text:style-name="P740">ns avons -&gt; ayons!</text:p>
            <text:p text:style-name="P740">vs avez -&gt; ayez!</text:p>
          </table:table-cell>
          <table:covered-table-cell/>
          <table:table-cell table:style-name="Таблица46.F46" office:value-type="string">
            <text:p text:style-name="P748">savoir</text:p>
            <text:p text:style-name="P740">tu sais -&gt;sache!</text:p>
            <text:p text:style-name="P740">ns savons -&gt; sachons!</text:p>
            <text:p text:style-name="P740">vs savez -&gt;sachez!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2">accusatif et datif apres imperatif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45"/>
          </table:table-cell>
          <table:covered-table-cell/>
          <table:table-cell table:style-name="Таблица46.F46" office:value-type="string">
            <text:p text:style-name="P745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2">accusatif</text:p>
            <text:p text:style-name="P722">(винительный)</text:p>
            <text:p text:style-name="P722">модель "спаси меня!"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46">sauve-moi</text:p>
            <text:p text:style-name="P746">sauve-toi</text:p>
            <text:p text:style-name="P746">sauve-le (la)</text:p>
            <text:p text:style-name="P746">sauve-nous</text:p>
            <text:p text:style-name="P746">sauvez-vous</text:p>
            <text:p text:style-name="P746">sauve-les</text:p>
          </table:table-cell>
          <table:covered-table-cell/>
          <table:table-cell table:style-name="Таблица46.F46" office:value-type="string">
            <text:p text:style-name="P746">спаси меня</text:p>
            <text:p text:style-name="P746">спаси себя</text:p>
            <text:p text:style-name="P746">спаси его (её)</text:p>
            <text:p text:style-name="P746"/>
            <text:p text:style-name="P746">спасите себя</text:p>
            <text:p text:style-name="P746">спаси их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2">datif</text:p>
            <text:p text:style-name="P722">(дательный)</text:p>
            <text:p text:style-name="P722">модель "Дай мне!"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46">donne-moi</text:p>
            <text:p text:style-name="P746">donne-toi</text:p>
            <text:p text:style-name="P746">donne-lui</text:p>
            <text:p text:style-name="P746">donne-nous</text:p>
            <text:p text:style-name="P746">donn<text:span text:style-name="T36">ez</text:span>-vous</text:p>
            <text:p text:style-name="P746">donne-leur</text:p>
          </table:table-cell>
          <table:covered-table-cell/>
          <table:table-cell table:style-name="Таблица46.F46" office:value-type="string">
            <text:p text:style-name="P746">дай мне</text:p>
            <text:p text:style-name="P746">дай тебе (себе)</text:p>
            <text:p text:style-name="P746">дай ему</text:p>
            <text:p text:style-name="P746">дай нам</text:p>
            <text:p text:style-name="P746">дайте вам (себе) &lt;шанс&gt;</text:p>
            <text:p text:style-name="P746">дай им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2">два местоимения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46">donne-le-moi (donne-la<text:span text:style-name="T462">, les</text:span>-moi)</text:p>
            <text:p text:style-name="P746">donne-le-toi</text:p>
            <text:p text:style-name="P746">donne-le-lui</text:p>
            <text:p text:style-name="P746">donne-le-nous</text:p>
            <text:p text:style-name="P746">donn<text:span text:style-name="T36">ez</text:span>-le-vous</text:p>
            <text:p text:style-name="P746">donne-le-leur</text:p>
          </table:table-cell>
          <table:covered-table-cell/>
          <table:table-cell table:style-name="Таблица46.F46" office:value-type="string">
            <text:p text:style-name="P745"/>
          </table:table-cell>
        </table:table-row>
        <table:table-row table:style-name="Таблица46.1">
          <table:table-cell table:style-name="Таблица46.A4" table:number-columns-spanned="3" office:value-type="string">
            <text:p text:style-name="P720">subjonctif</text:p>
          </table:table-cell>
          <table:covered-table-cell/>
          <table:covered-table-cell/>
          <table:table-cell table:style-name="Таблица46.A4" table:number-columns-spanned="2" office:value-type="string">
            <text:p text:style-name="ubuntu_5f_mono_5f_8"/>
          </table:table-cell>
          <table:covered-table-cell/>
          <table:table-cell table:style-name="Таблица46.F46" office:value-type="string">
            <text:p text:style-name="P749"><text:span text:style-name="T463">- </text:span>подсоединенное, подчиненное действие</text:p>
            <text:p text:style-name="P752">- всегда зависит от действия в главном предложении (и как бы теряет свою реальность)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3">Частично совпадает с условно-сослагательным наклонением </text:p>
            <text:p text:style-name="P723">"Что бы я сделал"</text:p>
          </table:table-cell>
          <table:covered-table-cell/>
          <table:covered-table-cell/>
          <table:table-cell table:style-name="Таблица46.D16" office:value-type="string">
            <text:p text:style-name="P750">основа 3л.мн.ч.н.в. + </text:p>
            <text:p text:style-name="P750"/>
            <text:p text:style-name="P751">(ils <text:span text:style-name="T36">parl</text:span><text:span text:style-name="T57">-</text:span>ent</text:p>
            <text:p text:style-name="P751">ils <text:span text:style-name="T36">finiss</text:span><text:span text:style-name="T57">-</text:span>ent</text:p>
            <text:p text:style-name="P751">ils <text:span text:style-name="T36">dis</text:span><text:span text:style-name="T57">-</text:span>ent)</text:p>
          </table:table-cell>
          <table:table-cell table:style-name="Таблица46.E16" office:value-type="string">
            <text:p text:style-name="P750">-e</text:p>
            <text:p text:style-name="P750">-es</text:p>
            <text:p text:style-name="P750">-e</text:p>
            <text:p text:style-name="P750">-ions</text:p>
            <text:p text:style-name="P750">-iez</text:p>
            <text:p text:style-name="P750">-ent</text:p>
          </table:table-cell>
          <table:table-cell table:style-name="Таблица46.F46" office:value-type="string">
            <text:p text:style-name="P751">que je dise</text:p>
            <text:p text:style-name="P751">que tu dises</text:p>
            <text:p text:style-name="P751">qu'il dise</text:p>
            <text:p text:style-name="P751">que ns disions</text:p>
            <text:p text:style-name="P751">que vs disiez</text:p>
            <text:p text:style-name="P751">qu'ils disent</text:p>
          </table:table-cell>
        </table:table-row>
        <text:soft-page-break/>
        <table:table-row table:style-name="Таблица46.1">
          <table:table-cell table:style-name="Таблица46.A37" table:number-columns-spanned="3" office:value-type="string">
            <text:p text:style-name="P724">1Употребление</text:p>
            <text:p text:style-name="P724">1. Пожелание, требование, просьба и т.д.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688">j'exige qu'il dise la vérité</text:p>
            <text:p text:style-name="P688">je veux que vous achetiez cette voiture</text:p>
          </table:table-cell>
          <table:covered-table-cell/>
          <table:table-cell table:style-name="Таблица46.F46" office:value-type="string">
            <text:p text:style-name="P688">Я требую, чтобы он сказал правду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4">2. Субъективная эмоция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688">je doute qu'il te dise la vérité</text:p>
            <text:p text:style-name="P688">je suis heureux que vous disiez toujours la vérité</text:p>
          </table:table-cell>
          <table:covered-table-cell/>
          <table:table-cell table:style-name="Таблица46.F46" office:value-type="string">
            <text:p text:style-name="P688">Я сомневаюсь, что он тебе сказал правду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5">НО: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689">je cherche <text:span text:style-name="T63">le</text:span> rem<text:span text:style-name="T1">è</text:span>de qui <text:span text:style-name="T63">met</text:span> fin aux souffrances amoureuses</text:p>
            <text:p text:style-name="P689">je cherche <text:span text:style-name="T63">un</text:span> rem<text:span text:style-name="T1">è</text:span>de qui <text:span text:style-name="T63">mette</text:span> fin aux souffrances amoureuses</text:p>
          </table:table-cell>
          <table:covered-table-cell/>
          <table:table-cell table:style-name="Таблица46.F46" office:value-type="string">
            <text:p text:style-name="P689">Я ищу <text:span text:style-name="T61">то самое лекарство</text:span>, которое <text:span text:style-name="T61">кладёт</text:span> конец любовным страданиям (используем indicatif)</text:p>
            <text:p text:style-name="P689">Я ищу <text:span text:style-name="T61">некое</text:span> лекарство, которое <text:span text:style-name="T61">положило бы</text:span> конец любовным страданиям</text:p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726">Исключения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3">25 глаголов с особой основой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4">a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4">(que) j'aie (tu aies, il ait, ils aient)</text:p>
            <text:p text:style-name="P754"><text:span text:style-name="T464">que </text:span>ns ayons - безударный корень</text:p>
            <text:p text:style-name="P754"><text:span text:style-name="T464">que </text:span>vs ayez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4">être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5">(que) je sois (sois, soit, soient)</text:p>
            <text:p text:style-name="P755">que ns soyons</text:p>
            <text:p text:style-name="P755">que vs soyez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4">alle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5">que j'aille</text:p>
            <text:p text:style-name="P755">que ns allions</text:p>
            <text:p text:style-name="P755">que vs alliez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24" table:number-columns-spanned="3" office:value-type="string">
            <text:p text:style-name="P684">acquérir</text:p>
          </table:table-cell>
          <table:covered-table-cell/>
          <table:covered-table-cell/>
          <table:table-cell table:style-name="Таблица46.D24" table:number-columns-spanned="2" office:value-type="string">
            <text:p text:style-name="P755">que j<text:span text:style-name="T465">'acqui</text:span><text:span text:style-name="T20">è</text:span><text:span text:style-name="T262">re</text:span></text:p>
            <text:p text:style-name="P755">que ns <text:span text:style-name="T465">acqu</text:span><text:span text:style-name="T20">è</text:span><text:span text:style-name="T262">rions</text:span></text:p>
            <text:p text:style-name="P755">que vs <text:span text:style-name="T465">acqu</text:span><text:span text:style-name="T20">è</text:span><text:span text:style-name="T262">riez</text:span></text:p>
          </table:table-cell>
          <table:covered-table-cell/>
          <table:table-cell table:style-name="Таблица46.F24" office:value-type="string">
            <text:p text:style-name="ubuntu_5f_mono_5f_8"/>
          </table:table-cell>
        </table:table-row>
        <table:table-row table:style-name="Таблица46.1">
          <table:table-cell table:style-name="Таблица46.A25" table:number-columns-spanned="3" office:value-type="string">
            <text:p text:style-name="P684">boire</text:p>
          </table:table-cell>
          <table:covered-table-cell/>
          <table:covered-table-cell/>
          <table:table-cell table:style-name="Таблица46.D25" table:number-columns-spanned="2" office:value-type="string">
            <text:p text:style-name="P755">que je <text:span text:style-name="T465">boive</text:span></text:p>
            <text:p text:style-name="P755">que ns <text:span text:style-name="T465">buvions</text:span></text:p>
            <text:p text:style-name="P755">que vs <text:span text:style-name="T465">buviez</text:span></text:p>
          </table:table-cell>
          <table:covered-table-cell/>
          <table:table-cell table:style-name="Таблица46.F25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4">croire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5">que je <text:span text:style-name="T465">croie</text:span></text:p>
            <text:p text:style-name="P755">que ns <text:span text:style-name="T465">croyions</text:span></text:p>
            <text:p text:style-name="P755">que vs <text:span text:style-name="T465">croy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4">de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5">que je doive</text:p>
            <text:p text:style-name="P755">que ns devions</text:p>
            <text:p text:style-name="P755">que vs deviez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28" table:number-columns-spanned="3" office:value-type="string">
            <text:p text:style-name="P684">faire</text:p>
          </table:table-cell>
          <table:covered-table-cell/>
          <table:covered-table-cell/>
          <table:table-cell table:style-name="Таблица46.D28" table:number-columns-spanned="2" office:value-type="string">
            <text:p text:style-name="P755">que je <text:span text:style-name="T466">fasse</text:span></text:p>
            <text:p text:style-name="P755">que ns </text:p>
            <text:p text:style-name="P755">que vs </text:p>
          </table:table-cell>
          <table:covered-table-cell/>
          <table:table-cell table:style-name="Таблица46.F28" office:value-type="string">
            <text:p text:style-name="ubuntu_5f_mono_5f_8"/>
          </table:table-cell>
        </table:table-row>
        <table:table-row table:style-name="Таблица46.1">
          <table:table-cell table:style-name="Таблица46.A29" table:number-columns-spanned="3" office:value-type="string">
            <text:p text:style-name="P684">mourir</text:p>
          </table:table-cell>
          <table:covered-table-cell/>
          <table:covered-table-cell/>
          <table:table-cell table:style-name="Таблица46.D29" table:number-columns-spanned="2" office:value-type="string">
            <text:p text:style-name="P755">que je <text:span text:style-name="T465">meure</text:span></text:p>
            <text:p text:style-name="P755">que ns <text:span text:style-name="T465">mourions</text:span></text:p>
            <text:p text:style-name="P755">que vs <text:span text:style-name="T465">mouriez</text:span></text:p>
          </table:table-cell>
          <table:covered-table-cell/>
          <table:table-cell table:style-name="Таблица46.F29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4">pou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5">que je <text:span text:style-name="T466">puisse (дабы я мог)</text:span></text:p>
            <text:p text:style-name="P755">que ns </text:p>
            <text:p text:style-name="P755">que vs 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4">prendre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5">que je <text:span text:style-name="T465">prenne</text:span></text:p>
            <text:p text:style-name="P755">que ns <text:span text:style-name="T465">prenions</text:span></text:p>
            <text:p text:style-name="P755">que vs <text:span text:style-name="T465">pren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4">sa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5">que je <text:span text:style-name="T466">sache</text:span></text:p>
            <text:p text:style-name="P755">que ns </text:p>
            <text:p text:style-name="P755">que vs 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4">tenir<text:span text:style-name="T464"> (держать)</text:span>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5">que je tienne</text:p>
            <text:p text:style-name="P755">que ns tenions</text:p>
            <text:p text:style-name="P755">que vs teniez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4">ven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5">que je vienne</text:p>
            <text:p text:style-name="P755">que ns venions</text:p>
            <text:p text:style-name="P755">que vs veniez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4">voul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5">que je <text:span text:style-name="T465">veuille</text:span></text:p>
            <text:p text:style-name="P755">que ns <text:span text:style-name="T465">voulions</text:span></text:p>
            <text:p text:style-name="P755">que vs <text:span text:style-name="T465">voul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4">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5">que je <text:span text:style-name="T465">voie</text:span></text:p>
            <text:p text:style-name="P755">que ns <text:span text:style-name="T465">voyions</text:span></text:p>
            <text:p text:style-name="P755">que vs <text:span text:style-name="T465">voy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7" table:number-columns-spanned="3" office:value-type="string">
            <text:p text:style-name="P684">val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5">que je <text:span text:style-name="T465">vaille</text:span></text:p>
            <text:p text:style-name="P755">que ns <text:span text:style-name="T465">valions</text:span></text:p>
            <text:p text:style-name="P755">que vs <text:span text:style-name="T465">val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38" table:number-columns-spanned="3" office:value-type="string">
            <text:p text:style-name="P684">но: pr<text:span text:style-name="T1">é</text:span>valoir</text:p>
          </table:table-cell>
          <table:covered-table-cell/>
          <table:covered-table-cell/>
          <table:table-cell table:style-name="Таблица46.D38" table:number-columns-spanned="2" office:value-type="string">
            <text:p text:style-name="P755">que je <text:span text:style-name="T465">pr</text:span><text:span text:style-name="T20">é</text:span><text:span text:style-name="T262">vale</text:span></text:p>
            <text:p text:style-name="P755">que ns <text:span text:style-name="T465">pr</text:span><text:span text:style-name="T20">é</text:span><text:span text:style-name="T262">valions</text:span></text:p>
            <text:p text:style-name="P755">que vs <text:span text:style-name="T465">pr</text:span><text:span text:style-name="T20">é</text:span><text:span text:style-name="T262">valiez</text:span></text:p>
          </table:table-cell>
          <table:covered-table-cell/>
          <table:table-cell table:style-name="Таблица46.F38" office:value-type="string">
            <text:p text:style-name="ubuntu_5f_mono_5f_8"/>
          </table:table-cell>
        </table:table-row>
        <text:soft-page-break/>
        <table:table-row table:style-name="Таблица46.1">
          <table:table-cell table:style-name="Таблица46.A46" table:number-columns-spanned="3" office:value-type="string">
            <text:p text:style-name="P684">rece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5">que je <text:span text:style-name="T465">re</text:span><text:span text:style-name="T20">ç</text:span><text:span text:style-name="T262">oive</text:span></text:p>
            <text:p text:style-name="P755">que ns <text:span text:style-name="T465">recevions</text:span></text:p>
            <text:p text:style-name="P755">que vs <text:span text:style-name="T465">recev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6" table:number-columns-spanned="3" office:value-type="string">
            <text:p text:style-name="P684">aperce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6">que je <text:span text:style-name="T465">aper</text:span><text:span text:style-name="T20">ç</text:span><text:span text:style-name="T262">oive</text:span></text:p>
            <text:p text:style-name="P756">que ns <text:span text:style-name="T465">apercevions</text:span></text:p>
            <text:p text:style-name="P756">que vs <text:span text:style-name="T465">apercev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6" table:number-columns-spanned="3" office:value-type="string">
            <text:p text:style-name="P684">conce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6">que je <text:span text:style-name="T465">con</text:span><text:span text:style-name="T20">ç</text:span><text:span text:style-name="T262">oive</text:span></text:p>
            <text:p text:style-name="P756">que ns <text:span text:style-name="T465">concevions</text:span></text:p>
            <text:p text:style-name="P756">que vs <text:span text:style-name="T465">concev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6" table:number-columns-spanned="3" office:value-type="string">
            <text:p text:style-name="P684">perce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6">que je <text:span text:style-name="T465">per</text:span><text:span text:style-name="T20">ç</text:span><text:span text:style-name="T262">oive</text:span></text:p>
            <text:p text:style-name="P756">que ns <text:span text:style-name="T465">percevions</text:span></text:p>
            <text:p text:style-name="P756">que vs <text:span text:style-name="T465">percev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6" table:number-columns-spanned="3" office:value-type="string">
            <text:p text:style-name="P684">décevoir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6">que je <text:span text:style-name="T465">d</text:span><text:span text:style-name="T20">éç</text:span><text:span text:style-name="T262">oive</text:span></text:p>
            <text:p text:style-name="P756">que ns <text:span text:style-name="T465">d</text:span><text:span text:style-name="T20">écevions</text:span></text:p>
            <text:p text:style-name="P756">que vs <text:span text:style-name="T465">d</text:span><text:span text:style-name="T20">éceviez</text:span>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6" table:number-columns-spanned="3" office:value-type="string">
            <text:p text:style-name="P682"/>
          </table:table-cell>
          <table:covered-table-cell/>
          <table:covered-table-cell/>
          <table:table-cell table:style-name="Таблица46.D46" table:number-columns-spanned="2" office:value-type="string">
            <text:p text:style-name="P757">Безличные, поетому только 3л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6" table:number-columns-spanned="3" office:value-type="string">
            <text:p text:style-name="P684">falloir<text:span text:style-name="T466"> (быть нужжным)</text:span>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7">qu'il faille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6" table:number-columns-spanned="3" office:value-type="string">
            <text:p text:style-name="P684">pleuvoir<text:span text:style-name="T466"> (дождить)</text:span></text:p>
          </table:table-cell>
          <table:covered-table-cell/>
          <table:covered-table-cell/>
          <table:table-cell table:style-name="Таблица46.D46" table:number-columns-spanned="2" office:value-type="string">
            <text:p text:style-name="P757">qu'il pleuve</text:p>
          </table:table-cell>
          <table:covered-table-cell/>
          <table:table-cell table:style-name="Таблица46.F46" office:value-type="string">
            <text:p text:style-name="ubuntu_5f_mono_5f_8"/>
          </table:table-cell>
        </table:table-row>
        <table:table-row table:style-name="Таблица46.1">
          <table:table-cell table:style-name="Таблица46.A47" table:number-columns-spanned="3" office:value-type="string">
            <text:p text:style-name="P682"/>
          </table:table-cell>
          <table:covered-table-cell/>
          <table:covered-table-cell/>
          <table:table-cell table:style-name="Таблица46.D47" table:number-columns-spanned="2" office:value-type="string">
            <text:p text:style-name="ubuntu_5f_mono_5f_8"/>
          </table:table-cell>
          <table:covered-table-cell/>
          <table:table-cell table:style-name="Таблица46.F47" office:value-type="string">
            <text:p text:style-name="ubuntu_5f_mono_5f_8"/>
          </table:table-cell>
        </table:table-row>
        <table:table-row table:style-name="Таблица46.1">
          <table:table-cell table:style-name="Таблица46.A4" table:number-columns-spanned="3" office:value-type="string">
            <text:p text:style-name="P258">Le conditionnel<text:span text:style-name="T397"> </text:span></text:p>
          </table:table-cell>
          <table:covered-table-cell/>
          <table:covered-table-cell/>
          <table:table-cell table:style-name="Таблица46.A4" table:number-columns-spanned="2" office:value-type="string">
            <text:p text:style-name="P309">Условное накл.</text:p>
          </table:table-cell>
          <table:covered-table-cell/>
          <table:table-cell table:style-name="Таблица46.F48" office:value-type="string">
            <text:p text:style-name="P766">"поделать бы"</text:p>
          </table:table-cell>
        </table:table-row>
        <table:table-row table:style-name="Таблица46.1">
          <table:table-cell table:style-name="Таблица46.A49" table:number-columns-spanned="6" office:value-type="string">
            <text:p text:style-name="P742">Может использоваться как в подчиненном предложении, так и в независимом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6.1">
          <table:table-cell table:style-name="Таблица46.A50" table:number-columns-spanned="2" office:value-type="string">
            <text:p text:style-name="P732">infinitif + </text:p>
            <text:p text:style-name="P732"/>
            <text:p text:style-name="P732">(или особая основа +)</text:p>
          </table:table-cell>
          <table:covered-table-cell/>
          <table:table-cell table:style-name="Таблица46.C50" office:value-type="string">
            <text:p text:style-name="P732">ais</text:p>
            <text:p text:style-name="P732">ais</text:p>
            <text:p text:style-name="P732">ait</text:p>
            <text:p text:style-name="P732">ions</text:p>
            <text:p text:style-name="P732">iez</text:p>
            <text:p text:style-name="P732">aient</text:p>
          </table:table-cell>
          <table:table-cell table:style-name="Таблица46.D50" table:number-columns-spanned="2" office:value-type="string">
            <text:p text:style-name="P767">je parlerais (я бы поговорил)</text:p>
            <text:p text:style-name="P767">tu parlerais</text:p>
            <text:p text:style-name="P767">il parlerait</text:p>
            <text:p text:style-name="P767">ns parlerions</text:p>
            <text:p text:style-name="P767">vs parleriez</text:p>
            <text:p text:style-name="P767">ils parleraient</text:p>
          </table:table-cell>
          <table:covered-table-cell/>
          <table:table-cell table:style-name="Таблица46.F50" office:value-type="string">
            <text:p text:style-name="P767">je viendrais (я бы пришел)</text:p>
            <text:p text:style-name="P767">tu viendrais</text:p>
            <text:p text:style-name="P767">il viendrait</text:p>
            <text:p text:style-name="P767">ns viendrions</text:p>
            <text:p text:style-name="P767">vs viendriez</text:p>
            <text:p text:style-name="P767">ils viendraient</text:p>
          </table:table-cell>
        </table:table-row>
        <table:table-row table:style-name="Таблица46.1">
          <table:table-cell table:style-name="Таблица46.A51" table:number-columns-spanned="3" office:value-type="string">
            <text:p text:style-name="P718"/>
          </table:table-cell>
          <table:covered-table-cell/>
          <table:covered-table-cell/>
          <table:table-cell table:style-name="Таблица46.D51" table:number-columns-spanned="2" office:value-type="string">
            <text:p text:style-name="ubuntu_5f_mono_5f_8"/>
          </table:table-cell>
          <table:covered-table-cell/>
          <table:table-cell table:style-name="Таблица46.F51" office:value-type="string">
            <text:p text:style-name="ubuntu_5f_mono_5f_8"/>
          </table:table-cell>
        </table:table-row>
      </table:table>
      <text:p text:style-name="P185"/>
      <text:p text:style-name="P185"/>
      <text:p text:style-name="P186"/>
      <text:p text:style-name="P186"/>
      <text:p text:style-name="P186"/>
      <text:h text:style-name="P3" text:outline-level="6">Глаголы. словарь.</text:h>
      <table:table table:name="Таблица57" table:style-name="Таблица57">
        <table:table-column table:style-name="Таблица57.A"/>
        <table:table-column table:style-name="Таблица57.B"/>
        <table:table-column table:style-name="Таблица57.C"/>
        <table:table-column table:style-name="Таблица57.D"/>
        <table:table-column table:style-name="Таблица57.E"/>
        <table:table-column table:style-name="Таблица57.F"/>
        <table:table-row table:style-name="Таблица57.1">
          <table:table-cell table:style-name="Таблица57.A1" office:value-type="string">
            <text:p text:style-name="P482"/>
          </table:table-cell>
          <table:table-cell table:style-name="Таблица57.A1" office:value-type="string">
            <text:p text:style-name="P522"/>
          </table:table-cell>
          <table:table-cell table:style-name="Таблица57.A1" office:value-type="string">
            <text:p text:style-name="P527"/>
          </table:table-cell>
          <table:table-cell table:style-name="Таблица57.A1" office:value-type="string">
            <text:p text:style-name="P523">Présent</text:p>
          </table:table-cell>
          <table:table-cell table:style-name="Таблица57.A1" office:value-type="string">
            <text:p text:style-name="P523">Passé compose</text:p>
          </table:table-cell>
          <table:table-cell table:style-name="Таблица57.F1" office:value-type="string">
            <text:p text:style-name="P522"/>
          </table:table-cell>
        </table:table-row>
        <table:table-row table:style-name="Таблица57.1">
          <table:table-cell table:style-name="Таблица57.A198" office:value-type="string">
            <text:p text:style-name="P237">abandonner</text:p>
          </table:table-cell>
          <table:table-cell table:style-name="Таблица57.B2" office:value-type="string">
            <text:p text:style-name="P564">I</text:p>
          </table:table-cell>
          <table:table-cell table:style-name="Таблица57.C2" office:value-type="string">
            <text:p text:style-name="P528">забросить, оставить</text:p>
          </table:table-cell>
          <table:table-cell table:style-name="Таблица57.D2" office:value-type="string">
            <text:p text:style-name="P588">j'abandonne</text:p>
            <text:p text:style-name="P588">ns <text:span text:style-name="T36">abandonn</text:span>ons</text:p>
            <text:p text:style-name="P588">ils abandonnent</text:p>
          </table:table-cell>
          <table:table-cell table:style-name="Таблица57.E2" office:value-type="string">
            <text:p text:style-name="P588">j'ai abandonné</text:p>
            <text:p text:style-name="P588"/>
          </table:table-cell>
          <table:table-cell table:style-name="Таблица57.F2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accueillir</text:p>
          </table:table-cell>
          <table:table-cell table:style-name="Таблица57.B3" office:value-type="string">
            <text:p text:style-name="P565">III</text:p>
          </table:table-cell>
          <table:table-cell table:style-name="Таблица57.C3" office:value-type="string">
            <text:p text:style-name="P529">принимать, встречать</text:p>
          </table:table-cell>
          <table:table-cell table:style-name="Таблица57.D3" office:value-type="string">
            <text:p text:style-name="P589">j'accueille</text:p>
            <text:p text:style-name="P589">ns accueillons</text:p>
          </table:table-cell>
          <table:table-cell table:style-name="Таблица57.E3" office:value-type="string">
            <text:p text:style-name="P590">j'ai accueilli</text:p>
          </table:table-cell>
          <table:table-cell table:style-name="Таблица57.F3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acheter</text:p>
          </table:table-cell>
          <table:table-cell table:style-name="Таблица57.B4" office:value-type="string">
            <text:p text:style-name="P566">I</text:p>
          </table:table-cell>
          <table:table-cell table:style-name="Таблица57.C4" office:value-type="string">
            <text:p text:style-name="P528">покупать</text:p>
          </table:table-cell>
          <table:table-cell table:style-name="Таблица57.D4" office:value-type="string">
            <text:p text:style-name="P590">j'achète</text:p>
            <text:p text:style-name="P590">ns achetons</text:p>
            <text:p text:style-name="P590">ils achètent</text:p>
          </table:table-cell>
          <table:table-cell table:style-name="Таблица57.E4" office:value-type="string">
            <text:p text:style-name="P590">j'ai acheté</text:p>
          </table:table-cell>
          <table:table-cell table:style-name="Таблица57.F4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acquérir</text:p>
          </table:table-cell>
          <table:table-cell table:style-name="Таблица57.B5" office:value-type="string">
            <text:p text:style-name="P568">III</text:p>
          </table:table-cell>
          <table:table-cell table:style-name="Таблица57.C5" office:value-type="string">
            <text:p text:style-name="P529">приобретать</text:p>
          </table:table-cell>
          <table:table-cell table:style-name="Таблица57.D5" office:value-type="string">
            <text:p text:style-name="P597">j'acqui<text:span text:style-name="T1">è</text:span>rs</text:p>
            <text:p text:style-name="P597">ns acqu<text:span text:style-name="T1">é</text:span>rons</text:p>
            <text:p text:style-name="P597">ils acqui<text:span text:style-name="T1">è</text:span>rent</text:p>
          </table:table-cell>
          <table:table-cell table:style-name="Таблица57.E5" office:value-type="string">
            <text:p text:style-name="P597">acquis</text:p>
          </table:table-cell>
          <table:table-cell table:style-name="Таблица57.F5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admettre</text:p>
          </table:table-cell>
          <table:table-cell table:style-name="Таблица57.B6" office:value-type="string">
            <text:p text:style-name="P568">III</text:p>
          </table:table-cell>
          <table:table-cell table:style-name="Таблица57.C6" office:value-type="string">
            <text:p text:style-name="P529">допускать</text:p>
          </table:table-cell>
          <table:table-cell table:style-name="Таблица57.D6" office:value-type="string">
            <text:p text:style-name="P597">j'admets</text:p>
            <text:p text:style-name="P597">ns admettons</text:p>
          </table:table-cell>
          <table:table-cell table:style-name="Таблица57.E6" office:value-type="string">
            <text:p text:style-name="P597">admis</text:p>
          </table:table-cell>
          <table:table-cell table:style-name="Таблица57.F6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adorer</text:p>
          </table:table-cell>
          <table:table-cell table:style-name="Таблица57.B7" office:value-type="string">
            <text:p text:style-name="P568">I</text:p>
          </table:table-cell>
          <table:table-cell table:style-name="Таблица57.C7" office:value-type="string">
            <text:p text:style-name="P529"/>
          </table:table-cell>
          <table:table-cell table:style-name="Таблица57.D7" office:value-type="string">
            <text:p text:style-name="P588"/>
          </table:table-cell>
          <table:table-cell table:style-name="Таблица57.E7" office:value-type="string">
            <text:p text:style-name="P588"/>
          </table:table-cell>
          <table:table-cell table:style-name="Таблица57.F7" office:value-type="string">
            <text:p text:style-name="P591">j'adore Paris!</text:p>
          </table:table-cell>
        </table:table-row>
        <table:table-row table:style-name="Таблица57.1">
          <table:table-cell table:style-name="Таблица57.A198" office:value-type="string">
            <text:p text:style-name="P237">aider</text:p>
          </table:table-cell>
          <table:table-cell table:style-name="Таблица57.B8" office:value-type="string">
            <text:p text:style-name="P567">I</text:p>
          </table:table-cell>
          <table:table-cell table:style-name="Таблица57.C8" office:value-type="string">
            <text:p text:style-name="P529"/>
          </table:table-cell>
          <table:table-cell table:style-name="Таблица57.D8" office:value-type="string">
            <text:p text:style-name="P591">j'aide</text:p>
          </table:table-cell>
          <table:table-cell table:style-name="Таблица57.E8" office:value-type="string">
            <text:p text:style-name="P591">j'ai aidé</text:p>
          </table:table-cell>
          <table:table-cell table:style-name="Таблица57.F8" office:value-type="string">
            <text:p text:style-name="P591">vous aidez les hommes seuls</text:p>
          </table:table-cell>
        </table:table-row>
        <table:table-row table:style-name="Таблица57.1">
          <table:table-cell table:style-name="Таблица57.A198" office:value-type="string">
            <text:p text:style-name="P237">aimer</text:p>
          </table:table-cell>
          <table:table-cell table:style-name="Таблица57.B9" office:value-type="string">
            <text:p text:style-name="P568">I</text:p>
          </table:table-cell>
          <table:table-cell table:style-name="Таблица57.C9" office:value-type="string">
            <text:p text:style-name="P530">любить</text:p>
          </table:table-cell>
          <table:table-cell table:style-name="Таблица57.D9" office:value-type="string">
            <text:p text:style-name="P593">j'aime</text:p>
            <text:p text:style-name="P593">ns aimons</text:p>
            <text:p text:style-name="P593">ils aiment</text:p>
          </table:table-cell>
          <table:table-cell table:style-name="Таблица57.E9" office:value-type="string">
            <text:p text:style-name="P593">j'ai aimé</text:p>
          </table:table-cell>
          <table:table-cell table:style-name="Таблица57.F9" office:value-type="string">
            <text:p text:style-name="P594">je t'aime</text:p>
            <text:p text:style-name="P588">Il a aimé sa sœur</text:p>
            <text:p text:style-name="P593">Ns n'avons pas aimé le poulet</text:p>
            <text:p text:style-name="P593">Je vous ai aimé</text:p>
            <text:p text:style-name="P595">J'ai aimé ce riz (понравился)</text:p>
          </table:table-cell>
        </table:table-row>
        <table:table-row table:style-name="Таблица57.1">
          <table:table-cell table:style-name="Таблица57.A198" office:value-type="string">
            <text:p text:style-name="P237">ajouter</text:p>
          </table:table-cell>
          <table:table-cell table:style-name="Таблица57.B10" office:value-type="string">
            <text:p text:style-name="P566">I</text:p>
          </table:table-cell>
          <table:table-cell table:style-name="Таблица57.C10" office:value-type="string">
            <text:p text:style-name="P531">добавлять</text:p>
          </table:table-cell>
          <table:table-cell table:style-name="Таблица57.D10" office:value-type="string">
            <text:p text:style-name="P590">j'ajoute</text:p>
            <text:p text:style-name="P590">ns ajoutons</text:p>
            <text:p text:style-name="P590">ils ajoutent</text:p>
          </table:table-cell>
          <table:table-cell table:style-name="Таблица57.E10" office:value-type="string">
            <text:p text:style-name="P590">j'ai ajouté</text:p>
          </table:table-cell>
          <table:table-cell table:style-name="Таблица57.F10" office:value-type="string">
            <text:p text:style-name="P590">il ajoute des haricots et une tomate</text:p>
          </table:table-cell>
        </table:table-row>
        <table:table-row table:style-name="Таблица57.1">
          <table:table-cell table:style-name="Таблица57.A198" office:value-type="string">
            <text:p text:style-name="P237">aller</text:p>
          </table:table-cell>
          <table:table-cell table:style-name="Таблица57.B11" office:value-type="string">
            <text:p text:style-name="P568">III</text:p>
          </table:table-cell>
          <table:table-cell table:style-name="Таблица57.C11" office:value-type="string">
            <text:p text:style-name="P529">идти, ехать</text:p>
          </table:table-cell>
          <table:table-cell table:style-name="Таблица57.D11" office:value-type="string">
            <text:p text:style-name="P596">je vais</text:p>
            <text:p text:style-name="P596">tu vas</text:p>
            <text:p text:style-name="P596">il va</text:p>
            <text:p text:style-name="P596">ns allons</text:p>
            <text:p text:style-name="P596">ils vont</text:p>
          </table:table-cell>
          <table:table-cell table:style-name="Таблица57.E11" office:value-type="string">
            <text:p text:style-name="P586">je suis allé(e)</text:p>
          </table:table-cell>
          <table:table-cell table:style-name="Таблица57.F11" office:value-type="string">
            <text:p text:style-name="P598">Il n'allait pas le faire<text:span text:style-name="T430"> </text:span></text:p>
            <text:p text:style-name="P598">(<text:span text:style-name="T314">Он не собирался это делать</text:span>)</text:p>
            <text:p text:style-name="P586">Je suis allée au par<text:span text:style-name="T367">c</text:span> hier</text:p>
            <text:p text:style-name="P586">j'allais écrire une lettre</text:p>
            <text:p text:style-name="P586">il est allé au magasin (он ходил в магазин)</text:p>
          </table:table-cell>
        </table:table-row>
        <table:table-row table:style-name="Таблица57.1">
          <table:table-cell table:style-name="Таблица57.A198" office:value-type="string">
            <text:p text:style-name="P237">améliorer</text:p>
          </table:table-cell>
          <table:table-cell table:style-name="Таблица57.B12" office:value-type="string">
            <text:p text:style-name="P568">I</text:p>
          </table:table-cell>
          <table:table-cell table:style-name="Таблица57.C12" office:value-type="string">
            <text:p text:style-name="P532">улучшать</text:p>
          </table:table-cell>
          <table:table-cell table:style-name="Таблица57.D12" office:value-type="string">
            <text:p text:style-name="P594">j'améliore</text:p>
            <text:p text:style-name="P594">ns améliorons</text:p>
            <text:p text:style-name="P594">ils améliorent</text:p>
          </table:table-cell>
          <table:table-cell table:style-name="Таблица57.E12" office:value-type="string">
            <text:p text:style-name="P594">j'ai amélioré</text:p>
          </table:table-cell>
          <table:table-cell table:style-name="Таблица57.F12" office:value-type="string">
            <text:p text:style-name="P590">il <text:span text:style-name="T315">amélior</text:span>e son repas</text:p>
          </table:table-cell>
        </table:table-row>
        <table:table-row table:style-name="Таблица57.1">
          <table:table-cell table:style-name="Таблица57.A198" office:value-type="string">
            <text:p text:style-name="P237">apercevoir</text:p>
          </table:table-cell>
          <table:table-cell table:style-name="Таблица57.B13" office:value-type="string">
            <text:p text:style-name="P568">III</text:p>
          </table:table-cell>
          <table:table-cell table:style-name="Таблица57.C13" office:value-type="string">
            <text:p text:style-name="P529">замечать</text:p>
          </table:table-cell>
          <table:table-cell table:style-name="Таблица57.D13" office:value-type="string">
            <text:p text:style-name="P597">j'aper<text:span text:style-name="T1">ç</text:span>ois</text:p>
            <text:p text:style-name="P597">ns apercevons</text:p>
            <text:p text:style-name="P597">ils aper<text:span text:style-name="T1">ç</text:span>oivent</text:p>
          </table:table-cell>
          <table:table-cell table:style-name="Таблица57.E13" office:value-type="string">
            <text:p text:style-name="P597">aper<text:span text:style-name="T1">ç</text:span>u</text:p>
          </table:table-cell>
          <table:table-cell table:style-name="Таблица57.F13" office:value-type="string">
            <text:p text:style-name="P586"/>
          </table:table-cell>
        </table:table-row>
        <table:table-row table:style-name="Таблица57.1">
          <table:table-cell table:style-name="Таблица57.A198" office:value-type="string">
            <text:p text:style-name="P285">appara<text:span text:style-name="T1">î</text:span>tre</text:p>
          </table:table-cell>
          <table:table-cell table:style-name="Таблица57.B14" office:value-type="string">
            <text:p text:style-name="P568">III</text:p>
          </table:table-cell>
          <table:table-cell table:style-name="Таблица57.C14" office:value-type="string">
            <text:p text:style-name="P533">появляться</text:p>
          </table:table-cell>
          <table:table-cell table:style-name="Таблица57.D14" office:value-type="string">
            <text:p text:style-name="P597">j'apparais</text:p>
            <text:p text:style-name="P597">ns apparai<text:span text:style-name="T431">ssons</text:span></text:p>
          </table:table-cell>
          <table:table-cell table:style-name="Таблица57.E14" office:value-type="string">
            <text:p text:style-name="P599">apparu</text:p>
          </table:table-cell>
          <table:table-cell table:style-name="Таблица57.F14" office:value-type="string">
            <text:p text:style-name="P586"/>
          </table:table-cell>
        </table:table-row>
        <table:table-row table:style-name="Таблица57.1">
          <table:table-cell table:style-name="Таблица57.A198" office:value-type="string">
            <text:p text:style-name="P237">appartenir</text:p>
          </table:table-cell>
          <table:table-cell table:style-name="Таблица57.B15" office:value-type="string">
            <text:p text:style-name="P569">III</text:p>
          </table:table-cell>
          <table:table-cell table:style-name="Таблица57.C15" office:value-type="string">
            <text:p text:style-name="P529">принадлежать</text:p>
          </table:table-cell>
          <table:table-cell table:style-name="Таблица57.D15" office:value-type="string">
            <text:p text:style-name="P599">j'appartiens</text:p>
            <text:p text:style-name="P599">ns appartenons</text:p>
            <text:p text:style-name="P599">ils appartiennent</text:p>
          </table:table-cell>
          <table:table-cell table:style-name="Таблица57.E15" office:value-type="string">
            <text:p text:style-name="P599">appartenu</text:p>
          </table:table-cell>
          <table:table-cell table:style-name="Таблица57.F15" office:value-type="string">
            <text:p text:style-name="P586"/>
          </table:table-cell>
        </table:table-row>
        <table:table-row table:style-name="Таблица57.1">
          <table:table-cell table:style-name="Таблица57.A16" office:value-type="string">
            <text:p text:style-name="P237">appeler</text:p>
          </table:table-cell>
          <table:table-cell table:style-name="Таблица57.B16" office:value-type="string">
            <text:p text:style-name="P570">I</text:p>
          </table:table-cell>
          <table:table-cell table:style-name="Таблица57.C16" office:value-type="string">
            <text:p text:style-name="P534">звать</text:p>
          </table:table-cell>
          <table:table-cell table:style-name="Таблица57.D16" office:value-type="string">
            <text:p text:style-name="P588"/>
          </table:table-cell>
          <table:table-cell table:style-name="Таблица57.E16" office:value-type="string">
            <text:p text:style-name="P588"/>
          </table:table-cell>
          <table:table-cell table:style-name="Таблица57.F16" office:value-type="string">
            <text:p text:style-name="P586">Pourquoi m'avez-vous appelé?</text:p>
            <text:p text:style-name="P586">Elle a appelé hier</text:p>
            <text:p text:style-name="P586">Elle a appelé un docteur</text:p>
          </table:table-cell>
        </table:table-row>
        <table:table-row table:style-name="Таблица57.1">
          <table:table-cell table:style-name="Таблица57.A198" office:value-type="string">
            <text:p text:style-name="P237">apporter</text:p>
          </table:table-cell>
          <table:table-cell table:style-name="Таблица57.B17" office:value-type="string">
            <text:p text:style-name="P566">I</text:p>
          </table:table-cell>
          <table:table-cell table:style-name="Таблица57.C17" office:value-type="string">
            <text:p text:style-name="P529"/>
          </table:table-cell>
          <table:table-cell table:style-name="Таблица57.D17" office:value-type="string">
            <text:p text:style-name="P590">j'apporte</text:p>
            <text:p text:style-name="P590">ns apportons</text:p>
            <text:p text:style-name="P590">ils apportent</text:p>
          </table:table-cell>
          <table:table-cell table:style-name="Таблица57.E17" office:value-type="string">
            <text:p text:style-name="P590">j'ai apporté</text:p>
          </table:table-cell>
          <table:table-cell table:style-name="Таблица57.F17" office:value-type="string">
            <text:p text:style-name="P586">j'apporte des fraises at du vin</text:p>
            <text:p text:style-name="P586">le chat apporte une souris</text:p>
          </table:table-cell>
        </table:table-row>
        <table:table-row table:style-name="Таблица57.1">
          <table:table-cell table:style-name="Таблица57.A18" office:value-type="string">
            <text:p text:style-name="P237">apprendre</text:p>
          </table:table-cell>
          <table:table-cell table:style-name="Таблица57.B18" office:value-type="string">
            <text:p text:style-name="P570">III</text:p>
          </table:table-cell>
          <table:table-cell table:style-name="Таблица57.C18" office:value-type="string">
            <text:p text:style-name="P529">учить, изучать</text:p>
          </table:table-cell>
          <table:table-cell table:style-name="Таблица57.D18" office:value-type="string">
            <text:p text:style-name="P604">j'apprends</text:p>
            <text:p text:style-name="P604">il apprend</text:p>
            <text:p text:style-name="P604">ns apprenons</text:p>
            <text:p text:style-name="P604">ils apprennent</text:p>
          </table:table-cell>
          <table:table-cell table:style-name="Таблица57.E18" office:value-type="string">
            <text:p text:style-name="P604">appris</text:p>
          </table:table-cell>
          <table:table-cell table:style-name="Таблица57.F18" office:value-type="string">
            <text:p text:style-name="P586"/>
          </table:table-cell>
        </table:table-row>
        <table:table-row table:style-name="Таблица57.1">
          <table:table-cell table:style-name="Таблица57.A19" office:value-type="string">
            <text:p text:style-name="P237">approcher</text:p>
          </table:table-cell>
          <table:table-cell table:style-name="Таблица57.B19" office:value-type="string">
            <text:p text:style-name="P570">I</text:p>
          </table:table-cell>
          <table:table-cell table:style-name="Таблица57.C19" office:value-type="string">
            <text:p text:style-name="P534">приближаться</text:p>
          </table:table-cell>
          <table:table-cell table:style-name="Таблица57.D19" office:value-type="string">
            <text:p text:style-name="P588"/>
          </table:table-cell>
          <table:table-cell table:style-name="Таблица57.E19" office:value-type="string">
            <text:p text:style-name="P588"/>
          </table:table-cell>
          <table:table-cell table:style-name="Таблица57.F19" office:value-type="string">
            <text:p text:style-name="P586"/>
          </table:table-cell>
        </table:table-row>
        <table:table-row table:style-name="Таблица57.1">
          <table:table-cell table:style-name="Таблица57.A20" office:value-type="string">
            <text:p text:style-name="P237">arrêter</text:p>
          </table:table-cell>
          <table:table-cell table:style-name="Таблица57.B20" office:value-type="string">
            <text:p text:style-name="P570">I</text:p>
          </table:table-cell>
          <table:table-cell table:style-name="Таблица57.C20" office:value-type="string">
            <text:p text:style-name="P535">останавливать</text:p>
          </table:table-cell>
          <table:table-cell table:style-name="Таблица57.D20" office:value-type="string">
            <text:p text:style-name="P588"/>
          </table:table-cell>
          <table:table-cell table:style-name="Таблица57.E20" office:value-type="string">
            <text:p text:style-name="P588"/>
          </table:table-cell>
          <table:table-cell table:style-name="Таблица57.F20" office:value-type="string">
            <text:p text:style-name="P586">Il a arrêté la voiture.</text:p>
            <text:p text:style-name="P586">elle a arrêté sa carrière</text:p>
            <text:p text:style-name="P586">l'horloge c'est arrêtée (ча<text:span text:style-name="T432">с</text:span>ы остановились)</text:p>
            <text:p text:style-name="P600">Il a arrêté <text:span text:style-name="T36">d'ecrire</text:span> pendant un an</text:p>
          </table:table-cell>
        </table:table-row>
        <table:table-row table:style-name="Таблица57.1">
          <table:table-cell table:style-name="Таблица57.A198" office:value-type="string">
            <text:p text:style-name="P237">arriver</text:p>
          </table:table-cell>
          <table:table-cell table:style-name="Таблица57.B21" office:value-type="string">
            <text:p text:style-name="P573">I</text:p>
          </table:table-cell>
          <table:table-cell table:style-name="Таблица57.C21" office:value-type="string">
            <text:p text:style-name="P536">прибывать</text:p>
          </table:table-cell>
          <table:table-cell table:style-name="Таблица57.D21" office:value-type="string">
            <text:p text:style-name="P601">j'arrive</text:p>
            <text:p text:style-name="P601">ns arrivons</text:p>
            <text:p text:style-name="P601">ils arrivent</text:p>
          </table:table-cell>
          <table:table-cell table:style-name="Таблица57.E21" office:value-type="string">
            <text:p text:style-name="P601">je suis arrivé(e)</text:p>
            <text:p text:style-name="P601"/>
            <text:p text:style-name="P588"/>
          </table:table-cell>
          <table:table-cell table:style-name="Таблица57.F21" office:value-type="string">
            <text:p text:style-name="P601">Il est arrivé au même moment</text:p>
            <text:p text:style-name="P602">ns somme arrivés</text:p>
            <text:p text:style-name="P603">Tu es arrivé avec elle</text:p>
          </table:table-cell>
        </table:table-row>
        <table:table-row table:style-name="Таблица57.1">
          <table:table-cell table:style-name="Таблица57.A198" office:value-type="string">
            <text:p text:style-name="P237"><text:span text:style-name="T434">a</text:span><text:span text:style-name="T435">sseoir</text:span></text:p>
          </table:table-cell>
          <table:table-cell table:style-name="Таблица57.B22" office:value-type="string">
            <text:p text:style-name="P571">III</text:p>
          </table:table-cell>
          <table:table-cell table:style-name="Таблица57.C22" office:value-type="string">
            <text:p text:style-name="P529">сидеть, усаживать</text:p>
          </table:table-cell>
          <table:table-cell table:style-name="Таблица57.D22" office:value-type="string">
            <text:p text:style-name="P605">j'assieds</text:p>
            <text:p text:style-name="P605">j'assois</text:p>
            <text:p text:style-name="P605">ns asseyons</text:p>
            <text:p text:style-name="P605">ns assoyons</text:p>
            <text:p text:style-name="P605">ils asseyent</text:p>
            <text:p text:style-name="P605">ils assoient</text:p>
          </table:table-cell>
          <table:table-cell table:style-name="Таблица57.E22" office:value-type="string">
            <text:p text:style-name="P605">assis</text:p>
          </table:table-cell>
          <table:table-cell table:style-name="Таблица57.F22" office:value-type="string">
            <text:p text:style-name="P588"/>
          </table:table-cell>
        </table:table-row>
        <text:soft-page-break/>
        <table:table-row table:style-name="Таблица57.1">
          <table:table-cell table:style-name="Таблица57.A198" office:value-type="string">
            <text:p text:style-name="P237">attendre</text:p>
          </table:table-cell>
          <table:table-cell table:style-name="Таблица57.B23" office:value-type="string">
            <text:p text:style-name="P572">III</text:p>
          </table:table-cell>
          <table:table-cell table:style-name="Таблица57.C23" office:value-type="string">
            <text:p text:style-name="P529">ждать</text:p>
          </table:table-cell>
          <table:table-cell table:style-name="Таблица57.D23" office:value-type="string">
            <text:p text:style-name="P594">j'attends</text:p>
            <text:p text:style-name="P594">il attend</text:p>
            <text:p text:style-name="P594">ns attendons</text:p>
            <text:p text:style-name="P594">ils attendent</text:p>
          </table:table-cell>
          <table:table-cell table:style-name="Таблица57.E23" office:value-type="string">
            <text:p text:style-name="P594">j'ai attendu</text:p>
          </table:table-cell>
          <table:table-cell table:style-name="Таблица57.F23" office:value-type="string">
            <text:p text:style-name="P586">ils m'attendent</text:p>
            <text:p text:style-name="P586">le tigre attend le repas</text:p>
            <text:p text:style-name="P586">j'attends mes enfants</text:p>
          </table:table-cell>
        </table:table-row>
        <table:table-row table:style-name="Таблица57.1">
          <table:table-cell table:style-name="Таблица57.A198" office:value-type="string">
            <text:p text:style-name="P237">avoir</text:p>
          </table:table-cell>
          <table:table-cell table:style-name="Таблица57.B24" office:value-type="string">
            <text:p text:style-name="P564">III</text:p>
          </table:table-cell>
          <table:table-cell table:style-name="Таблица57.C24" office:value-type="string">
            <text:p text:style-name="P564"/>
          </table:table-cell>
          <table:table-cell table:style-name="Таблица57.D24" office:value-type="string">
            <text:p text:style-name="P608">j'ai</text:p>
            <text:p text:style-name="P608">tu as</text:p>
            <text:p text:style-name="P608">il a</text:p>
            <text:p text:style-name="P608">ns avons</text:p>
            <text:p text:style-name="P608">vs avez</text:p>
            <text:p text:style-name="P608">il ont</text:p>
          </table:table-cell>
          <table:table-cell table:style-name="Таблица57.E24" office:value-type="string">
            <text:p text:style-name="P606">j'ai eu</text:p>
          </table:table-cell>
          <table:table-cell table:style-name="Таблица57.F24" office:value-type="string">
            <text:p text:style-name="P588">J'ai eu un cadeau pour mon anniversaire</text:p>
            <text:p text:style-name="P588">ils avaient un chat</text:p>
            <text:p text:style-name="P607">Nous avons déjà eu un gâteau (У на<text:span text:style-name="T433">c</text:span> уже был торт)</text:p>
          </table:table-cell>
        </table:table-row>
        <table:table-row table:style-name="Таблица57.1">
          <table:table-cell table:style-name="Таблица57.A198" office:value-type="string">
            <text:p text:style-name="P237"/>
          </table:table-cell>
          <table:table-cell table:style-name="Таблица57.B25" office:value-type="string">
            <text:p text:style-name="P564"/>
          </table:table-cell>
          <table:table-cell table:style-name="Таблица57.C25" office:value-type="string">
            <text:p text:style-name="P529"/>
          </table:table-cell>
          <table:table-cell table:style-name="Таблица57.D25" office:value-type="string">
            <text:p text:style-name="P588"/>
          </table:table-cell>
          <table:table-cell table:style-name="Таблица57.E25" office:value-type="string">
            <text:p text:style-name="P588"/>
          </table:table-cell>
          <table:table-cell table:style-name="Таблица57.F25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battre</text:p>
          </table:table-cell>
          <table:table-cell table:style-name="Таблица57.B26" office:value-type="string">
            <text:p text:style-name="P564"/>
          </table:table-cell>
          <table:table-cell table:style-name="Таблица57.C26" office:value-type="string">
            <text:p text:style-name="P529">бить</text:p>
          </table:table-cell>
          <table:table-cell table:style-name="Таблица57.D26" office:value-type="string">
            <text:p text:style-name="P588"/>
          </table:table-cell>
          <table:table-cell table:style-name="Таблица57.E26" office:value-type="string">
            <text:p text:style-name="P588"/>
          </table:table-cell>
          <table:table-cell table:style-name="Таблица57.F26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boire</text:p>
          </table:table-cell>
          <table:table-cell table:style-name="Таблица57.B27" office:value-type="string">
            <text:p text:style-name="P564">III</text:p>
          </table:table-cell>
          <table:table-cell table:style-name="Таблица57.C27" office:value-type="string">
            <text:p text:style-name="P529">пить</text:p>
          </table:table-cell>
          <table:table-cell table:style-name="Таблица57.D27" office:value-type="string">
            <text:p text:style-name="P588">je bois</text:p>
            <text:p text:style-name="P588">ns buvons</text:p>
            <text:p text:style-name="P588">ils boivent</text:p>
          </table:table-cell>
          <table:table-cell table:style-name="Таблица57.E27" office:value-type="string">
            <text:p text:style-name="P588">j'ai bu</text:p>
            <text:p text:style-name="P588"/>
          </table:table-cell>
          <table:table-cell table:style-name="Таблица57.F27" office:value-type="string">
            <text:p text:style-name="P611">elles boivent du lait</text:p>
            <text:p text:style-name="P588">tu as bu huit verres de jus</text:p>
            <text:p text:style-name="P588">il a bu un verre de vin rouge</text:p>
            <text:p text:style-name="P588">elles ont bu du lait avec leurs amis</text:p>
            <text:p text:style-name="P612">Hier j'ai bu du vin</text:p>
          </table:table-cell>
        </table:table-row>
        <table:table-row table:style-name="Таблица57.1">
          <table:table-cell table:style-name="Таблица57.A198" office:value-type="string">
            <text:p text:style-name="P237">bouillir</text:p>
          </table:table-cell>
          <table:table-cell table:style-name="Таблица57.B28" office:value-type="string">
            <text:p text:style-name="P564"/>
          </table:table-cell>
          <table:table-cell table:style-name="Таблица57.C28" office:value-type="string">
            <text:p text:style-name="P529">кипеть</text:p>
          </table:table-cell>
          <table:table-cell table:style-name="Таблица57.D28" office:value-type="string">
            <text:p text:style-name="P588"/>
          </table:table-cell>
          <table:table-cell table:style-name="Таблица57.E28" office:value-type="string">
            <text:p text:style-name="P588"/>
          </table:table-cell>
          <table:table-cell table:style-name="Таблица57.F28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bronzer</text:p>
          </table:table-cell>
          <table:table-cell table:style-name="Таблица57.B29" office:value-type="string">
            <text:p text:style-name="P564">I</text:p>
          </table:table-cell>
          <table:table-cell table:style-name="Таблица57.C29" office:value-type="string">
            <text:p text:style-name="P529"/>
          </table:table-cell>
          <table:table-cell table:style-name="Таблица57.D29" office:value-type="string">
            <text:p text:style-name="P588"/>
          </table:table-cell>
          <table:table-cell table:style-name="Таблица57.E29" office:value-type="string">
            <text:p text:style-name="P588"/>
          </table:table-cell>
          <table:table-cell table:style-name="Таблица57.F29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/>
          </table:table-cell>
          <table:table-cell table:style-name="Таблица57.B30" office:value-type="string">
            <text:p text:style-name="P564"/>
          </table:table-cell>
          <table:table-cell table:style-name="Таблица57.C30" office:value-type="string">
            <text:p text:style-name="P529"/>
          </table:table-cell>
          <table:table-cell table:style-name="Таблица57.D30" office:value-type="string">
            <text:p text:style-name="P588"/>
          </table:table-cell>
          <table:table-cell table:style-name="Таблица57.E30" office:value-type="string">
            <text:p text:style-name="P588"/>
          </table:table-cell>
          <table:table-cell table:style-name="Таблица57.F30" office:value-type="string">
            <text:p text:style-name="P588"/>
          </table:table-cell>
        </table:table-row>
        <table:table-row table:style-name="Таблица57.1">
          <table:table-cell table:style-name="Таблица57.A32" office:value-type="string">
            <text:p text:style-name="P237">casser (se)</text:p>
          </table:table-cell>
          <table:table-cell table:style-name="Таблица57.B31" office:value-type="string">
            <text:p text:style-name="P567">I</text:p>
          </table:table-cell>
          <table:table-cell table:style-name="Таблица57.C31" office:value-type="string">
            <text:p text:style-name="P537">разбивать</text:p>
          </table:table-cell>
          <table:table-cell table:style-name="Таблица57.D31" office:value-type="string">
            <text:p text:style-name="P591">je casse</text:p>
            <text:p text:style-name="P591">ns cassons</text:p>
          </table:table-cell>
          <table:table-cell table:style-name="Таблица57.E31" office:value-type="string">
            <text:p text:style-name="P591">j'ai cassé</text:p>
          </table:table-cell>
          <table:table-cell table:style-name="Таблица57.F31" office:value-type="string">
            <text:p text:style-name="P591">ça casse</text:p>
          </table:table-cell>
        </table:table-row>
        <table:table-row table:style-name="Таблица57.1">
          <table:table-cell table:style-name="Таблица57.A32" office:value-type="string">
            <text:p text:style-name="P237">choisir</text:p>
          </table:table-cell>
          <table:table-cell table:style-name="Таблица57.B32" office:value-type="string">
            <text:p text:style-name="P563"/>
          </table:table-cell>
          <table:table-cell table:style-name="Таблица57.C32" office:value-type="string">
            <text:p text:style-name="P563">выбирать</text:p>
          </table:table-cell>
          <table:table-cell table:style-name="Таблица57.D32" office:value-type="string">
            <text:p text:style-name="P591"/>
          </table:table-cell>
          <table:table-cell table:style-name="Таблица57.E32" office:value-type="string">
            <text:p text:style-name="P591"/>
          </table:table-cell>
          <table:table-cell table:style-name="Таблица57.F32" office:value-type="string">
            <text:p text:style-name="P613">Il a bien choisi la date</text:p>
            <text:p text:style-name="P592">C'est vous, qui avez choisi</text:p>
          </table:table-cell>
        </table:table-row>
        <table:table-row table:style-name="Таблица57.1">
          <table:table-cell table:style-name="Таблица57.A198" office:value-type="string">
            <text:p text:style-name="P237">combattre</text:p>
          </table:table-cell>
          <table:table-cell table:style-name="Таблица57.B33" office:value-type="string">
            <text:p text:style-name="P564"/>
          </table:table-cell>
          <table:table-cell table:style-name="Таблица57.C33" office:value-type="string">
            <text:p text:style-name="P529">сражаться</text:p>
          </table:table-cell>
          <table:table-cell table:style-name="Таблица57.D33" office:value-type="string">
            <text:p text:style-name="P588"/>
          </table:table-cell>
          <table:table-cell table:style-name="Таблица57.E33" office:value-type="string">
            <text:p text:style-name="P588"/>
          </table:table-cell>
          <table:table-cell table:style-name="Таблица57.F33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commander</text:p>
          </table:table-cell>
          <table:table-cell table:style-name="Таблица57.B34" office:value-type="string">
            <text:p text:style-name="P567">I</text:p>
          </table:table-cell>
          <table:table-cell table:style-name="Таблица57.C34" office:value-type="string">
            <text:p text:style-name="P529"/>
          </table:table-cell>
          <table:table-cell table:style-name="Таблица57.D34" office:value-type="string">
            <text:p text:style-name="P591">je commande</text:p>
            <text:p text:style-name="P591">ns commandons</text:p>
          </table:table-cell>
          <table:table-cell table:style-name="Таблица57.E34" office:value-type="string">
            <text:p text:style-name="P591">j'ai commandé</text:p>
          </table:table-cell>
          <table:table-cell table:style-name="Таблица57.F34" office:value-type="string">
            <text:p text:style-name="P591">je commande mon repas</text:p>
          </table:table-cell>
        </table:table-row>
        <table:table-row table:style-name="Таблица57.1">
          <table:table-cell table:style-name="Таблица57.A198" office:value-type="string">
            <text:p text:style-name="P237">commencer</text:p>
          </table:table-cell>
          <table:table-cell table:style-name="Таблица57.B35" office:value-type="string">
            <text:p text:style-name="P564"/>
          </table:table-cell>
          <table:table-cell table:style-name="Таблица57.C35" office:value-type="string">
            <text:p text:style-name="P538">начинать</text:p>
          </table:table-cell>
          <table:table-cell table:style-name="Таблица57.D35" office:value-type="string">
            <text:p text:style-name="P588"/>
          </table:table-cell>
          <table:table-cell table:style-name="Таблица57.E35" office:value-type="string">
            <text:p text:style-name="P588"/>
          </table:table-cell>
          <table:table-cell table:style-name="Таблица57.F35" office:value-type="string">
            <text:p text:style-name="P614">La fête a commencé aujourd'hui</text:p>
          </table:table-cell>
        </table:table-row>
        <table:table-row table:style-name="Таблица57.1">
          <table:table-cell table:style-name="Таблица57.A198" office:value-type="string">
            <text:p text:style-name="P237">comprendre</text:p>
          </table:table-cell>
          <table:table-cell table:style-name="Таблица57.B36" office:value-type="string">
            <text:p text:style-name="P564"/>
          </table:table-cell>
          <table:table-cell table:style-name="Таблица57.C36" office:value-type="string">
            <text:p text:style-name="P529">понимать</text:p>
          </table:table-cell>
          <table:table-cell table:style-name="Таблица57.D36" office:value-type="string">
            <text:p text:style-name="P588"/>
          </table:table-cell>
          <table:table-cell table:style-name="Таблица57.E36" office:value-type="string">
            <text:p text:style-name="P588"/>
          </table:table-cell>
          <table:table-cell table:style-name="Таблица57.F36" office:value-type="string">
            <text:p text:style-name="P588"/>
          </table:table-cell>
        </table:table-row>
        <table:table-row table:style-name="Таблица57.1">
          <table:table-cell table:style-name="Таблица57.A37" office:value-type="string">
            <text:p text:style-name="P237">concevoir</text:p>
          </table:table-cell>
          <table:table-cell table:style-name="Таблица57.B37" office:value-type="string">
            <text:p text:style-name="P564"/>
          </table:table-cell>
          <table:table-cell table:style-name="Таблица57.C37" office:value-type="string">
            <text:p text:style-name="P529">задумывать</text:p>
          </table:table-cell>
          <table:table-cell table:style-name="Таблица57.D37" office:value-type="string">
            <text:p text:style-name="P588"/>
          </table:table-cell>
          <table:table-cell table:style-name="Таблица57.E37" office:value-type="string">
            <text:p text:style-name="P588"/>
          </table:table-cell>
          <table:table-cell table:style-name="Таблица57.F37" office:value-type="string">
            <text:p text:style-name="P588"/>
          </table:table-cell>
        </table:table-row>
        <table:table-row table:style-name="Таблица57.1">
          <table:table-cell table:style-name="Таблица57.A38" office:value-type="string">
            <text:p text:style-name="P237">conduire</text:p>
          </table:table-cell>
          <table:table-cell table:style-name="Таблица57.B38" office:value-type="string">
            <text:p text:style-name="P564"/>
          </table:table-cell>
          <table:table-cell table:style-name="Таблица57.C38" office:value-type="string">
            <text:p text:style-name="P564"><text:span text:style-name="T129">вести, </text:span><text:span text:style-name="T134">управлять</text:span></text:p>
          </table:table-cell>
          <table:table-cell table:style-name="Таблица57.D38" office:value-type="string">
            <text:p text:style-name="P588"/>
          </table:table-cell>
          <table:table-cell table:style-name="Таблица57.E38" office:value-type="string">
            <text:p text:style-name="P588"/>
          </table:table-cell>
          <table:table-cell table:style-name="Таблица57.F38" office:value-type="string">
            <text:p text:style-name="P615">Elle a conduit comme ça?<text:span text:style-name="T442"> (Она водила так?)</text:span></text:p>
            <text:p text:style-name="P615">Vous l'avez conduite chez elle (Вы ее привезли к ней)</text:p>
          </table:table-cell>
        </table:table-row>
        <table:table-row table:style-name="Таблица57.1">
          <table:table-cell table:style-name="Таблица57.A198" office:value-type="string">
            <text:p text:style-name="P237">connaître</text:p>
          </table:table-cell>
          <table:table-cell table:style-name="Таблица57.B39" office:value-type="string">
            <text:p text:style-name="P574">III</text:p>
          </table:table-cell>
          <table:table-cell table:style-name="Таблица57.C39" office:value-type="string">
            <text:p text:style-name="P529">знать, понимать</text:p>
          </table:table-cell>
          <table:table-cell table:style-name="Таблица57.D39" office:value-type="string">
            <text:p text:style-name="P609">je connais</text:p>
            <text:p text:style-name="P609">ns conaissons</text:p>
            <text:p text:style-name="P609">ils connaissent</text:p>
          </table:table-cell>
          <table:table-cell table:style-name="Таблица57.E39" office:value-type="string">
            <text:p text:style-name="P609">j'ai connu</text:p>
          </table:table-cell>
          <table:table-cell table:style-name="Таблица57.F39" office:value-type="string">
            <text:p text:style-name="P609">vs vs connaissez</text:p>
          </table:table-cell>
        </table:table-row>
        <table:table-row table:style-name="Таблица57.1">
          <table:table-cell table:style-name="Таблица57.A198" office:value-type="string">
            <text:p text:style-name="P237">construire</text:p>
          </table:table-cell>
          <table:table-cell table:style-name="Таблица57.B40" office:value-type="string">
            <text:p text:style-name="P564"/>
          </table:table-cell>
          <table:table-cell table:style-name="Таблица57.C40" office:value-type="string">
            <text:p text:style-name="P529">строить</text:p>
          </table:table-cell>
          <table:table-cell table:style-name="Таблица57.D40" office:value-type="string">
            <text:p text:style-name="P588"/>
          </table:table-cell>
          <table:table-cell table:style-name="Таблица57.E40" office:value-type="string">
            <text:p text:style-name="P588"/>
          </table:table-cell>
          <table:table-cell table:style-name="Таблица57.F40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contenir</text:p>
          </table:table-cell>
          <table:table-cell table:style-name="Таблица57.B41" office:value-type="string">
            <text:p text:style-name="P564">III</text:p>
          </table:table-cell>
          <table:table-cell table:style-name="Таблица57.C41" office:value-type="string">
            <text:p text:style-name="P529">содержать</text:p>
          </table:table-cell>
          <table:table-cell table:style-name="Таблица57.D41" office:value-type="string">
            <text:p text:style-name="P588"/>
          </table:table-cell>
          <table:table-cell table:style-name="Таблица57.E41" office:value-type="string">
            <text:p text:style-name="P588"/>
          </table:table-cell>
          <table:table-cell table:style-name="Таблица57.F41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continuer</text:p>
          </table:table-cell>
          <table:table-cell table:style-name="Таблица57.B42" office:value-type="string">
            <text:p text:style-name="P564">I</text:p>
          </table:table-cell>
          <table:table-cell table:style-name="Таблица57.C42" office:value-type="string">
            <text:p text:style-name="P539">продолжать</text:p>
          </table:table-cell>
          <table:table-cell table:style-name="Таблица57.D42" office:value-type="string">
            <text:p text:style-name="P588"/>
          </table:table-cell>
          <table:table-cell table:style-name="Таблица57.E42" office:value-type="string">
            <text:p text:style-name="P588"/>
          </table:table-cell>
          <table:table-cell table:style-name="Таблица57.F42" office:value-type="string">
            <text:p text:style-name="P588">je continue</text:p>
          </table:table-cell>
        </table:table-row>
        <table:table-row table:style-name="Таблица57.1">
          <table:table-cell table:style-name="Таблица57.A198" office:value-type="string">
            <text:p text:style-name="P237">contredire</text:p>
          </table:table-cell>
          <table:table-cell table:style-name="Таблица57.B43" office:value-type="string">
            <text:p text:style-name="P564"/>
          </table:table-cell>
          <table:table-cell table:style-name="Таблица57.C43" office:value-type="string">
            <text:p text:style-name="P529">противоречить</text:p>
          </table:table-cell>
          <table:table-cell table:style-name="Таблица57.D43" office:value-type="string">
            <text:p text:style-name="P588"/>
          </table:table-cell>
          <table:table-cell table:style-name="Таблица57.E43" office:value-type="string">
            <text:p text:style-name="P588"/>
          </table:table-cell>
          <table:table-cell table:style-name="Таблица57.F43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contrevenir</text:p>
          </table:table-cell>
          <table:table-cell table:style-name="Таблица57.B44" office:value-type="string">
            <text:p text:style-name="P564"/>
          </table:table-cell>
          <table:table-cell table:style-name="Таблица57.C44" office:value-type="string">
            <text:p text:style-name="P529">нарушать</text:p>
          </table:table-cell>
          <table:table-cell table:style-name="Таблица57.D44" office:value-type="string">
            <text:p text:style-name="P588"/>
          </table:table-cell>
          <table:table-cell table:style-name="Таблица57.E44" office:value-type="string">
            <text:p text:style-name="P588"/>
          </table:table-cell>
          <table:table-cell table:style-name="Таблица57.F44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convenir</text:p>
          </table:table-cell>
          <table:table-cell table:style-name="Таблица57.B45" office:value-type="string">
            <text:p text:style-name="P564"/>
          </table:table-cell>
          <table:table-cell table:style-name="Таблица57.C45" office:value-type="string">
            <text:p text:style-name="P529">соответствовать</text:p>
          </table:table-cell>
          <table:table-cell table:style-name="Таблица57.D45" office:value-type="string">
            <text:p text:style-name="P588"/>
          </table:table-cell>
          <table:table-cell table:style-name="Таблица57.E45" office:value-type="string">
            <text:p text:style-name="P588"/>
          </table:table-cell>
          <table:table-cell table:style-name="Таблица57.F45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coudre</text:p>
          </table:table-cell>
          <table:table-cell table:style-name="Таблица57.B46" office:value-type="string">
            <text:p text:style-name="P564"/>
          </table:table-cell>
          <table:table-cell table:style-name="Таблица57.C46" office:value-type="string">
            <text:p text:style-name="P529">шить</text:p>
          </table:table-cell>
          <table:table-cell table:style-name="Таблица57.D46" office:value-type="string">
            <text:p text:style-name="P588"/>
          </table:table-cell>
          <table:table-cell table:style-name="Таблица57.E46" office:value-type="string">
            <text:p text:style-name="P588"/>
          </table:table-cell>
          <table:table-cell table:style-name="Таблица57.F46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ubuntu_5f_mono_5f_9"><text:span text:style-name="ubuntu_5f_mono_5f_9"><text:span text:style-name="T224">courir</text:span></text:span></text:p>
          </table:table-cell>
          <table:table-cell table:style-name="Таблица57.B47" office:value-type="string">
            <text:p text:style-name="P567">III</text:p>
          </table:table-cell>
          <table:table-cell table:style-name="Таблица57.C47" office:value-type="string">
            <text:p text:style-name="P529">бегать</text:p>
          </table:table-cell>
          <table:table-cell table:style-name="Таблица57.D47" office:value-type="string">
            <text:p text:style-name="P591">je cours</text:p>
            <text:p text:style-name="P591">ns courons</text:p>
            <text:p text:style-name="P591">ils courent</text:p>
          </table:table-cell>
          <table:table-cell table:style-name="Таблица57.E47" office:value-type="string">
            <text:p text:style-name="P591">j'ai couru</text:p>
          </table:table-cell>
          <table:table-cell table:style-name="Таблица57.F47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ubuntu_5f_mono_5f_9"><text:span text:style-name="ubuntu_5f_mono_5f_9"><text:span text:style-name="T224">couvrir</text:span></text:span></text:p>
          </table:table-cell>
          <table:table-cell table:style-name="Таблица57.B48" office:value-type="string">
            <text:p text:style-name="P564"/>
          </table:table-cell>
          <table:table-cell table:style-name="Таблица57.C48" office:value-type="string">
            <text:p text:style-name="P529">покрывать, закрывать</text:p>
          </table:table-cell>
          <table:table-cell table:style-name="Таблица57.D48" office:value-type="string">
            <text:p text:style-name="P588"/>
          </table:table-cell>
          <table:table-cell table:style-name="Таблица57.E48" office:value-type="string">
            <text:p text:style-name="P588"/>
          </table:table-cell>
          <table:table-cell table:style-name="Таблица57.F48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ubuntu_5f_mono_5f_9"><text:span text:style-name="ubuntu_5f_mono_5f_9"><text:span text:style-name="T224">craindre</text:span></text:span></text:p>
          </table:table-cell>
          <table:table-cell table:style-name="Таблица57.B49" office:value-type="string">
            <text:p text:style-name="P564"/>
          </table:table-cell>
          <table:table-cell table:style-name="Таблица57.C49" office:value-type="string">
            <text:p text:style-name="P529">опасаться</text:p>
          </table:table-cell>
          <table:table-cell table:style-name="Таблица57.D49" office:value-type="string">
            <text:p text:style-name="P588"/>
          </table:table-cell>
          <table:table-cell table:style-name="Таблица57.E49" office:value-type="string">
            <text:p text:style-name="P588"/>
          </table:table-cell>
          <table:table-cell table:style-name="Таблица57.F49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ubuntu_5f_mono_5f_9"><text:span text:style-name="ubuntu_5f_mono_5f_9"><text:span text:style-name="T224">croire</text:span></text:span></text:p>
          </table:table-cell>
          <table:table-cell table:style-name="Таблица57.B50" office:value-type="string">
            <text:p text:style-name="P564"/>
          </table:table-cell>
          <table:table-cell table:style-name="Таблица57.C50" office:value-type="string">
            <text:p text:style-name="P529">верить, полагать</text:p>
          </table:table-cell>
          <table:table-cell table:style-name="Таблица57.D50" office:value-type="string">
            <text:p text:style-name="P616">je crois</text:p>
            <text:p text:style-name="P616">ns croyons</text:p>
            <text:p text:style-name="P616">ils croient</text:p>
          </table:table-cell>
          <table:table-cell table:style-name="Таблица57.E50" office:value-type="string">
            <text:p text:style-name="P617">j'ai cru</text:p>
          </table:table-cell>
          <table:table-cell table:style-name="Таблица57.F50" office:value-type="string">
            <text:p text:style-name="P618">Personne ne m'a cru au début (Никто не поверил мне сначала)</text:p>
            <text:p text:style-name="P618">Nous ne les avons pas crues (мы им не поверили)</text:p>
            <text:p text:style-name="P617">Je crois que j'ai oublié la clé</text:p>
          </table:table-cell>
        </table:table-row>
        <table:table-row table:style-name="Таблица57.1">
          <table:table-cell table:style-name="Таблица57.A198" office:value-type="string">
            <text:p text:style-name="ubuntu_5f_mono_5f_9"><text:span text:style-name="ubuntu_5f_mono_5f_9"><text:span text:style-name="T224">cueillir</text:span></text:span></text:p>
          </table:table-cell>
          <table:table-cell table:style-name="Таблица57.B51" office:value-type="string">
            <text:p text:style-name="P564"/>
          </table:table-cell>
          <table:table-cell table:style-name="Таблица57.C51" office:value-type="string">
            <text:p text:style-name="P529">рвать, собирать <text:span text:style-name="T439">(ягоды, грибы)</text:span></text:p>
          </table:table-cell>
          <table:table-cell table:style-name="Таблица57.D51" office:value-type="string">
            <text:p text:style-name="P588"/>
          </table:table-cell>
          <table:table-cell table:style-name="Таблица57.E51" office:value-type="string">
            <text:p text:style-name="P588"/>
          </table:table-cell>
          <table:table-cell table:style-name="Таблица57.F51" office:value-type="string">
            <text:p text:style-name="P588"/>
          </table:table-cell>
        </table:table-row>
        <table:table-row table:style-name="Таблица57.1">
          <table:table-cell table:style-name="Таблица57.A52" office:value-type="string">
            <text:p text:style-name="P237">cuisiner</text:p>
          </table:table-cell>
          <table:table-cell table:style-name="Таблица57.B52" office:value-type="string">
            <text:p text:style-name="P574">I</text:p>
          </table:table-cell>
          <table:table-cell table:style-name="Таблица57.C52" office:value-type="string">
            <text:p text:style-name="P529"/>
          </table:table-cell>
          <table:table-cell table:style-name="Таблица57.D52" office:value-type="string">
            <text:p text:style-name="P609">je cuisine</text:p>
            <text:p text:style-name="P609">ns cuisinons</text:p>
          </table:table-cell>
          <table:table-cell table:style-name="Таблица57.E52" office:value-type="string">
            <text:p text:style-name="P609">j'ai cuisiné</text:p>
          </table:table-cell>
          <table:table-cell table:style-name="Таблица57.F52" office:value-type="string">
            <text:p text:style-name="P609">je cuisine du riz</text:p>
            <text:p text:style-name="P618">Elle m'a cuisiné du poisson</text:p>
            <text:p text:style-name="P610">Elle n'ont jamais cuisiné</text:p>
          </table:table-cell>
        </table:table-row>
        <table:table-row table:style-name="Таблица57.1">
          <table:table-cell table:style-name="Таблица57.A198" office:value-type="string">
            <text:p text:style-name="P237">décevoir</text:p>
          </table:table-cell>
          <table:table-cell table:style-name="Таблица57.B53" office:value-type="string">
            <text:p text:style-name="P564"/>
          </table:table-cell>
          <table:table-cell table:style-name="Таблица57.C53" office:value-type="string">
            <text:p text:style-name="P529">разочаровывать</text:p>
          </table:table-cell>
          <table:table-cell table:style-name="Таблица57.D53" office:value-type="string">
            <text:p text:style-name="P588"/>
          </table:table-cell>
          <table:table-cell table:style-name="Таблица57.E53" office:value-type="string">
            <text:p text:style-name="P588"/>
          </table:table-cell>
          <table:table-cell table:style-name="Таблица57.F53" office:value-type="string">
            <text:p text:style-name="P588"/>
          </table:table-cell>
        </table:table-row>
        <text:soft-page-break/>
        <table:table-row table:style-name="Таблица57.1">
          <table:table-cell table:style-name="Таблица57.A198" office:value-type="string">
            <text:p text:style-name="P237">décider</text:p>
          </table:table-cell>
          <table:table-cell table:style-name="Таблица57.B54" office:value-type="string">
            <text:p text:style-name="P564"/>
          </table:table-cell>
          <table:table-cell table:style-name="Таблица57.C54" office:value-type="string">
            <text:p text:style-name="P540">решать</text:p>
          </table:table-cell>
          <table:table-cell table:style-name="Таблица57.D54" office:value-type="string">
            <text:p text:style-name="P588"/>
          </table:table-cell>
          <table:table-cell table:style-name="Таблица57.E54" office:value-type="string">
            <text:p text:style-name="P588"/>
          </table:table-cell>
          <table:table-cell table:style-name="Таблица57.F54" office:value-type="string">
            <text:p text:style-name="P586">j'ai décidé cela (я решил это)</text:p>
            <text:p text:style-name="P619">Qui a decidé ceci?</text:p>
          </table:table-cell>
        </table:table-row>
        <table:table-row table:style-name="Таблица57.1">
          <table:table-cell table:style-name="Таблица57.A198" office:value-type="string">
            <text:p text:style-name="P237">découvrir</text:p>
          </table:table-cell>
          <table:table-cell table:style-name="Таблица57.B55" office:value-type="string">
            <text:p text:style-name="P564"/>
          </table:table-cell>
          <table:table-cell table:style-name="Таблица57.C55" office:value-type="string">
            <text:p text:style-name="P529">открывать, обнаруживать</text:p>
          </table:table-cell>
          <table:table-cell table:style-name="Таблица57.D55" office:value-type="string">
            <text:p text:style-name="P588"/>
          </table:table-cell>
          <table:table-cell table:style-name="Таблица57.E55" office:value-type="string">
            <text:p text:style-name="P588"/>
          </table:table-cell>
          <table:table-cell table:style-name="Таблица57.F55" office:value-type="string">
            <text:p text:style-name="P621"/>
          </table:table-cell>
        </table:table-row>
        <table:table-row table:style-name="Таблица57.1">
          <table:table-cell table:style-name="Таблица57.A198" office:value-type="string">
            <text:p text:style-name="P237">décrire</text:p>
          </table:table-cell>
          <table:table-cell table:style-name="Таблица57.B56" office:value-type="string">
            <text:p text:style-name="P564"/>
          </table:table-cell>
          <table:table-cell table:style-name="Таблица57.C56" office:value-type="string">
            <text:p text:style-name="P529">описывать</text:p>
          </table:table-cell>
          <table:table-cell table:style-name="Таблица57.D56" office:value-type="string">
            <text:p text:style-name="P588"/>
          </table:table-cell>
          <table:table-cell table:style-name="Таблица57.E56" office:value-type="string">
            <text:p text:style-name="P588"/>
          </table:table-cell>
          <table:table-cell table:style-name="Таблица57.F56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défendre</text:p>
          </table:table-cell>
          <table:table-cell table:style-name="Таблица57.B57" office:value-type="string">
            <text:p text:style-name="P564"/>
          </table:table-cell>
          <table:table-cell table:style-name="Таблица57.C57" office:value-type="string">
            <text:p text:style-name="P529">защищать</text:p>
          </table:table-cell>
          <table:table-cell table:style-name="Таблица57.D57" office:value-type="string">
            <text:p text:style-name="P588"/>
          </table:table-cell>
          <table:table-cell table:style-name="Таблица57.E57" office:value-type="string">
            <text:p text:style-name="P588"/>
          </table:table-cell>
          <table:table-cell table:style-name="Таблица57.F57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demander </text:p>
          </table:table-cell>
          <table:table-cell table:style-name="Таблица57.B58" office:value-type="string">
            <text:p text:style-name="P564"/>
          </table:table-cell>
          <table:table-cell table:style-name="Таблица57.C58" office:value-type="string">
            <text:p text:style-name="P529">спрашивать, просить</text:p>
          </table:table-cell>
          <table:table-cell table:style-name="Таблица57.D58" office:value-type="string">
            <text:p text:style-name="P675">je demande</text:p>
          </table:table-cell>
          <table:table-cell table:style-name="Таблица57.E58" office:value-type="string">
            <text:p text:style-name="P675"><text:span text:style-name="T494">j'ai </text:span>demandé</text:p>
          </table:table-cell>
          <table:table-cell table:style-name="Таблица57.F58" office:value-type="string">
            <text:p text:style-name="P623">Il vous a demandé</text:p>
            <text:p text:style-name="P623">Je vous ai demandé</text:p>
          </table:table-cell>
        </table:table-row>
        <table:table-row table:style-name="Таблица57.1">
          <table:table-cell table:style-name="Таблица57.A198" office:value-type="string">
            <text:p text:style-name="P237">départir</text:p>
          </table:table-cell>
          <table:table-cell table:style-name="Таблица57.B59" office:value-type="string">
            <text:p text:style-name="P564"/>
          </table:table-cell>
          <table:table-cell table:style-name="Таблица57.C59" office:value-type="string">
            <text:p text:style-name="P529">уезжать</text:p>
          </table:table-cell>
          <table:table-cell table:style-name="Таблица57.D59" office:value-type="string">
            <text:p text:style-name="P588"/>
          </table:table-cell>
          <table:table-cell table:style-name="Таблица57.E59" office:value-type="string">
            <text:p text:style-name="P588"/>
          </table:table-cell>
          <table:table-cell table:style-name="Таблица57.F59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dépendre</text:p>
          </table:table-cell>
          <table:table-cell table:style-name="Таблица57.B60" office:value-type="string">
            <text:p text:style-name="P564"/>
          </table:table-cell>
          <table:table-cell table:style-name="Таблица57.C60" office:value-type="string">
            <text:p text:style-name="P529"/>
          </table:table-cell>
          <table:table-cell table:style-name="Таблица57.D60" office:value-type="string">
            <text:p text:style-name="P588"/>
          </table:table-cell>
          <table:table-cell table:style-name="Таблица57.E60" office:value-type="string">
            <text:p text:style-name="P588"/>
          </table:table-cell>
          <table:table-cell table:style-name="Таблица57.F60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descendre</text:p>
          </table:table-cell>
          <table:table-cell table:style-name="Таблица57.B61" office:value-type="string">
            <text:p text:style-name="P564"/>
          </table:table-cell>
          <table:table-cell table:style-name="Таблица57.C61" office:value-type="string">
            <text:p text:style-name="P529">спускаться</text:p>
          </table:table-cell>
          <table:table-cell table:style-name="Таблица57.D61" office:value-type="string">
            <text:p text:style-name="P588"/>
          </table:table-cell>
          <table:table-cell table:style-name="Таблица57.E61" office:value-type="string">
            <text:p text:style-name="P588"/>
          </table:table-cell>
          <table:table-cell table:style-name="Таблица57.F61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dértruire</text:p>
          </table:table-cell>
          <table:table-cell table:style-name="Таблица57.B62" office:value-type="string">
            <text:p text:style-name="P564"/>
          </table:table-cell>
          <table:table-cell table:style-name="Таблица57.C62" office:value-type="string">
            <text:p text:style-name="P529">разрушать</text:p>
          </table:table-cell>
          <table:table-cell table:style-name="Таблица57.D62" office:value-type="string">
            <text:p text:style-name="P588"/>
          </table:table-cell>
          <table:table-cell table:style-name="Таблица57.E62" office:value-type="string">
            <text:p text:style-name="P588"/>
          </table:table-cell>
          <table:table-cell table:style-name="Таблица57.F62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devenir</text:p>
          </table:table-cell>
          <table:table-cell table:style-name="Таблица57.B63" office:value-type="string">
            <text:p text:style-name="P575">III</text:p>
          </table:table-cell>
          <table:table-cell table:style-name="Таблица57.C63" office:value-type="string">
            <text:p text:style-name="P529">становиться</text:p>
          </table:table-cell>
          <table:table-cell table:style-name="Таблица57.D63" office:value-type="string">
            <text:p text:style-name="P588">je deviens</text:p>
            <text:p text:style-name="P588">ns devenons</text:p>
            <text:p text:style-name="P588">ils deviennent</text:p>
          </table:table-cell>
          <table:table-cell table:style-name="Таблица57.E63" office:value-type="string">
            <text:p text:style-name="P588">je suis devenu<text:span text:style-name="T316">(e)</text:span></text:p>
          </table:table-cell>
          <table:table-cell table:style-name="Таблица57.F63" office:value-type="string">
            <text:p text:style-name="P588">je suis devenue une adolescente</text:p>
            <text:p text:style-name="P588">Je ne sais pas ce qu'il es devenu</text:p>
            <text:p text:style-name="P624">ils deviennent des hommes</text:p>
          </table:table-cell>
        </table:table-row>
        <table:table-row table:style-name="Таблица57.1">
          <table:table-cell table:style-name="Таблица57.A198" office:value-type="string">
            <text:p text:style-name="P237">devoir</text:p>
          </table:table-cell>
          <table:table-cell table:style-name="Таблица57.B64" office:value-type="string">
            <text:p text:style-name="P564"/>
          </table:table-cell>
          <table:table-cell table:style-name="Таблица57.C64" office:value-type="string">
            <text:p text:style-name="P529">быть должным</text:p>
          </table:table-cell>
          <table:table-cell table:style-name="Таблица57.D64" office:value-type="string">
            <text:p text:style-name="P588"/>
          </table:table-cell>
          <table:table-cell table:style-name="Таблица57.E64" office:value-type="string">
            <text:p text:style-name="P588"/>
          </table:table-cell>
          <table:table-cell table:style-name="Таблица57.F64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dire</text:p>
          </table:table-cell>
          <table:table-cell table:style-name="Таблица57.B65" office:value-type="string">
            <text:p text:style-name="P564"/>
          </table:table-cell>
          <table:table-cell table:style-name="Таблица57.C65" office:value-type="string">
            <text:p text:style-name="P529">говорить, сказать</text:p>
          </table:table-cell>
          <table:table-cell table:style-name="Таблица57.D65" office:value-type="string">
            <text:p text:style-name="P588"/>
          </table:table-cell>
          <table:table-cell table:style-name="Таблица57.E65" office:value-type="string">
            <text:p text:style-name="P588"/>
          </table:table-cell>
          <table:table-cell table:style-name="Таблица57.F65" office:value-type="string">
            <text:p text:style-name="P625">Il m'a dit (...сказал)</text:p>
            <text:p text:style-name="P625">Ma sœur a dit que tu es trop vieux pour elle</text:p>
            <text:p text:style-name="P625">Qu'est-ce qu'il a dit?</text:p>
          </table:table-cell>
        </table:table-row>
        <table:table-row table:style-name="Таблица57.1">
          <table:table-cell table:style-name="Таблица57.A66" office:value-type="string">
            <text:p text:style-name="P320">disparaître</text:p>
          </table:table-cell>
          <table:table-cell table:style-name="Таблица57.B66" office:value-type="string">
            <text:p text:style-name="P564"/>
          </table:table-cell>
          <table:table-cell table:style-name="Таблица57.C66" office:value-type="string">
            <text:p text:style-name="P584">исчезнуть</text:p>
          </table:table-cell>
          <table:table-cell table:style-name="Таблица57.D66" office:value-type="string">
            <text:p text:style-name="P588"/>
          </table:table-cell>
          <table:table-cell table:style-name="Таблица57.E66" office:value-type="string">
            <text:p text:style-name="P619">j'ai disparu</text:p>
          </table:table-cell>
          <table:table-cell table:style-name="Таблица57.F66" office:value-type="string">
            <text:p text:style-name="P626">Un jour il a disparu pour de bon (в один день он исчез навсегда)</text:p>
          </table:table-cell>
        </table:table-row>
        <table:table-row table:style-name="Таблица57.1">
          <table:table-cell table:style-name="Таблица57.A198" office:value-type="string">
            <text:p text:style-name="P237">donner</text:p>
          </table:table-cell>
          <table:table-cell table:style-name="Таблица57.B67" office:value-type="string">
            <text:p text:style-name="P576">I</text:p>
          </table:table-cell>
          <table:table-cell table:style-name="Таблица57.C67" office:value-type="string">
            <text:p text:style-name="P529"/>
          </table:table-cell>
          <table:table-cell table:style-name="Таблица57.D67" office:value-type="string">
            <text:p text:style-name="P627">je donne</text:p>
            <text:p text:style-name="P627">ns donnons</text:p>
            <text:p text:style-name="P627">ils donnent</text:p>
          </table:table-cell>
          <table:table-cell table:style-name="Таблица57.E67" office:value-type="string">
            <text:p text:style-name="P627">j'ai donné</text:p>
          </table:table-cell>
          <table:table-cell table:style-name="Таблица57.F67" office:value-type="string">
            <text:p text:style-name="P586">il m'a donné une montre</text:p>
            <text:p text:style-name="P586">C'est la pomme <text:s/>qu'il m'a donnée</text:p>
          </table:table-cell>
        </table:table-row>
        <table:table-row table:style-name="Таблица57.1">
          <table:table-cell table:style-name="Таблица57.A198" office:value-type="string">
            <text:p text:style-name="P237">dormir</text:p>
          </table:table-cell>
          <table:table-cell table:style-name="Таблица57.B68" office:value-type="string">
            <text:p text:style-name="P577">III</text:p>
          </table:table-cell>
          <table:table-cell table:style-name="Таблица57.C68" office:value-type="string">
            <text:p text:style-name="P529">спать</text:p>
          </table:table-cell>
          <table:table-cell table:style-name="Таблица57.D68" office:value-type="string">
            <text:p text:style-name="P628">je dors</text:p>
            <text:p text:style-name="P628">ns dormons</text:p>
            <text:p text:style-name="P628">ils dorment</text:p>
          </table:table-cell>
          <table:table-cell table:style-name="Таблица57.E68" office:value-type="string">
            <text:p text:style-name="P628">j'ai dormi</text:p>
          </table:table-cell>
          <table:table-cell table:style-name="Таблица57.F68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/>
          </table:table-cell>
          <table:table-cell table:style-name="Таблица57.B69" office:value-type="string">
            <text:p text:style-name="P564"/>
          </table:table-cell>
          <table:table-cell table:style-name="Таблица57.C69" office:value-type="string">
            <text:p text:style-name="P529"/>
          </table:table-cell>
          <table:table-cell table:style-name="Таблица57.D69" office:value-type="string">
            <text:p text:style-name="P588"/>
          </table:table-cell>
          <table:table-cell table:style-name="Таблица57.E69" office:value-type="string">
            <text:p text:style-name="P588"/>
          </table:table-cell>
          <table:table-cell table:style-name="Таблица57.F69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echange<text:span text:style-name="T317">r</text:span></text:p>
          </table:table-cell>
          <table:table-cell table:style-name="Таблица57.B70" office:value-type="string">
            <text:p text:style-name="P564"/>
          </table:table-cell>
          <table:table-cell table:style-name="Таблица57.C70" office:value-type="string">
            <text:p text:style-name="P529"/>
          </table:table-cell>
          <table:table-cell table:style-name="Таблица57.D70" office:value-type="string">
            <text:p text:style-name="P588"/>
          </table:table-cell>
          <table:table-cell table:style-name="Таблица57.E70" office:value-type="string">
            <text:p text:style-name="P588"/>
          </table:table-cell>
          <table:table-cell table:style-name="Таблица57.F70" office:value-type="string">
            <text:p text:style-name="P588">j'echange mon vin contre une bière</text:p>
          </table:table-cell>
        </table:table-row>
        <table:table-row table:style-name="Таблица57.1">
          <table:table-cell table:style-name="Таблица57.A198" office:value-type="string">
            <text:p text:style-name="P237">écrire</text:p>
          </table:table-cell>
          <table:table-cell table:style-name="Таблица57.B71" office:value-type="string">
            <text:p text:style-name="P564">III</text:p>
          </table:table-cell>
          <table:table-cell table:style-name="Таблица57.C71" office:value-type="string">
            <text:p text:style-name="P529">писать</text:p>
          </table:table-cell>
          <table:table-cell table:style-name="Таблица57.D71" office:value-type="string">
            <text:p text:style-name="P588"/>
          </table:table-cell>
          <table:table-cell table:style-name="Таблица57.E71" office:value-type="string">
            <text:p text:style-name="P588"/>
          </table:table-cell>
          <table:table-cell table:style-name="Таблица57.F71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écoute</text:p>
          </table:table-cell>
          <table:table-cell table:style-name="Таблица57.B72" office:value-type="string">
            <text:p text:style-name="P564"/>
          </table:table-cell>
          <table:table-cell table:style-name="Таблица57.C72" office:value-type="string">
            <text:p text:style-name="P529"/>
          </table:table-cell>
          <table:table-cell table:style-name="Таблица57.D72" office:value-type="string">
            <text:p text:style-name="P588"/>
          </table:table-cell>
          <table:table-cell table:style-name="Таблица57.E72" office:value-type="string">
            <text:p text:style-name="P588"/>
          </table:table-cell>
          <table:table-cell table:style-name="Таблица57.F72" office:value-type="string">
            <text:p text:style-name="P588">j'écoute car vous parlez<text:span text:style-name="T318"> (</text:span>я слушаю потому что вы говорите<text:span text:style-name="T318">)</text:span></text:p>
          </table:table-cell>
        </table:table-row>
        <table:table-row table:style-name="Таблица57.1">
          <table:table-cell table:style-name="Таблица57.A198" office:value-type="string">
            <text:p text:style-name="P237">enfui<text:span text:style-name="T319">r(s')</text:span></text:p>
          </table:table-cell>
          <table:table-cell table:style-name="Таблица57.B73" office:value-type="string">
            <text:p text:style-name="P564">III</text:p>
          </table:table-cell>
          <table:table-cell table:style-name="Таблица57.C73" office:value-type="string">
            <text:p text:style-name="P529">удаляться</text:p>
          </table:table-cell>
          <table:table-cell table:style-name="Таблица57.D73" office:value-type="string">
            <text:p text:style-name="P588"/>
          </table:table-cell>
          <table:table-cell table:style-name="Таблица57.E73" office:value-type="string">
            <text:p text:style-name="P588"/>
          </table:table-cell>
          <table:table-cell table:style-name="Таблица57.F73" office:value-type="string">
            <text:p text:style-name="P588">je m'enfuis<text:span text:style-name="T318"> (</text:span>я убегаю<text:span text:style-name="T318">)</text:span></text:p>
            <text:p text:style-name="P588">il s'enfuit</text:p>
            <text:p text:style-name="P588">nous nous enfuyons</text:p>
          </table:table-cell>
        </table:table-row>
        <table:table-row table:style-name="Таблица57.1">
          <table:table-cell table:style-name="Таблица57.A198" office:value-type="string">
            <text:p text:style-name="P237">entendre</text:p>
          </table:table-cell>
          <table:table-cell table:style-name="Таблица57.B74" office:value-type="string">
            <text:p text:style-name="P564">III</text:p>
          </table:table-cell>
          <table:table-cell table:style-name="Таблица57.C74" office:value-type="string">
            <text:p text:style-name="P529">слышать</text:p>
          </table:table-cell>
          <table:table-cell table:style-name="Таблица57.D74" office:value-type="string">
            <text:p text:style-name="P628">j'entends</text:p>
            <text:p text:style-name="P628">tu entends</text:p>
            <text:p text:style-name="P628">il entend</text:p>
            <text:p text:style-name="P628">ns entendons</text:p>
            <text:p text:style-name="P628">ils entendent</text:p>
          </table:table-cell>
          <table:table-cell table:style-name="Таблица57.E74" office:value-type="string">
            <text:p text:style-name="P628">j'ai entendu</text:p>
          </table:table-cell>
          <table:table-cell table:style-name="Таблица57.F74" office:value-type="string">
            <text:p text:style-name="P628">la vache entend le chien</text:p>
            <text:p text:style-name="P695"><text:span text:style-name="ubuntu_5f_mono_5f_9"><text:span text:style-name="T162">Je ne vous ai pas entendu (я вас не услышал)</text:span></text:span></text:p>
          </table:table-cell>
        </table:table-row>
        <table:table-row table:style-name="Таблица57.1">
          <table:table-cell table:style-name="Таблица57.A198" office:value-type="string">
            <text:p text:style-name="P237">entrevoir</text:p>
          </table:table-cell>
          <table:table-cell table:style-name="Таблица57.B75" office:value-type="string">
            <text:p text:style-name="P564">III</text:p>
          </table:table-cell>
          <table:table-cell table:style-name="Таблица57.C75" office:value-type="string">
            <text:p text:style-name="P529">увидеть мельком, предвидеть</text:p>
          </table:table-cell>
          <table:table-cell table:style-name="Таблица57.D75" office:value-type="string">
            <text:p text:style-name="P588"/>
          </table:table-cell>
          <table:table-cell table:style-name="Таблица57.E75" office:value-type="string">
            <text:p text:style-name="P588"/>
          </table:table-cell>
          <table:table-cell table:style-name="Таблица57.F75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envoyer</text:p>
          </table:table-cell>
          <table:table-cell table:style-name="Таблица57.B76" office:value-type="string">
            <text:p text:style-name="P564">III</text:p>
          </table:table-cell>
          <table:table-cell table:style-name="Таблица57.C76" office:value-type="string">
            <text:p text:style-name="P529">отправлять, посылать</text:p>
          </table:table-cell>
          <table:table-cell table:style-name="Таблица57.D76" office:value-type="string">
            <text:p text:style-name="P588"/>
          </table:table-cell>
          <table:table-cell table:style-name="Таблица57.E76" office:value-type="string">
            <text:p text:style-name="P588"/>
          </table:table-cell>
          <table:table-cell table:style-name="Таблица57.F76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<text:span text:style-name="T321">essa</text:span><text:span text:style-name="T444">yer</text:span></text:p>
          </table:table-cell>
          <table:table-cell table:style-name="Таблица57.B77" office:value-type="string">
            <text:p text:style-name="P564">I</text:p>
          </table:table-cell>
          <table:table-cell table:style-name="Таблица57.C77" office:value-type="string">
            <text:p text:style-name="P541">пытаться</text:p>
            <text:p text:style-name="P542">пробовать</text:p>
          </table:table-cell>
          <table:table-cell table:style-name="Таблица57.D77" office:value-type="string">
            <text:p text:style-name="P629">il essaie</text:p>
          </table:table-cell>
          <table:table-cell table:style-name="Таблица57.E77" office:value-type="string">
            <text:p text:style-name="P627">j'ai essayé</text:p>
          </table:table-cell>
          <table:table-cell table:style-name="Таблица57.F77" office:value-type="string">
            <text:p text:style-name="P588"><text:span text:style-name="T320">elle </text:span><text:span text:style-name="T321">essaie de voir Pedro</text:span></text:p>
            <text:p text:style-name="P630">Il a essayé?</text:p>
          </table:table-cell>
        </table:table-row>
        <table:table-row table:style-name="Таблица57.1">
          <table:table-cell table:style-name="Таблица57.A198" office:value-type="string">
            <text:p text:style-name="P237">éteindre</text:p>
          </table:table-cell>
          <table:table-cell table:style-name="Таблица57.B78" office:value-type="string">
            <text:p text:style-name="P564">III</text:p>
          </table:table-cell>
          <table:table-cell table:style-name="Таблица57.C78" office:value-type="string">
            <text:p text:style-name="P529">погасить</text:p>
          </table:table-cell>
          <table:table-cell table:style-name="Таблица57.D78" office:value-type="string">
            <text:p text:style-name="P588"/>
          </table:table-cell>
          <table:table-cell table:style-name="Таблица57.E78" office:value-type="string">
            <text:p text:style-name="P588"/>
          </table:table-cell>
          <table:table-cell table:style-name="Таблица57.F78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être</text:p>
          </table:table-cell>
          <table:table-cell table:style-name="Таблица57.B79" office:value-type="string">
            <text:p text:style-name="P564">III</text:p>
          </table:table-cell>
          <table:table-cell table:style-name="Таблица57.C79" office:value-type="string">
            <text:p text:style-name="P543">быть</text:p>
          </table:table-cell>
          <table:table-cell table:style-name="Таблица57.D79" office:value-type="string">
            <text:p text:style-name="P588">je suis</text:p>
            <text:p text:style-name="P588">tu es</text:p>
            <text:p text:style-name="P588">il est</text:p>
            <text:p text:style-name="P588">ns sommes</text:p>
            <text:p text:style-name="P588">vs êtes</text:p>
            <text:p text:style-name="P588">ils sont</text:p>
          </table:table-cell>
          <table:table-cell table:style-name="Таблица57.E79" office:value-type="string">
            <text:p text:style-name="P588">j'ai été</text:p>
            <text:p text:style-name="P588"/>
            <text:p text:style-name="P588"/>
          </table:table-cell>
          <table:table-cell table:style-name="Таблица57.F79" office:value-type="string">
            <text:p text:style-name="P588">ça a été un grand jour</text:p>
            <text:p text:style-name="P588">ça a été <text:span text:style-name="T443">ma chambre</text:span></text:p>
            <text:p text:style-name="P588">elle a été professeur</text:p>
            <text:p text:style-name="P612">J'ai été un bébé</text:p>
          </table:table-cell>
        </table:table-row>
        <table:table-row table:style-name="Таблица57.1">
          <table:table-cell table:style-name="Таблица57.A198" office:value-type="string">
            <text:p text:style-name="P237">étudier</text:p>
          </table:table-cell>
          <table:table-cell table:style-name="Таблица57.B80" office:value-type="string">
            <text:p text:style-name="P577">I</text:p>
          </table:table-cell>
          <table:table-cell table:style-name="Таблица57.C80" office:value-type="string">
            <text:p text:style-name="P543"/>
          </table:table-cell>
          <table:table-cell table:style-name="Таблица57.D80" office:value-type="string">
            <text:p text:style-name="P628">j'étudie</text:p>
            <text:p text:style-name="P628">ns étudions</text:p>
            <text:p text:style-name="P628">ils étudient</text:p>
          </table:table-cell>
          <table:table-cell table:style-name="Таблица57.E80" office:value-type="string">
            <text:p text:style-name="P628">j'ai étudié</text:p>
          </table:table-cell>
          <table:table-cell table:style-name="Таблица57.F80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expliquer</text:p>
          </table:table-cell>
          <table:table-cell table:style-name="Таблица57.B81" office:value-type="string">
            <text:p text:style-name="P564">I</text:p>
          </table:table-cell>
          <table:table-cell table:style-name="Таблица57.C81" office:value-type="string">
            <text:p text:style-name="P544">объяснять</text:p>
          </table:table-cell>
          <table:table-cell table:style-name="Таблица57.D81" office:value-type="string">
            <text:p text:style-name="P588"/>
          </table:table-cell>
          <table:table-cell table:style-name="Таблица57.E81" office:value-type="string">
            <text:p text:style-name="P588"/>
          </table:table-cell>
          <table:table-cell table:style-name="Таблица57.F81" office:value-type="string">
            <text:p text:style-name="P586">elle e<text:span text:style-name="T322">x</text:span>plique pourquoi</text:p>
          </table:table-cell>
        </table:table-row>
        <table:table-row table:style-name="Таблица57.1">
          <table:table-cell table:style-name="Таблица57.A82" office:value-type="string">
            <text:p text:style-name="P237">extraire</text:p>
          </table:table-cell>
          <table:table-cell table:style-name="Таблица57.B82" office:value-type="string">
            <text:p text:style-name="P564">III</text:p>
          </table:table-cell>
          <table:table-cell table:style-name="Таблица57.C82" office:value-type="string">
            <text:p text:style-name="P529">извлекать, добывать</text:p>
          </table:table-cell>
          <table:table-cell table:style-name="Таблица57.D82" office:value-type="string">
            <text:p text:style-name="P588"/>
          </table:table-cell>
          <table:table-cell table:style-name="Таблица57.E82" office:value-type="string">
            <text:p text:style-name="P588"/>
          </table:table-cell>
          <table:table-cell table:style-name="Таблица57.F82" office:value-type="string">
            <text:p text:style-name="P586"/>
          </table:table-cell>
        </table:table-row>
        <table:table-row table:style-name="Таблица57.1">
          <table:table-cell table:style-name="Таблица57.A198" office:value-type="string">
            <text:p text:style-name="P237">faillir</text:p>
          </table:table-cell>
          <table:table-cell table:style-name="Таблица57.B83" office:value-type="string">
            <text:p text:style-name="P564">III</text:p>
          </table:table-cell>
          <table:table-cell table:style-name="Таблица57.C83" office:value-type="string">
            <text:p text:style-name="P529">чуть было не</text:p>
            <text:p text:style-name="P564"><text:span text:style-name="T129"><text:s/></text:span><text:span text:style-name="T135">не удаться</text:span></text:p>
          </table:table-cell>
          <table:table-cell table:style-name="Таблица57.D83" office:value-type="string">
            <text:p text:style-name="P588"/>
          </table:table-cell>
          <table:table-cell table:style-name="Таблица57.E83" office:value-type="string">
            <text:p text:style-name="P588"/>
          </table:table-cell>
          <table:table-cell table:style-name="Таблица57.F83" office:value-type="string">
            <text:p text:style-name="P586"/>
          </table:table-cell>
        </table:table-row>
        <text:soft-page-break/>
        <table:table-row table:style-name="Таблица57.1">
          <table:table-cell table:style-name="Таблица57.A198" office:value-type="string">
            <text:p text:style-name="P237">faire</text:p>
          </table:table-cell>
          <table:table-cell table:style-name="Таблица57.B84" office:value-type="string">
            <text:p text:style-name="P564">III</text:p>
          </table:table-cell>
          <table:table-cell table:style-name="Таблица57.C84" office:value-type="string">
            <text:p text:style-name="P529">делать</text:p>
          </table:table-cell>
          <table:table-cell table:style-name="Таблица57.D84" office:value-type="string">
            <text:p text:style-name="P588"/>
          </table:table-cell>
          <table:table-cell table:style-name="Таблица57.E84" office:value-type="string">
            <text:p text:style-name="P588"/>
          </table:table-cell>
          <table:table-cell table:style-name="Таблица57.F84" office:value-type="string">
            <text:p text:style-name="P586">Il la fait</text:p>
            <text:p text:style-name="P586">Il l'a fait (он это сделал)</text:p>
            <text:p text:style-name="P586">C'est fait (это сделано)</text:p>
            <text:p text:style-name="P586">Rome ne s'est pas faite en un jour</text:p>
          </table:table-cell>
        </table:table-row>
        <table:table-row table:style-name="Таблица57.1">
          <table:table-cell table:style-name="Таблица57.A198" office:value-type="string">
            <text:p text:style-name="P237">fal<text:span text:style-name="T323">l</text:span>oir</text:p>
          </table:table-cell>
          <table:table-cell table:style-name="Таблица57.B85" office:value-type="string">
            <text:p text:style-name="P564">III</text:p>
          </table:table-cell>
          <table:table-cell table:style-name="Таблица57.C85" office:value-type="string">
            <text:p text:style-name="P529">быть нужным, надлежать</text:p>
          </table:table-cell>
          <table:table-cell table:style-name="Таблица57.D85" office:value-type="string">
            <text:p text:style-name="P588"/>
          </table:table-cell>
          <table:table-cell table:style-name="Таблица57.E85" office:value-type="string">
            <text:p text:style-name="P588"/>
          </table:table-cell>
          <table:table-cell table:style-name="Таблица57.F85" office:value-type="string">
            <text:p text:style-name="P586">Il faut</text:p>
            <text:p text:style-name="P586">Il a fallu</text:p>
            <text:p text:style-name="P586">Il fallait manger des légumes<text:span text:style-name="T324"> (</text:span>Нужно было есть овощи<text:span text:style-name="T324">)</text:span></text:p>
          </table:table-cell>
        </table:table-row>
        <table:table-row table:style-name="Таблица57.1">
          <table:table-cell table:style-name="Таблица57.A198" office:value-type="string">
            <text:p text:style-name="P237">fondre</text:p>
          </table:table-cell>
          <table:table-cell table:style-name="Таблица57.B86" office:value-type="string">
            <text:p text:style-name="P564">III</text:p>
          </table:table-cell>
          <table:table-cell table:style-name="Таблица57.C86" office:value-type="string">
            <text:p text:style-name="P529">таять</text:p>
          </table:table-cell>
          <table:table-cell table:style-name="Таблица57.D86" office:value-type="string">
            <text:p text:style-name="P588"/>
          </table:table-cell>
          <table:table-cell table:style-name="Таблица57.E86" office:value-type="string">
            <text:p text:style-name="P588"/>
          </table:table-cell>
          <table:table-cell table:style-name="Таблица57.F86" office:value-type="string">
            <text:p text:style-name="P586"/>
          </table:table-cell>
        </table:table-row>
        <table:table-row table:style-name="Таблица57.1">
          <table:table-cell table:style-name="Таблица57.A198" office:value-type="string">
            <text:p text:style-name="P237">fuir</text:p>
          </table:table-cell>
          <table:table-cell table:style-name="Таблица57.B87" office:value-type="string">
            <text:p text:style-name="P564">III</text:p>
          </table:table-cell>
          <table:table-cell table:style-name="Таблица57.C87" office:value-type="string">
            <text:p text:style-name="P529">убегать, протекать</text:p>
          </table:table-cell>
          <table:table-cell table:style-name="Таблица57.D87" office:value-type="string">
            <text:p text:style-name="P588"/>
          </table:table-cell>
          <table:table-cell table:style-name="Таблица57.E87" office:value-type="string">
            <text:p text:style-name="P588"/>
          </table:table-cell>
          <table:table-cell table:style-name="Таблица57.F87" office:value-type="string">
            <text:p text:style-name="P586"/>
          </table:table-cell>
        </table:table-row>
        <table:table-row table:style-name="Таблица57.1">
          <table:table-cell table:style-name="Таблица57.A88" office:value-type="string">
            <text:p text:style-name="P237">gagner</text:p>
          </table:table-cell>
          <table:table-cell table:style-name="Таблица57.B88" office:value-type="string">
            <text:p text:style-name="P564"/>
          </table:table-cell>
          <table:table-cell table:style-name="Таблица57.C88" office:value-type="string">
            <text:p text:style-name="P545">зарабатывать, выигрывать</text:p>
          </table:table-cell>
          <table:table-cell table:style-name="Таблица57.D88" office:value-type="string">
            <text:p text:style-name="P631">tu gagnes</text:p>
          </table:table-cell>
          <table:table-cell table:style-name="Таблица57.E88" office:value-type="string">
            <text:p text:style-name="P588"/>
          </table:table-cell>
          <table:table-cell table:style-name="Таблица57.F88" office:value-type="string">
            <text:p text:style-name="P586"/>
          </table:table-cell>
        </table:table-row>
        <table:table-row table:style-name="Таблица57.1">
          <table:table-cell table:style-name="Таблица57.A198" office:value-type="string">
            <text:p text:style-name="P237">s'incliner</text:p>
          </table:table-cell>
          <table:table-cell table:style-name="Таблица57.B89" office:value-type="string">
            <text:p text:style-name="P564"/>
          </table:table-cell>
          <table:table-cell table:style-name="Таблица57.C89" office:value-type="string">
            <text:p text:style-name="P546">наклоняться</text:p>
          </table:table-cell>
          <table:table-cell table:style-name="Таблица57.D89" office:value-type="string">
            <text:p text:style-name="P632">je m'incline</text:p>
            <text:p text:style-name="P632">ns ns inclinons</text:p>
            <text:p text:style-name="P632">ils s'inclinent</text:p>
          </table:table-cell>
          <table:table-cell table:style-name="Таблица57.E89" office:value-type="string">
            <text:p text:style-name="P588"/>
          </table:table-cell>
          <table:table-cell table:style-name="Таблица57.F89" office:value-type="string">
            <text:p text:style-name="P586"/>
          </table:table-cell>
        </table:table-row>
        <table:table-row table:style-name="Таблица57.1">
          <table:table-cell table:style-name="Таблица57.A198" office:value-type="string">
            <text:p text:style-name="P237">instruire</text:p>
          </table:table-cell>
          <table:table-cell table:style-name="Таблица57.B90" office:value-type="string">
            <text:p text:style-name="P564">III</text:p>
          </table:table-cell>
          <table:table-cell table:style-name="Таблица57.C90" office:value-type="string">
            <text:p text:style-name="P529">обучать</text:p>
          </table:table-cell>
          <table:table-cell table:style-name="Таблица57.D90" office:value-type="string">
            <text:p text:style-name="P588"/>
          </table:table-cell>
          <table:table-cell table:style-name="Таблица57.E90" office:value-type="string">
            <text:p text:style-name="P588"/>
          </table:table-cell>
          <table:table-cell table:style-name="Таблица57.F90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interdire</text:p>
          </table:table-cell>
          <table:table-cell table:style-name="Таблица57.B91" office:value-type="string">
            <text:p text:style-name="P564">III</text:p>
          </table:table-cell>
          <table:table-cell table:style-name="Таблица57.C91" office:value-type="string">
            <text:p text:style-name="P529">запрещать</text:p>
          </table:table-cell>
          <table:table-cell table:style-name="Таблица57.D91" office:value-type="string">
            <text:p text:style-name="P588"/>
          </table:table-cell>
          <table:table-cell table:style-name="Таблица57.E91" office:value-type="string">
            <text:p text:style-name="P588"/>
          </table:table-cell>
          <table:table-cell table:style-name="Таблица57.F91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interrompre</text:p>
          </table:table-cell>
          <table:table-cell table:style-name="Таблица57.B92" office:value-type="string">
            <text:p text:style-name="P564">III</text:p>
          </table:table-cell>
          <table:table-cell table:style-name="Таблица57.C92" office:value-type="string">
            <text:p text:style-name="P529">прерывать</text:p>
          </table:table-cell>
          <table:table-cell table:style-name="Таблица57.D92" office:value-type="string">
            <text:p text:style-name="P588"/>
          </table:table-cell>
          <table:table-cell table:style-name="Таблица57.E92" office:value-type="string">
            <text:p text:style-name="P588"/>
          </table:table-cell>
          <table:table-cell table:style-name="Таблица57.F92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joindre</text:p>
          </table:table-cell>
          <table:table-cell table:style-name="Таблица57.B93" office:value-type="string">
            <text:p text:style-name="P564">III</text:p>
          </table:table-cell>
          <table:table-cell table:style-name="Таблица57.C93" office:value-type="string">
            <text:p text:style-name="P529">соединять</text:p>
          </table:table-cell>
          <table:table-cell table:style-name="Таблица57.D93" office:value-type="string">
            <text:p text:style-name="P588"/>
          </table:table-cell>
          <table:table-cell table:style-name="Таблица57.E93" office:value-type="string">
            <text:p text:style-name="P588"/>
          </table:table-cell>
          <table:table-cell table:style-name="Таблица57.F93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jouer</text:p>
          </table:table-cell>
          <table:table-cell table:style-name="Таблица57.B94" office:value-type="string">
            <text:p text:style-name="P564"/>
          </table:table-cell>
          <table:table-cell table:style-name="Таблица57.C94" office:value-type="string">
            <text:p text:style-name="P529"/>
          </table:table-cell>
          <table:table-cell table:style-name="Таблица57.D94" office:value-type="string">
            <text:p text:style-name="P588"/>
          </table:table-cell>
          <table:table-cell table:style-name="Таблица57.E94" office:value-type="string">
            <text:p text:style-name="P633">J'ai joué</text:p>
          </table:table-cell>
          <table:table-cell table:style-name="Таблица57.F94" office:value-type="string">
            <text:p text:style-name="P588">les femmes jouent avec les hommes</text:p>
            <text:p text:style-name="P588">le groupe a joué hier</text:p>
            <text:p text:style-name="P634">J'ai joué avec le chat</text:p>
          </table:table-cell>
        </table:table-row>
        <table:table-row table:style-name="Таблица57.1">
          <table:table-cell table:style-name="Таблица57.A95" office:value-type="string">
            <text:p text:style-name="P237"/>
          </table:table-cell>
          <table:table-cell table:style-name="Таблица57.B95" office:value-type="string">
            <text:p text:style-name="P564"/>
          </table:table-cell>
          <table:table-cell table:style-name="Таблица57.C95" office:value-type="string">
            <text:p text:style-name="P529"/>
          </table:table-cell>
          <table:table-cell table:style-name="Таблица57.D95" office:value-type="string">
            <text:p text:style-name="P588"/>
          </table:table-cell>
          <table:table-cell table:style-name="Таблица57.E95" office:value-type="string">
            <text:p text:style-name="P588"/>
          </table:table-cell>
          <table:table-cell table:style-name="Таблица57.F95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laisser</text:p>
          </table:table-cell>
          <table:table-cell table:style-name="Таблица57.B96" office:value-type="string">
            <text:p text:style-name="P576">I</text:p>
          </table:table-cell>
          <table:table-cell table:style-name="Таблица57.C96" office:value-type="string">
            <text:p text:style-name="P542">оставлять</text:p>
          </table:table-cell>
          <table:table-cell table:style-name="Таблица57.D96" office:value-type="string">
            <text:p text:style-name="P627">je laisse</text:p>
            <text:p text:style-name="P627">ns laissons</text:p>
            <text:p text:style-name="P627">ils laissent</text:p>
          </table:table-cell>
          <table:table-cell table:style-name="Таблица57.E96" office:value-type="string">
            <text:p text:style-name="P627">j'ai laissé</text:p>
          </table:table-cell>
          <table:table-cell table:style-name="Таблица57.F96" office:value-type="string">
            <text:p text:style-name="P586">ils ont laissé le chien manger</text:p>
            <text:p text:style-name="P586">Je l'ai laissé<text:span text:style-name="T303"> sur la table</text:span></text:p>
            <text:p text:style-name="P620">Il a laissé deux enfants (он оставил двух детей)</text:p>
          </table:table-cell>
        </table:table-row>
        <table:table-row table:style-name="Таблица57.1">
          <table:table-cell table:style-name="Таблица57.A198" office:value-type="string">
            <text:p text:style-name="P237">laver</text:p>
          </table:table-cell>
          <table:table-cell table:style-name="Таблица57.B97" office:value-type="string">
            <text:p text:style-name="P578"/>
          </table:table-cell>
          <table:table-cell table:style-name="Таблица57.C97" office:value-type="string">
            <text:p text:style-name="P547">мыть</text:p>
          </table:table-cell>
          <table:table-cell table:style-name="Таблица57.D97" office:value-type="string">
            <text:p text:style-name="P636"/>
          </table:table-cell>
          <table:table-cell table:style-name="Таблица57.E97" office:value-type="string">
            <text:p text:style-name="P637">j'ai lavé</text:p>
          </table:table-cell>
          <table:table-cell table:style-name="Таблица57.F97" office:value-type="string">
            <text:p text:style-name="P627"/>
          </table:table-cell>
        </table:table-row>
        <table:table-row table:style-name="Таблица57.1">
          <table:table-cell table:style-name="Таблица57.A198" office:value-type="string">
            <text:p text:style-name="P237">laver<text:span text:style-name="T325"> (se)</text:span></text:p>
          </table:table-cell>
          <table:table-cell table:style-name="Таблица57.B98" office:value-type="string">
            <text:p text:style-name="P578">I</text:p>
          </table:table-cell>
          <table:table-cell table:style-name="Таблица57.C98" office:value-type="string">
            <text:p text:style-name="P548">мыться</text:p>
          </table:table-cell>
          <table:table-cell table:style-name="Таблица57.D98" office:value-type="string">
            <text:p text:style-name="P636">je me lave</text:p>
            <text:p text:style-name="P636">ns ns lavons</text:p>
            <text:p text:style-name="P636">ils se lavent</text:p>
          </table:table-cell>
          <table:table-cell table:style-name="Таблица57.E98" office:value-type="string">
            <text:p text:style-name="P698"><text:span text:style-name="ubuntu_5f_mono_5f_9"><text:span text:style-name="T162">je me suis lavé</text:span></text:span><text:span text:style-name="ubuntu_5f_mono_5f_9"><text:span text:style-name="T185">(e)</text:span></text:span></text:p>
          </table:table-cell>
          <table:table-cell table:style-name="Таблица57.F98" office:value-type="string">
            <text:p text:style-name="P698"><text:span text:style-name="ubuntu_5f_mono_5f_9"><text:span text:style-name="T162">il s'est lavé</text:span></text:span><text:span text:style-name="ubuntu_5f_mono_5f_9"><text:span text:style-name="T185">(e)</text:span></text:span></text:p>
            <text:p text:style-name="P627"><text:span text:style-name="ubuntu_5f_mono_5f_9"><text:span text:style-name="T162">ns ns sommes lavés</text:span></text:span><text:span text:style-name="ubuntu_5f_mono_5f_9"><text:span text:style-name="T185">(e)</text:span></text:span></text:p>
          </table:table-cell>
        </table:table-row>
        <table:table-row table:style-name="Таблица57.1">
          <table:table-cell table:style-name="Таблица57.A198" office:value-type="string">
            <text:p text:style-name="P237">lève<text:span text:style-name="T326">(se)</text:span></text:p>
          </table:table-cell>
          <table:table-cell table:style-name="Таблица57.B99" office:value-type="string">
            <text:p text:style-name="P579"/>
          </table:table-cell>
          <table:table-cell table:style-name="Таблица57.C99" office:value-type="string">
            <text:p text:style-name="P548">вставать</text:p>
          </table:table-cell>
          <table:table-cell table:style-name="Таблица57.D99" office:value-type="string">
            <text:p text:style-name="P636"/>
          </table:table-cell>
          <table:table-cell table:style-name="Таблица57.E99" office:value-type="string">
            <text:p text:style-name="P588"/>
          </table:table-cell>
          <table:table-cell table:style-name="Таблица57.F99" office:value-type="string">
            <text:p text:style-name="P588">elle se lève tard</text:p>
            <text:p text:style-name="P588">je me l<text:span text:style-name="T73">ève</text:span><text:span text:style-name="T76"> (</text:span><text:span text:style-name="T73">я встаю</text:span><text:span text:style-name="T76">)</text:span></text:p>
            <text:p text:style-name="P588"><text:span text:style-name="T73">elle se lève toujours à</text:span><text:span text:style-name="T77"> six heures</text:span></text:p>
          </table:table-cell>
        </table:table-row>
        <table:table-row table:style-name="Таблица57.1">
          <table:table-cell table:style-name="Таблица57.A198" office:value-type="string">
            <text:p text:style-name="P237">lire</text:p>
          </table:table-cell>
          <table:table-cell table:style-name="Таблица57.B100" office:value-type="string">
            <text:p text:style-name="P564">III</text:p>
          </table:table-cell>
          <table:table-cell table:style-name="Таблица57.C100" office:value-type="string">
            <text:p text:style-name="P529">читать</text:p>
          </table:table-cell>
          <table:table-cell table:style-name="Таблица57.D100" office:value-type="string">
            <text:p text:style-name="P588">je lis</text:p>
            <text:p text:style-name="P588">ns lisons</text:p>
            <text:p text:style-name="P588">ils lisent</text:p>
          </table:table-cell>
          <table:table-cell table:style-name="Таблица57.E100" office:value-type="string">
            <text:p text:style-name="P588">j'ai lu</text:p>
          </table:table-cell>
          <table:table-cell table:style-name="Таблица57.F100" office:value-type="string">
            <text:p text:style-name="P588">J'ai lu les journeaux importants</text:p>
            <text:p text:style-name="P588">Oui<text:span text:style-name="T324">,</text:span> vous avez bien lu</text:p>
            <text:p text:style-name="P638">vous avez bien lu</text:p>
            <text:p text:style-name="P586">Elle dort après qu'elle a lu</text:p>
          </table:table-cell>
        </table:table-row>
        <table:table-row table:style-name="Таблица57.1">
          <table:table-cell table:style-name="Таблица57.A198" office:value-type="string">
            <text:p text:style-name="P237"/>
          </table:table-cell>
          <table:table-cell table:style-name="Таблица57.B101" office:value-type="string">
            <text:p text:style-name="P564"/>
          </table:table-cell>
          <table:table-cell table:style-name="Таблица57.C101" office:value-type="string">
            <text:p text:style-name="P529"/>
          </table:table-cell>
          <table:table-cell table:style-name="Таблица57.D101" office:value-type="string">
            <text:p text:style-name="P588"/>
          </table:table-cell>
          <table:table-cell table:style-name="Таблица57.E101" office:value-type="string">
            <text:p text:style-name="P588"/>
          </table:table-cell>
          <table:table-cell table:style-name="Таблица57.F101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manger</text:p>
          </table:table-cell>
          <table:table-cell table:style-name="Таблица57.B102" office:value-type="string">
            <text:p text:style-name="P579">I</text:p>
          </table:table-cell>
          <table:table-cell table:style-name="Таблица57.C102" office:value-type="string">
            <text:p text:style-name="P549">есть</text:p>
          </table:table-cell>
          <table:table-cell table:style-name="Таблица57.D102" office:value-type="string">
            <text:p text:style-name="P588">je mange</text:p>
            <text:p text:style-name="P588">ns mangeons</text:p>
            <text:p text:style-name="P588">ils mangent</text:p>
          </table:table-cell>
          <table:table-cell table:style-name="Таблица57.E102" office:value-type="string">
            <text:p text:style-name="P588">J'ai mangé</text:p>
          </table:table-cell>
          <table:table-cell table:style-name="Таблица57.F102" office:value-type="string">
            <text:p text:style-name="P588">il a mangé huit grands poissons avec son ami</text:p>
            <text:p text:style-name="P588">j'ai mangé du poisson</text:p>
            <text:p text:style-name="P588">tu as déjà mangé</text:p>
            <text:p text:style-name="P588">il a seulement mangé (только)</text:p>
            <text:p text:style-name="P637">Tu y manges (там)</text:p>
            <text:p text:style-name="P639">Il n'a pas mangé aujourd'hui</text:p>
          </table:table-cell>
        </table:table-row>
        <table:table-row table:style-name="Таблица57.1">
          <table:table-cell table:style-name="Таблица57.A198" office:value-type="string">
            <text:p text:style-name="P237">manque<text:span text:style-name="T326">r</text:span></text:p>
          </table:table-cell>
          <table:table-cell table:style-name="Таблица57.B103" office:value-type="string">
            <text:p text:style-name="P564"/>
          </table:table-cell>
          <table:table-cell table:style-name="Таблица57.C103" office:value-type="string">
            <text:p text:style-name="P529"/>
          </table:table-cell>
          <table:table-cell table:style-name="Таблица57.D103" office:value-type="string">
            <text:p text:style-name="P588"/>
          </table:table-cell>
          <table:table-cell table:style-name="Таблица57.E103" office:value-type="string">
            <text:p text:style-name="P588"/>
          </table:table-cell>
          <table:table-cell table:style-name="Таблица57.F103" office:value-type="string">
            <text:p text:style-name="P588">mon pay me manque<text:span text:style-name="T324"> (</text:span>я скучаю по моей стране<text:span text:style-name="T324">)</text:span></text:p>
            <text:p text:style-name="P588">vous me manquez<text:span text:style-name="T324"> (</text:span>вас <text:span text:style-name="T327">мне </text:span>не хватает<text:span text:style-name="T324">)</text:span></text:p>
          </table:table-cell>
        </table:table-row>
        <table:table-row table:style-name="Таблица57.1">
          <table:table-cell table:style-name="Таблица57.A198" office:value-type="string">
            <text:p text:style-name="P237">marher</text:p>
          </table:table-cell>
          <table:table-cell table:style-name="Таблица57.B104" office:value-type="string">
            <text:p text:style-name="P578">I</text:p>
          </table:table-cell>
          <table:table-cell table:style-name="Таблица57.C104" office:value-type="string">
            <text:p text:style-name="P529"/>
          </table:table-cell>
          <table:table-cell table:style-name="Таблица57.D104" office:value-type="string">
            <text:p text:style-name="P637">je marche</text:p>
            <text:p text:style-name="P637">ns marchons</text:p>
          </table:table-cell>
          <table:table-cell table:style-name="Таблица57.E104" office:value-type="string">
            <text:p text:style-name="P637">j'ai marché</text:p>
          </table:table-cell>
          <table:table-cell table:style-name="Таблица57.F104" office:value-type="string">
            <text:p text:style-name="P637">ils marchent seuls</text:p>
            <text:p text:style-name="P699"><text:span text:style-name="ubuntu_5f_mono_5f_9"><text:span text:style-name="T162">J'ai marché dans le parc</text:span></text:span></text:p>
            <text:p text:style-name="P696"><text:span text:style-name="ubuntu_5f_mono_5f_9"><text:span text:style-name="T163">Après ça a marché (потом это сработало)</text:span></text:span></text:p>
            <text:p text:style-name="P696"><text:span text:style-name="ubuntu_5f_mono_5f_9"><text:span text:style-name="T186">Mon oncle a marché dans cette rue</text:span></text:span></text:p>
          </table:table-cell>
        </table:table-row>
        <table:table-row table:style-name="Таблица57.1">
          <table:table-cell table:style-name="Таблица57.A198" office:value-type="string">
            <text:p text:style-name="P237"><text:span text:style-name="T448">ment</text:span><text:span text:style-name="T326">ir</text:span></text:p>
          </table:table-cell>
          <table:table-cell table:style-name="Таблица57.B105" office:value-type="string">
            <text:p text:style-name="P564">III</text:p>
          </table:table-cell>
          <table:table-cell table:style-name="Таблица57.C105" office:value-type="string">
            <text:p text:style-name="P529">лгать</text:p>
          </table:table-cell>
          <table:table-cell table:style-name="Таблица57.D105" office:value-type="string">
            <text:p text:style-name="P588"/>
          </table:table-cell>
          <table:table-cell table:style-name="Таблица57.E105" office:value-type="string">
            <text:p text:style-name="P588"/>
          </table:table-cell>
          <table:table-cell table:style-name="Таблица57.F105" office:value-type="string">
            <text:p text:style-name="P588">nous mentons</text:p>
            <text:p text:style-name="P588">il ment</text:p>
          </table:table-cell>
        </table:table-row>
        <table:table-row table:style-name="Таблица57.1">
          <table:table-cell table:style-name="Таблица57.A198" office:value-type="string">
            <text:p text:style-name="P237">m<text:span text:style-name="T445">ériter</text:span></text:p>
          </table:table-cell>
          <table:table-cell table:style-name="Таблица57.B106" office:value-type="string">
            <text:p text:style-name="P578">I</text:p>
          </table:table-cell>
          <table:table-cell table:style-name="Таблица57.C106" office:value-type="string">
            <text:p text:style-name="P550">заслуживать</text:p>
          </table:table-cell>
          <table:table-cell table:style-name="Таблица57.D106" office:value-type="string">
            <text:p text:style-name="P637">je mérite</text:p>
            <text:p text:style-name="P637">ns méritons</text:p>
          </table:table-cell>
          <table:table-cell table:style-name="Таблица57.E106" office:value-type="string">
            <text:p text:style-name="P637">j'ai mérité</text:p>
          </table:table-cell>
          <table:table-cell table:style-name="Таблица57.F106" office:value-type="string">
            <text:p text:style-name="P637">Elle mérite ça</text:p>
          </table:table-cell>
        </table:table-row>
        <table:table-row table:style-name="Таблица57.1">
          <table:table-cell table:style-name="Таблица57.A198" office:value-type="string">
            <text:p text:style-name="P237">mettre</text:p>
          </table:table-cell>
          <table:table-cell table:style-name="Таблица57.B107" office:value-type="string">
            <text:p text:style-name="P564">III</text:p>
          </table:table-cell>
          <table:table-cell table:style-name="Таблица57.C107" office:value-type="string">
            <text:p text:style-name="P529">ставить, класть<text:span text:style-name="T328">,</text:span></text:p>
            <text:p text:style-name="P551">надевать</text:p>
          </table:table-cell>
          <table:table-cell table:style-name="Таблица57.D107" office:value-type="string">
            <text:p text:style-name="P640">je mets</text:p>
            <text:p text:style-name="P640">tu mets</text:p>
            <text:p text:style-name="P640">il met</text:p>
            <text:p text:style-name="P640">ns mettons</text:p>
            <text:p text:style-name="P640">ils mettent</text:p>
          </table:table-cell>
          <table:table-cell table:style-name="Таблица57.E107" office:value-type="string">
            <text:p text:style-name="P640">j'ai mis</text:p>
          </table:table-cell>
          <table:table-cell table:style-name="Таблица57.F107" office:value-type="string">
            <text:p text:style-name="P588">il a mis la chemise</text:p>
            <text:p text:style-name="P588">il a mis le manteau noir</text:p>
            <text:p text:style-name="P638">J'ai oublié où je les ai mis</text:p>
          </table:table-cell>
        </table:table-row>
        <table:table-row table:style-name="Таблица57.1">
          <table:table-cell table:style-name="Таблица57.A198" office:value-type="string">
            <text:p text:style-name="P237">mo<text:span text:style-name="T329">n</text:span>ter</text:p>
          </table:table-cell>
          <table:table-cell table:style-name="Таблица57.B108" office:value-type="string">
            <text:p text:style-name="P564"/>
          </table:table-cell>
          <table:table-cell table:style-name="Таблица57.C108" office:value-type="string">
            <text:p text:style-name="P552">подниматься</text:p>
          </table:table-cell>
          <table:table-cell table:style-name="Таблица57.D108" office:value-type="string">
            <text:p text:style-name="P588"/>
          </table:table-cell>
          <table:table-cell table:style-name="Таблица57.E108" office:value-type="string">
            <text:p text:style-name="P588">je suis monté<text:span text:style-name="T446"> (e)</text:span></text:p>
          </table:table-cell>
          <table:table-cell table:style-name="Таблица57.F108" office:value-type="string">
            <text:p text:style-name="P638">La chienne est monté dans la voiture</text:p>
          </table:table-cell>
        </table:table-row>
        <table:table-row table:style-name="Таблица57.1">
          <table:table-cell table:style-name="Таблица57.A198" office:value-type="string">
            <text:p text:style-name="P237">montrer</text:p>
          </table:table-cell>
          <table:table-cell table:style-name="Таблица57.B109" office:value-type="string">
            <text:p text:style-name="P564">I</text:p>
          </table:table-cell>
          <table:table-cell table:style-name="Таблица57.C109" office:value-type="string">
            <text:p text:style-name="P550">показывать</text:p>
          </table:table-cell>
          <table:table-cell table:style-name="Таблица57.D109" office:value-type="string">
            <text:p text:style-name="P637">je montre</text:p>
          </table:table-cell>
          <table:table-cell table:style-name="Таблица57.E109" office:value-type="string">
            <text:p text:style-name="P637">j'ai montré</text:p>
          </table:table-cell>
          <table:table-cell table:style-name="Таблица57.F109" office:value-type="string">
            <text:p text:style-name="P586">Il m'a montré sa voiture</text:p>
            <text:p text:style-name="P586">Nous avons montré nos bottes</text:p>
            <text:p text:style-name="P586">Elle m'a montré la région où elle est née</text:p>
          </table:table-cell>
        </table:table-row>
        <text:soft-page-break/>
        <table:table-row table:style-name="Таблица57.1">
          <table:table-cell table:style-name="Таблица57.A198" office:value-type="string">
            <text:p text:style-name="P237">mordre</text:p>
          </table:table-cell>
          <table:table-cell table:style-name="Таблица57.B110" office:value-type="string">
            <text:p text:style-name="P564">III</text:p>
          </table:table-cell>
          <table:table-cell table:style-name="Таблица57.C110" office:value-type="string">
            <text:p text:style-name="P529">кусать, разъедать</text:p>
          </table:table-cell>
          <table:table-cell table:style-name="Таблица57.D110" office:value-type="string">
            <text:p text:style-name="P588"/>
          </table:table-cell>
          <table:table-cell table:style-name="Таблица57.E110" office:value-type="string">
            <text:p text:style-name="P588"/>
          </table:table-cell>
          <table:table-cell table:style-name="Таблица57.F110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moudre</text:p>
          </table:table-cell>
          <table:table-cell table:style-name="Таблица57.B111" office:value-type="string">
            <text:p text:style-name="P564">III</text:p>
          </table:table-cell>
          <table:table-cell table:style-name="Таблица57.C111" office:value-type="string">
            <text:p text:style-name="P529">молоть</text:p>
          </table:table-cell>
          <table:table-cell table:style-name="Таблица57.D111" office:value-type="string">
            <text:p text:style-name="P588"/>
          </table:table-cell>
          <table:table-cell table:style-name="Таблица57.E111" office:value-type="string">
            <text:p text:style-name="P588"/>
          </table:table-cell>
          <table:table-cell table:style-name="Таблица57.F111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mourir</text:p>
          </table:table-cell>
          <table:table-cell table:style-name="Таблица57.B112" office:value-type="string">
            <text:p text:style-name="P564">III</text:p>
          </table:table-cell>
          <table:table-cell table:style-name="Таблица57.C112" office:value-type="string">
            <text:p text:style-name="P529">умирать</text:p>
          </table:table-cell>
          <table:table-cell table:style-name="Таблица57.D112" office:value-type="string">
            <text:p text:style-name="P588"/>
          </table:table-cell>
          <table:table-cell table:style-name="Таблица57.E112" office:value-type="string">
            <text:p text:style-name="P588"/>
          </table:table-cell>
          <table:table-cell table:style-name="Таблица57.F112" office:value-type="string">
            <text:p text:style-name="P641">elle est morte</text:p>
            <text:p text:style-name="P642">Il est mort en France</text:p>
          </table:table-cell>
        </table:table-row>
        <table:table-row table:style-name="Таблица57.1">
          <table:table-cell table:style-name="Таблица57.A113" office:value-type="string">
            <text:p text:style-name="P237">mouvoir</text:p>
          </table:table-cell>
          <table:table-cell table:style-name="Таблица57.B113" office:value-type="string">
            <text:p text:style-name="P564">III</text:p>
          </table:table-cell>
          <table:table-cell table:style-name="Таблица57.C113" office:value-type="string">
            <text:p text:style-name="P529">двигаться</text:p>
          </table:table-cell>
          <table:table-cell table:style-name="Таблица57.D113" office:value-type="string">
            <text:p text:style-name="P588"/>
          </table:table-cell>
          <table:table-cell table:style-name="Таблица57.E113" office:value-type="string">
            <text:p text:style-name="P588"/>
          </table:table-cell>
          <table:table-cell table:style-name="Таблица57.F113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naître</text:p>
          </table:table-cell>
          <table:table-cell table:style-name="Таблица57.B114" office:value-type="string">
            <text:p text:style-name="P564">III</text:p>
          </table:table-cell>
          <table:table-cell table:style-name="Таблица57.C114" office:value-type="string">
            <text:p text:style-name="P529">рождаться</text:p>
          </table:table-cell>
          <table:table-cell table:style-name="Таблица57.D114" office:value-type="string">
            <text:p text:style-name="P586">je nais</text:p>
            <text:p text:style-name="P586">tu nais</text:p>
            <text:p text:style-name="P586">il naît</text:p>
            <text:p text:style-name="P586">ns naissons</text:p>
            <text:p text:style-name="P586">ils naissent</text:p>
          </table:table-cell>
          <table:table-cell table:style-name="Таблица57.E114" office:value-type="string">
            <text:p text:style-name="P586">je suis né(e)</text:p>
          </table:table-cell>
          <table:table-cell table:style-name="Таблица57.F114" office:value-type="string">
            <text:p text:style-name="P586">Je suis née là<text:span text:style-name="T324"> (</text:span>Я родил<text:span text:style-name="T330">а</text:span>с<text:span text:style-name="T330">ь</text:span> там<text:span text:style-name="T324">)</text:span></text:p>
            <text:p text:style-name="P586"><text:span text:style-name="T324">j</text:span>e suis <text:s/>né ici</text:p>
            <text:p text:style-name="P586">elle est née en hiver</text:p>
            <text:p text:style-name="P586">Où est-il né?</text:p>
          </table:table-cell>
        </table:table-row>
        <table:table-row table:style-name="Таблица57.1">
          <table:table-cell table:style-name="Таблица57.A198" office:value-type="string">
            <text:p text:style-name="P321">oublier</text:p>
          </table:table-cell>
          <table:table-cell table:style-name="Таблица57.B115" office:value-type="string">
            <text:p text:style-name="P564"/>
          </table:table-cell>
          <table:table-cell table:style-name="Таблица57.C115" office:value-type="string">
            <text:p text:style-name="P553">забывать</text:p>
          </table:table-cell>
          <table:table-cell table:style-name="Таблица57.D115" office:value-type="string">
            <text:p text:style-name="P588"/>
          </table:table-cell>
          <table:table-cell table:style-name="Таблица57.E115" office:value-type="string">
            <text:p text:style-name="P588"/>
          </table:table-cell>
          <table:table-cell table:style-name="Таблица57.F115" office:value-type="string">
            <text:p text:style-name="P643">J'ai oublié où je les ai mis</text:p>
            <text:p text:style-name="P643">Personne ne l'<text:span text:style-name="T447">a </text:span>oublié (никто не забыл это)</text:p>
            <text:p text:style-name="P619">Je crois que j'ai oublié la clé (я думаю, что я забыл ключ)</text:p>
          </table:table-cell>
        </table:table-row>
        <table:table-row table:style-name="Таблица57.1">
          <table:table-cell table:style-name="Таблица57.A198" office:value-type="string">
            <text:p text:style-name="P237">obtenir</text:p>
          </table:table-cell>
          <table:table-cell table:style-name="Таблица57.B116" office:value-type="string">
            <text:p text:style-name="P564">III</text:p>
          </table:table-cell>
          <table:table-cell table:style-name="Таблица57.C116" office:value-type="string">
            <text:p text:style-name="P529">получать</text:p>
          </table:table-cell>
          <table:table-cell table:style-name="Таблица57.D116" office:value-type="string">
            <text:p text:style-name="P588"/>
          </table:table-cell>
          <table:table-cell table:style-name="Таблица57.E116" office:value-type="string">
            <text:p text:style-name="P588"/>
          </table:table-cell>
          <table:table-cell table:style-name="Таблица57.F116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offr<text:span text:style-name="T326">ir</text:span></text:p>
          </table:table-cell>
          <table:table-cell table:style-name="Таблица57.B117" office:value-type="string">
            <text:p text:style-name="P564">III</text:p>
          </table:table-cell>
          <table:table-cell table:style-name="Таблица57.C117" office:value-type="string">
            <text:p text:style-name="P529">дарить</text:p>
          </table:table-cell>
          <table:table-cell table:style-name="Таблица57.D117" office:value-type="string">
            <text:p text:style-name="P588"/>
          </table:table-cell>
          <table:table-cell table:style-name="Таблица57.E117" office:value-type="string">
            <text:p text:style-name="P588"/>
          </table:table-cell>
          <table:table-cell table:style-name="Таблица57.F117" office:value-type="string">
            <text:p text:style-name="P588">tu n'offres rien<text:span text:style-name="T324"> (</text:span>ты ничего не предлагаешь<text:span text:style-name="T324">)</text:span></text:p>
          </table:table-cell>
        </table:table-row>
        <table:table-row table:style-name="Таблица57.1">
          <table:table-cell table:style-name="Таблица57.A118" office:value-type="string">
            <text:p text:style-name="P237">ouvrir</text:p>
          </table:table-cell>
          <table:table-cell table:style-name="Таблица57.B118" office:value-type="string">
            <text:p text:style-name="P564">III</text:p>
          </table:table-cell>
          <table:table-cell table:style-name="Таблица57.C118" office:value-type="string">
            <text:p text:style-name="P529">открывать</text:p>
          </table:table-cell>
          <table:table-cell table:style-name="Таблица57.D118" office:value-type="string">
            <text:p text:style-name="P588"/>
          </table:table-cell>
          <table:table-cell table:style-name="Таблица57.E118" office:value-type="string">
            <text:p text:style-name="P588"/>
          </table:table-cell>
          <table:table-cell table:style-name="Таблица57.F118" office:value-type="string">
            <text:p text:style-name="P644">Elle a ouvert la porte</text:p>
            <text:p text:style-name="P645">Elles l'ont ouvert pendant la journée</text:p>
          </table:table-cell>
        </table:table-row>
        <table:table-row table:style-name="Таблица57.1">
          <table:table-cell table:style-name="Таблица57.A198" office:value-type="string">
            <text:p text:style-name="P237">paraître</text:p>
          </table:table-cell>
          <table:table-cell table:style-name="Таблица57.B119" office:value-type="string">
            <text:p text:style-name="P564">III</text:p>
          </table:table-cell>
          <table:table-cell table:style-name="Таблица57.C119" office:value-type="string">
            <text:p text:style-name="P529">появляться</text:p>
          </table:table-cell>
          <table:table-cell table:style-name="Таблица57.D119" office:value-type="string">
            <text:p text:style-name="P588"/>
          </table:table-cell>
          <table:table-cell table:style-name="Таблица57.E119" office:value-type="string">
            <text:p text:style-name="P588"/>
          </table:table-cell>
          <table:table-cell table:style-name="Таблица57.F119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parler</text:p>
          </table:table-cell>
          <table:table-cell table:style-name="Таблица57.B120" office:value-type="string">
            <text:p text:style-name="P580">I</text:p>
          </table:table-cell>
          <table:table-cell table:style-name="Таблица57.C120" office:value-type="string">
            <text:p text:style-name="P554"/>
          </table:table-cell>
          <table:table-cell table:style-name="Таблица57.D120" office:value-type="string">
            <text:p text:style-name="P554">je parle</text:p>
            <text:p text:style-name="P554">ns parlons</text:p>
            <text:p text:style-name="P554">ils parlent</text:p>
          </table:table-cell>
          <table:table-cell table:style-name="Таблица57.E120" office:value-type="string">
            <text:p text:style-name="P646">j'ai parlé</text:p>
          </table:table-cell>
          <table:table-cell table:style-name="Таблица57.F120" office:value-type="string">
            <text:p text:style-name="P646">Ns parlons des enfants (о детях)</text:p>
            <text:p text:style-name="P647">Un anglais parle à un français</text:p>
            <text:p text:style-name="P588">De quoi parlions-nous hier?<text:span text:style-name="T324"> (</text:span>О чем мы вчера говорили?<text:span text:style-name="T324">)</text:span></text:p>
            <text:p text:style-name="P588">tu parlais avec ma sœur<text:span text:style-name="T303"> (поговорила)</text:span></text:p>
            <text:p text:style-name="P648">Ns avons parlé hier soir</text:p>
            <text:p text:style-name="P621">Je vous en ai déjà parlé</text:p>
            <text:p text:style-name="P622">les hommes ont parlé</text:p>
          </table:table-cell>
        </table:table-row>
        <table:table-row table:style-name="Таблица57.1">
          <table:table-cell table:style-name="Таблица57.A121" office:value-type="string">
            <text:p text:style-name="P237">part<text:span text:style-name="T326">ir</text:span></text:p>
          </table:table-cell>
          <table:table-cell table:style-name="Таблица57.B121" office:value-type="string">
            <text:p text:style-name="P564">III</text:p>
          </table:table-cell>
          <table:table-cell table:style-name="Таблица57.C121" office:value-type="string">
            <text:p text:style-name="P529">уезжать</text:p>
          </table:table-cell>
          <table:table-cell table:style-name="Таблица57.D121" office:value-type="string">
            <text:p text:style-name="P588"/>
          </table:table-cell>
          <table:table-cell table:style-name="Таблица57.E121" office:value-type="string">
            <text:p text:style-name="P588"><text:span text:style-name="T365">je suis</text:span> pari<text:span text:style-name="T365">(e)</text:span></text:p>
          </table:table-cell>
          <table:table-cell table:style-name="Таблица57.F121" office:value-type="string">
            <text:p text:style-name="P588">il part pour la France<text:span text:style-name="T324"> (</text:span>он отправляется во Францию<text:span text:style-name="T324">)</text:span></text:p>
            <text:p text:style-name="P649">Il part après qu'il a mangé</text:p>
            <text:p text:style-name="P588">Il est part<text:span text:style-name="T317">i</text:span><text:span text:style-name="T324"> (</text:span><text:span text:style-name="T331">Он ушел</text:span><text:span text:style-name="T324">)</text:span></text:p>
            <text:p text:style-name="P588">nous sommes partis</text:p>
          </table:table-cell>
        </table:table-row>
        <table:table-row table:style-name="Таблица57.1">
          <table:table-cell table:style-name="Таблица57.A198" office:value-type="string">
            <text:p text:style-name="P237">passe<text:span text:style-name="T332">r</text:span><text:span text:style-name="T333"> (se)</text:span></text:p>
          </table:table-cell>
          <table:table-cell table:style-name="Таблица57.B122" office:value-type="string">
            <text:p text:style-name="P564">I</text:p>
          </table:table-cell>
          <table:table-cell table:style-name="Таблица57.C122" office:value-type="string">
            <text:p text:style-name="P555">пройти</text:p>
          </table:table-cell>
          <table:table-cell table:style-name="Таблица57.D122" office:value-type="string">
            <text:p text:style-name="P586">je passe</text:p>
            <text:p text:style-name="P586">ns passons</text:p>
            <text:p text:style-name="P586">ils pasent</text:p>
          </table:table-cell>
          <table:table-cell table:style-name="Таблица57.E122" office:value-type="string">
            <text:p text:style-name="P586">je suis passé(e)</text:p>
            <text:p text:style-name="P586"/>
            <text:p text:style-name="P586">j'ai passé (с прям.дополн.)</text:p>
          </table:table-cell>
          <table:table-cell table:style-name="Таблица57.F122" office:value-type="string">
            <text:p text:style-name="P586">septembre est passé</text:p>
            <text:p text:style-name="P586">J'ai passé trois heures ici</text:p>
            <text:p text:style-name="P586">Le pouvre (перен) cuisiner ne sait pas ce qui s'est passé</text:p>
          </table:table-cell>
        </table:table-row>
        <table:table-row table:style-name="Таблица57.1">
          <table:table-cell table:style-name="Таблица57.A198" office:value-type="string">
            <text:p text:style-name="P237">peindre</text:p>
          </table:table-cell>
          <table:table-cell table:style-name="Таблица57.B123" office:value-type="string">
            <text:p text:style-name="P564">III</text:p>
          </table:table-cell>
          <table:table-cell table:style-name="Таблица57.C123" office:value-type="string">
            <text:p text:style-name="P529">рисовать, красить</text:p>
          </table:table-cell>
          <table:table-cell table:style-name="Таблица57.D123" office:value-type="string">
            <text:p text:style-name="P588"/>
          </table:table-cell>
          <table:table-cell table:style-name="Таблица57.E123" office:value-type="string">
            <text:p text:style-name="P588"/>
          </table:table-cell>
          <table:table-cell table:style-name="Таблица57.F123" office:value-type="string">
            <text:p text:style-name="P588">ils passent devant nous</text:p>
          </table:table-cell>
        </table:table-row>
        <table:table-row table:style-name="Таблица57.1">
          <table:table-cell table:style-name="Таблица57.A198" office:value-type="string">
            <text:p text:style-name="P237">pense<text:span text:style-name="T361">r</text:span></text:p>
          </table:table-cell>
          <table:table-cell table:style-name="Таблица57.B124" office:value-type="string">
            <text:p text:style-name="P564"/>
          </table:table-cell>
          <table:table-cell table:style-name="Таблица57.C124" office:value-type="string">
            <text:p text:style-name="P529"/>
          </table:table-cell>
          <table:table-cell table:style-name="Таблица57.D124" office:value-type="string">
            <text:p text:style-name="P588"/>
          </table:table-cell>
          <table:table-cell table:style-name="Таблица57.E124" office:value-type="string">
            <text:p text:style-name="P588"/>
          </table:table-cell>
          <table:table-cell table:style-name="Таблица57.F124" office:value-type="string">
            <text:p text:style-name="P586">que pensez-vous de mon chapeau?</text:p>
            <text:p text:style-name="P635">J'y ai pensé toute la journée (я думал об этом весь день)</text:p>
            <text:p text:style-name="P586"><text:span text:style-name="T360">I</text:span>l a pensé à ses parents</text:p>
            <text:p text:style-name="P586">J'y ai pensé (я подумал об этом)</text:p>
          </table:table-cell>
        </table:table-row>
        <table:table-row table:style-name="Таблица57.1">
          <table:table-cell table:style-name="Таблица57.A198" office:value-type="string">
            <text:p text:style-name="P237">perdre</text:p>
          </table:table-cell>
          <table:table-cell table:style-name="Таблица57.B125" office:value-type="string">
            <text:p text:style-name="P564">III</text:p>
          </table:table-cell>
          <table:table-cell table:style-name="Таблица57.C125" office:value-type="string">
            <text:p text:style-name="P556">терять</text:p>
          </table:table-cell>
          <table:table-cell table:style-name="Таблица57.D125" office:value-type="string">
            <text:p text:style-name="P650">je perds</text:p>
            <text:p text:style-name="P650">tu perds</text:p>
            <text:p text:style-name="P650">il perd</text:p>
            <text:p text:style-name="P650">ns perdons</text:p>
            <text:p text:style-name="P650">ils perdent</text:p>
          </table:table-cell>
          <table:table-cell table:style-name="Таблица57.E125" office:value-type="string">
            <text:p text:style-name="P650">PP: perdu</text:p>
            <text:p text:style-name="P651">(потерянный)</text:p>
          </table:table-cell>
          <table:table-cell table:style-name="Таблица57.F125" office:value-type="string">
            <text:p text:style-name="P588"/>
          </table:table-cell>
        </table:table-row>
        <table:table-row table:style-name="Таблица57.1">
          <table:table-cell table:style-name="Таблица57.A126" office:value-type="string">
            <text:p text:style-name="P237">permettre</text:p>
          </table:table-cell>
          <table:table-cell table:style-name="Таблица57.B126" office:value-type="string">
            <text:p text:style-name="P564">III</text:p>
          </table:table-cell>
          <table:table-cell table:style-name="Таблица57.C126" office:value-type="string">
            <text:p text:style-name="P556">позволять</text:p>
          </table:table-cell>
          <table:table-cell table:style-name="Таблица57.D126" office:value-type="string">
            <text:p text:style-name="P588"/>
          </table:table-cell>
          <table:table-cell table:style-name="Таблица57.E126" office:value-type="string">
            <text:p text:style-name="P588"/>
          </table:table-cell>
          <table:table-cell table:style-name="Таблица57.F126" office:value-type="string">
            <text:p text:style-name="P588">Qui a permis cela?<text:span text:style-name="T334"> (</text:span>Кто позволил это?<text:span text:style-name="T334">)</text:span></text:p>
            <text:p text:style-name="P652">Il a permis cela (Он это позволил)</text:p>
            <text:p text:style-name="P653">Je l'ai permis</text:p>
          </table:table-cell>
        </table:table-row>
        <table:table-row table:style-name="Таблица57.1">
          <table:table-cell table:style-name="Таблица57.A198" office:value-type="string">
            <text:p text:style-name="P237">pèse</text:p>
          </table:table-cell>
          <table:table-cell table:style-name="Таблица57.B127" office:value-type="string">
            <text:p text:style-name="P564"/>
          </table:table-cell>
          <table:table-cell table:style-name="Таблица57.C127" office:value-type="string">
            <text:p text:style-name="P529">весить</text:p>
          </table:table-cell>
          <table:table-cell table:style-name="Таблица57.D127" office:value-type="string">
            <text:p text:style-name="P588">je pèse</text:p>
          </table:table-cell>
          <table:table-cell table:style-name="Таблица57.E127" office:value-type="string">
            <text:p text:style-name="P588"/>
          </table:table-cell>
          <table:table-cell table:style-name="Таблица57.F127" office:value-type="string">
            <text:p text:style-name="P588">je pèse</text:p>
            <text:p text:style-name="P588">le cuisiner pèse la viande</text:p>
          </table:table-cell>
        </table:table-row>
        <table:table-row table:style-name="Таблица57.1">
          <table:table-cell table:style-name="Таблица57.A198" office:value-type="string">
            <text:p text:style-name="P237">plaindre</text:p>
          </table:table-cell>
          <table:table-cell table:style-name="Таблица57.B128" office:value-type="string">
            <text:p text:style-name="P564">III</text:p>
          </table:table-cell>
          <table:table-cell table:style-name="Таблица57.C128" office:value-type="string">
            <text:p text:style-name="P556">жаловаться</text:p>
          </table:table-cell>
          <table:table-cell table:style-name="Таблица57.D128" office:value-type="string">
            <text:p text:style-name="P588"/>
          </table:table-cell>
          <table:table-cell table:style-name="Таблица57.E128" office:value-type="string">
            <text:p text:style-name="P588"/>
          </table:table-cell>
          <table:table-cell table:style-name="Таблица57.F128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plante</text:p>
          </table:table-cell>
          <table:table-cell table:style-name="Таблица57.B129" office:value-type="string">
            <text:p text:style-name="P564"/>
          </table:table-cell>
          <table:table-cell table:style-name="Таблица57.C129" office:value-type="string">
            <text:p text:style-name="P529"/>
          </table:table-cell>
          <table:table-cell table:style-name="Таблица57.D129" office:value-type="string">
            <text:p text:style-name="P588"/>
          </table:table-cell>
          <table:table-cell table:style-name="Таблица57.E129" office:value-type="string">
            <text:p text:style-name="P588"/>
          </table:table-cell>
          <table:table-cell table:style-name="Таблица57.F129" office:value-type="string">
            <text:p text:style-name="P588">il plante des fruits</text:p>
          </table:table-cell>
        </table:table-row>
        <table:table-row table:style-name="Таблица57.1">
          <table:table-cell table:style-name="Таблица57.A198" office:value-type="string">
            <text:p text:style-name="P237">pla<text:span text:style-name="T335">ire</text:span></text:p>
          </table:table-cell>
          <table:table-cell table:style-name="Таблица57.B130" office:value-type="string">
            <text:p text:style-name="P564">III</text:p>
          </table:table-cell>
          <table:table-cell table:style-name="Таблица57.C130" office:value-type="string">
            <text:p text:style-name="P556">нравиться</text:p>
          </table:table-cell>
          <table:table-cell table:style-name="Таблица57.D130" office:value-type="string">
            <text:p text:style-name="P588"/>
          </table:table-cell>
          <table:table-cell table:style-name="Таблица57.E130" office:value-type="string">
            <text:p text:style-name="P588"/>
          </table:table-cell>
          <table:table-cell table:style-name="Таблица57.F130" office:value-type="string">
            <text:p text:style-name="P588">pourquoi lire te plaît-il<text:span text:style-name="T334"> (</text:span>почему тебе нравится читать<text:span text:style-name="T334">)</text:span></text:p>
          </table:table-cell>
        </table:table-row>
        <table:table-row table:style-name="Таблица57.1">
          <table:table-cell table:style-name="Таблица57.A131" office:value-type="string">
            <text:p text:style-name="P237">pleuvoir</text:p>
          </table:table-cell>
          <table:table-cell table:style-name="Таблица57.B131" office:value-type="string">
            <text:p text:style-name="P564">III</text:p>
          </table:table-cell>
          <table:table-cell table:style-name="Таблица57.C131" office:value-type="string">
            <text:p text:style-name="P556">лить (о дожде)</text:p>
          </table:table-cell>
          <table:table-cell table:style-name="Таблица57.D131" office:value-type="string">
            <text:p text:style-name="P588"/>
          </table:table-cell>
          <table:table-cell table:style-name="Таблица57.E131" office:value-type="string">
            <text:p text:style-name="P588"/>
          </table:table-cell>
          <table:table-cell table:style-name="Таблица57.F131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porter</text:p>
          </table:table-cell>
          <table:table-cell table:style-name="Таблица57.B132" office:value-type="string">
            <text:p text:style-name="P564">I</text:p>
          </table:table-cell>
          <table:table-cell table:style-name="Таблица57.C132" office:value-type="string">
            <text:p text:style-name="P529"/>
          </table:table-cell>
          <table:table-cell table:style-name="Таблица57.D132" office:value-type="string">
            <text:p text:style-name="P646">je porte</text:p>
            <text:p text:style-name="P646">ns po<text:span text:style-name="T495">r</text:span>tons</text:p>
          </table:table-cell>
          <table:table-cell table:style-name="Таблица57.E132" office:value-type="string">
            <text:p text:style-name="P646">j'ai porté</text:p>
          </table:table-cell>
          <table:table-cell table:style-name="Таблица57.F132" office:value-type="string">
            <text:p text:style-name="P624">ils portent des chaussures rouges</text:p>
            <text:p text:style-name="P700"><text:span text:style-name="ubuntu_5f_mono_5f_9"><text:span text:style-name="T162">ils ont porté leurs chapeaux</text:span></text:span></text:p>
            <text:p text:style-name="P700"><text:span text:style-name="ubuntu_5f_mono_5f_9"><text:span text:style-name="T162">Elle a <text:s/>porté des lunettes</text:span></text:span></text:p>
            <text:p text:style-name="P694"><text:span text:style-name="ubuntu_5f_mono_5f_9"><text:span text:style-name="T162">Elle a porté un pantalon rouge</text:span></text:span></text:p>
          </table:table-cell>
        </table:table-row>
        <table:table-row table:style-name="Таблица57.1">
          <table:table-cell table:style-name="Таблица57.A198" office:value-type="string">
            <text:p text:style-name="P237">poser</text:p>
          </table:table-cell>
          <table:table-cell table:style-name="Таблица57.B133" office:value-type="string">
            <text:p text:style-name="P581">I</text:p>
          </table:table-cell>
          <table:table-cell table:style-name="Таблица57.C133" office:value-type="string">
            <text:p text:style-name="P557">класть, ставить</text:p>
          </table:table-cell>
          <table:table-cell table:style-name="Таблица57.D133" office:value-type="string">
            <text:p text:style-name="P654">je pose</text:p>
            <text:p text:style-name="P654">ns posons</text:p>
          </table:table-cell>
          <table:table-cell table:style-name="Таблица57.E133" office:value-type="string">
            <text:p text:style-name="P654">j'ai posé</text:p>
          </table:table-cell>
          <table:table-cell table:style-name="Таблица57.F133" office:value-type="string">
            <text:p text:style-name="P654">vous posez le chapeau</text:p>
          </table:table-cell>
        </table:table-row>
        <text:soft-page-break/>
        <table:table-row table:style-name="Таблица57.1">
          <table:table-cell table:style-name="Таблица57.A198" office:value-type="string">
            <text:p text:style-name="P237">posséder</text:p>
          </table:table-cell>
          <table:table-cell table:style-name="Таблица57.B134" office:value-type="string">
            <text:p text:style-name="P580">I </text:p>
          </table:table-cell>
          <table:table-cell table:style-name="Таблица57.C134" office:value-type="string">
            <text:p text:style-name="P554">владеть</text:p>
          </table:table-cell>
          <table:table-cell table:style-name="Таблица57.D134" office:value-type="string">
            <text:p text:style-name="P646">je possède</text:p>
            <text:p text:style-name="P646">ns possédons</text:p>
            <text:p text:style-name="P646">ils possèdent</text:p>
          </table:table-cell>
          <table:table-cell table:style-name="Таблица57.E134" office:value-type="string">
            <text:p text:style-name="P646">j'ai possédé</text:p>
          </table:table-cell>
          <table:table-cell table:style-name="Таблица57.F134" office:value-type="string">
            <text:p text:style-name="P646">il possède un cochon</text:p>
          </table:table-cell>
        </table:table-row>
        <table:table-row table:style-name="Таблица57.1">
          <table:table-cell table:style-name="Таблица57.A198" office:value-type="string">
            <text:p text:style-name="P237">pouvoir</text:p>
          </table:table-cell>
          <table:table-cell table:style-name="Таблица57.B135" office:value-type="string">
            <text:p text:style-name="P564">III</text:p>
          </table:table-cell>
          <table:table-cell table:style-name="Таблица57.C135" office:value-type="string">
            <text:p text:style-name="P556">мочь</text:p>
          </table:table-cell>
          <table:table-cell table:style-name="Таблица57.D135" office:value-type="string">
            <text:p text:style-name="P588"/>
          </table:table-cell>
          <table:table-cell table:style-name="Таблица57.E135" office:value-type="string">
            <text:p text:style-name="P657">j'ai pu</text:p>
          </table:table-cell>
          <table:table-cell table:style-name="Таблица57.F135" office:value-type="string">
            <text:p text:style-name="P658">Elle a pu dormir</text:p>
            <text:p text:style-name="P658">Tu as pu y aller? (ты мог туда пойти?)</text:p>
          </table:table-cell>
        </table:table-row>
        <table:table-row table:style-name="Таблица57.1">
          <table:table-cell table:style-name="Таблица57.A198" office:value-type="string">
            <text:p text:style-name="P237">préfére<text:span text:style-name="T336">r</text:span></text:p>
          </table:table-cell>
          <table:table-cell table:style-name="Таблица57.B136" office:value-type="string">
            <text:p text:style-name="P564"/>
          </table:table-cell>
          <table:table-cell table:style-name="Таблица57.C136" office:value-type="string">
            <text:p text:style-name="P558">предпочитать</text:p>
          </table:table-cell>
          <table:table-cell table:style-name="Таблица57.D136" office:value-type="string">
            <text:p text:style-name="P588"/>
          </table:table-cell>
          <table:table-cell table:style-name="Таблица57.E136" office:value-type="string">
            <text:p text:style-name="P588"/>
          </table:table-cell>
          <table:table-cell table:style-name="Таблица57.F136" office:value-type="string">
            <text:p text:style-name="P588">que préf<text:span text:style-name="T337">è</text:span>rez-vous<text:span text:style-name="T337">?</text:span><text:span text:style-name="T334"> (</text:span>что вы педпочитаете<text:span text:style-name="T334">)</text:span></text:p>
            <text:p text:style-name="P588">Je préfère le riz au pain</text:p>
          </table:table-cell>
        </table:table-row>
        <table:table-row table:style-name="Таблица57.1">
          <table:table-cell table:style-name="Таблица57.A198" office:value-type="string">
            <text:p text:style-name="P237">prendre</text:p>
          </table:table-cell>
          <table:table-cell table:style-name="Таблица57.B137" office:value-type="string">
            <text:p text:style-name="P564">III</text:p>
          </table:table-cell>
          <table:table-cell table:style-name="Таблица57.C137" office:value-type="string">
            <text:p text:style-name="P556">брать, взять, принимать</text:p>
          </table:table-cell>
          <table:table-cell table:style-name="Таблица57.D137" office:value-type="string">
            <text:p text:style-name="P588"/>
          </table:table-cell>
          <table:table-cell table:style-name="Таблица57.E137" office:value-type="string">
            <text:p text:style-name="P588"/>
          </table:table-cell>
          <table:table-cell table:style-name="Таблица57.F137" office:value-type="string">
            <text:p text:style-name="P588">J'ai pris du poisson</text:p>
            <text:p text:style-name="P659">Elle a pris une pomme verte</text:p>
            <text:p text:style-name="P660">J'en ai pris (я их взял)</text:p>
            <text:p text:style-name="P660">Ce sont mes clés de voiture, tu les <text:span text:style-name="T368">as </text:span>prises dans ma poche</text:p>
          </table:table-cell>
        </table:table-row>
        <table:table-row table:style-name="Таблица57.1">
          <table:table-cell table:style-name="Таблица57.A198" office:value-type="string">
            <text:p text:style-name="ubuntu_5f_mono_5f_9"><text:span text:style-name="ubuntu_5f_mono_5f_9"><text:span text:style-name="T224">présenter</text:span></text:span></text:p>
          </table:table-cell>
          <table:table-cell table:style-name="Таблица57.B138" office:value-type="string">
            <text:p text:style-name="P582">I</text:p>
          </table:table-cell>
          <table:table-cell table:style-name="Таблица57.C138" office:value-type="string">
            <text:p text:style-name="P563">представлять, знаомить</text:p>
          </table:table-cell>
          <table:table-cell table:style-name="Таблица57.D138" office:value-type="string">
            <text:p text:style-name="P697"><text:span text:style-name="ubuntu_5f_mono_5f_9"><text:span text:style-name="T162">je </text:span></text:span><text:span text:style-name="ubuntu_5f_mono_5f_9"><text:span text:style-name="T222">présente</text:span></text:span></text:p>
            <text:p text:style-name="P697"><text:span text:style-name="ubuntu_5f_mono_5f_9"><text:span text:style-name="T223">ns </text:span></text:span><text:span text:style-name="ubuntu_5f_mono_5f_9"><text:span text:style-name="T222">présent</text:span></text:span><text:span text:style-name="ubuntu_5f_mono_5f_9"><text:span text:style-name="T223">ons</text:span></text:span></text:p>
          </table:table-cell>
          <table:table-cell table:style-name="Таблица57.E138" office:value-type="string">
            <text:p text:style-name="P697"><text:span text:style-name="T162">j'ai </text:span><text:span text:style-name="ubuntu_5f_mono_5f_9"><text:span text:style-name="T222">présent</text:span></text:span><text:span text:style-name="ubuntu_5f_mono_5f_9"><text:span text:style-name="T223">é</text:span></text:span></text:p>
          </table:table-cell>
          <table:table-cell table:style-name="Таблица57.F138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prévenir</text:p>
          </table:table-cell>
          <table:table-cell table:style-name="Таблица57.B139" office:value-type="string">
            <text:p text:style-name="P564">III</text:p>
          </table:table-cell>
          <table:table-cell table:style-name="Таблица57.C139" office:value-type="string">
            <text:p text:style-name="P563">предупреждать</text:p>
          </table:table-cell>
          <table:table-cell table:style-name="Таблица57.D139" office:value-type="string">
            <text:p text:style-name="P588"/>
          </table:table-cell>
          <table:table-cell table:style-name="Таблица57.E139" office:value-type="string">
            <text:p text:style-name="P588"/>
          </table:table-cell>
          <table:table-cell table:style-name="Таблица57.F139" office:value-type="string">
            <text:p text:style-name="P588"/>
          </table:table-cell>
        </table:table-row>
        <table:table-row table:style-name="Таблица57.1">
          <table:table-cell table:style-name="Таблица57.A140" office:value-type="string">
            <text:p text:style-name="P237">prévoir</text:p>
          </table:table-cell>
          <table:table-cell table:style-name="Таблица57.B140" office:value-type="string">
            <text:p text:style-name="P564">III</text:p>
          </table:table-cell>
          <table:table-cell table:style-name="Таблица57.C140" office:value-type="string">
            <text:p text:style-name="P563">предусматривать</text:p>
          </table:table-cell>
          <table:table-cell table:style-name="Таблица57.D140" office:value-type="string">
            <text:p text:style-name="P588"/>
          </table:table-cell>
          <table:table-cell table:style-name="Таблица57.E140" office:value-type="string">
            <text:p text:style-name="P657">j'ai prévu</text:p>
          </table:table-cell>
          <table:table-cell table:style-name="Таблица57.F140" office:value-type="string">
            <text:p text:style-name="P588">Quelle date as-tu prévue</text:p>
            <text:p text:style-name="P660">J'ai prévu beaucoup de choses aujourd'hui (я предусмотрел много вещей сегодня)</text:p>
          </table:table-cell>
        </table:table-row>
        <table:table-row table:style-name="Таблица57.1">
          <table:table-cell table:style-name="Таблица57.A198" office:value-type="string">
            <text:p text:style-name="P237">produire</text:p>
          </table:table-cell>
          <table:table-cell table:style-name="Таблица57.B141" office:value-type="string">
            <text:p text:style-name="P564">III</text:p>
          </table:table-cell>
          <table:table-cell table:style-name="Таблица57.C141" office:value-type="string">
            <text:p text:style-name="P563">производить</text:p>
          </table:table-cell>
          <table:table-cell table:style-name="Таблица57.D141" office:value-type="string">
            <text:p text:style-name="P588"/>
          </table:table-cell>
          <table:table-cell table:style-name="Таблица57.E141" office:value-type="string">
            <text:p text:style-name="P588"/>
          </table:table-cell>
          <table:table-cell table:style-name="Таблица57.F141" office:value-type="string">
            <text:p text:style-name="P588"/>
          </table:table-cell>
        </table:table-row>
        <table:table-row table:style-name="Таблица57.1">
          <table:table-cell table:style-name="Таблица57.A142" office:value-type="string">
            <text:p text:style-name="P237">promettre</text:p>
          </table:table-cell>
          <table:table-cell table:style-name="Таблица57.B142" office:value-type="string">
            <text:p text:style-name="P564">III</text:p>
          </table:table-cell>
          <table:table-cell table:style-name="Таблица57.C142" office:value-type="string">
            <text:p text:style-name="P563">обещать</text:p>
          </table:table-cell>
          <table:table-cell table:style-name="Таблица57.D142" office:value-type="string">
            <text:p text:style-name="P588"/>
          </table:table-cell>
          <table:table-cell table:style-name="Таблица57.E142" office:value-type="string">
            <text:p text:style-name="P588"/>
          </table:table-cell>
          <table:table-cell table:style-name="Таблица57.F142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<text:span text:style-name="T338">se </text:span>rase<text:span text:style-name="T334">r</text:span></text:p>
          </table:table-cell>
          <table:table-cell table:style-name="Таблица57.B143" office:value-type="string">
            <text:p text:style-name="P564"/>
          </table:table-cell>
          <table:table-cell table:style-name="Таблица57.C143" office:value-type="string">
            <text:p text:style-name="P563">бриться</text:p>
          </table:table-cell>
          <table:table-cell table:style-name="Таблица57.D143" office:value-type="string">
            <text:p text:style-name="P588">tu te rases</text:p>
          </table:table-cell>
          <table:table-cell table:style-name="Таблица57.E143" office:value-type="string">
            <text:p text:style-name="P588"/>
          </table:table-cell>
          <table:table-cell table:style-name="Таблица57.F143" office:value-type="string">
            <text:p text:style-name="P588"/>
            <text:p text:style-name="P588">il se rase le soir<text:span text:style-name="T334"> (</text:span>он бреется по вечерам<text:span text:style-name="T334">)</text:span></text:p>
            <text:p text:style-name="P588">ils se rasent</text:p>
          </table:table-cell>
        </table:table-row>
        <table:table-row table:style-name="Таблица57.1">
          <table:table-cell table:style-name="Таблица57.A198" office:value-type="string">
            <text:p text:style-name="P237">recevoir</text:p>
          </table:table-cell>
          <table:table-cell table:style-name="Таблица57.B144" office:value-type="string">
            <text:p text:style-name="P564">III</text:p>
          </table:table-cell>
          <table:table-cell table:style-name="Таблица57.C144" office:value-type="string">
            <text:p text:style-name="P563">получать, принимать</text:p>
          </table:table-cell>
          <table:table-cell table:style-name="Таблица57.D144" office:value-type="string">
            <text:p text:style-name="P588"/>
          </table:table-cell>
          <table:table-cell table:style-name="Таблица57.E144" office:value-type="string">
            <text:p text:style-name="P588"/>
          </table:table-cell>
          <table:table-cell table:style-name="Таблица57.F144" office:value-type="string">
            <text:p text:style-name="P588">Il reçoit une lettre de son fils<text:span text:style-name="T334"> (</text:span>...от своего сына<text:span text:style-name="T334">)</text:span></text:p>
            <text:p text:style-name="P663">J'ai reçu mon cado d'anniversaire</text:p>
            <text:p text:style-name="P663">J'ai reçu ta lettre</text:p>
          </table:table-cell>
        </table:table-row>
        <table:table-row table:style-name="Таблица57.1">
          <table:table-cell table:style-name="Таблица57.A198" office:value-type="string">
            <text:p text:style-name="P322">réduire</text:p>
          </table:table-cell>
          <table:table-cell table:style-name="Таблица57.B145" office:value-type="string">
            <text:p text:style-name="P564"/>
          </table:table-cell>
          <table:table-cell table:style-name="Таблица57.C145" office:value-type="string">
            <text:p text:style-name="P563">уменьшать</text:p>
          </table:table-cell>
          <table:table-cell table:style-name="Таблица57.D145" office:value-type="string">
            <text:p text:style-name="P588"/>
          </table:table-cell>
          <table:table-cell table:style-name="Таблица57.E145" office:value-type="string">
            <text:p text:style-name="P588"/>
          </table:table-cell>
          <table:table-cell table:style-name="Таблица57.F145" office:value-type="string">
            <text:p text:style-name="P664">Nous avons réduit leur nombre</text:p>
            <text:p text:style-name="P664">Elles ont <text:s/>réduit l'alcooldans ce vin</text:p>
          </table:table-cell>
        </table:table-row>
        <table:table-row table:style-name="Таблица57.1">
          <table:table-cell table:style-name="Таблица57.A149" office:value-type="string">
            <text:p text:style-name="P237">refuse<text:span text:style-name="T339">r</text:span></text:p>
          </table:table-cell>
          <table:table-cell table:style-name="Таблица57.B146" office:value-type="string">
            <text:p text:style-name="P564"/>
          </table:table-cell>
          <table:table-cell table:style-name="Таблица57.C146" office:value-type="string">
            <text:p text:style-name="P559">отказываться</text:p>
          </table:table-cell>
          <table:table-cell table:style-name="Таблица57.D146" office:value-type="string">
            <text:p text:style-name="P588"/>
          </table:table-cell>
          <table:table-cell table:style-name="Таблица57.E146" office:value-type="string">
            <text:p text:style-name="P588"/>
          </table:table-cell>
          <table:table-cell table:style-name="Таблица57.F146" office:value-type="string">
            <text:p text:style-name="P588">tu refuses le gâteau<text:span text:style-name="T334"> (</text:span>ты отказываешься<text:span text:style-name="T339"> от торта</text:span><text:span text:style-name="T334">)</text:span></text:p>
          </table:table-cell>
        </table:table-row>
        <table:table-row table:style-name="Таблица57.1">
          <table:table-cell table:style-name="Таблица57.A149" office:value-type="string">
            <text:p text:style-name="P237">rencontrer</text:p>
          </table:table-cell>
          <table:table-cell table:style-name="Таблица57.B147" office:value-type="string">
            <text:p text:style-name="P583">I</text:p>
          </table:table-cell>
          <table:table-cell table:style-name="Таблица57.C147" office:value-type="string">
            <text:p text:style-name="P560">встречать</text:p>
          </table:table-cell>
          <table:table-cell table:style-name="Таблица57.D147" office:value-type="string">
            <text:p text:style-name="P588"><text:span text:style-name="T340">je </text:span>rencontre</text:p>
            <text:p text:style-name="P661">ns rencontrons</text:p>
          </table:table-cell>
          <table:table-cell table:style-name="Таблица57.E147" office:value-type="string">
            <text:p text:style-name="P588"><text:span text:style-name="T340">j'ai </text:span>rencontr<text:span text:style-name="T340">é</text:span></text:p>
          </table:table-cell>
          <table:table-cell table:style-name="Таблица57.F147" office:value-type="string">
            <text:p text:style-name="P588"/>
          </table:table-cell>
        </table:table-row>
        <table:table-row table:style-name="Таблица57.1">
          <table:table-cell table:style-name="Таблица57.A149" office:value-type="string">
            <text:p text:style-name="P237">rendre</text:p>
          </table:table-cell>
          <table:table-cell table:style-name="Таблица57.B148" office:value-type="string">
            <text:p text:style-name="P564">III</text:p>
          </table:table-cell>
          <table:table-cell table:style-name="Таблица57.C148" office:value-type="string">
            <text:p text:style-name="P561">обеспечивать, давать эффект</text:p>
          </table:table-cell>
          <table:table-cell table:style-name="Таблица57.D148" office:value-type="string">
            <text:p text:style-name="P588"/>
          </table:table-cell>
          <table:table-cell table:style-name="Таблица57.E148" office:value-type="string">
            <text:p text:style-name="P588"/>
          </table:table-cell>
          <table:table-cell table:style-name="Таблица57.F148" office:value-type="string">
            <text:p text:style-name="P588">Elle rend le chapeau<text:span text:style-name="T341"> (</text:span>Она возвращает шляпу<text:span text:style-name="T341">)</text:span></text:p>
            <text:p text:style-name="P664">Les sandwichs, nous l'avons rendu</text:p>
            <text:p text:style-name="P619">Il nous les a rendus (он их нам вернул)</text:p>
          </table:table-cell>
        </table:table-row>
        <table:table-row table:style-name="Таблица57.1">
          <table:table-cell table:style-name="Таблица57.A149" office:value-type="string">
            <text:p text:style-name="P237">rent<text:span text:style-name="T336">r</text:span>er</text:p>
          </table:table-cell>
          <table:table-cell table:style-name="Таблица57.B149" office:value-type="string">
            <text:p text:style-name="P564"/>
          </table:table-cell>
          <table:table-cell table:style-name="Таблица57.C149" office:value-type="string">
            <text:p text:style-name="P529">возвращаться (домой)</text:p>
          </table:table-cell>
          <table:table-cell table:style-name="Таблица57.D149" office:value-type="string">
            <text:p text:style-name="P588">je rentre</text:p>
          </table:table-cell>
          <table:table-cell table:style-name="Таблица57.E149" office:value-type="string">
            <text:p text:style-name="P588"/>
          </table:table-cell>
          <table:table-cell table:style-name="Таблица57.F149" office:value-type="string">
            <text:p text:style-name="P588">je rentre avec mon parapluie</text:p>
          </table:table-cell>
        </table:table-row>
        <table:table-row table:style-name="Таблица57.1">
          <table:table-cell table:style-name="Таблица57.A198" office:value-type="string">
            <text:p text:style-name="P237">repartir</text:p>
          </table:table-cell>
          <table:table-cell table:style-name="Таблица57.B150" office:value-type="string">
            <text:p text:style-name="P564">III</text:p>
          </table:table-cell>
          <table:table-cell table:style-name="Таблица57.C150" office:value-type="string">
            <text:p text:style-name="P561">снова отправляться</text:p>
          </table:table-cell>
          <table:table-cell table:style-name="Таблица57.D150" office:value-type="string">
            <text:p text:style-name="P588"/>
          </table:table-cell>
          <table:table-cell table:style-name="Таблица57.E150" office:value-type="string">
            <text:p text:style-name="P588"/>
          </table:table-cell>
          <table:table-cell table:style-name="Таблица57.F150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répondre</text:p>
          </table:table-cell>
          <table:table-cell table:style-name="Таблица57.B151" office:value-type="string">
            <text:p text:style-name="P564">III</text:p>
          </table:table-cell>
          <table:table-cell table:style-name="Таблица57.C151" office:value-type="string">
            <text:p text:style-name="P561">отвечать</text:p>
          </table:table-cell>
          <table:table-cell table:style-name="Таблица57.D151" office:value-type="string">
            <text:p text:style-name="P588"/>
          </table:table-cell>
          <table:table-cell table:style-name="Таблица57.E151" office:value-type="string">
            <text:p text:style-name="P617">j'ai répondu</text:p>
          </table:table-cell>
          <table:table-cell table:style-name="Таблица57.F151" office:value-type="string">
            <text:p text:style-name="P665">Elle n<text:span text:style-name="T366">e m'</text:span>a pas répondu</text:p>
            <text:p text:style-name="P665">Elle n'a jamais répondu</text:p>
          </table:table-cell>
        </table:table-row>
        <table:table-row table:style-name="Таблица57.1">
          <table:table-cell table:style-name="Таблица57.A198" office:value-type="string">
            <text:p text:style-name="P237">reposer (se)</text:p>
          </table:table-cell>
          <table:table-cell table:style-name="Таблица57.B152" office:value-type="string">
            <text:p text:style-name="P564">I</text:p>
          </table:table-cell>
          <table:table-cell table:style-name="Таблица57.C152" office:value-type="string">
            <text:p text:style-name="P539">отдыхать</text:p>
          </table:table-cell>
          <table:table-cell table:style-name="Таблица57.D152" office:value-type="string">
            <text:p text:style-name="P588"/>
          </table:table-cell>
          <table:table-cell table:style-name="Таблица57.E152" office:value-type="string">
            <text:p text:style-name="P588"/>
          </table:table-cell>
          <table:table-cell table:style-name="Таблица57.F152" office:value-type="string">
            <text:p text:style-name="P588">je me repose</text:p>
          </table:table-cell>
        </table:table-row>
        <table:table-row table:style-name="Таблица57.1">
          <table:table-cell table:style-name="Таблица57.A198" office:value-type="string">
            <text:p text:style-name="P237">réserve</text:p>
          </table:table-cell>
          <table:table-cell table:style-name="Таблица57.B153" office:value-type="string">
            <text:p text:style-name="P564"/>
          </table:table-cell>
          <table:table-cell table:style-name="Таблица57.C153" office:value-type="string">
            <text:p text:style-name="P529">заказывать</text:p>
          </table:table-cell>
          <table:table-cell table:style-name="Таблица57.D153" office:value-type="string">
            <text:p text:style-name="P588"/>
          </table:table-cell>
          <table:table-cell table:style-name="Таблица57.E153" office:value-type="string">
            <text:p text:style-name="P588"/>
          </table:table-cell>
          <table:table-cell table:style-name="Таблица57.F153" office:value-type="string">
            <text:p text:style-name="P588">il réserve</text:p>
          </table:table-cell>
        </table:table-row>
        <table:table-row table:style-name="Таблица57.1">
          <table:table-cell table:style-name="Таблица57.A154" office:value-type="string">
            <text:p text:style-name="P237">reste</text:p>
          </table:table-cell>
          <table:table-cell table:style-name="Таблица57.B154" office:value-type="string">
            <text:p text:style-name="P564"/>
          </table:table-cell>
          <table:table-cell table:style-name="Таблица57.C154" office:value-type="string">
            <text:p text:style-name="P529">оставаться</text:p>
          </table:table-cell>
          <table:table-cell table:style-name="Таблица57.D154" office:value-type="string">
            <text:p text:style-name="P588"/>
          </table:table-cell>
          <table:table-cell table:style-name="Таблица57.E154" office:value-type="string">
            <text:p text:style-name="P662">je suis resté(e)</text:p>
          </table:table-cell>
          <table:table-cell table:style-name="Таблица57.F154" office:value-type="string">
            <text:p text:style-name="P588">il reste<text:span text:style-name="T342"> en Italie</text:span></text:p>
            <text:p text:style-name="P641">Il est resté dans l'hôtel</text:p>
            <text:p text:style-name="P603">Combien de temps est-il resté?</text:p>
          </table:table-cell>
        </table:table-row>
        <table:table-row table:style-name="Таблица57.1">
          <table:table-cell table:style-name="Таблица57.A198" office:value-type="string">
            <text:p text:style-name="P237">résoudre</text:p>
          </table:table-cell>
          <table:table-cell table:style-name="Таблица57.B155" office:value-type="string">
            <text:p text:style-name="P564">III</text:p>
          </table:table-cell>
          <table:table-cell table:style-name="Таблица57.C155" office:value-type="string">
            <text:p text:style-name="P561">решать, побуждать</text:p>
          </table:table-cell>
          <table:table-cell table:style-name="Таблица57.D155" office:value-type="string">
            <text:p text:style-name="P588"/>
          </table:table-cell>
          <table:table-cell table:style-name="Таблица57.E155" office:value-type="string">
            <text:p text:style-name="P588"/>
          </table:table-cell>
          <table:table-cell table:style-name="Таблица57.F155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ressembler</text:p>
          </table:table-cell>
          <table:table-cell table:style-name="Таблица57.B156" office:value-type="string">
            <text:p text:style-name="P564"/>
          </table:table-cell>
          <table:table-cell table:style-name="Таблица57.C156" office:value-type="string">
            <text:p text:style-name="P529"/>
          </table:table-cell>
          <table:table-cell table:style-name="Таблица57.D156" office:value-type="string">
            <text:p text:style-name="P588"/>
          </table:table-cell>
          <table:table-cell table:style-name="Таблица57.E156" office:value-type="string">
            <text:p text:style-name="P588"/>
          </table:table-cell>
          <table:table-cell table:style-name="Таблица57.F156" office:value-type="string">
            <text:p text:style-name="P588">je ressemble à ma mère<text:span text:style-name="T341"> (</text:span>Я похожа на мою мать<text:span text:style-name="T341">)</text:span></text:p>
            <text:p text:style-name="P588">il ressemble à sa mère</text:p>
          </table:table-cell>
        </table:table-row>
        <table:table-row table:style-name="Таблица57.1">
          <table:table-cell table:style-name="Таблица57.A198" office:value-type="string">
            <text:p text:style-name="P237">ressentir</text:p>
          </table:table-cell>
          <table:table-cell table:style-name="Таблица57.B157" office:value-type="string">
            <text:p text:style-name="P564">III</text:p>
          </table:table-cell>
          <table:table-cell table:style-name="Таблица57.C157" office:value-type="string">
            <text:p text:style-name="P561">испытывать</text:p>
          </table:table-cell>
          <table:table-cell table:style-name="Таблица57.D157" office:value-type="string">
            <text:p text:style-name="P588"/>
          </table:table-cell>
          <table:table-cell table:style-name="Таблица57.E157" office:value-type="string">
            <text:p text:style-name="P588"/>
          </table:table-cell>
          <table:table-cell table:style-name="Таблица57.F157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rester</text:p>
          </table:table-cell>
          <table:table-cell table:style-name="Таблица57.B158" office:value-type="string">
            <text:p text:style-name="P564">I</text:p>
          </table:table-cell>
          <table:table-cell table:style-name="Таблица57.C158" office:value-type="string">
            <text:p text:style-name="P561"/>
          </table:table-cell>
          <table:table-cell table:style-name="Таблица57.D158" office:value-type="string">
            <text:p text:style-name="P588"/>
          </table:table-cell>
          <table:table-cell table:style-name="Таблица57.E158" office:value-type="string">
            <text:p text:style-name="P588"/>
          </table:table-cell>
          <table:table-cell table:style-name="Таблица57.F158" office:value-type="string">
            <text:p text:style-name="P588">Combien de temps est il resté?</text:p>
            <text:p text:style-name="P588">Je ne reste pas</text:p>
          </table:table-cell>
        </table:table-row>
        <table:table-row table:style-name="Таблица57.1">
          <table:table-cell table:style-name="Таблица57.A198" office:value-type="string">
            <text:p text:style-name="P237">retenir</text:p>
          </table:table-cell>
          <table:table-cell table:style-name="Таблица57.B159" office:value-type="string">
            <text:p text:style-name="P564">III</text:p>
          </table:table-cell>
          <table:table-cell table:style-name="Таблица57.C159" office:value-type="string">
            <text:p text:style-name="P561">задерживать</text:p>
          </table:table-cell>
          <table:table-cell table:style-name="Таблица57.D159" office:value-type="string">
            <text:p text:style-name="P588"/>
          </table:table-cell>
          <table:table-cell table:style-name="Таблица57.E159" office:value-type="string">
            <text:p text:style-name="P588"/>
          </table:table-cell>
          <table:table-cell table:style-name="Таблица57.F159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retourner</text:p>
          </table:table-cell>
          <table:table-cell table:style-name="Таблица57.B160" office:value-type="string">
            <text:p text:style-name="P564"/>
          </table:table-cell>
          <table:table-cell table:style-name="Таблица57.C160" office:value-type="string">
            <text:p text:style-name="P529">возвращаться <text:span text:style-name="T439">туда, где говорящего нет в данный момент</text:span></text:p>
          </table:table-cell>
          <table:table-cell table:style-name="Таблица57.D160" office:value-type="string">
            <text:p text:style-name="P588"/>
          </table:table-cell>
          <table:table-cell table:style-name="Таблица57.E160" office:value-type="string">
            <text:p text:style-name="P588"/>
          </table:table-cell>
          <table:table-cell table:style-name="Таблица57.F160" office:value-type="string">
            <text:p text:style-name="P588">Elle y retourne <text:span text:style-name="T341">(</text:span>она туда возвращается<text:span text:style-name="T341">)</text:span></text:p>
            <text:p text:style-name="P588">ils retournent en Amé<text:span text:style-name="T343">rique</text:span></text:p>
          </table:table-cell>
        </table:table-row>
        <table:table-row table:style-name="Таблица57.1">
          <table:table-cell table:style-name="Таблица57.A198" office:value-type="string">
            <text:p text:style-name="P323">réussir</text:p>
          </table:table-cell>
          <table:table-cell table:style-name="Таблица57.B161" office:value-type="string">
            <text:p text:style-name="P563"/>
          </table:table-cell>
          <table:table-cell table:style-name="Таблица57.C161" office:value-type="string">
            <text:p text:style-name="P563">преуспевать, удаваться</text:p>
          </table:table-cell>
          <table:table-cell table:style-name="Таблица57.D161" office:value-type="string">
            <text:p text:style-name="P588"/>
          </table:table-cell>
          <table:table-cell table:style-name="Таблица57.E161" office:value-type="string">
            <text:p text:style-name="P588"/>
          </table:table-cell>
          <table:table-cell table:style-name="Таблица57.F161" office:value-type="string">
            <text:p text:style-name="P664">Elle a réussi (Она справилась)</text:p>
          </table:table-cell>
        </table:table-row>
        <text:soft-page-break/>
        <table:table-row table:style-name="Таблица57.1">
          <table:table-cell table:style-name="Таблица57.A198" office:value-type="string">
            <text:p text:style-name="P237">revenir</text:p>
          </table:table-cell>
          <table:table-cell table:style-name="Таблица57.B162" office:value-type="string">
            <text:p text:style-name="P564">III</text:p>
          </table:table-cell>
          <table:table-cell table:style-name="Таблица57.C162" office:value-type="string">
            <text:p text:style-name="P529">возвращаться<text:span text:style-name="T344"> </text:span><text:span text:style-name="T440">(снова</text:span><text:span text:style-name="T441"> </text:span><text:span text:style-name="T440">приехать туда, где говорящий находится в данный момент)</text:span></text:p>
          </table:table-cell>
          <table:table-cell table:style-name="Таблица57.D162" office:value-type="string">
            <text:p text:style-name="P588"/>
          </table:table-cell>
          <table:table-cell table:style-name="Таблица57.E162" office:value-type="string">
            <text:p text:style-name="P588"/>
          </table:table-cell>
          <table:table-cell table:style-name="Таблица57.F162" office:value-type="string">
            <text:p text:style-name="P588">il revient dans une seconde<text:span text:style-name="T341"> (</text:span>он возвращается через секунду<text:span text:style-name="T341">)</text:span></text:p>
          </table:table-cell>
        </table:table-row>
        <table:table-row table:style-name="Таблица57.1">
          <table:table-cell table:style-name="Таблица57.A198" office:value-type="string">
            <text:p text:style-name="P237">rire</text:p>
          </table:table-cell>
          <table:table-cell table:style-name="Таблица57.B163" office:value-type="string">
            <text:p text:style-name="P564">III</text:p>
          </table:table-cell>
          <table:table-cell table:style-name="Таблица57.C163" office:value-type="string">
            <text:p text:style-name="P561">смеяться</text:p>
          </table:table-cell>
          <table:table-cell table:style-name="Таблица57.D163" office:value-type="string">
            <text:p text:style-name="P588"/>
          </table:table-cell>
          <table:table-cell table:style-name="Таблица57.E163" office:value-type="string">
            <text:p text:style-name="P588"/>
          </table:table-cell>
          <table:table-cell table:style-name="Таблица57.F163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rompre</text:p>
          </table:table-cell>
          <table:table-cell table:style-name="Таблица57.B164" office:value-type="string">
            <text:p text:style-name="P564">III</text:p>
          </table:table-cell>
          <table:table-cell table:style-name="Таблица57.C164" office:value-type="string">
            <text:p text:style-name="P561">ломать, разрывать</text:p>
          </table:table-cell>
          <table:table-cell table:style-name="Таблица57.D164" office:value-type="string">
            <text:p text:style-name="P588"/>
          </table:table-cell>
          <table:table-cell table:style-name="Таблица57.E164" office:value-type="string">
            <text:p text:style-name="P588"/>
          </table:table-cell>
          <table:table-cell table:style-name="Таблица57.F164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saisir</text:p>
          </table:table-cell>
          <table:table-cell table:style-name="Таблица57.B165" office:value-type="string">
            <text:p text:style-name="P581">II</text:p>
          </table:table-cell>
          <table:table-cell table:style-name="Таблица57.C165" office:value-type="string">
            <text:p text:style-name="P557">хватать</text:p>
          </table:table-cell>
          <table:table-cell table:style-name="Таблица57.D165" office:value-type="string">
            <text:p text:style-name="P654">je saisis</text:p>
            <text:p text:style-name="P654">ns saisissons</text:p>
            <text:p text:style-name="P654">ils saisissent</text:p>
          </table:table-cell>
          <table:table-cell table:style-name="Таблица57.E165" office:value-type="string">
            <text:p text:style-name="P654">j'ai saisi</text:p>
          </table:table-cell>
          <table:table-cell table:style-name="Таблица57.F165" office:value-type="string">
            <text:p text:style-name="P654">vs saisissez la pomme</text:p>
          </table:table-cell>
        </table:table-row>
        <table:table-row table:style-name="Таблица57.1">
          <table:table-cell table:style-name="Таблица57.A198" office:value-type="string">
            <text:p text:style-name="P237">savoir</text:p>
          </table:table-cell>
          <table:table-cell table:style-name="Таблица57.B166" office:value-type="string">
            <text:p text:style-name="P564">III</text:p>
          </table:table-cell>
          <table:table-cell table:style-name="Таблица57.C166" office:value-type="string">
            <text:p text:style-name="P561">знать, уметь</text:p>
          </table:table-cell>
          <table:table-cell table:style-name="Таблица57.D166" office:value-type="string">
            <text:p text:style-name="P654">je sais</text:p>
            <text:p text:style-name="P654">tu sais</text:p>
            <text:p text:style-name="P654">il sait</text:p>
            <text:p text:style-name="P654">ns savons</text:p>
            <text:p text:style-name="P654">ils savent</text:p>
          </table:table-cell>
          <table:table-cell table:style-name="Таблица57.E166" office:value-type="string">
            <text:p text:style-name="P654">j'ai su</text:p>
          </table:table-cell>
          <table:table-cell table:style-name="Таблица57.F166" office:value-type="string">
            <text:p text:style-name="P654">il le sait</text:p>
            <text:p text:style-name="P655">Elle a su lire (умела читать)</text:p>
            <text:p text:style-name="P656">Elle a toujours su</text:p>
          </table:table-cell>
        </table:table-row>
        <table:table-row table:style-name="Таблица57.1">
          <table:table-cell table:style-name="Таблица57.A198" office:value-type="string">
            <text:p text:style-name="P237">semble<text:span text:style-name="T345">r</text:span></text:p>
          </table:table-cell>
          <table:table-cell table:style-name="Таблица57.B167" office:value-type="string">
            <text:p text:style-name="P564">I</text:p>
          </table:table-cell>
          <table:table-cell table:style-name="Таблица57.C167" office:value-type="string">
            <text:p text:style-name="P529"/>
          </table:table-cell>
          <table:table-cell table:style-name="Таблица57.D167" office:value-type="string">
            <text:p text:style-name="P588"/>
          </table:table-cell>
          <table:table-cell table:style-name="Таблица57.E167" office:value-type="string">
            <text:p text:style-name="P588"/>
          </table:table-cell>
          <table:table-cell table:style-name="Таблица57.F167" office:value-type="string">
            <text:p text:style-name="P588">ils semblent mauvais<text:span text:style-name="T341"> (</text:span>похоже, они плохие<text:span text:style-name="T341">)</text:span></text:p>
            <text:p text:style-name="P588"><text:span text:style-name="T343">ils semblent </text:span><text:span text:style-name="T342">gros</text:span></text:p>
          </table:table-cell>
        </table:table-row>
        <table:table-row table:style-name="Таблица57.1">
          <table:table-cell table:style-name="Таблица57.A198" office:value-type="string">
            <text:p text:style-name="P237">sert</text:p>
          </table:table-cell>
          <table:table-cell table:style-name="Таблица57.B168" office:value-type="string">
            <text:p text:style-name="P564"/>
          </table:table-cell>
          <table:table-cell table:style-name="Таблица57.C168" office:value-type="string">
            <text:p text:style-name="P529"/>
          </table:table-cell>
          <table:table-cell table:style-name="Таблица57.D168" office:value-type="string">
            <text:p text:style-name="P588"/>
          </table:table-cell>
          <table:table-cell table:style-name="Таблица57.E168" office:value-type="string">
            <text:p text:style-name="P588"/>
          </table:table-cell>
          <table:table-cell table:style-name="Таблица57.F168" office:value-type="string">
            <text:p text:style-name="P588">cet hôtel ne sert pas de déjeuner</text:p>
          </table:table-cell>
        </table:table-row>
        <table:table-row table:style-name="Таблица57.1">
          <table:table-cell table:style-name="Таблица57.A198" office:value-type="string">
            <text:p text:style-name="P237">sentir</text:p>
          </table:table-cell>
          <table:table-cell table:style-name="Таблица57.B169" office:value-type="string">
            <text:p text:style-name="P564">III</text:p>
          </table:table-cell>
          <table:table-cell table:style-name="Таблица57.C169" office:value-type="string">
            <text:p text:style-name="P561">чувствовать, пахнуть</text:p>
          </table:table-cell>
          <table:table-cell table:style-name="Таблица57.D169" office:value-type="string">
            <text:p text:style-name="P588"/>
          </table:table-cell>
          <table:table-cell table:style-name="Таблица57.E169" office:value-type="string">
            <text:p text:style-name="P588"/>
          </table:table-cell>
          <table:table-cell table:style-name="Таблица57.F169" office:value-type="string">
            <text:p text:style-name="P588">je me sens bien</text:p>
            <text:p text:style-name="P588">je ne me sens pas bien</text:p>
          </table:table-cell>
        </table:table-row>
        <table:table-row table:style-name="Таблица57.1">
          <table:table-cell table:style-name="Таблица57.A198" office:value-type="string">
            <text:p text:style-name="P237">servir</text:p>
          </table:table-cell>
          <table:table-cell table:style-name="Таблица57.B170" office:value-type="string">
            <text:p text:style-name="P564">III</text:p>
          </table:table-cell>
          <table:table-cell table:style-name="Таблица57.C170" office:value-type="string">
            <text:p text:style-name="P561">служить, обслуживать</text:p>
          </table:table-cell>
          <table:table-cell table:style-name="Таблица57.D170" office:value-type="string">
            <text:p text:style-name="P650">je sers</text:p>
            <text:p text:style-name="P650">ns servons</text:p>
            <text:p text:style-name="P650">ils servent</text:p>
          </table:table-cell>
          <table:table-cell table:style-name="Таблица57.E170" office:value-type="string">
            <text:p text:style-name="P650">PP: servi</text:p>
            <text:p text:style-name="P651">(обслуженый)</text:p>
          </table:table-cell>
          <table:table-cell table:style-name="Таблица57.F170" office:value-type="string">
            <text:p text:style-name="P588"/>
          </table:table-cell>
        </table:table-row>
        <table:table-row table:style-name="Таблица57.1">
          <table:table-cell table:style-name="Таблица57.A171" office:value-type="string">
            <text:p text:style-name="P237">signifie<text:span text:style-name="T346">r</text:span></text:p>
          </table:table-cell>
          <table:table-cell table:style-name="Таблица57.B171" office:value-type="string">
            <text:p text:style-name="P564">I</text:p>
          </table:table-cell>
          <table:table-cell table:style-name="Таблица57.C171" office:value-type="string">
            <text:p text:style-name="P529"/>
          </table:table-cell>
          <table:table-cell table:style-name="Таблица57.D171" office:value-type="string">
            <text:p text:style-name="P588"/>
          </table:table-cell>
          <table:table-cell table:style-name="Таблица57.E171" office:value-type="string">
            <text:p text:style-name="P588"/>
          </table:table-cell>
          <table:table-cell table:style-name="Таблица57.F171" office:value-type="string">
            <text:p text:style-name="P588">qu'est-ce que ça signifie<text:span text:style-name="T347"> (</text:span>что это значит?<text:span text:style-name="T347">)</text:span></text:p>
          </table:table-cell>
        </table:table-row>
        <table:table-row table:style-name="Таблица57.1">
          <table:table-cell table:style-name="Таблица57.A172" office:value-type="string">
            <text:p text:style-name="P237">sortir</text:p>
          </table:table-cell>
          <table:table-cell table:style-name="Таблица57.B172" office:value-type="string">
            <text:p text:style-name="P564">III</text:p>
          </table:table-cell>
          <table:table-cell table:style-name="Таблица57.C172" office:value-type="string">
            <text:p text:style-name="P561">выходить, вынимать</text:p>
          </table:table-cell>
          <table:table-cell table:style-name="Таблица57.D172" office:value-type="string">
            <text:p text:style-name="P588"/>
          </table:table-cell>
          <table:table-cell table:style-name="Таблица57.E172" office:value-type="string">
            <text:p text:style-name="P588"/>
          </table:table-cell>
          <table:table-cell table:style-name="Таблица57.F172" office:value-type="string">
            <text:p text:style-name="P588">sortir</text:p>
            <text:p text:style-name="P588">elles sortent ensemble</text:p>
          </table:table-cell>
        </table:table-row>
        <table:table-row table:style-name="Таблица57.1">
          <table:table-cell table:style-name="Таблица57.A198" office:value-type="string">
            <text:p text:style-name="P237">souffrir</text:p>
          </table:table-cell>
          <table:table-cell table:style-name="Таблица57.B173" office:value-type="string">
            <text:p text:style-name="P564">III</text:p>
          </table:table-cell>
          <table:table-cell table:style-name="Таблица57.C173" office:value-type="string">
            <text:p text:style-name="P561">страдать</text:p>
          </table:table-cell>
          <table:table-cell table:style-name="Таблица57.D173" office:value-type="string">
            <text:p text:style-name="P588"/>
          </table:table-cell>
          <table:table-cell table:style-name="Таблица57.E173" office:value-type="string">
            <text:p text:style-name="P588"/>
          </table:table-cell>
          <table:table-cell table:style-name="Таблица57.F173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souhaiter</text:p>
          </table:table-cell>
          <table:table-cell table:style-name="Таблица57.B174" office:value-type="string">
            <text:p text:style-name="P581">I</text:p>
          </table:table-cell>
          <table:table-cell table:style-name="Таблица57.C174" office:value-type="string">
            <text:p text:style-name="P557">желать</text:p>
          </table:table-cell>
          <table:table-cell table:style-name="Таблица57.D174" office:value-type="string">
            <text:p text:style-name="P611">je souhaite</text:p>
            <text:p text:style-name="P611">ns souhaitons</text:p>
          </table:table-cell>
          <table:table-cell table:style-name="Таблица57.E174" office:value-type="string">
            <text:p text:style-name="P611">j'ai souhaité</text:p>
          </table:table-cell>
          <table:table-cell table:style-name="Таблица57.F174" office:value-type="string">
            <text:p text:style-name="P611">il souhaite manger du riz</text:p>
          </table:table-cell>
        </table:table-row>
        <table:table-row table:style-name="Таблица57.1">
          <table:table-cell table:style-name="Таблица57.A198" office:value-type="string">
            <text:p text:style-name="P237">soumettre</text:p>
          </table:table-cell>
          <table:table-cell table:style-name="Таблица57.B175" office:value-type="string">
            <text:p text:style-name="P564">III</text:p>
          </table:table-cell>
          <table:table-cell table:style-name="Таблица57.C175" office:value-type="string">
            <text:p text:style-name="P561">подвергать</text:p>
          </table:table-cell>
          <table:table-cell table:style-name="Таблица57.D175" office:value-type="string">
            <text:p text:style-name="P588"/>
          </table:table-cell>
          <table:table-cell table:style-name="Таблица57.E175" office:value-type="string">
            <text:p text:style-name="P588"/>
          </table:table-cell>
          <table:table-cell table:style-name="Таблица57.F175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soutenir</text:p>
          </table:table-cell>
          <table:table-cell table:style-name="Таблица57.B176" office:value-type="string">
            <text:p text:style-name="P564">III</text:p>
          </table:table-cell>
          <table:table-cell table:style-name="Таблица57.C176" office:value-type="string">
            <text:p text:style-name="P561">поддерживать</text:p>
          </table:table-cell>
          <table:table-cell table:style-name="Таблица57.D176" office:value-type="string">
            <text:p text:style-name="P588"/>
          </table:table-cell>
          <table:table-cell table:style-name="Таблица57.E176" office:value-type="string">
            <text:p text:style-name="P588"/>
          </table:table-cell>
          <table:table-cell table:style-name="Таблица57.F176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<text:span text:style-name="T348">se </text:span>souvenir</text:p>
          </table:table-cell>
          <table:table-cell table:style-name="Таблица57.B177" office:value-type="string">
            <text:p text:style-name="P564">III</text:p>
          </table:table-cell>
          <table:table-cell table:style-name="Таблица57.C177" office:value-type="string">
            <text:p text:style-name="P561">вспоминать</text:p>
          </table:table-cell>
          <table:table-cell table:style-name="Таблица57.D177" office:value-type="string">
            <text:p text:style-name="P666">je me souviens</text:p>
            <text:p text:style-name="P666">ns ns souvenons</text:p>
            <text:p text:style-name="P666">ils se souviennent</text:p>
          </table:table-cell>
          <table:table-cell table:style-name="Таблица57.E177" office:value-type="string">
            <text:p text:style-name="P666">je me suis souvenu(e)</text:p>
          </table:table-cell>
          <table:table-cell table:style-name="Таблица57.F177" office:value-type="string">
            <text:p text:style-name="P588">Vous vous êtes récemment souvenu de sa belle voiture</text:p>
            <text:p text:style-name="P666">Elles se sont souvenues de leurs enfants</text:p>
            <text:p text:style-name="P666">Elle s'en (об этом) est souvenue</text:p>
          </table:table-cell>
        </table:table-row>
        <table:table-row table:style-name="Таблица57.1">
          <table:table-cell table:style-name="Таблица57.A198" office:value-type="string">
            <text:p text:style-name="P237">subvenir</text:p>
          </table:table-cell>
          <table:table-cell table:style-name="Таблица57.B178" office:value-type="string">
            <text:p text:style-name="P564">III</text:p>
          </table:table-cell>
          <table:table-cell table:style-name="Таблица57.C178" office:value-type="string">
            <text:p text:style-name="P561">оказывать помощь</text:p>
          </table:table-cell>
          <table:table-cell table:style-name="Таблица57.D178" office:value-type="string">
            <text:p text:style-name="P588"/>
          </table:table-cell>
          <table:table-cell table:style-name="Таблица57.E178" office:value-type="string">
            <text:p text:style-name="P588"/>
          </table:table-cell>
          <table:table-cell table:style-name="Таблица57.F178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suivre</text:p>
          </table:table-cell>
          <table:table-cell table:style-name="Таблица57.B179" office:value-type="string">
            <text:p text:style-name="P564">III</text:p>
          </table:table-cell>
          <table:table-cell table:style-name="Таблица57.C179" office:value-type="string">
            <text:p text:style-name="P561">следовать, следить</text:p>
          </table:table-cell>
          <table:table-cell table:style-name="Таблица57.D179" office:value-type="string">
            <text:p text:style-name="P611">je suis</text:p>
            <text:p text:style-name="P611">tu suis</text:p>
            <text:p text:style-name="P611">il suit</text:p>
            <text:p text:style-name="P611">ns suivons</text:p>
            <text:p text:style-name="P611">ils suivent</text:p>
          </table:table-cell>
          <table:table-cell table:style-name="Таблица57.E179" office:value-type="string">
            <text:p text:style-name="P611">j'ai suivi</text:p>
          </table:table-cell>
          <table:table-cell table:style-name="Таблица57.F179" office:value-type="string">
            <text:p text:style-name="P611">elles suivent le cheval</text:p>
          </table:table-cell>
        </table:table-row>
        <table:table-row table:style-name="Таблица57.1">
          <table:table-cell table:style-name="Таблица57.A198" office:value-type="string">
            <text:p text:style-name="P237">supposer</text:p>
          </table:table-cell>
          <table:table-cell table:style-name="Таблица57.B180" office:value-type="string">
            <text:p text:style-name="P564"/>
          </table:table-cell>
          <table:table-cell table:style-name="Таблица57.C180" office:value-type="string">
            <text:p text:style-name="P529">предполагать</text:p>
          </table:table-cell>
          <table:table-cell table:style-name="Таблица57.D180" office:value-type="string">
            <text:p text:style-name="P588"/>
          </table:table-cell>
          <table:table-cell table:style-name="Таблица57.E180" office:value-type="string">
            <text:p text:style-name="P588"/>
          </table:table-cell>
          <table:table-cell table:style-name="Таблица57.F180" office:value-type="string">
            <text:p text:style-name="P588">supposer</text:p>
            <text:p text:style-name="P588">je suppose que vous l'aimez</text:p>
            <text:p text:style-name="P588">dans un zoo, je suppose</text:p>
          </table:table-cell>
        </table:table-row>
        <table:table-row table:style-name="Таблица57.1">
          <table:table-cell table:style-name="Таблица57.A181" office:value-type="string">
            <text:p text:style-name="P237">survivre</text:p>
          </table:table-cell>
          <table:table-cell table:style-name="Таблица57.B181" office:value-type="string">
            <text:p text:style-name="P564">III</text:p>
          </table:table-cell>
          <table:table-cell table:style-name="Таблица57.C181" office:value-type="string">
            <text:p text:style-name="P561">переживать, выживать</text:p>
          </table:table-cell>
          <table:table-cell table:style-name="Таблица57.D181" office:value-type="string">
            <text:p text:style-name="P588"/>
          </table:table-cell>
          <table:table-cell table:style-name="Таблица57.E181" office:value-type="string">
            <text:p text:style-name="P588"/>
          </table:table-cell>
          <table:table-cell table:style-name="Таблица57.F181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taire</text:p>
          </table:table-cell>
          <table:table-cell table:style-name="Таблица57.B182" office:value-type="string">
            <text:p text:style-name="P564">III</text:p>
          </table:table-cell>
          <table:table-cell table:style-name="Таблица57.C182" office:value-type="string">
            <text:p text:style-name="P562">молчать</text:p>
          </table:table-cell>
          <table:table-cell table:style-name="Таблица57.D182" office:value-type="string">
            <text:p text:style-name="P588"/>
          </table:table-cell>
          <table:table-cell table:style-name="Таблица57.E182" office:value-type="string">
            <text:p text:style-name="P588"/>
          </table:table-cell>
          <table:table-cell table:style-name="Таблица57.F182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téléphoner</text:p>
          </table:table-cell>
          <table:table-cell table:style-name="Таблица57.B183" office:value-type="string">
            <text:p text:style-name="P564"/>
          </table:table-cell>
          <table:table-cell table:style-name="Таблица57.C183" office:value-type="string">
            <text:p text:style-name="P562"/>
          </table:table-cell>
          <table:table-cell table:style-name="Таблица57.D183" office:value-type="string">
            <text:p text:style-name="P667">je téléphone</text:p>
          </table:table-cell>
          <table:table-cell table:style-name="Таблица57.E183" office:value-type="string">
            <text:p text:style-name="P667">j'ai téléphoné</text:p>
          </table:table-cell>
          <table:table-cell table:style-name="Таблица57.F183" office:value-type="string">
            <text:p text:style-name="P586">J'ai téléphoné à ma mère</text:p>
            <text:p text:style-name="P586"><text:span text:style-name="T364">Elle a</text:span> téléphoné à <text:span text:style-name="T364">sa</text:span> <text:span text:style-name="T364">nièce</text:span></text:p>
            <text:p text:style-name="P586">Qui a <text:s/>téléphoné</text:p>
          </table:table-cell>
        </table:table-row>
        <table:table-row table:style-name="Таблица57.1">
          <table:table-cell table:style-name="Таблица57.A198" office:value-type="string">
            <text:p text:style-name="P237">tenir</text:p>
          </table:table-cell>
          <table:table-cell table:style-name="Таблица57.B184" office:value-type="string">
            <text:p text:style-name="P564">III</text:p>
          </table:table-cell>
          <table:table-cell table:style-name="Таблица57.C184" office:value-type="string">
            <text:p text:style-name="P562">держать</text:p>
          </table:table-cell>
          <table:table-cell table:style-name="Таблица57.D184" office:value-type="string">
            <text:p text:style-name="P588"/>
          </table:table-cell>
          <table:table-cell table:style-name="Таблица57.E184" office:value-type="string">
            <text:p text:style-name="P588"/>
          </table:table-cell>
          <table:table-cell table:style-name="Таблица57.F184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terminer</text:p>
          </table:table-cell>
          <table:table-cell table:style-name="Таблица57.B185" office:value-type="string">
            <text:p text:style-name="P564"/>
          </table:table-cell>
          <table:table-cell table:style-name="Таблица57.C185" office:value-type="string">
            <text:p text:style-name="P545">завершить</text:p>
          </table:table-cell>
          <table:table-cell table:style-name="Таблица57.D185" office:value-type="string">
            <text:p text:style-name="P588"/>
          </table:table-cell>
          <table:table-cell table:style-name="Таблица57.E185" office:value-type="string">
            <text:p text:style-name="P588"/>
          </table:table-cell>
          <table:table-cell table:style-name="Таблица57.F185" office:value-type="string">
            <text:p text:style-name="P631">la femme termine sa lettre</text:p>
          </table:table-cell>
        </table:table-row>
        <table:table-row table:style-name="Таблица57.1">
          <table:table-cell table:style-name="Таблица57.A198" office:value-type="string">
            <text:p text:style-name="P237">tombe<text:span text:style-name="T349">r</text:span></text:p>
            <text:p text:style-name="P237"/>
            <text:p text:style-name="P237">se tomber</text:p>
          </table:table-cell>
          <table:table-cell table:style-name="Таблица57.B186" office:value-type="string">
            <text:p text:style-name="P564">I</text:p>
          </table:table-cell>
          <table:table-cell table:style-name="Таблица57.C186" office:value-type="string">
            <text:p text:style-name="P529"/>
          </table:table-cell>
          <table:table-cell table:style-name="Таблица57.D186" office:value-type="string">
            <text:p text:style-name="P588">je tombe</text:p>
            <text:p text:style-name="P588">ns tombons</text:p>
            <text:p text:style-name="P588">ils tombent</text:p>
          </table:table-cell>
          <table:table-cell table:style-name="Таблица57.E186" office:value-type="string">
            <text:p text:style-name="P588">je suis tombé(e)</text:p>
            <text:p text:style-name="P588"/>
            <text:p text:style-name="P588">j'ai tombé</text:p>
          </table:table-cell>
          <table:table-cell table:style-name="Таблица57.F186" office:value-type="string">
            <text:p text:style-name="P588">il tombe de son cheval</text:p>
            <text:p text:style-name="P588"><text:span text:style-name="T450">U</text:span>ne feuille tombe (лист падает)</text:p>
            <text:p text:style-name="P588">je suis tombé dans l'eau</text:p>
            <text:p text:style-name="P588">Et s'ils tombent du toit?<text:span text:style-name="T347"> (</text:span>И если они упадут с крыши?<text:span text:style-name="T347">)</text:span></text:p>
            <text:p text:style-name="P588">La fille est tombée</text:p>
          </table:table-cell>
        </table:table-row>
        <table:table-row table:style-name="Таблица57.1">
          <table:table-cell table:style-name="Таблица57.A198" office:value-type="string">
            <text:p text:style-name="P237">traduire</text:p>
          </table:table-cell>
          <table:table-cell table:style-name="Таблица57.B187" office:value-type="string">
            <text:p text:style-name="P564">III</text:p>
          </table:table-cell>
          <table:table-cell table:style-name="Таблица57.C187" office:value-type="string">
            <text:p text:style-name="P562">переводить</text:p>
          </table:table-cell>
          <table:table-cell table:style-name="Таблица57.D187" office:value-type="string">
            <text:p text:style-name="P588"/>
          </table:table-cell>
          <table:table-cell table:style-name="Таблица57.E187" office:value-type="string">
            <text:p text:style-name="P588"/>
          </table:table-cell>
          <table:table-cell table:style-name="Таблица57.F187" office:value-type="string">
            <text:p text:style-name="P588"/>
          </table:table-cell>
        </table:table-row>
        <text:soft-page-break/>
        <table:table-row table:style-name="Таблица57.1">
          <table:table-cell table:style-name="Таблица57.A198" office:value-type="string">
            <text:p text:style-name="P237">trouver</text:p>
          </table:table-cell>
          <table:table-cell table:style-name="Таблица57.B188" office:value-type="string">
            <text:p text:style-name="P564"/>
          </table:table-cell>
          <table:table-cell table:style-name="Таблица57.C188" office:value-type="string">
            <text:p text:style-name="P529"/>
          </table:table-cell>
          <table:table-cell table:style-name="Таблица57.D188" office:value-type="string">
            <text:p text:style-name="P588"/>
          </table:table-cell>
          <table:table-cell table:style-name="Таблица57.E188" office:value-type="string">
            <text:p text:style-name="P645">j'ai trouvé</text:p>
          </table:table-cell>
          <table:table-cell table:style-name="Таблица57.F188" office:value-type="string">
            <text:p text:style-name="P588">le plus souvent tu ne me trouvais pas</text:p>
            <text:p text:style-name="P588">(<text:span text:style-name="T338">чаще всего ты меня не находил</text:span>)</text:p>
            <text:p text:style-name="P588">Comme toujours, nous ne trouvions pas son chapeau</text:p>
            <text:p text:style-name="P668">Il ne m'a pas trouvé</text:p>
          </table:table-cell>
        </table:table-row>
        <table:table-row table:style-name="Таблица57.1">
          <table:table-cell table:style-name="Таблица57.A189" office:value-type="string">
            <text:p text:style-name="P237">travaille<text:span text:style-name="T349">r</text:span></text:p>
          </table:table-cell>
          <table:table-cell table:style-name="Таблица57.B189" office:value-type="string">
            <text:p text:style-name="P564"/>
          </table:table-cell>
          <table:table-cell table:style-name="Таблица57.C189" office:value-type="string">
            <text:p text:style-name="P529"/>
          </table:table-cell>
          <table:table-cell table:style-name="Таблица57.D189" office:value-type="string">
            <text:p text:style-name="P588"/>
          </table:table-cell>
          <table:table-cell table:style-name="Таблица57.E189" office:value-type="string">
            <text:p text:style-name="P588"/>
          </table:table-cell>
          <table:table-cell table:style-name="Таблица57.F189" office:value-type="string">
            <text:p text:style-name="P588">tu travailles</text:p>
          </table:table-cell>
        </table:table-row>
        <table:table-row table:style-name="Таблица57.1">
          <table:table-cell table:style-name="Таблица57.A190" office:value-type="string">
            <text:p text:style-name="P237">utilise</text:p>
          </table:table-cell>
          <table:table-cell table:style-name="Таблица57.B190" office:value-type="string">
            <text:p text:style-name="P563"/>
          </table:table-cell>
          <table:table-cell table:style-name="Таблица57.C190" office:value-type="string">
            <text:p text:style-name="P529"/>
          </table:table-cell>
          <table:table-cell table:style-name="Таблица57.D190" office:value-type="string">
            <text:p text:style-name="P588"/>
          </table:table-cell>
          <table:table-cell table:style-name="Таблица57.E190" office:value-type="string">
            <text:p text:style-name="P588"/>
          </table:table-cell>
          <table:table-cell table:style-name="Таблица57.F190" office:value-type="string">
            <text:p text:style-name="P588">j'utilise la cuillère</text:p>
          </table:table-cell>
        </table:table-row>
        <table:table-row table:style-name="Таблица57.1">
          <table:table-cell table:style-name="Таблица57.A193" office:value-type="string">
            <text:p text:style-name="P237">vaincre</text:p>
          </table:table-cell>
          <table:table-cell table:style-name="Таблица57.B191" office:value-type="string">
            <text:p text:style-name="P563">III</text:p>
          </table:table-cell>
          <table:table-cell table:style-name="Таблица57.C191" office:value-type="string">
            <text:p text:style-name="P562">побеждать</text:p>
          </table:table-cell>
          <table:table-cell table:style-name="Таблица57.D191" office:value-type="string">
            <text:p text:style-name="P588"/>
          </table:table-cell>
          <table:table-cell table:style-name="Таблица57.E191" office:value-type="string">
            <text:p text:style-name="P588"/>
          </table:table-cell>
          <table:table-cell table:style-name="Таблица57.F191" office:value-type="string">
            <text:p text:style-name="P588"/>
          </table:table-cell>
        </table:table-row>
        <table:table-row table:style-name="Таблица57.1">
          <table:table-cell table:style-name="Таблица57.A193" office:value-type="string">
            <text:p text:style-name="P237">valoir</text:p>
          </table:table-cell>
          <table:table-cell table:style-name="Таблица57.B192" office:value-type="string">
            <text:p text:style-name="P563">III</text:p>
          </table:table-cell>
          <table:table-cell table:style-name="Таблица57.C192" office:value-type="string">
            <text:p text:style-name="P562">стоить</text:p>
          </table:table-cell>
          <table:table-cell table:style-name="Таблица57.D192" office:value-type="string">
            <text:p text:style-name="P588"/>
          </table:table-cell>
          <table:table-cell table:style-name="Таблица57.E192" office:value-type="string">
            <text:p text:style-name="P588"/>
          </table:table-cell>
          <table:table-cell table:style-name="Таблица57.F192" office:value-type="string">
            <text:p text:style-name="P588"/>
          </table:table-cell>
        </table:table-row>
        <table:table-row table:style-name="Таблица57.1">
          <table:table-cell table:style-name="Таблица57.A193" office:value-type="string">
            <text:p text:style-name="P237">vendre</text:p>
          </table:table-cell>
          <table:table-cell table:style-name="Таблица57.B193" office:value-type="string">
            <text:p text:style-name="P563">III</text:p>
          </table:table-cell>
          <table:table-cell table:style-name="Таблица57.C193" office:value-type="string">
            <text:p text:style-name="P562">продавать</text:p>
          </table:table-cell>
          <table:table-cell table:style-name="Таблица57.D193" office:value-type="string">
            <text:p text:style-name="P611">je vends</text:p>
            <text:p text:style-name="P611">tu vends</text:p>
            <text:p text:style-name="P611">il vend</text:p>
            <text:p text:style-name="P611">ns vendons</text:p>
            <text:p text:style-name="P611">ils vendent</text:p>
          </table:table-cell>
          <table:table-cell table:style-name="Таблица57.E193" office:value-type="string">
            <text:p text:style-name="P611">j'ai vendu</text:p>
          </table:table-cell>
          <table:table-cell table:style-name="Таблица57.F193" office:value-type="string">
            <text:p text:style-name="P588"/>
          </table:table-cell>
        </table:table-row>
        <table:table-row table:style-name="Таблица57.1">
          <table:table-cell table:style-name="Таблица57.A198" office:value-type="string">
            <text:p text:style-name="P237">venir</text:p>
          </table:table-cell>
          <table:table-cell table:style-name="Таблица57.B194" office:value-type="string">
            <text:p text:style-name="P563">III</text:p>
          </table:table-cell>
          <table:table-cell table:style-name="Таблица57.C194" office:value-type="string">
            <text:p text:style-name="P529">приходить, приезжать</text:p>
          </table:table-cell>
          <table:table-cell table:style-name="Таблица57.D194" office:value-type="string">
            <text:p text:style-name="P631">je viens</text:p>
            <text:p text:style-name="P631">tu viens</text:p>
            <text:p text:style-name="P631">il vient</text:p>
            <text:p text:style-name="P631">ns venons</text:p>
            <text:p text:style-name="P631">ils viennent</text:p>
          </table:table-cell>
          <table:table-cell table:style-name="Таблица57.E194" office:value-type="string">
            <text:p text:style-name="P631">je suis venu(e)</text:p>
            <text:p text:style-name="P631">ns sommes venus</text:p>
          </table:table-cell>
          <table:table-cell table:style-name="Таблица57.F194" office:value-type="string">
            <text:p text:style-name="P586">elle venait seule</text:p>
            <text:p text:style-name="P669">elle est venue seule</text:p>
            <text:p text:style-name="P586">vous veniez me voir<text:span text:style-name="T341"> (</text:span><text:span text:style-name="T449">вы приходили ко мне</text:span><text:span text:style-name="T341">)</text:span></text:p>
            <text:p text:style-name="P586">vous veniez souvent dans ce restaurant</text:p>
            <text:p text:style-name="P586">ils ne sont pas venus</text:p>
            <text:p text:style-name="P586">personne n'est venue</text:p>
            <text:p text:style-name="P670">Il est venu<text:span text:style-name="T442"> (он пришел)</text:span></text:p>
          </table:table-cell>
        </table:table-row>
        <table:table-row table:style-name="Таблица57.1">
          <table:table-cell table:style-name="Таблица57.A198" office:value-type="string">
            <text:p text:style-name="P237">vêtir</text:p>
          </table:table-cell>
          <table:table-cell table:style-name="Таблица57.B195" office:value-type="string">
            <text:p text:style-name="P563">III</text:p>
          </table:table-cell>
          <table:table-cell table:style-name="Таблица57.C195" office:value-type="string">
            <text:p text:style-name="P562">надевать</text:p>
          </table:table-cell>
          <table:table-cell table:style-name="Таблица57.D195" office:value-type="string">
            <text:p text:style-name="P588"/>
          </table:table-cell>
          <table:table-cell table:style-name="Таблица57.E195" office:value-type="string">
            <text:p text:style-name="P588"/>
          </table:table-cell>
          <table:table-cell table:style-name="Таблица57.F195" office:value-type="string">
            <text:p text:style-name="P586"/>
          </table:table-cell>
        </table:table-row>
        <table:table-row table:style-name="Таблица57.1">
          <table:table-cell table:style-name="Таблица57.A198" office:value-type="string">
            <text:p text:style-name="P237">vivre</text:p>
          </table:table-cell>
          <table:table-cell table:style-name="Таблица57.B196" office:value-type="string">
            <text:p text:style-name="P563">III</text:p>
          </table:table-cell>
          <table:table-cell table:style-name="Таблица57.C196" office:value-type="string">
            <text:p text:style-name="P562">жить</text:p>
          </table:table-cell>
          <table:table-cell table:style-name="Таблица57.D196" office:value-type="string">
            <text:p text:style-name="P611">je vis</text:p>
            <text:p text:style-name="P611">tu vis</text:p>
            <text:p text:style-name="P611">il vit</text:p>
            <text:p text:style-name="P611">ns vivons</text:p>
            <text:p text:style-name="P611">ils vivent</text:p>
          </table:table-cell>
          <table:table-cell table:style-name="Таблица57.E196" office:value-type="string">
            <text:p text:style-name="P611">j'ai vécu</text:p>
          </table:table-cell>
          <table:table-cell table:style-name="Таблица57.F196" office:value-type="string">
            <text:p text:style-name="P586">vous vivez seuls</text:p>
            <text:p text:style-name="P586">Comment je vis?</text:p>
          </table:table-cell>
        </table:table-row>
        <table:table-row table:style-name="Таблица57.1">
          <table:table-cell table:style-name="Таблица57.A198" office:value-type="string">
            <text:p text:style-name="P237">voir</text:p>
          </table:table-cell>
          <table:table-cell table:style-name="Таблица57.B197" office:value-type="string">
            <text:p text:style-name="P563">III</text:p>
          </table:table-cell>
          <table:table-cell table:style-name="Таблица57.C197" office:value-type="string">
            <text:p text:style-name="P562">видеть, смотреть</text:p>
          </table:table-cell>
          <table:table-cell table:style-name="Таблица57.D197" office:value-type="string">
            <text:p text:style-name="P586">je vois</text:p>
            <text:p text:style-name="P586">tu vois</text:p>
            <text:p text:style-name="P586">il voit</text:p>
            <text:p text:style-name="P586">ns voyons</text:p>
            <text:p text:style-name="P586">ils voient</text:p>
          </table:table-cell>
          <table:table-cell table:style-name="Таблица57.E197" office:value-type="string">
            <text:p text:style-name="P624">j'ai vu</text:p>
          </table:table-cell>
          <table:table-cell table:style-name="Таблица57.F197" office:value-type="string">
            <text:p text:style-name="P586">Vous voyez une tortue</text:p>
            <text:p text:style-name="P668">Je n'ai vu personne (я никого не видела)</text:p>
            <text:p text:style-name="P668">Je n'ai jamais vu votre région</text:p>
            <text:p text:style-name="P668">Je l'ai vu récemment (я его видела недавно)</text:p>
          </table:table-cell>
        </table:table-row>
        <table:table-row table:style-name="Таблица57.1">
          <table:table-cell table:style-name="Таблица57.A198" office:value-type="string">
            <text:p text:style-name="P237">vouloir</text:p>
          </table:table-cell>
          <table:table-cell table:style-name="Таблица57.B198" office:value-type="string">
            <text:p text:style-name="P563">III</text:p>
          </table:table-cell>
          <table:table-cell table:style-name="Таблица57.C198" office:value-type="string">
            <text:p text:style-name="P562">хотеть</text:p>
          </table:table-cell>
          <table:table-cell table:style-name="Таблица57.D198" office:value-type="string">
            <text:p text:style-name="P588"/>
          </table:table-cell>
          <table:table-cell table:style-name="Таблица57.E198" office:value-type="string">
            <text:p text:style-name="P588"/>
          </table:table-cell>
          <table:table-cell table:style-name="Таблица57.F198" office:value-type="string">
            <text:p text:style-name="P586"/>
          </table:table-cell>
        </table:table-row>
        <table:table-row table:style-name="Таблица57.1">
          <table:table-cell table:style-name="Таблица57.A199" office:value-type="string">
            <text:p text:style-name="P72"/>
          </table:table-cell>
          <table:table-cell table:style-name="Таблица57.B199" office:value-type="string">
            <text:p text:style-name="P563"/>
          </table:table-cell>
          <table:table-cell table:style-name="Таблица57.C199" office:value-type="string">
            <text:p text:style-name="P529"/>
          </table:table-cell>
          <table:table-cell table:style-name="Таблица57.D199" office:value-type="string">
            <text:p text:style-name="P588"/>
          </table:table-cell>
          <table:table-cell table:style-name="Таблица57.E199" office:value-type="string">
            <text:p text:style-name="P588"/>
          </table:table-cell>
          <table:table-cell table:style-name="Таблица57.F199" office:value-type="string">
            <text:p text:style-name="P586"/>
          </table:table-cell>
        </table:table-row>
      </table:table>
      <text:p text:style-name="P436"/>
      <text:p text:style-name="ubuntu_5f_mono_5f_8"/>
      <table:table table:name="Таблица58" table:style-name="Таблица58">
        <table:table-column table:style-name="Таблица58.A"/>
        <table:table-column table:style-name="Таблица58.B"/>
        <table:table-row table:style-name="TableLine94401856621216">
          <table:table-cell table:style-name="Таблица58.A1" office:value-type="string">
            <text:p text:style-name="P189">Mais je devais le faire tous les jours</text:p>
          </table:table-cell>
          <table:table-cell table:style-name="Таблица58.B1" office:value-type="string">
            <text:p text:style-name="P189">должен был</text:p>
          </table:table-cell>
        </table:table-row>
        <table:table-row table:style-name="TableLine94401857861952">
          <table:table-cell table:style-name="Таблица58.A2" office:value-type="string">
            <text:p text:style-name="P189"><text:s/></text:p>
          </table:table-cell>
          <table:table-cell table:style-name="Таблица58.B2" office:value-type="string">
            <text:p text:style-name="P189"/>
          </table:table-cell>
        </table:table-row>
        <table:table-row table:style-name="TableLine94401857863184">
          <table:table-cell table:style-name="Таблица58.A2" office:value-type="string">
            <text:p text:style-name="P189">Où étaient-ils samedi soir?</text:p>
          </table:table-cell>
          <table:table-cell table:style-name="Таблица58.B2" office:value-type="string">
            <text:p text:style-name="P189">где они были в субботу вечером?</text:p>
          </table:table-cell>
        </table:table-row>
        <table:table-row table:style-name="TableLine94401857863776">
          <table:table-cell table:style-name="Таблица58.A2" office:value-type="string">
            <text:p text:style-name="P189">j' était là</text:p>
            <text:p text:style-name="P189">elle était professeur</text:p>
          </table:table-cell>
          <table:table-cell table:style-name="Таблица58.B2" office:value-type="string">
            <text:p text:style-name="P189"/>
          </table:table-cell>
        </table:table-row>
        <table:table-row table:style-name="TableLine94401857864368">
          <table:table-cell table:style-name="Таблица58.A2" office:value-type="string">
            <text:p text:style-name="P189">tu regardais la télévision</text:p>
          </table:table-cell>
          <table:table-cell table:style-name="Таблица58.B2" office:value-type="string">
            <text:p text:style-name="P189"/>
          </table:table-cell>
        </table:table-row>
        <table:table-row table:style-name="TableLine94401857864960">
          <table:table-cell table:style-name="Таблица58.A2" office:value-type="string">
            <text:p text:style-name="P189">je se sentait bien</text:p>
            <text:p text:style-name="P189">il se sentait mal</text:p>
          </table:table-cell>
          <table:table-cell table:style-name="Таблица58.B2" office:value-type="string">
            <text:p text:style-name="P189">Чувствовал себя</text:p>
          </table:table-cell>
        </table:table-row>
        <table:table-row table:style-name="TableLine94401857865552">
          <table:table-cell table:style-name="Таблица58.A2" office:value-type="string">
            <text:p text:style-name="P189">il fallait boire de l'eau</text:p>
          </table:table-cell>
          <table:table-cell table:style-name="Таблица58.B2" office:value-type="string">
            <text:p text:style-name="P189">нужно было пить воду</text:p>
          </table:table-cell>
        </table:table-row>
        <table:table-row table:style-name="TableLine94401857866144">
          <table:table-cell table:style-name="Таблица58.A2" office:value-type="string">
            <text:p text:style-name="P189">je ne disais pas <text:span text:style-name="T73">ça</text:span></text:p>
          </table:table-cell>
          <table:table-cell table:style-name="Таблица58.B2" office:value-type="string">
            <text:p text:style-name="P189"/>
          </table:table-cell>
        </table:table-row>
        <table:table-row table:style-name="TableLine94401857866736">
          <table:table-cell table:style-name="Таблица58.A2" office:value-type="string">
            <text:p text:style-name="P189">elle nous disait ça</text:p>
          </table:table-cell>
          <table:table-cell table:style-name="Таблица58.B2" office:value-type="string">
            <text:p text:style-name="P189"/>
          </table:table-cell>
        </table:table-row>
        <table:table-row table:style-name="TableLine94401857867328">
          <table:table-cell table:style-name="Таблица58.A2" office:value-type="string">
            <text:p text:style-name="P189">je parlais à mon père</text:p>
          </table:table-cell>
          <table:table-cell table:style-name="Таблица58.B2" office:value-type="string">
            <text:p text:style-name="P189">я говорил с моим отцом</text:p>
          </table:table-cell>
        </table:table-row>
        <table:table-row table:style-name="TableLine94401857867920">
          <table:table-cell table:style-name="Таблица58.A2" office:value-type="string">
            <text:p text:style-name="P189">il ne faisait rien</text:p>
          </table:table-cell>
          <table:table-cell table:style-name="Таблица58.B2" office:value-type="string">
            <text:p text:style-name="P189"/>
          </table:table-cell>
        </table:table-row>
        <table:table-row table:style-name="TableLine94401857868512">
          <table:table-cell table:style-name="Таблица58.A2" office:value-type="string">
            <text:p text:style-name="P189">elles ne voulaient pas <text:s/><text:span text:style-name="T73">ça</text:span></text:p>
          </table:table-cell>
          <table:table-cell table:style-name="Таблица58.B2" office:value-type="string">
            <text:p text:style-name="P189"/>
          </table:table-cell>
        </table:table-row>
        <table:table-row table:style-name="TableLine94401857869104">
          <table:table-cell table:style-name="Таблица58.A2" office:value-type="string">
            <text:p text:style-name="P189">le plus souventtu ne me trouvais pas</text:p>
          </table:table-cell>
          <table:table-cell table:style-name="Таблица58.B2" office:value-type="string">
            <text:p text:style-name="P189">чаще всего</text:p>
          </table:table-cell>
        </table:table-row>
        <table:table-row table:style-name="TableLine94401857869696">
          <table:table-cell table:style-name="Таблица58.A2" office:value-type="string">
            <text:p text:style-name="P189">j'allais écrire une lettre</text:p>
          </table:table-cell>
          <table:table-cell table:style-name="Таблица58.B2" office:value-type="string">
            <text:p text:style-name="P189"/>
          </table:table-cell>
        </table:table-row>
        <table:table-row table:style-name="TableLine94401857870288">
          <table:table-cell table:style-name="Таблица58.A2" office:value-type="string">
            <text:p text:style-name="P189">ils ne pouvaient pas dormir</text:p>
          </table:table-cell>
          <table:table-cell table:style-name="Таблица58.B2" office:value-type="string">
            <text:p text:style-name="P189"/>
          </table:table-cell>
        </table:table-row>
        <table:table-row table:style-name="TableLine94401857870880">
          <table:table-cell table:style-name="Таблица58.A2" office:value-type="string">
            <text:p text:style-name="P189">nous ne connaissions pa ce lieu</text:p>
          </table:table-cell>
          <table:table-cell table:style-name="Таблица58.B2" office:value-type="string">
            <text:p text:style-name="P189">мы не знали это место</text:p>
          </table:table-cell>
        </table:table-row>
        <table:table-row table:style-name="TableLine94401857871472">
          <table:table-cell table:style-name="Таблица58.A2" office:value-type="string">
            <text:p text:style-name="P190">il fait bon</text:p>
          </table:table-cell>
          <table:table-cell table:style-name="Таблица58.B2" office:value-type="string">
            <text:p text:style-name="P190">хорошая погода</text:p>
          </table:table-cell>
        </table:table-row>
        <table:table-row table:style-name="TableLine94401857872064">
          <table:table-cell table:style-name="Таблица58.A2" office:value-type="string">
            <text:p text:style-name="P189"/>
          </table:table-cell>
          <table:table-cell table:style-name="Таблица58.B2" office:value-type="string">
            <text:p text:style-name="P189"/>
          </table:table-cell>
        </table:table-row>
        <table:table-row table:style-name="TableLine94401857872656">
          <table:table-cell table:style-name="Таблица58.A2" office:value-type="string">
            <text:p text:style-name="P189"/>
          </table:table-cell>
          <table:table-cell table:style-name="Таблица58.B2" office:value-type="string">
            <text:p text:style-name="P189"/>
          </table:table-cell>
        </table:table-row>
      </table:table>
      <text:p text:style-name="ubuntu_5f_mono_5f_9"/>
      <text:h text:style-name="P3" text:outline-level="6"><text:span text:style-name="ubuntu_5f_mono_5f_9"><text:span text:style-name="T308">Порядок слов в предложении.</text:span></text:span></text:h>
      <table:table table:name="Таблица14" table:style-name="Таблица14">
        <table:table-column table:style-name="Таблица14.A" table:number-columns-repeated="3"/>
        <table:table-row table:style-name="TableLine94401856681680">
          <table:table-cell table:style-name="Таблица14.A1" office:value-type="string">
            <text:p text:style-name="P391"><text:span text:style-name="ubuntu_5f_mono_5f_9"><text:span text:style-name="T128">Subjet</text:span></text:span></text:p>
          </table:table-cell>
          <table:table-cell table:style-name="Таблица14.A1" office:value-type="string">
            <text:p text:style-name="P391"><text:span text:style-name="ubuntu_5f_mono_5f_9"><text:span text:style-name="T128">Verbe</text:span></text:span></text:p>
          </table:table-cell>
          <table:table-cell table:style-name="Таблица14.C1" office:value-type="string">
            <text:p text:style-name="P391"><text:span text:style-name="ubuntu_5f_mono_5f_9"><text:span text:style-name="T128">Objet direct</text:span></text:span></text:p>
          </table:table-cell>
        </table:table-row>
        <table:table-row table:style-name="TableLine94401856775232">
          <table:table-cell table:style-name="Таблица14.A5" office:value-type="string">
            <text:p text:style-name="P46"><text:span text:style-name="ubuntu_5f_mono_5f_9"><text:span text:style-name="T73">подлежащее</text:span></text:span></text:p>
          </table:table-cell>
          <table:table-cell table:style-name="Таблица14.B5" office:value-type="string">
            <text:p text:style-name="P46"><text:span text:style-name="ubuntu_5f_mono_5f_9"><text:span text:style-name="T73">глагол</text:span></text:span></text:p>
          </table:table-cell>
          <table:table-cell table:style-name="Таблица14.C5" office:value-type="string">
            <text:p text:style-name="P46"><text:span text:style-name="ubuntu_5f_mono_5f_9"><text:span text:style-name="T73">прямое дополнение</text:span></text:span></text:p>
          </table:table-cell>
        </table:table-row>
        <table:table-row table:style-name="TableLine94401856496768">
          <table:table-cell table:style-name="Таблица14.A5" office:value-type="string">
            <text:p text:style-name="P391"><text:span text:style-name="ubuntu_5f_mono_5f_9">Мама</text:span></text:p>
          </table:table-cell>
          <table:table-cell table:style-name="Таблица14.B5" office:value-type="string">
            <text:p text:style-name="P391"><text:span text:style-name="ubuntu_5f_mono_5f_9">моет</text:span></text:p>
          </table:table-cell>
          <table:table-cell table:style-name="Таблица14.C5" office:value-type="string">
            <text:p text:style-name="P391"><text:span text:style-name="ubuntu_5f_mono_5f_9">Раму</text:span></text:p>
          </table:table-cell>
        </table:table-row>
        <table:table-row table:style-name="TableLine94401856368288">
          <table:table-cell table:style-name="Таблица14.A5" office:value-type="string">
            <text:p text:style-name="P412"><text:span text:style-name="ubuntu_5f_mono_5f_9"><text:span text:style-name="T92">Слегка пьяная </text:span></text:span><text:span text:style-name="ubuntu_5f_mono_5f_9"><text:span text:style-name="T81">женщина</text:span></text:span><text:span text:style-name="ubuntu_5f_mono_5f_9"><text:span text:style-name="T92"> лет пятидесяти и без образования к своему весьма солидному возрасту</text:span></text:span></text:p>
          </table:table-cell>
          <table:table-cell table:style-name="Таблица14.B5" office:value-type="string">
            <text:p text:style-name="P412"><text:span text:style-name="ubuntu_5f_mono_5f_9"><text:span text:style-name="T92">То </text:span></text:span><text:span text:style-name="ubuntu_5f_mono_5f_9"><text:span text:style-name="T82">моет</text:span></text:span><text:span text:style-name="ubuntu_5f_mono_5f_9"><text:span text:style-name="T92">, то снова </text:span></text:span><text:span text:style-name="ubuntu_5f_mono_5f_9"><text:span text:style-name="T82">пачкает</text:span></text:span><text:span text:style-name="ubuntu_5f_mono_5f_9"><text:span text:style-name="T92">, при этом матерясь на весь двор и пугая окрестных мальчишек своим грязным прикидом</text:span></text:span></text:p>
          </table:table-cell>
          <table:table-cell table:style-name="Таблица14.C5" office:value-type="string">
            <text:p text:style-name="P412"><text:span text:style-name="ubuntu_5f_mono_5f_9"><text:span text:style-name="T92">Эту чертову </text:span></text:span><text:span text:style-name="ubuntu_5f_mono_5f_9"><text:span text:style-name="T107">раму</text:span></text:span><text:span text:style-name="ubuntu_5f_mono_5f_9"><text:span text:style-name="T92">, которая всем надоела и никому не нужна, и которую давно нужно заменить на пластиковую</text:span></text:span></text:p>
          </table:table-cell>
        </table:table-row>
        <table:table-row table:style-name="TableLine94401856354944">
          <table:table-cell table:style-name="Таблица14.A5" office:value-type="string">
            <text:p text:style-name="P38"><text:span text:style-name="ubuntu_5f_mono_5f_9"><text:span text:style-name="T110">Le vieillard sourd </text:span></text:span><text:span text:style-name="ubuntu_5f_mono_5f_9"><text:span text:style-name="T108">(глухой старик)</text:span></text:span></text:p>
          </table:table-cell>
          <table:table-cell table:style-name="Таблица14.B5" office:value-type="string">
            <text:p text:style-name="P38"><text:span text:style-name="ubuntu_5f_mono_5f_9"><text:span text:style-name="T110">aime</text:span></text:span><text:span text:style-name="ubuntu_5f_mono_5f_9"><text:span text:style-name="T108"> (любит)</text:span></text:span></text:p>
          </table:table-cell>
          <table:table-cell table:style-name="Таблица14.C5" office:value-type="string">
            <text:p text:style-name="P38"><text:span text:style-name="ubuntu_5f_mono_5f_9"><text:span text:style-name="T110">la musique polonaise</text:span></text:span><text:span text:style-name="ubuntu_5f_mono_5f_9"><text:span text:style-name="T108"> (польскую музыку)</text:span></text:span></text:p>
          </table:table-cell>
        </table:table-row>
        <table:table-row table:style-name="TableLine94401856347920">
          <table:table-cell table:style-name="Таблица14.A7" office:value-type="string">
            <text:p text:style-name="P16">Tu</text:p>
          </table:table-cell>
          <table:table-cell table:style-name="Таблица14.B7" office:value-type="string">
            <text:p text:style-name="P16">choisis</text:p>
          </table:table-cell>
          <table:table-cell table:style-name="Таблица14.C7" office:value-type="string">
            <text:p text:style-name="P16">des livres </text:p>
          </table:table-cell>
        </table:table-row>
        <table:table-row table:style-name="TableLine94401856185248">
          <table:table-cell table:style-name="Таблица14.A7" office:value-type="string">
            <text:p text:style-name="P16">Pierre</text:p>
          </table:table-cell>
          <table:table-cell table:style-name="Таблица14.B7" office:value-type="string">
            <text:p text:style-name="P16">aime</text:p>
          </table:table-cell>
          <table:table-cell table:style-name="Таблица14.C7" office:value-type="string">
            <text:p text:style-name="P16">Jacques </text:p>
          </table:table-cell>
        </table:table-row>
        <table:table-row table:style-name="TableLine94401856122224">
          <table:table-cell table:style-name="Таблица14.A8" office:value-type="string">
            <text:p text:style-name="P17">La vie</text:p>
          </table:table-cell>
          <table:table-cell table:style-name="Таблица14.B8" office:value-type="string">
            <text:p text:style-name="P16"><text:span text:style-name="T72">définit</text:span><text:span text:style-name="T496"> (определяет)</text:span></text:p>
          </table:table-cell>
          <table:table-cell table:style-name="Таблица14.C8" office:value-type="string">
            <text:p text:style-name="P16"><text:span text:style-name="T72">la conscience</text:span><text:span text:style-name="T496"> (сознание)</text:span></text:p>
          </table:table-cell>
        </table:table-row>
      </table:table>
      <text:p text:style-name="P512"><text:span text:style-name="ubuntu_5f_mono_5f_9"/>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 table:number-columns-repeated="2"/>
        <table:table-row table:style-name="TableLine94401856054480">
          <table:table-cell table:style-name="Таблица32.A1" office:value-type="string">
            <text:p text:style-name="P392"><text:span text:style-name="ubuntu_5f_mono_5f_9"><text:span text:style-name="T128">Subjet</text:span></text:span></text:p>
          </table:table-cell>
          <table:table-cell table:style-name="Таблица32.A1" office:value-type="string">
            <text:p text:style-name="P392"><text:span text:style-name="ubuntu_5f_mono_5f_9"><text:span text:style-name="T128">Verbe</text:span></text:span></text:p>
          </table:table-cell>
          <table:table-cell table:style-name="Таблица32.A1" office:value-type="string">
            <text:p text:style-name="P392"><text:span text:style-name="ubuntu_5f_mono_5f_9"><text:span text:style-name="T128">Objet direct</text:span></text:span></text:p>
            <text:p text:style-name="P391"><text:span text:style-name="ubuntu_5f_mono_5f_9"><text:span text:style-name="T137">(без предлога)</text:span></text:span></text:p>
          </table:table-cell>
          <table:table-cell table:style-name="Таблица32.D1" office:value-type="string">
            <text:p text:style-name="P392"><text:span text:style-name="ubuntu_5f_mono_5f_9"><text:span text:style-name="T128">Objet indirect</text:span></text:span></text:p>
            <text:p text:style-name="P391"><text:span text:style-name="ubuntu_5f_mono_5f_9"><text:span text:style-name="T137">(часто с предлогом)</text:span></text:span></text:p>
          </table:table-cell>
        </table:table-row>
        <table:table-row table:style-name="TableLine94401856769632">
          <table:table-cell table:style-name="Таблица32.A3" office:value-type="string">
            <text:p text:style-name="P375">подлежащее</text:p>
          </table:table-cell>
          <table:table-cell table:style-name="Таблица32.B3" office:value-type="string">
            <text:p text:style-name="P375">глагол</text:p>
          </table:table-cell>
          <table:table-cell table:style-name="Таблица32.C3" office:value-type="string">
            <text:p text:style-name="P375"><text:span text:style-name="T138">прямое</text:span><text:span text:style-name="T269"> </text:span>дополнение</text:p>
          </table:table-cell>
          <table:table-cell table:style-name="Таблица32.D3" office:value-type="string">
            <text:p text:style-name="P375">косвенное<text:span text:style-name="T269"> </text:span>дополнение</text:p>
          </table:table-cell>
        </table:table-row>
        <table:table-row table:style-name="TableLine94401856368800">
          <table:table-cell table:style-name="Таблица32.A3" office:value-type="string">
            <text:p text:style-name="P391"><text:span text:style-name="ubuntu_5f_mono_5f_9"><text:span text:style-name="T222">Я </text:span></text:span></text:p>
          </table:table-cell>
          <table:table-cell table:style-name="Таблица32.B3" office:value-type="string">
            <text:p text:style-name="P391"><text:span text:style-name="ubuntu_5f_mono_5f_9"><text:span text:style-name="T222">выбираю </text:span></text:span></text:p>
          </table:table-cell>
          <table:table-cell table:style-name="Таблица32.C3" office:value-type="string">
            <text:p text:style-name="P391"><text:span text:style-name="ubuntu_5f_mono_5f_9"><text:span text:style-name="T222">книгу</text:span></text:span></text:p>
          </table:table-cell>
          <table:table-cell table:style-name="Таблица32.D3" office:value-type="string">
            <text:p text:style-name="P391"><text:span text:style-name="ubuntu_5f_mono_5f_9"><text:span text:style-name="T222">для тебя</text:span></text:span></text:p>
          </table:table-cell>
        </table:table-row>
        <table:table-row table:style-name="TableLine94401856346528">
          <table:table-cell table:style-name="Таблица32.A4" office:value-type="string">
            <text:p text:style-name="P391"><text:span text:style-name="ubuntu_5f_mono_5f_9"><text:span text:style-name="T216">Je</text:span></text:span></text:p>
          </table:table-cell>
          <table:table-cell table:style-name="Таблица32.A4" office:value-type="string">
            <text:p text:style-name="P391"><text:span text:style-name="ubuntu_5f_mono_5f_9"><text:span text:style-name="T216">choisis</text:span></text:span></text:p>
          </table:table-cell>
          <table:table-cell table:style-name="Таблица32.A4" office:value-type="string">
            <text:p text:style-name="P391"><text:span text:style-name="ubuntu_5f_mono_5f_9"><text:span text:style-name="T216">[un livre magnifique] </text:span></text:span></text:p>
          </table:table-cell>
          <table:table-cell table:style-name="Таблица32.D4" office:value-type="string">
            <text:p text:style-name="P391"><text:span text:style-name="ubuntu_5f_mono_5f_9"><text:span text:style-name="T216"><text:s/>[pour un ami]</text:span></text:span></text:p>
          </table:table-cell>
        </table:table-row>
        <table:table-row table:style-name="TableLine94401856708640">
          <table:table-cell table:style-name="Таблица32.A4" office:value-type="string">
            <text:p text:style-name="P391"><text:span text:style-name="ubuntu_5f_mono_5f_9"><text:span text:style-name="T216">Vous</text:span></text:span></text:p>
          </table:table-cell>
          <table:table-cell table:style-name="Таблица32.A4" office:value-type="string">
            <text:p text:style-name="P391"><text:span text:style-name="ubuntu_5f_mono_5f_9"><text:span text:style-name="T216"><text:s/>préparez</text:span></text:span><text:span text:style-name="ubuntu_5f_mono_5f_9"><text:span text:style-name="T219"> </text:span></text:span><text:span text:style-name="ubuntu_5f_mono_5f_9"><text:span text:style-name="T220">(готовите)</text:span></text:span></text:p>
          </table:table-cell>
          <table:table-cell table:style-name="Таблица32.A4" office:value-type="string">
            <text:p text:style-name="P391"><text:span text:style-name="ubuntu_5f_mono_5f_9"><text:span text:style-name="T216">[les devoirs] </text:span></text:span></text:p>
          </table:table-cell>
          <table:table-cell table:style-name="Таблица32.D4" office:value-type="string">
            <text:p text:style-name="P391"><text:span text:style-name="ubuntu_5f_mono_5f_9"><text:span text:style-name="T216">[pendant le repas]</text:span></text:span></text:p>
            <text:p text:style-name="P391"><text:span text:style-name="ubuntu_5f_mono_5f_9"><text:span text:style-name="T220">(во время еды)</text:span></text:span></text:p>
          </table:table-cell>
        </table:table-row>
      </table:table>
      <text:p text:style-name="P45"/>
      <table:table table:name="Таблица48" table:style-name="Таблица48">
        <table:table-column table:style-name="Таблица48.A" table:number-columns-repeated="5"/>
        <table:table-row table:style-name="TableLine94401856554272">
          <table:table-cell table:style-name="Таблица48.A1" office:value-type="string">
            <text:p text:style-name="P50">adv<text:span text:style-name="T283"> &lt;--</text:span></text:p>
          </table:table-cell>
          <table:table-cell table:style-name="Таблица48.A1" office:value-type="string">
            <text:p text:style-name="P50">adj<text:span text:style-name="T283"> &lt;--</text:span></text:p>
          </table:table-cell>
          <table:table-cell table:style-name="Таблица48.C1" office:value-type="string">
            <text:p text:style-name="P50">N</text:p>
          </table:table-cell>
          <table:table-cell table:style-name="Таблица48.C1" office:value-type="string">
            <text:p text:style-name="P50">V</text:p>
          </table:table-cell>
          <table:table-cell table:style-name="Таблица48.E1" office:value-type="string">
            <text:p text:style-name="P50"><text:span text:style-name="T283">--&gt; </text:span>Adv</text:p>
          </table:table-cell>
        </table:table-row>
        <table:table-row table:style-name="TableLine94401856955696">
          <table:table-cell table:style-name="Таблица48.D2" office:value-type="string">
            <text:p text:style-name="P406">очень</text:p>
          </table:table-cell>
          <table:table-cell table:style-name="Таблица48.D2" office:value-type="string">
            <text:p text:style-name="P406">плохая</text:p>
          </table:table-cell>
          <table:table-cell table:style-name="Таблица48.D2" office:value-type="string">
            <text:p text:style-name="P406">машина</text:p>
          </table:table-cell>
          <table:table-cell table:style-name="Таблица48.D2" office:value-type="string">
            <text:p text:style-name="P406">едет</text:p>
          </table:table-cell>
          <table:table-cell table:style-name="Таблица48.E2" office:value-type="string">
            <text:p text:style-name="P406">медленно</text:p>
          </table:table-cell>
        </table:table-row>
      </table:table>
      <text:p text:style-name="P45"/>
      <table:table table:name="Таблица49" table:style-name="Таблица49">
        <table:table-column table:style-name="Таблица49.A" table:number-columns-repeated="3"/>
        <table:table-row table:style-name="TableLine94401856472560">
          <table:table-cell table:style-name="Таблица49.A1" office:value-type="string">
            <text:p text:style-name="P51">Подлежащее с прилагательным</text:p>
          </table:table-cell>
          <table:table-cell table:style-name="Таблица49.A1" office:value-type="string">
            <text:p text:style-name="P50">+ adv</text:p>
          </table:table-cell>
          <table:table-cell table:style-name="Таблица49.C1" office:value-type="string">
            <text:p text:style-name="P49"/>
          </table:table-cell>
        </table:table-row>
        <table:table-row table:style-name="TableLine94401857882768">
          <table:table-cell table:style-name="Таблица49.B5" office:value-type="string">
            <text:p text:style-name="P376">des garçons intelligents<text:span text:style-name="T283"> (постпозиция)</text:span></text:p>
          </table:table-cell>
          <table:table-cell table:style-name="Таблица49.B5" office:value-type="string">
            <text:p text:style-name="P376">des garçons <text:span text:style-name="T36">très</text:span> intelligents</text:p>
          </table:table-cell>
          <table:table-cell table:style-name="Таблица49.C5" office:value-type="string">
            <text:p text:style-name="P72"/>
          </table:table-cell>
        </table:table-row>
        <table:table-row table:style-name="TableLine94401857883536">
          <table:table-cell table:style-name="Таблица49.B5" office:value-type="string">
            <text:p text:style-name="P376">de jolis garçons<text:span text:style-name="T283"> (препозиция)</text:span></text:p>
          </table:table-cell>
          <table:table-cell table:style-name="Таблица49.B5" office:value-type="string">
            <text:p text:style-name="P376">de <text:span text:style-name="T36">très</text:span> jolis garçons</text:p>
          </table:table-cell>
          <table:table-cell table:style-name="Таблица49.C5" office:value-type="string">
            <text:p text:style-name="P72"/>
          </table:table-cell>
        </table:table-row>
        <table:table-row table:style-name="TableLine94401857883792">
          <table:table-cell table:style-name="Таблица49.B5" office:value-type="string">
            <text:p text:style-name="P330"/>
          </table:table-cell>
          <table:table-cell table:style-name="Таблица49.B5" office:value-type="string">
            <text:p text:style-name="P336">des villes <text:span text:style-name="T36">si</text:span> tanquilles</text:p>
          </table:table-cell>
          <table:table-cell table:style-name="Таблица49.C5" office:value-type="string">
            <text:p text:style-name="P217">такие тихие города</text:p>
          </table:table-cell>
        </table:table-row>
        <table:table-row table:style-name="TableLine94401857884048">
          <table:table-cell table:style-name="Таблица49.B5" office:value-type="string">
            <text:p text:style-name="P330"/>
          </table:table-cell>
          <table:table-cell table:style-name="Таблица49.B5" office:value-type="string">
            <text:p text:style-name="P336">de <text:span text:style-name="T36">si</text:span> belles filles</text:p>
          </table:table-cell>
          <table:table-cell table:style-name="Таблица49.C5" office:value-type="string">
            <text:p text:style-name="P217">такие красивые девочки</text:p>
          </table:table-cell>
        </table:table-row>
      </table:table>
      <text:p text:style-name="P45"/>
      <text:p text:style-name="P397">Если много местоимений в разных падежах...</text:p>
      <table:table table:name="Таблица51" table:style-name="Таблица51">
        <table:table-column table:style-name="Таблица51.A" table:number-columns-repeated="3"/>
        <table:table-column table:style-name="Таблица51.D"/>
        <table:table-column table:style-name="Таблица51.E"/>
        <table:table-row table:style-name="TableLine94401857885008">
          <table:table-cell table:style-name="Таблица51.A1" office:value-type="string">
            <text:p text:style-name="P47">Subj<text:span text:style-name="T482"> +</text:span></text:p>
          </table:table-cell>
          <table:table-cell table:style-name="Таблица51.A1" office:value-type="string">
            <text:p text:style-name="P47">DAT<text:span text:style-name="T482"> +</text:span></text:p>
          </table:table-cell>
          <table:table-cell table:style-name="Таблица51.A1" office:value-type="string">
            <text:p text:style-name="P47">ACC<text:span text:style-name="T482"> +</text:span></text:p>
          </table:table-cell>
          <table:table-cell table:style-name="Таблица51.A1" office:value-type="string">
            <text:p text:style-name="P47">verbe<text:span text:style-name="T482"> +</text:span></text:p>
          </table:table-cell>
          <table:table-cell table:style-name="Таблица51.E1" office:value-type="string">
            <text:p text:style-name="P47">PREP</text:p>
          </table:table-cell>
        </table:table-row>
        <table:table-row table:style-name="TableLine94401857893680">
          <table:table-cell table:style-name="Таблица51.A2" office:value-type="string">
            <text:p text:style-name="P410">Jannette</text:p>
          </table:table-cell>
          <table:table-cell table:style-name="Таблица51.C2" office:value-type="string">
            <text:p text:style-name="P410">nous<text:span text:style-name="T290"> (нам)</text:span></text:p>
          </table:table-cell>
          <table:table-cell table:style-name="Таблица51.C2" office:value-type="string">
            <text:p text:style-name="P410">la<text:span text:style-name="T290"> (её)</text:span></text:p>
          </table:table-cell>
          <table:table-cell table:style-name="Таблица51.D2" office:value-type="string">
            <text:p text:style-name="P410">donne<text:span text:style-name="T290"> (даёт)</text:span></text:p>
          </table:table-cell>
          <table:table-cell table:style-name="Таблица51.E2" office:value-type="string">
            <text:p text:style-name="P410">pour eux<text:span text:style-name="T290"> (для них)</text:span></text:p>
          </table:table-cell>
        </table:table-row>
        <table:table-row table:style-name="TableLine94401857894960">
          <table:table-cell table:style-name="Таблица51.A3" office:value-type="string">
            <text:p text:style-name="P410">Pierre</text:p>
          </table:table-cell>
          <table:table-cell table:style-name="Таблица51.C3" office:value-type="string">
            <text:p text:style-name="ubuntu_5f_mono_5f_9"/>
          </table:table-cell>
          <table:table-cell table:style-name="Таблица51.C3" office:value-type="string">
            <text:p text:style-name="P410">vous</text:p>
          </table:table-cell>
          <table:table-cell table:style-name="Таблица51.D3" office:value-type="string">
            <text:p text:style-name="P410">visite</text:p>
          </table:table-cell>
          <table:table-cell table:style-name="Таблица51.E3" office:value-type="string">
            <text:p text:style-name="P410">sans nous</text:p>
          </table:table-cell>
        </table:table-row>
        <table:table-row table:style-name="TableLine94401857896240">
          <table:table-cell table:style-name="Таблица51.A4" table:number-columns-spanned="5" office:value-type="string">
            <text:p text:style-name="P55">Но!<text:span text:style-name="T482"> </text:span>При столкновении местоимений третьего лица:</text:p>
          </table:table-cell>
          <table:covered-table-cell/>
          <table:covered-table-cell/>
          <table:covered-table-cell/>
          <table:covered-table-cell/>
        </table:table-row>
        <table:table-row table:style-name="TableLine94401857896752">
          <table:table-cell table:style-name="Таблица51.A5" office:value-type="string">
            <text:p text:style-name="P48">Subj<text:span text:style-name="T482"> +</text:span></text:p>
          </table:table-cell>
          <table:table-cell table:style-name="Таблица51.C5" office:value-type="string">
            <text:p text:style-name="P55">(ACC: le/la/les) +</text:p>
          </table:table-cell>
          <table:table-cell table:style-name="Таблица51.C5" office:value-type="string">
            <text:p text:style-name="P55">(DAT: lui/leur) +</text:p>
          </table:table-cell>
          <table:table-cell table:style-name="Таблица51.D5" office:value-type="string">
            <text:p text:style-name="P48">verbe<text:span text:style-name="T482"> +</text:span></text:p>
          </table:table-cell>
          <table:table-cell table:style-name="Таблица51.E5" office:value-type="string">
            <text:p text:style-name="P55">(препозициональные формы)</text:p>
          </table:table-cell>
        </table:table-row>
      </table:table>
      <text:p text:style-name="P58"/>
      <table:table table:name="Таблица53" table:style-name="Таблица53">
        <table:table-column table:style-name="Таблица53.A"/>
        <table:table-column table:style-name="Таблица53.B"/>
        <table:table-row table:style-name="TableLine94401857898656">
          <table:table-cell table:style-name="Таблица53.A1" office:value-type="string">
            <text:p text:style-name="P501">Я вижу как кто-то что-то делает :</text:p>
            <text:p text:style-name="P501">Я слышу как кто-то что-то произносит:</text:p>
          </table:table-cell>
          <table:table-cell table:style-name="Таблица53.B1" office:value-type="string">
            <text:p text:style-name="P501">Я вижу кого делать что</text:p>
            <text:p text:style-name="P501">Я слышу кого петь что</text:p>
          </table:table-cell>
        </table:table-row>
        <table:table-row table:style-name="TableLine94401857903232">
          <table:table-cell table:style-name="Таблица53.A2" office:value-type="string">
            <text:p text:style-name="P501">Je vois mes amis <text:span text:style-name="T36">danser</text:span> la vals</text:p>
            <text:p text:style-name="P501">Je les vois danser la valse</text:p>
            <text:p text:style-name="P501">j'entends une fillette <text:span text:style-name="T36">jouer</text:span> un air de Mozart</text:p>
            <text:p text:style-name="P501">je sens mon ami <text:span text:style-name="T36">caresser</text:span> (ласкать) mes cheveux</text:p>
            <text:p text:style-name="P501">je l'ai senti (я его почувствовал) carasser mes cheveux</text:p>
          </table:table-cell>
          <table:table-cell table:style-name="Таблица53.B2" office:value-type="string">
            <text:p text:style-name="ubuntu_5f_mono_5f_9"/>
          </table:table-cell>
        </table:table-row>
      </table:table>
      <text:p text:style-name="P411"/>
      <text:h text:style-name="P3" text:outline-level="6">Отрицание</text:h>
      <table:table table:name="Таблица31" table:style-name="Таблица31">
        <table:table-column table:style-name="Таблица31.A" table:number-columns-repeated="3"/>
        <table:table-row table:style-name="TableLine94401857904352">
          <table:table-cell table:style-name="Таблица31.A1" office:value-type="string">
            <text:p text:style-name="ubuntu_5f_mono_5f_9">если глагол спрягается</text:p>
          </table:table-cell>
          <table:table-cell table:style-name="Таблица31.A1" office:value-type="string">
            <text:p text:style-name="ubuntu_5f_mono_5f_9"/>
          </table:table-cell>
          <table:table-cell table:style-name="Таблица31.C1" office:value-type="string">
            <text:p text:style-name="ubuntu_5f_mono_5f_9"/>
          </table:table-cell>
        </table:table-row>
        <table:table-row table:style-name="TableLine94401857910304">
          <table:table-cell table:style-name="Таблица31.A2" office:value-type="string">
            <text:p text:style-name="ubuntu_5f_mono_5f_9">ne <text:s/>+ глагол в личн.форме + pas</text:p>
          </table:table-cell>
          <table:table-cell table:style-name="Таблица31.A2" office:value-type="string">
            <text:p text:style-name="ubuntu_5f_mono_5f_9">je ne parle pas</text:p>
            <text:p text:style-name="ubuntu_5f_mono_5f_9">tu ne choisis pas</text:p>
            <text:p text:style-name="ubuntu_5f_mono_5f_9">il ne font pas</text:p>
          </table:table-cell>
          <table:table-cell table:style-name="Таблица31.C2" office:value-type="string">
            <text:p text:style-name="ubuntu_5f_mono_5f_9"><text:s/></text:p>
          </table:table-cell>
        </table:table-row>
        <table:table-row table:style-name="TableLine94401857911520">
          <table:table-cell table:style-name="Таблица31.A2" office:value-type="string">
            <text:p text:style-name="ubuntu_5f_mono_5f_9">ne pas + infinitive</text:p>
          </table:table-cell>
          <table:table-cell table:style-name="Таблица31.A2" office:value-type="string">
            <text:p text:style-name="ubuntu_5f_mono_5f_9">ne pas parler</text:p>
            <text:p text:style-name="ubuntu_5f_mono_5f_9">ne pas choisir</text:p>
            <text:p text:style-name="ubuntu_5f_mono_5f_9">ne pas faire</text:p>
          </table:table-cell>
          <table:table-cell table:style-name="Таблица31.C2" office:value-type="string">
            <text:p text:style-name="ubuntu_5f_mono_5f_9"/>
          </table:table-cell>
        </table:table-row>
      </table:table>
      <text:p text:style-name="ubuntu_5f_mono_5f_9"/>
      <text:p text:style-name="head_5f_11_5f_ubuntu">Отрицательные<text:span text:style-name="T281">, неопределенные, соотосительные</text:span> местоимения</text:p>
      <table:table table:name="Таблица37" table:style-name="Таблица37">
        <table:table-column table:style-name="Таблица37.A"/>
        <table:table-column table:style-name="Таблица37.B"/>
        <table:table-row table:style-name="TableLine94401857913056">
          <table:table-cell table:style-name="Таблица37.A1" office:value-type="string">
            <text:p text:style-name="P393">autre</text:p>
          </table:table-cell>
          <table:table-cell table:style-name="Таблица37.B1" office:value-type="string">
            <text:p text:style-name="P393">другой (относительное)</text:p>
          </table:table-cell>
        </table:table-row>
        <table:table-row table:style-name="TableLine94401857928864">
          <table:table-cell table:style-name="Таблица37.A2" office:value-type="string">
            <text:p text:style-name="P393">m<text:span text:style-name="T1">ê</text:span><text:span text:style-name="T148">me</text:span></text:p>
          </table:table-cell>
          <table:table-cell table:style-name="Таблица37.B2" office:value-type="string">
            <text:p text:style-name="P393">тот же самый (отосительное)</text:p>
          </table:table-cell>
        </table:table-row>
        <table:table-row table:style-name="TableLine94401857929968">
          <table:table-cell table:style-name="Таблица37.A2" office:value-type="string">
            <text:p text:style-name="P393">nul, nulle, nuls, nulles</text:p>
          </table:table-cell>
          <table:table-cell table:style-name="Таблица37.B2" office:value-type="string">
            <text:p text:style-name="P393">никакой</text:p>
          </table:table-cell>
        </table:table-row>
        <table:table-row table:style-name="TableLine94401857930560">
          <table:table-cell table:style-name="Таблица37.A2" office:value-type="string">
            <text:p text:style-name="P393">personne</text:p>
          </table:table-cell>
          <table:table-cell table:style-name="Таблица37.B2" office:value-type="string">
            <text:p text:style-name="P393">никто, никого (отрицательное)</text:p>
          </table:table-cell>
        </table:table-row>
        <table:table-row table:style-name="TableLine94401857931312">
          <table:table-cell table:style-name="Таблица37.A2" office:value-type="string">
            <text:p text:style-name="P393">quelque</text:p>
          </table:table-cell>
          <table:table-cell table:style-name="Таблица37.B2" office:value-type="string">
            <text:p text:style-name="P393">какой-то</text:p>
          </table:table-cell>
        </table:table-row>
        <table:table-row table:style-name="TableLine94401857932064">
          <table:table-cell table:style-name="Таблица37.A2" office:value-type="string">
            <text:p text:style-name="P393">rien</text:p>
          </table:table-cell>
          <table:table-cell table:style-name="Таблица37.B2" office:value-type="string">
            <text:p text:style-name="P393">ничто, ничего </text:p>
          </table:table-cell>
        </table:table-row>
        <table:table-row table:style-name="TableLine94401857932816">
          <table:table-cell table:style-name="Таблица37.A2" office:value-type="string">
            <text:p text:style-name="P393">tout + сущ.без артикля</text:p>
          </table:table-cell>
          <table:table-cell table:style-name="Таблица37.B2" office:value-type="string">
            <text:p text:style-name="P394">всякий (tout concert)</text:p>
          </table:table-cell>
        </table:table-row>
        <table:table-row table:style-name="TableLine94401857933568">
          <table:table-cell table:style-name="Таблица37.A2" office:value-type="string">
            <text:p text:style-name="P393">tout + сущ с артиклем</text:p>
          </table:table-cell>
          <table:table-cell table:style-name="Таблица37.B2" office:value-type="string">
            <text:p text:style-name="P394">весь целиком (tout la vie)</text:p>
          </table:table-cell>
        </table:table-row>
        <table:table-row table:style-name="TableLine94401857934320">
          <table:table-cell table:style-name="Таблица37.A2" office:value-type="string">
            <text:p text:style-name="P393">tout + <text:span text:style-name="T279">прил. или прич.</text:span></text:p>
          </table:table-cell>
          <table:table-cell table:style-name="Таблица37.B2" office:value-type="string">
            <text:p text:style-name="P394">выступает как местоимение обобщающего абстрактного среднего рода со значением "совсем", "полностью", "совершенно" </text:p>
            <text:p text:style-name="P394">(tout rouge - совершенно красный, tout rougi - совершенно раскрасневшийся)</text:p>
          </table:table-cell>
        </table:table-row>
        <table:table-row table:style-name="TableLine94401857935264">
          <table:table-cell table:style-name="Таблица37.A2" office:value-type="string">
            <text:p text:style-name="ubuntu_5f_mono_5f_9"/>
          </table:table-cell>
          <table:table-cell table:style-name="Таблица37.B2" office:value-type="string">
            <text:p text:style-name="ubuntu_5f_mono_5f_9"/>
          </table:table-cell>
        </table:table-row>
      </table:table>
      <text:p text:style-name="ubuntu_5f_mono_5f_9"/>
      <text:p text:style-name="head_5f_11_5f_ubuntu">Усиление отрицания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row table:style-name="TableLine94401857936640">
          <table:table-cell table:style-name="Таблица38.A1" office:value-type="string">
            <text:p text:style-name="P395">je ne fais pas</text:p>
          </table:table-cell>
          <table:table-cell table:style-name="Таблица38.A1" office:value-type="string">
            <text:p text:style-name="ubuntu_5f_mono_5f_9"/>
          </table:table-cell>
          <table:table-cell table:style-name="Таблица38.C1" office:value-type="string">
            <text:p text:style-name="ubuntu_5f_mono_5f_9"/>
          </table:table-cell>
        </table:table-row>
        <table:table-row table:style-name="TableLine94401857953168">
          <table:table-cell table:style-name="Таблица38.A2" office:value-type="string">
            <text:p text:style-name="P395">je ne fais rien</text:p>
          </table:table-cell>
          <table:table-cell table:style-name="Таблица38.A2" office:value-type="string">
            <text:p text:style-name="P395">я не делаю ничего</text:p>
          </table:table-cell>
          <table:table-cell table:style-name="Таблица38.C2" office:value-type="string">
            <text:p text:style-name="ubuntu_5f_mono_5f_9"/>
          </table:table-cell>
        </table:table-row>
        <table:table-row table:style-name="TableLine94401857955024">
          <table:table-cell table:style-name="Таблица38.A2" office:value-type="string">
            <text:p text:style-name="P395">je ne fais jamais</text:p>
          </table:table-cell>
          <table:table-cell table:style-name="Таблица38.A2" office:value-type="string">
            <text:p text:style-name="P395">я не делаю никогда</text:p>
          </table:table-cell>
          <table:table-cell table:style-name="Таблица38.C2" office:value-type="string">
            <text:p text:style-name="ubuntu_5f_mono_5f_9"/>
          </table:table-cell>
        </table:table-row>
        <table:table-row table:style-name="TableLine94401857955728">
          <table:table-cell table:style-name="Таблица38.A2" office:value-type="string">
            <text:p text:style-name="P395">je ne fais plus</text:p>
          </table:table-cell>
          <table:table-cell table:style-name="Таблица38.A2" office:value-type="string">
            <text:p text:style-name="P395">я <text:span text:style-name="T281">н</text:span>е делаю больше</text:p>
          </table:table-cell>
          <table:table-cell table:style-name="Таблица38.C2" office:value-type="string">
            <text:p text:style-name="ubuntu_5f_mono_5f_9"/>
          </table:table-cell>
        </table:table-row>
        <table:table-row table:style-name="TableLine94401857956512">
          <table:table-cell table:style-name="Таблица38.A2" office:value-type="string">
            <text:p text:style-name="P395">je ne fais plus rien</text:p>
          </table:table-cell>
          <table:table-cell table:style-name="Таблица38.A2" office:value-type="string">
            <text:p text:style-name="P395">я больше ничего не делаю</text:p>
          </table:table-cell>
          <table:table-cell table:style-name="Таблица38.C2" office:value-type="string">
            <text:p text:style-name="ubuntu_5f_mono_5f_9"/>
          </table:table-cell>
        </table:table-row>
        <table:table-row table:style-name="TableLine94401857957456">
          <table:table-cell table:style-name="Таблица38.A2" office:value-type="string">
            <text:p text:style-name="P395"/>
          </table:table-cell>
          <table:table-cell table:style-name="Таблица38.A2" office:value-type="string">
            <text:p text:style-name="ubuntu_5f_mono_5f_9"/>
          </table:table-cell>
          <table:table-cell table:style-name="Таблица38.C2" office:value-type="string">
            <text:p text:style-name="ubuntu_5f_mono_5f_9"/>
          </table:table-cell>
        </table:table-row>
        <table:table-row table:style-name="TableLine94401857958592">
          <table:table-cell table:style-name="Таблица38.A2" office:value-type="string">
            <text:p text:style-name="P395">je ne fais que</text:p>
          </table:table-cell>
          <table:table-cell table:style-name="Таблица38.A2" office:value-type="string">
            <text:p text:style-name="P395">я не делаю [ничего] кроме</text:p>
          </table:table-cell>
          <table:table-cell table:style-name="Таблица38.C2" office:value-type="string">
            <text:p text:style-name="ubuntu_5f_mono_5f_9"/>
          </table:table-cell>
        </table:table-row>
        <table:table-row table:style-name="TableLine94401857959456">
          <table:table-cell table:style-name="Таблица38.A2" office:value-type="string">
            <text:p text:style-name="P395">je ne dessine que mon chat</text:p>
          </table:table-cell>
          <table:table-cell table:style-name="Таблица38.A2" office:value-type="string">
            <text:p text:style-name="P395">я не рисую [ничего] кроме своего кота</text:p>
          </table:table-cell>
          <table:table-cell table:style-name="Таблица38.C2" office:value-type="string">
            <text:p text:style-name="ubuntu_5f_mono_5f_9"/>
          </table:table-cell>
        </table:table-row>
      </table:table>
      <text:p text:style-name="P395"/>
      <text:p text:style-name="P395"/>
      <text:p text:style-name="ubuntu_5f_mono_5f_9"/>
      <text:h text:style-name="P3" text:outline-level="6">Вопросы.</text:h>
      <text:p text:style-name="ubuntu_5f_mono_5f_9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TableLine94401857961296">
          <table:table-cell table:style-name="Таблица28.A1" office:value-type="string">
            <text:p text:style-name="ubuntu_5f_mono_5f_9">qui</text:p>
          </table:table-cell>
          <table:table-cell table:style-name="Таблица28.A1" office:value-type="string">
            <text:p text:style-name="ubuntu_5f_mono_5f_9">кто</text:p>
            <text:p text:style-name="ubuntu_5f_mono_5f_9">(подлежащее)</text:p>
          </table:table-cell>
          <table:table-cell table:style-name="Таблица28.A1" office:value-type="string">
            <text:p text:style-name="ubuntu_5f_mono_5f_9"><text:span text:style-name="fr_5f_subjet"><text:span text:style-name="T121">qui</text:span></text:span><text:span text:style-name="T121"> </text:span><text:span text:style-name="fr_5f_verbe"><text:span text:style-name="T121">travaille?</text:span></text:span></text:p>
            <text:p text:style-name="ubuntu_5f_mono_5f_9">qui travaille ici?</text:p>
            <text:p text:style-name="ubuntu_5f_mono_5f_9">qui travaille avec Jean?</text:p>
            <text:p text:style-name="ubuntu_5f_mono_5f_9">le garçon qui travaille</text:p>
            <text:p text:style-name="ubuntu_5f_mono_5f_9">la table ronde qui est dans la chambre</text:p>
          </table:table-cell>
          <table:table-cell table:style-name="Таблица28.D1" office:value-type="string">
            <text:p text:style-name="ubuntu_5f_mono_5f_9">прямой порядок слов</text:p>
          </table:table-cell>
        </table:table-row>
        <table:table-row table:style-name="TableLine94401858010064">
          <table:table-cell table:style-name="Таблица28.A2" office:value-type="string">
            <text:p text:style-name="ubuntu_5f_mono_5f_9"><text:span text:style-name="T88">Предлог + </text:span><text:span text:style-name="T35">q</text:span><text:span text:style-name="T88">ui</text:span></text:p>
            <text:p text:style-name="ubuntu_5f_mono_5f_9">(или в винительном падеже)</text:p>
          </table:table-cell>
          <table:table-cell table:style-name="Таблица28.A2" office:value-type="string">
            <text:p text:style-name="ubuntu_5f_mono_5f_9">косвенные формы</text:p>
            <text:p text:style-name="ubuntu_5f_mono_5f_9">к кому</text:p>
            <text:p text:style-name="ubuntu_5f_mono_5f_9">без кого и т.д.</text:p>
          </table:table-cell>
          <table:table-cell table:style-name="Таблица28.A2" office:value-type="string">
            <text:p text:style-name="ubuntu_5f_mono_5f_9">Инверсия</text:p>
            <text:p text:style-name="ubuntu_5f_mono_5f_9"><text:span text:style-name="fr_5f_odjet"><text:span text:style-name="T121">avec qui</text:span></text:span><text:span text:style-name="T121"> </text:span><text:span text:style-name="fr_5f_verbe"><text:span text:style-name="T121">travaille</text:span></text:span><text:span text:style-name="T121"> </text:span><text:span text:style-name="fr_5f_subjet"><text:span text:style-name="T121">Jean</text:span></text:span><text:span text:style-name="T121">?</text:span></text:p>
            <text:p text:style-name="ubuntu_5f_mono_5f_9"><text:span text:style-name="fr_5f_odjet"><text:span text:style-name="T91">De qui</text:span></text:span> <text:span text:style-name="T73">(о ком) </text:span><text:span text:style-name="fr_5f_verbe"><text:span text:style-name="T91">parlent</text:span></text:span> <text:span text:style-name="fr_5f_subjet"><text:span text:style-name="T91">Annette et Marie?</text:span></text:span></text:p>
          </table:table-cell>
          <table:table-cell table:style-name="Таблица28.D2" office:value-type="string">
            <text:p text:style-name="ubuntu_5f_mono_5f_9"/>
          </table:table-cell>
        </table:table-row>
        <table:table-row table:style-name="TableLine94401858012032">
          <table:table-cell table:style-name="Таблица28.A2" office:value-type="string">
            <text:p text:style-name="ubuntu_5f_mono_5f_9">que</text:p>
          </table:table-cell>
          <table:table-cell table:style-name="Таблица28.A2" office:value-type="string">
            <text:p text:style-name="ubuntu_5f_mono_5f_9">что</text:p>
          </table:table-cell>
          <table:table-cell table:style-name="Таблица28.A2" office:value-type="string">
            <text:p text:style-name="ubuntu_5f_mono_5f_9"><text:span text:style-name="fr_5f_subjet"><text:span text:style-name="T124">Que</text:span></text:span><text:span text:style-name="T122"> </text:span><text:span text:style-name="fr_5f_verbe"><text:span text:style-name="T121">désire</text:span></text:span><text:span text:style-name="T122"> </text:span><text:span text:style-name="fr_5f_subjet"><text:span text:style-name="T121">Jean</text:span></text:span><text:span text:style-name="T122"> <text:s/>- </text:span><text:span text:style-name="T123">инверсия - прямой вопрос</text:span></text:p>
            <text:p text:style-name="ubuntu_5f_mono_5f_9"><text:span text:style-name="T89">le livre que </text:span><text:span text:style-name="fr_5f_subjet"><text:span text:style-name="T91">Jean</text:span></text:span><text:span text:style-name="T89"> </text:span><text:span text:style-name="fr_5f_verbe"><text:span text:style-name="T91">déteste</text:span></text:span><text:span text:style-name="T89"> </text:span></text:p>
          </table:table-cell>
          <table:table-cell table:style-name="Таблица28.D2" office:value-type="string">
            <text:p text:style-name="ubuntu_5f_mono_5f_9">(что желает Жан)?</text:p>
            <text:p text:style-name="ubuntu_5f_mono_5f_9">(книга, которую жан неанвидит)</text:p>
          </table:table-cell>
        </table:table-row>
        <table:table-row table:style-name="TableLine94401858012848">
          <table:table-cell table:style-name="Таблица28.A2" office:value-type="string">
            <text:p text:style-name="ubuntu_5f_mono_5f_9"><text:span text:style-name="T36">предлог + <text:s/>quoi</text:span>:</text:p>
            <text:p text:style-name="ubuntu_5f_mono_5f_9">sans quoi <text:s/></text:p>
            <text:p text:style-name="ubuntu_5f_mono_5f_9">de quoi </text:p>
            <text:p text:style-name="ubuntu_5f_mono_5f_9">pourquoi </text:p>
            <text:p text:style-name="ubuntu_5f_mono_5f_9">avec quoi </text:p>
            <text:p text:style-name="ubuntu_5f_mono_5f_9"><text:span text:style-name="T1">à</text:span><text:span text:style-name="T24"> quoi </text:span></text:p>
          </table:table-cell>
          <table:table-cell table:style-name="Таблица28.A2" office:value-type="string">
            <text:p text:style-name="ubuntu_5f_mono_5f_9"/>
            <text:p text:style-name="ubuntu_5f_mono_5f_9">(без чего)</text:p>
            <text:p text:style-name="ubuntu_5f_mono_5f_9">(о чем)</text:p>
            <text:p text:style-name="ubuntu_5f_mono_5f_9">(почему)</text:p>
            <text:p text:style-name="ubuntu_5f_mono_5f_9">(с чем)</text:p>
            <text:p text:style-name="ubuntu_5f_mono_5f_9">(к чему)</text:p>
          </table:table-cell>
          <table:table-cell table:style-name="Таблица28.A2" office:value-type="string">
            <text:p text:style-name="ubuntu_5f_mono_5f_9">A quoi <text:span text:style-name="fr_5f_verbe"><text:span text:style-name="T91">pense</text:span></text:span> <text:span text:style-name="fr_5f_subjet"><text:span text:style-name="T91">Marie</text:span></text:span>? </text:p>
          </table:table-cell>
          <table:table-cell table:style-name="Таблица28.D2" office:value-type="string">
            <text:p text:style-name="ubuntu_5f_mono_5f_9">О чем думает Мария</text:p>
          </table:table-cell>
        </table:table-row>
        <table:table-row table:style-name="TableLine94401858013744">
          <table:table-cell table:style-name="Таблица28.A2" office:value-type="string">
            <text:p text:style-name="ubuntu_5f_mono_5f_9">o<text:span text:style-name="T1">ù</text:span></text:p>
          </table:table-cell>
          <table:table-cell table:style-name="Таблица28.A2" office:value-type="string">
            <text:p text:style-name="ubuntu_5f_mono_5f_9">где</text:p>
          </table:table-cell>
          <table:table-cell table:style-name="Таблица28.A2" office:value-type="string">
            <text:p text:style-name="ubuntu_5f_mono_5f_9">o<text:span text:style-name="T90">ù</text:span> habite ta m<text:span text:style-name="T90">è</text:span>re</text:p>
          </table:table-cell>
          <table:table-cell table:style-name="Таблица28.D2" office:value-type="string">
            <text:p text:style-name="ubuntu_5f_mono_5f_9">где живет твоя мть</text:p>
          </table:table-cell>
        </table:table-row>
        <table:table-row table:style-name="TableLine94401858014800">
          <table:table-cell table:style-name="Таблица28.A2" office:value-type="string">
            <text:p text:style-name="ubuntu_5f_mono_5f_9">quand</text:p>
          </table:table-cell>
          <table:table-cell table:style-name="Таблица28.A2" office:value-type="string">
            <text:p text:style-name="ubuntu_5f_mono_5f_9">когда</text:p>
          </table:table-cell>
          <table:table-cell table:style-name="Таблица28.A2" office:value-type="string">
            <text:p text:style-name="ubuntu_5f_mono_5f_9">quand arrive votr<text:span text:style-name="T90">e</text:span> train</text:p>
          </table:table-cell>
          <table:table-cell table:style-name="Таблица28.D2" office:value-type="string">
            <text:p text:style-name="ubuntu_5f_mono_5f_9">когда прибывает ваш поезд</text:p>
          </table:table-cell>
        </table:table-row>
        <table:table-row table:style-name="TableLine94401858015776">
          <table:table-cell table:style-name="Таблица28.A2" office:value-type="string">
            <text:p text:style-name="ubuntu_5f_mono_5f_9">comment</text:p>
          </table:table-cell>
          <table:table-cell table:style-name="Таблица28.A2" office:value-type="string">
            <text:p text:style-name="ubuntu_5f_mono_5f_9">как</text:p>
          </table:table-cell>
          <table:table-cell table:style-name="Таблица28.A2" office:value-type="string">
            <text:p text:style-name="ubuntu_5f_mono_5f_9">comment arrive Jean à Paris</text:p>
          </table:table-cell>
          <table:table-cell table:style-name="Таблица28.D2" office:value-type="string">
            <text:p text:style-name="ubuntu_5f_mono_5f_9">как прибывает Жан в Париж</text:p>
          </table:table-cell>
        </table:table-row>
        <table:table-row table:style-name="TableLine94401858016752">
          <table:table-cell table:style-name="Таблица28.A2" office:value-type="string">
            <text:p text:style-name="ubuntu_5f_mono_5f_9"/>
          </table:table-cell>
          <table:table-cell table:style-name="Таблица28.A2" office:value-type="string">
            <text:p text:style-name="ubuntu_5f_mono_5f_9"/>
          </table:table-cell>
          <table:table-cell table:style-name="Таблица28.A2" office:value-type="string">
            <text:p text:style-name="ubuntu_5f_mono_5f_9"/>
          </table:table-cell>
          <table:table-cell table:style-name="Таблица28.D2" office:value-type="string">
            <text:p text:style-name="ubuntu_5f_mono_5f_9"/>
          </table:table-cell>
        </table:table-row>
        <table:table-row table:style-name="TableLine94401858017728">
          <table:table-cell table:style-name="Таблица28.A2" office:value-type="string">
            <text:p text:style-name="ubuntu_5f_mono_5f_9"/>
          </table:table-cell>
          <table:table-cell table:style-name="Таблица28.A2" office:value-type="string">
            <text:p text:style-name="ubuntu_5f_mono_5f_9"/>
          </table:table-cell>
          <table:table-cell table:style-name="Таблица28.A2" office:value-type="string">
            <text:p text:style-name="P504">qu'est-ce que c'est?</text:p>
          </table:table-cell>
          <table:table-cell table:style-name="Таблица28.D2" office:value-type="string">
            <text:p text:style-name="P504">"Что есть это, которое это есть?"</text:p>
          </table:table-cell>
        </table:table-row>
      </table:table>
      <text:p text:style-name="ubuntu_5f_mono_5f_9"/>
      <text:p text:style-name="ubuntu_5f_mono_5f_9"><text:span text:style-name="T125">Инверсия обязательна, </text:span>всегда, когда прямой вопрос, кроме qui, когда оно "кто", в им.п., как подлежащее</text:p>
      <text:p text:style-name="ubuntu_5f_mono_5f_9"/>
      <text:p text:style-name="ubuntu_5f_mono_5f_9"><text:span text:style-name="Strong_20_Emphasis">Qui aime Jeannette? </text:span><text:span text:style-name="Emphasis">Кого любит Жанет? (но и: "Кто любит Жанет?", поэтому часто, чтобы избегнуть недоразумения, можно услышать такой вариант: "Jeannette, elle aime qui?", "Jeannette, qui aime-t-elle?", то есть: "Жанет, она кого любит?")</text:span></text:p>
      <text:p text:style-name="ubuntu_5f_mono_5f_9">Qui в винительном падеже, это прямое дополнение: есть инверсия по общему правилу.</text:p>
      <text:p text:style-name="ubuntu_5f_mono_5f_9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 table:style-name="TableLine94401858020848">
          <table:table-cell table:style-name="Таблица33.A1" office:value-type="string">
            <text:p text:style-name="P387">Общий вопрос</text:p>
          </table:table-cell>
          <table:table-cell table:style-name="Таблица33.A1" office:value-type="string">
            <text:p text:style-name="ubuntu_5f_mono_5f_9"/>
          </table:table-cell>
          <table:table-cell table:style-name="Таблица33.C1" office:value-type="string">
            <text:p text:style-name="ubuntu_5f_mono_5f_9"/>
          </table:table-cell>
        </table:table-row>
        <table:table-row table:style-name="TableLine94401858040880">
          <table:table-cell table:style-name="Таблица33.A2" office:value-type="string">
            <text:p text:style-name="P387">ответ "да" или "нет"</text:p>
          </table:table-cell>
          <table:table-cell table:style-name="Таблица33.A2" office:value-type="string">
            <text:p text:style-name="ubuntu_5f_mono_5f_9"/>
          </table:table-cell>
          <table:table-cell table:style-name="Таблица33.C2" office:value-type="string">
            <text:p text:style-name="ubuntu_5f_mono_5f_9"/>
          </table:table-cell>
        </table:table-row>
        <table:table-row table:style-name="TableLine94401858042352">
          <table:table-cell table:style-name="Таблица33.A2" office:value-type="string">
            <text:p text:style-name="P387">1. Псто интонацией</text:p>
          </table:table-cell>
          <table:table-cell table:style-name="Таблица33.A2" office:value-type="string">
            <text:p text:style-name="P387">tu travailles?</text:p>
          </table:table-cell>
          <table:table-cell table:style-name="Таблица33.C2" office:value-type="string">
            <text:p text:style-name="ubuntu_5f_mono_5f_9"/>
          </table:table-cell>
        </table:table-row>
        <table:table-row table:style-name="TableLine94401858043056">
          <table:table-cell table:style-name="Таблица33.A2" office:value-type="string">
            <text:p text:style-name="P387">2. инверсией</text:p>
          </table:table-cell>
          <table:table-cell table:style-name="Таблица33.A2" office:value-type="string">
            <text:p text:style-name="P387">Travailles-tu?</text:p>
            <text:p text:style-name="P387">aimez-vous?</text:p>
            <text:p text:style-name="P387">finissent-ils?</text:p>
            <text:p text:style-name="P387"/>
            <text:p text:style-name="P387">В 3 лице ед.числа добавляем соединительное "t"</text:p>
            <text:p text:style-name="P387">(в 1 спряжении, где нет окончания t)</text:p>
            <text:p text:style-name="P387">aime-t-il</text:p>
            <text:p text:style-name="P387">aime-t-elle</text:p>
            <text:p text:style-name="P387">aime-t-on</text:p>
            <text:p text:style-name="P387">(но finit-on - здесь есть окончание t, поэтому соединительное t не добавляем)</text:p>
          </table:table-cell>
          <table:table-cell table:style-name="Таблица33.C2" office:value-type="string">
            <text:p text:style-name="P388">parle-t-il</text:p>
            <text:p text:style-name="P388">ferment-elles</text:p>
            <text:p text:style-name="P388">constuisons-nous</text:p>
            <text:p text:style-name="P388">adore-t-on</text:p>
            <text:p text:style-name="P388">finit-elle</text:p>
          </table:table-cell>
        </table:table-row>
        <table:table-row table:style-name="TableLine94401858043840">
          <table:table-cell table:style-name="Таблица33.A2" office:value-type="string">
            <text:p text:style-name="P387">3. вводной перифразой est-ce que</text:p>
            <text:p text:style-name="P387">("есть это что")</text:p>
          </table:table-cell>
          <table:table-cell table:style-name="Таблица33.A2" office:value-type="string">
            <text:p text:style-name="P387">Est-ce que tu travailles?</text:p>
            <text:p text:style-name="P388">("Есть ли это что ты работаешь?")</text:p>
          </table:table-cell>
          <table:table-cell table:style-name="Таблица33.C2" office:value-type="string">
            <text:p text:style-name="ubuntu_5f_mono_5f_9"/>
          </table:table-cell>
        </table:table-row>
        <table:table-row table:style-name="TableLine94401858044784">
          <table:table-cell table:style-name="Таблица33.A2" office:value-type="string">
            <text:p text:style-name="ubuntu_5f_mono_5f_9"/>
          </table:table-cell>
          <table:table-cell table:style-name="Таблица33.A2" office:value-type="string">
            <text:p text:style-name="ubuntu_5f_mono_5f_9"/>
          </table:table-cell>
          <table:table-cell table:style-name="Таблица33.C2" office:value-type="string">
            <text:p text:style-name="ubuntu_5f_mono_5f_9"/>
          </table:table-cell>
        </table:table-row>
      </table:table>
      <text:p text:style-name="P387"/>
      <text:p text:style-name="P387"/>
      <table:table table:name="Таблица76" table:style-name="Таблица76">
        <table:table-column table:style-name="Таблица76.A"/>
        <table:table-column table:style-name="Таблица76.B"/>
        <table:table-row table:style-name="TableLine94401858046272">
          <table:table-cell table:style-name="Таблица76.A1" office:value-type="string">
            <text:p text:style-name="P731">утвердительное (+)</text:p>
          </table:table-cell>
          <table:table-cell table:style-name="Таблица76.B1" office:value-type="string">
            <text:p text:style-name="P731">отрицательное (-)</text:p>
          </table:table-cell>
        </table:table-row>
        <table:table-row table:style-name="TableLine94401858051104">
          <table:table-cell table:style-name="Таблица76.A2" office:value-type="string">
            <text:p text:style-name="P765">je suis</text:p>
          </table:table-cell>
          <table:table-cell table:style-name="Таблица76.B2" office:value-type="string">
            <text:p text:style-name="P765">je ne suis pas</text:p>
          </table:table-cell>
        </table:table-row>
        <table:table-row table:style-name="TableLine94401858052096">
          <table:table-cell table:style-name="Таблица76.A2" office:value-type="string">
            <text:p text:style-name="P765">suis-je?</text:p>
          </table:table-cell>
          <table:table-cell table:style-name="Таблица76.B2" office:value-type="string">
            <text:p text:style-name="P765">ne suis-je pas?</text:p>
          </table:table-cell>
        </table:table-row>
      </table:table>
      <text:p text:style-name="ubuntu_5f_mono_5f_9"/>
      <text:p text:style-name="head_5f_11_5f_lib_5f_serif"><text:soft-page-break/>Si - формулы</text:p>
      <table:table table:name="Таблица64" table:style-name="Таблица64">
        <table:table-column table:style-name="Таблица64.A"/>
        <table:table-column table:style-name="Таблица64.B"/>
        <table:table-row table:style-name="TableLine94401858053392">
          <table:table-cell table:style-name="Таблица64.A1" office:value-type="string">
            <text:p text:style-name="P316">Нулевой уровень</text:p>
          </table:table-cell>
          <table:table-cell table:style-name="Таблица64.B1" office:value-type="string">
            <text:p text:style-name="P218">Выполнение алгоритм<text:span text:style-name="T488">а </text:span>стопроцентное</text:p>
          </table:table-cell>
        </table:table-row>
        <table:table-row table:style-name="TableLine94401858078000">
          <table:table-cell table:style-name="Таблица64.A2" office:value-type="string">
            <text:p text:style-name="P218">Настоящее в главном = si + настоящее</text:p>
          </table:table-cell>
          <table:table-cell table:style-name="Таблица64.B2" office:value-type="string">
            <text:p text:style-name="P218">Je suis heureux, si tu es heureux.</text:p>
            <text:p text:style-name="P218">Я счастлив, если ты счастлив</text:p>
            <text:p text:style-name="P218"/>
            <text:p text:style-name="P218">Il ne peut pas dire ça, s'il est intelligent</text:p>
            <text:p text:style-name="P218">Он не может говорить это, если он умен</text:p>
            <text:p text:style-name="P218"/>
            <text:p text:style-name="P218">Tu peux laisser ça de côté, si tu ne veux pas le faire</text:p>
            <text:p text:style-name="P218">Ты можешь отложить это, если ты не хочешь это делать</text:p>
          </table:table-cell>
        </table:table-row>
        <table:table-row table:style-name="TableLine94401858079104">
          <table:table-cell table:style-name="Таблица64.A3" office:value-type="string">
            <text:p text:style-name="P317">Si-формула первого уровня</text:p>
          </table:table-cell>
          <table:table-cell table:style-name="Таблица64.B3" office:value-type="string">
            <text:p text:style-name="P219">Выполнение алгоритм процентов 90</text:p>
          </table:table-cell>
        </table:table-row>
        <table:table-row table:style-name="TableLine94401858080208">
          <table:table-cell table:style-name="Таблица64.A4" office:value-type="string">
            <text:p text:style-name="P219">Логическя формула A -&gt; B (- A -&gt; - B )</text:p>
            <text:p text:style-name="P224"/>
            <text:p text:style-name="P219">Будущее в главном = <text:s/>si+ настоящее</text:p>
            <text:p text:style-name="P222"/>
          </table:table-cell>
          <table:table-cell table:style-name="Таблица64.B4" office:value-type="string">
            <text:p text:style-name="P218">Nous finirons ce devoir, si tu nous laisses t<text:span text:style-name="T489">r</text:span>anquilles</text:p>
            <text:p text:style-name="P221"><text:span text:style-name="T487">Мы закончим это задание, если ты оставишь</text:span> нас в покое</text:p>
            <text:p text:style-name="P221"/>
            <text:p text:style-name="P222">Si nous sommes libres demain, nous irons à la campagne</text:p>
            <text:p text:style-name="P222">Если мы будем свободны завтра, мы поедем в деревню</text:p>
            <text:p text:style-name="P222"/>
            <text:p text:style-name="P222">Si nous ne sommes pas libres demain, nous n'irons pas à la campagne</text:p>
          </table:table-cell>
        </table:table-row>
        <table:table-row table:style-name="TableLine94401858081728">
          <table:table-cell table:style-name="Таблица64.A3" office:value-type="string">
            <text:p text:style-name="P220"><text:span text:style-name="T36">Si-формула </text:span><text:span text:style-name="T60">второго</text:span><text:span text:style-name="T36"> уровня</text:span></text:p>
          </table:table-cell>
          <table:table-cell table:style-name="Таблица64.B3" office:value-type="string">
            <text:p text:style-name="P41">Вероятность выполнения стремится к нулю, из разряда чуда, 2-3%</text:p>
            <text:p text:style-name="P41">Используется для передачи несбыточной мечты "Ах если бы"</text:p>
          </table:table-cell>
        </table:table-row>
        <table:table-row table:style-name="TableLine94401858082480">
          <table:table-cell table:style-name="Таблица64.A6" office:value-type="string">
            <text:p text:style-name="P223">si + imparfait &lt;- натоящее условного накл.</text:p>
            <text:p text:style-name="P223"/>
          </table:table-cell>
          <table:table-cell table:style-name="Таблица64.B6" office:value-type="string">
            <text:p text:style-name="P223">Si tu me téléphonais maintenant, je te pardonnerais</text:p>
            <text:p text:style-name="P223"/>
            <text:p text:style-name="P223">Même si tu revenais, je souffrirais trop (даже если бы ты и вернулась, я бы очень страдал)</text:p>
          </table:table-cell>
        </table:table-row>
        <table:table-row table:style-name="TableLine94401858084000">
          <table:table-cell table:style-name="Таблица64.A3" office:value-type="string">
            <text:p text:style-name="P318">Si-формула <text:span text:style-name="T486">третьего</text:span> уровня</text:p>
          </table:table-cell>
          <table:table-cell table:style-name="Таблица64.B3" office:value-type="string">
            <text:p text:style-name="P40">0% возможность выполнить</text:p>
          </table:table-cell>
        </table:table-row>
        <table:table-row table:style-name="TableLine94401858084752">
          <table:table-cell table:style-name="Таблица64.A8" office:value-type="string">
            <text:p text:style-name="P223">si + прошедшее &lt;- прошедшее условного накл.</text:p>
          </table:table-cell>
          <table:table-cell table:style-name="Таблица64.B8" office:value-type="string">
            <text:p text:style-name="P40">si tu étais venu (пришел) hier, je t'aurais invité avec mois. (Aujourd'hui il est trop tard)</text:p>
          </table:table-cell>
        </table:table-row>
      </table:table>
      <text:p text:style-name="P69"/>
      <text:p text:style-name="P69"/>
      <text:p text:style-name="P69"/>
      <text:p text:style-name="P448"/>
      <text:p text:style-name="P7">La météo</text:p>
      <table:table table:name="Таблица65" table:style-name="Таблица65">
        <table:table-column table:style-name="Таблица65.A" table:number-columns-repeated="3"/>
        <table:table-row table:style-name="TableLine94401858088080">
          <table:table-cell table:style-name="Таблица65.A1" office:value-type="string">
            <text:p text:style-name="P526">Il fait + adjectif</text:p>
          </table:table-cell>
          <table:table-cell table:style-name="Таблица65.A1" office:value-type="string">
            <text:p text:style-name="P526">Verbes</text:p>
          </table:table-cell>
          <table:table-cell table:style-name="Таблица65.C1" office:value-type="string">
            <text:p text:style-name="P526">Il y a + nom</text:p>
          </table:table-cell>
        </table:table-row>
        <table:table-row table:style-name="TableLine94401858120928">
          <table:table-cell table:style-name="Таблица65.A2" office:value-type="string">
            <text:p text:style-name="P520">(il fait + прилагательное)</text:p>
          </table:table-cell>
          <table:table-cell table:style-name="Таблица65.A2" office:value-type="string">
            <text:p text:style-name="P520">(глагол)</text:p>
          </table:table-cell>
          <table:table-cell table:style-name="Таблица65.C2" office:value-type="string">
            <text:p text:style-name="P520">(Il y a + существительное)</text:p>
          </table:table-cell>
        </table:table-row>
        <table:table-row table:style-name="TableLine94401858122144">
          <table:table-cell table:style-name="Таблица65.A3" office:value-type="string">
            <text:p text:style-name="P518">il fait beau</text:p>
            <text:p text:style-name="P521">(хорошая)</text:p>
            <text:p text:style-name="P517"/>
          </table:table-cell>
          <table:table-cell table:style-name="Таблица65.B3" office:value-type="string">
            <text:p text:style-name="P519">il pleut</text:p>
            <text:p text:style-name="P515">("дождит")</text:p>
          </table:table-cell>
          <table:table-cell table:style-name="Таблица65.C3" office:value-type="string">
            <text:p text:style-name="P519">il y a du soleil</text:p>
            <text:p text:style-name="P521">(солнце)</text:p>
          </table:table-cell>
        </table:table-row>
        <table:table-row table:style-name="TableLine94401858123616">
          <table:table-cell table:style-name="Таблица65.A7" office:value-type="string">
            <text:p text:style-name="P518">il fait m<text:span text:style-name="T358">a</text:span>uvais</text:p>
            <text:p text:style-name="P521">(плохая)</text:p>
            <text:p text:style-name="P517"/>
          </table:table-cell>
          <table:table-cell table:style-name="Таблица65.B4" office:value-type="string">
            <text:p text:style-name="P519">il neige</text:p>
            <text:p text:style-name="P515">("снежит")</text:p>
          </table:table-cell>
          <table:table-cell table:style-name="Таблица65.C4" office:value-type="string">
            <text:p text:style-name="P519">il y a du vent</text:p>
            <text:p text:style-name="P521">(ветер)</text:p>
          </table:table-cell>
        </table:table-row>
        <table:table-row table:style-name="TableLine94401858125344">
          <table:table-cell table:style-name="Таблица65.A7" office:value-type="string">
            <text:p text:style-name="P518">il fait froid</text:p>
            <text:p text:style-name="P521">(холодная)</text:p>
            <text:p text:style-name="P517"/>
          </table:table-cell>
          <table:table-cell table:style-name="Таблица65.B5" office:value-type="string">
            <text:p text:style-name="P519">il gr<text:span text:style-name="T1">ê</text:span>le</text:p>
            <text:p text:style-name="P515">("градит")</text:p>
          </table:table-cell>
          <table:table-cell table:style-name="Таблица65.C5" office:value-type="string">
            <text:p text:style-name="P519">il y a de l`orage</text:p>
            <text:p text:style-name="P521">(гроза)</text:p>
          </table:table-cell>
        </table:table-row>
        <table:table-row table:style-name="TableLine94401858126816">
          <table:table-cell table:style-name="Таблица65.A7" office:value-type="string">
            <text:p text:style-name="P518">il fait doux</text:p>
            <text:p text:style-name="P521">(теплая)</text:p>
            <text:p text:style-name="P517"/>
          </table:table-cell>
          <table:table-cell table:style-name="Таблица65.B6" office:value-type="string">
            <text:p text:style-name="P516"/>
          </table:table-cell>
          <table:table-cell table:style-name="Таблица65.C6" office:value-type="string">
            <text:p text:style-name="P519">il y a du brouillard</text:p>
            <text:p text:style-name="P521">(туман)</text:p>
          </table:table-cell>
        </table:table-row>
        <table:table-row table:style-name="TableLine94401858128576">
          <table:table-cell table:style-name="Таблица65.A7" office:value-type="string">
            <text:p text:style-name="P518">il fait ch<text:span text:style-name="T358">au</text:span>d</text:p>
            <text:p text:style-name="P521">(жаркая)</text:p>
            <text:p text:style-name="P517"/>
          </table:table-cell>
          <table:table-cell table:style-name="Таблица65.B7" office:value-type="string">
            <text:p text:style-name="P516"/>
          </table:table-cell>
          <table:table-cell table:style-name="Таблица65.C7" office:value-type="string">
            <text:p text:style-name="P519">il y a des nuages</text:p>
            <text:p text:style-name="P521">(облака)</text:p>
          </table:table-cell>
        </table:table-row>
        <table:table-row table:style-name="TableLine94401858130224">
          <table:table-cell table:style-name="Таблица65.A8" office:value-type="string">
            <text:p text:style-name="P54"><text:span text:style-name="T359">il fait </text:span><text:span text:style-name="T151">20</text:span><text:span text:style-name="T359"> degr</text:span><text:span text:style-name="T16">é</text:span><text:span text:style-name="T249">s</text:span></text:p>
            <text:p text:style-name="P70"/>
            <text:p text:style-name="P65"><text:span text:style-name="T359">il fait moins </text:span><text:span text:style-name="T26">6</text:span><text:span text:style-name="T359"> degr</text:span><text:span text:style-name="T16">é</text:span><text:span text:style-name="T359">s</text:span></text:p>
          </table:table-cell>
          <table:table-cell table:style-name="Таблица65.B8" office:value-type="string">
            <text:p text:style-name="P516"/>
          </table:table-cell>
          <table:table-cell table:style-name="Таблица65.C8" office:value-type="string">
            <text:p text:style-name="P519">il y a un arc-en-ciel</text:p>
            <text:p text:style-name="P521">(радуга)</text:p>
          </table:table-cell>
        </table:table-row>
        <table:table-row table:style-name="TableLine94401858132432">
          <table:table-cell table:style-name="Таблица65.A9" office:value-type="string">
            <text:p text:style-name="P516"/>
            <text:p text:style-name="P516"/>
            <text:p text:style-name="P516"/>
            <text:p text:style-name="P516"/>
          </table:table-cell>
          <table:table-cell table:style-name="Таблица65.B9" office:value-type="string">
            <text:p text:style-name="P516"/>
          </table:table-cell>
          <table:table-cell table:style-name="Таблица65.C9" office:value-type="string">
            <text:p text:style-name="P516"/>
          </table:table-cell>
        </table:table-row>
      </table:table>
      <text:p text:style-name="P435"/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2" svg:font-family="'Ubuntu Mono'"/>
    <style:font-face style:name="Liberation Serif1" svg:font-family="'Liberation Serif'" style:font-family-generic="roman"/>
    <style:font-face style:name="Liberation Serif2" svg:font-family="'Liberation Serif'" style:font-adornments="Жирный курсив" style:font-family-generic="roman"/>
    <style:font-face style:name="Ubuntu Mono1" svg:font-family="'Ubuntu Mono'" style:font-pitch="fixed"/>
    <style:font-face style:name="Ubuntu Mono" svg:font-family="'Ubuntu Mono'" style:font-adornments="Жирный курсив" style:font-pitch="fixed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loext:contextual-spacing="false" fo:line-height="115%" fo:text-indent="0.199cm" style:auto-text-indent="false"/>
      <style:text-properties fo:font-size="10pt"/>
    </style:style>
    <style:style style:name="Heading" style:family="paragraph" style:parent-style-name="Standard" style:next-style-name="Text_20_body" style:class="text" style:master-page-name="">
      <style:paragraph-properties fo:margin-top="0.101cm" fo:margin-bottom="0.101cm" loext:contextual-spacing="false" fo:text-align="center" style:justify-single-word="false" style:page-number="auto" fo:keep-with-next="always"/>
      <style:text-properties style:font-name="Liberation Sans" fo:font-family="'Liberation Sans'" style:font-family-generic="swiss" style:font-pitch="variable" fo:font-size="1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_5f_text_5f_8" style:display-name="fr_text_8" style:family="paragraph">
      <style:paragraph-properties fo:margin-left="0cm" fo:margin-right="0cm" fo:margin-top="0cm" fo:margin-bottom="0cm" loext:contextual-spacing="false" fo:line-height="100%" fo:text-indent="0cm" style:auto-text-indent="false"/>
      <style:text-properties style:font-name="Purisa" fo:font-family="Purisa" style:font-pitch="variable" fo:font-size="8pt" fo:font-weight="bold" officeooo:rsid="0032a763" style:font-size-asian="8pt" style:font-weight-asian="bold" style:font-size-complex="8pt" style:font-weight-complex="bold"/>
    </style:style>
    <style:style style:name="tab_5f_text" style:display-name="tab_text" style:family="paragraph" style:parent-style-name="Table_20_Contents">
      <style:paragraph-properties fo:margin-left="0cm" fo:margin-right="0cm" fo:margin-top="0cm" fo:margin-bottom="0cm" loext:contextual-spacing="false" fo:line-height="115%" fo:text-indent="0cm" style:auto-text-indent="false"/>
      <style:text-properties fo:font-size="9pt" fo:font-style="italic" style:font-style-asian="italic" style:font-style-complex="italic"/>
    </style:style>
    <style:style style:name="lib_5f_serif_5f_10" style:display-name="lib_serif_10" style:family="paragraph" style:parent-style-name="Standard" style:master-page-name="">
      <style:paragraph-properties fo:margin-top="0cm" fo:margin-bottom="0cm" loext:contextual-spacing="false" style:page-number="auto"/>
      <style:text-properties officeooo:rsid="0012a307"/>
    </style:style>
    <style:style style:name="head_5f_11_5f_ubuntu" style:display-name="head_11_ubuntu" style:family="paragraph" style:parent-style-name="lib_5f_serif_5f_10" style:next-style-name="fr_5f_text_5f_8">
      <style:paragraph-properties fo:text-align="center" style:justify-single-word="false"/>
      <style:text-properties style:font-name="Ubuntu Mono" fo:font-family="'Ubuntu Mono'" style:font-style-name="Жирный курсив" style:font-pitch="fixed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buntu_5f_mono_5f_10" style:display-name="ubuntu_mono_10" style:family="paragraph" style:parent-style-name="Table_20_Contents">
      <style:paragraph-properties fo:margin-left="0cm" fo:margin-right="0cm" fo:margin-top="0cm" fo:margin-bottom="0cm" loext:contextual-spacing="false" fo:text-indent="0.101cm" style:auto-text-indent="false"/>
      <style:text-properties style:font-name="Ubuntu Mono1" fo:font-family="'Ubuntu Mono'" style:font-pitch="fixed" fo:font-size="10pt" officeooo:rsid="001a1b91" style:font-size-asian="10pt" style:font-size-complex="10pt"/>
    </style:style>
    <style:style style:name="ubuntu_5f_mono_5f_9" style:display-name="ubuntu_mono_9" style:family="paragraph" style:parent-style-name="ubuntu_5f_mono_5f_10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urisa_5f_7" style:display-name="purisa_7" style:family="paragraph" style:parent-style-name="fr_5f_text_5f_8"/>
    <style:style style:name="ubuntu_5f_mono_5f_10_5f_BI" style:display-name="ubuntu_mono_10_BI" style:family="paragraph" style:parent-style-name="ubuntu_5f_mono_5f_9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_5f_11_5f_lib_5f_serif" style:display-name="head_11_lib_serif" style:family="paragraph" style:parent-style-name="Heading_20_6" style:default-outline-level="" style:list-style-name="" style:class="chapter" style:master-page-name="">
      <style:paragraph-properties fo:text-align="center" style:justify-single-word="false" style:page-number="auto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ubuntu_5f_mono_5f_8" style:display-name="ubuntu_mono_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Ubuntu Mono1" fo:font-family="'Ubuntu Mono'" style:font-pitch="fixed" fo:font-size="8pt" officeooo:rsid="0038b2e3" style:font-size-asian="8pt" style:font-size-complex="8pt"/>
    </style:style>
    <style:style style:name="ubuntu_5f_mono_5f_7" style:display-name="ubuntu_mono_7" style:family="paragraph" style:parent-style-name="ubuntu_5f_mono_5f_8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Emphasis" style:family="text">
      <style:text-properties fo:font-style="italic" style:font-style-asian="italic" style:font-style-complex="italic"/>
    </style:style>
    <style:style style:name="fr_5f_odjet" style:display-name="fr_odjet" style:family="text">
      <style:text-properties style:font-name="Purisa" fo:font-family="Purisa" style:font-pitch="variable" fo:font-size="10pt" style:text-underline-style="dash" style:text-underline-width="auto" style:text-underline-color="#127622" fo:font-weight="bold" officeooo:rsid="001b6e67" style:font-weight-asian="bold" style:font-weight-complex="bold"/>
    </style:style>
    <style:style style:name="fr_5f_verbe" style:display-name="fr_verbe" style:family="text">
      <style:text-properties style:font-name="Purisa" fo:font-family="Purisa" style:font-pitch="variable" fo:font-size="10pt" style:text-underline-style="solid" style:text-underline-type="double" style:text-underline-width="auto" style:text-underline-color="#127622" fo:font-weight="bold" officeooo:rsid="001b6e67" style:font-weight-asian="bold" style:font-weight-complex="bold"/>
    </style:style>
    <style:style style:name="fr_5f_subjet" style:display-name="fr_subjet" style:family="text">
      <style:text-properties style:font-name="Purisa" fo:font-family="Purisa" style:font-pitch="variable" fo:font-size="10pt" style:text-underline-style="solid" style:text-underline-width="auto" style:text-underline-color="#127622" fo:font-weight="bold" officeooo:rsid="001b6e67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_5f_text_5f_8" style:display-name="fr_text_8" style:family="text">
      <style:text-properties style:font-name="Purisa" fo:font-family="Purisa" style:font-pitch="variable" fo:font-size="8pt" fo:font-weight="bold" officeooo:rsid="0032a763" style:font-size-asian="8pt" style:font-weight-asian="bold" style:font-size-complex="8pt" style:font-weight-complex="bold"/>
    </style:style>
    <style:style style:name="ubuntu_5f_mono_5f_9" style:display-name="ubuntu_mono_9" style:family="text">
      <style:text-properties style:font-name="Ubuntu Mono1" fo:font-family="'Ubuntu Mono'" style:font-pitch="fixed" fo:font-size="9pt" officeooo:rsid="001a1b91" style:font-size-asian="9pt" style:font-size-complex="9pt"/>
    </style:style>
    <style:style style:name="purisa_5f_7" style:display-name="purisa_7" style:family="text" style:parent-style-name="fr_5f_text_5f_8">
      <style:text-properties style:font-name="Purisa" fo:font-family="Purisa" style:font-pitch="variable" fo:font-size="7pt" fo:font-weight="bold" officeooo:rsid="0032a763" style:font-size-asian="7pt" style:font-weight-asian="bold" style:font-size-complex="7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5T00:53:17.632575202</meta:creation-date>
    <meta:generator>LibreOffice/6.4.7.2$Linux_X86_64 LibreOffice_project/40$Build-2</meta:generator>
    <dc:date>2024-01-23T01:03:42.882220486</dc:date>
    <meta:editing-duration>P3DT21H15M42S</meta:editing-duration>
    <meta:editing-cycles>537</meta:editing-cycles>
    <meta:print-date>2023-11-05T18:12:00.128630075</meta:print-date>
    <meta:document-statistic meta:table-count="78" meta:image-count="0" meta:object-count="0" meta:page-count="53" meta:paragraph-count="5494" meta:word-count="15294" meta:character-count="87915" meta:non-whitespace-character-count="77786"/>
  </office:meta>
</office:document-meta>
</file>